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1.0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  <style:style style:name="ce2" style:family="table-cell" style:parent-style-name="Default" style:data-style-name="N61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 style:data-style-name="N61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係数</text:p>
          </table:table-cell>
          <table:table-cell/>
          <table:table-cell office:value-type="string" calcext:value-type="string">
            <text:p>時間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'</text:p>
          </table:table-cell>
          <table:table-cell office:value-type="string" calcext:value-type="string">
            <text:p>y'</text:p>
          </table:table-cell>
        </table:table-row>
        <table:table-row table:style-name="ro1">
          <table:table-cell table:style-name="ce2" office:value-type="float" office:value="0.000000752489" calcext:value-type="float">
            <text:p>7.52E-07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$A$7]*[.C2]^5+[.$A$6]*[.C2]^4+[.$A$5]*[.C2]^3+[.$A$4]*[.C2]^2+[.$A$3]*[.C2]+[.$A$2]" office:value-type="float" office:value="0.00000314234303501" calcext:value-type="float">
            <text:p>3.14234303501E-006</text:p>
          </table:table-cell>
          <table:table-cell table:formula="of:=[.$A$13]*[.C2]^5+[.$A$12]*[.C2]^4+[.$A$11]*[.C2]^3+[.$A$10]*[.C2]^2+[.$A$9]*[.C2]+[.$A$8]" office:value-type="float" office:value="-0.0000314911841079" calcext:value-type="float">
            <text:p>-3.14911841079E-005</text:p>
          </table:table-cell>
          <table:table-cell table:formula="of:=[.$A$7]*[.C2]^4*5+[.$A$6]*[.C2]^3*4+[.$A$5]*[.C2]^2*3+[.$A$4]*[.C2]*2+[.$A$3]" office:value-type="float" office:value="0.000428464410705" calcext:value-type="float">
            <text:p>0.0004284644</text:p>
          </table:table-cell>
          <table:table-cell table:formula="of:=[.$A$13]*[.C2]^4*5+[.$A$12]*[.C2]^3*4+[.$A$11]*[.C2]^2*3+[.$A$10]*[.C2]*2+[.$A$9]" office:value-type="float" office:value="-0.00438143335695" calcext:value-type="float">
            <text:p>-0.0043814334</text:p>
          </table:table-cell>
        </table:table-row>
        <table:table-row table:style-name="ro1">
          <table:table-cell table:style-name="ce3" office:value-type="float" office:value="0.0000469271" calcext:value-type="float">
            <text:p>4.69E-05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$A$7]*[.C3]^5+[.$A$6]*[.C3]^4+[.$A$5]*[.C3]^3+[.$A$4]*[.C3]^2+[.$A$3]*[.C3]+[.$A$2]" office:value-type="float" office:value="0.00000927242703232" calcext:value-type="float">
            <text:p>9.27242703232E-006</text:p>
          </table:table-cell>
          <table:table-cell table:formula="of:=[.$A$13]*[.C3]^5+[.$A$12]*[.C3]^4+[.$A$11]*[.C3]^3+[.$A$10]*[.C3]^2+[.$A$9]*[.C3]+[.$A$8]" office:value-type="float" office:value="-0.0000916405899328" calcext:value-type="float">
            <text:p>-9.16405899328E-005</text:p>
          </table:table-cell>
          <table:table-cell table:formula="of:=[.$A$7]*[.C3]^4*5+[.$A$6]*[.C3]^3*4+[.$A$5]*[.C3]^2*3+[.$A$4]*[.C3]*2+[.$A$3]" office:value-type="float" office:value="0.00079519765368" calcext:value-type="float">
            <text:p>0.0007951977</text:p>
          </table:table-cell>
          <table:table-cell table:formula="of:=[.$A$13]*[.C3]^4*5+[.$A$12]*[.C3]^3*4+[.$A$11]*[.C3]^2*3+[.$A$10]*[.C3]*2+[.$A$9]" office:value-type="float" office:value="-0.0076262334072" calcext:value-type="float">
            <text:p>-0.0076262334</text:p>
          </table:table-cell>
        </table:table-row>
        <table:table-row table:style-name="ro1">
          <table:table-cell table:style-name="ce4" office:value-type="float" office:value="0.0194693" calcext:value-type="float">
            <text:p>0.0194693</text:p>
          </table:table-cell>
          <table:table-cell/>
          <table:table-cell office:value-type="float" office:value="0.03" calcext:value-type="float">
            <text:p>0.03</text:p>
          </table:table-cell>
          <table:table-cell table:formula="of:=[.$A$7]*[.C4]^5+[.$A$6]*[.C4]^4+[.$A$5]*[.C4]^3+[.$A$4]*[.C4]^2+[.$A$3]*[.C4]+[.$A$2]" office:value-type="float" office:value="0.00001900148649143" calcext:value-type="float">
            <text:p>1.900148649143E-005</text:p>
          </table:table-cell>
          <table:table-cell table:formula="of:=[.$A$13]*[.C4]^5+[.$A$12]*[.C4]^4+[.$A$11]*[.C4]^3+[.$A$10]*[.C4]^2+[.$A$9]*[.C4]+[.$A$8]" office:value-type="float" office:value="-0.0001835938490797" calcext:value-type="float">
            <text:p>-0.0001835938</text:p>
          </table:table-cell>
          <table:table-cell table:formula="of:=[.$A$7]*[.C4]^4*5+[.$A$6]*[.C4]^3*4+[.$A$5]*[.C4]^2*3+[.$A$4]*[.C4]*2+[.$A$3]" office:value-type="float" office:value="0.001148488998305" calcext:value-type="float">
            <text:p>0.001148489</text:p>
          </table:table-cell>
          <table:table-cell table:formula="of:=[.$A$13]*[.C4]^4*5+[.$A$12]*[.C4]^3*4+[.$A$11]*[.C4]^2*3+[.$A$10]*[.C4]*2+[.$A$9]" office:value-type="float" office:value="-0.01074443936095" calcext:value-type="float">
            <text:p>-0.0107444394</text:p>
          </table:table-cell>
        </table:table-row>
        <table:table-row table:style-name="ro1">
          <table:table-cell table:style-name="ce4" office:value-type="float" office:value="-0.0268985" calcext:value-type="float">
            <text:p>-0.0268985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[.$A$7]*[.C5]^5+[.$A$6]*[.C5]^4+[.$A$5]*[.C5]^3+[.$A$4]*[.C5]^2+[.$A$3]*[.C5]+[.$A$2]" office:value-type="float" office:value="0.00003220203662624" calcext:value-type="float">
            <text:p>0.000032202</text:p>
          </table:table-cell>
          <table:table-cell table:formula="of:=[.$A$13]*[.C5]^5+[.$A$12]*[.C5]^4+[.$A$11]*[.C5]^3+[.$A$10]*[.C5]^2+[.$A$9]*[.C5]+[.$A$8]" office:value-type="float" office:value="-0.0003061524235296" calcext:value-type="float">
            <text:p>-0.0003061524</text:p>
          </table:table-cell>
          <table:table-cell table:formula="of:=[.$A$7]*[.C5]^4*5+[.$A$6]*[.C5]^3*4+[.$A$5]*[.C5]^2*3+[.$A$4]*[.C5]*2+[.$A$3]" office:value-type="float" office:value="0.00148973021808" calcext:value-type="float">
            <text:p>0.0014897302</text:p>
          </table:table-cell>
          <table:table-cell table:formula="of:=[.$A$13]*[.C5]^4*5+[.$A$12]*[.C5]^3*4+[.$A$11]*[.C5]^2*3+[.$A$10]*[.C5]*2+[.$A$9]" office:value-type="float" office:value="-0.0137495660832" calcext:value-type="float">
            <text:p>-0.0137495661</text:p>
          </table:table-cell>
        </table:table-row>
        <table:table-row table:style-name="ro1">
          <table:table-cell table:style-name="ce4" office:value-type="float" office:value="0.0549068" calcext:value-type="float">
            <text:p>0.0549068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[.$A$7]*[.C6]^5+[.$A$6]*[.C6]^4+[.$A$5]*[.C6]^3+[.$A$4]*[.C6]^2+[.$A$3]*[.C6]+[.$A$2]" office:value-type="float" office:value="0.00004876065840625" calcext:value-type="float">
            <text:p>4.876065840625E-005</text:p>
          </table:table-cell>
          <table:table-cell table:formula="of:=[.$A$13]*[.C6]^5+[.$A$12]*[.C6]^4+[.$A$11]*[.C6]^3+[.$A$10]*[.C6]^2+[.$A$9]*[.C6]+[.$A$8]" office:value-type="float" office:value="-0.0004582539521875" calcext:value-type="float">
            <text:p>-0.000458254</text:p>
          </table:table-cell>
          <table:table-cell table:formula="of:=[.$A$7]*[.C6]^4*5+[.$A$6]*[.C6]^3*4+[.$A$5]*[.C6]^2*3+[.$A$4]*[.C6]*2+[.$A$3]" office:value-type="float" office:value="0.001820342690625" calcext:value-type="float">
            <text:p>0.0018203427</text:p>
          </table:table-cell>
          <table:table-cell table:formula="of:=[.$A$13]*[.C6]^4*5+[.$A$12]*[.C6]^3*4+[.$A$11]*[.C6]^2*3+[.$A$10]*[.C6]*2+[.$A$9]" office:value-type="float" office:value="-0.01665533409375" calcext:value-type="float">
            <text:p>-0.0166553341</text:p>
          </table:table-cell>
        </table:table-row>
        <table:table-row table:style-name="ro1">
          <table:table-cell table:style-name="ce4" office:value-type="float" office:value="0.0246701" calcext:value-type="float">
            <text:p>0.0246701</text:p>
          </table:table-cell>
          <table:table-cell/>
          <table:table-cell office:value-type="float" office:value="0.06" calcext:value-type="float">
            <text:p>0.06</text:p>
          </table:table-cell>
          <table:table-cell table:formula="of:=[.$A$7]*[.C7]^5+[.$A$6]*[.C7]^4+[.$A$5]*[.C7]^3+[.$A$4]*[.C7]^2+[.$A$3]*[.C7]+[.$A$2]" office:value-type="float" office:value="0.00006857829459776" calcext:value-type="float">
            <text:p>6.857829459776E-005</text:p>
          </table:table-cell>
          <table:table-cell table:formula="of:=[.$A$13]*[.C7]^5+[.$A$12]*[.C7]^4+[.$A$11]*[.C7]^3+[.$A$10]*[.C7]^2+[.$A$9]*[.C7]+[.$A$8]" office:value-type="float" office:value="-0.0006389743074304" calcext:value-type="float">
            <text:p>-0.0006389743</text:p>
          </table:table-cell>
          <table:table-cell table:formula="of:=[.$A$7]*[.C7]^4*5+[.$A$6]*[.C7]^3*4+[.$A$5]*[.C7]^2*3+[.$A$4]*[.C7]*2+[.$A$3]" office:value-type="float" office:value="0.00214177739768" calcext:value-type="float">
            <text:p>0.0021417774</text:p>
          </table:table-cell>
          <table:table-cell table:formula="of:=[.$A$13]*[.C7]^4*5+[.$A$12]*[.C7]^3*4+[.$A$11]*[.C7]^2*3+[.$A$10]*[.C7]*2+[.$A$9]" office:value-type="float" office:value="-0.0194756695672" calcext:value-type="float">
            <text:p>-0.0194756696</text:p>
          </table:table-cell>
        </table:table-row>
        <table:table-row table:style-name="ro1">
          <table:table-cell table:style-name="ce3" office:value-type="float" office:value="-0.00000447829" calcext:value-type="float">
            <text:p>-4.48E-06</text:p>
          </table:table-cell>
          <table:table-cell/>
          <table:table-cell office:value-type="float" office:value="0.07" calcext:value-type="float">
            <text:p>0.07</text:p>
          </table:table-cell>
          <table:table-cell table:formula="of:=[.$A$7]*[.C8]^5+[.$A$6]*[.C8]^4+[.$A$5]*[.C8]^3+[.$A$4]*[.C8]^2+[.$A$3]*[.C8]+[.$A$2]" office:value-type="float" office:value="0.00009157054580507" calcext:value-type="float">
            <text:p>9.157054580507E-005</text:p>
          </table:table-cell>
          <table:table-cell table:formula="of:=[.$A$13]*[.C8]^5+[.$A$12]*[.C8]^4+[.$A$11]*[.C8]^3+[.$A$10]*[.C8]^2+[.$A$9]*[.C8]+[.$A$8]" office:value-type="float" office:value="-0.0008475296516553" calcext:value-type="float">
            <text:p>-0.0008475297</text:p>
          </table:table-cell>
          <table:table-cell table:formula="of:=[.$A$7]*[.C8]^4*5+[.$A$6]*[.C8]^3*4+[.$A$5]*[.C8]^2*3+[.$A$4]*[.C8]*2+[.$A$3]" office:value-type="float" office:value="0.002455514925105" calcext:value-type="float">
            <text:p>0.0024555149</text:p>
          </table:table-cell>
          <table:table-cell table:formula="of:=[.$A$13]*[.C8]^4*5+[.$A$12]*[.C8]^3*4+[.$A$11]*[.C8]^2*3+[.$A$10]*[.C8]*2+[.$A$9]" office:value-type="float" office:value="-0.02222470433295" calcext:value-type="float">
            <text:p>-0.0222247043</text:p>
          </table:table-cell>
        </table:table-row>
        <table:table-row table:style-name="ro1">
          <table:table-cell table:style-name="ce4" office:value-type="float" office:value="-0.00099673" calcext:value-type="float">
            <text:p>-0.00099673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[.$A$7]*[.C9]^5+[.$A$6]*[.C9]^4+[.$A$5]*[.C9]^3+[.$A$4]*[.C9]^2+[.$A$3]*[.C9]+[.$A$2]" office:value-type="float" office:value="0.00011766796651168" calcext:value-type="float">
            <text:p>0.000117668</text:p>
          </table:table-cell>
          <table:table-cell table:formula="of:=[.$A$13]*[.C9]^5+[.$A$12]*[.C9]^4+[.$A$11]*[.C9]^3+[.$A$10]*[.C9]^2+[.$A$9]*[.C9]+[.$A$8]" office:value-type="float" office:value="-0.0010832784938272" calcext:value-type="float">
            <text:p>-0.0010832785</text:p>
          </table:table-cell>
          <table:table-cell table:formula="of:=[.$A$7]*[.C9]^4*5+[.$A$6]*[.C9]^3*4+[.$A$5]*[.C9]^2*3+[.$A$4]*[.C9]*2+[.$A$3]" office:value-type="float" office:value="0.00276306546288" calcext:value-type="float">
            <text:p>0.0027630655</text:p>
          </table:table-cell>
          <table:table-cell table:formula="of:=[.$A$13]*[.C9]^4*5+[.$A$12]*[.C9]^3*4+[.$A$11]*[.C9]^2*3+[.$A$10]*[.C9]*2+[.$A$9]" office:value-type="float" office:value="-0.0249167758752" calcext:value-type="float">
            <text:p>-0.0249167759</text:p>
          </table:table-cell>
        </table:table-row>
        <table:table-row table:style-name="ro1">
          <table:table-cell table:style-name="ce4" office:value-type="float" office:value="-0.172952" calcext:value-type="float">
            <text:p>-0.172952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$A$7]*[.C10]^5+[.$A$6]*[.C10]^4+[.$A$5]*[.C10]^3+[.$A$4]*[.C10]^2+[.$A$3]*[.C10]+[.$A$2]" office:value-type="float" office:value="0.00014681636112149" calcext:value-type="float">
            <text:p>0.0001468164</text:p>
          </table:table-cell>
          <table:table-cell table:formula="of:=[.$A$13]*[.C10]^5+[.$A$12]*[.C10]^4+[.$A$11]*[.C10]^3+[.$A$10]*[.C10]^2+[.$A$9]*[.C10]+[.$A$8]" office:value-type="float" office:value="-0.0013457237460271" calcext:value-type="float">
            <text:p>-0.0013457237</text:p>
          </table:table-cell>
          <table:table-cell table:formula="of:=[.$A$7]*[.C10]^4*5+[.$A$6]*[.C10]^3*4+[.$A$5]*[.C10]^2*3+[.$A$4]*[.C10]*2+[.$A$3]" office:value-type="float" office:value="0.003065968805105" calcext:value-type="float">
            <text:p>0.0030659688</text:p>
          </table:table-cell>
          <table:table-cell table:formula="of:=[.$A$13]*[.C10]^4*5+[.$A$12]*[.C10]^3*4+[.$A$11]*[.C10]^2*3+[.$A$10]*[.C10]*2+[.$A$9]" office:value-type="float" office:value="-0.02756642733295" calcext:value-type="float">
            <text:p>-0.0275664273</text:p>
          </table:table-cell>
        </table:table-row>
        <table:table-row table:style-name="ro1">
          <table:table-cell table:style-name="ce4" office:value-type="float" office:value="0.25504" calcext:value-type="float">
            <text:p>0.25504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$A$7]*[.C11]^5+[.$A$6]*[.C11]^4+[.$A$5]*[.C11]^3+[.$A$4]*[.C11]^2+[.$A$3]*[.C11]+[.$A$2]" office:value-type="float" office:value="0.00017897708" calcext:value-type="float">
            <text:p>0.0001789771</text:p>
          </table:table-cell>
          <table:table-cell table:formula="of:=[.$A$13]*[.C11]^5+[.$A$12]*[.C11]^4+[.$A$11]*[.C11]^3+[.$A$10]*[.C11]^2+[.$A$9]*[.C11]+[.$A$8]" office:value-type="float" office:value="-0.00163451478" calcext:value-type="float">
            <text:p>-0.0016345148</text:p>
          </table:table-cell>
          <table:table-cell table:formula="of:=[.$A$7]*[.C11]^4*5+[.$A$6]*[.C11]^3*4+[.$A$5]*[.C11]^2*3+[.$A$4]*[.C11]*2+[.$A$3]" office:value-type="float" office:value="0.00336579435" calcext:value-type="float">
            <text:p>0.0033657944</text:p>
          </table:table-cell>
          <table:table-cell table:formula="of:=[.$A$13]*[.C11]^4*5+[.$A$12]*[.C11]^3*4+[.$A$11]*[.C11]^2*3+[.$A$10]*[.C11]*2+[.$A$9]" office:value-type="float" office:value="-0.0301884075" calcext:value-type="float">
            <text:p>-0.0301884075</text:p>
          </table:table-cell>
        </table:table-row>
        <table:table-row table:style-name="ro1">
          <table:table-cell table:style-name="ce4" office:value-type="float" office:value="-0.541697" calcext:value-type="float">
            <text:p>-0.541697</text:p>
          </table:table-cell>
          <table:table-cell/>
          <table:table-cell office:value-type="float" office:value="0.11" calcext:value-type="float">
            <text:p>0.11</text:p>
          </table:table-cell>
          <table:table-cell table:formula="of:=[.$A$7]*[.C12]^5+[.$A$6]*[.C12]^4+[.$A$5]*[.C12]^3+[.$A$4]*[.C12]^2+[.$A$3]*[.C12]+[.$A$2]" office:value-type="float" office:value="0.00021412731551551" calcext:value-type="float">
            <text:p>0.0002141273</text:p>
          </table:table-cell>
          <table:table-cell table:formula="of:=[.$A$13]*[.C12]^5+[.$A$12]*[.C12]^4+[.$A$11]*[.C12]^3+[.$A$10]*[.C12]^2+[.$A$9]*[.C12]+[.$A$8]" office:value-type="float" office:value="-0.0019494494837029" calcext:value-type="float">
            <text:p>-0.0019494495</text:p>
          </table:table-cell>
          <table:table-cell table:formula="of:=[.$A$7]*[.C12]^4*5+[.$A$6]*[.C12]^3*4+[.$A$5]*[.C12]^2*3+[.$A$4]*[.C12]*2+[.$A$3]" office:value-type="float" office:value="0.003664141099905" calcext:value-type="float">
            <text:p>0.0036641411</text:p>
          </table:table-cell>
          <table:table-cell table:formula="of:=[.$A$13]*[.C12]^4*5+[.$A$12]*[.C12]^3*4+[.$A$11]*[.C12]^2*3+[.$A$10]*[.C12]*2+[.$A$9]" office:value-type="float" office:value="-0.03279767082495" calcext:value-type="float">
            <text:p>-0.0327976708</text:p>
          </table:table-cell>
        </table:table-row>
        <table:table-row table:style-name="ro1">
          <table:table-cell table:style-name="ce5" office:value-type="float" office:value="-0.171379" calcext:value-type="float">
            <text:p>-0.171379</text:p>
          </table:table-cell>
          <table:table-cell/>
          <table:table-cell office:value-type="float" office:value="0.12" calcext:value-type="float">
            <text:p>0.12</text:p>
          </table:table-cell>
          <table:table-cell table:formula="of:=[.$A$7]*[.C13]^5+[.$A$6]*[.C13]^4+[.$A$5]*[.C13]^3+[.$A$4]*[.C13]^2+[.$A$3]*[.C13]+[.$A$2]" office:value-type="float" office:value="0.00025226039808032" calcext:value-type="float">
            <text:p>0.0002522604</text:p>
          </table:table-cell>
          <table:table-cell table:formula="of:=[.$A$13]*[.C13]^5+[.$A$12]*[.C13]^4+[.$A$11]*[.C13]^3+[.$A$10]*[.C13]^2+[.$A$9]*[.C13]+[.$A$8]" office:value-type="float" office:value="-0.0022904763178528" calcext:value-type="float">
            <text:p>-0.0022904763</text:p>
          </table:table-cell>
          <table:table-cell table:formula="of:=[.$A$7]*[.C13]^4*5+[.$A$6]*[.C13]^3*4+[.$A$5]*[.C13]^2*3+[.$A$4]*[.C13]*2+[.$A$3]" office:value-type="float" office:value="0.00396263766128" calcext:value-type="float">
            <text:p>0.0039626377</text:p>
          </table:table-cell>
          <table:table-cell table:formula="of:=[.$A$13]*[.C13]^4*5+[.$A$12]*[.C13]^3*4+[.$A$11]*[.C13]^2*3+[.$A$10]*[.C13]*2+[.$A$9]" office:value-type="float" office:value="-0.0354093774112" calcext:value-type="float">
            <text:p>-0.0354093774</text:p>
          </table:table-cell>
        </table:table-row>
        <table:table-row table:style-name="ro1">
          <table:table-cell table:number-columns-repeated="2"/>
          <table:table-cell office:value-type="float" office:value="0.13" calcext:value-type="float">
            <text:p>0.13</text:p>
          </table:table-cell>
          <table:table-cell table:formula="of:=[.$A$7]*[.C14]^5+[.$A$6]*[.C14]^4+[.$A$5]*[.C14]^3+[.$A$4]*[.C14]^2+[.$A$3]*[.C14]+[.$A$2]" office:value-type="float" office:value="0.00029338609219193" calcext:value-type="float">
            <text:p>0.0002933861</text:p>
          </table:table-cell>
          <table:table-cell table:formula="of:=[.$A$13]*[.C14]^5+[.$A$12]*[.C14]^4+[.$A$11]*[.C14]^3+[.$A$10]*[.C14]^2+[.$A$9]*[.C14]+[.$A$8]" office:value-type="float" office:value="-0.0026576963724747" calcext:value-type="float">
            <text:p>-0.0026576964</text:p>
          </table:table-cell>
          <table:table-cell table:formula="of:=[.$A$7]*[.C14]^4*5+[.$A$6]*[.C14]^3*4+[.$A$5]*[.C14]^2*3+[.$A$4]*[.C14]*2+[.$A$3]" office:value-type="float" office:value="0.004262942244705" calcext:value-type="float">
            <text:p>0.0042629422</text:p>
          </table:table-cell>
          <table:table-cell table:formula="of:=[.$A$13]*[.C14]^4*5+[.$A$12]*[.C14]^3*4+[.$A$11]*[.C14]^2*3+[.$A$10]*[.C14]*2+[.$A$9]" office:value-type="float" office:value="-0.03803889301695" calcext:value-type="float">
            <text:p>-0.038038893</text:p>
          </table:table-cell>
        </table:table-row>
        <table:table-row table:style-name="ro1">
          <table:table-cell office:value-type="string" calcext:value-type="string">
            <text:p>次の目標位置</text:p>
          </table:table-cell>
          <table:table-cell/>
          <table:table-cell office:value-type="float" office:value="0.14" calcext:value-type="float">
            <text:p>0.14</text:p>
          </table:table-cell>
          <table:table-cell table:formula="of:=[.$A$7]*[.C15]^5+[.$A$6]*[.C15]^4+[.$A$5]*[.C15]^3+[.$A$4]*[.C15]^2+[.$A$3]*[.C15]+[.$A$2]" office:value-type="float" office:value="0.00033753089247424" calcext:value-type="float">
            <text:p>0.0003375309</text:p>
          </table:table-cell>
          <table:table-cell table:formula="of:=[.$A$13]*[.C15]^5+[.$A$12]*[.C15]^4+[.$A$11]*[.C15]^3+[.$A$10]*[.C15]^2+[.$A$9]*[.C15]+[.$A$8]" office:value-type="float" office:value="-0.0030513654234496" calcext:value-type="float">
            <text:p>-0.0030513654</text:p>
          </table:table-cell>
          <table:table-cell table:formula="of:=[.$A$7]*[.C15]^4*5+[.$A$6]*[.C15]^3*4+[.$A$5]*[.C15]^2*3+[.$A$4]*[.C15]*2+[.$A$3]" office:value-type="float" office:value="0.00456674266488" calcext:value-type="float">
            <text:p>0.0045667427</text:p>
          </table:table-cell>
          <table:table-cell table:formula="of:=[.$A$13]*[.C15]^4*5+[.$A$12]*[.C15]^3*4+[.$A$11]*[.C15]^2*3+[.$A$10]*[.C15]*2+[.$A$9]" office:value-type="float" office:value="-0.0407017890552" calcext:value-type="float">
            <text:p>-0.0407017891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[.$A$7]*[.C16]^5+[.$A$6]*[.C16]^4+[.$A$5]*[.C16]^3+[.$A$4]*[.C16]^2+[.$A$3]*[.C16]+[.$A$2]" office:value-type="float" office:value="0.00038473831971875" calcext:value-type="float">
            <text:p>0.0003847383</text:p>
          </table:table-cell>
          <table:table-cell table:formula="of:=[.$A$13]*[.C16]^5+[.$A$12]*[.C16]^4+[.$A$11]*[.C16]^3+[.$A$10]*[.C16]^2+[.$A$9]*[.C16]+[.$A$8]" office:value-type="float" office:value="-0.0034718959890625" calcext:value-type="float">
            <text:p>-0.003471896</text:p>
          </table:table-cell>
          <table:table-cell table:formula="of:=[.$A$7]*[.C16]^4*5+[.$A$6]*[.C16]^3*4+[.$A$5]*[.C16]^2*3+[.$A$4]*[.C16]*2+[.$A$3]" office:value-type="float" office:value="0.004875756340625" calcext:value-type="float">
            <text:p>0.0048757563</text:p>
          </table:table-cell>
          <table:table-cell table:formula="of:=[.$A$13]*[.C16]^4*5+[.$A$12]*[.C16]^3*4+[.$A$11]*[.C16]^2*3+[.$A$10]*[.C16]*2+[.$A$9]" office:value-type="float" office:value="-0.04341384259375" calcext:value-type="float">
            <text:p>-0.0434138426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/>
          <table:table-cell office:value-type="float" office:value="0.16" calcext:value-type="float">
            <text:p>0.16</text:p>
          </table:table-cell>
          <table:table-cell table:formula="of:=[.$A$7]*[.C17]^5+[.$A$6]*[.C17]^4+[.$A$5]*[.C17]^3+[.$A$4]*[.C17]^2+[.$A$3]*[.C17]+[.$A$2]" office:value-type="float" office:value="0.00043506921692576" calcext:value-type="float">
            <text:p>0.0004350692</text:p>
          </table:table-cell>
          <table:table-cell table:formula="of:=[.$A$13]*[.C17]^5+[.$A$12]*[.C17]^4+[.$A$11]*[.C17]^3+[.$A$10]*[.C17]^2+[.$A$9]*[.C17]+[.$A$8]" office:value-type="float" office:value="-0.0039198593865504" calcext:value-type="float">
            <text:p>-0.0039198594</text:p>
          </table:table-cell>
          <table:table-cell table:formula="of:=[.$A$7]*[.C17]^4*5+[.$A$6]*[.C17]^3*4+[.$A$5]*[.C17]^2*3+[.$A$4]*[.C17]*2+[.$A$3]" office:value-type="float" office:value="0.00519173029488" calcext:value-type="float">
            <text:p>0.0051917303</text:p>
          </table:table-cell>
          <table:table-cell table:formula="of:=[.$A$13]*[.C17]^4*5+[.$A$12]*[.C17]^3*4+[.$A$11]*[.C17]^2*3+[.$A$10]*[.C17]*2+[.$A$9]" office:value-type="float" office:value="-0.0461910363552" calcext:value-type="float">
            <text:p>-0.0461910364</text:p>
          </table:table-cell>
        </table:table-row>
        <table:table-row table:style-name="ro1">
          <table:table-cell table:number-columns-repeated="2"/>
          <table:table-cell office:value-type="float" office:value="0.17" calcext:value-type="float">
            <text:p>0.17</text:p>
          </table:table-cell>
          <table:table-cell table:formula="of:=[.$A$7]*[.C18]^5+[.$A$6]*[.C18]^4+[.$A$5]*[.C18]^3+[.$A$4]*[.C18]^2+[.$A$3]*[.C18]+[.$A$2]" office:value-type="float" office:value="0.00048860204534557" calcext:value-type="float">
            <text:p>0.000488602</text:p>
          </table:table-cell>
          <table:table-cell table:formula="of:=[.$A$13]*[.C18]^5+[.$A$12]*[.C18]^4+[.$A$11]*[.C18]^3+[.$A$10]*[.C18]^2+[.$A$9]*[.C18]+[.$A$8]" office:value-type="float" office:value="-0.0043959877886503" calcext:value-type="float">
            <text:p>-0.0043959878</text:p>
          </table:table-cell>
          <table:table-cell table:formula="of:=[.$A$7]*[.C18]^4*5+[.$A$6]*[.C18]^3*4+[.$A$5]*[.C18]^2*3+[.$A$4]*[.C18]*2+[.$A$3]" office:value-type="float" office:value="0.005516441154705" calcext:value-type="float">
            <text:p>0.0055164412</text:p>
          </table:table-cell>
          <table:table-cell table:formula="of:=[.$A$13]*[.C18]^4*5+[.$A$12]*[.C18]^3*4+[.$A$11]*[.C18]^2*3+[.$A$10]*[.C18]*2+[.$A$9]" office:value-type="float" office:value="-0.04904955871695" calcext:value-type="float">
            <text:p>-0.0490495587</text:p>
          </table:table-cell>
        </table:table-row>
        <table:table-row table:style-name="ro1">
          <table:table-cell office:value-type="string" calcext:value-type="string">
            <text:p>速度</text:p>
          </table:table-cell>
          <table:table-cell/>
          <table:table-cell office:value-type="float" office:value="0.18" calcext:value-type="float">
            <text:p>0.18</text:p>
          </table:table-cell>
          <table:table-cell table:formula="of:=[.$A$7]*[.C19]^5+[.$A$6]*[.C19]^4+[.$A$5]*[.C19]^3+[.$A$4]*[.C19]^2+[.$A$3]*[.C19]+[.$A$2]" office:value-type="float" office:value="0.00054543318051968" calcext:value-type="float">
            <text:p>0.0005454332</text:p>
          </table:table-cell>
          <table:table-cell table:formula="of:=[.$A$13]*[.C19]^5+[.$A$12]*[.C19]^4+[.$A$11]*[.C19]^3+[.$A$10]*[.C19]^2+[.$A$9]*[.C19]+[.$A$8]" office:value-type="float" office:value="-0.0049011762801472" calcext:value-type="float">
            <text:p>-0.0049011763</text:p>
          </table:table-cell>
          <table:table-cell table:formula="of:=[.$A$7]*[.C19]^4*5+[.$A$6]*[.C19]^3*4+[.$A$5]*[.C19]^2*3+[.$A$4]*[.C19]*2+[.$A$3]" office:value-type="float" office:value="0.00585169515128" calcext:value-type="float">
            <text:p>0.0058516952</text:p>
          </table:table-cell>
          <table:table-cell table:formula="of:=[.$A$13]*[.C19]^4*5+[.$A$12]*[.C19]^3*4+[.$A$11]*[.C19]^2*3+[.$A$10]*[.C19]*2+[.$A$9]" office:value-type="float" office:value="-0.0520058037112" calcext:value-type="float">
            <text:p>-0.0520058037</text:p>
          </table:table-cell>
        </table:table-row>
        <table:table-row table:style-name="ro1">
          <table:table-cell table:formula="of:=[.F35]" office:value-type="float" office:value="0.01423825590648" calcext:value-type="float">
            <text:p>0.0142382559</text:p>
          </table:table-cell>
          <table:table-cell/>
          <table:table-cell office:value-type="float" office:value="0.19" calcext:value-type="float">
            <text:p>0.19</text:p>
          </table:table-cell>
          <table:table-cell table:formula="of:=[.$A$7]*[.C20]^5+[.$A$6]*[.C20]^4+[.$A$5]*[.C20]^3+[.$A$4]*[.C20]^2+[.$A$3]*[.C20]+[.$A$2]" office:value-type="float" office:value="0.00060567720832199" calcext:value-type="float">
            <text:p>0.0006056772</text:p>
          </table:table-cell>
          <table:table-cell table:formula="of:=[.$A$13]*[.C20]^5+[.$A$12]*[.C20]^4+[.$A$11]*[.C20]^3+[.$A$10]*[.C20]^2+[.$A$9]*[.C20]+[.$A$8]" office:value-type="float" office:value="-0.0054364849144221" calcext:value-type="float">
            <text:p>-0.0054364849</text:p>
          </table:table-cell>
          <table:table-cell table:formula="of:=[.$A$7]*[.C20]^4*5+[.$A$6]*[.C20]^3*4+[.$A$5]*[.C20]^2*3+[.$A$4]*[.C20]*2+[.$A$3]" office:value-type="float" office:value="0.006199328119905" calcext:value-type="float">
            <text:p>0.0061993281</text:p>
          </table:table-cell>
          <table:table-cell table:formula="of:=[.$A$13]*[.C20]^4*5+[.$A$12]*[.C20]^3*4+[.$A$11]*[.C20]^2*3+[.$A$10]*[.C20]*2+[.$A$9]" office:value-type="float" office:value="-0.05507637102495" calcext:value-type="float">
            <text:p>-0.055076371</text:p>
          </table:table-cell>
        </table:table-row>
        <table:table-row table:style-name="ro1">
          <table:table-cell table:formula="of:=[.G35]" office:value-type="float" office:value="-0.1267706499192" calcext:value-type="float">
            <text:p>-0.1267706499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$A$7]*[.C21]^5+[.$A$6]*[.C21]^4+[.$A$5]*[.C21]^3+[.$A$4]*[.C21]^2+[.$A$3]*[.C21]+[.$A$2]" office:value-type="float" office:value="0.000669467221" calcext:value-type="float">
            <text:p>0.0006694672</text:p>
          </table:table-cell>
          <table:table-cell table:formula="of:=[.$A$13]*[.C21]^5+[.$A$12]*[.C21]^4+[.$A$11]*[.C21]^3+[.$A$10]*[.C21]^2+[.$A$9]*[.C21]+[.$A$8]" office:value-type="float" office:value="-0.00600314077" calcext:value-type="float">
            <text:p>-0.0060031408</text:p>
          </table:table-cell>
          <table:table-cell table:formula="of:=[.$A$7]*[.C21]^4*5+[.$A$6]*[.C21]^3*4+[.$A$5]*[.C21]^2*3+[.$A$4]*[.C21]*2+[.$A$3]" office:value-type="float" office:value="0.0065612055" calcext:value-type="float">
            <text:p>0.0065612055</text:p>
          </table:table-cell>
          <table:table-cell table:formula="of:=[.$A$13]*[.C21]^4*5+[.$A$12]*[.C21]^3*4+[.$A$11]*[.C21]^2*3+[.$A$10]*[.C21]*2+[.$A$9]" office:value-type="float" office:value="-0.058278066" calcext:value-type="float">
            <text:p>-0.058278066</text:p>
          </table:table-cell>
        </table:table-row>
        <table:table-row table:style-name="ro1">
          <table:table-cell table:number-columns-repeated="2"/>
          <table:table-cell office:value-type="float" office:value="0.21" calcext:value-type="float">
            <text:p>0.21</text:p>
          </table:table-cell>
          <table:table-cell table:formula="of:=[.$A$7]*[.C22]^5+[.$A$6]*[.C22]^4+[.$A$5]*[.C22]^3+[.$A$4]*[.C22]^2+[.$A$3]*[.C22]+[.$A$2]" office:value-type="float" office:value="0.00073695511321601" calcext:value-type="float">
            <text:p>0.0007369551</text:p>
          </table:table-cell>
          <table:table-cell table:formula="of:=[.$A$13]*[.C22]^5+[.$A$12]*[.C22]^4+[.$A$11]*[.C22]^3+[.$A$10]*[.C22]^2+[.$A$9]*[.C22]+[.$A$8]" office:value-type="float" office:value="-0.0066025400070979" calcext:value-type="float">
            <text:p>-0.00660254</text:p>
          </table:table-cell>
          <table:table-cell table:formula="of:=[.$A$7]*[.C22]^4*5+[.$A$6]*[.C22]^3*4+[.$A$5]*[.C22]^2*3+[.$A$4]*[.C22]*2+[.$A$3]" office:value-type="float" office:value="0.006939222335105" calcext:value-type="float">
            <text:p>0.0069392223</text:p>
          </table:table-cell>
          <table:table-cell table:formula="of:=[.$A$13]*[.C22]^4*5+[.$A$12]*[.C22]^3*4+[.$A$11]*[.C22]^2*3+[.$A$10]*[.C22]*2+[.$A$9]" office:value-type="float" office:value="-0.06162789963295" calcext:value-type="float">
            <text:p>-0.0616278996</text:p>
          </table:table-cell>
        </table:table-row>
        <table:table-row table:style-name="ro1">
          <table:table-cell office:value-type="string" calcext:value-type="string">
            <text:p>位置</text:p>
          </table:table-cell>
          <table:table-cell/>
          <table:table-cell office:value-type="float" office:value="0.22" calcext:value-type="float">
            <text:p>0.22</text:p>
          </table:table-cell>
          <table:table-cell table:formula="of:=[.$A$7]*[.C23]^5+[.$A$6]*[.C23]^4+[.$A$5]*[.C23]^3+[.$A$4]*[.C23]^2+[.$A$3]*[.C23]+[.$A$2]" office:value-type="float" office:value="0.00080831187808832" calcext:value-type="float">
            <text:p>0.0008083119</text:p>
          </table:table-cell>
          <table:table-cell table:formula="of:=[.$A$13]*[.C23]^5+[.$A$12]*[.C23]^4+[.$A$11]*[.C23]^3+[.$A$10]*[.C23]^2+[.$A$9]*[.C23]+[.$A$8]" office:value-type="float" office:value="-0.0072362499241728" calcext:value-type="float">
            <text:p>-0.0072362499</text:p>
          </table:table-cell>
          <table:table-cell table:formula="of:=[.$A$7]*[.C23]^4*5+[.$A$6]*[.C23]^3*4+[.$A$5]*[.C23]^2*3+[.$A$4]*[.C23]*2+[.$A$3]" office:value-type="float" office:value="0.00733530327288" calcext:value-type="float">
            <text:p>0.0073353033</text:p>
          </table:table-cell>
          <table:table-cell table:formula="of:=[.$A$13]*[.C23]^4*5+[.$A$12]*[.C23]^3*4+[.$A$11]*[.C23]^2*3+[.$A$10]*[.C23]*2+[.$A$9]" office:value-type="float" office:value="-0.0651430885752" calcext:value-type="float">
            <text:p>-0.0651430886</text:p>
          </table:table-cell>
        </table:table-row>
        <table:table-row table:style-name="ro1">
          <table:table-cell table:formula="of:=[.D35]-[.A16]" office:value-type="float" office:value="0.00205596911921024" calcext:value-type="float">
            <text:p>0.0020559691</text:p>
          </table:table-cell>
          <table:table-cell/>
          <table:table-cell office:value-type="float" office:value="0.23" calcext:value-type="float">
            <text:p>0.23</text:p>
          </table:table-cell>
          <table:table-cell table:formula="of:=[.$A$7]*[.C24]^5+[.$A$6]*[.C24]^4+[.$A$5]*[.C24]^3+[.$A$4]*[.C24]^2+[.$A$3]*[.C24]+[.$A$2]" office:value-type="float" office:value="0.00088372790323243" calcext:value-type="float">
            <text:p>0.0008837279</text:p>
          </table:table-cell>
          <table:table-cell table:formula="of:=[.$A$13]*[.C24]^5+[.$A$12]*[.C24]^4+[.$A$11]*[.C24]^3+[.$A$10]*[.C24]^2+[.$A$9]*[.C24]+[.$A$8]" office:value-type="float" office:value="-0.0079060110144697" calcext:value-type="float">
            <text:p>-0.007906011</text:p>
          </table:table-cell>
          <table:table-cell table:formula="of:=[.$A$7]*[.C24]^4*5+[.$A$6]*[.C24]^3*4+[.$A$5]*[.C24]^2*3+[.$A$4]*[.C24]*2+[.$A$3]" office:value-type="float" office:value="0.007751402565105" calcext:value-type="float">
            <text:p>0.0077514026</text:p>
          </table:table-cell>
          <table:table-cell table:formula="of:=[.$A$13]*[.C24]^4*5+[.$A$12]*[.C24]^3*4+[.$A$11]*[.C24]^2*3+[.$A$10]*[.C24]*2+[.$A$9]" office:value-type="float" office:value="-0.06884105513295" calcext:value-type="float">
            <text:p>-0.0688410551</text:p>
          </table:table-cell>
        </table:table-row>
        <table:table-row table:style-name="ro1">
          <table:table-cell table:formula="of:=[.E35]-[.A17]" office:value-type="float" office:value="-0.0183300853048896" calcext:value-type="float">
            <text:p>-0.0183300853</text:p>
          </table:table-cell>
          <table:table-cell/>
          <table:table-cell office:value-type="float" office:value="0.24" calcext:value-type="float">
            <text:p>0.24</text:p>
          </table:table-cell>
          <table:table-cell table:formula="of:=[.$A$7]*[.C25]^5+[.$A$6]*[.C25]^4+[.$A$5]*[.C25]^3+[.$A$4]*[.C25]^2+[.$A$3]*[.C25]+[.$A$2]" office:value-type="float" office:value="0.00096341326680224" calcext:value-type="float">
            <text:p>0.0009634133</text:p>
          </table:table-cell>
          <table:table-cell table:formula="of:=[.$A$13]*[.C25]^5+[.$A$12]*[.C25]^4+[.$A$11]*[.C25]^3+[.$A$10]*[.C25]^2+[.$A$9]*[.C25]+[.$A$8]" office:value-type="float" office:value="-0.0086137390225696" calcext:value-type="float">
            <text:p>-0.008613739</text:p>
          </table:table-cell>
          <table:table-cell table:formula="of:=[.$A$7]*[.C25]^4*5+[.$A$6]*[.C25]^3*4+[.$A$5]*[.C25]^2*3+[.$A$4]*[.C25]*2+[.$A$3]" office:value-type="float" office:value="0.00818950406768" calcext:value-type="float">
            <text:p>0.0081895041</text:p>
          </table:table-cell>
          <table:table-cell table:formula="of:=[.$A$13]*[.C25]^4*5+[.$A$12]*[.C25]^3*4+[.$A$11]*[.C25]^2*3+[.$A$10]*[.C25]*2+[.$A$9]" office:value-type="float" office:value="-0.0727394272672" calcext:value-type="float">
            <text:p>-0.0727394273</text:p>
          </table:table-cell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table:formula="of:=[.$A$7]*[.C26]^5+[.$A$6]*[.C26]^4+[.$A$5]*[.C26]^3+[.$A$4]*[.C26]^2+[.$A$3]*[.C26]+[.$A$2]" office:value-type="float" office:value="0.00104759803353125" calcext:value-type="float">
            <text:p>0.001047598</text:p>
          </table:table-cell>
          <table:table-cell table:formula="of:=[.$A$13]*[.C26]^5+[.$A$12]*[.C26]^4+[.$A$11]*[.C26]^3+[.$A$10]*[.C26]^2+[.$A$9]*[.C26]+[.$A$8]" office:value-type="float" office:value="-0.0093615270009375" calcext:value-type="float">
            <text:p>-0.009361527</text:p>
          </table:table-cell>
          <table:table-cell table:formula="of:=[.$A$7]*[.C26]^4*5+[.$A$6]*[.C26]^3*4+[.$A$5]*[.C26]^2*3+[.$A$4]*[.C26]*2+[.$A$3]" office:value-type="float" office:value="0.008651621240625" calcext:value-type="float">
            <text:p>0.0086516212</text:p>
          </table:table-cell>
          <table:table-cell table:formula="of:=[.$A$13]*[.C26]^4*5+[.$A$12]*[.C26]^3*4+[.$A$11]*[.C26]^2*3+[.$A$10]*[.C26]*2+[.$A$9]" office:value-type="float" office:value="-0.07685603859375" calcext:value-type="float">
            <text:p>-0.0768560386</text:p>
          </table:table-cell>
        </table:table-row>
        <table:table-row table:style-name="ro1">
          <table:table-cell table:number-columns-repeated="2"/>
          <table:table-cell office:value-type="float" office:value="0.26" calcext:value-type="float">
            <text:p>0.26</text:p>
          </table:table-cell>
          <table:table-cell table:formula="of:=[.$A$7]*[.C27]^5+[.$A$6]*[.C27]^4+[.$A$5]*[.C27]^3+[.$A$4]*[.C27]^2+[.$A$3]*[.C27]+[.$A$2]" office:value-type="float" office:value="0.00113653255077376" calcext:value-type="float">
            <text:p>0.0011365326</text:p>
          </table:table-cell>
          <table:table-cell table:formula="of:=[.$A$13]*[.C27]^5+[.$A$12]*[.C27]^4+[.$A$11]*[.C27]^3+[.$A$10]*[.C27]^2+[.$A$9]*[.C27]+[.$A$8]" office:value-type="float" office:value="-0.0101516473664704" calcext:value-type="float">
            <text:p>-0.0101516474</text:p>
          </table:table-cell>
          <table:table-cell table:formula="of:=[.$A$7]*[.C27]^4*5+[.$A$6]*[.C27]^3*4+[.$A$5]*[.C27]^2*3+[.$A$4]*[.C27]*2+[.$A$3]" office:value-type="float" office:value="0.00913979714808" calcext:value-type="float">
            <text:p>0.0091397971</text:p>
          </table:table-cell>
          <table:table-cell table:formula="of:=[.$A$13]*[.C27]^4*5+[.$A$12]*[.C27]^3*4+[.$A$11]*[.C27]^2*3+[.$A$10]*[.C27]*2+[.$A$9]" office:value-type="float" office:value="-0.0812089283832" calcext:value-type="float">
            <text:p>-0.0812089284</text:p>
          </table:table-cell>
        </table:table-row>
        <table:table-row table:style-name="ro1">
          <table:table-cell table:number-columns-repeated="2"/>
          <table:table-cell office:value-type="float" office:value="0.27" calcext:value-type="float">
            <text:p>0.27</text:p>
          </table:table-cell>
          <table:table-cell table:formula="of:=[.$A$7]*[.C28]^5+[.$A$6]*[.C28]^4+[.$A$5]*[.C28]^3+[.$A$4]*[.C28]^2+[.$A$3]*[.C28]+[.$A$2]" office:value-type="float" office:value="0.00123048774454607" calcext:value-type="float">
            <text:p>0.0012304877</text:p>
          </table:table-cell>
          <table:table-cell table:formula="of:=[.$A$13]*[.C28]^5+[.$A$12]*[.C28]^4+[.$A$11]*[.C28]^3+[.$A$10]*[.C28]^2+[.$A$9]*[.C28]+[.$A$8]" office:value-type="float" office:value="-0.0109865539570453" calcext:value-type="float">
            <text:p>-0.010986554</text:p>
          </table:table-cell>
          <table:table-cell table:formula="of:=[.$A$7]*[.C28]^4*5+[.$A$6]*[.C28]^3*4+[.$A$5]*[.C28]^2*3+[.$A$4]*[.C28]*2+[.$A$3]" office:value-type="float" office:value="0.009656104458305" calcext:value-type="float">
            <text:p>0.0096561045</text:p>
          </table:table-cell>
          <table:table-cell table:formula="of:=[.$A$13]*[.C28]^4*5+[.$A$12]*[.C28]^3*4+[.$A$11]*[.C28]^2*3+[.$A$10]*[.C28]*2+[.$A$9]" office:value-type="float" office:value="-0.08581634156095" calcext:value-type="float">
            <text:p>-0.0858163416</text:p>
          </table:table-cell>
        </table:table-row>
        <table:table-row table:style-name="ro1">
          <table:table-cell table:number-columns-repeated="2"/>
          <table:table-cell office:value-type="float" office:value="0.28" calcext:value-type="float">
            <text:p>0.28</text:p>
          </table:table-cell>
          <table:table-cell table:formula="of:=[.$A$7]*[.C29]^5+[.$A$6]*[.C29]^4+[.$A$5]*[.C29]^3+[.$A$4]*[.C29]^2+[.$A$3]*[.C29]+[.$A$2]" office:value-type="float" office:value="0.00132975541556768" calcext:value-type="float">
            <text:p>0.0013297554</text:p>
          </table:table-cell>
          <table:table-cell table:formula="of:=[.$A$13]*[.C29]^5+[.$A$12]*[.C29]^4+[.$A$11]*[.C29]^3+[.$A$10]*[.C29]^2+[.$A$9]*[.C29]+[.$A$8]" office:value-type="float" office:value="-0.0118688840880672" calcext:value-type="float">
            <text:p>-0.0118688841</text:p>
          </table:table-cell>
          <table:table-cell table:formula="of:=[.$A$7]*[.C29]^4*5+[.$A$6]*[.C29]^3*4+[.$A$5]*[.C29]^2*3+[.$A$4]*[.C29]*2+[.$A$3]" office:value-type="float" office:value="0.01020264544368" calcext:value-type="float">
            <text:p>0.0102026454</text:p>
          </table:table-cell>
          <table:table-cell table:formula="of:=[.$A$13]*[.C29]^4*5+[.$A$12]*[.C29]^3*4+[.$A$11]*[.C29]^2*3+[.$A$10]*[.C29]*2+[.$A$9]" office:value-type="float" office:value="-0.0906967287072" calcext:value-type="float">
            <text:p>-0.0906967287</text:p>
          </table:table-cell>
        </table:table-row>
        <table:table-row table:style-name="ro1">
          <table:table-cell table:number-columns-repeated="2"/>
          <table:table-cell office:value-type="float" office:value="0.29" calcext:value-type="float">
            <text:p>0.29</text:p>
          </table:table-cell>
          <table:table-cell table:formula="of:=[.$A$7]*[.C30]^5+[.$A$6]*[.C30]^4+[.$A$5]*[.C30]^3+[.$A$4]*[.C30]^2+[.$A$3]*[.C30]+[.$A$2]" office:value-type="float" office:value="0.00143464853530249" calcext:value-type="float">
            <text:p>0.0014346485</text:p>
          </table:table-cell>
          <table:table-cell table:formula="of:=[.$A$13]*[.C30]^5+[.$A$12]*[.C30]^4+[.$A$11]*[.C30]^3+[.$A$10]*[.C30]^2+[.$A$9]*[.C30]+[.$A$8]" office:value-type="float" office:value="-0.0128014606090171" calcext:value-type="float">
            <text:p>-0.0128014606</text:p>
          </table:table-cell>
          <table:table-cell table:formula="of:=[.$A$7]*[.C30]^4*5+[.$A$6]*[.C30]^3*4+[.$A$5]*[.C30]^2*3+[.$A$4]*[.C30]*2+[.$A$3]" office:value-type="float" office:value="0.010781551980705" calcext:value-type="float">
            <text:p>0.010781552</text:p>
          </table:table-cell>
          <table:table-cell table:formula="of:=[.$A$13]*[.C30]^4*5+[.$A$12]*[.C30]^3*4+[.$A$11]*[.C30]^2*3+[.$A$10]*[.C30]*2+[.$A$9]" office:value-type="float" office:value="-0.09586874605695" calcext:value-type="float">
            <text:p>-0.0958687461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formula="of:=[.$A$7]*[.C31]^5+[.$A$6]*[.C31]^4+[.$A$5]*[.C31]^3+[.$A$4]*[.C31]^2+[.$A$3]*[.C31]+[.$A$2]" office:value-type="float" office:value="0.001545501542" calcext:value-type="float">
            <text:p>0.0015455015</text:p>
          </table:table-cell>
          <table:table-cell table:formula="of:=[.$A$13]*[.C31]^5+[.$A$12]*[.C31]^4+[.$A$11]*[.C31]^3+[.$A$10]*[.C31]^2+[.$A$9]*[.C31]+[.$A$8]" office:value-type="float" office:value="-0.01378729396" calcext:value-type="float">
            <text:p>-0.013787294</text:p>
          </table:table-cell>
          <table:table-cell table:formula="of:=[.$A$7]*[.C31]^4*5+[.$A$6]*[.C31]^3*4+[.$A$5]*[.C31]^2*3+[.$A$4]*[.C31]*2+[.$A$3]" office:value-type="float" office:value="0.01139498555" calcext:value-type="float">
            <text:p>0.0113949856</text:p>
          </table:table-cell>
          <table:table-cell table:formula="of:=[.$A$13]*[.C31]^4*5+[.$A$12]*[.C31]^3*4+[.$A$11]*[.C31]^2*3+[.$A$10]*[.C31]*2+[.$A$9]" office:value-type="float" office:value="-0.1013512555" calcext:value-type="float">
            <text:p>-0.1013512555</text:p>
          </table:table-cell>
        </table:table-row>
        <table:table-row table:style-name="ro1">
          <table:table-cell table:number-columns-repeated="2"/>
          <table:table-cell office:value-type="float" office:value="0.31" calcext:value-type="float">
            <text:p>0.31</text:p>
          </table:table-cell>
          <table:table-cell table:formula="of:=[.$A$7]*[.C32]^5+[.$A$6]*[.C32]^4+[.$A$5]*[.C32]^3+[.$A$4]*[.C32]^2+[.$A$3]*[.C32]+[.$A$2]" office:value-type="float" office:value="0.00166267063673651" calcext:value-type="float">
            <text:p>0.0016626706</text:p>
          </table:table-cell>
          <table:table-cell table:formula="of:=[.$A$13]*[.C32]^5+[.$A$12]*[.C32]^4+[.$A$11]*[.C32]^3+[.$A$10]*[.C32]^2+[.$A$9]*[.C32]+[.$A$8]" office:value-type="float" office:value="-0.0148295842282929" calcext:value-type="float">
            <text:p>-0.0148295842</text:p>
          </table:table-cell>
          <table:table-cell table:formula="of:=[.$A$7]*[.C32]^4*5+[.$A$6]*[.C32]^3*4+[.$A$5]*[.C32]^2*3+[.$A$4]*[.C32]*2+[.$A$3]" office:value-type="float" office:value="0.012045137236305" calcext:value-type="float">
            <text:p>0.0120451372</text:p>
          </table:table-cell>
          <table:table-cell table:formula="of:=[.$A$13]*[.C32]^4*5+[.$A$12]*[.C32]^3*4+[.$A$11]*[.C32]^2*3+[.$A$10]*[.C32]*2+[.$A$9]" office:value-type="float" office:value="-0.10716332458095" calcext:value-type="float">
            <text:p>-0.1071633246</text:p>
          </table:table-cell>
        </table:table-row>
        <table:table-row table:style-name="ro1">
          <table:table-cell table:number-columns-repeated="2"/>
          <table:table-cell office:value-type="float" office:value="0.32" calcext:value-type="float">
            <text:p>0.32</text:p>
          </table:table-cell>
          <table:table-cell table:formula="of:=[.$A$7]*[.C33]^5+[.$A$6]*[.C33]^4+[.$A$5]*[.C33]^3+[.$A$4]*[.C33]^2+[.$A$3]*[.C33]+[.$A$2]" office:value-type="float" office:value="0.00178653407945632" calcext:value-type="float">
            <text:p>0.0017865341</text:p>
          </table:table-cell>
          <table:table-cell table:formula="of:=[.$A$13]*[.C33]^5+[.$A$12]*[.C33]^4+[.$A$11]*[.C33]^3+[.$A$10]*[.C33]^2+[.$A$9]*[.C33]+[.$A$8]" office:value-type="float" office:value="-0.0159317232048928" calcext:value-type="float">
            <text:p>-0.0159317232</text:p>
          </table:table-cell>
          <table:table-cell table:formula="of:=[.$A$7]*[.C33]^4*5+[.$A$6]*[.C33]^3*4+[.$A$5]*[.C33]^2*3+[.$A$4]*[.C33]*2+[.$A$3]" office:value-type="float" office:value="0.01273422772848" calcext:value-type="float">
            <text:p>0.0127342277</text:p>
          </table:table-cell>
          <table:table-cell table:formula="of:=[.$A$13]*[.C33]^4*5+[.$A$12]*[.C33]^3*4+[.$A$11]*[.C33]^2*3+[.$A$10]*[.C33]*2+[.$A$9]" office:value-type="float" office:value="-0.1133242264992" calcext:value-type="float">
            <text:p>-0.1133242265</text:p>
          </table:table-cell>
        </table:table-row>
        <table:table-row table:style-name="ro1">
          <table:table-cell table:number-columns-repeated="2"/>
          <table:table-cell office:value-type="float" office:value="0.33" calcext:value-type="float">
            <text:p>0.33</text:p>
          </table:table-cell>
          <table:table-cell table:formula="of:=[.$A$7]*[.C34]^5+[.$A$6]*[.C34]^4+[.$A$5]*[.C34]^3+[.$A$4]*[.C34]^2+[.$A$3]*[.C34]+[.$A$2]" office:value-type="float" office:value="0.00191749248501293" calcext:value-type="float">
            <text:p>0.0019174925</text:p>
          </table:table-cell>
          <table:table-cell table:formula="of:=[.$A$13]*[.C34]^5+[.$A$12]*[.C34]^4+[.$A$11]*[.C34]^3+[.$A$10]*[.C34]^2+[.$A$9]*[.C34]+[.$A$8]" office:value-type="float" office:value="-0.0170972964410647" calcext:value-type="float">
            <text:p>-0.0170972964</text:p>
          </table:table-cell>
          <table:table-cell table:formula="of:=[.$A$7]*[.C34]^4*5+[.$A$6]*[.C34]^3*4+[.$A$5]*[.C34]^2*3+[.$A$4]*[.C34]*2+[.$A$3]" office:value-type="float" office:value="0.013464507319505" calcext:value-type="float">
            <text:p>0.0134645073</text:p>
          </table:table-cell>
          <table:table-cell table:formula="of:=[.$A$13]*[.C34]^4*5+[.$A$12]*[.C34]^3*4+[.$A$11]*[.C34]^2*3+[.$A$10]*[.C34]*2+[.$A$9]" office:value-type="float" office:value="-0.11985344010895" calcext:value-type="float">
            <text:p>-0.1198534401</text:p>
          </table:table-cell>
        </table:table-row>
        <table:table-row table:style-name="ro1">
          <table:table-cell table:number-columns-repeated="2"/>
          <table:table-cell office:value-type="float" office:value="0.34" calcext:value-type="float">
            <text:p>0.34</text:p>
          </table:table-cell>
          <table:table-cell table:formula="of:=[.$A$7]*[.C35]^5+[.$A$6]*[.C35]^4+[.$A$5]*[.C35]^3+[.$A$4]*[.C35]^2+[.$A$3]*[.C35]+[.$A$2]" office:value-type="float" office:value="0.00205596911921024" calcext:value-type="float">
            <text:p>0.0020559691</text:p>
          </table:table-cell>
          <table:table-cell table:formula="of:=[.$A$13]*[.C35]^5+[.$A$12]*[.C35]^4+[.$A$11]*[.C35]^3+[.$A$10]*[.C35]^2+[.$A$9]*[.C35]+[.$A$8]" office:value-type="float" office:value="-0.0183300853048896" calcext:value-type="float">
            <text:p>-0.0183300853</text:p>
          </table:table-cell>
          <table:table-cell table:formula="of:=[.$A$7]*[.C35]^4*5+[.$A$6]*[.C35]^3*4+[.$A$5]*[.C35]^2*3+[.$A$4]*[.C35]*2+[.$A$3]" office:value-type="float" office:value="0.01423825590648" calcext:value-type="float">
            <text:p>0.0142382559</text:p>
          </table:table-cell>
          <table:table-cell table:formula="of:=[.$A$13]*[.C35]^4*5+[.$A$12]*[.C35]^3*4+[.$A$11]*[.C35]^2*3+[.$A$10]*[.C35]*2+[.$A$9]" office:value-type="float" office:value="-0.1267706499192" calcext:value-type="float">
            <text:p>-0.126770649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/GenerateWalkPattern 0.1 0 0 0 0 0 0 1 1.csv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係数</text:p>
          </table:table-cell>
          <table:table-cell/>
          <table:table-cell office:value-type="string" calcext:value-type="string">
            <text:p>時間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'</text:p>
          </table:table-cell>
          <table:table-cell office:value-type="string" calcext:value-type="string">
            <text:p>y'</text:p>
          </table:table-cell>
        </table:table-row>
        <table:table-row table:style-name="ro1">
          <table:table-cell table:style-name="ce2" office:value-type="float" office:value="0.00205596911921024" calcext:value-type="float">
            <text:p>2.06E-03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$A$7]*[.C2]^5+[.$A$6]*[.C2]^4+[.$A$5]*[.C2]^3+[.$A$4]*[.C2]^2+[.$A$3]*[.C2]+[.$A$2]" office:value-type="float" office:value="0.00217004684283054" calcext:value-type="float">
            <text:p>0.0021700468</text:p>
          </table:table-cell>
          <table:table-cell table:formula="of:=[.$A$13]*[.C2]^5+[.$A$12]*[.C2]^4+[.$A$11]*[.C2]^3+[.$A$10]*[.C2]^2+[.$A$9]*[.C2]+[.$A$8]" office:value-type="float" office:value="-0.019380312379461" calcext:value-type="float">
            <text:p>-0.0193803124</text:p>
          </table:table-cell>
          <table:table-cell table:formula="of:=[.$A$7]*[.C2]^4*5+[.$A$6]*[.C2]^3*4+[.$A$5]*[.C2]^2*3+[.$A$4]*[.C2]*2+[.$A$3]" office:value-type="float" office:value="0.01200792396505" calcext:value-type="float">
            <text:p>0.012007924</text:p>
          </table:table-cell>
          <table:table-cell table:formula="of:=[.$A$13]*[.C2]^4*5+[.$A$12]*[.C2]^3*4+[.$A$11]*[.C2]^2*3+[.$A$10]*[.C2]*2+[.$A$9]" office:value-type="float" office:value="-0.1001038970187" calcext:value-type="float">
            <text:p>-0.100103897</text:p>
          </table:table-cell>
        </table:table-row>
        <table:table-row table:style-name="ro1">
          <table:table-cell table:style-name="ce3" office:value-type="float" office:value="0.0108138" calcext:value-type="float">
            <text:p>1.08E-02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$A$7]*[.C3]^5+[.$A$6]*[.C3]^4+[.$A$5]*[.C3]^3+[.$A$4]*[.C3]^2+[.$A$3]*[.C3]+[.$A$2]" office:value-type="float" office:value="0.00229625356624384" calcext:value-type="float">
            <text:p>0.0022962536</text:p>
          </table:table-cell>
          <table:table-cell table:formula="of:=[.$A$13]*[.C3]^5+[.$A$12]*[.C3]^4+[.$A$11]*[.C3]^3+[.$A$10]*[.C3]^2+[.$A$9]*[.C3]+[.$A$8]" office:value-type="float" office:value="-0.0203328675284544" calcext:value-type="float">
            <text:p>-0.0203328675</text:p>
          </table:table-cell>
          <table:table-cell table:formula="of:=[.$A$7]*[.C3]^4*5+[.$A$6]*[.C3]^3*4+[.$A$5]*[.C3]^2*3+[.$A$4]*[.C3]*2+[.$A$3]" office:value-type="float" office:value="0.0132398556376" calcext:value-type="float">
            <text:p>0.0132398556</text:p>
          </table:table-cell>
          <table:table-cell table:formula="of:=[.$A$13]*[.C3]^4*5+[.$A$12]*[.C3]^3*4+[.$A$11]*[.C3]^2*3+[.$A$10]*[.C3]*2+[.$A$9]" office:value-type="float" office:value="-0.0904410417552" calcext:value-type="float">
            <text:p>-0.0904410418</text:p>
          </table:table-cell>
        </table:table-row>
        <table:table-row table:style-name="ro1">
          <table:table-cell table:style-name="ce4" office:value-type="float" office:value="0.0587844" calcext:value-type="float">
            <text:p>0.0587844</text:p>
          </table:table-cell>
          <table:table-cell/>
          <table:table-cell office:value-type="float" office:value="0.03" calcext:value-type="float">
            <text:p>0.03</text:p>
          </table:table-cell>
          <table:table-cell table:formula="of:=[.$A$7]*[.C4]^5+[.$A$6]*[.C4]^4+[.$A$5]*[.C4]^3+[.$A$4]*[.C4]^2+[.$A$3]*[.C4]+[.$A$2]" office:value-type="float" office:value="0.00243497590628114" calcext:value-type="float">
            <text:p>0.0024349759</text:p>
          </table:table-cell>
          <table:table-cell table:formula="of:=[.$A$13]*[.C4]^5+[.$A$12]*[.C4]^4+[.$A$11]*[.C4]^3+[.$A$10]*[.C4]^2+[.$A$9]*[.C4]+[.$A$8]" office:value-type="float" office:value="-0.0211897841731998" calcext:value-type="float">
            <text:p>-0.0211897842</text:p>
          </table:table-cell>
          <table:table-cell table:formula="of:=[.$A$7]*[.C4]^4*5+[.$A$6]*[.C4]^3*4+[.$A$5]*[.C4]^2*3+[.$A$4]*[.C4]*2+[.$A$3]" office:value-type="float" office:value="0.01451138990745" calcext:value-type="float">
            <text:p>0.0145113899</text:p>
          </table:table-cell>
          <table:table-cell table:formula="of:=[.$A$13]*[.C4]^4*5+[.$A$12]*[.C4]^3*4+[.$A$11]*[.C4]^2*3+[.$A$10]*[.C4]*2+[.$A$9]" office:value-type="float" office:value="-0.0809734368427" calcext:value-type="float">
            <text:p>-0.0809734368</text:p>
          </table:table-cell>
        </table:table-row>
        <table:table-row table:style-name="ro1">
          <table:table-cell table:style-name="ce4" office:value-type="float" office:value="0.0608183" calcext:value-type="float">
            <text:p>0.0608183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[.$A$7]*[.C5]^5+[.$A$6]*[.C5]^4+[.$A$5]*[.C5]^3+[.$A$4]*[.C5]^2+[.$A$3]*[.C5]+[.$A$2]" office:value-type="float" office:value="0.00258662103682944" calcext:value-type="float">
            <text:p>0.002586621</text:p>
          </table:table-cell>
          <table:table-cell table:formula="of:=[.$A$13]*[.C5]^5+[.$A$12]*[.C5]^4+[.$A$11]*[.C5]^3+[.$A$10]*[.C5]^2+[.$A$9]*[.C5]+[.$A$8]" office:value-type="float" office:value="-0.0219529301754432" calcext:value-type="float">
            <text:p>-0.0219529302</text:p>
          </table:table-cell>
          <table:table-cell table:formula="of:=[.$A$7]*[.C5]^4*5+[.$A$6]*[.C5]^3*4+[.$A$5]*[.C5]^2*3+[.$A$4]*[.C5]*2+[.$A$3]" office:value-type="float" office:value="0.015824843296" calcext:value-type="float">
            <text:p>0.0158248433</text:p>
          </table:table-cell>
          <table:table-cell table:formula="of:=[.$A$13]*[.C5]^4*5+[.$A$12]*[.C5]^3*4+[.$A$11]*[.C5]^2*3+[.$A$10]*[.C5]*2+[.$A$9]" office:value-type="float" office:value="-0.0716839677312" calcext:value-type="float">
            <text:p>-0.0716839677</text:p>
          </table:table-cell>
        </table:table-row>
        <table:table-row table:style-name="ro1">
          <table:table-cell table:style-name="ce4" office:value-type="float" office:value="0.0421851" calcext:value-type="float">
            <text:p>0.0421851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[.$A$7]*[.C6]^5+[.$A$6]*[.C6]^4+[.$A$5]*[.C6]^3+[.$A$4]*[.C6]^2+[.$A$3]*[.C6]+[.$A$2]" office:value-type="float" office:value="0.00275162190514774" calcext:value-type="float">
            <text:p>0.0027516219</text:p>
          </table:table-cell>
          <table:table-cell table:formula="of:=[.$A$13]*[.C6]^5+[.$A$12]*[.C6]^4+[.$A$11]*[.C6]^3+[.$A$10]*[.C6]^2+[.$A$9]*[.C6]+[.$A$8]" office:value-type="float" office:value="-0.0226239966655146" calcext:value-type="float">
            <text:p>-0.0226239967</text:p>
          </table:table-cell>
          <table:table-cell table:formula="of:=[.$A$7]*[.C6]^4*5+[.$A$6]*[.C6]^3*4+[.$A$5]*[.C6]^2*3+[.$A$4]*[.C6]*2+[.$A$3]" office:value-type="float" office:value="0.01718305395625" calcext:value-type="float">
            <text:p>0.017183054</text:p>
          </table:table-cell>
          <table:table-cell table:formula="of:=[.$A$13]*[.C6]^4*5+[.$A$12]*[.C6]^3*4+[.$A$11]*[.C6]^2*3+[.$A$10]*[.C6]*2+[.$A$9]" office:value-type="float" office:value="-0.0625544026875" calcext:value-type="float">
            <text:p>-0.0625544027</text:p>
          </table:table-cell>
        </table:table-row>
        <table:table-row table:style-name="ro1">
          <table:table-cell table:style-name="ce4" office:value-type="float" office:value="0.434693" calcext:value-type="float">
            <text:p>0.434693</text:p>
          </table:table-cell>
          <table:table-cell/>
          <table:table-cell office:value-type="float" office:value="0.06" calcext:value-type="float">
            <text:p>0.06</text:p>
          </table:table-cell>
          <table:table-cell table:formula="of:=[.$A$7]*[.C7]^5+[.$A$6]*[.C7]^4+[.$A$5]*[.C7]^3+[.$A$4]*[.C7]^2+[.$A$3]*[.C7]+[.$A$2]" office:value-type="float" office:value="0.00293044244818304" calcext:value-type="float">
            <text:p>0.0029304424</text:p>
          </table:table-cell>
          <table:table-cell table:formula="of:=[.$A$13]*[.C7]^5+[.$A$12]*[.C7]^4+[.$A$11]*[.C7]^3+[.$A$10]*[.C7]^2+[.$A$9]*[.C7]+[.$A$8]" office:value-type="float" office:value="-0.023204486870496" calcext:value-type="float">
            <text:p>-0.0232044869</text:p>
          </table:table-cell>
          <table:table-cell table:formula="of:=[.$A$7]*[.C7]^4*5+[.$A$6]*[.C7]^3*4+[.$A$5]*[.C7]^2*3+[.$A$4]*[.C7]*2+[.$A$3]" office:value-type="float" office:value="0.0185893816728" calcext:value-type="float">
            <text:p>0.0185893817</text:p>
          </table:table-cell>
          <table:table-cell table:formula="of:=[.$A$13]*[.C7]^4*5+[.$A$12]*[.C7]^3*4+[.$A$11]*[.C7]^2*3+[.$A$10]*[.C7]*2+[.$A$9]" office:value-type="float" office:value="-0.0535653927952" calcext:value-type="float">
            <text:p>-0.0535653928</text:p>
          </table:table-cell>
        </table:table-row>
        <table:table-row table:style-name="ro1">
          <table:table-cell table:style-name="ce3" office:value-type="float" office:value="-0.0183300853048896" calcext:value-type="float">
            <text:p>-1.83E-02</text:p>
          </table:table-cell>
          <table:table-cell/>
          <table:table-cell office:value-type="float" office:value="0.07" calcext:value-type="float">
            <text:p>0.07</text:p>
          </table:table-cell>
          <table:table-cell table:formula="of:=[.$A$7]*[.C8]^5+[.$A$6]*[.C8]^4+[.$A$5]*[.C8]^3+[.$A$4]*[.C8]^2+[.$A$3]*[.C8]+[.$A$2]" office:value-type="float" office:value="0.00312358280888634" calcext:value-type="float">
            <text:p>0.0031235828</text:p>
          </table:table-cell>
          <table:table-cell table:formula="of:=[.$A$13]*[.C8]^5+[.$A$12]*[.C8]^4+[.$A$11]*[.C8]^3+[.$A$10]*[.C8]^2+[.$A$9]*[.C8]+[.$A$8]" office:value-type="float" office:value="-0.0236957049423894" calcext:value-type="float">
            <text:p>-0.0236957049</text:p>
          </table:table-cell>
          <table:table-cell table:formula="of:=[.$A$7]*[.C8]^4*5+[.$A$6]*[.C8]^3*4+[.$A$5]*[.C8]^2*3+[.$A$4]*[.C8]*2+[.$A$3]" office:value-type="float" office:value="0.02004770786185" calcext:value-type="float">
            <text:p>0.0200477079</text:p>
          </table:table-cell>
          <table:table-cell table:formula="of:=[.$A$13]*[.C8]^4*5+[.$A$12]*[.C8]^3*4+[.$A$11]*[.C8]^2*3+[.$A$10]*[.C8]*2+[.$A$9]" office:value-type="float" office:value="-0.0446964719547" calcext:value-type="float">
            <text:p>-0.044696472</text:p>
          </table:table-cell>
        </table:table-row>
        <table:table-row table:style-name="ro1">
          <table:table-cell table:style-name="ce4" office:value-type="float" office:value="-0.109978" calcext:value-type="float">
            <text:p>-0.109978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[.$A$7]*[.C9]^5+[.$A$6]*[.C9]^4+[.$A$5]*[.C9]^3+[.$A$4]*[.C9]^2+[.$A$3]*[.C9]+[.$A$2]" office:value-type="float" office:value="0.00333158455252864" calcext:value-type="float">
            <text:p>0.0033315846</text:p>
          </table:table-cell>
          <table:table-cell table:formula="of:=[.$A$13]*[.C9]^5+[.$A$12]*[.C9]^4+[.$A$11]*[.C9]^3+[.$A$10]*[.C9]^2+[.$A$9]*[.C9]+[.$A$8]" office:value-type="float" office:value="-0.0240987447862848" calcext:value-type="float">
            <text:p>-0.0240987448</text:p>
          </table:table-cell>
          <table:table-cell table:formula="of:=[.$A$7]*[.C9]^4*5+[.$A$6]*[.C9]^3*4+[.$A$5]*[.C9]^2*3+[.$A$4]*[.C9]*2+[.$A$3]" office:value-type="float" office:value="0.0215624355712" calcext:value-type="float">
            <text:p>0.0215624356</text:p>
          </table:table-cell>
          <table:table-cell table:formula="of:=[.$A$13]*[.C9]^4*5+[.$A$12]*[.C9]^3*4+[.$A$11]*[.C9]^2*3+[.$A$10]*[.C9]*2+[.$A$9]" office:value-type="float" office:value="-0.0359260568832" calcext:value-type="float">
            <text:p>-0.0359260569</text:p>
          </table:table-cell>
        </table:table-row>
        <table:table-row table:style-name="ro1">
          <table:table-cell table:style-name="ce4" office:value-type="float" office:value="0.499239" calcext:value-type="float">
            <text:p>0.499239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$A$7]*[.C10]^5+[.$A$6]*[.C10]^4+[.$A$5]*[.C10]^3+[.$A$4]*[.C10]^2+[.$A$3]*[.C10]+[.$A$2]" office:value-type="float" office:value="0.00355503588301694" calcext:value-type="float">
            <text:p>0.0035550359</text:p>
          </table:table-cell>
          <table:table-cell table:formula="of:=[.$A$13]*[.C10]^5+[.$A$12]*[.C10]^4+[.$A$11]*[.C10]^3+[.$A$10]*[.C10]^2+[.$A$9]*[.C10]+[.$A$8]" office:value-type="float" office:value="-0.0244144788885282" calcext:value-type="float">
            <text:p>-0.0244144789</text:p>
          </table:table-cell>
          <table:table-cell table:formula="of:=[.$A$7]*[.C10]^4*5+[.$A$6]*[.C10]^3*4+[.$A$5]*[.C10]^2*3+[.$A$4]*[.C10]*2+[.$A$3]" office:value-type="float" office:value="0.02313848948025" calcext:value-type="float">
            <text:p>0.0231384895</text:p>
          </table:table-cell>
          <table:table-cell table:formula="of:=[.$A$13]*[.C10]^4*5+[.$A$12]*[.C10]^3*4+[.$A$11]*[.C10]^2*3+[.$A$10]*[.C10]*2+[.$A$9]" office:value-type="float" office:value="-0.0272314471147" calcext:value-type="float">
            <text:p>-0.0272314471</text:p>
          </table:table-cell>
        </table:table-row>
        <table:table-row table:style-name="ro1">
          <table:table-cell table:style-name="ce4" office:value-type="float" office:value="-0.377035" calcext:value-type="float">
            <text:p>-0.377035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$A$7]*[.C11]^5+[.$A$6]*[.C11]^4+[.$A$5]*[.C11]^3+[.$A$4]*[.C11]^2+[.$A$3]*[.C11]+[.$A$2]" office:value-type="float" office:value="0.00379457685921024" calcext:value-type="float">
            <text:p>0.0037945769</text:p>
          </table:table-cell>
          <table:table-cell table:formula="of:=[.$A$13]*[.C11]^5+[.$A$12]*[.C11]^4+[.$A$11]*[.C11]^3+[.$A$10]*[.C11]^2+[.$A$9]*[.C11]+[.$A$8]" office:value-type="float" office:value="-0.0246435471448896" calcext:value-type="float">
            <text:p>-0.0246435471</text:p>
          </table:table-cell>
          <table:table-cell table:formula="of:=[.$A$7]*[.C11]^4*5+[.$A$6]*[.C11]^3*4+[.$A$5]*[.C11]^2*3+[.$A$4]*[.C11]*2+[.$A$3]" office:value-type="float" office:value="0.0247813159" calcext:value-type="float">
            <text:p>0.0247813159</text:p>
          </table:table-cell>
          <table:table-cell table:formula="of:=[.$A$13]*[.C11]^4*5+[.$A$12]*[.C11]^3*4+[.$A$11]*[.C11]^2*3+[.$A$10]*[.C11]*2+[.$A$9]" office:value-type="float" office:value="-0.018588825" calcext:value-type="float">
            <text:p>-0.018588825</text:p>
          </table:table-cell>
        </table:table-row>
        <table:table-row table:style-name="ro1">
          <table:table-cell table:style-name="ce4" office:value-type="float" office:value="0.596733" calcext:value-type="float">
            <text:p>0.596733</text:p>
          </table:table-cell>
          <table:table-cell/>
          <table:table-cell office:value-type="float" office:value="0.11" calcext:value-type="float">
            <text:p>0.11</text:p>
          </table:table-cell>
          <table:table-cell table:formula="of:=[.$A$7]*[.C12]^5+[.$A$6]*[.C12]^4+[.$A$5]*[.C12]^3+[.$A$4]*[.C12]^2+[.$A$3]*[.C12]+[.$A$2]" office:value-type="float" office:value="0.00405090461123554" calcext:value-type="float">
            <text:p>0.0040509046</text:p>
          </table:table-cell>
          <table:table-cell table:formula="of:=[.$A$13]*[.C12]^5+[.$A$12]*[.C12]^4+[.$A$11]*[.C12]^3+[.$A$10]*[.C12]^2+[.$A$9]*[.C12]+[.$A$8]" office:value-type="float" office:value="-0.024786345688731" calcext:value-type="float">
            <text:p>-0.0247863457</text:p>
          </table:table-cell>
          <table:table-cell table:formula="of:=[.$A$7]*[.C12]^4*5+[.$A$6]*[.C12]^3*4+[.$A$5]*[.C12]^2*3+[.$A$4]*[.C12]*2+[.$A$3]" office:value-type="float" office:value="0.02649688277305" calcext:value-type="float">
            <text:p>0.0264968828</text:p>
          </table:table-cell>
          <table:table-cell table:formula="of:=[.$A$13]*[.C12]^4*5+[.$A$12]*[.C12]^3*4+[.$A$11]*[.C12]^2*3+[.$A$10]*[.C12]*2+[.$A$9]" office:value-type="float" office:value="-0.00997325570669999" calcext:value-type="float">
            <text:p>-0.0099732557</text:p>
          </table:table-cell>
        </table:table-row>
        <table:table-row table:style-name="ro1">
          <table:table-cell table:style-name="ce5" office:value-type="float" office:value="0.930986" calcext:value-type="float">
            <text:p>0.930986</text:p>
          </table:table-cell>
          <table:table-cell/>
          <table:table-cell office:value-type="float" office:value="0.12" calcext:value-type="float">
            <text:p>0.12</text:p>
          </table:table-cell>
          <table:table-cell table:formula="of:=[.$A$7]*[.C13]^5+[.$A$6]*[.C13]^4+[.$A$5]*[.C13]^3+[.$A$4]*[.C13]^2+[.$A$3]*[.C13]+[.$A$2]" office:value-type="float" office:value="0.00432477855680384" calcext:value-type="float">
            <text:p>0.0043247786</text:p>
          </table:table-cell>
          <table:table-cell table:formula="of:=[.$A$13]*[.C13]^5+[.$A$12]*[.C13]^4+[.$A$11]*[.C13]^3+[.$A$10]*[.C13]^2+[.$A$9]*[.C13]+[.$A$8]" office:value-type="float" office:value="-0.0248430157191744" calcext:value-type="float">
            <text:p>-0.0248430157</text:p>
          </table:table-cell>
          <table:table-cell table:formula="of:=[.$A$7]*[.C13]^4*5+[.$A$6]*[.C13]^3*4+[.$A$5]*[.C13]^2*3+[.$A$4]*[.C13]*2+[.$A$3]" office:value-type="float" office:value="0.0282916796736" calcext:value-type="float">
            <text:p>0.0282916797</text:p>
          </table:table-cell>
          <table:table-cell table:formula="of:=[.$A$13]*[.C13]^4*5+[.$A$12]*[.C13]^3*4+[.$A$11]*[.C13]^2*3+[.$A$10]*[.C13]*2+[.$A$9]" office:value-type="float" office:value="-0.0013586872192" calcext:value-type="float">
            <text:p>-0.0013586872</text:p>
          </table:table-cell>
        </table:table-row>
        <table:table-row table:style-name="ro1">
          <table:table-cell table:number-columns-repeated="2"/>
          <table:table-cell office:value-type="float" office:value="0.13" calcext:value-type="float">
            <text:p>0.13</text:p>
          </table:table-cell>
          <table:table-cell table:formula="of:=[.$A$7]*[.C14]^5+[.$A$6]*[.C14]^4+[.$A$5]*[.C14]^3+[.$A$4]*[.C14]^2+[.$A$3]*[.C14]+[.$A$2]" office:value-type="float" office:value="0.00461702561752614" calcext:value-type="float">
            <text:p>0.0046170256</text:p>
          </table:table-cell>
          <table:table-cell table:formula="of:=[.$A$13]*[.C14]^5+[.$A$12]*[.C14]^4+[.$A$11]*[.C14]^3+[.$A$10]*[.C14]^2+[.$A$9]*[.C14]+[.$A$8]" office:value-type="float" office:value="-0.0248134323292698" calcext:value-type="float">
            <text:p>-0.0248134323</text:p>
          </table:table-cell>
          <table:table-cell table:formula="of:=[.$A$7]*[.C14]^4*5+[.$A$6]*[.C14]^3*4+[.$A$5]*[.C14]^2*3+[.$A$4]*[.C14]*2+[.$A$3]" office:value-type="float" office:value="0.03017271780745" calcext:value-type="float">
            <text:p>0.0301727178</text:p>
          </table:table-cell>
          <table:table-cell table:formula="of:=[.$A$13]*[.C14]^4*5+[.$A$12]*[.C14]^3*4+[.$A$11]*[.C14]^2*3+[.$A$10]*[.C14]*2+[.$A$9]" office:value-type="float" office:value="0.00728204966130001" calcext:value-type="float">
            <text:p>0.0072820497</text:p>
          </table:table-cell>
        </table:table-row>
        <table:table-row table:style-name="ro1">
          <table:table-cell office:value-type="string" calcext:value-type="string">
            <text:p>次の目標位置</text:p>
          </table:table-cell>
          <table:table-cell/>
          <table:table-cell office:value-type="float" office:value="0.14" calcext:value-type="float">
            <text:p>0.14</text:p>
          </table:table-cell>
          <table:table-cell table:formula="of:=[.$A$7]*[.C15]^5+[.$A$6]*[.C15]^4+[.$A$5]*[.C15]^3+[.$A$4]*[.C15]^2+[.$A$3]*[.C15]+[.$A$2]" office:value-type="float" office:value="0.00492854543522944" calcext:value-type="float">
            <text:p>0.0049285454</text:p>
          </table:table-cell>
          <table:table-cell table:formula="of:=[.$A$13]*[.C15]^5+[.$A$12]*[.C15]^4+[.$A$11]*[.C15]^3+[.$A$10]*[.C15]^2+[.$A$9]*[.C15]+[.$A$8]" office:value-type="float" office:value="-0.0246971933341632" calcext:value-type="float">
            <text:p>-0.0246971933</text:p>
          </table:table-cell>
          <table:table-cell table:formula="of:=[.$A$7]*[.C15]^4*5+[.$A$6]*[.C15]^3*4+[.$A$5]*[.C15]^2*3+[.$A$4]*[.C15]*2+[.$A$3]" office:value-type="float" office:value="0.032147530012" calcext:value-type="float">
            <text:p>0.03214753</text:p>
          </table:table-cell>
          <table:table-cell table:formula="of:=[.$A$13]*[.C15]^4*5+[.$A$12]*[.C15]^3*4+[.$A$11]*[.C15]^2*3+[.$A$10]*[.C15]*2+[.$A$9]" office:value-type="float" office:value="0.0159772413168" calcext:value-type="float">
            <text:p>0.0159772413</text:p>
          </table:table-cell>
        </table:table-row>
        <table:table-row table:style-name="ro1">
          <table:table-cell table:style-name="ce6" office:value-type="float" office:value="0.03" calcext:value-type="float">
            <text:p>0.03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[.$A$7]*[.C16]^5+[.$A$6]*[.C16]^4+[.$A$5]*[.C16]^3+[.$A$4]*[.C16]^2+[.$A$3]*[.C16]+[.$A$2]" office:value-type="float" office:value="0.00526031558827274" calcext:value-type="float">
            <text:p>0.0052603156</text:p>
          </table:table-cell>
          <table:table-cell table:formula="of:=[.$A$13]*[.C16]^5+[.$A$12]*[.C16]^4+[.$A$11]*[.C16]^3+[.$A$10]*[.C16]^2+[.$A$9]*[.C16]+[.$A$8]" office:value-type="float" office:value="-0.0244936080992646" calcext:value-type="float">
            <text:p>-0.0244936081</text:p>
          </table:table-cell>
          <table:table-cell table:formula="of:=[.$A$7]*[.C16]^4*5+[.$A$6]*[.C16]^3*4+[.$A$5]*[.C16]^2*3+[.$A$4]*[.C16]*2+[.$A$3]" office:value-type="float" office:value="0.03422417075625" calcext:value-type="float">
            <text:p>0.0342241708</text:p>
          </table:table-cell>
          <table:table-cell table:formula="of:=[.$A$13]*[.C16]^4*5+[.$A$12]*[.C16]^3*4+[.$A$11]*[.C16]^2*3+[.$A$10]*[.C16]*2+[.$A$9]" office:value-type="float" office:value="0.0247562913125" calcext:value-type="float">
            <text:p>0.0247562913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/>
          <table:table-cell office:value-type="float" office:value="0.16" calcext:value-type="float">
            <text:p>0.16</text:p>
          </table:table-cell>
          <table:table-cell table:formula="of:=[.$A$7]*[.C17]^5+[.$A$6]*[.C17]^4+[.$A$5]*[.C17]^3+[.$A$4]*[.C17]^2+[.$A$3]*[.C17]+[.$A$2]" office:value-type="float" office:value="0.00561339680786304" calcext:value-type="float">
            <text:p>0.0056133968</text:p>
          </table:table-cell>
          <table:table-cell table:formula="of:=[.$A$13]*[.C17]^5+[.$A$12]*[.C17]^4+[.$A$11]*[.C17]^3+[.$A$10]*[.C17]^2+[.$A$9]*[.C17]+[.$A$8]" office:value-type="float" office:value="-0.024201686368416" calcext:value-type="float">
            <text:p>-0.0242016864</text:p>
          </table:table-cell>
          <table:table-cell table:formula="of:=[.$A$7]*[.C17]^4*5+[.$A$6]*[.C17]^3*4+[.$A$5]*[.C17]^2*3+[.$A$4]*[.C17]*2+[.$A$3]" office:value-type="float" office:value="0.0364112161408" calcext:value-type="float">
            <text:p>0.0364112161</text:p>
          </table:table-cell>
          <table:table-cell table:formula="of:=[.$A$13]*[.C17]^4*5+[.$A$12]*[.C17]^3*4+[.$A$11]*[.C17]^2*3+[.$A$10]*[.C17]*2+[.$A$9]" office:value-type="float" office:value="0.0336497203968" calcext:value-type="float">
            <text:p>0.0336497204</text:p>
          </table:table-cell>
        </table:table-row>
        <table:table-row table:style-name="ro1">
          <table:table-cell table:number-columns-repeated="2"/>
          <table:table-cell office:value-type="float" office:value="0.17" calcext:value-type="float">
            <text:p>0.17</text:p>
          </table:table-cell>
          <table:table-cell table:formula="of:=[.$A$7]*[.C18]^5+[.$A$6]*[.C18]^4+[.$A$5]*[.C18]^3+[.$A$4]*[.C18]^2+[.$A$3]*[.C18]+[.$A$2]" office:value-type="float" office:value="0.00598893819437134" calcext:value-type="float">
            <text:p>0.0059889382</text:p>
          </table:table-cell>
          <table:table-cell table:formula="of:=[.$A$13]*[.C18]^5+[.$A$12]*[.C18]^4+[.$A$11]*[.C18]^3+[.$A$10]*[.C18]^2+[.$A$9]*[.C18]+[.$A$8]" office:value-type="float" office:value="-0.0238201270920594" calcext:value-type="float">
            <text:p>-0.0238201271</text:p>
          </table:table-cell>
          <table:table-cell table:formula="of:=[.$A$7]*[.C18]^4*5+[.$A$6]*[.C18]^3*4+[.$A$5]*[.C18]^2*3+[.$A$4]*[.C18]*2+[.$A$3]" office:value-type="float" office:value="0.03871776389785" calcext:value-type="float">
            <text:p>0.0387177639</text:p>
          </table:table-cell>
          <table:table-cell table:formula="of:=[.$A$13]*[.C18]^4*5+[.$A$12]*[.C18]^3*4+[.$A$11]*[.C18]^2*3+[.$A$10]*[.C18]*2+[.$A$9]" office:value-type="float" office:value="0.0426891665013" calcext:value-type="float">
            <text:p>0.0426891665</text:p>
          </table:table-cell>
        </table:table-row>
        <table:table-row table:style-name="ro1">
          <table:table-cell office:value-type="string" calcext:value-type="string">
            <text:p>速度</text:p>
          </table:table-cell>
          <table:table-cell/>
          <table:table-cell office:value-type="float" office:value="0.18" calcext:value-type="float">
            <text:p>0.18</text:p>
          </table:table-cell>
          <table:table-cell table:formula="of:=[.$A$7]*[.C19]^5+[.$A$6]*[.C19]^4+[.$A$5]*[.C19]^3+[.$A$4]*[.C19]^2+[.$A$3]*[.C19]+[.$A$2]" office:value-type="float" office:value="0.00638818243364864" calcext:value-type="float">
            <text:p>0.0063881824</text:p>
          </table:table-cell>
          <table:table-cell table:formula="of:=[.$A$13]*[.C19]^5+[.$A$12]*[.C19]^4+[.$A$11]*[.C19]^3+[.$A$10]*[.C19]^2+[.$A$9]*[.C19]+[.$A$8]" office:value-type="float" office:value="-0.0233473072554048" calcext:value-type="float">
            <text:p>-0.0233473073</text:p>
          </table:table-cell>
          <table:table-cell table:formula="of:=[.$A$7]*[.C19]^4*5+[.$A$6]*[.C19]^3*4+[.$A$5]*[.C19]^2*3+[.$A$4]*[.C19]*2+[.$A$3]" office:value-type="float" office:value="0.0411534333912" calcext:value-type="float">
            <text:p>0.0411534334</text:p>
          </table:table-cell>
          <table:table-cell table:formula="of:=[.$A$13]*[.C19]^4*5+[.$A$12]*[.C19]^3*4+[.$A$11]*[.C19]^2*3+[.$A$10]*[.C19]*2+[.$A$9]" office:value-type="float" office:value="0.0519073847408" calcext:value-type="float">
            <text:p>0.0519073847</text:p>
          </table:table-cell>
        </table:table-row>
        <table:table-row table:style-name="ro1">
          <table:table-cell table:formula="of:=[.F35]" office:value-type="float" office:value="0.107555946364" calcext:value-type="float">
            <text:p>0.1075559464</text:p>
          </table:table-cell>
          <table:table-cell/>
          <table:table-cell office:value-type="float" office:value="0.19" calcext:value-type="float">
            <text:p>0.19</text:p>
          </table:table-cell>
          <table:table-cell table:formula="of:=[.$A$7]*[.C20]^5+[.$A$6]*[.C20]^4+[.$A$5]*[.C20]^3+[.$A$4]*[.C20]^2+[.$A$3]*[.C20]+[.$A$2]" office:value-type="float" office:value="0.00681247101334194" calcext:value-type="float">
            <text:p>0.006812471</text:p>
          </table:table-cell>
          <table:table-cell table:formula="of:=[.$A$13]*[.C20]^5+[.$A$12]*[.C20]^4+[.$A$11]*[.C20]^3+[.$A$10]*[.C20]^2+[.$A$9]*[.C20]+[.$A$8]" office:value-type="float" office:value="-0.0227812707065982" calcext:value-type="float">
            <text:p>-0.0227812707</text:p>
          </table:table-cell>
          <table:table-cell table:formula="of:=[.$A$7]*[.C20]^4*5+[.$A$6]*[.C20]^3*4+[.$A$5]*[.C20]^2*3+[.$A$4]*[.C20]*2+[.$A$3]" office:value-type="float" office:value="0.04372836561625" calcext:value-type="float">
            <text:p>0.0437283656</text:p>
          </table:table-cell>
          <table:table-cell table:formula="of:=[.$A$13]*[.C20]^4*5+[.$A$12]*[.C20]^3*4+[.$A$11]*[.C20]^2*3+[.$A$10]*[.C20]*2+[.$A$9]" office:value-type="float" office:value="0.0613382474133" calcext:value-type="float">
            <text:p>0.0613382474</text:p>
          </table:table-cell>
        </table:table-row>
        <table:table-row table:style-name="ro1">
          <table:table-cell table:formula="of:=[.G35]" office:value-type="float" office:value="0.2547702626928" calcext:value-type="float">
            <text:p>0.2547702627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$A$7]*[.C21]^5+[.$A$6]*[.C21]^4+[.$A$5]*[.C21]^3+[.$A$4]*[.C21]^2+[.$A$3]*[.C21]+[.$A$2]" office:value-type="float" office:value="0.00726324943921024" calcext:value-type="float">
            <text:p>0.0072632494</text:p>
          </table:table-cell>
          <table:table-cell table:formula="of:=[.$A$13]*[.C21]^5+[.$A$12]*[.C21]^4+[.$A$11]*[.C21]^3+[.$A$10]*[.C21]^2+[.$A$9]*[.C21]+[.$A$8]" office:value-type="float" office:value="-0.0221197169848896" calcext:value-type="float">
            <text:p>-0.022119717</text:p>
          </table:table-cell>
          <table:table-cell table:formula="of:=[.$A$7]*[.C21]^4*5+[.$A$6]*[.C21]^3*4+[.$A$5]*[.C21]^2*3+[.$A$4]*[.C21]*2+[.$A$3]" office:value-type="float" office:value="0.0464532232" calcext:value-type="float">
            <text:p>0.0464532232</text:p>
          </table:table-cell>
          <table:table-cell table:formula="of:=[.$A$13]*[.C21]^4*5+[.$A$12]*[.C21]^3*4+[.$A$11]*[.C21]^2*3+[.$A$10]*[.C21]*2+[.$A$9]" office:value-type="float" office:value="0.071016744" calcext:value-type="float">
            <text:p>0.071016744</text:p>
          </table:table-cell>
        </table:table-row>
        <table:table-row table:style-name="ro1">
          <table:table-cell table:number-columns-repeated="2"/>
          <table:table-cell office:value-type="float" office:value="0.21" calcext:value-type="float">
            <text:p>0.21</text:p>
          </table:table-cell>
          <table:table-cell table:formula="of:=[.$A$7]*[.C22]^5+[.$A$6]*[.C22]^4+[.$A$5]*[.C22]^3+[.$A$4]*[.C22]^2+[.$A$3]*[.C22]+[.$A$2]" office:value-type="float" office:value="0.00774207245144054" calcext:value-type="float">
            <text:p>0.0077420725</text:p>
          </table:table-cell>
          <table:table-cell table:formula="of:=[.$A$13]*[.C22]^5+[.$A$12]*[.C22]^4+[.$A$11]*[.C22]^3+[.$A$10]*[.C22]^2+[.$A$9]*[.C22]+[.$A$8]" office:value-type="float" office:value="-0.021359990148801" calcext:value-type="float">
            <text:p>-0.0213599901</text:p>
          </table:table-cell>
          <table:table-cell table:formula="of:=[.$A$7]*[.C22]^4*5+[.$A$6]*[.C22]^3*4+[.$A$5]*[.C22]^2*3+[.$A$4]*[.C22]*2+[.$A$3]" office:value-type="float" office:value="0.04933919040105" calcext:value-type="float">
            <text:p>0.0493391904</text:p>
          </table:table-cell>
          <table:table-cell table:formula="of:=[.$A$13]*[.C22]^4*5+[.$A$12]*[.C22]^3*4+[.$A$11]*[.C22]^2*3+[.$A$10]*[.C22]*2+[.$A$9]" office:value-type="float" office:value="0.0809789811653" calcext:value-type="float">
            <text:p>0.0809789812</text:p>
          </table:table-cell>
        </table:table-row>
        <table:table-row table:style-name="ro1">
          <table:table-cell office:value-type="string" calcext:value-type="string">
            <text:p>位置</text:p>
          </table:table-cell>
          <table:table-cell/>
          <table:table-cell office:value-type="float" office:value="0.22" calcext:value-type="float">
            <text:p>0.22</text:p>
          </table:table-cell>
          <table:table-cell table:formula="of:=[.$A$7]*[.C23]^5+[.$A$6]*[.C23]^4+[.$A$5]*[.C23]^3+[.$A$4]*[.C23]^2+[.$A$3]*[.C23]+[.$A$2]" office:value-type="float" office:value="0.00825060924096384" calcext:value-type="float">
            <text:p>0.0082506092</text:p>
          </table:table-cell>
          <table:table-cell table:formula="of:=[.$A$13]*[.C23]^5+[.$A$12]*[.C23]^4+[.$A$11]*[.C23]^3+[.$A$10]*[.C23]^2+[.$A$9]*[.C23]+[.$A$8]" office:value-type="float" office:value="-0.0204990676042944" calcext:value-type="float">
            <text:p>-0.0204990676</text:p>
          </table:table-cell>
          <table:table-cell table:formula="of:=[.$A$7]*[.C23]^4*5+[.$A$6]*[.C23]^3*4+[.$A$5]*[.C23]^2*3+[.$A$4]*[.C23]*2+[.$A$3]" office:value-type="float" office:value="0.0523979731096" calcext:value-type="float">
            <text:p>0.0523979731</text:p>
          </table:table-cell>
          <table:table-cell table:formula="of:=[.$A$13]*[.C23]^4*5+[.$A$12]*[.C23]^3*4+[.$A$11]*[.C23]^2*3+[.$A$10]*[.C23]*2+[.$A$9]" office:value-type="float" office:value="0.0912621827568" calcext:value-type="float">
            <text:p>0.0912621828</text:p>
          </table:table-cell>
        </table:table-row>
        <table:table-row table:style-name="ro1">
          <table:table-cell table:formula="of:=[.D35]-[.A16]" office:value-type="float" office:value="-0.0125426790231706" calcext:value-type="float">
            <text:p>-0.012542679</text:p>
          </table:table-cell>
          <table:table-cell/>
          <table:table-cell office:value-type="float" office:value="0.23" calcext:value-type="float">
            <text:p>0.23</text:p>
          </table:table-cell>
          <table:table-cell table:formula="of:=[.$A$7]*[.C24]^5+[.$A$6]*[.C24]^4+[.$A$5]*[.C24]^3+[.$A$4]*[.C24]^2+[.$A$3]*[.C24]+[.$A$2]" office:value-type="float" office:value="0.00879064866577114" calcext:value-type="float">
            <text:p>0.0087906487</text:p>
          </table:table-cell>
          <table:table-cell table:formula="of:=[.$A$13]*[.C24]^5+[.$A$12]*[.C24]^4+[.$A$11]*[.C24]^3+[.$A$10]*[.C24]^2+[.$A$9]*[.C24]+[.$A$8]" office:value-type="float" office:value="-0.0195335489329398" calcext:value-type="float">
            <text:p>-0.0195335489</text:p>
          </table:table-cell>
          <table:table-cell table:formula="of:=[.$A$7]*[.C24]^4*5+[.$A$6]*[.C24]^3*4+[.$A$5]*[.C24]^2*3+[.$A$4]*[.C24]*2+[.$A$3]" office:value-type="float" office:value="0.05564179884745" calcext:value-type="float">
            <text:p>0.0556417988</text:p>
          </table:table-cell>
          <table:table-cell table:formula="of:=[.$A$13]*[.C24]^4*5+[.$A$12]*[.C24]^3*4+[.$A$11]*[.C24]^2*3+[.$A$10]*[.C24]*2+[.$A$9]" office:value-type="float" office:value="0.1019046898053" calcext:value-type="float">
            <text:p>0.1019046898</text:p>
          </table:table-cell>
        </table:table-row>
        <table:table-row table:style-name="ro1">
          <table:table-cell table:formula="of:=[.E35]-[.A17]" office:value-type="float" office:value="-0.000625228277203186" calcext:value-type="float">
            <text:p>-0.0006252283</text:p>
          </table:table-cell>
          <table:table-cell/>
          <table:table-cell office:value-type="float" office:value="0.24" calcext:value-type="float">
            <text:p>0.24</text:p>
          </table:table-cell>
          <table:table-cell table:formula="of:=[.$A$7]*[.C25]^5+[.$A$6]*[.C25]^4+[.$A$5]*[.C25]^3+[.$A$4]*[.C25]^2+[.$A$3]*[.C25]+[.$A$2]" office:value-type="float" office:value="0.00936410446722944" calcext:value-type="float">
            <text:p>0.0093641045</text:p>
          </table:table-cell>
          <table:table-cell table:formula="of:=[.$A$13]*[.C25]^5+[.$A$12]*[.C25]^4+[.$A$11]*[.C25]^3+[.$A$10]*[.C25]^2+[.$A$9]*[.C25]+[.$A$8]" office:value-type="float" office:value="-0.0184596447200832" calcext:value-type="float">
            <text:p>-0.0184596447</text:p>
          </table:table-cell>
          <table:table-cell table:formula="of:=[.$A$7]*[.C25]^4*5+[.$A$6]*[.C25]^3*4+[.$A$5]*[.C25]^2*3+[.$A$4]*[.C25]*2+[.$A$3]" office:value-type="float" office:value="0.059083416768" calcext:value-type="float">
            <text:p>0.0590834168</text:p>
          </table:table-cell>
          <table:table-cell table:formula="of:=[.$A$13]*[.C25]^4*5+[.$A$12]*[.C25]^3*4+[.$A$11]*[.C25]^2*3+[.$A$10]*[.C25]*2+[.$A$9]" office:value-type="float" office:value="0.1129459605248" calcext:value-type="float">
            <text:p>0.1129459605</text:p>
          </table:table-cell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table:formula="of:=[.$A$7]*[.C26]^5+[.$A$6]*[.C26]^4+[.$A$5]*[.C26]^3+[.$A$4]*[.C26]^2+[.$A$3]*[.C26]+[.$A$2]" office:value-type="float" office:value="0.00997302048639774" calcext:value-type="float">
            <text:p>0.0099730205</text:p>
          </table:table-cell>
          <table:table-cell table:formula="of:=[.$A$13]*[.C26]^5+[.$A$12]*[.C26]^4+[.$A$11]*[.C26]^3+[.$A$10]*[.C26]^2+[.$A$9]*[.C26]+[.$A$8]" office:value-type="float" office:value="-0.0172731653830146" calcext:value-type="float">
            <text:p>-0.0172731654</text:p>
          </table:table-cell>
          <table:table-cell table:formula="of:=[.$A$7]*[.C26]^4*5+[.$A$6]*[.C26]^3*4+[.$A$5]*[.C26]^2*3+[.$A$4]*[.C26]*2+[.$A$3]" office:value-type="float" office:value="0.06273609765625" calcext:value-type="float">
            <text:p>0.0627360977</text:p>
          </table:table-cell>
          <table:table-cell table:formula="of:=[.$A$13]*[.C26]^4*5+[.$A$12]*[.C26]^3*4+[.$A$11]*[.C26]^2*3+[.$A$10]*[.C26]*2+[.$A$9]" office:value-type="float" office:value="0.1244265703125" calcext:value-type="float">
            <text:p>0.1244265703</text:p>
          </table:table-cell>
        </table:table-row>
        <table:table-row table:style-name="ro1">
          <table:table-cell table:number-columns-repeated="2"/>
          <table:table-cell office:value-type="float" office:value="0.26" calcext:value-type="float">
            <text:p>0.26</text:p>
          </table:table-cell>
          <table:table-cell table:formula="of:=[.$A$7]*[.C27]^5+[.$A$6]*[.C27]^4+[.$A$5]*[.C27]^3+[.$A$4]*[.C27]^2+[.$A$3]*[.C27]+[.$A$2]" office:value-type="float" office:value="0.010619575880343" calcext:value-type="float">
            <text:p>0.0106195759</text:p>
          </table:table-cell>
          <table:table-cell table:formula="of:=[.$A$13]*[.C27]^5+[.$A$12]*[.C27]^4+[.$A$11]*[.C27]^3+[.$A$10]*[.C27]^2+[.$A$9]*[.C27]+[.$A$8]" office:value-type="float" office:value="-0.015969509999136" calcext:value-type="float">
            <text:p>-0.01596951</text:p>
          </table:table-cell>
          <table:table-cell table:formula="of:=[.$A$7]*[.C27]^4*5+[.$A$6]*[.C27]^3*4+[.$A$5]*[.C27]^2*3+[.$A$4]*[.C27]*2+[.$A$3]" office:value-type="float" office:value="0.0666136339288" calcext:value-type="float">
            <text:p>0.0666136339</text:p>
          </table:table-cell>
          <table:table-cell table:formula="of:=[.$A$13]*[.C27]^4*5+[.$A$12]*[.C27]^3*4+[.$A$11]*[.C27]^2*3+[.$A$10]*[.C27]*2+[.$A$9]" office:value-type="float" office:value="0.1363882117488" calcext:value-type="float">
            <text:p>0.1363882117</text:p>
          </table:table-cell>
        </table:table-row>
        <table:table-row table:style-name="ro1">
          <table:table-cell table:number-columns-repeated="2"/>
          <table:table-cell office:value-type="float" office:value="0.27" calcext:value-type="float">
            <text:p>0.27</text:p>
          </table:table-cell>
          <table:table-cell table:formula="of:=[.$A$7]*[.C28]^5+[.$A$6]*[.C28]^4+[.$A$5]*[.C28]^3+[.$A$4]*[.C28]^2+[.$A$3]*[.C28]+[.$A$2]" office:value-type="float" office:value="0.0113060903384563" calcext:value-type="float">
            <text:p>0.0113060903</text:p>
          </table:table-cell>
          <table:table-cell table:formula="of:=[.$A$13]*[.C28]^5+[.$A$12]*[.C28]^4+[.$A$11]*[.C28]^3+[.$A$10]*[.C28]^2+[.$A$9]*[.C28]+[.$A$8]" office:value-type="float" office:value="-0.0145436551341294" calcext:value-type="float">
            <text:p>-0.0145436551</text:p>
          </table:table-cell>
          <table:table-cell table:formula="of:=[.$A$7]*[.C28]^4*5+[.$A$6]*[.C28]^3*4+[.$A$5]*[.C28]^2*3+[.$A$4]*[.C28]*2+[.$A$3]" office:value-type="float" office:value="0.07073033963385" calcext:value-type="float">
            <text:p>0.0707303396</text:p>
          </table:table-cell>
          <table:table-cell table:formula="of:=[.$A$13]*[.C28]^4*5+[.$A$12]*[.C28]^3*4+[.$A$11]*[.C28]^2*3+[.$A$10]*[.C28]*2+[.$A$9]" office:value-type="float" office:value="0.1488736945973" calcext:value-type="float">
            <text:p>0.1488736946</text:p>
          </table:table-cell>
        </table:table-row>
        <table:table-row table:style-name="ro1">
          <table:table-cell table:number-columns-repeated="2"/>
          <table:table-cell office:value-type="float" office:value="0.28" calcext:value-type="float">
            <text:p>0.28</text:p>
          </table:table-cell>
          <table:table-cell table:formula="of:=[.$A$7]*[.C29]^5+[.$A$6]*[.C29]^4+[.$A$5]*[.C29]^3+[.$A$4]*[.C29]^2+[.$A$3]*[.C29]+[.$A$2]" office:value-type="float" office:value="0.0120350292987686" calcext:value-type="float">
            <text:p>0.0120350293</text:p>
          </table:table-cell>
          <table:table-cell table:formula="of:=[.$A$13]*[.C29]^5+[.$A$12]*[.C29]^4+[.$A$11]*[.C29]^3+[.$A$10]*[.C29]^2+[.$A$9]*[.C29]+[.$A$8]" office:value-type="float" office:value="-0.0129901436701248" calcext:value-type="float">
            <text:p>-0.0129901437</text:p>
          </table:table-cell>
          <table:table-cell table:formula="of:=[.$A$7]*[.C29]^4*5+[.$A$6]*[.C29]^3*4+[.$A$5]*[.C29]^2*3+[.$A$4]*[.C29]*2+[.$A$3]" office:value-type="float" office:value="0.0751010504512" calcext:value-type="float">
            <text:p>0.0751010505</text:p>
          </table:table-cell>
          <table:table-cell table:formula="of:=[.$A$13]*[.C29]^4*5+[.$A$12]*[.C29]^3*4+[.$A$11]*[.C29]^2*3+[.$A$10]*[.C29]*2+[.$A$9]" office:value-type="float" office:value="0.1619269458048" calcext:value-type="float">
            <text:p>0.1619269458</text:p>
          </table:table-cell>
        </table:table-row>
        <table:table-row table:style-name="ro1">
          <table:table-cell table:number-columns-repeated="2"/>
          <table:table-cell office:value-type="float" office:value="0.29" calcext:value-type="float">
            <text:p>0.29</text:p>
          </table:table-cell>
          <table:table-cell table:formula="of:=[.$A$7]*[.C30]^5+[.$A$6]*[.C30]^4+[.$A$5]*[.C30]^3+[.$A$4]*[.C30]^2+[.$A$3]*[.C30]+[.$A$2]" office:value-type="float" office:value="0.0128090091642669" calcext:value-type="float">
            <text:p>0.0128090092</text:p>
          </table:table-cell>
          <table:table-cell table:formula="of:=[.$A$13]*[.C30]^5+[.$A$12]*[.C30]^4+[.$A$11]*[.C30]^3+[.$A$10]*[.C30]^2+[.$A$9]*[.C30]+[.$A$8]" office:value-type="float" office:value="-0.0113030736338682" calcext:value-type="float">
            <text:p>-0.0113030736</text:p>
          </table:table-cell>
          <table:table-cell table:formula="of:=[.$A$7]*[.C30]^4*5+[.$A$6]*[.C30]^3*4+[.$A$5]*[.C30]^2*3+[.$A$4]*[.C30]*2+[.$A$3]" office:value-type="float" office:value="0.07974112369225" calcext:value-type="float">
            <text:p>0.0797411237</text:p>
          </table:table-cell>
          <table:table-cell table:formula="of:=[.$A$13]*[.C30]^4*5+[.$A$12]*[.C30]^3*4+[.$A$11]*[.C30]^2*3+[.$A$10]*[.C30]*2+[.$A$9]" office:value-type="float" office:value="0.1755930095013" calcext:value-type="float">
            <text:p>0.1755930095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formula="of:=[.$A$7]*[.C31]^5+[.$A$6]*[.C31]^4+[.$A$5]*[.C31]^3+[.$A$4]*[.C31]^2+[.$A$3]*[.C31]+[.$A$2]" office:value-type="float" office:value="0.0136308025192102" calcext:value-type="float">
            <text:p>0.0136308025</text:p>
          </table:table-cell>
          <table:table-cell table:formula="of:=[.$A$13]*[.C31]^5+[.$A$12]*[.C31]^4+[.$A$11]*[.C31]^3+[.$A$10]*[.C31]^2+[.$A$9]*[.C31]+[.$A$8]" office:value-type="float" office:value="-0.0094760870248896" calcext:value-type="float">
            <text:p>-0.009476087</text:p>
          </table:table-cell>
          <table:table-cell table:formula="of:=[.$A$7]*[.C31]^4*5+[.$A$6]*[.C31]^3*4+[.$A$5]*[.C31]^2*3+[.$A$4]*[.C31]*2+[.$A$3]" office:value-type="float" office:value="0.0846664383" calcext:value-type="float">
            <text:p>0.0846664383</text:p>
          </table:table-cell>
          <table:table-cell table:formula="of:=[.$A$13]*[.C31]^4*5+[.$A$12]*[.C31]^3*4+[.$A$11]*[.C31]^2*3+[.$A$10]*[.C31]*2+[.$A$9]" office:value-type="float" office:value="0.189918047" calcext:value-type="float">
            <text:p>0.189918047</text:p>
          </table:table-cell>
        </table:table-row>
        <table:table-row table:style-name="ro1">
          <table:table-cell table:number-columns-repeated="2"/>
          <table:table-cell office:value-type="float" office:value="0.31" calcext:value-type="float">
            <text:p>0.31</text:p>
          </table:table-cell>
          <table:table-cell table:formula="of:=[.$A$7]*[.C32]^5+[.$A$6]*[.C32]^4+[.$A$5]*[.C32]^3+[.$A$4]*[.C32]^2+[.$A$3]*[.C32]+[.$A$2]" office:value-type="float" office:value="0.0145033433454455" calcext:value-type="float">
            <text:p>0.0145033433</text:p>
          </table:table-cell>
          <table:table-cell table:formula="of:=[.$A$13]*[.C32]^5+[.$A$12]*[.C32]^4+[.$A$11]*[.C32]^3+[.$A$10]*[.C32]^2+[.$A$9]*[.C32]+[.$A$8]" office:value-type="float" office:value="-0.007502358643671" calcext:value-type="float">
            <text:p>-0.0075023586</text:p>
          </table:table-cell>
          <table:table-cell table:formula="of:=[.$A$7]*[.C32]^4*5+[.$A$6]*[.C32]^3*4+[.$A$5]*[.C32]^2*3+[.$A$4]*[.C32]*2+[.$A$3]" office:value-type="float" office:value="0.08989339484905" calcext:value-type="float">
            <text:p>0.0898933948</text:p>
          </table:table-cell>
          <table:table-cell table:formula="of:=[.$A$13]*[.C32]^4*5+[.$A$12]*[.C32]^3*4+[.$A$11]*[.C32]^2*3+[.$A$10]*[.C32]*2+[.$A$9]" office:value-type="float" office:value="0.2049493367973" calcext:value-type="float">
            <text:p>0.2049493368</text:p>
          </table:table-cell>
        </table:table-row>
        <table:table-row table:style-name="ro1">
          <table:table-cell table:number-columns-repeated="2"/>
          <table:table-cell office:value-type="float" office:value="0.32" calcext:value-type="float">
            <text:p>0.32</text:p>
          </table:table-cell>
          <table:table-cell table:formula="of:=[.$A$7]*[.C33]^5+[.$A$6]*[.C33]^4+[.$A$5]*[.C33]^3+[.$A$4]*[.C33]^2+[.$A$3]*[.C33]+[.$A$2]" office:value-type="float" office:value="0.0154297322387238" calcext:value-type="float">
            <text:p>0.0154297322</text:p>
          </table:table-cell>
          <table:table-cell table:formula="of:=[.$A$13]*[.C33]^5+[.$A$12]*[.C33]^4+[.$A$11]*[.C33]^3+[.$A$10]*[.C33]^2+[.$A$9]*[.C33]+[.$A$8]" office:value-type="float" office:value="-0.0053745849198144" calcext:value-type="float">
            <text:p>-0.0053745849</text:p>
          </table:table-cell>
          <table:table-cell table:formula="of:=[.$A$7]*[.C33]^4*5+[.$A$6]*[.C33]^3*4+[.$A$5]*[.C33]^2*3+[.$A$4]*[.C33]*2+[.$A$3]" office:value-type="float" office:value="0.0954389155456" calcext:value-type="float">
            <text:p>0.0954389155</text:p>
          </table:table-cell>
          <table:table-cell table:formula="of:=[.$A$13]*[.C33]^4*5+[.$A$12]*[.C33]^3*4+[.$A$11]*[.C33]^2*3+[.$A$10]*[.C33]*2+[.$A$9]" office:value-type="float" office:value="0.2207352745728" calcext:value-type="float">
            <text:p>0.2207352746</text:p>
          </table:table-cell>
        </table:table-row>
        <table:table-row table:style-name="ro1">
          <table:table-cell table:number-columns-repeated="2"/>
          <table:table-cell office:value-type="float" office:value="0.33" calcext:value-type="float">
            <text:p>0.33</text:p>
          </table:table-cell>
          <table:table-cell table:formula="of:=[.$A$7]*[.C34]^5+[.$A$6]*[.C34]^4+[.$A$5]*[.C34]^3+[.$A$4]*[.C34]^2+[.$A$3]*[.C34]+[.$A$2]" office:value-type="float" office:value="0.0164132416250161" calcext:value-type="float">
            <text:p>0.0164132416</text:p>
          </table:table-cell>
          <table:table-cell table:formula="of:=[.$A$13]*[.C34]^5+[.$A$12]*[.C34]^4+[.$A$11]*[.C34]^3+[.$A$10]*[.C34]^2+[.$A$9]*[.C34]+[.$A$8]" office:value-type="float" office:value="-0.00308497274020979" calcext:value-type="float">
            <text:p>-0.0030849727</text:p>
          </table:table-cell>
          <table:table-cell table:formula="of:=[.$A$7]*[.C34]^4*5+[.$A$6]*[.C34]^3*4+[.$A$5]*[.C34]^2*3+[.$A$4]*[.C34]*2+[.$A$3]" office:value-type="float" office:value="0.10132044422745" calcext:value-type="float">
            <text:p>0.1013204442</text:p>
          </table:table-cell>
          <table:table-cell table:formula="of:=[.$A$13]*[.C34]^4*5+[.$A$12]*[.C34]^3*4+[.$A$11]*[.C34]^2*3+[.$A$10]*[.C34]*2+[.$A$9]" office:value-type="float" office:value="0.2373253731893" calcext:value-type="float">
            <text:p>0.2373253732</text:p>
          </table:table-cell>
        </table:table-row>
        <table:table-row table:style-name="ro1">
          <table:table-cell table:number-columns-repeated="2"/>
          <table:table-cell office:value-type="float" office:value="0.34" calcext:value-type="float">
            <text:p>0.34</text:p>
          </table:table-cell>
          <table:table-cell table:formula="of:=[.$A$7]*[.C35]^5+[.$A$6]*[.C35]^4+[.$A$5]*[.C35]^3+[.$A$4]*[.C35]^2+[.$A$3]*[.C35]+[.$A$2]" office:value-type="float" office:value="0.0174573209768294" calcext:value-type="float">
            <text:p>0.017457321</text:p>
          </table:table-cell>
          <table:table-cell table:formula="of:=[.$A$13]*[.C35]^5+[.$A$12]*[.C35]^4+[.$A$11]*[.C35]^3+[.$A$10]*[.C35]^2+[.$A$9]*[.C35]+[.$A$8]" office:value-type="float" office:value="-0.000625228277203186" calcext:value-type="float">
            <text:p>-0.0006252283</text:p>
          </table:table-cell>
          <table:table-cell table:formula="of:=[.$A$7]*[.C35]^4*5+[.$A$6]*[.C35]^3*4+[.$A$5]*[.C35]^2*3+[.$A$4]*[.C35]*2+[.$A$3]" office:value-type="float" office:value="0.107555946364" calcext:value-type="float">
            <text:p>0.1075559464</text:p>
          </table:table-cell>
          <table:table-cell table:formula="of:=[.$A$13]*[.C35]^4*5+[.$A$12]*[.C35]^3*4+[.$A$11]*[.C35]^2*3+[.$A$10]*[.C35]*2+[.$A$9]" office:value-type="float" office:value="0.2547702626928" calcext:value-type="float">
            <text:p>0.254770262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/GenerateWalkPattern 0.1 0 0.01 -0.12 0.002 -0.017 0 1 1.csv</text:p>
          </table:table-cell>
          <table:table-cell table:number-columns-repeated="6"/>
        </table:table-row>
      </table:table>
      <table:table table:name="Sheet3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係数</text:p>
          </table:table-cell>
          <table:table-cell/>
          <table:table-cell office:value-type="string" calcext:value-type="string">
            <text:p>時間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'</text:p>
          </table:table-cell>
          <table:table-cell office:value-type="string" calcext:value-type="string">
            <text:p>y'</text:p>
          </table:table-cell>
        </table:table-row>
        <table:table-row table:style-name="ro1">
          <table:table-cell table:style-name="ce2" office:value-type="float" office:value="-0.012542679" calcext:value-type="float">
            <text:p>-1.25E-02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$A$7]*[.C2]^5+[.$A$6]*[.C2]^4+[.$A$5]*[.C2]^3+[.$A$4]*[.C2]^2+[.$A$3]*[.C2]+[.$A$2]" office:value-type="float" office:value="-0.0115996870119792" calcext:value-type="float">
            <text:p>-0.011599687</text:p>
          </table:table-cell>
          <table:table-cell table:formula="of:=[.$A$13]*[.C2]^5+[.$A$12]*[.C2]^4+[.$A$11]*[.C2]^3+[.$A$10]*[.C2]^2+[.$A$9]*[.C2]+[.$A$8]" office:value-type="float" office:value="0.00152737297464771" calcext:value-type="float">
            <text:p>0.001527373</text:p>
          </table:table-cell>
          <table:table-cell table:formula="of:=[.$A$7]*[.C2]^4*5+[.$A$6]*[.C2]^3*4+[.$A$5]*[.C2]^2*3+[.$A$4]*[.C2]*2+[.$A$3]" office:value-type="float" office:value="0.0926032357274" calcext:value-type="float">
            <text:p>0.0926032357</text:p>
          </table:table-cell>
          <table:table-cell table:formula="of:=[.$A$13]*[.C2]^4*5+[.$A$12]*[.C2]^3*4+[.$A$11]*[.C2]^2*3+[.$A$10]*[.C2]*2+[.$A$9]" office:value-type="float" office:value="0.20710234105545" calcext:value-type="float">
            <text:p>0.2071023411</text:p>
          </table:table-cell>
        </table:table-row>
        <table:table-row table:style-name="ro1">
          <table:table-cell table:style-name="ce3" office:value-type="float" office:value="0.0960419" calcext:value-type="float">
            <text:p>9.60E-02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$A$7]*[.C3]^5+[.$A$6]*[.C3]^4+[.$A$5]*[.C3]^3+[.$A$4]*[.C3]^2+[.$A$3]*[.C3]+[.$A$2]" office:value-type="float" office:value="-0.0106896950126144" calcext:value-type="float">
            <text:p>-0.010689695</text:p>
          </table:table-cell>
          <table:table-cell table:formula="of:=[.$A$13]*[.C3]^5+[.$A$12]*[.C3]^4+[.$A$11]*[.C3]^3+[.$A$10]*[.C3]^2+[.$A$9]*[.C3]+[.$A$8]" office:value-type="float" office:value="0.00351868968282561" calcext:value-type="float">
            <text:p>0.0035186897</text:p>
          </table:table-cell>
          <table:table-cell table:formula="of:=[.$A$7]*[.C3]^4*5+[.$A$6]*[.C3]^3*4+[.$A$5]*[.C3]^2*3+[.$A$4]*[.C3]*2+[.$A$3]" office:value-type="float" office:value="0.0894403801824" calcext:value-type="float">
            <text:p>0.0894403802</text:p>
          </table:table-cell>
          <table:table-cell table:formula="of:=[.$A$13]*[.C3]^4*5+[.$A$12]*[.C3]^3*4+[.$A$11]*[.C3]^2*3+[.$A$10]*[.C3]*2+[.$A$9]" office:value-type="float" office:value="0.1912519990472" calcext:value-type="float">
            <text:p>0.191251999</text:p>
          </table:table-cell>
        </table:table-row>
        <table:table-row table:style-name="ro1">
          <table:table-cell table:style-name="ce4" office:value-type="float" office:value="-0.178984" calcext:value-type="float">
            <text:p>-0.178984</text:p>
          </table:table-cell>
          <table:table-cell/>
          <table:table-cell office:value-type="float" office:value="0.03" calcext:value-type="float">
            <text:p>0.03</text:p>
          </table:table-cell>
          <table:table-cell table:formula="of:=[.$A$7]*[.C4]^5+[.$A$6]*[.C4]^4+[.$A$5]*[.C4]^3+[.$A$4]*[.C4]^2+[.$A$3]*[.C4]+[.$A$2]" office:value-type="float" office:value="-0.0098099892334056" calcext:value-type="float">
            <text:p>-0.0098099892</text:p>
          </table:table-cell>
          <table:table-cell table:formula="of:=[.$A$13]*[.C4]^5+[.$A$12]*[.C4]^4+[.$A$11]*[.C4]^3+[.$A$10]*[.C4]^2+[.$A$9]*[.C4]+[.$A$8]" office:value-type="float" office:value="0.00535418101316551" calcext:value-type="float">
            <text:p>0.005354181</text:p>
          </table:table-cell>
          <table:table-cell table:formula="of:=[.$A$7]*[.C4]^4*5+[.$A$6]*[.C4]^3*4+[.$A$5]*[.C4]^2*3+[.$A$4]*[.C4]*2+[.$A$3]" office:value-type="float" office:value="0.0865446039914" calcext:value-type="float">
            <text:p>0.086544604</text:p>
          </table:table-cell>
          <table:table-cell table:formula="of:=[.$A$13]*[.C4]^4*5+[.$A$12]*[.C4]^3*4+[.$A$11]*[.C4]^2*3+[.$A$10]*[.C4]*2+[.$A$9]" office:value-type="float" office:value="0.17593204957145" calcext:value-type="float">
            <text:p>0.1759320496</text:p>
          </table:table-cell>
        </table:table-row>
        <table:table-row table:style-name="ro1">
          <table:table-cell table:style-name="ce4" office:value-type="float" office:value="0.475462" calcext:value-type="float">
            <text:p>0.475462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[.$A$7]*[.C5]^5+[.$A$6]*[.C5]^4+[.$A$5]*[.C5]^3+[.$A$4]*[.C5]^2+[.$A$3]*[.C5]+[.$A$2]" office:value-type="float" office:value="-0.0089579391681408" calcext:value-type="float">
            <text:p>-0.0089579392</text:p>
          </table:table-cell>
          <table:table-cell table:formula="of:=[.$A$13]*[.C5]^5+[.$A$12]*[.C5]^4+[.$A$11]*[.C5]^3+[.$A$10]*[.C5]^2+[.$A$9]*[.C5]+[.$A$8]" office:value-type="float" office:value="0.00703899317651841" calcext:value-type="float">
            <text:p>0.0070389932</text:p>
          </table:table-cell>
          <table:table-cell table:formula="of:=[.$A$7]*[.C5]^4*5+[.$A$6]*[.C5]^3*4+[.$A$5]*[.C5]^2*3+[.$A$4]*[.C5]*2+[.$A$3]" office:value-type="float" office:value="0.0839079840704" calcext:value-type="float">
            <text:p>0.0839079841</text:p>
          </table:table-cell>
          <table:table-cell table:formula="of:=[.$A$13]*[.C5]^4*5+[.$A$12]*[.C5]^3*4+[.$A$11]*[.C5]^2*3+[.$A$10]*[.C5]*2+[.$A$9]" office:value-type="float" office:value="0.1611108260352" calcext:value-type="float">
            <text:p>0.161110826</text:p>
          </table:table-cell>
        </table:table-row>
        <table:table-row table:style-name="ro1">
          <table:table-cell table:style-name="ce4" office:value-type="float" office:value="-0.414117" calcext:value-type="float">
            <text:p>-0.414117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[.$A$7]*[.C6]^5+[.$A$6]*[.C6]^4+[.$A$5]*[.C6]^3+[.$A$4]*[.C6]^2+[.$A$3]*[.C6]+[.$A$2]" office:value-type="float" office:value="-0.00813098951" calcext:value-type="float">
            <text:p>-0.0081309895</text:p>
          </table:table-cell>
          <table:table-cell table:formula="of:=[.$A$13]*[.C6]^5+[.$A$12]*[.C6]^4+[.$A$11]*[.C6]^3+[.$A$10]*[.C6]^2+[.$A$9]*[.C6]+[.$A$8]" office:value-type="float" office:value="0.00857795200685931" calcext:value-type="float">
            <text:p>0.008577952</text:p>
          </table:table-cell>
          <table:table-cell table:formula="of:=[.$A$7]*[.C6]^4*5+[.$A$6]*[.C6]^3*4+[.$A$5]*[.C6]^2*3+[.$A$4]*[.C6]*2+[.$A$3]" office:value-type="float" office:value="0.081523403625" calcext:value-type="float">
            <text:p>0.0815234036</text:p>
          </table:table-cell>
          <table:table-cell table:formula="of:=[.$A$13]*[.C6]^4*5+[.$A$12]*[.C6]^3*4+[.$A$11]*[.C6]^2*3+[.$A$10]*[.C6]*2+[.$A$9]" office:value-type="float" office:value="0.14675591965625" calcext:value-type="float">
            <text:p>0.1467559197</text:p>
          </table:table-cell>
        </table:table-row>
        <table:table-row table:style-name="ro1">
          <table:table-cell table:style-name="ce4" office:value-type="float" office:value="0.671908" calcext:value-type="float">
            <text:p>0.671908</text:p>
          </table:table-cell>
          <table:table-cell/>
          <table:table-cell office:value-type="float" office:value="0.06" calcext:value-type="float">
            <text:p>0.06</text:p>
          </table:table-cell>
          <table:table-cell table:formula="of:=[.$A$7]*[.C7]^5+[.$A$6]*[.C7]^4+[.$A$5]*[.C7]^3+[.$A$4]*[.C7]^2+[.$A$3]*[.C7]+[.$A$2]" office:value-type="float" office:value="-0.0073266520886592" calcext:value-type="float">
            <text:p>-0.0073266521</text:p>
          </table:table-cell>
          <table:table-cell table:formula="of:=[.$A$13]*[.C7]^5+[.$A$12]*[.C7]^4+[.$A$11]*[.C7]^3+[.$A$10]*[.C7]^2+[.$A$9]*[.C7]+[.$A$8]" office:value-type="float" office:value="0.00997555553939521" calcext:value-type="float">
            <text:p>0.0099755555</text:p>
          </table:table-cell>
          <table:table-cell table:formula="of:=[.$A$7]*[.C7]^4*5+[.$A$6]*[.C7]^3*4+[.$A$5]*[.C7]^2*3+[.$A$4]*[.C7]*2+[.$A$3]" office:value-type="float" office:value="0.0793845521504" calcext:value-type="float">
            <text:p>0.0793845522</text:p>
          </table:table-cell>
          <table:table-cell table:formula="of:=[.$A$13]*[.C7]^4*5+[.$A$12]*[.C7]^3*4+[.$A$11]*[.C7]^2*3+[.$A$10]*[.C7]*2+[.$A$9]" office:value-type="float" office:value="0.1328341794632" calcext:value-type="float">
            <text:p>0.1328341795</text:p>
          </table:table-cell>
        </table:table-row>
        <table:table-row table:style-name="ro1">
          <table:table-cell table:style-name="ce3" office:value-type="float" office:value="-0.000625228277203189" calcext:value-type="float">
            <text:p>-6.25E-04</text:p>
          </table:table-cell>
          <table:table-cell/>
          <table:table-cell office:value-type="float" office:value="0.07" calcext:value-type="float">
            <text:p>0.07</text:p>
          </table:table-cell>
          <table:table-cell table:formula="of:=[.$A$7]*[.C8]^5+[.$A$6]*[.C8]^4+[.$A$5]*[.C8]^3+[.$A$4]*[.C8]^2+[.$A$3]*[.C8]+[.$A$2]" office:value-type="float" office:value="-0.0065424978073944" calcext:value-type="float">
            <text:p>-0.0065424978</text:p>
          </table:table-cell>
          <table:table-cell table:formula="of:=[.$A$13]*[.C8]^5+[.$A$12]*[.C8]^4+[.$A$11]*[.C8]^3+[.$A$10]*[.C8]^2+[.$A$9]*[.C8]+[.$A$8]" office:value-type="float" office:value="0.0112359665886731" calcext:value-type="float">
            <text:p>0.0112359666</text:p>
          </table:table-cell>
          <table:table-cell table:formula="of:=[.$A$7]*[.C8]^4*5+[.$A$6]*[.C8]^3*4+[.$A$5]*[.C8]^2*3+[.$A$4]*[.C8]*2+[.$A$3]" office:value-type="float" office:value="0.0774859254314" calcext:value-type="float">
            <text:p>0.0774859254</text:p>
          </table:table-cell>
          <table:table-cell table:formula="of:=[.$A$13]*[.C8]^4*5+[.$A$12]*[.C8]^3*4+[.$A$11]*[.C8]^2*3+[.$A$10]*[.C8]*2+[.$A$9]" office:value-type="float" office:value="0.11931171229545" calcext:value-type="float">
            <text:p>0.1193117123</text:p>
          </table:table-cell>
        </table:table-row>
        <table:table-row table:style-name="ro1">
          <table:table-cell table:style-name="ce4" office:value-type="float" office:value="0.223514" calcext:value-type="float">
            <text:p>0.223514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[.$A$7]*[.C9]^5+[.$A$6]*[.C9]^4+[.$A$5]*[.C9]^3+[.$A$4]*[.C9]^2+[.$A$3]*[.C9]+[.$A$2]" office:value-type="float" office:value="-0.0057761485801856" calcext:value-type="float">
            <text:p>-0.0057761486</text:p>
          </table:table-cell>
          <table:table-cell table:formula="of:=[.$A$13]*[.C9]^5+[.$A$12]*[.C9]^4+[.$A$11]*[.C9]^3+[.$A$10]*[.C9]^2+[.$A$9]*[.C9]+[.$A$8]" office:value-type="float" office:value="0.012363005326688" calcext:value-type="float">
            <text:p>0.0123630053</text:p>
          </table:table-cell>
          <table:table-cell table:formula="of:=[.$A$7]*[.C9]^4*5+[.$A$6]*[.C9]^3*4+[.$A$5]*[.C9]^2*3+[.$A$4]*[.C9]*2+[.$A$3]" office:value-type="float" office:value="0.0758228255424" calcext:value-type="float">
            <text:p>0.0758228255</text:p>
          </table:table-cell>
          <table:table-cell table:formula="of:=[.$A$13]*[.C9]^4*5+[.$A$12]*[.C9]^3*4+[.$A$11]*[.C9]^2*3+[.$A$10]*[.C9]*2+[.$A$9]" office:value-type="float" office:value="0.1061538828032" calcext:value-type="float">
            <text:p>0.1061538828</text:p>
          </table:table-cell>
        </table:table-row>
        <table:table-row table:style-name="ro1">
          <table:table-cell table:style-name="ce4" office:value-type="float" office:value="-0.835122" calcext:value-type="float">
            <text:p>-0.835122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$A$7]*[.C10]^5+[.$A$6]*[.C10]^4+[.$A$5]*[.C10]^3+[.$A$4]*[.C10]^2+[.$A$3]*[.C10]+[.$A$2]" office:value-type="float" office:value="-0.0050252692688208" calcext:value-type="float">
            <text:p>-0.0050252693</text:p>
          </table:table-cell>
          <table:table-cell table:formula="of:=[.$A$13]*[.C10]^5+[.$A$12]*[.C10]^4+[.$A$11]*[.C10]^3+[.$A$10]*[.C10]^2+[.$A$9]*[.C10]+[.$A$8]" office:value-type="float" office:value="0.0133601418609909" calcext:value-type="float">
            <text:p>0.0133601419</text:p>
          </table:table-cell>
          <table:table-cell table:formula="of:=[.$A$7]*[.C10]^4*5+[.$A$6]*[.C10]^3*4+[.$A$5]*[.C10]^2*3+[.$A$4]*[.C10]*2+[.$A$3]" office:value-type="float" office:value="0.0743913608474" calcext:value-type="float">
            <text:p>0.0743913608</text:p>
          </table:table-cell>
          <table:table-cell table:formula="of:=[.$A$13]*[.C10]^4*5+[.$A$12]*[.C10]^3*4+[.$A$11]*[.C10]^2*3+[.$A$10]*[.C10]*2+[.$A$9]" office:value-type="float" office:value="0.09332531344745" calcext:value-type="float">
            <text:p>0.0933253134</text:p>
          </table:table-cell>
        </table:table-row>
        <table:table-row table:style-name="ro1">
          <table:table-cell table:style-name="ce4" office:value-type="float" office:value="0.985935" calcext:value-type="float">
            <text:p>0.985935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$A$7]*[.C11]^5+[.$A$6]*[.C11]^4+[.$A$5]*[.C11]^3+[.$A$4]*[.C11]^2+[.$A$3]*[.C11]+[.$A$2]" office:value-type="float" office:value="-0.00428755962" calcext:value-type="float">
            <text:p>-0.0042875596</text:p>
          </table:table-cell>
          <table:table-cell table:formula="of:=[.$A$13]*[.C11]^5+[.$A$12]*[.C11]^4+[.$A$11]*[.C11]^3+[.$A$10]*[.C11]^2+[.$A$9]*[.C11]+[.$A$8]" office:value-type="float" office:value="0.0142304888127968" calcext:value-type="float">
            <text:p>0.0142304888</text:p>
          </table:table-cell>
          <table:table-cell table:formula="of:=[.$A$7]*[.C11]^4*5+[.$A$6]*[.C11]^3*4+[.$A$5]*[.C11]^2*3+[.$A$4]*[.C11]*2+[.$A$3]" office:value-type="float" office:value="0.073188446" calcext:value-type="float">
            <text:p>0.073188446</text:p>
          </table:table-cell>
          <table:table-cell table:formula="of:=[.$A$13]*[.C11]^4*5+[.$A$12]*[.C11]^3*4+[.$A$11]*[.C11]^2*3+[.$A$10]*[.C11]*2+[.$A$9]" office:value-type="float" office:value="0.0807898845" calcext:value-type="float">
            <text:p>0.0807898845</text:p>
          </table:table-cell>
        </table:table-row>
        <table:table-row table:style-name="ro1">
          <table:table-cell table:style-name="ce4" office:value-type="float" office:value="-1.24213" calcext:value-type="float">
            <text:p>-1.24213</text:p>
          </table:table-cell>
          <table:table-cell/>
          <table:table-cell office:value-type="float" office:value="0.11" calcext:value-type="float">
            <text:p>0.11</text:p>
          </table:table-cell>
          <table:table-cell table:formula="of:=[.$A$7]*[.C12]^5+[.$A$6]*[.C12]^4+[.$A$5]*[.C12]^3+[.$A$4]*[.C12]^2+[.$A$3]*[.C12]+[.$A$2]" office:value-type="float" office:value="-0.0035607462024392" calcext:value-type="float">
            <text:p>-0.0035607462</text:p>
          </table:table-cell>
          <table:table-cell table:formula="of:=[.$A$13]*[.C12]^5+[.$A$12]*[.C12]^4+[.$A$11]*[.C12]^3+[.$A$10]*[.C12]^2+[.$A$9]*[.C12]+[.$A$8]" office:value-type="float" office:value="0.0149767938950927" calcext:value-type="float">
            <text:p>0.0149767939</text:p>
          </table:table-cell>
          <table:table-cell table:formula="of:=[.$A$7]*[.C12]^4*5+[.$A$6]*[.C12]^3*4+[.$A$5]*[.C12]^2*3+[.$A$4]*[.C12]*2+[.$A$3]" office:value-type="float" office:value="0.0722118019434" calcext:value-type="float">
            <text:p>0.0722118019</text:p>
          </table:table-cell>
          <table:table-cell table:formula="of:=[.$A$13]*[.C12]^4*5+[.$A$12]*[.C12]^3*4+[.$A$11]*[.C12]^2*3+[.$A$10]*[.C12]*2+[.$A$9]" office:value-type="float" office:value="0.06851073404345" calcext:value-type="float">
            <text:p>0.068510734</text:p>
          </table:table-cell>
        </table:table-row>
        <table:table-row table:style-name="ro1">
          <table:table-cell table:style-name="ce5" office:value-type="float" office:value="-0.618491" calcext:value-type="float">
            <text:p>-0.618491</text:p>
          </table:table-cell>
          <table:table-cell/>
          <table:table-cell office:value-type="float" office:value="0.12" calcext:value-type="float">
            <text:p>0.12</text:p>
          </table:table-cell>
          <table:table-cell table:formula="of:=[.$A$7]*[.C13]^5+[.$A$6]*[.C13]^4+[.$A$5]*[.C13]^3+[.$A$4]*[.C13]^2+[.$A$3]*[.C13]+[.$A$2]" office:value-type="float" office:value="-0.0028425743439744" calcext:value-type="float">
            <text:p>-0.0028425743</text:p>
          </table:table-cell>
          <table:table-cell table:formula="of:=[.$A$13]*[.C13]^5+[.$A$12]*[.C13]^4+[.$A$11]*[.C13]^3+[.$A$10]*[.C13]^2+[.$A$9]*[.C13]+[.$A$8]" office:value-type="float" office:value="0.0156014324907456" calcext:value-type="float">
            <text:p>0.0156014325</text:p>
          </table:table-cell>
          <table:table-cell table:formula="of:=[.$A$7]*[.C13]^4*5+[.$A$6]*[.C13]^3*4+[.$A$5]*[.C13]^2*3+[.$A$4]*[.C13]*2+[.$A$3]" office:value-type="float" office:value="0.0714599559104" calcext:value-type="float">
            <text:p>0.0714599559</text:p>
          </table:table-cell>
          <table:table-cell table:formula="of:=[.$A$13]*[.C13]^4*5+[.$A$12]*[.C13]^3*4+[.$A$11]*[.C13]^2*3+[.$A$10]*[.C13]*2+[.$A$9]" office:value-type="float" office:value="0.0564502579712" calcext:value-type="float">
            <text:p>0.056450258</text:p>
          </table:table-cell>
        </table:table-row>
        <table:table-row table:style-name="ro1">
          <table:table-cell table:number-columns-repeated="2"/>
          <table:table-cell office:value-type="float" office:value="0.13" calcext:value-type="float">
            <text:p>0.13</text:p>
          </table:table-cell>
          <table:table-cell table:formula="of:=[.$A$7]*[.C14]^5+[.$A$6]*[.C14]^4+[.$A$5]*[.C14]^3+[.$A$4]*[.C14]^2+[.$A$3]*[.C14]+[.$A$2]" office:value-type="float" office:value="-0.0021308000686656" calcext:value-type="float">
            <text:p>-0.0021308001</text:p>
          </table:table-cell>
          <table:table-cell table:formula="of:=[.$A$13]*[.C14]^5+[.$A$12]*[.C14]^4+[.$A$11]*[.C14]^3+[.$A$10]*[.C14]^2+[.$A$9]*[.C14]+[.$A$8]" office:value-type="float" office:value="0.0161064002306105" calcext:value-type="float">
            <text:p>0.0161064002</text:p>
          </table:table-cell>
          <table:table-cell table:formula="of:=[.$A$7]*[.C14]^4*5+[.$A$6]*[.C14]^3*4+[.$A$5]*[.C14]^2*3+[.$A$4]*[.C14]*2+[.$A$3]" office:value-type="float" office:value="0.0709322414234" calcext:value-type="float">
            <text:p>0.0709322414</text:p>
          </table:table-cell>
          <table:table-cell table:formula="of:=[.$A$13]*[.C14]^4*5+[.$A$12]*[.C14]^3*4+[.$A$11]*[.C14]^2*3+[.$A$10]*[.C14]*2+[.$A$9]" office:value-type="float" office:value="0.04457010998745" calcext:value-type="float">
            <text:p>0.04457011</text:p>
          </table:table-cell>
        </table:table-row>
        <table:table-row table:style-name="ro1">
          <table:table-cell office:value-type="string" calcext:value-type="string">
            <text:p>次の目標位置</text:p>
          </table:table-cell>
          <table:table-cell/>
          <table:table-cell office:value-type="float" office:value="0.14" calcext:value-type="float">
            <text:p>0.14</text:p>
          </table:table-cell>
          <table:table-cell table:formula="of:=[.$A$7]*[.C15]^5+[.$A$6]*[.C15]^4+[.$A$5]*[.C15]^3+[.$A$4]*[.C15]^2+[.$A$3]*[.C15]+[.$A$2]" office:value-type="float" office:value="-0.0014231820339008" calcext:value-type="float">
            <text:p>-0.001423182</text:p>
          </table:table-cell>
          <table:table-cell table:formula="of:=[.$A$13]*[.C15]^5+[.$A$12]*[.C15]^4+[.$A$11]*[.C15]^3+[.$A$10]*[.C15]^2+[.$A$9]*[.C15]+[.$A$8]" office:value-type="float" office:value="0.0164933055716384" calcext:value-type="float">
            <text:p>0.0164933056</text:p>
          </table:table-cell>
          <table:table-cell table:formula="of:=[.$A$7]*[.C15]^4*5+[.$A$6]*[.C15]^3*4+[.$A$5]*[.C15]^2*3+[.$A$4]*[.C15]*2+[.$A$3]" office:value-type="float" office:value="0.0706287982944" calcext:value-type="float">
            <text:p>0.0706287983</text:p>
          </table:table-cell>
          <table:table-cell table:formula="of:=[.$A$13]*[.C15]^4*5+[.$A$12]*[.C15]^3*4+[.$A$11]*[.C15]^2*3+[.$A$10]*[.C15]*2+[.$A$9]" office:value-type="float" office:value="0.0328312016072" calcext:value-type="float">
            <text:p>0.0328312016</text:p>
          </table:table-cell>
        </table:table-row>
        <table:table-row table:style-name="ro1">
          <table:table-cell table:style-name="ce6" office:value-type="float" office:value="0.03" calcext:value-type="float">
            <text:p>0.03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[.$A$7]*[.C16]^5+[.$A$6]*[.C16]^4+[.$A$5]*[.C16]^3+[.$A$4]*[.C16]^2+[.$A$3]*[.C16]+[.$A$2]" office:value-type="float" office:value="-0.000717473467500002" calcext:value-type="float">
            <text:p>-0.0007174735</text:p>
          </table:table-cell>
          <table:table-cell table:formula="of:=[.$A$13]*[.C16]^5+[.$A$12]*[.C16]^4+[.$A$11]*[.C16]^3+[.$A$10]*[.C16]^2+[.$A$9]*[.C16]+[.$A$8]" office:value-type="float" office:value="0.0167633623749843" calcext:value-type="float">
            <text:p>0.0167633624</text:p>
          </table:table-cell>
          <table:table-cell table:formula="of:=[.$A$7]*[.C16]^4*5+[.$A$6]*[.C16]^3*4+[.$A$5]*[.C16]^2*3+[.$A$4]*[.C16]*2+[.$A$3]" office:value-type="float" office:value="0.070550572625" calcext:value-type="float">
            <text:p>0.0705505726</text:p>
          </table:table-cell>
          <table:table-cell table:formula="of:=[.$A$13]*[.C16]^4*5+[.$A$12]*[.C16]^3*4+[.$A$11]*[.C16]^2*3+[.$A$10]*[.C16]*2+[.$A$9]" office:value-type="float" office:value="0.02119370215625" calcext:value-type="float">
            <text:p>0.0211937022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/>
          <table:table-cell office:value-type="float" office:value="0.16" calcext:value-type="float">
            <text:p>0.16</text:p>
          </table:table-cell>
          <table:table-cell table:formula="of:=[.$A$7]*[.C17]^5+[.$A$6]*[.C17]^4+[.$A$5]*[.C17]^3+[.$A$4]*[.C17]^2+[.$A$3]*[.C17]+[.$A$2]" office:value-type="float" office:value="-0.0000114141048192015" calcext:value-type="float">
            <text:p>-1.14141048192015E-005</text:p>
          </table:table-cell>
          <table:table-cell table:formula="of:=[.$A$13]*[.C17]^5+[.$A$12]*[.C17]^4+[.$A$11]*[.C17]^3+[.$A$10]*[.C17]^2+[.$A$9]*[.C17]+[.$A$8]" office:value-type="float" office:value="0.0169173824841152" calcext:value-type="float">
            <text:p>0.0169173825</text:p>
          </table:table-cell>
          <table:table-cell table:formula="of:=[.$A$7]*[.C17]^4*5+[.$A$6]*[.C17]^3*4+[.$A$5]*[.C17]^2*3+[.$A$4]*[.C17]*2+[.$A$3]" office:value-type="float" office:value="0.0706993168064" calcext:value-type="float">
            <text:p>0.0706993168</text:p>
          </table:table-cell>
          <table:table-cell table:formula="of:=[.$A$13]*[.C17]^4*5+[.$A$12]*[.C17]^3*4+[.$A$11]*[.C17]^2*3+[.$A$10]*[.C17]*2+[.$A$9]" office:value-type="float" office:value="0.00961703877120002" calcext:value-type="float">
            <text:p>0.0096170388</text:p>
          </table:table-cell>
        </table:table-row>
        <table:table-row table:style-name="ro1">
          <table:table-cell table:number-columns-repeated="2"/>
          <table:table-cell office:value-type="float" office:value="0.17" calcext:value-type="float">
            <text:p>0.17</text:p>
          </table:table-cell>
          <table:table-cell table:formula="of:=[.$A$7]*[.C18]^5+[.$A$6]*[.C18]^4+[.$A$5]*[.C18]^3+[.$A$4]*[.C18]^2+[.$A$3]*[.C18]+[.$A$2]" office:value-type="float" office:value="0.000697277874145601" calcext:value-type="float">
            <text:p>0.0006972779</text:p>
          </table:table-cell>
          <table:table-cell table:formula="of:=[.$A$13]*[.C18]^5+[.$A$12]*[.C18]^4+[.$A$11]*[.C18]^3+[.$A$10]*[.C18]^2+[.$A$9]*[.C18]+[.$A$8]" office:value-type="float" office:value="0.0169557683029181" calcext:value-type="float">
            <text:p>0.0169557683</text:p>
          </table:table-cell>
          <table:table-cell table:formula="of:=[.$A$7]*[.C18]^4*5+[.$A$6]*[.C18]^3*4+[.$A$5]*[.C18]^2*3+[.$A$4]*[.C18]*2+[.$A$3]" office:value-type="float" office:value="0.0710775895194" calcext:value-type="float">
            <text:p>0.0710775895</text:p>
          </table:table-cell>
          <table:table-cell table:formula="of:=[.$A$13]*[.C18]^4*5+[.$A$12]*[.C18]^3*4+[.$A$11]*[.C18]^2*3+[.$A$10]*[.C18]*2+[.$A$9]" office:value-type="float" office:value="-0.00194010360054997" calcext:value-type="float">
            <text:p>-0.0019401036</text:p>
          </table:table-cell>
        </table:table-row>
        <table:table-row table:style-name="ro1">
          <table:table-cell office:value-type="string" calcext:value-type="string">
            <text:p>速度</text:p>
          </table:table-cell>
          <table:table-cell/>
          <table:table-cell office:value-type="float" office:value="0.18" calcext:value-type="float">
            <text:p>0.18</text:p>
          </table:table-cell>
          <table:table-cell table:formula="of:=[.$A$7]*[.C19]^5+[.$A$6]*[.C19]^4+[.$A$5]*[.C19]^3+[.$A$4]*[.C19]^2+[.$A$3]*[.C19]+[.$A$2]" office:value-type="float" office:value="0.0014109139076544" calcext:value-type="float">
            <text:p>0.0014109139</text:p>
          </table:table-cell>
          <table:table-cell table:formula="of:=[.$A$13]*[.C19]^5+[.$A$12]*[.C19]^4+[.$A$11]*[.C19]^3+[.$A$10]*[.C19]^2+[.$A$9]*[.C19]+[.$A$8]" office:value-type="float" office:value="0.016878505373808" calcext:value-type="float">
            <text:p>0.0168785054</text:p>
          </table:table-cell>
          <table:table-cell table:formula="of:=[.$A$7]*[.C19]^4*5+[.$A$6]*[.C19]^3*4+[.$A$5]*[.C19]^2*3+[.$A$4]*[.C19]*2+[.$A$3]" office:value-type="float" office:value="0.0716887557344" calcext:value-type="float">
            <text:p>0.0716887557</text:p>
          </table:table-cell>
          <table:table-cell table:formula="of:=[.$A$13]*[.C19]^4*5+[.$A$12]*[.C19]^3*4+[.$A$11]*[.C19]^2*3+[.$A$10]*[.C19]*2+[.$A$9]" office:value-type="float" office:value="-0.0135197822008" calcext:value-type="float">
            <text:p>-0.0135197822</text:p>
          </table:table-cell>
        </table:table-row>
        <table:table-row table:style-name="ro1">
          <table:table-cell table:formula="of:=[.F35]" office:value-type="float" office:value="0.1190119257824" calcext:value-type="float">
            <text:p>0.1190119258</text:p>
          </table:table-cell>
          <table:table-cell/>
          <table:table-cell office:value-type="float" office:value="0.19" calcext:value-type="float">
            <text:p>0.19</text:p>
          </table:table-cell>
          <table:table-cell table:formula="of:=[.$A$7]*[.C20]^5+[.$A$6]*[.C20]^4+[.$A$5]*[.C20]^3+[.$A$4]*[.C20]^2+[.$A$3]*[.C20]+[.$A$2]" office:value-type="float" office:value="0.0021318431151192" calcext:value-type="float">
            <text:p>0.0021318431</text:p>
          </table:table-cell>
          <table:table-cell table:formula="of:=[.$A$13]*[.C20]^5+[.$A$12]*[.C20]^4+[.$A$11]*[.C20]^3+[.$A$10]*[.C20]^2+[.$A$9]*[.C20]+[.$A$8]" office:value-type="float" office:value="0.0166851549558359" calcext:value-type="float">
            <text:p>0.016685155</text:p>
          </table:table-cell>
          <table:table-cell table:formula="of:=[.$A$7]*[.C20]^4*5+[.$A$6]*[.C20]^3*4+[.$A$5]*[.C20]^2*3+[.$A$4]*[.C20]*2+[.$A$3]" office:value-type="float" office:value="0.0725369867114" calcext:value-type="float">
            <text:p>0.0725369867</text:p>
          </table:table-cell>
          <table:table-cell table:formula="of:=[.$A$13]*[.C20]^4*5+[.$A$12]*[.C20]^3*4+[.$A$11]*[.C20]^2*3+[.$A$10]*[.C20]*2+[.$A$9]" office:value-type="float" office:value="-0.02516479646055" calcext:value-type="float">
            <text:p>-0.0251647965</text:p>
          </table:table-cell>
        </table:table-row>
        <table:table-row table:style-name="ro1">
          <table:table-cell table:formula="of:=[.G35]" office:value-type="float" office:value="-0.2390550015288" calcext:value-type="float">
            <text:p>-0.2390550015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$A$7]*[.C21]^5+[.$A$6]*[.C21]^4+[.$A$5]*[.C21]^3+[.$A$4]*[.C21]^2+[.$A$3]*[.C21]+[.$A$2]" office:value-type="float" office:value="0.00286246036" calcext:value-type="float">
            <text:p>0.0028624604</text:p>
          </table:table-cell>
          <table:table-cell table:formula="of:=[.$A$13]*[.C21]^5+[.$A$12]*[.C21]^4+[.$A$11]*[.C21]^3+[.$A$10]*[.C21]^2+[.$A$9]*[.C21]+[.$A$8]" office:value-type="float" office:value="0.0163748466027968" calcext:value-type="float">
            <text:p>0.0163748466</text:p>
          </table:table-cell>
          <table:table-cell table:formula="of:=[.$A$7]*[.C21]^4*5+[.$A$6]*[.C21]^3*4+[.$A$5]*[.C21]^2*3+[.$A$4]*[.C21]*2+[.$A$3]" office:value-type="float" office:value="0.07362726" calcext:value-type="float">
            <text:p>0.07362726</text:p>
          </table:table-cell>
          <table:table-cell table:formula="of:=[.$A$13]*[.C21]^4*5+[.$A$12]*[.C21]^3*4+[.$A$11]*[.C21]^2*3+[.$A$10]*[.C21]*2+[.$A$9]" office:value-type="float" office:value="-0.036918688" calcext:value-type="float">
            <text:p>-0.036918688</text:p>
          </table:table-cell>
        </table:table-row>
        <table:table-row table:style-name="ro1">
          <table:table-cell table:number-columns-repeated="2"/>
          <table:table-cell office:value-type="float" office:value="0.21" calcext:value-type="float">
            <text:p>0.21</text:p>
          </table:table-cell>
          <table:table-cell table:formula="of:=[.$A$7]*[.C22]^5+[.$A$6]*[.C22]^4+[.$A$5]*[.C22]^3+[.$A$4]*[.C22]^2+[.$A$3]*[.C22]+[.$A$2]" office:value-type="float" office:value="0.0036052143127008" calcext:value-type="float">
            <text:p>0.0036052143</text:p>
          </table:table-cell>
          <table:table-cell table:formula="of:=[.$A$13]*[.C22]^5+[.$A$12]*[.C22]^4+[.$A$11]*[.C22]^3+[.$A$10]*[.C22]^2+[.$A$9]*[.C22]+[.$A$8]" office:value-type="float" office:value="0.0159462707413377" calcext:value-type="float">
            <text:p>0.0159462707</text:p>
          </table:table-cell>
          <table:table-cell table:formula="of:=[.$A$7]*[.C22]^4*5+[.$A$6]*[.C22]^3*4+[.$A$5]*[.C22]^2*3+[.$A$4]*[.C22]*2+[.$A$3]" office:value-type="float" office:value="0.0749653594394" calcext:value-type="float">
            <text:p>0.0749653594</text:p>
          </table:table-cell>
          <table:table-cell table:formula="of:=[.$A$13]*[.C22]^4*5+[.$A$12]*[.C22]^3*4+[.$A$11]*[.C22]^2*3+[.$A$10]*[.C22]*2+[.$A$9]" office:value-type="float" office:value="-0.04882574062855" calcext:value-type="float">
            <text:p>-0.0488257406</text:p>
          </table:table-cell>
        </table:table-row>
        <table:table-row table:style-name="ro1">
          <table:table-cell office:value-type="string" calcext:value-type="string">
            <text:p>位置</text:p>
          </table:table-cell>
          <table:table-cell/>
          <table:table-cell office:value-type="float" office:value="0.22" calcext:value-type="float">
            <text:p>0.22</text:p>
          </table:table-cell>
          <table:table-cell table:formula="of:=[.$A$7]*[.C23]^5+[.$A$6]*[.C23]^4+[.$A$5]*[.C23]^3+[.$A$4]*[.C23]^2+[.$A$3]*[.C23]+[.$A$2]" office:value-type="float" office:value="0.0043626155134656" calcext:value-type="float">
            <text:p>0.0043626155</text:p>
          </table:table-cell>
          <table:table-cell table:formula="of:=[.$A$13]*[.C23]^5+[.$A$12]*[.C23]^4+[.$A$11]*[.C23]^3+[.$A$10]*[.C23]^2+[.$A$9]*[.C23]+[.$A$8]" office:value-type="float" office:value="0.0153976712490656" calcext:value-type="float">
            <text:p>0.0153976712</text:p>
          </table:table-cell>
          <table:table-cell table:formula="of:=[.$A$7]*[.C23]^4*5+[.$A$6]*[.C23]^3*4+[.$A$5]*[.C23]^2*3+[.$A$4]*[.C23]*2+[.$A$3]" office:value-type="float" office:value="0.0765578751584" calcext:value-type="float">
            <text:p>0.0765578752</text:p>
          </table:table-cell>
          <table:table-cell table:formula="of:=[.$A$13]*[.C23]^4*5+[.$A$12]*[.C23]^3*4+[.$A$11]*[.C23]^2*3+[.$A$10]*[.C23]*2+[.$A$9]" office:value-type="float" office:value="-0.0609309803447999" calcext:value-type="float">
            <text:p>-0.0609309803</text:p>
          </table:table-cell>
        </table:table-row>
        <table:table-row table:style-name="ro1">
          <table:table-cell table:formula="of:=[.D35]-[.A16]" office:value-type="float" office:value="-0.0143725770182208" calcext:value-type="float">
            <text:p>-0.014372577</text:p>
          </table:table-cell>
          <table:table-cell/>
          <table:table-cell office:value-type="float" office:value="0.23" calcext:value-type="float">
            <text:p>0.23</text:p>
          </table:table-cell>
          <table:table-cell table:formula="of:=[.$A$7]*[.C24]^5+[.$A$6]*[.C24]^4+[.$A$5]*[.C24]^3+[.$A$4]*[.C24]^2+[.$A$3]*[.C24]+[.$A$2]" office:value-type="float" office:value="0.0051372444352744" calcext:value-type="float">
            <text:p>0.0051372444</text:p>
          </table:table-cell>
          <table:table-cell table:formula="of:=[.$A$13]*[.C24]^5+[.$A$12]*[.C24]^4+[.$A$11]*[.C24]^3+[.$A$10]*[.C24]^2+[.$A$9]*[.C24]+[.$A$8]" office:value-type="float" office:value="0.0147268380326555" calcext:value-type="float">
            <text:p>0.014726838</text:p>
          </table:table-cell>
          <table:table-cell table:formula="of:=[.$A$7]*[.C24]^4*5+[.$A$6]*[.C24]^3*4+[.$A$5]*[.C24]^2*3+[.$A$4]*[.C24]*2+[.$A$3]" office:value-type="float" office:value="0.0784122035754" calcext:value-type="float">
            <text:p>0.0784122036</text:p>
          </table:table-cell>
          <table:table-cell table:formula="of:=[.$A$13]*[.C24]^4*5+[.$A$12]*[.C24]^3*4+[.$A$11]*[.C24]^2*3+[.$A$10]*[.C24]*2+[.$A$9]" office:value-type="float" office:value="-0.07328017533655" calcext:value-type="float">
            <text:p>-0.0732801753</text:p>
          </table:table-cell>
        </table:table-row>
        <table:table-row table:style-name="ro1">
          <table:table-cell table:formula="of:=[.E35]-[.A17]" office:value-type="float" office:value="-0.00182855267652159" calcext:value-type="float">
            <text:p>-0.0018285527</text:p>
          </table:table-cell>
          <table:table-cell/>
          <table:table-cell office:value-type="float" office:value="0.24" calcext:value-type="float">
            <text:p>0.24</text:p>
          </table:table-cell>
          <table:table-cell table:formula="of:=[.$A$7]*[.C25]^5+[.$A$6]*[.C25]^4+[.$A$5]*[.C25]^3+[.$A$4]*[.C25]^2+[.$A$3]*[.C25]+[.$A$2]" office:value-type="float" office:value="0.0059317595467392" calcext:value-type="float">
            <text:p>0.0059317595</text:p>
          </table:table-cell>
          <table:table-cell table:formula="of:=[.$A$13]*[.C25]^5+[.$A$12]*[.C25]^4+[.$A$11]*[.C25]^3+[.$A$10]*[.C25]^2+[.$A$9]*[.C25]+[.$A$8]" office:value-type="float" office:value="0.0139310996059584" calcext:value-type="float">
            <text:p>0.0139310996</text:p>
          </table:table-cell>
          <table:table-cell table:formula="of:=[.$A$7]*[.C25]^4*5+[.$A$6]*[.C25]^3*4+[.$A$5]*[.C25]^2*3+[.$A$4]*[.C25]*2+[.$A$3]" office:value-type="float" office:value="0.0805365473984" calcext:value-type="float">
            <text:p>0.0805365474</text:p>
          </table:table-cell>
          <table:table-cell table:formula="of:=[.$A$13]*[.C25]^4*5+[.$A$12]*[.C25]^3*4+[.$A$11]*[.C25]^2*3+[.$A$10]*[.C25]*2+[.$A$9]" office:value-type="float" office:value="-0.0859198359807999" calcext:value-type="float">
            <text:p>-0.085919836</text:p>
          </table:table-cell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table:formula="of:=[.$A$7]*[.C26]^5+[.$A$6]*[.C26]^4+[.$A$5]*[.C26]^3+[.$A$4]*[.C26]^2+[.$A$3]*[.C26]+[.$A$2]" office:value-type="float" office:value="0.006748905375" calcext:value-type="float">
            <text:p>0.0067489054</text:p>
          </table:table-cell>
          <table:table-cell table:formula="of:=[.$A$13]*[.C26]^5+[.$A$12]*[.C26]^4+[.$A$11]*[.C26]^3+[.$A$10]*[.C26]^2+[.$A$9]*[.C26]+[.$A$8]" office:value-type="float" office:value="0.0130073156681093" calcext:value-type="float">
            <text:p>0.0130073157</text:p>
          </table:table-cell>
          <table:table-cell table:formula="of:=[.$A$7]*[.C26]^4*5+[.$A$6]*[.C26]^3*4+[.$A$5]*[.C26]^2*3+[.$A$4]*[.C26]*2+[.$A$3]" office:value-type="float" office:value="0.082939915625" calcext:value-type="float">
            <text:p>0.0829399156</text:p>
          </table:table-cell>
          <table:table-cell table:formula="of:=[.$A$13]*[.C26]^4*5+[.$A$12]*[.C26]^3*4+[.$A$11]*[.C26]^2*3+[.$A$10]*[.C26]*2+[.$A$9]" office:value-type="float" office:value="-0.09889721484375" calcext:value-type="float">
            <text:p>-0.0988972148</text:p>
          </table:table-cell>
        </table:table-row>
        <table:table-row table:style-name="ro1">
          <table:table-cell table:number-columns-repeated="2"/>
          <table:table-cell office:value-type="float" office:value="0.26" calcext:value-type="float">
            <text:p>0.26</text:p>
          </table:table-cell>
          <table:table-cell table:formula="of:=[.$A$7]*[.C27]^5+[.$A$6]*[.C27]^4+[.$A$5]*[.C27]^3+[.$A$4]*[.C27]^2+[.$A$3]*[.C27]+[.$A$2]" office:value-type="float" office:value="0.0075915205686208" calcext:value-type="float">
            <text:p>0.0075915206</text:p>
          </table:table-cell>
          <table:table-cell table:formula="of:=[.$A$13]*[.C27]^5+[.$A$12]*[.C27]^4+[.$A$11]*[.C27]^3+[.$A$10]*[.C27]^2+[.$A$9]*[.C27]+[.$A$8]" office:value-type="float" office:value="0.0119518696816352" calcext:value-type="float">
            <text:p>0.0119518697</text:p>
          </table:table-cell>
          <table:table-cell table:formula="of:=[.$A$7]*[.C27]^4*5+[.$A$6]*[.C27]^3*4+[.$A$5]*[.C27]^2*3+[.$A$4]*[.C27]*2+[.$A$3]" office:value-type="float" office:value="0.0856321235424" calcext:value-type="float">
            <text:p>0.0856321235</text:p>
          </table:table-cell>
          <table:table-cell table:formula="of:=[.$A$13]*[.C27]^4*5+[.$A$12]*[.C27]^3*4+[.$A$11]*[.C27]^2*3+[.$A$10]*[.C27]*2+[.$A$9]" office:value-type="float" office:value="-0.1122603066808" calcext:value-type="float">
            <text:p>-0.1122603067</text:p>
          </table:table-cell>
        </table:table-row>
        <table:table-row table:style-name="ro1">
          <table:table-cell table:number-columns-repeated="2"/>
          <table:table-cell office:value-type="float" office:value="0.27" calcext:value-type="float">
            <text:p>0.27</text:p>
          </table:table-cell>
          <table:table-cell table:formula="of:=[.$A$7]*[.C28]^5+[.$A$6]*[.C28]^4+[.$A$5]*[.C28]^3+[.$A$4]*[.C28]^2+[.$A$3]*[.C28]+[.$A$2]" office:value-type="float" office:value="0.0084625459604856" calcext:value-type="float">
            <text:p>0.008462546</text:p>
          </table:table-cell>
          <table:table-cell table:formula="of:=[.$A$13]*[.C28]^5+[.$A$12]*[.C28]^4+[.$A$11]*[.C28]^3+[.$A$10]*[.C28]^2+[.$A$9]*[.C28]+[.$A$8]" office:value-type="float" office:value="0.0107606614505631" calcext:value-type="float">
            <text:p>0.0107606615</text:p>
          </table:table-cell>
          <table:table-cell table:formula="of:=[.$A$7]*[.C28]^4*5+[.$A$6]*[.C28]^3*4+[.$A$5]*[.C28]^2*3+[.$A$4]*[.C28]*2+[.$A$3]" office:value-type="float" office:value="0.0886237927274" calcext:value-type="float">
            <text:p>0.0886237927</text:p>
          </table:table-cell>
          <table:table-cell table:formula="of:=[.$A$13]*[.C28]^4*5+[.$A$12]*[.C28]^3*4+[.$A$11]*[.C28]^2*3+[.$A$10]*[.C28]*2+[.$A$9]" office:value-type="float" office:value="-0.12605784843655" calcext:value-type="float">
            <text:p>-0.1260578484</text:p>
          </table:table-cell>
        </table:table-row>
        <table:table-row table:style-name="ro1">
          <table:table-cell table:number-columns-repeated="2"/>
          <table:table-cell office:value-type="float" office:value="0.28" calcext:value-type="float">
            <text:p>0.28</text:p>
          </table:table-cell>
          <table:table-cell table:formula="of:=[.$A$7]*[.C29]^5+[.$A$6]*[.C29]^4+[.$A$5]*[.C29]^3+[.$A$4]*[.C29]^2+[.$A$3]*[.C29]+[.$A$2]" office:value-type="float" office:value="0.0093650326306944" calcext:value-type="float">
            <text:p>0.0093650326</text:p>
          </table:table-cell>
          <table:table-cell table:formula="of:=[.$A$13]*[.C29]^5+[.$A$12]*[.C29]^4+[.$A$11]*[.C29]^3+[.$A$10]*[.C29]^2+[.$A$9]*[.C29]+[.$A$8]" office:value-type="float" office:value="0.009429099698528" calcext:value-type="float">
            <text:p>0.0094290997</text:p>
          </table:table-cell>
          <table:table-cell table:formula="of:=[.$A$7]*[.C29]^4*5+[.$A$6]*[.C29]^3*4+[.$A$5]*[.C29]^2*3+[.$A$4]*[.C29]*2+[.$A$3]" office:value-type="float" office:value="0.0919263510464" calcext:value-type="float">
            <text:p>0.091926351</text:p>
          </table:table-cell>
          <table:table-cell table:formula="of:=[.$A$13]*[.C29]^4*5+[.$A$12]*[.C29]^3*4+[.$A$11]*[.C29]^2*3+[.$A$10]*[.C29]*2+[.$A$9]" office:value-type="float" office:value="-0.1403393192448" calcext:value-type="float">
            <text:p>-0.1403393192</text:p>
          </table:table-cell>
        </table:table-row>
        <table:table-row table:style-name="ro1">
          <table:table-cell table:number-columns-repeated="2"/>
          <table:table-cell office:value-type="float" office:value="0.29" calcext:value-type="float">
            <text:p>0.29</text:p>
          </table:table-cell>
          <table:table-cell table:formula="of:=[.$A$7]*[.C30]^5+[.$A$6]*[.C30]^4+[.$A$5]*[.C30]^3+[.$A$4]*[.C30]^2+[.$A$3]*[.C30]+[.$A$2]" office:value-type="float" office:value="0.0103021499694592" calcext:value-type="float">
            <text:p>0.01030215</text:p>
          </table:table-cell>
          <table:table-cell table:formula="of:=[.$A$13]*[.C30]^5+[.$A$12]*[.C30]^4+[.$A$11]*[.C30]^3+[.$A$10]*[.C30]^2+[.$A$9]*[.C30]+[.$A$8]" office:value-type="float" office:value="0.00795209464688091" calcext:value-type="float">
            <text:p>0.0079520946</text:p>
          </table:table-cell>
          <table:table-cell table:formula="of:=[.$A$7]*[.C30]^4*5+[.$A$6]*[.C30]^3*4+[.$A$5]*[.C30]^2*3+[.$A$4]*[.C30]*2+[.$A$3]" office:value-type="float" office:value="0.0955520326554" calcext:value-type="float">
            <text:p>0.0955520327</text:p>
          </table:table-cell>
          <table:table-cell table:formula="of:=[.$A$13]*[.C30]^4*5+[.$A$12]*[.C30]^3*4+[.$A$11]*[.C30]^2*3+[.$A$10]*[.C30]*2+[.$A$9]" office:value-type="float" office:value="-0.15515494042855" calcext:value-type="float">
            <text:p>-0.1551549404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formula="of:=[.$A$7]*[.C31]^5+[.$A$6]*[.C31]^4+[.$A$5]*[.C31]^3+[.$A$4]*[.C31]^2+[.$A$3]*[.C31]+[.$A$2]" office:value-type="float" office:value="0.01127719374" calcext:value-type="float">
            <text:p>0.0112771937</text:p>
          </table:table-cell>
          <table:table-cell table:formula="of:=[.$A$13]*[.C31]^5+[.$A$12]*[.C31]^4+[.$A$11]*[.C31]^3+[.$A$10]*[.C31]^2+[.$A$9]*[.C31]+[.$A$8]" office:value-type="float" office:value="0.00632405059279681" calcext:value-type="float">
            <text:p>0.0063240506</text:p>
          </table:table-cell>
          <table:table-cell table:formula="of:=[.$A$7]*[.C31]^4*5+[.$A$6]*[.C31]^3*4+[.$A$5]*[.C31]^2*3+[.$A$4]*[.C31]*2+[.$A$3]" office:value-type="float" office:value="0.099513878" calcext:value-type="float">
            <text:p>0.099513878</text:p>
          </table:table-cell>
          <table:table-cell table:formula="of:=[.$A$13]*[.C31]^4*5+[.$A$12]*[.C31]^3*4+[.$A$11]*[.C31]^2*3+[.$A$10]*[.C31]*2+[.$A$9]" office:value-type="float" office:value="-0.1705556755" calcext:value-type="float">
            <text:p>-0.1705556755</text:p>
          </table:table-cell>
        </table:table-row>
        <table:table-row table:style-name="ro1">
          <table:table-cell table:number-columns-repeated="2"/>
          <table:table-cell office:value-type="float" office:value="0.31" calcext:value-type="float">
            <text:p>0.31</text:p>
          </table:table-cell>
          <table:table-cell table:formula="of:=[.$A$7]*[.C32]^5+[.$A$6]*[.C32]^4+[.$A$5]*[.C32]^3+[.$A$4]*[.C32]^2+[.$A$3]*[.C32]+[.$A$2]" office:value-type="float" office:value="0.0122935941414408" calcext:value-type="float">
            <text:p>0.0122935941</text:p>
          </table:table-cell>
          <table:table-cell table:formula="of:=[.$A$13]*[.C32]^5+[.$A$12]*[.C32]^4+[.$A$11]*[.C32]^3+[.$A$10]*[.C32]^2+[.$A$9]*[.C32]+[.$A$8]" office:value-type="float" office:value="0.0045388584873827" calcext:value-type="float">
            <text:p>0.0045388585</text:p>
          </table:table-cell>
          <table:table-cell table:formula="of:=[.$A$7]*[.C32]^4*5+[.$A$6]*[.C32]^3*4+[.$A$5]*[.C32]^2*3+[.$A$4]*[.C32]*2+[.$A$3]" office:value-type="float" office:value="0.1038257338154" calcext:value-type="float">
            <text:p>0.1038257338</text:p>
          </table:table-cell>
          <table:table-cell table:formula="of:=[.$A$13]*[.C32]^4*5+[.$A$12]*[.C32]^3*4+[.$A$11]*[.C32]^2*3+[.$A$10]*[.C32]*2+[.$A$9]" office:value-type="float" office:value="-0.18659323016055" calcext:value-type="float">
            <text:p>-0.1865932302</text:p>
          </table:table-cell>
        </table:table-row>
        <table:table-row table:style-name="ro1">
          <table:table-cell table:number-columns-repeated="2"/>
          <table:table-cell office:value-type="float" office:value="0.32" calcext:value-type="float">
            <text:p>0.32</text:p>
          </table:table-cell>
          <table:table-cell table:formula="of:=[.$A$7]*[.C33]^5+[.$A$6]*[.C33]^4+[.$A$5]*[.C33]^3+[.$A$4]*[.C33]^2+[.$A$3]*[.C33]+[.$A$2]" office:value-type="float" office:value="0.0133549238717056" calcext:value-type="float">
            <text:p>0.0133549239</text:p>
          </table:table-cell>
          <table:table-cell table:formula="of:=[.$A$13]*[.C33]^5+[.$A$12]*[.C33]^4+[.$A$11]*[.C33]^3+[.$A$10]*[.C33]^2+[.$A$9]*[.C33]+[.$A$8]" office:value-type="float" office:value="0.00258988851378562" calcext:value-type="float">
            <text:p>0.0025898885</text:p>
          </table:table-cell>
          <table:table-cell table:formula="of:=[.$A$7]*[.C33]^4*5+[.$A$6]*[.C33]^3*4+[.$A$5]*[.C33]^2*3+[.$A$4]*[.C33]*2+[.$A$3]" office:value-type="float" office:value="0.1085022531264" calcext:value-type="float">
            <text:p>0.1085022531</text:p>
          </table:table-cell>
          <table:table-cell table:formula="of:=[.$A$13]*[.C33]^4*5+[.$A$12]*[.C33]^3*4+[.$A$11]*[.C33]^2*3+[.$A$10]*[.C33]*2+[.$A$9]" office:value-type="float" office:value="-0.2033200523008" calcext:value-type="float">
            <text:p>-0.2033200523</text:p>
          </table:table-cell>
        </table:table-row>
        <table:table-row table:style-name="ro1">
          <table:table-cell table:number-columns-repeated="2"/>
          <table:table-cell office:value-type="float" office:value="0.33" calcext:value-type="float">
            <text:p>0.33</text:p>
          </table:table-cell>
          <table:table-cell table:formula="of:=[.$A$7]*[.C34]^5+[.$A$6]*[.C34]^4+[.$A$5]*[.C34]^3+[.$A$4]*[.C34]^2+[.$A$3]*[.C34]+[.$A$2]" office:value-type="float" office:value="0.0144649061904144" calcext:value-type="float">
            <text:p>0.0144649062</text:p>
          </table:table-cell>
          <table:table-cell table:formula="of:=[.$A$13]*[.C34]^5+[.$A$12]*[.C34]^4+[.$A$11]*[.C34]^3+[.$A$10]*[.C34]^2+[.$A$9]*[.C34]+[.$A$8]" office:value-type="float" office:value="0.00046998266530051" calcext:value-type="float">
            <text:p>0.0004699827</text:p>
          </table:table-cell>
          <table:table-cell table:formula="of:=[.$A$7]*[.C34]^4*5+[.$A$6]*[.C34]^3*4+[.$A$5]*[.C34]^2*3+[.$A$4]*[.C34]*2+[.$A$3]" office:value-type="float" office:value="0.1135588952474" calcext:value-type="float">
            <text:p>0.1135588952</text:p>
          </table:table-cell>
          <table:table-cell table:formula="of:=[.$A$13]*[.C34]^4*5+[.$A$12]*[.C34]^3*4+[.$A$11]*[.C34]^2*3+[.$A$10]*[.C34]*2+[.$A$9]" office:value-type="float" office:value="-0.22078933200055" calcext:value-type="float">
            <text:p>-0.220789332</text:p>
          </table:table-cell>
        </table:table-row>
        <table:table-row table:style-name="ro1">
          <table:table-cell table:number-columns-repeated="2"/>
          <table:table-cell office:value-type="float" office:value="0.34" calcext:value-type="float">
            <text:p>0.34</text:p>
          </table:table-cell>
          <table:table-cell table:formula="of:=[.$A$7]*[.C35]^5+[.$A$6]*[.C35]^4+[.$A$5]*[.C35]^3+[.$A$4]*[.C35]^2+[.$A$3]*[.C35]+[.$A$2]" office:value-type="float" office:value="0.0156274229817792" calcext:value-type="float">
            <text:p>0.015627423</text:p>
          </table:table-cell>
          <table:table-cell table:formula="of:=[.$A$13]*[.C35]^5+[.$A$12]*[.C35]^4+[.$A$11]*[.C35]^3+[.$A$10]*[.C35]^2+[.$A$9]*[.C35]+[.$A$8]" office:value-type="float" office:value="-0.00182855267652159" calcext:value-type="float">
            <text:p>-0.0018285527</text:p>
          </table:table-cell>
          <table:table-cell table:formula="of:=[.$A$7]*[.C35]^4*5+[.$A$6]*[.C35]^3*4+[.$A$5]*[.C35]^2*3+[.$A$4]*[.C35]*2+[.$A$3]" office:value-type="float" office:value="0.1190119257824" calcext:value-type="float">
            <text:p>0.1190119258</text:p>
          </table:table-cell>
          <table:table-cell table:formula="of:=[.$A$13]*[.C35]^4*5+[.$A$12]*[.C35]^3*4+[.$A$11]*[.C35]^2*3+[.$A$10]*[.C35]*2+[.$A$9]" office:value-type="float" office:value="-0.2390550015288" calcext:value-type="float">
            <text:p>-0.239055001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/GenerateWalkPattern 0.07 0 0.10 0.24 -0.014 -0.003 1 1 1.csv</text:p>
          </table:table-cell>
          <table:table-cell table:number-columns-repeated="6"/>
        </table:table-row>
      </table:table>
      <table:table table:name="Sheet4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係数</text:p>
          </table:table-cell>
          <table:table-cell/>
          <table:table-cell office:value-type="string" calcext:value-type="string">
            <text:p>時間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'</text:p>
          </table:table-cell>
          <table:table-cell office:value-type="string" calcext:value-type="string">
            <text:p>y'</text:p>
          </table:table-cell>
        </table:table-row>
        <table:table-row table:style-name="ro1">
          <table:table-cell table:style-name="ce2" office:value-type="float" office:value="-0.014372577" calcext:value-type="float">
            <text:p>-1.44E-02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$A$7]*[.C2]^5+[.$A$6]*[.C2]^4+[.$A$5]*[.C2]^3+[.$A$4]*[.C2]^2+[.$A$3]*[.C2]+[.$A$2]" office:value-type="float" office:value="-0.0133390966657858" calcext:value-type="float">
            <text:p>-0.0133390967</text:p>
          </table:table-cell>
          <table:table-cell table:formula="of:=[.$A$13]*[.C2]^5+[.$A$12]*[.C2]^4+[.$A$11]*[.C2]^3+[.$A$10]*[.C2]^2+[.$A$9]*[.C2]+[.$A$8]" office:value-type="float" office:value="-0.00379486773176999" calcext:value-type="float">
            <text:p>-0.0037948677</text:p>
          </table:table-cell>
          <table:table-cell table:formula="of:=[.$A$7]*[.C2]^4*5+[.$A$6]*[.C2]^3*4+[.$A$5]*[.C2]^2*3+[.$A$4]*[.C2]*2+[.$A$3]" office:value-type="float" office:value="0.1013166436091" calcext:value-type="float">
            <text:p>0.1013166436</text:p>
          </table:table-cell>
          <table:table-cell table:formula="of:=[.$A$13]*[.C2]^4*5+[.$A$12]*[.C2]^3*4+[.$A$11]*[.C2]^2*3+[.$A$10]*[.C2]*2+[.$A$9]" office:value-type="float" office:value="-0.1890109250442" calcext:value-type="float">
            <text:p>-0.189010925</text:p>
          </table:table-cell>
        </table:table-row>
        <table:table-row table:style-name="ro1">
          <table:table-cell table:style-name="ce3" office:value-type="float" office:value="0.105431" calcext:value-type="float">
            <text:p>1.05E-0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$A$7]*[.C3]^5+[.$A$6]*[.C3]^4+[.$A$5]*[.C3]^3+[.$A$4]*[.C3]^2+[.$A$3]*[.C3]+[.$A$2]" office:value-type="float" office:value="-0.0123452307208256" calcext:value-type="float">
            <text:p>-0.0123452307</text:p>
          </table:table-cell>
          <table:table-cell table:formula="of:=[.$A$13]*[.C3]^5+[.$A$12]*[.C3]^4+[.$A$11]*[.C3]^3+[.$A$10]*[.C3]^2+[.$A$9]*[.C3]+[.$A$8]" office:value-type="float" office:value="-0.00561049739167039" calcext:value-type="float">
            <text:p>-0.0056104974</text:p>
          </table:table-cell>
          <table:table-cell table:formula="of:=[.$A$7]*[.C3]^4*5+[.$A$6]*[.C3]^3*4+[.$A$5]*[.C3]^2*3+[.$A$4]*[.C3]*2+[.$A$3]" office:value-type="float" office:value="0.0975063362096" calcext:value-type="float">
            <text:p>0.0975063362</text:p>
          </table:table-cell>
          <table:table-cell table:formula="of:=[.$A$13]*[.C3]^4*5+[.$A$12]*[.C3]^3*4+[.$A$11]*[.C3]^2*3+[.$A$10]*[.C3]*2+[.$A$9]" office:value-type="float" office:value="-0.1741986941472" calcext:value-type="float">
            <text:p>-0.1741986941</text:p>
          </table:table-cell>
        </table:table-row>
        <table:table-row table:style-name="ro1">
          <table:table-cell table:style-name="ce4" office:value-type="float" office:value="-0.213501" calcext:value-type="float">
            <text:p>-0.213501</text:p>
          </table:table-cell>
          <table:table-cell/>
          <table:table-cell office:value-type="float" office:value="0.03" calcext:value-type="float">
            <text:p>0.03</text:p>
          </table:table-cell>
          <table:table-cell table:formula="of:=[.$A$7]*[.C4]^5+[.$A$6]*[.C4]^4+[.$A$5]*[.C4]^3+[.$A$4]*[.C4]^2+[.$A$3]*[.C4]+[.$A$2]" office:value-type="float" office:value="-0.0113879909087094" calcext:value-type="float">
            <text:p>-0.0113879909</text:p>
          </table:table-cell>
          <table:table-cell table:formula="of:=[.$A$13]*[.C4]^5+[.$A$12]*[.C4]^4+[.$A$11]*[.C4]^3+[.$A$10]*[.C4]^2+[.$A$9]*[.C4]+[.$A$8]" office:value-type="float" office:value="-0.00728046228228279" calcext:value-type="float">
            <text:p>-0.0072804623</text:p>
          </table:table-cell>
          <table:table-cell table:formula="of:=[.$A$7]*[.C4]^4*5+[.$A$6]*[.C4]^3*4+[.$A$5]*[.C4]^2*3+[.$A$4]*[.C4]*2+[.$A$3]" office:value-type="float" office:value="0.0939897655691" calcext:value-type="float">
            <text:p>0.0939897656</text:p>
          </table:table-cell>
          <table:table-cell table:formula="of:=[.$A$13]*[.C4]^4*5+[.$A$12]*[.C4]^3*4+[.$A$11]*[.C4]^2*3+[.$A$10]*[.C4]*2+[.$A$9]" office:value-type="float" office:value="-0.1598726433002" calcext:value-type="float">
            <text:p>-0.1598726433</text:p>
          </table:table-cell>
        </table:table-row>
        <table:table-row table:style-name="ro1">
          <table:table-cell table:style-name="ce4" office:value-type="float" office:value="0.525168" calcext:value-type="float">
            <text:p>0.525168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[.$A$7]*[.C5]^5+[.$A$6]*[.C5]^4+[.$A$5]*[.C5]^3+[.$A$4]*[.C5]^2+[.$A$3]*[.C5]+[.$A$2]" office:value-type="float" office:value="-0.0104644880612992" calcext:value-type="float">
            <text:p>-0.0104644881</text:p>
          </table:table-cell>
          <table:table-cell table:formula="of:=[.$A$13]*[.C5]^5+[.$A$12]*[.C5]^4+[.$A$11]*[.C5]^3+[.$A$10]*[.C5]^2+[.$A$9]*[.C5]+[.$A$8]" office:value-type="float" office:value="-0.00880946335648319" calcext:value-type="float">
            <text:p>-0.0088094634</text:p>
          </table:table-cell>
          <table:table-cell table:formula="of:=[.$A$7]*[.C5]^4*5+[.$A$6]*[.C5]^3*4+[.$A$5]*[.C5]^2*3+[.$A$4]*[.C5]*2+[.$A$3]" office:value-type="float" office:value="0.0907574262656" calcext:value-type="float">
            <text:p>0.0907574263</text:p>
          </table:table-cell>
          <table:table-cell table:formula="of:=[.$A$13]*[.C5]^4*5+[.$A$12]*[.C5]^3*4+[.$A$11]*[.C5]^2*3+[.$A$10]*[.C5]*2+[.$A$9]" office:value-type="float" office:value="-0.1460005018752" calcext:value-type="float">
            <text:p>-0.1460005019</text:p>
          </table:table-cell>
        </table:table-row>
        <table:table-row table:style-name="ro1">
          <table:table-cell table:style-name="ce4" office:value-type="float" office:value="-0.480102" calcext:value-type="float">
            <text:p>-0.480102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[.$A$7]*[.C6]^5+[.$A$6]*[.C6]^4+[.$A$5]*[.C6]^3+[.$A$4]*[.C6]^2+[.$A$3]*[.C6]+[.$A$2]" office:value-type="float" office:value="-0.009571924030625" calcext:value-type="float">
            <text:p>-0.009571924</text:p>
          </table:table-cell>
          <table:table-cell table:formula="of:=[.$A$13]*[.C6]^5+[.$A$12]*[.C6]^4+[.$A$11]*[.C6]^3+[.$A$10]*[.C6]^2+[.$A$9]*[.C6]+[.$A$8]" office:value-type="float" office:value="-0.0102018758277716" calcext:value-type="float">
            <text:p>-0.0102018758</text:p>
          </table:table-cell>
          <table:table-cell table:formula="of:=[.$A$7]*[.C6]^4*5+[.$A$6]*[.C6]^3*4+[.$A$5]*[.C6]^2*3+[.$A$4]*[.C6]*2+[.$A$3]" office:value-type="float" office:value="0.0878006196875" calcext:value-type="float">
            <text:p>0.0878006197</text:p>
          </table:table-cell>
          <table:table-cell table:formula="of:=[.$A$13]*[.C6]^4*5+[.$A$12]*[.C6]^3*4+[.$A$11]*[.C6]^2*3+[.$A$10]*[.C6]*2+[.$A$9]" office:value-type="float" office:value="-0.132549392625" calcext:value-type="float">
            <text:p>-0.1325493926</text:p>
          </table:table-cell>
        </table:table-row>
        <table:table-row table:style-name="ro1">
          <table:table-cell table:style-name="ce4" office:value-type="float" office:value="0.672342" calcext:value-type="float">
            <text:p>0.672342</text:p>
          </table:table-cell>
          <table:table-cell/>
          <table:table-cell office:value-type="float" office:value="0.06" calcext:value-type="float">
            <text:p>0.06</text:p>
          </table:table-cell>
          <table:table-cell table:formula="of:=[.$A$7]*[.C7]^5+[.$A$6]*[.C7]^4+[.$A$5]*[.C7]^3+[.$A$4]*[.C7]^2+[.$A$3]*[.C7]+[.$A$2]" office:value-type="float" office:value="-0.0087075836207808" calcext:value-type="float">
            <text:p>-0.0087075836</text:p>
          </table:table-cell>
          <table:table-cell table:formula="of:=[.$A$13]*[.C7]^5+[.$A$12]*[.C7]^4+[.$A$11]*[.C7]^3+[.$A$10]*[.C7]^2+[.$A$9]*[.C7]+[.$A$8]" office:value-type="float" office:value="-0.01146174310408" calcext:value-type="float">
            <text:p>-0.0114617431</text:p>
          </table:table-cell>
          <table:table-cell table:formula="of:=[.$A$7]*[.C7]^4*5+[.$A$6]*[.C7]^3*4+[.$A$5]*[.C7]^2*3+[.$A$4]*[.C7]*2+[.$A$3]" office:value-type="float" office:value="0.0851114540336" calcext:value-type="float">
            <text:p>0.085111454</text:p>
          </table:table-cell>
          <table:table-cell table:formula="of:=[.$A$13]*[.C7]^4*5+[.$A$12]*[.C7]^3*4+[.$A$11]*[.C7]^2*3+[.$A$10]*[.C7]*2+[.$A$9]" office:value-type="float" office:value="-0.1194858316832" calcext:value-type="float">
            <text:p>-0.1194858317</text:p>
          </table:table-cell>
        </table:table-row>
        <table:table-row table:style-name="ro1">
          <table:table-cell table:style-name="ce3" office:value-type="float" office:value="-0.00182855267652159" calcext:value-type="float">
            <text:p>-1.83E-03</text:p>
          </table:table-cell>
          <table:table-cell/>
          <table:table-cell office:value-type="float" office:value="0.07" calcext:value-type="float">
            <text:p>0.07</text:p>
          </table:table-cell>
          <table:table-cell table:formula="of:=[.$A$7]*[.C8]^5+[.$A$6]*[.C8]^4+[.$A$5]*[.C8]^3+[.$A$4]*[.C8]^2+[.$A$3]*[.C8]+[.$A$2]" office:value-type="float" office:value="-0.0078688265198206" calcext:value-type="float">
            <text:p>-0.0078688265</text:p>
          </table:table-cell>
          <table:table-cell table:formula="of:=[.$A$13]*[.C8]^5+[.$A$12]*[.C8]^4+[.$A$11]*[.C8]^3+[.$A$10]*[.C8]^2+[.$A$9]*[.C8]+[.$A$8]" office:value-type="float" office:value="-0.0125927707215804" calcext:value-type="float">
            <text:p>-0.0125927707</text:p>
          </table:table-cell>
          <table:table-cell table:formula="of:=[.$A$7]*[.C8]^4*5+[.$A$6]*[.C8]^3*4+[.$A$5]*[.C8]^2*3+[.$A$4]*[.C8]*2+[.$A$3]" office:value-type="float" office:value="0.0826828443131" calcext:value-type="float">
            <text:p>0.0826828443</text:p>
          </table:table-cell>
          <table:table-cell table:formula="of:=[.$A$13]*[.C8]^4*5+[.$A$12]*[.C8]^3*4+[.$A$11]*[.C8]^2*3+[.$A$10]*[.C8]*2+[.$A$9]" office:value-type="float" office:value="-0.1067757285642" calcext:value-type="float">
            <text:p>-0.1067757286</text:p>
          </table:table-cell>
        </table:table-row>
        <table:table-row table:style-name="ro1">
          <table:table-cell table:style-name="ce4" office:value-type="float" office:value="-0.204341" calcext:value-type="float">
            <text:p>-0.204341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[.$A$7]*[.C9]^5+[.$A$6]*[.C9]^4+[.$A$5]*[.C9]^3+[.$A$4]*[.C9]^2+[.$A$3]*[.C9]+[.$A$2]" office:value-type="float" office:value="-0.0070530792316544" calcext:value-type="float">
            <text:p>-0.0070530792</text:p>
          </table:table-cell>
          <table:table-cell table:formula="of:=[.$A$13]*[.C9]^5+[.$A$12]*[.C9]^4+[.$A$11]*[.C9]^3+[.$A$10]*[.C9]^2+[.$A$9]*[.C9]+[.$A$8]" office:value-type="float" office:value="-0.0135983202784928" calcext:value-type="float">
            <text:p>-0.0135983203</text:p>
          </table:table-cell>
          <table:table-cell table:formula="of:=[.$A$7]*[.C9]^4*5+[.$A$6]*[.C9]^3*4+[.$A$5]*[.C9]^2*3+[.$A$4]*[.C9]*2+[.$A$3]" office:value-type="float" office:value="0.0805085123456" calcext:value-type="float">
            <text:p>0.0805085123</text:p>
          </table:table-cell>
          <table:table-cell table:formula="of:=[.$A$13]*[.C9]^4*5+[.$A$12]*[.C9]^3*4+[.$A$11]*[.C9]^2*3+[.$A$10]*[.C9]*2+[.$A$9]" office:value-type="float" office:value="-0.0943843861632" calcext:value-type="float">
            <text:p>-0.0943843862</text:p>
          </table:table-cell>
        </table:table-row>
        <table:table-row table:style-name="ro1">
          <table:table-cell table:style-name="ce4" office:value-type="float" office:value="0.77997" calcext:value-type="float">
            <text:p>0.77997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$A$7]*[.C10]^5+[.$A$6]*[.C10]^4+[.$A$5]*[.C10]^3+[.$A$4]*[.C10]^2+[.$A$3]*[.C10]+[.$A$2]" office:value-type="float" office:value="-0.0062578270079442" calcext:value-type="float">
            <text:p>-0.006257827</text:p>
          </table:table-cell>
          <table:table-cell table:formula="of:=[.$A$13]*[.C10]^5+[.$A$12]*[.C10]^4+[.$A$11]*[.C10]^3+[.$A$10]*[.C10]^2+[.$A$9]*[.C10]+[.$A$8]" office:value-type="float" office:value="-0.0144814033688932" calcext:value-type="float">
            <text:p>-0.0144814034</text:p>
          </table:table-cell>
          <table:table-cell table:formula="of:=[.$A$7]*[.C10]^4*5+[.$A$6]*[.C10]^3*4+[.$A$5]*[.C10]^2*3+[.$A$4]*[.C10]*2+[.$A$3]" office:value-type="float" office:value="0.0785829867611" calcext:value-type="float">
            <text:p>0.0785829868</text:p>
          </table:table-cell>
          <table:table-cell table:formula="of:=[.$A$13]*[.C10]^4*5+[.$A$12]*[.C10]^3*4+[.$A$11]*[.C10]^2*3+[.$A$10]*[.C10]*2+[.$A$9]" office:value-type="float" office:value="-0.0822765007562" calcext:value-type="float">
            <text:p>-0.0822765008</text:p>
          </table:table-cell>
        </table:table-row>
        <table:table-row table:style-name="ro1">
          <table:table-cell table:style-name="ce4" office:value-type="float" office:value="-0.91492" calcext:value-type="float">
            <text:p>-0.91492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$A$7]*[.C11]^5+[.$A$6]*[.C11]^4+[.$A$5]*[.C11]^3+[.$A$4]*[.C11]^2+[.$A$3]*[.C11]+[.$A$2]" office:value-type="float" office:value="-0.00548060578" calcext:value-type="float">
            <text:p>-0.0054806058</text:p>
          </table:table-cell>
          <table:table-cell table:formula="of:=[.$A$13]*[.C11]^5+[.$A$12]*[.C11]^4+[.$A$11]*[.C11]^3+[.$A$10]*[.C11]^2+[.$A$9]*[.C11]+[.$A$8]" office:value-type="float" office:value="-0.0152446755165216" calcext:value-type="float">
            <text:p>-0.0152446755</text:p>
          </table:table-cell>
          <table:table-cell table:formula="of:=[.$A$7]*[.C11]^4*5+[.$A$6]*[.C11]^3*4+[.$A$5]*[.C11]^2*3+[.$A$4]*[.C11]*2+[.$A$3]" office:value-type="float" office:value="0.076901603" calcext:value-type="float">
            <text:p>0.076901603</text:p>
          </table:table-cell>
          <table:table-cell table:formula="of:=[.$A$13]*[.C11]^4*5+[.$A$12]*[.C11]^3*4+[.$A$11]*[.C11]^2*3+[.$A$10]*[.C11]*2+[.$A$9]" office:value-type="float" office:value="-0.070416162" calcext:value-type="float">
            <text:p>-0.070416162</text:p>
          </table:table-cell>
        </table:table-row>
        <table:table-row table:style-name="ro1">
          <table:table-cell table:style-name="ce4" office:value-type="float" office:value="1.28142" calcext:value-type="float">
            <text:p>1.28142</text:p>
          </table:table-cell>
          <table:table-cell/>
          <table:table-cell office:value-type="float" office:value="0.11" calcext:value-type="float">
            <text:p>0.11</text:p>
          </table:table-cell>
          <table:table-cell table:formula="of:=[.$A$7]*[.C12]^5+[.$A$6]*[.C12]^4+[.$A$5]*[.C12]^3+[.$A$4]*[.C12]^2+[.$A$3]*[.C12]+[.$A$2]" office:value-type="float" office:value="-0.0047189940906758" calcext:value-type="float">
            <text:p>-0.0047189941</text:p>
          </table:table-cell>
          <table:table-cell table:formula="of:=[.$A$13]*[.C12]^5+[.$A$12]*[.C12]^4+[.$A$11]*[.C12]^3+[.$A$10]*[.C12]^2+[.$A$9]*[.C12]+[.$A$8]" office:value-type="float" office:value="-0.01589043010859" calcext:value-type="float">
            <text:p>-0.0158904301</text:p>
          </table:table-cell>
          <table:table-cell table:formula="of:=[.$A$7]*[.C12]^4*5+[.$A$6]*[.C12]^3*4+[.$A$5]*[.C12]^2*3+[.$A$4]*[.C12]*2+[.$A$3]" office:value-type="float" office:value="0.0754605033131" calcext:value-type="float">
            <text:p>0.0754605033</text:p>
          </table:table-cell>
          <table:table-cell table:formula="of:=[.$A$13]*[.C12]^4*5+[.$A$12]*[.C12]^3*4+[.$A$11]*[.C12]^2*3+[.$A$10]*[.C12]*2+[.$A$9]" office:value-type="float" office:value="-0.0587668529322" calcext:value-type="float">
            <text:p>-0.0587668529</text:p>
          </table:table-cell>
        </table:table-row>
        <table:table-row table:style-name="ro1">
          <table:table-cell table:style-name="ce5" office:value-type="float" office:value="0.505516" calcext:value-type="float">
            <text:p>0.505516</text:p>
          </table:table-cell>
          <table:table-cell/>
          <table:table-cell office:value-type="float" office:value="0.12" calcext:value-type="float">
            <text:p>0.12</text:p>
          </table:table-cell>
          <table:table-cell table:formula="of:=[.$A$7]*[.C13]^5+[.$A$6]*[.C13]^4+[.$A$5]*[.C13]^3+[.$A$4]*[.C13]^2+[.$A$3]*[.C13]+[.$A$2]" office:value-type="float" office:value="-0.0039706050262656" calcext:value-type="float">
            <text:p>-0.003970605</text:p>
          </table:table-cell>
          <table:table-cell table:formula="of:=[.$A$13]*[.C13]^5+[.$A$12]*[.C13]^4+[.$A$11]*[.C13]^3+[.$A$10]*[.C13]^2+[.$A$9]*[.C13]+[.$A$8]" office:value-type="float" office:value="-0.0164205923295904" calcext:value-type="float">
            <text:p>-0.0164205923</text:p>
          </table:table-cell>
          <table:table-cell table:formula="of:=[.$A$7]*[.C13]^4*5+[.$A$6]*[.C13]^3*4+[.$A$5]*[.C13]^2*3+[.$A$4]*[.C13]*2+[.$A$3]" office:value-type="float" office:value="0.0742566367616" calcext:value-type="float">
            <text:p>0.0742566368</text:p>
          </table:table-cell>
          <table:table-cell table:formula="of:=[.$A$13]*[.C13]^4*5+[.$A$12]*[.C13]^3*4+[.$A$11]*[.C13]^2*3+[.$A$10]*[.C13]*2+[.$A$9]" office:value-type="float" office:value="-0.0472914499712" calcext:value-type="float">
            <text:p>-0.04729145</text:p>
          </table:table-cell>
        </table:table-row>
        <table:table-row table:style-name="ro1">
          <table:table-cell table:number-columns-repeated="2"/>
          <table:table-cell office:value-type="float" office:value="0.13" calcext:value-type="float">
            <text:p>0.13</text:p>
          </table:table-cell>
          <table:table-cell table:formula="of:=[.$A$7]*[.C14]^5+[.$A$6]*[.C14]^4+[.$A$5]*[.C14]^3+[.$A$4]*[.C14]^2+[.$A$3]*[.C14]+[.$A$2]" office:value-type="float" office:value="-0.0032330781483994" calcext:value-type="float">
            <text:p>-0.0032330781</text:p>
          </table:table-cell>
          <table:table-cell table:formula="of:=[.$A$13]*[.C14]^5+[.$A$12]*[.C14]^4+[.$A$11]*[.C14]^3+[.$A$10]*[.C14]^2+[.$A$9]*[.C14]+[.$A$8]" office:value-type="float" office:value="-0.0168367130951028" calcext:value-type="float">
            <text:p>-0.0168367131</text:p>
          </table:table-cell>
          <table:table-cell table:formula="of:=[.$A$7]*[.C14]^4*5+[.$A$6]*[.C14]^3*4+[.$A$5]*[.C14]^2*3+[.$A$4]*[.C14]*2+[.$A$3]" office:value-type="float" office:value="0.0732877592171" calcext:value-type="float">
            <text:p>0.0732877592</text:p>
          </table:table-cell>
          <table:table-cell table:formula="of:=[.$A$13]*[.C14]^4*5+[.$A$12]*[.C14]^3*4+[.$A$11]*[.C14]^2*3+[.$A$10]*[.C14]*2+[.$A$9]" office:value-type="float" office:value="-0.0359522229162" calcext:value-type="float">
            <text:p>-0.0359522229</text:p>
          </table:table-cell>
        </table:table-row>
        <table:table-row table:style-name="ro1">
          <table:table-cell office:value-type="string" calcext:value-type="string">
            <text:p>次の目標位置</text:p>
          </table:table-cell>
          <table:table-cell/>
          <table:table-cell office:value-type="float" office:value="0.14" calcext:value-type="float">
            <text:p>0.14</text:p>
          </table:table-cell>
          <table:table-cell table:formula="of:=[.$A$7]*[.C15]^5+[.$A$6]*[.C15]^4+[.$A$5]*[.C15]^3+[.$A$4]*[.C15]^2+[.$A$3]*[.C15]+[.$A$2]" office:value-type="float" office:value="-0.0025040714259392" calcext:value-type="float">
            <text:p>-0.0025040714</text:p>
          </table:table-cell>
          <table:table-cell table:formula="of:=[.$A$13]*[.C15]^5+[.$A$12]*[.C15]^4+[.$A$11]*[.C15]^3+[.$A$10]*[.C15]^2+[.$A$9]*[.C15]+[.$A$8]" office:value-type="float" office:value="-0.0171399629856032" calcext:value-type="float">
            <text:p>-0.017139963</text:p>
          </table:table-cell>
          <table:table-cell table:formula="of:=[.$A$7]*[.C15]^4*5+[.$A$6]*[.C15]^3*4+[.$A$5]*[.C15]^2*3+[.$A$4]*[.C15]*2+[.$A$3]" office:value-type="float" office:value="0.0725524333616" calcext:value-type="float">
            <text:p>0.0725524334</text:p>
          </table:table-cell>
          <table:table-cell table:formula="of:=[.$A$13]*[.C15]^4*5+[.$A$12]*[.C15]^3*4+[.$A$11]*[.C15]^2*3+[.$A$10]*[.C15]*2+[.$A$9]" office:value-type="float" office:value="-0.0247108349471999" calcext:value-type="float">
            <text:p>-0.0247108349</text:p>
          </table:table-cell>
        </table:table-row>
        <table:table-row table:style-name="ro1">
          <table:table-cell table:style-name="ce6" office:value-type="float" office:value="0.03" calcext:value-type="float">
            <text:p>0.03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[.$A$7]*[.C16]^5+[.$A$6]*[.C16]^4+[.$A$5]*[.C16]^3+[.$A$4]*[.C16]^2+[.$A$3]*[.C16]+[.$A$2]" office:value-type="float" office:value="-0.001781253166875" calcext:value-type="float">
            <text:p>-0.0017812532</text:p>
          </table:table-cell>
          <table:table-cell table:formula="of:=[.$A$13]*[.C16]^5+[.$A$12]*[.C16]^4+[.$A$11]*[.C16]^3+[.$A$10]*[.C16]^2+[.$A$9]*[.C16]+[.$A$8]" office:value-type="float" office:value="-0.0173311261802716" calcext:value-type="float">
            <text:p>-0.0173311262</text:p>
          </table:table-cell>
          <table:table-cell table:formula="of:=[.$A$7]*[.C16]^4*5+[.$A$6]*[.C16]^3*4+[.$A$5]*[.C16]^2*3+[.$A$4]*[.C16]*2+[.$A$3]" office:value-type="float" office:value="0.0720500286875" calcext:value-type="float">
            <text:p>0.0720500287</text:p>
          </table:table-cell>
          <table:table-cell table:formula="of:=[.$A$13]*[.C16]^4*5+[.$A$12]*[.C16]^3*4+[.$A$11]*[.C16]^2*3+[.$A$10]*[.C16]*2+[.$A$9]" office:value-type="float" office:value="-0.013528342625" calcext:value-type="float">
            <text:p>-0.0135283426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/>
          <table:table-cell office:value-type="float" office:value="0.16" calcext:value-type="float">
            <text:p>0.16</text:p>
          </table:table-cell>
          <table:table-cell table:formula="of:=[.$A$7]*[.C17]^5+[.$A$6]*[.C17]^4+[.$A$5]*[.C17]^3+[.$A$4]*[.C17]^2+[.$A$3]*[.C17]+[.$A$2]" office:value-type="float" office:value="-0.0010622939502208" calcext:value-type="float">
            <text:p>-0.001062294</text:p>
          </table:table-cell>
          <table:table-cell table:formula="of:=[.$A$13]*[.C17]^5+[.$A$12]*[.C17]^4+[.$A$11]*[.C17]^3+[.$A$10]*[.C17]^2+[.$A$9]*[.C17]+[.$A$8]" office:value-type="float" office:value="-0.0174105943908" calcext:value-type="float">
            <text:p>-0.0174105944</text:p>
          </table:table-cell>
          <table:table-cell table:formula="of:=[.$A$7]*[.C17]^4*5+[.$A$6]*[.C17]^3*4+[.$A$5]*[.C17]^2*3+[.$A$4]*[.C17]*2+[.$A$3]" office:value-type="float" office:value="0.0717807214976" calcext:value-type="float">
            <text:p>0.0717807215</text:p>
          </table:table-cell>
          <table:table-cell table:formula="of:=[.$A$13]*[.C17]^4*5+[.$A$12]*[.C17]^3*4+[.$A$11]*[.C17]^2*3+[.$A$10]*[.C17]*2+[.$A$9]" office:value-type="float" office:value="-0.00236519589119999" calcext:value-type="float">
            <text:p>-0.0023651959</text:p>
          </table:table-cell>
        </table:table-row>
        <table:table-row table:style-name="ro1">
          <table:table-cell table:number-columns-repeated="2"/>
          <table:table-cell office:value-type="float" office:value="0.17" calcext:value-type="float">
            <text:p>0.17</text:p>
          </table:table-cell>
          <table:table-cell table:formula="of:=[.$A$7]*[.C18]^5+[.$A$6]*[.C18]^4+[.$A$5]*[.C18]^3+[.$A$4]*[.C18]^2+[.$A$3]*[.C18]+[.$A$2]" office:value-type="float" office:value="-0.0003448585579106" calcext:value-type="float">
            <text:p>-0.0003448586</text:p>
          </table:table-cell>
          <table:table-cell table:formula="of:=[.$A$13]*[.C18]^5+[.$A$12]*[.C18]^4+[.$A$11]*[.C18]^3+[.$A$10]*[.C18]^2+[.$A$9]*[.C18]+[.$A$8]" office:value-type="float" office:value="-0.0173783607952004" calcext:value-type="float">
            <text:p>-0.0173783608</text:p>
          </table:table-cell>
          <table:table-cell table:formula="of:=[.$A$7]*[.C18]^4*5+[.$A$6]*[.C18]^3*4+[.$A$5]*[.C18]^2*3+[.$A$4]*[.C18]*2+[.$A$3]" office:value-type="float" office:value="0.0717454949051" calcext:value-type="float">
            <text:p>0.0717454949</text:p>
          </table:table-cell>
          <table:table-cell table:formula="of:=[.$A$13]*[.C18]^4*5+[.$A$12]*[.C18]^3*4+[.$A$11]*[.C18]^2*3+[.$A$10]*[.C18]*2+[.$A$9]" office:value-type="float" office:value="0.00881876193180001" calcext:value-type="float">
            <text:p>0.0088187619</text:p>
          </table:table-cell>
        </table:table-row>
        <table:table-row table:style-name="ro1">
          <table:table-cell office:value-type="string" calcext:value-type="string">
            <text:p>速度</text:p>
          </table:table-cell>
          <table:table-cell/>
          <table:table-cell office:value-type="float" office:value="0.18" calcext:value-type="float">
            <text:p>0.18</text:p>
          </table:table-cell>
          <table:table-cell table:formula="of:=[.$A$7]*[.C19]^5+[.$A$6]*[.C19]^4+[.$A$5]*[.C19]^3+[.$A$4]*[.C19]^2+[.$A$3]*[.C19]+[.$A$2]" office:value-type="float" office:value="0.000373402093305596" calcext:value-type="float">
            <text:p>0.0003734021</text:p>
          </table:table-cell>
          <table:table-cell table:formula="of:=[.$A$13]*[.C19]^5+[.$A$12]*[.C19]^4+[.$A$11]*[.C19]^3+[.$A$10]*[.C19]^2+[.$A$9]*[.C19]+[.$A$8]" office:value-type="float" office:value="-0.0172340139716128" calcext:value-type="float">
            <text:p>-0.017234014</text:p>
          </table:table-cell>
          <table:table-cell table:formula="of:=[.$A$7]*[.C19]^4*5+[.$A$6]*[.C19]^3*4+[.$A$5]*[.C19]^2*3+[.$A$4]*[.C19]*2+[.$A$3]" office:value-type="float" office:value="0.0719461388336" calcext:value-type="float">
            <text:p>0.0719461388</text:p>
          </table:table-cell>
          <table:table-cell table:formula="of:=[.$A$13]*[.C19]^4*5+[.$A$12]*[.C19]^3*4+[.$A$11]*[.C19]^2*3+[.$A$10]*[.C19]*2+[.$A$9]" office:value-type="float" office:value="0.0200642941408" calcext:value-type="float">
            <text:p>0.0200642941</text:p>
          </table:table-cell>
        </table:table-row>
        <table:table-row table:style-name="ro1">
          <table:table-cell table:formula="of:=[.F35]" office:value-type="float" office:value="0.1118226073136" calcext:value-type="float">
            <text:p>0.1118226073</text:p>
          </table:table-cell>
          <table:table-cell/>
          <table:table-cell office:value-type="float" office:value="0.19" calcext:value-type="float">
            <text:p>0.19</text:p>
          </table:table-cell>
          <table:table-cell table:formula="of:=[.$A$7]*[.C20]^5+[.$A$6]*[.C20]^4+[.$A$5]*[.C20]^3+[.$A$4]*[.C20]^2+[.$A$3]*[.C20]+[.$A$2]" office:value-type="float" office:value="0.0010948590199658" calcext:value-type="float">
            <text:p>0.001094859</text:p>
          </table:table-cell>
          <table:table-cell table:formula="of:=[.$A$13]*[.C20]^5+[.$A$12]*[.C20]^4+[.$A$11]*[.C20]^3+[.$A$10]*[.C20]^2+[.$A$9]*[.C20]+[.$A$8]" office:value-type="float" office:value="-0.0169767318321132" calcext:value-type="float">
            <text:p>-0.0169767318</text:p>
          </table:table-cell>
          <table:table-cell table:formula="of:=[.$A$7]*[.C20]^4*5+[.$A$6]*[.C20]^3*4+[.$A$5]*[.C20]^2*3+[.$A$4]*[.C20]*2+[.$A$3]" office:value-type="float" office:value="0.0723852500171" calcext:value-type="float">
            <text:p>0.07238525</text:p>
          </table:table-cell>
          <table:table-cell table:formula="of:=[.$A$13]*[.C20]^4*5+[.$A$12]*[.C20]^3*4+[.$A$11]*[.C20]^2*3+[.$A$10]*[.C20]*2+[.$A$9]" office:value-type="float" office:value="0.0314127706518" calcext:value-type="float">
            <text:p>0.0314127707</text:p>
          </table:table-cell>
        </table:table-row>
        <table:table-row table:style-name="ro1">
          <table:table-cell table:formula="of:=[.G35]" office:value-type="float" office:value="0.2439810321888" calcext:value-type="float">
            <text:p>0.2439810322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$A$7]*[.C21]^5+[.$A$6]*[.C21]^4+[.$A$5]*[.C21]^3+[.$A$4]*[.C21]^2+[.$A$3]*[.C21]+[.$A$2]" office:value-type="float" office:value="0.00182191324" calcext:value-type="float">
            <text:p>0.0018219132</text:p>
          </table:table-cell>
          <table:table-cell table:formula="of:=[.$A$13]*[.C21]^5+[.$A$12]*[.C21]^4+[.$A$11]*[.C21]^3+[.$A$10]*[.C21]^2+[.$A$9]*[.C21]+[.$A$8]" office:value-type="float" office:value="-0.0166052755565216" calcext:value-type="float">
            <text:p>-0.0166052756</text:p>
          </table:table-cell>
          <table:table-cell table:formula="of:=[.$A$7]*[.C21]^4*5+[.$A$6]*[.C21]^3*4+[.$A$5]*[.C21]^2*3+[.$A$4]*[.C21]*2+[.$A$3]" office:value-type="float" office:value="0.073066232" calcext:value-type="float">
            <text:p>0.073066232</text:p>
          </table:table-cell>
          <table:table-cell table:formula="of:=[.$A$13]*[.C21]^4*5+[.$A$12]*[.C21]^3*4+[.$A$11]*[.C21]^2*3+[.$A$10]*[.C21]*2+[.$A$9]" office:value-type="float" office:value="0.042906168" calcext:value-type="float">
            <text:p>0.042906168</text:p>
          </table:table-cell>
        </table:table-row>
        <table:table-row table:style-name="ro1">
          <table:table-cell table:number-columns-repeated="2"/>
          <table:table-cell office:value-type="float" office:value="0.21" calcext:value-type="float">
            <text:p>0.21</text:p>
          </table:table-cell>
          <table:table-cell table:formula="of:=[.$A$7]*[.C22]^5+[.$A$6]*[.C22]^4+[.$A$5]*[.C22]^3+[.$A$4]*[.C22]^2+[.$A$3]*[.C22]+[.$A$2]" office:value-type="float" office:value="0.0025570038408342" calcext:value-type="float">
            <text:p>0.0025570038</text:p>
          </table:table-cell>
          <table:table-cell table:formula="of:=[.$A$13]*[.C22]^5+[.$A$12]*[.C22]^4+[.$A$11]*[.C22]^3+[.$A$10]*[.C22]^2+[.$A$9]*[.C22]+[.$A$8]" office:value-type="float" office:value="-0.01611798352621" calcext:value-type="float">
            <text:p>-0.0161179835</text:p>
          </table:table-cell>
          <table:table-cell table:formula="of:=[.$A$7]*[.C22]^4*5+[.$A$6]*[.C22]^3*4+[.$A$5]*[.C22]^2*3+[.$A$4]*[.C22]*2+[.$A$3]" office:value-type="float" office:value="0.0739932951371" calcext:value-type="float">
            <text:p>0.0739932951</text:p>
          </table:table-cell>
          <table:table-cell table:formula="of:=[.$A$13]*[.C22]^4*5+[.$A$12]*[.C22]^3*4+[.$A$11]*[.C22]^2*3+[.$A$10]*[.C22]*2+[.$A$9]" office:value-type="float" office:value="0.0545870693398001" calcext:value-type="float">
            <text:p>0.0545870693</text:p>
          </table:table-cell>
        </table:table-row>
        <table:table-row table:style-name="ro1">
          <table:table-cell office:value-type="string" calcext:value-type="string">
            <text:p>位置</text:p>
          </table:table-cell>
          <table:table-cell/>
          <table:table-cell office:value-type="float" office:value="0.22" calcext:value-type="float">
            <text:p>0.22</text:p>
          </table:table-cell>
          <table:table-cell table:formula="of:=[.$A$7]*[.C23]^5+[.$A$6]*[.C23]^4+[.$A$5]*[.C23]^3+[.$A$4]*[.C23]^2+[.$A$3]*[.C23]+[.$A$2]" office:value-type="float" office:value="0.0033026160474944" calcext:value-type="float">
            <text:p>0.003302616</text:p>
          </table:table-cell>
          <table:table-cell table:formula="of:=[.$A$13]*[.C23]^5+[.$A$12]*[.C23]^4+[.$A$11]*[.C23]^3+[.$A$10]*[.C23]^2+[.$A$9]*[.C23]+[.$A$8]" office:value-type="float" office:value="-0.0155127652579104" calcext:value-type="float">
            <text:p>-0.0155127653</text:p>
          </table:table-cell>
          <table:table-cell table:formula="of:=[.$A$7]*[.C23]^4*5+[.$A$6]*[.C23]^3*4+[.$A$5]*[.C23]^2*3+[.$A$4]*[.C23]*2+[.$A$3]" office:value-type="float" office:value="0.0751714565936" calcext:value-type="float">
            <text:p>0.0751714566</text:p>
          </table:table-cell>
          <table:table-cell table:formula="of:=[.$A$13]*[.C23]^4*5+[.$A$12]*[.C23]^3*4+[.$A$11]*[.C23]^2*3+[.$A$10]*[.C23]*2+[.$A$9]" office:value-type="float" office:value="0.0664986644448" calcext:value-type="float">
            <text:p>0.0664986644</text:p>
          </table:table-cell>
        </table:table-row>
        <table:table-row table:style-name="ro1">
          <table:table-cell table:formula="of:=[.D35]-[.A16]" office:value-type="float" office:value="-0.0159265110064192" calcext:value-type="float">
            <text:p>-0.015926511</text:p>
          </table:table-cell>
          <table:table-cell/>
          <table:table-cell office:value-type="float" office:value="0.23" calcext:value-type="float">
            <text:p>0.23</text:p>
          </table:table-cell>
          <table:table-cell table:formula="of:=[.$A$7]*[.C24]^5+[.$A$6]*[.C24]^4+[.$A$5]*[.C24]^3+[.$A$4]*[.C24]^2+[.$A$3]*[.C24]+[.$A$2]" office:value-type="float" office:value="0.0040612892907106" calcext:value-type="float">
            <text:p>0.0040612893</text:p>
          </table:table-cell>
          <table:table-cell table:formula="of:=[.$A$13]*[.C24]^5+[.$A$12]*[.C24]^4+[.$A$11]*[.C24]^3+[.$A$10]*[.C24]^2+[.$A$9]*[.C24]+[.$A$8]" office:value-type="float" office:value="-0.0147870953375228" calcext:value-type="float">
            <text:p>-0.0147870953</text:p>
          </table:table-cell>
          <table:table-cell table:formula="of:=[.$A$7]*[.C24]^4*5+[.$A$6]*[.C24]^3*4+[.$A$5]*[.C24]^2*3+[.$A$4]*[.C24]*2+[.$A$3]" office:value-type="float" office:value="0.0766065403451" calcext:value-type="float">
            <text:p>0.0766065403</text:p>
          </table:table-cell>
          <table:table-cell table:formula="of:=[.$A$13]*[.C24]^4*5+[.$A$12]*[.C24]^3*4+[.$A$11]*[.C24]^2*3+[.$A$10]*[.C24]*2+[.$A$9]" office:value-type="float" office:value="0.0786847497078" calcext:value-type="float">
            <text:p>0.0786847497</text:p>
          </table:table-cell>
        </table:table-row>
        <table:table-row table:style-name="ro1">
          <table:table-cell table:formula="of:=[.E35]-[.A17]" office:value-type="float" office:value="0.00232093379455683" calcext:value-type="float">
            <text:p>0.0023209338</text:p>
          </table:table-cell>
          <table:table-cell/>
          <table:table-cell office:value-type="float" office:value="0.24" calcext:value-type="float">
            <text:p>0.24</text:p>
          </table:table-cell>
          <table:table-cell table:formula="of:=[.$A$7]*[.C25]^5+[.$A$6]*[.C25]^4+[.$A$5]*[.C25]^3+[.$A$4]*[.C25]^2+[.$A$3]*[.C25]+[.$A$2]" office:value-type="float" office:value="0.0048356252750208" calcext:value-type="float">
            <text:p>0.0048356253</text:p>
          </table:table-cell>
          <table:table-cell table:formula="of:=[.$A$13]*[.C25]^5+[.$A$12]*[.C25]^4+[.$A$11]*[.C25]^3+[.$A$10]*[.C25]^2+[.$A$9]*[.C25]+[.$A$8]" office:value-type="float" office:value="-0.0139380073539232" calcext:value-type="float">
            <text:p>-0.0139380074</text:p>
          </table:table-cell>
          <table:table-cell table:formula="of:=[.$A$7]*[.C25]^4*5+[.$A$6]*[.C25]^3*4+[.$A$5]*[.C25]^2*3+[.$A$4]*[.C25]*2+[.$A$3]" office:value-type="float" office:value="0.0783051771776" calcext:value-type="float">
            <text:p>0.0783051772</text:p>
          </table:table-cell>
          <table:table-cell table:formula="of:=[.$A$13]*[.C25]^4*5+[.$A$12]*[.C25]^3*4+[.$A$11]*[.C25]^2*3+[.$A$10]*[.C25]*2+[.$A$9]" office:value-type="float" office:value="0.0911897281408" calcext:value-type="float">
            <text:p>0.0911897281</text:p>
          </table:table-cell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table:formula="of:=[.$A$7]*[.C26]^5+[.$A$6]*[.C26]^4+[.$A$5]*[.C26]^3+[.$A$4]*[.C26]^2+[.$A$3]*[.C26]+[.$A$2]" office:value-type="float" office:value="0.005628296046875" calcext:value-type="float">
            <text:p>0.005628296</text:p>
          </table:table-cell>
          <table:table-cell table:formula="of:=[.$A$13]*[.C26]^5+[.$A$12]*[.C26]^4+[.$A$11]*[.C26]^3+[.$A$10]*[.C26]^2+[.$A$9]*[.C26]+[.$A$8]" office:value-type="float" office:value="-0.0129620878327716" calcext:value-type="float">
            <text:p>-0.0129620878</text:p>
          </table:table-cell>
          <table:table-cell table:formula="of:=[.$A$7]*[.C26]^4*5+[.$A$6]*[.C26]^3*4+[.$A$5]*[.C26]^2*3+[.$A$4]*[.C26]*2+[.$A$3]" office:value-type="float" office:value="0.0802748046875" calcext:value-type="float">
            <text:p>0.0802748047</text:p>
          </table:table-cell>
          <table:table-cell table:formula="of:=[.$A$13]*[.C26]^4*5+[.$A$12]*[.C26]^3*4+[.$A$11]*[.C26]^2*3+[.$A$10]*[.C26]*2+[.$A$9]" office:value-type="float" office:value="0.104058609375" calcext:value-type="float">
            <text:p>0.1040586094</text:p>
          </table:table-cell>
        </table:table-row>
        <table:table-row table:style-name="ro1">
          <table:table-cell table:number-columns-repeated="2"/>
          <table:table-cell office:value-type="float" office:value="0.26" calcext:value-type="float">
            <text:p>0.26</text:p>
          </table:table-cell>
          <table:table-cell table:formula="of:=[.$A$7]*[.C27]^5+[.$A$6]*[.C27]^4+[.$A$5]*[.C27]^3+[.$A$4]*[.C27]^2+[.$A$3]*[.C27]+[.$A$2]" office:value-type="float" office:value="0.0064420520627392" calcext:value-type="float">
            <text:p>0.0064420521</text:p>
          </table:table-cell>
          <table:table-cell table:formula="of:=[.$A$13]*[.C27]^5+[.$A$12]*[.C27]^4+[.$A$11]*[.C27]^3+[.$A$10]*[.C27]^2+[.$A$9]*[.C27]+[.$A$8]" office:value-type="float" office:value="-0.01185547017032" calcext:value-type="float">
            <text:p>-0.0118554702</text:p>
          </table:table-cell>
          <table:table-cell table:formula="of:=[.$A$7]*[.C27]^4*5+[.$A$6]*[.C27]^3*4+[.$A$5]*[.C27]^2*3+[.$A$4]*[.C27]*2+[.$A$3]" office:value-type="float" office:value="0.0825236672816" calcext:value-type="float">
            <text:p>0.0825236673</text:p>
          </table:table-cell>
          <table:table-cell table:formula="of:=[.$A$13]*[.C27]^4*5+[.$A$12]*[.C27]^3*4+[.$A$11]*[.C27]^2*3+[.$A$10]*[.C27]*2+[.$A$9]" office:value-type="float" office:value="0.1173370096608" calcext:value-type="float">
            <text:p>0.1173370097</text:p>
          </table:table-cell>
        </table:table-row>
        <table:table-row table:style-name="ro1">
          <table:table-cell table:number-columns-repeated="2"/>
          <table:table-cell office:value-type="float" office:value="0.27" calcext:value-type="float">
            <text:p>0.27</text:p>
          </table:table-cell>
          <table:table-cell table:formula="of:=[.$A$7]*[.C28]^5+[.$A$6]*[.C28]^4+[.$A$5]*[.C28]^3+[.$A$4]*[.C28]^2+[.$A$3]*[.C28]+[.$A$2]" office:value-type="float" office:value="0.0072797302571994" calcext:value-type="float">
            <text:p>0.0072797303</text:p>
          </table:table-cell>
          <table:table-cell table:formula="of:=[.$A$13]*[.C28]^5+[.$A$12]*[.C28]^4+[.$A$11]*[.C28]^3+[.$A$10]*[.C28]^2+[.$A$9]*[.C28]+[.$A$8]" office:value-type="float" office:value="-0.0106138285672204" calcext:value-type="float">
            <text:p>-0.0106138286</text:p>
          </table:table-cell>
          <table:table-cell table:formula="of:=[.$A$7]*[.C28]^4*5+[.$A$6]*[.C28]^3*4+[.$A$5]*[.C28]^2*3+[.$A$4]*[.C28]*2+[.$A$3]" office:value-type="float" office:value="0.0850608161771" calcext:value-type="float">
            <text:p>0.0850608162</text:p>
          </table:table-cell>
          <table:table-cell table:formula="of:=[.$A$13]*[.C28]^4*5+[.$A$12]*[.C28]^3*4+[.$A$11]*[.C28]^2*3+[.$A$10]*[.C28]*2+[.$A$9]" office:value-type="float" office:value="0.1310711518678" calcext:value-type="float">
            <text:p>0.1310711519</text:p>
          </table:table-cell>
        </table:table-row>
        <table:table-row table:style-name="ro1">
          <table:table-cell table:number-columns-repeated="2"/>
          <table:table-cell office:value-type="float" office:value="0.28" calcext:value-type="float">
            <text:p>0.28</text:p>
          </table:table-cell>
          <table:table-cell table:formula="of:=[.$A$7]*[.C29]^5+[.$A$6]*[.C29]^4+[.$A$5]*[.C29]^3+[.$A$4]*[.C29]^2+[.$A$3]*[.C29]+[.$A$2]" office:value-type="float" office:value="0.0081442621110656" calcext:value-type="float">
            <text:p>0.0081442621</text:p>
          </table:table-cell>
          <table:table-cell table:formula="of:=[.$A$13]*[.C29]^5+[.$A$12]*[.C29]^4+[.$A$11]*[.C29]^3+[.$A$10]*[.C29]^2+[.$A$9]*[.C29]+[.$A$8]" office:value-type="float" office:value="-0.00923237196233278" calcext:value-type="float">
            <text:p>-0.009232372</text:p>
          </table:table-cell>
          <table:table-cell table:formula="of:=[.$A$7]*[.C29]^4*5+[.$A$6]*[.C29]^3*4+[.$A$5]*[.C29]^2*3+[.$A$4]*[.C29]*2+[.$A$3]" office:value-type="float" office:value="0.0878961094016" calcext:value-type="float">
            <text:p>0.0878961094</text:p>
          </table:table-cell>
          <table:table-cell table:formula="of:=[.$A$13]*[.C29]^4*5+[.$A$12]*[.C29]^3*4+[.$A$11]*[.C29]^2*3+[.$A$10]*[.C29]*2+[.$A$9]" office:value-type="float" office:value="0.1453078654848" calcext:value-type="float">
            <text:p>0.1453078655</text:p>
          </table:table-cell>
        </table:table-row>
        <table:table-row table:style-name="ro1">
          <table:table-cell table:number-columns-repeated="2"/>
          <table:table-cell office:value-type="float" office:value="0.29" calcext:value-type="float">
            <text:p>0.29</text:p>
          </table:table-cell>
          <table:table-cell table:formula="of:=[.$A$7]*[.C30]^5+[.$A$6]*[.C30]^4+[.$A$5]*[.C30]^3+[.$A$4]*[.C30]^2+[.$A$3]*[.C30]+[.$A$2]" office:value-type="float" office:value="0.0090386817194758" calcext:value-type="float">
            <text:p>0.0090386817</text:p>
          </table:table-cell>
          <table:table-cell table:formula="of:=[.$A$13]*[.C30]^5+[.$A$12]*[.C30]^4+[.$A$11]*[.C30]^3+[.$A$10]*[.C30]^2+[.$A$9]*[.C30]+[.$A$8]" office:value-type="float" office:value="-0.00770583796653318" calcext:value-type="float">
            <text:p>-0.007705838</text:p>
          </table:table-cell>
          <table:table-cell table:formula="of:=[.$A$7]*[.C30]^4*5+[.$A$6]*[.C30]^3*4+[.$A$5]*[.C30]^2*3+[.$A$4]*[.C30]*2+[.$A$3]" office:value-type="float" office:value="0.0910402117931" calcext:value-type="float">
            <text:p>0.0910402118</text:p>
          </table:table-cell>
          <table:table-cell table:formula="of:=[.$A$13]*[.C30]^4*5+[.$A$12]*[.C30]^3*4+[.$A$11]*[.C30]^2*3+[.$A$10]*[.C30]*2+[.$A$9]" office:value-type="float" office:value="0.1600945866198" calcext:value-type="float">
            <text:p>0.1600945866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formula="of:=[.$A$7]*[.C31]^5+[.$A$6]*[.C31]^4+[.$A$5]*[.C31]^3+[.$A$4]*[.C31]^2+[.$A$3]*[.C31]+[.$A$2]" office:value-type="float" office:value="0.00996613386000001" calcext:value-type="float">
            <text:p>0.0099661339</text:p>
          </table:table-cell>
          <table:table-cell table:formula="of:=[.$A$13]*[.C31]^5+[.$A$12]*[.C31]^4+[.$A$11]*[.C31]^3+[.$A$10]*[.C31]^2+[.$A$9]*[.C31]+[.$A$8]" office:value-type="float" office:value="-0.00602848679652159" calcext:value-type="float">
            <text:p>-0.0060284868</text:p>
          </table:table-cell>
          <table:table-cell table:formula="of:=[.$A$7]*[.C31]^4*5+[.$A$6]*[.C31]^3*4+[.$A$5]*[.C31]^2*3+[.$A$4]*[.C31]*2+[.$A$3]" office:value-type="float" office:value="0.094504595" calcext:value-type="float">
            <text:p>0.094504595</text:p>
          </table:table-cell>
          <table:table-cell table:formula="of:=[.$A$13]*[.C31]^4*5+[.$A$12]*[.C31]^3*4+[.$A$11]*[.C31]^2*3+[.$A$10]*[.C31]*2+[.$A$9]" office:value-type="float" office:value="0.175479358" calcext:value-type="float">
            <text:p>0.175479358</text:p>
          </table:table-cell>
        </table:table-row>
        <table:table-row table:style-name="ro1">
          <table:table-cell table:number-columns-repeated="2"/>
          <table:table-cell office:value-type="float" office:value="0.31" calcext:value-type="float">
            <text:p>0.31</text:p>
          </table:table-cell>
          <table:table-cell table:formula="of:=[.$A$7]*[.C32]^5+[.$A$6]*[.C32]^4+[.$A$5]*[.C32]^3+[.$A$4]*[.C32]^2+[.$A$3]*[.C32]+[.$A$2]" office:value-type="float" office:value="0.0109298820607442" calcext:value-type="float">
            <text:p>0.0109298821</text:p>
          </table:table-cell>
          <table:table-cell table:formula="of:=[.$A$13]*[.C32]^5+[.$A$12]*[.C32]^4+[.$A$11]*[.C32]^3+[.$A$10]*[.C32]^2+[.$A$9]*[.C32]+[.$A$8]" office:value-type="float" office:value="-0.00419409520862997" calcext:value-type="float">
            <text:p>-0.0041940952</text:p>
          </table:table-cell>
          <table:table-cell table:formula="of:=[.$A$7]*[.C32]^4*5+[.$A$6]*[.C32]^3*4+[.$A$5]*[.C32]^2*3+[.$A$4]*[.C32]*2+[.$A$3]" office:value-type="float" office:value="0.0983015374811" calcext:value-type="float">
            <text:p>0.0983015375</text:p>
          </table:table-cell>
          <table:table-cell table:formula="of:=[.$A$13]*[.C32]^4*5+[.$A$12]*[.C32]^3*4+[.$A$11]*[.C32]^2*3+[.$A$10]*[.C32]*2+[.$A$9]" office:value-type="float" office:value="0.1915108289718" calcext:value-type="float">
            <text:p>0.191510829</text:p>
          </table:table-cell>
        </table:table-row>
        <table:table-row table:style-name="ro1">
          <table:table-cell table:number-columns-repeated="2"/>
          <table:table-cell office:value-type="float" office:value="0.32" calcext:value-type="float">
            <text:p>0.32</text:p>
          </table:table-cell>
          <table:table-cell table:formula="of:=[.$A$7]*[.C33]^5+[.$A$6]*[.C33]^4+[.$A$5]*[.C33]^3+[.$A$4]*[.C33]^2+[.$A$3]*[.C33]+[.$A$2]" office:value-type="float" office:value="0.0119333166684544" calcext:value-type="float">
            <text:p>0.0119333167</text:p>
          </table:table-cell>
          <table:table-cell table:formula="of:=[.$A$13]*[.C33]^5+[.$A$12]*[.C33]^4+[.$A$11]*[.C33]^3+[.$A$10]*[.C33]^2+[.$A$9]*[.C33]+[.$A$8]" office:value-type="float" office:value="-0.00219595043263038" calcext:value-type="float">
            <text:p>-0.0021959504</text:p>
          </table:table-cell>
          <table:table-cell table:formula="of:=[.$A$7]*[.C33]^4*5+[.$A$6]*[.C33]^3*4+[.$A$5]*[.C33]^2*3+[.$A$4]*[.C33]*2+[.$A$3]" office:value-type="float" office:value="0.1024441245056" calcext:value-type="float">
            <text:p>0.1024441245</text:p>
          </table:table-cell>
          <table:table-cell table:formula="of:=[.$A$13]*[.C33]^4*5+[.$A$12]*[.C33]^3*4+[.$A$11]*[.C33]^2*3+[.$A$10]*[.C33]*2+[.$A$9]" office:value-type="float" office:value="0.2082382555008" calcext:value-type="float">
            <text:p>0.2082382555</text:p>
          </table:table-cell>
        </table:table-row>
        <table:table-row table:style-name="ro1">
          <table:table-cell table:number-columns-repeated="2"/>
          <table:table-cell office:value-type="float" office:value="0.33" calcext:value-type="float">
            <text:p>0.33</text:p>
          </table:table-cell>
          <table:table-cell table:formula="of:=[.$A$7]*[.C34]^5+[.$A$6]*[.C34]^4+[.$A$5]*[.C34]^3+[.$A$4]*[.C34]^2+[.$A$3]*[.C34]+[.$A$2]" office:value-type="float" office:value="0.0129799629166206" calcext:value-type="float">
            <text:p>0.0129799629</text:p>
          </table:table-cell>
          <table:table-cell table:formula="of:=[.$A$13]*[.C34]^5+[.$A$12]*[.C34]^4+[.$A$11]*[.C34]^3+[.$A$10]*[.C34]^2+[.$A$9]*[.C34]+[.$A$8]" office:value-type="float" office:value="-0.0000268441055427851" calcext:value-type="float">
            <text:p>-2.68441055427851E-005</text:p>
          </table:table-cell>
          <table:table-cell table:formula="of:=[.$A$7]*[.C34]^4*5+[.$A$6]*[.C34]^3*4+[.$A$5]*[.C34]^2*3+[.$A$4]*[.C34]*2+[.$A$3]" office:value-type="float" office:value="0.1069462481531" calcext:value-type="float">
            <text:p>0.1069462482</text:p>
          </table:table-cell>
          <table:table-cell table:formula="of:=[.$A$13]*[.C34]^4*5+[.$A$12]*[.C34]^3*4+[.$A$11]*[.C34]^2*3+[.$A$10]*[.C34]*2+[.$A$9]" office:value-type="float" office:value="0.2257115001718" calcext:value-type="float">
            <text:p>0.2257115002</text:p>
          </table:table-cell>
        </table:table-row>
        <table:table-row table:style-name="ro1">
          <table:table-cell table:number-columns-repeated="2"/>
          <table:table-cell office:value-type="float" office:value="0.34" calcext:value-type="float">
            <text:p>0.34</text:p>
          </table:table-cell>
          <table:table-cell table:formula="of:=[.$A$7]*[.C35]^5+[.$A$6]*[.C35]^4+[.$A$5]*[.C35]^3+[.$A$4]*[.C35]^2+[.$A$3]*[.C35]+[.$A$2]" office:value-type="float" office:value="0.0140734889935808" calcext:value-type="float">
            <text:p>0.014073489</text:p>
          </table:table-cell>
          <table:table-cell table:formula="of:=[.$A$13]*[.C35]^5+[.$A$12]*[.C35]^4+[.$A$11]*[.C35]^3+[.$A$10]*[.C35]^2+[.$A$9]*[.C35]+[.$A$8]" office:value-type="float" office:value="0.00232093379455683" calcext:value-type="float">
            <text:p>0.0023209338</text:p>
          </table:table-cell>
          <table:table-cell table:formula="of:=[.$A$7]*[.C35]^4*5+[.$A$6]*[.C35]^3*4+[.$A$5]*[.C35]^2*3+[.$A$4]*[.C35]*2+[.$A$3]" office:value-type="float" office:value="0.1118226073136" calcext:value-type="float">
            <text:p>0.1118226073</text:p>
          </table:table-cell>
          <table:table-cell table:formula="of:=[.$A$13]*[.C35]^4*5+[.$A$12]*[.C35]^3*4+[.$A$11]*[.C35]^2*3+[.$A$10]*[.C35]*2+[.$A$9]" office:value-type="float" office:value="0.2439810321888" calcext:value-type="float">
            <text:p>0.243981032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/GenerateWalkPattern 0.04 0 0.11 -0.22 -0.016 0 0 1 1.csv</text:p>
          </table:table-cell>
          <table:table-cell table:number-columns-repeated="6"/>
        </table:table-row>
      </table:table>
      <table:table table:name="Sheet5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係数</text:p>
          </table:table-cell>
          <table:table-cell/>
          <table:table-cell office:value-type="string" calcext:value-type="string">
            <text:p>時間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'</text:p>
          </table:table-cell>
          <table:table-cell office:value-type="string" calcext:value-type="string">
            <text:p>y'</text:p>
          </table:table-cell>
        </table:table-row>
        <table:table-row table:style-name="ro1">
          <table:table-cell table:style-name="ce2" office:value-type="float" office:value="-0.015926511" calcext:value-type="float">
            <text:p>-1.59E-02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$A$7]*[.C2]^5+[.$A$6]*[.C2]^4+[.$A$5]*[.C2]^3+[.$A$4]*[.C2]^2+[.$A$3]*[.C2]+[.$A$2]" office:value-type="float" office:value="-0.0149076186815027" calcext:value-type="float">
            <text:p>-0.0149076187</text:p>
          </table:table-cell>
          <table:table-cell table:formula="of:=[.$A$13]*[.C2]^5+[.$A$12]*[.C2]^4+[.$A$11]*[.C2]^3+[.$A$10]*[.C2]^2+[.$A$9]*[.C2]+[.$A$8]" office:value-type="float" office:value="0.00438325160869803" calcext:value-type="float">
            <text:p>0.0043832516</text:p>
          </table:table-cell>
          <table:table-cell table:formula="of:=[.$A$7]*[.C2]^4*5+[.$A$6]*[.C2]^3*4+[.$A$5]*[.C2]^2*3+[.$A$4]*[.C2]*2+[.$A$3]" office:value-type="float" office:value="0.09927051591765" calcext:value-type="float">
            <text:p>0.0992705159</text:p>
          </table:table-cell>
          <table:table-cell table:formula="of:=[.$A$13]*[.C2]^4*5+[.$A$12]*[.C2]^3*4+[.$A$11]*[.C2]^2*3+[.$A$10]*[.C2]*2+[.$A$9]" office:value-type="float" office:value="0.1983783934306" calcext:value-type="float">
            <text:p>0.1983783934</text:p>
          </table:table-cell>
        </table:table-row>
        <table:table-row table:style-name="ro1">
          <table:table-cell table:style-name="ce3" office:value-type="float" office:value="0.104561" calcext:value-type="float">
            <text:p>1.05E-0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$A$7]*[.C3]^5+[.$A$6]*[.C3]^4+[.$A$5]*[.C3]^3+[.$A$4]*[.C3]^2+[.$A$3]*[.C3]+[.$A$2]" office:value-type="float" office:value="-0.0139400624530464" calcext:value-type="float">
            <text:p>-0.0139400625</text:p>
          </table:table-cell>
          <table:table-cell table:formula="of:=[.$A$13]*[.C3]^5+[.$A$12]*[.C3]^4+[.$A$11]*[.C3]^3+[.$A$10]*[.C3]^2+[.$A$9]*[.C3]+[.$A$8]" office:value-type="float" office:value="0.00629044118467523" calcext:value-type="float">
            <text:p>0.0062904412</text:p>
          </table:table-cell>
          <table:table-cell table:formula="of:=[.$A$7]*[.C3]^4*5+[.$A$6]*[.C3]^3*4+[.$A$5]*[.C3]^2*3+[.$A$4]*[.C3]*2+[.$A$3]" office:value-type="float" office:value="0.0942915188904" calcext:value-type="float">
            <text:p>0.0942915189</text:p>
          </table:table-cell>
          <table:table-cell table:formula="of:=[.$A$13]*[.C3]^4*5+[.$A$12]*[.C3]^3*4+[.$A$11]*[.C3]^2*3+[.$A$10]*[.C3]*2+[.$A$9]" office:value-type="float" office:value="0.1831536304096" calcext:value-type="float">
            <text:p>0.1831536304</text:p>
          </table:table-cell>
        </table:table-row>
        <table:table-row table:style-name="ro1">
          <table:table-cell table:style-name="ce4" office:value-type="float" office:value="-0.27254" calcext:value-type="float">
            <text:p>-0.27254</text:p>
          </table:table-cell>
          <table:table-cell/>
          <table:table-cell office:value-type="float" office:value="0.03" calcext:value-type="float">
            <text:p>0.03</text:p>
          </table:table-cell>
          <table:table-cell table:formula="of:=[.$A$7]*[.C4]^5+[.$A$6]*[.C4]^4+[.$A$5]*[.C4]^3+[.$A$4]*[.C4]^2+[.$A$3]*[.C4]+[.$A$2]" office:value-type="float" office:value="-0.0130207944133761" calcext:value-type="float">
            <text:p>-0.0130207944</text:p>
          </table:table-cell>
          <table:table-cell table:formula="of:=[.$A$13]*[.C4]^5+[.$A$12]*[.C4]^4+[.$A$11]*[.C4]^3+[.$A$10]*[.C4]^2+[.$A$9]*[.C4]+[.$A$8]" office:value-type="float" office:value="0.00804814865406843" calcext:value-type="float">
            <text:p>0.0080481487</text:p>
          </table:table-cell>
          <table:table-cell table:formula="of:=[.$A$7]*[.C4]^4*5+[.$A$6]*[.C4]^3*4+[.$A$5]*[.C4]^2*3+[.$A$4]*[.C4]*2+[.$A$3]" office:value-type="float" office:value="0.08961070743365" calcext:value-type="float">
            <text:p>0.0896107074</text:p>
          </table:table-cell>
          <table:table-cell table:formula="of:=[.$A$13]*[.C4]^4*5+[.$A$12]*[.C4]^3*4+[.$A$11]*[.C4]^2*3+[.$A$10]*[.C4]*2+[.$A$9]" office:value-type="float" office:value="0.1684761856386" calcext:value-type="float">
            <text:p>0.1684761856</text:p>
          </table:table-cell>
        </table:table-row>
        <table:table-row table:style-name="ro1">
          <table:table-cell table:style-name="ce4" office:value-type="float" office:value="0.542161" calcext:value-type="float">
            <text:p>0.542161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[.$A$7]*[.C5]^5+[.$A$6]*[.C5]^4+[.$A$5]*[.C5]^3+[.$A$4]*[.C5]^2+[.$A$3]*[.C5]+[.$A$2]" office:value-type="float" office:value="-0.0121468969048448" calcext:value-type="float">
            <text:p>-0.0121468969</text:p>
          </table:table-cell>
          <table:table-cell table:formula="of:=[.$A$13]*[.C5]^5+[.$A$12]*[.C5]^4+[.$A$11]*[.C5]^3+[.$A$10]*[.C5]^2+[.$A$9]*[.C5]+[.$A$8]" office:value-type="float" office:value="0.00966167295994563" calcext:value-type="float">
            <text:p>0.009661673</text:p>
          </table:table-cell>
          <table:table-cell table:formula="of:=[.$A$7]*[.C5]^4*5+[.$A$6]*[.C5]^3*4+[.$A$5]*[.C5]^2*3+[.$A$4]*[.C5]*2+[.$A$3]" office:value-type="float" office:value="0.0852153343104" calcext:value-type="float">
            <text:p>0.0852153343</text:p>
          </table:table-cell>
          <table:table-cell table:formula="of:=[.$A$13]*[.C5]^4*5+[.$A$12]*[.C5]^3*4+[.$A$11]*[.C5]^2*3+[.$A$10]*[.C5]*2+[.$A$9]" office:value-type="float" office:value="0.1543111467136" calcext:value-type="float">
            <text:p>0.1543111467</text:p>
          </table:table-cell>
        </table:table-row>
        <table:table-row table:style-name="ro1">
          <table:table-cell table:style-name="ce4" office:value-type="float" office:value="-0.588869" calcext:value-type="float">
            <text:p>-0.588869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[.$A$7]*[.C6]^5+[.$A$6]*[.C6]^4+[.$A$5]*[.C6]^3+[.$A$4]*[.C6]^2+[.$A$3]*[.C6]+[.$A$2]" office:value-type="float" office:value="-0.0113155769709375" calcext:value-type="float">
            <text:p>-0.011315577</text:p>
          </table:table-cell>
          <table:table-cell table:formula="of:=[.$A$13]*[.C6]^5+[.$A$12]*[.C6]^4+[.$A$11]*[.C6]^3+[.$A$10]*[.C6]^2+[.$A$9]*[.C6]+[.$A$8]" office:value-type="float" office:value="0.0111359619858068" calcext:value-type="float">
            <text:p>0.011135962</text:p>
          </table:table-cell>
          <table:table-cell table:formula="of:=[.$A$7]*[.C6]^4*5+[.$A$6]*[.C6]^3*4+[.$A$5]*[.C6]^2*3+[.$A$4]*[.C6]*2+[.$A$3]" office:value-type="float" office:value="0.08109320653125" calcext:value-type="float">
            <text:p>0.0810932065</text:p>
          </table:table-cell>
          <table:table-cell table:formula="of:=[.$A$13]*[.C6]^4*5+[.$A$12]*[.C6]^3*4+[.$A$11]*[.C6]^2*3+[.$A$10]*[.C6]*2+[.$A$9]" office:value-type="float" office:value="0.140623214125" calcext:value-type="float">
            <text:p>0.1406232141</text:p>
          </table:table-cell>
        </table:table-row>
        <table:table-row table:style-name="ro1">
          <table:table-cell table:style-name="ce4" office:value-type="float" office:value="0.461873" calcext:value-type="float">
            <text:p>0.461873</text:p>
          </table:table-cell>
          <table:table-cell/>
          <table:table-cell office:value-type="float" office:value="0.06" calcext:value-type="float">
            <text:p>0.06</text:p>
          </table:table-cell>
          <table:table-cell table:formula="of:=[.$A$7]*[.C7]^5+[.$A$6]*[.C7]^4+[.$A$5]*[.C7]^3+[.$A$4]*[.C7]^2+[.$A$3]*[.C7]+[.$A$2]" office:value-type="float" office:value="-0.0105241608137952" calcext:value-type="float">
            <text:p>-0.0105241608</text:p>
          </table:table-cell>
          <table:table-cell table:formula="of:=[.$A$13]*[.C7]^5+[.$A$12]*[.C7]^4+[.$A$11]*[.C7]^3+[.$A$10]*[.C7]^2+[.$A$9]*[.C7]+[.$A$8]" office:value-type="float" office:value="0.012475608684528" calcext:value-type="float">
            <text:p>0.0124756087</text:p>
          </table:table-cell>
          <table:table-cell table:formula="of:=[.$A$7]*[.C7]^4*5+[.$A$6]*[.C7]^3*4+[.$A$5]*[.C7]^2*3+[.$A$4]*[.C7]*2+[.$A$3]" office:value-type="float" office:value="0.0772326853544" calcext:value-type="float">
            <text:p>0.0772326854</text:p>
          </table:table-cell>
          <table:table-cell table:formula="of:=[.$A$13]*[.C7]^4*5+[.$A$12]*[.C7]^3*4+[.$A$11]*[.C7]^2*3+[.$A$10]*[.C7]*2+[.$A$9]" office:value-type="float" office:value="0.1273767012576" calcext:value-type="float">
            <text:p>0.1273767013</text:p>
          </table:table-cell>
        </table:table-row>
        <table:table-row table:style-name="ro1">
          <table:table-cell table:style-name="ce3" office:value-type="float" office:value="0.00232093379455683" calcext:value-type="float">
            <text:p>2.32E-03</text:p>
          </table:table-cell>
          <table:table-cell/>
          <table:table-cell office:value-type="float" office:value="0.07" calcext:value-type="float">
            <text:p>0.07</text:p>
          </table:table-cell>
          <table:table-cell table:formula="of:=[.$A$7]*[.C8]^5+[.$A$6]*[.C8]^4+[.$A$5]*[.C8]^3+[.$A$4]*[.C8]^2+[.$A$3]*[.C8]+[.$A$2]" office:value-type="float" office:value="-0.0097700882517389" calcext:value-type="float">
            <text:p>-0.0097700883</text:p>
          </table:table-cell>
          <table:table-cell table:formula="of:=[.$A$13]*[.C8]^5+[.$A$12]*[.C8]^4+[.$A$11]*[.C8]^3+[.$A$10]*[.C8]^2+[.$A$9]*[.C8]+[.$A$8]" office:value-type="float" office:value="0.0136848472073052" calcext:value-type="float">
            <text:p>0.0136848472</text:p>
          </table:table-cell>
          <table:table-cell table:formula="of:=[.$A$7]*[.C8]^4*5+[.$A$6]*[.C8]^3*4+[.$A$5]*[.C8]^2*3+[.$A$4]*[.C8]*2+[.$A$3]" office:value-type="float" office:value="0.07362268628565" calcext:value-type="float">
            <text:p>0.0736226863</text:p>
          </table:table-cell>
          <table:table-cell table:formula="of:=[.$A$13]*[.C8]^4*5+[.$A$12]*[.C8]^3*4+[.$A$11]*[.C8]^2*3+[.$A$10]*[.C8]*2+[.$A$9]" office:value-type="float" office:value="0.1145355343906" calcext:value-type="float">
            <text:p>0.1145355344</text:p>
          </table:table-cell>
        </table:table-row>
        <table:table-row table:style-name="ro1">
          <table:table-cell table:style-name="ce4" office:value-type="float" office:value="0.214185" calcext:value-type="float">
            <text:p>0.214185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[.$A$7]*[.C9]^5+[.$A$6]*[.C9]^4+[.$A$5]*[.C9]^3+[.$A$4]*[.C9]^2+[.$A$3]*[.C9]+[.$A$2]" office:value-type="float" office:value="-0.0090509071767936" calcext:value-type="float">
            <text:p>-0.0090509072</text:p>
          </table:table-cell>
          <table:table-cell table:formula="of:=[.$A$13]*[.C9]^5+[.$A$12]*[.C9]^4+[.$A$11]*[.C9]^3+[.$A$10]*[.C9]^2+[.$A$9]*[.C9]+[.$A$8]" office:value-type="float" office:value="0.0147675490325984" calcext:value-type="float">
            <text:p>0.014767549</text:p>
          </table:table-cell>
          <table:table-cell table:formula="of:=[.$A$7]*[.C9]^4*5+[.$A$6]*[.C9]^3*4+[.$A$5]*[.C9]^2*3+[.$A$4]*[.C9]*2+[.$A$3]" office:value-type="float" office:value="0.0702526790784" calcext:value-type="float">
            <text:p>0.0702526791</text:p>
          </table:table-cell>
          <table:table-cell table:formula="of:=[.$A$13]*[.C9]^4*5+[.$A$12]*[.C9]^3*4+[.$A$11]*[.C9]^2*3+[.$A$10]*[.C9]*2+[.$A$9]" office:value-type="float" office:value="0.1020632526976" calcext:value-type="float">
            <text:p>0.1020632527</text:p>
          </table:table-cell>
        </table:table-row>
        <table:table-row table:style-name="ro1">
          <table:table-cell table:style-name="ce4" office:value-type="float" office:value="-0.805447" calcext:value-type="float">
            <text:p>-0.805447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$A$7]*[.C10]^5+[.$A$6]*[.C10]^4+[.$A$5]*[.C10]^3+[.$A$4]*[.C10]^2+[.$A$3]*[.C10]+[.$A$2]" office:value-type="float" office:value="-0.0083642680122123" calcext:value-type="float">
            <text:p>-0.008364268</text:p>
          </table:table-cell>
          <table:table-cell table:formula="of:=[.$A$13]*[.C10]^5+[.$A$12]*[.C10]^4+[.$A$11]*[.C10]^3+[.$A$10]*[.C10]^2+[.$A$9]*[.C10]+[.$A$8]" office:value-type="float" office:value="0.0157272190950756" calcext:value-type="float">
            <text:p>0.0157272191</text:p>
          </table:table-cell>
          <table:table-cell table:formula="of:=[.$A$7]*[.C10]^4*5+[.$A$6]*[.C10]^3*4+[.$A$5]*[.C10]^2*3+[.$A$4]*[.C10]*2+[.$A$3]" office:value-type="float" office:value="0.06711268773365" calcext:value-type="float">
            <text:p>0.0671126877</text:p>
          </table:table-cell>
          <table:table-cell table:formula="of:=[.$A$13]*[.C10]^4*5+[.$A$12]*[.C10]^3*4+[.$A$11]*[.C10]^2*3+[.$A$10]*[.C10]*2+[.$A$9]" office:value-type="float" office:value="0.0899230082466" calcext:value-type="float">
            <text:p>0.0899230082</text:p>
          </table:table-cell>
        </table:table-row>
        <table:table-row table:style-name="ro1">
          <table:table-cell table:style-name="ce4" office:value-type="float" office:value="1.02669" calcext:value-type="float">
            <text:p>1.02669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$A$7]*[.C11]^5+[.$A$6]*[.C11]^4+[.$A$5]*[.C11]^3+[.$A$4]*[.C11]^2+[.$A$3]*[.C11]+[.$A$2]" office:value-type="float" office:value="-0.00770791817" calcext:value-type="float">
            <text:p>-0.0077079182</text:p>
          </table:table-cell>
          <table:table-cell table:formula="of:=[.$A$13]*[.C11]^5+[.$A$12]*[.C11]^4+[.$A$11]*[.C11]^3+[.$A$10]*[.C11]^2+[.$A$9]*[.C11]+[.$A$8]" office:value-type="float" office:value="0.0165669919145568" calcext:value-type="float">
            <text:p>0.0165669919</text:p>
          </table:table-cell>
          <table:table-cell table:formula="of:=[.$A$7]*[.C11]^4*5+[.$A$6]*[.C11]^3*4+[.$A$5]*[.C11]^2*3+[.$A$4]*[.C11]*2+[.$A$3]" office:value-type="float" office:value="0.0641932905" calcext:value-type="float">
            <text:p>0.0641932905</text:p>
          </table:table-cell>
          <table:table-cell table:formula="of:=[.$A$13]*[.C11]^4*5+[.$A$12]*[.C11]^3*4+[.$A$11]*[.C11]^2*3+[.$A$10]*[.C11]*2+[.$A$9]" office:value-type="float" office:value="0.078077566" calcext:value-type="float">
            <text:p>0.078077566</text:p>
          </table:table-cell>
        </table:table-row>
        <table:table-row table:style-name="ro1">
          <table:table-cell table:style-name="ce4" office:value-type="float" office:value="-1.41436" calcext:value-type="float">
            <text:p>-1.41436</text:p>
          </table:table-cell>
          <table:table-cell/>
          <table:table-cell office:value-type="float" office:value="0.11" calcext:value-type="float">
            <text:p>0.11</text:p>
          </table:table-cell>
          <table:table-cell table:formula="of:=[.$A$7]*[.C12]^5+[.$A$6]*[.C12]^4+[.$A$5]*[.C12]^3+[.$A$4]*[.C12]^2+[.$A$3]*[.C12]+[.$A$2]" office:value-type="float" office:value="-0.0070796965084377" calcext:value-type="float">
            <text:p>-0.0070796965</text:p>
          </table:table-cell>
          <table:table-cell table:formula="of:=[.$A$13]*[.C12]^5+[.$A$12]*[.C12]^4+[.$A$11]*[.C12]^3+[.$A$10]*[.C12]^2+[.$A$9]*[.C12]+[.$A$8]" office:value-type="float" office:value="0.017289627724958" calcext:value-type="float">
            <text:p>0.0172896277</text:p>
          </table:table-cell>
          <table:table-cell table:formula="of:=[.$A$7]*[.C12]^4*5+[.$A$6]*[.C12]^3*4+[.$A$5]*[.C12]^2*3+[.$A$4]*[.C12]*2+[.$A$3]" office:value-type="float" office:value="0.06148561987365" calcext:value-type="float">
            <text:p>0.0614856199</text:p>
          </table:table-cell>
          <table:table-cell table:formula="of:=[.$A$13]*[.C12]^4*5+[.$A$12]*[.C12]^3*4+[.$A$11]*[.C12]^2*3+[.$A$10]*[.C12]*2+[.$A$9]" office:value-type="float" office:value="0.0664893038146" calcext:value-type="float">
            <text:p>0.0664893038</text:p>
          </table:table-cell>
        </table:table-row>
        <table:table-row table:style-name="ro1">
          <table:table-cell table:style-name="ce5" office:value-type="float" office:value="-0.322588" calcext:value-type="float">
            <text:p>-0.322588</text:p>
          </table:table-cell>
          <table:table-cell/>
          <table:table-cell office:value-type="float" office:value="0.12" calcext:value-type="float">
            <text:p>0.12</text:p>
          </table:table-cell>
          <table:table-cell table:formula="of:=[.$A$7]*[.C13]^5+[.$A$6]*[.C13]^4+[.$A$5]*[.C13]^3+[.$A$4]*[.C13]^2+[.$A$3]*[.C13]+[.$A$2]" office:value-type="float" office:value="-0.0064775277896064" calcext:value-type="float">
            <text:p>-0.0064775278</text:p>
          </table:table-cell>
          <table:table-cell table:formula="of:=[.$A$13]*[.C13]^5+[.$A$12]*[.C13]^4+[.$A$11]*[.C13]^3+[.$A$10]*[.C13]^2+[.$A$9]*[.C13]+[.$A$8]" office:value-type="float" office:value="0.0178975086032352" calcext:value-type="float">
            <text:p>0.0178975086</text:p>
          </table:table-cell>
          <table:table-cell table:formula="of:=[.$A$7]*[.C13]^4*5+[.$A$6]*[.C13]^3*4+[.$A$5]*[.C13]^2*3+[.$A$4]*[.C13]*2+[.$A$3]" office:value-type="float" office:value="0.0589813625984" calcext:value-type="float">
            <text:p>0.0589813626</text:p>
          </table:table-cell>
          <table:table-cell table:formula="of:=[.$A$13]*[.C13]^4*5+[.$A$12]*[.C13]^3*4+[.$A$11]*[.C13]^2*3+[.$A$10]*[.C13]*2+[.$A$9]" office:value-type="float" office:value="0.0551202124416" calcext:value-type="float">
            <text:p>0.0551202124</text:p>
          </table:table-cell>
        </table:table-row>
        <table:table-row table:style-name="ro1">
          <table:table-cell table:number-columns-repeated="2"/>
          <table:table-cell office:value-type="float" office:value="0.13" calcext:value-type="float">
            <text:p>0.13</text:p>
          </table:table-cell>
          <table:table-cell table:formula="of:=[.$A$7]*[.C14]^5+[.$A$6]*[.C14]^4+[.$A$5]*[.C14]^3+[.$A$4]*[.C14]^2+[.$A$3]*[.C14]+[.$A$2]" office:value-type="float" office:value="-0.0058994171369111" calcext:value-type="float">
            <text:p>-0.0058994171</text:p>
          </table:table-cell>
          <table:table-cell table:formula="of:=[.$A$13]*[.C14]^5+[.$A$12]*[.C14]^4+[.$A$11]*[.C14]^3+[.$A$10]*[.C14]^2+[.$A$9]*[.C14]+[.$A$8]" office:value-type="float" office:value="0.0183926345983284" calcext:value-type="float">
            <text:p>0.0183926346</text:p>
          </table:table-cell>
          <table:table-cell table:formula="of:=[.$A$7]*[.C14]^4*5+[.$A$6]*[.C14]^3*4+[.$A$5]*[.C14]^2*3+[.$A$4]*[.C14]*2+[.$A$3]" office:value-type="float" office:value="0.05667275966565" calcext:value-type="float">
            <text:p>0.0566727597</text:p>
          </table:table-cell>
          <table:table-cell table:formula="of:=[.$A$13]*[.C14]^4*5+[.$A$12]*[.C14]^3*4+[.$A$11]*[.C14]^2*3+[.$A$10]*[.C14]*2+[.$A$9]" office:value-type="float" office:value="0.0439318955266" calcext:value-type="float">
            <text:p>0.0439318955</text:p>
          </table:table-cell>
        </table:table-row>
        <table:table-row table:style-name="ro1">
          <table:table-cell office:value-type="string" calcext:value-type="string">
            <text:p>次の目標位置</text:p>
          </table:table-cell>
          <table:table-cell/>
          <table:table-cell office:value-type="float" office:value="0.14" calcext:value-type="float">
            <text:p>0.14</text:p>
          </table:table-cell>
          <table:table-cell table:formula="of:=[.$A$7]*[.C15]^5+[.$A$6]*[.C15]^4+[.$A$5]*[.C15]^3+[.$A$4]*[.C15]^2+[.$A$3]*[.C15]+[.$A$2]" office:value-type="float" office:value="-0.0053434444926048" calcext:value-type="float">
            <text:p>-0.0053434445</text:p>
          </table:table-cell>
          <table:table-cell table:formula="of:=[.$A$13]*[.C15]^5+[.$A$12]*[.C15]^4+[.$A$11]*[.C15]^3+[.$A$10]*[.C15]^2+[.$A$9]*[.C15]+[.$A$8]" office:value-type="float" office:value="0.0187766198601056" calcext:value-type="float">
            <text:p>0.0187766199</text:p>
          </table:table-cell>
          <table:table-cell table:formula="of:=[.$A$7]*[.C15]^4*5+[.$A$6]*[.C15]^3*4+[.$A$5]*[.C15]^2*3+[.$A$4]*[.C15]*2+[.$A$3]" office:value-type="float" office:value="0.0545526063144" calcext:value-type="float">
            <text:p>0.0545526063</text:p>
          </table:table-cell>
          <table:table-cell table:formula="of:=[.$A$13]*[.C15]^4*5+[.$A$12]*[.C15]^3*4+[.$A$11]*[.C15]^2*3+[.$A$10]*[.C15]*2+[.$A$9]" office:value-type="float" office:value="0.0328855696096" calcext:value-type="float">
            <text:p>0.0328855696</text:p>
          </table:table-cell>
        </table:table-row>
        <table:table-row table:style-name="ro1">
          <table:table-cell table:style-name="ce6" office:value-type="float" office:value="0.01" calcext:value-type="float">
            <text:p>0.01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[.$A$7]*[.C16]^5+[.$A$6]*[.C16]^4+[.$A$5]*[.C16]^3+[.$A$4]*[.C16]^2+[.$A$3]*[.C16]+[.$A$2]" office:value-type="float" office:value="-0.0048077590753125" calcext:value-type="float">
            <text:p>-0.0048077591</text:p>
          </table:table-cell>
          <table:table-cell table:formula="of:=[.$A$13]*[.C16]^5+[.$A$12]*[.C16]^4+[.$A$11]*[.C16]^3+[.$A$10]*[.C16]^2+[.$A$9]*[.C16]+[.$A$8]" office:value-type="float" office:value="0.0190506887683068" calcext:value-type="float">
            <text:p>0.0190506888</text:p>
          </table:table-cell>
          <table:table-cell table:formula="of:=[.$A$7]*[.C16]^4*5+[.$A$6]*[.C16]^3*4+[.$A$5]*[.C16]^2*3+[.$A$4]*[.C16]*2+[.$A$3]" office:value-type="float" office:value="0.05261425203125" calcext:value-type="float">
            <text:p>0.052614252</text:p>
          </table:table-cell>
          <table:table-cell table:formula="of:=[.$A$13]*[.C16]^4*5+[.$A$12]*[.C16]^3*4+[.$A$11]*[.C16]^2*3+[.$A$10]*[.C16]*2+[.$A$9]" office:value-type="float" office:value="0.021942064125" calcext:value-type="float">
            <text:p>0.0219420641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/>
          <table:table-cell office:value-type="float" office:value="0.16" calcext:value-type="float">
            <text:p>0.16</text:p>
          </table:table-cell>
          <table:table-cell table:formula="of:=[.$A$7]*[.C17]^5+[.$A$6]*[.C17]^4+[.$A$5]*[.C17]^3+[.$A$4]*[.C17]^2+[.$A$3]*[.C17]+[.$A$2]" office:value-type="float" office:value="-0.0042905738375552" calcext:value-type="float">
            <text:p>-0.0042905738</text:p>
          </table:table-cell>
          <table:table-cell table:formula="of:=[.$A$13]*[.C17]^5+[.$A$12]*[.C17]^4+[.$A$11]*[.C17]^3+[.$A$10]*[.C17]^2+[.$A$9]*[.C17]+[.$A$8]" office:value-type="float" office:value="0.019215672061488" calcext:value-type="float">
            <text:p>0.0192156721</text:p>
          </table:table-cell>
          <table:table-cell table:formula="of:=[.$A$7]*[.C17]^4*5+[.$A$6]*[.C17]^3*4+[.$A$5]*[.C17]^2*3+[.$A$4]*[.C17]*2+[.$A$3]" office:value-type="float" office:value="0.0508516005504" calcext:value-type="float">
            <text:p>0.0508516006</text:p>
          </table:table-cell>
          <table:table-cell table:formula="of:=[.$A$13]*[.C17]^4*5+[.$A$12]*[.C17]^3*4+[.$A$11]*[.C17]^2*3+[.$A$10]*[.C17]*2+[.$A$9]" office:value-type="float" office:value="0.0110618214016" calcext:value-type="float">
            <text:p>0.0110618214</text:p>
          </table:table-cell>
        </table:table-row>
        <table:table-row table:style-name="ro1">
          <table:table-cell table:number-columns-repeated="2"/>
          <table:table-cell office:value-type="float" office:value="0.17" calcext:value-type="float">
            <text:p>0.17</text:p>
          </table:table-cell>
          <table:table-cell table:formula="of:=[.$A$7]*[.C18]^5+[.$A$6]*[.C18]^4+[.$A$5]*[.C18]^3+[.$A$4]*[.C18]^2+[.$A$3]*[.C18]+[.$A$2]" office:value-type="float" office:value="-0.0037901599232739" calcext:value-type="float">
            <text:p>-0.0037901599</text:p>
          </table:table-cell>
          <table:table-cell table:formula="of:=[.$A$13]*[.C18]^5+[.$A$12]*[.C18]^4+[.$A$11]*[.C18]^3+[.$A$10]*[.C18]^2+[.$A$9]*[.C18]+[.$A$8]" office:value-type="float" office:value="0.0192720029659652" calcext:value-type="float">
            <text:p>0.019272003</text:p>
          </table:table-cell>
          <table:table-cell table:formula="of:=[.$A$7]*[.C18]^4*5+[.$A$6]*[.C18]^3*4+[.$A$5]*[.C18]^2*3+[.$A$4]*[.C18]*2+[.$A$3]" office:value-type="float" office:value="0.04925910985365" calcext:value-type="float">
            <text:p>0.0492591099</text:p>
          </table:table-cell>
          <table:table-cell table:formula="of:=[.$A$13]*[.C18]^4*5+[.$A$12]*[.C18]^3*4+[.$A$11]*[.C18]^2*3+[.$A$10]*[.C18]*2+[.$A$9]" office:value-type="float" office:value="0.000204896662600013" calcext:value-type="float">
            <text:p>0.0002048967</text:p>
          </table:table-cell>
        </table:table-row>
        <table:table-row table:style-name="ro1">
          <table:table-cell office:value-type="string" calcext:value-type="string">
            <text:p>速度</text:p>
          </table:table-cell>
          <table:table-cell/>
          <table:table-cell office:value-type="float" office:value="0.18" calcext:value-type="float">
            <text:p>0.18</text:p>
          </table:table-cell>
          <table:table-cell table:formula="of:=[.$A$7]*[.C19]^5+[.$A$6]*[.C19]^4+[.$A$5]*[.C19]^3+[.$A$4]*[.C19]^2+[.$A$3]*[.C19]+[.$A$2]" office:value-type="float" office:value="-0.0033048411253536" calcext:value-type="float">
            <text:p>-0.0033048411</text:p>
          </table:table-cell>
          <table:table-cell table:formula="of:=[.$A$13]*[.C19]^5+[.$A$12]*[.C19]^4+[.$A$11]*[.C19]^3+[.$A$10]*[.C19]^2+[.$A$9]*[.C19]+[.$A$8]" office:value-type="float" office:value="0.0192197133247584" calcext:value-type="float">
            <text:p>0.0192197133</text:p>
          </table:table-cell>
          <table:table-cell table:formula="of:=[.$A$7]*[.C19]^4*5+[.$A$6]*[.C19]^3*4+[.$A$5]*[.C19]^2*3+[.$A$4]*[.C19]*2+[.$A$3]" office:value-type="float" office:value="0.0478317921704" calcext:value-type="float">
            <text:p>0.0478317922</text:p>
          </table:table-cell>
          <table:table-cell table:formula="of:=[.$A$13]*[.C19]^4*5+[.$A$12]*[.C19]^3*4+[.$A$11]*[.C19]^2*3+[.$A$10]*[.C19]*2+[.$A$9]" office:value-type="float" office:value="-0.0106690419744" calcext:value-type="float">
            <text:p>-0.010669042</text:p>
          </table:table-cell>
        </table:table-row>
        <table:table-row table:style-name="ro1">
          <table:table-cell table:formula="of:=[.F35]" office:value-type="float" office:value="0.0455364819624" calcext:value-type="float">
            <text:p>0.045536482</text:p>
          </table:table-cell>
          <table:table-cell/>
          <table:table-cell office:value-type="float" office:value="0.19" calcext:value-type="float">
            <text:p>0.19</text:p>
          </table:table-cell>
          <table:table-cell table:formula="of:=[.$A$7]*[.C20]^5+[.$A$6]*[.C20]^4+[.$A$5]*[.C20]^3+[.$A$4]*[.C20]^2+[.$A$3]*[.C20]+[.$A$2]" office:value-type="float" office:value="-0.0028329883431473" calcext:value-type="float">
            <text:p>-0.0028329883</text:p>
          </table:table-cell>
          <table:table-cell table:formula="of:=[.$A$13]*[.C20]^5+[.$A$12]*[.C20]^4+[.$A$11]*[.C20]^3+[.$A$10]*[.C20]^2+[.$A$9]*[.C20]+[.$A$8]" office:value-type="float" office:value="0.0190584297265356" calcext:value-type="float">
            <text:p>0.0190584297</text:p>
          </table:table-cell>
          <table:table-cell table:formula="of:=[.$A$7]*[.C20]^4*5+[.$A$6]*[.C20]^3*4+[.$A$5]*[.C20]^2*3+[.$A$4]*[.C20]*2+[.$A$3]" office:value-type="float" office:value="0.04656521397765" calcext:value-type="float">
            <text:p>0.046565214</text:p>
          </table:table-cell>
          <table:table-cell table:formula="of:=[.$A$13]*[.C20]^4*5+[.$A$12]*[.C20]^3*4+[.$A$11]*[.C20]^2*3+[.$A$10]*[.C20]*2+[.$A$9]" office:value-type="float" office:value="-0.0216007134974" calcext:value-type="float">
            <text:p>-0.0216007135</text:p>
          </table:table-cell>
        </table:table-row>
        <table:table-row table:style-name="ro1">
          <table:table-cell table:formula="of:=[.G35]" office:value-type="float" office:value="-0.2213771876384" calcext:value-type="float">
            <text:p>-0.2213771876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$A$7]*[.C21]^5+[.$A$6]*[.C21]^4+[.$A$5]*[.C21]^3+[.$A$4]*[.C21]^2+[.$A$3]*[.C21]+[.$A$2]" office:value-type="float" office:value="-0.00237301404" calcext:value-type="float">
            <text:p>-0.002373014</text:p>
          </table:table-cell>
          <table:table-cell table:formula="of:=[.$A$13]*[.C21]^5+[.$A$12]*[.C21]^4+[.$A$11]*[.C21]^3+[.$A$10]*[.C21]^2+[.$A$9]*[.C21]+[.$A$8]" office:value-type="float" office:value="0.0187873696345568" calcext:value-type="float">
            <text:p>0.0187873696</text:p>
          </table:table-cell>
          <table:table-cell table:formula="of:=[.$A$7]*[.C21]^4*5+[.$A$6]*[.C21]^3*4+[.$A$5]*[.C21]^2*3+[.$A$4]*[.C21]*2+[.$A$3]" office:value-type="float" office:value="0.045455496" calcext:value-type="float">
            <text:p>0.045455496</text:p>
          </table:table-cell>
          <table:table-cell table:formula="of:=[.$A$13]*[.C21]^4*5+[.$A$12]*[.C21]^3*4+[.$A$11]*[.C21]^2*3+[.$A$10]*[.C21]*2+[.$A$9]" office:value-type="float" office:value="-0.032631224" calcext:value-type="float">
            <text:p>-0.032631224</text:p>
          </table:table-cell>
        </table:table-row>
        <table:table-row table:style-name="ro1">
          <table:table-cell table:number-columns-repeated="2"/>
          <table:table-cell office:value-type="float" office:value="0.21" calcext:value-type="float">
            <text:p>0.21</text:p>
          </table:table-cell>
          <table:table-cell table:formula="of:=[.$A$7]*[.C22]^5+[.$A$6]*[.C22]^4+[.$A$5]*[.C22]^3+[.$A$4]*[.C22]^2+[.$A$3]*[.C22]+[.$A$2]" office:value-type="float" office:value="-0.0019233667007727" calcext:value-type="float">
            <text:p>-0.0019233667</text:p>
          </table:table-cell>
          <table:table-cell table:formula="of:=[.$A$13]*[.C22]^5+[.$A$12]*[.C22]^4+[.$A$11]*[.C22]^3+[.$A$10]*[.C22]^2+[.$A$9]*[.C22]+[.$A$8]" office:value-type="float" office:value="0.018405337515618" calcext:value-type="float">
            <text:p>0.0184053375</text:p>
          </table:table-cell>
          <table:table-cell table:formula="of:=[.$A$7]*[.C22]^4*5+[.$A$6]*[.C22]^3*4+[.$A$5]*[.C22]^2*3+[.$A$4]*[.C22]*2+[.$A$3]" office:value-type="float" office:value="0.04449931320965" calcext:value-type="float">
            <text:p>0.0444993132</text:p>
          </table:table-cell>
          <table:table-cell table:formula="of:=[.$A$13]*[.C22]^4*5+[.$A$12]*[.C22]^3*4+[.$A$11]*[.C22]^2*3+[.$A$10]*[.C22]*2+[.$A$9]" office:value-type="float" office:value="-0.0438020666813999" calcext:value-type="float">
            <text:p>-0.0438020667</text:p>
          </table:table-cell>
        </table:table-row>
        <table:table-row table:style-name="ro1">
          <table:table-cell office:value-type="string" calcext:value-type="string">
            <text:p>位置</text:p>
          </table:table-cell>
          <table:table-cell/>
          <table:table-cell office:value-type="float" office:value="0.22" calcext:value-type="float">
            <text:p>0.22</text:p>
          </table:table-cell>
          <table:table-cell table:formula="of:=[.$A$7]*[.C23]^5+[.$A$6]*[.C23]^4+[.$A$5]*[.C23]^3+[.$A$4]*[.C23]^2+[.$A$3]*[.C23]+[.$A$2]" office:value-type="float" office:value="-0.0014825252893664" calcext:value-type="float">
            <text:p>-0.0014825253</text:p>
          </table:table-cell>
          <table:table-cell table:formula="of:=[.$A$13]*[.C23]^5+[.$A$12]*[.C23]^4+[.$A$11]*[.C23]^3+[.$A$10]*[.C23]^2+[.$A$9]*[.C23]+[.$A$8]" office:value-type="float" office:value="0.0179107209689952" calcext:value-type="float">
            <text:p>0.017910721</text:p>
          </table:table-cell>
          <table:table-cell table:formula="of:=[.$A$7]*[.C23]^4*5+[.$A$6]*[.C23]^3*4+[.$A$5]*[.C23]^2*3+[.$A$4]*[.C23]*2+[.$A$3]" office:value-type="float" office:value="0.0436938948264" calcext:value-type="float">
            <text:p>0.0436938948</text:p>
          </table:table-cell>
          <table:table-cell table:formula="of:=[.$A$13]*[.C23]^4*5+[.$A$12]*[.C23]^3*4+[.$A$11]*[.C23]^2*3+[.$A$10]*[.C23]*2+[.$A$9]" office:value-type="float" office:value="-0.0551551218464" calcext:value-type="float">
            <text:p>-0.0551551218</text:p>
          </table:table-cell>
        </table:table-row>
        <table:table-row table:style-name="ro1">
          <table:table-cell table:formula="of:=[.D35]-[.A16]" office:value-type="float" office:value="-0.0063430279369248" calcext:value-type="float">
            <text:p>-0.0063430279</text:p>
          </table:table-cell>
          <table:table-cell/>
          <table:table-cell office:value-type="float" office:value="0.23" calcext:value-type="float">
            <text:p>0.23</text:p>
          </table:table-cell>
          <table:table-cell table:formula="of:=[.$A$7]*[.C24]^5+[.$A$6]*[.C24]^4+[.$A$5]*[.C24]^3+[.$A$4]*[.C24]^2+[.$A$3]*[.C24]+[.$A$2]" office:value-type="float" office:value="-0.0010489937062461" calcext:value-type="float">
            <text:p>-0.0010489937</text:p>
          </table:table-cell>
          <table:table-cell table:formula="of:=[.$A$13]*[.C24]^5+[.$A$12]*[.C24]^4+[.$A$11]*[.C24]^3+[.$A$10]*[.C24]^2+[.$A$9]*[.C24]+[.$A$8]" office:value-type="float" office:value="0.0173014868553884" calcext:value-type="float">
            <text:p>0.0173014869</text:p>
          </table:table-cell>
          <table:table-cell table:formula="of:=[.$A$7]*[.C24]^4*5+[.$A$6]*[.C24]^3*4+[.$A$5]*[.C24]^2*3+[.$A$4]*[.C24]*2+[.$A$3]" office:value-type="float" office:value="0.04303702431765" calcext:value-type="float">
            <text:p>0.0430370243</text:p>
          </table:table-cell>
          <table:table-cell table:formula="of:=[.$A$13]*[.C24]^4*5+[.$A$12]*[.C24]^3*4+[.$A$11]*[.C24]^2*3+[.$A$10]*[.C24]*2+[.$A$9]" office:value-type="float" office:value="-0.0667326569054" calcext:value-type="float">
            <text:p>-0.0667326569</text:p>
          </table:table-cell>
        </table:table-row>
        <table:table-row table:style-name="ro1">
          <table:table-cell table:formula="of:=[.E35]-[.A17]" office:value-type="float" office:value="0.00202089024922562" calcext:value-type="float">
            <text:p>0.0020208902</text:p>
          </table:table-cell>
          <table:table-cell/>
          <table:table-cell office:value-type="float" office:value="0.24" calcext:value-type="float">
            <text:p>0.24</text:p>
          </table:table-cell>
          <table:table-cell table:formula="of:=[.$A$7]*[.C25]^5+[.$A$6]*[.C25]^4+[.$A$5]*[.C25]^3+[.$A$4]*[.C25]^2+[.$A$3]*[.C25]+[.$A$2]" office:value-type="float" office:value="-0.000621295245964805" calcext:value-type="float">
            <text:p>-0.0006212952</text:p>
          </table:table-cell>
          <table:table-cell table:formula="of:=[.$A$13]*[.C25]^5+[.$A$12]*[.C25]^4+[.$A$11]*[.C25]^3+[.$A$10]*[.C25]^2+[.$A$9]*[.C25]+[.$A$8]" office:value-type="float" office:value="0.0165751774258656" calcext:value-type="float">
            <text:p>0.0165751774</text:p>
          </table:table-cell>
          <table:table-cell table:formula="of:=[.$A$7]*[.C25]^4*5+[.$A$6]*[.C25]^3*4+[.$A$5]*[.C25]^2*3+[.$A$4]*[.C25]*2+[.$A$3]" office:value-type="float" office:value="0.0425270393984" calcext:value-type="float">
            <text:p>0.0425270394</text:p>
          </table:table-cell>
          <table:table-cell table:formula="of:=[.$A$13]*[.C25]^4*5+[.$A$12]*[.C25]^3*4+[.$A$11]*[.C25]^2*3+[.$A$10]*[.C25]*2+[.$A$9]" office:value-type="float" office:value="-0.0785773263743999" calcext:value-type="float">
            <text:p>-0.0785773264</text:p>
          </table:table-cell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table:formula="of:=[.$A$7]*[.C26]^5+[.$A$6]*[.C26]^4+[.$A$5]*[.C26]^3+[.$A$4]*[.C26]^2+[.$A$3]*[.C26]+[.$A$2]" office:value-type="float" office:value="-0.000197967054687501" calcext:value-type="float">
            <text:p>-0.0001979671</text:p>
          </table:table-cell>
          <table:table-cell table:formula="of:=[.$A$13]*[.C26]^5+[.$A$12]*[.C26]^4+[.$A$11]*[.C26]^3+[.$A$10]*[.C26]^2+[.$A$9]*[.C26]+[.$A$8]" office:value-type="float" office:value="0.0157289064508068" calcext:value-type="float">
            <text:p>0.0157289065</text:p>
          </table:table-cell>
          <table:table-cell table:formula="of:=[.$A$7]*[.C26]^4*5+[.$A$6]*[.C26]^3*4+[.$A$5]*[.C26]^2*3+[.$A$4]*[.C26]*2+[.$A$3]" office:value-type="float" office:value="0.04216283203125" calcext:value-type="float">
            <text:p>0.042162832</text:p>
          </table:table-cell>
          <table:table-cell table:formula="of:=[.$A$13]*[.C26]^4*5+[.$A$12]*[.C26]^3*4+[.$A$11]*[.C26]^2*3+[.$A$10]*[.C26]*2+[.$A$9]" office:value-type="float" office:value="-0.090732171875" calcext:value-type="float">
            <text:p>-0.0907321719</text:p>
          </table:table-cell>
        </table:table-row>
        <table:table-row table:style-name="ro1">
          <table:table-cell table:number-columns-repeated="2"/>
          <table:table-cell office:value-type="float" office:value="0.26" calcext:value-type="float">
            <text:p>0.26</text:p>
          </table:table-cell>
          <table:table-cell table:formula="of:=[.$A$7]*[.C27]^5+[.$A$6]*[.C27]^4+[.$A$5]*[.C27]^3+[.$A$4]*[.C27]^2+[.$A$3]*[.C27]+[.$A$2]" office:value-type="float" office:value="0.000222445412284802" calcext:value-type="float">
            <text:p>0.0002224454</text:p>
          </table:table-cell>
          <table:table-cell table:formula="of:=[.$A$13]*[.C27]^5+[.$A$12]*[.C27]^4+[.$A$11]*[.C27]^3+[.$A$10]*[.C27]^2+[.$A$9]*[.C27]+[.$A$8]" office:value-type="float" office:value="0.014759355348848" calcext:value-type="float">
            <text:p>0.0147593553</text:p>
          </table:table-cell>
          <table:table-cell table:formula="of:=[.$A$7]*[.C27]^4*5+[.$A$6]*[.C27]^3*4+[.$A$5]*[.C27]^2*3+[.$A$4]*[.C27]*2+[.$A$3]" office:value-type="float" office:value="0.0419438484264" calcext:value-type="float">
            <text:p>0.0419438484</text:p>
          </table:table-cell>
          <table:table-cell table:formula="of:=[.$A$13]*[.C27]^4*5+[.$A$12]*[.C27]^3*4+[.$A$11]*[.C27]^2*3+[.$A$10]*[.C27]*2+[.$A$9]" office:value-type="float" office:value="-0.1032406221344" calcext:value-type="float">
            <text:p>-0.1032406221</text:p>
          </table:table-cell>
        </table:table-row>
        <table:table-row table:style-name="ro1">
          <table:table-cell table:number-columns-repeated="2"/>
          <table:table-cell office:value-type="float" office:value="0.27" calcext:value-type="float">
            <text:p>0.27</text:p>
          </table:table-cell>
          <table:table-cell table:formula="of:=[.$A$7]*[.C28]^5+[.$A$6]*[.C28]^4+[.$A$5]*[.C28]^3+[.$A$4]*[.C28]^2+[.$A$3]*[.C28]+[.$A$2]" office:value-type="float" office:value="0.000641393932991098" calcext:value-type="float">
            <text:p>0.0006413939</text:p>
          </table:table-cell>
          <table:table-cell table:formula="of:=[.$A$13]*[.C28]^5+[.$A$12]*[.C28]^4+[.$A$11]*[.C28]^3+[.$A$10]*[.C28]^2+[.$A$9]*[.C28]+[.$A$8]" office:value-type="float" office:value="0.0136627693158252" calcext:value-type="float">
            <text:p>0.0136627693</text:p>
          </table:table-cell>
          <table:table-cell table:formula="of:=[.$A$7]*[.C28]^4*5+[.$A$6]*[.C28]^3*4+[.$A$5]*[.C28]^2*3+[.$A$4]*[.C28]*2+[.$A$3]" office:value-type="float" office:value="0.04187008904165" calcext:value-type="float">
            <text:p>0.041870089</text:p>
          </table:table-cell>
          <table:table-cell table:formula="of:=[.$A$13]*[.C28]^4*5+[.$A$12]*[.C28]^3*4+[.$A$11]*[.C28]^2*3+[.$A$10]*[.C28]*2+[.$A$9]" office:value-type="float" office:value="-0.1161464929854" calcext:value-type="float">
            <text:p>-0.116146493</text:p>
          </table:table-cell>
        </table:table-row>
        <table:table-row table:style-name="ro1">
          <table:table-cell table:number-columns-repeated="2"/>
          <table:table-cell office:value-type="float" office:value="0.28" calcext:value-type="float">
            <text:p>0.28</text:p>
          </table:table-cell>
          <table:table-cell table:formula="of:=[.$A$7]*[.C29]^5+[.$A$6]*[.C29]^4+[.$A$5]*[.C29]^3+[.$A$4]*[.C29]^2+[.$A$3]*[.C29]+[.$A$2]" office:value-type="float" office:value="0.00106033306128641" calcext:value-type="float">
            <text:p>0.0010603331</text:p>
          </table:table-cell>
          <table:table-cell table:formula="of:=[.$A$13]*[.C29]^5+[.$A$12]*[.C29]^4+[.$A$11]*[.C29]^3+[.$A$10]*[.C29]^2+[.$A$9]*[.C29]+[.$A$8]" office:value-type="float" office:value="0.0124349534537184" calcext:value-type="float">
            <text:p>0.0124349535</text:p>
          </table:table-cell>
          <table:table-cell table:formula="of:=[.$A$7]*[.C29]^4*5+[.$A$6]*[.C29]^3*4+[.$A$5]*[.C29]^2*3+[.$A$4]*[.C29]*2+[.$A$3]" office:value-type="float" office:value="0.0419421085824" calcext:value-type="float">
            <text:p>0.0419421086</text:p>
          </table:table-cell>
          <table:table-cell table:formula="of:=[.$A$13]*[.C29]^4*5+[.$A$12]*[.C29]^3*4+[.$A$11]*[.C29]^2*3+[.$A$10]*[.C29]*2+[.$A$9]" office:value-type="float" office:value="-0.1294939873664" calcext:value-type="float">
            <text:p>-0.1294939874</text:p>
          </table:table-cell>
        </table:table-row>
        <table:table-row table:style-name="ro1">
          <table:table-cell table:number-columns-repeated="2"/>
          <table:table-cell office:value-type="float" office:value="0.29" calcext:value-type="float">
            <text:p>0.29</text:p>
          </table:table-cell>
          <table:table-cell table:formula="of:=[.$A$7]*[.C30]^5+[.$A$6]*[.C30]^4+[.$A$5]*[.C30]^3+[.$A$4]*[.C30]^2+[.$A$3]*[.C30]+[.$A$2]" office:value-type="float" office:value="0.0014807256693177" calcext:value-type="float">
            <text:p>0.0014807257</text:p>
          </table:table-cell>
          <table:table-cell table:formula="of:=[.$A$13]*[.C30]^5+[.$A$12]*[.C30]^4+[.$A$11]*[.C30]^3+[.$A$10]*[.C30]^2+[.$A$9]*[.C30]+[.$A$8]" office:value-type="float" office:value="0.0110712688995956" calcext:value-type="float">
            <text:p>0.0110712689</text:p>
          </table:table-cell>
          <table:table-cell table:formula="of:=[.$A$7]*[.C30]^4*5+[.$A$6]*[.C30]^3*4+[.$A$5]*[.C30]^2*3+[.$A$4]*[.C30]*2+[.$A$3]" office:value-type="float" office:value="0.04216101600165" calcext:value-type="float">
            <text:p>0.042161016</text:p>
          </table:table-cell>
          <table:table-cell table:formula="of:=[.$A$13]*[.C30]^4*5+[.$A$12]*[.C30]^3*4+[.$A$11]*[.C30]^2*3+[.$A$10]*[.C30]*2+[.$A$9]" office:value-type="float" office:value="-0.1433276953214" calcext:value-type="float">
            <text:p>-0.1433276953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formula="of:=[.$A$7]*[.C31]^5+[.$A$6]*[.C31]^4+[.$A$5]*[.C31]^3+[.$A$4]*[.C31]^2+[.$A$3]*[.C31]+[.$A$2]" office:value-type="float" office:value="0.00190404849" calcext:value-type="float">
            <text:p>0.0019040485</text:p>
          </table:table-cell>
          <table:table-cell table:formula="of:=[.$A$13]*[.C31]^5+[.$A$12]*[.C31]^4+[.$A$11]*[.C31]^3+[.$A$10]*[.C31]^2+[.$A$9]*[.C31]+[.$A$8]" office:value-type="float" office:value="0.00956662895455683" calcext:value-type="float">
            <text:p>0.009566629</text:p>
          </table:table-cell>
          <table:table-cell table:formula="of:=[.$A$7]*[.C31]^4*5+[.$A$6]*[.C31]^3*4+[.$A$5]*[.C31]^2*3+[.$A$4]*[.C31]*2+[.$A$3]" office:value-type="float" office:value="0.0425284745" calcext:value-type="float">
            <text:p>0.0425284745</text:p>
          </table:table-cell>
          <table:table-cell table:formula="of:=[.$A$13]*[.C31]^4*5+[.$A$12]*[.C31]^3*4+[.$A$11]*[.C31]^2*3+[.$A$10]*[.C31]*2+[.$A$9]" office:value-type="float" office:value="-0.157692594" calcext:value-type="float">
            <text:p>-0.157692594</text:p>
          </table:table-cell>
        </table:table-row>
        <table:table-row table:style-name="ro1">
          <table:table-cell table:number-columns-repeated="2"/>
          <table:table-cell office:value-type="float" office:value="0.31" calcext:value-type="float">
            <text:p>0.31</text:p>
          </table:table-cell>
          <table:table-cell table:formula="of:=[.$A$7]*[.C32]^5+[.$A$6]*[.C32]^4+[.$A$5]*[.C32]^3+[.$A$4]*[.C32]^2+[.$A$3]*[.C32]+[.$A$2]" office:value-type="float" office:value="0.00233179765949229" calcext:value-type="float">
            <text:p>0.0023317977</text:p>
          </table:table-cell>
          <table:table-cell table:formula="of:=[.$A$13]*[.C32]^5+[.$A$12]*[.C32]^4+[.$A$11]*[.C32]^3+[.$A$10]*[.C32]^2+[.$A$9]*[.C32]+[.$A$8]" office:value-type="float" office:value="0.00791549521267803" calcext:value-type="float">
            <text:p>0.0079154952</text:p>
          </table:table-cell>
          <table:table-cell table:formula="of:=[.$A$7]*[.C32]^4*5+[.$A$6]*[.C32]^3*4+[.$A$5]*[.C32]^2*3+[.$A$4]*[.C32]*2+[.$A$3]" office:value-type="float" office:value="0.04304670152565" calcext:value-type="float">
            <text:p>0.0430467015</text:p>
          </table:table-cell>
          <table:table-cell table:formula="of:=[.$A$13]*[.C32]^4*5+[.$A$12]*[.C32]^3*4+[.$A$11]*[.C32]^2*3+[.$A$10]*[.C32]*2+[.$A$9]" office:value-type="float" office:value="-0.1726340476574" calcext:value-type="float">
            <text:p>-0.1726340477</text:p>
          </table:table-cell>
        </table:table-row>
        <table:table-row table:style-name="ro1">
          <table:table-cell table:number-columns-repeated="2"/>
          <table:table-cell office:value-type="float" office:value="0.32" calcext:value-type="float">
            <text:p>0.32</text:p>
          </table:table-cell>
          <table:table-cell table:formula="of:=[.$A$7]*[.C33]^5+[.$A$6]*[.C33]^4+[.$A$5]*[.C33]^3+[.$A$4]*[.C33]^2+[.$A$3]*[.C33]+[.$A$2]" office:value-type="float" office:value="0.0027654942596736" calcext:value-type="float">
            <text:p>0.0027654943</text:p>
          </table:table-cell>
          <table:table-cell table:formula="of:=[.$A$13]*[.C33]^5+[.$A$12]*[.C33]^4+[.$A$11]*[.C33]^3+[.$A$10]*[.C33]^2+[.$A$9]*[.C33]+[.$A$8]" office:value-type="float" office:value="0.00611187368995523" calcext:value-type="float">
            <text:p>0.0061118737</text:p>
          </table:table-cell>
          <table:table-cell table:formula="of:=[.$A$7]*[.C33]^4*5+[.$A$6]*[.C33]^3*4+[.$A$5]*[.C33]^2*3+[.$A$4]*[.C33]*2+[.$A$3]" office:value-type="float" office:value="0.0437184687744" calcext:value-type="float">
            <text:p>0.0437184688</text:p>
          </table:table-cell>
          <table:table-cell table:formula="of:=[.$A$13]*[.C33]^4*5+[.$A$12]*[.C33]^3*4+[.$A$11]*[.C33]^2*3+[.$A$10]*[.C33]*2+[.$A$9]" office:value-type="float" office:value="-0.1881978076544" calcext:value-type="float">
            <text:p>-0.1881978077</text:p>
          </table:table-cell>
        </table:table-row>
        <table:table-row table:style-name="ro1">
          <table:table-cell table:number-columns-repeated="2"/>
          <table:table-cell office:value-type="float" office:value="0.33" calcext:value-type="float">
            <text:p>0.33</text:p>
          </table:table-cell>
          <table:table-cell table:formula="of:=[.$A$7]*[.C34]^5+[.$A$6]*[.C34]^4+[.$A$5]*[.C34]^3+[.$A$4]*[.C34]^2+[.$A$3]*[.C34]+[.$A$2]" office:value-type="float" office:value="0.0032066898606189" calcext:value-type="float">
            <text:p>0.0032066899</text:p>
          </table:table-cell>
          <table:table-cell table:formula="of:=[.$A$13]*[.C34]^5+[.$A$12]*[.C34]^4+[.$A$11]*[.C34]^3+[.$A$10]*[.C34]^2+[.$A$9]*[.C34]+[.$A$8]" office:value-type="float" office:value="0.00414931095324844" calcext:value-type="float">
            <text:p>0.004149311</text:p>
          </table:table-cell>
          <table:table-cell table:formula="of:=[.$A$7]*[.C34]^4*5+[.$A$6]*[.C34]^3*4+[.$A$5]*[.C34]^2*3+[.$A$4]*[.C34]*2+[.$A$3]" office:value-type="float" office:value="0.04454710218965" calcext:value-type="float">
            <text:p>0.0445471022</text:p>
          </table:table-cell>
          <table:table-cell table:formula="of:=[.$A$13]*[.C34]^4*5+[.$A$12]*[.C34]^3*4+[.$A$11]*[.C34]^2*3+[.$A$10]*[.C34]*2+[.$A$9]" office:value-type="float" office:value="-0.2044300124574" calcext:value-type="float">
            <text:p>-0.2044300125</text:p>
          </table:table-cell>
        </table:table-row>
        <table:table-row table:style-name="ro1">
          <table:table-cell table:number-columns-repeated="2"/>
          <table:table-cell office:value-type="float" office:value="0.34" calcext:value-type="float">
            <text:p>0.34</text:p>
          </table:table-cell>
          <table:table-cell table:formula="of:=[.$A$7]*[.C35]^5+[.$A$6]*[.C35]^4+[.$A$5]*[.C35]^3+[.$A$4]*[.C35]^2+[.$A$3]*[.C35]+[.$A$2]" office:value-type="float" office:value="0.0036569720630752" calcext:value-type="float">
            <text:p>0.0036569721</text:p>
          </table:table-cell>
          <table:table-cell table:formula="of:=[.$A$13]*[.C35]^5+[.$A$12]*[.C35]^4+[.$A$11]*[.C35]^3+[.$A$10]*[.C35]^2+[.$A$9]*[.C35]+[.$A$8]" office:value-type="float" office:value="0.00202089024922562" calcext:value-type="float">
            <text:p>0.0020208902</text:p>
          </table:table-cell>
          <table:table-cell table:formula="of:=[.$A$7]*[.C35]^4*5+[.$A$6]*[.C35]^3*4+[.$A$5]*[.C35]^2*3+[.$A$4]*[.C35]*2+[.$A$3]" office:value-type="float" office:value="0.0455364819624" calcext:value-type="float">
            <text:p>0.045536482</text:p>
          </table:table-cell>
          <table:table-cell table:formula="of:=[.$A$13]*[.C35]^4*5+[.$A$12]*[.C35]^3*4+[.$A$11]*[.C35]^2*3+[.$A$10]*[.C35]*2+[.$A$9]" office:value-type="float" office:value="-0.2213771876384" calcext:value-type="float">
            <text:p>-0.221377187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/GenerateWalkPattern 0.01 0 0.11 0.23 -0.018 0 1 1 1.csv</text:p>
          </table:table-cell>
          <table:table-cell table:number-columns-repeated="6"/>
        </table:table-row>
      </table:table>
      <table:table table:name="Sheet6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係数</text:p>
          </table:table-cell>
          <table:table-cell/>
          <table:table-cell office:value-type="string" calcext:value-type="string">
            <text:p>時間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'</text:p>
          </table:table-cell>
          <table:table-cell office:value-type="string" calcext:value-type="string">
            <text:p>y'</text:p>
          </table:table-cell>
        </table:table-row>
        <table:table-row table:style-name="ro1">
          <table:table-cell table:style-name="ce2" office:value-type="float" office:value="-0.0063430279" calcext:value-type="float">
            <text:p>-6.34E-03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$A$7]*[.C2]^5+[.$A$6]*[.C2]^4+[.$A$5]*[.C2]^3+[.$A$4]*[.C2]^2+[.$A$3]*[.C2]+[.$A$2]" office:value-type="float" office:value="-0.0058947540582158" calcext:value-type="float">
            <text:p>-0.0058947541</text:p>
          </table:table-cell>
          <table:table-cell table:formula="of:=[.$A$13]*[.C2]^5+[.$A$12]*[.C2]^4+[.$A$11]*[.C2]^3+[.$A$10]*[.C2]^2+[.$A$9]*[.C2]+[.$A$8]" office:value-type="float" office:value="-0.000374158745489379" calcext:value-type="float">
            <text:p>-0.0003741587</text:p>
          </table:table-cell>
          <table:table-cell table:formula="of:=[.$A$7]*[.C2]^4*5+[.$A$6]*[.C2]^3*4+[.$A$5]*[.C2]^2*3+[.$A$4]*[.C2]*2+[.$A$3]" office:value-type="float" office:value="0.0432207256961" calcext:value-type="float">
            <text:p>0.0432207257</text:p>
          </table:table-cell>
          <table:table-cell table:formula="of:=[.$A$13]*[.C2]^4*5+[.$A$12]*[.C2]^3*4+[.$A$11]*[.C2]^2*3+[.$A$10]*[.C2]*2+[.$A$9]" office:value-type="float" office:value="-0.2221644558975" calcext:value-type="float">
            <text:p>-0.2221644559</text:p>
          </table:table-cell>
        </table:table-row>
        <table:table-row table:style-name="ro1">
          <table:table-cell table:style-name="ce3" office:value-type="float" office:value="0.0464657" calcext:value-type="float">
            <text:p>4.65E-02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$A$7]*[.C3]^5+[.$A$6]*[.C3]^4+[.$A$5]*[.C3]^3+[.$A$4]*[.C3]^2+[.$A$3]*[.C3]+[.$A$2]" office:value-type="float" office:value="-0.0054779932022656" calcext:value-type="float">
            <text:p>-0.0054779932</text:p>
          </table:table-cell>
          <table:table-cell table:formula="of:=[.$A$13]*[.C3]^5+[.$A$12]*[.C3]^4+[.$A$11]*[.C3]^3+[.$A$10]*[.C3]^2+[.$A$9]*[.C3]+[.$A$8]" office:value-type="float" office:value="-0.00243215678805438" calcext:value-type="float">
            <text:p>-0.0024321568</text:p>
          </table:table-cell>
          <table:table-cell table:formula="of:=[.$A$7]*[.C3]^4*5+[.$A$6]*[.C3]^3*4+[.$A$5]*[.C3]^2*3+[.$A$4]*[.C3]*2+[.$A$3]" office:value-type="float" office:value="0.0401618120656" calcext:value-type="float">
            <text:p>0.0401618121</text:p>
          </table:table-cell>
          <table:table-cell table:formula="of:=[.$A$13]*[.C3]^4*5+[.$A$12]*[.C3]^3*4+[.$A$11]*[.C3]^2*3+[.$A$10]*[.C3]*2+[.$A$9]" office:value-type="float" office:value="-0.18991041164" calcext:value-type="float">
            <text:p>-0.1899104116</text:p>
          </table:table-cell>
        </table:table-row>
        <table:table-row table:style-name="ro1">
          <table:table-cell table:style-name="ce4" office:value-type="float" office:value="-0.16703" calcext:value-type="float">
            <text:p>-0.16703</text:p>
          </table:table-cell>
          <table:table-cell/>
          <table:table-cell office:value-type="float" office:value="0.03" calcext:value-type="float">
            <text:p>0.03</text:p>
          </table:table-cell>
          <table:table-cell table:formula="of:=[.$A$7]*[.C4]^5+[.$A$6]*[.C4]^4+[.$A$5]*[.C4]^3+[.$A$4]*[.C4]^2+[.$A$3]*[.C4]+[.$A$2]" office:value-type="float" office:value="-0.0050909231719594" calcext:value-type="float">
            <text:p>-0.0050909232</text:p>
          </table:table-cell>
          <table:table-cell table:formula="of:=[.$A$13]*[.C4]^5+[.$A$12]*[.C4]^4+[.$A$11]*[.C4]^3+[.$A$10]*[.C4]^2+[.$A$9]*[.C4]+[.$A$8]" office:value-type="float" office:value="-0.00418162314131938" calcext:value-type="float">
            <text:p>-0.0041816231</text:p>
          </table:table-cell>
          <table:table-cell table:formula="of:=[.$A$7]*[.C4]^4*5+[.$A$6]*[.C4]^3*4+[.$A$5]*[.C4]^2*3+[.$A$4]*[.C4]*2+[.$A$3]" office:value-type="float" office:value="0.0372812974481" calcext:value-type="float">
            <text:p>0.0372812974</text:p>
          </table:table-cell>
          <table:table-cell table:formula="of:=[.$A$13]*[.C4]^4*5+[.$A$12]*[.C4]^3*4+[.$A$11]*[.C4]^2*3+[.$A$10]*[.C4]*2+[.$A$9]" office:value-type="float" office:value="-0.1604333403375" calcext:value-type="float">
            <text:p>-0.1604333403</text:p>
          </table:table-cell>
        </table:table-row>
        <table:table-row table:style-name="ro1">
          <table:table-cell table:style-name="ce4" office:value-type="float" office:value="0.323124" calcext:value-type="float">
            <text:p>0.323124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[.$A$7]*[.C5]^5+[.$A$6]*[.C5]^4+[.$A$5]*[.C5]^3+[.$A$4]*[.C5]^2+[.$A$3]*[.C5]+[.$A$2]" office:value-type="float" office:value="-0.0047317975942592" calcext:value-type="float">
            <text:p>-0.0047317976</text:p>
          </table:table-cell>
          <table:table-cell table:formula="of:=[.$A$13]*[.C5]^5+[.$A$12]*[.C5]^4+[.$A$11]*[.C5]^3+[.$A$10]*[.C5]^2+[.$A$9]*[.C5]+[.$A$8]" office:value-type="float" office:value="-0.00564959040613438" calcext:value-type="float">
            <text:p>-0.0056495904</text:p>
          </table:table-cell>
          <table:table-cell table:formula="of:=[.$A$7]*[.C5]^4*5+[.$A$6]*[.C5]^3*4+[.$A$5]*[.C5]^2*3+[.$A$4]*[.C5]*2+[.$A$3]" office:value-type="float" office:value="0.0345716860736" calcext:value-type="float">
            <text:p>0.0345716861</text:p>
          </table:table-cell>
          <table:table-cell table:formula="of:=[.$A$13]*[.C5]^4*5+[.$A$12]*[.C5]^3*4+[.$A$11]*[.C5]^2*3+[.$A$10]*[.C5]*2+[.$A$9]" office:value-type="float" office:value="-0.13358643648" calcext:value-type="float">
            <text:p>-0.1335864365</text:p>
          </table:table-cell>
        </table:table-row>
        <table:table-row table:style-name="ro1">
          <table:table-cell table:style-name="ce4" office:value-type="float" office:value="-0.329604" calcext:value-type="float">
            <text:p>-0.329604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[.$A$7]*[.C6]^5+[.$A$6]*[.C6]^4+[.$A$5]*[.C6]^3+[.$A$4]*[.C6]^2+[.$A$3]*[.C6]+[.$A$2]" office:value-type="float" office:value="-0.004398944224375" calcext:value-type="float">
            <text:p>-0.0043989442</text:p>
          </table:table-cell>
          <table:table-cell table:formula="of:=[.$A$13]*[.C6]^5+[.$A$12]*[.C6]^4+[.$A$11]*[.C6]^3+[.$A$10]*[.C6]^2+[.$A$9]*[.C6]+[.$A$8]" office:value-type="float" office:value="-0.00686164173514938" calcext:value-type="float">
            <text:p>-0.0068616417</text:p>
          </table:table-cell>
          <table:table-cell table:formula="of:=[.$A$7]*[.C6]^4*5+[.$A$6]*[.C6]^3*4+[.$A$5]*[.C6]^2*3+[.$A$4]*[.C6]*2+[.$A$3]" office:value-type="float" office:value="0.0320256480625" calcext:value-type="float">
            <text:p>0.0320256481</text:p>
          </table:table-cell>
          <table:table-cell table:formula="of:=[.$A$13]*[.C6]^4*5+[.$A$12]*[.C6]^3*4+[.$A$11]*[.C6]^2*3+[.$A$10]*[.C6]*2+[.$A$9]" office:value-type="float" office:value="-0.1092266159375" calcext:value-type="float">
            <text:p>-0.1092266159</text:p>
          </table:table-cell>
        </table:table-row>
        <table:table-row table:style-name="ro1">
          <table:table-cell table:style-name="ce4" office:value-type="float" office:value="0.138242" calcext:value-type="float">
            <text:p>0.138242</text:p>
          </table:table-cell>
          <table:table-cell/>
          <table:table-cell office:value-type="float" office:value="0.06" calcext:value-type="float">
            <text:p>0.06</text:p>
          </table:table-cell>
          <table:table-cell table:formula="of:=[.$A$7]*[.C7]^5+[.$A$6]*[.C7]^4+[.$A$5]*[.C7]^3+[.$A$4]*[.C7]^2+[.$A$3]*[.C7]+[.$A$2]" office:value-type="float" office:value="-0.0040907632868608" calcext:value-type="float">
            <text:p>-0.0040907633</text:p>
          </table:table-cell>
          <table:table-cell table:formula="of:=[.$A$13]*[.C7]^5+[.$A$12]*[.C7]^4+[.$A$11]*[.C7]^3+[.$A$10]*[.C7]^2+[.$A$9]*[.C7]+[.$A$8]" office:value-type="float" office:value="-0.00784194804661438" calcext:value-type="float">
            <text:p>-0.007841948</text:p>
          </table:table-cell>
          <table:table-cell table:formula="of:=[.$A$7]*[.C7]^4*5+[.$A$6]*[.C7]^3*4+[.$A$5]*[.C7]^2*3+[.$A$4]*[.C7]*2+[.$A$3]" office:value-type="float" office:value="0.0296360194256" calcext:value-type="float">
            <text:p>0.0296360194</text:p>
          </table:table-cell>
          <table:table-cell table:formula="of:=[.$A$13]*[.C7]^4*5+[.$A$12]*[.C7]^3*4+[.$A$11]*[.C7]^2*3+[.$A$10]*[.C7]*2+[.$A$9]" office:value-type="float" office:value="-0.08721451596" calcext:value-type="float">
            <text:p>-0.087214516</text:p>
          </table:table-cell>
        </table:table-row>
        <table:table-row table:style-name="ro1">
          <table:table-cell office:value-type="float" office:value="0.00202089024922562" calcext:value-type="float">
            <text:p>0.0020208902</text:p>
          </table:table-cell>
          <table:table-cell/>
          <table:table-cell office:value-type="float" office:value="0.07" calcext:value-type="float">
            <text:p>0.07</text:p>
          </table:table-cell>
          <table:table-cell table:formula="of:=[.$A$7]*[.C8]^5+[.$A$6]*[.C8]^4+[.$A$5]*[.C8]^3+[.$A$4]*[.C8]^2+[.$A$3]*[.C8]+[.$A$2]" office:value-type="float" office:value="-0.0038057258167106" calcext:value-type="float">
            <text:p>-0.0038057258</text:p>
          </table:table-cell>
          <table:table-cell table:formula="of:=[.$A$13]*[.C8]^5+[.$A$12]*[.C8]^4+[.$A$11]*[.C8]^3+[.$A$10]*[.C8]^2+[.$A$9]*[.C8]+[.$A$8]" office:value-type="float" office:value="-0.00861330523817938" calcext:value-type="float">
            <text:p>-0.0086133052</text:p>
          </table:table-cell>
          <table:table-cell table:formula="of:=[.$A$7]*[.C8]^4*5+[.$A$6]*[.C8]^3*4+[.$A$5]*[.C8]^2*3+[.$A$4]*[.C8]*2+[.$A$3]" office:value-type="float" office:value="0.0273958020641" calcext:value-type="float">
            <text:p>0.0273958021</text:p>
          </table:table-cell>
          <table:table-cell table:formula="of:=[.$A$13]*[.C8]^4*5+[.$A$12]*[.C8]^3*4+[.$A$11]*[.C8]^2*3+[.$A$10]*[.C8]*2+[.$A$9]" office:value-type="float" office:value="-0.0674144951775" calcext:value-type="float">
            <text:p>-0.0674144952</text:p>
          </table:table-cell>
        </table:table-row>
        <table:table-row table:style-name="ro1">
          <table:table-cell table:style-name="ce4" office:value-type="float" office:value="-0.257346" calcext:value-type="float">
            <text:p>-0.257346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[.$A$7]*[.C9]^5+[.$A$6]*[.C9]^4+[.$A$5]*[.C9]^3+[.$A$4]*[.C9]^2+[.$A$3]*[.C9]+[.$A$2]" office:value-type="float" office:value="-0.0035423720004544" calcext:value-type="float">
            <text:p>-0.003542372</text:p>
          </table:table-cell>
          <table:table-cell table:formula="of:=[.$A$13]*[.C9]^5+[.$A$12]*[.C9]^4+[.$A$11]*[.C9]^3+[.$A$10]*[.C9]^2+[.$A$9]*[.C9]+[.$A$8]" office:value-type="float" office:value="-0.00919717140069437" calcext:value-type="float">
            <text:p>-0.0091971714</text:p>
          </table:table-cell>
          <table:table-cell table:formula="of:=[.$A$7]*[.C9]^4*5+[.$A$6]*[.C9]^3*4+[.$A$5]*[.C9]^2*3+[.$A$4]*[.C9]*2+[.$A$3]" office:value-type="float" office:value="0.0252981637696" calcext:value-type="float">
            <text:p>0.0252981638</text:p>
          </table:table-cell>
          <table:table-cell table:formula="of:=[.$A$13]*[.C9]^4*5+[.$A$12]*[.C9]^3*4+[.$A$11]*[.C9]^2*3+[.$A$10]*[.C9]*2+[.$A$9]" office:value-type="float" office:value="-0.0496946335999999" calcext:value-type="float">
            <text:p>-0.0496946336</text:p>
          </table:table-cell>
        </table:table-row>
        <table:table-row table:style-name="ro1">
          <table:table-cell table:style-name="ce4" office:value-type="float" office:value="1.83482" calcext:value-type="float">
            <text:p>1.83482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$A$7]*[.C10]^5+[.$A$6]*[.C10]^4+[.$A$5]*[.C10]^3+[.$A$4]*[.C10]^2+[.$A$3]*[.C10]+[.$A$2]" office:value-type="float" office:value="-0.0032993095172542" calcext:value-type="float">
            <text:p>-0.0032993095</text:p>
          </table:table-cell>
          <table:table-cell table:formula="of:=[.$A$13]*[.C10]^5+[.$A$12]*[.C10]^4+[.$A$11]*[.C10]^3+[.$A$10]*[.C10]^2+[.$A$9]*[.C10]+[.$A$8]" office:value-type="float" office:value="-0.00961370403200938" calcext:value-type="float">
            <text:p>-0.009613704</text:p>
          </table:table-cell>
          <table:table-cell table:formula="of:=[.$A$7]*[.C10]^4*5+[.$A$6]*[.C10]^3*4+[.$A$5]*[.C10]^2*3+[.$A$4]*[.C10]*2+[.$A$3]" office:value-type="float" office:value="0.0233364382241" calcext:value-type="float">
            <text:p>0.0233364382</text:p>
          </table:table-cell>
          <table:table-cell table:formula="of:=[.$A$13]*[.C10]^4*5+[.$A$12]*[.C10]^3*4+[.$A$11]*[.C10]^2*3+[.$A$10]*[.C10]*2+[.$A$9]" office:value-type="float" office:value="-0.0339267326175" calcext:value-type="float">
            <text:p>-0.0339267326</text:p>
          </table:table-cell>
        </table:table-row>
        <table:table-row table:style-name="ro1">
          <table:table-cell table:style-name="ce4" office:value-type="float" office:value="-5.13573" calcext:value-type="float">
            <text:p>-5.13573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$A$7]*[.C11]^5+[.$A$6]*[.C11]^4+[.$A$5]*[.C11]^3+[.$A$4]*[.C11]^2+[.$A$3]*[.C11]+[.$A$2]" office:value-type="float" office:value="-0.00307521188" calcext:value-type="float">
            <text:p>-0.0030752119</text:p>
          </table:table-cell>
          <table:table-cell table:formula="of:=[.$A$13]*[.C11]^5+[.$A$12]*[.C11]^4+[.$A$11]*[.C11]^3+[.$A$10]*[.C11]^2+[.$A$9]*[.C11]+[.$A$8]" office:value-type="float" office:value="-0.00988179725077437" calcext:value-type="float">
            <text:p>-0.0098817973</text:p>
          </table:table-cell>
          <table:table-cell table:formula="of:=[.$A$7]*[.C11]^4*5+[.$A$6]*[.C11]^3*4+[.$A$5]*[.C11]^2*3+[.$A$4]*[.C11]*2+[.$A$3]" office:value-type="float" office:value="0.021504125" calcext:value-type="float">
            <text:p>0.021504125</text:p>
          </table:table-cell>
          <table:table-cell table:formula="of:=[.$A$13]*[.C11]^4*5+[.$A$12]*[.C11]^3*4+[.$A$11]*[.C11]^2*3+[.$A$10]*[.C11]*2+[.$A$9]" office:value-type="float" office:value="-0.0199863149999999" calcext:value-type="float">
            <text:p>-0.019986315</text:p>
          </table:table-cell>
        </table:table-row>
        <table:table-row table:style-name="ro1">
          <table:table-cell table:style-name="ce4" office:value-type="float" office:value="6.50454" calcext:value-type="float">
            <text:p>6.50454</text:p>
          </table:table-cell>
          <table:table-cell/>
          <table:table-cell office:value-type="float" office:value="0.11" calcext:value-type="float">
            <text:p>0.11</text:p>
          </table:table-cell>
          <table:table-cell table:formula="of:=[.$A$7]*[.C12]^5+[.$A$6]*[.C12]^4+[.$A$5]*[.C12]^3+[.$A$4]*[.C12]^2+[.$A$3]*[.C12]+[.$A$2]" office:value-type="float" office:value="-0.0028688167764058" calcext:value-type="float">
            <text:p>-0.0028688168</text:p>
          </table:table-cell>
          <table:table-cell table:formula="of:=[.$A$13]*[.C12]^5+[.$A$12]*[.C12]^4+[.$A$11]*[.C12]^3+[.$A$10]*[.C12]^2+[.$A$9]*[.C12]+[.$A$8]" office:value-type="float" office:value="-0.0100191190102394" calcext:value-type="float">
            <text:p>-0.010019119</text:p>
          </table:table-cell>
          <table:table-cell table:formula="of:=[.$A$7]*[.C12]^4*5+[.$A$6]*[.C12]^3*4+[.$A$5]*[.C12]^2*3+[.$A$4]*[.C12]*2+[.$A$3]" office:value-type="float" office:value="0.0197948895601" calcext:value-type="float">
            <text:p>0.0197948896</text:p>
          </table:table-cell>
          <table:table-cell table:formula="of:=[.$A$13]*[.C12]^4*5+[.$A$12]*[.C12]^3*4+[.$A$11]*[.C12]^2*3+[.$A$10]*[.C12]*2+[.$A$9]" office:value-type="float" office:value="-0.00775262489749992" calcext:value-type="float">
            <text:p>-0.0077526249</text:p>
          </table:table-cell>
        </table:table-row>
        <table:table-row table:style-name="ro1">
          <table:table-cell table:style-name="ce5" office:value-type="float" office:value="-3.10115" calcext:value-type="float">
            <text:p>-3.10115</text:p>
          </table:table-cell>
          <table:table-cell/>
          <table:table-cell office:value-type="float" office:value="0.12" calcext:value-type="float">
            <text:p>0.12</text:p>
          </table:table-cell>
          <table:table-cell table:formula="of:=[.$A$7]*[.C13]^5+[.$A$6]*[.C13]^4+[.$A$5]*[.C13]^3+[.$A$4]*[.C13]^2+[.$A$3]*[.C13]+[.$A$2]" office:value-type="float" office:value="-0.0026789244101056" calcext:value-type="float">
            <text:p>-0.0026789244</text:p>
          </table:table-cell>
          <table:table-cell table:formula="of:=[.$A$13]*[.C13]^5+[.$A$12]*[.C13]^4+[.$A$11]*[.C13]^3+[.$A$10]*[.C13]^2+[.$A$9]*[.C13]+[.$A$8]" office:value-type="float" office:value="-0.0100421483120544" calcext:value-type="float">
            <text:p>-0.0100421483</text:p>
          </table:table-cell>
          <table:table-cell table:formula="of:=[.$A$7]*[.C13]^4*5+[.$A$6]*[.C13]^3*4+[.$A$5]*[.C13]^2*3+[.$A$4]*[.C13]*2+[.$A$3]" office:value-type="float" office:value="0.0182025632576" calcext:value-type="float">
            <text:p>0.0182025633</text:p>
          </table:table-cell>
          <table:table-cell table:formula="of:=[.$A$13]*[.C13]^4*5+[.$A$12]*[.C13]^3*4+[.$A$11]*[.C13]^2*3+[.$A$10]*[.C13]*2+[.$A$9]" office:value-type="float" office:value="0.00289137216000002" calcext:value-type="float">
            <text:p>0.0028913722</text:p>
          </table:table-cell>
        </table:table-row>
        <table:table-row table:style-name="ro1">
          <table:table-cell table:number-columns-repeated="2"/>
          <table:table-cell office:value-type="float" office:value="0.13" calcext:value-type="float">
            <text:p>0.13</text:p>
          </table:table-cell>
          <table:table-cell table:formula="of:=[.$A$7]*[.C14]^5+[.$A$6]*[.C14]^4+[.$A$5]*[.C14]^3+[.$A$4]*[.C14]^2+[.$A$3]*[.C14]+[.$A$2]" office:value-type="float" office:value="-0.0025043958417494" calcext:value-type="float">
            <text:p>-0.0025043958</text:p>
          </table:table-cell>
          <table:table-cell table:formula="of:=[.$A$13]*[.C14]^5+[.$A$12]*[.C14]^4+[.$A$11]*[.C14]^3+[.$A$10]*[.C14]^2+[.$A$9]*[.C14]+[.$A$8]" office:value-type="float" office:value="-0.00996621242006937" calcext:value-type="float">
            <text:p>-0.0099662124</text:p>
          </table:table-cell>
          <table:table-cell table:formula="of:=[.$A$7]*[.C14]^4*5+[.$A$6]*[.C14]^3*4+[.$A$5]*[.C14]^2*3+[.$A$4]*[.C14]*2+[.$A$3]" office:value-type="float" office:value="0.0167211433361" calcext:value-type="float">
            <text:p>0.0167211433</text:p>
          </table:table-cell>
          <table:table-cell table:formula="of:=[.$A$13]*[.C14]^4*5+[.$A$12]*[.C14]^3*4+[.$A$11]*[.C14]^2*3+[.$A$10]*[.C14]*2+[.$A$9]" office:value-type="float" office:value="0.0120589892625001" calcext:value-type="float">
            <text:p>0.0120589893</text:p>
          </table:table-cell>
        </table:table-row>
        <table:table-row table:style-name="ro1">
          <table:table-cell office:value-type="string" calcext:value-type="string">
            <text:p>次の目標位置</text:p>
          </table:table-cell>
          <table:table-cell/>
          <table:table-cell office:value-type="float" office:value="0.14" calcext:value-type="float">
            <text:p>0.14</text:p>
          </table:table-cell>
          <table:table-cell table:formula="of:=[.$A$7]*[.C15]^5+[.$A$6]*[.C15]^4+[.$A$5]*[.C15]^3+[.$A$4]*[.C15]^2+[.$A$3]*[.C15]+[.$A$2]" office:value-type="float" office:value="-0.0023441513300992" calcext:value-type="float">
            <text:p>-0.0023441513</text:p>
          </table:table-cell>
          <table:table-cell table:formula="of:=[.$A$13]*[.C15]^5+[.$A$12]*[.C15]^4+[.$A$11]*[.C15]^3+[.$A$10]*[.C15]^2+[.$A$9]*[.C15]+[.$A$8]" office:value-type="float" office:value="-0.00980552407413436" calcext:value-type="float">
            <text:p>-0.0098055241</text:p>
          </table:table-cell>
          <table:table-cell table:formula="of:=[.$A$7]*[.C15]^4*5+[.$A$6]*[.C15]^3*4+[.$A$5]*[.C15]^2*3+[.$A$4]*[.C15]*2+[.$A$3]" office:value-type="float" office:value="0.0153447929296" calcext:value-type="float">
            <text:p>0.0153447929</text:p>
          </table:table-cell>
          <table:table-cell table:formula="of:=[.$A$13]*[.C15]^4*5+[.$A$12]*[.C15]^3*4+[.$A$11]*[.C15]^2*3+[.$A$10]*[.C15]*2+[.$A$9]" office:value-type="float" office:value="0.0198598181200001" calcext:value-type="float">
            <text:p>0.0198598181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[.$A$7]*[.C16]^5+[.$A$6]*[.C16]^4+[.$A$5]*[.C16]^3+[.$A$4]*[.C16]^2+[.$A$3]*[.C16]+[.$A$2]" office:value-type="float" office:value="-0.002197168673125" calcext:value-type="float">
            <text:p>-0.0021971687</text:p>
          </table:table-cell>
          <table:table-cell table:formula="of:=[.$A$13]*[.C16]^5+[.$A$12]*[.C16]^4+[.$A$11]*[.C16]^3+[.$A$10]*[.C16]^2+[.$A$9]*[.C16]+[.$A$8]" office:value-type="float" office:value="-0.00957321870389937" calcext:value-type="float">
            <text:p>-0.0095732187</text:p>
          </table:table-cell>
          <table:table-cell table:formula="of:=[.$A$7]*[.C16]^4*5+[.$A$6]*[.C16]^3*4+[.$A$5]*[.C16]^2*3+[.$A$4]*[.C16]*2+[.$A$3]" office:value-type="float" office:value="0.0140678410625" calcext:value-type="float">
            <text:p>0.0140678411</text:p>
          </table:table-cell>
          <table:table-cell table:formula="of:=[.$A$13]*[.C16]^4*5+[.$A$12]*[.C16]^3*4+[.$A$11]*[.C16]^2*3+[.$A$10]*[.C16]*2+[.$A$9]" office:value-type="float" office:value="0.0263997290625001" calcext:value-type="float">
            <text:p>0.0263997291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/>
          <table:table-cell office:value-type="float" office:value="0.16" calcext:value-type="float">
            <text:p>0.16</text:p>
          </table:table-cell>
          <table:table-cell table:formula="of:=[.$A$7]*[.C17]^5+[.$A$6]*[.C17]^4+[.$A$5]*[.C17]^3+[.$A$4]*[.C17]^2+[.$A$3]*[.C17]+[.$A$2]" office:value-type="float" office:value="-0.0020624815491008" calcext:value-type="float">
            <text:p>-0.0020624815</text:p>
          </table:table-cell>
          <table:table-cell table:formula="of:=[.$A$13]*[.C17]^5+[.$A$12]*[.C17]^4+[.$A$11]*[.C17]^3+[.$A$10]*[.C17]^2+[.$A$9]*[.C17]+[.$A$8]" office:value-type="float" office:value="-0.00928139164261437" calcext:value-type="float">
            <text:p>-0.0092813916</text:p>
          </table:table-cell>
          <table:table-cell table:formula="of:=[.$A$7]*[.C17]^4*5+[.$A$6]*[.C17]^3*4+[.$A$5]*[.C17]^2*3+[.$A$4]*[.C17]*2+[.$A$3]" office:value-type="float" office:value="0.0128847826496" calcext:value-type="float">
            <text:p>0.0128847826</text:p>
          </table:table-cell>
          <table:table-cell table:formula="of:=[.$A$13]*[.C17]^4*5+[.$A$12]*[.C17]^3*4+[.$A$11]*[.C17]^2*3+[.$A$10]*[.C17]*2+[.$A$9]" office:value-type="float" office:value="0.0317808710400001" calcext:value-type="float">
            <text:p>0.031780871</text:p>
          </table:table-cell>
        </table:table-row>
        <table:table-row table:style-name="ro1">
          <table:table-cell table:number-columns-repeated="2"/>
          <table:table-cell office:value-type="float" office:value="0.17" calcext:value-type="float">
            <text:p>0.17</text:p>
          </table:table-cell>
          <table:table-cell table:formula="of:=[.$A$7]*[.C18]^5+[.$A$6]*[.C18]^4+[.$A$5]*[.C18]^3+[.$A$4]*[.C18]^2+[.$A$3]*[.C18]+[.$A$2]" office:value-type="float" office:value="-0.0019391778577006" calcext:value-type="float">
            <text:p>-0.0019391779</text:p>
          </table:table-cell>
          <table:table-cell table:formula="of:=[.$A$13]*[.C18]^5+[.$A$12]*[.C18]^4+[.$A$11]*[.C18]^3+[.$A$10]*[.C18]^2+[.$A$9]*[.C18]+[.$A$8]" office:value-type="float" office:value="-0.00894113534092936" calcext:value-type="float">
            <text:p>-0.0089411353</text:p>
          </table:table-cell>
          <table:table-cell table:formula="of:=[.$A$7]*[.C18]^4*5+[.$A$6]*[.C18]^3*4+[.$A$5]*[.C18]^2*3+[.$A$4]*[.C18]*2+[.$A$3]" office:value-type="float" office:value="0.0117902784961" calcext:value-type="float">
            <text:p>0.0117902785</text:p>
          </table:table-cell>
          <table:table-cell table:formula="of:=[.$A$13]*[.C18]^4*5+[.$A$12]*[.C18]^3*4+[.$A$11]*[.C18]^2*3+[.$A$10]*[.C18]*2+[.$A$9]" office:value-type="float" office:value="0.0361016716225002" calcext:value-type="float">
            <text:p>0.0361016716</text:p>
          </table:table-cell>
        </table:table-row>
        <table:table-row table:style-name="ro1">
          <table:table-cell table:number-columns-repeated="2"/>
          <table:table-cell office:value-type="float" office:value="0.18" calcext:value-type="float">
            <text:p>0.18</text:p>
          </table:table-cell>
          <table:table-cell table:formula="of:=[.$A$7]*[.C19]^5+[.$A$6]*[.C19]^4+[.$A$5]*[.C19]^3+[.$A$4]*[.C19]^2+[.$A$3]*[.C19]+[.$A$2]" office:value-type="float" office:value="-0.0018263980610944" calcext:value-type="float">
            <text:p>-0.0018263981</text:p>
          </table:table-cell>
          <table:table-cell table:formula="of:=[.$A$13]*[.C19]^5+[.$A$12]*[.C19]^4+[.$A$11]*[.C19]^3+[.$A$10]*[.C19]^2+[.$A$9]*[.C19]+[.$A$8]" office:value-type="float" office:value="-0.00856257658069437" calcext:value-type="float">
            <text:p>-0.0085625766</text:p>
          </table:table-cell>
          <table:table-cell table:formula="of:=[.$A$7]*[.C19]^4*5+[.$A$6]*[.C19]^3*4+[.$A$5]*[.C19]^2*3+[.$A$4]*[.C19]*2+[.$A$3]" office:value-type="float" office:value="0.0107791552976" calcext:value-type="float">
            <text:p>0.0107791553</text:p>
          </table:table-cell>
          <table:table-cell table:formula="of:=[.$A$13]*[.C19]^4*5+[.$A$12]*[.C19]^3*4+[.$A$11]*[.C19]^2*3+[.$A$10]*[.C19]*2+[.$A$9]" office:value-type="float" office:value="0.0394568370000001" calcext:value-type="float">
            <text:p>0.039456837</text:p>
          </table:table-cell>
        </table:table-row>
        <table:table-row table:style-name="ro1">
          <table:table-cell table:number-columns-repeated="2"/>
          <table:table-cell office:value-type="float" office:value="0.19" calcext:value-type="float">
            <text:p>0.19</text:p>
          </table:table-cell>
          <table:table-cell table:formula="of:=[.$A$7]*[.C20]^5+[.$A$6]*[.C20]^4+[.$A$5]*[.C20]^3+[.$A$4]*[.C20]^2+[.$A$3]*[.C20]+[.$A$2]" office:value-type="float" office:value="-0.0017233335250442" calcext:value-type="float">
            <text:p>-0.0017233335</text:p>
          </table:table-cell>
          <table:table-cell table:formula="of:=[.$A$13]*[.C20]^5+[.$A$12]*[.C20]^4+[.$A$11]*[.C20]^3+[.$A$10]*[.C20]^2+[.$A$9]*[.C20]+[.$A$8]" office:value-type="float" office:value="-0.00815491368875937" calcext:value-type="float">
            <text:p>-0.0081549137</text:p>
          </table:table-cell>
          <table:table-cell table:formula="of:=[.$A$7]*[.C20]^4*5+[.$A$6]*[.C20]^3*4+[.$A$5]*[.C20]^2*3+[.$A$4]*[.C20]*2+[.$A$3]" office:value-type="float" office:value="0.00984640564009998" calcext:value-type="float">
            <text:p>0.0098464056</text:p>
          </table:table-cell>
          <table:table-cell table:formula="of:=[.$A$13]*[.C20]^4*5+[.$A$12]*[.C20]^3*4+[.$A$11]*[.C20]^2*3+[.$A$10]*[.C20]*2+[.$A$9]" office:value-type="float" office:value="0.0419373519825002" calcext:value-type="float">
            <text:p>0.041937352</text:p>
          </table:table-cell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formula="of:=[.$A$7]*[.C21]^5+[.$A$6]*[.C21]^4+[.$A$5]*[.C21]^3+[.$A$4]*[.C21]^2+[.$A$3]*[.C21]+[.$A$2]" office:value-type="float" office:value="-0.00162922486" calcext:value-type="float">
            <text:p>-0.0016292249</text:p>
          </table:table-cell>
          <table:table-cell table:formula="of:=[.$A$13]*[.C21]^5+[.$A$12]*[.C21]^4+[.$A$11]*[.C21]^3+[.$A$10]*[.C21]^2+[.$A$9]*[.C21]+[.$A$8]" office:value-type="float" office:value="-0.00772645375077436" calcext:value-type="float">
            <text:p>-0.0077264538</text:p>
          </table:table-cell>
          <table:table-cell table:formula="of:=[.$A$7]*[.C21]^4*5+[.$A$6]*[.C21]^3*4+[.$A$5]*[.C21]^2*3+[.$A$4]*[.C21]*2+[.$A$3]" office:value-type="float" office:value="0.00898718799999999" calcext:value-type="float">
            <text:p>0.008987188</text:p>
          </table:table-cell>
          <table:table-cell table:formula="of:=[.$A$13]*[.C21]^4*5+[.$A$12]*[.C21]^3*4+[.$A$11]*[.C21]^2*3+[.$A$10]*[.C21]*2+[.$A$9]" office:value-type="float" office:value="0.0436304800000001" calcext:value-type="float">
            <text:p>0.04363048</text:p>
          </table:table-cell>
        </table:table-row>
        <table:table-row table:style-name="ro1">
          <table:table-cell table:number-columns-repeated="2"/>
          <table:table-cell office:value-type="float" office:value="0.21" calcext:value-type="float">
            <text:p>0.21</text:p>
          </table:table-cell>
          <table:table-cell table:formula="of:=[.$A$7]*[.C22]^5+[.$A$6]*[.C22]^4+[.$A$5]*[.C22]^3+[.$A$4]*[.C22]^2+[.$A$3]*[.C22]+[.$A$2]" office:value-type="float" office:value="-0.0015433602621958" calcext:value-type="float">
            <text:p>-0.0015433603</text:p>
          </table:table-cell>
          <table:table-cell table:formula="of:=[.$A$13]*[.C22]^5+[.$A$12]*[.C22]^4+[.$A$11]*[.C22]^3+[.$A$10]*[.C22]^2+[.$A$9]*[.C22]+[.$A$8]" office:value-type="float" office:value="-0.00728464982498937" calcext:value-type="float">
            <text:p>-0.0072846498</text:p>
          </table:table-cell>
          <table:table-cell table:formula="of:=[.$A$7]*[.C22]^4*5+[.$A$6]*[.C22]^3*4+[.$A$5]*[.C22]^2*3+[.$A$4]*[.C22]*2+[.$A$3]" office:value-type="float" office:value="0.00819682674409999" calcext:value-type="float">
            <text:p>0.0081968267</text:p>
          </table:table-cell>
          <table:table-cell table:formula="of:=[.$A$13]*[.C22]^4*5+[.$A$12]*[.C22]^3*4+[.$A$11]*[.C22]^2*3+[.$A$10]*[.C22]*2+[.$A$9]" office:value-type="float" office:value="0.0446197631025002" calcext:value-type="float">
            <text:p>0.0446197631</text:p>
          </table:table-cell>
        </table:table-row>
        <table:table-row table:style-name="ro1">
          <table:table-cell table:number-columns-repeated="2"/>
          <table:table-cell office:value-type="float" office:value="0.22" calcext:value-type="float">
            <text:p>0.22</text:p>
          </table:table-cell>
          <table:table-cell table:formula="of:=[.$A$7]*[.C23]^5+[.$A$6]*[.C23]^4+[.$A$5]*[.C23]^3+[.$A$4]*[.C23]^2+[.$A$3]*[.C23]+[.$A$2]" office:value-type="float" office:value="-0.0014650738547456" calcext:value-type="float">
            <text:p>-0.0014650739</text:p>
          </table:table-cell>
          <table:table-cell table:formula="of:=[.$A$13]*[.C23]^5+[.$A$12]*[.C23]^4+[.$A$11]*[.C23]^3+[.$A$10]*[.C23]^2+[.$A$9]*[.C23]+[.$A$8]" office:value-type="float" office:value="-0.00683613815605435" calcext:value-type="float">
            <text:p>-0.0068361382</text:p>
          </table:table-cell>
          <table:table-cell table:formula="of:=[.$A$7]*[.C23]^4*5+[.$A$6]*[.C23]^3*4+[.$A$5]*[.C23]^2*3+[.$A$4]*[.C23]*2+[.$A$3]" office:value-type="float" office:value="0.00747081212959999" calcext:value-type="float">
            <text:p>0.0074708121</text:p>
          </table:table-cell>
          <table:table-cell table:formula="of:=[.$A$13]*[.C23]^4*5+[.$A$12]*[.C23]^3*4+[.$A$11]*[.C23]^2*3+[.$A$10]*[.C23]*2+[.$A$9]" office:value-type="float" office:value="0.0449850219600002" calcext:value-type="float">
            <text:p>0.044985022</text:p>
          </table:table-cell>
        </table:table-row>
        <table:table-row table:style-name="ro1">
          <table:table-cell table:number-columns-repeated="2"/>
          <table:table-cell office:value-type="float" office:value="0.23" calcext:value-type="float">
            <text:p>0.23</text:p>
          </table:table-cell>
          <table:table-cell table:formula="of:=[.$A$7]*[.C24]^5+[.$A$6]*[.C24]^4+[.$A$5]*[.C24]^3+[.$A$4]*[.C24]^2+[.$A$3]*[.C24]+[.$A$2]" office:value-type="float" office:value="-0.0013937440287394" calcext:value-type="float">
            <text:p>-0.001393744</text:p>
          </table:table-cell>
          <table:table-cell table:formula="of:=[.$A$13]*[.C24]^5+[.$A$12]*[.C24]^4+[.$A$11]*[.C24]^3+[.$A$10]*[.C24]^2+[.$A$9]*[.C24]+[.$A$8]" office:value-type="float" office:value="-0.00638677538881936" calcext:value-type="float">
            <text:p>-0.0063867754</text:p>
          </table:table-cell>
          <table:table-cell table:formula="of:=[.$A$7]*[.C24]^4*5+[.$A$6]*[.C24]^3*4+[.$A$5]*[.C24]^2*3+[.$A$4]*[.C24]*2+[.$A$3]" office:value-type="float" office:value="0.0068048003041" calcext:value-type="float">
            <text:p>0.0068048003</text:p>
          </table:table-cell>
          <table:table-cell table:formula="of:=[.$A$13]*[.C24]^4*5+[.$A$12]*[.C24]^3*4+[.$A$11]*[.C24]^2*3+[.$A$10]*[.C24]*2+[.$A$9]" office:value-type="float" office:value="0.0448023558625003" calcext:value-type="float">
            <text:p>0.0448023559</text:p>
          </table:table-cell>
        </table:table-row>
        <table:table-row table:style-name="ro1">
          <table:table-cell table:number-columns-repeated="2"/>
          <table:table-cell office:value-type="float" office:value="0.24" calcext:value-type="float">
            <text:p>0.24</text:p>
          </table:table-cell>
          <table:table-cell table:formula="of:=[.$A$7]*[.C25]^5+[.$A$6]*[.C25]^4+[.$A$5]*[.C25]^3+[.$A$4]*[.C25]^2+[.$A$3]*[.C25]+[.$A$2]" office:value-type="float" office:value="-0.0013287917843392" calcext:value-type="float">
            <text:p>-0.0013287918</text:p>
          </table:table-cell>
          <table:table-cell table:formula="of:=[.$A$13]*[.C25]^5+[.$A$12]*[.C25]^4+[.$A$11]*[.C25]^3+[.$A$10]*[.C25]^2+[.$A$9]*[.C25]+[.$A$8]" office:value-type="float" office:value="-0.00594167578213435" calcext:value-type="float">
            <text:p>-0.0059416758</text:p>
          </table:table-cell>
          <table:table-cell table:formula="of:=[.$A$7]*[.C25]^4*5+[.$A$6]*[.C25]^3*4+[.$A$5]*[.C25]^2*3+[.$A$4]*[.C25]*2+[.$A$3]" office:value-type="float" office:value="0.00619461330559999" calcext:value-type="float">
            <text:p>0.0061946133</text:p>
          </table:table-cell>
          <table:table-cell table:formula="of:=[.$A$13]*[.C25]^4*5+[.$A$12]*[.C25]^3*4+[.$A$11]*[.C25]^2*3+[.$A$10]*[.C25]*2+[.$A$9]" office:value-type="float" office:value="0.04414414272" calcext:value-type="float">
            <text:p>0.0441441427</text:p>
          </table:table-cell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table:formula="of:=[.$A$7]*[.C26]^5+[.$A$6]*[.C26]^4+[.$A$5]*[.C26]^3+[.$A$4]*[.C26]^2+[.$A$3]*[.C26]+[.$A$2]" office:value-type="float" office:value="-0.001269679071875" calcext:value-type="float">
            <text:p>-0.0012696791</text:p>
          </table:table-cell>
          <table:table-cell table:formula="of:=[.$A$13]*[.C26]^5+[.$A$12]*[.C26]^4+[.$A$11]*[.C26]^3+[.$A$10]*[.C26]^2+[.$A$9]*[.C26]+[.$A$8]" office:value-type="float" office:value="-0.00550524842264935" calcext:value-type="float">
            <text:p>-0.0055052484</text:p>
          </table:table-cell>
          <table:table-cell table:formula="of:=[.$A$7]*[.C26]^4*5+[.$A$6]*[.C26]^3*4+[.$A$5]*[.C26]^2*3+[.$A$4]*[.C26]*2+[.$A$3]" office:value-type="float" office:value="0.00563623906249999" calcext:value-type="float">
            <text:p>0.0056362391</text:p>
          </table:table-cell>
          <table:table-cell table:formula="of:=[.$A$13]*[.C26]^4*5+[.$A$12]*[.C26]^3*4+[.$A$11]*[.C26]^2*3+[.$A$10]*[.C26]*2+[.$A$9]" office:value-type="float" office:value="0.0430790390625001" calcext:value-type="float">
            <text:p>0.0430790391</text:p>
          </table:table-cell>
        </table:table-row>
        <table:table-row table:style-name="ro1">
          <table:table-cell table:number-columns-repeated="2"/>
          <table:table-cell office:value-type="float" office:value="0.26" calcext:value-type="float">
            <text:p>0.26</text:p>
          </table:table-cell>
          <table:table-cell table:formula="of:=[.$A$7]*[.C27]^5+[.$A$6]*[.C27]^4+[.$A$5]*[.C27]^3+[.$A$4]*[.C27]^2+[.$A$3]*[.C27]+[.$A$2]" office:value-type="float" office:value="-0.0012159071329408" calcext:value-type="float">
            <text:p>-0.0012159071</text:p>
          </table:table-cell>
          <table:table-cell table:formula="of:=[.$A$13]*[.C27]^5+[.$A$12]*[.C27]^4+[.$A$11]*[.C27]^3+[.$A$10]*[.C27]^2+[.$A$9]*[.C27]+[.$A$8]" office:value-type="float" office:value="-0.00508123443861435" calcext:value-type="float">
            <text:p>-0.0050812344</text:p>
          </table:table-cell>
          <table:table-cell table:formula="of:=[.$A$7]*[.C27]^4*5+[.$A$6]*[.C27]^3*4+[.$A$5]*[.C27]^2*3+[.$A$4]*[.C27]*2+[.$A$3]" office:value-type="float" office:value="0.0051258313936" calcext:value-type="float">
            <text:p>0.0051258314</text:p>
          </table:table-cell>
          <table:table-cell table:formula="of:=[.$A$13]*[.C27]^4*5+[.$A$12]*[.C27]^3*4+[.$A$11]*[.C27]^2*3+[.$A$10]*[.C27]*2+[.$A$9]" office:value-type="float" office:value="0.0416719800400002" calcext:value-type="float">
            <text:p>0.04167198</text:p>
          </table:table-cell>
        </table:table-row>
        <table:table-row table:style-name="ro1">
          <table:table-cell table:number-columns-repeated="2"/>
          <table:table-cell office:value-type="float" office:value="0.27" calcext:value-type="float">
            <text:p>0.27</text:p>
          </table:table-cell>
          <table:table-cell table:formula="of:=[.$A$7]*[.C28]^5+[.$A$6]*[.C28]^4+[.$A$5]*[.C28]^3+[.$A$4]*[.C28]^2+[.$A$3]*[.C28]+[.$A$2]" office:value-type="float" office:value="-0.0011670148414906" calcext:value-type="float">
            <text:p>-0.0011670148</text:p>
          </table:table-cell>
          <table:table-cell table:formula="of:=[.$A$13]*[.C28]^5+[.$A$12]*[.C28]^4+[.$A$11]*[.C28]^3+[.$A$10]*[.C28]^2+[.$A$9]*[.C28]+[.$A$8]" office:value-type="float" office:value="-0.00467274421367935" calcext:value-type="float">
            <text:p>-0.0046727442</text:p>
          </table:table-cell>
          <table:table-cell table:formula="of:=[.$A$7]*[.C28]^4*5+[.$A$6]*[.C28]^3*4+[.$A$5]*[.C28]^2*3+[.$A$4]*[.C28]*2+[.$A$3]" office:value-type="float" office:value="0.00465971000809998" calcext:value-type="float">
            <text:p>0.00465971</text:p>
          </table:table-cell>
          <table:table-cell table:formula="of:=[.$A$13]*[.C28]^4*5+[.$A$12]*[.C28]^3*4+[.$A$11]*[.C28]^2*3+[.$A$10]*[.C28]*2+[.$A$9]" office:value-type="float" office:value="0.0399841794225002" calcext:value-type="float">
            <text:p>0.0399841794</text:p>
          </table:table-cell>
        </table:table-row>
        <table:table-row table:style-name="ro1">
          <table:table-cell table:number-columns-repeated="2"/>
          <table:table-cell office:value-type="float" office:value="0.28" calcext:value-type="float">
            <text:p>0.28</text:p>
          </table:table-cell>
          <table:table-cell table:formula="of:=[.$A$7]*[.C29]^5+[.$A$6]*[.C29]^4+[.$A$5]*[.C29]^3+[.$A$4]*[.C29]^2+[.$A$3]*[.C29]+[.$A$2]" office:value-type="float" office:value="-0.0011225770449344" calcext:value-type="float">
            <text:p>-0.001122577</text:p>
          </table:table-cell>
          <table:table-cell table:formula="of:=[.$A$13]*[.C29]^5+[.$A$12]*[.C29]^4+[.$A$11]*[.C29]^3+[.$A$10]*[.C29]^2+[.$A$9]*[.C29]+[.$A$8]" office:value-type="float" office:value="-0.00428229460069434" calcext:value-type="float">
            <text:p>-0.0042822946</text:p>
          </table:table-cell>
          <table:table-cell table:formula="of:=[.$A$7]*[.C29]^4*5+[.$A$6]*[.C29]^3*4+[.$A$5]*[.C29]^2*3+[.$A$4]*[.C29]*2+[.$A$3]" office:value-type="float" office:value="0.00423436050559998" calcext:value-type="float">
            <text:p>0.0042343605</text:p>
          </table:table-cell>
          <table:table-cell table:formula="of:=[.$A$13]*[.C29]^4*5+[.$A$12]*[.C29]^3*4+[.$A$11]*[.C29]^2*3+[.$A$10]*[.C29]*2+[.$A$9]" office:value-type="float" office:value="0.0380731296000003" calcext:value-type="float">
            <text:p>0.0380731296</text:p>
          </table:table-cell>
        </table:table-row>
        <table:table-row table:style-name="ro1">
          <table:table-cell table:number-columns-repeated="2"/>
          <table:table-cell office:value-type="float" office:value="0.29" calcext:value-type="float">
            <text:p>0.29</text:p>
          </table:table-cell>
          <table:table-cell table:formula="of:=[.$A$7]*[.C30]^5+[.$A$6]*[.C30]^4+[.$A$5]*[.C30]^3+[.$A$4]*[.C30]^2+[.$A$3]*[.C30]+[.$A$2]" office:value-type="float" office:value="-0.0010822029052342" calcext:value-type="float">
            <text:p>-0.0010822029</text:p>
          </table:table-cell>
          <table:table-cell table:formula="of:=[.$A$13]*[.C30]^5+[.$A$12]*[.C30]^4+[.$A$11]*[.C30]^3+[.$A$10]*[.C30]^2+[.$A$9]*[.C30]+[.$A$8]" office:value-type="float" office:value="-0.00391184613550934" calcext:value-type="float">
            <text:p>-0.0039118461</text:p>
          </table:table-cell>
          <table:table-cell table:formula="of:=[.$A$7]*[.C30]^4*5+[.$A$6]*[.C30]^3*4+[.$A$5]*[.C30]^2*3+[.$A$4]*[.C30]*2+[.$A$3]" office:value-type="float" office:value="0.00384643437609999" calcext:value-type="float">
            <text:p>0.0038464344</text:p>
          </table:table-cell>
          <table:table-cell table:formula="of:=[.$A$13]*[.C30]^4*5+[.$A$12]*[.C30]^3*4+[.$A$11]*[.C30]^2*3+[.$A$10]*[.C30]*2+[.$A$9]" office:value-type="float" office:value="0.0359926015825001" calcext:value-type="float">
            <text:p>0.0359926016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formula="of:=[.$A$7]*[.C31]^5+[.$A$6]*[.C31]^4+[.$A$5]*[.C31]^3+[.$A$4]*[.C31]^2+[.$A$3]*[.C31]+[.$A$2]" office:value-type="float" office:value="-0.00104553424" calcext:value-type="float">
            <text:p>-0.0010455342</text:p>
          </table:table-cell>
          <table:table-cell table:formula="of:=[.$A$13]*[.C31]^5+[.$A$12]*[.C31]^4+[.$A$11]*[.C31]^3+[.$A$10]*[.C31]^2+[.$A$9]*[.C31]+[.$A$8]" office:value-type="float" office:value="-0.00356284025077436" calcext:value-type="float">
            <text:p>-0.0035628403</text:p>
          </table:table-cell>
          <table:table-cell table:formula="of:=[.$A$7]*[.C31]^4*5+[.$A$6]*[.C31]^3*4+[.$A$5]*[.C31]^2*3+[.$A$4]*[.C31]*2+[.$A$3]" office:value-type="float" office:value="0.00349274899999998" calcext:value-type="float">
            <text:p>0.003492749</text:p>
          </table:table-cell>
          <table:table-cell table:formula="of:=[.$A$13]*[.C31]^4*5+[.$A$12]*[.C31]^3*4+[.$A$11]*[.C31]^2*3+[.$A$10]*[.C31]*2+[.$A$9]" office:value-type="float" office:value="0.0337926450000003" calcext:value-type="float">
            <text:p>0.033792645</text:p>
          </table:table-cell>
        </table:table-row>
        <table:table-row table:style-name="ro1">
          <table:table-cell table:number-columns-repeated="2"/>
          <table:table-cell office:value-type="float" office:value="0.31" calcext:value-type="float">
            <text:p>0.31</text:p>
          </table:table-cell>
          <table:table-cell table:formula="of:=[.$A$7]*[.C32]^5+[.$A$6]*[.C32]^4+[.$A$5]*[.C32]^3+[.$A$4]*[.C32]^2+[.$A$3]*[.C32]+[.$A$2]" office:value-type="float" office:value="-0.0010122438635858" calcext:value-type="float">
            <text:p>-0.0010122439</text:p>
          </table:table-cell>
          <table:table-cell table:formula="of:=[.$A$13]*[.C32]^5+[.$A$12]*[.C32]^4+[.$A$11]*[.C32]^3+[.$A$10]*[.C32]^2+[.$A$9]*[.C32]+[.$A$8]" office:value-type="float" office:value="-0.00323623648973933" calcext:value-type="float">
            <text:p>-0.0032362365</text:p>
          </table:table-cell>
          <table:table-cell table:formula="of:=[.$A$7]*[.C32]^4*5+[.$A$6]*[.C32]^3*4+[.$A$5]*[.C32]^2*3+[.$A$4]*[.C32]*2+[.$A$3]" office:value-type="float" office:value="0.0031702876481" calcext:value-type="float">
            <text:p>0.0031702876</text:p>
          </table:table-cell>
          <table:table-cell table:formula="of:=[.$A$13]*[.C32]^4*5+[.$A$12]*[.C32]^3*4+[.$A$11]*[.C32]^2*3+[.$A$10]*[.C32]*2+[.$A$9]" office:value-type="float" office:value="0.0315195881025002" calcext:value-type="float">
            <text:p>0.0315195881</text:p>
          </table:table-cell>
        </table:table-row>
        <table:table-row table:style-name="ro1">
          <table:table-cell table:number-columns-repeated="2"/>
          <table:table-cell office:value-type="float" office:value="0.32" calcext:value-type="float">
            <text:p>0.32</text:p>
          </table:table-cell>
          <table:table-cell table:formula="of:=[.$A$7]*[.C33]^5+[.$A$6]*[.C33]^4+[.$A$5]*[.C33]^3+[.$A$4]*[.C33]^2+[.$A$3]*[.C33]+[.$A$2]" office:value-type="float" office:value="-0.000982033928185602" calcext:value-type="float">
            <text:p>-0.0009820339</text:p>
          </table:table-cell>
          <table:table-cell table:formula="of:=[.$A$13]*[.C33]^5+[.$A$12]*[.C33]^4+[.$A$11]*[.C33]^3+[.$A$10]*[.C33]^2+[.$A$9]*[.C33]+[.$A$8]" office:value-type="float" office:value="-0.00293254972005435" calcext:value-type="float">
            <text:p>-0.0029325497</text:p>
          </table:table-cell>
          <table:table-cell table:formula="of:=[.$A$7]*[.C33]^4*5+[.$A$6]*[.C33]^3*4+[.$A$5]*[.C33]^2*3+[.$A$4]*[.C33]*2+[.$A$3]" office:value-type="float" office:value="0.00287619948159998" calcext:value-type="float">
            <text:p>0.0028761995</text:p>
          </table:table-cell>
          <table:table-cell table:formula="of:=[.$A$13]*[.C33]^4*5+[.$A$12]*[.C33]^3*4+[.$A$11]*[.C33]^2*3+[.$A$10]*[.C33]*2+[.$A$9]" office:value-type="float" office:value="0.0292160377600003" calcext:value-type="float">
            <text:p>0.0292160378</text:p>
          </table:table-cell>
        </table:table-row>
        <table:table-row table:style-name="ro1">
          <table:table-cell table:number-columns-repeated="2"/>
          <table:table-cell office:value-type="float" office:value="0.33" calcext:value-type="float">
            <text:p>0.33</text:p>
          </table:table-cell>
          <table:table-cell table:formula="of:=[.$A$7]*[.C34]^5+[.$A$6]*[.C34]^4+[.$A$5]*[.C34]^3+[.$A$4]*[.C34]^2+[.$A$3]*[.C34]+[.$A$2]" office:value-type="float" office:value="-0.000954634264929405" calcext:value-type="float">
            <text:p>-0.0009546343</text:p>
          </table:table-cell>
          <table:table-cell table:formula="of:=[.$A$13]*[.C34]^5+[.$A$12]*[.C34]^4+[.$A$11]*[.C34]^3+[.$A$10]*[.C34]^2+[.$A$9]*[.C34]+[.$A$8]" office:value-type="float" office:value="-0.00265188734756932" calcext:value-type="float">
            <text:p>-0.0026518873</text:p>
          </table:table-cell>
          <table:table-cell table:formula="of:=[.$A$7]*[.C34]^4*5+[.$A$6]*[.C34]^3*4+[.$A$5]*[.C34]^2*3+[.$A$4]*[.C34]*2+[.$A$3]" office:value-type="float" office:value="0.00260779955209998" calcext:value-type="float">
            <text:p>0.0026077996</text:p>
          </table:table-cell>
          <table:table-cell table:formula="of:=[.$A$13]*[.C34]^4*5+[.$A$12]*[.C34]^3*4+[.$A$11]*[.C34]^2*3+[.$A$10]*[.C34]*2+[.$A$9]" office:value-type="float" office:value="0.0269208794625004" calcext:value-type="float">
            <text:p>0.0269208795</text:p>
          </table:table-cell>
        </table:table-row>
        <table:table-row table:style-name="ro1">
          <table:table-cell table:number-columns-repeated="2"/>
          <table:table-cell office:value-type="float" office:value="0.34" calcext:value-type="float">
            <text:p>0.34</text:p>
          </table:table-cell>
          <table:table-cell table:formula="of:=[.$A$7]*[.C35]^5+[.$A$6]*[.C35]^4+[.$A$5]*[.C35]^3+[.$A$4]*[.C35]^2+[.$A$3]*[.C35]+[.$A$2]" office:value-type="float" office:value="-0.000929800724979204" calcext:value-type="float">
            <text:p>-0.0009298007</text:p>
          </table:table-cell>
          <table:table-cell table:formula="of:=[.$A$13]*[.C35]^5+[.$A$12]*[.C35]^4+[.$A$11]*[.C35]^3+[.$A$10]*[.C35]^2+[.$A$9]*[.C35]+[.$A$8]" office:value-type="float" office:value="-0.0023939865301343" calcext:value-type="float">
            <text:p>-0.0023939865</text:p>
          </table:table-cell>
          <table:table-cell table:formula="of:=[.$A$7]*[.C35]^4*5+[.$A$6]*[.C35]^3*4+[.$A$5]*[.C35]^2*3+[.$A$4]*[.C35]*2+[.$A$3]" office:value-type="float" office:value="0.00236256880159998" calcext:value-type="float">
            <text:p>0.0023625688</text:p>
          </table:table-cell>
          <table:table-cell table:formula="of:=[.$A$13]*[.C35]^4*5+[.$A$12]*[.C35]^3*4+[.$A$11]*[.C35]^2*3+[.$A$10]*[.C35]*2+[.$A$9]" office:value-type="float" office:value="0.0246692773200003" calcext:value-type="float">
            <text:p>0.0246692773</text:p>
          </table:table-cell>
        </table:table-row>
        <table:table-row table:style-name="ro1">
          <table:table-cell table:number-columns-repeated="2"/>
          <table:table-cell office:value-type="float" office:value="0.35" calcext:value-type="float">
            <text:p>0.35</text:p>
          </table:table-cell>
          <table:table-cell table:formula="of:=[.$A$7]*[.C36]^5+[.$A$6]*[.C36]^4+[.$A$5]*[.C36]^3+[.$A$4]*[.C36]^2+[.$A$3]*[.C36]+[.$A$2]" office:value-type="float" office:value="-0.000907313520625002" calcext:value-type="float">
            <text:p>-0.0009073135</text:p>
          </table:table-cell>
          <table:table-cell table:formula="of:=[.$A$13]*[.C36]^5+[.$A$12]*[.C36]^4+[.$A$11]*[.C36]^3+[.$A$10]*[.C36]^2+[.$A$9]*[.C36]+[.$A$8]" office:value-type="float" office:value="-0.00215825139139933" calcext:value-type="float">
            <text:p>-0.0021582514</text:p>
          </table:table-cell>
          <table:table-cell table:formula="of:=[.$A$7]*[.C36]^4*5+[.$A$6]*[.C36]^3*4+[.$A$5]*[.C36]^2*3+[.$A$4]*[.C36]*2+[.$A$3]" office:value-type="float" office:value="0.00213815406249997" calcext:value-type="float">
            <text:p>0.0021381541</text:p>
          </table:table-cell>
          <table:table-cell table:formula="of:=[.$A$13]*[.C36]^4*5+[.$A$12]*[.C36]^3*4+[.$A$11]*[.C36]^2*3+[.$A$10]*[.C36]*2+[.$A$9]" office:value-type="float" office:value="0.0224926740624999" calcext:value-type="float">
            <text:p>0.0224926741</text:p>
          </table:table-cell>
        </table:table-row>
        <table:table-row table:style-name="ro1">
          <table:table-cell table:number-columns-repeated="2"/>
          <table:table-cell office:value-type="float" office:value="0.36" calcext:value-type="float">
            <text:p>0.36</text:p>
          </table:table-cell>
          <table:table-cell table:formula="of:=[.$A$7]*[.C37]^5+[.$A$6]*[.C37]^4+[.$A$5]*[.C37]^3+[.$A$4]*[.C37]^2+[.$A$3]*[.C37]+[.$A$2]" office:value-type="float" office:value="-0.000886975566380806" calcext:value-type="float">
            <text:p>-0.0008869756</text:p>
          </table:table-cell>
          <table:table-cell table:formula="of:=[.$A$13]*[.C37]^5+[.$A$12]*[.C37]^4+[.$A$11]*[.C37]^3+[.$A$10]*[.C37]^2+[.$A$9]*[.C37]+[.$A$8]" office:value-type="float" office:value="-0.00194379023461432" calcext:value-type="float">
            <text:p>-0.0019437902</text:p>
          </table:table-cell>
          <table:table-cell table:formula="of:=[.$A$7]*[.C37]^4*5+[.$A$6]*[.C37]^3*4+[.$A$5]*[.C37]^2*3+[.$A$4]*[.C37]*2+[.$A$3]" office:value-type="float" office:value="0.00193236805759998" calcext:value-type="float">
            <text:p>0.0019323681</text:p>
          </table:table-cell>
          <table:table-cell table:formula="of:=[.$A$13]*[.C37]^4*5+[.$A$12]*[.C37]^3*4+[.$A$11]*[.C37]^2*3+[.$A$10]*[.C37]*2+[.$A$9]" office:value-type="float" office:value="0.0204187910400003" calcext:value-type="float">
            <text:p>0.020418791</text:p>
          </table:table-cell>
        </table:table-row>
        <table:table-row table:style-name="ro1">
          <table:table-cell table:number-columns-repeated="2"/>
          <table:table-cell office:value-type="float" office:value="0.37" calcext:value-type="float">
            <text:p>0.37</text:p>
          </table:table-cell>
          <table:table-cell table:formula="of:=[.$A$7]*[.C38]^5+[.$A$6]*[.C38]^4+[.$A$5]*[.C38]^3+[.$A$4]*[.C38]^2+[.$A$3]*[.C38]+[.$A$2]" office:value-type="float" office:value="-0.000868610820080606" calcext:value-type="float">
            <text:p>-0.0008686108</text:p>
          </table:table-cell>
          <table:table-cell table:formula="of:=[.$A$13]*[.C38]^5+[.$A$12]*[.C38]^4+[.$A$11]*[.C38]^3+[.$A$10]*[.C38]^2+[.$A$9]*[.C38]+[.$A$8]" office:value-type="float" office:value="-0.00174945275642928" calcext:value-type="float">
            <text:p>-0.0017494528</text:p>
          </table:table-cell>
          <table:table-cell table:formula="of:=[.$A$7]*[.C38]^4*5+[.$A$6]*[.C38]^3*4+[.$A$5]*[.C38]^2*3+[.$A$4]*[.C38]*2+[.$A$3]" office:value-type="float" office:value="0.00174318940009997" calcext:value-type="float">
            <text:p>0.0017431894</text:p>
          </table:table-cell>
          <table:table-cell table:formula="of:=[.$A$13]*[.C38]^4*5+[.$A$12]*[.C38]^3*4+[.$A$11]*[.C38]^2*3+[.$A$10]*[.C38]*2+[.$A$9]" office:value-type="float" office:value="0.0184716282225003" calcext:value-type="float">
            <text:p>0.0184716282</text:p>
          </table:table-cell>
        </table:table-row>
        <table:table-row table:style-name="ro1">
          <table:table-cell table:number-columns-repeated="2"/>
          <table:table-cell office:value-type="float" office:value="0.38" calcext:value-type="float">
            <text:p>0.38</text:p>
          </table:table-cell>
          <table:table-cell table:formula="of:=[.$A$7]*[.C39]^5+[.$A$6]*[.C39]^4+[.$A$5]*[.C39]^3+[.$A$4]*[.C39]^2+[.$A$3]*[.C39]+[.$A$2]" office:value-type="float" office:value="-0.000852062623974402" calcext:value-type="float">
            <text:p>-0.0008520626</text:p>
          </table:table-cell>
          <table:table-cell table:formula="of:=[.$A$13]*[.C39]^5+[.$A$12]*[.C39]^4+[.$A$11]*[.C39]^3+[.$A$10]*[.C39]^2+[.$A$9]*[.C39]+[.$A$8]" office:value-type="float" office:value="-0.00157386726069435" calcext:value-type="float">
            <text:p>-0.0015738673</text:p>
          </table:table-cell>
          <table:table-cell table:formula="of:=[.$A$7]*[.C39]^4*5+[.$A$6]*[.C39]^3*4+[.$A$5]*[.C39]^2*3+[.$A$4]*[.C39]*2+[.$A$3]" office:value-type="float" office:value="0.00156876259359995" calcext:value-type="float">
            <text:p>0.0015687626</text:p>
          </table:table-cell>
          <table:table-cell table:formula="of:=[.$A$13]*[.C39]^4*5+[.$A$12]*[.C39]^3*4+[.$A$11]*[.C39]^2*3+[.$A$10]*[.C39]*2+[.$A$9]" office:value-type="float" office:value="0.0166714642000004" calcext:value-type="float">
            <text:p>0.0166714642</text:p>
          </table:table-cell>
        </table:table-row>
        <table:table-row table:style-name="ro1">
          <table:table-cell table:number-columns-repeated="2"/>
          <table:table-cell office:value-type="float" office:value="0.39" calcext:value-type="float">
            <text:p>0.39</text:p>
          </table:table-cell>
          <table:table-cell table:formula="of:=[.$A$7]*[.C40]^5+[.$A$6]*[.C40]^4+[.$A$5]*[.C40]^3+[.$A$4]*[.C40]^2+[.$A$3]*[.C40]+[.$A$2]" office:value-type="float" office:value="-0.000837192045824207" calcext:value-type="float">
            <text:p>-0.000837192</text:p>
          </table:table-cell>
          <table:table-cell table:formula="of:=[.$A$13]*[.C40]^5+[.$A$12]*[.C40]^4+[.$A$11]*[.C40]^3+[.$A$10]*[.C40]^2+[.$A$9]*[.C40]+[.$A$8]" office:value-type="float" office:value="-0.00141547787225931" calcext:value-type="float">
            <text:p>-0.0014154779</text:p>
          </table:table-cell>
          <table:table-cell table:formula="of:=[.$A$7]*[.C40]^4*5+[.$A$6]*[.C40]^3*4+[.$A$5]*[.C40]^2*3+[.$A$4]*[.C40]*2+[.$A$3]" office:value-type="float" office:value="0.00140739803209998" calcext:value-type="float">
            <text:p>0.001407398</text:p>
          </table:table-cell>
          <table:table-cell table:formula="of:=[.$A$13]*[.C40]^4*5+[.$A$12]*[.C40]^3*4+[.$A$11]*[.C40]^2*3+[.$A$10]*[.C40]*2+[.$A$9]" office:value-type="float" office:value="0.0150348561825006" calcext:value-type="float">
            <text:p>0.0150348562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formula="of:=[.$A$7]*[.C41]^5+[.$A$6]*[.C41]^4+[.$A$5]*[.C41]^3+[.$A$4]*[.C41]^2+[.$A$3]*[.C41]+[.$A$2]" office:value-type="float" office:value="-0.000823876220000005" calcext:value-type="float">
            <text:p>-0.0008238762</text:p>
          </table:table-cell>
          <table:table-cell table:formula="of:=[.$A$13]*[.C41]^5+[.$A$12]*[.C41]^4+[.$A$11]*[.C41]^3+[.$A$10]*[.C41]^2+[.$A$9]*[.C41]+[.$A$8]" office:value-type="float" office:value="-0.00127258175077429" calcext:value-type="float">
            <text:p>-0.0012725818</text:p>
          </table:table-cell>
          <table:table-cell table:formula="of:=[.$A$7]*[.C41]^4*5+[.$A$6]*[.C41]^3*4+[.$A$5]*[.C41]^2*3+[.$A$4]*[.C41]*2+[.$A$3]" office:value-type="float" office:value="0.00125757199999997" calcext:value-type="float">
            <text:p>0.001257572</text:p>
          </table:table-cell>
          <table:table-cell table:formula="of:=[.$A$13]*[.C41]^4*5+[.$A$12]*[.C41]^3*4+[.$A$11]*[.C41]^2*3+[.$A$10]*[.C41]*2+[.$A$9]" office:value-type="float" office:value="0.0135746400000002" calcext:value-type="float">
            <text:p>0.01357464</text:p>
          </table:table-cell>
        </table:table-row>
        <table:table-row table:style-name="ro1">
          <table:table-cell table:number-columns-repeated="2"/>
          <table:table-cell office:value-type="float" office:value="0.41" calcext:value-type="float">
            <text:p>0.41</text:p>
          </table:table-cell>
          <table:table-cell table:formula="of:=[.$A$7]*[.C42]^5+[.$A$6]*[.C42]^4+[.$A$5]*[.C42]^3+[.$A$4]*[.C42]^2+[.$A$3]*[.C42]+[.$A$2]" office:value-type="float" office:value="-0.000812006688575807" calcext:value-type="float">
            <text:p>-0.0008120067</text:p>
          </table:table-cell>
          <table:table-cell table:formula="of:=[.$A$13]*[.C42]^5+[.$A$12]*[.C42]^4+[.$A$11]*[.C42]^3+[.$A$10]*[.C42]^2+[.$A$9]*[.C42]+[.$A$8]" office:value-type="float" office:value="-0.00114336630448931" calcext:value-type="float">
            <text:p>-0.0011433663</text:p>
          </table:table-cell>
          <table:table-cell table:formula="of:=[.$A$7]*[.C42]^4*5+[.$A$6]*[.C42]^3*4+[.$A$5]*[.C42]^2*3+[.$A$4]*[.C42]*2+[.$A$3]" office:value-type="float" office:value="0.00111792667209996" calcext:value-type="float">
            <text:p>0.0011179267</text:p>
          </table:table-cell>
          <table:table-cell table:formula="of:=[.$A$13]*[.C42]^4*5+[.$A$12]*[.C42]^3*4+[.$A$11]*[.C42]^2*3+[.$A$10]*[.C42]*2+[.$A$9]" office:value-type="float" office:value="0.0122999301025001" calcext:value-type="float">
            <text:p>0.0122999301</text:p>
          </table:table-cell>
        </table:table-row>
        <table:table-row table:style-name="ro1">
          <table:table-cell table:number-columns-repeated="2"/>
          <table:table-cell office:value-type="float" office:value="0.42" calcext:value-type="float">
            <text:p>0.42</text:p>
          </table:table-cell>
          <table:table-cell table:formula="of:=[.$A$7]*[.C43]^5+[.$A$6]*[.C43]^4+[.$A$5]*[.C43]^3+[.$A$4]*[.C43]^2+[.$A$3]*[.C43]+[.$A$2]" office:value-type="float" office:value="-0.000801487742425606" calcext:value-type="float">
            <text:p>-0.0008014877</text:p>
          </table:table-cell>
          <table:table-cell table:formula="of:=[.$A$13]*[.C43]^5+[.$A$12]*[.C43]^4+[.$A$11]*[.C43]^3+[.$A$10]*[.C43]^2+[.$A$9]*[.C43]+[.$A$8]" office:value-type="float" office:value="-0.00102594640405431" calcext:value-type="float">
            <text:p>-0.0010259464</text:p>
          </table:table-cell>
          <table:table-cell table:formula="of:=[.$A$7]*[.C43]^4*5+[.$A$6]*[.C43]^3*4+[.$A$5]*[.C43]^2*3+[.$A$4]*[.C43]*2+[.$A$3]" office:value-type="float" office:value="0.000987270113599975" calcext:value-type="float">
            <text:p>0.0009872701</text:p>
          </table:table-cell>
          <table:table-cell table:formula="of:=[.$A$13]*[.C43]^4*5+[.$A$12]*[.C43]^3*4+[.$A$11]*[.C43]^2*3+[.$A$10]*[.C43]*2+[.$A$9]" office:value-type="float" office:value="0.0112161195600003" calcext:value-type="float">
            <text:p>0.0112161196</text:p>
          </table:table-cell>
        </table:table-row>
        <table:table-row table:style-name="ro1">
          <table:table-cell table:number-columns-repeated="2"/>
          <table:table-cell office:value-type="float" office:value="0.43" calcext:value-type="float">
            <text:p>0.43</text:p>
          </table:table-cell>
          <table:table-cell table:formula="of:=[.$A$7]*[.C44]^5+[.$A$6]*[.C44]^4+[.$A$5]*[.C44]^3+[.$A$4]*[.C44]^2+[.$A$3]*[.C44]+[.$A$2]" office:value-type="float" office:value="-0.000792234762319406" calcext:value-type="float">
            <text:p>-0.0007922348</text:p>
          </table:table-cell>
          <table:table-cell table:formula="of:=[.$A$13]*[.C44]^5+[.$A$12]*[.C44]^4+[.$A$11]*[.C44]^3+[.$A$10]*[.C44]^2+[.$A$9]*[.C44]+[.$A$8]" office:value-type="float" office:value="-0.00091840159631933" calcext:value-type="float">
            <text:p>-0.0009184016</text:p>
          </table:table-cell>
          <table:table-cell table:formula="of:=[.$A$7]*[.C44]^4*5+[.$A$6]*[.C44]^3*4+[.$A$5]*[.C44]^2*3+[.$A$4]*[.C44]*2+[.$A$3]" office:value-type="float" office:value="0.000864576280099949" calcext:value-type="float">
            <text:p>0.0008645763</text:p>
          </table:table-cell>
          <table:table-cell table:formula="of:=[.$A$13]*[.C44]^4*5+[.$A$12]*[.C44]^3*4+[.$A$11]*[.C44]^2*3+[.$A$10]*[.C44]*2+[.$A$9]" office:value-type="float" office:value="0.0103248800625008" calcext:value-type="float">
            <text:p>0.0103248801</text:p>
          </table:table-cell>
        </table:table-row>
        <table:table-row table:style-name="ro1">
          <table:table-cell table:number-columns-repeated="2"/>
          <table:table-cell office:value-type="float" office:value="0.44" calcext:value-type="float">
            <text:p>0.44</text:p>
          </table:table-cell>
          <table:table-cell table:formula="of:=[.$A$7]*[.C45]^5+[.$A$6]*[.C45]^4+[.$A$5]*[.C45]^3+[.$A$4]*[.C45]^2+[.$A$3]*[.C45]+[.$A$2]" office:value-type="float" office:value="-0.000784172560019202" calcext:value-type="float">
            <text:p>-0.0007841726</text:p>
          </table:table-cell>
          <table:table-cell table:formula="of:=[.$A$13]*[.C45]^5+[.$A$12]*[.C45]^4+[.$A$11]*[.C45]^3+[.$A$10]*[.C45]^2+[.$A$9]*[.C45]+[.$A$8]" office:value-type="float" office:value="-0.000818813318134232" calcext:value-type="float">
            <text:p>-0.0008188133</text:p>
          </table:table-cell>
          <table:table-cell table:formula="of:=[.$A$7]*[.C45]^4*5+[.$A$6]*[.C45]^3*4+[.$A$5]*[.C45]^2*3+[.$A$4]*[.C45]*2+[.$A$3]" office:value-type="float" office:value="0.000748985017599985" calcext:value-type="float">
            <text:p>0.000748985</text:p>
          </table:table-cell>
          <table:table-cell table:formula="of:=[.$A$13]*[.C45]^4*5+[.$A$12]*[.C45]^3*4+[.$A$11]*[.C45]^2*3+[.$A$10]*[.C45]*2+[.$A$9]" office:value-type="float" office:value="0.00962416192000026" calcext:value-type="float">
            <text:p>0.0096241619</text:p>
          </table:table-cell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table:formula="of:=[.$A$7]*[.C46]^5+[.$A$6]*[.C46]^4+[.$A$5]*[.C46]^3+[.$A$4]*[.C46]^2+[.$A$3]*[.C46]+[.$A$2]" office:value-type="float" office:value="-0.000777233719375" calcext:value-type="float">
            <text:p>-0.0007772337</text:p>
          </table:table-cell>
          <table:table-cell table:formula="of:=[.$A$13]*[.C46]^5+[.$A$12]*[.C46]^4+[.$A$11]*[.C46]^3+[.$A$10]*[.C46]^2+[.$A$9]*[.C46]+[.$A$8]" office:value-type="float" office:value="-0.000725302110149307" calcext:value-type="float">
            <text:p>-0.0007253021</text:p>
          </table:table-cell>
          <table:table-cell table:formula="of:=[.$A$7]*[.C46]^4*5+[.$A$6]*[.C46]^3*4+[.$A$5]*[.C46]^2*3+[.$A$4]*[.C46]*2+[.$A$3]" office:value-type="float" office:value="0.000639802062499972" calcext:value-type="float">
            <text:p>0.0006398021</text:p>
          </table:table-cell>
          <table:table-cell table:formula="of:=[.$A$13]*[.C46]^4*5+[.$A$12]*[.C46]^3*4+[.$A$11]*[.C46]^2*3+[.$A$10]*[.C46]*2+[.$A$9]" office:value-type="float" office:value="0.00910819406250096" calcext:value-type="float">
            <text:p>0.0091081941</text:p>
          </table:table-cell>
        </table:table-row>
        <table:table-row table:style-name="ro1">
          <table:table-cell table:number-columns-repeated="2"/>
          <table:table-cell office:value-type="float" office:value="0.46" calcext:value-type="float">
            <text:p>0.46</text:p>
          </table:table-cell>
          <table:table-cell table:formula="of:=[.$A$7]*[.C47]^5+[.$A$6]*[.C47]^4+[.$A$5]*[.C47]^3+[.$A$4]*[.C47]^2+[.$A$3]*[.C47]+[.$A$2]" office:value-type="float" office:value="-0.000771356937420802" calcext:value-type="float">
            <text:p>-0.0007713569</text:p>
          </table:table-cell>
          <table:table-cell table:formula="of:=[.$A$13]*[.C47]^5+[.$A$12]*[.C47]^4+[.$A$11]*[.C47]^3+[.$A$10]*[.C47]^2+[.$A$9]*[.C47]+[.$A$8]" office:value-type="float" office:value="-0.000636064830614253" calcext:value-type="float">
            <text:p>-0.0006360648</text:p>
          </table:table-cell>
          <table:table-cell table:formula="of:=[.$A$7]*[.C47]^4*5+[.$A$6]*[.C47]^3*4+[.$A$5]*[.C47]^2*3+[.$A$4]*[.C47]*2+[.$A$3]" office:value-type="float" office:value="0.000536499041599997" calcext:value-type="float">
            <text:p>0.000536499</text:p>
          </table:table-cell>
          <table:table-cell table:formula="of:=[.$A$13]*[.C47]^4*5+[.$A$12]*[.C47]^3*4+[.$A$11]*[.C47]^2*3+[.$A$10]*[.C47]*2+[.$A$9]" office:value-type="float" office:value="0.00876748404000061" calcext:value-type="float">
            <text:p>0.008767484</text:p>
          </table:table-cell>
        </table:table-row>
        <table:table-row table:style-name="ro1">
          <table:table-cell table:number-columns-repeated="2"/>
          <table:table-cell office:value-type="float" office:value="0.47" calcext:value-type="float">
            <text:p>0.47</text:p>
          </table:table-cell>
          <table:table-cell table:formula="of:=[.$A$7]*[.C48]^5+[.$A$6]*[.C48]^4+[.$A$5]*[.C48]^3+[.$A$4]*[.C48]^2+[.$A$3]*[.C48]+[.$A$2]" office:value-type="float" office:value="-0.000766485365470614" calcext:value-type="float">
            <text:p>-0.0007664854</text:p>
          </table:table-cell>
          <table:table-cell table:formula="of:=[.$A$13]*[.C48]^5+[.$A$12]*[.C48]^4+[.$A$11]*[.C48]^3+[.$A$10]*[.C48]^2+[.$A$9]*[.C48]+[.$A$8]" office:value-type="float" office:value="-0.000549411869179232" calcext:value-type="float">
            <text:p>-0.0005494119</text:p>
          </table:table-cell>
          <table:table-cell table:formula="of:=[.$A$7]*[.C48]^4*5+[.$A$6]*[.C48]^3*4+[.$A$5]*[.C48]^2*3+[.$A$4]*[.C48]*2+[.$A$3]" office:value-type="float" office:value="0.000438713472100005" calcext:value-type="float">
            <text:p>0.0004387135</text:p>
          </table:table-cell>
          <table:table-cell table:formula="of:=[.$A$13]*[.C48]^4*5+[.$A$12]*[.C48]^3*4+[.$A$11]*[.C48]^2*3+[.$A$10]*[.C48]*2+[.$A$9]" office:value-type="float" office:value="0.00858881802250011" calcext:value-type="float">
            <text:p>0.008588818</text:p>
          </table:table-cell>
        </table:table-row>
        <table:table-row table:style-name="ro1">
          <table:table-cell table:number-columns-repeated="2"/>
          <table:table-cell office:value-type="float" office:value="0.48" calcext:value-type="float">
            <text:p>0.48</text:p>
          </table:table-cell>
          <table:table-cell table:formula="of:=[.$A$7]*[.C49]^5+[.$A$6]*[.C49]^4+[.$A$5]*[.C49]^3+[.$A$4]*[.C49]^2+[.$A$3]*[.C49]+[.$A$2]" office:value-type="float" office:value="-0.000762564950214408" calcext:value-type="float">
            <text:p>-0.000762565</text:p>
          </table:table-cell>
          <table:table-cell table:formula="of:=[.$A$13]*[.C49]^5+[.$A$12]*[.C49]^4+[.$A$11]*[.C49]^3+[.$A$10]*[.C49]^2+[.$A$9]*[.C49]+[.$A$8]" office:value-type="float" office:value="-0.000463804360694226" calcext:value-type="float">
            <text:p>-0.0004638044</text:p>
          </table:table-cell>
          <table:table-cell table:formula="of:=[.$A$7]*[.C49]^4*5+[.$A$6]*[.C49]^3*4+[.$A$5]*[.C49]^2*3+[.$A$4]*[.C49]*2+[.$A$3]" office:value-type="float" office:value="0.000346248761599985" calcext:value-type="float">
            <text:p>0.0003462488</text:p>
          </table:table-cell>
          <table:table-cell table:formula="of:=[.$A$13]*[.C49]^4*5+[.$A$12]*[.C49]^3*4+[.$A$11]*[.C49]^2*3+[.$A$10]*[.C49]*2+[.$A$9]" office:value-type="float" office:value="0.00855526080000024" calcext:value-type="float">
            <text:p>0.0085552608</text:p>
          </table:table-cell>
        </table:table-row>
        <table:table-row table:style-name="ro1">
          <table:table-cell table:number-columns-repeated="2"/>
          <table:table-cell office:value-type="float" office:value="0.49" calcext:value-type="float">
            <text:p>0.49</text:p>
          </table:table-cell>
          <table:table-cell table:formula="of:=[.$A$7]*[.C50]^5+[.$A$6]*[.C50]^4+[.$A$5]*[.C50]^3+[.$A$4]*[.C50]^2+[.$A$3]*[.C50]+[.$A$2]" office:value-type="float" office:value="-0.000759542774814202" calcext:value-type="float">
            <text:p>-0.0007595428</text:p>
          </table:table-cell>
          <table:table-cell table:formula="of:=[.$A$13]*[.C50]^5+[.$A$12]*[.C50]^4+[.$A$11]*[.C50]^3+[.$A$10]*[.C50]^2+[.$A$9]*[.C50]+[.$A$8]" office:value-type="float" office:value="-0.000377891399009223" calcext:value-type="float">
            <text:p>-0.0003778914</text:p>
          </table:table-cell>
          <table:table-cell table:formula="of:=[.$A$7]*[.C50]^4*5+[.$A$6]*[.C50]^3*4+[.$A$5]*[.C50]^2*3+[.$A$4]*[.C50]*2+[.$A$3]" office:value-type="float" office:value="0.000259074208099938" calcext:value-type="float">
            <text:p>0.0002590742</text:p>
          </table:table-cell>
          <table:table-cell table:formula="of:=[.$A$13]*[.C50]^4*5+[.$A$12]*[.C50]^3*4+[.$A$11]*[.C50]^2*3+[.$A$10]*[.C50]*2+[.$A$9]" office:value-type="float" office:value="0.00864615578250072" calcext:value-type="float">
            <text:p>0.0086461558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formula="of:=[.$A$7]*[.C51]^5+[.$A$6]*[.C51]^4+[.$A$5]*[.C51]^3+[.$A$4]*[.C51]^2+[.$A$3]*[.C51]+[.$A$2]" office:value-type="float" office:value="-0.000757365400000009" calcext:value-type="float">
            <text:p>-0.0007573654</text:p>
          </table:table-cell>
          <table:table-cell table:formula="of:=[.$A$13]*[.C51]^5+[.$A$12]*[.C51]^4+[.$A$11]*[.C51]^3+[.$A$10]*[.C51]^2+[.$A$9]*[.C51]+[.$A$8]" office:value-type="float" office:value="-0.000290547250774282" calcext:value-type="float">
            <text:p>-0.0002905473</text:p>
          </table:table-cell>
          <table:table-cell table:formula="of:=[.$A$7]*[.C51]^4*5+[.$A$6]*[.C51]^3*4+[.$A$5]*[.C51]^2*3+[.$A$4]*[.C51]*2+[.$A$3]" office:value-type="float" office:value="0.00017732499999995" calcext:value-type="float">
            <text:p>0.000177325</text:p>
          </table:table-cell>
          <table:table-cell table:formula="of:=[.$A$13]*[.C51]^4*5+[.$A$12]*[.C51]^3*4+[.$A$11]*[.C51]^2*3+[.$A$10]*[.C51]*2+[.$A$9]" office:value-type="float" office:value="0.00883712500000044" calcext:value-type="float">
            <text:p>0.008837125</text:p>
          </table:table-cell>
        </table:table-row>
        <table:table-row table:style-name="ro1">
          <table:table-cell table:number-columns-repeated="2"/>
          <table:table-cell office:value-type="float" office:value="0.51" calcext:value-type="float">
            <text:p>0.51</text:p>
          </table:table-cell>
          <table:table-cell table:formula="of:=[.$A$7]*[.C52]^5+[.$A$6]*[.C52]^4+[.$A$5]*[.C52]^3+[.$A$4]*[.C52]^2+[.$A$3]*[.C52]+[.$A$2]" office:value-type="float" office:value="-0.000755977205165803" calcext:value-type="float">
            <text:p>-0.0007559772</text:p>
          </table:table-cell>
          <table:table-cell table:formula="of:=[.$A$13]*[.C52]^5+[.$A$12]*[.C52]^4+[.$A$11]*[.C52]^3+[.$A$10]*[.C52]^2+[.$A$9]*[.C52]+[.$A$8]" office:value-type="float" office:value="-0.000200908569239367" calcext:value-type="float">
            <text:p>-0.0002009086</text:p>
          </table:table-cell>
          <table:table-cell table:formula="of:=[.$A$7]*[.C52]^4*5+[.$A$6]*[.C52]^3*4+[.$A$5]*[.C52]^2*3+[.$A$4]*[.C52]*2+[.$A$3]" office:value-type="float" office:value="0.000101302216099913" calcext:value-type="float">
            <text:p>0.0001013022</text:p>
          </table:table-cell>
          <table:table-cell table:formula="of:=[.$A$13]*[.C52]^4*5+[.$A$12]*[.C52]^3*4+[.$A$11]*[.C52]^2*3+[.$A$10]*[.C52]*2+[.$A$9]" office:value-type="float" office:value="0.00910006910250194" calcext:value-type="float">
            <text:p>0.0091000691</text:p>
          </table:table-cell>
        </table:table-row>
        <table:table-row table:style-name="ro1">
          <table:table-cell table:number-columns-repeated="2"/>
          <table:table-cell office:value-type="float" office:value="0.52" calcext:value-type="float">
            <text:p>0.52</text:p>
          </table:table-cell>
          <table:table-cell table:formula="of:=[.$A$7]*[.C53]^5+[.$A$6]*[.C53]^4+[.$A$5]*[.C53]^3+[.$A$4]*[.C53]^2+[.$A$3]*[.C53]+[.$A$2]" office:value-type="float" office:value="-0.000755318729465608" calcext:value-type="float">
            <text:p>-0.0007553187</text:p>
          </table:table-cell>
          <table:table-cell table:formula="of:=[.$A$13]*[.C53]^5+[.$A$12]*[.C53]^4+[.$A$11]*[.C53]^3+[.$A$10]*[.C53]^2+[.$A$9]*[.C53]+[.$A$8]" office:value-type="float" office:value="-0.00010841160805421" calcext:value-type="float">
            <text:p>-0.0001084116</text:p>
          </table:table-cell>
          <table:table-cell table:formula="of:=[.$A$7]*[.C53]^4*5+[.$A$6]*[.C53]^3*4+[.$A$5]*[.C53]^2*3+[.$A$4]*[.C53]*2+[.$A$3]" office:value-type="float" office:value="0.0000314728256000096" calcext:value-type="float">
            <text:p>3.14728256000096E-005</text:p>
          </table:table-cell>
          <table:table-cell table:formula="of:=[.$A$13]*[.C53]^4*5+[.$A$12]*[.C53]^3*4+[.$A$11]*[.C53]^2*3+[.$A$10]*[.C53]*2+[.$A$9]" office:value-type="float" office:value="0.00940316736000046" calcext:value-type="float">
            <text:p>0.0094031674</text:p>
          </table:table-cell>
        </table:table-row>
        <table:table-row table:style-name="ro1">
          <table:table-cell table:number-columns-repeated="2"/>
          <table:table-cell office:value-type="float" office:value="0.53" calcext:value-type="float">
            <text:p>0.53</text:p>
          </table:table-cell>
          <table:table-cell table:formula="of:=[.$A$7]*[.C54]^5+[.$A$6]*[.C54]^4+[.$A$5]*[.C54]^3+[.$A$4]*[.C54]^2+[.$A$3]*[.C54]+[.$A$2]" office:value-type="float" office:value="-0.000755325012909412" calcext:value-type="float">
            <text:p>-0.000755325</text:p>
          </table:table-cell>
          <table:table-cell table:formula="of:=[.$A$13]*[.C54]^5+[.$A$12]*[.C54]^4+[.$A$11]*[.C54]^3+[.$A$10]*[.C54]^2+[.$A$9]*[.C54]+[.$A$8]" office:value-type="float" office:value="-0.00001282943506924" calcext:value-type="float">
            <text:p>-1.282943506924E-005</text:p>
          </table:table-cell>
          <table:table-cell table:formula="of:=[.$A$7]*[.C54]^4*5+[.$A$6]*[.C54]^3*4+[.$A$5]*[.C54]^2*3+[.$A$4]*[.C54]*2+[.$A$3]" office:value-type="float" office:value="-0.0000315303119000077" calcext:value-type="float">
            <text:p>-3.15303119000077E-005</text:p>
          </table:table-cell>
          <table:table-cell table:formula="of:=[.$A$13]*[.C54]^4*5+[.$A$12]*[.C54]^3*4+[.$A$11]*[.C54]^2*3+[.$A$10]*[.C54]*2+[.$A$9]" office:value-type="float" office:value="0.00971087766250067" calcext:value-type="float">
            <text:p>0.0097108777</text:p>
          </table:table-cell>
        </table:table-row>
        <table:table-row table:style-name="ro1">
          <table:table-cell table:number-columns-repeated="2"/>
          <table:table-cell office:value-type="float" office:value="0.54" calcext:value-type="float">
            <text:p>0.54</text:p>
          </table:table-cell>
          <table:table-cell table:formula="of:=[.$A$7]*[.C55]^5+[.$A$6]*[.C55]^4+[.$A$5]*[.C55]^3+[.$A$4]*[.C55]^2+[.$A$3]*[.C55]+[.$A$2]" office:value-type="float" office:value="-0.000755923937459207" calcext:value-type="float">
            <text:p>-0.0007559239</text:p>
          </table:table-cell>
          <table:table-cell table:formula="of:=[.$A$13]*[.C55]^5+[.$A$12]*[.C55]^4+[.$A$11]*[.C55]^3+[.$A$10]*[.C55]^2+[.$A$9]*[.C55]+[.$A$8]" office:value-type="float" office:value="0.0000856908538657657" calcext:value-type="float">
            <text:p>8.56908538657657E-005</text:p>
          </table:table-cell>
          <table:table-cell table:formula="of:=[.$A$7]*[.C55]^4*5+[.$A$6]*[.C55]^3*4+[.$A$5]*[.C55]^2*3+[.$A$4]*[.C55]*2+[.$A$3]" office:value-type="float" office:value="-0.0000869084464000525" calcext:value-type="float">
            <text:p>-8.69084464000525E-005</text:p>
          </table:table-cell>
          <table:table-cell table:formula="of:=[.$A$13]*[.C55]^4*5+[.$A$12]*[.C55]^3*4+[.$A$11]*[.C55]^2*3+[.$A$10]*[.C55]*2+[.$A$9]" office:value-type="float" office:value="0.00998393652000107" calcext:value-type="float">
            <text:p>0.0099839365</text:p>
          </table:table-cell>
        </table:table-row>
        <table:table-row table:style-name="ro1">
          <table:table-cell table:number-columns-repeated="2"/>
          <table:table-cell office:value-type="float" office:value="0.55" calcext:value-type="float">
            <text:p>0.55</text:p>
          </table:table-cell>
          <table:table-cell table:formula="of:=[.$A$7]*[.C56]^5+[.$A$6]*[.C56]^4+[.$A$5]*[.C56]^3+[.$A$4]*[.C56]^2+[.$A$3]*[.C56]+[.$A$2]" office:value-type="float" office:value="-0.000757034568125006" calcext:value-type="float">
            <text:p>-0.0007570346</text:p>
          </table:table-cell>
          <table:table-cell table:formula="of:=[.$A$13]*[.C56]^5+[.$A$12]*[.C56]^4+[.$A$11]*[.C56]^3+[.$A$10]*[.C56]^2+[.$A$9]*[.C56]+[.$A$8]" office:value-type="float" office:value="0.000186590921100637" calcext:value-type="float">
            <text:p>0.0001865909</text:p>
          </table:table-cell>
          <table:table-cell table:formula="of:=[.$A$7]*[.C56]^4*5+[.$A$6]*[.C56]^3*4+[.$A$5]*[.C56]^2*3+[.$A$4]*[.C56]*2+[.$A$3]" office:value-type="float" office:value="-0.000133696937500094" calcext:value-type="float">
            <text:p>-0.0001336969</text:p>
          </table:table-cell>
          <table:table-cell table:formula="of:=[.$A$13]*[.C56]^4*5+[.$A$12]*[.C56]^3*4+[.$A$11]*[.C56]^2*3+[.$A$10]*[.C56]*2+[.$A$9]" office:value-type="float" office:value="0.0101793590625007" calcext:value-type="float">
            <text:p>0.0101793591</text:p>
          </table:table-cell>
        </table:table-row>
        <table:table-row table:style-name="ro1">
          <table:table-cell table:number-columns-repeated="2"/>
          <table:table-cell office:value-type="float" office:value="0.56" calcext:value-type="float">
            <text:p>0.56</text:p>
          </table:table-cell>
          <table:table-cell table:formula="of:=[.$A$7]*[.C57]^5+[.$A$6]*[.C57]^4+[.$A$5]*[.C57]^3+[.$A$4]*[.C57]^2+[.$A$3]*[.C57]+[.$A$2]" office:value-type="float" office:value="-0.000758565494060803" calcext:value-type="float">
            <text:p>-0.0007585655</text:p>
          </table:table-cell>
          <table:table-cell table:formula="of:=[.$A$13]*[.C57]^5+[.$A$12]*[.C57]^4+[.$A$11]*[.C57]^3+[.$A$10]*[.C57]^2+[.$A$9]*[.C57]+[.$A$8]" office:value-type="float" office:value="0.000288863973385883" calcext:value-type="float">
            <text:p>0.000288864</text:p>
          </table:table-cell>
          <table:table-cell table:formula="of:=[.$A$7]*[.C57]^4*5+[.$A$6]*[.C57]^3*4+[.$A$5]*[.C57]^2*3+[.$A$4]*[.C57]*2+[.$A$3]" office:value-type="float" office:value="-0.000170765254400046" calcext:value-type="float">
            <text:p>-0.0001707653</text:p>
          </table:table-cell>
          <table:table-cell table:formula="of:=[.$A$13]*[.C57]^4*5+[.$A$12]*[.C57]^3*4+[.$A$11]*[.C57]^2*3+[.$A$10]*[.C57]*2+[.$A$9]" office:value-type="float" office:value="0.010250439040001" calcext:value-type="float">
            <text:p>0.010250439</text:p>
          </table:table-cell>
        </table:table-row>
        <table:table-row table:style-name="ro1">
          <table:table-cell table:number-columns-repeated="2"/>
          <table:table-cell office:value-type="float" office:value="0.57" calcext:value-type="float">
            <text:p>0.57</text:p>
          </table:table-cell>
          <table:table-cell table:formula="of:=[.$A$7]*[.C58]^5+[.$A$6]*[.C58]^4+[.$A$5]*[.C58]^3+[.$A$4]*[.C58]^2+[.$A$3]*[.C58]+[.$A$2]" office:value-type="float" office:value="-0.000760413169660614" calcext:value-type="float">
            <text:p>-0.0007604132</text:p>
          </table:table-cell>
          <table:table-cell table:formula="of:=[.$A$13]*[.C58]^5+[.$A$12]*[.C58]^4+[.$A$11]*[.C58]^3+[.$A$10]*[.C58]^2+[.$A$9]*[.C58]+[.$A$8]" office:value-type="float" office:value="0.000391017548070843" calcext:value-type="float">
            <text:p>0.0003910175</text:p>
          </table:table-cell>
          <table:table-cell table:formula="of:=[.$A$7]*[.C58]^4*5+[.$A$6]*[.C58]^3*4+[.$A$5]*[.C58]^2*3+[.$A$4]*[.C58]*2+[.$A$3]" office:value-type="float" office:value="-0.000196816975900044" calcext:value-type="float">
            <text:p>-0.000196817</text:p>
          </table:table-cell>
          <table:table-cell table:formula="of:=[.$A$13]*[.C58]^4*5+[.$A$12]*[.C58]^3*4+[.$A$11]*[.C58]^2*3+[.$A$10]*[.C58]*2+[.$A$9]" office:value-type="float" office:value="0.0101467488225008" calcext:value-type="float">
            <text:p>0.0101467488</text:p>
          </table:table-cell>
        </table:table-row>
        <table:table-row table:style-name="ro1">
          <table:table-cell table:number-columns-repeated="2"/>
          <table:table-cell office:value-type="float" office:value="0.58" calcext:value-type="float">
            <text:p>0.58</text:p>
          </table:table-cell>
          <table:table-cell table:formula="of:=[.$A$7]*[.C59]^5+[.$A$6]*[.C59]^4+[.$A$5]*[.C59]^3+[.$A$4]*[.C59]^2+[.$A$3]*[.C59]+[.$A$2]" office:value-type="float" office:value="-0.000762460255654411" calcext:value-type="float">
            <text:p>-0.0007624603</text:p>
          </table:table-cell>
          <table:table-cell table:formula="of:=[.$A$13]*[.C59]^5+[.$A$12]*[.C59]^4+[.$A$11]*[.C59]^3+[.$A$10]*[.C59]^2+[.$A$9]*[.C59]+[.$A$8]" office:value-type="float" office:value="0.000491036299305785" calcext:value-type="float">
            <text:p>0.0004910363</text:p>
          </table:table-cell>
          <table:table-cell table:formula="of:=[.$A$7]*[.C59]^4*5+[.$A$6]*[.C59]^3*4+[.$A$5]*[.C59]^2*3+[.$A$4]*[.C59]*2+[.$A$3]" office:value-type="float" office:value="-0.000210389790400028" calcext:value-type="float">
            <text:p>-0.0002103898</text:p>
          </table:table-cell>
          <table:table-cell table:formula="of:=[.$A$13]*[.C59]^4*5+[.$A$12]*[.C59]^3*4+[.$A$11]*[.C59]^2*3+[.$A$10]*[.C59]*2+[.$A$9]" office:value-type="float" office:value="0.00981413940000009" calcext:value-type="float">
            <text:p>0.0098141394</text:p>
          </table:table-cell>
        </table:table-row>
        <table:table-row table:style-name="ro1">
          <table:table-cell table:number-columns-repeated="2"/>
          <table:table-cell office:value-type="float" office:value="0.59" calcext:value-type="float">
            <text:p>0.59</text:p>
          </table:table-cell>
          <table:table-cell table:formula="of:=[.$A$7]*[.C60]^5+[.$A$6]*[.C60]^4+[.$A$5]*[.C60]^3+[.$A$4]*[.C60]^2+[.$A$3]*[.C60]+[.$A$2]" office:value-type="float" office:value="-0.00076457396020421" calcext:value-type="float">
            <text:p>-0.000764574</text:p>
          </table:table-cell>
          <table:table-cell table:formula="of:=[.$A$13]*[.C60]^5+[.$A$12]*[.C60]^4+[.$A$11]*[.C60]^3+[.$A$10]*[.C60]^2+[.$A$9]*[.C60]+[.$A$8]" office:value-type="float" office:value="0.00058634478424081" calcext:value-type="float">
            <text:p>0.0005863448</text:p>
          </table:table-cell>
          <table:table-cell table:formula="of:=[.$A$7]*[.C60]^4*5+[.$A$6]*[.C60]^3*4+[.$A$5]*[.C60]^2*3+[.$A$4]*[.C60]*2+[.$A$3]" office:value-type="float" office:value="-0.000209855495900108" calcext:value-type="float">
            <text:p>-0.0002098555</text:p>
          </table:table-cell>
          <table:table-cell table:formula="of:=[.$A$13]*[.C60]^4*5+[.$A$12]*[.C60]^3*4+[.$A$11]*[.C60]^2*3+[.$A$10]*[.C60]*2+[.$A$9]" office:value-type="float" office:value="0.00919474038250112" calcext:value-type="float">
            <text:p>0.0091947404</text:p>
          </table:table-cell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formula="of:=[.$A$7]*[.C61]^5+[.$A$6]*[.C61]^4+[.$A$5]*[.C61]^3+[.$A$4]*[.C61]^2+[.$A$3]*[.C61]+[.$A$2]" office:value-type="float" office:value="-0.000766604380000009" calcext:value-type="float">
            <text:p>-0.0007666044</text:p>
          </table:table-cell>
          <table:table-cell table:formula="of:=[.$A$13]*[.C61]^5+[.$A$12]*[.C61]^4+[.$A$11]*[.C61]^3+[.$A$10]*[.C61]^2+[.$A$9]*[.C61]+[.$A$8]" office:value-type="float" office:value="0.00067377024922578" calcext:value-type="float">
            <text:p>0.0006737702</text:p>
          </table:table-cell>
          <table:table-cell table:formula="of:=[.$A$7]*[.C61]^4*5+[.$A$6]*[.C61]^3*4+[.$A$5]*[.C61]^2*3+[.$A$4]*[.C61]*2+[.$A$3]" office:value-type="float" office:value="-0.000193420000000083" calcext:value-type="float">
            <text:p>-0.00019342</text:p>
          </table:table-cell>
          <table:table-cell table:formula="of:=[.$A$13]*[.C61]^4*5+[.$A$12]*[.C61]^3*4+[.$A$11]*[.C61]^2*3+[.$A$10]*[.C61]*2+[.$A$9]" office:value-type="float" office:value="0.00822696000000145" calcext:value-type="float">
            <text:p>0.00822696</text:p>
          </table:table-cell>
        </table:table-row>
        <table:table-row table:style-name="ro1">
          <table:table-cell table:number-columns-repeated="2"/>
          <table:table-cell office:value-type="float" office:value="0.61" calcext:value-type="float">
            <text:p>0.61</text:p>
          </table:table-cell>
          <table:table-cell table:formula="of:=[.$A$7]*[.C62]^5+[.$A$6]*[.C62]^4+[.$A$5]*[.C62]^3+[.$A$4]*[.C62]^2+[.$A$3]*[.C62]+[.$A$2]" office:value-type="float" office:value="-0.000768382841355807" calcext:value-type="float">
            <text:p>-0.0007683828</text:p>
          </table:table-cell>
          <table:table-cell table:formula="of:=[.$A$13]*[.C62]^5+[.$A$12]*[.C62]^4+[.$A$11]*[.C62]^3+[.$A$10]*[.C62]^2+[.$A$9]*[.C62]+[.$A$8]" office:value-type="float" office:value="0.000749505416010553" calcext:value-type="float">
            <text:p>0.0007495054</text:p>
          </table:table-cell>
          <table:table-cell table:formula="of:=[.$A$7]*[.C62]^4*5+[.$A$6]*[.C62]^3*4+[.$A$5]*[.C62]^2*3+[.$A$4]*[.C62]*2+[.$A$3]" office:value-type="float" office:value="-0.000159123319900034" calcext:value-type="float">
            <text:p>-0.0001591233</text:p>
          </table:table-cell>
          <table:table-cell table:formula="of:=[.$A$13]*[.C62]^4*5+[.$A$12]*[.C62]^3*4+[.$A$11]*[.C62]^2*3+[.$A$10]*[.C62]*2+[.$A$9]" office:value-type="float" office:value="0.00684548510250116" calcext:value-type="float">
            <text:p>0.0068454851</text:p>
          </table:table-cell>
        </table:table-row>
        <table:table-row table:style-name="ro1">
          <table:table-cell table:number-columns-repeated="2"/>
          <table:table-cell office:value-type="float" office:value="0.62" calcext:value-type="float">
            <text:p>0.62</text:p>
          </table:table-cell>
          <table:table-cell table:formula="of:=[.$A$7]*[.C63]^5+[.$A$6]*[.C63]^4+[.$A$5]*[.C63]^3+[.$A$4]*[.C63]^2+[.$A$3]*[.C63]+[.$A$2]" office:value-type="float" office:value="-0.00076972024130562" calcext:value-type="float">
            <text:p>-0.0007697202</text:p>
          </table:table-cell>
          <table:table-cell table:formula="of:=[.$A$13]*[.C63]^5+[.$A$12]*[.C63]^4+[.$A$11]*[.C63]^3+[.$A$10]*[.C63]^2+[.$A$9]*[.C63]+[.$A$8]" office:value-type="float" office:value="0.00080907126794592" calcext:value-type="float">
            <text:p>0.0008090713</text:p>
          </table:table-cell>
          <table:table-cell table:formula="of:=[.$A$7]*[.C63]^4*5+[.$A$6]*[.C63]^3*4+[.$A$5]*[.C63]^2*3+[.$A$4]*[.C63]*2+[.$A$3]" office:value-type="float" office:value="-0.000104839582399985" calcext:value-type="float">
            <text:p>-0.0001048396</text:p>
          </table:table-cell>
          <table:table-cell table:formula="of:=[.$A$13]*[.C63]^4*5+[.$A$12]*[.C63]^3*4+[.$A$11]*[.C63]^2*3+[.$A$10]*[.C63]*2+[.$A$9]" office:value-type="float" office:value="0.00498128116000063" calcext:value-type="float">
            <text:p>0.0049812812</text:p>
          </table:table-cell>
        </table:table-row>
        <table:table-row table:style-name="ro1">
          <table:table-cell table:number-columns-repeated="2"/>
          <table:table-cell office:value-type="float" office:value="0.63" calcext:value-type="float">
            <text:p>0.63</text:p>
          </table:table-cell>
          <table:table-cell table:formula="of:=[.$A$7]*[.C64]^5+[.$A$6]*[.C64]^4+[.$A$5]*[.C64]^3+[.$A$4]*[.C64]^2+[.$A$3]*[.C64]+[.$A$2]" office:value-type="float" office:value="-0.000770405388699426" calcext:value-type="float">
            <text:p>-0.0007704054</text:p>
          </table:table-cell>
          <table:table-cell table:formula="of:=[.$A$13]*[.C64]^5+[.$A$12]*[.C64]^4+[.$A$11]*[.C64]^3+[.$A$10]*[.C64]^2+[.$A$9]*[.C64]+[.$A$8]" office:value-type="float" office:value="0.000847279836181058" calcext:value-type="float">
            <text:p>0.0008472798</text:p>
          </table:table-cell>
          <table:table-cell table:formula="of:=[.$A$7]*[.C64]^4*5+[.$A$6]*[.C64]^3*4+[.$A$5]*[.C64]^2*3+[.$A$4]*[.C64]*2+[.$A$3]" office:value-type="float" office:value="-0.0000282770239000696" calcext:value-type="float">
            <text:p>-0.000028277</text:p>
          </table:table-cell>
          <table:table-cell table:formula="of:=[.$A$13]*[.C64]^4*5+[.$A$12]*[.C64]^3*4+[.$A$11]*[.C64]^2*3+[.$A$10]*[.C64]*2+[.$A$9]" office:value-type="float" office:value="0.00256159226249963" calcext:value-type="float">
            <text:p>0.0025615923</text:p>
          </table:table-cell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table:formula="of:=[.$A$7]*[.C65]^5+[.$A$6]*[.C65]^4+[.$A$5]*[.C65]^3+[.$A$4]*[.C65]^2+[.$A$3]*[.C65]+[.$A$2]" office:value-type="float" office:value="-0.000770203345299207" calcext:value-type="float">
            <text:p>-0.0007702033</text:p>
          </table:table-cell>
          <table:table-cell table:formula="of:=[.$A$13]*[.C65]^5+[.$A$12]*[.C65]^4+[.$A$11]*[.C65]^3+[.$A$10]*[.C65]^2+[.$A$9]*[.C65]+[.$A$8]" office:value-type="float" office:value="0.000858196985865794" calcext:value-type="float">
            <text:p>0.000858197</text:p>
          </table:table-cell>
          <table:table-cell table:formula="of:=[.$A$7]*[.C65]^4*5+[.$A$6]*[.C65]^3*4+[.$A$5]*[.C65]^2*3+[.$A$4]*[.C65]*2+[.$A$3]" office:value-type="float" office:value="0.0000730220095999379" calcext:value-type="float">
            <text:p>0.000073022</text:p>
          </table:table-cell>
          <table:table-cell table:formula="of:=[.$A$13]*[.C65]^4*5+[.$A$12]*[.C65]^3*4+[.$A$11]*[.C65]^2*3+[.$A$10]*[.C65]*2+[.$A$9]" office:value-type="float" office:value="-0.000490058879998645" calcext:value-type="float">
            <text:p>-0.0004900589</text:p>
          </table:table-cell>
        </table:table-row>
        <table:table-row table:style-name="ro1">
          <table:table-cell table:number-columns-repeated="2"/>
          <table:table-cell office:value-type="float" office:value="0.65" calcext:value-type="float">
            <text:p>0.65</text:p>
          </table:table-cell>
          <table:table-cell table:formula="of:=[.$A$7]*[.C66]^5+[.$A$6]*[.C66]^4+[.$A$5]*[.C66]^3+[.$A$4]*[.C66]^2+[.$A$3]*[.C66]+[.$A$2]" office:value-type="float" office:value="-0.000768853766875026" calcext:value-type="float">
            <text:p>-0.0007688538</text:p>
          </table:table-cell>
          <table:table-cell table:formula="of:=[.$A$13]*[.C66]^5+[.$A$12]*[.C66]^4+[.$A$11]*[.C66]^3+[.$A$10]*[.C66]^2+[.$A$9]*[.C66]+[.$A$8]" office:value-type="float" office:value="0.000835105202350927" calcext:value-type="float">
            <text:p>0.0008351052</text:p>
          </table:table-cell>
          <table:table-cell table:formula="of:=[.$A$7]*[.C66]^4*5+[.$A$6]*[.C66]^3*4+[.$A$5]*[.C66]^2*3+[.$A$4]*[.C66]*2+[.$A$3]" office:value-type="float" office:value="0.000201681062500014" calcext:value-type="float">
            <text:p>0.0002016811</text:p>
          </table:table-cell>
          <table:table-cell table:formula="of:=[.$A$13]*[.C66]^4*5+[.$A$12]*[.C66]^3*4+[.$A$11]*[.C66]^2*3+[.$A$10]*[.C66]*2+[.$A$9]" office:value-type="float" office:value="-0.00425387093749963" calcext:value-type="float">
            <text:p>-0.0042538709</text:p>
          </table:table-cell>
        </table:table-row>
        <table:table-row table:style-name="ro1">
          <table:table-cell table:number-columns-repeated="2"/>
          <table:table-cell office:value-type="float" office:value="0.66" calcext:value-type="float">
            <text:p>0.66</text:p>
          </table:table-cell>
          <table:table-cell table:formula="of:=[.$A$7]*[.C67]^5+[.$A$6]*[.C67]^4+[.$A$5]*[.C67]^3+[.$A$4]*[.C67]^2+[.$A$3]*[.C67]+[.$A$2]" office:value-type="float" office:value="-0.000766069244300835" calcext:value-type="float">
            <text:p>-0.0007660692</text:p>
          </table:table-cell>
          <table:table-cell table:formula="of:=[.$A$13]*[.C67]^5+[.$A$12]*[.C67]^4+[.$A$11]*[.C67]^3+[.$A$10]*[.C67]^2+[.$A$9]*[.C67]+[.$A$8]" office:value-type="float" office:value="0.000770466377385853" calcext:value-type="float">
            <text:p>0.0007704664</text:p>
          </table:table-cell>
          <table:table-cell table:formula="of:=[.$A$7]*[.C67]^4*5+[.$A$6]*[.C67]^3*4+[.$A$5]*[.C67]^2*3+[.$A$4]*[.C67]*2+[.$A$3]" office:value-type="float" office:value="0.000360489569599998" calcext:value-type="float">
            <text:p>0.0003604896</text:p>
          </table:table-cell>
          <table:table-cell table:formula="of:=[.$A$13]*[.C67]^4*5+[.$A$12]*[.C67]^3*4+[.$A$11]*[.C67]^2*3+[.$A$10]*[.C67]*2+[.$A$9]" office:value-type="float" office:value="-0.00881376395999867" calcext:value-type="float">
            <text:p>-0.008813764</text:p>
          </table:table-cell>
        </table:table-row>
        <table:table-row table:style-name="ro1">
          <table:table-cell table:number-columns-repeated="2"/>
          <table:table-cell office:value-type="float" office:value="0.67" calcext:value-type="float">
            <text:p>0.67</text:p>
          </table:table-cell>
          <table:table-cell table:formula="of:=[.$A$7]*[.C68]^5+[.$A$6]*[.C68]^4+[.$A$5]*[.C68]^3+[.$A$4]*[.C68]^2+[.$A$3]*[.C68]+[.$A$2]" office:value-type="float" office:value="-0.000761533644650617" calcext:value-type="float">
            <text:p>-0.0007615336</text:p>
          </table:table-cell>
          <table:table-cell table:formula="of:=[.$A$13]*[.C68]^5+[.$A$12]*[.C68]^4+[.$A$11]*[.C68]^3+[.$A$10]*[.C68]^2+[.$A$9]*[.C68]+[.$A$8]" office:value-type="float" office:value="0.000655884595320965" calcext:value-type="float">
            <text:p>0.0006558846</text:p>
          </table:table-cell>
          <table:table-cell table:formula="of:=[.$A$7]*[.C68]^4*5+[.$A$6]*[.C68]^3*4+[.$A$5]*[.C68]^2*3+[.$A$4]*[.C68]*2+[.$A$3]" office:value-type="float" office:value="0.000552402856099976" calcext:value-type="float">
            <text:p>0.0005524029</text:p>
          </table:table-cell>
          <table:table-cell table:formula="of:=[.$A$13]*[.C68]^4*5+[.$A$12]*[.C68]^3*4+[.$A$11]*[.C68]^2*3+[.$A$10]*[.C68]*2+[.$A$9]" office:value-type="float" office:value="-0.0142573793774988" calcext:value-type="float">
            <text:p>-0.0142573794</text:p>
          </table:table-cell>
        </table:table-row>
        <table:table-row table:style-name="ro1">
          <table:table-cell table:number-columns-repeated="2"/>
          <table:table-cell office:value-type="float" office:value="0.68" calcext:value-type="float">
            <text:p>0.68</text:p>
          </table:table-cell>
          <table:table-cell table:formula="of:=[.$A$7]*[.C69]^5+[.$A$6]*[.C69]^4+[.$A$5]*[.C69]^3+[.$A$4]*[.C69]^2+[.$A$3]*[.C69]+[.$A$2]" office:value-type="float" office:value="-0.000754900452294435" calcext:value-type="float">
            <text:p>-0.0007549005</text:p>
          </table:table-cell>
          <table:table-cell table:formula="of:=[.$A$13]*[.C69]^5+[.$A$12]*[.C69]^4+[.$A$11]*[.C69]^3+[.$A$10]*[.C69]^2+[.$A$9]*[.C69]+[.$A$8]" office:value-type="float" office:value="0.000482068919306172" calcext:value-type="float">
            <text:p>0.0004820689</text:p>
          </table:table-cell>
          <table:table-cell table:formula="of:=[.$A$7]*[.C69]^4*5+[.$A$6]*[.C69]^3*4+[.$A$5]*[.C69]^2*3+[.$A$4]*[.C69]*2+[.$A$3]" office:value-type="float" office:value="0.000780542137599954" calcext:value-type="float">
            <text:p>0.0007805421</text:p>
          </table:table-cell>
          <table:table-cell table:formula="of:=[.$A$13]*[.C69]^4*5+[.$A$12]*[.C69]^3*4+[.$A$11]*[.C69]^2*3+[.$A$10]*[.C69]*2+[.$A$9]" office:value-type="float" office:value="-0.0206760799999993" calcext:value-type="float">
            <text:p>-0.0206760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/GenerateWalkPattern 0 0 0.05 -0.22 -0.006 0.002 0 2 1.csv</text:p>
          </table:table-cell>
          <table:table-cell table:number-columns-repeated="6"/>
        </table:table-row>
      </table:table>
      <table:table table:name="統合" table:style-name="ta1">
        <table:shapes>
          <draw:frame draw:z-index="0" draw:style-name="gr1" draw:text-style-name="P1" svg:width="31.668cm" svg:height="14.905cm" svg:x="12.177cm" svg:y="1.872cm">
            <draw:object draw:notify-on-update-of-ranges="統合.E1:統合.E238 統合.F1:統合.F238 統合.I1:統合.I238 統合.J1:統合.J238 統合.L1:統合.L238 統合.M1:統合.M23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7" office:value-type="float" office:value="0.00000314234303501" calcext:value-type="float">
            <text:p>3.14234303501E-006</text:p>
          </table:table-cell>
          <table:table-cell table:style-name="ce7" office:value-type="float" office:value="-0.0000314911841079" calcext:value-type="float">
            <text:p>-3.14911841079E-00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1]" office:value-type="float" office:value="0.00000314234303501" calcext:value-type="float">
            <text:p>3.14234303501E-006</text:p>
          </table:table-cell>
          <table:table-cell table:formula="of:=[.B1]" office:value-type="float" office:value="-0.0000314911841079" calcext:value-type="float">
            <text:p>-3.14911841079E-0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0462703" calcext:value-type="float">
            <text:p>4.62703E-007</text:p>
          </table:table-cell>
          <table:table-cell office:value-type="float" office:value="-0.00000444284" calcext:value-type="float">
            <text:p>-4.44284E-006</text:p>
          </table:table-cell>
          <table:table-cell office:value-type="string" calcext:value-type="string">
            <text:p>正解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0.00000927242703232" calcext:value-type="float">
            <text:p>9.27242703232E-006</text:p>
          </table:table-cell>
          <table:table-cell table:style-name="ce7" office:value-type="float" office:value="-0.0000916405899328" calcext:value-type="float">
            <text:p>-9.16405899328E-005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A2]" office:value-type="float" office:value="0.00000927242703232" calcext:value-type="float">
            <text:p>9.27242703232E-006</text:p>
          </table:table-cell>
          <table:table-cell table:formula="of:=[.B2]" office:value-type="float" office:value="-0.0000916405899328" calcext:value-type="float">
            <text:p>-9.16405899328E-005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0000335172" calcext:value-type="float">
            <text:p>3.35172E-006</text:p>
          </table:table-cell>
          <table:table-cell office:value-type="float" office:value="-0.0000321832" calcext:value-type="float">
            <text:p>-3.21832E-005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0.00001900148649143" calcext:value-type="float">
            <text:p>1.900148649143E-005</text:p>
          </table:table-cell>
          <table:table-cell table:style-name="ce7" office:value-type="float" office:value="-0.0001835938490797" calcext:value-type="float">
            <text:p>-0.0001835938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A3]" office:value-type="float" office:value="0.00001900148649143" calcext:value-type="float">
            <text:p>1.900148649143E-005</text:p>
          </table:table-cell>
          <table:table-cell table:formula="of:=[.B3]" office:value-type="float" office:value="-0.0001835938490797" calcext:value-type="float">
            <text:p>-0.000183593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0000955498" calcext:value-type="float">
            <text:p>0.000009555</text:p>
          </table:table-cell>
          <table:table-cell office:value-type="float" office:value="-0.000091748" calcext:value-type="float">
            <text:p>-0.00009174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0.00003220203662624" calcext:value-type="float">
            <text:p>0.000032202</text:p>
          </table:table-cell>
          <table:table-cell table:style-name="ce7" office:value-type="float" office:value="-0.0003061524235296" calcext:value-type="float">
            <text:p>-0.0003061524</text:p>
          </table:table-cell>
          <table:table-cell/>
          <table:table-cell office:value-type="float" office:value="0.03" calcext:value-type="float">
            <text:p>0.03</text:p>
          </table:table-cell>
          <table:table-cell table:formula="of:=[.A4]" office:value-type="float" office:value="0.00003220203662624" calcext:value-type="float">
            <text:p>0.000032202</text:p>
          </table:table-cell>
          <table:table-cell table:formula="of:=[.B4]" office:value-type="float" office:value="-0.0003061524235296" calcext:value-type="float">
            <text:p>-0.0003061524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000191168" calcext:value-type="float">
            <text:p>1.91168E-005</text:p>
          </table:table-cell>
          <table:table-cell office:value-type="float" office:value="-0.000183117" calcext:value-type="float">
            <text:p>-0.000183117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0.00004876065840625" calcext:value-type="float">
            <text:p>4.876065840625E-005</text:p>
          </table:table-cell>
          <table:table-cell table:style-name="ce7" office:value-type="float" office:value="-0.0004582539521875" calcext:value-type="float">
            <text:p>-0.000458254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[.A5]" office:value-type="float" office:value="0.00004876065840625" calcext:value-type="float">
            <text:p>4.876065840625E-005</text:p>
          </table:table-cell>
          <table:table-cell table:formula="of:=[.B5]" office:value-type="float" office:value="-0.0004582539521875" calcext:value-type="float">
            <text:p>-0.000458254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000321453" calcext:value-type="float">
            <text:p>3.21453E-005</text:p>
          </table:table-cell>
          <table:table-cell office:value-type="float" office:value="-0.000305426" calcext:value-type="float">
            <text:p>-0.000305426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0.00006857829459776" calcext:value-type="float">
            <text:p>6.857829459776E-005</text:p>
          </table:table-cell>
          <table:table-cell table:style-name="ce7" office:value-type="float" office:value="-0.0006389743074304" calcext:value-type="float">
            <text:p>-0.0006389743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[.A6]" office:value-type="float" office:value="0.00006857829459776" calcext:value-type="float">
            <text:p>6.857829459776E-005</text:p>
          </table:table-cell>
          <table:table-cell table:formula="of:=[.B6]" office:value-type="float" office:value="-0.0006389743074304" calcext:value-type="float">
            <text:p>-0.0006389743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000486228" calcext:value-type="float">
            <text:p>4.86228E-005</text:p>
          </table:table-cell>
          <table:table-cell office:value-type="float" office:value="-0.000457648" calcext:value-type="float">
            <text:p>-0.00045764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0.00009157054580507" calcext:value-type="float">
            <text:p>9.157054580507E-005</text:p>
          </table:table-cell>
          <table:table-cell table:style-name="ce7" office:value-type="float" office:value="-0.0008475296516553" calcext:value-type="float">
            <text:p>-0.0008475297</text:p>
          </table:table-cell>
          <table:table-cell/>
          <table:table-cell office:value-type="float" office:value="0.06" calcext:value-type="float">
            <text:p>0.06</text:p>
          </table:table-cell>
          <table:table-cell table:formula="of:=[.A7]" office:value-type="float" office:value="0.00009157054580507" calcext:value-type="float">
            <text:p>9.157054580507E-005</text:p>
          </table:table-cell>
          <table:table-cell table:formula="of:=[.B7]" office:value-type="float" office:value="-0.0008475296516553" calcext:value-type="float">
            <text:p>-0.000847529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000684327" calcext:value-type="float">
            <text:p>6.84327E-005</text:p>
          </table:table-cell>
          <table:table-cell office:value-type="float" office:value="-0.000638691" calcext:value-type="float">
            <text:p>-0.00063869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0.00011766796651168" calcext:value-type="float">
            <text:p>0.000117668</text:p>
          </table:table-cell>
          <table:table-cell table:style-name="ce7" office:value-type="float" office:value="-0.0010832784938272" calcext:value-type="float">
            <text:p>-0.0010832785</text:p>
          </table:table-cell>
          <table:table-cell/>
          <table:table-cell office:value-type="float" office:value="0.07" calcext:value-type="float">
            <text:p>0.07</text:p>
          </table:table-cell>
          <table:table-cell table:formula="of:=[.A8]" office:value-type="float" office:value="0.00011766796651168" calcext:value-type="float">
            <text:p>0.000117668</text:p>
          </table:table-cell>
          <table:table-cell table:formula="of:=[.B8]" office:value-type="float" office:value="-0.0010832784938272" calcext:value-type="float">
            <text:p>-0.0010832785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000914568" calcext:value-type="float">
            <text:p>9.14568E-005</text:p>
          </table:table-cell>
          <table:table-cell office:value-type="float" office:value="-0.00084761" calcext:value-type="float">
            <text:p>-0.0008476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0.00014681636112149" calcext:value-type="float">
            <text:p>0.0001468164</text:p>
          </table:table-cell>
          <table:table-cell table:style-name="ce7" office:value-type="float" office:value="-0.0013457237460271" calcext:value-type="float">
            <text:p>-0.0013457237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[.A9]" office:value-type="float" office:value="0.00014681636112149" calcext:value-type="float">
            <text:p>0.0001468164</text:p>
          </table:table-cell>
          <table:table-cell table:formula="of:=[.B9]" office:value-type="float" office:value="-0.0013457237460271" calcext:value-type="float">
            <text:p>-0.0013457237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00117602" calcext:value-type="float">
            <text:p>0.000117602</text:p>
          </table:table-cell>
          <table:table-cell office:value-type="float" office:value="-0.00108366" calcext:value-type="float">
            <text:p>-0.00108366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0.00017897708" calcext:value-type="float">
            <text:p>0.0001789771</text:p>
          </table:table-cell>
          <table:table-cell table:style-name="ce7" office:value-type="float" office:value="-0.00163451478" calcext:value-type="float">
            <text:p>-0.0016345148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A10]" office:value-type="float" office:value="0.00017897708" calcext:value-type="float">
            <text:p>0.0001789771</text:p>
          </table:table-cell>
          <table:table-cell table:formula="of:=[.B10]" office:value-type="float" office:value="-0.00163451478" calcext:value-type="float">
            <text:p>-0.001634514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001468" calcext:value-type="float">
            <text:p>0.0001468</text:p>
          </table:table-cell>
          <table:table-cell office:value-type="float" office:value="-0.0013463" calcext:value-type="float">
            <text:p>-0.0013463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0.00021412731551551" calcext:value-type="float">
            <text:p>0.0002141273</text:p>
          </table:table-cell>
          <table:table-cell table:style-name="ce7" office:value-type="float" office:value="-0.0019494494837029" calcext:value-type="float">
            <text:p>-0.0019494495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A11]" office:value-type="float" office:value="0.00021412731551551" calcext:value-type="float">
            <text:p>0.0002141273</text:p>
          </table:table-cell>
          <table:table-cell table:formula="of:=[.B11]" office:value-type="float" office:value="-0.0019494494837029" calcext:value-type="float">
            <text:p>-0.001949449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00179002" calcext:value-type="float">
            <text:p>0.000179002</text:p>
          </table:table-cell>
          <table:table-cell office:value-type="float" office:value="-0.00163516" calcext:value-type="float">
            <text:p>-0.00163516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0.00025226039808032" calcext:value-type="float">
            <text:p>0.0002522604</text:p>
          </table:table-cell>
          <table:table-cell table:style-name="ce7" office:value-type="float" office:value="-0.0022904763178528" calcext:value-type="float">
            <text:p>-0.0022904763</text:p>
          </table:table-cell>
          <table:table-cell/>
          <table:table-cell office:value-type="float" office:value="0.11" calcext:value-type="float">
            <text:p>0.11</text:p>
          </table:table-cell>
          <table:table-cell table:formula="of:=[.A12]" office:value-type="float" office:value="0.00025226039808032" calcext:value-type="float">
            <text:p>0.0002522604</text:p>
          </table:table-cell>
          <table:table-cell table:formula="of:=[.B12]" office:value-type="float" office:value="-0.0022904763178528" calcext:value-type="float">
            <text:p>-0.0022904763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000214182" calcext:value-type="float">
            <text:p>0.000214182</text:p>
          </table:table-cell>
          <table:table-cell office:value-type="float" office:value="-0.00195004" calcext:value-type="float">
            <text:p>-0.00195004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0.00029338609219193" calcext:value-type="float">
            <text:p>0.0002933861</text:p>
          </table:table-cell>
          <table:table-cell table:style-name="ce7" office:value-type="float" office:value="-0.0026576963724747" calcext:value-type="float">
            <text:p>-0.0026576964</text:p>
          </table:table-cell>
          <table:table-cell/>
          <table:table-cell office:value-type="float" office:value="0.12" calcext:value-type="float">
            <text:p>0.12</text:p>
          </table:table-cell>
          <table:table-cell table:formula="of:=[.A13]" office:value-type="float" office:value="0.00029338609219193" calcext:value-type="float">
            <text:p>0.0002933861</text:p>
          </table:table-cell>
          <table:table-cell table:formula="of:=[.B13]" office:value-type="float" office:value="-0.0026576963724747" calcext:value-type="float">
            <text:p>-0.0026576964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000252331" calcext:value-type="float">
            <text:p>0.000252331</text:p>
          </table:table-cell>
          <table:table-cell office:value-type="float" office:value="-0.0022909" calcext:value-type="float">
            <text:p>-0.0022909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0.00033753089247424" calcext:value-type="float">
            <text:p>0.0003375309</text:p>
          </table:table-cell>
          <table:table-cell table:style-name="ce7" office:value-type="float" office:value="-0.0030513654234496" calcext:value-type="float">
            <text:p>-0.0030513654</text:p>
          </table:table-cell>
          <table:table-cell/>
          <table:table-cell office:value-type="float" office:value="0.13" calcext:value-type="float">
            <text:p>0.13</text:p>
          </table:table-cell>
          <table:table-cell table:formula="of:=[.A14]" office:value-type="float" office:value="0.00033753089247424" calcext:value-type="float">
            <text:p>0.0003375309</text:p>
          </table:table-cell>
          <table:table-cell table:formula="of:=[.B14]" office:value-type="float" office:value="-0.0030513654234496" calcext:value-type="float">
            <text:p>-0.0030513654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000293458" calcext:value-type="float">
            <text:p>0.000293458</text:p>
          </table:table-cell>
          <table:table-cell office:value-type="float" office:value="-0.0026579" calcext:value-type="float">
            <text:p>-0.0026579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0.00038473831971875" calcext:value-type="float">
            <text:p>0.0003847383</text:p>
          </table:table-cell>
          <table:table-cell table:style-name="ce7" office:value-type="float" office:value="-0.0034718959890625" calcext:value-type="float">
            <text:p>-0.003471896</text:p>
          </table:table-cell>
          <table:table-cell/>
          <table:table-cell office:value-type="float" office:value="0.14" calcext:value-type="float">
            <text:p>0.14</text:p>
          </table:table-cell>
          <table:table-cell table:formula="of:=[.A15]" office:value-type="float" office:value="0.00038473831971875" calcext:value-type="float">
            <text:p>0.0003847383</text:p>
          </table:table-cell>
          <table:table-cell table:formula="of:=[.B15]" office:value-type="float" office:value="-0.0034718959890625" calcext:value-type="float">
            <text:p>-0.003471896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0.000337594" calcext:value-type="float">
            <text:p>0.000337594</text:p>
          </table:table-cell>
          <table:table-cell office:value-type="float" office:value="-0.00305131" calcext:value-type="float">
            <text:p>-0.0030513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0.00043506921692576" calcext:value-type="float">
            <text:p>0.0004350692</text:p>
          </table:table-cell>
          <table:table-cell table:style-name="ce7" office:value-type="float" office:value="-0.0039198593865504" calcext:value-type="float">
            <text:p>-0.0039198594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[.A16]" office:value-type="float" office:value="0.00043506921692576" calcext:value-type="float">
            <text:p>0.0004350692</text:p>
          </table:table-cell>
          <table:table-cell table:formula="of:=[.B16]" office:value-type="float" office:value="-0.0039198593865504" calcext:value-type="float">
            <text:p>-0.0039198594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000384785" calcext:value-type="float">
            <text:p>0.000384785</text:p>
          </table:table-cell>
          <table:table-cell office:value-type="float" office:value="-0.0034716" calcext:value-type="float">
            <text:p>-0.0034716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0.00048860204534557" calcext:value-type="float">
            <text:p>0.000488602</text:p>
          </table:table-cell>
          <table:table-cell table:style-name="ce7" office:value-type="float" office:value="-0.0043959877886503" calcext:value-type="float">
            <text:p>-0.0043959878</text:p>
          </table:table-cell>
          <table:table-cell/>
          <table:table-cell office:value-type="float" office:value="0.16" calcext:value-type="float">
            <text:p>0.16</text:p>
          </table:table-cell>
          <table:table-cell table:formula="of:=[.A17]" office:value-type="float" office:value="0.00048860204534557" calcext:value-type="float">
            <text:p>0.000488602</text:p>
          </table:table-cell>
          <table:table-cell table:formula="of:=[.B17]" office:value-type="float" office:value="-0.0043959877886503" calcext:value-type="float">
            <text:p>-0.0043959878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0.000435094" calcext:value-type="float">
            <text:p>0.000435094</text:p>
          </table:table-cell>
          <table:table-cell office:value-type="float" office:value="-0.00391936" calcext:value-type="float">
            <text:p>-0.00391936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0.00054543318051968" calcext:value-type="float">
            <text:p>0.0005454332</text:p>
          </table:table-cell>
          <table:table-cell table:style-name="ce7" office:value-type="float" office:value="-0.0049011762801472" calcext:value-type="float">
            <text:p>-0.0049011763</text:p>
          </table:table-cell>
          <table:table-cell/>
          <table:table-cell office:value-type="float" office:value="0.17" calcext:value-type="float">
            <text:p>0.17</text:p>
          </table:table-cell>
          <table:table-cell table:formula="of:=[.A18]" office:value-type="float" office:value="0.00054543318051968" calcext:value-type="float">
            <text:p>0.0005454332</text:p>
          </table:table-cell>
          <table:table-cell table:formula="of:=[.B18]" office:value-type="float" office:value="-0.0049011762801472" calcext:value-type="float">
            <text:p>-0.0049011763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0.000488604" calcext:value-type="float">
            <text:p>0.000488604</text:p>
          </table:table-cell>
          <table:table-cell office:value-type="float" office:value="-0.00439536" calcext:value-type="float">
            <text:p>-0.00439536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0.00060567720832199" calcext:value-type="float">
            <text:p>0.0006056772</text:p>
          </table:table-cell>
          <table:table-cell table:style-name="ce7" office:value-type="float" office:value="-0.0054364849144221" calcext:value-type="float">
            <text:p>-0.0054364849</text:p>
          </table:table-cell>
          <table:table-cell/>
          <table:table-cell office:value-type="float" office:value="0.18" calcext:value-type="float">
            <text:p>0.18</text:p>
          </table:table-cell>
          <table:table-cell table:formula="of:=[.A19]" office:value-type="float" office:value="0.00060567720832199" calcext:value-type="float">
            <text:p>0.0006056772</text:p>
          </table:table-cell>
          <table:table-cell table:formula="of:=[.B19]" office:value-type="float" office:value="-0.0054364849144221" calcext:value-type="float">
            <text:p>-0.0054364849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00545415" calcext:value-type="float">
            <text:p>0.000545415</text:p>
          </table:table-cell>
          <table:table-cell office:value-type="float" office:value="-0.00490051" calcext:value-type="float">
            <text:p>-0.0049005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0.000669467221" calcext:value-type="float">
            <text:p>0.0006694672</text:p>
          </table:table-cell>
          <table:table-cell table:style-name="ce7" office:value-type="float" office:value="-0.00600314077" calcext:value-type="float">
            <text:p>-0.0060031408</text:p>
          </table:table-cell>
          <table:table-cell/>
          <table:table-cell office:value-type="float" office:value="0.19" calcext:value-type="float">
            <text:p>0.19</text:p>
          </table:table-cell>
          <table:table-cell table:formula="of:=[.A20]" office:value-type="float" office:value="0.000669467221" calcext:value-type="float">
            <text:p>0.0006694672</text:p>
          </table:table-cell>
          <table:table-cell table:formula="of:=[.B20]" office:value-type="float" office:value="-0.00600314077" calcext:value-type="float">
            <text:p>-0.0060031408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0.000605644" calcext:value-type="float">
            <text:p>0.000605644</text:p>
          </table:table-cell>
          <table:table-cell office:value-type="float" office:value="-0.00543588" calcext:value-type="float">
            <text:p>-0.0054358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0.00073695511321601" calcext:value-type="float">
            <text:p>0.0007369551</text:p>
          </table:table-cell>
          <table:table-cell table:style-name="ce7" office:value-type="float" office:value="-0.0066025400070979" calcext:value-type="float">
            <text:p>-0.00660254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A21]" office:value-type="float" office:value="0.00073695511321601" calcext:value-type="float">
            <text:p>0.0007369551</text:p>
          </table:table-cell>
          <table:table-cell table:formula="of:=[.B21]" office:value-type="float" office:value="-0.0066025400070979" calcext:value-type="float">
            <text:p>-0.0066025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00669425" calcext:value-type="float">
            <text:p>0.000669425</text:p>
          </table:table-cell>
          <table:table-cell office:value-type="float" office:value="-0.0060027" calcext:value-type="float">
            <text:p>-0.0060027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0.00080831187808832" calcext:value-type="float">
            <text:p>0.0008083119</text:p>
          </table:table-cell>
          <table:table-cell table:style-name="ce7" office:value-type="float" office:value="-0.0072362499241728" calcext:value-type="float">
            <text:p>-0.0072362499</text:p>
          </table:table-cell>
          <table:table-cell/>
          <table:table-cell office:value-type="float" office:value="0.21" calcext:value-type="float">
            <text:p>0.21</text:p>
          </table:table-cell>
          <table:table-cell table:formula="of:=[.A22]" office:value-type="float" office:value="0.00080831187808832" calcext:value-type="float">
            <text:p>0.0008083119</text:p>
          </table:table-cell>
          <table:table-cell table:formula="of:=[.B22]" office:value-type="float" office:value="-0.0072362499241728" calcext:value-type="float">
            <text:p>-0.0072362499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0.000736911" calcext:value-type="float">
            <text:p>0.000736911</text:p>
          </table:table-cell>
          <table:table-cell office:value-type="float" office:value="-0.00660233" calcext:value-type="float">
            <text:p>-0.00660233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0.00088372790323243" calcext:value-type="float">
            <text:p>0.0008837279</text:p>
          </table:table-cell>
          <table:table-cell table:style-name="ce7" office:value-type="float" office:value="-0.0079060110144697" calcext:value-type="float">
            <text:p>-0.007906011</text:p>
          </table:table-cell>
          <table:table-cell/>
          <table:table-cell office:value-type="float" office:value="0.22" calcext:value-type="float">
            <text:p>0.22</text:p>
          </table:table-cell>
          <table:table-cell table:formula="of:=[.A23]" office:value-type="float" office:value="0.00088372790323243" calcext:value-type="float">
            <text:p>0.0008837279</text:p>
          </table:table-cell>
          <table:table-cell table:formula="of:=[.B23]" office:value-type="float" office:value="-0.0079060110144697" calcext:value-type="float">
            <text:p>-0.007906011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0.000808273" calcext:value-type="float">
            <text:p>0.000808273</text:p>
          </table:table-cell>
          <table:table-cell office:value-type="float" office:value="-0.00723633" calcext:value-type="float">
            <text:p>-0.00723633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0.00096341326680224" calcext:value-type="float">
            <text:p>0.0009634133</text:p>
          </table:table-cell>
          <table:table-cell table:style-name="ce7" office:value-type="float" office:value="-0.0086137390225696" calcext:value-type="float">
            <text:p>-0.008613739</text:p>
          </table:table-cell>
          <table:table-cell/>
          <table:table-cell office:value-type="float" office:value="0.23" calcext:value-type="float">
            <text:p>0.23</text:p>
          </table:table-cell>
          <table:table-cell table:formula="of:=[.A24]" office:value-type="float" office:value="0.00096341326680224" calcext:value-type="float">
            <text:p>0.0009634133</text:p>
          </table:table-cell>
          <table:table-cell table:formula="of:=[.B24]" office:value-type="float" office:value="-0.0086137390225696" calcext:value-type="float">
            <text:p>-0.008613739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float" office:value="0.0008837" calcext:value-type="float">
            <text:p>0.0008837</text:p>
          </table:table-cell>
          <table:table-cell office:value-type="float" office:value="-0.00790639" calcext:value-type="float">
            <text:p>-0.00790639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0.00104759803353125" calcext:value-type="float">
            <text:p>0.001047598</text:p>
          </table:table-cell>
          <table:table-cell table:style-name="ce7" office:value-type="float" office:value="-0.0093615270009375" calcext:value-type="float">
            <text:p>-0.009361527</text:p>
          </table:table-cell>
          <table:table-cell/>
          <table:table-cell office:value-type="float" office:value="0.24" calcext:value-type="float">
            <text:p>0.24</text:p>
          </table:table-cell>
          <table:table-cell table:formula="of:=[.A25]" office:value-type="float" office:value="0.00104759803353125" calcext:value-type="float">
            <text:p>0.001047598</text:p>
          </table:table-cell>
          <table:table-cell table:formula="of:=[.B25]" office:value-type="float" office:value="-0.0093615270009375" calcext:value-type="float">
            <text:p>-0.009361527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0009634" calcext:value-type="float">
            <text:p>0.0009634</text:p>
          </table:table-cell>
          <table:table-cell office:value-type="float" office:value="-0.00861438" calcext:value-type="float">
            <text:p>-0.0086143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0.00113653255077376" calcext:value-type="float">
            <text:p>0.0011365326</text:p>
          </table:table-cell>
          <table:table-cell table:style-name="ce7" office:value-type="float" office:value="-0.0101516473664704" calcext:value-type="float">
            <text:p>-0.0101516474</text:p>
          </table:table-cell>
          <table:table-cell/>
          <table:table-cell office:value-type="float" office:value="0.25" calcext:value-type="float">
            <text:p>0.25</text:p>
          </table:table-cell>
          <table:table-cell table:formula="of:=[.A26]" office:value-type="float" office:value="0.00113653255077376" calcext:value-type="float">
            <text:p>0.0011365326</text:p>
          </table:table-cell>
          <table:table-cell table:formula="of:=[.B26]" office:value-type="float" office:value="-0.0101516473664704" calcext:value-type="float">
            <text:p>-0.0101516474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0010476" calcext:value-type="float">
            <text:p>0.0010476</text:p>
          </table:table-cell>
          <table:table-cell office:value-type="float" office:value="-0.00936235" calcext:value-type="float">
            <text:p>-0.00936235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0.00123048774454607" calcext:value-type="float">
            <text:p>0.0012304877</text:p>
          </table:table-cell>
          <table:table-cell table:style-name="ce7" office:value-type="float" office:value="-0.0109865539570453" calcext:value-type="float">
            <text:p>-0.010986554</text:p>
          </table:table-cell>
          <table:table-cell/>
          <table:table-cell office:value-type="float" office:value="0.26" calcext:value-type="float">
            <text:p>0.26</text:p>
          </table:table-cell>
          <table:table-cell table:formula="of:=[.A27]" office:value-type="float" office:value="0.00123048774454607" calcext:value-type="float">
            <text:p>0.0012304877</text:p>
          </table:table-cell>
          <table:table-cell table:formula="of:=[.B27]" office:value-type="float" office:value="-0.0109865539570453" calcext:value-type="float">
            <text:p>-0.010986554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00113655" calcext:value-type="float">
            <text:p>0.00113655</text:p>
          </table:table-cell>
          <table:table-cell office:value-type="float" office:value="-0.0101525" calcext:value-type="float">
            <text:p>-0.0101525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0.00132975541556768" calcext:value-type="float">
            <text:p>0.0013297554</text:p>
          </table:table-cell>
          <table:table-cell table:style-name="ce7" office:value-type="float" office:value="-0.0118688840880672" calcext:value-type="float">
            <text:p>-0.0118688841</text:p>
          </table:table-cell>
          <table:table-cell/>
          <table:table-cell office:value-type="float" office:value="0.27" calcext:value-type="float">
            <text:p>0.27</text:p>
          </table:table-cell>
          <table:table-cell table:formula="of:=[.A28]" office:value-type="float" office:value="0.00132975541556768" calcext:value-type="float">
            <text:p>0.0013297554</text:p>
          </table:table-cell>
          <table:table-cell table:formula="of:=[.B28]" office:value-type="float" office:value="-0.0118688840880672" calcext:value-type="float">
            <text:p>-0.0118688841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00123051" calcext:value-type="float">
            <text:p>0.00123051</text:p>
          </table:table-cell>
          <table:table-cell office:value-type="float" office:value="-0.0109873" calcext:value-type="float">
            <text:p>-0.0109873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0.00143464853530249" calcext:value-type="float">
            <text:p>0.0014346485</text:p>
          </table:table-cell>
          <table:table-cell table:style-name="ce7" office:value-type="float" office:value="-0.0128014606090171" calcext:value-type="float">
            <text:p>-0.0128014606</text:p>
          </table:table-cell>
          <table:table-cell/>
          <table:table-cell office:value-type="float" office:value="0.28" calcext:value-type="float">
            <text:p>0.28</text:p>
          </table:table-cell>
          <table:table-cell table:formula="of:=[.A29]" office:value-type="float" office:value="0.00143464853530249" calcext:value-type="float">
            <text:p>0.0014346485</text:p>
          </table:table-cell>
          <table:table-cell table:formula="of:=[.B29]" office:value-type="float" office:value="-0.0128014606090171" calcext:value-type="float">
            <text:p>-0.0128014606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00132978" calcext:value-type="float">
            <text:p>0.00132978</text:p>
          </table:table-cell>
          <table:table-cell office:value-type="float" office:value="-0.0118691" calcext:value-type="float">
            <text:p>-0.011869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0.001545501542" calcext:value-type="float">
            <text:p>0.0015455015</text:p>
          </table:table-cell>
          <table:table-cell table:style-name="ce7" office:value-type="float" office:value="-0.01378729396" calcext:value-type="float">
            <text:p>-0.013787294</text:p>
          </table:table-cell>
          <table:table-cell/>
          <table:table-cell office:value-type="float" office:value="0.29" calcext:value-type="float">
            <text:p>0.29</text:p>
          </table:table-cell>
          <table:table-cell table:formula="of:=[.A30]" office:value-type="float" office:value="0.001545501542" calcext:value-type="float">
            <text:p>0.0015455015</text:p>
          </table:table-cell>
          <table:table-cell table:formula="of:=[.B30]" office:value-type="float" office:value="-0.01378729396" calcext:value-type="float">
            <text:p>-0.013787294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0.00143467" calcext:value-type="float">
            <text:p>0.00143467</text:p>
          </table:table-cell>
          <table:table-cell office:value-type="float" office:value="-0.012801" calcext:value-type="float">
            <text:p>-0.01280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0.00166267063673651" calcext:value-type="float">
            <text:p>0.0016626706</text:p>
          </table:table-cell>
          <table:table-cell table:style-name="ce7" office:value-type="float" office:value="-0.0148295842282929" calcext:value-type="float">
            <text:p>-0.0148295842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A31]" office:value-type="float" office:value="0.00166267063673651" calcext:value-type="float">
            <text:p>0.0016626706</text:p>
          </table:table-cell>
          <table:table-cell table:formula="of:=[.B31]" office:value-type="float" office:value="-0.0148295842282929" calcext:value-type="float">
            <text:p>-0.014829584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00154551" calcext:value-type="float">
            <text:p>0.00154551</text:p>
          </table:table-cell>
          <table:table-cell office:value-type="float" office:value="-0.0137858" calcext:value-type="float">
            <text:p>-0.013785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0.00178653407945632" calcext:value-type="float">
            <text:p>0.0017865341</text:p>
          </table:table-cell>
          <table:table-cell table:style-name="ce7" office:value-type="float" office:value="-0.0159317232048928" calcext:value-type="float">
            <text:p>-0.0159317232</text:p>
          </table:table-cell>
          <table:table-cell/>
          <table:table-cell office:value-type="float" office:value="0.31" calcext:value-type="float">
            <text:p>0.31</text:p>
          </table:table-cell>
          <table:table-cell table:formula="of:=[.A32]" office:value-type="float" office:value="0.00178653407945632" calcext:value-type="float">
            <text:p>0.0017865341</text:p>
          </table:table-cell>
          <table:table-cell table:formula="of:=[.B32]" office:value-type="float" office:value="-0.0159317232048928" calcext:value-type="float">
            <text:p>-0.0159317232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0.00166267" calcext:value-type="float">
            <text:p>0.00166267</text:p>
          </table:table-cell>
          <table:table-cell office:value-type="float" office:value="-0.0148279" calcext:value-type="float">
            <text:p>-0.0148279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0.00191749248501293" calcext:value-type="float">
            <text:p>0.0019174925</text:p>
          </table:table-cell>
          <table:table-cell table:style-name="ce7" office:value-type="float" office:value="-0.0170972964410647" calcext:value-type="float">
            <text:p>-0.0170972964</text:p>
          </table:table-cell>
          <table:table-cell/>
          <table:table-cell office:value-type="float" office:value="0.32" calcext:value-type="float">
            <text:p>0.32</text:p>
          </table:table-cell>
          <table:table-cell table:formula="of:=[.A33]" office:value-type="float" office:value="0.00191749248501293" calcext:value-type="float">
            <text:p>0.0019174925</text:p>
          </table:table-cell>
          <table:table-cell table:formula="of:=[.B33]" office:value-type="float" office:value="-0.0170972964410647" calcext:value-type="float">
            <text:p>-0.0170972964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00178652" calcext:value-type="float">
            <text:p>0.00178652</text:p>
          </table:table-cell>
          <table:table-cell office:value-type="float" office:value="-0.0159325" calcext:value-type="float">
            <text:p>-0.0159325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0.00205596911921024" calcext:value-type="float">
            <text:p>0.0020559691</text:p>
          </table:table-cell>
          <table:table-cell table:style-name="ce7" office:value-type="float" office:value="-0.0183300853048896" calcext:value-type="float">
            <text:p>-0.0183300853</text:p>
          </table:table-cell>
          <table:table-cell/>
          <table:table-cell office:value-type="float" office:value="0.33" calcext:value-type="float">
            <text:p>0.33</text:p>
          </table:table-cell>
          <table:table-cell table:formula="of:=[.A34]" office:value-type="float" office:value="0.00205596911921024" calcext:value-type="float">
            <text:p>0.0020559691</text:p>
          </table:table-cell>
          <table:table-cell table:formula="of:=[.B34]" office:value-type="float" office:value="-0.0183300853048896" calcext:value-type="float">
            <text:p>-0.0183300853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00191748" calcext:value-type="float">
            <text:p>0.00191748</text:p>
          </table:table-cell>
          <table:table-cell office:value-type="float" office:value="-0.0170981" calcext:value-type="float">
            <text:p>-0.017098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17004684283054" calcext:value-type="float">
            <text:p>0.0021700468</text:p>
          </table:table-cell>
          <table:table-cell office:value-type="float" office:value="-0.019380312379461" calcext:value-type="float">
            <text:p>-0.0193803124</text:p>
          </table:table-cell>
          <table:table-cell/>
          <table:table-cell office:value-type="float" office:value="0.34" calcext:value-type="float">
            <text:p>0.34</text:p>
          </table:table-cell>
          <table:table-cell table:formula="of:=[.A35]" office:value-type="float" office:value="0.00217004684283054" calcext:value-type="float">
            <text:p>0.0021700468</text:p>
          </table:table-cell>
          <table:table-cell table:formula="of:=[.B35]" office:value-type="float" office:value="-0.019380312379461" calcext:value-type="float">
            <text:p>-0.0193803124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00205599" calcext:value-type="float">
            <text:p>0.00205599</text:p>
          </table:table-cell>
          <table:table-cell office:value-type="float" office:value="-0.018286" calcext:value-type="float">
            <text:p>-0.018286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29625356624384" calcext:value-type="float">
            <text:p>0.0022962536</text:p>
          </table:table-cell>
          <table:table-cell office:value-type="float" office:value="-0.0203328675284544" calcext:value-type="float">
            <text:p>-0.0203328675</text:p>
          </table:table-cell>
          <table:table-cell/>
          <table:table-cell office:value-type="float" office:value="0.35" calcext:value-type="float">
            <text:p>0.35</text:p>
          </table:table-cell>
          <table:table-cell table:formula="of:=[.A36]" office:value-type="float" office:value="0.00229625356624384" calcext:value-type="float">
            <text:p>0.0022962536</text:p>
          </table:table-cell>
          <table:table-cell table:formula="of:=[.B36]" office:value-type="float" office:value="-0.0203328675284544" calcext:value-type="float">
            <text:p>-0.0203328675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00220252" calcext:value-type="float">
            <text:p>0.00220252</text:p>
          </table:table-cell>
          <table:table-cell office:value-type="float" office:value="-0.0194083" calcext:value-type="float">
            <text:p>-0.01940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243497590628114" calcext:value-type="float">
            <text:p>0.0024349759</text:p>
          </table:table-cell>
          <table:table-cell office:value-type="float" office:value="-0.0211897841731998" calcext:value-type="float">
            <text:p>-0.0211897842</text:p>
          </table:table-cell>
          <table:table-cell/>
          <table:table-cell office:value-type="float" office:value="0.36" calcext:value-type="float">
            <text:p>0.36</text:p>
          </table:table-cell>
          <table:table-cell table:formula="of:=[.A37]" office:value-type="float" office:value="0.00243497590628114" calcext:value-type="float">
            <text:p>0.0024349759</text:p>
          </table:table-cell>
          <table:table-cell table:formula="of:=[.B37]" office:value-type="float" office:value="-0.0211897841731998" calcext:value-type="float">
            <text:p>-0.0211897842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0.00235757" calcext:value-type="float">
            <text:p>0.00235757</text:p>
          </table:table-cell>
          <table:table-cell office:value-type="float" office:value="-0.0204262" calcext:value-type="float">
            <text:p>-0.02042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258662103682944" calcext:value-type="float">
            <text:p>0.002586621</text:p>
          </table:table-cell>
          <table:table-cell office:value-type="float" office:value="-0.0219529301754432" calcext:value-type="float">
            <text:p>-0.0219529302</text:p>
          </table:table-cell>
          <table:table-cell/>
          <table:table-cell office:value-type="float" office:value="0.37" calcext:value-type="float">
            <text:p>0.37</text:p>
          </table:table-cell>
          <table:table-cell table:formula="of:=[.A38]" office:value-type="float" office:value="0.00258662103682944" calcext:value-type="float">
            <text:p>0.002586621</text:p>
          </table:table-cell>
          <table:table-cell table:formula="of:=[.B38]" office:value-type="float" office:value="-0.0219529301754432" calcext:value-type="float">
            <text:p>-0.0219529302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0.00252174" calcext:value-type="float">
            <text:p>0.00252174</text:p>
          </table:table-cell>
          <table:table-cell office:value-type="float" office:value="-0.0213377" calcext:value-type="float">
            <text:p>-0.02133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275162190514774" calcext:value-type="float">
            <text:p>0.0027516219</text:p>
          </table:table-cell>
          <table:table-cell office:value-type="float" office:value="-0.0226239966655146" calcext:value-type="float">
            <text:p>-0.0226239967</text:p>
          </table:table-cell>
          <table:table-cell/>
          <table:table-cell office:value-type="float" office:value="0.38" calcext:value-type="float">
            <text:p>0.38</text:p>
          </table:table-cell>
          <table:table-cell table:formula="of:=[.A39]" office:value-type="float" office:value="0.00275162190514774" calcext:value-type="float">
            <text:p>0.0027516219</text:p>
          </table:table-cell>
          <table:table-cell table:formula="of:=[.B39]" office:value-type="float" office:value="-0.0226239966655146" calcext:value-type="float">
            <text:p>-0.0226239967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00269591" calcext:value-type="float">
            <text:p>0.00269591</text:p>
          </table:table-cell>
          <table:table-cell office:value-type="float" office:value="-0.0221466" calcext:value-type="float">
            <text:p>-0.02214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293044244818304" calcext:value-type="float">
            <text:p>0.0029304424</text:p>
          </table:table-cell>
          <table:table-cell office:value-type="float" office:value="-0.023204486870496" calcext:value-type="float">
            <text:p>-0.0232044869</text:p>
          </table:table-cell>
          <table:table-cell/>
          <table:table-cell office:value-type="float" office:value="0.39" calcext:value-type="float">
            <text:p>0.39</text:p>
          </table:table-cell>
          <table:table-cell table:formula="of:=[.A40]" office:value-type="float" office:value="0.00293044244818304" calcext:value-type="float">
            <text:p>0.0029304424</text:p>
          </table:table-cell>
          <table:table-cell table:formula="of:=[.B40]" office:value-type="float" office:value="-0.023204486870496" calcext:value-type="float">
            <text:p>-0.0232044869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00288082" calcext:value-type="float">
            <text:p>0.00288082</text:p>
          </table:table-cell>
          <table:table-cell office:value-type="float" office:value="-0.0228562" calcext:value-type="float">
            <text:p>-0.02285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312358280888634" calcext:value-type="float">
            <text:p>0.0031235828</text:p>
          </table:table-cell>
          <table:table-cell office:value-type="float" office:value="-0.0236957049423894" calcext:value-type="float">
            <text:p>-0.0236957049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[.A41]" office:value-type="float" office:value="0.00312358280888634" calcext:value-type="float">
            <text:p>0.0031235828</text:p>
          </table:table-cell>
          <table:table-cell table:formula="of:=[.B41]" office:value-type="float" office:value="-0.0236957049423894" calcext:value-type="float">
            <text:p>-0.023695704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00307711" calcext:value-type="float">
            <text:p>0.00307711</text:p>
          </table:table-cell>
          <table:table-cell office:value-type="float" office:value="-0.023469" calcext:value-type="float">
            <text:p>-0.0234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333158455252864" calcext:value-type="float">
            <text:p>0.0033315846</text:p>
          </table:table-cell>
          <table:table-cell office:value-type="float" office:value="-0.0240987447862848" calcext:value-type="float">
            <text:p>-0.0240987448</text:p>
          </table:table-cell>
          <table:table-cell/>
          <table:table-cell office:value-type="float" office:value="0.41" calcext:value-type="float">
            <text:p>0.41</text:p>
          </table:table-cell>
          <table:table-cell table:formula="of:=[.A42]" office:value-type="float" office:value="0.00333158455252864" calcext:value-type="float">
            <text:p>0.0033315846</text:p>
          </table:table-cell>
          <table:table-cell table:formula="of:=[.B42]" office:value-type="float" office:value="-0.0240987447862848" calcext:value-type="float">
            <text:p>-0.0240987448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0.00328542" calcext:value-type="float">
            <text:p>0.00328542</text:p>
          </table:table-cell>
          <table:table-cell office:value-type="float" office:value="-0.0239871" calcext:value-type="float">
            <text:p>-0.02398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355503588301694" calcext:value-type="float">
            <text:p>0.0035550359</text:p>
          </table:table-cell>
          <table:table-cell office:value-type="float" office:value="-0.0244144788885282" calcext:value-type="float">
            <text:p>-0.0244144789</text:p>
          </table:table-cell>
          <table:table-cell/>
          <table:table-cell office:value-type="float" office:value="0.42" calcext:value-type="float">
            <text:p>0.42</text:p>
          </table:table-cell>
          <table:table-cell table:formula="of:=[.A43]" office:value-type="float" office:value="0.00355503588301694" calcext:value-type="float">
            <text:p>0.0035550359</text:p>
          </table:table-cell>
          <table:table-cell table:formula="of:=[.B43]" office:value-type="float" office:value="-0.0244144788885282" calcext:value-type="float">
            <text:p>-0.0244144789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0.00350648" calcext:value-type="float">
            <text:p>0.00350648</text:p>
          </table:table-cell>
          <table:table-cell office:value-type="float" office:value="-0.0244124" calcext:value-type="float">
            <text:p>-0.0244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379457685921024" calcext:value-type="float">
            <text:p>0.0037945769</text:p>
          </table:table-cell>
          <table:table-cell office:value-type="float" office:value="-0.0246435471448896" calcext:value-type="float">
            <text:p>-0.0246435471</text:p>
          </table:table-cell>
          <table:table-cell/>
          <table:table-cell office:value-type="float" office:value="0.43" calcext:value-type="float">
            <text:p>0.43</text:p>
          </table:table-cell>
          <table:table-cell table:formula="of:=[.A44]" office:value-type="float" office:value="0.00379457685921024" calcext:value-type="float">
            <text:p>0.0037945769</text:p>
          </table:table-cell>
          <table:table-cell table:formula="of:=[.B44]" office:value-type="float" office:value="-0.0246435471448896" calcext:value-type="float">
            <text:p>-0.0246435471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0.00374103" calcext:value-type="float">
            <text:p>0.00374103</text:p>
          </table:table-cell>
          <table:table-cell office:value-type="float" office:value="-0.0247461" calcext:value-type="float">
            <text:p>-0.02474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405090461123554" calcext:value-type="float">
            <text:p>0.0040509046</text:p>
          </table:table-cell>
          <table:table-cell office:value-type="float" office:value="-0.024786345688731" calcext:value-type="float">
            <text:p>-0.0247863457</text:p>
          </table:table-cell>
          <table:table-cell/>
          <table:table-cell office:value-type="float" office:value="0.44" calcext:value-type="float">
            <text:p>0.44</text:p>
          </table:table-cell>
          <table:table-cell table:formula="of:=[.A45]" office:value-type="float" office:value="0.00405090461123554" calcext:value-type="float">
            <text:p>0.0040509046</text:p>
          </table:table-cell>
          <table:table-cell table:formula="of:=[.B45]" office:value-type="float" office:value="-0.024786345688731" calcext:value-type="float">
            <text:p>-0.0247863457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0.00398988" calcext:value-type="float">
            <text:p>0.00398988</text:p>
          </table:table-cell>
          <table:table-cell office:value-type="float" office:value="-0.0249896" calcext:value-type="float">
            <text:p>-0.02498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432477855680384" calcext:value-type="float">
            <text:p>0.0043247786</text:p>
          </table:table-cell>
          <table:table-cell office:value-type="float" office:value="-0.0248430157191744" calcext:value-type="float">
            <text:p>-0.0248430157</text:p>
          </table:table-cell>
          <table:table-cell/>
          <table:table-cell office:value-type="float" office:value="0.45" calcext:value-type="float">
            <text:p>0.45</text:p>
          </table:table-cell>
          <table:table-cell table:formula="of:=[.A46]" office:value-type="float" office:value="0.00432477855680384" calcext:value-type="float">
            <text:p>0.0043247786</text:p>
          </table:table-cell>
          <table:table-cell table:formula="of:=[.B46]" office:value-type="float" office:value="-0.0248430157191744" calcext:value-type="float">
            <text:p>-0.0248430157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00425389" calcext:value-type="float">
            <text:p>0.00425389</text:p>
          </table:table-cell>
          <table:table-cell office:value-type="float" office:value="-0.0251435" calcext:value-type="float">
            <text:p>-0.02514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461702561752614" calcext:value-type="float">
            <text:p>0.0046170256</text:p>
          </table:table-cell>
          <table:table-cell office:value-type="float" office:value="-0.0248134323292698" calcext:value-type="float">
            <text:p>-0.0248134323</text:p>
          </table:table-cell>
          <table:table-cell/>
          <table:table-cell office:value-type="float" office:value="0.46" calcext:value-type="float">
            <text:p>0.46</text:p>
          </table:table-cell>
          <table:table-cell table:formula="of:=[.A47]" office:value-type="float" office:value="0.00461702561752614" calcext:value-type="float">
            <text:p>0.0046170256</text:p>
          </table:table-cell>
          <table:table-cell table:formula="of:=[.B47]" office:value-type="float" office:value="-0.0248134323292698" calcext:value-type="float">
            <text:p>-0.0248134323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0.00453399" calcext:value-type="float">
            <text:p>0.00453399</text:p>
          </table:table-cell>
          <table:table-cell office:value-type="float" office:value="-0.0252083" calcext:value-type="float">
            <text:p>-0.02520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492854543522944" calcext:value-type="float">
            <text:p>0.0049285454</text:p>
          </table:table-cell>
          <table:table-cell office:value-type="float" office:value="-0.0246971933341632" calcext:value-type="float">
            <text:p>-0.0246971933</text:p>
          </table:table-cell>
          <table:table-cell/>
          <table:table-cell office:value-type="float" office:value="0.47" calcext:value-type="float">
            <text:p>0.47</text:p>
          </table:table-cell>
          <table:table-cell table:formula="of:=[.A48]" office:value-type="float" office:value="0.00492854543522944" calcext:value-type="float">
            <text:p>0.0049285454</text:p>
          </table:table-cell>
          <table:table-cell table:formula="of:=[.B48]" office:value-type="float" office:value="-0.0246971933341632" calcext:value-type="float">
            <text:p>-0.0246971933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00483117" calcext:value-type="float">
            <text:p>0.00483117</text:p>
          </table:table-cell>
          <table:table-cell office:value-type="float" office:value="-0.0251842" calcext:value-type="float">
            <text:p>-0.02518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526031558827274" calcext:value-type="float">
            <text:p>0.0052603156</text:p>
          </table:table-cell>
          <table:table-cell office:value-type="float" office:value="-0.0244936080992646" calcext:value-type="float">
            <text:p>-0.0244936081</text:p>
          </table:table-cell>
          <table:table-cell/>
          <table:table-cell office:value-type="float" office:value="0.48" calcext:value-type="float">
            <text:p>0.48</text:p>
          </table:table-cell>
          <table:table-cell table:formula="of:=[.A49]" office:value-type="float" office:value="0.00526031558827274" calcext:value-type="float">
            <text:p>0.0052603156</text:p>
          </table:table-cell>
          <table:table-cell table:formula="of:=[.B49]" office:value-type="float" office:value="-0.0244936080992646" calcext:value-type="float">
            <text:p>-0.0244936081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00514645" calcext:value-type="float">
            <text:p>0.00514645</text:p>
          </table:table-cell>
          <table:table-cell office:value-type="float" office:value="-0.0250711" calcext:value-type="float">
            <text:p>-0.02507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561339680786304" calcext:value-type="float">
            <text:p>0.0056133968</text:p>
          </table:table-cell>
          <table:table-cell office:value-type="float" office:value="-0.024201686368416" calcext:value-type="float">
            <text:p>-0.0242016864</text:p>
          </table:table-cell>
          <table:table-cell/>
          <table:table-cell office:value-type="float" office:value="0.49" calcext:value-type="float">
            <text:p>0.49</text:p>
          </table:table-cell>
          <table:table-cell table:formula="of:=[.A50]" office:value-type="float" office:value="0.00561339680786304" calcext:value-type="float">
            <text:p>0.0056133968</text:p>
          </table:table-cell>
          <table:table-cell table:formula="of:=[.B50]" office:value-type="float" office:value="-0.024201686368416" calcext:value-type="float">
            <text:p>-0.0242016864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0.00548097" calcext:value-type="float">
            <text:p>0.00548097</text:p>
          </table:table-cell>
          <table:table-cell office:value-type="float" office:value="-0.0248684" calcext:value-type="float">
            <text:p>-0.02486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598893819437134" calcext:value-type="float">
            <text:p>0.0059889382</text:p>
          </table:table-cell>
          <table:table-cell office:value-type="float" office:value="-0.0238201270920594" calcext:value-type="float">
            <text:p>-0.023820127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A51]" office:value-type="float" office:value="0.00598893819437134" calcext:value-type="float">
            <text:p>0.0059889382</text:p>
          </table:table-cell>
          <table:table-cell table:formula="of:=[.B51]" office:value-type="float" office:value="-0.0238201270920594" calcext:value-type="float">
            <text:p>-0.023820127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0583591" calcext:value-type="float">
            <text:p>0.00583591</text:p>
          </table:table-cell>
          <table:table-cell office:value-type="float" office:value="-0.0245754" calcext:value-type="float">
            <text:p>-0.02457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638818243364864" calcext:value-type="float">
            <text:p>0.0063881824</text:p>
          </table:table-cell>
          <table:table-cell office:value-type="float" office:value="-0.0233473072554048" calcext:value-type="float">
            <text:p>-0.0233473073</text:p>
          </table:table-cell>
          <table:table-cell/>
          <table:table-cell office:value-type="float" office:value="0.51" calcext:value-type="float">
            <text:p>0.51</text:p>
          </table:table-cell>
          <table:table-cell table:formula="of:=[.A52]" office:value-type="float" office:value="0.00638818243364864" calcext:value-type="float">
            <text:p>0.0063881824</text:p>
          </table:table-cell>
          <table:table-cell table:formula="of:=[.B52]" office:value-type="float" office:value="-0.0233473072554048" calcext:value-type="float">
            <text:p>-0.0233473073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0.00621252" calcext:value-type="float">
            <text:p>0.00621252</text:p>
          </table:table-cell>
          <table:table-cell office:value-type="float" office:value="-0.0241908" calcext:value-type="float">
            <text:p>-0.02419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681247101334194" calcext:value-type="float">
            <text:p>0.006812471</text:p>
          </table:table-cell>
          <table:table-cell office:value-type="float" office:value="-0.0227812707065982" calcext:value-type="float">
            <text:p>-0.0227812707</text:p>
          </table:table-cell>
          <table:table-cell/>
          <table:table-cell office:value-type="float" office:value="0.52" calcext:value-type="float">
            <text:p>0.52</text:p>
          </table:table-cell>
          <table:table-cell table:formula="of:=[.A53]" office:value-type="float" office:value="0.00681247101334194" calcext:value-type="float">
            <text:p>0.006812471</text:p>
          </table:table-cell>
          <table:table-cell table:formula="of:=[.B53]" office:value-type="float" office:value="-0.0227812707065982" calcext:value-type="float">
            <text:p>-0.0227812707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0.00661215" calcext:value-type="float">
            <text:p>0.00661215</text:p>
          </table:table-cell>
          <table:table-cell office:value-type="float" office:value="-0.0237134" calcext:value-type="float">
            <text:p>-0.02371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726324943921024" calcext:value-type="float">
            <text:p>0.0072632494</text:p>
          </table:table-cell>
          <table:table-cell office:value-type="float" office:value="-0.0221197169848896" calcext:value-type="float">
            <text:p>-0.022119717</text:p>
          </table:table-cell>
          <table:table-cell/>
          <table:table-cell office:value-type="float" office:value="0.53" calcext:value-type="float">
            <text:p>0.53</text:p>
          </table:table-cell>
          <table:table-cell table:formula="of:=[.A54]" office:value-type="float" office:value="0.00726324943921024" calcext:value-type="float">
            <text:p>0.0072632494</text:p>
          </table:table-cell>
          <table:table-cell table:formula="of:=[.B54]" office:value-type="float" office:value="-0.0221197169848896" calcext:value-type="float">
            <text:p>-0.022119717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00703624" calcext:value-type="float">
            <text:p>0.00703624</text:p>
          </table:table-cell>
          <table:table-cell office:value-type="float" office:value="-0.0231412" calcext:value-type="float">
            <text:p>-0.02314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774207245144054" calcext:value-type="float">
            <text:p>0.0077420725</text:p>
          </table:table-cell>
          <table:table-cell office:value-type="float" office:value="-0.021359990148801" calcext:value-type="float">
            <text:p>-0.0213599901</text:p>
          </table:table-cell>
          <table:table-cell/>
          <table:table-cell office:value-type="float" office:value="0.54" calcext:value-type="float">
            <text:p>0.54</text:p>
          </table:table-cell>
          <table:table-cell table:formula="of:=[.A55]" office:value-type="float" office:value="0.00774207245144054" calcext:value-type="float">
            <text:p>0.0077420725</text:p>
          </table:table-cell>
          <table:table-cell table:formula="of:=[.B55]" office:value-type="float" office:value="-0.021359990148801" calcext:value-type="float">
            <text:p>-0.0213599901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00748629" calcext:value-type="float">
            <text:p>0.00748629</text:p>
          </table:table-cell>
          <table:table-cell office:value-type="float" office:value="-0.0224722" calcext:value-type="float">
            <text:p>-0.02247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825060924096384" calcext:value-type="float">
            <text:p>0.0082506092</text:p>
          </table:table-cell>
          <table:table-cell office:value-type="float" office:value="-0.0204990676042944" calcext:value-type="float">
            <text:p>-0.0204990676</text:p>
          </table:table-cell>
          <table:table-cell/>
          <table:table-cell office:value-type="float" office:value="0.55" calcext:value-type="float">
            <text:p>0.55</text:p>
          </table:table-cell>
          <table:table-cell table:formula="of:=[.A56]" office:value-type="float" office:value="0.00825060924096384" calcext:value-type="float">
            <text:p>0.0082506092</text:p>
          </table:table-cell>
          <table:table-cell table:formula="of:=[.B56]" office:value-type="float" office:value="-0.0204990676042944" calcext:value-type="float">
            <text:p>-0.0204990676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00796392" calcext:value-type="float">
            <text:p>0.00796392</text:p>
          </table:table-cell>
          <table:table-cell office:value-type="float" office:value="-0.0217038" calcext:value-type="float">
            <text:p>-0.02170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879064866577114" calcext:value-type="float">
            <text:p>0.0087906487</text:p>
          </table:table-cell>
          <table:table-cell office:value-type="float" office:value="-0.0195335489329398" calcext:value-type="float">
            <text:p>-0.0195335489</text:p>
          </table:table-cell>
          <table:table-cell/>
          <table:table-cell office:value-type="float" office:value="0.56" calcext:value-type="float">
            <text:p>0.56</text:p>
          </table:table-cell>
          <table:table-cell table:formula="of:=[.A57]" office:value-type="float" office:value="0.00879064866577114" calcext:value-type="float">
            <text:p>0.0087906487</text:p>
          </table:table-cell>
          <table:table-cell table:formula="of:=[.B57]" office:value-type="float" office:value="-0.0195335489329398" calcext:value-type="float">
            <text:p>-0.0195335489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0.00847085" calcext:value-type="float">
            <text:p>0.00847085</text:p>
          </table:table-cell>
          <table:table-cell office:value-type="float" office:value="-0.0208332" calcext:value-type="float">
            <text:p>-0.02083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936410446722944" calcext:value-type="float">
            <text:p>0.0093641045</text:p>
          </table:table-cell>
          <table:table-cell office:value-type="float" office:value="-0.0184596447200832" calcext:value-type="float">
            <text:p>-0.0184596447</text:p>
          </table:table-cell>
          <table:table-cell/>
          <table:table-cell office:value-type="float" office:value="0.57" calcext:value-type="float">
            <text:p>0.57</text:p>
          </table:table-cell>
          <table:table-cell table:formula="of:=[.A58]" office:value-type="float" office:value="0.00936410446722944" calcext:value-type="float">
            <text:p>0.0093641045</text:p>
          </table:table-cell>
          <table:table-cell table:formula="of:=[.B58]" office:value-type="float" office:value="-0.0184596447200832" calcext:value-type="float">
            <text:p>-0.0184596447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0.00900891" calcext:value-type="float">
            <text:p>0.00900891</text:p>
          </table:table-cell>
          <table:table-cell office:value-type="float" office:value="-0.0198573" calcext:value-type="float">
            <text:p>-0.01985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997302048639774" calcext:value-type="float">
            <text:p>0.0099730205</text:p>
          </table:table-cell>
          <table:table-cell office:value-type="float" office:value="-0.0172731653830146" calcext:value-type="float">
            <text:p>-0.0172731654</text:p>
          </table:table-cell>
          <table:table-cell/>
          <table:table-cell office:value-type="float" office:value="0.58" calcext:value-type="float">
            <text:p>0.58</text:p>
          </table:table-cell>
          <table:table-cell table:formula="of:=[.A59]" office:value-type="float" office:value="0.00997302048639774" calcext:value-type="float">
            <text:p>0.0099730205</text:p>
          </table:table-cell>
          <table:table-cell table:formula="of:=[.B59]" office:value-type="float" office:value="-0.0172731653830146" calcext:value-type="float">
            <text:p>-0.0172731654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0.00958003" calcext:value-type="float">
            <text:p>0.00958003</text:p>
          </table:table-cell>
          <table:table-cell office:value-type="float" office:value="-0.0187723" calcext:value-type="float">
            <text:p>-0.01877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10619575880343" calcext:value-type="float">
            <text:p>0.0106195759</text:p>
          </table:table-cell>
          <table:table-cell office:value-type="float" office:value="-0.015969509999136" calcext:value-type="float">
            <text:p>-0.01596951</text:p>
          </table:table-cell>
          <table:table-cell/>
          <table:table-cell office:value-type="float" office:value="0.59" calcext:value-type="float">
            <text:p>0.59</text:p>
          </table:table-cell>
          <table:table-cell table:formula="of:=[.A60]" office:value-type="float" office:value="0.010619575880343" calcext:value-type="float">
            <text:p>0.0106195759</text:p>
          </table:table-cell>
          <table:table-cell table:formula="of:=[.B60]" office:value-type="float" office:value="-0.015969509999136" calcext:value-type="float">
            <text:p>-0.01596951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0.0101863" calcext:value-type="float">
            <text:p>0.0101863</text:p>
          </table:table-cell>
          <table:table-cell office:value-type="float" office:value="-0.0175744" calcext:value-type="float">
            <text:p>-0.01757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113060903384563" calcext:value-type="float">
            <text:p>0.0113060903</text:p>
          </table:table-cell>
          <table:table-cell office:value-type="float" office:value="-0.0145436551341294" calcext:value-type="float">
            <text:p>-0.0145436551</text:p>
          </table:table-cell>
          <table:table-cell/>
          <table:table-cell office:value-type="float" office:value="0.6" calcext:value-type="float">
            <text:p>0.6</text:p>
          </table:table-cell>
          <table:table-cell table:formula="of:=[.A61]" office:value-type="float" office:value="0.0113060903384563" calcext:value-type="float">
            <text:p>0.0113060903</text:p>
          </table:table-cell>
          <table:table-cell table:formula="of:=[.B61]" office:value-type="float" office:value="-0.0145436551341294" calcext:value-type="float">
            <text:p>-0.014543655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0108298" calcext:value-type="float">
            <text:p>0.0108298</text:p>
          </table:table-cell>
          <table:table-cell office:value-type="float" office:value="-0.0162591" calcext:value-type="float">
            <text:p>-0.01625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120350292987686" calcext:value-type="float">
            <text:p>0.0120350293</text:p>
          </table:table-cell>
          <table:table-cell office:value-type="float" office:value="-0.0129901436701248" calcext:value-type="float">
            <text:p>-0.0129901437</text:p>
          </table:table-cell>
          <table:table-cell/>
          <table:table-cell office:value-type="float" office:value="0.61" calcext:value-type="float">
            <text:p>0.61</text:p>
          </table:table-cell>
          <table:table-cell table:formula="of:=[.A62]" office:value-type="float" office:value="0.0120350292987686" calcext:value-type="float">
            <text:p>0.0120350293</text:p>
          </table:table-cell>
          <table:table-cell table:formula="of:=[.B62]" office:value-type="float" office:value="-0.0129901436701248" calcext:value-type="float">
            <text:p>-0.0129901437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011513" calcext:value-type="float">
            <text:p>0.011513</text:p>
          </table:table-cell>
          <table:table-cell office:value-type="float" office:value="-0.0148216" calcext:value-type="float">
            <text:p>-0.01482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128090091642669" calcext:value-type="float">
            <text:p>0.0128090092</text:p>
          </table:table-cell>
          <table:table-cell office:value-type="float" office:value="-0.0113030736338682" calcext:value-type="float">
            <text:p>-0.0113030736</text:p>
          </table:table-cell>
          <table:table-cell/>
          <table:table-cell office:value-type="float" office:value="0.62" calcext:value-type="float">
            <text:p>0.62</text:p>
          </table:table-cell>
          <table:table-cell table:formula="of:=[.A63]" office:value-type="float" office:value="0.0128090091642669" calcext:value-type="float">
            <text:p>0.0128090092</text:p>
          </table:table-cell>
          <table:table-cell table:formula="of:=[.B63]" office:value-type="float" office:value="-0.0113030736338682" calcext:value-type="float">
            <text:p>-0.0113030736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0.0122383" calcext:value-type="float">
            <text:p>0.0122383</text:p>
          </table:table-cell>
          <table:table-cell office:value-type="float" office:value="-0.0132567" calcext:value-type="float">
            <text:p>-0.01325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136308025192102" calcext:value-type="float">
            <text:p>0.0136308025</text:p>
          </table:table-cell>
          <table:table-cell office:value-type="float" office:value="-0.00947608702488961" calcext:value-type="float">
            <text:p>-0.009476087</text:p>
          </table:table-cell>
          <table:table-cell/>
          <table:table-cell office:value-type="float" office:value="0.63" calcext:value-type="float">
            <text:p>0.63</text:p>
          </table:table-cell>
          <table:table-cell table:formula="of:=[.A64]" office:value-type="float" office:value="0.0136308025192102" calcext:value-type="float">
            <text:p>0.0136308025</text:p>
          </table:table-cell>
          <table:table-cell table:formula="of:=[.B64]" office:value-type="float" office:value="-0.00947608702488961" calcext:value-type="float">
            <text:p>-0.009476087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0130082" calcext:value-type="float">
            <text:p>0.0130082</text:p>
          </table:table-cell>
          <table:table-cell office:value-type="float" office:value="-0.0115588" calcext:value-type="float">
            <text:p>-0.01155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145033433454455" calcext:value-type="float">
            <text:p>0.0145033433</text:p>
          </table:table-cell>
          <table:table-cell office:value-type="float" office:value="-0.007502358643671" calcext:value-type="float">
            <text:p>-0.0075023586</text:p>
          </table:table-cell>
          <table:table-cell/>
          <table:table-cell office:value-type="float" office:value="0.64" calcext:value-type="float">
            <text:p>0.64</text:p>
          </table:table-cell>
          <table:table-cell table:formula="of:=[.A65]" office:value-type="float" office:value="0.0145033433454455" calcext:value-type="float">
            <text:p>0.0145033433</text:p>
          </table:table-cell>
          <table:table-cell table:formula="of:=[.B65]" office:value-type="float" office:value="-0.007502358643671" calcext:value-type="float">
            <text:p>-0.0075023586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0138258" calcext:value-type="float">
            <text:p>0.0138258</text:p>
          </table:table-cell>
          <table:table-cell office:value-type="float" office:value="-0.00972129" calcext:value-type="float">
            <text:p>-0.009721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154297322387238" calcext:value-type="float">
            <text:p>0.0154297322</text:p>
          </table:table-cell>
          <table:table-cell office:value-type="float" office:value="-0.0053745849198144" calcext:value-type="float">
            <text:p>-0.0053745849</text:p>
          </table:table-cell>
          <table:table-cell/>
          <table:table-cell office:value-type="float" office:value="0.65" calcext:value-type="float">
            <text:p>0.65</text:p>
          </table:table-cell>
          <table:table-cell table:formula="of:=[.A66]" office:value-type="float" office:value="0.0154297322387238" calcext:value-type="float">
            <text:p>0.0154297322</text:p>
          </table:table-cell>
          <table:table-cell table:formula="of:=[.B66]" office:value-type="float" office:value="-0.0053745849198144" calcext:value-type="float">
            <text:p>-0.0053745849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0146944" calcext:value-type="float">
            <text:p>0.0146944</text:p>
          </table:table-cell>
          <table:table-cell office:value-type="float" office:value="-0.00773557" calcext:value-type="float">
            <text:p>-0.007735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164132416250161" calcext:value-type="float">
            <text:p>0.0164132416</text:p>
          </table:table-cell>
          <table:table-cell office:value-type="float" office:value="-0.00308497274020979" calcext:value-type="float">
            <text:p>-0.0030849727</text:p>
          </table:table-cell>
          <table:table-cell/>
          <table:table-cell office:value-type="float" office:value="0.66" calcext:value-type="float">
            <text:p>0.66</text:p>
          </table:table-cell>
          <table:table-cell table:formula="of:=[.A67]" office:value-type="float" office:value="0.0164132416250161" calcext:value-type="float">
            <text:p>0.0164132416</text:p>
          </table:table-cell>
          <table:table-cell table:formula="of:=[.B67]" office:value-type="float" office:value="-0.00308497274020979" calcext:value-type="float">
            <text:p>-0.0030849727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0.0156185" calcext:value-type="float">
            <text:p>0.0156185</text:p>
          </table:table-cell>
          <table:table-cell office:value-type="float" office:value="-0.00559063" calcext:value-type="float">
            <text:p>-0.005590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174573209768294" calcext:value-type="float">
            <text:p>0.017457321</text:p>
          </table:table-cell>
          <table:table-cell office:value-type="float" office:value="-0.000625228277203189" calcext:value-type="float">
            <text:p>-0.0006252283</text:p>
          </table:table-cell>
          <table:table-cell/>
          <table:table-cell office:value-type="float" office:value="0.67" calcext:value-type="float">
            <text:p>0.67</text:p>
          </table:table-cell>
          <table:table-cell table:formula="of:=[.A68]" office:value-type="float" office:value="0.0174573209768294" calcext:value-type="float">
            <text:p>0.017457321</text:p>
          </table:table-cell>
          <table:table-cell table:formula="of:=[.B68]" office:value-type="float" office:value="-0.000625228277203189" calcext:value-type="float">
            <text:p>-0.0006252283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0165981" calcext:value-type="float">
            <text:p>0.0165981</text:p>
          </table:table-cell>
          <table:table-cell office:value-type="float" office:value="-0.00328921" calcext:value-type="float">
            <text:p>-0.003289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ce7" office:value-type="float" office:value="-0.0115996870119792" calcext:value-type="float">
            <text:p>-0.011599687</text:p>
          </table:table-cell>
          <table:table-cell table:style-name="ce7" office:value-type="float" office:value="0.00152737297464771" calcext:value-type="float">
            <text:p>0.001527373</text:p>
          </table:table-cell>
          <table:table-cell/>
          <table:table-cell office:value-type="float" office:value="0.68" calcext:value-type="float">
            <text:p>0.68</text:p>
          </table:table-cell>
          <table:table-cell table:formula="of:=[.A69]+0.03" office:value-type="float" office:value="0.0184003129880208" calcext:value-type="float">
            <text:p>0.018400313</text:p>
          </table:table-cell>
          <table:table-cell table:formula="of:=[.B69]" office:value-type="float" office:value="0.00152737297464771" calcext:value-type="float">
            <text:p>0.001527373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0.0176113" calcext:value-type="float">
            <text:p>0.0176113</text:p>
          </table:table-cell>
          <table:table-cell office:value-type="float" office:value="-0.000908011" calcext:value-type="float">
            <text:p>-0.0009080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ce7" office:value-type="float" office:value="-0.0106896950126144" calcext:value-type="float">
            <text:p>-0.010689695</text:p>
          </table:table-cell>
          <table:table-cell table:style-name="ce7" office:value-type="float" office:value="0.00351868968282561" calcext:value-type="float">
            <text:p>0.0035186897</text:p>
          </table:table-cell>
          <table:table-cell/>
          <table:table-cell office:value-type="float" office:value="0.69" calcext:value-type="float">
            <text:p>0.69</text:p>
          </table:table-cell>
          <table:table-cell table:formula="of:=[.A70]+0.03" office:value-type="float" office:value="0.0193103049873856" calcext:value-type="float">
            <text:p>0.019310305</text:p>
          </table:table-cell>
          <table:table-cell table:formula="of:=[.B70]" office:value-type="float" office:value="0.00351868968282561" calcext:value-type="float">
            <text:p>0.0035186897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0.0186066" calcext:value-type="float">
            <text:p>0.0186066</text:p>
          </table:table-cell>
          <table:table-cell office:value-type="float" office:value="0.0013777" calcext:value-type="float">
            <text:p>0.0013777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098099892334056" calcext:value-type="float">
            <text:p>-0.0098099892</text:p>
          </table:table-cell>
          <table:table-cell table:style-name="ce7" office:value-type="float" office:value="0.00535418101316551" calcext:value-type="float">
            <text:p>0.005354181</text:p>
          </table:table-cell>
          <table:table-cell/>
          <table:table-cell office:value-type="float" office:value="0.7" calcext:value-type="float">
            <text:p>0.7</text:p>
          </table:table-cell>
          <table:table-cell table:formula="of:=[.A71]+0.03" office:value-type="float" office:value="0.0201900107665944" calcext:value-type="float">
            <text:p>0.0201900108</text:p>
          </table:table-cell>
          <table:table-cell table:formula="of:=[.B71]" office:value-type="float" office:value="0.00535418101316551" calcext:value-type="float">
            <text:p>0.00535418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0195621" calcext:value-type="float">
            <text:p>0.0195621</text:p>
          </table:table-cell>
          <table:table-cell office:value-type="float" office:value="0.00349109" calcext:value-type="float">
            <text:p>0.0034910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089579391681408" calcext:value-type="float">
            <text:p>-0.0089579392</text:p>
          </table:table-cell>
          <table:table-cell table:style-name="ce7" office:value-type="float" office:value="0.00703899317651841" calcext:value-type="float">
            <text:p>0.0070389932</text:p>
          </table:table-cell>
          <table:table-cell/>
          <table:table-cell office:value-type="float" office:value="0.71" calcext:value-type="float">
            <text:p>0.71</text:p>
          </table:table-cell>
          <table:table-cell table:formula="of:=[.A72]+0.03" office:value-type="float" office:value="0.0210420608318592" calcext:value-type="float">
            <text:p>0.0210420608</text:p>
          </table:table-cell>
          <table:table-cell table:formula="of:=[.B72]" office:value-type="float" office:value="0.00703899317651841" calcext:value-type="float">
            <text:p>0.0070389932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020478" calcext:value-type="float">
            <text:p>0.020478</text:p>
          </table:table-cell>
          <table:table-cell office:value-type="float" office:value="0.00542906" calcext:value-type="float">
            <text:p>0.00542906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0813098951" calcext:value-type="float">
            <text:p>-0.0081309895</text:p>
          </table:table-cell>
          <table:table-cell table:style-name="ce7" office:value-type="float" office:value="0.00857795200685931" calcext:value-type="float">
            <text:p>0.008577952</text:p>
          </table:table-cell>
          <table:table-cell/>
          <table:table-cell office:value-type="float" office:value="0.72" calcext:value-type="float">
            <text:p>0.72</text:p>
          </table:table-cell>
          <table:table-cell table:formula="of:=[.A73]+0.03" office:value-type="float" office:value="0.02186901049" calcext:value-type="float">
            <text:p>0.0218690105</text:p>
          </table:table-cell>
          <table:table-cell table:formula="of:=[.B73]" office:value-type="float" office:value="0.00857795200685931" calcext:value-type="float">
            <text:p>0.008577952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0213589" calcext:value-type="float">
            <text:p>0.0213589</text:p>
          </table:table-cell>
          <table:table-cell office:value-type="float" office:value="0.00720139" calcext:value-type="float">
            <text:p>0.0072013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073266520886592" calcext:value-type="float">
            <text:p>-0.0073266521</text:p>
          </table:table-cell>
          <table:table-cell table:style-name="ce7" office:value-type="float" office:value="0.00997555553939521" calcext:value-type="float">
            <text:p>0.0099755555</text:p>
          </table:table-cell>
          <table:table-cell/>
          <table:table-cell office:value-type="float" office:value="0.73" calcext:value-type="float">
            <text:p>0.73</text:p>
          </table:table-cell>
          <table:table-cell table:formula="of:=[.A74]+0.03" office:value-type="float" office:value="0.0226733479113408" calcext:value-type="float">
            <text:p>0.0226733479</text:p>
          </table:table-cell>
          <table:table-cell table:formula="of:=[.B74]" office:value-type="float" office:value="0.00997555553939521" calcext:value-type="float">
            <text:p>0.009975555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0222087" calcext:value-type="float">
            <text:p>0.0222087</text:p>
          </table:table-cell>
          <table:table-cell office:value-type="float" office:value="0.00881606" calcext:value-type="float">
            <text:p>0.00881606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065424978073944" calcext:value-type="float">
            <text:p>-0.0065424978</text:p>
          </table:table-cell>
          <table:table-cell table:style-name="ce7" office:value-type="float" office:value="0.0112359665886731" calcext:value-type="float">
            <text:p>0.0112359666</text:p>
          </table:table-cell>
          <table:table-cell/>
          <table:table-cell office:value-type="float" office:value="0.74" calcext:value-type="float">
            <text:p>0.74</text:p>
          </table:table-cell>
          <table:table-cell table:formula="of:=[.A75]+0.03" office:value-type="float" office:value="0.0234575021926056" calcext:value-type="float">
            <text:p>0.0234575022</text:p>
          </table:table-cell>
          <table:table-cell table:formula="of:=[.B75]" office:value-type="float" office:value="0.0112359665886731" calcext:value-type="float">
            <text:p>0.0112359666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0.0230305" calcext:value-type="float">
            <text:p>0.0230305</text:p>
          </table:table-cell>
          <table:table-cell office:value-type="float" office:value="0.0102793" calcext:value-type="float">
            <text:p>0.0102793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057761485801856" calcext:value-type="float">
            <text:p>-0.0057761486</text:p>
          </table:table-cell>
          <table:table-cell table:style-name="ce7" office:value-type="float" office:value="0.012363005326688" calcext:value-type="float">
            <text:p>0.0123630053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[.A76]+0.03" office:value-type="float" office:value="0.0242238514198144" calcext:value-type="float">
            <text:p>0.0242238514</text:p>
          </table:table-cell>
          <table:table-cell table:formula="of:=[.B76]" office:value-type="float" office:value="0.012363005326688" calcext:value-type="float">
            <text:p>0.0123630053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0238272" calcext:value-type="float">
            <text:p>0.0238272</text:p>
          </table:table-cell>
          <table:table-cell office:value-type="float" office:value="0.0115963" calcext:value-type="float">
            <text:p>0.0115963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050252692688208" calcext:value-type="float">
            <text:p>-0.0050252693</text:p>
          </table:table-cell>
          <table:table-cell table:style-name="ce7" office:value-type="float" office:value="0.0133601418609909" calcext:value-type="float">
            <text:p>0.0133601419</text:p>
          </table:table-cell>
          <table:table-cell/>
          <table:table-cell office:value-type="float" office:value="0.76" calcext:value-type="float">
            <text:p>0.76</text:p>
          </table:table-cell>
          <table:table-cell table:formula="of:=[.A77]+0.03" office:value-type="float" office:value="0.0249747307311792" calcext:value-type="float">
            <text:p>0.0249747307</text:p>
          </table:table-cell>
          <table:table-cell table:formula="of:=[.B77]" office:value-type="float" office:value="0.0133601418609909" calcext:value-type="float">
            <text:p>0.0133601419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0246017" calcext:value-type="float">
            <text:p>0.0246017</text:p>
          </table:table-cell>
          <table:table-cell office:value-type="float" office:value="0.0127722" calcext:value-type="float">
            <text:p>0.0127722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0428755962" calcext:value-type="float">
            <text:p>-0.0042875596</text:p>
          </table:table-cell>
          <table:table-cell table:style-name="ce7" office:value-type="float" office:value="0.0142304888127968" calcext:value-type="float">
            <text:p>0.0142304888</text:p>
          </table:table-cell>
          <table:table-cell/>
          <table:table-cell office:value-type="float" office:value="0.77" calcext:value-type="float">
            <text:p>0.77</text:p>
          </table:table-cell>
          <table:table-cell table:formula="of:=[.A78]+0.03" office:value-type="float" office:value="0.02571244038" calcext:value-type="float">
            <text:p>0.0257124404</text:p>
          </table:table-cell>
          <table:table-cell table:formula="of:=[.B78]" office:value-type="float" office:value="0.0142304888127968" calcext:value-type="float">
            <text:p>0.0142304888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0253569" calcext:value-type="float">
            <text:p>0.0253569</text:p>
          </table:table-cell>
          <table:table-cell office:value-type="float" office:value="0.0138112" calcext:value-type="float">
            <text:p>0.0138112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035607462024392" calcext:value-type="float">
            <text:p>-0.0035607462</text:p>
          </table:table-cell>
          <table:table-cell table:style-name="ce7" office:value-type="float" office:value="0.0149767938950927" calcext:value-type="float">
            <text:p>0.0149767939</text:p>
          </table:table-cell>
          <table:table-cell/>
          <table:table-cell office:value-type="float" office:value="0.78" calcext:value-type="float">
            <text:p>0.78</text:p>
          </table:table-cell>
          <table:table-cell table:formula="of:=[.A79]+0.03" office:value-type="float" office:value="0.0264392537975608" calcext:value-type="float">
            <text:p>0.0264392538</text:p>
          </table:table-cell>
          <table:table-cell table:formula="of:=[.B79]" office:value-type="float" office:value="0.0149767938950927" calcext:value-type="float">
            <text:p>0.0149767939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0260954" calcext:value-type="float">
            <text:p>0.0260954</text:p>
          </table:table-cell>
          <table:table-cell office:value-type="float" office:value="0.0147171" calcext:value-type="float">
            <text:p>0.014717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028425743439744" calcext:value-type="float">
            <text:p>-0.0028425743</text:p>
          </table:table-cell>
          <table:table-cell table:style-name="ce7" office:value-type="float" office:value="0.0156014324907456" calcext:value-type="float">
            <text:p>0.0156014325</text:p>
          </table:table-cell>
          <table:table-cell/>
          <table:table-cell office:value-type="float" office:value="0.79" calcext:value-type="float">
            <text:p>0.79</text:p>
          </table:table-cell>
          <table:table-cell table:formula="of:=[.A80]+0.03" office:value-type="float" office:value="0.0271574256560256" calcext:value-type="float">
            <text:p>0.0271574257</text:p>
          </table:table-cell>
          <table:table-cell table:formula="of:=[.B80]" office:value-type="float" office:value="0.0156014324907456" calcext:value-type="float">
            <text:p>0.0156014325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0268199" calcext:value-type="float">
            <text:p>0.0268199</text:p>
          </table:table-cell>
          <table:table-cell office:value-type="float" office:value="0.0154935" calcext:value-type="float">
            <text:p>0.015493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021308000686656" calcext:value-type="float">
            <text:p>-0.0021308001</text:p>
          </table:table-cell>
          <table:table-cell table:style-name="ce7" office:value-type="float" office:value="0.0161064002306105" calcext:value-type="float">
            <text:p>0.0161064002</text:p>
          </table:table-cell>
          <table:table-cell/>
          <table:table-cell office:value-type="float" office:value="0.8" calcext:value-type="float">
            <text:p>0.8</text:p>
          </table:table-cell>
          <table:table-cell table:formula="of:=[.A81]+0.03" office:value-type="float" office:value="0.0278691999313344" calcext:value-type="float">
            <text:p>0.0278691999</text:p>
          </table:table-cell>
          <table:table-cell table:formula="of:=[.B81]" office:value-type="float" office:value="0.0161064002306105" calcext:value-type="float">
            <text:p>0.016106400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0275331" calcext:value-type="float">
            <text:p>0.0275331</text:p>
          </table:table-cell>
          <table:table-cell office:value-type="float" office:value="0.0161431" calcext:value-type="float">
            <text:p>0.016143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014231820339008" calcext:value-type="float">
            <text:p>-0.001423182</text:p>
          </table:table-cell>
          <table:table-cell table:style-name="ce7" office:value-type="float" office:value="0.0164933055716384" calcext:value-type="float">
            <text:p>0.0164933056</text:p>
          </table:table-cell>
          <table:table-cell/>
          <table:table-cell office:value-type="float" office:value="0.81" calcext:value-type="float">
            <text:p>0.81</text:p>
          </table:table-cell>
          <table:table-cell table:formula="of:=[.A82]+0.03" office:value-type="float" office:value="0.0285768179660992" calcext:value-type="float">
            <text:p>0.028576818</text:p>
          </table:table-cell>
          <table:table-cell table:formula="of:=[.B82]" office:value-type="float" office:value="0.0164933055716384" calcext:value-type="float">
            <text:p>0.0164933056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0282374" calcext:value-type="float">
            <text:p>0.0282374</text:p>
          </table:table-cell>
          <table:table-cell office:value-type="float" office:value="0.0166684" calcext:value-type="float">
            <text:p>0.0166684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007174734675" calcext:value-type="float">
            <text:p>-0.0007174735</text:p>
          </table:table-cell>
          <table:table-cell table:style-name="ce7" office:value-type="float" office:value="0.0167633623749843" calcext:value-type="float">
            <text:p>0.0167633624</text:p>
          </table:table-cell>
          <table:table-cell/>
          <table:table-cell office:value-type="float" office:value="0.82" calcext:value-type="float">
            <text:p>0.82</text:p>
          </table:table-cell>
          <table:table-cell table:formula="of:=[.A83]+0.03" office:value-type="float" office:value="0.0292825265325" calcext:value-type="float">
            <text:p>0.0292825265</text:p>
          </table:table-cell>
          <table:table-cell table:formula="of:=[.B83]" office:value-type="float" office:value="0.0167633623749843" calcext:value-type="float">
            <text:p>0.0167633624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0289356" calcext:value-type="float">
            <text:p>0.0289356</text:p>
          </table:table-cell>
          <table:table-cell office:value-type="float" office:value="0.0170713" calcext:value-type="float">
            <text:p>0.0170713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000114141048192015" calcext:value-type="float">
            <text:p>-1.14141048192015E-005</text:p>
          </table:table-cell>
          <table:table-cell table:style-name="ce7" office:value-type="float" office:value="0.0169173824841152" calcext:value-type="float">
            <text:p>0.0169173825</text:p>
          </table:table-cell>
          <table:table-cell/>
          <table:table-cell office:value-type="float" office:value="0.83" calcext:value-type="float">
            <text:p>0.83</text:p>
          </table:table-cell>
          <table:table-cell table:formula="of:=[.A84]+0.03" office:value-type="float" office:value="0.0299885858951808" calcext:value-type="float">
            <text:p>0.0299885859</text:p>
          </table:table-cell>
          <table:table-cell table:formula="of:=[.B84]" office:value-type="float" office:value="0.0169173824841152" calcext:value-type="float">
            <text:p>0.0169173825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02963" calcext:value-type="float">
            <text:p>0.02963</text:p>
          </table:table-cell>
          <table:table-cell office:value-type="float" office:value="0.0173535" calcext:value-type="float">
            <text:p>0.017353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0.000697277874145601" calcext:value-type="float">
            <text:p>0.0006972779</text:p>
          </table:table-cell>
          <table:table-cell table:style-name="ce7" office:value-type="float" office:value="0.0169557683029181" calcext:value-type="float">
            <text:p>0.0169557683</text:p>
          </table:table-cell>
          <table:table-cell/>
          <table:table-cell office:value-type="float" office:value="0.84" calcext:value-type="float">
            <text:p>0.84</text:p>
          </table:table-cell>
          <table:table-cell table:formula="of:=[.A85]+0.03" office:value-type="float" office:value="0.0306972778741456" calcext:value-type="float">
            <text:p>0.0306972779</text:p>
          </table:table-cell>
          <table:table-cell table:formula="of:=[.B85]" office:value-type="float" office:value="0.0169557683029181" calcext:value-type="float">
            <text:p>0.0169557683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0303233" calcext:value-type="float">
            <text:p>0.0303233</text:p>
          </table:table-cell>
          <table:table-cell office:value-type="float" office:value="0.017516" calcext:value-type="float">
            <text:p>0.017516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0.0014109139076544" calcext:value-type="float">
            <text:p>0.0014109139</text:p>
          </table:table-cell>
          <table:table-cell table:style-name="ce7" office:value-type="float" office:value="0.016878505373808" calcext:value-type="float">
            <text:p>0.0168785054</text:p>
          </table:table-cell>
          <table:table-cell/>
          <table:table-cell office:value-type="float" office:value="0.85" calcext:value-type="float">
            <text:p>0.85</text:p>
          </table:table-cell>
          <table:table-cell table:formula="of:=[.A86]+0.03" office:value-type="float" office:value="0.0314109139076544" calcext:value-type="float">
            <text:p>0.0314109139</text:p>
          </table:table-cell>
          <table:table-cell table:formula="of:=[.B86]" office:value-type="float" office:value="0.016878505373808" calcext:value-type="float">
            <text:p>0.0168785054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310179" calcext:value-type="float">
            <text:p>0.0310179</text:p>
          </table:table-cell>
          <table:table-cell office:value-type="float" office:value="0.0175594" calcext:value-type="float">
            <text:p>0.0175594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0.0021318431151192" calcext:value-type="float">
            <text:p>0.0021318431</text:p>
          </table:table-cell>
          <table:table-cell table:style-name="ce7" office:value-type="float" office:value="0.0166851549558359" calcext:value-type="float">
            <text:p>0.016685155</text:p>
          </table:table-cell>
          <table:table-cell/>
          <table:table-cell office:value-type="float" office:value="0.86" calcext:value-type="float">
            <text:p>0.86</text:p>
          </table:table-cell>
          <table:table-cell table:formula="of:=[.A87]+0.03" office:value-type="float" office:value="0.0321318431151192" calcext:value-type="float">
            <text:p>0.0321318431</text:p>
          </table:table-cell>
          <table:table-cell table:formula="of:=[.B87]" office:value-type="float" office:value="0.0166851549558359" calcext:value-type="float">
            <text:p>0.016685155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0317163" calcext:value-type="float">
            <text:p>0.0317163</text:p>
          </table:table-cell>
          <table:table-cell office:value-type="float" office:value="0.017484" calcext:value-type="float">
            <text:p>0.017484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0.00286246036" calcext:value-type="float">
            <text:p>0.0028624604</text:p>
          </table:table-cell>
          <table:table-cell table:style-name="ce7" office:value-type="float" office:value="0.0163748466027968" calcext:value-type="float">
            <text:p>0.0163748466</text:p>
          </table:table-cell>
          <table:table-cell/>
          <table:table-cell office:value-type="float" office:value="0.87" calcext:value-type="float">
            <text:p>0.87</text:p>
          </table:table-cell>
          <table:table-cell table:formula="of:=[.A88]+0.03" office:value-type="float" office:value="0.03286246036" calcext:value-type="float">
            <text:p>0.0328624604</text:p>
          </table:table-cell>
          <table:table-cell table:formula="of:=[.B88]" office:value-type="float" office:value="0.0163748466027968" calcext:value-type="float">
            <text:p>0.0163748466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0324211" calcext:value-type="float">
            <text:p>0.0324211</text:p>
          </table:table-cell>
          <table:table-cell office:value-type="float" office:value="0.0172895" calcext:value-type="float">
            <text:p>0.017289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0.0036052143127008" calcext:value-type="float">
            <text:p>0.0036052143</text:p>
          </table:table-cell>
          <table:table-cell table:style-name="ce7" office:value-type="float" office:value="0.0159462707413377" calcext:value-type="float">
            <text:p>0.0159462707</text:p>
          </table:table-cell>
          <table:table-cell/>
          <table:table-cell office:value-type="float" office:value="0.88" calcext:value-type="float">
            <text:p>0.88</text:p>
          </table:table-cell>
          <table:table-cell table:formula="of:=[.A89]+0.03" office:value-type="float" office:value="0.0336052143127008" calcext:value-type="float">
            <text:p>0.0336052143</text:p>
          </table:table-cell>
          <table:table-cell table:formula="of:=[.B89]" office:value-type="float" office:value="0.0159462707413377" calcext:value-type="float">
            <text:p>0.0159462707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0331348" calcext:value-type="float">
            <text:p>0.0331348</text:p>
          </table:table-cell>
          <table:table-cell office:value-type="float" office:value="0.0169754" calcext:value-type="float">
            <text:p>0.0169754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0.0043626155134656" calcext:value-type="float">
            <text:p>0.0043626155</text:p>
          </table:table-cell>
          <table:table-cell table:style-name="ce7" office:value-type="float" office:value="0.0153976712490656" calcext:value-type="float">
            <text:p>0.0153976712</text:p>
          </table:table-cell>
          <table:table-cell/>
          <table:table-cell office:value-type="float" office:value="0.89" calcext:value-type="float">
            <text:p>0.89</text:p>
          </table:table-cell>
          <table:table-cell table:formula="of:=[.A90]+0.03" office:value-type="float" office:value="0.0343626155134656" calcext:value-type="float">
            <text:p>0.0343626155</text:p>
          </table:table-cell>
          <table:table-cell table:formula="of:=[.B90]" office:value-type="float" office:value="0.0153976712490656" calcext:value-type="float">
            <text:p>0.0153976712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0338601" calcext:value-type="float">
            <text:p>0.0338601</text:p>
          </table:table-cell>
          <table:table-cell office:value-type="float" office:value="0.0165411" calcext:value-type="float">
            <text:p>0.016541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0.0051372444352744" calcext:value-type="float">
            <text:p>0.0051372444</text:p>
          </table:table-cell>
          <table:table-cell table:style-name="ce7" office:value-type="float" office:value="0.0147268380326555" calcext:value-type="float">
            <text:p>0.014726838</text:p>
          </table:table-cell>
          <table:table-cell/>
          <table:table-cell office:value-type="float" office:value="0.9" calcext:value-type="float">
            <text:p>0.9</text:p>
          </table:table-cell>
          <table:table-cell table:formula="of:=[.A91]+0.03" office:value-type="float" office:value="0.0351372444352744" calcext:value-type="float">
            <text:p>0.0351372444</text:p>
          </table:table-cell>
          <table:table-cell table:formula="of:=[.B91]" office:value-type="float" office:value="0.0147268380326555" calcext:value-type="float">
            <text:p>0.01472683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345995" calcext:value-type="float">
            <text:p>0.0345995</text:p>
          </table:table-cell>
          <table:table-cell office:value-type="float" office:value="0.0159853" calcext:value-type="float">
            <text:p>0.0159853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0.0059317595467392" calcext:value-type="float">
            <text:p>0.0059317595</text:p>
          </table:table-cell>
          <table:table-cell table:style-name="ce7" office:value-type="float" office:value="0.0139310996059584" calcext:value-type="float">
            <text:p>0.0139310996</text:p>
          </table:table-cell>
          <table:table-cell/>
          <table:table-cell office:value-type="float" office:value="0.91" calcext:value-type="float">
            <text:p>0.91</text:p>
          </table:table-cell>
          <table:table-cell table:formula="of:=[.A92]+0.03" office:value-type="float" office:value="0.0359317595467392" calcext:value-type="float">
            <text:p>0.0359317595</text:p>
          </table:table-cell>
          <table:table-cell table:formula="of:=[.B92]" office:value-type="float" office:value="0.0139310996059584" calcext:value-type="float">
            <text:p>0.0139310996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0353557" calcext:value-type="float">
            <text:p>0.0353557</text:p>
          </table:table-cell>
          <table:table-cell office:value-type="float" office:value="0.015306" calcext:value-type="float">
            <text:p>0.015306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0.006748905375" calcext:value-type="float">
            <text:p>0.0067489054</text:p>
          </table:table-cell>
          <table:table-cell table:style-name="ce7" office:value-type="float" office:value="0.0130073156681093" calcext:value-type="float">
            <text:p>0.0130073157</text:p>
          </table:table-cell>
          <table:table-cell/>
          <table:table-cell office:value-type="float" office:value="0.92" calcext:value-type="float">
            <text:p>0.92</text:p>
          </table:table-cell>
          <table:table-cell table:formula="of:=[.A93]+0.03" office:value-type="float" office:value="0.036748905375" calcext:value-type="float">
            <text:p>0.0367489054</text:p>
          </table:table-cell>
          <table:table-cell table:formula="of:=[.B93]" office:value-type="float" office:value="0.0130073156681093" calcext:value-type="float">
            <text:p>0.0130073157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0361315" calcext:value-type="float">
            <text:p>0.0361315</text:p>
          </table:table-cell>
          <table:table-cell office:value-type="float" office:value="0.0145006" calcext:value-type="float">
            <text:p>0.0145006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0.0075915205686208" calcext:value-type="float">
            <text:p>0.0075915206</text:p>
          </table:table-cell>
          <table:table-cell table:style-name="ce7" office:value-type="float" office:value="0.0119518696816352" calcext:value-type="float">
            <text:p>0.0119518697</text:p>
          </table:table-cell>
          <table:table-cell/>
          <table:table-cell office:value-type="float" office:value="0.93" calcext:value-type="float">
            <text:p>0.93</text:p>
          </table:table-cell>
          <table:table-cell table:formula="of:=[.A94]+0.03" office:value-type="float" office:value="0.0375915205686208" calcext:value-type="float">
            <text:p>0.0375915206</text:p>
          </table:table-cell>
          <table:table-cell table:formula="of:=[.B94]" office:value-type="float" office:value="0.0119518696816352" calcext:value-type="float">
            <text:p>0.0119518697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0369297" calcext:value-type="float">
            <text:p>0.0369297</text:p>
          </table:table-cell>
          <table:table-cell office:value-type="float" office:value="0.0135663" calcext:value-type="float">
            <text:p>0.0135663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0.0084625459604856" calcext:value-type="float">
            <text:p>0.008462546</text:p>
          </table:table-cell>
          <table:table-cell table:style-name="ce7" office:value-type="float" office:value="0.0107606614505631" calcext:value-type="float">
            <text:p>0.0107606615</text:p>
          </table:table-cell>
          <table:table-cell/>
          <table:table-cell office:value-type="float" office:value="0.94" calcext:value-type="float">
            <text:p>0.94</text:p>
          </table:table-cell>
          <table:table-cell table:formula="of:=[.A95]+0.03" office:value-type="float" office:value="0.0384625459604856" calcext:value-type="float">
            <text:p>0.038462546</text:p>
          </table:table-cell>
          <table:table-cell table:formula="of:=[.B95]" office:value-type="float" office:value="0.0107606614505631" calcext:value-type="float">
            <text:p>0.0107606615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0377532" calcext:value-type="float">
            <text:p>0.0377532</text:p>
          </table:table-cell>
          <table:table-cell office:value-type="float" office:value="0.0124996" calcext:value-type="float">
            <text:p>0.0124996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0.0093650326306944" calcext:value-type="float">
            <text:p>0.0093650326</text:p>
          </table:table-cell>
          <table:table-cell table:style-name="ce7" office:value-type="float" office:value="0.009429099698528" calcext:value-type="float">
            <text:p>0.0094290997</text:p>
          </table:table-cell>
          <table:table-cell/>
          <table:table-cell office:value-type="float" office:value="0.95" calcext:value-type="float">
            <text:p>0.95</text:p>
          </table:table-cell>
          <table:table-cell table:formula="of:=[.A96]+0.03" office:value-type="float" office:value="0.0393650326306944" calcext:value-type="float">
            <text:p>0.0393650326</text:p>
          </table:table-cell>
          <table:table-cell table:formula="of:=[.B96]" office:value-type="float" office:value="0.009429099698528" calcext:value-type="float">
            <text:p>0.0094290997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038605" calcext:value-type="float">
            <text:p>0.038605</text:p>
          </table:table-cell>
          <table:table-cell office:value-type="float" office:value="0.0112967" calcext:value-type="float">
            <text:p>0.0112967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0.0103021499694592" calcext:value-type="float">
            <text:p>0.01030215</text:p>
          </table:table-cell>
          <table:table-cell table:style-name="ce7" office:value-type="float" office:value="0.00795209464688092" calcext:value-type="float">
            <text:p>0.0079520946</text:p>
          </table:table-cell>
          <table:table-cell/>
          <table:table-cell office:value-type="float" office:value="0.96" calcext:value-type="float">
            <text:p>0.96</text:p>
          </table:table-cell>
          <table:table-cell table:formula="of:=[.A97]+0.03" office:value-type="float" office:value="0.0403021499694592" calcext:value-type="float">
            <text:p>0.04030215</text:p>
          </table:table-cell>
          <table:table-cell table:formula="of:=[.B97]" office:value-type="float" office:value="0.00795209464688092" calcext:value-type="float">
            <text:p>0.0079520946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0394881" calcext:value-type="float">
            <text:p>0.0394881</text:p>
          </table:table-cell>
          <table:table-cell office:value-type="float" office:value="0.00995312" calcext:value-type="float">
            <text:p>0.00995312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0.01127719374" calcext:value-type="float">
            <text:p>0.0112771937</text:p>
          </table:table-cell>
          <table:table-cell table:style-name="ce7" office:value-type="float" office:value="0.00632405059279682" calcext:value-type="float">
            <text:p>0.0063240506</text:p>
          </table:table-cell>
          <table:table-cell/>
          <table:table-cell office:value-type="float" office:value="0.97" calcext:value-type="float">
            <text:p>0.97</text:p>
          </table:table-cell>
          <table:table-cell table:formula="of:=[.A98]+0.03" office:value-type="float" office:value="0.04127719374" calcext:value-type="float">
            <text:p>0.0412771937</text:p>
          </table:table-cell>
          <table:table-cell table:formula="of:=[.B98]" office:value-type="float" office:value="0.00632405059279682" calcext:value-type="float">
            <text:p>0.0063240506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0404058" calcext:value-type="float">
            <text:p>0.0404058</text:p>
          </table:table-cell>
          <table:table-cell office:value-type="float" office:value="0.00846415" calcext:value-type="float">
            <text:p>0.0084641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0.0122935941414408" calcext:value-type="float">
            <text:p>0.0122935941</text:p>
          </table:table-cell>
          <table:table-cell table:style-name="ce7" office:value-type="float" office:value="0.0045388584873827" calcext:value-type="float">
            <text:p>0.0045388585</text:p>
          </table:table-cell>
          <table:table-cell/>
          <table:table-cell office:value-type="float" office:value="0.98" calcext:value-type="float">
            <text:p>0.98</text:p>
          </table:table-cell>
          <table:table-cell table:formula="of:=[.A99]+0.03" office:value-type="float" office:value="0.0422935941414408" calcext:value-type="float">
            <text:p>0.0422935941</text:p>
          </table:table-cell>
          <table:table-cell table:formula="of:=[.B99]" office:value-type="float" office:value="0.0045388584873827" calcext:value-type="float">
            <text:p>0.0045388585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0413614" calcext:value-type="float">
            <text:p>0.0413614</text:p>
          </table:table-cell>
          <table:table-cell office:value-type="float" office:value="0.00682405" calcext:value-type="float">
            <text:p>0.0068240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0.0133549238717056" calcext:value-type="float">
            <text:p>0.0133549239</text:p>
          </table:table-cell>
          <table:table-cell table:style-name="ce7" office:value-type="float" office:value="0.00258988851378562" calcext:value-type="float">
            <text:p>0.0025898885</text:p>
          </table:table-cell>
          <table:table-cell/>
          <table:table-cell office:value-type="float" office:value="0.99" calcext:value-type="float">
            <text:p>0.99</text:p>
          </table:table-cell>
          <table:table-cell table:formula="of:=[.A100]+0.03" office:value-type="float" office:value="0.0433549238717056" calcext:value-type="float">
            <text:p>0.0433549239</text:p>
          </table:table-cell>
          <table:table-cell table:formula="of:=[.B100]" office:value-type="float" office:value="0.00258988851378562" calcext:value-type="float">
            <text:p>0.0025898885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0423591" calcext:value-type="float">
            <text:p>0.0423591</text:p>
          </table:table-cell>
          <table:table-cell office:value-type="float" office:value="0.00502487" calcext:value-type="float">
            <text:p>0.00502487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0.0144649061904144" calcext:value-type="float">
            <text:p>0.0144649062</text:p>
          </table:table-cell>
          <table:table-cell table:style-name="ce7" office:value-type="float" office:value="0.00046998266530051" calcext:value-type="float">
            <text:p>0.000469982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101]+0.03" office:value-type="float" office:value="0.0444649061904144" calcext:value-type="float">
            <text:p>0.0444649062</text:p>
          </table:table-cell>
          <table:table-cell table:formula="of:=[.B101]" office:value-type="float" office:value="0.00046998266530051" calcext:value-type="float">
            <text:p>0.00046998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34036" calcext:value-type="float">
            <text:p>0.0434036</text:p>
          </table:table-cell>
          <table:table-cell office:value-type="float" office:value="0.00305632" calcext:value-type="float">
            <text:p>0.00305632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0.0156274229817792" calcext:value-type="float">
            <text:p>0.015627423</text:p>
          </table:table-cell>
          <table:table-cell table:style-name="ce7" office:value-type="float" office:value="-0.00182855267652159" calcext:value-type="float">
            <text:p>-0.0018285527</text:p>
          </table:table-cell>
          <table:table-cell/>
          <table:table-cell office:value-type="float" office:value="1.01" calcext:value-type="float">
            <text:p>1.01</text:p>
          </table:table-cell>
          <table:table-cell table:formula="of:=[.A102]+0.03" office:value-type="float" office:value="0.0456274229817792" calcext:value-type="float">
            <text:p>0.045627423</text:p>
          </table:table-cell>
          <table:table-cell table:formula="of:=[.B102]" office:value-type="float" office:value="-0.00182855267652159" calcext:value-type="float">
            <text:p>-0.0018285527</text:p>
          </table:table-cell>
          <table:table-cell/>
          <table:table-cell office:value-type="float" office:value="1.01" calcext:value-type="float">
            <text:p>1.01</text:p>
          </table:table-cell>
          <table:table-cell office:value-type="float" office:value="0.0444954" calcext:value-type="float">
            <text:p>0.0444954</text:p>
          </table:table-cell>
          <table:table-cell office:value-type="float" office:value="0.000921776" calcext:value-type="float">
            <text:p>0.000921776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0133390966657858" calcext:value-type="float">
            <text:p>-0.0133390967</text:p>
          </table:table-cell>
          <table:table-cell office:value-type="float" office:value="-0.00379486773176999" calcext:value-type="float">
            <text:p>-0.0037948677</text:p>
          </table:table-cell>
          <table:table-cell/>
          <table:table-cell office:value-type="float" office:value="1.02" calcext:value-type="float">
            <text:p>1.02</text:p>
          </table:table-cell>
          <table:table-cell table:formula="of:=[.A103]+0.06" office:value-type="float" office:value="0.0466609033342142" calcext:value-type="float">
            <text:p>0.0466609033</text:p>
          </table:table-cell>
          <table:table-cell table:formula="of:=[.B103]" office:value-type="float" office:value="-0.00379486773176999" calcext:value-type="float">
            <text:p>-0.0037948677</text:p>
          </table:table-cell>
          <table:table-cell/>
          <table:table-cell office:value-type="float" office:value="1.02" calcext:value-type="float">
            <text:p>1.02</text:p>
          </table:table-cell>
          <table:table-cell office:value-type="float" office:value="0.0456131" calcext:value-type="float">
            <text:p>0.0456131</text:p>
          </table:table-cell>
          <table:table-cell office:value-type="float" office:value="-0.00130141" calcext:value-type="float">
            <text:p>-0.0013014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0123452307208256" calcext:value-type="float">
            <text:p>-0.0123452307</text:p>
          </table:table-cell>
          <table:table-cell office:value-type="float" office:value="-0.00561049739167039" calcext:value-type="float">
            <text:p>-0.0056104974</text:p>
          </table:table-cell>
          <table:table-cell/>
          <table:table-cell office:value-type="float" office:value="1.03" calcext:value-type="float">
            <text:p>1.03</text:p>
          </table:table-cell>
          <table:table-cell table:formula="of:=[.A104]+0.06" office:value-type="float" office:value="0.0476547692791744" calcext:value-type="float">
            <text:p>0.0476547693</text:p>
          </table:table-cell>
          <table:table-cell table:formula="of:=[.B104]" office:value-type="float" office:value="-0.00561049739167039" calcext:value-type="float">
            <text:p>-0.0056104974</text:p>
          </table:table-cell>
          <table:table-cell/>
          <table:table-cell office:value-type="float" office:value="1.03" calcext:value-type="float">
            <text:p>1.03</text:p>
          </table:table-cell>
          <table:table-cell office:value-type="float" office:value="0.0467055" calcext:value-type="float">
            <text:p>0.0467055</text:p>
          </table:table-cell>
          <table:table-cell office:value-type="float" office:value="-0.00343738" calcext:value-type="float">
            <text:p>-0.00343738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113879909087094" calcext:value-type="float">
            <text:p>-0.0113879909</text:p>
          </table:table-cell>
          <table:table-cell office:value-type="float" office:value="-0.00728046228228279" calcext:value-type="float">
            <text:p>-0.0072804623</text:p>
          </table:table-cell>
          <table:table-cell/>
          <table:table-cell office:value-type="float" office:value="1.04" calcext:value-type="float">
            <text:p>1.04</text:p>
          </table:table-cell>
          <table:table-cell table:formula="of:=[.A105]+0.06" office:value-type="float" office:value="0.0486120090912906" calcext:value-type="float">
            <text:p>0.0486120091</text:p>
          </table:table-cell>
          <table:table-cell table:formula="of:=[.B105]" office:value-type="float" office:value="-0.00728046228228279" calcext:value-type="float">
            <text:p>-0.0072804623</text:p>
          </table:table-cell>
          <table:table-cell/>
          <table:table-cell office:value-type="float" office:value="1.04" calcext:value-type="float">
            <text:p>1.04</text:p>
          </table:table-cell>
          <table:table-cell office:value-type="float" office:value="0.047751" calcext:value-type="float">
            <text:p>0.047751</text:p>
          </table:table-cell>
          <table:table-cell office:value-type="float" office:value="-0.00540877" calcext:value-type="float">
            <text:p>-0.0054087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104644880612992" calcext:value-type="float">
            <text:p>-0.0104644881</text:p>
          </table:table-cell>
          <table:table-cell office:value-type="float" office:value="-0.00880946335648319" calcext:value-type="float">
            <text:p>-0.0088094634</text:p>
          </table:table-cell>
          <table:table-cell/>
          <table:table-cell office:value-type="float" office:value="1.05" calcext:value-type="float">
            <text:p>1.05</text:p>
          </table:table-cell>
          <table:table-cell table:formula="of:=[.A106]+0.06" office:value-type="float" office:value="0.0495355119387008" calcext:value-type="float">
            <text:p>0.0495355119</text:p>
          </table:table-cell>
          <table:table-cell table:formula="of:=[.B106]" office:value-type="float" office:value="-0.00880946335648319" calcext:value-type="float">
            <text:p>-0.0088094634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.0487503" calcext:value-type="float">
            <text:p>0.0487503</text:p>
          </table:table-cell>
          <table:table-cell office:value-type="float" office:value="-0.00721217" calcext:value-type="float">
            <text:p>-0.0072121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09571924030625" calcext:value-type="float">
            <text:p>-0.009571924</text:p>
          </table:table-cell>
          <table:table-cell office:value-type="float" office:value="-0.0102018758277716" calcext:value-type="float">
            <text:p>-0.0102018758</text:p>
          </table:table-cell>
          <table:table-cell/>
          <table:table-cell office:value-type="float" office:value="1.06" calcext:value-type="float">
            <text:p>1.06</text:p>
          </table:table-cell>
          <table:table-cell table:formula="of:=[.A107]+0.06" office:value-type="float" office:value="0.050428075969375" calcext:value-type="float">
            <text:p>0.050428076</text:p>
          </table:table-cell>
          <table:table-cell table:formula="of:=[.B107]" office:value-type="float" office:value="-0.0102018758277716" calcext:value-type="float">
            <text:p>-0.0102018758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0.0497082" calcext:value-type="float">
            <text:p>0.0497082</text:p>
          </table:table-cell>
          <table:table-cell office:value-type="float" office:value="-0.00885787" calcext:value-type="float">
            <text:p>-0.0088578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087075836207808" calcext:value-type="float">
            <text:p>-0.0087075836</text:p>
          </table:table-cell>
          <table:table-cell office:value-type="float" office:value="-0.01146174310408" calcext:value-type="float">
            <text:p>-0.0114617431</text:p>
          </table:table-cell>
          <table:table-cell/>
          <table:table-cell office:value-type="float" office:value="1.07" calcext:value-type="float">
            <text:p>1.07</text:p>
          </table:table-cell>
          <table:table-cell table:formula="of:=[.A108]+0.06" office:value-type="float" office:value="0.0512924163792192" calcext:value-type="float">
            <text:p>0.0512924164</text:p>
          </table:table-cell>
          <table:table-cell table:formula="of:=[.B108]" office:value-type="float" office:value="-0.01146174310408" calcext:value-type="float">
            <text:p>-0.0114617431</text:p>
          </table:table-cell>
          <table:table-cell/>
          <table:table-cell office:value-type="float" office:value="1.07" calcext:value-type="float">
            <text:p>1.07</text:p>
          </table:table-cell>
          <table:table-cell office:value-type="float" office:value="0.0506286" calcext:value-type="float">
            <text:p>0.0506286</text:p>
          </table:table-cell>
          <table:table-cell office:value-type="float" office:value="-0.0103538" calcext:value-type="float">
            <text:p>-0.0103538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078688265198206" calcext:value-type="float">
            <text:p>-0.0078688265</text:p>
          </table:table-cell>
          <table:table-cell office:value-type="float" office:value="-0.0125927707215804" calcext:value-type="float">
            <text:p>-0.0125927707</text:p>
          </table:table-cell>
          <table:table-cell/>
          <table:table-cell office:value-type="float" office:value="1.08" calcext:value-type="float">
            <text:p>1.08</text:p>
          </table:table-cell>
          <table:table-cell table:formula="of:=[.A109]+0.06" office:value-type="float" office:value="0.0521311734801794" calcext:value-type="float">
            <text:p>0.0521311735</text:p>
          </table:table-cell>
          <table:table-cell table:formula="of:=[.B109]" office:value-type="float" office:value="-0.0125927707215804" calcext:value-type="float">
            <text:p>-0.0125927707</text:p>
          </table:table-cell>
          <table:table-cell/>
          <table:table-cell office:value-type="float" office:value="1.08" calcext:value-type="float">
            <text:p>1.08</text:p>
          </table:table-cell>
          <table:table-cell office:value-type="float" office:value="0.051515" calcext:value-type="float">
            <text:p>0.051515</text:p>
          </table:table-cell>
          <table:table-cell office:value-type="float" office:value="-0.0117057" calcext:value-type="float">
            <text:p>-0.011705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070530792316544" calcext:value-type="float">
            <text:p>-0.0070530792</text:p>
          </table:table-cell>
          <table:table-cell office:value-type="float" office:value="-0.0135983202784928" calcext:value-type="float">
            <text:p>-0.0135983203</text:p>
          </table:table-cell>
          <table:table-cell/>
          <table:table-cell office:value-type="float" office:value="1.09" calcext:value-type="float">
            <text:p>1.09</text:p>
          </table:table-cell>
          <table:table-cell table:formula="of:=[.A110]+0.06" office:value-type="float" office:value="0.0529469207683456" calcext:value-type="float">
            <text:p>0.0529469208</text:p>
          </table:table-cell>
          <table:table-cell table:formula="of:=[.B110]" office:value-type="float" office:value="-0.0135983202784928" calcext:value-type="float">
            <text:p>-0.0135983203</text:p>
          </table:table-cell>
          <table:table-cell/>
          <table:table-cell office:value-type="float" office:value="1.09" calcext:value-type="float">
            <text:p>1.09</text:p>
          </table:table-cell>
          <table:table-cell office:value-type="float" office:value="0.0523706" calcext:value-type="float">
            <text:p>0.0523706</text:p>
          </table:table-cell>
          <table:table-cell office:value-type="float" office:value="-0.0129185" calcext:value-type="float">
            <text:p>-0.0129185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062578270079442" calcext:value-type="float">
            <text:p>-0.006257827</text:p>
          </table:table-cell>
          <table:table-cell office:value-type="float" office:value="-0.0144814033688932" calcext:value-type="float">
            <text:p>-0.0144814034</text:p>
          </table:table-cell>
          <table:table-cell/>
          <table:table-cell office:value-type="float" office:value="1.1" calcext:value-type="float">
            <text:p>1.1</text:p>
          </table:table-cell>
          <table:table-cell table:formula="of:=[.A111]+0.06" office:value-type="float" office:value="0.0537421729920558" calcext:value-type="float">
            <text:p>0.053742173</text:p>
          </table:table-cell>
          <table:table-cell table:formula="of:=[.B111]" office:value-type="float" office:value="-0.0144814033688932" calcext:value-type="float">
            <text:p>-0.0144814034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0531986" calcext:value-type="float">
            <text:p>0.0531986</text:p>
          </table:table-cell>
          <table:table-cell office:value-type="float" office:value="-0.0139964" calcext:value-type="float">
            <text:p>-0.0139964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0548060578" calcext:value-type="float">
            <text:p>-0.0054806058</text:p>
          </table:table-cell>
          <table:table-cell office:value-type="float" office:value="-0.0152446755165216" calcext:value-type="float">
            <text:p>-0.0152446755</text:p>
          </table:table-cell>
          <table:table-cell/>
          <table:table-cell office:value-type="float" office:value="1.11" calcext:value-type="float">
            <text:p>1.11</text:p>
          </table:table-cell>
          <table:table-cell table:formula="of:=[.A112]+0.06" office:value-type="float" office:value="0.05451939422" calcext:value-type="float">
            <text:p>0.0545193942</text:p>
          </table:table-cell>
          <table:table-cell table:formula="of:=[.B112]" office:value-type="float" office:value="-0.0152446755165216" calcext:value-type="float">
            <text:p>-0.0152446755</text:p>
          </table:table-cell>
          <table:table-cell/>
          <table:table-cell office:value-type="float" office:value="1.11" calcext:value-type="float">
            <text:p>1.11</text:p>
          </table:table-cell>
          <table:table-cell office:value-type="float" office:value="0.0540018" calcext:value-type="float">
            <text:p>0.0540018</text:p>
          </table:table-cell>
          <table:table-cell office:value-type="float" office:value="-0.0149435" calcext:value-type="float">
            <text:p>-0.0149435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047189940906758" calcext:value-type="float">
            <text:p>-0.0047189941</text:p>
          </table:table-cell>
          <table:table-cell office:value-type="float" office:value="-0.01589043010859" calcext:value-type="float">
            <text:p>-0.0158904301</text:p>
          </table:table-cell>
          <table:table-cell/>
          <table:table-cell office:value-type="float" office:value="1.12" calcext:value-type="float">
            <text:p>1.12</text:p>
          </table:table-cell>
          <table:table-cell table:formula="of:=[.A113]+0.06" office:value-type="float" office:value="0.0552810059093242" calcext:value-type="float">
            <text:p>0.0552810059</text:p>
          </table:table-cell>
          <table:table-cell table:formula="of:=[.B113]" office:value-type="float" office:value="-0.01589043010859" calcext:value-type="float">
            <text:p>-0.0158904301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float" office:value="0.0547833" calcext:value-type="float">
            <text:p>0.0547833</text:p>
          </table:table-cell>
          <table:table-cell office:value-type="float" office:value="-0.015763" calcext:value-type="float">
            <text:p>-0.01576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039706050262656" calcext:value-type="float">
            <text:p>-0.003970605</text:p>
          </table:table-cell>
          <table:table-cell office:value-type="float" office:value="-0.0164205923295904" calcext:value-type="float">
            <text:p>-0.0164205923</text:p>
          </table:table-cell>
          <table:table-cell/>
          <table:table-cell office:value-type="float" office:value="1.13" calcext:value-type="float">
            <text:p>1.13</text:p>
          </table:table-cell>
          <table:table-cell table:formula="of:=[.A114]+0.06" office:value-type="float" office:value="0.0560293949737344" calcext:value-type="float">
            <text:p>0.056029395</text:p>
          </table:table-cell>
          <table:table-cell table:formula="of:=[.B114]" office:value-type="float" office:value="-0.0164205923295904" calcext:value-type="float">
            <text:p>-0.0164205923</text:p>
          </table:table-cell>
          <table:table-cell/>
          <table:table-cell office:value-type="float" office:value="1.13" calcext:value-type="float">
            <text:p>1.13</text:p>
          </table:table-cell>
          <table:table-cell office:value-type="float" office:value="0.0555459" calcext:value-type="float">
            <text:p>0.0555459</text:p>
          </table:table-cell>
          <table:table-cell office:value-type="float" office:value="-0.0164581" calcext:value-type="float">
            <text:p>-0.016458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032330781483994" calcext:value-type="float">
            <text:p>-0.0032330781</text:p>
          </table:table-cell>
          <table:table-cell office:value-type="float" office:value="-0.0168367130951028" calcext:value-type="float">
            <text:p>-0.0168367131</text:p>
          </table:table-cell>
          <table:table-cell/>
          <table:table-cell office:value-type="float" office:value="1.14" calcext:value-type="float">
            <text:p>1.14</text:p>
          </table:table-cell>
          <table:table-cell table:formula="of:=[.A115]+0.06" office:value-type="float" office:value="0.0567669218516006" calcext:value-type="float">
            <text:p>0.0567669219</text:p>
          </table:table-cell>
          <table:table-cell table:formula="of:=[.B115]" office:value-type="float" office:value="-0.0168367130951028" calcext:value-type="float">
            <text:p>-0.0168367131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0.0562923" calcext:value-type="float">
            <text:p>0.0562923</text:p>
          </table:table-cell>
          <table:table-cell office:value-type="float" office:value="-0.0170312" calcext:value-type="float">
            <text:p>-0.0170312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025040714259392" calcext:value-type="float">
            <text:p>-0.0025040714</text:p>
          </table:table-cell>
          <table:table-cell office:value-type="float" office:value="-0.0171399629856032" calcext:value-type="float">
            <text:p>-0.017139963</text:p>
          </table:table-cell>
          <table:table-cell/>
          <table:table-cell office:value-type="float" office:value="1.15" calcext:value-type="float">
            <text:p>1.15</text:p>
          </table:table-cell>
          <table:table-cell table:formula="of:=[.A116]+0.06" office:value-type="float" office:value="0.0574959285740608" calcext:value-type="float">
            <text:p>0.0574959286</text:p>
          </table:table-cell>
          <table:table-cell table:formula="of:=[.B116]" office:value-type="float" office:value="-0.0171399629856032" calcext:value-type="float">
            <text:p>-0.017139963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0.0570252" calcext:value-type="float">
            <text:p>0.0570252</text:p>
          </table:table-cell>
          <table:table-cell office:value-type="float" office:value="-0.0174845" calcext:value-type="float">
            <text:p>-0.0174845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01781253166875" calcext:value-type="float">
            <text:p>-0.0017812532</text:p>
          </table:table-cell>
          <table:table-cell office:value-type="float" office:value="-0.0173311261802716" calcext:value-type="float">
            <text:p>-0.0173311262</text:p>
          </table:table-cell>
          <table:table-cell/>
          <table:table-cell office:value-type="float" office:value="1.16" calcext:value-type="float">
            <text:p>1.16</text:p>
          </table:table-cell>
          <table:table-cell table:formula="of:=[.A117]+0.06" office:value-type="float" office:value="0.058218746833125" calcext:value-type="float">
            <text:p>0.0582187468</text:p>
          </table:table-cell>
          <table:table-cell table:formula="of:=[.B117]" office:value-type="float" office:value="-0.0173311261802716" calcext:value-type="float">
            <text:p>-0.0173311262</text:p>
          </table:table-cell>
          <table:table-cell/>
          <table:table-cell office:value-type="float" office:value="1.16" calcext:value-type="float">
            <text:p>1.16</text:p>
          </table:table-cell>
          <table:table-cell office:value-type="float" office:value="0.0577474" calcext:value-type="float">
            <text:p>0.0577474</text:p>
          </table:table-cell>
          <table:table-cell office:value-type="float" office:value="-0.0178195" calcext:value-type="float">
            <text:p>-0.0178195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010622939502208" calcext:value-type="float">
            <text:p>-0.001062294</text:p>
          </table:table-cell>
          <table:table-cell office:value-type="float" office:value="-0.0174105943908" calcext:value-type="float">
            <text:p>-0.0174105944</text:p>
          </table:table-cell>
          <table:table-cell/>
          <table:table-cell office:value-type="float" office:value="1.17" calcext:value-type="float">
            <text:p>1.17</text:p>
          </table:table-cell>
          <table:table-cell table:formula="of:=[.A118]+0.06" office:value-type="float" office:value="0.0589377060497792" calcext:value-type="float">
            <text:p>0.058937706</text:p>
          </table:table-cell>
          <table:table-cell table:formula="of:=[.B118]" office:value-type="float" office:value="-0.0174105943908" calcext:value-type="float">
            <text:p>-0.0174105944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0.0584614" calcext:value-type="float">
            <text:p>0.0584614</text:p>
          </table:table-cell>
          <table:table-cell office:value-type="float" office:value="-0.0180375" calcext:value-type="float">
            <text:p>-0.0180375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003448585579106" calcext:value-type="float">
            <text:p>-0.0003448586</text:p>
          </table:table-cell>
          <table:table-cell office:value-type="float" office:value="-0.0173783607952004" calcext:value-type="float">
            <text:p>-0.0173783608</text:p>
          </table:table-cell>
          <table:table-cell/>
          <table:table-cell office:value-type="float" office:value="1.18" calcext:value-type="float">
            <text:p>1.18</text:p>
          </table:table-cell>
          <table:table-cell table:formula="of:=[.A119]+0.06" office:value-type="float" office:value="0.0596551414420894" calcext:value-type="float">
            <text:p>0.0596551414</text:p>
          </table:table-cell>
          <table:table-cell table:formula="of:=[.B119]" office:value-type="float" office:value="-0.0173783607952004" calcext:value-type="float">
            <text:p>-0.0173783608</text:p>
          </table:table-cell>
          <table:table-cell/>
          <table:table-cell office:value-type="float" office:value="1.18" calcext:value-type="float">
            <text:p>1.18</text:p>
          </table:table-cell>
          <table:table-cell office:value-type="float" office:value="0.0591698" calcext:value-type="float">
            <text:p>0.0591698</text:p>
          </table:table-cell>
          <table:table-cell office:value-type="float" office:value="-0.0181393" calcext:value-type="float">
            <text:p>-0.018139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0373402093305599" calcext:value-type="float">
            <text:p>0.0003734021</text:p>
          </table:table-cell>
          <table:table-cell office:value-type="float" office:value="-0.0172340139716128" calcext:value-type="float">
            <text:p>-0.017234014</text:p>
          </table:table-cell>
          <table:table-cell/>
          <table:table-cell office:value-type="float" office:value="1.19" calcext:value-type="float">
            <text:p>1.19</text:p>
          </table:table-cell>
          <table:table-cell table:formula="of:=[.A120]+0.06" office:value-type="float" office:value="0.0603734020933056" calcext:value-type="float">
            <text:p>0.0603734021</text:p>
          </table:table-cell>
          <table:table-cell table:formula="of:=[.B120]" office:value-type="float" office:value="-0.0172340139716128" calcext:value-type="float">
            <text:p>-0.017234014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0.0598753" calcext:value-type="float">
            <text:p>0.0598753</text:p>
          </table:table-cell>
          <table:table-cell office:value-type="float" office:value="-0.0181253" calcext:value-type="float">
            <text:p>-0.018125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10948590199658" calcext:value-type="float">
            <text:p>0.001094859</text:p>
          </table:table-cell>
          <table:table-cell office:value-type="float" office:value="-0.0169767318321132" calcext:value-type="float">
            <text:p>-0.0169767318</text:p>
          </table:table-cell>
          <table:table-cell/>
          <table:table-cell office:value-type="float" office:value="1.2" calcext:value-type="float">
            <text:p>1.2</text:p>
          </table:table-cell>
          <table:table-cell table:formula="of:=[.A121]+0.06" office:value-type="float" office:value="0.0610948590199658" calcext:value-type="float">
            <text:p>0.061094859</text:p>
          </table:table-cell>
          <table:table-cell table:formula="of:=[.B121]" office:value-type="float" office:value="-0.0169767318321132" calcext:value-type="float">
            <text:p>-0.0169767318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605803" calcext:value-type="float">
            <text:p>0.0605803</text:p>
          </table:table-cell>
          <table:table-cell office:value-type="float" office:value="-0.0179953" calcext:value-type="float">
            <text:p>-0.017995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182191324" calcext:value-type="float">
            <text:p>0.0018219132</text:p>
          </table:table-cell>
          <table:table-cell office:value-type="float" office:value="-0.0166052755565216" calcext:value-type="float">
            <text:p>-0.0166052756</text:p>
          </table:table-cell>
          <table:table-cell/>
          <table:table-cell office:value-type="float" office:value="1.21" calcext:value-type="float">
            <text:p>1.21</text:p>
          </table:table-cell>
          <table:table-cell table:formula="of:=[.A122]+0.06" office:value-type="float" office:value="0.06182191324" calcext:value-type="float">
            <text:p>0.0618219132</text:p>
          </table:table-cell>
          <table:table-cell table:formula="of:=[.B122]" office:value-type="float" office:value="-0.0166052755565216" calcext:value-type="float">
            <text:p>-0.0166052756</text:p>
          </table:table-cell>
          <table:table-cell/>
          <table:table-cell office:value-type="float" office:value="1.21" calcext:value-type="float">
            <text:p>1.21</text:p>
          </table:table-cell>
          <table:table-cell office:value-type="float" office:value="0.0612875" calcext:value-type="float">
            <text:p>0.0612875</text:p>
          </table:table-cell>
          <table:table-cell office:value-type="float" office:value="-0.017749" calcext:value-type="float">
            <text:p>-0.01774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25570038408342" calcext:value-type="float">
            <text:p>0.0025570038</text:p>
          </table:table-cell>
          <table:table-cell office:value-type="float" office:value="-0.01611798352621" calcext:value-type="float">
            <text:p>-0.0161179835</text:p>
          </table:table-cell>
          <table:table-cell/>
          <table:table-cell office:value-type="float" office:value="1.22" calcext:value-type="float">
            <text:p>1.22</text:p>
          </table:table-cell>
          <table:table-cell table:formula="of:=[.A123]+0.06" office:value-type="float" office:value="0.0625570038408342" calcext:value-type="float">
            <text:p>0.0625570038</text:p>
          </table:table-cell>
          <table:table-cell table:formula="of:=[.B123]" office:value-type="float" office:value="-0.01611798352621" calcext:value-type="float">
            <text:p>-0.0161179835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0.0619993" calcext:value-type="float">
            <text:p>0.0619993</text:p>
          </table:table-cell>
          <table:table-cell office:value-type="float" office:value="-0.0173853" calcext:value-type="float">
            <text:p>-0.017385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33026160474944" calcext:value-type="float">
            <text:p>0.003302616</text:p>
          </table:table-cell>
          <table:table-cell office:value-type="float" office:value="-0.0155127652579104" calcext:value-type="float">
            <text:p>-0.0155127653</text:p>
          </table:table-cell>
          <table:table-cell/>
          <table:table-cell office:value-type="float" office:value="1.23" calcext:value-type="float">
            <text:p>1.23</text:p>
          </table:table-cell>
          <table:table-cell table:formula="of:=[.A124]+0.06" office:value-type="float" office:value="0.0633026160474944" calcext:value-type="float">
            <text:p>0.063302616</text:p>
          </table:table-cell>
          <table:table-cell table:formula="of:=[.B124]" office:value-type="float" office:value="-0.0155127652579104" calcext:value-type="float">
            <text:p>-0.0155127653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0.0627185" calcext:value-type="float">
            <text:p>0.0627185</text:p>
          </table:table-cell>
          <table:table-cell office:value-type="float" office:value="-0.0169031" calcext:value-type="float">
            <text:p>-0.016903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40612892907106" calcext:value-type="float">
            <text:p>0.0040612893</text:p>
          </table:table-cell>
          <table:table-cell office:value-type="float" office:value="-0.0147870953375228" calcext:value-type="float">
            <text:p>-0.0147870953</text:p>
          </table:table-cell>
          <table:table-cell/>
          <table:table-cell office:value-type="float" office:value="1.24" calcext:value-type="float">
            <text:p>1.24</text:p>
          </table:table-cell>
          <table:table-cell table:formula="of:=[.A125]+0.06" office:value-type="float" office:value="0.0640612892907106" calcext:value-type="float">
            <text:p>0.0640612893</text:p>
          </table:table-cell>
          <table:table-cell table:formula="of:=[.B125]" office:value-type="float" office:value="-0.0147870953375228" calcext:value-type="float">
            <text:p>-0.0147870953</text:p>
          </table:table-cell>
          <table:table-cell/>
          <table:table-cell office:value-type="float" office:value="1.24" calcext:value-type="float">
            <text:p>1.24</text:p>
          </table:table-cell>
          <table:table-cell office:value-type="float" office:value="0.0634475" calcext:value-type="float">
            <text:p>0.0634475</text:p>
          </table:table-cell>
          <table:table-cell office:value-type="float" office:value="-0.0163006" calcext:value-type="float">
            <text:p>-0.0163006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48356252750208" calcext:value-type="float">
            <text:p>0.0048356253</text:p>
          </table:table-cell>
          <table:table-cell office:value-type="float" office:value="-0.0139380073539232" calcext:value-type="float">
            <text:p>-0.0139380074</text:p>
          </table:table-cell>
          <table:table-cell/>
          <table:table-cell office:value-type="float" office:value="1.25" calcext:value-type="float">
            <text:p>1.25</text:p>
          </table:table-cell>
          <table:table-cell table:formula="of:=[.A126]+0.06" office:value-type="float" office:value="0.0648356252750208" calcext:value-type="float">
            <text:p>0.0648356253</text:p>
          </table:table-cell>
          <table:table-cell table:formula="of:=[.B126]" office:value-type="float" office:value="-0.0139380073539232" calcext:value-type="float">
            <text:p>-0.0139380074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0641892" calcext:value-type="float">
            <text:p>0.0641892</text:p>
          </table:table-cell>
          <table:table-cell office:value-type="float" office:value="-0.0155754" calcext:value-type="float">
            <text:p>-0.0155754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5628296046875" calcext:value-type="float">
            <text:p>0.005628296</text:p>
          </table:table-cell>
          <table:table-cell office:value-type="float" office:value="-0.0129620878327716" calcext:value-type="float">
            <text:p>-0.0129620878</text:p>
          </table:table-cell>
          <table:table-cell/>
          <table:table-cell office:value-type="float" office:value="1.26" calcext:value-type="float">
            <text:p>1.26</text:p>
          </table:table-cell>
          <table:table-cell table:formula="of:=[.A127]+0.06" office:value-type="float" office:value="0.065628296046875" calcext:value-type="float">
            <text:p>0.065628296</text:p>
          </table:table-cell>
          <table:table-cell table:formula="of:=[.B127]" office:value-type="float" office:value="-0.0129620878327716" calcext:value-type="float">
            <text:p>-0.0129620878</text:p>
          </table:table-cell>
          <table:table-cell/>
          <table:table-cell office:value-type="float" office:value="1.26" calcext:value-type="float">
            <text:p>1.26</text:p>
          </table:table-cell>
          <table:table-cell office:value-type="float" office:value="0.0649461" calcext:value-type="float">
            <text:p>0.0649461</text:p>
          </table:table-cell>
          <table:table-cell office:value-type="float" office:value="-0.0147251" calcext:value-type="float">
            <text:p>-0.014725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64420520627392" calcext:value-type="float">
            <text:p>0.0064420521</text:p>
          </table:table-cell>
          <table:table-cell office:value-type="float" office:value="-0.01185547017032" calcext:value-type="float">
            <text:p>-0.0118554702</text:p>
          </table:table-cell>
          <table:table-cell/>
          <table:table-cell office:value-type="float" office:value="1.26999999999999" calcext:value-type="float">
            <text:p>1.27</text:p>
          </table:table-cell>
          <table:table-cell table:formula="of:=[.A128]+0.06" office:value-type="float" office:value="0.0664420520627392" calcext:value-type="float">
            <text:p>0.0664420521</text:p>
          </table:table-cell>
          <table:table-cell table:formula="of:=[.B128]" office:value-type="float" office:value="-0.01185547017032" calcext:value-type="float">
            <text:p>-0.0118554702</text:p>
          </table:table-cell>
          <table:table-cell/>
          <table:table-cell office:value-type="float" office:value="1.27" calcext:value-type="float">
            <text:p>1.27</text:p>
          </table:table-cell>
          <table:table-cell office:value-type="float" office:value="0.0657209" calcext:value-type="float">
            <text:p>0.0657209</text:p>
          </table:table-cell>
          <table:table-cell office:value-type="float" office:value="-0.0137465" calcext:value-type="float">
            <text:p>-0.0137465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72797302571994" calcext:value-type="float">
            <text:p>0.0072797303</text:p>
          </table:table-cell>
          <table:table-cell office:value-type="float" office:value="-0.0106138285672204" calcext:value-type="float">
            <text:p>-0.0106138286</text:p>
          </table:table-cell>
          <table:table-cell/>
          <table:table-cell office:value-type="float" office:value="1.27999999999999" calcext:value-type="float">
            <text:p>1.28</text:p>
          </table:table-cell>
          <table:table-cell table:formula="of:=[.A129]+0.06" office:value-type="float" office:value="0.0672797302571994" calcext:value-type="float">
            <text:p>0.0672797303</text:p>
          </table:table-cell>
          <table:table-cell table:formula="of:=[.B129]" office:value-type="float" office:value="-0.0106138285672204" calcext:value-type="float">
            <text:p>-0.0106138286</text:p>
          </table:table-cell>
          <table:table-cell/>
          <table:table-cell office:value-type="float" office:value="1.28" calcext:value-type="float">
            <text:p>1.28</text:p>
          </table:table-cell>
          <table:table-cell office:value-type="float" office:value="0.0665167" calcext:value-type="float">
            <text:p>0.0665167</text:p>
          </table:table-cell>
          <table:table-cell office:value-type="float" office:value="-0.012636" calcext:value-type="float">
            <text:p>-0.012636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81442621110656" calcext:value-type="float">
            <text:p>0.0081442621</text:p>
          </table:table-cell>
          <table:table-cell office:value-type="float" office:value="-0.00923237196233279" calcext:value-type="float">
            <text:p>-0.009232372</text:p>
          </table:table-cell>
          <table:table-cell/>
          <table:table-cell office:value-type="float" office:value="1.28999999999999" calcext:value-type="float">
            <text:p>1.29</text:p>
          </table:table-cell>
          <table:table-cell table:formula="of:=[.A130]+0.06" office:value-type="float" office:value="0.0681442621110656" calcext:value-type="float">
            <text:p>0.0681442621</text:p>
          </table:table-cell>
          <table:table-cell table:formula="of:=[.B130]" office:value-type="float" office:value="-0.00923237196233279" calcext:value-type="float">
            <text:p>-0.009232372</text:p>
          </table:table-cell>
          <table:table-cell/>
          <table:table-cell office:value-type="float" office:value="1.29" calcext:value-type="float">
            <text:p>1.29</text:p>
          </table:table-cell>
          <table:table-cell office:value-type="float" office:value="0.0673361" calcext:value-type="float">
            <text:p>0.0673361</text:p>
          </table:table-cell>
          <table:table-cell office:value-type="float" office:value="-0.0113897" calcext:value-type="float">
            <text:p>-0.011389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90386817194758" calcext:value-type="float">
            <text:p>0.0090386817</text:p>
          </table:table-cell>
          <table:table-cell office:value-type="float" office:value="-0.00770583796653318" calcext:value-type="float">
            <text:p>-0.007705838</text:p>
          </table:table-cell>
          <table:table-cell/>
          <table:table-cell office:value-type="float" office:value="1.29999999999999" calcext:value-type="float">
            <text:p>1.3</text:p>
          </table:table-cell>
          <table:table-cell table:formula="of:=[.A131]+0.06" office:value-type="float" office:value="0.0690386817194758" calcext:value-type="float">
            <text:p>0.0690386817</text:p>
          </table:table-cell>
          <table:table-cell table:formula="of:=[.B131]" office:value-type="float" office:value="-0.00770583796653318" calcext:value-type="float">
            <text:p>-0.007705838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0681822" calcext:value-type="float">
            <text:p>0.0681822</text:p>
          </table:table-cell>
          <table:table-cell office:value-type="float" office:value="-0.0100029" calcext:value-type="float">
            <text:p>-0.010002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996613385999999" calcext:value-type="float">
            <text:p>0.0099661339</text:p>
          </table:table-cell>
          <table:table-cell office:value-type="float" office:value="-0.00602848679652158" calcext:value-type="float">
            <text:p>-0.0060284868</text:p>
          </table:table-cell>
          <table:table-cell/>
          <table:table-cell office:value-type="float" office:value="1.30999999999999" calcext:value-type="float">
            <text:p>1.31</text:p>
          </table:table-cell>
          <table:table-cell table:formula="of:=[.A132]+0.06" office:value-type="float" office:value="0.06996613386" calcext:value-type="float">
            <text:p>0.0699661339</text:p>
          </table:table-cell>
          <table:table-cell table:formula="of:=[.B132]" office:value-type="float" office:value="-0.00602848679652158" calcext:value-type="float">
            <text:p>-0.0060284868</text:p>
          </table:table-cell>
          <table:table-cell/>
          <table:table-cell office:value-type="float" office:value="1.31" calcext:value-type="float">
            <text:p>1.31</text:p>
          </table:table-cell>
          <table:table-cell office:value-type="float" office:value="0.0690581" calcext:value-type="float">
            <text:p>0.0690581</text:p>
          </table:table-cell>
          <table:table-cell office:value-type="float" office:value="-0.00847083" calcext:value-type="float">
            <text:p>-0.0084708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109298820607442" calcext:value-type="float">
            <text:p>0.0109298821</text:p>
          </table:table-cell>
          <table:table-cell office:value-type="float" office:value="-0.00419409520862998" calcext:value-type="float">
            <text:p>-0.0041940952</text:p>
          </table:table-cell>
          <table:table-cell/>
          <table:table-cell office:value-type="float" office:value="1.31999999999999" calcext:value-type="float">
            <text:p>1.32</text:p>
          </table:table-cell>
          <table:table-cell table:formula="of:=[.A133]+0.06" office:value-type="float" office:value="0.0709298820607442" calcext:value-type="float">
            <text:p>0.0709298821</text:p>
          </table:table-cell>
          <table:table-cell table:formula="of:=[.B133]" office:value-type="float" office:value="-0.00419409520862998" calcext:value-type="float">
            <text:p>-0.0041940952</text:p>
          </table:table-cell>
          <table:table-cell/>
          <table:table-cell office:value-type="float" office:value="1.32" calcext:value-type="float">
            <text:p>1.32</text:p>
          </table:table-cell>
          <table:table-cell office:value-type="float" office:value="0.0699669" calcext:value-type="float">
            <text:p>0.0699669</text:p>
          </table:table-cell>
          <table:table-cell office:value-type="float" office:value="-0.00678752" calcext:value-type="float">
            <text:p>-0.00678752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119333166684544" calcext:value-type="float">
            <text:p>0.0119333167</text:p>
          </table:table-cell>
          <table:table-cell office:value-type="float" office:value="-0.00219595043263039" calcext:value-type="float">
            <text:p>-0.0021959504</text:p>
          </table:table-cell>
          <table:table-cell/>
          <table:table-cell office:value-type="float" office:value="1.32999999999999" calcext:value-type="float">
            <text:p>1.33</text:p>
          </table:table-cell>
          <table:table-cell table:formula="of:=[.A134]+0.06" office:value-type="float" office:value="0.0719333166684544" calcext:value-type="float">
            <text:p>0.0719333167</text:p>
          </table:table-cell>
          <table:table-cell table:formula="of:=[.B134]" office:value-type="float" office:value="-0.00219595043263039" calcext:value-type="float">
            <text:p>-0.0021959504</text:p>
          </table:table-cell>
          <table:table-cell/>
          <table:table-cell office:value-type="float" office:value="1.33" calcext:value-type="float">
            <text:p>1.33</text:p>
          </table:table-cell>
          <table:table-cell office:value-type="float" office:value="0.0709127" calcext:value-type="float">
            <text:p>0.0709127</text:p>
          </table:table-cell>
          <table:table-cell office:value-type="float" office:value="-0.00494489" calcext:value-type="float">
            <text:p>-0.0049448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129799629166206" calcext:value-type="float">
            <text:p>0.0129799629</text:p>
          </table:table-cell>
          <table:table-cell office:value-type="float" office:value="-0.0000268441055427879" calcext:value-type="float">
            <text:p>-2.68441055427879E-005</text:p>
          </table:table-cell>
          <table:table-cell/>
          <table:table-cell office:value-type="float" office:value="1.33999999999999" calcext:value-type="float">
            <text:p>1.34</text:p>
          </table:table-cell>
          <table:table-cell table:formula="of:=[.A135]+0.06" office:value-type="float" office:value="0.0729799629166206" calcext:value-type="float">
            <text:p>0.0729799629</text:p>
          </table:table-cell>
          <table:table-cell table:formula="of:=[.B135]" office:value-type="float" office:value="-0.0000268441055427879" calcext:value-type="float">
            <text:p>-2.68441055427879E-005</text:p>
          </table:table-cell>
          <table:table-cell/>
          <table:table-cell office:value-type="float" office:value="1.34" calcext:value-type="float">
            <text:p>1.34</text:p>
          </table:table-cell>
          <table:table-cell office:value-type="float" office:value="0.0718999" calcext:value-type="float">
            <text:p>0.0718999</text:p>
          </table:table-cell>
          <table:table-cell office:value-type="float" office:value="-0.00293251" calcext:value-type="float">
            <text:p>-0.0029325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140734889935808" calcext:value-type="float">
            <text:p>0.014073489</text:p>
          </table:table-cell>
          <table:table-cell office:value-type="float" office:value="0.00232093379455683" calcext:value-type="float">
            <text:p>0.0023209338</text:p>
          </table:table-cell>
          <table:table-cell/>
          <table:table-cell office:value-type="float" office:value="1.34999999999999" calcext:value-type="float">
            <text:p>1.35</text:p>
          </table:table-cell>
          <table:table-cell table:formula="of:=[.A136]+0.06" office:value-type="float" office:value="0.0740734889935808" calcext:value-type="float">
            <text:p>0.074073489</text:p>
          </table:table-cell>
          <table:table-cell table:formula="of:=[.B136]" office:value-type="float" office:value="0.00232093379455683" calcext:value-type="float">
            <text:p>0.0023209338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0.0729291" calcext:value-type="float">
            <text:p>0.0729291</text:p>
          </table:table-cell>
          <table:table-cell office:value-type="float" office:value="-0.000753592" calcext:value-type="float">
            <text:p>-0.000753592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ce7" office:value-type="float" office:value="-0.0149076186815027" calcext:value-type="float">
            <text:p>-0.0149076187</text:p>
          </table:table-cell>
          <table:table-cell table:style-name="ce7" office:value-type="float" office:value="0.00438325160869803" calcext:value-type="float">
            <text:p>0.0043832516</text:p>
          </table:table-cell>
          <table:table-cell/>
          <table:table-cell office:value-type="float" office:value="1.35999999999999" calcext:value-type="float">
            <text:p>1.36</text:p>
          </table:table-cell>
          <table:table-cell table:formula="of:=[.A137]+0.09" office:value-type="float" office:value="0.0750923813184973" calcext:value-type="float">
            <text:p>0.0750923813</text:p>
          </table:table-cell>
          <table:table-cell table:formula="of:=[.B137]" office:value-type="float" office:value="0.00438325160869803" calcext:value-type="float">
            <text:p>0.0043832516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0.0739783" calcext:value-type="float">
            <text:p>0.0739783</text:p>
          </table:table-cell>
          <table:table-cell office:value-type="float" office:value="0.00151466" calcext:value-type="float">
            <text:p>0.00151466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ce7" office:value-type="float" office:value="-0.0139400624530464" calcext:value-type="float">
            <text:p>-0.0139400625</text:p>
          </table:table-cell>
          <table:table-cell table:style-name="ce7" office:value-type="float" office:value="0.00629044118467523" calcext:value-type="float">
            <text:p>0.0062904412</text:p>
          </table:table-cell>
          <table:table-cell/>
          <table:table-cell office:value-type="float" office:value="1.36999999999999" calcext:value-type="float">
            <text:p>1.37</text:p>
          </table:table-cell>
          <table:table-cell table:formula="of:=[.A138]+0.09" office:value-type="float" office:value="0.0760599375469536" calcext:value-type="float">
            <text:p>0.0760599375</text:p>
          </table:table-cell>
          <table:table-cell table:formula="of:=[.B138]" office:value-type="float" office:value="0.00629044118467523" calcext:value-type="float">
            <text:p>0.0062904412</text:p>
          </table:table-cell>
          <table:table-cell/>
          <table:table-cell office:value-type="float" office:value="1.37" calcext:value-type="float">
            <text:p>1.37</text:p>
          </table:table-cell>
          <table:table-cell office:value-type="float" office:value="0.0749962" calcext:value-type="float">
            <text:p>0.0749962</text:p>
          </table:table-cell>
          <table:table-cell office:value-type="float" office:value="0.00369656" calcext:value-type="float">
            <text:p>0.00369656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130207944133761" calcext:value-type="float">
            <text:p>-0.0130207944</text:p>
          </table:table-cell>
          <table:table-cell table:style-name="ce7" office:value-type="float" office:value="0.00804814865406843" calcext:value-type="float">
            <text:p>0.0080481487</text:p>
          </table:table-cell>
          <table:table-cell/>
          <table:table-cell office:value-type="float" office:value="1.37999999999999" calcext:value-type="float">
            <text:p>1.38</text:p>
          </table:table-cell>
          <table:table-cell table:formula="of:=[.A139]+0.09" office:value-type="float" office:value="0.0769792055866239" calcext:value-type="float">
            <text:p>0.0769792056</text:p>
          </table:table-cell>
          <table:table-cell table:formula="of:=[.B139]" office:value-type="float" office:value="0.00804814865406843" calcext:value-type="float">
            <text:p>0.0080481487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0.0759611" calcext:value-type="float">
            <text:p>0.0759611</text:p>
          </table:table-cell>
          <table:table-cell office:value-type="float" office:value="0.00571489" calcext:value-type="float">
            <text:p>0.0057148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121468969048448" calcext:value-type="float">
            <text:p>-0.0121468969</text:p>
          </table:table-cell>
          <table:table-cell table:style-name="ce7" office:value-type="float" office:value="0.00966167295994563" calcext:value-type="float">
            <text:p>0.009661673</text:p>
          </table:table-cell>
          <table:table-cell/>
          <table:table-cell office:value-type="float" office:value="1.38999999999999" calcext:value-type="float">
            <text:p>1.39</text:p>
          </table:table-cell>
          <table:table-cell table:formula="of:=[.A140]+0.09" office:value-type="float" office:value="0.0778531030951552" calcext:value-type="float">
            <text:p>0.0778531031</text:p>
          </table:table-cell>
          <table:table-cell table:formula="of:=[.B140]" office:value-type="float" office:value="0.00966167295994563" calcext:value-type="float">
            <text:p>0.009661673</text:p>
          </table:table-cell>
          <table:table-cell/>
          <table:table-cell office:value-type="float" office:value="1.39" calcext:value-type="float">
            <text:p>1.39</text:p>
          </table:table-cell>
          <table:table-cell office:value-type="float" office:value="0.0768732" calcext:value-type="float">
            <text:p>0.0768732</text:p>
          </table:table-cell>
          <table:table-cell office:value-type="float" office:value="0.00756641" calcext:value-type="float">
            <text:p>0.00756641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113155769709375" calcext:value-type="float">
            <text:p>-0.011315577</text:p>
          </table:table-cell>
          <table:table-cell table:style-name="ce7" office:value-type="float" office:value="0.0111359619858068" calcext:value-type="float">
            <text:p>0.011135962</text:p>
          </table:table-cell>
          <table:table-cell/>
          <table:table-cell office:value-type="float" office:value="1.39999999999999" calcext:value-type="float">
            <text:p>1.4</text:p>
          </table:table-cell>
          <table:table-cell table:formula="of:=[.A141]+0.09" office:value-type="float" office:value="0.0786844230290625" calcext:value-type="float">
            <text:p>0.078684423</text:p>
          </table:table-cell>
          <table:table-cell table:formula="of:=[.B141]" office:value-type="float" office:value="0.0111359619858068" calcext:value-type="float">
            <text:p>0.01113596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0777369" calcext:value-type="float">
            <text:p>0.0777369</text:p>
          </table:table-cell>
          <table:table-cell office:value-type="float" office:value="0.00926159" calcext:value-type="float">
            <text:p>0.0092615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105241608137952" calcext:value-type="float">
            <text:p>-0.0105241608</text:p>
          </table:table-cell>
          <table:table-cell table:style-name="ce7" office:value-type="float" office:value="0.012475608684528" calcext:value-type="float">
            <text:p>0.0124756087</text:p>
          </table:table-cell>
          <table:table-cell/>
          <table:table-cell office:value-type="float" office:value="1.40999999999999" calcext:value-type="float">
            <text:p>1.41</text:p>
          </table:table-cell>
          <table:table-cell table:formula="of:=[.A142]+0.09" office:value-type="float" office:value="0.0794758391862048" calcext:value-type="float">
            <text:p>0.0794758392</text:p>
          </table:table-cell>
          <table:table-cell table:formula="of:=[.B142]" office:value-type="float" office:value="0.012475608684528" calcext:value-type="float">
            <text:p>0.0124756087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0.078556" calcext:value-type="float">
            <text:p>0.078556</text:p>
          </table:table-cell>
          <table:table-cell office:value-type="float" office:value="0.0108086" calcext:value-type="float">
            <text:p>0.0108086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097700882517389" calcext:value-type="float">
            <text:p>-0.0097700883</text:p>
          </table:table-cell>
          <table:table-cell table:style-name="ce7" office:value-type="float" office:value="0.0136848472073052" calcext:value-type="float">
            <text:p>0.0136848472</text:p>
          </table:table-cell>
          <table:table-cell/>
          <table:table-cell office:value-type="float" office:value="1.41999999999999" calcext:value-type="float">
            <text:p>1.42</text:p>
          </table:table-cell>
          <table:table-cell table:formula="of:=[.A143]+0.09" office:value-type="float" office:value="0.0802299117482611" calcext:value-type="float">
            <text:p>0.0802299117</text:p>
          </table:table-cell>
          <table:table-cell table:formula="of:=[.B143]" office:value-type="float" office:value="0.0136848472073052" calcext:value-type="float">
            <text:p>0.0136848472</text:p>
          </table:table-cell>
          <table:table-cell/>
          <table:table-cell office:value-type="float" office:value="1.42" calcext:value-type="float">
            <text:p>1.42</text:p>
          </table:table-cell>
          <table:table-cell office:value-type="float" office:value="0.0793336" calcext:value-type="float">
            <text:p>0.0793336</text:p>
          </table:table-cell>
          <table:table-cell office:value-type="float" office:value="0.0122132" calcext:value-type="float">
            <text:p>0.0122132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090509071767936" calcext:value-type="float">
            <text:p>-0.0090509072</text:p>
          </table:table-cell>
          <table:table-cell table:style-name="ce7" office:value-type="float" office:value="0.0147675490325984" calcext:value-type="float">
            <text:p>0.014767549</text:p>
          </table:table-cell>
          <table:table-cell/>
          <table:table-cell office:value-type="float" office:value="1.42999999999999" calcext:value-type="float">
            <text:p>1.43</text:p>
          </table:table-cell>
          <table:table-cell table:formula="of:=[.A144]+0.09" office:value-type="float" office:value="0.0809490928232064" calcext:value-type="float">
            <text:p>0.0809490928</text:p>
          </table:table-cell>
          <table:table-cell table:formula="of:=[.B144]" office:value-type="float" office:value="0.0147675490325984" calcext:value-type="float">
            <text:p>0.014767549</text:p>
          </table:table-cell>
          <table:table-cell/>
          <table:table-cell office:value-type="float" office:value="1.43" calcext:value-type="float">
            <text:p>1.43</text:p>
          </table:table-cell>
          <table:table-cell office:value-type="float" office:value="0.0800724" calcext:value-type="float">
            <text:p>0.0800724</text:p>
          </table:table-cell>
          <table:table-cell office:value-type="float" office:value="0.0134806" calcext:value-type="float">
            <text:p>0.0134806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083642680122123" calcext:value-type="float">
            <text:p>-0.008364268</text:p>
          </table:table-cell>
          <table:table-cell table:style-name="ce7" office:value-type="float" office:value="0.0157272190950756" calcext:value-type="float">
            <text:p>0.0157272191</text:p>
          </table:table-cell>
          <table:table-cell/>
          <table:table-cell office:value-type="float" office:value="1.43999999999999" calcext:value-type="float">
            <text:p>1.44</text:p>
          </table:table-cell>
          <table:table-cell table:formula="of:=[.A145]+0.09" office:value-type="float" office:value="0.0816357319877877" calcext:value-type="float">
            <text:p>0.081635732</text:p>
          </table:table-cell>
          <table:table-cell table:formula="of:=[.B145]" office:value-type="float" office:value="0.0157272190950756" calcext:value-type="float">
            <text:p>0.0157272191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0.0807752" calcext:value-type="float">
            <text:p>0.0807752</text:p>
          </table:table-cell>
          <table:table-cell office:value-type="float" office:value="0.0146152" calcext:value-type="float">
            <text:p>0.0146152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0770791817" calcext:value-type="float">
            <text:p>-0.0077079182</text:p>
          </table:table-cell>
          <table:table-cell table:style-name="ce7" office:value-type="float" office:value="0.0165669919145568" calcext:value-type="float">
            <text:p>0.0165669919</text:p>
          </table:table-cell>
          <table:table-cell/>
          <table:table-cell office:value-type="float" office:value="1.44999999999999" calcext:value-type="float">
            <text:p>1.45</text:p>
          </table:table-cell>
          <table:table-cell table:formula="of:=[.A146]+0.09" office:value-type="float" office:value="0.08229208183" calcext:value-type="float">
            <text:p>0.0822920818</text:p>
          </table:table-cell>
          <table:table-cell table:formula="of:=[.B146]" office:value-type="float" office:value="0.0165669919145568" calcext:value-type="float">
            <text:p>0.0165669919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0.0814444" calcext:value-type="float">
            <text:p>0.0814444</text:p>
          </table:table-cell>
          <table:table-cell office:value-type="float" office:value="0.0156213" calcext:value-type="float">
            <text:p>0.0156213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070796965084377" calcext:value-type="float">
            <text:p>-0.0070796965</text:p>
          </table:table-cell>
          <table:table-cell table:style-name="ce7" office:value-type="float" office:value="0.017289627724958" calcext:value-type="float">
            <text:p>0.0172896277</text:p>
          </table:table-cell>
          <table:table-cell/>
          <table:table-cell office:value-type="float" office:value="1.45999999999999" calcext:value-type="float">
            <text:p>1.46</text:p>
          </table:table-cell>
          <table:table-cell table:formula="of:=[.A147]+0.09" office:value-type="float" office:value="0.0829203034915623" calcext:value-type="float">
            <text:p>0.0829203035</text:p>
          </table:table-cell>
          <table:table-cell table:formula="of:=[.B147]" office:value-type="float" office:value="0.017289627724958" calcext:value-type="float">
            <text:p>0.0172896277</text:p>
          </table:table-cell>
          <table:table-cell/>
          <table:table-cell office:value-type="float" office:value="1.46" calcext:value-type="float">
            <text:p>1.46</text:p>
          </table:table-cell>
          <table:table-cell office:value-type="float" office:value="0.0820825" calcext:value-type="float">
            <text:p>0.0820825</text:p>
          </table:table-cell>
          <table:table-cell office:value-type="float" office:value="0.0165024" calcext:value-type="float">
            <text:p>0.0165024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064775277896064" calcext:value-type="float">
            <text:p>-0.0064775278</text:p>
          </table:table-cell>
          <table:table-cell table:style-name="ce7" office:value-type="float" office:value="0.0178975086032352" calcext:value-type="float">
            <text:p>0.0178975086</text:p>
          </table:table-cell>
          <table:table-cell/>
          <table:table-cell office:value-type="float" office:value="1.46999999999999" calcext:value-type="float">
            <text:p>1.47</text:p>
          </table:table-cell>
          <table:table-cell table:formula="of:=[.A148]+0.09" office:value-type="float" office:value="0.0835224722103936" calcext:value-type="float">
            <text:p>0.0835224722</text:p>
          </table:table-cell>
          <table:table-cell table:formula="of:=[.B148]" office:value-type="float" office:value="0.0178975086032352" calcext:value-type="float">
            <text:p>0.0178975086</text:p>
          </table:table-cell>
          <table:table-cell/>
          <table:table-cell office:value-type="float" office:value="1.47" calcext:value-type="float">
            <text:p>1.47</text:p>
          </table:table-cell>
          <table:table-cell office:value-type="float" office:value="0.0826919" calcext:value-type="float">
            <text:p>0.0826919</text:p>
          </table:table-cell>
          <table:table-cell office:value-type="float" office:value="0.0172617" calcext:value-type="float">
            <text:p>0.0172617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058994171369111" calcext:value-type="float">
            <text:p>-0.0058994171</text:p>
          </table:table-cell>
          <table:table-cell table:style-name="ce7" office:value-type="float" office:value="0.0183926345983284" calcext:value-type="float">
            <text:p>0.0183926346</text:p>
          </table:table-cell>
          <table:table-cell/>
          <table:table-cell office:value-type="float" office:value="1.47999999999999" calcext:value-type="float">
            <text:p>1.48</text:p>
          </table:table-cell>
          <table:table-cell table:formula="of:=[.A149]+0.09" office:value-type="float" office:value="0.0841005828630889" calcext:value-type="float">
            <text:p>0.0841005829</text:p>
          </table:table-cell>
          <table:table-cell table:formula="of:=[.B149]" office:value-type="float" office:value="0.0183926345983284" calcext:value-type="float">
            <text:p>0.0183926346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float" office:value="0.0832747" calcext:value-type="float">
            <text:p>0.0832747</text:p>
          </table:table-cell>
          <table:table-cell office:value-type="float" office:value="0.0179021" calcext:value-type="float">
            <text:p>0.0179021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053434444926048" calcext:value-type="float">
            <text:p>-0.0053434445</text:p>
          </table:table-cell>
          <table:table-cell table:style-name="ce7" office:value-type="float" office:value="0.0187766198601056" calcext:value-type="float">
            <text:p>0.0187766199</text:p>
          </table:table-cell>
          <table:table-cell/>
          <table:table-cell office:value-type="float" office:value="1.48999999999999" calcext:value-type="float">
            <text:p>1.49</text:p>
          </table:table-cell>
          <table:table-cell table:formula="of:=[.A150]+0.09" office:value-type="float" office:value="0.0846565555073952" calcext:value-type="float">
            <text:p>0.0846565555</text:p>
          </table:table-cell>
          <table:table-cell table:formula="of:=[.B150]" office:value-type="float" office:value="0.0187766198601056" calcext:value-type="float">
            <text:p>0.0187766199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0.0838331" calcext:value-type="float">
            <text:p>0.0838331</text:p>
          </table:table-cell>
          <table:table-cell office:value-type="float" office:value="0.0184257" calcext:value-type="float">
            <text:p>0.0184257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048077590753125" calcext:value-type="float">
            <text:p>-0.0048077591</text:p>
          </table:table-cell>
          <table:table-cell table:style-name="ce7" office:value-type="float" office:value="0.0190506887683068" calcext:value-type="float">
            <text:p>0.0190506888</text:p>
          </table:table-cell>
          <table:table-cell/>
          <table:table-cell office:value-type="float" office:value="1.49999999999999" calcext:value-type="float">
            <text:p>1.5</text:p>
          </table:table-cell>
          <table:table-cell table:formula="of:=[.A151]+0.09" office:value-type="float" office:value="0.0851922409246875" calcext:value-type="float">
            <text:p>0.0851922409</text:p>
          </table:table-cell>
          <table:table-cell table:formula="of:=[.B151]" office:value-type="float" office:value="0.0190506887683068" calcext:value-type="float">
            <text:p>0.019050688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0843691" calcext:value-type="float">
            <text:p>0.0843691</text:p>
          </table:table-cell>
          <table:table-cell office:value-type="float" office:value="0.0188346" calcext:value-type="float">
            <text:p>0.0188346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042905738375552" calcext:value-type="float">
            <text:p>-0.0042905738</text:p>
          </table:table-cell>
          <table:table-cell table:style-name="ce7" office:value-type="float" office:value="0.019215672061488" calcext:value-type="float">
            <text:p>0.0192156721</text:p>
          </table:table-cell>
          <table:table-cell/>
          <table:table-cell office:value-type="float" office:value="1.50999999999999" calcext:value-type="float">
            <text:p>1.51</text:p>
          </table:table-cell>
          <table:table-cell table:formula="of:=[.A152]+0.09" office:value-type="float" office:value="0.0857094261624448" calcext:value-type="float">
            <text:p>0.0857094262</text:p>
          </table:table-cell>
          <table:table-cell table:formula="of:=[.B152]" office:value-type="float" office:value="0.019215672061488" calcext:value-type="float">
            <text:p>0.0192156721</text:p>
          </table:table-cell>
          <table:table-cell/>
          <table:table-cell office:value-type="float" office:value="1.51" calcext:value-type="float">
            <text:p>1.51</text:p>
          </table:table-cell>
          <table:table-cell office:value-type="float" office:value="0.0848846" calcext:value-type="float">
            <text:p>0.0848846</text:p>
          </table:table-cell>
          <table:table-cell office:value-type="float" office:value="0.0191303" calcext:value-type="float">
            <text:p>0.0191303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037901599232739" calcext:value-type="float">
            <text:p>-0.0037901599</text:p>
          </table:table-cell>
          <table:table-cell table:style-name="ce7" office:value-type="float" office:value="0.0192720029659652" calcext:value-type="float">
            <text:p>0.019272003</text:p>
          </table:table-cell>
          <table:table-cell/>
          <table:table-cell office:value-type="float" office:value="1.51999999999999" calcext:value-type="float">
            <text:p>1.52</text:p>
          </table:table-cell>
          <table:table-cell table:formula="of:=[.A153]+0.09" office:value-type="float" office:value="0.0862098400767261" calcext:value-type="float">
            <text:p>0.0862098401</text:p>
          </table:table-cell>
          <table:table-cell table:formula="of:=[.B153]" office:value-type="float" office:value="0.0192720029659652" calcext:value-type="float">
            <text:p>0.019272003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0.0853815" calcext:value-type="float">
            <text:p>0.0853815</text:p>
          </table:table-cell>
          <table:table-cell office:value-type="float" office:value="0.0193137" calcext:value-type="float">
            <text:p>0.0193137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033048411253536" calcext:value-type="float">
            <text:p>-0.0033048411</text:p>
          </table:table-cell>
          <table:table-cell table:style-name="ce7" office:value-type="float" office:value="0.0192197133247584" calcext:value-type="float">
            <text:p>0.0192197133</text:p>
          </table:table-cell>
          <table:table-cell/>
          <table:table-cell office:value-type="float" office:value="1.52999999999999" calcext:value-type="float">
            <text:p>1.53</text:p>
          </table:table-cell>
          <table:table-cell table:formula="of:=[.A154]+0.09" office:value-type="float" office:value="0.0866951588746464" calcext:value-type="float">
            <text:p>0.0866951589</text:p>
          </table:table-cell>
          <table:table-cell table:formula="of:=[.B154]" office:value-type="float" office:value="0.0192197133247584" calcext:value-type="float">
            <text:p>0.0192197133</text:p>
          </table:table-cell>
          <table:table-cell/>
          <table:table-cell office:value-type="float" office:value="1.53" calcext:value-type="float">
            <text:p>1.53</text:p>
          </table:table-cell>
          <table:table-cell office:value-type="float" office:value="0.0858616" calcext:value-type="float">
            <text:p>0.0858616</text:p>
          </table:table-cell>
          <table:table-cell office:value-type="float" office:value="0.0193855" calcext:value-type="float">
            <text:p>0.019385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028329883431473" calcext:value-type="float">
            <text:p>-0.0028329883</text:p>
          </table:table-cell>
          <table:table-cell table:style-name="ce7" office:value-type="float" office:value="0.0190584297265356" calcext:value-type="float">
            <text:p>0.0190584297</text:p>
          </table:table-cell>
          <table:table-cell/>
          <table:table-cell office:value-type="float" office:value="1.53999999999999" calcext:value-type="float">
            <text:p>1.54</text:p>
          </table:table-cell>
          <table:table-cell table:formula="of:=[.A155]+0.09" office:value-type="float" office:value="0.0871670116568527" calcext:value-type="float">
            <text:p>0.0871670117</text:p>
          </table:table-cell>
          <table:table-cell table:formula="of:=[.B155]" office:value-type="float" office:value="0.0190584297265356" calcext:value-type="float">
            <text:p>0.0190584297</text:p>
          </table:table-cell>
          <table:table-cell/>
          <table:table-cell office:value-type="float" office:value="1.54" calcext:value-type="float">
            <text:p>1.54</text:p>
          </table:table-cell>
          <table:table-cell office:value-type="float" office:value="0.0863267" calcext:value-type="float">
            <text:p>0.0863267</text:p>
          </table:table-cell>
          <table:table-cell office:value-type="float" office:value="0.0193461" calcext:value-type="float">
            <text:p>0.0193461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0237301404" calcext:value-type="float">
            <text:p>-0.002373014</text:p>
          </table:table-cell>
          <table:table-cell table:style-name="ce7" office:value-type="float" office:value="0.0187873696345568" calcext:value-type="float">
            <text:p>0.0187873696</text:p>
          </table:table-cell>
          <table:table-cell/>
          <table:table-cell office:value-type="float" office:value="1.54999999999999" calcext:value-type="float">
            <text:p>1.55</text:p>
          </table:table-cell>
          <table:table-cell table:formula="of:=[.A156]+0.09" office:value-type="float" office:value="0.08762698596" calcext:value-type="float">
            <text:p>0.087626986</text:p>
          </table:table-cell>
          <table:table-cell table:formula="of:=[.B156]" office:value-type="float" office:value="0.0187873696345568" calcext:value-type="float">
            <text:p>0.0187873696</text:p>
          </table:table-cell>
          <table:table-cell/>
          <table:table-cell office:value-type="float" office:value="1.55" calcext:value-type="float">
            <text:p>1.55</text:p>
          </table:table-cell>
          <table:table-cell office:value-type="float" office:value="0.0867785" calcext:value-type="float">
            <text:p>0.0867785</text:p>
          </table:table-cell>
          <table:table-cell office:value-type="float" office:value="0.0191953" calcext:value-type="float">
            <text:p>0.0191953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019233667007727" calcext:value-type="float">
            <text:p>-0.0019233667</text:p>
          </table:table-cell>
          <table:table-cell table:style-name="ce7" office:value-type="float" office:value="0.018405337515618" calcext:value-type="float">
            <text:p>0.0184053375</text:p>
          </table:table-cell>
          <table:table-cell/>
          <table:table-cell office:value-type="float" office:value="1.55999999999999" calcext:value-type="float">
            <text:p>1.56</text:p>
          </table:table-cell>
          <table:table-cell table:formula="of:=[.A157]+0.09" office:value-type="float" office:value="0.0880766332992273" calcext:value-type="float">
            <text:p>0.0880766333</text:p>
          </table:table-cell>
          <table:table-cell table:formula="of:=[.B157]" office:value-type="float" office:value="0.018405337515618" calcext:value-type="float">
            <text:p>0.0184053375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0.0872186" calcext:value-type="float">
            <text:p>0.0872186</text:p>
          </table:table-cell>
          <table:table-cell office:value-type="float" office:value="0.0189324" calcext:value-type="float">
            <text:p>0.0189324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014825252893664" calcext:value-type="float">
            <text:p>-0.0014825253</text:p>
          </table:table-cell>
          <table:table-cell table:style-name="ce7" office:value-type="float" office:value="0.0179107209689952" calcext:value-type="float">
            <text:p>0.017910721</text:p>
          </table:table-cell>
          <table:table-cell/>
          <table:table-cell office:value-type="float" office:value="1.56999999999999" calcext:value-type="float">
            <text:p>1.57</text:p>
          </table:table-cell>
          <table:table-cell table:formula="of:=[.A158]+0.09" office:value-type="float" office:value="0.0885174747106336" calcext:value-type="float">
            <text:p>0.0885174747</text:p>
          </table:table-cell>
          <table:table-cell table:formula="of:=[.B158]" office:value-type="float" office:value="0.0179107209689952" calcext:value-type="float">
            <text:p>0.017910721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float" office:value="0.0876485" calcext:value-type="float">
            <text:p>0.0876485</text:p>
          </table:table-cell>
          <table:table-cell office:value-type="float" office:value="0.0185566" calcext:value-type="float">
            <text:p>0.0185566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010489937062461" calcext:value-type="float">
            <text:p>-0.0010489937</text:p>
          </table:table-cell>
          <table:table-cell table:style-name="ce7" office:value-type="float" office:value="0.0173014868553884" calcext:value-type="float">
            <text:p>0.0173014869</text:p>
          </table:table-cell>
          <table:table-cell/>
          <table:table-cell office:value-type="float" office:value="1.57999999999999" calcext:value-type="float">
            <text:p>1.58</text:p>
          </table:table-cell>
          <table:table-cell table:formula="of:=[.A159]+0.09" office:value-type="float" office:value="0.0889510062937539" calcext:value-type="float">
            <text:p>0.0889510063</text:p>
          </table:table-cell>
          <table:table-cell table:formula="of:=[.B159]" office:value-type="float" office:value="0.0173014868553884" calcext:value-type="float">
            <text:p>0.0173014869</text:p>
          </table:table-cell>
          <table:table-cell/>
          <table:table-cell office:value-type="float" office:value="1.58" calcext:value-type="float">
            <text:p>1.58</text:p>
          </table:table-cell>
          <table:table-cell office:value-type="float" office:value="0.0880699" calcext:value-type="float">
            <text:p>0.0880699</text:p>
          </table:table-cell>
          <table:table-cell office:value-type="float" office:value="0.0180665" calcext:value-type="float">
            <text:p>0.018066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00621295245964801" calcext:value-type="float">
            <text:p>-0.0006212952</text:p>
          </table:table-cell>
          <table:table-cell table:style-name="ce7" office:value-type="float" office:value="0.0165751774258656" calcext:value-type="float">
            <text:p>0.0165751774</text:p>
          </table:table-cell>
          <table:table-cell/>
          <table:table-cell office:value-type="float" office:value="1.58999999999999" calcext:value-type="float">
            <text:p>1.59</text:p>
          </table:table-cell>
          <table:table-cell table:formula="of:=[.A160]+0.09" office:value-type="float" office:value="0.0893787047540352" calcext:value-type="float">
            <text:p>0.0893787048</text:p>
          </table:table-cell>
          <table:table-cell table:formula="of:=[.B160]" office:value-type="float" office:value="0.0165751774258656" calcext:value-type="float">
            <text:p>0.0165751774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0.0884843" calcext:value-type="float">
            <text:p>0.0884843</text:p>
          </table:table-cell>
          <table:table-cell office:value-type="float" office:value="0.0174602" calcext:value-type="float">
            <text:p>0.0174602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-0.000197967054687501" calcext:value-type="float">
            <text:p>-0.0001979671</text:p>
          </table:table-cell>
          <table:table-cell table:style-name="ce7" office:value-type="float" office:value="0.0157289064508068" calcext:value-type="float">
            <text:p>0.0157289065</text:p>
          </table:table-cell>
          <table:table-cell/>
          <table:table-cell office:value-type="float" office:value="1.59999999999999" calcext:value-type="float">
            <text:p>1.6</text:p>
          </table:table-cell>
          <table:table-cell table:formula="of:=[.A161]+0.09" office:value-type="float" office:value="0.0898020329453125" calcext:value-type="float">
            <text:p>0.0898020329</text:p>
          </table:table-cell>
          <table:table-cell table:formula="of:=[.B161]" office:value-type="float" office:value="0.0157289064508068" calcext:value-type="float">
            <text:p>0.015728906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0888932" calcext:value-type="float">
            <text:p>0.0888932</text:p>
          </table:table-cell>
          <table:table-cell office:value-type="float" office:value="0.0167356" calcext:value-type="float">
            <text:p>0.0167356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0.000222445412284802" calcext:value-type="float">
            <text:p>0.0002224454</text:p>
          </table:table-cell>
          <table:table-cell table:style-name="ce7" office:value-type="float" office:value="0.014759355348848" calcext:value-type="float">
            <text:p>0.0147593553</text:p>
          </table:table-cell>
          <table:table-cell/>
          <table:table-cell office:value-type="float" office:value="1.60999999999999" calcext:value-type="float">
            <text:p>1.61</text:p>
          </table:table-cell>
          <table:table-cell table:formula="of:=[.A162]+0.09" office:value-type="float" office:value="0.0902224454122848" calcext:value-type="float">
            <text:p>0.0902224454</text:p>
          </table:table-cell>
          <table:table-cell table:formula="of:=[.B162]" office:value-type="float" office:value="0.014759355348848" calcext:value-type="float">
            <text:p>0.0147593553</text:p>
          </table:table-cell>
          <table:table-cell/>
          <table:table-cell office:value-type="float" office:value="1.61" calcext:value-type="float">
            <text:p>1.61</text:p>
          </table:table-cell>
          <table:table-cell office:value-type="float" office:value="0.0892981" calcext:value-type="float">
            <text:p>0.0892981</text:p>
          </table:table-cell>
          <table:table-cell office:value-type="float" office:value="0.0158901" calcext:value-type="float">
            <text:p>0.0158901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0.000641393932991098" calcext:value-type="float">
            <text:p>0.0006413939</text:p>
          </table:table-cell>
          <table:table-cell table:style-name="ce7" office:value-type="float" office:value="0.0136627693158252" calcext:value-type="float">
            <text:p>0.0136627693</text:p>
          </table:table-cell>
          <table:table-cell/>
          <table:table-cell office:value-type="float" office:value="1.61999999999999" calcext:value-type="float">
            <text:p>1.62</text:p>
          </table:table-cell>
          <table:table-cell table:formula="of:=[.A163]+0.09" office:value-type="float" office:value="0.0906413939329911" calcext:value-type="float">
            <text:p>0.0906413939</text:p>
          </table:table-cell>
          <table:table-cell table:formula="of:=[.B163]" office:value-type="float" office:value="0.0136627693158252" calcext:value-type="float">
            <text:p>0.0136627693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0.0897005" calcext:value-type="float">
            <text:p>0.0897005</text:p>
          </table:table-cell>
          <table:table-cell office:value-type="float" office:value="0.0149206" calcext:value-type="float">
            <text:p>0.0149206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0.00106033306128641" calcext:value-type="float">
            <text:p>0.0010603331</text:p>
          </table:table-cell>
          <table:table-cell table:style-name="ce7" office:value-type="float" office:value="0.0124349534537184" calcext:value-type="float">
            <text:p>0.0124349535</text:p>
          </table:table-cell>
          <table:table-cell/>
          <table:table-cell office:value-type="float" office:value="1.62999999999999" calcext:value-type="float">
            <text:p>1.63</text:p>
          </table:table-cell>
          <table:table-cell table:formula="of:=[.A164]+0.09" office:value-type="float" office:value="0.0910603330612864" calcext:value-type="float">
            <text:p>0.0910603331</text:p>
          </table:table-cell>
          <table:table-cell table:formula="of:=[.B164]" office:value-type="float" office:value="0.0124349534537184" calcext:value-type="float">
            <text:p>0.0124349535</text:p>
          </table:table-cell>
          <table:table-cell/>
          <table:table-cell office:value-type="float" office:value="1.63" calcext:value-type="float">
            <text:p>1.63</text:p>
          </table:table-cell>
          <table:table-cell office:value-type="float" office:value="0.0901018" calcext:value-type="float">
            <text:p>0.0901018</text:p>
          </table:table-cell>
          <table:table-cell office:value-type="float" office:value="0.0138234" calcext:value-type="float">
            <text:p>0.0138234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0.0014807256693177" calcext:value-type="float">
            <text:p>0.0014807257</text:p>
          </table:table-cell>
          <table:table-cell table:style-name="ce7" office:value-type="float" office:value="0.0110712688995956" calcext:value-type="float">
            <text:p>0.0110712689</text:p>
          </table:table-cell>
          <table:table-cell/>
          <table:table-cell office:value-type="float" office:value="1.63999999999999" calcext:value-type="float">
            <text:p>1.64</text:p>
          </table:table-cell>
          <table:table-cell table:formula="of:=[.A165]+0.09" office:value-type="float" office:value="0.0914807256693177" calcext:value-type="float">
            <text:p>0.0914807257</text:p>
          </table:table-cell>
          <table:table-cell table:formula="of:=[.B165]" office:value-type="float" office:value="0.0110712688995956" calcext:value-type="float">
            <text:p>0.0110712689</text:p>
          </table:table-cell>
          <table:table-cell/>
          <table:table-cell office:value-type="float" office:value="1.64" calcext:value-type="float">
            <text:p>1.64</text:p>
          </table:table-cell>
          <table:table-cell office:value-type="float" office:value="0.0905034" calcext:value-type="float">
            <text:p>0.0905034</text:p>
          </table:table-cell>
          <table:table-cell office:value-type="float" office:value="0.0125948" calcext:value-type="float">
            <text:p>0.012594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0.00190404849" calcext:value-type="float">
            <text:p>0.0019040485</text:p>
          </table:table-cell>
          <table:table-cell table:style-name="ce7" office:value-type="float" office:value="0.00956662895455683" calcext:value-type="float">
            <text:p>0.009566629</text:p>
          </table:table-cell>
          <table:table-cell/>
          <table:table-cell office:value-type="float" office:value="1.64999999999999" calcext:value-type="float">
            <text:p>1.65</text:p>
          </table:table-cell>
          <table:table-cell table:formula="of:=[.A166]+0.09" office:value-type="float" office:value="0.09190404849" calcext:value-type="float">
            <text:p>0.0919040485</text:p>
          </table:table-cell>
          <table:table-cell table:formula="of:=[.B166]" office:value-type="float" office:value="0.00956662895455683" calcext:value-type="float">
            <text:p>0.009566629</text:p>
          </table:table-cell>
          <table:table-cell/>
          <table:table-cell office:value-type="float" office:value="1.65" calcext:value-type="float">
            <text:p>1.65</text:p>
          </table:table-cell>
          <table:table-cell office:value-type="float" office:value="0.0909069" calcext:value-type="float">
            <text:p>0.0909069</text:p>
          </table:table-cell>
          <table:table-cell office:value-type="float" office:value="0.0112302" calcext:value-type="float">
            <text:p>0.0112302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0.00233179765949229" calcext:value-type="float">
            <text:p>0.0023317977</text:p>
          </table:table-cell>
          <table:table-cell table:style-name="ce7" office:value-type="float" office:value="0.00791549521267802" calcext:value-type="float">
            <text:p>0.0079154952</text:p>
          </table:table-cell>
          <table:table-cell/>
          <table:table-cell office:value-type="float" office:value="1.65999999999999" calcext:value-type="float">
            <text:p>1.66</text:p>
          </table:table-cell>
          <table:table-cell table:formula="of:=[.A167]+0.09" office:value-type="float" office:value="0.0923317976594923" calcext:value-type="float">
            <text:p>0.0923317977</text:p>
          </table:table-cell>
          <table:table-cell table:formula="of:=[.B167]" office:value-type="float" office:value="0.00791549521267802" calcext:value-type="float">
            <text:p>0.0079154952</text:p>
          </table:table-cell>
          <table:table-cell/>
          <table:table-cell office:value-type="float" office:value="1.66" calcext:value-type="float">
            <text:p>1.66</text:p>
          </table:table-cell>
          <table:table-cell office:value-type="float" office:value="0.0913137" calcext:value-type="float">
            <text:p>0.0913137</text:p>
          </table:table-cell>
          <table:table-cell office:value-type="float" office:value="0.00972452" calcext:value-type="float">
            <text:p>0.00972452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0.0027654942596736" calcext:value-type="float">
            <text:p>0.0027654943</text:p>
          </table:table-cell>
          <table:table-cell table:style-name="ce7" office:value-type="float" office:value="0.00611187368995523" calcext:value-type="float">
            <text:p>0.0061118737</text:p>
          </table:table-cell>
          <table:table-cell/>
          <table:table-cell office:value-type="float" office:value="1.66999999999999" calcext:value-type="float">
            <text:p>1.67</text:p>
          </table:table-cell>
          <table:table-cell table:formula="of:=[.A168]+0.09" office:value-type="float" office:value="0.0927654942596736" calcext:value-type="float">
            <text:p>0.0927654943</text:p>
          </table:table-cell>
          <table:table-cell table:formula="of:=[.B168]" office:value-type="float" office:value="0.00611187368995523" calcext:value-type="float">
            <text:p>0.0061118737</text:p>
          </table:table-cell>
          <table:table-cell/>
          <table:table-cell office:value-type="float" office:value="1.67" calcext:value-type="float">
            <text:p>1.67</text:p>
          </table:table-cell>
          <table:table-cell office:value-type="float" office:value="0.0917255" calcext:value-type="float">
            <text:p>0.0917255</text:p>
          </table:table-cell>
          <table:table-cell office:value-type="float" office:value="0.00807018" calcext:value-type="float">
            <text:p>0.0080701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0.0032066898606189" calcext:value-type="float">
            <text:p>0.0032066899</text:p>
          </table:table-cell>
          <table:table-cell table:style-name="ce7" office:value-type="float" office:value="0.00414931095324844" calcext:value-type="float">
            <text:p>0.004149311</text:p>
          </table:table-cell>
          <table:table-cell/>
          <table:table-cell office:value-type="float" office:value="1.67999999999999" calcext:value-type="float">
            <text:p>1.68</text:p>
          </table:table-cell>
          <table:table-cell table:formula="of:=[.A169]+0.09" office:value-type="float" office:value="0.0932066898606189" calcext:value-type="float">
            <text:p>0.0932066899</text:p>
          </table:table-cell>
          <table:table-cell table:formula="of:=[.B169]" office:value-type="float" office:value="0.00414931095324844" calcext:value-type="float">
            <text:p>0.004149311</text:p>
          </table:table-cell>
          <table:table-cell/>
          <table:table-cell office:value-type="float" office:value="1.68" calcext:value-type="float">
            <text:p>1.68</text:p>
          </table:table-cell>
          <table:table-cell office:value-type="float" office:value="0.0921442" calcext:value-type="float">
            <text:p>0.0921442</text:p>
          </table:table-cell>
          <table:table-cell office:value-type="float" office:value="0.00625746" calcext:value-type="float">
            <text:p>0.00625746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7" office:value-type="float" office:value="0.0036569720630752" calcext:value-type="float">
            <text:p>0.0036569721</text:p>
          </table:table-cell>
          <table:table-cell table:style-name="ce7" office:value-type="float" office:value="0.00202089024922562" calcext:value-type="float">
            <text:p>0.0020208902</text:p>
          </table:table-cell>
          <table:table-cell/>
          <table:table-cell office:value-type="float" office:value="1.68999999999999" calcext:value-type="float">
            <text:p>1.69</text:p>
          </table:table-cell>
          <table:table-cell table:formula="of:=[.A170]+0.09" office:value-type="float" office:value="0.0936569720630752" calcext:value-type="float">
            <text:p>0.0936569721</text:p>
          </table:table-cell>
          <table:table-cell table:formula="of:=[.B170]" office:value-type="float" office:value="0.00202089024922562" calcext:value-type="float">
            <text:p>0.0020208902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0.0925702" calcext:value-type="float">
            <text:p>0.0925702</text:p>
          </table:table-cell>
          <table:table-cell office:value-type="float" office:value="0.00429033" calcext:value-type="float">
            <text:p>0.00429033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0058947540582158" calcext:value-type="float">
            <text:p>-0.0058947541</text:p>
          </table:table-cell>
          <table:table-cell office:value-type="float" office:value="-0.000374158745489383" calcext:value-type="float">
            <text:p>-0.0003741587</text:p>
          </table:table-cell>
          <table:table-cell/>
          <table:table-cell office:value-type="float" office:value="1.69999999999999" calcext:value-type="float">
            <text:p>1.7</text:p>
          </table:table-cell>
          <table:table-cell table:formula="of:=[.A171]+0.1" office:value-type="float" office:value="0.0941052459417842" calcext:value-type="float">
            <text:p>0.0941052459</text:p>
          </table:table-cell>
          <table:table-cell table:formula="of:=[.B171]" office:value-type="float" office:value="-0.000374158745489383" calcext:value-type="float">
            <text:p>-0.000374158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0929966" calcext:value-type="float">
            <text:p>0.0929966</text:p>
          </table:table-cell>
          <table:table-cell office:value-type="float" office:value="0.00224673" calcext:value-type="float">
            <text:p>0.00224673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0054779932022656" calcext:value-type="float">
            <text:p>-0.0054779932</text:p>
          </table:table-cell>
          <table:table-cell office:value-type="float" office:value="-0.00243215678805438" calcext:value-type="float">
            <text:p>-0.0024321568</text:p>
          </table:table-cell>
          <table:table-cell/>
          <table:table-cell office:value-type="float" office:value="1.70999999999999" calcext:value-type="float">
            <text:p>1.71</text:p>
          </table:table-cell>
          <table:table-cell table:formula="of:=[.A172]+0.1" office:value-type="float" office:value="0.0945220067977344" calcext:value-type="float">
            <text:p>0.0945220068</text:p>
          </table:table-cell>
          <table:table-cell table:formula="of:=[.B172]" office:value-type="float" office:value="-0.00243215678805438" calcext:value-type="float">
            <text:p>-0.0024321568</text:p>
          </table:table-cell>
          <table:table-cell/>
          <table:table-cell office:value-type="float" office:value="1.71" calcext:value-type="float">
            <text:p>1.71</text:p>
          </table:table-cell>
          <table:table-cell office:value-type="float" office:value="0.0934065" calcext:value-type="float">
            <text:p>0.0934065</text:p>
          </table:table-cell>
          <table:table-cell office:value-type="float" office:value="0.00030318" calcext:value-type="float">
            <text:p>0.0003031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050909231719594" calcext:value-type="float">
            <text:p>-0.0050909232</text:p>
          </table:table-cell>
          <table:table-cell office:value-type="float" office:value="-0.00418162314131938" calcext:value-type="float">
            <text:p>-0.0041816231</text:p>
          </table:table-cell>
          <table:table-cell/>
          <table:table-cell office:value-type="float" office:value="1.71999999999999" calcext:value-type="float">
            <text:p>1.72</text:p>
          </table:table-cell>
          <table:table-cell table:formula="of:=[.A173]+0.1" office:value-type="float" office:value="0.0949090768280406" calcext:value-type="float">
            <text:p>0.0949090768</text:p>
          </table:table-cell>
          <table:table-cell table:formula="of:=[.B173]" office:value-type="float" office:value="-0.00418162314131938" calcext:value-type="float">
            <text:p>-0.0041816231</text:p>
          </table:table-cell>
          <table:table-cell/>
          <table:table-cell office:value-type="float" office:value="1.72" calcext:value-type="float">
            <text:p>1.72</text:p>
          </table:table-cell>
          <table:table-cell office:value-type="float" office:value="0.0937929" calcext:value-type="float">
            <text:p>0.0937929</text:p>
          </table:table-cell>
          <table:table-cell office:value-type="float" office:value="-0.00146224" calcext:value-type="float">
            <text:p>-0.0014622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047317975942592" calcext:value-type="float">
            <text:p>-0.0047317976</text:p>
          </table:table-cell>
          <table:table-cell office:value-type="float" office:value="-0.00564959040613438" calcext:value-type="float">
            <text:p>-0.0056495904</text:p>
          </table:table-cell>
          <table:table-cell/>
          <table:table-cell office:value-type="float" office:value="1.72999999999999" calcext:value-type="float">
            <text:p>1.73</text:p>
          </table:table-cell>
          <table:table-cell table:formula="of:=[.A174]+0.1" office:value-type="float" office:value="0.0952682024057408" calcext:value-type="float">
            <text:p>0.0952682024</text:p>
          </table:table-cell>
          <table:table-cell table:formula="of:=[.B174]" office:value-type="float" office:value="-0.00564959040613438" calcext:value-type="float">
            <text:p>-0.0056495904</text:p>
          </table:table-cell>
          <table:table-cell/>
          <table:table-cell office:value-type="float" office:value="1.73" calcext:value-type="float">
            <text:p>1.73</text:p>
          </table:table-cell>
          <table:table-cell office:value-type="float" office:value="0.0941562" calcext:value-type="float">
            <text:p>0.0941562</text:p>
          </table:table-cell>
          <table:table-cell office:value-type="float" office:value="-0.00304537" calcext:value-type="float">
            <text:p>-0.0030453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04398944224375" calcext:value-type="float">
            <text:p>-0.0043989442</text:p>
          </table:table-cell>
          <table:table-cell office:value-type="float" office:value="-0.00686164173514938" calcext:value-type="float">
            <text:p>-0.0068616417</text:p>
          </table:table-cell>
          <table:table-cell/>
          <table:table-cell office:value-type="float" office:value="1.73999999999999" calcext:value-type="float">
            <text:p>1.74</text:p>
          </table:table-cell>
          <table:table-cell table:formula="of:=[.A175]+0.1" office:value-type="float" office:value="0.095601055775625" calcext:value-type="float">
            <text:p>0.0956010558</text:p>
          </table:table-cell>
          <table:table-cell table:formula="of:=[.B175]" office:value-type="float" office:value="-0.00686164173514938" calcext:value-type="float">
            <text:p>-0.0068616417</text:p>
          </table:table-cell>
          <table:table-cell/>
          <table:table-cell office:value-type="float" office:value="1.74" calcext:value-type="float">
            <text:p>1.74</text:p>
          </table:table-cell>
          <table:table-cell office:value-type="float" office:value="0.094498" calcext:value-type="float">
            <text:p>0.094498</text:p>
          </table:table-cell>
          <table:table-cell office:value-type="float" office:value="-0.0044557" calcext:value-type="float">
            <text:p>-0.004455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040907632868608" calcext:value-type="float">
            <text:p>-0.0040907633</text:p>
          </table:table-cell>
          <table:table-cell office:value-type="float" office:value="-0.00784194804661438" calcext:value-type="float">
            <text:p>-0.007841948</text:p>
          </table:table-cell>
          <table:table-cell/>
          <table:table-cell office:value-type="float" office:value="1.74999999999999" calcext:value-type="float">
            <text:p>1.75</text:p>
          </table:table-cell>
          <table:table-cell table:formula="of:=[.A176]+0.1" office:value-type="float" office:value="0.0959092367131392" calcext:value-type="float">
            <text:p>0.0959092367</text:p>
          </table:table-cell>
          <table:table-cell table:formula="of:=[.B176]" office:value-type="float" office:value="-0.00784194804661438" calcext:value-type="float">
            <text:p>-0.007841948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0.0948199" calcext:value-type="float">
            <text:p>0.0948199</text:p>
          </table:table-cell>
          <table:table-cell office:value-type="float" office:value="-0.00570032" calcext:value-type="float">
            <text:p>-0.0057003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038057258167106" calcext:value-type="float">
            <text:p>-0.0038057258</text:p>
          </table:table-cell>
          <table:table-cell office:value-type="float" office:value="-0.00861330523817938" calcext:value-type="float">
            <text:p>-0.0086133052</text:p>
          </table:table-cell>
          <table:table-cell/>
          <table:table-cell office:value-type="float" office:value="1.75999999999999" calcext:value-type="float">
            <text:p>1.76</text:p>
          </table:table-cell>
          <table:table-cell table:formula="of:=[.A177]+0.1" office:value-type="float" office:value="0.0961942741832894" calcext:value-type="float">
            <text:p>0.0961942742</text:p>
          </table:table-cell>
          <table:table-cell table:formula="of:=[.B177]" office:value-type="float" office:value="-0.00861330523817938" calcext:value-type="float">
            <text:p>-0.0086133052</text:p>
          </table:table-cell>
          <table:table-cell/>
          <table:table-cell office:value-type="float" office:value="1.76" calcext:value-type="float">
            <text:p>1.76</text:p>
          </table:table-cell>
          <table:table-cell office:value-type="float" office:value="0.0951229" calcext:value-type="float">
            <text:p>0.0951229</text:p>
          </table:table-cell>
          <table:table-cell office:value-type="float" office:value="-0.00678403" calcext:value-type="float">
            <text:p>-0.0067840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035423720004544" calcext:value-type="float">
            <text:p>-0.003542372</text:p>
          </table:table-cell>
          <table:table-cell office:value-type="float" office:value="-0.00919717140069438" calcext:value-type="float">
            <text:p>-0.0091971714</text:p>
          </table:table-cell>
          <table:table-cell/>
          <table:table-cell office:value-type="float" office:value="1.76999999999999" calcext:value-type="float">
            <text:p>1.77</text:p>
          </table:table-cell>
          <table:table-cell table:formula="of:=[.A178]+0.1" office:value-type="float" office:value="0.0964576279995456" calcext:value-type="float">
            <text:p>0.096457628</text:p>
          </table:table-cell>
          <table:table-cell table:formula="of:=[.B178]" office:value-type="float" office:value="-0.00919717140069438" calcext:value-type="float">
            <text:p>-0.0091971714</text:p>
          </table:table-cell>
          <table:table-cell/>
          <table:table-cell office:value-type="float" office:value="1.77" calcext:value-type="float">
            <text:p>1.77</text:p>
          </table:table-cell>
          <table:table-cell office:value-type="float" office:value="0.0954082" calcext:value-type="float">
            <text:p>0.0954082</text:p>
          </table:table-cell>
          <table:table-cell office:value-type="float" office:value="-0.0077107" calcext:value-type="float">
            <text:p>-0.007710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032993095172542" calcext:value-type="float">
            <text:p>-0.0032993095</text:p>
          </table:table-cell>
          <table:table-cell office:value-type="float" office:value="-0.00961370403200938" calcext:value-type="float">
            <text:p>-0.009613704</text:p>
          </table:table-cell>
          <table:table-cell/>
          <table:table-cell office:value-type="float" office:value="1.77999999999999" calcext:value-type="float">
            <text:p>1.78</text:p>
          </table:table-cell>
          <table:table-cell table:formula="of:=[.A179]+0.1" office:value-type="float" office:value="0.0967006904827458" calcext:value-type="float">
            <text:p>0.0967006905</text:p>
          </table:table-cell>
          <table:table-cell table:formula="of:=[.B179]" office:value-type="float" office:value="-0.00961370403200938" calcext:value-type="float">
            <text:p>-0.009613704</text:p>
          </table:table-cell>
          <table:table-cell/>
          <table:table-cell office:value-type="float" office:value="1.78" calcext:value-type="float">
            <text:p>1.78</text:p>
          </table:table-cell>
          <table:table-cell office:value-type="float" office:value="0.0956768" calcext:value-type="float">
            <text:p>0.0956768</text:p>
          </table:table-cell>
          <table:table-cell office:value-type="float" office:value="-0.00848364" calcext:value-type="float">
            <text:p>-0.0084836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0307521188" calcext:value-type="float">
            <text:p>-0.0030752119</text:p>
          </table:table-cell>
          <table:table-cell office:value-type="float" office:value="-0.00988179725077438" calcext:value-type="float">
            <text:p>-0.0098817973</text:p>
          </table:table-cell>
          <table:table-cell/>
          <table:table-cell office:value-type="float" office:value="1.78999999999999" calcext:value-type="float">
            <text:p>1.79</text:p>
          </table:table-cell>
          <table:table-cell table:formula="of:=[.A180]+0.1" office:value-type="float" office:value="0.09692478812" calcext:value-type="float">
            <text:p>0.0969247881</text:p>
          </table:table-cell>
          <table:table-cell table:formula="of:=[.B180]" office:value-type="float" office:value="-0.00988179725077438" calcext:value-type="float">
            <text:p>-0.0098817973</text:p>
          </table:table-cell>
          <table:table-cell/>
          <table:table-cell office:value-type="float" office:value="1.79" calcext:value-type="float">
            <text:p>1.79</text:p>
          </table:table-cell>
          <table:table-cell office:value-type="float" office:value="0.0959297" calcext:value-type="float">
            <text:p>0.0959297</text:p>
          </table:table-cell>
          <table:table-cell office:value-type="float" office:value="-0.00910566" calcext:value-type="float">
            <text:p>-0.0091056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028688167764058" calcext:value-type="float">
            <text:p>-0.0028688168</text:p>
          </table:table-cell>
          <table:table-cell office:value-type="float" office:value="-0.0100191190102394" calcext:value-type="float">
            <text:p>-0.010019119</text:p>
          </table:table-cell>
          <table:table-cell/>
          <table:table-cell office:value-type="float" office:value="1.79999999999999" calcext:value-type="float">
            <text:p>1.8</text:p>
          </table:table-cell>
          <table:table-cell table:formula="of:=[.A181]+0.1" office:value-type="float" office:value="0.0971311832235942" calcext:value-type="float">
            <text:p>0.0971311832</text:p>
          </table:table-cell>
          <table:table-cell table:formula="of:=[.B181]" office:value-type="float" office:value="-0.0100191190102394" calcext:value-type="float">
            <text:p>-0.01001911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0961678" calcext:value-type="float">
            <text:p>0.0961678</text:p>
          </table:table-cell>
          <table:table-cell office:value-type="float" office:value="-0.00957901" calcext:value-type="float">
            <text:p>-0.009579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026789244101056" calcext:value-type="float">
            <text:p>-0.0026789244</text:p>
          </table:table-cell>
          <table:table-cell office:value-type="float" office:value="-0.0100421483120544" calcext:value-type="float">
            <text:p>-0.0100421483</text:p>
          </table:table-cell>
          <table:table-cell/>
          <table:table-cell office:value-type="float" office:value="1.80999999999999" calcext:value-type="float">
            <text:p>1.81</text:p>
          </table:table-cell>
          <table:table-cell table:formula="of:=[.A182]+0.1" office:value-type="float" office:value="0.0973210755898944" calcext:value-type="float">
            <text:p>0.0973210756</text:p>
          </table:table-cell>
          <table:table-cell table:formula="of:=[.B182]" office:value-type="float" office:value="-0.0100421483120544" calcext:value-type="float">
            <text:p>-0.0100421483</text:p>
          </table:table-cell>
          <table:table-cell/>
          <table:table-cell office:value-type="float" office:value="1.81" calcext:value-type="float">
            <text:p>1.81</text:p>
          </table:table-cell>
          <table:table-cell office:value-type="float" office:value="0.0963919" calcext:value-type="float">
            <text:p>0.0963919</text:p>
          </table:table-cell>
          <table:table-cell office:value-type="float" office:value="-0.00990544" calcext:value-type="float">
            <text:p>-0.0099054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025043958417494" calcext:value-type="float">
            <text:p>-0.0025043958</text:p>
          </table:table-cell>
          <table:table-cell office:value-type="float" office:value="-0.00996621242006937" calcext:value-type="float">
            <text:p>-0.0099662124</text:p>
          </table:table-cell>
          <table:table-cell/>
          <table:table-cell office:value-type="float" office:value="1.81999999999999" calcext:value-type="float">
            <text:p>1.82</text:p>
          </table:table-cell>
          <table:table-cell table:formula="of:=[.A183]+0.1" office:value-type="float" office:value="0.0974956041582506" calcext:value-type="float">
            <text:p>0.0974956042</text:p>
          </table:table-cell>
          <table:table-cell table:formula="of:=[.B183]" office:value-type="float" office:value="-0.00996621242006937" calcext:value-type="float">
            <text:p>-0.0099662124</text:p>
          </table:table-cell>
          <table:table-cell/>
          <table:table-cell office:value-type="float" office:value="1.82" calcext:value-type="float">
            <text:p>1.82</text:p>
          </table:table-cell>
          <table:table-cell office:value-type="float" office:value="0.096603" calcext:value-type="float">
            <text:p>0.096603</text:p>
          </table:table-cell>
          <table:table-cell office:value-type="float" office:value="-0.0100862" calcext:value-type="float">
            <text:p>-0.010086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023441513300992" calcext:value-type="float">
            <text:p>-0.0023441513</text:p>
          </table:table-cell>
          <table:table-cell office:value-type="float" office:value="-0.00980552407413437" calcext:value-type="float">
            <text:p>-0.0098055241</text:p>
          </table:table-cell>
          <table:table-cell/>
          <table:table-cell office:value-type="float" office:value="1.82999999999999" calcext:value-type="float">
            <text:p>1.83</text:p>
          </table:table-cell>
          <table:table-cell table:formula="of:=[.A184]+0.1" office:value-type="float" office:value="0.0976558486699008" calcext:value-type="float">
            <text:p>0.0976558487</text:p>
          </table:table-cell>
          <table:table-cell table:formula="of:=[.B184]" office:value-type="float" office:value="-0.00980552407413437" calcext:value-type="float">
            <text:p>-0.0098055241</text:p>
          </table:table-cell>
          <table:table-cell/>
          <table:table-cell office:value-type="float" office:value="1.83" calcext:value-type="float">
            <text:p>1.83</text:p>
          </table:table-cell>
          <table:table-cell office:value-type="float" office:value="0.0968017" calcext:value-type="float">
            <text:p>0.0968017</text:p>
          </table:table-cell>
          <table:table-cell office:value-type="float" office:value="-0.0101217" calcext:value-type="float">
            <text:p>-0.010121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02197168673125" calcext:value-type="float">
            <text:p>-0.0021971687</text:p>
          </table:table-cell>
          <table:table-cell office:value-type="float" office:value="-0.00957321870389938" calcext:value-type="float">
            <text:p>-0.0095732187</text:p>
          </table:table-cell>
          <table:table-cell/>
          <table:table-cell office:value-type="float" office:value="1.83999999999999" calcext:value-type="float">
            <text:p>1.84</text:p>
          </table:table-cell>
          <table:table-cell table:formula="of:=[.A185]+0.1" office:value-type="float" office:value="0.097802831326875" calcext:value-type="float">
            <text:p>0.0978028313</text:p>
          </table:table-cell>
          <table:table-cell table:formula="of:=[.B185]" office:value-type="float" office:value="-0.00957321870389938" calcext:value-type="float">
            <text:p>-0.0095732187</text:p>
          </table:table-cell>
          <table:table-cell/>
          <table:table-cell office:value-type="float" office:value="1.84" calcext:value-type="float">
            <text:p>1.84</text:p>
          </table:table-cell>
          <table:table-cell office:value-type="float" office:value="0.0969888" calcext:value-type="float">
            <text:p>0.0969888</text:p>
          </table:table-cell>
          <table:table-cell office:value-type="float" office:value="-0.0100111" calcext:value-type="float">
            <text:p>-0.010011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020624815491008" calcext:value-type="float">
            <text:p>-0.0020624815</text:p>
          </table:table-cell>
          <table:table-cell office:value-type="float" office:value="-0.00928139164261437" calcext:value-type="float">
            <text:p>-0.0092813916</text:p>
          </table:table-cell>
          <table:table-cell/>
          <table:table-cell office:value-type="float" office:value="1.84999999999999" calcext:value-type="float">
            <text:p>1.85</text:p>
          </table:table-cell>
          <table:table-cell table:formula="of:=[.A186]+0.1" office:value-type="float" office:value="0.0979375184508992" calcext:value-type="float">
            <text:p>0.0979375185</text:p>
          </table:table-cell>
          <table:table-cell table:formula="of:=[.B186]" office:value-type="float" office:value="-0.00928139164261437" calcext:value-type="float">
            <text:p>-0.0092813916</text:p>
          </table:table-cell>
          <table:table-cell/>
          <table:table-cell office:value-type="float" office:value="1.85" calcext:value-type="float">
            <text:p>1.85</text:p>
          </table:table-cell>
          <table:table-cell office:value-type="float" office:value="0.0971649" calcext:value-type="float">
            <text:p>0.0971649</text:p>
          </table:table-cell>
          <table:table-cell office:value-type="float" office:value="-0.00975227" calcext:value-type="float">
            <text:p>-0.0097522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019391778577006" calcext:value-type="float">
            <text:p>-0.0019391779</text:p>
          </table:table-cell>
          <table:table-cell office:value-type="float" office:value="-0.00894113534092936" calcext:value-type="float">
            <text:p>-0.0089411353</text:p>
          </table:table-cell>
          <table:table-cell/>
          <table:table-cell office:value-type="float" office:value="1.85999999999999" calcext:value-type="float">
            <text:p>1.86</text:p>
          </table:table-cell>
          <table:table-cell table:formula="of:=[.A187]+0.1" office:value-type="float" office:value="0.0980608221422994" calcext:value-type="float">
            <text:p>0.0980608221</text:p>
          </table:table-cell>
          <table:table-cell table:formula="of:=[.B187]" office:value-type="float" office:value="-0.00894113534092936" calcext:value-type="float">
            <text:p>-0.0089411353</text:p>
          </table:table-cell>
          <table:table-cell/>
          <table:table-cell office:value-type="float" office:value="1.86" calcext:value-type="float">
            <text:p>1.86</text:p>
          </table:table-cell>
          <table:table-cell office:value-type="float" office:value="0.0973307" calcext:value-type="float">
            <text:p>0.0973307</text:p>
          </table:table-cell>
          <table:table-cell office:value-type="float" office:value="-0.00934939" calcext:value-type="float">
            <text:p>-0.0093493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018263980610944" calcext:value-type="float">
            <text:p>-0.0018263981</text:p>
          </table:table-cell>
          <table:table-cell office:value-type="float" office:value="-0.00856257658069437" calcext:value-type="float">
            <text:p>-0.0085625766</text:p>
          </table:table-cell>
          <table:table-cell/>
          <table:table-cell office:value-type="float" office:value="1.86999999999999" calcext:value-type="float">
            <text:p>1.87</text:p>
          </table:table-cell>
          <table:table-cell table:formula="of:=[.A188]+0.1" office:value-type="float" office:value="0.0981736019389056" calcext:value-type="float">
            <text:p>0.0981736019</text:p>
          </table:table-cell>
          <table:table-cell table:formula="of:=[.B188]" office:value-type="float" office:value="-0.00856257658069437" calcext:value-type="float">
            <text:p>-0.0085625766</text:p>
          </table:table-cell>
          <table:table-cell/>
          <table:table-cell office:value-type="float" office:value="1.87" calcext:value-type="float">
            <text:p>1.87</text:p>
          </table:table-cell>
          <table:table-cell office:value-type="float" office:value="0.0974869" calcext:value-type="float">
            <text:p>0.0974869</text:p>
          </table:table-cell>
          <table:table-cell office:value-type="float" office:value="-0.0088436" calcext:value-type="float">
            <text:p>-0.008843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017233335250442" calcext:value-type="float">
            <text:p>-0.0017233335</text:p>
          </table:table-cell>
          <table:table-cell office:value-type="float" office:value="-0.00815491368875938" calcext:value-type="float">
            <text:p>-0.0081549137</text:p>
          </table:table-cell>
          <table:table-cell/>
          <table:table-cell office:value-type="float" office:value="1.87999999999999" calcext:value-type="float">
            <text:p>1.88</text:p>
          </table:table-cell>
          <table:table-cell table:formula="of:=[.A189]+0.1" office:value-type="float" office:value="0.0982766664749558" calcext:value-type="float">
            <text:p>0.0982766665</text:p>
          </table:table-cell>
          <table:table-cell table:formula="of:=[.B189]" office:value-type="float" office:value="-0.00815491368875938" calcext:value-type="float">
            <text:p>-0.0081549137</text:p>
          </table:table-cell>
          <table:table-cell/>
          <table:table-cell office:value-type="float" office:value="1.88" calcext:value-type="float">
            <text:p>1.88</text:p>
          </table:table-cell>
          <table:table-cell office:value-type="float" office:value="0.0976339" calcext:value-type="float">
            <text:p>0.0976339</text:p>
          </table:table-cell>
          <table:table-cell office:value-type="float" office:value="-0.00832502" calcext:value-type="float">
            <text:p>-0.0083250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62922486" calcext:value-type="float">
            <text:p>-0.0016292249</text:p>
          </table:table-cell>
          <table:table-cell office:value-type="float" office:value="-0.00772645375077436" calcext:value-type="float">
            <text:p>-0.0077264538</text:p>
          </table:table-cell>
          <table:table-cell/>
          <table:table-cell office:value-type="float" office:value="1.88999999999999" calcext:value-type="float">
            <text:p>1.89</text:p>
          </table:table-cell>
          <table:table-cell table:formula="of:=[.A190]+0.1" office:value-type="float" office:value="0.09837077514" calcext:value-type="float">
            <text:p>0.0983707751</text:p>
          </table:table-cell>
          <table:table-cell table:formula="of:=[.B190]" office:value-type="float" office:value="-0.00772645375077436" calcext:value-type="float">
            <text:p>-0.0077264538</text:p>
          </table:table-cell>
          <table:table-cell/>
          <table:table-cell office:value-type="float" office:value="1.89" calcext:value-type="float">
            <text:p>1.89</text:p>
          </table:table-cell>
          <table:table-cell office:value-type="float" office:value="0.0977723" calcext:value-type="float">
            <text:p>0.0977723</text:p>
          </table:table-cell>
          <table:table-cell office:value-type="float" office:value="-0.00783434" calcext:value-type="float">
            <text:p>-0.0078343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5433602621958" calcext:value-type="float">
            <text:p>-0.0015433603</text:p>
          </table:table-cell>
          <table:table-cell office:value-type="float" office:value="-0.00728464982498936" calcext:value-type="float">
            <text:p>-0.0072846498</text:p>
          </table:table-cell>
          <table:table-cell/>
          <table:table-cell office:value-type="float" office:value="1.89999999999999" calcext:value-type="float">
            <text:p>1.9</text:p>
          </table:table-cell>
          <table:table-cell table:formula="of:=[.A191]+0.1" office:value-type="float" office:value="0.0984566397378042" calcext:value-type="float">
            <text:p>0.0984566397</text:p>
          </table:table-cell>
          <table:table-cell table:formula="of:=[.B191]" office:value-type="float" office:value="-0.00728464982498936" calcext:value-type="float">
            <text:p>-0.007284649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.0979026" calcext:value-type="float">
            <text:p>0.0979026</text:p>
          </table:table-cell>
          <table:table-cell office:value-type="float" office:value="-0.00737507" calcext:value-type="float">
            <text:p>-0.0073750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4650738547456" calcext:value-type="float">
            <text:p>-0.0014650739</text:p>
          </table:table-cell>
          <table:table-cell office:value-type="float" office:value="-0.00683613815605436" calcext:value-type="float">
            <text:p>-0.0068361382</text:p>
          </table:table-cell>
          <table:table-cell/>
          <table:table-cell office:value-type="float" office:value="1.90999999999999" calcext:value-type="float">
            <text:p>1.91</text:p>
          </table:table-cell>
          <table:table-cell table:formula="of:=[.A192]+0.1" office:value-type="float" office:value="0.0985349261452544" calcext:value-type="float">
            <text:p>0.0985349261</text:p>
          </table:table-cell>
          <table:table-cell table:formula="of:=[.B192]" office:value-type="float" office:value="-0.00683613815605436" calcext:value-type="float">
            <text:p>-0.0068361382</text:p>
          </table:table-cell>
          <table:table-cell/>
          <table:table-cell office:value-type="float" office:value="1.91" calcext:value-type="float">
            <text:p>1.91</text:p>
          </table:table-cell>
          <table:table-cell office:value-type="float" office:value="0.0980253" calcext:value-type="float">
            <text:p>0.0980253</text:p>
          </table:table-cell>
          <table:table-cell office:value-type="float" office:value="-0.00694367" calcext:value-type="float">
            <text:p>-0.0069436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3937440287394" calcext:value-type="float">
            <text:p>-0.001393744</text:p>
          </table:table-cell>
          <table:table-cell office:value-type="float" office:value="-0.00638677538881936" calcext:value-type="float">
            <text:p>-0.0063867754</text:p>
          </table:table-cell>
          <table:table-cell/>
          <table:table-cell office:value-type="float" office:value="1.91999999999999" calcext:value-type="float">
            <text:p>1.92</text:p>
          </table:table-cell>
          <table:table-cell table:formula="of:=[.A193]+0.1" office:value-type="float" office:value="0.0986062559712606" calcext:value-type="float">
            <text:p>0.098606256</text:p>
          </table:table-cell>
          <table:table-cell table:formula="of:=[.B193]" office:value-type="float" office:value="-0.00638677538881936" calcext:value-type="float">
            <text:p>-0.0063867754</text:p>
          </table:table-cell>
          <table:table-cell/>
          <table:table-cell office:value-type="float" office:value="1.92" calcext:value-type="float">
            <text:p>1.92</text:p>
          </table:table-cell>
          <table:table-cell office:value-type="float" office:value="0.0981408" calcext:value-type="float">
            <text:p>0.0981408</text:p>
          </table:table-cell>
          <table:table-cell office:value-type="float" office:value="-0.00653758" calcext:value-type="float">
            <text:p>-0.0065375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3287917843392" calcext:value-type="float">
            <text:p>-0.0013287918</text:p>
          </table:table-cell>
          <table:table-cell office:value-type="float" office:value="-0.00594167578213436" calcext:value-type="float">
            <text:p>-0.0059416758</text:p>
          </table:table-cell>
          <table:table-cell/>
          <table:table-cell office:value-type="float" office:value="1.92999999999999" calcext:value-type="float">
            <text:p>1.93</text:p>
          </table:table-cell>
          <table:table-cell table:formula="of:=[.A194]+0.1" office:value-type="float" office:value="0.0986712082156608" calcext:value-type="float">
            <text:p>0.0986712082</text:p>
          </table:table-cell>
          <table:table-cell table:formula="of:=[.B194]" office:value-type="float" office:value="-0.00594167578213436" calcext:value-type="float">
            <text:p>-0.0059416758</text:p>
          </table:table-cell>
          <table:table-cell/>
          <table:table-cell office:value-type="float" office:value="1.93" calcext:value-type="float">
            <text:p>1.93</text:p>
          </table:table-cell>
          <table:table-cell office:value-type="float" office:value="0.0982496" calcext:value-type="float">
            <text:p>0.0982496</text:p>
          </table:table-cell>
          <table:table-cell office:value-type="float" office:value="-0.00615519" calcext:value-type="float">
            <text:p>-0.0061551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269679071875" calcext:value-type="float">
            <text:p>-0.0012696791</text:p>
          </table:table-cell>
          <table:table-cell office:value-type="float" office:value="-0.00550524842264936" calcext:value-type="float">
            <text:p>-0.0055052484</text:p>
          </table:table-cell>
          <table:table-cell/>
          <table:table-cell office:value-type="float" office:value="1.93999999999999" calcext:value-type="float">
            <text:p>1.94</text:p>
          </table:table-cell>
          <table:table-cell table:formula="of:=[.A195]+0.1" office:value-type="float" office:value="0.098730320928125" calcext:value-type="float">
            <text:p>0.0987303209</text:p>
          </table:table-cell>
          <table:table-cell table:formula="of:=[.B195]" office:value-type="float" office:value="-0.00550524842264936" calcext:value-type="float">
            <text:p>-0.0055052484</text:p>
          </table:table-cell>
          <table:table-cell/>
          <table:table-cell office:value-type="float" office:value="1.94" calcext:value-type="float">
            <text:p>1.94</text:p>
          </table:table-cell>
          <table:table-cell office:value-type="float" office:value="0.098352" calcext:value-type="float">
            <text:p>0.098352</text:p>
          </table:table-cell>
          <table:table-cell office:value-type="float" office:value="-0.00579514" calcext:value-type="float">
            <text:p>-0.0057951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2159071329408" calcext:value-type="float">
            <text:p>-0.0012159071</text:p>
          </table:table-cell>
          <table:table-cell office:value-type="float" office:value="-0.00508123443861435" calcext:value-type="float">
            <text:p>-0.0050812344</text:p>
          </table:table-cell>
          <table:table-cell/>
          <table:table-cell office:value-type="float" office:value="1.94999999999999" calcext:value-type="float">
            <text:p>1.95</text:p>
          </table:table-cell>
          <table:table-cell table:formula="of:=[.A196]+0.1" office:value-type="float" office:value="0.0987840928670592" calcext:value-type="float">
            <text:p>0.0987840929</text:p>
          </table:table-cell>
          <table:table-cell table:formula="of:=[.B196]" office:value-type="float" office:value="-0.00508123443861435" calcext:value-type="float">
            <text:p>-0.0050812344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0.0984484" calcext:value-type="float">
            <text:p>0.0984484</text:p>
          </table:table-cell>
          <table:table-cell office:value-type="float" office:value="-0.00545615" calcext:value-type="float">
            <text:p>-0.0054561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1670148414906" calcext:value-type="float">
            <text:p>-0.0011670148</text:p>
          </table:table-cell>
          <table:table-cell office:value-type="float" office:value="-0.00467274421367935" calcext:value-type="float">
            <text:p>-0.0046727442</text:p>
          </table:table-cell>
          <table:table-cell/>
          <table:table-cell office:value-type="float" office:value="1.95999999999999" calcext:value-type="float">
            <text:p>1.96</text:p>
          </table:table-cell>
          <table:table-cell table:formula="of:=[.A197]+0.1" office:value-type="float" office:value="0.0988329851585094" calcext:value-type="float">
            <text:p>0.0988329852</text:p>
          </table:table-cell>
          <table:table-cell table:formula="of:=[.B197]" office:value-type="float" office:value="-0.00467274421367935" calcext:value-type="float">
            <text:p>-0.0046727442</text:p>
          </table:table-cell>
          <table:table-cell/>
          <table:table-cell office:value-type="float" office:value="1.96" calcext:value-type="float">
            <text:p>1.96</text:p>
          </table:table-cell>
          <table:table-cell office:value-type="float" office:value="0.0985391" calcext:value-type="float">
            <text:p>0.0985391</text:p>
          </table:table-cell>
          <table:table-cell office:value-type="float" office:value="-0.00513699" calcext:value-type="float">
            <text:p>-0.005136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1225770449344" calcext:value-type="float">
            <text:p>-0.001122577</text:p>
          </table:table-cell>
          <table:table-cell office:value-type="float" office:value="-0.00428229460069434" calcext:value-type="float">
            <text:p>-0.0042822946</text:p>
          </table:table-cell>
          <table:table-cell/>
          <table:table-cell office:value-type="float" office:value="1.96999999999999" calcext:value-type="float">
            <text:p>1.97</text:p>
          </table:table-cell>
          <table:table-cell table:formula="of:=[.A198]+0.1" office:value-type="float" office:value="0.0988774229550656" calcext:value-type="float">
            <text:p>0.098877423</text:p>
          </table:table-cell>
          <table:table-cell table:formula="of:=[.B198]" office:value-type="float" office:value="-0.00428229460069434" calcext:value-type="float">
            <text:p>-0.0042822946</text:p>
          </table:table-cell>
          <table:table-cell/>
          <table:table-cell office:value-type="float" office:value="1.97" calcext:value-type="float">
            <text:p>1.97</text:p>
          </table:table-cell>
          <table:table-cell office:value-type="float" office:value="0.0986246" calcext:value-type="float">
            <text:p>0.0986246</text:p>
          </table:table-cell>
          <table:table-cell office:value-type="float" office:value="-0.0048365" calcext:value-type="float">
            <text:p>-0.004836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0822029052342" calcext:value-type="float">
            <text:p>-0.0010822029</text:p>
          </table:table-cell>
          <table:table-cell office:value-type="float" office:value="-0.00391184613550933" calcext:value-type="float">
            <text:p>-0.0039118461</text:p>
          </table:table-cell>
          <table:table-cell/>
          <table:table-cell office:value-type="float" office:value="1.97999999999999" calcext:value-type="float">
            <text:p>1.98</text:p>
          </table:table-cell>
          <table:table-cell table:formula="of:=[.A199]+0.1" office:value-type="float" office:value="0.0989177970947658" calcext:value-type="float">
            <text:p>0.0989177971</text:p>
          </table:table-cell>
          <table:table-cell table:formula="of:=[.B199]" office:value-type="float" office:value="-0.00391184613550933" calcext:value-type="float">
            <text:p>-0.0039118461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0.0987051" calcext:value-type="float">
            <text:p>0.0987051</text:p>
          </table:table-cell>
          <table:table-cell office:value-type="float" office:value="-0.00455359" calcext:value-type="float">
            <text:p>-0.0045535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04553424" calcext:value-type="float">
            <text:p>-0.0010455342</text:p>
          </table:table-cell>
          <table:table-cell office:value-type="float" office:value="-0.00356284025077435" calcext:value-type="float">
            <text:p>-0.0035628403</text:p>
          </table:table-cell>
          <table:table-cell/>
          <table:table-cell office:value-type="float" office:value="1.98999999999999" calcext:value-type="float">
            <text:p>1.99</text:p>
          </table:table-cell>
          <table:table-cell table:formula="of:=[.A200]+0.1" office:value-type="float" office:value="0.09895446576" calcext:value-type="float">
            <text:p>0.0989544658</text:p>
          </table:table-cell>
          <table:table-cell table:formula="of:=[.B200]" office:value-type="float" office:value="-0.00356284025077435" calcext:value-type="float">
            <text:p>-0.0035628403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0.0987808" calcext:value-type="float">
            <text:p>0.0987808</text:p>
          </table:table-cell>
          <table:table-cell office:value-type="float" office:value="-0.00428723" calcext:value-type="float">
            <text:p>-0.0042872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0122438635858" calcext:value-type="float">
            <text:p>-0.0010122439</text:p>
          </table:table-cell>
          <table:table-cell office:value-type="float" office:value="-0.00323623648973933" calcext:value-type="float">
            <text:p>-0.0032362365</text:p>
          </table:table-cell>
          <table:table-cell/>
          <table:table-cell office:value-type="float" office:value="1.99999999999999" calcext:value-type="float">
            <text:p>2</text:p>
          </table:table-cell>
          <table:table-cell table:formula="of:=[.A201]+0.1" office:value-type="float" office:value="0.0989877561364142" calcext:value-type="float">
            <text:p>0.0989877561</text:p>
          </table:table-cell>
          <table:table-cell table:formula="of:=[.B201]" office:value-type="float" office:value="-0.00323623648973933" calcext:value-type="float">
            <text:p>-0.00323623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988521" calcext:value-type="float">
            <text:p>0.0988521</text:p>
          </table:table-cell>
          <table:table-cell office:value-type="float" office:value="-0.00403645" calcext:value-type="float">
            <text:p>-0.0040364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982033928185602" calcext:value-type="float">
            <text:p>-0.0009820339</text:p>
          </table:table-cell>
          <table:table-cell office:value-type="float" office:value="-0.00293254972005435" calcext:value-type="float">
            <text:p>-0.0029325497</text:p>
          </table:table-cell>
          <table:table-cell/>
          <table:table-cell office:value-type="float" office:value="2.00999999999999" calcext:value-type="float">
            <text:p>2.01</text:p>
          </table:table-cell>
          <table:table-cell table:formula="of:=[.A202]+0.1" office:value-type="float" office:value="0.0990179660718144" calcext:value-type="float">
            <text:p>0.0990179661</text:p>
          </table:table-cell>
          <table:table-cell table:formula="of:=[.B202]" office:value-type="float" office:value="-0.00293254972005435" calcext:value-type="float">
            <text:p>-0.0029325497</text:p>
          </table:table-cell>
          <table:table-cell/>
          <table:table-cell office:value-type="float" office:value="2.01" calcext:value-type="float">
            <text:p>2.01</text:p>
          </table:table-cell>
          <table:table-cell office:value-type="float" office:value="0.0989193" calcext:value-type="float">
            <text:p>0.0989193</text:p>
          </table:table-cell>
          <table:table-cell office:value-type="float" office:value="-0.00380034" calcext:value-type="float">
            <text:p>-0.0038003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954634264929405" calcext:value-type="float">
            <text:p>-0.0009546343</text:p>
          </table:table-cell>
          <table:table-cell office:value-type="float" office:value="-0.00265188734756932" calcext:value-type="float">
            <text:p>-0.0026518873</text:p>
          </table:table-cell>
          <table:table-cell/>
          <table:table-cell office:value-type="float" office:value="2.01999999999999" calcext:value-type="float">
            <text:p>2.02</text:p>
          </table:table-cell>
          <table:table-cell table:formula="of:=[.A203]+0.1" office:value-type="float" office:value="0.0990453657350706" calcext:value-type="float">
            <text:p>0.0990453657</text:p>
          </table:table-cell>
          <table:table-cell table:formula="of:=[.B203]" office:value-type="float" office:value="-0.00265188734756932" calcext:value-type="float">
            <text:p>-0.0026518873</text:p>
          </table:table-cell>
          <table:table-cell/>
          <table:table-cell office:value-type="float" office:value="2.02" calcext:value-type="float">
            <text:p>2.02</text:p>
          </table:table-cell>
          <table:table-cell office:value-type="float" office:value="0.0989825" calcext:value-type="float">
            <text:p>0.0989825</text:p>
          </table:table-cell>
          <table:table-cell office:value-type="float" office:value="-0.00357803" calcext:value-type="float">
            <text:p>-0.0035780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929800724979204" calcext:value-type="float">
            <text:p>-0.0009298007</text:p>
          </table:table-cell>
          <table:table-cell office:value-type="float" office:value="-0.00239398653013431" calcext:value-type="float">
            <text:p>-0.0023939865</text:p>
          </table:table-cell>
          <table:table-cell/>
          <table:table-cell office:value-type="float" office:value="2.02999999999999" calcext:value-type="float">
            <text:p>2.03</text:p>
          </table:table-cell>
          <table:table-cell table:formula="of:=[.A204]+0.1" office:value-type="float" office:value="0.0990701992750208" calcext:value-type="float">
            <text:p>0.0990701993</text:p>
          </table:table-cell>
          <table:table-cell table:formula="of:=[.B204]" office:value-type="float" office:value="-0.00239398653013431" calcext:value-type="float">
            <text:p>-0.0023939865</text:p>
          </table:table-cell>
          <table:table-cell/>
          <table:table-cell office:value-type="float" office:value="2.03" calcext:value-type="float">
            <text:p>2.03</text:p>
          </table:table-cell>
          <table:table-cell office:value-type="float" office:value="0.099042" calcext:value-type="float">
            <text:p>0.099042</text:p>
          </table:table-cell>
          <table:table-cell office:value-type="float" office:value="-0.00336874" calcext:value-type="float">
            <text:p>-0.0033687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907313520625002" calcext:value-type="float">
            <text:p>-0.0009073135</text:p>
          </table:table-cell>
          <table:table-cell office:value-type="float" office:value="-0.00215825139139934" calcext:value-type="float">
            <text:p>-0.0021582514</text:p>
          </table:table-cell>
          <table:table-cell/>
          <table:table-cell office:value-type="float" office:value="2.03999999999999" calcext:value-type="float">
            <text:p>2.04</text:p>
          </table:table-cell>
          <table:table-cell table:formula="of:=[.A205]+0.1" office:value-type="float" office:value="0.099092686479375" calcext:value-type="float">
            <text:p>0.0990926865</text:p>
          </table:table-cell>
          <table:table-cell table:formula="of:=[.B205]" office:value-type="float" office:value="-0.00215825139139934" calcext:value-type="float">
            <text:p>-0.0021582514</text:p>
          </table:table-cell>
          <table:table-cell/>
          <table:table-cell office:value-type="float" office:value="2.04" calcext:value-type="float">
            <text:p>2.04</text:p>
          </table:table-cell>
          <table:table-cell office:value-type="float" office:value="0.099098" calcext:value-type="float">
            <text:p>0.099098</text:p>
          </table:table-cell>
          <table:table-cell office:value-type="float" office:value="-0.00317168" calcext:value-type="float">
            <text:p>-0.0031716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886975566380802" calcext:value-type="float">
            <text:p>-0.0008869756</text:p>
          </table:table-cell>
          <table:table-cell office:value-type="float" office:value="-0.00194379023461434" calcext:value-type="float">
            <text:p>-0.0019437902</text:p>
          </table:table-cell>
          <table:table-cell/>
          <table:table-cell office:value-type="float" office:value="2.04999999999999" calcext:value-type="float">
            <text:p>2.05</text:p>
          </table:table-cell>
          <table:table-cell table:formula="of:=[.A206]+0.1" office:value-type="float" office:value="0.0991130244336192" calcext:value-type="float">
            <text:p>0.0991130244</text:p>
          </table:table-cell>
          <table:table-cell table:formula="of:=[.B206]" office:value-type="float" office:value="-0.00194379023461434" calcext:value-type="float">
            <text:p>-0.0019437902</text:p>
          </table:table-cell>
          <table:table-cell/>
          <table:table-cell office:value-type="float" office:value="2.05" calcext:value-type="float">
            <text:p>2.05</text:p>
          </table:table-cell>
          <table:table-cell office:value-type="float" office:value="0.0991508" calcext:value-type="float">
            <text:p>0.0991508</text:p>
          </table:table-cell>
          <table:table-cell office:value-type="float" office:value="-0.00298615" calcext:value-type="float">
            <text:p>-0.0029861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868610820080606" calcext:value-type="float">
            <text:p>-0.0008686108</text:p>
          </table:table-cell>
          <table:table-cell office:value-type="float" office:value="-0.00174945275642929" calcext:value-type="float">
            <text:p>-0.0017494528</text:p>
          </table:table-cell>
          <table:table-cell/>
          <table:table-cell office:value-type="float" office:value="2.05999999999999" calcext:value-type="float">
            <text:p>2.06</text:p>
          </table:table-cell>
          <table:table-cell table:formula="of:=[.A207]+0.1" office:value-type="float" office:value="0.0991313891799194" calcext:value-type="float">
            <text:p>0.0991313892</text:p>
          </table:table-cell>
          <table:table-cell table:formula="of:=[.B207]" office:value-type="float" office:value="-0.00174945275642929" calcext:value-type="float">
            <text:p>-0.0017494528</text:p>
          </table:table-cell>
          <table:table-cell/>
          <table:table-cell office:value-type="float" office:value="2.06" calcext:value-type="float">
            <text:p>2.06</text:p>
          </table:table-cell>
          <table:table-cell office:value-type="float" office:value="0.0992005" calcext:value-type="float">
            <text:p>0.0992005</text:p>
          </table:table-cell>
          <table:table-cell office:value-type="float" office:value="-0.00281148" calcext:value-type="float">
            <text:p>-0.0028114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852062623974402" calcext:value-type="float">
            <text:p>-0.0008520626</text:p>
          </table:table-cell>
          <table:table-cell office:value-type="float" office:value="-0.00157386726069435" calcext:value-type="float">
            <text:p>-0.0015738673</text:p>
          </table:table-cell>
          <table:table-cell/>
          <table:table-cell office:value-type="float" office:value="2.06999999999999" calcext:value-type="float">
            <text:p>2.07</text:p>
          </table:table-cell>
          <table:table-cell table:formula="of:=[.A208]+0.1" office:value-type="float" office:value="0.0991479373760256" calcext:value-type="float">
            <text:p>0.0991479374</text:p>
          </table:table-cell>
          <table:table-cell table:formula="of:=[.B208]" office:value-type="float" office:value="-0.00157386726069435" calcext:value-type="float">
            <text:p>-0.0015738673</text:p>
          </table:table-cell>
          <table:table-cell/>
          <table:table-cell office:value-type="float" office:value="2.07" calcext:value-type="float">
            <text:p>2.07</text:p>
          </table:table-cell>
          <table:table-cell office:value-type="float" office:value="0.0992472" calcext:value-type="float">
            <text:p>0.0992472</text:p>
          </table:table-cell>
          <table:table-cell office:value-type="float" office:value="-0.00264702" calcext:value-type="float">
            <text:p>-0.0026470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837192045824207" calcext:value-type="float">
            <text:p>-0.000837192</text:p>
          </table:table-cell>
          <table:table-cell office:value-type="float" office:value="-0.00141547787225931" calcext:value-type="float">
            <text:p>-0.0014154779</text:p>
          </table:table-cell>
          <table:table-cell/>
          <table:table-cell office:value-type="float" office:value="2.07999999999999" calcext:value-type="float">
            <text:p>2.08</text:p>
          </table:table-cell>
          <table:table-cell table:formula="of:=[.A209]+0.1" office:value-type="float" office:value="0.0991628079541758" calcext:value-type="float">
            <text:p>0.099162808</text:p>
          </table:table-cell>
          <table:table-cell table:formula="of:=[.B209]" office:value-type="float" office:value="-0.00141547787225931" calcext:value-type="float">
            <text:p>-0.0014154779</text:p>
          </table:table-cell>
          <table:table-cell/>
          <table:table-cell office:value-type="float" office:value="2.08" calcext:value-type="float">
            <text:p>2.08</text:p>
          </table:table-cell>
          <table:table-cell office:value-type="float" office:value="0.0992913" calcext:value-type="float">
            <text:p>0.0992913</text:p>
          </table:table-cell>
          <table:table-cell office:value-type="float" office:value="-0.00249218" calcext:value-type="float">
            <text:p>-0.0024921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823876220000005" calcext:value-type="float">
            <text:p>-0.0008238762</text:p>
          </table:table-cell>
          <table:table-cell office:value-type="float" office:value="-0.00127258175077429" calcext:value-type="float">
            <text:p>-0.0012725818</text:p>
          </table:table-cell>
          <table:table-cell/>
          <table:table-cell office:value-type="float" office:value="2.08999999999999" calcext:value-type="float">
            <text:p>2.09</text:p>
          </table:table-cell>
          <table:table-cell table:formula="of:=[.A210]+0.1" office:value-type="float" office:value="0.09917612378" calcext:value-type="float">
            <text:p>0.0991761238</text:p>
          </table:table-cell>
          <table:table-cell table:formula="of:=[.B210]" office:value-type="float" office:value="-0.00127258175077429" calcext:value-type="float">
            <text:p>-0.0012725818</text:p>
          </table:table-cell>
          <table:table-cell/>
          <table:table-cell office:value-type="float" office:value="2.09" calcext:value-type="float">
            <text:p>2.09</text:p>
          </table:table-cell>
          <table:table-cell office:value-type="float" office:value="0.0993327" calcext:value-type="float">
            <text:p>0.0993327</text:p>
          </table:table-cell>
          <table:table-cell office:value-type="float" office:value="-0.0023464" calcext:value-type="float">
            <text:p>-0.002346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812006688575807" calcext:value-type="float">
            <text:p>-0.0008120067</text:p>
          </table:table-cell>
          <table:table-cell office:value-type="float" office:value="-0.00114336630448931" calcext:value-type="float">
            <text:p>-0.0011433663</text:p>
          </table:table-cell>
          <table:table-cell/>
          <table:table-cell office:value-type="float" office:value="2.09999999999999" calcext:value-type="float">
            <text:p>2.1</text:p>
          </table:table-cell>
          <table:table-cell table:formula="of:=[.A211]+0.1" office:value-type="float" office:value="0.0991879933114242" calcext:value-type="float">
            <text:p>0.0991879933</text:p>
          </table:table-cell>
          <table:table-cell table:formula="of:=[.B211]" office:value-type="float" office:value="-0.00114336630448931" calcext:value-type="float">
            <text:p>-0.001143366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0993718" calcext:value-type="float">
            <text:p>0.0993718</text:p>
          </table:table-cell>
          <table:table-cell office:value-type="float" office:value="-0.00220915" calcext:value-type="float">
            <text:p>-0.0022091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801487742425606" calcext:value-type="float">
            <text:p>-0.0008014877</text:p>
          </table:table-cell>
          <table:table-cell office:value-type="float" office:value="-0.00102594640405427" calcext:value-type="float">
            <text:p>-0.0010259464</text:p>
          </table:table-cell>
          <table:table-cell/>
          <table:table-cell office:value-type="float" office:value="2.10999999999999" calcext:value-type="float">
            <text:p>2.11</text:p>
          </table:table-cell>
          <table:table-cell table:formula="of:=[.A212]+0.1" office:value-type="float" office:value="0.0991985122575744" calcext:value-type="float">
            <text:p>0.0991985123</text:p>
          </table:table-cell>
          <table:table-cell table:formula="of:=[.B212]" office:value-type="float" office:value="-0.00102594640405427" calcext:value-type="float">
            <text:p>-0.0010259464</text:p>
          </table:table-cell>
          <table:table-cell/>
          <table:table-cell office:value-type="float" office:value="2.11" calcext:value-type="float">
            <text:p>2.11</text:p>
          </table:table-cell>
          <table:table-cell office:value-type="float" office:value="0.0994085" calcext:value-type="float">
            <text:p>0.0994085</text:p>
          </table:table-cell>
          <table:table-cell office:value-type="float" office:value="-0.00207992" calcext:value-type="float">
            <text:p>-0.0020799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792234762319406" calcext:value-type="float">
            <text:p>-0.0007922348</text:p>
          </table:table-cell>
          <table:table-cell office:value-type="float" office:value="-0.000918401596319333" calcext:value-type="float">
            <text:p>-0.0009184016</text:p>
          </table:table-cell>
          <table:table-cell/>
          <table:table-cell office:value-type="float" office:value="2.11999999999999" calcext:value-type="float">
            <text:p>2.12</text:p>
          </table:table-cell>
          <table:table-cell table:formula="of:=[.A213]+0.1" office:value-type="float" office:value="0.0992077652376806" calcext:value-type="float">
            <text:p>0.0992077652</text:p>
          </table:table-cell>
          <table:table-cell table:formula="of:=[.B213]" office:value-type="float" office:value="-0.000918401596319333" calcext:value-type="float">
            <text:p>-0.0009184016</text:p>
          </table:table-cell>
          <table:table-cell/>
          <table:table-cell office:value-type="float" office:value="2.12" calcext:value-type="float">
            <text:p>2.12</text:p>
          </table:table-cell>
          <table:table-cell office:value-type="float" office:value="0.0994431" calcext:value-type="float">
            <text:p>0.0994431</text:p>
          </table:table-cell>
          <table:table-cell office:value-type="float" office:value="-0.00195825" calcext:value-type="float">
            <text:p>-0.0019582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784172560019202" calcext:value-type="float">
            <text:p>-0.0007841726</text:p>
          </table:table-cell>
          <table:table-cell office:value-type="float" office:value="-0.000818813318134236" calcext:value-type="float">
            <text:p>-0.0008188133</text:p>
          </table:table-cell>
          <table:table-cell/>
          <table:table-cell office:value-type="float" office:value="2.12999999999999" calcext:value-type="float">
            <text:p>2.13</text:p>
          </table:table-cell>
          <table:table-cell table:formula="of:=[.A214]+0.1" office:value-type="float" office:value="0.0992158274399808" calcext:value-type="float">
            <text:p>0.0992158274</text:p>
          </table:table-cell>
          <table:table-cell table:formula="of:=[.B214]" office:value-type="float" office:value="-0.000818813318134236" calcext:value-type="float">
            <text:p>-0.0008188133</text:p>
          </table:table-cell>
          <table:table-cell/>
          <table:table-cell office:value-type="float" office:value="2.13" calcext:value-type="float">
            <text:p>2.13</text:p>
          </table:table-cell>
          <table:table-cell office:value-type="float" office:value="0.0994757" calcext:value-type="float">
            <text:p>0.0994757</text:p>
          </table:table-cell>
          <table:table-cell office:value-type="float" office:value="-0.00184371" calcext:value-type="float">
            <text:p>-0.0018437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777233719375" calcext:value-type="float">
            <text:p>-0.0007772337</text:p>
          </table:table-cell>
          <table:table-cell office:value-type="float" office:value="-0.00072530211014931" calcext:value-type="float">
            <text:p>-0.0007253021</text:p>
          </table:table-cell>
          <table:table-cell/>
          <table:table-cell office:value-type="float" office:value="2.13999999999999" calcext:value-type="float">
            <text:p>2.14</text:p>
          </table:table-cell>
          <table:table-cell table:formula="of:=[.A215]+0.1" office:value-type="float" office:value="0.099222766280625" calcext:value-type="float">
            <text:p>0.0992227663</text:p>
          </table:table-cell>
          <table:table-cell table:formula="of:=[.B215]" office:value-type="float" office:value="-0.00072530211014931" calcext:value-type="float">
            <text:p>-0.0007253021</text:p>
          </table:table-cell>
          <table:table-cell/>
          <table:table-cell office:value-type="float" office:value="2.14" calcext:value-type="float">
            <text:p>2.14</text:p>
          </table:table-cell>
          <table:table-cell office:value-type="float" office:value="0.0995064" calcext:value-type="float">
            <text:p>0.0995064</text:p>
          </table:table-cell>
          <table:table-cell office:value-type="float" office:value="-0.00173586" calcext:value-type="float">
            <text:p>-0.0017358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771356937420802" calcext:value-type="float">
            <text:p>-0.0007713569</text:p>
          </table:table-cell>
          <table:table-cell office:value-type="float" office:value="-0.000636064830614257" calcext:value-type="float">
            <text:p>-0.0006360648</text:p>
          </table:table-cell>
          <table:table-cell/>
          <table:table-cell office:value-type="float" office:value="2.14999999999999" calcext:value-type="float">
            <text:p>2.15</text:p>
          </table:table-cell>
          <table:table-cell table:formula="of:=[.A216]+0.1" office:value-type="float" office:value="0.0992286430625792" calcext:value-type="float">
            <text:p>0.0992286431</text:p>
          </table:table-cell>
          <table:table-cell table:formula="of:=[.B216]" office:value-type="float" office:value="-0.000636064830614257" calcext:value-type="float">
            <text:p>-0.0006360648</text:p>
          </table:table-cell>
          <table:table-cell/>
          <table:table-cell office:value-type="float" office:value="2.15" calcext:value-type="float">
            <text:p>2.15</text:p>
          </table:table-cell>
          <table:table-cell office:value-type="float" office:value="0.0995352" calcext:value-type="float">
            <text:p>0.0995352</text:p>
          </table:table-cell>
          <table:table-cell office:value-type="float" office:value="-0.00163432" calcext:value-type="float">
            <text:p>-0.0016343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766485365470614" calcext:value-type="float">
            <text:p>-0.0007664854</text:p>
          </table:table-cell>
          <table:table-cell office:value-type="float" office:value="-0.000549411869179235" calcext:value-type="float">
            <text:p>-0.0005494119</text:p>
          </table:table-cell>
          <table:table-cell/>
          <table:table-cell office:value-type="float" office:value="2.15999999999999" calcext:value-type="float">
            <text:p>2.16</text:p>
          </table:table-cell>
          <table:table-cell table:formula="of:=[.A217]+0.1" office:value-type="float" office:value="0.0992335146345294" calcext:value-type="float">
            <text:p>0.0992335146</text:p>
          </table:table-cell>
          <table:table-cell table:formula="of:=[.B217]" office:value-type="float" office:value="-0.000549411869179235" calcext:value-type="float">
            <text:p>-0.0005494119</text:p>
          </table:table-cell>
          <table:table-cell/>
          <table:table-cell office:value-type="float" office:value="2.16" calcext:value-type="float">
            <text:p>2.16</text:p>
          </table:table-cell>
          <table:table-cell office:value-type="float" office:value="0.0995624" calcext:value-type="float">
            <text:p>0.0995624</text:p>
          </table:table-cell>
          <table:table-cell office:value-type="float" office:value="-0.00153872" calcext:value-type="float">
            <text:p>-0.0015387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762564950214408" calcext:value-type="float">
            <text:p>-0.000762565</text:p>
          </table:table-cell>
          <table:table-cell office:value-type="float" office:value="-0.000463804360694244" calcext:value-type="float">
            <text:p>-0.0004638044</text:p>
          </table:table-cell>
          <table:table-cell/>
          <table:table-cell office:value-type="float" office:value="2.16999999999999" calcext:value-type="float">
            <text:p>2.17</text:p>
          </table:table-cell>
          <table:table-cell table:formula="of:=[.A218]+0.1" office:value-type="float" office:value="0.0992374350497856" calcext:value-type="float">
            <text:p>0.099237435</text:p>
          </table:table-cell>
          <table:table-cell table:formula="of:=[.B218]" office:value-type="float" office:value="-0.000463804360694244" calcext:value-type="float">
            <text:p>-0.0004638044</text:p>
          </table:table-cell>
          <table:table-cell/>
          <table:table-cell office:value-type="float" office:value="2.17" calcext:value-type="float">
            <text:p>2.17</text:p>
          </table:table-cell>
          <table:table-cell office:value-type="float" office:value="0.099588" calcext:value-type="float">
            <text:p>0.099588</text:p>
          </table:table-cell>
          <table:table-cell office:value-type="float" office:value="-0.00144871" calcext:value-type="float">
            <text:p>-0.0014487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759542774814202" calcext:value-type="float">
            <text:p>-0.0007595428</text:p>
          </table:table-cell>
          <table:table-cell office:value-type="float" office:value="-0.000377891399009227" calcext:value-type="float">
            <text:p>-0.0003778914</text:p>
          </table:table-cell>
          <table:table-cell/>
          <table:table-cell office:value-type="float" office:value="2.17999999999999" calcext:value-type="float">
            <text:p>2.18</text:p>
          </table:table-cell>
          <table:table-cell table:formula="of:=[.A219]+0.1" office:value-type="float" office:value="0.0992404572251858" calcext:value-type="float">
            <text:p>0.0992404572</text:p>
          </table:table-cell>
          <table:table-cell table:formula="of:=[.B219]" office:value-type="float" office:value="-0.000377891399009227" calcext:value-type="float">
            <text:p>-0.0003778914</text:p>
          </table:table-cell>
          <table:table-cell/>
          <table:table-cell office:value-type="float" office:value="2.18" calcext:value-type="float">
            <text:p>2.18</text:p>
          </table:table-cell>
          <table:table-cell office:value-type="float" office:value="0.0996121" calcext:value-type="float">
            <text:p>0.0996121</text:p>
          </table:table-cell>
          <table:table-cell office:value-type="float" office:value="-0.00136397" calcext:value-type="float">
            <text:p>-0.0013639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757365400000009" calcext:value-type="float">
            <text:p>-0.0007573654</text:p>
          </table:table-cell>
          <table:table-cell office:value-type="float" office:value="-0.000290547250774285" calcext:value-type="float">
            <text:p>-0.0002905473</text:p>
          </table:table-cell>
          <table:table-cell/>
          <table:table-cell office:value-type="float" office:value="2.18999999999999" calcext:value-type="float">
            <text:p>2.19</text:p>
          </table:table-cell>
          <table:table-cell table:formula="of:=[.A220]+0.1" office:value-type="float" office:value="0.0992426346" calcext:value-type="float">
            <text:p>0.0992426346</text:p>
          </table:table-cell>
          <table:table-cell table:formula="of:=[.B220]" office:value-type="float" office:value="-0.000290547250774285" calcext:value-type="float">
            <text:p>-0.0002905473</text:p>
          </table:table-cell>
          <table:table-cell/>
          <table:table-cell office:value-type="float" office:value="2.19" calcext:value-type="float">
            <text:p>2.19</text:p>
          </table:table-cell>
          <table:table-cell office:value-type="float" office:value="0.0996348" calcext:value-type="float">
            <text:p>0.0996348</text:p>
          </table:table-cell>
          <table:table-cell office:value-type="float" office:value="-0.00128418" calcext:value-type="float">
            <text:p>-0.0012841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755977205165803" calcext:value-type="float">
            <text:p>-0.0007559772</text:p>
          </table:table-cell>
          <table:table-cell office:value-type="float" office:value="-0.000200908569239371" calcext:value-type="float">
            <text:p>-0.0002009086</text:p>
          </table:table-cell>
          <table:table-cell/>
          <table:table-cell office:value-type="float" office:value="2.19999999999999" calcext:value-type="float">
            <text:p>2.2</text:p>
          </table:table-cell>
          <table:table-cell table:formula="of:=[.A221]+0.1" office:value-type="float" office:value="0.0992440227948342" calcext:value-type="float">
            <text:p>0.0992440228</text:p>
          </table:table-cell>
          <table:table-cell table:formula="of:=[.B221]" office:value-type="float" office:value="-0.000200908569239371" calcext:value-type="float">
            <text:p>-0.0002009086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0996562" calcext:value-type="float">
            <text:p>0.0996562</text:p>
          </table:table-cell>
          <table:table-cell office:value-type="float" office:value="-0.00120906" calcext:value-type="float">
            <text:p>-0.0012090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755318729465608" calcext:value-type="float">
            <text:p>-0.0007553187</text:p>
          </table:table-cell>
          <table:table-cell office:value-type="float" office:value="-0.000108411608054214" calcext:value-type="float">
            <text:p>-0.0001084116</text:p>
          </table:table-cell>
          <table:table-cell/>
          <table:table-cell office:value-type="float" office:value="2.20999999999999" calcext:value-type="float">
            <text:p>2.21</text:p>
          </table:table-cell>
          <table:table-cell table:formula="of:=[.A222]+0.1" office:value-type="float" office:value="0.0992446812705344" calcext:value-type="float">
            <text:p>0.0992446813</text:p>
          </table:table-cell>
          <table:table-cell table:formula="of:=[.B222]" office:value-type="float" office:value="-0.000108411608054214" calcext:value-type="float">
            <text:p>-0.0001084116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0.0996763" calcext:value-type="float">
            <text:p>0.0996763</text:p>
          </table:table-cell>
          <table:table-cell office:value-type="float" office:value="-0.00113834" calcext:value-type="float">
            <text:p>-0.0011383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755325012909412" calcext:value-type="float">
            <text:p>-0.000755325</text:p>
          </table:table-cell>
          <table:table-cell office:value-type="float" office:value="-0.0000128294350692434" calcext:value-type="float">
            <text:p>-1.28294350692434E-005</text:p>
          </table:table-cell>
          <table:table-cell/>
          <table:table-cell office:value-type="float" office:value="2.21999999999999" calcext:value-type="float">
            <text:p>2.22</text:p>
          </table:table-cell>
          <table:table-cell table:formula="of:=[.A223]+0.1" office:value-type="float" office:value="0.0992446749870906" calcext:value-type="float">
            <text:p>0.099244675</text:p>
          </table:table-cell>
          <table:table-cell table:formula="of:=[.B223]" office:value-type="float" office:value="-0.0000128294350692434" calcext:value-type="float">
            <text:p>-1.28294350692434E-005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float" office:value="0.0996952" calcext:value-type="float">
            <text:p>0.0996952</text:p>
          </table:table-cell>
          <table:table-cell office:value-type="float" office:value="-0.00107175" calcext:value-type="float">
            <text:p>-0.0010717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755923937459207" calcext:value-type="float">
            <text:p>-0.0007559239</text:p>
          </table:table-cell>
          <table:table-cell office:value-type="float" office:value="0.0000856908538657622" calcext:value-type="float">
            <text:p>8.56908538657622E-005</text:p>
          </table:table-cell>
          <table:table-cell/>
          <table:table-cell office:value-type="float" office:value="2.22999999999999" calcext:value-type="float">
            <text:p>2.23</text:p>
          </table:table-cell>
          <table:table-cell table:formula="of:=[.A224]+0.1" office:value-type="float" office:value="0.0992440760625408" calcext:value-type="float">
            <text:p>0.0992440761</text:p>
          </table:table-cell>
          <table:table-cell table:formula="of:=[.B224]" office:value-type="float" office:value="0.0000856908538657622" calcext:value-type="float">
            <text:p>8.56908538657622E-005</text:p>
          </table:table-cell>
          <table:table-cell/>
          <table:table-cell office:value-type="float" office:value="2.23" calcext:value-type="float">
            <text:p>2.23</text:p>
          </table:table-cell>
          <table:table-cell office:value-type="float" office:value="0.0997131" calcext:value-type="float">
            <text:p>0.0997131</text:p>
          </table:table-cell>
          <table:table-cell office:value-type="float" office:value="-0.00100905" calcext:value-type="float">
            <text:p>-0.0010090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757034568125006" calcext:value-type="float">
            <text:p>-0.0007570346</text:p>
          </table:table-cell>
          <table:table-cell office:value-type="float" office:value="0.000186590921100634" calcext:value-type="float">
            <text:p>0.0001865909</text:p>
          </table:table-cell>
          <table:table-cell/>
          <table:table-cell office:value-type="float" office:value="2.24" calcext:value-type="float">
            <text:p>2.24</text:p>
          </table:table-cell>
          <table:table-cell table:formula="of:=[.A225]+0.1" office:value-type="float" office:value="0.099242965431875" calcext:value-type="float">
            <text:p>0.0992429654</text:p>
          </table:table-cell>
          <table:table-cell table:formula="of:=[.B225]" office:value-type="float" office:value="0.000186590921100634" calcext:value-type="float">
            <text:p>0.0001865909</text:p>
          </table:table-cell>
          <table:table-cell/>
          <table:table-cell office:value-type="float" office:value="2.24" calcext:value-type="float">
            <text:p>2.24</text:p>
          </table:table-cell>
          <table:table-cell office:value-type="float" office:value="0.0997298" calcext:value-type="float">
            <text:p>0.0997298</text:p>
          </table:table-cell>
          <table:table-cell office:value-type="float" office:value="-0.000950029" calcext:value-type="float">
            <text:p>-0.00095002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758565494060803" calcext:value-type="float">
            <text:p>-0.0007585655</text:p>
          </table:table-cell>
          <table:table-cell office:value-type="float" office:value="0.000288863973385879" calcext:value-type="float">
            <text:p>0.000288864</text:p>
          </table:table-cell>
          <table:table-cell/>
          <table:table-cell office:value-type="float" office:value="2.25" calcext:value-type="float">
            <text:p>2.25</text:p>
          </table:table-cell>
          <table:table-cell table:formula="of:=[.A226]+0.1" office:value-type="float" office:value="0.0992414345059392" calcext:value-type="float">
            <text:p>0.0992414345</text:p>
          </table:table-cell>
          <table:table-cell table:formula="of:=[.B226]" office:value-type="float" office:value="0.000288863973385879" calcext:value-type="float">
            <text:p>0.000288864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0.0997456" calcext:value-type="float">
            <text:p>0.0997456</text:p>
          </table:table-cell>
          <table:table-cell office:value-type="float" office:value="-0.000894457" calcext:value-type="float">
            <text:p>-0.00089445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760413169660614" calcext:value-type="float">
            <text:p>-0.0007604132</text:p>
          </table:table-cell>
          <table:table-cell office:value-type="float" office:value="0.000391017548070839" calcext:value-type="float">
            <text:p>0.0003910175</text:p>
          </table:table-cell>
          <table:table-cell/>
          <table:table-cell office:value-type="float" office:value="2.26" calcext:value-type="float">
            <text:p>2.26</text:p>
          </table:table-cell>
          <table:table-cell table:formula="of:=[.A227]+0.1" office:value-type="float" office:value="0.0992395868303394" calcext:value-type="float">
            <text:p>0.0992395868</text:p>
          </table:table-cell>
          <table:table-cell table:formula="of:=[.B227]" office:value-type="float" office:value="0.000391017548070839" calcext:value-type="float">
            <text:p>0.0003910175</text:p>
          </table:table-cell>
          <table:table-cell/>
          <table:table-cell office:value-type="float" office:value="2.26" calcext:value-type="float">
            <text:p>2.26</text:p>
          </table:table-cell>
          <table:table-cell office:value-type="float" office:value="0.0997605" calcext:value-type="float">
            <text:p>0.0997605</text:p>
          </table:table-cell>
          <table:table-cell office:value-type="float" office:value="-0.000842135" calcext:value-type="float">
            <text:p>-0.00084213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762460255654415" calcext:value-type="float">
            <text:p>-0.0007624603</text:p>
          </table:table-cell>
          <table:table-cell office:value-type="float" office:value="0.000491036299305865" calcext:value-type="float">
            <text:p>0.0004910363</text:p>
          </table:table-cell>
          <table:table-cell/>
          <table:table-cell office:value-type="float" office:value="2.27" calcext:value-type="float">
            <text:p>2.27</text:p>
          </table:table-cell>
          <table:table-cell table:formula="of:=[.A228]+0.1" office:value-type="float" office:value="0.0992375397443456" calcext:value-type="float">
            <text:p>0.0992375397</text:p>
          </table:table-cell>
          <table:table-cell table:formula="of:=[.B228]" office:value-type="float" office:value="0.000491036299305865" calcext:value-type="float">
            <text:p>0.0004910363</text:p>
          </table:table-cell>
          <table:table-cell/>
          <table:table-cell office:value-type="float" office:value="2.27" calcext:value-type="float">
            <text:p>2.27</text:p>
          </table:table-cell>
          <table:table-cell office:value-type="float" office:value="0.0997745" calcext:value-type="float">
            <text:p>0.0997745</text:p>
          </table:table-cell>
          <table:table-cell office:value-type="float" office:value="-0.000792873" calcext:value-type="float">
            <text:p>-0.00079287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76457396020421" calcext:value-type="float">
            <text:p>-0.000764574</text:p>
          </table:table-cell>
          <table:table-cell office:value-type="float" office:value="0.000586344784240807" calcext:value-type="float">
            <text:p>0.0005863448</text:p>
          </table:table-cell>
          <table:table-cell/>
          <table:table-cell office:value-type="float" office:value="2.28" calcext:value-type="float">
            <text:p>2.28</text:p>
          </table:table-cell>
          <table:table-cell table:formula="of:=[.A229]+0.1" office:value-type="float" office:value="0.0992354260397958" calcext:value-type="float">
            <text:p>0.099235426</text:p>
          </table:table-cell>
          <table:table-cell table:formula="of:=[.B229]" office:value-type="float" office:value="0.000586344784240807" calcext:value-type="float">
            <text:p>0.0005863448</text:p>
          </table:table-cell>
          <table:table-cell/>
          <table:table-cell office:value-type="float" office:value="2.28" calcext:value-type="float">
            <text:p>2.28</text:p>
          </table:table-cell>
          <table:table-cell office:value-type="float" office:value="0.0997877" calcext:value-type="float">
            <text:p>0.0997877</text:p>
          </table:table-cell>
          <table:table-cell office:value-type="float" office:value="-0.000746493" calcext:value-type="float">
            <text:p>-0.00074649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766604380000026" calcext:value-type="float">
            <text:p>-0.0007666044</text:p>
          </table:table-cell>
          <table:table-cell office:value-type="float" office:value="0.000673770249225915" calcext:value-type="float">
            <text:p>0.0006737702</text:p>
          </table:table-cell>
          <table:table-cell/>
          <table:table-cell office:value-type="float" office:value="2.29" calcext:value-type="float">
            <text:p>2.29</text:p>
          </table:table-cell>
          <table:table-cell table:formula="of:=[.A230]+0.1" office:value-type="float" office:value="0.09923339562" calcext:value-type="float">
            <text:p>0.0992333956</text:p>
          </table:table-cell>
          <table:table-cell table:formula="of:=[.B230]" office:value-type="float" office:value="0.000673770249225915" calcext:value-type="float">
            <text:p>0.0006737702</text:p>
          </table:table-cell>
          <table:table-cell/>
          <table:table-cell office:value-type="float" office:value="2.29" calcext:value-type="float">
            <text:p>2.29</text:p>
          </table:table-cell>
          <table:table-cell office:value-type="float" office:value="0.0998001" calcext:value-type="float">
            <text:p>0.0998001</text:p>
          </table:table-cell>
          <table:table-cell office:value-type="float" office:value="-0.000702827" calcext:value-type="float">
            <text:p>-0.00070282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768382841355807" calcext:value-type="float">
            <text:p>-0.0007683828</text:p>
          </table:table-cell>
          <table:table-cell office:value-type="float" office:value="0.00074950541601055" calcext:value-type="float">
            <text:p>0.0007495054</text:p>
          </table:table-cell>
          <table:table-cell/>
          <table:table-cell office:value-type="float" office:value="2.3" calcext:value-type="float">
            <text:p>2.3</text:p>
          </table:table-cell>
          <table:table-cell table:formula="of:=[.A231]+0.1" office:value-type="float" office:value="0.0992316171586442" calcext:value-type="float">
            <text:p>0.0992316172</text:p>
          </table:table-cell>
          <table:table-cell table:formula="of:=[.B231]" office:value-type="float" office:value="0.00074950541601055" calcext:value-type="float">
            <text:p>0.000749505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0998118" calcext:value-type="float">
            <text:p>0.0998118</text:p>
          </table:table-cell>
          <table:table-cell office:value-type="float" office:value="-0.000661714" calcext:value-type="float">
            <text:p>-0.00066171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76972024130562" calcext:value-type="float">
            <text:p>-0.0007697202</text:p>
          </table:table-cell>
          <table:table-cell office:value-type="float" office:value="0.000809071267945917" calcext:value-type="float">
            <text:p>0.0008090713</text:p>
          </table:table-cell>
          <table:table-cell/>
          <table:table-cell office:value-type="float" office:value="2.31" calcext:value-type="float">
            <text:p>2.31</text:p>
          </table:table-cell>
          <table:table-cell table:formula="of:=[.A232]+0.1" office:value-type="float" office:value="0.0992302797586944" calcext:value-type="float">
            <text:p>0.0992302798</text:p>
          </table:table-cell>
          <table:table-cell table:formula="of:=[.B232]" office:value-type="float" office:value="0.000809071267945917" calcext:value-type="float">
            <text:p>0.0008090713</text:p>
          </table:table-cell>
          <table:table-cell/>
          <table:table-cell office:value-type="float" office:value="2.31" calcext:value-type="float">
            <text:p>2.31</text:p>
          </table:table-cell>
          <table:table-cell office:value-type="float" office:value="0.0998228" calcext:value-type="float">
            <text:p>0.0998228</text:p>
          </table:table-cell>
          <table:table-cell office:value-type="float" office:value="-0.000623006" calcext:value-type="float">
            <text:p>-0.00062300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770405388699426" calcext:value-type="float">
            <text:p>-0.0007704054</text:p>
          </table:table-cell>
          <table:table-cell office:value-type="float" office:value="0.000847279836181054" calcext:value-type="float">
            <text:p>0.0008472798</text:p>
          </table:table-cell>
          <table:table-cell/>
          <table:table-cell office:value-type="float" office:value="2.32" calcext:value-type="float">
            <text:p>2.32</text:p>
          </table:table-cell>
          <table:table-cell table:formula="of:=[.A233]+0.1" office:value-type="float" office:value="0.0992295946113006" calcext:value-type="float">
            <text:p>0.0992295946</text:p>
          </table:table-cell>
          <table:table-cell table:formula="of:=[.B233]" office:value-type="float" office:value="0.000847279836181054" calcext:value-type="float">
            <text:p>0.0008472798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0.0998332" calcext:value-type="float">
            <text:p>0.0998332</text:p>
          </table:table-cell>
          <table:table-cell office:value-type="float" office:value="-0.000586563" calcext:value-type="float">
            <text:p>-0.00058656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770203345299207" calcext:value-type="float">
            <text:p>-0.0007702033</text:p>
          </table:table-cell>
          <table:table-cell office:value-type="float" office:value="0.00085819698586579" calcext:value-type="float">
            <text:p>0.000858197</text:p>
          </table:table-cell>
          <table:table-cell/>
          <table:table-cell office:value-type="float" office:value="2.33" calcext:value-type="float">
            <text:p>2.33</text:p>
          </table:table-cell>
          <table:table-cell table:formula="of:=[.A234]+0.1" office:value-type="float" office:value="0.0992297966547008" calcext:value-type="float">
            <text:p>0.0992297967</text:p>
          </table:table-cell>
          <table:table-cell table:formula="of:=[.B234]" office:value-type="float" office:value="0.00085819698586579" calcext:value-type="float">
            <text:p>0.000858197</text:p>
          </table:table-cell>
          <table:table-cell/>
          <table:table-cell office:value-type="float" office:value="2.33" calcext:value-type="float">
            <text:p>2.33</text:p>
          </table:table-cell>
          <table:table-cell office:value-type="float" office:value="0.099843" calcext:value-type="float">
            <text:p>0.099843</text:p>
          </table:table-cell>
          <table:table-cell office:value-type="float" office:value="-0.000552251" calcext:value-type="float">
            <text:p>-0.00055225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768853766875026" calcext:value-type="float">
            <text:p>-0.0007688538</text:p>
          </table:table-cell>
          <table:table-cell office:value-type="float" office:value="0.000835105202350923" calcext:value-type="float">
            <text:p>0.0008351052</text:p>
          </table:table-cell>
          <table:table-cell/>
          <table:table-cell office:value-type="float" office:value="2.34" calcext:value-type="float">
            <text:p>2.34</text:p>
          </table:table-cell>
          <table:table-cell table:formula="of:=[.A235]+0.1" office:value-type="float" office:value="0.099231146233125" calcext:value-type="float">
            <text:p>0.0992311462</text:p>
          </table:table-cell>
          <table:table-cell table:formula="of:=[.B235]" office:value-type="float" office:value="0.000835105202350923" calcext:value-type="float">
            <text:p>0.0008351052</text:p>
          </table:table-cell>
          <table:table-cell/>
          <table:table-cell office:value-type="float" office:value="2.34" calcext:value-type="float">
            <text:p>2.34</text:p>
          </table:table-cell>
          <table:table-cell office:value-type="float" office:value="0.0998521" calcext:value-type="float">
            <text:p>0.0998521</text:p>
          </table:table-cell>
          <table:table-cell office:value-type="float" office:value="-0.000519947" calcext:value-type="float">
            <text:p>-0.00051994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766069244300835" calcext:value-type="float">
            <text:p>-0.0007660692</text:p>
          </table:table-cell>
          <table:table-cell office:value-type="float" office:value="0.000770466377385849" calcext:value-type="float">
            <text:p>0.0007704664</text:p>
          </table:table-cell>
          <table:table-cell/>
          <table:table-cell office:value-type="float" office:value="2.35" calcext:value-type="float">
            <text:p>2.35</text:p>
          </table:table-cell>
          <table:table-cell table:formula="of:=[.A236]+0.1" office:value-type="float" office:value="0.0992339307556992" calcext:value-type="float">
            <text:p>0.0992339308</text:p>
          </table:table-cell>
          <table:table-cell table:formula="of:=[.B236]" office:value-type="float" office:value="0.000770466377385849" calcext:value-type="float">
            <text:p>0.0007704664</text:p>
          </table:table-cell>
          <table:table-cell/>
          <table:table-cell office:value-type="float" office:value="2.35" calcext:value-type="float">
            <text:p>2.35</text:p>
          </table:table-cell>
          <table:table-cell office:value-type="float" office:value="0.0998608" calcext:value-type="float">
            <text:p>0.0998608</text:p>
          </table:table-cell>
          <table:table-cell office:value-type="float" office:value="-0.000489532" calcext:value-type="float">
            <text:p>-0.00048953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761533644650617" calcext:value-type="float">
            <text:p>-0.0007615336</text:p>
          </table:table-cell>
          <table:table-cell office:value-type="float" office:value="0.000655884595320962" calcext:value-type="float">
            <text:p>0.0006558846</text:p>
          </table:table-cell>
          <table:table-cell/>
          <table:table-cell office:value-type="float" office:value="2.36" calcext:value-type="float">
            <text:p>2.36</text:p>
          </table:table-cell>
          <table:table-cell table:formula="of:=[.A237]+0.1" office:value-type="float" office:value="0.0992384663553494" calcext:value-type="float">
            <text:p>0.0992384664</text:p>
          </table:table-cell>
          <table:table-cell table:formula="of:=[.B237]" office:value-type="float" office:value="0.000655884595320962" calcext:value-type="float">
            <text:p>0.0006558846</text:p>
          </table:table-cell>
          <table:table-cell/>
          <table:table-cell office:value-type="float" office:value="2.36" calcext:value-type="float">
            <text:p>2.36</text:p>
          </table:table-cell>
          <table:table-cell office:value-type="float" office:value="0.0998689" calcext:value-type="float">
            <text:p>0.0998689</text:p>
          </table:table-cell>
          <table:table-cell office:value-type="float" office:value="-0.000460896" calcext:value-type="float">
            <text:p>-0.00046089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754900452294435" calcext:value-type="float">
            <text:p>-0.0007549005</text:p>
          </table:table-cell>
          <table:table-cell office:value-type="float" office:value="0.000482068919306168" calcext:value-type="float">
            <text:p>0.0004820689</text:p>
          </table:table-cell>
          <table:table-cell/>
          <table:table-cell office:value-type="float" office:value="2.37" calcext:value-type="float">
            <text:p>2.37</text:p>
          </table:table-cell>
          <table:table-cell table:formula="of:=[.A238]+0.1" office:value-type="float" office:value="0.0992450995477056" calcext:value-type="float">
            <text:p>0.0992450995</text:p>
          </table:table-cell>
          <table:table-cell table:formula="of:=[.B238]" office:value-type="float" office:value="0.000482068919306168" calcext:value-type="float">
            <text:p>0.0004820689</text:p>
          </table:table-cell>
          <table:table-cell/>
          <table:table-cell office:value-type="float" office:value="2.37" calcext:value-type="float">
            <text:p>2.37</text:p>
          </table:table-cell>
          <table:table-cell office:value-type="float" office:value="0.0998766" calcext:value-type="float">
            <text:p>0.0998766</text:p>
          </table:table-cell>
          <table:table-cell office:value-type="float" office:value="-0.000433935" calcext:value-type="float">
            <text:p>-0.00043393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予見制御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0462703" calcext:value-type="float">
            <text:p>4.62703E-007</text:p>
          </table:table-cell>
          <table:table-cell office:value-type="float" office:value="-0.00000444284" calcext:value-type="float">
            <text:p>-4.44284E-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000335172" calcext:value-type="float">
            <text:p>3.35172E-006</text:p>
          </table:table-cell>
          <table:table-cell office:value-type="float" office:value="-0.0000321832" calcext:value-type="float">
            <text:p>-3.21832E-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000955498" calcext:value-type="float">
            <text:p>0.000009555</text:p>
          </table:table-cell>
          <table:table-cell office:value-type="float" office:value="-0.000091748" calcext:value-type="float">
            <text:p>-0.0000917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000191168" calcext:value-type="float">
            <text:p>1.91168E-005</text:p>
          </table:table-cell>
          <table:table-cell office:value-type="float" office:value="-0.000183117" calcext:value-type="float">
            <text:p>-0.0001831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00321453" calcext:value-type="float">
            <text:p>3.21453E-005</text:p>
          </table:table-cell>
          <table:table-cell office:value-type="float" office:value="-0.000305426" calcext:value-type="float">
            <text:p>-0.000305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00486228" calcext:value-type="float">
            <text:p>4.86228E-005</text:p>
          </table:table-cell>
          <table:table-cell office:value-type="float" office:value="-0.000457648" calcext:value-type="float">
            <text:p>-0.000457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00684327" calcext:value-type="float">
            <text:p>6.84327E-005</text:p>
          </table:table-cell>
          <table:table-cell office:value-type="float" office:value="-0.000638691" calcext:value-type="float">
            <text:p>-0.0006386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00914568" calcext:value-type="float">
            <text:p>9.14568E-005</text:p>
          </table:table-cell>
          <table:table-cell office:value-type="float" office:value="-0.00084761" calcext:value-type="float">
            <text:p>-0.000847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00117602" calcext:value-type="float">
            <text:p>0.000117602</text:p>
          </table:table-cell>
          <table:table-cell office:value-type="float" office:value="-0.00108366" calcext:value-type="float">
            <text:p>-0.001083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01468" calcext:value-type="float">
            <text:p>0.0001468</text:p>
          </table:table-cell>
          <table:table-cell office:value-type="float" office:value="-0.0013463" calcext:value-type="float">
            <text:p>-0.00134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179002" calcext:value-type="float">
            <text:p>0.000179002</text:p>
          </table:table-cell>
          <table:table-cell office:value-type="float" office:value="-0.00163516" calcext:value-type="float">
            <text:p>-0.001635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0214182" calcext:value-type="float">
            <text:p>0.000214182</text:p>
          </table:table-cell>
          <table:table-cell office:value-type="float" office:value="-0.00195004" calcext:value-type="float">
            <text:p>-0.00195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0252331" calcext:value-type="float">
            <text:p>0.000252331</text:p>
          </table:table-cell>
          <table:table-cell office:value-type="float" office:value="-0.0022909" calcext:value-type="float">
            <text:p>-0.0022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0293458" calcext:value-type="float">
            <text:p>0.000293458</text:p>
          </table:table-cell>
          <table:table-cell office:value-type="float" office:value="-0.0026579" calcext:value-type="float">
            <text:p>-0.0026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0337594" calcext:value-type="float">
            <text:p>0.000337594</text:p>
          </table:table-cell>
          <table:table-cell office:value-type="float" office:value="-0.00305131" calcext:value-type="float">
            <text:p>-0.00305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384785" calcext:value-type="float">
            <text:p>0.000384785</text:p>
          </table:table-cell>
          <table:table-cell office:value-type="float" office:value="-0.0034716" calcext:value-type="float">
            <text:p>-0.00347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0435094" calcext:value-type="float">
            <text:p>0.000435094</text:p>
          </table:table-cell>
          <table:table-cell office:value-type="float" office:value="-0.00391936" calcext:value-type="float">
            <text:p>-0.003919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0488604" calcext:value-type="float">
            <text:p>0.000488604</text:p>
          </table:table-cell>
          <table:table-cell office:value-type="float" office:value="-0.00439536" calcext:value-type="float">
            <text:p>-0.00439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0545415" calcext:value-type="float">
            <text:p>0.000545415</text:p>
          </table:table-cell>
          <table:table-cell office:value-type="float" office:value="-0.00490051" calcext:value-type="float">
            <text:p>-0.00490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0605644" calcext:value-type="float">
            <text:p>0.000605644</text:p>
          </table:table-cell>
          <table:table-cell office:value-type="float" office:value="-0.00543588" calcext:value-type="float">
            <text:p>-0.00543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669425" calcext:value-type="float">
            <text:p>0.000669425</text:p>
          </table:table-cell>
          <table:table-cell office:value-type="float" office:value="-0.0060027" calcext:value-type="float">
            <text:p>-0.0060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0736911" calcext:value-type="float">
            <text:p>0.000736911</text:p>
          </table:table-cell>
          <table:table-cell office:value-type="float" office:value="-0.00660233" calcext:value-type="float">
            <text:p>-0.00660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0808273" calcext:value-type="float">
            <text:p>0.000808273</text:p>
          </table:table-cell>
          <table:table-cell office:value-type="float" office:value="-0.00723633" calcext:value-type="float">
            <text:p>-0.007236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08837" calcext:value-type="float">
            <text:p>0.0008837</text:p>
          </table:table-cell>
          <table:table-cell office:value-type="float" office:value="-0.00790639" calcext:value-type="float">
            <text:p>-0.00790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09634" calcext:value-type="float">
            <text:p>0.0009634</text:p>
          </table:table-cell>
          <table:table-cell office:value-type="float" office:value="-0.00861438" calcext:value-type="float">
            <text:p>-0.00861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0476" calcext:value-type="float">
            <text:p>0.0010476</text:p>
          </table:table-cell>
          <table:table-cell office:value-type="float" office:value="-0.00936235" calcext:value-type="float">
            <text:p>-0.00936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113655" calcext:value-type="float">
            <text:p>0.00113655</text:p>
          </table:table-cell>
          <table:table-cell office:value-type="float" office:value="-0.0101525" calcext:value-type="float">
            <text:p>-0.01015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123051" calcext:value-type="float">
            <text:p>0.00123051</text:p>
          </table:table-cell>
          <table:table-cell office:value-type="float" office:value="-0.0109873" calcext:value-type="float">
            <text:p>-0.0109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132978" calcext:value-type="float">
            <text:p>0.00132978</text:p>
          </table:table-cell>
          <table:table-cell office:value-type="float" office:value="-0.0118691" calcext:value-type="float">
            <text:p>-0.01186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143467" calcext:value-type="float">
            <text:p>0.00143467</text:p>
          </table:table-cell>
          <table:table-cell office:value-type="float" office:value="-0.012801" calcext:value-type="float">
            <text:p>-0.0128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154551" calcext:value-type="float">
            <text:p>0.00154551</text:p>
          </table:table-cell>
          <table:table-cell office:value-type="float" office:value="-0.0137858" calcext:value-type="float">
            <text:p>-0.01378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166267" calcext:value-type="float">
            <text:p>0.00166267</text:p>
          </table:table-cell>
          <table:table-cell office:value-type="float" office:value="-0.0148279" calcext:value-type="float">
            <text:p>-0.0148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178652" calcext:value-type="float">
            <text:p>0.00178652</text:p>
          </table:table-cell>
          <table:table-cell office:value-type="float" office:value="-0.0159325" calcext:value-type="float">
            <text:p>-0.0159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191748" calcext:value-type="float">
            <text:p>0.00191748</text:p>
          </table:table-cell>
          <table:table-cell office:value-type="float" office:value="-0.0170981" calcext:value-type="float">
            <text:p>-0.01709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205599" calcext:value-type="float">
            <text:p>0.00205599</text:p>
          </table:table-cell>
          <table:table-cell office:value-type="float" office:value="-0.018286" calcext:value-type="float">
            <text:p>-0.018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220252" calcext:value-type="float">
            <text:p>0.00220252</text:p>
          </table:table-cell>
          <table:table-cell office:value-type="float" office:value="-0.0194083" calcext:value-type="float">
            <text:p>-0.0194083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235757" calcext:value-type="float">
            <text:p>0.00235757</text:p>
          </table:table-cell>
          <table:table-cell office:value-type="float" office:value="-0.0204262" calcext:value-type="float">
            <text:p>-0.0204262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0252174" calcext:value-type="float">
            <text:p>0.00252174</text:p>
          </table:table-cell>
          <table:table-cell office:value-type="float" office:value="-0.0213377" calcext:value-type="float">
            <text:p>-0.0213377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0269591" calcext:value-type="float">
            <text:p>0.00269591</text:p>
          </table:table-cell>
          <table:table-cell office:value-type="float" office:value="-0.0221466" calcext:value-type="float">
            <text:p>-0.0221466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0288082" calcext:value-type="float">
            <text:p>0.00288082</text:p>
          </table:table-cell>
          <table:table-cell office:value-type="float" office:value="-0.0228562" calcext:value-type="float">
            <text:p>-0.0228562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307711" calcext:value-type="float">
            <text:p>0.00307711</text:p>
          </table:table-cell>
          <table:table-cell office:value-type="float" office:value="-0.023469" calcext:value-type="float">
            <text:p>-0.023469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328542" calcext:value-type="float">
            <text:p>0.00328542</text:p>
          </table:table-cell>
          <table:table-cell office:value-type="float" office:value="-0.0239871" calcext:value-type="float">
            <text:p>-0.023987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0350648" calcext:value-type="float">
            <text:p>0.00350648</text:p>
          </table:table-cell>
          <table:table-cell office:value-type="float" office:value="-0.0244124" calcext:value-type="float">
            <text:p>-0.0244124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0374103" calcext:value-type="float">
            <text:p>0.00374103</text:p>
          </table:table-cell>
          <table:table-cell office:value-type="float" office:value="-0.0247461" calcext:value-type="float">
            <text:p>-0.024746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0398988" calcext:value-type="float">
            <text:p>0.00398988</text:p>
          </table:table-cell>
          <table:table-cell office:value-type="float" office:value="-0.0249896" calcext:value-type="float">
            <text:p>-0.0249896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425389" calcext:value-type="float">
            <text:p>0.00425389</text:p>
          </table:table-cell>
          <table:table-cell office:value-type="float" office:value="-0.0251435" calcext:value-type="float">
            <text:p>-0.025143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0453399" calcext:value-type="float">
            <text:p>0.00453399</text:p>
          </table:table-cell>
          <table:table-cell office:value-type="float" office:value="-0.0252083" calcext:value-type="float">
            <text:p>-0.0252083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00483117" calcext:value-type="float">
            <text:p>0.00483117</text:p>
          </table:table-cell>
          <table:table-cell office:value-type="float" office:value="-0.0251842" calcext:value-type="float">
            <text:p>-0.0251842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0514645" calcext:value-type="float">
            <text:p>0.00514645</text:p>
          </table:table-cell>
          <table:table-cell office:value-type="float" office:value="-0.0250711" calcext:value-type="float">
            <text:p>-0.025071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0548097" calcext:value-type="float">
            <text:p>0.00548097</text:p>
          </table:table-cell>
          <table:table-cell office:value-type="float" office:value="-0.0248684" calcext:value-type="float">
            <text:p>-0.0248684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583591" calcext:value-type="float">
            <text:p>0.00583591</text:p>
          </table:table-cell>
          <table:table-cell office:value-type="float" office:value="-0.0245754" calcext:value-type="float">
            <text:p>-0.0245754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00621252" calcext:value-type="float">
            <text:p>0.00621252</text:p>
          </table:table-cell>
          <table:table-cell office:value-type="float" office:value="-0.0241908" calcext:value-type="float">
            <text:p>-0.0241908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0661215" calcext:value-type="float">
            <text:p>0.00661215</text:p>
          </table:table-cell>
          <table:table-cell office:value-type="float" office:value="-0.0237134" calcext:value-type="float">
            <text:p>-0.0237134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00703624" calcext:value-type="float">
            <text:p>0.00703624</text:p>
          </table:table-cell>
          <table:table-cell office:value-type="float" office:value="-0.0231412" calcext:value-type="float">
            <text:p>-0.0231412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0748629" calcext:value-type="float">
            <text:p>0.00748629</text:p>
          </table:table-cell>
          <table:table-cell office:value-type="float" office:value="-0.0224722" calcext:value-type="float">
            <text:p>-0.0224722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796392" calcext:value-type="float">
            <text:p>0.00796392</text:p>
          </table:table-cell>
          <table:table-cell office:value-type="float" office:value="-0.0217038" calcext:value-type="float">
            <text:p>-0.0217038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0847085" calcext:value-type="float">
            <text:p>0.00847085</text:p>
          </table:table-cell>
          <table:table-cell office:value-type="float" office:value="-0.0208332" calcext:value-type="float">
            <text:p>-0.0208332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0900891" calcext:value-type="float">
            <text:p>0.00900891</text:p>
          </table:table-cell>
          <table:table-cell office:value-type="float" office:value="-0.0198573" calcext:value-type="float">
            <text:p>-0.0198573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0958003" calcext:value-type="float">
            <text:p>0.00958003</text:p>
          </table:table-cell>
          <table:table-cell office:value-type="float" office:value="-0.0187723" calcext:value-type="float">
            <text:p>-0.0187723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101863" calcext:value-type="float">
            <text:p>0.0101863</text:p>
          </table:table-cell>
          <table:table-cell office:value-type="float" office:value="-0.0175744" calcext:value-type="float">
            <text:p>-0.0175744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108298" calcext:value-type="float">
            <text:p>0.0108298</text:p>
          </table:table-cell>
          <table:table-cell office:value-type="float" office:value="-0.0162591" calcext:value-type="float">
            <text:p>-0.016259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011513" calcext:value-type="float">
            <text:p>0.011513</text:p>
          </table:table-cell>
          <table:table-cell office:value-type="float" office:value="-0.0148216" calcext:value-type="float">
            <text:p>-0.0148216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0122383" calcext:value-type="float">
            <text:p>0.0122383</text:p>
          </table:table-cell>
          <table:table-cell office:value-type="float" office:value="-0.0132567" calcext:value-type="float">
            <text:p>-0.0132567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0130082" calcext:value-type="float">
            <text:p>0.0130082</text:p>
          </table:table-cell>
          <table:table-cell office:value-type="float" office:value="-0.0115588" calcext:value-type="float">
            <text:p>-0.0115588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0138258" calcext:value-type="float">
            <text:p>0.0138258</text:p>
          </table:table-cell>
          <table:table-cell office:value-type="float" office:value="-0.00972129" calcext:value-type="float">
            <text:p>-0.00972129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146944" calcext:value-type="float">
            <text:p>0.0146944</text:p>
          </table:table-cell>
          <table:table-cell office:value-type="float" office:value="-0.00773557" calcext:value-type="float">
            <text:p>-0.00773557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0156185" calcext:value-type="float">
            <text:p>0.0156185</text:p>
          </table:table-cell>
          <table:table-cell office:value-type="float" office:value="-0.00559063" calcext:value-type="float">
            <text:p>-0.00559063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0165981" calcext:value-type="float">
            <text:p>0.0165981</text:p>
          </table:table-cell>
          <table:table-cell office:value-type="float" office:value="-0.00328921" calcext:value-type="float">
            <text:p>-0.0032892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0176113" calcext:value-type="float">
            <text:p>0.0176113</text:p>
          </table:table-cell>
          <table:table-cell office:value-type="float" office:value="-0.000908011" calcext:value-type="float">
            <text:p>-0.00090801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0186066" calcext:value-type="float">
            <text:p>0.0186066</text:p>
          </table:table-cell>
          <table:table-cell office:value-type="float" office:value="0.0013777" calcext:value-type="float">
            <text:p>0.0013777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195621" calcext:value-type="float">
            <text:p>0.0195621</text:p>
          </table:table-cell>
          <table:table-cell office:value-type="float" office:value="0.00349109" calcext:value-type="float">
            <text:p>0.00349109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020478" calcext:value-type="float">
            <text:p>0.020478</text:p>
          </table:table-cell>
          <table:table-cell office:value-type="float" office:value="0.00542906" calcext:value-type="float">
            <text:p>0.00542906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0213589" calcext:value-type="float">
            <text:p>0.0213589</text:p>
          </table:table-cell>
          <table:table-cell office:value-type="float" office:value="0.00720139" calcext:value-type="float">
            <text:p>0.00720139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0222087" calcext:value-type="float">
            <text:p>0.0222087</text:p>
          </table:table-cell>
          <table:table-cell office:value-type="float" office:value="0.00881606" calcext:value-type="float">
            <text:p>0.00881606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0230305" calcext:value-type="float">
            <text:p>0.0230305</text:p>
          </table:table-cell>
          <table:table-cell office:value-type="float" office:value="0.0102793" calcext:value-type="float">
            <text:p>0.0102793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238272" calcext:value-type="float">
            <text:p>0.0238272</text:p>
          </table:table-cell>
          <table:table-cell office:value-type="float" office:value="0.0115963" calcext:value-type="float">
            <text:p>0.0115963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0246017" calcext:value-type="float">
            <text:p>0.0246017</text:p>
          </table:table-cell>
          <table:table-cell office:value-type="float" office:value="0.0127722" calcext:value-type="float">
            <text:p>0.012772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0253569" calcext:value-type="float">
            <text:p>0.0253569</text:p>
          </table:table-cell>
          <table:table-cell office:value-type="float" office:value="0.0138112" calcext:value-type="float">
            <text:p>0.013811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0260954" calcext:value-type="float">
            <text:p>0.0260954</text:p>
          </table:table-cell>
          <table:table-cell office:value-type="float" office:value="0.0147171" calcext:value-type="float">
            <text:p>0.0147171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0268199" calcext:value-type="float">
            <text:p>0.0268199</text:p>
          </table:table-cell>
          <table:table-cell office:value-type="float" office:value="0.0154935" calcext:value-type="float">
            <text:p>0.0154935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275331" calcext:value-type="float">
            <text:p>0.0275331</text:p>
          </table:table-cell>
          <table:table-cell office:value-type="float" office:value="0.0161431" calcext:value-type="float">
            <text:p>0.0161431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0282374" calcext:value-type="float">
            <text:p>0.0282374</text:p>
          </table:table-cell>
          <table:table-cell office:value-type="float" office:value="0.0166684" calcext:value-type="float">
            <text:p>0.0166684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0289356" calcext:value-type="float">
            <text:p>0.0289356</text:p>
          </table:table-cell>
          <table:table-cell office:value-type="float" office:value="0.0170713" calcext:value-type="float">
            <text:p>0.0170713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02963" calcext:value-type="float">
            <text:p>0.02963</text:p>
          </table:table-cell>
          <table:table-cell office:value-type="float" office:value="0.0173535" calcext:value-type="float">
            <text:p>0.0173535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0303233" calcext:value-type="float">
            <text:p>0.0303233</text:p>
          </table:table-cell>
          <table:table-cell office:value-type="float" office:value="0.017516" calcext:value-type="float">
            <text:p>0.017516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310179" calcext:value-type="float">
            <text:p>0.0310179</text:p>
          </table:table-cell>
          <table:table-cell office:value-type="float" office:value="0.0175594" calcext:value-type="float">
            <text:p>0.0175594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0317163" calcext:value-type="float">
            <text:p>0.0317163</text:p>
          </table:table-cell>
          <table:table-cell office:value-type="float" office:value="0.017484" calcext:value-type="float">
            <text:p>0.017484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0324211" calcext:value-type="float">
            <text:p>0.0324211</text:p>
          </table:table-cell>
          <table:table-cell office:value-type="float" office:value="0.0172895" calcext:value-type="float">
            <text:p>0.0172895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0331348" calcext:value-type="float">
            <text:p>0.0331348</text:p>
          </table:table-cell>
          <table:table-cell office:value-type="float" office:value="0.0169754" calcext:value-type="float">
            <text:p>0.0169754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0338601" calcext:value-type="float">
            <text:p>0.0338601</text:p>
          </table:table-cell>
          <table:table-cell office:value-type="float" office:value="0.0165411" calcext:value-type="float">
            <text:p>0.0165411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345995" calcext:value-type="float">
            <text:p>0.0345995</text:p>
          </table:table-cell>
          <table:table-cell office:value-type="float" office:value="0.0159853" calcext:value-type="float">
            <text:p>0.0159853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0353557" calcext:value-type="float">
            <text:p>0.0353557</text:p>
          </table:table-cell>
          <table:table-cell office:value-type="float" office:value="0.015306" calcext:value-type="float">
            <text:p>0.015306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0361315" calcext:value-type="float">
            <text:p>0.0361315</text:p>
          </table:table-cell>
          <table:table-cell office:value-type="float" office:value="0.0145006" calcext:value-type="float">
            <text:p>0.0145006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0369297" calcext:value-type="float">
            <text:p>0.0369297</text:p>
          </table:table-cell>
          <table:table-cell office:value-type="float" office:value="0.0135663" calcext:value-type="float">
            <text:p>0.0135663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0377532" calcext:value-type="float">
            <text:p>0.0377532</text:p>
          </table:table-cell>
          <table:table-cell office:value-type="float" office:value="0.0124996" calcext:value-type="float">
            <text:p>0.0124996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038605" calcext:value-type="float">
            <text:p>0.038605</text:p>
          </table:table-cell>
          <table:table-cell office:value-type="float" office:value="0.0112967" calcext:value-type="float">
            <text:p>0.0112967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0394881" calcext:value-type="float">
            <text:p>0.0394881</text:p>
          </table:table-cell>
          <table:table-cell office:value-type="float" office:value="0.00995312" calcext:value-type="float">
            <text:p>0.0099531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0404058" calcext:value-type="float">
            <text:p>0.0404058</text:p>
          </table:table-cell>
          <table:table-cell office:value-type="float" office:value="0.00846415" calcext:value-type="float">
            <text:p>0.00846415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0413614" calcext:value-type="float">
            <text:p>0.0413614</text:p>
          </table:table-cell>
          <table:table-cell office:value-type="float" office:value="0.00682405" calcext:value-type="float">
            <text:p>0.00682405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0423591" calcext:value-type="float">
            <text:p>0.0423591</text:p>
          </table:table-cell>
          <table:table-cell office:value-type="float" office:value="0.00502487" calcext:value-type="float">
            <text:p>0.00502487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34036" calcext:value-type="float">
            <text:p>0.0434036</text:p>
          </table:table-cell>
          <table:table-cell office:value-type="float" office:value="0.00305632" calcext:value-type="float">
            <text:p>0.0030563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0444954" calcext:value-type="float">
            <text:p>0.0444954</text:p>
          </table:table-cell>
          <table:table-cell office:value-type="float" office:value="0.000921776" calcext:value-type="float">
            <text:p>0.000921776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0456131" calcext:value-type="float">
            <text:p>0.0456131</text:p>
          </table:table-cell>
          <table:table-cell office:value-type="float" office:value="-0.00130141" calcext:value-type="float">
            <text:p>-0.00130141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0467055" calcext:value-type="float">
            <text:p>0.0467055</text:p>
          </table:table-cell>
          <table:table-cell office:value-type="float" office:value="-0.00343738" calcext:value-type="float">
            <text:p>-0.00343738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0.047751" calcext:value-type="float">
            <text:p>0.047751</text:p>
          </table:table-cell>
          <table:table-cell office:value-type="float" office:value="-0.00540877" calcext:value-type="float">
            <text:p>-0.00540877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0487503" calcext:value-type="float">
            <text:p>0.0487503</text:p>
          </table:table-cell>
          <table:table-cell office:value-type="float" office:value="-0.00721217" calcext:value-type="float">
            <text:p>-0.00721217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0497082" calcext:value-type="float">
            <text:p>0.0497082</text:p>
          </table:table-cell>
          <table:table-cell office:value-type="float" office:value="-0.00885787" calcext:value-type="float">
            <text:p>-0.00885787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0.0506286" calcext:value-type="float">
            <text:p>0.0506286</text:p>
          </table:table-cell>
          <table:table-cell office:value-type="float" office:value="-0.0103538" calcext:value-type="float">
            <text:p>-0.0103538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051515" calcext:value-type="float">
            <text:p>0.051515</text:p>
          </table:table-cell>
          <table:table-cell office:value-type="float" office:value="-0.0117057" calcext:value-type="float">
            <text:p>-0.0117057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0.0523706" calcext:value-type="float">
            <text:p>0.0523706</text:p>
          </table:table-cell>
          <table:table-cell office:value-type="float" office:value="-0.0129185" calcext:value-type="float">
            <text:p>-0.0129185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531986" calcext:value-type="float">
            <text:p>0.0531986</text:p>
          </table:table-cell>
          <table:table-cell office:value-type="float" office:value="-0.0139964" calcext:value-type="float">
            <text:p>-0.0139964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0540018" calcext:value-type="float">
            <text:p>0.0540018</text:p>
          </table:table-cell>
          <table:table-cell office:value-type="float" office:value="-0.0149435" calcext:value-type="float">
            <text:p>-0.0149435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.0547833" calcext:value-type="float">
            <text:p>0.0547833</text:p>
          </table:table-cell>
          <table:table-cell office:value-type="float" office:value="-0.015763" calcext:value-type="float">
            <text:p>-0.015763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0.0555459" calcext:value-type="float">
            <text:p>0.0555459</text:p>
          </table:table-cell>
          <table:table-cell office:value-type="float" office:value="-0.0164581" calcext:value-type="float">
            <text:p>-0.0164581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.0562923" calcext:value-type="float">
            <text:p>0.0562923</text:p>
          </table:table-cell>
          <table:table-cell office:value-type="float" office:value="-0.0170312" calcext:value-type="float">
            <text:p>-0.0170312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0570252" calcext:value-type="float">
            <text:p>0.0570252</text:p>
          </table:table-cell>
          <table:table-cell office:value-type="float" office:value="-0.0174845" calcext:value-type="float">
            <text:p>-0.0174845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0577474" calcext:value-type="float">
            <text:p>0.0577474</text:p>
          </table:table-cell>
          <table:table-cell office:value-type="float" office:value="-0.0178195" calcext:value-type="float">
            <text:p>-0.0178195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0584614" calcext:value-type="float">
            <text:p>0.0584614</text:p>
          </table:table-cell>
          <table:table-cell office:value-type="float" office:value="-0.0180375" calcext:value-type="float">
            <text:p>-0.0180375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0.0591698" calcext:value-type="float">
            <text:p>0.0591698</text:p>
          </table:table-cell>
          <table:table-cell office:value-type="float" office:value="-0.0181393" calcext:value-type="float">
            <text:p>-0.0181393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0.0598753" calcext:value-type="float">
            <text:p>0.0598753</text:p>
          </table:table-cell>
          <table:table-cell office:value-type="float" office:value="-0.0181253" calcext:value-type="float">
            <text:p>-0.0181253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605803" calcext:value-type="float">
            <text:p>0.0605803</text:p>
          </table:table-cell>
          <table:table-cell office:value-type="float" office:value="-0.0179953" calcext:value-type="float">
            <text:p>-0.0179953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0.0612875" calcext:value-type="float">
            <text:p>0.0612875</text:p>
          </table:table-cell>
          <table:table-cell office:value-type="float" office:value="-0.017749" calcext:value-type="float">
            <text:p>-0.017749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0619993" calcext:value-type="float">
            <text:p>0.0619993</text:p>
          </table:table-cell>
          <table:table-cell office:value-type="float" office:value="-0.0173853" calcext:value-type="float">
            <text:p>-0.0173853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0.0627185" calcext:value-type="float">
            <text:p>0.0627185</text:p>
          </table:table-cell>
          <table:table-cell office:value-type="float" office:value="-0.0169031" calcext:value-type="float">
            <text:p>-0.0169031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.0634475" calcext:value-type="float">
            <text:p>0.0634475</text:p>
          </table:table-cell>
          <table:table-cell office:value-type="float" office:value="-0.0163006" calcext:value-type="float">
            <text:p>-0.0163006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641892" calcext:value-type="float">
            <text:p>0.0641892</text:p>
          </table:table-cell>
          <table:table-cell office:value-type="float" office:value="-0.0155754" calcext:value-type="float">
            <text:p>-0.0155754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0649461" calcext:value-type="float">
            <text:p>0.0649461</text:p>
          </table:table-cell>
          <table:table-cell office:value-type="float" office:value="-0.0147251" calcext:value-type="float">
            <text:p>-0.0147251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0.0657209" calcext:value-type="float">
            <text:p>0.0657209</text:p>
          </table:table-cell>
          <table:table-cell office:value-type="float" office:value="-0.0137465" calcext:value-type="float">
            <text:p>-0.0137465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0.0665167" calcext:value-type="float">
            <text:p>0.0665167</text:p>
          </table:table-cell>
          <table:table-cell office:value-type="float" office:value="-0.012636" calcext:value-type="float">
            <text:p>-0.012636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0.0673361" calcext:value-type="float">
            <text:p>0.0673361</text:p>
          </table:table-cell>
          <table:table-cell office:value-type="float" office:value="-0.0113897" calcext:value-type="float">
            <text:p>-0.0113897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681822" calcext:value-type="float">
            <text:p>0.0681822</text:p>
          </table:table-cell>
          <table:table-cell office:value-type="float" office:value="-0.0100029" calcext:value-type="float">
            <text:p>-0.0100029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0.0690581" calcext:value-type="float">
            <text:p>0.0690581</text:p>
          </table:table-cell>
          <table:table-cell office:value-type="float" office:value="-0.00847083" calcext:value-type="float">
            <text:p>-0.00847083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0699669" calcext:value-type="float">
            <text:p>0.0699669</text:p>
          </table:table-cell>
          <table:table-cell office:value-type="float" office:value="-0.00678752" calcext:value-type="float">
            <text:p>-0.00678752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0.0709127" calcext:value-type="float">
            <text:p>0.0709127</text:p>
          </table:table-cell>
          <table:table-cell office:value-type="float" office:value="-0.00494489" calcext:value-type="float">
            <text:p>-0.00494489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0.0718999" calcext:value-type="float">
            <text:p>0.0718999</text:p>
          </table:table-cell>
          <table:table-cell office:value-type="float" office:value="-0.00293251" calcext:value-type="float">
            <text:p>-0.00293251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0729291" calcext:value-type="float">
            <text:p>0.0729291</text:p>
          </table:table-cell>
          <table:table-cell office:value-type="float" office:value="-0.000753592" calcext:value-type="float">
            <text:p>-0.000753592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0739783" calcext:value-type="float">
            <text:p>0.0739783</text:p>
          </table:table-cell>
          <table:table-cell office:value-type="float" office:value="0.00151466" calcext:value-type="float">
            <text:p>0.00151466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0749962" calcext:value-type="float">
            <text:p>0.0749962</text:p>
          </table:table-cell>
          <table:table-cell office:value-type="float" office:value="0.00369656" calcext:value-type="float">
            <text:p>0.00369656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0.0759611" calcext:value-type="float">
            <text:p>0.0759611</text:p>
          </table:table-cell>
          <table:table-cell office:value-type="float" office:value="0.00571489" calcext:value-type="float">
            <text:p>0.00571489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0.0768732" calcext:value-type="float">
            <text:p>0.0768732</text:p>
          </table:table-cell>
          <table:table-cell office:value-type="float" office:value="0.00756641" calcext:value-type="float">
            <text:p>0.00756641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777369" calcext:value-type="float">
            <text:p>0.0777369</text:p>
          </table:table-cell>
          <table:table-cell office:value-type="float" office:value="0.00926159" calcext:value-type="float">
            <text:p>0.00926159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0.078556" calcext:value-type="float">
            <text:p>0.078556</text:p>
          </table:table-cell>
          <table:table-cell office:value-type="float" office:value="0.0108086" calcext:value-type="float">
            <text:p>0.0108086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0.0793336" calcext:value-type="float">
            <text:p>0.0793336</text:p>
          </table:table-cell>
          <table:table-cell office:value-type="float" office:value="0.0122132" calcext:value-type="float">
            <text:p>0.012213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0.0800724" calcext:value-type="float">
            <text:p>0.0800724</text:p>
          </table:table-cell>
          <table:table-cell office:value-type="float" office:value="0.0134806" calcext:value-type="float">
            <text:p>0.0134806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0807752" calcext:value-type="float">
            <text:p>0.0807752</text:p>
          </table:table-cell>
          <table:table-cell office:value-type="float" office:value="0.0146152" calcext:value-type="float">
            <text:p>0.014615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0814444" calcext:value-type="float">
            <text:p>0.0814444</text:p>
          </table:table-cell>
          <table:table-cell office:value-type="float" office:value="0.0156213" calcext:value-type="float">
            <text:p>0.0156213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0.0820825" calcext:value-type="float">
            <text:p>0.0820825</text:p>
          </table:table-cell>
          <table:table-cell office:value-type="float" office:value="0.0165024" calcext:value-type="float">
            <text:p>0.0165024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0.0826919" calcext:value-type="float">
            <text:p>0.0826919</text:p>
          </table:table-cell>
          <table:table-cell office:value-type="float" office:value="0.0172617" calcext:value-type="float">
            <text:p>0.0172617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.0832747" calcext:value-type="float">
            <text:p>0.0832747</text:p>
          </table:table-cell>
          <table:table-cell office:value-type="float" office:value="0.0179021" calcext:value-type="float">
            <text:p>0.0179021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0.0838331" calcext:value-type="float">
            <text:p>0.0838331</text:p>
          </table:table-cell>
          <table:table-cell office:value-type="float" office:value="0.0184257" calcext:value-type="float">
            <text:p>0.0184257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843691" calcext:value-type="float">
            <text:p>0.0843691</text:p>
          </table:table-cell>
          <table:table-cell office:value-type="float" office:value="0.0188346" calcext:value-type="float">
            <text:p>0.0188346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0.0848846" calcext:value-type="float">
            <text:p>0.0848846</text:p>
          </table:table-cell>
          <table:table-cell office:value-type="float" office:value="0.0191303" calcext:value-type="float">
            <text:p>0.0191303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.0853815" calcext:value-type="float">
            <text:p>0.0853815</text:p>
          </table:table-cell>
          <table:table-cell office:value-type="float" office:value="0.0193137" calcext:value-type="float">
            <text:p>0.0193137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0.0858616" calcext:value-type="float">
            <text:p>0.0858616</text:p>
          </table:table-cell>
          <table:table-cell office:value-type="float" office:value="0.0193855" calcext:value-type="float">
            <text:p>0.0193855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0.0863267" calcext:value-type="float">
            <text:p>0.0863267</text:p>
          </table:table-cell>
          <table:table-cell office:value-type="float" office:value="0.0193461" calcext:value-type="float">
            <text:p>0.0193461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0867785" calcext:value-type="float">
            <text:p>0.0867785</text:p>
          </table:table-cell>
          <table:table-cell office:value-type="float" office:value="0.0191953" calcext:value-type="float">
            <text:p>0.0191953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0872186" calcext:value-type="float">
            <text:p>0.0872186</text:p>
          </table:table-cell>
          <table:table-cell office:value-type="float" office:value="0.0189324" calcext:value-type="float">
            <text:p>0.0189324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0.0876485" calcext:value-type="float">
            <text:p>0.0876485</text:p>
          </table:table-cell>
          <table:table-cell office:value-type="float" office:value="0.0185566" calcext:value-type="float">
            <text:p>0.0185566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0.0880699" calcext:value-type="float">
            <text:p>0.0880699</text:p>
          </table:table-cell>
          <table:table-cell office:value-type="float" office:value="0.0180665" calcext:value-type="float">
            <text:p>0.0180665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0.0884843" calcext:value-type="float">
            <text:p>0.0884843</text:p>
          </table:table-cell>
          <table:table-cell office:value-type="float" office:value="0.0174602" calcext:value-type="float">
            <text:p>0.017460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888932" calcext:value-type="float">
            <text:p>0.0888932</text:p>
          </table:table-cell>
          <table:table-cell office:value-type="float" office:value="0.0167356" calcext:value-type="float">
            <text:p>0.0167356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0.0892981" calcext:value-type="float">
            <text:p>0.0892981</text:p>
          </table:table-cell>
          <table:table-cell office:value-type="float" office:value="0.0158901" calcext:value-type="float">
            <text:p>0.0158901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0.0897005" calcext:value-type="float">
            <text:p>0.0897005</text:p>
          </table:table-cell>
          <table:table-cell office:value-type="float" office:value="0.0149206" calcext:value-type="float">
            <text:p>0.0149206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0.0901018" calcext:value-type="float">
            <text:p>0.0901018</text:p>
          </table:table-cell>
          <table:table-cell office:value-type="float" office:value="0.0138234" calcext:value-type="float">
            <text:p>0.0138234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0.0905034" calcext:value-type="float">
            <text:p>0.0905034</text:p>
          </table:table-cell>
          <table:table-cell office:value-type="float" office:value="0.0125948" calcext:value-type="float">
            <text:p>0.0125948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0909069" calcext:value-type="float">
            <text:p>0.0909069</text:p>
          </table:table-cell>
          <table:table-cell office:value-type="float" office:value="0.0112302" calcext:value-type="float">
            <text:p>0.011230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0.0913137" calcext:value-type="float">
            <text:p>0.0913137</text:p>
          </table:table-cell>
          <table:table-cell office:value-type="float" office:value="0.00972452" calcext:value-type="float">
            <text:p>0.0097245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0.0917255" calcext:value-type="float">
            <text:p>0.0917255</text:p>
          </table:table-cell>
          <table:table-cell office:value-type="float" office:value="0.00807018" calcext:value-type="float">
            <text:p>0.00807018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0.0921442" calcext:value-type="float">
            <text:p>0.0921442</text:p>
          </table:table-cell>
          <table:table-cell office:value-type="float" office:value="0.00625746" calcext:value-type="float">
            <text:p>0.00625746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0.0925702" calcext:value-type="float">
            <text:p>0.0925702</text:p>
          </table:table-cell>
          <table:table-cell office:value-type="float" office:value="0.00429033" calcext:value-type="float">
            <text:p>0.00429033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929966" calcext:value-type="float">
            <text:p>0.0929966</text:p>
          </table:table-cell>
          <table:table-cell office:value-type="float" office:value="0.00224673" calcext:value-type="float">
            <text:p>0.00224673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0.0934065" calcext:value-type="float">
            <text:p>0.0934065</text:p>
          </table:table-cell>
          <table:table-cell office:value-type="float" office:value="0.00030318" calcext:value-type="float">
            <text:p>0.00030318</text:p>
          </table:table-cell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0.0937929" calcext:value-type="float">
            <text:p>0.0937929</text:p>
          </table:table-cell>
          <table:table-cell office:value-type="float" office:value="-0.00146224" calcext:value-type="float">
            <text:p>-0.00146224</text:p>
          </table:table-cell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0.0941562" calcext:value-type="float">
            <text:p>0.0941562</text:p>
          </table:table-cell>
          <table:table-cell office:value-type="float" office:value="-0.00304537" calcext:value-type="float">
            <text:p>-0.00304537</text:p>
          </table:table-cell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0.094498" calcext:value-type="float">
            <text:p>0.094498</text:p>
          </table:table-cell>
          <table:table-cell office:value-type="float" office:value="-0.0044557" calcext:value-type="float">
            <text:p>-0.0044557</text:p>
          </table:table-cell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0948199" calcext:value-type="float">
            <text:p>0.0948199</text:p>
          </table:table-cell>
          <table:table-cell office:value-type="float" office:value="-0.00570032" calcext:value-type="float">
            <text:p>-0.00570032</text:p>
          </table:table-cell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0.0951229" calcext:value-type="float">
            <text:p>0.0951229</text:p>
          </table:table-cell>
          <table:table-cell office:value-type="float" office:value="-0.00678403" calcext:value-type="float">
            <text:p>-0.00678403</text:p>
          </table:table-cell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0.0954082" calcext:value-type="float">
            <text:p>0.0954082</text:p>
          </table:table-cell>
          <table:table-cell office:value-type="float" office:value="-0.0077107" calcext:value-type="float">
            <text:p>-0.0077107</text:p>
          </table:table-cell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0.0956768" calcext:value-type="float">
            <text:p>0.0956768</text:p>
          </table:table-cell>
          <table:table-cell office:value-type="float" office:value="-0.00848364" calcext:value-type="float">
            <text:p>-0.00848364</text:p>
          </table:table-cell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0.0959297" calcext:value-type="float">
            <text:p>0.0959297</text:p>
          </table:table-cell>
          <table:table-cell office:value-type="float" office:value="-0.00910566" calcext:value-type="float">
            <text:p>-0.00910566</text:p>
          </table:table-cell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961678" calcext:value-type="float">
            <text:p>0.0961678</text:p>
          </table:table-cell>
          <table:table-cell office:value-type="float" office:value="-0.00957901" calcext:value-type="float">
            <text:p>-0.00957901</text:p>
          </table:table-cell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0.0963919" calcext:value-type="float">
            <text:p>0.0963919</text:p>
          </table:table-cell>
          <table:table-cell office:value-type="float" office:value="-0.00990544" calcext:value-type="float">
            <text:p>-0.00990544</text:p>
          </table:table-cell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0.096603" calcext:value-type="float">
            <text:p>0.096603</text:p>
          </table:table-cell>
          <table:table-cell office:value-type="float" office:value="-0.0100862" calcext:value-type="float">
            <text:p>-0.0100862</text:p>
          </table:table-cell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0.0968017" calcext:value-type="float">
            <text:p>0.0968017</text:p>
          </table:table-cell>
          <table:table-cell office:value-type="float" office:value="-0.0101217" calcext:value-type="float">
            <text:p>-0.0101217</text:p>
          </table:table-cell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0.0969888" calcext:value-type="float">
            <text:p>0.0969888</text:p>
          </table:table-cell>
          <table:table-cell office:value-type="float" office:value="-0.0100111" calcext:value-type="float">
            <text:p>-0.0100111</text:p>
          </table:table-cell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0971649" calcext:value-type="float">
            <text:p>0.0971649</text:p>
          </table:table-cell>
          <table:table-cell office:value-type="float" office:value="-0.00975227" calcext:value-type="float">
            <text:p>-0.00975227</text:p>
          </table:table-cell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0.0973307" calcext:value-type="float">
            <text:p>0.0973307</text:p>
          </table:table-cell>
          <table:table-cell office:value-type="float" office:value="-0.00934939" calcext:value-type="float">
            <text:p>-0.00934939</text:p>
          </table:table-cell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0.0974869" calcext:value-type="float">
            <text:p>0.0974869</text:p>
          </table:table-cell>
          <table:table-cell office:value-type="float" office:value="-0.0088436" calcext:value-type="float">
            <text:p>-0.0088436</text:p>
          </table:table-cell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0.0976339" calcext:value-type="float">
            <text:p>0.0976339</text:p>
          </table:table-cell>
          <table:table-cell office:value-type="float" office:value="-0.00832502" calcext:value-type="float">
            <text:p>-0.0083250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0.0977723" calcext:value-type="float">
            <text:p>0.0977723</text:p>
          </table:table-cell>
          <table:table-cell office:value-type="float" office:value="-0.00783434" calcext:value-type="float">
            <text:p>-0.0078343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979026" calcext:value-type="float">
            <text:p>0.0979026</text:p>
          </table:table-cell>
          <table:table-cell office:value-type="float" office:value="-0.00737507" calcext:value-type="float">
            <text:p>-0.0073750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0.0980253" calcext:value-type="float">
            <text:p>0.0980253</text:p>
          </table:table-cell>
          <table:table-cell office:value-type="float" office:value="-0.00694367" calcext:value-type="float">
            <text:p>-0.0069436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0.0981408" calcext:value-type="float">
            <text:p>0.0981408</text:p>
          </table:table-cell>
          <table:table-cell office:value-type="float" office:value="-0.00653758" calcext:value-type="float">
            <text:p>-0.0065375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0.0982496" calcext:value-type="float">
            <text:p>0.0982496</text:p>
          </table:table-cell>
          <table:table-cell office:value-type="float" office:value="-0.00615519" calcext:value-type="float">
            <text:p>-0.0061551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0.098352" calcext:value-type="float">
            <text:p>0.098352</text:p>
          </table:table-cell>
          <table:table-cell office:value-type="float" office:value="-0.00579514" calcext:value-type="float">
            <text:p>-0.0057951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0984484" calcext:value-type="float">
            <text:p>0.0984484</text:p>
          </table:table-cell>
          <table:table-cell office:value-type="float" office:value="-0.00545615" calcext:value-type="float">
            <text:p>-0.0054561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0.0985391" calcext:value-type="float">
            <text:p>0.0985391</text:p>
          </table:table-cell>
          <table:table-cell office:value-type="float" office:value="-0.00513699" calcext:value-type="float">
            <text:p>-0.0051369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0.0986246" calcext:value-type="float">
            <text:p>0.0986246</text:p>
          </table:table-cell>
          <table:table-cell office:value-type="float" office:value="-0.0048365" calcext:value-type="float">
            <text:p>-0.004836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0.0987051" calcext:value-type="float">
            <text:p>0.0987051</text:p>
          </table:table-cell>
          <table:table-cell office:value-type="float" office:value="-0.00455359" calcext:value-type="float">
            <text:p>-0.0045535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0.0987808" calcext:value-type="float">
            <text:p>0.0987808</text:p>
          </table:table-cell>
          <table:table-cell office:value-type="float" office:value="-0.00428723" calcext:value-type="float">
            <text:p>-0.0042872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88521" calcext:value-type="float">
            <text:p>0.0988521</text:p>
          </table:table-cell>
          <table:table-cell office:value-type="float" office:value="-0.00403645" calcext:value-type="float">
            <text:p>-0.0040364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0.0989193" calcext:value-type="float">
            <text:p>0.0989193</text:p>
          </table:table-cell>
          <table:table-cell office:value-type="float" office:value="-0.00380034" calcext:value-type="float">
            <text:p>-0.0038003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0.0989825" calcext:value-type="float">
            <text:p>0.0989825</text:p>
          </table:table-cell>
          <table:table-cell office:value-type="float" office:value="-0.00357803" calcext:value-type="float">
            <text:p>-0.003578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0.099042" calcext:value-type="float">
            <text:p>0.099042</text:p>
          </table:table-cell>
          <table:table-cell office:value-type="float" office:value="-0.00336874" calcext:value-type="float">
            <text:p>-0.0033687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.099098" calcext:value-type="float">
            <text:p>0.099098</text:p>
          </table:table-cell>
          <table:table-cell office:value-type="float" office:value="-0.00317168" calcext:value-type="float">
            <text:p>-0.0031716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0991508" calcext:value-type="float">
            <text:p>0.0991508</text:p>
          </table:table-cell>
          <table:table-cell office:value-type="float" office:value="-0.00298615" calcext:value-type="float">
            <text:p>-0.0029861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0.0992005" calcext:value-type="float">
            <text:p>0.0992005</text:p>
          </table:table-cell>
          <table:table-cell office:value-type="float" office:value="-0.00281148" calcext:value-type="float">
            <text:p>-0.0028114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0.0992472" calcext:value-type="float">
            <text:p>0.0992472</text:p>
          </table:table-cell>
          <table:table-cell office:value-type="float" office:value="-0.00264702" calcext:value-type="float">
            <text:p>-0.0026470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0.0992913" calcext:value-type="float">
            <text:p>0.0992913</text:p>
          </table:table-cell>
          <table:table-cell office:value-type="float" office:value="-0.00249218" calcext:value-type="float">
            <text:p>-0.0024921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0.0993327" calcext:value-type="float">
            <text:p>0.0993327</text:p>
          </table:table-cell>
          <table:table-cell office:value-type="float" office:value="-0.0023464" calcext:value-type="float">
            <text:p>-0.002346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0993718" calcext:value-type="float">
            <text:p>0.0993718</text:p>
          </table:table-cell>
          <table:table-cell office:value-type="float" office:value="-0.00220915" calcext:value-type="float">
            <text:p>-0.0022091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0.0994085" calcext:value-type="float">
            <text:p>0.0994085</text:p>
          </table:table-cell>
          <table:table-cell office:value-type="float" office:value="-0.00207992" calcext:value-type="float">
            <text:p>-0.0020799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0.0994431" calcext:value-type="float">
            <text:p>0.0994431</text:p>
          </table:table-cell>
          <table:table-cell office:value-type="float" office:value="-0.00195825" calcext:value-type="float">
            <text:p>-0.0019582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0.0994757" calcext:value-type="float">
            <text:p>0.0994757</text:p>
          </table:table-cell>
          <table:table-cell office:value-type="float" office:value="-0.00184371" calcext:value-type="float">
            <text:p>-0.0018437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0.0995064" calcext:value-type="float">
            <text:p>0.0995064</text:p>
          </table:table-cell>
          <table:table-cell office:value-type="float" office:value="-0.00173586" calcext:value-type="float">
            <text:p>-0.0017358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0.0995352" calcext:value-type="float">
            <text:p>0.0995352</text:p>
          </table:table-cell>
          <table:table-cell office:value-type="float" office:value="-0.00163432" calcext:value-type="float">
            <text:p>-0.0016343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0995624" calcext:value-type="float">
            <text:p>0.0995624</text:p>
          </table:table-cell>
          <table:table-cell office:value-type="float" office:value="-0.00153872" calcext:value-type="float">
            <text:p>-0.0015387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0.099588" calcext:value-type="float">
            <text:p>0.099588</text:p>
          </table:table-cell>
          <table:table-cell office:value-type="float" office:value="-0.00144871" calcext:value-type="float">
            <text:p>-0.0014487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0.0996121" calcext:value-type="float">
            <text:p>0.0996121</text:p>
          </table:table-cell>
          <table:table-cell office:value-type="float" office:value="-0.00136397" calcext:value-type="float">
            <text:p>-0.0013639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0.0996348" calcext:value-type="float">
            <text:p>0.0996348</text:p>
          </table:table-cell>
          <table:table-cell office:value-type="float" office:value="-0.00128418" calcext:value-type="float">
            <text:p>-0.0012841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996562" calcext:value-type="float">
            <text:p>0.0996562</text:p>
          </table:table-cell>
          <table:table-cell office:value-type="float" office:value="-0.00120906" calcext:value-type="float">
            <text:p>-0.0012090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0.0996763" calcext:value-type="float">
            <text:p>0.0996763</text:p>
          </table:table-cell>
          <table:table-cell office:value-type="float" office:value="-0.00113834" calcext:value-type="float">
            <text:p>-0.0011383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0.0996952" calcext:value-type="float">
            <text:p>0.0996952</text:p>
          </table:table-cell>
          <table:table-cell office:value-type="float" office:value="-0.00107175" calcext:value-type="float">
            <text:p>-0.0010717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0.0997131" calcext:value-type="float">
            <text:p>0.0997131</text:p>
          </table:table-cell>
          <table:table-cell office:value-type="float" office:value="-0.00100905" calcext:value-type="float">
            <text:p>-0.001009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0.0997298" calcext:value-type="float">
            <text:p>0.0997298</text:p>
          </table:table-cell>
          <table:table-cell office:value-type="float" office:value="-0.000950029" calcext:value-type="float">
            <text:p>-0.00095002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0997456" calcext:value-type="float">
            <text:p>0.0997456</text:p>
          </table:table-cell>
          <table:table-cell office:value-type="float" office:value="-0.000894457" calcext:value-type="float">
            <text:p>-0.00089445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.0997605" calcext:value-type="float">
            <text:p>0.0997605</text:p>
          </table:table-cell>
          <table:table-cell office:value-type="float" office:value="-0.000842135" calcext:value-type="float">
            <text:p>-0.00084213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0.0997745" calcext:value-type="float">
            <text:p>0.0997745</text:p>
          </table:table-cell>
          <table:table-cell office:value-type="float" office:value="-0.000792873" calcext:value-type="float">
            <text:p>-0.00079287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.0997877" calcext:value-type="float">
            <text:p>0.0997877</text:p>
          </table:table-cell>
          <table:table-cell office:value-type="float" office:value="-0.000746493" calcext:value-type="float">
            <text:p>-0.00074649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0.0998001" calcext:value-type="float">
            <text:p>0.0998001</text:p>
          </table:table-cell>
          <table:table-cell office:value-type="float" office:value="-0.000702827" calcext:value-type="float">
            <text:p>-0.00070282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998118" calcext:value-type="float">
            <text:p>0.0998118</text:p>
          </table:table-cell>
          <table:table-cell office:value-type="float" office:value="-0.000661714" calcext:value-type="float">
            <text:p>-0.00066171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0.0998228" calcext:value-type="float">
            <text:p>0.0998228</text:p>
          </table:table-cell>
          <table:table-cell office:value-type="float" office:value="-0.000623006" calcext:value-type="float">
            <text:p>-0.00062300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0.0998332" calcext:value-type="float">
            <text:p>0.0998332</text:p>
          </table:table-cell>
          <table:table-cell office:value-type="float" office:value="-0.000586563" calcext:value-type="float">
            <text:p>-0.00058656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0.099843" calcext:value-type="float">
            <text:p>0.099843</text:p>
          </table:table-cell>
          <table:table-cell office:value-type="float" office:value="-0.000552251" calcext:value-type="float">
            <text:p>-0.00055225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0.0998521" calcext:value-type="float">
            <text:p>0.0998521</text:p>
          </table:table-cell>
          <table:table-cell office:value-type="float" office:value="-0.000519947" calcext:value-type="float">
            <text:p>-0.00051994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0.0998608" calcext:value-type="float">
            <text:p>0.0998608</text:p>
          </table:table-cell>
          <table:table-cell office:value-type="float" office:value="-0.000489532" calcext:value-type="float">
            <text:p>-0.00048953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0.0998689" calcext:value-type="float">
            <text:p>0.0998689</text:p>
          </table:table-cell>
          <table:table-cell office:value-type="float" office:value="-0.000460896" calcext:value-type="float">
            <text:p>-0.00046089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0.0998766" calcext:value-type="float">
            <text:p>0.0998766</text:p>
          </table:table-cell>
          <table:table-cell office:value-type="float" office:value="-0.000433935" calcext:value-type="float">
            <text:p>-0.00043393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0.0998838" calcext:value-type="float">
            <text:p>0.0998838</text:p>
          </table:table-cell>
          <table:table-cell office:value-type="float" office:value="-0.000408552" calcext:value-type="float">
            <text:p>-0.00040855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0.0998906" calcext:value-type="float">
            <text:p>0.0998906</text:p>
          </table:table-cell>
          <table:table-cell office:value-type="float" office:value="-0.000384653" calcext:value-type="float">
            <text:p>-0.00038465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99897" calcext:value-type="float">
            <text:p>0.099897</text:p>
          </table:table-cell>
          <table:table-cell office:value-type="float" office:value="-0.000362152" calcext:value-type="float">
            <text:p>-0.00036215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0.099903" calcext:value-type="float">
            <text:p>0.099903</text:p>
          </table:table-cell>
          <table:table-cell office:value-type="float" office:value="-0.000340968" calcext:value-type="float">
            <text:p>-0.00034096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0.0999087" calcext:value-type="float">
            <text:p>0.0999087</text:p>
          </table:table-cell>
          <table:table-cell office:value-type="float" office:value="-0.000321022" calcext:value-type="float">
            <text:p>-0.00032102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0.099914" calcext:value-type="float">
            <text:p>0.099914</text:p>
          </table:table-cell>
          <table:table-cell office:value-type="float" office:value="-0.000302244" calcext:value-type="float">
            <text:p>-0.00030224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0.0999191" calcext:value-type="float">
            <text:p>0.0999191</text:p>
          </table:table-cell>
          <table:table-cell office:value-type="float" office:value="-0.000284564" calcext:value-type="float">
            <text:p>-0.00028456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0.0999238" calcext:value-type="float">
            <text:p>0.0999238</text:p>
          </table:table-cell>
          <table:table-cell office:value-type="float" office:value="-0.000267918" calcext:value-type="float">
            <text:p>-0.00026791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0.0999283" calcext:value-type="float">
            <text:p>0.0999283</text:p>
          </table:table-cell>
          <table:table-cell office:value-type="float" office:value="-0.000252245" calcext:value-type="float">
            <text:p>-0.00025224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0.0999325" calcext:value-type="float">
            <text:p>0.0999325</text:p>
          </table:table-cell>
          <table:table-cell office:value-type="float" office:value="-0.00023749" calcext:value-type="float">
            <text:p>-0.0002374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0.0999364" calcext:value-type="float">
            <text:p>0.0999364</text:p>
          </table:table-cell>
          <table:table-cell office:value-type="float" office:value="-0.000223598" calcext:value-type="float">
            <text:p>-0.00022359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0.0999401" calcext:value-type="float">
            <text:p>0.0999401</text:p>
          </table:table-cell>
          <table:table-cell office:value-type="float" office:value="-0.000210518" calcext:value-type="float">
            <text:p>-0.00021051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999436" calcext:value-type="float">
            <text:p>0.0999436</text:p>
          </table:table-cell>
          <table:table-cell office:value-type="float" office:value="-0.000198203" calcext:value-type="float">
            <text:p>-0.0001982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.0999469" calcext:value-type="float">
            <text:p>0.0999469</text:p>
          </table:table-cell>
          <table:table-cell office:value-type="float" office:value="-0.000186609" calcext:value-type="float">
            <text:p>-0.00018660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.09995" calcext:value-type="float">
            <text:p>0.09995</text:p>
          </table:table-cell>
          <table:table-cell office:value-type="float" office:value="-0.000175693" calcext:value-type="float">
            <text:p>-0.00017569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0.099953" calcext:value-type="float">
            <text:p>0.099953</text:p>
          </table:table-cell>
          <table:table-cell office:value-type="float" office:value="-0.000165416" calcext:value-type="float">
            <text:p>-0.00016541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0.0999557" calcext:value-type="float">
            <text:p>0.0999557</text:p>
          </table:table-cell>
          <table:table-cell office:value-type="float" office:value="-0.000155739" calcext:value-type="float">
            <text:p>-0.00015573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0.0999583" calcext:value-type="float">
            <text:p>0.0999583</text:p>
          </table:table-cell>
          <table:table-cell office:value-type="float" office:value="-0.000146629" calcext:value-type="float">
            <text:p>-0.00014662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0.0999607" calcext:value-type="float">
            <text:p>0.0999607</text:p>
          </table:table-cell>
          <table:table-cell office:value-type="float" office:value="-0.000138052" calcext:value-type="float">
            <text:p>-0.00013805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0.099963" calcext:value-type="float">
            <text:p>0.099963</text:p>
          </table:table-cell>
          <table:table-cell office:value-type="float" office:value="-0.000129976" calcext:value-type="float">
            <text:p>-0.00012997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0.0999652" calcext:value-type="float">
            <text:p>0.0999652</text:p>
          </table:table-cell>
          <table:table-cell office:value-type="float" office:value="-0.000122373" calcext:value-type="float">
            <text:p>-0.00012237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0.0999672" calcext:value-type="float">
            <text:p>0.0999672</text:p>
          </table:table-cell>
          <table:table-cell office:value-type="float" office:value="-0.000115215" calcext:value-type="float">
            <text:p>-0.00011521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999692" calcext:value-type="float">
            <text:p>0.0999692</text:p>
          </table:table-cell>
          <table:table-cell office:value-type="float" office:value="-0.000108475" calcext:value-type="float">
            <text:p>-0.00010847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0.099971" calcext:value-type="float">
            <text:p>0.099971</text:p>
          </table:table-cell>
          <table:table-cell office:value-type="float" office:value="-0.000102129" calcext:value-type="float">
            <text:p>-0.00010212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0.0999727" calcext:value-type="float">
            <text:p>0.0999727</text:p>
          </table:table-cell>
          <table:table-cell office:value-type="float" office:value="-0.0000961552" calcext:value-type="float">
            <text:p>-9.61552E-0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0.0999743" calcext:value-type="float">
            <text:p>0.0999743</text:p>
          </table:table-cell>
          <table:table-cell office:value-type="float" office:value="-0.0000905304" calcext:value-type="float">
            <text:p>-9.05304E-0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.0999758" calcext:value-type="float">
            <text:p>0.0999758</text:p>
          </table:table-cell>
          <table:table-cell office:value-type="float" office:value="-0.0000852347" calcext:value-type="float">
            <text:p>-8.52347E-0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0.0999772" calcext:value-type="float">
            <text:p>0.0999772</text:p>
          </table:table-cell>
          <table:table-cell office:value-type="float" office:value="-0.0000802487" calcext:value-type="float">
            <text:p>-8.02487E-0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0.0999785" calcext:value-type="float">
            <text:p>0.0999785</text:p>
          </table:table-cell>
          <table:table-cell office:value-type="float" office:value="-0.0000755544" calcext:value-type="float">
            <text:p>-7.55544E-0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0.0999798" calcext:value-type="float">
            <text:p>0.0999798</text:p>
          </table:table-cell>
          <table:table-cell office:value-type="float" office:value="-0.0000711347" calcext:value-type="float">
            <text:p>-7.11347E-0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0.099981" calcext:value-type="float">
            <text:p>0.099981</text:p>
          </table:table-cell>
          <table:table-cell office:value-type="float" office:value="-0.0000669735" calcext:value-type="float">
            <text:p>-6.69735E-0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0.0999821" calcext:value-type="float">
            <text:p>0.0999821</text:p>
          </table:table-cell>
          <table:table-cell office:value-type="float" office:value="-0.0000630558" calcext:value-type="float">
            <text:p>-6.30558E-0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0999831" calcext:value-type="float">
            <text:p>0.0999831</text:p>
          </table:table-cell>
          <table:table-cell office:value-type="float" office:value="-0.0000593672" calcext:value-type="float">
            <text:p>-5.93672E-0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0.0999841" calcext:value-type="float">
            <text:p>0.0999841</text:p>
          </table:table-cell>
          <table:table-cell office:value-type="float" office:value="-0.0000558944" calcext:value-type="float">
            <text:p>-5.58944E-0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0.099985" calcext:value-type="float">
            <text:p>0.099985</text:p>
          </table:table-cell>
          <table:table-cell office:value-type="float" office:value="-0.0000526247" calcext:value-type="float">
            <text:p>-5.26247E-0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0.0999859" calcext:value-type="float">
            <text:p>0.0999859</text:p>
          </table:table-cell>
          <table:table-cell office:value-type="float" office:value="-0.0000495463" calcext:value-type="float">
            <text:p>-4.95463E-0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0.0999867" calcext:value-type="float">
            <text:p>0.0999867</text:p>
          </table:table-cell>
          <table:table-cell office:value-type="float" office:value="-0.000046648" calcext:value-type="float">
            <text:p>-0.00004664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0.0999875" calcext:value-type="float">
            <text:p>0.0999875</text:p>
          </table:table-cell>
          <table:table-cell office:value-type="float" office:value="-0.0000439192" calcext:value-type="float">
            <text:p>-4.39192E-0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.0999882" calcext:value-type="float">
            <text:p>0.0999882</text:p>
          </table:table-cell>
          <table:table-cell office:value-type="float" office:value="-0.0000413501" calcext:value-type="float">
            <text:p>-4.13501E-0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0.0999889" calcext:value-type="float">
            <text:p>0.0999889</text:p>
          </table:table-cell>
          <table:table-cell office:value-type="float" office:value="-0.0000389312" calcext:value-type="float">
            <text:p>-3.89312E-0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0.0999896" calcext:value-type="float">
            <text:p>0.0999896</text:p>
          </table:table-cell>
          <table:table-cell office:value-type="float" office:value="-0.0000366538" calcext:value-type="float">
            <text:p>-3.66538E-0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0.0999902" calcext:value-type="float">
            <text:p>0.0999902</text:p>
          </table:table-cell>
          <table:table-cell office:value-type="float" office:value="-0.0000345097" calcext:value-type="float">
            <text:p>-3.45097E-0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0999908" calcext:value-type="float">
            <text:p>0.0999908</text:p>
          </table:table-cell>
          <table:table-cell office:value-type="float" office:value="-0.000032491" calcext:value-type="float">
            <text:p>-0.00003249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0.0999913" calcext:value-type="float">
            <text:p>0.0999913</text:p>
          </table:table-cell>
          <table:table-cell office:value-type="float" office:value="-0.0000305903" calcext:value-type="float">
            <text:p>-3.05903E-0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0.0999918" calcext:value-type="float">
            <text:p>0.0999918</text:p>
          </table:table-cell>
          <table:table-cell office:value-type="float" office:value="-0.0000288009" calcext:value-type="float">
            <text:p>-2.88009E-0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0.0999923" calcext:value-type="float">
            <text:p>0.0999923</text:p>
          </table:table-cell>
          <table:table-cell office:value-type="float" office:value="-0.0000271161" calcext:value-type="float">
            <text:p>-2.71161E-0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0.0999927" calcext:value-type="float">
            <text:p>0.0999927</text:p>
          </table:table-cell>
          <table:table-cell office:value-type="float" office:value="-0.0000255299" calcext:value-type="float">
            <text:p>-2.55299E-0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0.0999932" calcext:value-type="float">
            <text:p>0.0999932</text:p>
          </table:table-cell>
          <table:table-cell office:value-type="float" office:value="-0.0000240364" calcext:value-type="float">
            <text:p>-2.40364E-0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0.0999936" calcext:value-type="float">
            <text:p>0.0999936</text:p>
          </table:table-cell>
          <table:table-cell office:value-type="float" office:value="-0.0000226304" calcext:value-type="float">
            <text:p>-2.26304E-0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5_2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係数</text:p>
          </table:table-cell>
          <table:table-cell/>
          <table:table-cell office:value-type="string" calcext:value-type="string">
            <text:p>時間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'</text:p>
          </table:table-cell>
          <table:table-cell office:value-type="string" calcext:value-type="string">
            <text:p>y'</text:p>
          </table:table-cell>
        </table:table-row>
        <table:table-row table:style-name="ro1">
          <table:table-cell table:style-name="ce2" office:value-type="float" office:value="-0.015926511" calcext:value-type="float">
            <text:p>-1.59E-02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$A$7]*[.C2]^5+[.$A$6]*[.C2]^4+[.$A$5]*[.C2]^3+[.$A$4]*[.C2]^2+[.$A$3]*[.C2]+[.$A$2]" office:value-type="float" office:value="-0.0148896763396022" calcext:value-type="float">
            <text:p>-0.0148896763</text:p>
          </table:table-cell>
          <table:table-cell table:formula="of:=[.$A$13]*[.C2]^5+[.$A$12]*[.C2]^4+[.$A$11]*[.C2]^3+[.$A$10]*[.C2]^2+[.$A$9]*[.C2]+[.$A$8]" office:value-type="float" office:value="0.00440273130497603" calcext:value-type="float">
            <text:p>0.0044027313</text:p>
          </table:table-cell>
          <table:table-cell table:formula="of:=[.$A$7]*[.C2]^4*5+[.$A$6]*[.C2]^3*4+[.$A$5]*[.C2]^2*3+[.$A$4]*[.C2]*2+[.$A$3]" office:value-type="float" office:value="0.1021247753109" calcext:value-type="float">
            <text:p>0.1021247753</text:p>
          </table:table-cell>
          <table:table-cell table:formula="of:=[.$A$13]*[.C2]^4*5+[.$A$12]*[.C2]^3*4+[.$A$11]*[.C2]^2*3+[.$A$10]*[.C2]*2+[.$A$9]" office:value-type="float" office:value="0.2012832000296" calcext:value-type="float">
            <text:p>0.2012832</text:p>
          </table:table-cell>
        </table:table-row>
        <table:table-row table:style-name="ro1">
          <table:table-cell table:style-name="ce3" office:value-type="float" office:value="0.105279" calcext:value-type="float">
            <text:p>1.05E-0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$A$7]*[.C3]^5+[.$A$6]*[.C3]^4+[.$A$5]*[.C3]^3+[.$A$4]*[.C3]^2+[.$A$3]*[.C3]+[.$A$2]" office:value-type="float" office:value="-0.0138832863213504" calcext:value-type="float">
            <text:p>-0.0138832863</text:p>
          </table:table-cell>
          <table:table-cell table:formula="of:=[.$A$13]*[.C3]^5+[.$A$12]*[.C3]^4+[.$A$11]*[.C3]^3+[.$A$10]*[.C3]^2+[.$A$9]*[.C3]+[.$A$8]" office:value-type="float" office:value="0.00634823056317123" calcext:value-type="float">
            <text:p>0.0063482306</text:p>
          </table:table-cell>
          <table:table-cell table:formula="of:=[.$A$7]*[.C3]^4*5+[.$A$6]*[.C3]^3*4+[.$A$5]*[.C3]^2*3+[.$A$4]*[.C3]*2+[.$A$3]" office:value-type="float" office:value="0.0991893233584" calcext:value-type="float">
            <text:p>0.0991893234</text:p>
          </table:table-cell>
          <table:table-cell table:formula="of:=[.$A$13]*[.C3]^4*5+[.$A$12]*[.C3]^3*4+[.$A$11]*[.C3]^2*3+[.$A$10]*[.C3]*2+[.$A$9]" office:value-type="float" office:value="0.1878962171136" calcext:value-type="float">
            <text:p>0.1878962171</text:p>
          </table:table-cell>
        </table:table-row>
        <table:table-row table:style-name="ro1">
          <table:table-cell table:style-name="ce4" office:value-type="float" office:value="-0.163258" calcext:value-type="float">
            <text:p>-0.163258</text:p>
          </table:table-cell>
          <table:table-cell/>
          <table:table-cell office:value-type="float" office:value="0.03" calcext:value-type="float">
            <text:p>0.03</text:p>
          </table:table-cell>
          <table:table-cell table:formula="of:=[.$A$7]*[.C4]^5+[.$A$6]*[.C4]^4+[.$A$5]*[.C4]^3+[.$A$4]*[.C4]^2+[.$A$3]*[.C4]+[.$A$2]" office:value-type="float" office:value="-0.0129051746138946" calcext:value-type="float">
            <text:p>-0.0129051746</text:p>
          </table:table-cell>
          <table:table-cell table:formula="of:=[.$A$13]*[.C4]^5+[.$A$12]*[.C4]^4+[.$A$11]*[.C4]^3+[.$A$10]*[.C4]^2+[.$A$9]*[.C4]+[.$A$8]" office:value-type="float" office:value="0.00816220509882243" calcext:value-type="float">
            <text:p>0.0081622051</text:p>
          </table:table-cell>
          <table:table-cell table:formula="of:=[.$A$7]*[.C4]^4*5+[.$A$6]*[.C4]^3*4+[.$A$5]*[.C4]^2*3+[.$A$4]*[.C4]*2+[.$A$3]" office:value-type="float" office:value="0.0964684699749" calcext:value-type="float">
            <text:p>0.09646847</text:p>
          </table:table-cell>
          <table:table-cell table:formula="of:=[.$A$13]*[.C4]^4*5+[.$A$12]*[.C4]^3*4+[.$A$11]*[.C4]^2*3+[.$A$10]*[.C4]*2+[.$A$9]" office:value-type="float" office:value="0.1749740563176" calcext:value-type="float">
            <text:p>0.1749740563</text:p>
          </table:table-cell>
        </table:table-row>
        <table:table-row table:style-name="ro1">
          <table:table-cell table:style-name="ce4" office:value-type="float" office:value="0.372541" calcext:value-type="float">
            <text:p>0.372541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[.$A$7]*[.C5]^5+[.$A$6]*[.C5]^4+[.$A$5]*[.C5]^3+[.$A$4]*[.C5]^2+[.$A$3]*[.C5]+[.$A$2]" office:value-type="float" office:value="-0.0119532134764928" calcext:value-type="float">
            <text:p>-0.0119532135</text:p>
          </table:table-cell>
          <table:table-cell table:formula="of:=[.$A$13]*[.C5]^5+[.$A$12]*[.C5]^4+[.$A$11]*[.C5]^3+[.$A$10]*[.C5]^2+[.$A$9]*[.C5]+[.$A$8]" office:value-type="float" office:value="0.00984917648941763" calcext:value-type="float">
            <text:p>0.0098491765</text:p>
          </table:table-cell>
          <table:table-cell table:formula="of:=[.$A$7]*[.C5]^4*5+[.$A$6]*[.C5]^3*4+[.$A$5]*[.C5]^2*3+[.$A$4]*[.C5]*2+[.$A$3]" office:value-type="float" office:value="0.0939586712064" calcext:value-type="float">
            <text:p>0.0939586712</text:p>
          </table:table-cell>
          <table:table-cell table:formula="of:=[.$A$13]*[.C5]^4*5+[.$A$12]*[.C5]^3*4+[.$A$11]*[.C5]^2*3+[.$A$10]*[.C5]*2+[.$A$9]" office:value-type="float" office:value="0.1624913221376" calcext:value-type="float">
            <text:p>0.1624913221</text:p>
          </table:table-cell>
        </table:table-row>
        <table:table-row table:style-name="ro1">
          <table:table-cell table:style-name="ce4" office:value-type="float" office:value="-0.213312" calcext:value-type="float">
            <text:p>-0.213312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[.$A$7]*[.C6]^5+[.$A$6]*[.C6]^4+[.$A$5]*[.C6]^3+[.$A$4]*[.C6]^2+[.$A$3]*[.C6]+[.$A$2]" office:value-type="float" office:value="-0.011025307456875" calcext:value-type="float">
            <text:p>-0.0110253075</text:p>
          </table:table-cell>
          <table:table-cell table:formula="of:=[.$A$13]*[.C6]^5+[.$A$12]*[.C6]^4+[.$A$11]*[.C6]^3+[.$A$10]*[.C6]^2+[.$A$9]*[.C6]+[.$A$8]" office:value-type="float" office:value="0.0114134103545568" calcext:value-type="float">
            <text:p>0.0114134104</text:p>
          </table:table-cell>
          <table:table-cell table:formula="of:=[.$A$7]*[.C6]^4*5+[.$A$6]*[.C6]^3*4+[.$A$5]*[.C6]^2*3+[.$A$4]*[.C6]*2+[.$A$3]" office:value-type="float" office:value="0.0916570133125" calcext:value-type="float">
            <text:p>0.0916570133</text:p>
          </table:table-cell>
          <table:table-cell table:formula="of:=[.$A$13]*[.C6]^4*5+[.$A$12]*[.C6]^3*4+[.$A$11]*[.C6]^2*3+[.$A$10]*[.C6]*2+[.$A$9]" office:value-type="float" office:value="0.1504222185" calcext:value-type="float">
            <text:p>0.1504222185</text:p>
          </table:table-cell>
        </table:table-row>
        <table:table-row table:style-name="ro1">
          <table:table-cell table:style-name="ce4" office:value-type="float" office:value="0.525178" calcext:value-type="float">
            <text:p>0.525178</text:p>
          </table:table-cell>
          <table:table-cell/>
          <table:table-cell office:value-type="float" office:value="0.06" calcext:value-type="float">
            <text:p>0.06</text:p>
          </table:table-cell>
          <table:table-cell table:formula="of:=[.$A$7]*[.C7]^5+[.$A$6]*[.C7]^4+[.$A$5]*[.C7]^3+[.$A$4]*[.C7]^2+[.$A$3]*[.C7]+[.$A$2]" office:value-type="float" office:value="-0.0101193870891072" calcext:value-type="float">
            <text:p>-0.0101193871</text:p>
          </table:table-cell>
          <table:table-cell table:formula="of:=[.$A$13]*[.C7]^5+[.$A$12]*[.C7]^4+[.$A$11]*[.C7]^3+[.$A$10]*[.C7]^2+[.$A$9]*[.C7]+[.$A$8]" office:value-type="float" office:value="0.012858912350256" calcext:value-type="float">
            <text:p>0.0128589124</text:p>
          </table:table-cell>
          <table:table-cell table:formula="of:=[.$A$7]*[.C7]^4*5+[.$A$6]*[.C7]^3*4+[.$A$5]*[.C7]^2*3+[.$A$4]*[.C7]*2+[.$A$3]" office:value-type="float" office:value="0.0895612127664" calcext:value-type="float">
            <text:p>0.0895612128</text:p>
          </table:table-cell>
          <table:table-cell table:formula="of:=[.$A$13]*[.C7]^4*5+[.$A$12]*[.C7]^3*4+[.$A$11]*[.C7]^2*3+[.$A$10]*[.C7]*2+[.$A$9]" office:value-type="float" office:value="0.1387405487616" calcext:value-type="float">
            <text:p>0.1387405488</text:p>
          </table:table-cell>
        </table:table-row>
        <table:table-row table:style-name="ro1">
          <table:table-cell table:style-name="ce3" office:value-type="float" office:value="0.00232093379455683" calcext:value-type="float">
            <text:p>2.32E-03</text:p>
          </table:table-cell>
          <table:table-cell/>
          <table:table-cell office:value-type="float" office:value="0.07" calcext:value-type="float">
            <text:p>0.07</text:p>
          </table:table-cell>
          <table:table-cell table:formula="of:=[.$A$7]*[.C8]^5+[.$A$6]*[.C8]^4+[.$A$5]*[.C8]^3+[.$A$4]*[.C8]^2+[.$A$3]*[.C8]+[.$A$2]" office:value-type="float" office:value="-0.0092334025914554" calcext:value-type="float">
            <text:p>-0.0092334026</text:p>
          </table:table-cell>
          <table:table-cell table:formula="of:=[.$A$13]*[.C8]^5+[.$A$12]*[.C8]^4+[.$A$11]*[.C8]^3+[.$A$10]*[.C8]^2+[.$A$9]*[.C8]+[.$A$8]" office:value-type="float" office:value="0.0141894241632512" calcext:value-type="float">
            <text:p>0.0141894242</text:p>
          </table:table-cell>
          <table:table-cell table:formula="of:=[.$A$7]*[.C8]^4*5+[.$A$6]*[.C8]^3*4+[.$A$5]*[.C8]^2*3+[.$A$4]*[.C8]*2+[.$A$3]" office:value-type="float" office:value="0.0876696162549" calcext:value-type="float">
            <text:p>0.0876696163</text:p>
          </table:table-cell>
          <table:table-cell table:formula="of:=[.$A$13]*[.C8]^4*5+[.$A$12]*[.C8]^3*4+[.$A$11]*[.C8]^2*3+[.$A$10]*[.C8]*2+[.$A$9]" office:value-type="float" office:value="0.1274197157096" calcext:value-type="float">
            <text:p>0.1274197157</text:p>
          </table:table-cell>
        </table:table-row>
        <table:table-row table:style-name="ro1">
          <table:table-cell table:style-name="ce4" office:value-type="float" office:value="0.21516" calcext:value-type="float">
            <text:p>0.21516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[.$A$7]*[.C9]^5+[.$A$6]*[.C9]^4+[.$A$5]*[.C9]^3+[.$A$4]*[.C9]^2+[.$A$3]*[.C9]+[.$A$2]" office:value-type="float" office:value="-0.0083653175642496" calcext:value-type="float">
            <text:p>-0.0083653176</text:p>
          </table:table-cell>
          <table:table-cell table:formula="of:=[.$A$13]*[.C9]^5+[.$A$12]*[.C9]^4+[.$A$11]*[.C9]^3+[.$A$10]*[.C9]^2+[.$A$9]*[.C9]+[.$A$8]" office:value-type="float" office:value="0.0154084195053024" calcext:value-type="float">
            <text:p>0.0154084195</text:p>
          </table:table-cell>
          <table:table-cell table:formula="of:=[.$A$7]*[.C9]^4*5+[.$A$6]*[.C9]^3*4+[.$A$5]*[.C9]^2*3+[.$A$4]*[.C9]*2+[.$A$3]" office:value-type="float" office:value="0.0859812006784" calcext:value-type="float">
            <text:p>0.0859812007</text:p>
          </table:table-cell>
          <table:table-cell table:formula="of:=[.$A$13]*[.C9]^4*5+[.$A$12]*[.C9]^3*4+[.$A$11]*[.C9]^2*3+[.$A$10]*[.C9]*2+[.$A$9]" office:value-type="float" office:value="0.1164327215616" calcext:value-type="float">
            <text:p>0.1164327216</text:p>
          </table:table-cell>
        </table:table-row>
        <table:table-row table:style-name="ro1">
          <table:table-cell table:style-name="ce4" office:value-type="float" office:value="-0.706497" calcext:value-type="float">
            <text:p>-0.706497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$A$7]*[.C10]^5+[.$A$6]*[.C10]^4+[.$A$5]*[.C10]^3+[.$A$4]*[.C10]^2+[.$A$3]*[.C10]+[.$A$2]" office:value-type="float" office:value="-0.0075131026877478" calcext:value-type="float">
            <text:p>-0.0075131027</text:p>
          </table:table-cell>
          <table:table-cell table:formula="of:=[.$A$13]*[.C10]^5+[.$A$12]*[.C10]^4+[.$A$11]*[.C10]^3+[.$A$10]*[.C10]^2+[.$A$9]*[.C10]+[.$A$8]" office:value-type="float" office:value="0.0165191001074976" calcext:value-type="float">
            <text:p>0.0165191001</text:p>
          </table:table-cell>
          <table:table-cell table:formula="of:=[.$A$7]*[.C10]^4*5+[.$A$6]*[.C10]^3*4+[.$A$5]*[.C10]^2*3+[.$A$4]*[.C10]*2+[.$A$3]" office:value-type="float" office:value="0.0844955731509" calcext:value-type="float">
            <text:p>0.0844955732</text:p>
          </table:table-cell>
          <table:table-cell table:formula="of:=[.$A$13]*[.C10]^4*5+[.$A$12]*[.C10]^3*4+[.$A$11]*[.C10]^2*3+[.$A$10]*[.C10]*2+[.$A$9]" office:value-type="float" office:value="0.1057521679656" calcext:value-type="float">
            <text:p>0.105752168</text:p>
          </table:table-cell>
        </table:table-row>
        <table:table-row table:style-name="ro1">
          <table:table-cell table:style-name="ce4" office:value-type="float" office:value="0.857408" calcext:value-type="float">
            <text:p>0.857408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$A$7]*[.C11]^5+[.$A$6]*[.C11]^4+[.$A$5]*[.C11]^3+[.$A$4]*[.C11]^2+[.$A$3]*[.C11]+[.$A$2]" office:value-type="float" office:value="-0.00667472942" calcext:value-type="float">
            <text:p>-0.0066747294</text:p>
          </table:table-cell>
          <table:table-cell table:formula="of:=[.$A$13]*[.C11]^5+[.$A$12]*[.C11]^4+[.$A$11]*[.C11]^3+[.$A$10]*[.C11]^2+[.$A$9]*[.C11]+[.$A$8]" office:value-type="float" office:value="0.0175243917145568" calcext:value-type="float">
            <text:p>0.0175243917</text:p>
          </table:table-cell>
          <table:table-cell table:formula="of:=[.$A$7]*[.C11]^4*5+[.$A$6]*[.C11]^3*4+[.$A$5]*[.C11]^2*3+[.$A$4]*[.C11]*2+[.$A$3]" office:value-type="float" office:value="0.083212971" calcext:value-type="float">
            <text:p>0.083212971</text:p>
          </table:table-cell>
          <table:table-cell table:formula="of:=[.$A$13]*[.C11]^4*5+[.$A$12]*[.C11]^3*4+[.$A$11]*[.C11]^2*3+[.$A$10]*[.C11]*2+[.$A$9]" office:value-type="float" office:value="0.095350256" calcext:value-type="float">
            <text:p>0.095350256</text:p>
          </table:table-cell>
        </table:table-row>
        <table:table-row table:style-name="ro1">
          <table:table-cell table:style-name="ce4" office:value-type="float" office:value="-1.01642" calcext:value-type="float">
            <text:p>-1.01642</text:p>
          </table:table-cell>
          <table:table-cell/>
          <table:table-cell office:value-type="float" office:value="0.11" calcext:value-type="float">
            <text:p>0.11</text:p>
          </table:table-cell>
          <table:table-cell table:formula="of:=[.$A$7]*[.C12]^5+[.$A$6]*[.C12]^4+[.$A$5]*[.C12]^3+[.$A$4]*[.C12]^2+[.$A$3]*[.C12]+[.$A$2]" office:value-type="float" office:value="-0.0058481636947122" calcext:value-type="float">
            <text:p>-0.0058481637</text:p>
          </table:table-cell>
          <table:table-cell table:formula="of:=[.$A$13]*[.C12]^5+[.$A$12]*[.C12]^4+[.$A$11]*[.C12]^3+[.$A$10]*[.C12]^2+[.$A$9]*[.C12]+[.$A$8]" office:value-type="float" office:value="0.018426940079136" calcext:value-type="float">
            <text:p>0.0184269401</text:p>
          </table:table-cell>
          <table:table-cell table:formula="of:=[.$A$7]*[.C12]^4*5+[.$A$6]*[.C12]^3*4+[.$A$5]*[.C12]^2*3+[.$A$4]*[.C12]*2+[.$A$3]" office:value-type="float" office:value="0.0821342617669" calcext:value-type="float">
            <text:p>0.0821342618</text:p>
          </table:table-cell>
          <table:table-cell table:formula="of:=[.$A$13]*[.C12]^4*5+[.$A$12]*[.C12]^3*4+[.$A$11]*[.C12]^2*3+[.$A$10]*[.C12]*2+[.$A$9]" office:value-type="float" office:value="0.0851987861736" calcext:value-type="float">
            <text:p>0.0851987862</text:p>
          </table:table-cell>
        </table:table-row>
        <table:table-row table:style-name="ro1">
          <table:table-cell table:style-name="ce5" office:value-type="float" office:value="-0.333808" calcext:value-type="float">
            <text:p>-0.333808</text:p>
          </table:table-cell>
          <table:table-cell/>
          <table:table-cell office:value-type="float" office:value="0.12" calcext:value-type="float">
            <text:p>0.12</text:p>
          </table:table-cell>
          <table:table-cell table:formula="of:=[.$A$7]*[.C13]^5+[.$A$6]*[.C13]^4+[.$A$5]*[.C13]^3+[.$A$4]*[.C13]^2+[.$A$3]*[.C13]+[.$A$2]" office:value-type="float" office:value="-0.0050313596191104" calcext:value-type="float">
            <text:p>-0.0050313596</text:p>
          </table:table-cell>
          <table:table-cell table:formula="of:=[.$A$13]*[.C13]^5+[.$A$12]*[.C13]^4+[.$A$11]*[.C13]^3+[.$A$10]*[.C13]^2+[.$A$9]*[.C13]+[.$A$8]" office:value-type="float" office:value="0.0192291069561312" calcext:value-type="float">
            <text:p>0.019229107</text:p>
          </table:table-cell>
          <table:table-cell table:formula="of:=[.$A$7]*[.C13]^4*5+[.$A$6]*[.C13]^3*4+[.$A$5]*[.C13]^2*3+[.$A$4]*[.C13]*2+[.$A$3]" office:value-type="float" office:value="0.0812609432064" calcext:value-type="float">
            <text:p>0.0812609432</text:p>
          </table:table-cell>
          <table:table-cell table:formula="of:=[.$A$13]*[.C13]^4*5+[.$A$12]*[.C13]^3*4+[.$A$11]*[.C13]^2*3+[.$A$10]*[.C13]*2+[.$A$9]" office:value-type="float" office:value="0.0752691584256" calcext:value-type="float">
            <text:p>0.0752691584</text:p>
          </table:table-cell>
        </table:table-row>
        <table:table-row table:style-name="ro1">
          <table:table-cell table:number-columns-repeated="2"/>
          <table:table-cell office:value-type="float" office:value="0.13" calcext:value-type="float">
            <text:p>0.13</text:p>
          </table:table-cell>
          <table:table-cell table:formula="of:=[.$A$7]*[.C14]^5+[.$A$6]*[.C14]^4+[.$A$5]*[.C14]^3+[.$A$4]*[.C14]^2+[.$A$3]*[.C14]+[.$A$2]" office:value-type="float" office:value="-0.0042222531718046" calcext:value-type="float">
            <text:p>-0.0042222532</text:p>
          </table:table-cell>
          <table:table-cell table:formula="of:=[.$A$13]*[.C14]^5+[.$A$12]*[.C14]^4+[.$A$11]*[.C14]^3+[.$A$10]*[.C14]^2+[.$A$9]*[.C14]+[.$A$8]" office:value-type="float" office:value="0.0199329660969824" calcext:value-type="float">
            <text:p>0.0199329661</text:p>
          </table:table-cell>
          <table:table-cell table:formula="of:=[.$A$7]*[.C14]^4*5+[.$A$6]*[.C14]^3*4+[.$A$5]*[.C14]^2*3+[.$A$4]*[.C14]*2+[.$A$3]" office:value-type="float" office:value="0.0805951432869" calcext:value-type="float">
            <text:p>0.0805951433</text:p>
          </table:table-cell>
          <table:table-cell table:formula="of:=[.$A$13]*[.C14]^4*5+[.$A$12]*[.C14]^3*4+[.$A$11]*[.C14]^2*3+[.$A$10]*[.C14]*2+[.$A$9]" office:value-type="float" office:value="0.0655323721256" calcext:value-type="float">
            <text:p>0.0655323721</text:p>
          </table:table-cell>
        </table:table-row>
        <table:table-row table:style-name="ro1">
          <table:table-cell office:value-type="string" calcext:value-type="string">
            <text:p>次の目標位置</text:p>
          </table:table-cell>
          <table:table-cell/>
          <table:table-cell office:value-type="float" office:value="0.14" calcext:value-type="float">
            <text:p>0.14</text:p>
          </table:table-cell>
          <table:table-cell table:formula="of:=[.$A$7]*[.C15]^5+[.$A$6]*[.C15]^4+[.$A$5]*[.C15]^3+[.$A$4]*[.C15]^2+[.$A$3]*[.C15]+[.$A$2]" office:value-type="float" office:value="-0.0034187559006528" calcext:value-type="float">
            <text:p>-0.0034187559</text:p>
          </table:table-cell>
          <table:table-cell table:formula="of:=[.$A$13]*[.C15]^5+[.$A$12]*[.C15]^4+[.$A$11]*[.C15]^3+[.$A$10]*[.C15]^2+[.$A$9]*[.C15]+[.$A$8]" office:value-type="float" office:value="0.0205402992439776" calcext:value-type="float">
            <text:p>0.0205402992</text:p>
          </table:table-cell>
          <table:table-cell table:formula="of:=[.$A$7]*[.C15]^4*5+[.$A$6]*[.C15]^3*4+[.$A$5]*[.C15]^2*3+[.$A$4]*[.C15]*2+[.$A$3]" office:value-type="float" office:value="0.0801396201904" calcext:value-type="float">
            <text:p>0.0801396202</text:p>
          </table:table-cell>
          <table:table-cell table:formula="of:=[.$A$13]*[.C15]^4*5+[.$A$12]*[.C15]^3*4+[.$A$11]*[.C15]^2*3+[.$A$10]*[.C15]*2+[.$A$9]" office:value-type="float" office:value="0.0559590260736" calcext:value-type="float">
            <text:p>0.0559590261</text:p>
          </table:table-cell>
        </table:table-row>
        <table:table-row table:style-name="ro1">
          <table:table-cell table:style-name="ce6" office:value-type="float" office:value="0.03" calcext:value-type="float">
            <text:p>0.03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[.$A$7]*[.C16]^5+[.$A$6]*[.C16]^4+[.$A$5]*[.C16]^3+[.$A$4]*[.C16]^2+[.$A$3]*[.C16]+[.$A$2]" office:value-type="float" office:value="-0.002618748620625" calcext:value-type="float">
            <text:p>-0.0026187486</text:p>
          </table:table-cell>
          <table:table-cell table:formula="of:=[.$A$13]*[.C16]^5+[.$A$12]*[.C16]^4+[.$A$11]*[.C16]^3+[.$A$10]*[.C16]^2+[.$A$9]*[.C16]+[.$A$8]" office:value-type="float" office:value="0.0210525921245568" calcext:value-type="float">
            <text:p>0.0210525921</text:p>
          </table:table-cell>
          <table:table-cell table:formula="of:=[.$A$7]*[.C16]^4*5+[.$A$6]*[.C16]^3*4+[.$A$5]*[.C16]^2*3+[.$A$4]*[.C16]*2+[.$A$3]" office:value-type="float" office:value="0.0798977623125" calcext:value-type="float">
            <text:p>0.0798977623</text:p>
          </table:table-cell>
          <table:table-cell table:formula="of:=[.$A$13]*[.C16]^4*5+[.$A$12]*[.C16]^3*4+[.$A$11]*[.C16]^2*3+[.$A$10]*[.C16]*2+[.$A$9]" office:value-type="float" office:value="0.0465193185000001" calcext:value-type="float">
            <text:p>0.0465193185</text:p>
          </table:table-cell>
        </table:table-row>
        <table:table-row table:style-name="ro1">
          <table:table-cell table:style-name="ce5" office:value-type="float" office:value="0.025" calcext:value-type="float">
            <text:p>0.025</text:p>
          </table:table-cell>
          <table:table-cell/>
          <table:table-cell office:value-type="float" office:value="0.16" calcext:value-type="float">
            <text:p>0.16</text:p>
          </table:table-cell>
          <table:table-cell table:formula="of:=[.$A$7]*[.C17]^5+[.$A$6]*[.C17]^4+[.$A$5]*[.C17]^3+[.$A$4]*[.C17]^2+[.$A$3]*[.C17]+[.$A$2]" office:value-type="float" office:value="-0.0018200751116672" calcext:value-type="float">
            <text:p>-0.0018200751</text:p>
          </table:table-cell>
          <table:table-cell table:formula="of:=[.$A$13]*[.C17]^5+[.$A$12]*[.C17]^4+[.$A$11]*[.C17]^3+[.$A$10]*[.C17]^2+[.$A$9]*[.C17]+[.$A$8]" office:value-type="float" office:value="0.021471030445616" calcext:value-type="float">
            <text:p>0.0214710304</text:p>
          </table:table-cell>
          <table:table-cell table:formula="of:=[.$A$7]*[.C17]^4*5+[.$A$6]*[.C17]^3*4+[.$A$5]*[.C17]^2*3+[.$A$4]*[.C17]*2+[.$A$3]" office:value-type="float" office:value="0.0798735882624" calcext:value-type="float">
            <text:p>0.0798735883</text:p>
          </table:table-cell>
          <table:table-cell table:formula="of:=[.$A$13]*[.C17]^4*5+[.$A$12]*[.C17]^3*4+[.$A$11]*[.C17]^2*3+[.$A$10]*[.C17]*2+[.$A$9]" office:value-type="float" office:value="0.0371830470656" calcext:value-type="float">
            <text:p>0.0371830471</text:p>
          </table:table-cell>
        </table:table-row>
        <table:table-row table:style-name="ro1">
          <table:table-cell table:number-columns-repeated="2"/>
          <table:table-cell office:value-type="float" office:value="0.17" calcext:value-type="float">
            <text:p>0.17</text:p>
          </table:table-cell>
          <table:table-cell table:formula="of:=[.$A$7]*[.C18]^5+[.$A$6]*[.C18]^4+[.$A$5]*[.C18]^3+[.$A$4]*[.C18]^2+[.$A$3]*[.C18]+[.$A$2]" office:value-type="float" office:value="-0.0010205358165654" calcext:value-type="float">
            <text:p>-0.0010205358</text:p>
          </table:table-cell>
          <table:table-cell table:formula="of:=[.$A$13]*[.C18]^5+[.$A$12]*[.C18]^4+[.$A$11]*[.C18]^3+[.$A$10]*[.C18]^2+[.$A$9]*[.C18]+[.$A$8]" office:value-type="float" office:value="0.0217964958878112" calcext:value-type="float">
            <text:p>0.0217964959</text:p>
          </table:table-cell>
          <table:table-cell table:formula="of:=[.$A$7]*[.C18]^4*5+[.$A$6]*[.C18]^3*4+[.$A$5]*[.C18]^2*3+[.$A$4]*[.C18]*2+[.$A$3]" office:value-type="float" office:value="0.0800717468629" calcext:value-type="float">
            <text:p>0.0800717469</text:p>
          </table:table-cell>
          <table:table-cell table:formula="of:=[.$A$13]*[.C18]^4*5+[.$A$12]*[.C18]^3*4+[.$A$11]*[.C18]^2*3+[.$A$10]*[.C18]*2+[.$A$9]" office:value-type="float" office:value="0.0279196088616" calcext:value-type="float">
            <text:p>0.0279196089</text:p>
          </table:table-cell>
        </table:table-row>
        <table:table-row table:style-name="ro1">
          <table:table-cell office:value-type="string" calcext:value-type="string">
            <text:p>速度</text:p>
          </table:table-cell>
          <table:table-cell/>
          <table:table-cell office:value-type="float" office:value="0.18" calcext:value-type="float">
            <text:p>0.18</text:p>
          </table:table-cell>
          <table:table-cell table:formula="of:=[.$A$7]*[.C19]^5+[.$A$6]*[.C19]^4+[.$A$5]*[.C19]^3+[.$A$4]*[.C19]^2+[.$A$3]*[.C19]+[.$A$2]" office:value-type="float" office:value="-0.000217881538809601" calcext:value-type="float">
            <text:p>-0.0002178815</text:p>
          </table:table-cell>
          <table:table-cell table:formula="of:=[.$A$13]*[.C19]^5+[.$A$12]*[.C19]^4+[.$A$11]*[.C19]^3+[.$A$10]*[.C19]^2+[.$A$9]*[.C19]+[.$A$8]" office:value-type="float" office:value="0.0220295620998624" calcext:value-type="float">
            <text:p>0.0220295621</text:p>
          </table:table-cell>
          <table:table-cell table:formula="of:=[.$A$7]*[.C19]^4*5+[.$A$6]*[.C19]^3*4+[.$A$5]*[.C19]^2*3+[.$A$4]*[.C19]*2+[.$A$3]" office:value-type="float" office:value="0.0804975171504" calcext:value-type="float">
            <text:p>0.0804975172</text:p>
          </table:table-cell>
          <table:table-cell table:formula="of:=[.$A$13]*[.C19]^4*5+[.$A$12]*[.C19]^3*4+[.$A$11]*[.C19]^2*3+[.$A$10]*[.C19]*2+[.$A$9]" office:value-type="float" office:value="0.0186980004096" calcext:value-type="float">
            <text:p>0.0186980004</text:p>
          </table:table-cell>
        </table:table-row>
        <table:table-row table:style-name="ro1">
          <table:table-cell table:formula="of:=[.F35]" office:value-type="float" office:value="0.1250154327984" calcext:value-type="float">
            <text:p>0.1250154328</text:p>
          </table:table-cell>
          <table:table-cell/>
          <table:table-cell office:value-type="float" office:value="0.19" calcext:value-type="float">
            <text:p>0.19</text:p>
          </table:table-cell>
          <table:table-cell table:formula="of:=[.$A$7]*[.C20]^5+[.$A$6]*[.C20]^4+[.$A$5]*[.C20]^3+[.$A$4]*[.C20]^2+[.$A$3]*[.C20]+[.$A$2]" office:value-type="float" office:value="0.000590192859542198" calcext:value-type="float">
            <text:p>0.0005901929</text:p>
          </table:table-cell>
          <table:table-cell table:formula="of:=[.$A$13]*[.C20]^5+[.$A$12]*[.C20]^4+[.$A$11]*[.C20]^3+[.$A$10]*[.C20]^2+[.$A$9]*[.C20]+[.$A$8]" office:value-type="float" office:value="0.0221704906928576" calcext:value-type="float">
            <text:p>0.0221704907</text:p>
          </table:table-cell>
          <table:table-cell table:formula="of:=[.$A$7]*[.C20]^4*5+[.$A$6]*[.C20]^3*4+[.$A$5]*[.C20]^2*3+[.$A$4]*[.C20]*2+[.$A$3]" office:value-type="float" office:value="0.0811568083749" calcext:value-type="float">
            <text:p>0.0811568084</text:p>
          </table:table-cell>
          <table:table-cell table:formula="of:=[.$A$13]*[.C20]^4*5+[.$A$12]*[.C20]^3*4+[.$A$11]*[.C20]^2*3+[.$A$10]*[.C20]*2+[.$A$9]" office:value-type="float" office:value="0.00948681766160003" calcext:value-type="float">
            <text:p>0.0094868177</text:p>
          </table:table-cell>
        </table:table-row>
        <table:table-row table:style-name="ro1">
          <table:table-cell table:formula="of:=[.G35]" office:value-type="float" office:value="-0.1500103346944" calcext:value-type="float">
            <text:p>-0.1500103347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$A$7]*[.C21]^5+[.$A$6]*[.C21]^4+[.$A$5]*[.C21]^3+[.$A$4]*[.C21]^2+[.$A$3]*[.C21]+[.$A$2]" office:value-type="float" office:value="0.00140605476" calcext:value-type="float">
            <text:p>0.0014060548</text:p>
          </table:table-cell>
          <table:table-cell table:formula="of:=[.$A$13]*[.C21]^5+[.$A$12]*[.C21]^4+[.$A$11]*[.C21]^3+[.$A$10]*[.C21]^2+[.$A$9]*[.C21]+[.$A$8]" office:value-type="float" office:value="0.0222192272345568" calcext:value-type="float">
            <text:p>0.0222192272</text:p>
          </table:table-cell>
          <table:table-cell table:formula="of:=[.$A$7]*[.C21]^4*5+[.$A$6]*[.C21]^3*4+[.$A$5]*[.C21]^2*3+[.$A$4]*[.C21]*2+[.$A$3]" office:value-type="float" office:value="0.08205616" calcext:value-type="float">
            <text:p>0.08205616</text:p>
          </table:table-cell>
          <table:table-cell table:formula="of:=[.$A$13]*[.C21]^4*5+[.$A$12]*[.C21]^3*4+[.$A$11]*[.C21]^2*3+[.$A$10]*[.C21]*2+[.$A$9]" office:value-type="float" office:value="0.000254256000000036" calcext:value-type="float">
            <text:p>0.000254256</text:p>
          </table:table-cell>
        </table:table-row>
        <table:table-row table:style-name="ro1">
          <table:table-cell table:number-columns-repeated="2"/>
          <table:table-cell office:value-type="float" office:value="0.21" calcext:value-type="float">
            <text:p>0.21</text:p>
          </table:table-cell>
          <table:table-cell table:formula="of:=[.$A$7]*[.C22]^5+[.$A$6]*[.C22]^4+[.$A$5]*[.C22]^3+[.$A$4]*[.C22]^2+[.$A$3]*[.C22]+[.$A$2]" office:value-type="float" office:value="0.0022321400897778" calcext:value-type="float">
            <text:p>0.0022321401</text:p>
          </table:table-cell>
          <table:table-cell table:formula="of:=[.$A$13]*[.C22]^5+[.$A$12]*[.C22]^4+[.$A$11]*[.C22]^3+[.$A$10]*[.C22]^2+[.$A$9]*[.C22]+[.$A$8]" office:value-type="float" office:value="0.022175397243696" calcext:value-type="float">
            <text:p>0.0221753972</text:p>
          </table:table-cell>
          <table:table-cell table:formula="of:=[.$A$7]*[.C22]^4*5+[.$A$6]*[.C22]^3*4+[.$A$5]*[.C22]^2*3+[.$A$4]*[.C22]*2+[.$A$3]" office:value-type="float" office:value="0.0832027417029" calcext:value-type="float">
            <text:p>0.0832027417</text:p>
          </table:table-cell>
          <table:table-cell table:formula="of:=[.$A$13]*[.C22]^4*5+[.$A$12]*[.C22]^3*4+[.$A$11]*[.C22]^2*3+[.$A$10]*[.C22]*2+[.$A$9]" office:value-type="float" office:value="-0.00903188976239994" calcext:value-type="float">
            <text:p>-0.0090318898</text:p>
          </table:table-cell>
        </table:table-row>
        <table:table-row table:style-name="ro1">
          <table:table-cell office:value-type="string" calcext:value-type="string">
            <text:p>位置</text:p>
          </table:table-cell>
          <table:table-cell/>
          <table:table-cell office:value-type="float" office:value="0.22" calcext:value-type="float">
            <text:p>0.22</text:p>
          </table:table-cell>
          <table:table-cell table:formula="of:=[.$A$7]*[.C23]^5+[.$A$6]*[.C23]^4+[.$A$5]*[.C23]^3+[.$A$4]*[.C23]^2+[.$A$3]*[.C23]+[.$A$2]" office:value-type="float" office:value="0.0030709596239296" calcext:value-type="float">
            <text:p>0.0030709596</text:p>
          </table:table-cell>
          <table:table-cell table:formula="of:=[.$A$13]*[.C23]^5+[.$A$12]*[.C23]^4+[.$A$11]*[.C23]^3+[.$A$10]*[.C23]^2+[.$A$9]*[.C23]+[.$A$8]" office:value-type="float" office:value="0.0220383021842912" calcext:value-type="float">
            <text:p>0.0220383022</text:p>
          </table:table-cell>
          <table:table-cell table:formula="of:=[.$A$7]*[.C23]^4*5+[.$A$6]*[.C23]^3*4+[.$A$5]*[.C23]^2*3+[.$A$4]*[.C23]*2+[.$A$3]" office:value-type="float" office:value="0.0846043533744" calcext:value-type="float">
            <text:p>0.0846043534</text:p>
          </table:table-cell>
          <table:table-cell table:formula="of:=[.$A$13]*[.C23]^4*5+[.$A$12]*[.C23]^3*4+[.$A$11]*[.C23]^2*3+[.$A$10]*[.C23]*2+[.$A$9]" office:value-type="float" office:value="-0.0184042253824" calcext:value-type="float">
            <text:p>-0.0184042254</text:p>
          </table:table-cell>
        </table:table-row>
        <table:table-row table:style-name="ro1">
          <table:table-cell table:formula="of:=[.D35]-[.A16]" office:value-type="float" office:value="-0.0148263208737728" calcext:value-type="float">
            <text:p>-0.0148263209</text:p>
          </table:table-cell>
          <table:table-cell/>
          <table:table-cell office:value-type="float" office:value="0.23" calcext:value-type="float">
            <text:p>0.23</text:p>
          </table:table-cell>
          <table:table-cell table:formula="of:=[.$A$7]*[.C24]^5+[.$A$6]*[.C24]^4+[.$A$5]*[.C24]^3+[.$A$4]*[.C24]^2+[.$A$3]*[.C24]+[.$A$2]" office:value-type="float" office:value="0.0039251052874854" calcext:value-type="float">
            <text:p>0.0039251053</text:p>
          </table:table-cell>
          <table:table-cell table:formula="of:=[.$A$13]*[.C24]^5+[.$A$12]*[.C24]^4+[.$A$11]*[.C24]^3+[.$A$10]*[.C24]^2+[.$A$9]*[.C24]+[.$A$8]" office:value-type="float" office:value="0.0218069154599424" calcext:value-type="float">
            <text:p>0.0218069155</text:p>
          </table:table-cell>
          <table:table-cell table:formula="of:=[.$A$7]*[.C24]^4*5+[.$A$6]*[.C24]^3*4+[.$A$5]*[.C24]^2*3+[.$A$4]*[.C24]*2+[.$A$3]" office:value-type="float" office:value="0.0862694251189" calcext:value-type="float">
            <text:p>0.0862694251</text:p>
          </table:table-cell>
          <table:table-cell table:formula="of:=[.$A$13]*[.C24]^4*5+[.$A$12]*[.C24]^3*4+[.$A$11]*[.C24]^2*3+[.$A$10]*[.C24]*2+[.$A$9]" office:value-type="float" office:value="-0.0278957571864" calcext:value-type="float">
            <text:p>-0.0278957572</text:p>
          </table:table-cell>
        </table:table-row>
        <table:table-row table:style-name="ro1">
          <table:table-cell table:formula="of:=[.E35]-[.A17]" office:value-type="float" office:value="-0.0125956125461024" calcext:value-type="float">
            <text:p>-0.0125956125</text:p>
          </table:table-cell>
          <table:table-cell/>
          <table:table-cell office:value-type="float" office:value="0.24" calcext:value-type="float">
            <text:p>0.24</text:p>
          </table:table-cell>
          <table:table-cell table:formula="of:=[.$A$7]*[.C25]^5+[.$A$6]*[.C25]^4+[.$A$5]*[.C25]^3+[.$A$4]*[.C25]^2+[.$A$3]*[.C25]+[.$A$2]" office:value-type="float" office:value="0.0047972564575872" calcext:value-type="float">
            <text:p>0.0047972565</text:p>
          </table:table-cell>
          <table:table-cell table:formula="of:=[.$A$13]*[.C25]^5+[.$A$12]*[.C25]^4+[.$A$11]*[.C25]^3+[.$A$10]*[.C25]^2+[.$A$9]*[.C25]+[.$A$8]" office:value-type="float" office:value="0.0214798784081376" calcext:value-type="float">
            <text:p>0.0214798784</text:p>
          </table:table-cell>
          <table:table-cell table:formula="of:=[.$A$7]*[.C25]^4*5+[.$A$6]*[.C25]^3*4+[.$A$5]*[.C25]^2*3+[.$A$4]*[.C25]*2+[.$A$3]" office:value-type="float" office:value="0.0882070172544" calcext:value-type="float">
            <text:p>0.0882070173</text:p>
          </table:table-cell>
          <table:table-cell table:formula="of:=[.$A$13]*[.C25]^4*5+[.$A$12]*[.C25]^3*4+[.$A$11]*[.C25]^2*3+[.$A$10]*[.C25]*2+[.$A$9]" office:value-type="float" office:value="-0.0375398920703999" calcext:value-type="float">
            <text:p>-0.0375398921</text:p>
          </table:table-cell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table:formula="of:=[.$A$7]*[.C26]^5+[.$A$6]*[.C26]^4+[.$A$5]*[.C26]^3+[.$A$4]*[.C26]^2+[.$A$3]*[.C26]+[.$A$2]" office:value-type="float" office:value="0.005690186265625" calcext:value-type="float">
            <text:p>0.0056901863</text:p>
          </table:table-cell>
          <table:table-cell table:formula="of:=[.$A$13]*[.C26]^5+[.$A$12]*[.C26]^4+[.$A$11]*[.C26]^3+[.$A$10]*[.C26]^2+[.$A$9]*[.C26]+[.$A$8]" office:value-type="float" office:value="0.0210554962945568" calcext:value-type="float">
            <text:p>0.0210554963</text:p>
          </table:table-cell>
          <table:table-cell table:formula="of:=[.$A$7]*[.C26]^4*5+[.$A$6]*[.C26]^3*4+[.$A$5]*[.C26]^2*3+[.$A$4]*[.C26]*2+[.$A$3]" office:value-type="float" office:value="0.0904268203125" calcext:value-type="float">
            <text:p>0.0904268203</text:p>
          </table:table-cell>
          <table:table-cell table:formula="of:=[.$A$13]*[.C26]^4*5+[.$A$12]*[.C26]^3*4+[.$A$11]*[.C26]^2*3+[.$A$10]*[.C26]*2+[.$A$9]" office:value-type="float" office:value="-0.0473704375" calcext:value-type="float">
            <text:p>-0.0473704375</text:p>
          </table:table-cell>
        </table:table-row>
        <table:table-row table:style-name="ro1">
          <table:table-cell table:number-columns-repeated="2"/>
          <table:table-cell office:value-type="float" office:value="0.26" calcext:value-type="float">
            <text:p>0.26</text:p>
          </table:table-cell>
          <table:table-cell table:formula="of:=[.$A$7]*[.C27]^5+[.$A$6]*[.C27]^4+[.$A$5]*[.C27]^3+[.$A$4]*[.C27]^2+[.$A$3]*[.C27]+[.$A$2]" office:value-type="float" office:value="0.0066067678993728" calcext:value-type="float">
            <text:p>0.0066067679</text:p>
          </table:table-cell>
          <table:table-cell table:formula="of:=[.$A$13]*[.C27]^5+[.$A$12]*[.C27]^4+[.$A$11]*[.C27]^3+[.$A$10]*[.C27]^2+[.$A$9]*[.C27]+[.$A$8]" office:value-type="float" office:value="0.020531734307376" calcext:value-type="float">
            <text:p>0.0205317343</text:p>
          </table:table-cell>
          <table:table-cell table:formula="of:=[.$A$7]*[.C27]^4*5+[.$A$6]*[.C27]^3*4+[.$A$5]*[.C27]^2*3+[.$A$4]*[.C27]*2+[.$A$3]" office:value-type="float" office:value="0.0929391550384" calcext:value-type="float">
            <text:p>0.092939155</text:p>
          </table:table-cell>
          <table:table-cell table:formula="of:=[.$A$13]*[.C27]^4*5+[.$A$12]*[.C27]^3*4+[.$A$11]*[.C27]^2*3+[.$A$10]*[.C27]*2+[.$A$9]" office:value-type="float" office:value="-0.0574216015104" calcext:value-type="float">
            <text:p>-0.0574216015</text:p>
          </table:table-cell>
        </table:table-row>
        <table:table-row table:style-name="ro1">
          <table:table-cell table:number-columns-repeated="2"/>
          <table:table-cell office:value-type="float" office:value="0.27" calcext:value-type="float">
            <text:p>0.27</text:p>
          </table:table-cell>
          <table:table-cell table:formula="of:=[.$A$7]*[.C28]^5+[.$A$6]*[.C28]^4+[.$A$5]*[.C28]^3+[.$A$4]*[.C28]^2+[.$A$3]*[.C28]+[.$A$2]" office:value-type="float" office:value="0.0075499809051246" calcext:value-type="float">
            <text:p>0.0075499809</text:p>
          </table:table-cell>
          <table:table-cell table:formula="of:=[.$A$13]*[.C28]^5+[.$A$12]*[.C28]^4+[.$A$11]*[.C28]^3+[.$A$10]*[.C28]^2+[.$A$9]*[.C28]+[.$A$8]" office:value-type="float" office:value="0.0199062135515712" calcext:value-type="float">
            <text:p>0.0199062136</text:p>
          </table:table-cell>
          <table:table-cell table:formula="of:=[.$A$7]*[.C28]^4*5+[.$A$6]*[.C28]^3*4+[.$A$5]*[.C28]^2*3+[.$A$4]*[.C28]*2+[.$A$3]" office:value-type="float" office:value="0.0957549723909" calcext:value-type="float">
            <text:p>0.0957549724</text:p>
          </table:table-cell>
          <table:table-cell table:formula="of:=[.$A$13]*[.C28]^4*5+[.$A$12]*[.C28]^3*4+[.$A$11]*[.C28]^2*3+[.$A$10]*[.C28]*2+[.$A$9]" office:value-type="float" office:value="-0.0677279927064" calcext:value-type="float">
            <text:p>-0.0677279927</text:p>
          </table:table-cell>
        </table:table-row>
        <table:table-row table:style-name="ro1">
          <table:table-cell table:number-columns-repeated="2"/>
          <table:table-cell office:value-type="float" office:value="0.28" calcext:value-type="float">
            <text:p>0.28</text:p>
          </table:table-cell>
          <table:table-cell table:formula="of:=[.$A$7]*[.C29]^5+[.$A$6]*[.C29]^4+[.$A$5]*[.C29]^3+[.$A$4]*[.C29]^2+[.$A$3]*[.C29]+[.$A$2]" office:value-type="float" office:value="0.0085229174898304" calcext:value-type="float">
            <text:p>0.0085229175</text:p>
          </table:table-cell>
          <table:table-cell table:formula="of:=[.$A$13]*[.C29]^5+[.$A$12]*[.C29]^4+[.$A$11]*[.C29]^3+[.$A$10]*[.C29]^2+[.$A$9]*[.C29]+[.$A$8]" office:value-type="float" office:value="0.0191762070432224" calcext:value-type="float">
            <text:p>0.019176207</text:p>
          </table:table-cell>
          <table:table-cell table:formula="of:=[.$A$7]*[.C29]^4*5+[.$A$6]*[.C29]^3*4+[.$A$5]*[.C29]^2*3+[.$A$4]*[.C29]*2+[.$A$3]" office:value-type="float" office:value="0.0988858535424" calcext:value-type="float">
            <text:p>0.0988858535</text:p>
          </table:table-cell>
          <table:table-cell table:formula="of:=[.$A$13]*[.C29]^4*5+[.$A$12]*[.C29]^3*4+[.$A$11]*[.C29]^2*3+[.$A$10]*[.C29]*2+[.$A$9]" office:value-type="float" office:value="-0.0783246202624" calcext:value-type="float">
            <text:p>-0.0783246203</text:p>
          </table:table-cell>
        </table:table-row>
        <table:table-row table:style-name="ro1">
          <table:table-cell table:number-columns-repeated="2"/>
          <table:table-cell office:value-type="float" office:value="0.29" calcext:value-type="float">
            <text:p>0.29</text:p>
          </table:table-cell>
          <table:table-cell table:formula="of:=[.$A$7]*[.C30]^5+[.$A$6]*[.C30]^4+[.$A$5]*[.C30]^3+[.$A$4]*[.C30]^2+[.$A$3]*[.C30]+[.$A$2]" office:value-type="float" office:value="0.0095287888232322" calcext:value-type="float">
            <text:p>0.0095287888</text:p>
          </table:table-cell>
          <table:table-cell table:formula="of:=[.$A$13]*[.C30]^5+[.$A$12]*[.C30]^4+[.$A$11]*[.C30]^3+[.$A$10]*[.C30]^2+[.$A$9]*[.C30]+[.$A$8]" office:value-type="float" office:value="0.0183386357038176" calcext:value-type="float">
            <text:p>0.0183386357</text:p>
          </table:table-cell>
          <table:table-cell table:formula="of:=[.$A$7]*[.C30]^4*5+[.$A$6]*[.C30]^3*4+[.$A$5]*[.C30]^2*3+[.$A$4]*[.C30]*2+[.$A$3]" office:value-type="float" office:value="0.1023440098789" calcext:value-type="float">
            <text:p>0.1023440099</text:p>
          </table:table-cell>
          <table:table-cell table:formula="of:=[.$A$13]*[.C30]^4*5+[.$A$12]*[.C30]^3*4+[.$A$11]*[.C30]^2*3+[.$A$10]*[.C30]*2+[.$A$9]" office:value-type="float" office:value="-0.0892468939223999" calcext:value-type="float">
            <text:p>-0.0892468939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formula="of:=[.$A$7]*[.C31]^5+[.$A$6]*[.C31]^4+[.$A$5]*[.C31]^3+[.$A$4]*[.C31]^2+[.$A$3]*[.C31]+[.$A$2]" office:value-type="float" office:value="0.01057093134" calcext:value-type="float">
            <text:p>0.0105709313</text:p>
          </table:table-cell>
          <table:table-cell table:formula="of:=[.$A$13]*[.C31]^5+[.$A$12]*[.C31]^4+[.$A$11]*[.C31]^3+[.$A$10]*[.C31]^2+[.$A$9]*[.C31]+[.$A$8]" office:value-type="float" office:value="0.0173900643545568" calcext:value-type="float">
            <text:p>0.0173900644</text:p>
          </table:table-cell>
          <table:table-cell table:formula="of:=[.$A$7]*[.C31]^4*5+[.$A$6]*[.C31]^3*4+[.$A$5]*[.C31]^2*3+[.$A$4]*[.C31]*2+[.$A$3]" office:value-type="float" office:value="0.106142283" calcext:value-type="float">
            <text:p>0.106142283</text:p>
          </table:table-cell>
          <table:table-cell table:formula="of:=[.$A$13]*[.C31]^4*5+[.$A$12]*[.C31]^3*4+[.$A$11]*[.C31]^2*3+[.$A$10]*[.C31]*2+[.$A$9]" office:value-type="float" office:value="-0.100530624" calcext:value-type="float">
            <text:p>-0.100530624</text:p>
          </table:table-cell>
        </table:table-row>
        <table:table-row table:style-name="ro1">
          <table:table-cell table:number-columns-repeated="2"/>
          <table:table-cell office:value-type="float" office:value="0.31" calcext:value-type="float">
            <text:p>0.31</text:p>
          </table:table-cell>
          <table:table-cell table:formula="of:=[.$A$7]*[.C32]^5+[.$A$6]*[.C32]^4+[.$A$5]*[.C32]^3+[.$A$4]*[.C32]^2+[.$A$3]*[.C32]+[.$A$2]" office:value-type="float" office:value="0.0116528130418678" calcext:value-type="float">
            <text:p>0.011652813</text:p>
          </table:table-cell>
          <table:table-cell table:formula="of:=[.$A$13]*[.C32]^5+[.$A$12]*[.C32]^4+[.$A$11]*[.C32]^3+[.$A$10]*[.C32]^2+[.$A$9]*[.C32]+[.$A$8]" office:value-type="float" office:value="0.016326697710656" calcext:value-type="float">
            <text:p>0.0163266977</text:p>
          </table:table-cell>
          <table:table-cell table:formula="of:=[.$A$7]*[.C32]^4*5+[.$A$6]*[.C32]^3*4+[.$A$5]*[.C32]^2*3+[.$A$4]*[.C32]*2+[.$A$3]" office:value-type="float" office:value="0.1102941447189" calcext:value-type="float">
            <text:p>0.1102941447</text:p>
          </table:table-cell>
          <table:table-cell table:formula="of:=[.$A$13]*[.C32]^4*5+[.$A$12]*[.C32]^3*4+[.$A$11]*[.C32]^2*3+[.$A$10]*[.C32]*2+[.$A$9]" office:value-type="float" office:value="-0.1122120213784" calcext:value-type="float">
            <text:p>-0.1122120214</text:p>
          </table:table-cell>
        </table:table-row>
        <table:table-row table:style-name="ro1">
          <table:table-cell table:number-columns-repeated="2"/>
          <table:table-cell office:value-type="float" office:value="0.32" calcext:value-type="float">
            <text:p>0.32</text:p>
          </table:table-cell>
          <table:table-cell table:formula="of:=[.$A$7]*[.C33]^5+[.$A$6]*[.C33]^4+[.$A$5]*[.C33]^3+[.$A$4]*[.C33]^2+[.$A$3]*[.C33]+[.$A$2]" office:value-type="float" office:value="0.0127780397997696" calcext:value-type="float">
            <text:p>0.0127780398</text:p>
          </table:table-cell>
          <table:table-cell table:formula="of:=[.$A$13]*[.C33]^5+[.$A$12]*[.C33]^4+[.$A$11]*[.C33]^3+[.$A$10]*[.C33]^2+[.$A$9]*[.C33]+[.$A$8]" office:value-type="float" office:value="0.0151443763756512" calcext:value-type="float">
            <text:p>0.0151443764</text:p>
          </table:table-cell>
          <table:table-cell table:formula="of:=[.$A$7]*[.C33]^4*5+[.$A$6]*[.C33]^3*4+[.$A$5]*[.C33]^2*3+[.$A$4]*[.C33]*2+[.$A$3]" office:value-type="float" office:value="0.1148136970624" calcext:value-type="float">
            <text:p>0.1148136971</text:p>
          </table:table-cell>
          <table:table-cell table:formula="of:=[.$A$13]*[.C33]^4*5+[.$A$12]*[.C33]^3*4+[.$A$11]*[.C33]^2*3+[.$A$10]*[.C33]*2+[.$A$9]" office:value-type="float" office:value="-0.1243276975104" calcext:value-type="float">
            <text:p>-0.1243276975</text:p>
          </table:table-cell>
        </table:table-row>
        <table:table-row table:style-name="ro1">
          <table:table-cell table:number-columns-repeated="2"/>
          <table:table-cell office:value-type="float" office:value="0.33" calcext:value-type="float">
            <text:p>0.33</text:p>
          </table:table-cell>
          <table:table-cell table:formula="of:=[.$A$7]*[.C34]^5+[.$A$6]*[.C34]^4+[.$A$5]*[.C34]^3+[.$A$4]*[.C34]^2+[.$A$3]*[.C34]+[.$A$2]" office:value-type="float" office:value="0.0139503616559754" calcext:value-type="float">
            <text:p>0.0139503617</text:p>
          </table:table-cell>
          <table:table-cell table:formula="of:=[.$A$13]*[.C34]^5+[.$A$12]*[.C34]^4+[.$A$11]*[.C34]^3+[.$A$10]*[.C34]^2+[.$A$9]*[.C34]+[.$A$8]" office:value-type="float" office:value="0.0138385728357024" calcext:value-type="float">
            <text:p>0.0138385728</text:p>
          </table:table-cell>
          <table:table-cell table:formula="of:=[.$A$7]*[.C34]^4*5+[.$A$6]*[.C34]^3*4+[.$A$5]*[.C34]^2*3+[.$A$4]*[.C34]*2+[.$A$3]" office:value-type="float" office:value="0.1197156722709" calcext:value-type="float">
            <text:p>0.1197156723</text:p>
          </table:table-cell>
          <table:table-cell table:formula="of:=[.$A$13]*[.C34]^4*5+[.$A$12]*[.C34]^3*4+[.$A$11]*[.C34]^2*3+[.$A$10]*[.C34]*2+[.$A$9]" office:value-type="float" office:value="-0.1369146644184" calcext:value-type="float">
            <text:p>-0.1369146644</text:p>
          </table:table-cell>
        </table:table-row>
        <table:table-row table:style-name="ro1">
          <table:table-cell table:number-columns-repeated="2"/>
          <table:table-cell office:value-type="float" office:value="0.34" calcext:value-type="float">
            <text:p>0.34</text:p>
          </table:table-cell>
          <table:table-cell table:formula="of:=[.$A$7]*[.C35]^5+[.$A$6]*[.C35]^4+[.$A$5]*[.C35]^3+[.$A$4]*[.C35]^2+[.$A$3]*[.C35]+[.$A$2]" office:value-type="float" office:value="0.0151736791262272" calcext:value-type="float">
            <text:p>0.0151736791</text:p>
          </table:table-cell>
          <table:table-cell table:formula="of:=[.$A$13]*[.C35]^5+[.$A$12]*[.C35]^4+[.$A$11]*[.C35]^3+[.$A$10]*[.C35]^2+[.$A$9]*[.C35]+[.$A$8]" office:value-type="float" office:value="0.0124043874538976" calcext:value-type="float">
            <text:p>0.0124043875</text:p>
          </table:table-cell>
          <table:table-cell table:formula="of:=[.$A$7]*[.C35]^4*5+[.$A$6]*[.C35]^3*4+[.$A$5]*[.C35]^2*3+[.$A$4]*[.C35]*2+[.$A$3]" office:value-type="float" office:value="0.1250154327984" calcext:value-type="float">
            <text:p>0.1250154328</text:p>
          </table:table-cell>
          <table:table-cell table:formula="of:=[.$A$13]*[.C35]^4*5+[.$A$12]*[.C35]^3*4+[.$A$11]*[.C35]^2*3+[.$A$10]*[.C35]*2+[.$A$9]" office:value-type="float" office:value="-0.1500103346944" calcext:value-type="float">
            <text:p>-0.150010334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/GenerateWalkPattern 0.11 0.1 0.11 0.23 -0.018 0 1 1 1.csv</text:p>
          </table:table-cell>
          <table:table-cell table:number-columns-repeated="6"/>
        </table:table-row>
      </table:table>
      <table:table table:name="Sheet6_2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係数</text:p>
          </table:table-cell>
          <table:table-cell/>
          <table:table-cell office:value-type="string" calcext:value-type="string">
            <text:p>時間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'</text:p>
          </table:table-cell>
          <table:table-cell office:value-type="string" calcext:value-type="string">
            <text:p>y'</text:p>
          </table:table-cell>
        </table:table-row>
        <table:table-row table:style-name="ro1">
          <table:table-cell table:style-name="ce2" office:value-type="float" office:value="-0.0148263209" calcext:value-type="float">
            <text:p>-1.48E-02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$A$7]*[.C2]^5+[.$A$6]*[.C2]^4+[.$A$5]*[.C2]^3+[.$A$4]*[.C2]^2+[.$A$3]*[.C2]+[.$A$2]" office:value-type="float" office:value="-0.013611586159949" calcext:value-type="float">
            <text:p>-0.0136115862</text:p>
          </table:table-cell>
          <table:table-cell table:formula="of:=[.$A$13]*[.C2]^5+[.$A$12]*[.C2]^4+[.$A$11]*[.C2]^3+[.$A$10]*[.C2]^2+[.$A$9]*[.C2]+[.$A$8]" office:value-type="float" office:value="-0.0138982634128761" calcext:value-type="float">
            <text:p>-0.0138982634</text:p>
          </table:table-cell>
          <table:table-cell table:formula="of:=[.$A$7]*[.C2]^4*5+[.$A$6]*[.C2]^3*4+[.$A$5]*[.C2]^2*3+[.$A$4]*[.C2]*2+[.$A$3]" office:value-type="float" office:value="0.1182876050755" calcext:value-type="float">
            <text:p>0.1182876051</text:p>
          </table:table-cell>
          <table:table-cell table:formula="of:=[.$A$13]*[.C2]^4*5+[.$A$12]*[.C2]^3*4+[.$A$11]*[.C2]^2*3+[.$A$10]*[.C2]*2+[.$A$9]" office:value-type="float" office:value="-0.12314378650685" calcext:value-type="float">
            <text:p>-0.1231437865</text:p>
          </table:table-cell>
        </table:table-row>
        <table:table-row table:style-name="ro1">
          <table:table-cell table:style-name="ce3" office:value-type="float" office:value="0.124748" calcext:value-type="float">
            <text:p>1.25E-0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$A$7]*[.C3]^5+[.$A$6]*[.C3]^4+[.$A$5]*[.C3]^3+[.$A$4]*[.C3]^2+[.$A$3]*[.C3]+[.$A$2]" office:value-type="float" office:value="-0.012458837026368" calcext:value-type="float">
            <text:p>-0.012458837</text:p>
          </table:table-cell>
          <table:table-cell table:formula="of:=[.$A$13]*[.C3]^5+[.$A$12]*[.C3]^4+[.$A$11]*[.C3]^3+[.$A$10]*[.C3]^2+[.$A$9]*[.C3]+[.$A$8]" office:value-type="float" office:value="-0.0150599300460608" calcext:value-type="float">
            <text:p>-0.01505993</text:p>
          </table:table-cell>
          <table:table-cell table:formula="of:=[.$A$7]*[.C3]^4*5+[.$A$6]*[.C3]^3*4+[.$A$5]*[.C3]^2*3+[.$A$4]*[.C3]*2+[.$A$3]" office:value-type="float" office:value="0.112346787208" calcext:value-type="float">
            <text:p>0.1123467872</text:p>
          </table:table-cell>
          <table:table-cell table:formula="of:=[.$A$13]*[.C3]^4*5+[.$A$12]*[.C3]^3*4+[.$A$11]*[.C3]^2*3+[.$A$10]*[.C3]*2+[.$A$9]" office:value-type="float" office:value="-0.1092590663496" calcext:value-type="float">
            <text:p>-0.1092590663</text:p>
          </table:table-cell>
        </table:table-row>
        <table:table-row table:style-name="ro1">
          <table:table-cell table:style-name="ce4" office:value-type="float" office:value="-0.336424" calcext:value-type="float">
            <text:p>-0.336424</text:p>
          </table:table-cell>
          <table:table-cell/>
          <table:table-cell office:value-type="float" office:value="0.03" calcext:value-type="float">
            <text:p>0.03</text:p>
          </table:table-cell>
          <table:table-cell table:formula="of:=[.$A$7]*[.C4]^5+[.$A$6]*[.C4]^4+[.$A$5]*[.C4]^3+[.$A$4]*[.C4]^2+[.$A$3]*[.C4]+[.$A$2]" office:value-type="float" office:value="-0.011362998202607" calcext:value-type="float">
            <text:p>-0.0113629982</text:p>
          </table:table-cell>
          <table:table-cell table:formula="of:=[.$A$13]*[.C4]^5+[.$A$12]*[.C4]^4+[.$A$11]*[.C4]^3+[.$A$10]*[.C4]^2+[.$A$9]*[.C4]+[.$A$8]" office:value-type="float" office:value="-0.0160847828905115" calcext:value-type="float">
            <text:p>-0.0160847829</text:p>
          </table:table-cell>
          <table:table-cell table:formula="of:=[.$A$7]*[.C4]^4*5+[.$A$6]*[.C4]^3*4+[.$A$5]*[.C4]^2*3+[.$A$4]*[.C4]*2+[.$A$3]" office:value-type="float" office:value="0.1069016787155" calcext:value-type="float">
            <text:p>0.1069016787</text:p>
          </table:table-cell>
          <table:table-cell table:formula="of:=[.$A$13]*[.C4]^4*5+[.$A$12]*[.C4]^3*4+[.$A$11]*[.C4]^2*3+[.$A$10]*[.C4]*2+[.$A$9]" office:value-type="float" office:value="-0.09577575377485" calcext:value-type="float">
            <text:p>-0.0957757538</text:p>
          </table:table-cell>
        </table:table-row>
        <table:table-row table:style-name="ro1">
          <table:table-cell table:style-name="ce4" office:value-type="float" office:value="0.907823" calcext:value-type="float">
            <text:p>0.907823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[.$A$7]*[.C5]^5+[.$A$6]*[.C5]^4+[.$A$5]*[.C5]^3+[.$A$4]*[.C5]^2+[.$A$3]*[.C5]+[.$A$2]" office:value-type="float" office:value="-0.010319226255776" calcext:value-type="float">
            <text:p>-0.0103192263</text:p>
          </table:table-cell>
          <table:table-cell table:formula="of:=[.$A$13]*[.C5]^5+[.$A$12]*[.C5]^4+[.$A$11]*[.C5]^3+[.$A$10]*[.C5]^2+[.$A$9]*[.C5]+[.$A$8]" office:value-type="float" office:value="-0.0169766758919712" calcext:value-type="float">
            <text:p>-0.0169766759</text:p>
          </table:table-cell>
          <table:table-cell table:formula="of:=[.$A$7]*[.C5]^4*5+[.$A$6]*[.C5]^3*4+[.$A$5]*[.C5]^2*3+[.$A$4]*[.C5]*2+[.$A$3]" office:value-type="float" office:value="0.101929774528" calcext:value-type="float">
            <text:p>0.1019297745</text:p>
          </table:table-cell>
          <table:table-cell table:formula="of:=[.$A$13]*[.C5]^4*5+[.$A$12]*[.C5]^3*4+[.$A$11]*[.C5]^2*3+[.$A$10]*[.C5]*2+[.$A$9]" office:value-type="float" office:value="-0.0826616347136" calcext:value-type="float">
            <text:p>-0.0826616347</text:p>
          </table:table-cell>
        </table:table-row>
        <table:table-row table:style-name="ro1">
          <table:table-cell table:style-name="ce4" office:value-type="float" office:value="-1.07965" calcext:value-type="float">
            <text:p>-1.07965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[.$A$7]*[.C6]^5+[.$A$6]*[.C6]^4+[.$A$5]*[.C6]^3+[.$A$4]*[.C6]^2+[.$A$3]*[.C6]+[.$A$2]" office:value-type="float" office:value="-0.009322895990625" calcext:value-type="float">
            <text:p>-0.009322896</text:p>
          </table:table-cell>
          <table:table-cell table:formula="of:=[.$A$13]*[.C6]^5+[.$A$12]*[.C6]^4+[.$A$11]*[.C6]^3+[.$A$10]*[.C6]^2+[.$A$9]*[.C6]+[.$A$8]" office:value-type="float" office:value="-0.0177391352139149" calcext:value-type="float">
            <text:p>-0.0177391352</text:p>
          </table:table-cell>
          <table:table-cell table:formula="of:=[.$A$7]*[.C6]^4*5+[.$A$6]*[.C6]^3*4+[.$A$5]*[.C6]^2*3+[.$A$4]*[.C6]*2+[.$A$3]" office:value-type="float" office:value="0.0974099321875" calcext:value-type="float">
            <text:p>0.0974099322</text:p>
          </table:table-cell>
          <table:table-cell table:formula="of:=[.$A$13]*[.C6]^4*5+[.$A$12]*[.C6]^3*4+[.$A$11]*[.C6]^2*3+[.$A$10]*[.C6]*2+[.$A$9]" office:value-type="float" office:value="-0.06988336678125" calcext:value-type="float">
            <text:p>-0.0698833668</text:p>
          </table:table-cell>
        </table:table-row>
        <table:table-row table:style-name="ro1">
          <table:table-cell table:style-name="ce4" office:value-type="float" office:value="1.13551" calcext:value-type="float">
            <text:p>1.13551</text:p>
          </table:table-cell>
          <table:table-cell/>
          <table:table-cell office:value-type="float" office:value="0.06" calcext:value-type="float">
            <text:p>0.06</text:p>
          </table:table-cell>
          <table:table-cell table:formula="of:=[.$A$7]*[.C7]^5+[.$A$6]*[.C7]^4+[.$A$5]*[.C7]^3+[.$A$4]*[.C7]^2+[.$A$3]*[.C7]+[.$A$2]" office:value-type="float" office:value="-0.008369586823424" calcext:value-type="float">
            <text:p>-0.0083695868</text:p>
          </table:table-cell>
          <table:table-cell table:formula="of:=[.$A$13]*[.C7]^5+[.$A$12]*[.C7]^4+[.$A$11]*[.C7]^3+[.$A$10]*[.C7]^2+[.$A$9]*[.C7]+[.$A$8]" office:value-type="float" office:value="-0.0183753479543936" calcext:value-type="float">
            <text:p>-0.018375348</text:p>
          </table:table-cell>
          <table:table-cell table:formula="of:=[.$A$7]*[.C7]^4*5+[.$A$6]*[.C7]^3*4+[.$A$5]*[.C7]^2*3+[.$A$4]*[.C7]*2+[.$A$3]" office:value-type="float" office:value="0.093322371848" calcext:value-type="float">
            <text:p>0.0933223718</text:p>
          </table:table-cell>
          <table:table-cell table:formula="of:=[.$A$13]*[.C7]^4*5+[.$A$12]*[.C7]^3*4+[.$A$11]*[.C7]^2*3+[.$A$10]*[.C7]*2+[.$A$9]" office:value-type="float" office:value="-0.0574064792776" calcext:value-type="float">
            <text:p>-0.0574064793</text:p>
          </table:table-cell>
        </table:table-row>
        <table:table-row table:style-name="ro1">
          <table:table-cell table:style-name="ce3" office:value-type="float" office:value="-0.0125956125461024" calcext:value-type="float">
            <text:p>-1.26E-02</text:p>
          </table:table-cell>
          <table:table-cell/>
          <table:table-cell office:value-type="float" office:value="0.07" calcext:value-type="float">
            <text:p>0.07</text:p>
          </table:table-cell>
          <table:table-cell table:formula="of:=[.$A$7]*[.C8]^5+[.$A$6]*[.C8]^4+[.$A$5]*[.C8]^3+[.$A$4]*[.C8]^2+[.$A$3]*[.C8]+[.$A$2]" office:value-type="float" office:value="-0.007455069155843" calcext:value-type="float">
            <text:p>-0.0074550692</text:p>
          </table:table-cell>
          <table:table-cell table:formula="of:=[.$A$13]*[.C8]^5+[.$A$12]*[.C8]^4+[.$A$11]*[.C8]^3+[.$A$10]*[.C8]^2+[.$A$9]*[.C8]+[.$A$8]" office:value-type="float" office:value="-0.0188881508628783" calcext:value-type="float">
            <text:p>-0.0188881509</text:p>
          </table:table-cell>
          <table:table-cell table:formula="of:=[.$A$7]*[.C8]^4*5+[.$A$6]*[.C8]^3*4+[.$A$5]*[.C8]^2*3+[.$A$4]*[.C8]*2+[.$A$3]" office:value-type="float" office:value="0.0896486762755" calcext:value-type="float">
            <text:p>0.0896486763</text:p>
          </table:table-cell>
          <table:table-cell table:formula="of:=[.$A$13]*[.C8]^4*5+[.$A$12]*[.C8]^3*4+[.$A$11]*[.C8]^2*3+[.$A$10]*[.C8]*2+[.$A$9]" office:value-type="float" office:value="-0.04519537318685" calcext:value-type="float">
            <text:p>-0.0451953732</text:p>
          </table:table-cell>
        </table:table-row>
        <table:table-row table:style-name="ro1">
          <table:table-cell table:style-name="ce4" office:value-type="float" office:value="-0.137461" calcext:value-type="float">
            <text:p>-0.137461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[.$A$7]*[.C9]^5+[.$A$6]*[.C9]^4+[.$A$5]*[.C9]^3+[.$A$4]*[.C9]^2+[.$A$3]*[.C9]+[.$A$2]" office:value-type="float" office:value="-0.006575290748832" calcext:value-type="float">
            <text:p>-0.0065752907</text:p>
          </table:table-cell>
          <table:table-cell table:formula="of:=[.$A$13]*[.C9]^5+[.$A$12]*[.C9]^4+[.$A$11]*[.C9]^3+[.$A$10]*[.C9]^2+[.$A$9]*[.C9]+[.$A$8]" office:value-type="float" office:value="-0.019280019057104" calcext:value-type="float">
            <text:p>-0.0192800191</text:p>
          </table:table-cell>
          <table:table-cell table:formula="of:=[.$A$7]*[.C9]^4*5+[.$A$6]*[.C9]^3*4+[.$A$5]*[.C9]^2*3+[.$A$4]*[.C9]*2+[.$A$3]" office:value-type="float" office:value="0.086371790848" calcext:value-type="float">
            <text:p>0.0863717908</text:p>
          </table:table-cell>
          <table:table-cell table:formula="of:=[.$A$13]*[.C9]^4*5+[.$A$12]*[.C9]^3*4+[.$A$11]*[.C9]^2*3+[.$A$10]*[.C9]*2+[.$A$9]" office:value-type="float" office:value="-0.0332133211776" calcext:value-type="float">
            <text:p>-0.0332133212</text:p>
          </table:table-cell>
        </table:table-row>
        <table:table-row table:style-name="ro1">
          <table:table-cell table:style-name="ce4" office:value-type="float" office:value="0.727177" calcext:value-type="float">
            <text:p>0.727177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$A$7]*[.C10]^5+[.$A$6]*[.C10]^4+[.$A$5]*[.C10]^3+[.$A$4]*[.C10]^2+[.$A$3]*[.C10]+[.$A$2]" office:value-type="float" office:value="-0.005726363096501" calcext:value-type="float">
            <text:p>-0.0057263631</text:p>
          </table:table-cell>
          <table:table-cell table:formula="of:=[.$A$13]*[.C10]^5+[.$A$12]*[.C10]^4+[.$A$11]*[.C10]^3+[.$A$10]*[.C10]^2+[.$A$9]*[.C10]+[.$A$8]" office:value-type="float" office:value="-0.0195530547399137" calcext:value-type="float">
            <text:p>-0.0195530547</text:p>
          </table:table-cell>
          <table:table-cell table:formula="of:=[.$A$7]*[.C10]^4*5+[.$A$6]*[.C10]^3*4+[.$A$5]*[.C10]^2*3+[.$A$4]*[.C10]*2+[.$A$3]" office:value-type="float" office:value="0.0834760235555" calcext:value-type="float">
            <text:p>0.0834760236</text:p>
          </table:table-cell>
          <table:table-cell table:formula="of:=[.$A$13]*[.C10]^4*5+[.$A$12]*[.C10]^3*4+[.$A$11]*[.C10]^2*3+[.$A$10]*[.C10]*2+[.$A$9]" office:value-type="float" office:value="-0.02142246760285" calcext:value-type="float">
            <text:p>-0.0214224676</text:p>
          </table:table-cell>
        </table:table-row>
        <table:table-row table:style-name="ro1">
          <table:table-cell table:style-name="ce4" office:value-type="float" office:value="-0.770908" calcext:value-type="float">
            <text:p>-0.770908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$A$7]*[.C11]^5+[.$A$6]*[.C11]^4+[.$A$5]*[.C11]^3+[.$A$4]*[.C11]^2+[.$A$3]*[.C11]+[.$A$2]" office:value-type="float" office:value="-0.0049045478" calcext:value-type="float">
            <text:p>-0.0049045478</text:p>
          </table:table-cell>
          <table:table-cell table:formula="of:=[.$A$13]*[.C11]^5+[.$A$12]*[.C11]^4+[.$A$11]*[.C11]^3+[.$A$10]*[.C11]^2+[.$A$9]*[.C11]+[.$A$8]" office:value-type="float" office:value="-0.0197089759161024" calcext:value-type="float">
            <text:p>-0.0197089759</text:p>
          </table:table-cell>
          <table:table-cell table:formula="of:=[.$A$7]*[.C11]^4*5+[.$A$6]*[.C11]^3*4+[.$A$5]*[.C11]^2*3+[.$A$4]*[.C11]*2+[.$A$3]" office:value-type="float" office:value="0.080947045" calcext:value-type="float">
            <text:p>0.080947045</text:p>
          </table:table-cell>
          <table:table-cell table:formula="of:=[.$A$13]*[.C11]^4*5+[.$A$12]*[.C11]^3*4+[.$A$11]*[.C11]^2*3+[.$A$10]*[.C11]*2+[.$A$9]" office:value-type="float" office:value="-0.00978382850000001" calcext:value-type="float">
            <text:p>-0.0097838285</text:p>
          </table:table-cell>
        </table:table-row>
        <table:table-row table:style-name="ro1">
          <table:table-cell table:style-name="ce4" office:value-type="float" office:value="1.22472" calcext:value-type="float">
            <text:p>1.22472</text:p>
          </table:table-cell>
          <table:table-cell/>
          <table:table-cell office:value-type="float" office:value="0.11" calcext:value-type="float">
            <text:p>0.11</text:p>
          </table:table-cell>
          <table:table-cell table:formula="of:=[.$A$7]*[.C12]^5+[.$A$6]*[.C12]^4+[.$A$5]*[.C12]^3+[.$A$4]*[.C12]^2+[.$A$3]*[.C12]+[.$A$2]" office:value-type="float" office:value="-0.004106242941399" calcext:value-type="float">
            <text:p>-0.0041062429</text:p>
          </table:table-cell>
          <table:table-cell table:formula="of:=[.$A$13]*[.C12]^5+[.$A$12]*[.C12]^4+[.$A$11]*[.C12]^3+[.$A$10]*[.C12]^2+[.$A$9]*[.C12]+[.$A$8]" office:value-type="float" office:value="-0.0197491051092611" calcext:value-type="float">
            <text:p>-0.0197491051</text:p>
          </table:table-cell>
          <table:table-cell table:formula="of:=[.$A$7]*[.C12]^4*5+[.$A$6]*[.C12]^3*4+[.$A$5]*[.C12]^2*3+[.$A$4]*[.C12]*2+[.$A$3]" office:value-type="float" office:value="0.0787718883955" calcext:value-type="float">
            <text:p>0.0787718884</text:p>
          </table:table-cell>
          <table:table-cell table:formula="of:=[.$A$13]*[.C12]^4*5+[.$A$12]*[.C12]^3*4+[.$A$11]*[.C12]^2*3+[.$A$10]*[.C12]*2+[.$A$9]" office:value-type="float" office:value="0.00174270840915" calcext:value-type="float">
            <text:p>0.0017427084</text:p>
          </table:table-cell>
        </table:table-row>
        <table:table-row table:style-name="ro1">
          <table:table-cell table:style-name="ce5" office:value-type="float" office:value="0.940263" calcext:value-type="float">
            <text:p>0.940263</text:p>
          </table:table-cell>
          <table:table-cell/>
          <table:table-cell office:value-type="float" office:value="0.12" calcext:value-type="float">
            <text:p>0.12</text:p>
          </table:table-cell>
          <table:table-cell table:formula="of:=[.$A$7]*[.C13]^5+[.$A$6]*[.C13]^4+[.$A$5]*[.C13]^3+[.$A$4]*[.C13]^2+[.$A$3]*[.C13]+[.$A$2]" office:value-type="float" office:value="-0.003327969457568" calcext:value-type="float">
            <text:p>-0.0033279695</text:p>
          </table:table-cell>
          <table:table-cell table:formula="of:=[.$A$13]*[.C13]^5+[.$A$12]*[.C13]^4+[.$A$11]*[.C13]^3+[.$A$10]*[.C13]^2+[.$A$9]*[.C13]+[.$A$8]" office:value-type="float" office:value="-0.0196743580786208" calcext:value-type="float">
            <text:p>-0.0196743581</text:p>
          </table:table-cell>
          <table:table-cell table:formula="of:=[.$A$7]*[.C13]^4*5+[.$A$6]*[.C13]^3*4+[.$A$5]*[.C13]^2*3+[.$A$4]*[.C13]*2+[.$A$3]" office:value-type="float" office:value="0.076938949568" calcext:value-type="float">
            <text:p>0.0769389496</text:p>
          </table:table-cell>
          <table:table-cell table:formula="of:=[.$A$13]*[.C13]^4*5+[.$A$12]*[.C13]^3*4+[.$A$11]*[.C13]^2*3+[.$A$10]*[.C13]*2+[.$A$9]" office:value-type="float" office:value="0.0131983837184" calcext:value-type="float">
            <text:p>0.0131983837</text:p>
          </table:table-cell>
        </table:table-row>
        <table:table-row table:style-name="ro1">
          <table:table-cell table:number-columns-repeated="2"/>
          <table:table-cell office:value-type="float" office:value="0.13" calcext:value-type="float">
            <text:p>0.13</text:p>
          </table:table-cell>
          <table:table-cell table:formula="of:=[.$A$7]*[.C14]^5+[.$A$6]*[.C14]^4+[.$A$5]*[.C14]^3+[.$A$4]*[.C14]^2+[.$A$3]*[.C14]+[.$A$2]" office:value-type="float" office:value="-0.002566357514057" calcext:value-type="float">
            <text:p>-0.0025663575</text:p>
          </table:table-cell>
          <table:table-cell table:formula="of:=[.$A$13]*[.C14]^5+[.$A$12]*[.C14]^4+[.$A$11]*[.C14]^3+[.$A$10]*[.C14]^2+[.$A$9]*[.C14]+[.$A$8]" office:value-type="float" office:value="-0.0194852325358965" calcext:value-type="float">
            <text:p>-0.0194852325</text:p>
          </table:table-cell>
          <table:table-cell table:formula="of:=[.$A$7]*[.C14]^4*5+[.$A$6]*[.C14]^3*4+[.$A$5]*[.C14]^2*3+[.$A$4]*[.C14]*2+[.$A$3]" office:value-type="float" office:value="0.0754379869555" calcext:value-type="float">
            <text:p>0.075437987</text:p>
          </table:table-cell>
          <table:table-cell table:formula="of:=[.$A$13]*[.C14]^4*5+[.$A$12]*[.C14]^3*4+[.$A$11]*[.C14]^2*3+[.$A$10]*[.C14]*2+[.$A$9]" office:value-type="float" office:value="0.02462556633715" calcext:value-type="float">
            <text:p>0.0246255663</text:p>
          </table:table-cell>
        </table:table-row>
        <table:table-row table:style-name="ro1">
          <table:table-cell office:value-type="string" calcext:value-type="string">
            <text:p>次の目標位置</text:p>
          </table:table-cell>
          <table:table-cell/>
          <table:table-cell office:value-type="float" office:value="0.14" calcext:value-type="float">
            <text:p>0.14</text:p>
          </table:table-cell>
          <table:table-cell table:formula="of:=[.$A$7]*[.C15]^5+[.$A$6]*[.C15]^4+[.$A$5]*[.C15]^3+[.$A$4]*[.C15]^2+[.$A$3]*[.C15]+[.$A$2]" office:value-type="float" office:value="-0.001818132878976" calcext:value-type="float">
            <text:p>-0.0018181329</text:p>
          </table:table-cell>
          <table:table-cell table:formula="of:=[.$A$13]*[.C15]^5+[.$A$12]*[.C15]^4+[.$A$11]*[.C15]^3+[.$A$10]*[.C15]^2+[.$A$9]*[.C15]+[.$A$8]" office:value-type="float" office:value="-0.0191817968621312" calcext:value-type="float">
            <text:p>-0.0191817969</text:p>
          </table:table-cell>
          <table:table-cell table:formula="of:=[.$A$7]*[.C15]^4*5+[.$A$6]*[.C15]^3*4+[.$A$5]*[.C15]^2*3+[.$A$4]*[.C15]*2+[.$A$3]" office:value-type="float" office:value="0.074260121608" calcext:value-type="float">
            <text:p>0.0742601216</text:p>
          </table:table-cell>
          <table:table-cell table:formula="of:=[.$A$13]*[.C15]^4*5+[.$A$12]*[.C15]^3*4+[.$A$11]*[.C15]^2*3+[.$A$10]*[.C15]*2+[.$A$9]" office:value-type="float" office:value="0.0360677534904" calcext:value-type="float">
            <text:p>0.0360677535</text:p>
          </table:table-cell>
        </table:table-row>
        <table:table-row table:style-name="ro1">
          <table:table-cell table:style-name="ce6" office:value-type="float" office:value="0.03" calcext:value-type="float">
            <text:p>0.03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[.$A$7]*[.C16]^5+[.$A$6]*[.C16]^4+[.$A$5]*[.C16]^3+[.$A$4]*[.C16]^2+[.$A$3]*[.C16]+[.$A$2]" office:value-type="float" office:value="-0.001080103296875" calcext:value-type="float">
            <text:p>-0.0010801033</text:p>
          </table:table-cell>
          <table:table-cell table:formula="of:=[.$A$13]*[.C16]^5+[.$A$12]*[.C16]^4+[.$A$11]*[.C16]^3+[.$A$10]*[.C16]^2+[.$A$9]*[.C16]+[.$A$8]" office:value-type="float" office:value="-0.0187636788245399" calcext:value-type="float">
            <text:p>-0.0187636788</text:p>
          </table:table-cell>
          <table:table-cell table:formula="of:=[.$A$7]*[.C16]^4*5+[.$A$6]*[.C16]^3*4+[.$A$5]*[.C16]^2*3+[.$A$4]*[.C16]*2+[.$A$3]" office:value-type="float" office:value="0.0733978371875" calcext:value-type="float">
            <text:p>0.0733978372</text:p>
          </table:table-cell>
          <table:table-cell table:formula="of:=[.$A$13]*[.C16]^4*5+[.$A$12]*[.C16]^3*4+[.$A$11]*[.C16]^2*3+[.$A$10]*[.C16]*2+[.$A$9]" office:value-type="float" office:value="0.04756957071875" calcext:value-type="float">
            <text:p>0.0475695707</text:p>
          </table:table-cell>
        </table:table-row>
        <table:table-row table:style-name="ro1">
          <table:table-cell table:style-name="ce5" office:value-type="float" office:value="0.025" calcext:value-type="float">
            <text:p>0.025</text:p>
          </table:table-cell>
          <table:table-cell/>
          <table:table-cell office:value-type="float" office:value="0.16" calcext:value-type="float">
            <text:p>0.16</text:p>
          </table:table-cell>
          <table:table-cell table:formula="of:=[.$A$7]*[.C17]^5+[.$A$6]*[.C17]^4+[.$A$5]*[.C17]^3+[.$A$4]*[.C17]^2+[.$A$3]*[.C17]+[.$A$2]" office:value-type="float" office:value="-0.000349144862624001" calcext:value-type="float">
            <text:p>-0.0003491449</text:p>
          </table:table-cell>
          <table:table-cell table:formula="of:=[.$A$13]*[.C17]^5+[.$A$12]*[.C17]^4+[.$A$11]*[.C17]^3+[.$A$10]*[.C17]^2+[.$A$9]*[.C17]+[.$A$8]" office:value-type="float" office:value="-0.0182300542933536" calcext:value-type="float">
            <text:p>-0.0182300543</text:p>
          </table:table-cell>
          <table:table-cell table:formula="of:=[.$A$7]*[.C17]^4*5+[.$A$6]*[.C17]^3*4+[.$A$5]*[.C17]^2*3+[.$A$4]*[.C17]*2+[.$A$3]" office:value-type="float" office:value="0.072844979968" calcext:value-type="float">
            <text:p>0.07284498</text:p>
          </table:table-cell>
          <table:table-cell table:formula="of:=[.$A$13]*[.C17]^4*5+[.$A$12]*[.C17]^3*4+[.$A$11]*[.C17]^2*3+[.$A$10]*[.C17]*2+[.$A$9]" office:value-type="float" office:value="0.0591767718784" calcext:value-type="float">
            <text:p>0.0591767719</text:p>
          </table:table-cell>
        </table:table-row>
        <table:table-row table:style-name="ro1">
          <table:table-cell table:number-columns-repeated="2"/>
          <table:table-cell office:value-type="float" office:value="0.17" calcext:value-type="float">
            <text:p>0.17</text:p>
          </table:table-cell>
          <table:table-cell table:formula="of:=[.$A$7]*[.C18]^5+[.$A$6]*[.C18]^4+[.$A$5]*[.C18]^3+[.$A$4]*[.C18]^2+[.$A$3]*[.C18]+[.$A$2]" office:value-type="float" office:value="0.000377811604707" calcext:value-type="float">
            <text:p>0.0003778116</text:p>
          </table:table-cell>
          <table:table-cell table:formula="of:=[.$A$13]*[.C18]^5+[.$A$12]*[.C18]^4+[.$A$11]*[.C18]^3+[.$A$10]*[.C18]^2+[.$A$9]*[.C18]+[.$A$8]" office:value-type="float" office:value="-0.0175796359586633" calcext:value-type="float">
            <text:p>-0.017579636</text:p>
          </table:table-cell>
          <table:table-cell table:formula="of:=[.$A$7]*[.C18]^4*5+[.$A$6]*[.C18]^3*4+[.$A$5]*[.C18]^2*3+[.$A$4]*[.C18]*2+[.$A$3]" office:value-type="float" office:value="0.0725967588355" calcext:value-type="float">
            <text:p>0.0725967588</text:p>
          </table:table-cell>
          <table:table-cell table:formula="of:=[.$A$13]*[.C18]^4*5+[.$A$12]*[.C18]^3*4+[.$A$11]*[.C18]^2*3+[.$A$10]*[.C18]*2+[.$A$9]" office:value-type="float" office:value="0.07093623914115" calcext:value-type="float">
            <text:p>0.0709362391</text:p>
          </table:table-cell>
        </table:table-row>
        <table:table-row table:style-name="ro1">
          <table:table-cell office:value-type="string" calcext:value-type="string">
            <text:p>速度</text:p>
          </table:table-cell>
          <table:table-cell/>
          <table:table-cell office:value-type="float" office:value="0.18" calcext:value-type="float">
            <text:p>0.18</text:p>
          </table:table-cell>
          <table:table-cell table:formula="of:=[.$A$7]*[.C19]^5+[.$A$6]*[.C19]^4+[.$A$5]*[.C19]^3+[.$A$4]*[.C19]^2+[.$A$3]*[.C19]+[.$A$2]" office:value-type="float" office:value="0.001103794187968" calcext:value-type="float">
            <text:p>0.0011037942</text:p>
          </table:table-cell>
          <table:table-cell table:formula="of:=[.$A$13]*[.C19]^5+[.$A$12]*[.C19]^4+[.$A$11]*[.C19]^3+[.$A$10]*[.C19]^2+[.$A$9]*[.C19]+[.$A$8]" office:value-type="float" office:value="-0.016810662047264" calcext:value-type="float">
            <text:p>-0.016810662</text:p>
          </table:table-cell>
          <table:table-cell table:formula="of:=[.$A$7]*[.C19]^4*5+[.$A$6]*[.C19]^3*4+[.$A$5]*[.C19]^2*3+[.$A$4]*[.C19]*2+[.$A$3]" office:value-type="float" office:value="0.072649745288" calcext:value-type="float">
            <text:p>0.0726497453</text:p>
          </table:table-cell>
          <table:table-cell table:formula="of:=[.$A$13]*[.C19]^4*5+[.$A$12]*[.C19]^3*4+[.$A$11]*[.C19]^2*3+[.$A$10]*[.C19]*2+[.$A$9]" office:value-type="float" office:value="0.0828959829944" calcext:value-type="float">
            <text:p>0.082895983</text:p>
          </table:table-cell>
        </table:table-row>
        <table:table-row table:style-name="ro1">
          <table:table-cell table:formula="of:=[.F35]" office:value-type="float" office:value="0.116945586568" calcext:value-type="float">
            <text:p>0.1169455866</text:p>
          </table:table-cell>
          <table:table-cell/>
          <table:table-cell office:value-type="float" office:value="0.19" calcext:value-type="float">
            <text:p>0.19</text:p>
          </table:table-cell>
          <table:table-cell table:formula="of:=[.$A$7]*[.C20]^5+[.$A$6]*[.C20]^4+[.$A$5]*[.C20]^3+[.$A$4]*[.C20]^2+[.$A$3]*[.C20]+[.$A$2]" office:value-type="float" office:value="0.001831803498049" calcext:value-type="float">
            <text:p>0.0018318035</text:p>
          </table:table-cell>
          <table:table-cell table:formula="of:=[.$A$13]*[.C20]^5+[.$A$12]*[.C20]^4+[.$A$11]*[.C20]^3+[.$A$10]*[.C20]^2+[.$A$9]*[.C20]+[.$A$8]" office:value-type="float" office:value="-0.0159208850394987" calcext:value-type="float">
            <text:p>-0.015920885</text:p>
          </table:table-cell>
          <table:table-cell table:formula="of:=[.$A$7]*[.C20]^4*5+[.$A$6]*[.C20]^3*4+[.$A$5]*[.C20]^2*3+[.$A$4]*[.C20]*2+[.$A$3]" office:value-type="float" office:value="0.0730018734355" calcext:value-type="float">
            <text:p>0.0730018734</text:p>
          </table:table-cell>
          <table:table-cell table:formula="of:=[.$A$13]*[.C20]^4*5+[.$A$12]*[.C20]^3*4+[.$A$11]*[.C20]^2*3+[.$A$10]*[.C20]*2+[.$A$9]" office:value-type="float" office:value="0.09510514224115" calcext:value-type="float">
            <text:p>0.0951051422</text:p>
          </table:table-cell>
        </table:table-row>
        <table:table-row table:style-name="ro1">
          <table:table-cell table:formula="of:=[.G35]" office:value-type="float" office:value="0.3450394099384" calcext:value-type="float">
            <text:p>0.3450394099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$A$7]*[.C21]^5+[.$A$6]*[.C21]^4+[.$A$5]*[.C21]^3+[.$A$4]*[.C21]^2+[.$A$3]*[.C21]+[.$A$2]" office:value-type="float" office:value="0.0025648263" calcext:value-type="float">
            <text:p>0.0025648263</text:p>
          </table:table-cell>
          <table:table-cell table:formula="of:=[.$A$13]*[.C21]^5+[.$A$12]*[.C21]^4+[.$A$11]*[.C21]^3+[.$A$10]*[.C21]^2+[.$A$9]*[.C21]+[.$A$8]" office:value-type="float" office:value="-0.0149075603861024" calcext:value-type="float">
            <text:p>-0.0149075604</text:p>
          </table:table-cell>
          <table:table-cell table:formula="of:=[.$A$7]*[.C21]^4*5+[.$A$6]*[.C21]^3*4+[.$A$5]*[.C21]^2*3+[.$A$4]*[.C21]*2+[.$A$3]" office:value-type="float" office:value="0.07365244" calcext:value-type="float">
            <text:p>0.07365244</text:p>
          </table:table-cell>
          <table:table-cell table:formula="of:=[.$A$13]*[.C21]^4*5+[.$A$12]*[.C21]^3*4+[.$A$11]*[.C21]^2*3+[.$A$10]*[.C21]*2+[.$A$9]" office:value-type="float" office:value="0.107613984" calcext:value-type="float">
            <text:p>0.107613984</text:p>
          </table:table-cell>
        </table:table-row>
        <table:table-row table:style-name="ro1">
          <table:table-cell table:number-columns-repeated="2"/>
          <table:table-cell office:value-type="float" office:value="0.21" calcext:value-type="float">
            <text:p>0.21</text:p>
          </table:table-cell>
          <table:table-cell table:formula="of:=[.$A$7]*[.C22]^5+[.$A$6]*[.C22]^4+[.$A$5]*[.C22]^3+[.$A$4]*[.C22]^2+[.$A$3]*[.C22]+[.$A$2]" office:value-type="float" office:value="0.003305849139151" calcext:value-type="float">
            <text:p>0.0033058491</text:p>
          </table:table-cell>
          <table:table-cell table:formula="of:=[.$A$13]*[.C22]^5+[.$A$12]*[.C22]^4+[.$A$11]*[.C22]^3+[.$A$10]*[.C22]^2+[.$A$9]*[.C22]+[.$A$8]" office:value-type="float" office:value="-0.0137674352250461" calcext:value-type="float">
            <text:p>-0.0137674352</text:p>
          </table:table-cell>
          <table:table-cell table:formula="of:=[.$A$7]*[.C22]^4*5+[.$A$6]*[.C22]^3*4+[.$A$5]*[.C22]^2*3+[.$A$4]*[.C22]*2+[.$A$3]" office:value-type="float" office:value="0.0746021043155" calcext:value-type="float">
            <text:p>0.0746021043</text:p>
          </table:table-cell>
          <table:table-cell table:formula="of:=[.$A$13]*[.C22]^4*5+[.$A$12]*[.C22]^3*4+[.$A$11]*[.C22]^2*3+[.$A$10]*[.C22]*2+[.$A$9]" office:value-type="float" office:value="0.12047390370515" calcext:value-type="float">
            <text:p>0.1204739037</text:p>
          </table:table-cell>
        </table:table-row>
        <table:table-row table:style-name="ro1">
          <table:table-cell office:value-type="string" calcext:value-type="string">
            <text:p>位置</text:p>
          </table:table-cell>
          <table:table-cell/>
          <table:table-cell office:value-type="float" office:value="0.22" calcext:value-type="float">
            <text:p>0.22</text:p>
          </table:table-cell>
          <table:table-cell table:formula="of:=[.$A$7]*[.C23]^5+[.$A$6]*[.C23]^4+[.$A$5]*[.C23]^3+[.$A$4]*[.C23]^2+[.$A$3]*[.C23]+[.$A$2]" office:value-type="float" office:value="0.004057871967232" calcext:value-type="float">
            <text:p>0.004057872</text:p>
          </table:table-cell>
          <table:table-cell table:formula="of:=[.$A$13]*[.C23]^5+[.$A$12]*[.C23]^4+[.$A$11]*[.C23]^3+[.$A$10]*[.C23]^2+[.$A$9]*[.C23]+[.$A$8]" office:value-type="float" office:value="-0.0124967370983808" calcext:value-type="float">
            <text:p>-0.0124967371</text:p>
          </table:table-cell>
          <table:table-cell table:formula="of:=[.$A$7]*[.C23]^4*5+[.$A$6]*[.C23]^3*4+[.$A$5]*[.C23]^2*3+[.$A$4]*[.C23]*2+[.$A$3]" office:value-type="float" office:value="0.075852888328" calcext:value-type="float">
            <text:p>0.0758528883</text:p>
          </table:table-cell>
          <table:table-cell table:formula="of:=[.$A$13]*[.C23]^4*5+[.$A$12]*[.C23]^3*4+[.$A$11]*[.C23]^2*3+[.$A$10]*[.C23]*2+[.$A$9]" office:value-type="float" office:value="0.1337374251064" calcext:value-type="float">
            <text:p>0.1337374251</text:p>
          </table:table-cell>
        </table:table-row>
        <table:table-row table:style-name="ro1">
          <table:table-cell table:formula="of:=[.D35]-[.A16]" office:value-type="float" office:value="-0.014890053901376" calcext:value-type="float">
            <text:p>-0.0148900539</text:p>
          </table:table-cell>
          <table:table-cell/>
          <table:table-cell office:value-type="float" office:value="0.23" calcext:value-type="float">
            <text:p>0.23</text:p>
          </table:table-cell>
          <table:table-cell table:formula="of:=[.$A$7]*[.C24]^5+[.$A$6]*[.C24]^4+[.$A$5]*[.C24]^3+[.$A$4]*[.C24]^2+[.$A$3]*[.C24]+[.$A$2]" office:value-type="float" office:value="0.004823921768493" calcext:value-type="float">
            <text:p>0.0048239218</text:p>
          </table:table-cell>
          <table:table-cell table:formula="of:=[.$A$13]*[.C24]^5+[.$A$12]*[.C24]^4+[.$A$11]*[.C24]^3+[.$A$10]*[.C24]^2+[.$A$9]*[.C24]+[.$A$8]" office:value-type="float" office:value="-0.0110911626690815" calcext:value-type="float">
            <text:p>-0.0110911627</text:p>
          </table:table-cell>
          <table:table-cell table:formula="of:=[.$A$7]*[.C24]^4*5+[.$A$6]*[.C24]^3*4+[.$A$5]*[.C24]^2*3+[.$A$4]*[.C24]*2+[.$A$3]" office:value-type="float" office:value="0.0774081765955" calcext:value-type="float">
            <text:p>0.0774081766</text:p>
          </table:table-cell>
          <table:table-cell table:formula="of:=[.$A$13]*[.C24]^4*5+[.$A$12]*[.C24]^3*4+[.$A$11]*[.C24]^2*3+[.$A$10]*[.C24]*2+[.$A$9]" office:value-type="float" office:value="0.14745820026915" calcext:value-type="float">
            <text:p>0.1474582003</text:p>
          </table:table-cell>
        </table:table-row>
        <table:table-row table:style-name="ro1">
          <table:table-cell table:formula="of:=[.E35]-[.A17]" office:value-type="float" office:value="-0.00993196031125119" calcext:value-type="float">
            <text:p>-0.0099319603</text:p>
          </table:table-cell>
          <table:table-cell/>
          <table:table-cell office:value-type="float" office:value="0.24" calcext:value-type="float">
            <text:p>0.24</text:p>
          </table:table-cell>
          <table:table-cell table:formula="of:=[.$A$7]*[.C25]^5+[.$A$6]*[.C25]^4+[.$A$5]*[.C25]^3+[.$A$4]*[.C25]^2+[.$A$3]*[.C25]+[.$A$2]" office:value-type="float" office:value="0.00560706618582399" calcext:value-type="float">
            <text:p>0.0056070662</text:p>
          </table:table-cell>
          <table:table-cell table:formula="of:=[.$A$13]*[.C25]^5+[.$A$12]*[.C25]^4+[.$A$11]*[.C25]^3+[.$A$10]*[.C25]^2+[.$A$9]*[.C25]+[.$A$8]" office:value-type="float" office:value="-0.0095458664378912" calcext:value-type="float">
            <text:p>-0.0095458664</text:p>
          </table:table-cell>
          <table:table-cell table:formula="of:=[.$A$7]*[.C25]^4*5+[.$A$6]*[.C25]^3*4+[.$A$5]*[.C25]^2*3+[.$A$4]*[.C25]*2+[.$A$3]" office:value-type="float" office:value="0.079272716288" calcext:value-type="float">
            <text:p>0.0792727163</text:p>
          </table:table-cell>
          <table:table-cell table:formula="of:=[.$A$13]*[.C25]^4*5+[.$A$12]*[.C25]^3*4+[.$A$11]*[.C25]^2*3+[.$A$10]*[.C25]*2+[.$A$9]" office:value-type="float" office:value="0.1616910095744" calcext:value-type="float">
            <text:p>0.1616910096</text:p>
          </table:table-cell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table:formula="of:=[.$A$7]*[.C26]^5+[.$A$6]*[.C26]^4+[.$A$5]*[.C26]^3+[.$A$4]*[.C26]^2+[.$A$3]*[.C26]+[.$A$2]" office:value-type="float" office:value="0.006410427146875" calcext:value-type="float">
            <text:p>0.0064104271</text:p>
          </table:table-cell>
          <table:table-cell table:formula="of:=[.$A$13]*[.C26]^5+[.$A$12]*[.C26]^4+[.$A$11]*[.C26]^3+[.$A$10]*[.C26]^2+[.$A$9]*[.C26]+[.$A$8]" office:value-type="float" office:value="-0.0078554494601649" calcext:value-type="float">
            <text:p>-0.0078554495</text:p>
          </table:table-cell>
          <table:table-cell table:formula="of:=[.$A$7]*[.C26]^4*5+[.$A$6]*[.C26]^3*4+[.$A$5]*[.C26]^2*3+[.$A$4]*[.C26]*2+[.$A$3]" office:value-type="float" office:value="0.0814526171875" calcext:value-type="float">
            <text:p>0.0814526172</text:p>
          </table:table-cell>
          <table:table-cell table:formula="of:=[.$A$13]*[.C26]^4*5+[.$A$12]*[.C26]^3*4+[.$A$11]*[.C26]^2*3+[.$A$10]*[.C26]*2+[.$A$9]" office:value-type="float" office:value="0.17649176171875" calcext:value-type="float">
            <text:p>0.1764917617</text:p>
          </table:table-cell>
        </table:table-row>
        <table:table-row table:style-name="ro1">
          <table:table-cell table:number-columns-repeated="2"/>
          <table:table-cell office:value-type="float" office:value="0.26" calcext:value-type="float">
            <text:p>0.26</text:p>
          </table:table-cell>
          <table:table-cell table:formula="of:=[.$A$7]*[.C27]^5+[.$A$6]*[.C27]^4+[.$A$5]*[.C27]^3+[.$A$4]*[.C27]^2+[.$A$3]*[.C27]+[.$A$2]" office:value-type="float" office:value="0.007237194490176" calcext:value-type="float">
            <text:p>0.0072371945</text:p>
          </table:table-cell>
          <table:table-cell table:formula="of:=[.$A$13]*[.C27]^5+[.$A$12]*[.C27]^4+[.$A$11]*[.C27]^3+[.$A$10]*[.C27]^2+[.$A$9]*[.C27]+[.$A$8]" office:value-type="float" office:value="-0.00601394806271359" calcext:value-type="float">
            <text:p>-0.0060139481</text:p>
          </table:table-cell>
          <table:table-cell table:formula="of:=[.$A$7]*[.C27]^4*5+[.$A$6]*[.C27]^3*4+[.$A$5]*[.C27]^2*3+[.$A$4]*[.C27]*2+[.$A$3]" office:value-type="float" office:value="0.083955351688" calcext:value-type="float">
            <text:p>0.0839553517</text:p>
          </table:table-cell>
          <table:table-cell table:formula="of:=[.$A$13]*[.C27]^4*5+[.$A$12]*[.C27]^3*4+[.$A$11]*[.C27]^2*3+[.$A$10]*[.C27]*2+[.$A$9]" office:value-type="float" office:value="0.1919174937144" calcext:value-type="float">
            <text:p>0.1919174937</text:p>
          </table:table-cell>
        </table:table-row>
        <table:table-row table:style-name="ro1">
          <table:table-cell table:number-columns-repeated="2"/>
          <table:table-cell office:value-type="float" office:value="0.27" calcext:value-type="float">
            <text:p>0.27</text:p>
          </table:table-cell>
          <table:table-cell table:formula="of:=[.$A$7]*[.C28]^5+[.$A$6]*[.C28]^4+[.$A$5]*[.C28]^3+[.$A$4]*[.C28]^2+[.$A$3]*[.C28]+[.$A$2]" office:value-type="float" office:value="0.008090639591257" calcext:value-type="float">
            <text:p>0.0080906396</text:p>
          </table:table-cell>
          <table:table-cell table:formula="of:=[.$A$13]*[.C28]^5+[.$A$12]*[.C28]^4+[.$A$11]*[.C28]^3+[.$A$10]*[.C28]^2+[.$A$9]*[.C28]+[.$A$8]" office:value-type="float" office:value="-0.00401482256064829" calcext:value-type="float">
            <text:p>-0.0040148226</text:p>
          </table:table-cell>
          <table:table-cell table:formula="of:=[.$A$7]*[.C28]^4*5+[.$A$6]*[.C28]^3*4+[.$A$5]*[.C28]^2*3+[.$A$4]*[.C28]*2+[.$A$3]" office:value-type="float" office:value="0.0867897547955" calcext:value-type="float">
            <text:p>0.0867897548</text:p>
          </table:table-cell>
          <table:table-cell table:formula="of:=[.$A$13]*[.C28]^4*5+[.$A$12]*[.C28]^3*4+[.$A$11]*[.C28]^2*3+[.$A$10]*[.C28]*2+[.$A$9]" office:value-type="float" office:value="0.20802637088915" calcext:value-type="float">
            <text:p>0.2080263709</text:p>
          </table:table-cell>
        </table:table-row>
        <table:table-row table:style-name="ro1">
          <table:table-cell table:number-columns-repeated="2"/>
          <table:table-cell office:value-type="float" office:value="0.28" calcext:value-type="float">
            <text:p>0.28</text:p>
          </table:table-cell>
          <table:table-cell table:formula="of:=[.$A$7]*[.C29]^5+[.$A$6]*[.C29]^4+[.$A$5]*[.C29]^3+[.$A$4]*[.C29]^2+[.$A$3]*[.C29]+[.$A$2]" office:value-type="float" office:value="0.00897412898876801" calcext:value-type="float">
            <text:p>0.008974129</text:p>
          </table:table-cell>
          <table:table-cell table:formula="of:=[.$A$13]*[.C29]^5+[.$A$12]*[.C29]^4+[.$A$11]*[.C29]^3+[.$A$10]*[.C29]^2+[.$A$9]*[.C29]+[.$A$8]" office:value-type="float" office:value="-0.00185094597422399" calcext:value-type="float">
            <text:p>-0.001850946</text:p>
          </table:table-cell>
          <table:table-cell table:formula="of:=[.$A$7]*[.C29]^4*5+[.$A$6]*[.C29]^3*4+[.$A$5]*[.C29]^2*3+[.$A$4]*[.C29]*2+[.$A$3]" office:value-type="float" office:value="0.0899660241279999" calcext:value-type="float">
            <text:p>0.0899660241</text:p>
          </table:table-cell>
          <table:table-cell table:formula="of:=[.$A$13]*[.C29]^4*5+[.$A$12]*[.C29]^3*4+[.$A$11]*[.C29]^2*3+[.$A$10]*[.C29]*2+[.$A$9]" office:value-type="float" office:value="0.2248776868864" calcext:value-type="float">
            <text:p>0.2248776869</text:p>
          </table:table-cell>
        </table:table-row>
        <table:table-row table:style-name="ro1">
          <table:table-cell table:number-columns-repeated="2"/>
          <table:table-cell office:value-type="float" office:value="0.29" calcext:value-type="float">
            <text:p>0.29</text:p>
          </table:table-cell>
          <table:table-cell table:formula="of:=[.$A$7]*[.C30]^5+[.$A$6]*[.C30]^4+[.$A$5]*[.C30]^3+[.$A$4]*[.C30]^2+[.$A$3]*[.C30]+[.$A$2]" office:value-type="float" office:value="0.00989113801059899" calcext:value-type="float">
            <text:p>0.009891138</text:p>
          </table:table-cell>
          <table:table-cell table:formula="of:=[.$A$13]*[.C30]^5+[.$A$12]*[.C30]^4+[.$A$11]*[.C30]^3+[.$A$10]*[.C30]^2+[.$A$9]*[.C30]+[.$A$8]" office:value-type="float" office:value="0.000485407254316296" calcext:value-type="float">
            <text:p>0.0004854073</text:p>
          </table:table-cell>
          <table:table-cell table:formula="of:=[.$A$7]*[.C30]^4*5+[.$A$6]*[.C30]^3*4+[.$A$5]*[.C30]^2*3+[.$A$4]*[.C30]*2+[.$A$3]" office:value-type="float" office:value="0.0934957199155" calcext:value-type="float">
            <text:p>0.0934957199</text:p>
          </table:table-cell>
          <table:table-cell table:formula="of:=[.$A$13]*[.C30]^4*5+[.$A$12]*[.C30]^3*4+[.$A$11]*[.C30]^2*3+[.$A$10]*[.C30]*2+[.$A$9]" office:value-type="float" office:value="0.24253186366515" calcext:value-type="float">
            <text:p>0.2425318637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formula="of:=[.$A$7]*[.C31]^5+[.$A$6]*[.C31]^4+[.$A$5]*[.C31]^3+[.$A$4]*[.C31]^2+[.$A$3]*[.C31]+[.$A$2]" office:value-type="float" office:value="0.0108452644" calcext:value-type="float">
            <text:p>0.0108452644</text:p>
          </table:table-cell>
          <table:table-cell table:formula="of:=[.$A$13]*[.C31]^5+[.$A$12]*[.C31]^4+[.$A$11]*[.C31]^3+[.$A$10]*[.C31]^2+[.$A$9]*[.C31]+[.$A$8]" office:value-type="float" office:value="0.00300257254389761" calcext:value-type="float">
            <text:p>0.0030025725</text:p>
          </table:table-cell>
          <table:table-cell table:formula="of:=[.$A$7]*[.C31]^4*5+[.$A$6]*[.C31]^3*4+[.$A$5]*[.C31]^2*3+[.$A$4]*[.C31]*2+[.$A$3]" office:value-type="float" office:value="0.097391765" calcext:value-type="float">
            <text:p>0.097391765</text:p>
          </table:table-cell>
          <table:table-cell table:formula="of:=[.$A$13]*[.C31]^4*5+[.$A$12]*[.C31]^3*4+[.$A$11]*[.C31]^2*3+[.$A$10]*[.C31]*2+[.$A$9]" office:value-type="float" office:value="0.2610504515" calcext:value-type="float">
            <text:p>0.2610504515</text:p>
          </table:table-cell>
        </table:table-row>
        <table:table-row table:style-name="ro1">
          <table:table-cell table:number-columns-repeated="2"/>
          <table:table-cell office:value-type="float" office:value="0.31" calcext:value-type="float">
            <text:p>0.31</text:p>
          </table:table-cell>
          <table:table-cell table:formula="of:=[.$A$7]*[.C32]^5+[.$A$6]*[.C32]^4+[.$A$5]*[.C32]^3+[.$A$4]*[.C32]^2+[.$A$3]*[.C32]+[.$A$2]" office:value-type="float" office:value="0.011840241941701" calcext:value-type="float">
            <text:p>0.0118402419</text:p>
          </table:table-cell>
          <table:table-cell table:formula="of:=[.$A$13]*[.C32]^5+[.$A$12]*[.C32]^4+[.$A$11]*[.C32]^3+[.$A$10]*[.C32]^2+[.$A$9]*[.C32]+[.$A$8]" office:value-type="float" office:value="0.00570950645776891" calcext:value-type="float">
            <text:p>0.0057095065</text:p>
          </table:table-cell>
          <table:table-cell table:formula="of:=[.$A$7]*[.C32]^4*5+[.$A$6]*[.C32]^3*4+[.$A$5]*[.C32]^2*3+[.$A$4]*[.C32]*2+[.$A$3]" office:value-type="float" office:value="0.1016684448355" calcext:value-type="float">
            <text:p>0.1016684448</text:p>
          </table:table-cell>
          <table:table-cell table:formula="of:=[.$A$13]*[.C32]^4*5+[.$A$12]*[.C32]^3*4+[.$A$11]*[.C32]^2*3+[.$A$10]*[.C32]*2+[.$A$9]" office:value-type="float" office:value="0.28049612898115" calcext:value-type="float">
            <text:p>0.280496129</text:p>
          </table:table-cell>
        </table:table-row>
        <table:table-row table:style-name="ro1">
          <table:table-cell table:number-columns-repeated="2"/>
          <table:table-cell office:value-type="float" office:value="0.32" calcext:value-type="float">
            <text:p>0.32</text:p>
          </table:table-cell>
          <table:table-cell table:formula="of:=[.$A$7]*[.C33]^5+[.$A$6]*[.C33]^4+[.$A$5]*[.C33]^3+[.$A$4]*[.C33]^2+[.$A$3]*[.C33]+[.$A$2]" office:value-type="float" office:value="0.012879954088032" calcext:value-type="float">
            <text:p>0.0128799541</text:p>
          </table:table-cell>
          <table:table-cell table:formula="of:=[.$A$13]*[.C33]^5+[.$A$12]*[.C33]^4+[.$A$11]*[.C33]^3+[.$A$10]*[.C33]^2+[.$A$9]*[.C33]+[.$A$8]" office:value-type="float" office:value="0.0086157979866592" calcext:value-type="float">
            <text:p>0.008615798</text:p>
          </table:table-cell>
          <table:table-cell table:formula="of:=[.$A$7]*[.C33]^4*5+[.$A$6]*[.C33]^3*4+[.$A$5]*[.C33]^2*3+[.$A$4]*[.C33]*2+[.$A$3]" office:value-type="float" office:value="0.106341407488" calcext:value-type="float">
            <text:p>0.1063414075</text:p>
          </table:table-cell>
          <table:table-cell table:formula="of:=[.$A$13]*[.C33]^4*5+[.$A$12]*[.C33]^3*4+[.$A$11]*[.C33]^2*3+[.$A$10]*[.C33]*2+[.$A$9]" office:value-type="float" office:value="0.3009327030144" calcext:value-type="float">
            <text:p>0.300932703</text:p>
          </table:table-cell>
        </table:table-row>
        <table:table-row table:style-name="ro1">
          <table:table-cell table:number-columns-repeated="2"/>
          <table:table-cell office:value-type="float" office:value="0.33" calcext:value-type="float">
            <text:p>0.33</text:p>
          </table:table-cell>
          <table:table-cell table:formula="of:=[.$A$7]*[.C34]^5+[.$A$6]*[.C34]^4+[.$A$5]*[.C34]^3+[.$A$4]*[.C34]^2+[.$A$3]*[.C34]+[.$A$2]" office:value-type="float" office:value="0.013968447585043" calcext:value-type="float">
            <text:p>0.0139684476</text:p>
          </table:table-cell>
          <table:table-cell table:formula="of:=[.$A$13]*[.C34]^5+[.$A$12]*[.C34]^4+[.$A$11]*[.C34]^3+[.$A$10]*[.C34]^2+[.$A$9]*[.C34]+[.$A$8]" office:value-type="float" office:value="0.0117316798319335" calcext:value-type="float">
            <text:p>0.0117316798</text:p>
          </table:table-cell>
          <table:table-cell table:formula="of:=[.$A$7]*[.C34]^4*5+[.$A$6]*[.C34]^3*4+[.$A$5]*[.C34]^2*3+[.$A$4]*[.C34]*2+[.$A$3]" office:value-type="float" office:value="0.1114276636355" calcext:value-type="float">
            <text:p>0.1114276636</text:p>
          </table:table-cell>
          <table:table-cell table:formula="of:=[.$A$13]*[.C34]^4*5+[.$A$12]*[.C34]^3*4+[.$A$11]*[.C34]^2*3+[.$A$10]*[.C34]*2+[.$A$9]" office:value-type="float" office:value="0.32242510882115" calcext:value-type="float">
            <text:p>0.3224251088</text:p>
          </table:table-cell>
        </table:table-row>
        <table:table-row table:style-name="ro1">
          <table:table-cell table:number-columns-repeated="2"/>
          <table:table-cell office:value-type="float" office:value="0.34" calcext:value-type="float">
            <text:p>0.34</text:p>
          </table:table-cell>
          <table:table-cell table:formula="of:=[.$A$7]*[.C35]^5+[.$A$6]*[.C35]^4+[.$A$5]*[.C35]^3+[.$A$4]*[.C35]^2+[.$A$3]*[.C35]+[.$A$2]" office:value-type="float" office:value="0.015109946098624" calcext:value-type="float">
            <text:p>0.0151099461</text:p>
          </table:table-cell>
          <table:table-cell table:formula="of:=[.$A$13]*[.C35]^5+[.$A$12]*[.C35]^4+[.$A$11]*[.C35]^3+[.$A$10]*[.C35]^2+[.$A$9]*[.C35]+[.$A$8]" office:value-type="float" office:value="0.0150680396887488" calcext:value-type="float">
            <text:p>0.0150680397</text:p>
          </table:table-cell>
          <table:table-cell table:formula="of:=[.$A$7]*[.C35]^4*5+[.$A$6]*[.C35]^3*4+[.$A$5]*[.C35]^2*3+[.$A$4]*[.C35]*2+[.$A$3]" office:value-type="float" office:value="0.116945586568" calcext:value-type="float">
            <text:p>0.1169455866</text:p>
          </table:table-cell>
          <table:table-cell table:formula="of:=[.$A$13]*[.C35]^4*5+[.$A$12]*[.C35]^3*4+[.$A$11]*[.C35]^2*3+[.$A$10]*[.C35]*2+[.$A$9]" office:value-type="float" office:value="0.3450394099384" calcext:value-type="float">
            <text:p>0.345039409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/GenerateWalkPattern 0.08 0.075 0.13 -0.15 -0.015 -0.013 0 1 1.csv</text:p>
          </table:table-cell>
          <table:table-cell table:number-columns-repeated="6"/>
        </table:table-row>
      </table:table>
      <table:table table:name="Sheet7_2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係数</text:p>
          </table:table-cell>
          <table:table-cell/>
          <table:table-cell office:value-type="string" calcext:value-type="string">
            <text:p>時間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'</text:p>
          </table:table-cell>
          <table:table-cell office:value-type="string" calcext:value-type="string">
            <text:p>y'</text:p>
          </table:table-cell>
        </table:table-row>
        <table:table-row table:style-name="ro1">
          <table:table-cell table:style-name="ce2" office:value-type="float" office:value="-0.014890053901376" calcext:value-type="float">
            <text:p>-1.49E-02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$A$7]*[.C2]^5+[.$A$6]*[.C2]^4+[.$A$5]*[.C2]^3+[.$A$4]*[.C2]^2+[.$A$3]*[.C2]+[.$A$2]" office:value-type="float" office:value="-0.0137696341337389" calcext:value-type="float">
            <text:p>-0.0137696341</text:p>
          </table:table-cell>
          <table:table-cell table:formula="of:=[.$A$13]*[.C2]^5+[.$A$12]*[.C2]^4+[.$A$11]*[.C2]^3+[.$A$10]*[.C2]^2+[.$A$9]*[.C2]+[.$A$8]" office:value-type="float" office:value="-0.00675639545299716" calcext:value-type="float">
            <text:p>-0.0067563955</text:p>
          </table:table-cell>
          <table:table-cell table:formula="of:=[.$A$7]*[.C2]^4*5+[.$A$6]*[.C2]^3*4+[.$A$5]*[.C2]^2*3+[.$A$4]*[.C2]*2+[.$A$3]" office:value-type="float" office:value="0.10915223524955" calcext:value-type="float">
            <text:p>0.1091522352</text:p>
          </table:table-cell>
          <table:table-cell table:formula="of:=[.$A$13]*[.C2]^4*5+[.$A$12]*[.C2]^3*4+[.$A$11]*[.C2]^2*3+[.$A$10]*[.C2]*2+[.$A$9]" office:value-type="float" office:value="0.305831017727" calcext:value-type="float">
            <text:p>0.3058310177</text:p>
          </table:table-cell>
        </table:table-row>
        <table:table-row table:style-name="ro1">
          <table:table-cell table:style-name="ce3" office:value-type="float" office:value="0.115008" calcext:value-type="float">
            <text:p>1.15E-0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$A$7]*[.C3]^5+[.$A$6]*[.C3]^4+[.$A$5]*[.C3]^3+[.$A$4]*[.C3]^2+[.$A$3]*[.C3]+[.$A$2]" office:value-type="float" office:value="-0.0127055182200288" calcext:value-type="float">
            <text:p>-0.0127055182</text:p>
          </table:table-cell>
          <table:table-cell table:formula="of:=[.$A$13]*[.C3]^5+[.$A$12]*[.C3]^4+[.$A$11]*[.C3]^3+[.$A$10]*[.C3]^2+[.$A$9]*[.C3]+[.$A$8]" office:value-type="float" office:value="-0.00381123579112316" calcext:value-type="float">
            <text:p>-0.0038112358</text:p>
          </table:table-cell>
          <table:table-cell table:formula="of:=[.$A$7]*[.C3]^4*5+[.$A$6]*[.C3]^3*4+[.$A$5]*[.C3]^2*3+[.$A$4]*[.C3]*2+[.$A$3]" office:value-type="float" office:value="0.1037438005848" calcext:value-type="float">
            <text:p>0.1037438006</text:p>
          </table:table-cell>
          <table:table-cell table:formula="of:=[.$A$13]*[.C3]^4*5+[.$A$12]*[.C3]^3*4+[.$A$11]*[.C3]^2*3+[.$A$10]*[.C3]*2+[.$A$9]" office:value-type="float" office:value="0.283400326832" calcext:value-type="float">
            <text:p>0.2834003268</text:p>
          </table:table-cell>
        </table:table-row>
        <table:table-row table:style-name="ro1">
          <table:table-cell table:style-name="ce4" office:value-type="float" office:value="-0.304319" calcext:value-type="float">
            <text:p>-0.304319</text:p>
          </table:table-cell>
          <table:table-cell/>
          <table:table-cell office:value-type="float" office:value="0.03" calcext:value-type="float">
            <text:p>0.03</text:p>
          </table:table-cell>
          <table:table-cell table:formula="of:=[.$A$7]*[.C4]^5+[.$A$6]*[.C4]^4+[.$A$5]*[.C4]^3+[.$A$4]*[.C4]^2+[.$A$3]*[.C4]+[.$A$2]" office:value-type="float" office:value="-0.0116933338593407" calcext:value-type="float">
            <text:p>-0.0116933339</text:p>
          </table:table-cell>
          <table:table-cell table:formula="of:=[.$A$13]*[.C4]^5+[.$A$12]*[.C4]^4+[.$A$11]*[.C4]^3+[.$A$10]*[.C4]^2+[.$A$9]*[.C4]+[.$A$8]" office:value-type="float" office:value="-0.00108451534352916" calcext:value-type="float">
            <text:p>-0.0010845153</text:p>
          </table:table-cell>
          <table:table-cell table:formula="of:=[.$A$7]*[.C4]^4*5+[.$A$6]*[.C4]^3*4+[.$A$5]*[.C4]^2*3+[.$A$4]*[.C4]*2+[.$A$3]" office:value-type="float" office:value="0.09876268190955" calcext:value-type="float">
            <text:p>0.0987626819</text:p>
          </table:table-cell>
          <table:table-cell table:formula="of:=[.$A$13]*[.C4]^4*5+[.$A$12]*[.C4]^3*4+[.$A$11]*[.C4]^2*3+[.$A$10]*[.C4]*2+[.$A$9]" office:value-type="float" office:value="0.262131749487" calcext:value-type="float">
            <text:p>0.2621317495</text:p>
          </table:table-cell>
        </table:table-row>
        <table:table-row table:style-name="ro1">
          <table:table-cell table:style-name="ce4" office:value-type="float" office:value="0.780611" calcext:value-type="float">
            <text:p>0.780611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[.$A$7]*[.C5]^5+[.$A$6]*[.C5]^4+[.$A$5]*[.C5]^3+[.$A$4]*[.C5]^2+[.$A$3]*[.C5]+[.$A$2]" office:value-type="float" office:value="-0.0107289033149056" calcext:value-type="float">
            <text:p>-0.0107289033</text:p>
          </table:table-cell>
          <table:table-cell table:formula="of:=[.$A$13]*[.C5]^5+[.$A$12]*[.C5]^4+[.$A$11]*[.C5]^3+[.$A$10]*[.C5]^2+[.$A$9]*[.C5]+[.$A$8]" office:value-type="float" office:value="0.00143504634884484" calcext:value-type="float">
            <text:p>0.0014350463</text:p>
          </table:table-cell>
          <table:table-cell table:formula="of:=[.$A$7]*[.C5]^4*5+[.$A$6]*[.C5]^3*4+[.$A$5]*[.C5]^2*3+[.$A$4]*[.C5]*2+[.$A$3]" office:value-type="float" office:value="0.0941899804928" calcext:value-type="float">
            <text:p>0.0941899805</text:p>
          </table:table-cell>
          <table:table-cell table:formula="of:=[.$A$13]*[.C5]^4*5+[.$A$12]*[.C5]^3*4+[.$A$11]*[.C5]^2*3+[.$A$10]*[.C5]*2+[.$A$9]" office:value-type="float" office:value="0.241957358912" calcext:value-type="float">
            <text:p>0.2419573589</text:p>
          </table:table-cell>
        </table:table-row>
        <table:table-row table:style-name="ro1">
          <table:table-cell table:style-name="ce4" office:value-type="float" office:value="-0.903631" calcext:value-type="float">
            <text:p>-0.903631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[.$A$7]*[.C6]^5+[.$A$6]*[.C6]^4+[.$A$5]*[.C6]^3+[.$A$4]*[.C6]^2+[.$A$3]*[.C6]+[.$A$2]" office:value-type="float" office:value="-0.0098082322604385" calcext:value-type="float">
            <text:p>-0.0098082323</text:p>
          </table:table-cell>
          <table:table-cell table:formula="of:=[.$A$13]*[.C6]^5+[.$A$12]*[.C6]^4+[.$A$11]*[.C6]^3+[.$A$10]*[.C6]^2+[.$A$9]*[.C6]+[.$A$8]" office:value-type="float" office:value="0.00375805673249884" calcext:value-type="float">
            <text:p>0.0037580567</text:p>
          </table:table-cell>
          <table:table-cell table:formula="of:=[.$A$7]*[.C6]^4*5+[.$A$6]*[.C6]^3*4+[.$A$5]*[.C6]^2*3+[.$A$4]*[.C6]*2+[.$A$3]" office:value-type="float" office:value="0.09000791296875" calcext:value-type="float">
            <text:p>0.090007913</text:p>
          </table:table-cell>
          <table:table-cell table:formula="of:=[.$A$13]*[.C6]^4*5+[.$A$12]*[.C6]^3*4+[.$A$11]*[.C6]^2*3+[.$A$10]*[.C6]*2+[.$A$9]" office:value-type="float" office:value="0.222810479375" calcext:value-type="float">
            <text:p>0.2228104794</text:p>
          </table:table-cell>
        </table:table-row>
        <table:table-row table:style-name="ro1">
          <table:table-cell table:style-name="ce4" office:value-type="float" office:value="0.929471" calcext:value-type="float">
            <text:p>0.929471</text:p>
          </table:table-cell>
          <table:table-cell/>
          <table:table-cell office:value-type="float" office:value="0.06" calcext:value-type="float">
            <text:p>0.06</text:p>
          </table:table-cell>
          <table:table-cell table:formula="of:=[.$A$7]*[.C7]^5+[.$A$6]*[.C7]^4+[.$A$5]*[.C7]^3+[.$A$4]*[.C7]^2+[.$A$3]*[.C7]+[.$A$2]" office:value-type="float" office:value="-0.0089274986264864" calcext:value-type="float">
            <text:p>-0.0089274986</text:p>
          </table:table-cell>
          <table:table-cell table:formula="of:=[.$A$13]*[.C7]^5+[.$A$12]*[.C7]^4+[.$A$11]*[.C7]^3+[.$A$10]*[.C7]^2+[.$A$9]*[.C7]+[.$A$8]" office:value-type="float" office:value="0.00589446275185284" calcext:value-type="float">
            <text:p>0.0058944628</text:p>
          </table:table-cell>
          <table:table-cell table:formula="of:=[.$A$7]*[.C7]^4*5+[.$A$6]*[.C7]^3*4+[.$A$5]*[.C7]^2*3+[.$A$4]*[.C7]*2+[.$A$3]" office:value-type="float" office:value="0.0861998113368" calcext:value-type="float">
            <text:p>0.0861998113</text:p>
          </table:table-cell>
          <table:table-cell table:formula="of:=[.$A$13]*[.C7]^4*5+[.$A$12]*[.C7]^3*4+[.$A$11]*[.C7]^2*3+[.$A$10]*[.C7]*2+[.$A$9]" office:value-type="float" office:value="0.204625686192" calcext:value-type="float">
            <text:p>0.2046256862</text:p>
          </table:table-cell>
        </table:table-row>
        <table:table-row table:style-name="ro1">
          <table:table-cell table:style-name="ce3" office:value-type="float" office:value="-0.00993196031125116" calcext:value-type="float">
            <text:p>-9.93E-03</text:p>
          </table:table-cell>
          <table:table-cell/>
          <table:table-cell office:value-type="float" office:value="0.07" calcext:value-type="float">
            <text:p>0.07</text:p>
          </table:table-cell>
          <table:table-cell table:formula="of:=[.$A$7]*[.C8]^5+[.$A$6]*[.C8]^4+[.$A$5]*[.C8]^3+[.$A$4]*[.C8]^2+[.$A$3]*[.C8]+[.$A$2]" office:value-type="float" office:value="-0.0080830414467763" calcext:value-type="float">
            <text:p>-0.0080830414</text:p>
          </table:table-cell>
          <table:table-cell table:formula="of:=[.$A$13]*[.C8]^5+[.$A$12]*[.C8]^4+[.$A$11]*[.C8]^3+[.$A$10]*[.C8]^2+[.$A$9]*[.C8]+[.$A$8]" office:value-type="float" office:value="0.00785356335972684" calcext:value-type="float">
            <text:p>0.0078535634</text:p>
          </table:table-cell>
          <table:table-cell table:formula="of:=[.$A$7]*[.C8]^4*5+[.$A$6]*[.C8]^3*4+[.$A$5]*[.C8]^2*3+[.$A$4]*[.C8]*2+[.$A$3]" office:value-type="float" office:value="0.08275012296155" calcext:value-type="float">
            <text:p>0.082750123</text:p>
          </table:table-cell>
          <table:table-cell table:formula="of:=[.$A$13]*[.C8]^4*5+[.$A$12]*[.C8]^3*4+[.$A$11]*[.C8]^2*3+[.$A$10]*[.C8]*2+[.$A$9]" office:value-type="float" office:value="0.187338805727" calcext:value-type="float">
            <text:p>0.1873388057</text:p>
          </table:table-cell>
        </table:table-row>
        <table:table-row table:style-name="ro1">
          <table:table-cell table:style-name="ce4" office:value-type="float" office:value="0.329493" calcext:value-type="float">
            <text:p>0.329493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[.$A$7]*[.C9]^5+[.$A$6]*[.C9]^4+[.$A$5]*[.C9]^3+[.$A$4]*[.C9]^2+[.$A$3]*[.C9]+[.$A$2]" office:value-type="float" office:value="-0.0072713497045632" calcext:value-type="float">
            <text:p>-0.0072713497</text:p>
          </table:table-cell>
          <table:table-cell table:formula="of:=[.$A$13]*[.C9]^5+[.$A$12]*[.C9]^4+[.$A$11]*[.C9]^3+[.$A$10]*[.C9]^2+[.$A$9]*[.C9]+[.$A$8]" office:value-type="float" office:value="0.00964402202782084" calcext:value-type="float">
            <text:p>0.009644022</text:p>
          </table:table-cell>
          <table:table-cell table:formula="of:=[.$A$7]*[.C9]^4*5+[.$A$6]*[.C9]^3*4+[.$A$5]*[.C9]^2*3+[.$A$4]*[.C9]*2+[.$A$3]" office:value-type="float" office:value="0.0796444105728" calcext:value-type="float">
            <text:p>0.0796444106</text:p>
          </table:table-cell>
          <table:table-cell table:formula="of:=[.$A$13]*[.C9]^4*5+[.$A$12]*[.C9]^3*4+[.$A$11]*[.C9]^2*3+[.$A$10]*[.C9]*2+[.$A$9]" office:value-type="float" office:value="0.170886915392" calcext:value-type="float">
            <text:p>0.1708869154</text:p>
          </table:table-cell>
        </table:table-row>
        <table:table-row table:style-name="ro1">
          <table:table-cell table:style-name="ce4" office:value-type="float" office:value="-1.21505" calcext:value-type="float">
            <text:p>-1.21505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$A$7]*[.C10]^5+[.$A$6]*[.C10]^4+[.$A$5]*[.C10]^3+[.$A$4]*[.C10]^2+[.$A$3]*[.C10]+[.$A$2]" office:value-type="float" office:value="-0.0064890511789781" calcext:value-type="float">
            <text:p>-0.0064890512</text:p>
          </table:table-cell>
          <table:table-cell table:formula="of:=[.$A$13]*[.C10]^5+[.$A$12]*[.C10]^4+[.$A$11]*[.C10]^3+[.$A$10]*[.C10]^2+[.$A$9]*[.C10]+[.$A$8]" office:value-type="float" office:value="0.0112738792571948" calcext:value-type="float">
            <text:p>0.0112738793</text:p>
          </table:table-cell>
          <table:table-cell table:formula="of:=[.$A$7]*[.C10]^4*5+[.$A$6]*[.C10]^3*4+[.$A$5]*[.C10]^2*3+[.$A$4]*[.C10]*2+[.$A$3]" office:value-type="float" office:value="0.07686935226555" calcext:value-type="float">
            <text:p>0.0768693523</text:p>
          </table:table-cell>
          <table:table-cell table:formula="of:=[.$A$13]*[.C10]^4*5+[.$A$12]*[.C10]^3*4+[.$A$11]*[.C10]^2*3+[.$A$10]*[.C10]*2+[.$A$9]" office:value-type="float" office:value="0.155208343647" calcext:value-type="float">
            <text:p>0.1552083436</text:p>
          </table:table-cell>
        </table:table-row>
        <table:table-row table:style-name="ro1">
          <table:table-cell table:style-name="ce4" office:value-type="float" office:value="2.16936" calcext:value-type="float">
            <text:p>2.16936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$A$7]*[.C11]^5+[.$A$6]*[.C11]^4+[.$A$5]*[.C11]^3+[.$A$4]*[.C11]^2+[.$A$3]*[.C11]+[.$A$2]" office:value-type="float" office:value="-0.005732901291376" calcext:value-type="float">
            <text:p>-0.0057329013</text:p>
          </table:table-cell>
          <table:table-cell table:formula="of:=[.$A$13]*[.C11]^5+[.$A$12]*[.C11]^4+[.$A$11]*[.C11]^3+[.$A$10]*[.C11]^2+[.$A$9]*[.C11]+[.$A$8]" office:value-type="float" office:value="0.0127505650887488" calcext:value-type="float">
            <text:p>0.0127505651</text:p>
          </table:table-cell>
          <table:table-cell table:formula="of:=[.$A$7]*[.C11]^4*5+[.$A$6]*[.C11]^3*4+[.$A$5]*[.C11]^2*3+[.$A$4]*[.C11]*2+[.$A$3]" office:value-type="float" office:value="0.0744127415" calcext:value-type="float">
            <text:p>0.0744127415</text:p>
          </table:table-cell>
          <table:table-cell table:formula="of:=[.$A$13]*[.C11]^4*5+[.$A$12]*[.C11]^3*4+[.$A$11]*[.C11]^2*3+[.$A$10]*[.C11]*2+[.$A$9]" office:value-type="float" office:value="0.14024267" calcext:value-type="float">
            <text:p>0.14024267</text:p>
          </table:table-cell>
        </table:table-row>
        <table:table-row table:style-name="ro1">
          <table:table-cell table:style-name="ce4" office:value-type="float" office:value="-2.9606" calcext:value-type="float">
            <text:p>-2.9606</text:p>
          </table:table-cell>
          <table:table-cell/>
          <table:table-cell office:value-type="float" office:value="0.11" calcext:value-type="float">
            <text:p>0.11</text:p>
          </table:table-cell>
          <table:table-cell table:formula="of:=[.$A$7]*[.C12]^5+[.$A$6]*[.C12]^4+[.$A$5]*[.C12]^3+[.$A$4]*[.C12]^2+[.$A$3]*[.C12]+[.$A$2]" office:value-type="float" office:value="-0.0049997719516839" calcext:value-type="float">
            <text:p>-0.004999772</text:p>
          </table:table-cell>
          <table:table-cell table:formula="of:=[.$A$13]*[.C12]^5+[.$A$12]*[.C12]^4+[.$A$11]*[.C12]^3+[.$A$10]*[.C12]^2+[.$A$9]*[.C12]+[.$A$8]" office:value-type="float" office:value="0.0140809116137028" calcext:value-type="float">
            <text:p>0.0140809116</text:p>
          </table:table-cell>
          <table:table-cell table:formula="of:=[.$A$7]*[.C12]^4*5+[.$A$6]*[.C12]^3*4+[.$A$5]*[.C12]^2*3+[.$A$4]*[.C12]*2+[.$A$3]" office:value-type="float" office:value="0.07226348710155" calcext:value-type="float">
            <text:p>0.0722634871</text:p>
          </table:table-cell>
          <table:table-cell table:formula="of:=[.$A$13]*[.C12]^4*5+[.$A$12]*[.C12]^3*4+[.$A$11]*[.C12]^2*3+[.$A$10]*[.C12]*2+[.$A$9]" office:value-type="float" office:value="0.125930725007" calcext:value-type="float">
            <text:p>0.125930725</text:p>
          </table:table-cell>
        </table:table-row>
        <table:table-row table:style-name="ro1">
          <table:table-cell table:style-name="ce5" office:value-type="float" office:value="1.04254" calcext:value-type="float">
            <text:p>1.04254</text:p>
          </table:table-cell>
          <table:table-cell/>
          <table:table-cell office:value-type="float" office:value="0.12" calcext:value-type="float">
            <text:p>0.12</text:p>
          </table:table-cell>
          <table:table-cell table:formula="of:=[.$A$7]*[.C13]^5+[.$A$6]*[.C13]^4+[.$A$5]*[.C13]^3+[.$A$4]*[.C13]^2+[.$A$3]*[.C13]+[.$A$2]" office:value-type="float" office:value="-0.0042866404047488" calcext:value-type="float">
            <text:p>-0.0042866404</text:p>
          </table:table-cell>
          <table:table-cell table:formula="of:=[.$A$13]*[.C13]^5+[.$A$12]*[.C13]^4+[.$A$11]*[.C13]^3+[.$A$10]*[.C13]^2+[.$A$9]*[.C13]+[.$A$8]" office:value-type="float" office:value="0.0152711654840768" calcext:value-type="float">
            <text:p>0.0152711655</text:p>
          </table:table-cell>
          <table:table-cell table:formula="of:=[.$A$7]*[.C13]^4*5+[.$A$6]*[.C13]^3*4+[.$A$5]*[.C13]^2*3+[.$A$4]*[.C13]*2+[.$A$3]" office:value-type="float" office:value="0.0704116132608" calcext:value-type="float">
            <text:p>0.0704116133</text:p>
          </table:table-cell>
          <table:table-cell table:formula="of:=[.$A$13]*[.C13]^4*5+[.$A$12]*[.C13]^3*4+[.$A$11]*[.C13]^2*3+[.$A$10]*[.C13]*2+[.$A$9]" office:value-type="float" office:value="0.112214590272" calcext:value-type="float">
            <text:p>0.1122145903</text:p>
          </table:table-cell>
        </table:table-row>
        <table:table-row table:style-name="ro1">
          <table:table-cell table:number-columns-repeated="2"/>
          <table:table-cell office:value-type="float" office:value="0.13" calcext:value-type="float">
            <text:p>0.13</text:p>
          </table:table-cell>
          <table:table-cell table:formula="of:=[.$A$7]*[.C14]^5+[.$A$6]*[.C14]^4+[.$A$5]*[.C14]^3+[.$A$4]*[.C14]^2+[.$A$3]*[.C14]+[.$A$2]" office:value-type="float" office:value="-0.0035905780766857" calcext:value-type="float">
            <text:p>-0.0035905781</text:p>
          </table:table-cell>
          <table:table-cell table:formula="of:=[.$A$13]*[.C14]^5+[.$A$12]*[.C14]^4+[.$A$11]*[.C14]^3+[.$A$10]*[.C14]^2+[.$A$9]*[.C14]+[.$A$8]" office:value-type="float" office:value="0.0163270004231708" calcext:value-type="float">
            <text:p>0.0163270004</text:p>
          </table:table-cell>
          <table:table-cell table:formula="of:=[.$A$7]*[.C14]^4*5+[.$A$6]*[.C14]^3*4+[.$A$5]*[.C14]^2*3+[.$A$4]*[.C14]*2+[.$A$3]" office:value-type="float" office:value="0.06884825953355" calcext:value-type="float">
            <text:p>0.0688482595</text:p>
          </table:table-cell>
          <table:table-cell table:formula="of:=[.$A$13]*[.C14]^4*5+[.$A$12]*[.C14]^3*4+[.$A$11]*[.C14]^2*3+[.$A$10]*[.C14]*2+[.$A$9]" office:value-type="float" office:value="0.099037598447" calcext:value-type="float">
            <text:p>0.0990375984</text:p>
          </table:table-cell>
        </table:table-row>
        <table:table-row table:style-name="ro1">
          <table:table-cell office:value-type="string" calcext:value-type="string">
            <text:p>次の目標位置</text:p>
          </table:table-cell>
          <table:table-cell/>
          <table:table-cell office:value-type="float" office:value="0.14" calcext:value-type="float">
            <text:p>0.14</text:p>
          </table:table-cell>
          <table:table-cell table:formula="of:=[.$A$7]*[.C15]^5+[.$A$6]*[.C15]^4+[.$A$5]*[.C15]^3+[.$A$4]*[.C15]^2+[.$A$3]*[.C15]+[.$A$2]" office:value-type="float" office:value="-0.0029087394212256" calcext:value-type="float">
            <text:p>-0.0029087394</text:p>
          </table:table-cell>
          <table:table-cell table:formula="of:=[.$A$13]*[.C15]^5+[.$A$12]*[.C15]^4+[.$A$11]*[.C15]^3+[.$A$10]*[.C15]^2+[.$A$9]*[.C15]+[.$A$8]" office:value-type="float" office:value="0.0172535297360448" calcext:value-type="float">
            <text:p>0.0172535297</text:p>
          </table:table-cell>
          <table:table-cell table:formula="of:=[.$A$7]*[.C15]^4*5+[.$A$6]*[.C15]^3*4+[.$A$5]*[.C15]^2*3+[.$A$4]*[.C15]*2+[.$A$3]" office:value-type="float" office:value="0.0675656808408" calcext:value-type="float">
            <text:p>0.0675656808</text:p>
          </table:table-cell>
          <table:table-cell table:formula="of:=[.$A$13]*[.C15]^4*5+[.$A$12]*[.C15]^3*4+[.$A$11]*[.C15]^2*3+[.$A$10]*[.C15]*2+[.$A$9]" office:value-type="float" office:value="0.086344333232" calcext:value-type="float">
            <text:p>0.0863443332</text:p>
          </table:table-cell>
        </table:table-row>
        <table:table-row table:style-name="ro1">
          <table:table-cell table:style-name="ce6" office:value-type="float" office:value="0.03" calcext:value-type="float">
            <text:p>0.03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[.$A$7]*[.C16]^5+[.$A$6]*[.C16]^4+[.$A$5]*[.C16]^3+[.$A$4]*[.C16]^2+[.$A$3]*[.C16]+[.$A$2]" office:value-type="float" office:value="-0.0022383507660635" calcext:value-type="float">
            <text:p>-0.0022383508</text:p>
          </table:table-cell>
          <table:table-cell table:formula="of:=[.$A$13]*[.C16]^5+[.$A$12]*[.C16]^4+[.$A$11]*[.C16]^3+[.$A$10]*[.C16]^2+[.$A$9]*[.C16]+[.$A$8]" office:value-type="float" office:value="0.0180553188199988" calcext:value-type="float">
            <text:p>0.0180553188</text:p>
          </table:table-cell>
          <table:table-cell table:formula="of:=[.$A$7]*[.C16]^4*5+[.$A$6]*[.C16]^3*4+[.$A$5]*[.C16]^2*3+[.$A$4]*[.C16]*2+[.$A$3]" office:value-type="float" office:value="0.06655724746875" calcext:value-type="float">
            <text:p>0.0665572475</text:p>
          </table:table-cell>
          <table:table-cell table:formula="of:=[.$A$13]*[.C16]^4*5+[.$A$12]*[.C16]^3*4+[.$A$11]*[.C16]^2*3+[.$A$10]*[.C16]*2+[.$A$9]" office:value-type="float" office:value="0.074080629375" calcext:value-type="float">
            <text:p>0.0740806294</text:p>
          </table:table-cell>
        </table:table-row>
        <table:table-row table:style-name="ro1">
          <table:table-cell table:style-name="ce5" office:value-type="float" office:value="0.025" calcext:value-type="float">
            <text:p>0.025</text:p>
          </table:table-cell>
          <table:table-cell/>
          <table:table-cell office:value-type="float" office:value="0.16" calcext:value-type="float">
            <text:p>0.16</text:p>
          </table:table-cell>
          <table:table-cell table:formula="of:=[.$A$7]*[.C17]^5+[.$A$6]*[.C17]^4+[.$A$5]*[.C17]^3+[.$A$4]*[.C17]^2+[.$A$3]*[.C17]+[.$A$2]" office:value-type="float" office:value="-0.0015766991592064" calcext:value-type="float">
            <text:p>-0.0015766992</text:p>
          </table:table-cell>
          <table:table-cell table:formula="of:=[.$A$13]*[.C17]^5+[.$A$12]*[.C17]^4+[.$A$11]*[.C17]^3+[.$A$10]*[.C17]^2+[.$A$9]*[.C17]+[.$A$8]" office:value-type="float" office:value="0.0187363976750528" calcext:value-type="float">
            <text:p>0.0187363977</text:p>
          </table:table-cell>
          <table:table-cell table:formula="of:=[.$A$7]*[.C17]^4*5+[.$A$6]*[.C17]^3*4+[.$A$5]*[.C17]^2*3+[.$A$4]*[.C17]*2+[.$A$3]" office:value-type="float" office:value="0.0658174450688" calcext:value-type="float">
            <text:p>0.0658174451</text:p>
          </table:table-cell>
          <table:table-cell table:formula="of:=[.$A$13]*[.C17]^4*5+[.$A$12]*[.C17]^3*4+[.$A$11]*[.C17]^2*3+[.$A$10]*[.C17]*2+[.$A$9]" office:value-type="float" office:value="0.062193572672" calcext:value-type="float">
            <text:p>0.0621935727</text:p>
          </table:table-cell>
        </table:table-row>
        <table:table-row table:style-name="ro1">
          <table:table-cell table:number-columns-repeated="2"/>
          <table:table-cell office:value-type="float" office:value="0.17" calcext:value-type="float">
            <text:p>0.17</text:p>
          </table:table-cell>
          <table:table-cell table:formula="of:=[.$A$7]*[.C18]^5+[.$A$6]*[.C18]^4+[.$A$5]*[.C18]^3+[.$A$4]*[.C18]^2+[.$A$3]*[.C18]+[.$A$2]" office:value-type="float" office:value="-0.000921121215321303" calcext:value-type="float">
            <text:p>-0.0009211212</text:p>
          </table:table-cell>
          <table:table-cell table:formula="of:=[.$A$13]*[.C18]^5+[.$A$12]*[.C18]^4+[.$A$11]*[.C18]^3+[.$A$10]*[.C18]^2+[.$A$9]*[.C18]+[.$A$8]" office:value-type="float" office:value="0.0193002734144268" calcext:value-type="float">
            <text:p>0.0193002734</text:p>
          </table:table-cell>
          <table:table-cell table:formula="of:=[.$A$7]*[.C18]^4*5+[.$A$6]*[.C18]^3*4+[.$A$5]*[.C18]^2*3+[.$A$4]*[.C18]*2+[.$A$3]" office:value-type="float" office:value="0.06534187465755" calcext:value-type="float">
            <text:p>0.0653418747</text:p>
          </table:table-cell>
          <table:table-cell table:formula="of:=[.$A$13]*[.C18]^4*5+[.$A$12]*[.C18]^3*4+[.$A$11]*[.C18]^2*3+[.$A$10]*[.C18]*2+[.$A$9]" office:value-type="float" office:value="0.050631499967" calcext:value-type="float">
            <text:p>0.0506315</text:p>
          </table:table-cell>
        </table:table-row>
        <table:table-row table:style-name="ro1">
          <table:table-cell office:value-type="string" calcext:value-type="string">
            <text:p>速度</text:p>
          </table:table-cell>
          <table:table-cell/>
          <table:table-cell office:value-type="float" office:value="0.18" calcext:value-type="float">
            <text:p>0.18</text:p>
          </table:table-cell>
          <table:table-cell table:formula="of:=[.$A$7]*[.C19]^5+[.$A$6]*[.C19]^4+[.$A$5]*[.C19]^3+[.$A$4]*[.C19]^2+[.$A$3]*[.C19]+[.$A$2]" office:value-type="float" office:value="-0.000268991962083204" calcext:value-type="float">
            <text:p>-0.000268992</text:p>
          </table:table-cell>
          <table:table-cell table:formula="of:=[.$A$13]*[.C19]^5+[.$A$12]*[.C19]^4+[.$A$11]*[.C19]^3+[.$A$10]*[.C19]^2+[.$A$9]*[.C19]+[.$A$8]" office:value-type="float" office:value="0.0197499427750208" calcext:value-type="float">
            <text:p>0.0197499428</text:p>
          </table:table-cell>
          <table:table-cell table:formula="of:=[.$A$7]*[.C19]^4*5+[.$A$6]*[.C19]^3*4+[.$A$5]*[.C19]^2*3+[.$A$4]*[.C19]*2+[.$A$3]" office:value-type="float" office:value="0.0651272526168" calcext:value-type="float">
            <text:p>0.0651272526</text:p>
          </table:table-cell>
          <table:table-cell table:formula="of:=[.$A$13]*[.C19]^4*5+[.$A$12]*[.C19]^3*4+[.$A$11]*[.C19]^2*3+[.$A$10]*[.C19]*2+[.$A$9]" office:value-type="float" office:value="0.039343999152" calcext:value-type="float">
            <text:p>0.0393439992</text:p>
          </table:table-cell>
        </table:table-row>
        <table:table-row table:style-name="ro1">
          <table:table-cell table:formula="of:=[.F35]" office:value-type="float" office:value="0.0988260014168" calcext:value-type="float">
            <text:p>0.0988260014</text:p>
          </table:table-cell>
          <table:table-cell/>
          <table:table-cell office:value-type="float" office:value="0.19" calcext:value-type="float">
            <text:p>0.19</text:p>
          </table:table-cell>
          <table:table-cell table:formula="of:=[.$A$7]*[.C20]^5+[.$A$6]*[.C20]^4+[.$A$5]*[.C20]^3+[.$A$4]*[.C20]^2+[.$A$3]*[.C20]+[.$A$2]" office:value-type="float" office:value="0.000382286313476896" calcext:value-type="float">
            <text:p>0.0003822863</text:p>
          </table:table-cell>
          <table:table-cell table:formula="of:=[.$A$13]*[.C20]^5+[.$A$12]*[.C20]^4+[.$A$11]*[.C20]^3+[.$A$10]*[.C20]^2+[.$A$9]*[.C20]+[.$A$8]" office:value-type="float" office:value="0.0200879046278948" calcext:value-type="float">
            <text:p>0.0200879046</text:p>
          </table:table-cell>
          <table:table-cell table:formula="of:=[.$A$7]*[.C20]^4*5+[.$A$6]*[.C20]^3*4+[.$A$5]*[.C20]^2*3+[.$A$4]*[.C20]*2+[.$A$3]" office:value-type="float" office:value="0.06517141069355" calcext:value-type="float">
            <text:p>0.0651714107</text:p>
          </table:table-cell>
          <table:table-cell table:formula="of:=[.$A$13]*[.C20]^4*5+[.$A$12]*[.C20]^3*4+[.$A$11]*[.C20]^2*3+[.$A$10]*[.C20]*2+[.$A$9]" office:value-type="float" office:value="0.028281909167" calcext:value-type="float">
            <text:p>0.0282819092</text:p>
          </table:table-cell>
        </table:table-row>
        <table:table-row table:style-name="ro1">
          <table:table-cell table:formula="of:=[.G35]" office:value-type="float" office:value="-0.140201454928" calcext:value-type="float">
            <text:p>-0.1402014549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$A$7]*[.C21]^5+[.$A$6]*[.C21]^4+[.$A$5]*[.C21]^3+[.$A$4]*[.C21]^2+[.$A$3]*[.C21]+[.$A$2]" office:value-type="float" office:value="0.001035295218624" calcext:value-type="float">
            <text:p>0.0010352952</text:p>
          </table:table-cell>
          <table:table-cell table:formula="of:=[.$A$13]*[.C21]^5+[.$A$12]*[.C21]^4+[.$A$11]*[.C21]^3+[.$A$10]*[.C21]^2+[.$A$9]*[.C21]+[.$A$8]" office:value-type="float" office:value="0.0203161724887488" calcext:value-type="float">
            <text:p>0.0203161725</text:p>
          </table:table-cell>
          <table:table-cell table:formula="of:=[.$A$7]*[.C21]^4*5+[.$A$6]*[.C21]^3*4+[.$A$5]*[.C21]^2*3+[.$A$4]*[.C21]*2+[.$A$3]" office:value-type="float" office:value="0.065473296" calcext:value-type="float">
            <text:p>0.065473296</text:p>
          </table:table-cell>
          <table:table-cell table:formula="of:=[.$A$13]*[.C21]^4*5+[.$A$12]*[.C21]^3*4+[.$A$11]*[.C21]^2*3+[.$A$10]*[.C21]*2+[.$A$9]" office:value-type="float" office:value="0.0173973200000001" calcext:value-type="float">
            <text:p>0.01739732</text:p>
          </table:table-cell>
        </table:table-row>
        <table:table-row table:style-name="ro1">
          <table:table-cell table:number-columns-repeated="2"/>
          <table:table-cell office:value-type="float" office:value="0.21" calcext:value-type="float">
            <text:p>0.21</text:p>
          </table:table-cell>
          <table:table-cell table:formula="of:=[.$A$7]*[.C22]^5+[.$A$6]*[.C22]^4+[.$A$5]*[.C22]^3+[.$A$4]*[.C22]^2+[.$A$3]*[.C22]+[.$A$2]" office:value-type="float" office:value="0.0016926114085711" calcext:value-type="float">
            <text:p>0.0016926114</text:p>
          </table:table-cell>
          <table:table-cell table:formula="of:=[.$A$13]*[.C22]^5+[.$A$12]*[.C22]^4+[.$A$11]*[.C22]^3+[.$A$10]*[.C22]^2+[.$A$9]*[.C22]+[.$A$8]" office:value-type="float" office:value="0.0204362870284028" calcext:value-type="float">
            <text:p>0.020436287</text:p>
          </table:table-cell>
          <table:table-cell table:formula="of:=[.$A$7]*[.C22]^4*5+[.$A$6]*[.C22]^3*4+[.$A$5]*[.C22]^2*3+[.$A$4]*[.C22]*2+[.$A$3]" office:value-type="float" office:value="0.06603297101355" calcext:value-type="float">
            <text:p>0.066032971</text:p>
          </table:table-cell>
          <table:table-cell table:formula="of:=[.$A$13]*[.C22]^4*5+[.$A$12]*[.C22]^3*4+[.$A$11]*[.C22]^2*3+[.$A$10]*[.C22]*2+[.$A$9]" office:value-type="float" office:value="0.00664357268700005" calcext:value-type="float">
            <text:p>0.0066435727</text:p>
          </table:table-cell>
        </table:table-row>
        <table:table-row table:style-name="ro1">
          <table:table-cell office:value-type="string" calcext:value-type="string">
            <text:p>位置</text:p>
          </table:table-cell>
          <table:table-cell/>
          <table:table-cell office:value-type="float" office:value="0.22" calcext:value-type="float">
            <text:p>0.22</text:p>
          </table:table-cell>
          <table:table-cell table:formula="of:=[.$A$7]*[.C23]^5+[.$A$6]*[.C23]^4+[.$A$5]*[.C23]^3+[.$A$4]*[.C23]^2+[.$A$3]*[.C23]+[.$A$2]" office:value-type="float" office:value="0.0023568177401312" calcext:value-type="float">
            <text:p>0.0023568177</text:p>
          </table:table-cell>
          <table:table-cell table:formula="of:=[.$A$13]*[.C23]^5+[.$A$12]*[.C23]^4+[.$A$11]*[.C23]^3+[.$A$10]*[.C23]^2+[.$A$9]*[.C23]+[.$A$8]" office:value-type="float" office:value="0.0204493285832768" calcext:value-type="float">
            <text:p>0.0204493286</text:p>
          </table:table-cell>
          <table:table-cell table:formula="of:=[.$A$7]*[.C23]^4*5+[.$A$6]*[.C23]^3*4+[.$A$5]*[.C23]^2*3+[.$A$4]*[.C23]*2+[.$A$3]" office:value-type="float" office:value="0.0668516135768" calcext:value-type="float">
            <text:p>0.0668516136</text:p>
          </table:table-cell>
          <table:table-cell table:formula="of:=[.$A$13]*[.C23]^4*5+[.$A$12]*[.C23]^3*4+[.$A$11]*[.C23]^2*3+[.$A$10]*[.C23]*2+[.$A$9]" office:value-type="float" office:value="-0.00402474068800002" calcext:value-type="float">
            <text:p>-0.0040247407</text:p>
          </table:table-cell>
        </table:table-row>
        <table:table-row table:style-name="ro1">
          <table:table-cell table:formula="of:=[.D35]-[.A16]" office:value-type="float" office:value="-0.0181379310194656" calcext:value-type="float">
            <text:p>-0.018137931</text:p>
          </table:table-cell>
          <table:table-cell/>
          <table:table-cell office:value-type="float" office:value="0.23" calcext:value-type="float">
            <text:p>0.23</text:p>
          </table:table-cell>
          <table:table-cell table:formula="of:=[.$A$7]*[.C24]^5+[.$A$6]*[.C24]^4+[.$A$5]*[.C24]^3+[.$A$4]*[.C24]^2+[.$A$3]*[.C24]+[.$A$2]" office:value-type="float" office:value="0.0030305144253693" calcext:value-type="float">
            <text:p>0.0030305144</text:p>
          </table:table-cell>
          <table:table-cell table:formula="of:=[.$A$13]*[.C24]^5+[.$A$12]*[.C24]^4+[.$A$11]*[.C24]^3+[.$A$10]*[.C24]^2+[.$A$9]*[.C24]+[.$A$8]" office:value-type="float" office:value="0.0203559296658708" calcext:value-type="float">
            <text:p>0.0203559297</text:p>
          </table:table-cell>
          <table:table-cell table:formula="of:=[.$A$7]*[.C24]^4*5+[.$A$6]*[.C24]^3*4+[.$A$5]*[.C24]^2*3+[.$A$4]*[.C24]*2+[.$A$3]" office:value-type="float" office:value="0.06793151689755" calcext:value-type="float">
            <text:p>0.0679315169</text:p>
          </table:table-cell>
          <table:table-cell table:formula="of:=[.$A$13]*[.C24]^4*5+[.$A$12]*[.C24]^3*4+[.$A$11]*[.C24]^2*3+[.$A$10]*[.C24]*2+[.$A$9]" office:value-type="float" office:value="-0.014651776993" calcext:value-type="float">
            <text:p>-0.014651777</text:p>
          </table:table-cell>
        </table:table-row>
        <table:table-row table:style-name="ro1">
          <table:table-cell table:formula="of:=[.E35]-[.A17]" office:value-type="float" office:value="-0.0129263337935552" calcext:value-type="float">
            <text:p>-0.0129263338</text:p>
          </table:table-cell>
          <table:table-cell/>
          <table:table-cell office:value-type="float" office:value="0.24" calcext:value-type="float">
            <text:p>0.24</text:p>
          </table:table-cell>
          <table:table-cell table:formula="of:=[.$A$7]*[.C25]^5+[.$A$6]*[.C25]^4+[.$A$5]*[.C25]^3+[.$A$4]*[.C25]^2+[.$A$3]*[.C25]+[.$A$2]" office:value-type="float" office:value="0.0037163301852544" calcext:value-type="float">
            <text:p>0.0037163302</text:p>
          </table:table-cell>
          <table:table-cell table:formula="of:=[.$A$13]*[.C25]^5+[.$A$12]*[.C25]^4+[.$A$11]*[.C25]^3+[.$A$10]*[.C25]^2+[.$A$9]*[.C25]+[.$A$8]" office:value-type="float" office:value="0.0201562874752448" calcext:value-type="float">
            <text:p>0.0201562875</text:p>
          </table:table-cell>
          <table:table-cell table:formula="of:=[.$A$7]*[.C25]^4*5+[.$A$6]*[.C25]^3*4+[.$A$5]*[.C25]^2*3+[.$A$4]*[.C25]*2+[.$A$3]" office:value-type="float" office:value="0.0692760895488" calcext:value-type="float">
            <text:p>0.0692760895</text:p>
          </table:table-cell>
          <table:table-cell table:formula="of:=[.$A$13]*[.C25]^4*5+[.$A$12]*[.C25]^3*4+[.$A$11]*[.C25]^2*3+[.$A$10]*[.C25]*2+[.$A$9]" office:value-type="float" office:value="-0.025280442048" calcext:value-type="float">
            <text:p>-0.025280442</text:p>
          </table:table-cell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table:formula="of:=[.$A$7]*[.C26]^5+[.$A$6]*[.C26]^4+[.$A$5]*[.C26]^3+[.$A$4]*[.C26]^2+[.$A$3]*[.C26]+[.$A$2]" office:value-type="float" office:value="0.0044169334033115" calcext:value-type="float">
            <text:p>0.0044169334</text:p>
          </table:table-cell>
          <table:table-cell table:formula="of:=[.$A$13]*[.C26]^5+[.$A$12]*[.C26]^4+[.$A$11]*[.C26]^3+[.$A$10]*[.C26]^2+[.$A$9]*[.C26]+[.$A$8]" office:value-type="float" office:value="0.0198501764074988" calcext:value-type="float">
            <text:p>0.0198501764</text:p>
          </table:table-cell>
          <table:table-cell table:formula="of:=[.$A$7]*[.C26]^4*5+[.$A$6]*[.C26]^3*4+[.$A$5]*[.C26]^2*3+[.$A$4]*[.C26]*2+[.$A$3]" office:value-type="float" office:value="0.07088985546875" calcext:value-type="float">
            <text:p>0.0708898555</text:p>
          </table:table-cell>
          <table:table-cell table:formula="of:=[.$A$13]*[.C26]^4*5+[.$A$12]*[.C26]^3*4+[.$A$11]*[.C26]^2*3+[.$A$10]*[.C26]*2+[.$A$9]" office:value-type="float" office:value="-0.0359523906249999" calcext:value-type="float">
            <text:p>-0.0359523906</text:p>
          </table:table-cell>
        </table:table-row>
        <table:table-row table:style-name="ro1">
          <table:table-cell table:number-columns-repeated="2"/>
          <table:table-cell office:value-type="float" office:value="0.26" calcext:value-type="float">
            <text:p>0.26</text:p>
          </table:table-cell>
          <table:table-cell table:formula="of:=[.$A$7]*[.C27]^5+[.$A$6]*[.C27]^4+[.$A$5]*[.C27]^3+[.$A$4]*[.C27]^2+[.$A$3]*[.C27]+[.$A$2]" office:value-type="float" office:value="0.0051350432792736" calcext:value-type="float">
            <text:p>0.0051350433</text:p>
          </table:table-cell>
          <table:table-cell table:formula="of:=[.$A$13]*[.C27]^5+[.$A$12]*[.C27]^4+[.$A$11]*[.C27]^3+[.$A$10]*[.C27]^2+[.$A$9]*[.C27]+[.$A$8]" office:value-type="float" office:value="0.0194369605662528" calcext:value-type="float">
            <text:p>0.0194369606</text:p>
          </table:table-cell>
          <table:table-cell table:formula="of:=[.$A$7]*[.C27]^4*5+[.$A$6]*[.C27]^3*4+[.$A$5]*[.C27]^2*3+[.$A$4]*[.C27]*2+[.$A$3]" office:value-type="float" office:value="0.0727784539608" calcext:value-type="float">
            <text:p>0.072778454</text:p>
          </table:table-cell>
          <table:table-cell table:formula="of:=[.$A$13]*[.C27]^4*5+[.$A$12]*[.C27]^3*4+[.$A$11]*[.C27]^2*3+[.$A$10]*[.C27]*2+[.$A$9]" office:value-type="float" office:value="-0.0467080264479999" calcext:value-type="float">
            <text:p>-0.0467080264</text:p>
          </table:table-cell>
        </table:table-row>
        <table:table-row table:style-name="ro1">
          <table:table-cell table:number-columns-repeated="2"/>
          <table:table-cell office:value-type="float" office:value="0.27" calcext:value-type="float">
            <text:p>0.27</text:p>
          </table:table-cell>
          <table:table-cell table:formula="of:=[.$A$7]*[.C28]^5+[.$A$6]*[.C28]^4+[.$A$5]*[.C28]^3+[.$A$4]*[.C28]^2+[.$A$3]*[.C28]+[.$A$2]" office:value-type="float" office:value="0.0058734409827337" calcext:value-type="float">
            <text:p>0.005873441</text:p>
          </table:table-cell>
          <table:table-cell table:formula="of:=[.$A$13]*[.C28]^5+[.$A$12]*[.C28]^4+[.$A$11]*[.C28]^3+[.$A$10]*[.C28]^2+[.$A$9]*[.C28]+[.$A$8]" office:value-type="float" office:value="0.0189156062731268" calcext:value-type="float">
            <text:p>0.0189156063</text:p>
          </table:table-cell>
          <table:table-cell table:formula="of:=[.$A$7]*[.C28]^4*5+[.$A$6]*[.C28]^3*4+[.$A$5]*[.C28]^2*3+[.$A$4]*[.C28]*2+[.$A$3]" office:value-type="float" office:value="0.07494863969355" calcext:value-type="float">
            <text:p>0.0749486397</text:p>
          </table:table-cell>
          <table:table-cell table:formula="of:=[.$A$13]*[.C28]^4*5+[.$A$12]*[.C28]^3*4+[.$A$11]*[.C28]^2*3+[.$A$10]*[.C28]*2+[.$A$9]" office:value-type="float" office:value="-0.057586502193" calcext:value-type="float">
            <text:p>-0.0575865022</text:p>
          </table:table-cell>
        </table:table-row>
        <table:table-row table:style-name="ro1">
          <table:table-cell table:number-columns-repeated="2"/>
          <table:table-cell office:value-type="float" office:value="0.28" calcext:value-type="float">
            <text:p>0.28</text:p>
          </table:table-cell>
          <table:table-cell table:formula="of:=[.$A$7]*[.C29]^5+[.$A$6]*[.C29]^4+[.$A$5]*[.C29]^3+[.$A$4]*[.C29]^2+[.$A$3]*[.C29]+[.$A$2]" office:value-type="float" office:value="0.00663498080679679" calcext:value-type="float">
            <text:p>0.0066349808</text:p>
          </table:table-cell>
          <table:table-cell table:formula="of:=[.$A$13]*[.C29]^5+[.$A$12]*[.C29]^4+[.$A$11]*[.C29]^3+[.$A$10]*[.C29]^2+[.$A$9]*[.C29]+[.$A$8]" office:value-type="float" office:value="0.0182846945782208" calcext:value-type="float">
            <text:p>0.0182846946</text:p>
          </table:table-cell>
          <table:table-cell table:formula="of:=[.$A$7]*[.C29]^4*5+[.$A$6]*[.C29]^3*4+[.$A$5]*[.C29]^2*3+[.$A$4]*[.C29]*2+[.$A$3]" office:value-type="float" office:value="0.0774082827008" calcext:value-type="float">
            <text:p>0.0774082827</text:p>
          </table:table-cell>
          <table:table-cell table:formula="of:=[.$A$13]*[.C29]^4*5+[.$A$12]*[.C29]^3*4+[.$A$11]*[.C29]^2*3+[.$A$10]*[.C29]*2+[.$A$9]" office:value-type="float" office:value="-0.068625719488" calcext:value-type="float">
            <text:p>-0.0686257195</text:p>
          </table:table-cell>
        </table:table-row>
        <table:table-row table:style-name="ro1">
          <table:table-cell table:number-columns-repeated="2"/>
          <table:table-cell office:value-type="float" office:value="0.29" calcext:value-type="float">
            <text:p>0.29</text:p>
          </table:table-cell>
          <table:table-cell table:formula="of:=[.$A$7]*[.C30]^5+[.$A$6]*[.C30]^4+[.$A$5]*[.C30]^3+[.$A$4]*[.C30]^2+[.$A$3]*[.C30]+[.$A$2]" office:value-type="float" office:value="0.0074226013217319" calcext:value-type="float">
            <text:p>0.0074226013</text:p>
          </table:table-cell>
          <table:table-cell table:formula="of:=[.$A$13]*[.C30]^5+[.$A$12]*[.C30]^4+[.$A$11]*[.C30]^3+[.$A$10]*[.C30]^2+[.$A$9]*[.C30]+[.$A$8]" office:value-type="float" office:value="0.0175424337705948" calcext:value-type="float">
            <text:p>0.0175424338</text:p>
          </table:table-cell>
          <table:table-cell table:formula="of:=[.$A$7]*[.C30]^4*5+[.$A$6]*[.C30]^3*4+[.$A$5]*[.C30]^2*3+[.$A$4]*[.C30]*2+[.$A$3]" office:value-type="float" office:value="0.08016636838155" calcext:value-type="float">
            <text:p>0.0801663684</text:p>
          </table:table-cell>
          <table:table-cell table:formula="of:=[.$A$13]*[.C30]^4*5+[.$A$12]*[.C30]^3*4+[.$A$11]*[.C30]^2*3+[.$A$10]*[.C30]*2+[.$A$9]" office:value-type="float" office:value="-0.0798623289129999" calcext:value-type="float">
            <text:p>-0.0798623289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formula="of:=[.$A$7]*[.C31]^5+[.$A$6]*[.C31]^4+[.$A$5]*[.C31]^3+[.$A$4]*[.C31]^2+[.$A$3]*[.C31]+[.$A$2]" office:value-type="float" office:value="0.008239336528624" calcext:value-type="float">
            <text:p>0.0082393365</text:p>
          </table:table-cell>
          <table:table-cell table:formula="of:=[.$A$13]*[.C31]^5+[.$A$12]*[.C31]^4+[.$A$11]*[.C31]^3+[.$A$10]*[.C31]^2+[.$A$9]*[.C31]+[.$A$8]" office:value-type="float" office:value="0.0166866718887488" calcext:value-type="float">
            <text:p>0.0166866719</text:p>
          </table:table-cell>
          <table:table-cell table:formula="of:=[.$A$7]*[.C31]^4*5+[.$A$6]*[.C31]^3*4+[.$A$5]*[.C31]^2*3+[.$A$4]*[.C31]*2+[.$A$3]" office:value-type="float" office:value="0.0832329975" calcext:value-type="float">
            <text:p>0.0832329975</text:p>
          </table:table-cell>
          <table:table-cell table:formula="of:=[.$A$13]*[.C31]^4*5+[.$A$12]*[.C31]^3*4+[.$A$11]*[.C31]^2*3+[.$A$10]*[.C31]*2+[.$A$9]" office:value-type="float" office:value="-0.09133173" calcext:value-type="float">
            <text:p>-0.09133173</text:p>
          </table:table-cell>
        </table:table-row>
        <table:table-row table:style-name="ro1">
          <table:table-cell table:number-columns-repeated="2"/>
          <table:table-cell office:value-type="float" office:value="0.31" calcext:value-type="float">
            <text:p>0.31</text:p>
          </table:table-cell>
          <table:table-cell table:formula="of:=[.$A$7]*[.C32]^5+[.$A$6]*[.C32]^4+[.$A$5]*[.C32]^3+[.$A$4]*[.C32]^2+[.$A$3]*[.C32]+[.$A$2]" office:value-type="float" office:value="0.0090883270130261" calcext:value-type="float">
            <text:p>0.009088327</text:p>
          </table:table-cell>
          <table:table-cell table:formula="of:=[.$A$13]*[.C32]^5+[.$A$12]*[.C32]^4+[.$A$11]*[.C32]^3+[.$A$10]*[.C32]^2+[.$A$9]*[.C32]+[.$A$8]" office:value-type="float" office:value="0.0157149092311028" calcext:value-type="float">
            <text:p>0.0157149092</text:p>
          </table:table-cell>
          <table:table-cell table:formula="of:=[.$A$7]*[.C32]^4*5+[.$A$6]*[.C32]^3*4+[.$A$5]*[.C32]^2*3+[.$A$4]*[.C32]*2+[.$A$3]" office:value-type="float" office:value="0.08661938618555" calcext:value-type="float">
            <text:p>0.0866193862</text:p>
          </table:table-cell>
          <table:table-cell table:formula="of:=[.$A$13]*[.C32]^4*5+[.$A$12]*[.C32]^3*4+[.$A$11]*[.C32]^2*3+[.$A$10]*[.C32]*2+[.$A$9]" office:value-type="float" office:value="-0.103068071233" calcext:value-type="float">
            <text:p>-0.1030680712</text:p>
          </table:table-cell>
        </table:table-row>
        <table:table-row table:style-name="ro1">
          <table:table-cell table:number-columns-repeated="2"/>
          <table:table-cell office:value-type="float" office:value="0.32" calcext:value-type="float">
            <text:p>0.32</text:p>
          </table:table-cell>
          <table:table-cell table:formula="of:=[.$A$7]*[.C33]^5+[.$A$6]*[.C33]^4+[.$A$5]*[.C33]^3+[.$A$4]*[.C33]^2+[.$A$3]*[.C33]+[.$A$2]" office:value-type="float" office:value="0.0099728310986112" calcext:value-type="float">
            <text:p>0.0099728311</text:p>
          </table:table-cell>
          <table:table-cell table:formula="of:=[.$A$13]*[.C33]^5+[.$A$12]*[.C33]^4+[.$A$11]*[.C33]^3+[.$A$10]*[.C33]^2+[.$A$9]*[.C33]+[.$A$8]" office:value-type="float" office:value="0.0146243108664769" calcext:value-type="float">
            <text:p>0.0146243109</text:p>
          </table:table-cell>
          <table:table-cell table:formula="of:=[.$A$7]*[.C33]^4*5+[.$A$6]*[.C33]^3*4+[.$A$5]*[.C33]^2*3+[.$A$4]*[.C33]*2+[.$A$3]" office:value-type="float" office:value="0.0903378659328" calcext:value-type="float">
            <text:p>0.0903378659</text:p>
          </table:table-cell>
          <table:table-cell table:formula="of:=[.$A$13]*[.C33]^4*5+[.$A$12]*[.C33]^3*4+[.$A$11]*[.C33]^2*3+[.$A$10]*[.C33]*2+[.$A$9]" office:value-type="float" office:value="-0.115104250048" calcext:value-type="float">
            <text:p>-0.11510425</text:p>
          </table:table-cell>
        </table:table-row>
        <table:table-row table:style-name="ro1">
          <table:table-cell table:number-columns-repeated="2"/>
          <table:table-cell office:value-type="float" office:value="0.33" calcext:value-type="float">
            <text:p>0.33</text:p>
          </table:table-cell>
          <table:table-cell table:formula="of:=[.$A$7]*[.C34]^5+[.$A$6]*[.C34]^4+[.$A$5]*[.C34]^3+[.$A$4]*[.C34]^2+[.$A$3]*[.C34]+[.$A$2]" office:value-type="float" office:value="0.0108962360008243" calcext:value-type="float">
            <text:p>0.010896236</text:p>
          </table:table-cell>
          <table:table-cell table:formula="of:=[.$A$13]*[.C34]^5+[.$A$12]*[.C34]^4+[.$A$11]*[.C34]^3+[.$A$10]*[.C34]^2+[.$A$9]*[.C34]+[.$A$8]" office:value-type="float" office:value="0.0134117191445708" calcext:value-type="float">
            <text:p>0.0134117191</text:p>
          </table:table-cell>
          <table:table-cell table:formula="of:=[.$A$7]*[.C34]^4*5+[.$A$6]*[.C34]^3*4+[.$A$5]*[.C34]^2*3+[.$A$4]*[.C34]*2+[.$A$3]" office:value-type="float" office:value="0.09440188360155" calcext:value-type="float">
            <text:p>0.0944018836</text:p>
          </table:table-cell>
          <table:table-cell table:formula="of:=[.$A$13]*[.C34]^4*5+[.$A$12]*[.C34]^3*4+[.$A$11]*[.C34]^2*3+[.$A$10]*[.C34]*2+[.$A$9]" office:value-type="float" office:value="-0.127471912833" calcext:value-type="float">
            <text:p>-0.1274719128</text:p>
          </table:table-cell>
        </table:table-row>
        <table:table-row table:style-name="ro1">
          <table:table-cell table:number-columns-repeated="2"/>
          <table:table-cell office:value-type="float" office:value="0.34" calcext:value-type="float">
            <text:p>0.34</text:p>
          </table:table-cell>
          <table:table-cell table:formula="of:=[.$A$7]*[.C35]^5+[.$A$6]*[.C35]^4+[.$A$5]*[.C35]^3+[.$A$4]*[.C35]^2+[.$A$3]*[.C35]+[.$A$2]" office:value-type="float" office:value="0.0118620689805344" calcext:value-type="float">
            <text:p>0.011862069</text:p>
          </table:table-cell>
          <table:table-cell table:formula="of:=[.$A$13]*[.C35]^5+[.$A$12]*[.C35]^4+[.$A$11]*[.C35]^3+[.$A$10]*[.C35]^2+[.$A$9]*[.C35]+[.$A$8]" office:value-type="float" office:value="0.0120736662064448" calcext:value-type="float">
            <text:p>0.0120736662</text:p>
          </table:table-cell>
          <table:table-cell table:formula="of:=[.$A$7]*[.C35]^4*5+[.$A$6]*[.C35]^3*4+[.$A$5]*[.C35]^2*3+[.$A$4]*[.C35]*2+[.$A$3]" office:value-type="float" office:value="0.0988260014168" calcext:value-type="float">
            <text:p>0.0988260014</text:p>
          </table:table-cell>
          <table:table-cell table:formula="of:=[.$A$13]*[.C35]^4*5+[.$A$12]*[.C35]^3*4+[.$A$11]*[.C35]^2*3+[.$A$10]*[.C35]*2+[.$A$9]" office:value-type="float" office:value="-0.140201454928" calcext:value-type="float">
            <text:p>-0.140201454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/GenerateWalkPattern 0.05 0.05 0.12 0.35 -0.015 -0.010 1 1 1.csv</text:p>
          </table:table-cell>
          <table:table-cell table:number-columns-repeated="6"/>
        </table:table-row>
      </table:table>
      <table:table table:name="Sheet8_2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係数</text:p>
          </table:table-cell>
          <table:table-cell/>
          <table:table-cell office:value-type="string" calcext:value-type="string">
            <text:p>時間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'</text:p>
          </table:table-cell>
          <table:table-cell office:value-type="string" calcext:value-type="string">
            <text:p>y'</text:p>
          </table:table-cell>
        </table:table-row>
        <table:table-row table:style-name="ro1">
          <table:table-cell table:style-name="ce2" office:value-type="float" office:value="-0.0181379310194656" calcext:value-type="float">
            <text:p>-1.81E-02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$A$7]*[.C2]^5+[.$A$6]*[.C2]^4+[.$A$5]*[.C2]^3+[.$A$4]*[.C2]^2+[.$A$3]*[.C2]+[.$A$2]" office:value-type="float" office:value="-0.0172015793579279" calcext:value-type="float">
            <text:p>-0.0172015794</text:p>
          </table:table-cell>
          <table:table-cell table:formula="of:=[.$A$13]*[.C2]^5+[.$A$12]*[.C2]^4+[.$A$11]*[.C2]^3+[.$A$10]*[.C2]^2+[.$A$9]*[.C2]+[.$A$8]" office:value-type="float" office:value="-0.014143622372454" calcext:value-type="float">
            <text:p>-0.0141436224</text:p>
          </table:table-cell>
          <table:table-cell table:formula="of:=[.$A$7]*[.C2]^4*5+[.$A$6]*[.C2]^3*4+[.$A$5]*[.C2]^2*3+[.$A$4]*[.C2]*2+[.$A$3]" office:value-type="float" office:value="0.09200723552185" calcext:value-type="float">
            <text:p>0.0920072355</text:p>
          </table:table-cell>
          <table:table-cell table:formula="of:=[.$A$13]*[.C2]^4*5+[.$A$12]*[.C2]^3*4+[.$A$11]*[.C2]^2*3+[.$A$10]*[.C2]*2+[.$A$9]" office:value-type="float" office:value="-0.1155793159494" calcext:value-type="float">
            <text:p>-0.1155793159</text:p>
          </table:table-cell>
        </table:table-row>
        <table:table-row table:style-name="ro1">
          <table:table-cell table:style-name="ce3" office:value-type="float" office:value="0.0952932" calcext:value-type="float">
            <text:p>9.53E-02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$A$7]*[.C3]^5+[.$A$6]*[.C3]^4+[.$A$5]*[.C3]^3+[.$A$4]*[.C3]^2+[.$A$3]*[.C3]+[.$A$2]" office:value-type="float" office:value="-0.0162971905217792" calcext:value-type="float">
            <text:p>-0.0162971905</text:p>
          </table:table-cell>
          <table:table-cell table:formula="of:=[.$A$13]*[.C3]^5+[.$A$12]*[.C3]^4+[.$A$11]*[.C3]^3+[.$A$10]*[.C3]^2+[.$A$9]*[.C3]+[.$A$8]" office:value-type="float" office:value="-0.0152390107023168" calcext:value-type="float">
            <text:p>-0.0152390107</text:p>
          </table:table-cell>
          <table:table-cell table:formula="of:=[.$A$7]*[.C3]^4*5+[.$A$6]*[.C3]^3*4+[.$A$5]*[.C3]^2*3+[.$A$4]*[.C3]*2+[.$A$3]" office:value-type="float" office:value="0.0889000192456" calcext:value-type="float">
            <text:p>0.0889000192</text:p>
          </table:table-cell>
          <table:table-cell table:formula="of:=[.$A$13]*[.C3]^4*5+[.$A$12]*[.C3]^3*4+[.$A$11]*[.C3]^2*3+[.$A$10]*[.C3]*2+[.$A$9]" office:value-type="float" office:value="-0.1035507735904" calcext:value-type="float">
            <text:p>-0.1035507736</text:p>
          </table:table-cell>
        </table:table-row>
        <table:table-row table:style-name="ro1">
          <table:table-cell table:style-name="ce4" office:value-type="float" office:value="-0.16883" calcext:value-type="float">
            <text:p>-0.16883</text:p>
          </table:table-cell>
          <table:table-cell/>
          <table:table-cell office:value-type="float" office:value="0.03" calcext:value-type="float">
            <text:p>0.03</text:p>
          </table:table-cell>
          <table:table-cell table:formula="of:=[.$A$7]*[.C4]^5+[.$A$6]*[.C4]^4+[.$A$5]*[.C4]^3+[.$A$4]*[.C4]^2+[.$A$3]*[.C4]+[.$A$2]" office:value-type="float" office:value="-0.0154229948979445" calcext:value-type="float">
            <text:p>-0.0154229949</text:p>
          </table:table-cell>
          <table:table-cell table:formula="of:=[.$A$13]*[.C4]^5+[.$A$12]*[.C4]^4+[.$A$11]*[.C4]^3+[.$A$10]*[.C4]^2+[.$A$9]*[.C4]+[.$A$8]" office:value-type="float" office:value="-0.0162156431399636" calcext:value-type="float">
            <text:p>-0.0162156431</text:p>
          </table:table-cell>
          <table:table-cell table:formula="of:=[.$A$7]*[.C4]^4*5+[.$A$6]*[.C4]^3*4+[.$A$5]*[.C4]^2*3+[.$A$4]*[.C4]*2+[.$A$3]" office:value-type="float" office:value="0.08596803751785" calcext:value-type="float">
            <text:p>0.0859680375</text:p>
          </table:table-cell>
          <table:table-cell table:formula="of:=[.$A$13]*[.C4]^4*5+[.$A$12]*[.C4]^3*4+[.$A$11]*[.C4]^2*3+[.$A$10]*[.C4]*2+[.$A$9]" office:value-type="float" office:value="-0.0918237847014" calcext:value-type="float">
            <text:p>-0.0918237847</text:p>
          </table:table-cell>
        </table:table-row>
        <table:table-row table:style-name="ro1">
          <table:table-cell table:style-name="ce4" office:value-type="float" office:value="0.304321" calcext:value-type="float">
            <text:p>0.304321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[.$A$7]*[.C5]^5+[.$A$6]*[.C5]^4+[.$A$5]*[.C5]^3+[.$A$4]*[.C5]^2+[.$A$3]*[.C5]+[.$A$2]" office:value-type="float" office:value="-0.0145772562058208" calcext:value-type="float">
            <text:p>-0.0145772562</text:p>
          </table:table-cell>
          <table:table-cell table:formula="of:=[.$A$13]*[.C5]^5+[.$A$12]*[.C5]^4+[.$A$11]*[.C5]^3+[.$A$10]*[.C5]^2+[.$A$9]*[.C5]+[.$A$8]" office:value-type="float" office:value="-0.0170764028739264" calcext:value-type="float">
            <text:p>-0.0170764029</text:p>
          </table:table-cell>
          <table:table-cell table:formula="of:=[.$A$7]*[.C5]^4*5+[.$A$6]*[.C5]^3*4+[.$A$5]*[.C5]^2*3+[.$A$4]*[.C5]*2+[.$A$3]" office:value-type="float" office:value="0.0832081374976" calcext:value-type="float">
            <text:p>0.0832081375</text:p>
          </table:table-cell>
          <table:table-cell table:formula="of:=[.$A$13]*[.C5]^4*5+[.$A$12]*[.C5]^3*4+[.$A$11]*[.C5]^2*3+[.$A$10]*[.C5]*2+[.$A$9]" office:value-type="float" office:value="-0.0803717038464" calcext:value-type="float">
            <text:p>-0.0803717038</text:p>
          </table:table-cell>
        </table:table-row>
        <table:table-row table:style-name="ro1">
          <table:table-cell table:style-name="ce4" office:value-type="float" office:value="-0.168953" calcext:value-type="float">
            <text:p>-0.168953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[.$A$7]*[.C6]^5+[.$A$6]*[.C6]^4+[.$A$5]*[.C6]^3+[.$A$4]*[.C6]^2+[.$A$3]*[.C6]+[.$A$2]" office:value-type="float" office:value="-0.0137582678891531" calcext:value-type="float">
            <text:p>-0.0137582679</text:p>
          </table:table-cell>
          <table:table-cell table:formula="of:=[.$A$13]*[.C6]^5+[.$A$12]*[.C6]^4+[.$A$11]*[.C6]^3+[.$A$10]*[.C6]^2+[.$A$9]*[.C6]+[.$A$8]" office:value-type="float" office:value="-0.0178239013523052" calcext:value-type="float">
            <text:p>-0.0178239014</text:p>
          </table:table-cell>
          <table:table-cell table:formula="of:=[.$A$7]*[.C6]^4*5+[.$A$6]*[.C6]^3*4+[.$A$5]*[.C6]^2*3+[.$A$4]*[.C6]*2+[.$A$3]" office:value-type="float" office:value="0.08061752715625" calcext:value-type="float">
            <text:p>0.0806175272</text:p>
          </table:table-cell>
          <table:table-cell table:formula="of:=[.$A$13]*[.C6]^4*5+[.$A$12]*[.C6]^3*4+[.$A$11]*[.C6]^2*3+[.$A$10]*[.C6]*2+[.$A$9]" office:value-type="float" office:value="-0.069166828375" calcext:value-type="float">
            <text:p>-0.0691668284</text:p>
          </table:table-cell>
        </table:table-row>
        <table:table-row table:style-name="ro1">
          <table:table-cell table:style-name="ce4" office:value-type="float" office:value="0.300677" calcext:value-type="float">
            <text:p>0.300677</text:p>
          </table:table-cell>
          <table:table-cell/>
          <table:table-cell office:value-type="float" office:value="0.06" calcext:value-type="float">
            <text:p>0.06</text:p>
          </table:table-cell>
          <table:table-cell table:formula="of:=[.$A$7]*[.C7]^5+[.$A$6]*[.C7]^4+[.$A$5]*[.C7]^3+[.$A$4]*[.C7]^2+[.$A$3]*[.C7]+[.$A$2]" office:value-type="float" office:value="-0.0129643495079104" calcext:value-type="float">
            <text:p>-0.0129643495</text:p>
          </table:table-cell>
          <table:table-cell table:formula="of:=[.$A$13]*[.C7]^5+[.$A$12]*[.C7]^4+[.$A$11]*[.C7]^3+[.$A$10]*[.C7]^2+[.$A$9]*[.C7]+[.$A$8]" office:value-type="float" office:value="-0.018460467710624" calcext:value-type="float">
            <text:p>-0.0184604677</text:p>
          </table:table-cell>
          <table:table-cell table:formula="of:=[.$A$7]*[.C7]^4*5+[.$A$6]*[.C7]^3*4+[.$A$5]*[.C7]^2*3+[.$A$4]*[.C7]*2+[.$A$3]" office:value-type="float" office:value="0.0781937752776" calcext:value-type="float">
            <text:p>0.0781937753</text:p>
          </table:table-cell>
          <table:table-cell table:formula="of:=[.$A$13]*[.C7]^4*5+[.$A$12]*[.C7]^3*4+[.$A$11]*[.C7]^2*3+[.$A$10]*[.C7]*2+[.$A$9]" office:value-type="float" office:value="-0.0581803984224" calcext:value-type="float">
            <text:p>-0.0581803984</text:p>
          </table:table-cell>
        </table:table-row>
        <table:table-row table:style-name="ro1">
          <table:table-cell table:style-name="ce3" office:value-type="float" office:value="-0.0129263337935552" calcext:value-type="float">
            <text:p>-1.29E-02</text:p>
          </table:table-cell>
          <table:table-cell/>
          <table:table-cell office:value-type="float" office:value="0.07" calcext:value-type="float">
            <text:p>0.07</text:p>
          </table:table-cell>
          <table:table-cell table:formula="of:=[.$A$7]*[.C8]^5+[.$A$6]*[.C8]^4+[.$A$5]*[.C8]^3+[.$A$4]*[.C8]^2+[.$A$3]*[.C8]+[.$A$2]" office:value-type="float" office:value="-0.0121938431301617" calcext:value-type="float">
            <text:p>-0.0121938431</text:p>
          </table:table-cell>
          <table:table-cell table:formula="of:=[.$A$13]*[.C8]^5+[.$A$12]*[.C8]^4+[.$A$11]*[.C8]^3+[.$A$10]*[.C8]^2+[.$A$9]*[.C8]+[.$A$8]" office:value-type="float" office:value="-0.0189881381996868" calcext:value-type="float">
            <text:p>-0.0189881382</text:p>
          </table:table-cell>
          <table:table-cell table:formula="of:=[.$A$7]*[.C8]^4*5+[.$A$6]*[.C8]^3*4+[.$A$5]*[.C8]^2*3+[.$A$4]*[.C8]*2+[.$A$3]" office:value-type="float" office:value="0.07593481145785" calcext:value-type="float">
            <text:p>0.0759348115</text:p>
          </table:table-cell>
          <table:table-cell table:formula="of:=[.$A$13]*[.C8]^4*5+[.$A$12]*[.C8]^3*4+[.$A$11]*[.C8]^2*3+[.$A$10]*[.C8]*2+[.$A$9]" office:value-type="float" office:value="-0.0473825969094" calcext:value-type="float">
            <text:p>-0.0473825969</text:p>
          </table:table-cell>
        </table:table-row>
        <table:table-row table:style-name="ro1">
          <table:table-cell table:style-name="ce4" office:value-type="float" office:value="-0.127935" calcext:value-type="float">
            <text:p>-0.127935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[.$A$7]*[.C9]^5+[.$A$6]*[.C9]^4+[.$A$5]*[.C9]^3+[.$A$4]*[.C9]^2+[.$A$3]*[.C9]+[.$A$2]" office:value-type="float" office:value="-0.011445109723952" calcext:value-type="float">
            <text:p>-0.0114451097</text:p>
          </table:table-cell>
          <table:table-cell table:formula="of:=[.$A$13]*[.C9]^5+[.$A$12]*[.C9]^4+[.$A$11]*[.C9]^3+[.$A$10]*[.C9]^2+[.$A$9]*[.C9]+[.$A$8]" office:value-type="float" office:value="-0.0194086456134336" calcext:value-type="float">
            <text:p>-0.0194086456</text:p>
          </table:table-cell>
          <table:table-cell table:formula="of:=[.$A$7]*[.C9]^4*5+[.$A$6]*[.C9]^3*4+[.$A$5]*[.C9]^2*3+[.$A$4]*[.C9]*2+[.$A$3]" office:value-type="float" office:value="0.0738389261056" calcext:value-type="float">
            <text:p>0.0738389261</text:p>
          </table:table-cell>
          <table:table-cell table:formula="of:=[.$A$13]*[.C9]^4*5+[.$A$12]*[.C9]^3*4+[.$A$11]*[.C9]^2*3+[.$A$10]*[.C9]*2+[.$A$9]" office:value-type="float" office:value="-0.0367425495424" calcext:value-type="float">
            <text:p>-0.0367425495</text:p>
          </table:table-cell>
        </table:table-row>
        <table:table-row table:style-name="ro1">
          <table:table-cell table:style-name="ce4" office:value-type="float" office:value="0.626376" calcext:value-type="float">
            <text:p>0.626376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$A$7]*[.C10]^5+[.$A$6]*[.C10]^4+[.$A$5]*[.C10]^3+[.$A$4]*[.C10]^2+[.$A$3]*[.C10]+[.$A$2]" office:value-type="float" office:value="-0.0107165255491783" calcext:value-type="float">
            <text:p>-0.0107165255</text:p>
          </table:table-cell>
          <table:table-cell table:formula="of:=[.$A$13]*[.C10]^5+[.$A$12]*[.C10]^4+[.$A$11]*[.C10]^3+[.$A$10]*[.C10]^2+[.$A$9]*[.C10]+[.$A$8]" office:value-type="float" office:value="-0.0197234087167964" calcext:value-type="float">
            <text:p>-0.0197234087</text:p>
          </table:table-cell>
          <table:table-cell table:formula="of:=[.$A$7]*[.C10]^4*5+[.$A$6]*[.C10]^3*4+[.$A$5]*[.C10]^2*3+[.$A$4]*[.C10]*2+[.$A$3]" office:value-type="float" office:value="0.07190477044185" calcext:value-type="float">
            <text:p>0.0719047704</text:p>
          </table:table-cell>
          <table:table-cell table:formula="of:=[.$A$13]*[.C10]^4*5+[.$A$12]*[.C10]^3*4+[.$A$11]*[.C10]^2*3+[.$A$10]*[.C10]*2+[.$A$9]" office:value-type="float" office:value="-0.0262283248134" calcext:value-type="float">
            <text:p>-0.0262283248</text:p>
          </table:table-cell>
        </table:table-row>
        <table:table-row table:style-name="ro1">
          <table:table-cell table:style-name="ce4" office:value-type="float" office:value="-0.586268" calcext:value-type="float">
            <text:p>-0.586268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$A$7]*[.C11]^5+[.$A$6]*[.C11]^4+[.$A$5]*[.C11]^3+[.$A$4]*[.C11]^2+[.$A$3]*[.C11]+[.$A$2]" office:value-type="float" office:value="-0.0100064785494656" calcext:value-type="float">
            <text:p>-0.0100064785</text:p>
          </table:table-cell>
          <table:table-cell table:formula="of:=[.$A$13]*[.C11]^5+[.$A$12]*[.C11]^4+[.$A$11]*[.C11]^3+[.$A$10]*[.C11]^2+[.$A$9]*[.C11]+[.$A$8]" office:value-type="float" office:value="-0.0199335216735552" calcext:value-type="float">
            <text:p>-0.0199335217</text:p>
          </table:table-cell>
          <table:table-cell table:formula="of:=[.$A$7]*[.C11]^4*5+[.$A$6]*[.C11]^3*4+[.$A$5]*[.C11]^2*3+[.$A$4]*[.C11]*2+[.$A$3]" office:value-type="float" office:value="0.0701313565" calcext:value-type="float">
            <text:p>0.0701313565</text:p>
          </table:table-cell>
          <table:table-cell table:formula="of:=[.$A$13]*[.C11]^4*5+[.$A$12]*[.C11]^3*4+[.$A$11]*[.C11]^2*3+[.$A$10]*[.C11]*2+[.$A$9]" office:value-type="float" office:value="-0.015806934" calcext:value-type="float">
            <text:p>-0.015806934</text:p>
          </table:table-cell>
        </table:table-row>
        <table:table-row table:style-name="ro1">
          <table:table-cell table:style-name="ce4" office:value-type="float" office:value="1.0001" calcext:value-type="float">
            <text:p>1.0001</text:p>
          </table:table-cell>
          <table:table-cell/>
          <table:table-cell office:value-type="float" office:value="0.11" calcext:value-type="float">
            <text:p>0.11</text:p>
          </table:table-cell>
          <table:table-cell table:formula="of:=[.$A$7]*[.C12]^5+[.$A$6]*[.C12]^4+[.$A$5]*[.C12]^3+[.$A$4]*[.C12]^2+[.$A$3]*[.C12]+[.$A$2]" office:value-type="float" office:value="-0.0093133647440429" calcext:value-type="float">
            <text:p>-0.0093133647</text:p>
          </table:table-cell>
          <table:table-cell table:formula="of:=[.$A$13]*[.C12]^5+[.$A$12]*[.C12]^4+[.$A$11]*[.C12]^3+[.$A$10]*[.C12]^2+[.$A$9]*[.C12]+[.$A$8]" office:value-type="float" office:value="-0.020039743474194" calcext:value-type="float">
            <text:p>-0.0200397435</text:p>
          </table:table-cell>
          <table:table-cell table:formula="of:=[.$A$7]*[.C12]^4*5+[.$A$6]*[.C12]^3*4+[.$A$5]*[.C12]^2*3+[.$A$4]*[.C12]*2+[.$A$3]" office:value-type="float" office:value="0.06851805712585" calcext:value-type="float">
            <text:p>0.0685180571</text:p>
          </table:table-cell>
          <table:table-cell table:formula="of:=[.$A$13]*[.C12]^4*5+[.$A$12]*[.C12]^3*4+[.$A$11]*[.C12]^2*3+[.$A$10]*[.C12]*2+[.$A$9]" office:value-type="float" office:value="-0.0054443311654" calcext:value-type="float">
            <text:p>-0.0054443312</text:p>
          </table:table-cell>
        </table:table-row>
        <table:table-row table:style-name="ro1">
          <table:table-cell table:style-name="ce5" office:value-type="float" office:value="0.881012" calcext:value-type="float">
            <text:p>0.881012</text:p>
          </table:table-cell>
          <table:table-cell/>
          <table:table-cell office:value-type="float" office:value="0.12" calcext:value-type="float">
            <text:p>0.12</text:p>
          </table:table-cell>
          <table:table-cell table:formula="of:=[.$A$7]*[.C13]^5+[.$A$6]*[.C13]^4+[.$A$5]*[.C13]^3+[.$A$4]*[.C13]^2+[.$A$3]*[.C13]+[.$A$2]" office:value-type="float" office:value="-0.0086355846196192" calcext:value-type="float">
            <text:p>-0.0086355846</text:p>
          </table:table-cell>
          <table:table-cell table:formula="of:=[.$A$13]*[.C13]^5+[.$A$12]*[.C13]^4+[.$A$11]*[.C13]^3+[.$A$10]*[.C13]^2+[.$A$9]*[.C13]+[.$A$8]" office:value-type="float" office:value="-0.0200424873637568" calcext:value-type="float">
            <text:p>-0.0200424874</text:p>
          </table:table-cell>
          <table:table-cell table:formula="of:=[.$A$7]*[.C13]^4*5+[.$A$6]*[.C13]^3*4+[.$A$5]*[.C13]^2*3+[.$A$4]*[.C13]*2+[.$A$3]" office:value-type="float" office:value="0.0670646059776" calcext:value-type="float">
            <text:p>0.067064606</text:p>
          </table:table-cell>
          <table:table-cell table:formula="of:=[.$A$13]*[.C13]^4*5+[.$A$12]*[.C13]^3*4+[.$A$11]*[.C13]^2*3+[.$A$10]*[.C13]*2+[.$A$9]" office:value-type="float" office:value="0.00489458684159999" calcext:value-type="float">
            <text:p>0.0048945868</text:p>
          </table:table-cell>
        </table:table-row>
        <table:table-row table:style-name="ro1">
          <table:table-cell table:number-columns-repeated="2"/>
          <table:table-cell office:value-type="float" office:value="0.13" calcext:value-type="float">
            <text:p>0.13</text:p>
          </table:table-cell>
          <table:table-cell table:formula="of:=[.$A$7]*[.C14]^5+[.$A$6]*[.C14]^4+[.$A$5]*[.C14]^3+[.$A$4]*[.C14]^2+[.$A$3]*[.C14]+[.$A$2]" office:value-type="float" office:value="-0.0079715395222595" calcext:value-type="float">
            <text:p>-0.0079715395</text:p>
          </table:table-cell>
          <table:table-cell table:formula="of:=[.$A$13]*[.C14]^5+[.$A$12]*[.C14]^4+[.$A$11]*[.C14]^3+[.$A$10]*[.C14]^2+[.$A$9]*[.C14]+[.$A$8]" office:value-type="float" office:value="-0.0199418102697036" calcext:value-type="float">
            <text:p>-0.0199418103</text:p>
          </table:table-cell>
          <table:table-cell table:formula="of:=[.$A$7]*[.C14]^4*5+[.$A$6]*[.C14]^3*4+[.$A$5]*[.C14]^2*3+[.$A$4]*[.C14]*2+[.$A$3]" office:value-type="float" office:value="0.06577109752585" calcext:value-type="float">
            <text:p>0.0657710975</text:p>
          </table:table-cell>
          <table:table-cell table:formula="of:=[.$A$13]*[.C14]^4*5+[.$A$12]*[.C14]^3*4+[.$A$11]*[.C14]^2*3+[.$A$10]*[.C14]*2+[.$A$9]" office:value-type="float" office:value="0.0152459803866" calcext:value-type="float">
            <text:p>0.0152459804</text:p>
          </table:table-cell>
        </table:table-row>
        <table:table-row table:style-name="ro1">
          <table:table-cell office:value-type="string" calcext:value-type="string">
            <text:p>次の目標位置</text:p>
          </table:table-cell>
          <table:table-cell/>
          <table:table-cell office:value-type="float" office:value="0.14" calcext:value-type="float">
            <text:p>0.14</text:p>
          </table:table-cell>
          <table:table-cell table:formula="of:=[.$A$7]*[.C15]^5+[.$A$6]*[.C15]^4+[.$A$5]*[.C15]^3+[.$A$4]*[.C15]^2+[.$A$3]*[.C15]+[.$A$2]" office:value-type="float" office:value="-0.0073196280492608" calcext:value-type="float">
            <text:p>-0.007319628</text:p>
          </table:table-cell>
          <table:table-cell table:formula="of:=[.$A$13]*[.C15]^5+[.$A$12]*[.C15]^4+[.$A$11]*[.C15]^3+[.$A$10]*[.C15]^2+[.$A$9]*[.C15]+[.$A$8]" office:value-type="float" office:value="-0.0197374022297664" calcext:value-type="float">
            <text:p>-0.0197374022</text:p>
          </table:table-cell>
          <table:table-cell table:formula="of:=[.$A$7]*[.C15]^4*5+[.$A$6]*[.C15]^3*4+[.$A$5]*[.C15]^2*3+[.$A$4]*[.C15]*2+[.$A$3]" office:value-type="float" office:value="0.0646379870536" calcext:value-type="float">
            <text:p>0.0646379871</text:p>
          </table:table-cell>
          <table:table-cell table:formula="of:=[.$A$13]*[.C15]^4*5+[.$A$12]*[.C15]^3*4+[.$A$11]*[.C15]^2*3+[.$A$10]*[.C15]*2+[.$A$9]" office:value-type="float" office:value="0.0256470670496" calcext:value-type="float">
            <text:p>0.025647067</text:p>
          </table:table-cell>
        </table:table-row>
        <table:table-row table:style-name="ro1">
          <table:table-cell table:style-name="ce6" office:value-type="float" office:value="0.02" calcext:value-type="float">
            <text:p>0.02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[.$A$7]*[.C16]^5+[.$A$6]*[.C16]^4+[.$A$5]*[.C16]^3+[.$A$4]*[.C16]^2+[.$A$3]*[.C16]+[.$A$2]" office:value-type="float" office:value="-0.0066782424410281" calcext:value-type="float">
            <text:p>-0.0066782424</text:p>
          </table:table-cell>
          <table:table-cell table:formula="of:=[.$A$13]*[.C16]^5+[.$A$12]*[.C16]^4+[.$A$11]*[.C16]^3+[.$A$10]*[.C16]^2+[.$A$9]*[.C16]+[.$A$8]" office:value-type="float" office:value="-0.0194285758198052" calcext:value-type="float">
            <text:p>-0.0194285758</text:p>
          </table:table-cell>
          <table:table-cell table:formula="of:=[.$A$7]*[.C16]^4*5+[.$A$6]*[.C16]^3*4+[.$A$5]*[.C16]^2*3+[.$A$4]*[.C16]*2+[.$A$3]" office:value-type="float" office:value="0.06366609065625" calcext:value-type="float">
            <text:p>0.0636660907</text:p>
          </table:table-cell>
          <table:table-cell table:formula="of:=[.$A$13]*[.C16]^4*5+[.$A$12]*[.C16]^3*4+[.$A$11]*[.C16]^2*3+[.$A$10]*[.C16]*2+[.$A$9]" office:value-type="float" office:value="0.036136121625" calcext:value-type="float">
            <text:p>0.0361361216</text:p>
          </table:table-cell>
        </table:table-row>
        <table:table-row table:style-name="ro1">
          <table:table-cell table:style-name="ce5" office:value-type="float" office:value="0.025" calcext:value-type="float">
            <text:p>0.025</text:p>
          </table:table-cell>
          <table:table-cell/>
          <table:table-cell office:value-type="float" office:value="0.16" calcext:value-type="float">
            <text:p>0.16</text:p>
          </table:table-cell>
          <table:table-cell table:formula="of:=[.$A$7]*[.C17]^5+[.$A$6]*[.C17]^4+[.$A$5]*[.C17]^3+[.$A$4]*[.C17]^2+[.$A$3]*[.C17]+[.$A$2]" office:value-type="float" office:value="-0.0060457649729504" calcext:value-type="float">
            <text:p>-0.006045765</text:p>
          </table:table-cell>
          <table:table-cell table:formula="of:=[.$A$13]*[.C17]^5+[.$A$12]*[.C17]^4+[.$A$11]*[.C17]^3+[.$A$10]*[.C17]^2+[.$A$9]*[.C17]+[.$A$8]" office:value-type="float" office:value="-0.019014255581664" calcext:value-type="float">
            <text:p>-0.0190142556</text:p>
          </table:table-cell>
          <table:table-cell table:formula="of:=[.$A$7]*[.C17]^4*5+[.$A$6]*[.C17]^3*4+[.$A$5]*[.C17]^2*3+[.$A$4]*[.C17]*2+[.$A$3]" office:value-type="float" office:value="0.0628565852416" calcext:value-type="float">
            <text:p>0.0628565852</text:p>
          </table:table-cell>
          <table:table-cell table:formula="of:=[.$A$13]*[.C17]^4*5+[.$A$12]*[.C17]^3*4+[.$A$11]*[.C17]^2*3+[.$A$10]*[.C17]*2+[.$A$9]" office:value-type="float" office:value="0.0467524761216" calcext:value-type="float">
            <text:p>0.0467524761</text:p>
          </table:table-cell>
        </table:table-row>
        <table:table-row table:style-name="ro1">
          <table:table-cell table:number-columns-repeated="2"/>
          <table:table-cell office:value-type="float" office:value="0.17" calcext:value-type="float">
            <text:p>0.17</text:p>
          </table:table-cell>
          <table:table-cell table:formula="of:=[.$A$7]*[.C18]^5+[.$A$6]*[.C18]^4+[.$A$5]*[.C18]^3+[.$A$4]*[.C18]^2+[.$A$3]*[.C18]+[.$A$2]" office:value-type="float" office:value="-0.0054205643472767" calcext:value-type="float">
            <text:p>-0.0054205643</text:p>
          </table:table-cell>
          <table:table-cell table:formula="of:=[.$A$13]*[.C18]^5+[.$A$12]*[.C18]^4+[.$A$11]*[.C18]^3+[.$A$10]*[.C18]^2+[.$A$9]*[.C18]+[.$A$8]" office:value-type="float" office:value="-0.0184929674510268" calcext:value-type="float">
            <text:p>-0.0184929675</text:p>
          </table:table-cell>
          <table:table-cell table:formula="of:=[.$A$7]*[.C18]^4*5+[.$A$6]*[.C18]^3*4+[.$A$5]*[.C18]^2*3+[.$A$4]*[.C18]*2+[.$A$3]" office:value-type="float" office:value="0.06221100852985" calcext:value-type="float">
            <text:p>0.0622110085</text:p>
          </table:table-cell>
          <table:table-cell table:formula="of:=[.$A$13]*[.C18]^4*5+[.$A$12]*[.C18]^3*4+[.$A$11]*[.C18]^2*3+[.$A$10]*[.C18]*2+[.$A$9]" office:value-type="float" office:value="0.0575365197626" calcext:value-type="float">
            <text:p>0.0575365198</text:p>
          </table:table-cell>
        </table:table-row>
        <table:table-row table:style-name="ro1">
          <table:table-cell office:value-type="string" calcext:value-type="string">
            <text:p>速度</text:p>
          </table:table-cell>
          <table:table-cell/>
          <table:table-cell office:value-type="float" office:value="0.18" calcext:value-type="float">
            <text:p>0.18</text:p>
          </table:table-cell>
          <table:table-cell table:formula="of:=[.$A$7]*[.C19]^5+[.$A$6]*[.C19]^4+[.$A$5]*[.C19]^3+[.$A$4]*[.C19]^2+[.$A$3]*[.C19]+[.$A$2]" office:value-type="float" office:value="-0.004800992084992" calcext:value-type="float">
            <text:p>-0.0048009921</text:p>
          </table:table-cell>
          <table:table-cell table:formula="of:=[.$A$13]*[.C19]^5+[.$A$12]*[.C19]^4+[.$A$11]*[.C19]^3+[.$A$10]*[.C19]^2+[.$A$9]*[.C19]+[.$A$8]" office:value-type="float" office:value="-0.0178628281852736" calcext:value-type="float">
            <text:p>-0.0178628282</text:p>
          </table:table-cell>
          <table:table-cell table:formula="of:=[.$A$7]*[.C19]^4*5+[.$A$6]*[.C19]^3*4+[.$A$5]*[.C19]^2*3+[.$A$4]*[.C19]*2+[.$A$3]" office:value-type="float" office:value="0.0617312590536" calcext:value-type="float">
            <text:p>0.0617312591</text:p>
          </table:table-cell>
          <table:table-cell table:formula="of:=[.$A$13]*[.C19]^4*5+[.$A$12]*[.C19]^3*4+[.$A$11]*[.C19]^2*3+[.$A$10]*[.C19]*2+[.$A$9]" office:value-type="float" office:value="0.0685296989856" calcext:value-type="float">
            <text:p>0.068529699</text:p>
          </table:table-cell>
        </table:table-row>
        <table:table-row table:style-name="ro1">
          <table:table-cell table:formula="of:=[.F35]" office:value-type="float" office:value="0.0795554829256" calcext:value-type="float">
            <text:p>0.0795554829</text:p>
          </table:table-cell>
          <table:table-cell/>
          <table:table-cell office:value-type="float" office:value="0.19" calcext:value-type="float">
            <text:p>0.19</text:p>
          </table:table-cell>
          <table:table-cell table:formula="of:=[.$A$7]*[.C20]^5+[.$A$6]*[.C20]^4+[.$A$5]*[.C20]^3+[.$A$4]*[.C20]^2+[.$A$3]*[.C20]+[.$A$2]" office:value-type="float" office:value="-0.0041853789176933" calcext:value-type="float">
            <text:p>-0.0041853789</text:p>
          </table:table-cell>
          <table:table-cell table:formula="of:=[.$A$13]*[.C20]^5+[.$A$12]*[.C20]^4+[.$A$11]*[.C20]^3+[.$A$10]*[.C20]^2+[.$A$9]*[.C20]+[.$A$8]" office:value-type="float" office:value="-0.0171215347913364" calcext:value-type="float">
            <text:p>-0.0171215348</text:p>
          </table:table-cell>
          <table:table-cell table:formula="of:=[.$A$7]*[.C20]^4*5+[.$A$6]*[.C20]^3*4+[.$A$5]*[.C20]^2*3+[.$A$4]*[.C20]*2+[.$A$3]" office:value-type="float" office:value="0.06141959615785" calcext:value-type="float">
            <text:p>0.0614195962</text:p>
          </table:table-cell>
          <table:table-cell table:formula="of:=[.$A$13]*[.C20]^4*5+[.$A$12]*[.C20]^3*4+[.$A$11]*[.C20]^2*3+[.$A$10]*[.C20]*2+[.$A$9]" office:value-type="float" office:value="0.0797745174426" calcext:value-type="float">
            <text:p>0.0797745174</text:p>
          </table:table-cell>
        </table:table-row>
        <table:table-row table:style-name="ro1">
          <table:table-cell table:formula="of:=[.G35]" office:value-type="float" office:value="0.3107810618016" calcext:value-type="float">
            <text:p>0.3107810618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$A$7]*[.C21]^5+[.$A$6]*[.C21]^4+[.$A$5]*[.C21]^3+[.$A$4]*[.C21]^2+[.$A$3]*[.C21]+[.$A$2]" office:value-type="float" office:value="-0.0035720311794656" calcext:value-type="float">
            <text:p>-0.0035720312</text:p>
          </table:table-cell>
          <table:table-cell table:formula="of:=[.$A$13]*[.C21]^5+[.$A$12]*[.C21]^4+[.$A$11]*[.C21]^3+[.$A$10]*[.C21]^2+[.$A$9]*[.C21]+[.$A$8]" office:value-type="float" office:value="-0.0162663539535552" calcext:value-type="float">
            <text:p>-0.016266354</text:p>
          </table:table-cell>
          <table:table-cell table:formula="of:=[.$A$7]*[.C21]^4*5+[.$A$6]*[.C21]^3*4+[.$A$5]*[.C21]^2*3+[.$A$4]*[.C21]*2+[.$A$3]" office:value-type="float" office:value="0.06127864" calcext:value-type="float">
            <text:p>0.06127864</text:p>
          </table:table-cell>
          <table:table-cell table:formula="of:=[.$A$13]*[.C21]^4*5+[.$A$12]*[.C21]^3*4+[.$A$11]*[.C21]^2*3+[.$A$10]*[.C21]*2+[.$A$9]" office:value-type="float" office:value="0.091314536" calcext:value-type="float">
            <text:p>0.091314536</text:p>
          </table:table-cell>
        </table:table-row>
        <table:table-row table:style-name="ro1">
          <table:table-cell table:number-columns-repeated="2"/>
          <table:table-cell office:value-type="float" office:value="0.21" calcext:value-type="float">
            <text:p>0.21</text:p>
          </table:table-cell>
          <table:table-cell table:formula="of:=[.$A$7]*[.C22]^5+[.$A$6]*[.C22]^4+[.$A$5]*[.C22]^3+[.$A$4]*[.C22]^2+[.$A$3]*[.C22]+[.$A$2]" office:value-type="float" office:value="-0.0029592271987579" calcext:value-type="float">
            <text:p>-0.0029592272</text:p>
          </table:table-cell>
          <table:table-cell table:formula="of:=[.$A$13]*[.C22]^5+[.$A$12]*[.C22]^4+[.$A$11]*[.C22]^3+[.$A$10]*[.C22]^2+[.$A$9]*[.C22]+[.$A$8]" office:value-type="float" office:value="-0.015294111461534" calcext:value-type="float">
            <text:p>-0.0152941115</text:p>
          </table:table-cell>
          <table:table-cell table:formula="of:=[.$A$7]*[.C22]^4*5+[.$A$6]*[.C22]^3*4+[.$A$5]*[.C22]^2*3+[.$A$4]*[.C22]*2+[.$A$3]" office:value-type="float" office:value="0.06131137154985" calcext:value-type="float">
            <text:p>0.0613113715</text:p>
          </table:table-cell>
          <table:table-cell table:formula="of:=[.$A$13]*[.C22]^4*5+[.$A$12]*[.C22]^3*4+[.$A$11]*[.C22]^2*3+[.$A$10]*[.C22]*2+[.$A$9]" office:value-type="float" office:value="0.1031943727386" calcext:value-type="float">
            <text:p>0.1031943727</text:p>
          </table:table-cell>
        </table:table-row>
        <table:table-row table:style-name="ro1">
          <table:table-cell office:value-type="string" calcext:value-type="string">
            <text:p>位置</text:p>
          </table:table-cell>
          <table:table-cell/>
          <table:table-cell office:value-type="float" office:value="0.22" calcext:value-type="float">
            <text:p>0.22</text:p>
          </table:table-cell>
          <table:table-cell table:formula="of:=[.$A$7]*[.C23]^5+[.$A$6]*[.C23]^4+[.$A$5]*[.C23]^3+[.$A$4]*[.C23]^2+[.$A$3]*[.C23]+[.$A$2]" office:value-type="float" office:value="-0.0023452136902592" calcext:value-type="float">
            <text:p>-0.0023452137</text:p>
          </table:table-cell>
          <table:table-cell table:formula="of:=[.$A$13]*[.C23]^5+[.$A$12]*[.C23]^4+[.$A$11]*[.C23]^3+[.$A$10]*[.C23]^2+[.$A$9]*[.C23]+[.$A$8]" office:value-type="float" office:value="-0.0142011816379968" calcext:value-type="float">
            <text:p>-0.0142011816</text:p>
          </table:table-cell>
          <table:table-cell table:formula="of:=[.$A$7]*[.C23]^4*5+[.$A$6]*[.C23]^3*4+[.$A$5]*[.C23]^2*3+[.$A$4]*[.C23]*2+[.$A$3]" office:value-type="float" office:value="0.0615211325896" calcext:value-type="float">
            <text:p>0.0615211326</text:p>
          </table:table-cell>
          <table:table-cell table:formula="of:=[.$A$13]*[.C23]^4*5+[.$A$12]*[.C23]^3*4+[.$A$11]*[.C23]^2*3+[.$A$10]*[.C23]*2+[.$A$9]" office:value-type="float" office:value="0.1154597029536" calcext:value-type="float">
            <text:p>0.115459703</text:p>
          </table:table-cell>
        </table:table-row>
        <table:table-row table:style-name="ro1">
          <table:table-cell table:formula="of:=[.D35]-[.A16]" office:value-type="float" office:value="-0.0141855994993408" calcext:value-type="float">
            <text:p>-0.0141855995</text:p>
          </table:table-cell>
          <table:table-cell/>
          <table:table-cell office:value-type="float" office:value="0.23" calcext:value-type="float">
            <text:p>0.23</text:p>
          </table:table-cell>
          <table:table-cell table:formula="of:=[.$A$7]*[.C24]^5+[.$A$6]*[.C24]^4+[.$A$5]*[.C24]^3+[.$A$4]*[.C24]^2+[.$A$3]*[.C24]+[.$A$2]" office:value-type="float" office:value="-0.0017282021467745" calcext:value-type="float">
            <text:p>-0.0017282021</text:p>
          </table:table-cell>
          <table:table-cell table:formula="of:=[.$A$13]*[.C24]^5+[.$A$12]*[.C24]^4+[.$A$11]*[.C24]^3+[.$A$10]*[.C24]^2+[.$A$9]*[.C24]+[.$A$8]" office:value-type="float" office:value="-0.0129834767666436" calcext:value-type="float">
            <text:p>-0.0129834768</text:p>
          </table:table-cell>
          <table:table-cell table:formula="of:=[.$A$7]*[.C24]^4*5+[.$A$6]*[.C24]^3*4+[.$A$5]*[.C24]^2*3+[.$A$4]*[.C24]*2+[.$A$3]" office:value-type="float" office:value="0.06191162571385" calcext:value-type="float">
            <text:p>0.0619116257</text:p>
          </table:table-cell>
          <table:table-cell table:formula="of:=[.$A$13]*[.C24]^4*5+[.$A$12]*[.C24]^3*4+[.$A$11]*[.C24]^2*3+[.$A$10]*[.C24]*2+[.$A$9]" office:value-type="float" office:value="0.1281572591546" calcext:value-type="float">
            <text:p>0.1281572592</text:p>
          </table:table-cell>
        </table:table-row>
        <table:table-row table:style-name="ro1">
          <table:table-cell table:formula="of:=[.E35]-[.A17]" office:value-type="float" office:value="-0.0146902339526464" calcext:value-type="float">
            <text:p>-0.014690234</text:p>
          </table:table-cell>
          <table:table-cell/>
          <table:table-cell office:value-type="float" office:value="0.24" calcext:value-type="float">
            <text:p>0.24</text:p>
          </table:table-cell>
          <table:table-cell table:formula="of:=[.$A$7]*[.C25]^5+[.$A$6]*[.C25]^4+[.$A$5]*[.C25]^3+[.$A$4]*[.C25]^2+[.$A$3]*[.C25]+[.$A$2]" office:value-type="float" office:value="-0.0011063652311008" calcext:value-type="float">
            <text:p>-0.0011063652</text:p>
          </table:table-cell>
          <table:table-cell table:formula="of:=[.$A$13]*[.C25]^5+[.$A$12]*[.C25]^4+[.$A$11]*[.C25]^3+[.$A$10]*[.C25]^2+[.$A$9]*[.C25]+[.$A$8]" office:value-type="float" office:value="-0.0116364365200064" calcext:value-type="float">
            <text:p>-0.0116364365</text:p>
          </table:table-cell>
          <table:table-cell table:formula="of:=[.$A$7]*[.C25]^4*5+[.$A$6]*[.C25]^3*4+[.$A$5]*[.C25]^2*3+[.$A$4]*[.C25]*2+[.$A$3]" office:value-type="float" office:value="0.0624869143296" calcext:value-type="float">
            <text:p>0.0624869143</text:p>
          </table:table-cell>
          <table:table-cell table:formula="of:=[.$A$13]*[.C25]^4*5+[.$A$12]*[.C25]^3*4+[.$A$11]*[.C25]^2*3+[.$A$10]*[.C25]*2+[.$A$9]" office:value-type="float" office:value="0.1413348310656" calcext:value-type="float">
            <text:p>0.1413348311</text:p>
          </table:table-cell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table:formula="of:=[.$A$7]*[.C26]^5+[.$A$6]*[.C26]^4+[.$A$5]*[.C26]^3+[.$A$4]*[.C26]^2+[.$A$3]*[.C26]+[.$A$2]" office:value-type="float" office:value="-0.000477833167903102" calcext:value-type="float">
            <text:p>-0.0004778332</text:p>
          </table:table-cell>
          <table:table-cell table:formula="of:=[.$A$13]*[.C26]^5+[.$A$12]*[.C26]^4+[.$A$11]*[.C26]^3+[.$A$10]*[.C26]^2+[.$A$9]*[.C26]+[.$A$8]" office:value-type="float" office:value="-0.0101550173873052" calcext:value-type="float">
            <text:p>-0.0101550174</text:p>
          </table:table-cell>
          <table:table-cell table:formula="of:=[.$A$7]*[.C26]^4*5+[.$A$6]*[.C26]^3*4+[.$A$5]*[.C26]^2*3+[.$A$4]*[.C26]*2+[.$A$3]" office:value-type="float" office:value="0.06325142265625" calcext:value-type="float">
            <text:p>0.0632514227</text:p>
          </table:table-cell>
          <table:table-cell table:formula="of:=[.$A$13]*[.C26]^4*5+[.$A$12]*[.C26]^3*4+[.$A$11]*[.C26]^2*3+[.$A$10]*[.C26]*2+[.$A$9]" office:value-type="float" office:value="0.155041265625" calcext:value-type="float">
            <text:p>0.1550412656</text:p>
          </table:table-cell>
        </table:table-row>
        <table:table-row table:style-name="ro1">
          <table:table-cell table:number-columns-repeated="2"/>
          <table:table-cell office:value-type="float" office:value="0.26" calcext:value-type="float">
            <text:p>0.26</text:p>
          </table:table-cell>
          <table:table-cell table:formula="of:=[.$A$7]*[.C27]^5+[.$A$6]*[.C27]^4+[.$A$5]*[.C27]^3+[.$A$4]*[.C27]^2+[.$A$3]*[.C27]+[.$A$2]" office:value-type="float" office:value="0.000159309864409599" calcext:value-type="float">
            <text:p>0.0001593099</text:p>
          </table:table-cell>
          <table:table-cell table:formula="of:=[.$A$13]*[.C27]^5+[.$A$12]*[.C27]^4+[.$A$11]*[.C27]^3+[.$A$10]*[.C27]^2+[.$A$9]*[.C27]+[.$A$8]" office:value-type="float" office:value="-0.008533682102304" calcext:value-type="float">
            <text:p>-0.0085336821</text:p>
          </table:table-cell>
          <table:table-cell table:formula="of:=[.$A$7]*[.C27]^4*5+[.$A$6]*[.C27]^3*4+[.$A$5]*[.C27]^2*3+[.$A$4]*[.C27]*2+[.$A$3]" office:value-type="float" office:value="0.0642099357256" calcext:value-type="float">
            <text:p>0.0642099357</text:p>
          </table:table-cell>
          <table:table-cell table:formula="of:=[.$A$13]*[.C27]^4*5+[.$A$12]*[.C27]^3*4+[.$A$11]*[.C27]^2*3+[.$A$10]*[.C27]*2+[.$A$9]" office:value-type="float" office:value="0.1693264669856" calcext:value-type="float">
            <text:p>0.169326467</text:p>
          </table:table-cell>
        </table:table-row>
        <table:table-row table:style-name="ro1">
          <table:table-cell table:number-columns-repeated="2"/>
          <table:table-cell office:value-type="float" office:value="0.27" calcext:value-type="float">
            <text:p>0.27</text:p>
          </table:table-cell>
          <table:table-cell table:formula="of:=[.$A$7]*[.C28]^5+[.$A$6]*[.C28]^4+[.$A$5]*[.C28]^3+[.$A$4]*[.C28]^2+[.$A$3]*[.C28]+[.$A$2]" office:value-type="float" office:value="0.000807029341808301" calcext:value-type="float">
            <text:p>0.0008070293</text:p>
          </table:table-cell>
          <table:table-cell table:formula="of:=[.$A$13]*[.C28]^5+[.$A$12]*[.C28]^4+[.$A$11]*[.C28]^3+[.$A$10]*[.C28]^2+[.$A$9]*[.C28]+[.$A$8]" office:value-type="float" office:value="-0.00676638907116681" calcext:value-type="float">
            <text:p>-0.0067663891</text:p>
          </table:table-cell>
          <table:table-cell table:formula="of:=[.$A$7]*[.C28]^4*5+[.$A$6]*[.C28]^3*4+[.$A$5]*[.C28]^2*3+[.$A$4]*[.C28]*2+[.$A$3]" office:value-type="float" office:value="0.06536759938185" calcext:value-type="float">
            <text:p>0.0653675994</text:p>
          </table:table-cell>
          <table:table-cell table:formula="of:=[.$A$13]*[.C28]^4*5+[.$A$12]*[.C28]^3*4+[.$A$11]*[.C28]^2*3+[.$A$10]*[.C28]*2+[.$A$9]" office:value-type="float" office:value="0.1842413965146" calcext:value-type="float">
            <text:p>0.1842413965</text:p>
          </table:table-cell>
        </table:table-row>
        <table:table-row table:style-name="ro1">
          <table:table-cell table:number-columns-repeated="2"/>
          <table:table-cell office:value-type="float" office:value="0.28" calcext:value-type="float">
            <text:p>0.28</text:p>
          </table:table-cell>
          <table:table-cell table:formula="of:=[.$A$7]*[.C29]^5+[.$A$6]*[.C29]^4+[.$A$5]*[.C29]^3+[.$A$4]*[.C29]^2+[.$A$3]*[.C29]+[.$A$2]" office:value-type="float" office:value="0.001467344002768" calcext:value-type="float">
            <text:p>0.001467344</text:p>
          </table:table-cell>
          <table:table-cell table:formula="of:=[.$A$13]*[.C29]^5+[.$A$12]*[.C29]^4+[.$A$11]*[.C29]^3+[.$A$10]*[.C29]^2+[.$A$9]*[.C29]+[.$A$8]" office:value-type="float" office:value="-0.0048465818003136" calcext:value-type="float">
            <text:p>-0.0048465818</text:p>
          </table:table-cell>
          <table:table-cell table:formula="of:=[.$A$7]*[.C29]^4*5+[.$A$6]*[.C29]^3*4+[.$A$5]*[.C29]^2*3+[.$A$4]*[.C29]*2+[.$A$3]" office:value-type="float" office:value="0.0667299202816" calcext:value-type="float">
            <text:p>0.0667299203</text:p>
          </table:table-cell>
          <table:table-cell table:formula="of:=[.$A$13]*[.C29]^4*5+[.$A$12]*[.C29]^3*4+[.$A$11]*[.C29]^2*3+[.$A$10]*[.C29]*2+[.$A$9]" office:value-type="float" office:value="0.1998380727936" calcext:value-type="float">
            <text:p>0.1998380728</text:p>
          </table:table-cell>
        </table:table-row>
        <table:table-row table:style-name="ro1">
          <table:table-cell table:number-columns-repeated="2"/>
          <table:table-cell office:value-type="float" office:value="0.29" calcext:value-type="float">
            <text:p>0.29</text:p>
          </table:table-cell>
          <table:table-cell table:formula="of:=[.$A$7]*[.C30]^5+[.$A$6]*[.C30]^4+[.$A$5]*[.C30]^3+[.$A$4]*[.C30]^2+[.$A$3]*[.C30]+[.$A$2]" office:value-type="float" office:value="0.0021423294563917" calcext:value-type="float">
            <text:p>0.0021423295</text:p>
          </table:table-cell>
          <table:table-cell table:formula="of:=[.$A$13]*[.C30]^5+[.$A$12]*[.C30]^4+[.$A$11]*[.C30]^3+[.$A$10]*[.C30]^2+[.$A$9]*[.C30]+[.$A$8]" office:value-type="float" office:value="-0.0027671783242764" calcext:value-type="float">
            <text:p>-0.0027671783</text:p>
          </table:table-cell>
          <table:table-cell table:formula="of:=[.$A$7]*[.C30]^4*5+[.$A$6]*[.C30]^3*4+[.$A$5]*[.C30]^2*3+[.$A$4]*[.C30]*2+[.$A$3]" office:value-type="float" office:value="0.06830276589385" calcext:value-type="float">
            <text:p>0.0683027659</text:p>
          </table:table-cell>
          <table:table-cell table:formula="of:=[.$A$13]*[.C30]^4*5+[.$A$12]*[.C30]^3*4+[.$A$11]*[.C30]^2*3+[.$A$10]*[.C30]*2+[.$A$9]" office:value-type="float" office:value="0.2161695716186" calcext:value-type="float">
            <text:p>0.2161695716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formula="of:=[.$A$7]*[.C31]^5+[.$A$6]*[.C31]^4+[.$A$5]*[.C31]^3+[.$A$4]*[.C31]^2+[.$A$3]*[.C31]+[.$A$2]" office:value-type="float" office:value="0.0028341217905344" calcext:value-type="float">
            <text:p>0.0028341218</text:p>
          </table:table-cell>
          <table:table-cell table:formula="of:=[.$A$13]*[.C31]^5+[.$A$12]*[.C31]^4+[.$A$11]*[.C31]^3+[.$A$10]*[.C31]^2+[.$A$9]*[.C31]+[.$A$8]" office:value-type="float" office:value="-0.000520560633555198" calcext:value-type="float">
            <text:p>-0.0005205606</text:p>
          </table:table-cell>
          <table:table-cell table:formula="of:=[.$A$7]*[.C31]^4*5+[.$A$6]*[.C31]^3*4+[.$A$5]*[.C31]^2*3+[.$A$4]*[.C31]*2+[.$A$3]" office:value-type="float" office:value="0.0700923645" calcext:value-type="float">
            <text:p>0.0700923645</text:p>
          </table:table-cell>
          <table:table-cell table:formula="of:=[.$A$13]*[.C31]^4*5+[.$A$12]*[.C31]^3*4+[.$A$11]*[.C31]^2*3+[.$A$10]*[.C31]*2+[.$A$9]" office:value-type="float" office:value="0.233290026" calcext:value-type="float">
            <text:p>0.233290026</text:p>
          </table:table-cell>
        </table:table-row>
        <table:table-row table:style-name="ro1">
          <table:table-cell table:number-columns-repeated="2"/>
          <table:table-cell office:value-type="float" office:value="0.31" calcext:value-type="float">
            <text:p>0.31</text:p>
          </table:table-cell>
          <table:table-cell table:formula="of:=[.$A$7]*[.C32]^5+[.$A$6]*[.C32]^4+[.$A$5]*[.C32]^3+[.$A$4]*[.C32]^2+[.$A$3]*[.C32]+[.$A$2]" office:value-type="float" office:value="0.0035449211799271" calcext:value-type="float">
            <text:p>0.0035449212</text:p>
          </table:table-cell>
          <table:table-cell table:formula="of:=[.$A$13]*[.C32]^5+[.$A$12]*[.C32]^4+[.$A$11]*[.C32]^3+[.$A$10]*[.C32]^2+[.$A$9]*[.C32]+[.$A$8]" office:value-type="float" office:value="0.001901435897526" calcext:value-type="float">
            <text:p>0.0019014359</text:p>
          </table:table-cell>
          <table:table-cell table:formula="of:=[.$A$7]*[.C32]^4*5+[.$A$6]*[.C32]^3*4+[.$A$5]*[.C32]^2*3+[.$A$4]*[.C32]*2+[.$A$3]" office:value-type="float" office:value="0.07210530519385" calcext:value-type="float">
            <text:p>0.0721053052</text:p>
          </table:table-cell>
          <table:table-cell table:formula="of:=[.$A$13]*[.C32]^4*5+[.$A$12]*[.C32]^3*4+[.$A$11]*[.C32]^2*3+[.$A$10]*[.C32]*2+[.$A$9]" office:value-type="float" office:value="0.2512546261626" calcext:value-type="float">
            <text:p>0.2512546262</text:p>
          </table:table-cell>
        </table:table-row>
        <table:table-row table:style-name="ro1">
          <table:table-cell table:number-columns-repeated="2"/>
          <table:table-cell office:value-type="float" office:value="0.32" calcext:value-type="float">
            <text:p>0.32</text:p>
          </table:table-cell>
          <table:table-cell table:formula="of:=[.$A$7]*[.C33]^5+[.$A$6]*[.C33]^4+[.$A$5]*[.C33]^3+[.$A$4]*[.C33]^2+[.$A$3]*[.C33]+[.$A$2]" office:value-type="float" office:value="0.0042769954943008" calcext:value-type="float">
            <text:p>0.0042769955</text:p>
          </table:table-cell>
          <table:table-cell table:formula="of:=[.$A$13]*[.C33]^5+[.$A$12]*[.C33]^4+[.$A$11]*[.C33]^3+[.$A$10]*[.C33]^2+[.$A$9]*[.C33]+[.$A$8]" office:value-type="float" office:value="0.00450753308296319" calcext:value-type="float">
            <text:p>0.0045075331</text:p>
          </table:table-cell>
          <table:table-cell table:formula="of:=[.$A$7]*[.C33]^4*5+[.$A$6]*[.C33]^3*4+[.$A$5]*[.C33]^2*3+[.$A$4]*[.C33]*2+[.$A$3]" office:value-type="float" office:value="0.0743485378816" calcext:value-type="float">
            <text:p>0.0743485379</text:p>
          </table:table-cell>
          <table:table-cell table:formula="of:=[.$A$13]*[.C33]^4*5+[.$A$12]*[.C33]^3*4+[.$A$11]*[.C33]^2*3+[.$A$10]*[.C33]*2+[.$A$9]" office:value-type="float" office:value="0.2701196195456" calcext:value-type="float">
            <text:p>0.2701196195</text:p>
          </table:table-cell>
        </table:table-row>
        <table:table-row table:style-name="ro1">
          <table:table-cell table:number-columns-repeated="2"/>
          <table:table-cell office:value-type="float" office:value="0.33" calcext:value-type="float">
            <text:p>0.33</text:p>
          </table:table-cell>
          <table:table-cell table:formula="of:=[.$A$7]*[.C34]^5+[.$A$6]*[.C34]^4+[.$A$5]*[.C34]^3+[.$A$4]*[.C34]^2+[.$A$3]*[.C34]+[.$A$2]" office:value-type="float" office:value="0.0050326839065105" calcext:value-type="float">
            <text:p>0.0050326839</text:p>
          </table:table-cell>
          <table:table-cell table:formula="of:=[.$A$13]*[.C34]^5+[.$A$12]*[.C34]^4+[.$A$11]*[.C34]^3+[.$A$10]*[.C34]^2+[.$A$9]*[.C34]+[.$A$8]" office:value-type="float" office:value="0.0073070204972164" calcext:value-type="float">
            <text:p>0.0073070205</text:p>
          </table:table-cell>
          <table:table-cell table:formula="of:=[.$A$7]*[.C34]^4*5+[.$A$6]*[.C34]^3*4+[.$A$5]*[.C34]^2*3+[.$A$4]*[.C34]*2+[.$A$3]" office:value-type="float" office:value="0.07682937328185" calcext:value-type="float">
            <text:p>0.0768293733</text:p>
          </table:table-cell>
          <table:table-cell table:formula="of:=[.$A$13]*[.C34]^4*5+[.$A$12]*[.C34]^3*4+[.$A$11]*[.C34]^2*3+[.$A$10]*[.C34]*2+[.$A$9]" office:value-type="float" office:value="0.2899423108026" calcext:value-type="float">
            <text:p>0.2899423108</text:p>
          </table:table-cell>
        </table:table-row>
        <table:table-row table:style-name="ro1">
          <table:table-cell table:number-columns-repeated="2"/>
          <table:table-cell office:value-type="float" office:value="0.34" calcext:value-type="float">
            <text:p>0.34</text:p>
          </table:table-cell>
          <table:table-cell table:formula="of:=[.$A$7]*[.C35]^5+[.$A$6]*[.C35]^4+[.$A$5]*[.C35]^3+[.$A$4]*[.C35]^2+[.$A$3]*[.C35]+[.$A$2]" office:value-type="float" office:value="0.0058144005006592" calcext:value-type="float">
            <text:p>0.0058144005</text:p>
          </table:table-cell>
          <table:table-cell table:formula="of:=[.$A$13]*[.C35]^5+[.$A$12]*[.C35]^4+[.$A$11]*[.C35]^3+[.$A$10]*[.C35]^2+[.$A$9]*[.C35]+[.$A$8]" office:value-type="float" office:value="0.0103097660473536" calcext:value-type="float">
            <text:p>0.010309766</text:p>
          </table:table-cell>
          <table:table-cell table:formula="of:=[.$A$7]*[.C35]^4*5+[.$A$6]*[.C35]^3*4+[.$A$5]*[.C35]^2*3+[.$A$4]*[.C35]*2+[.$A$3]" office:value-type="float" office:value="0.0795554829256" calcext:value-type="float">
            <text:p>0.0795554829</text:p>
          </table:table-cell>
          <table:table-cell table:formula="of:=[.$A$13]*[.C35]^4*5+[.$A$12]*[.C35]^3*4+[.$A$11]*[.C35]^2*3+[.$A$10]*[.C35]*2+[.$A$9]" office:value-type="float" office:value="0.3107810618016" calcext:value-type="float">
            <text:p>0.310781061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/GenerateWalkPattern 0.02 0.025 0.10 -0.14 -0.018 -0.013 0 1 1.csv</text:p>
          </table:table-cell>
          <table:table-cell table:number-columns-repeated="6"/>
        </table:table-row>
      </table:table>
      <table:table table:name="Sheet9_2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係数</text:p>
          </table:table-cell>
          <table:table-cell/>
          <table:table-cell office:value-type="string" calcext:value-type="string">
            <text:p>時間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'</text:p>
          </table:table-cell>
          <table:table-cell office:value-type="string" calcext:value-type="string">
            <text:p>y'</text:p>
          </table:table-cell>
        </table:table-row>
        <table:table-row table:style-name="ro1">
          <table:table-cell table:style-name="ce2" office:value-type="float" office:value="-0.0141855995" calcext:value-type="float">
            <text:p>-1.42E-02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$A$7]*[.C2]^5+[.$A$6]*[.C2]^4+[.$A$5]*[.C2]^3+[.$A$4]*[.C2]^2+[.$A$3]*[.C2]+[.$A$2]" office:value-type="float" office:value="-0.0134548629332032" calcext:value-type="float">
            <text:p>-0.0134548629</text:p>
          </table:table-cell>
          <table:table-cell table:formula="of:=[.$A$13]*[.C2]^5+[.$A$12]*[.C2]^4+[.$A$11]*[.C2]^3+[.$A$10]*[.C2]^2+[.$A$9]*[.C2]+[.$A$8]" office:value-type="float" office:value="-0.0114815382761994" calcext:value-type="float">
            <text:p>-0.0114815383</text:p>
          </table:table-cell>
          <table:table-cell table:formula="of:=[.$A$7]*[.C2]^4*5+[.$A$6]*[.C2]^3*4+[.$A$5]*[.C2]^2*3+[.$A$4]*[.C2]*2+[.$A$3]" office:value-type="float" office:value="0.0710955879604" calcext:value-type="float">
            <text:p>0.071095588</text:p>
          </table:table-cell>
          <table:table-cell table:formula="of:=[.$A$13]*[.C2]^4*5+[.$A$12]*[.C2]^3*4+[.$A$11]*[.C2]^2*3+[.$A$10]*[.C2]*2+[.$A$9]" office:value-type="float" office:value="0.3009334875435" calcext:value-type="float">
            <text:p>0.3009334875</text:p>
          </table:table-cell>
        </table:table-row>
        <table:table-row table:style-name="ro1">
          <table:table-cell table:style-name="ce3" office:value-type="float" office:value="0.0750838" calcext:value-type="float">
            <text:p>7.51E-02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$A$7]*[.C3]^5+[.$A$6]*[.C3]^4+[.$A$5]*[.C3]^3+[.$A$4]*[.C3]^2+[.$A$3]*[.C3]+[.$A$2]" office:value-type="float" office:value="-0.0127630578405824" calcext:value-type="float">
            <text:p>-0.0127630578</text:p>
          </table:table-cell>
          <table:table-cell table:formula="of:=[.$A$13]*[.C3]^5+[.$A$12]*[.C3]^4+[.$A$11]*[.C3]^3+[.$A$10]*[.C3]^2+[.$A$9]*[.C3]+[.$A$8]" office:value-type="float" office:value="-0.0086608711351424" calcext:value-type="float">
            <text:p>-0.0086608711</text:p>
          </table:table-cell>
          <table:table-cell table:formula="of:=[.$A$7]*[.C3]^4*5+[.$A$6]*[.C3]^3*4+[.$A$5]*[.C3]^2*3+[.$A$4]*[.C3]*2+[.$A$3]" office:value-type="float" office:value="0.0672963505504" calcext:value-type="float">
            <text:p>0.0672963506</text:p>
          </table:table-cell>
          <table:table-cell table:formula="of:=[.$A$13]*[.C3]^4*5+[.$A$12]*[.C3]^3*4+[.$A$11]*[.C3]^2*3+[.$A$10]*[.C3]*2+[.$A$9]" office:value-type="float" office:value="0.263721026936" calcext:value-type="float">
            <text:p>0.2637210269</text:p>
          </table:table-cell>
        </table:table-row>
        <table:table-row table:style-name="ro1">
          <table:table-cell table:style-name="ce4" office:value-type="float" office:value="-0.204251" calcext:value-type="float">
            <text:p>-0.204251</text:p>
          </table:table-cell>
          <table:table-cell/>
          <table:table-cell office:value-type="float" office:value="0.03" calcext:value-type="float">
            <text:p>0.03</text:p>
          </table:table-cell>
          <table:table-cell table:formula="of:=[.$A$7]*[.C4]^5+[.$A$6]*[.C4]^4+[.$A$5]*[.C4]^3+[.$A$4]*[.C4]^2+[.$A$3]*[.C4]+[.$A$2]" office:value-type="float" office:value="-0.0121083288859376" calcext:value-type="float">
            <text:p>-0.0121083289</text:p>
          </table:table-cell>
          <table:table-cell table:formula="of:=[.$A$13]*[.C4]^5+[.$A$12]*[.C4]^4+[.$A$11]*[.C4]^3+[.$A$10]*[.C4]^2+[.$A$9]*[.C4]+[.$A$8]" office:value-type="float" office:value="-0.0061969633976254" calcext:value-type="float">
            <text:p>-0.0061969634</text:p>
          </table:table-cell>
          <table:table-cell table:formula="of:=[.$A$7]*[.C4]^4*5+[.$A$6]*[.C4]^3*4+[.$A$5]*[.C4]^2*3+[.$A$4]*[.C4]*2+[.$A$3]" office:value-type="float" office:value="0.0636792285844" calcext:value-type="float">
            <text:p>0.0636792286</text:p>
          </table:table-cell>
          <table:table-cell table:formula="of:=[.$A$13]*[.C4]^4*5+[.$A$12]*[.C4]^3*4+[.$A$11]*[.C4]^2*3+[.$A$10]*[.C4]*2+[.$A$9]" office:value-type="float" office:value="0.2295550001435" calcext:value-type="float">
            <text:p>0.2295550001</text:p>
          </table:table-cell>
        </table:table-row>
        <table:table-row table:style-name="ro1">
          <table:table-cell table:style-name="ce4" office:value-type="float" office:value="0.326599" calcext:value-type="float">
            <text:p>0.326599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[.$A$7]*[.C5]^5+[.$A$6]*[.C5]^4+[.$A$5]*[.C5]^3+[.$A$4]*[.C5]^2+[.$A$3]*[.C5]+[.$A$2]" office:value-type="float" office:value="-0.0114888886399168" calcext:value-type="float">
            <text:p>-0.0114888886</text:p>
          </table:table-cell>
          <table:table-cell table:formula="of:=[.$A$13]*[.C5]^5+[.$A$12]*[.C5]^4+[.$A$11]*[.C5]^3+[.$A$10]*[.C5]^2+[.$A$9]*[.C5]+[.$A$8]" office:value-type="float" office:value="-0.0040601423333184" calcext:value-type="float">
            <text:p>-0.0040601423</text:p>
          </table:table-cell>
          <table:table-cell table:formula="of:=[.$A$7]*[.C5]^4*5+[.$A$6]*[.C5]^3*4+[.$A$5]*[.C5]^2*3+[.$A$4]*[.C5]*2+[.$A$3]" office:value-type="float" office:value="0.0602374998784" calcext:value-type="float">
            <text:p>0.0602374999</text:p>
          </table:table-cell>
          <table:table-cell table:formula="of:=[.$A$13]*[.C5]^4*5+[.$A$12]*[.C5]^3*4+[.$A$11]*[.C5]^2*3+[.$A$10]*[.C5]*2+[.$A$9]" office:value-type="float" office:value="0.198277744896" calcext:value-type="float">
            <text:p>0.1982777449</text:p>
          </table:table-cell>
        </table:table-row>
        <table:table-row table:style-name="ro1">
          <table:table-cell table:style-name="ce4" office:value-type="float" office:value="-0.294362" calcext:value-type="float">
            <text:p>-0.294362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[.$A$7]*[.C6]^5+[.$A$6]*[.C6]^4+[.$A$5]*[.C6]^3+[.$A$4]*[.C6]^2+[.$A$3]*[.C6]+[.$A$2]" office:value-type="float" office:value="-0.01090301621" calcext:value-type="float">
            <text:p>-0.0109030162</text:p>
          </table:table-cell>
          <table:table-cell table:formula="of:=[.$A$13]*[.C6]^5+[.$A$12]*[.C6]^4+[.$A$11]*[.C6]^3+[.$A$10]*[.C6]^2+[.$A$9]*[.C6]+[.$A$8]" office:value-type="float" office:value="-0.0022222920557714" calcext:value-type="float">
            <text:p>-0.0022222921</text:p>
          </table:table-cell>
          <table:table-cell table:formula="of:=[.$A$7]*[.C6]^4*5+[.$A$6]*[.C6]^3*4+[.$A$5]*[.C6]^2*3+[.$A$4]*[.C6]*2+[.$A$3]" office:value-type="float" office:value="0.05696457925" calcext:value-type="float">
            <text:p>0.0569645793</text:p>
          </table:table-cell>
          <table:table-cell table:formula="of:=[.$A$13]*[.C6]^4*5+[.$A$12]*[.C6]^3*4+[.$A$11]*[.C6]^2*3+[.$A$10]*[.C6]*2+[.$A$9]" office:value-type="float" office:value="0.1697355546875" calcext:value-type="float">
            <text:p>0.1697355547</text:p>
          </table:table-cell>
        </table:table-row>
        <table:table-row table:style-name="ro1">
          <table:table-cell table:style-name="ce4" office:value-type="float" office:value="0.114168" calcext:value-type="float">
            <text:p>0.114168</text:p>
          </table:table-cell>
          <table:table-cell/>
          <table:table-cell office:value-type="float" office:value="0.06" calcext:value-type="float">
            <text:p>0.06</text:p>
          </table:table-cell>
          <table:table-cell table:formula="of:=[.$A$7]*[.C7]^5+[.$A$6]*[.C7]^4+[.$A$5]*[.C7]^3+[.$A$4]*[.C7]^2+[.$A$3]*[.C7]+[.$A$2]" office:value-type="float" office:value="-0.0103490558704832" calcext:value-type="float">
            <text:p>-0.0103490559</text:p>
          </table:table-cell>
          <table:table-cell table:formula="of:=[.$A$13]*[.C7]^5+[.$A$12]*[.C7]^4+[.$A$11]*[.C7]^3+[.$A$10]*[.C7]^2+[.$A$9]*[.C7]+[.$A$8]" office:value-type="float" office:value="-0.000656813964774402" calcext:value-type="float">
            <text:p>-0.000656814</text:p>
          </table:table-cell>
          <table:table-cell table:formula="of:=[.$A$7]*[.C7]^4*5+[.$A$6]*[.C7]^3*4+[.$A$5]*[.C7]^2*3+[.$A$4]*[.C7]*2+[.$A$3]" office:value-type="float" office:value="0.0538540185184" calcext:value-type="float">
            <text:p>0.0538540185</text:p>
          </table:table-cell>
          <table:table-cell table:formula="of:=[.$A$13]*[.C7]^4*5+[.$A$12]*[.C7]^3*4+[.$A$11]*[.C7]^2*3+[.$A$10]*[.C7]*2+[.$A$9]" office:value-type="float" office:value="0.143778678776" calcext:value-type="float">
            <text:p>0.1437786788</text:p>
          </table:table-cell>
        </table:table-row>
        <table:table-row table:style-name="ro1">
          <table:table-cell table:style-name="ce3" office:value-type="float" office:value="-0.0146902339526464" calcext:value-type="float">
            <text:p>-1.47E-02</text:p>
          </table:table-cell>
          <table:table-cell/>
          <table:table-cell office:value-type="float" office:value="0.07" calcext:value-type="float">
            <text:p>0.07</text:p>
          </table:table-cell>
          <table:table-cell table:formula="of:=[.$A$7]*[.C8]^5+[.$A$6]*[.C8]^4+[.$A$5]*[.C8]^3+[.$A$4]*[.C8]^2+[.$A$3]*[.C8]+[.$A$2]" office:value-type="float" office:value="-0.0098254156924624" calcext:value-type="float">
            <text:p>-0.0098254157</text:p>
          </table:table-cell>
          <table:table-cell table:formula="of:=[.$A$13]*[.C8]^5+[.$A$12]*[.C8]^4+[.$A$11]*[.C8]^3+[.$A$10]*[.C8]^2+[.$A$9]*[.C8]+[.$A$8]" office:value-type="float" office:value="0.0006614128112826" calcext:value-type="float">
            <text:p>0.0006614128</text:p>
          </table:table-cell>
          <table:table-cell table:formula="of:=[.$A$7]*[.C8]^4*5+[.$A$6]*[.C8]^3*4+[.$A$5]*[.C8]^2*3+[.$A$4]*[.C8]*2+[.$A$3]" office:value-type="float" office:value="0.0508995065044" calcext:value-type="float">
            <text:p>0.0508995065</text:p>
          </table:table-cell>
          <table:table-cell table:formula="of:=[.$A$13]*[.C8]^4*5+[.$A$12]*[.C8]^3*4+[.$A$11]*[.C8]^2*3+[.$A$10]*[.C8]*2+[.$A$9]" office:value-type="float" office:value="0.1202613221835" calcext:value-type="float">
            <text:p>0.1202613222</text:p>
          </table:table-cell>
        </table:table-row>
        <table:table-row table:style-name="ro1">
          <table:table-cell table:style-name="ce4" office:value-type="float" office:value="0.341354" calcext:value-type="float">
            <text:p>0.341354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[.$A$7]*[.C9]^5+[.$A$6]*[.C9]^4+[.$A$5]*[.C9]^3+[.$A$4]*[.C9]^2+[.$A$3]*[.C9]+[.$A$2]" office:value-type="float" office:value="-0.0093305661738176" calcext:value-type="float">
            <text:p>-0.0093305662</text:p>
          </table:table-cell>
          <table:table-cell table:formula="of:=[.$A$13]*[.C9]^5+[.$A$12]*[.C9]^4+[.$A$11]*[.C9]^3+[.$A$10]*[.C9]^2+[.$A$9]*[.C9]+[.$A$8]" office:value-type="float" office:value="0.0017560709730496" calcext:value-type="float">
            <text:p>0.001756071</text:p>
          </table:table-cell>
          <table:table-cell table:formula="of:=[.$A$7]*[.C9]^4*5+[.$A$6]*[.C9]^3*4+[.$A$5]*[.C9]^2*3+[.$A$4]*[.C9]*2+[.$A$3]" office:value-type="float" office:value="0.0480948690304" calcext:value-type="float">
            <text:p>0.048094869</text:p>
          </table:table-cell>
          <table:table-cell table:formula="of:=[.$A$13]*[.C9]^4*5+[.$A$12]*[.C9]^3*4+[.$A$11]*[.C9]^2*3+[.$A$10]*[.C9]*2+[.$A$9]" office:value-type="float" office:value="0.099041645696" calcext:value-type="float">
            <text:p>0.0990416457</text:p>
          </table:table-cell>
        </table:table-row>
        <table:table-row table:style-name="ro1">
          <table:table-cell table:style-name="ce4" office:value-type="float" office:value="-2.10397" calcext:value-type="float">
            <text:p>-2.10397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$A$7]*[.C10]^5+[.$A$6]*[.C10]^4+[.$A$5]*[.C10]^3+[.$A$4]*[.C10]^2+[.$A$3]*[.C10]+[.$A$2]" office:value-type="float" office:value="-0.0088630388691968" calcext:value-type="float">
            <text:p>-0.0088630389</text:p>
          </table:table-cell>
          <table:table-cell table:formula="of:=[.$A$13]*[.C10]^5+[.$A$12]*[.C10]^4+[.$A$11]*[.C10]^3+[.$A$10]*[.C10]^2+[.$A$9]*[.C10]+[.$A$8]" office:value-type="float" office:value="0.0026494446078566" calcext:value-type="float">
            <text:p>0.0026494446</text:p>
          </table:table-cell>
          <table:table-cell table:formula="of:=[.$A$7]*[.C10]^4*5+[.$A$6]*[.C10]^3*4+[.$A$5]*[.C10]^2*3+[.$A$4]*[.C10]*2+[.$A$3]" office:value-type="float" office:value="0.0454340689204" calcext:value-type="float">
            <text:p>0.0454340689</text:p>
          </table:table-cell>
          <table:table-cell table:formula="of:=[.$A$13]*[.C10]^4*5+[.$A$12]*[.C10]^3*4+[.$A$11]*[.C10]^2*3+[.$A$10]*[.C10]*2+[.$A$9]" office:value-type="float" office:value="0.0799817658635" calcext:value-type="float">
            <text:p>0.0799817659</text:p>
          </table:table-cell>
        </table:table-row>
        <table:table-row table:style-name="ro1">
          <table:table-cell table:style-name="ce4" office:value-type="float" office:value="5.62216" calcext:value-type="float">
            <text:p>5.62216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$A$7]*[.C11]^5+[.$A$6]*[.C11]^4+[.$A$5]*[.C11]^3+[.$A$4]*[.C11]^2+[.$A$3]*[.C11]+[.$A$2]" office:value-type="float" office:value="-0.00842142502" calcext:value-type="float">
            <text:p>-0.008421425</text:p>
          </table:table-cell>
          <table:table-cell table:formula="of:=[.$A$13]*[.C11]^5+[.$A$12]*[.C11]^4+[.$A$11]*[.C11]^3+[.$A$10]*[.C11]^2+[.$A$9]*[.C11]+[.$A$8]" office:value-type="float" office:value="0.0033624587473536" calcext:value-type="float">
            <text:p>0.0033624587</text:p>
          </table:table-cell>
          <table:table-cell table:formula="of:=[.$A$7]*[.C11]^4*5+[.$A$6]*[.C11]^3*4+[.$A$5]*[.C11]^2*3+[.$A$4]*[.C11]*2+[.$A$3]" office:value-type="float" office:value="0.042911206" calcext:value-type="float">
            <text:p>0.042911206</text:p>
          </table:table-cell>
          <table:table-cell table:formula="of:=[.$A$13]*[.C11]^4*5+[.$A$12]*[.C11]^3*4+[.$A$11]*[.C11]^2*3+[.$A$10]*[.C11]*2+[.$A$9]" office:value-type="float" office:value="0.062947755" calcext:value-type="float">
            <text:p>0.062947755</text:p>
          </table:table-cell>
        </table:table-row>
        <table:table-row table:style-name="ro1">
          <table:table-cell table:style-name="ce4" office:value-type="float" office:value="-6.98132" calcext:value-type="float">
            <text:p>-6.98132</text:p>
          </table:table-cell>
          <table:table-cell/>
          <table:table-cell office:value-type="float" office:value="0.11" calcext:value-type="float">
            <text:p>0.11</text:p>
          </table:table-cell>
          <table:table-cell table:formula="of:=[.$A$7]*[.C12]^5+[.$A$6]*[.C12]^4+[.$A$5]*[.C12]^3+[.$A$4]*[.C12]^2+[.$A$3]*[.C12]+[.$A$2]" office:value-type="float" office:value="-0.0080043741843632" calcext:value-type="float">
            <text:p>-0.0080043742</text:p>
          </table:table-cell>
          <table:table-cell table:formula="of:=[.$A$13]*[.C12]^5+[.$A$12]*[.C12]^4+[.$A$11]*[.C12]^3+[.$A$10]*[.C12]^2+[.$A$9]*[.C12]+[.$A$8]" office:value-type="float" office:value="0.0039147189251506" calcext:value-type="float">
            <text:p>0.0039147189</text:p>
          </table:table-cell>
          <table:table-cell table:formula="of:=[.$A$7]*[.C12]^4*5+[.$A$6]*[.C12]^3*4+[.$A$5]*[.C12]^2*3+[.$A$4]*[.C12]*2+[.$A$3]" office:value-type="float" office:value="0.0405205170964" calcext:value-type="float">
            <text:p>0.0405205171</text:p>
          </table:table-cell>
          <table:table-cell table:formula="of:=[.$A$13]*[.C12]^4*5+[.$A$12]*[.C12]^3*4+[.$A$11]*[.C12]^2*3+[.$A$10]*[.C12]*2+[.$A$9]" office:value-type="float" office:value="0.0478096411835" calcext:value-type="float">
            <text:p>0.0478096412</text:p>
          </table:table-cell>
        </table:table-row>
        <table:table-row table:style-name="ro1">
          <table:table-cell table:style-name="ce5" office:value-type="float" office:value="3.29647" calcext:value-type="float">
            <text:p>3.29647</text:p>
          </table:table-cell>
          <table:table-cell/>
          <table:table-cell office:value-type="float" office:value="0.12" calcext:value-type="float">
            <text:p>0.12</text:p>
          </table:table-cell>
          <table:table-cell table:formula="of:=[.$A$7]*[.C13]^5+[.$A$6]*[.C13]^4+[.$A$5]*[.C13]^3+[.$A$4]*[.C13]^2+[.$A$3]*[.C13]+[.$A$2]" office:value-type="float" office:value="-0.0076105928671424" calcext:value-type="float">
            <text:p>-0.0076105929</text:p>
          </table:table-cell>
          <table:table-cell table:formula="of:=[.$A$13]*[.C13]^5+[.$A$12]*[.C13]^4+[.$A$11]*[.C13]^3+[.$A$10]*[.C13]^2+[.$A$9]*[.C13]+[.$A$8]" office:value-type="float" office:value="0.0043245507344576" calcext:value-type="float">
            <text:p>0.0043245507</text:p>
          </table:table-cell>
          <table:table-cell table:formula="of:=[.$A$7]*[.C13]^4*5+[.$A$6]*[.C13]^3*4+[.$A$5]*[.C13]^2*3+[.$A$4]*[.C13]*2+[.$A$3]" office:value-type="float" office:value="0.0382563760384" calcext:value-type="float">
            <text:p>0.038256376</text:p>
          </table:table-cell>
          <table:table-cell table:formula="of:=[.$A$13]*[.C13]^4*5+[.$A$12]*[.C13]^3*4+[.$A$11]*[.C13]^2*3+[.$A$10]*[.C13]*2+[.$A$9]" office:value-type="float" office:value="0.034441408256" calcext:value-type="float">
            <text:p>0.0344414083</text:p>
          </table:table-cell>
        </table:table-row>
        <table:table-row table:style-name="ro1">
          <table:table-cell table:number-columns-repeated="2"/>
          <table:table-cell office:value-type="float" office:value="0.13" calcext:value-type="float">
            <text:p>0.13</text:p>
          </table:table-cell>
          <table:table-cell table:formula="of:=[.$A$7]*[.C14]^5+[.$A$6]*[.C14]^4+[.$A$5]*[.C14]^3+[.$A$4]*[.C14]^2+[.$A$3]*[.C14]+[.$A$2]" office:value-type="float" office:value="-0.0072388431498976" calcext:value-type="float">
            <text:p>-0.0072388431</text:p>
          </table:table-cell>
          <table:table-cell table:formula="of:=[.$A$13]*[.C14]^5+[.$A$12]*[.C14]^4+[.$A$11]*[.C14]^3+[.$A$10]*[.C14]^2+[.$A$9]*[.C14]+[.$A$8]" office:value-type="float" office:value="0.0046090393857246" calcext:value-type="float">
            <text:p>0.0046090394</text:p>
          </table:table-cell>
          <table:table-cell table:formula="of:=[.$A$7]*[.C14]^4*5+[.$A$6]*[.C14]^3*4+[.$A$5]*[.C14]^2*3+[.$A$4]*[.C14]*2+[.$A$3]" office:value-type="float" office:value="0.0361132936564" calcext:value-type="float">
            <text:p>0.0361132937</text:p>
          </table:table-cell>
          <table:table-cell table:formula="of:=[.$A$13]*[.C14]^4*5+[.$A$12]*[.C14]^3*4+[.$A$11]*[.C14]^2*3+[.$A$10]*[.C14]*2+[.$A$9]" office:value-type="float" office:value="0.0227209958235001" calcext:value-type="float">
            <text:p>0.0227209958</text:p>
          </table:table-cell>
        </table:table-row>
        <table:table-row table:style-name="ro1">
          <table:table-cell office:value-type="string" calcext:value-type="string">
            <text:p>次の目標位置</text:p>
          </table:table-cell>
          <table:table-cell/>
          <table:table-cell office:value-type="float" office:value="0.14" calcext:value-type="float">
            <text:p>0.14</text:p>
          </table:table-cell>
          <table:table-cell table:formula="of:=[.$A$7]*[.C15]^5+[.$A$6]*[.C15]^4+[.$A$5]*[.C15]^3+[.$A$4]*[.C15]^2+[.$A$3]*[.C15]+[.$A$2]" office:value-type="float" office:value="-0.0068879413208768" calcext:value-type="float">
            <text:p>-0.0068879413</text:p>
          </table:table-cell>
          <table:table-cell table:formula="of:=[.$A$13]*[.C15]^5+[.$A$12]*[.C15]^4+[.$A$11]*[.C15]^3+[.$A$10]*[.C15]^2+[.$A$9]*[.C15]+[.$A$8]" office:value-type="float" office:value="0.0047840692642816" calcext:value-type="float">
            <text:p>0.0047840693</text:p>
          </table:table-cell>
          <table:table-cell table:formula="of:=[.$A$7]*[.C15]^4*5+[.$A$6]*[.C15]^3*4+[.$A$5]*[.C15]^2*3+[.$A$4]*[.C15]*2+[.$A$3]" office:value-type="float" office:value="0.0340859177824" calcext:value-type="float">
            <text:p>0.0340859178</text:p>
          </table:table-cell>
          <table:table-cell table:formula="of:=[.$A$13]*[.C15]^4*5+[.$A$12]*[.C15]^3*4+[.$A$11]*[.C15]^2*3+[.$A$10]*[.C15]*2+[.$A$9]" office:value-type="float" office:value="0.012530299256" calcext:value-type="float">
            <text:p>0.0125302993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[.$A$7]*[.C16]^5+[.$A$6]*[.C16]^4+[.$A$5]*[.C16]^3+[.$A$4]*[.C16]^2+[.$A$3]*[.C16]+[.$A$2]" office:value-type="float" office:value="-0.006556756505" calcext:value-type="float">
            <text:p>-0.0065567565</text:p>
          </table:table-cell>
          <table:table-cell table:formula="of:=[.$A$13]*[.C16]^5+[.$A$12]*[.C16]^4+[.$A$11]*[.C16]^3+[.$A$10]*[.C16]^2+[.$A$9]*[.C16]+[.$A$8]" office:value-type="float" office:value="0.0048643634879786" calcext:value-type="float">
            <text:p>0.0048643635</text:p>
          </table:table-cell>
          <table:table-cell table:formula="of:=[.$A$7]*[.C16]^4*5+[.$A$6]*[.C16]^3*4+[.$A$5]*[.C16]^2*3+[.$A$4]*[.C16]*2+[.$A$3]" office:value-type="float" office:value="0.03216903325" calcext:value-type="float">
            <text:p>0.0321690333</text:p>
          </table:table-cell>
          <table:table-cell table:formula="of:=[.$A$13]*[.C16]^4*5+[.$A$12]*[.C16]^3*4+[.$A$11]*[.C16]^2*3+[.$A$10]*[.C16]*2+[.$A$9]" office:value-type="float" office:value="0.0037551696875" calcext:value-type="float">
            <text:p>0.0037551697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/>
          <table:table-cell office:value-type="float" office:value="0.16" calcext:value-type="float">
            <text:p>0.16</text:p>
          </table:table-cell>
          <table:table-cell table:formula="of:=[.$A$7]*[.C17]^5+[.$A$6]*[.C17]^4+[.$A$5]*[.C17]^3+[.$A$4]*[.C17]^2+[.$A$3]*[.C17]+[.$A$2]" office:value-type="float" office:value="-0.0062442092938432" calcext:value-type="float">
            <text:p>-0.0062442093</text:p>
          </table:table-cell>
          <table:table-cell table:formula="of:=[.$A$13]*[.C17]^5+[.$A$12]*[.C17]^4+[.$A$11]*[.C17]^3+[.$A$10]*[.C17]^2+[.$A$9]*[.C17]+[.$A$8]" office:value-type="float" office:value="0.00486352346482561" calcext:value-type="float">
            <text:p>0.0048635235</text:p>
          </table:table-cell>
          <table:table-cell table:formula="of:=[.$A$7]*[.C17]^4*5+[.$A$6]*[.C17]^3*4+[.$A$5]*[.C17]^2*3+[.$A$4]*[.C17]*2+[.$A$3]" office:value-type="float" office:value="0.0303575618944" calcext:value-type="float">
            <text:p>0.0303575619</text:p>
          </table:table-cell>
          <table:table-cell table:formula="of:=[.$A$13]*[.C17]^4*5+[.$A$12]*[.C17]^3*4+[.$A$11]*[.C17]^2*3+[.$A$10]*[.C17]*2+[.$A$9]" office:value-type="float" office:value="-0.00371458598399993" calcext:value-type="float">
            <text:p>-0.003714586</text:p>
          </table:table-cell>
        </table:table-row>
        <table:table-row table:style-name="ro1">
          <table:table-cell table:number-columns-repeated="2"/>
          <table:table-cell office:value-type="float" office:value="0.17" calcext:value-type="float">
            <text:p>0.17</text:p>
          </table:table-cell>
          <table:table-cell table:formula="of:=[.$A$7]*[.C18]^5+[.$A$6]*[.C18]^4+[.$A$5]*[.C18]^3+[.$A$4]*[.C18]^2+[.$A$3]*[.C18]+[.$A$2]" office:value-type="float" office:value="-0.0059492703756224" calcext:value-type="float">
            <text:p>-0.0059492704</text:p>
          </table:table-cell>
          <table:table-cell table:formula="of:=[.$A$13]*[.C18]^5+[.$A$12]*[.C18]^4+[.$A$11]*[.C18]^3+[.$A$10]*[.C18]^2+[.$A$9]*[.C18]+[.$A$8]" office:value-type="float" office:value="0.0047940684506326" calcext:value-type="float">
            <text:p>0.0047940685</text:p>
          </table:table-cell>
          <table:table-cell table:formula="of:=[.$A$7]*[.C18]^4*5+[.$A$6]*[.C18]^3*4+[.$A$5]*[.C18]^2*3+[.$A$4]*[.C18]*2+[.$A$3]" office:value-type="float" office:value="0.0286465625524" calcext:value-type="float">
            <text:p>0.0286465626</text:p>
          </table:table-cell>
          <table:table-cell table:formula="of:=[.$A$13]*[.C18]^4*5+[.$A$12]*[.C18]^3*4+[.$A$11]*[.C18]^2*3+[.$A$10]*[.C18]*2+[.$A$9]" office:value-type="float" office:value="-0.00998520509649997" calcext:value-type="float">
            <text:p>-0.0099852051</text:p>
          </table:table-cell>
        </table:table-row>
        <table:table-row table:style-name="ro1">
          <table:table-cell office:value-type="string" calcext:value-type="string">
            <text:p>速度</text:p>
          </table:table-cell>
          <table:table-cell/>
          <table:table-cell office:value-type="float" office:value="0.18" calcext:value-type="float">
            <text:p>0.18</text:p>
          </table:table-cell>
          <table:table-cell table:formula="of:=[.$A$7]*[.C19]^5+[.$A$6]*[.C19]^4+[.$A$5]*[.C19]^3+[.$A$4]*[.C19]^2+[.$A$3]*[.C19]+[.$A$2]" office:value-type="float" office:value="-0.0056709591651776" calcext:value-type="float">
            <text:p>-0.0056709592</text:p>
          </table:table-cell>
          <table:table-cell table:formula="of:=[.$A$13]*[.C19]^5+[.$A$12]*[.C19]^4+[.$A$11]*[.C19]^3+[.$A$10]*[.C19]^2+[.$A$9]*[.C19]+[.$A$8]" office:value-type="float" office:value="0.0046674751066496" calcext:value-type="float">
            <text:p>0.0046674751</text:p>
          </table:table-cell>
          <table:table-cell table:formula="of:=[.$A$7]*[.C19]^4*5+[.$A$6]*[.C19]^3*4+[.$A$5]*[.C19]^2*3+[.$A$4]*[.C19]*2+[.$A$3]" office:value-type="float" office:value="0.0270312310624" calcext:value-type="float">
            <text:p>0.0270312311</text:p>
          </table:table-cell>
          <table:table-cell table:formula="of:=[.$A$13]*[.C19]^4*5+[.$A$12]*[.C19]^3*4+[.$A$11]*[.C19]^2*3+[.$A$10]*[.C19]*2+[.$A$9]" office:value-type="float" office:value="-0.015158969224" calcext:value-type="float">
            <text:p>-0.0151589692</text:p>
          </table:table-cell>
        </table:table-row>
        <table:table-row table:style-name="ro1">
          <table:table-cell table:formula="of:=[.F35]" office:value-type="float" office:value="0.0108075774304" calcext:value-type="float">
            <text:p>0.0108075774</text:p>
          </table:table-cell>
          <table:table-cell/>
          <table:table-cell office:value-type="float" office:value="0.19" calcext:value-type="float">
            <text:p>0.19</text:p>
          </table:table-cell>
          <table:table-cell table:formula="of:=[.$A$7]*[.C20]^5+[.$A$6]*[.C20]^4+[.$A$5]*[.C20]^3+[.$A$4]*[.C20]^2+[.$A$3]*[.C20]+[.$A$2]" office:value-type="float" office:value="-0.0054083424339568" calcext:value-type="float">
            <text:p>-0.0054083424</text:p>
          </table:table-cell>
          <table:table-cell table:formula="of:=[.$A$13]*[.C20]^5+[.$A$12]*[.C20]^4+[.$A$11]*[.C20]^3+[.$A$10]*[.C20]^2+[.$A$9]*[.C20]+[.$A$8]" office:value-type="float" office:value="0.00449421705720661" calcext:value-type="float">
            <text:p>0.0044942171</text:p>
          </table:table-cell>
          <table:table-cell table:formula="of:=[.$A$7]*[.C20]^4*5+[.$A$6]*[.C20]^3*4+[.$A$5]*[.C20]^2*3+[.$A$4]*[.C20]*2+[.$A$3]" office:value-type="float" office:value="0.0255069002644" calcext:value-type="float">
            <text:p>0.0255069003</text:p>
          </table:table-cell>
          <table:table-cell table:formula="of:=[.$A$13]*[.C20]^4*5+[.$A$12]*[.C20]^3*4+[.$A$11]*[.C20]^2*3+[.$A$10]*[.C20]*2+[.$A$9]" office:value-type="float" office:value="-0.0193342041765001" calcext:value-type="float">
            <text:p>-0.0193342042</text:p>
          </table:table-cell>
        </table:table-row>
        <table:table-row table:style-name="ro1">
          <table:table-cell table:formula="of:=[.G35]" office:value-type="float" office:value="-0.016896140424" calcext:value-type="float">
            <text:p>-0.0168961404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$A$7]*[.C21]^5+[.$A$6]*[.C21]^4+[.$A$5]*[.C21]^3+[.$A$4]*[.C21]^2+[.$A$3]*[.C21]+[.$A$2]" office:value-type="float" office:value="-0.00516053294" calcext:value-type="float">
            <text:p>-0.0051605329</text:p>
          </table:table-cell>
          <table:table-cell table:formula="of:=[.$A$13]*[.C21]^5+[.$A$12]*[.C21]^4+[.$A$11]*[.C21]^3+[.$A$10]*[.C21]^2+[.$A$9]*[.C21]+[.$A$8]" office:value-type="float" office:value="0.0042838044473536" calcext:value-type="float">
            <text:p>0.0042838044</text:p>
          </table:table-cell>
          <table:table-cell table:formula="of:=[.$A$7]*[.C21]^4*5+[.$A$6]*[.C21]^3*4+[.$A$5]*[.C21]^2*3+[.$A$4]*[.C21]*2+[.$A$3]" office:value-type="float" office:value="0.02406904" calcext:value-type="float">
            <text:p>0.02406904</text:p>
          </table:table-cell>
          <table:table-cell table:formula="of:=[.$A$13]*[.C21]^4*5+[.$A$12]*[.C21]^3*4+[.$A$11]*[.C21]^2*3+[.$A$10]*[.C21]*2+[.$A$9]" office:value-type="float" office:value="-0.0226052799999999" calcext:value-type="float">
            <text:p>-0.02260528</text:p>
          </table:table-cell>
        </table:table-row>
        <table:table-row table:style-name="ro1">
          <table:table-cell table:number-columns-repeated="2"/>
          <table:table-cell office:value-type="float" office:value="0.21" calcext:value-type="float">
            <text:p>0.21</text:p>
          </table:table-cell>
          <table:table-cell table:formula="of:=[.$A$7]*[.C22]^5+[.$A$6]*[.C22]^4+[.$A$5]*[.C22]^3+[.$A$4]*[.C22]^2+[.$A$3]*[.C22]+[.$A$2]" office:value-type="float" office:value="-0.0049266880579232" calcext:value-type="float">
            <text:p>-0.0049266881</text:p>
          </table:table-cell>
          <table:table-cell table:formula="of:=[.$A$13]*[.C22]^5+[.$A$12]*[.C22]^4+[.$A$11]*[.C22]^3+[.$A$10]*[.C22]^2+[.$A$9]*[.C22]+[.$A$8]" office:value-type="float" office:value="0.00404482350050061" calcext:value-type="float">
            <text:p>0.0040448235</text:p>
          </table:table-cell>
          <table:table-cell table:formula="of:=[.$A$7]*[.C22]^4*5+[.$A$6]*[.C22]^3*4+[.$A$5]*[.C22]^2*3+[.$A$4]*[.C22]*2+[.$A$3]" office:value-type="float" office:value="0.0227132571124" calcext:value-type="float">
            <text:p>0.0227132571</text:p>
          </table:table-cell>
          <table:table-cell table:formula="of:=[.$A$13]*[.C22]^4*5+[.$A$12]*[.C22]^3*4+[.$A$11]*[.C22]^2*3+[.$A$10]*[.C22]*2+[.$A$9]" office:value-type="float" office:value="-0.0250626109764999" calcext:value-type="float">
            <text:p>-0.025062611</text:p>
          </table:table-cell>
        </table:table-row>
        <table:table-row table:style-name="ro1">
          <table:table-cell office:value-type="string" calcext:value-type="string">
            <text:p>位置</text:p>
          </table:table-cell>
          <table:table-cell/>
          <table:table-cell office:value-type="float" office:value="0.22" calcext:value-type="float">
            <text:p>0.22</text:p>
          </table:table-cell>
          <table:table-cell table:formula="of:=[.$A$7]*[.C23]^5+[.$A$6]*[.C23]^4+[.$A$5]*[.C23]^3+[.$A$4]*[.C23]^2+[.$A$3]*[.C23]+[.$A$2]" office:value-type="float" office:value="-0.0047060084089024" calcext:value-type="float">
            <text:p>-0.0047060084</text:p>
          </table:table-cell>
          <table:table-cell table:formula="of:=[.$A$13]*[.C23]^5+[.$A$12]*[.C23]^4+[.$A$11]*[.C23]^3+[.$A$10]*[.C23]^2+[.$A$9]*[.C23]+[.$A$8]" office:value-type="float" office:value="0.00378497607605759" calcext:value-type="float">
            <text:p>0.0037849761</text:p>
          </table:table-cell>
          <table:table-cell table:formula="of:=[.$A$7]*[.C23]^4*5+[.$A$6]*[.C23]^3*4+[.$A$5]*[.C23]^2*3+[.$A$4]*[.C23]*2+[.$A$3]" office:value-type="float" office:value="0.0214352954464" calcext:value-type="float">
            <text:p>0.0214352954</text:p>
          </table:table-cell>
          <table:table-cell table:formula="of:=[.$A$13]*[.C23]^4*5+[.$A$12]*[.C23]^3*4+[.$A$11]*[.C23]^2*3+[.$A$10]*[.C23]*2+[.$A$9]" office:value-type="float" office:value="-0.026792655624" calcext:value-type="float">
            <text:p>-0.0267926556</text:p>
          </table:table-cell>
        </table:table-row>
        <table:table-row table:style-name="ro1">
          <table:table-cell table:formula="of:=[.D35]-[.A16]" office:value-type="float" office:value="-0.00284681423159681" calcext:value-type="float">
            <text:p>-0.0028468142</text:p>
          </table:table-cell>
          <table:table-cell/>
          <table:table-cell office:value-type="float" office:value="0.23" calcext:value-type="float">
            <text:p>0.23</text:p>
          </table:table-cell>
          <table:table-cell table:formula="of:=[.$A$7]*[.C24]^5+[.$A$6]*[.C24]^4+[.$A$5]*[.C24]^3+[.$A$4]*[.C24]^2+[.$A$3]*[.C24]+[.$A$2]" office:value-type="float" office:value="-0.0044977364906576" calcext:value-type="float">
            <text:p>-0.0044977365</text:p>
          </table:table-cell>
          <table:table-cell table:formula="of:=[.$A$13]*[.C24]^5+[.$A$12]*[.C24]^4+[.$A$11]*[.C24]^3+[.$A$10]*[.C24]^2+[.$A$9]*[.C24]+[.$A$8]" office:value-type="float" office:value="0.00351111922707461" calcext:value-type="float">
            <text:p>0.0035111192</text:p>
          </table:table-cell>
          <table:table-cell table:formula="of:=[.$A$7]*[.C24]^4*5+[.$A$6]*[.C24]^3*4+[.$A$5]*[.C24]^2*3+[.$A$4]*[.C24]*2+[.$A$3]" office:value-type="float" office:value="0.0202310358484" calcext:value-type="float">
            <text:p>0.0202310358</text:p>
          </table:table-cell>
          <table:table-cell table:formula="of:=[.$A$13]*[.C24]^4*5+[.$A$12]*[.C24]^3*4+[.$A$11]*[.C24]^2*3+[.$A$10]*[.C24]*2+[.$A$9]" office:value-type="float" office:value="-0.0278779166964999" calcext:value-type="float">
            <text:p>-0.0278779167</text:p>
          </table:table-cell>
        </table:table-row>
        <table:table-row table:style-name="ro1">
          <table:table-cell table:formula="of:=[.E35]-[.A17]" office:value-type="float" office:value="0.000808329467481553" calcext:value-type="float">
            <text:p>0.0008083295</text:p>
          </table:table-cell>
          <table:table-cell/>
          <table:table-cell office:value-type="float" office:value="0.24" calcext:value-type="float">
            <text:p>0.24</text:p>
          </table:table-cell>
          <table:table-cell table:formula="of:=[.$A$7]*[.C25]^5+[.$A$6]*[.C25]^4+[.$A$5]*[.C25]^3+[.$A$4]*[.C25]^2+[.$A$3]*[.C25]+[.$A$2]" office:value-type="float" office:value="-0.0043011553074368" calcext:value-type="float">
            <text:p>-0.0043011553</text:p>
          </table:table-cell>
          <table:table-cell table:formula="of:=[.$A$13]*[.C25]^5+[.$A$12]*[.C25]^4+[.$A$11]*[.C25]^3+[.$A$10]*[.C25]^2+[.$A$9]*[.C25]+[.$A$8]" office:value-type="float" office:value="0.00322930475788158" calcext:value-type="float">
            <text:p>0.0032293048</text:p>
          </table:table-cell>
          <table:table-cell table:formula="of:=[.$A$7]*[.C25]^4*5+[.$A$6]*[.C25]^3*4+[.$A$5]*[.C25]^2*3+[.$A$4]*[.C25]*2+[.$A$3]" office:value-type="float" office:value="0.0190964961664" calcext:value-type="float">
            <text:p>0.0190964962</text:p>
          </table:table-cell>
          <table:table-cell table:formula="of:=[.$A$13]*[.C25]^4*5+[.$A$12]*[.C25]^3*4+[.$A$11]*[.C25]^2*3+[.$A$10]*[.C25]*2+[.$A$9]" office:value-type="float" office:value="-0.0283969411839999" calcext:value-type="float">
            <text:p>-0.0283969412</text:p>
          </table:table-cell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table:formula="of:=[.$A$7]*[.C26]^5+[.$A$6]*[.C26]^4+[.$A$5]*[.C26]^3+[.$A$4]*[.C26]^2+[.$A$3]*[.C26]+[.$A$2]" office:value-type="float" office:value="-0.004115587" calcext:value-type="float">
            <text:p>-0.004115587</text:p>
          </table:table-cell>
          <table:table-cell table:formula="of:=[.$A$13]*[.C26]^5+[.$A$12]*[.C26]^4+[.$A$11]*[.C26]^3+[.$A$10]*[.C26]^2+[.$A$9]*[.C26]+[.$A$8]" office:value-type="float" office:value="0.0029448187817286" calcext:value-type="float">
            <text:p>0.0029448188</text:p>
          </table:table-cell>
          <table:table-cell table:formula="of:=[.$A$7]*[.C26]^4*5+[.$A$6]*[.C26]^3*4+[.$A$5]*[.C26]^2*3+[.$A$4]*[.C26]*2+[.$A$3]" office:value-type="float" office:value="0.01802783125" calcext:value-type="float">
            <text:p>0.0180278313</text:p>
          </table:table-cell>
          <table:table-cell table:formula="of:=[.$A$13]*[.C26]^4*5+[.$A$12]*[.C26]^3*4+[.$A$11]*[.C26]^2*3+[.$A$10]*[.C26]*2+[.$A$9]" office:value-type="float" office:value="-0.0284243203125" calcext:value-type="float">
            <text:p>-0.0284243203</text:p>
          </table:table-cell>
        </table:table-row>
        <table:table-row table:style-name="ro1">
          <table:table-cell table:number-columns-repeated="2"/>
          <table:table-cell office:value-type="float" office:value="0.26" calcext:value-type="float">
            <text:p>0.26</text:p>
          </table:table-cell>
          <table:table-cell table:formula="of:=[.$A$7]*[.C27]^5+[.$A$6]*[.C27]^4+[.$A$5]*[.C27]^3+[.$A$4]*[.C27]^2+[.$A$3]*[.C27]+[.$A$2]" office:value-type="float" office:value="-0.0039403914756032" calcext:value-type="float">
            <text:p>-0.0039403915</text:p>
          </table:table-cell>
          <table:table-cell table:formula="of:=[.$A$13]*[.C27]^5+[.$A$12]*[.C27]^4+[.$A$11]*[.C27]^3+[.$A$10]*[.C27]^2+[.$A$9]*[.C27]+[.$A$8]" office:value-type="float" office:value="0.00266222127842558" calcext:value-type="float">
            <text:p>0.0026622213</text:p>
          </table:table-cell>
          <table:table-cell table:formula="of:=[.$A$7]*[.C27]^4*5+[.$A$6]*[.C27]^3*4+[.$A$5]*[.C27]^2*3+[.$A$4]*[.C27]*2+[.$A$3]" office:value-type="float" office:value="0.0170213329504" calcext:value-type="float">
            <text:p>0.017021333</text:p>
          </table:table-cell>
          <table:table-cell table:formula="of:=[.$A$13]*[.C27]^4*5+[.$A$12]*[.C27]^3*4+[.$A$11]*[.C27]^2*3+[.$A$10]*[.C27]*2+[.$A$9]" office:value-type="float" office:value="-0.0280306895439997" calcext:value-type="float">
            <text:p>-0.0280306895</text:p>
          </table:table-cell>
        </table:table-row>
        <table:table-row table:style-name="ro1">
          <table:table-cell table:number-columns-repeated="2"/>
          <table:table-cell office:value-type="float" office:value="0.27" calcext:value-type="float">
            <text:p>0.27</text:p>
          </table:table-cell>
          <table:table-cell table:formula="of:=[.$A$7]*[.C28]^5+[.$A$6]*[.C28]^4+[.$A$5]*[.C28]^3+[.$A$4]*[.C28]^2+[.$A$3]*[.C28]+[.$A$2]" office:value-type="float" office:value="-0.0037749650379824" calcext:value-type="float">
            <text:p>-0.003774965</text:p>
          </table:table-cell>
          <table:table-cell table:formula="of:=[.$A$13]*[.C28]^5+[.$A$12]*[.C28]^4+[.$A$11]*[.C28]^3+[.$A$10]*[.C28]^2+[.$A$9]*[.C28]+[.$A$8]" office:value-type="float" office:value="0.00238538565198261" calcext:value-type="float">
            <text:p>0.0023853857</text:p>
          </table:table-cell>
          <table:table-cell table:formula="of:=[.$A$7]*[.C28]^4*5+[.$A$6]*[.C28]^3*4+[.$A$5]*[.C28]^2*3+[.$A$4]*[.C28]*2+[.$A$3]" office:value-type="float" office:value="0.0160734301204" calcext:value-type="float">
            <text:p>0.0160734301</text:p>
          </table:table-cell>
          <table:table-cell table:formula="of:=[.$A$13]*[.C28]^4*5+[.$A$12]*[.C28]^3*4+[.$A$11]*[.C28]^2*3+[.$A$10]*[.C28]*2+[.$A$9]" office:value-type="float" office:value="-0.0272827285764998" calcext:value-type="float">
            <text:p>-0.0272827286</text:p>
          </table:table-cell>
        </table:table-row>
        <table:table-row table:style-name="ro1">
          <table:table-cell table:number-columns-repeated="2"/>
          <table:table-cell office:value-type="float" office:value="0.28" calcext:value-type="float">
            <text:p>0.28</text:p>
          </table:table-cell>
          <table:table-cell table:formula="of:=[.$A$7]*[.C29]^5+[.$A$6]*[.C29]^4+[.$A$5]*[.C29]^3+[.$A$4]*[.C29]^2+[.$A$3]*[.C29]+[.$A$2]" office:value-type="float" office:value="-0.0036187390173376" calcext:value-type="float">
            <text:p>-0.003618739</text:p>
          </table:table-cell>
          <table:table-cell table:formula="of:=[.$A$13]*[.C29]^5+[.$A$12]*[.C29]^4+[.$A$11]*[.C29]^3+[.$A$10]*[.C29]^2+[.$A$9]*[.C29]+[.$A$8]" office:value-type="float" office:value="0.00211753828824961" calcext:value-type="float">
            <text:p>0.0021175383</text:p>
          </table:table-cell>
          <table:table-cell table:formula="of:=[.$A$7]*[.C29]^4*5+[.$A$6]*[.C29]^3*4+[.$A$5]*[.C29]^2*3+[.$A$4]*[.C29]*2+[.$A$3]" office:value-type="float" office:value="0.0151806886144" calcext:value-type="float">
            <text:p>0.0151806886</text:p>
          </table:table-cell>
          <table:table-cell table:formula="of:=[.$A$13]*[.C29]^4*5+[.$A$12]*[.C29]^3*4+[.$A$11]*[.C29]^2*3+[.$A$10]*[.C29]*2+[.$A$9]" office:value-type="float" office:value="-0.0262431613440001" calcext:value-type="float">
            <text:p>-0.0262431613</text:p>
          </table:table-cell>
        </table:table-row>
        <table:table-row table:style-name="ro1">
          <table:table-cell table:number-columns-repeated="2"/>
          <table:table-cell office:value-type="float" office:value="0.29" calcext:value-type="float">
            <text:p>0.29</text:p>
          </table:table-cell>
          <table:table-cell table:formula="of:=[.$A$7]*[.C30]^5+[.$A$6]*[.C30]^4+[.$A$5]*[.C30]^3+[.$A$4]*[.C30]^2+[.$A$3]*[.C30]+[.$A$2]" office:value-type="float" office:value="-0.00347117840031681" calcext:value-type="float">
            <text:p>-0.0034711784</text:p>
          </table:table-cell>
          <table:table-cell table:formula="of:=[.$A$13]*[.C30]^5+[.$A$12]*[.C30]^4+[.$A$11]*[.C30]^3+[.$A$10]*[.C30]^2+[.$A$9]*[.C30]+[.$A$8]" office:value-type="float" office:value="0.0018612981125566" calcext:value-type="float">
            <text:p>0.0018612981</text:p>
          </table:table-cell>
          <table:table-cell table:formula="of:=[.$A$7]*[.C30]^4*5+[.$A$6]*[.C30]^3*4+[.$A$5]*[.C30]^2*3+[.$A$4]*[.C30]*2+[.$A$3]" office:value-type="float" office:value="0.0143398112884" calcext:value-type="float">
            <text:p>0.0143398113</text:p>
          </table:table-cell>
          <table:table-cell table:formula="of:=[.$A$13]*[.C30]^4*5+[.$A$12]*[.C30]^3*4+[.$A$11]*[.C30]^2*3+[.$A$10]*[.C30]*2+[.$A$9]" office:value-type="float" office:value="-0.0249707560164999" calcext:value-type="float">
            <text:p>-0.024970756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formula="of:=[.$A$7]*[.C31]^5+[.$A$6]*[.C31]^4+[.$A$5]*[.C31]^3+[.$A$4]*[.C31]^2+[.$A$3]*[.C31]+[.$A$2]" office:value-type="float" office:value="-0.00333178046" calcext:value-type="float">
            <text:p>-0.0033317805</text:p>
          </table:table-cell>
          <table:table-cell table:formula="of:=[.$A$13]*[.C31]^5+[.$A$12]*[.C31]^4+[.$A$11]*[.C31]^3+[.$A$10]*[.C31]^2+[.$A$9]*[.C31]+[.$A$8]" office:value-type="float" office:value="0.00161871614735362" calcext:value-type="float">
            <text:p>0.0016187161</text:p>
          </table:table-cell>
          <table:table-cell table:formula="of:=[.$A$7]*[.C31]^4*5+[.$A$6]*[.C31]^3*4+[.$A$5]*[.C31]^2*3+[.$A$4]*[.C31]*2+[.$A$3]" office:value-type="float" office:value="0.013547638" calcext:value-type="float">
            <text:p>0.013547638</text:p>
          </table:table-cell>
          <table:table-cell table:formula="of:=[.$A$13]*[.C31]^4*5+[.$A$12]*[.C31]^3*4+[.$A$11]*[.C31]^2*3+[.$A$10]*[.C31]*2+[.$A$9]" office:value-type="float" office:value="-0.0235203249999998" calcext:value-type="float">
            <text:p>-0.023520325</text:p>
          </table:table-cell>
        </table:table-row>
        <table:table-row table:style-name="ro1">
          <table:table-cell table:number-columns-repeated="2"/>
          <table:table-cell office:value-type="float" office:value="0.31" calcext:value-type="float">
            <text:p>0.31</text:p>
          </table:table-cell>
          <table:table-cell table:formula="of:=[.$A$7]*[.C32]^5+[.$A$6]*[.C32]^4+[.$A$5]*[.C32]^3+[.$A$4]*[.C32]^2+[.$A$3]*[.C32]+[.$A$2]" office:value-type="float" office:value="-0.00320007338588321" calcext:value-type="float">
            <text:p>-0.0032000734</text:p>
          </table:table-cell>
          <table:table-cell table:formula="of:=[.$A$13]*[.C32]^5+[.$A$12]*[.C32]^4+[.$A$11]*[.C32]^3+[.$A$10]*[.C32]^2+[.$A$9]*[.C32]+[.$A$8]" office:value-type="float" office:value="0.00139131506985061" calcext:value-type="float">
            <text:p>0.0013913151</text:p>
          </table:table-cell>
          <table:table-cell table:formula="of:=[.$A$7]*[.C32]^4*5+[.$A$6]*[.C32]^3*4+[.$A$5]*[.C32]^2*3+[.$A$4]*[.C32]*2+[.$A$3]" office:value-type="float" office:value="0.0128011456084" calcext:value-type="float">
            <text:p>0.0128011456</text:p>
          </table:table-cell>
          <table:table-cell table:formula="of:=[.$A$13]*[.C32]^4*5+[.$A$12]*[.C32]^3*4+[.$A$11]*[.C32]^2*3+[.$A$10]*[.C32]*2+[.$A$9]" office:value-type="float" office:value="-0.0219427249364998" calcext:value-type="float">
            <text:p>-0.0219427249</text:p>
          </table:table-cell>
        </table:table-row>
        <table:table-row table:style-name="ro1">
          <table:table-cell table:number-columns-repeated="2"/>
          <table:table-cell office:value-type="float" office:value="0.32" calcext:value-type="float">
            <text:p>0.32</text:p>
          </table:table-cell>
          <table:table-cell table:formula="of:=[.$A$7]*[.C33]^5+[.$A$6]*[.C33]^4+[.$A$5]*[.C33]^3+[.$A$4]*[.C33]^2+[.$A$3]*[.C33]+[.$A$2]" office:value-type="float" office:value="-0.0030756149138624" calcext:value-type="float">
            <text:p>-0.0030756149</text:p>
          </table:table-cell>
          <table:table-cell table:formula="of:=[.$A$13]*[.C33]^5+[.$A$12]*[.C33]^4+[.$A$11]*[.C33]^3+[.$A$10]*[.C33]^2+[.$A$9]*[.C33]+[.$A$8]" office:value-type="float" office:value="0.00118012876965764" calcext:value-type="float">
            <text:p>0.0011801288</text:p>
          </table:table-cell>
          <table:table-cell table:formula="of:=[.$A$7]*[.C33]^4*5+[.$A$6]*[.C33]^3*4+[.$A$5]*[.C33]^2*3+[.$A$4]*[.C33]*2+[.$A$3]" office:value-type="float" office:value="0.0120974479744" calcext:value-type="float">
            <text:p>0.012097448</text:p>
          </table:table-cell>
          <table:table-cell table:formula="of:=[.$A$13]*[.C33]^4*5+[.$A$12]*[.C33]^3*4+[.$A$11]*[.C33]^2*3+[.$A$10]*[.C33]*2+[.$A$9]" office:value-type="float" office:value="-0.0202848567039998" calcext:value-type="float">
            <text:p>-0.0202848567</text:p>
          </table:table-cell>
        </table:table-row>
        <table:table-row table:style-name="ro1">
          <table:table-cell table:number-columns-repeated="2"/>
          <table:table-cell office:value-type="float" office:value="0.33" calcext:value-type="float">
            <text:p>0.33</text:p>
          </table:table-cell>
          <table:table-cell table:formula="of:=[.$A$7]*[.C34]^5+[.$A$6]*[.C34]^4+[.$A$5]*[.C34]^3+[.$A$4]*[.C34]^2+[.$A$3]*[.C34]+[.$A$2]" office:value-type="float" office:value="-0.0029579909562176" calcext:value-type="float">
            <text:p>-0.002957991</text:p>
          </table:table-cell>
          <table:table-cell table:formula="of:=[.$A$13]*[.C34]^5+[.$A$12]*[.C34]^4+[.$A$11]*[.C34]^3+[.$A$10]*[.C34]^2+[.$A$9]*[.C34]+[.$A$8]" office:value-type="float" office:value="0.000985741906424618" calcext:value-type="float">
            <text:p>0.0009857419</text:p>
          </table:table-cell>
          <table:table-cell table:formula="of:=[.$A$7]*[.C34]^4*5+[.$A$6]*[.C34]^3*4+[.$A$5]*[.C34]^2*3+[.$A$4]*[.C34]*2+[.$A$3]" office:value-type="float" office:value="0.0114337959604" calcext:value-type="float">
            <text:p>0.011433796</text:p>
          </table:table-cell>
          <table:table-cell table:formula="of:=[.$A$13]*[.C34]^4*5+[.$A$12]*[.C34]^3*4+[.$A$11]*[.C34]^2*3+[.$A$10]*[.C34]*2+[.$A$9]" office:value-type="float" office:value="-0.0185896654165" calcext:value-type="float">
            <text:p>-0.0185896654</text:p>
          </table:table-cell>
        </table:table-row>
        <table:table-row table:style-name="ro1">
          <table:table-cell table:number-columns-repeated="2"/>
          <table:table-cell office:value-type="float" office:value="0.34" calcext:value-type="float">
            <text:p>0.34</text:p>
          </table:table-cell>
          <table:table-cell table:formula="of:=[.$A$7]*[.C35]^5+[.$A$6]*[.C35]^4+[.$A$5]*[.C35]^3+[.$A$4]*[.C35]^2+[.$A$3]*[.C35]+[.$A$2]" office:value-type="float" office:value="-0.00284681423159681" calcext:value-type="float">
            <text:p>-0.0028468142</text:p>
          </table:table-cell>
          <table:table-cell table:formula="of:=[.$A$13]*[.C35]^5+[.$A$12]*[.C35]^4+[.$A$11]*[.C35]^3+[.$A$10]*[.C35]^2+[.$A$9]*[.C35]+[.$A$8]" office:value-type="float" office:value="0.000808329467481553" calcext:value-type="float">
            <text:p>0.0008083295</text:p>
          </table:table-cell>
          <table:table-cell table:formula="of:=[.$A$7]*[.C35]^4*5+[.$A$6]*[.C35]^3*4+[.$A$5]*[.C35]^2*3+[.$A$4]*[.C35]*2+[.$A$3]" office:value-type="float" office:value="0.0108075774304" calcext:value-type="float">
            <text:p>0.0108075774</text:p>
          </table:table-cell>
          <table:table-cell table:formula="of:=[.$A$13]*[.C35]^4*5+[.$A$12]*[.C35]^3*4+[.$A$11]*[.C35]^2*3+[.$A$10]*[.C35]*2+[.$A$9]" office:value-type="float" office:value="-0.016896140424" calcext:value-type="float">
            <text:p>-0.0168961404</text:p>
          </table:table-cell>
        </table:table-row>
        <table:table-row table:style-name="ro1">
          <table:table-cell table:number-columns-repeated="2"/>
          <table:table-cell office:value-type="float" office:value="0.35" calcext:value-type="float">
            <text:p>0.35</text:p>
          </table:table-cell>
          <table:table-cell table:formula="of:=[.$A$7]*[.C36]^5+[.$A$6]*[.C36]^4+[.$A$5]*[.C36]^3+[.$A$4]*[.C36]^2+[.$A$3]*[.C36]+[.$A$2]" office:value-type="float" office:value="-0.002741722895" calcext:value-type="float">
            <text:p>-0.0027417229</text:p>
          </table:table-cell>
          <table:table-cell table:formula="of:=[.$A$13]*[.C36]^5+[.$A$12]*[.C36]^4+[.$A$11]*[.C36]^3+[.$A$10]*[.C36]^2+[.$A$9]*[.C36]+[.$A$8]" office:value-type="float" office:value="0.000647696325478609" calcext:value-type="float">
            <text:p>0.0006476963</text:p>
          </table:table-cell>
          <table:table-cell table:formula="of:=[.$A$7]*[.C36]^4*5+[.$A$6]*[.C36]^3*4+[.$A$5]*[.C36]^2*3+[.$A$4]*[.C36]*2+[.$A$3]" office:value-type="float" office:value="0.01021631725" calcext:value-type="float">
            <text:p>0.0102163173</text:p>
          </table:table-cell>
          <table:table-cell table:formula="of:=[.$A$13]*[.C36]^4*5+[.$A$12]*[.C36]^3*4+[.$A$11]*[.C36]^2*3+[.$A$10]*[.C36]*2+[.$A$9]" office:value-type="float" office:value="-0.0152393153124994" calcext:value-type="float">
            <text:p>-0.0152393153</text:p>
          </table:table-cell>
        </table:table-row>
        <table:table-row table:style-name="ro1">
          <table:table-cell table:number-columns-repeated="2"/>
          <table:table-cell office:value-type="float" office:value="0.36" calcext:value-type="float">
            <text:p>0.36</text:p>
          </table:table-cell>
          <table:table-cell table:formula="of:=[.$A$7]*[.C37]^5+[.$A$6]*[.C37]^4+[.$A$5]*[.C37]^3+[.$A$4]*[.C37]^2+[.$A$3]*[.C37]+[.$A$2]" office:value-type="float" office:value="-0.0026423791677632" calcext:value-type="float">
            <text:p>-0.0026423792</text:p>
          </table:table-cell>
          <table:table-cell table:formula="of:=[.$A$13]*[.C37]^5+[.$A$12]*[.C37]^4+[.$A$11]*[.C37]^3+[.$A$10]*[.C37]^2+[.$A$9]*[.C37]+[.$A$8]" office:value-type="float" office:value="0.000503316796025641" calcext:value-type="float">
            <text:p>0.0005033168</text:p>
          </table:table-cell>
          <table:table-cell table:formula="of:=[.$A$7]*[.C37]^4*5+[.$A$6]*[.C37]^3*4+[.$A$5]*[.C37]^2*3+[.$A$4]*[.C37]*2+[.$A$3]" office:value-type="float" office:value="0.00965767728639998" calcext:value-type="float">
            <text:p>0.0096576773</text:p>
          </table:table-cell>
          <table:table-cell table:formula="of:=[.$A$13]*[.C37]^4*5+[.$A$12]*[.C37]^3*4+[.$A$11]*[.C37]^2*3+[.$A$10]*[.C37]*2+[.$A$9]" office:value-type="float" office:value="-0.013650267904" calcext:value-type="float">
            <text:p>-0.0136502679</text:p>
          </table:table-cell>
        </table:table-row>
        <table:table-row table:style-name="ro1">
          <table:table-cell table:number-columns-repeated="2"/>
          <table:table-cell office:value-type="float" office:value="0.37" calcext:value-type="float">
            <text:p>0.37</text:p>
          </table:table-cell>
          <table:table-cell table:formula="of:=[.$A$7]*[.C38]^5+[.$A$6]*[.C38]^4+[.$A$5]*[.C38]^3+[.$A$4]*[.C38]^2+[.$A$3]*[.C38]+[.$A$2]" office:value-type="float" office:value="-0.00254846796754241" calcext:value-type="float">
            <text:p>-0.002548468</text:p>
          </table:table-cell>
          <table:table-cell table:formula="of:=[.$A$13]*[.C38]^5+[.$A$12]*[.C38]^4+[.$A$11]*[.C38]^3+[.$A$10]*[.C38]^2+[.$A$9]*[.C38]+[.$A$8]" office:value-type="float" office:value="0.000374374195332598" calcext:value-type="float">
            <text:p>0.0003743742</text:p>
          </table:table-cell>
          <table:table-cell table:formula="of:=[.$A$7]*[.C38]^4*5+[.$A$6]*[.C38]^3*4+[.$A$5]*[.C38]^2*3+[.$A$4]*[.C38]*2+[.$A$3]" office:value-type="float" office:value="0.00912945640839996" calcext:value-type="float">
            <text:p>0.0091294564</text:p>
          </table:table-cell>
          <table:table-cell table:formula="of:=[.$A$13]*[.C38]^4*5+[.$A$12]*[.C38]^3*4+[.$A$11]*[.C38]^2*3+[.$A$10]*[.C38]*2+[.$A$9]" office:value-type="float" office:value="-0.0121561202564999" calcext:value-type="float">
            <text:p>-0.0121561203</text:p>
          </table:table-cell>
        </table:table-row>
        <table:table-row table:style-name="ro1">
          <table:table-cell table:number-columns-repeated="2"/>
          <table:table-cell office:value-type="float" office:value="0.38" calcext:value-type="float">
            <text:p>0.38</text:p>
          </table:table-cell>
          <table:table-cell table:formula="of:=[.$A$7]*[.C39]^5+[.$A$6]*[.C39]^4+[.$A$5]*[.C39]^3+[.$A$4]*[.C39]^2+[.$A$3]*[.C39]+[.$A$2]" office:value-type="float" office:value="-0.0024596955382976" calcext:value-type="float">
            <text:p>-0.0024596955</text:p>
          </table:table-cell>
          <table:table-cell table:formula="of:=[.$A$13]*[.C39]^5+[.$A$12]*[.C39]^4+[.$A$11]*[.C39]^3+[.$A$10]*[.C39]^2+[.$A$9]*[.C39]+[.$A$8]" office:value-type="float" office:value="0.00025980039784965" calcext:value-type="float">
            <text:p>0.0002598004</text:p>
          </table:table-cell>
          <table:table-cell table:formula="of:=[.$A$7]*[.C39]^4*5+[.$A$6]*[.C39]^3*4+[.$A$5]*[.C39]^2*3+[.$A$4]*[.C39]*2+[.$A$3]" office:value-type="float" office:value="0.00862959048639998" calcext:value-type="float">
            <text:p>0.0086295905</text:p>
          </table:table-cell>
          <table:table-cell table:formula="of:=[.$A$13]*[.C39]^4*5+[.$A$12]*[.C39]^3*4+[.$A$11]*[.C39]^2*3+[.$A$10]*[.C39]*2+[.$A$9]" office:value-type="float" office:value="-0.0107800386640002" calcext:value-type="float">
            <text:p>-0.0107800387</text:p>
          </table:table-cell>
        </table:table-row>
        <table:table-row table:style-name="ro1">
          <table:table-cell table:number-columns-repeated="2"/>
          <table:table-cell office:value-type="float" office:value="0.39" calcext:value-type="float">
            <text:p>0.39</text:p>
          </table:table-cell>
          <table:table-cell table:formula="of:=[.$A$7]*[.C40]^5+[.$A$6]*[.C40]^4+[.$A$5]*[.C40]^3+[.$A$4]*[.C40]^2+[.$A$3]*[.C40]+[.$A$2]" office:value-type="float" office:value="-0.0023757880802768" calcext:value-type="float">
            <text:p>-0.0023757881</text:p>
          </table:table-cell>
          <table:table-cell table:formula="of:=[.$A$13]*[.C40]^5+[.$A$12]*[.C40]^4+[.$A$11]*[.C40]^3+[.$A$10]*[.C40]^2+[.$A$9]*[.C40]+[.$A$8]" office:value-type="float" office:value="0.00015831539390657" calcext:value-type="float">
            <text:p>0.0001583154</text:p>
          </table:table-cell>
          <table:table-cell table:formula="of:=[.$A$7]*[.C40]^4*5+[.$A$6]*[.C40]^3*4+[.$A$5]*[.C40]^2*3+[.$A$4]*[.C40]*2+[.$A$3]" office:value-type="float" office:value="0.00815615239239999" calcext:value-type="float">
            <text:p>0.0081561524</text:p>
          </table:table-cell>
          <table:table-cell table:formula="of:=[.$A$13]*[.C40]^4*5+[.$A$12]*[.C40]^3*4+[.$A$11]*[.C40]^2*3+[.$A$10]*[.C40]*2+[.$A$9]" office:value-type="float" office:value="-0.00954123365649945" calcext:value-type="float">
            <text:p>-0.0095412337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formula="of:=[.$A$7]*[.C41]^5+[.$A$6]*[.C41]^4+[.$A$5]*[.C41]^3+[.$A$4]*[.C41]^2+[.$A$3]*[.C41]+[.$A$2]" office:value-type="float" office:value="-0.00229649038000001" calcext:value-type="float">
            <text:p>-0.0022964904</text:p>
          </table:table-cell>
          <table:table-cell table:formula="of:=[.$A$13]*[.C41]^5+[.$A$12]*[.C41]^4+[.$A$11]*[.C41]^3+[.$A$10]*[.C41]^2+[.$A$9]*[.C41]+[.$A$8]" office:value-type="float" office:value="0.0000684668473536244" calcext:value-type="float">
            <text:p>6.84668473536244E-005</text:p>
          </table:table-cell>
          <table:table-cell table:formula="of:=[.$A$7]*[.C41]^4*5+[.$A$6]*[.C41]^3*4+[.$A$5]*[.C41]^2*3+[.$A$4]*[.C41]*2+[.$A$3]" office:value-type="float" office:value="0.00770735199999997" calcext:value-type="float">
            <text:p>0.007707352</text:p>
          </table:table-cell>
          <table:table-cell table:formula="of:=[.$A$13]*[.C41]^4*5+[.$A$12]*[.C41]^3*4+[.$A$11]*[.C41]^2*3+[.$A$10]*[.C41]*2+[.$A$9]" office:value-type="float" office:value="-0.00845495999999985" calcext:value-type="float">
            <text:p>-0.00845496</text:p>
          </table:table-cell>
        </table:table-row>
        <table:table-row table:style-name="ro1">
          <table:table-cell table:number-columns-repeated="2"/>
          <table:table-cell office:value-type="float" office:value="0.41" calcext:value-type="float">
            <text:p>0.41</text:p>
          </table:table-cell>
          <table:table-cell table:formula="of:=[.$A$7]*[.C42]^5+[.$A$6]*[.C42]^4+[.$A$5]*[.C42]^3+[.$A$4]*[.C42]^2+[.$A$3]*[.C42]+[.$A$2]" office:value-type="float" office:value="-0.00222156444024321" calcext:value-type="float">
            <text:p>-0.0022215644</text:p>
          </table:table-cell>
          <table:table-cell table:formula="of:=[.$A$13]*[.C42]^5+[.$A$12]*[.C42]^4+[.$A$11]*[.C42]^3+[.$A$10]*[.C42]^2+[.$A$9]*[.C42]+[.$A$8]" office:value-type="float" office:value="-0.0000113303467993674" calcext:value-type="float">
            <text:p>-1.13303467993674E-005</text:p>
          </table:table-cell>
          <table:table-cell table:formula="of:=[.$A$7]*[.C42]^4*5+[.$A$6]*[.C42]^3*4+[.$A$5]*[.C42]^2*3+[.$A$4]*[.C42]*2+[.$A$3]" office:value-type="float" office:value="0.00728153618439997" calcext:value-type="float">
            <text:p>0.0072815362</text:p>
          </table:table-cell>
          <table:table-cell table:formula="of:=[.$A$13]*[.C42]^4*5+[.$A$12]*[.C42]^3*4+[.$A$11]*[.C42]^2*3+[.$A$10]*[.C42]*2+[.$A$9]" office:value-type="float" office:value="-0.00753251669649962" calcext:value-type="float">
            <text:p>-0.0075325167</text:p>
          </table:table-cell>
        </table:table-row>
        <table:table-row table:style-name="ro1">
          <table:table-cell table:number-columns-repeated="2"/>
          <table:table-cell office:value-type="float" office:value="0.42" calcext:value-type="float">
            <text:p>0.42</text:p>
          </table:table-cell>
          <table:table-cell table:formula="of:=[.$A$7]*[.C43]^5+[.$A$6]*[.C43]^4+[.$A$5]*[.C43]^3+[.$A$4]*[.C43]^2+[.$A$3]*[.C43]+[.$A$2]" office:value-type="float" office:value="-0.0021507881100224" calcext:value-type="float">
            <text:p>-0.0021507881</text:p>
          </table:table-cell>
          <table:table-cell table:formula="of:=[.$A$13]*[.C43]^5+[.$A$12]*[.C43]^4+[.$A$11]*[.C43]^3+[.$A$10]*[.C43]^2+[.$A$9]*[.C43]+[.$A$8]" office:value-type="float" office:value="-0.0000827545047423737" calcext:value-type="float">
            <text:p>-8.27545047423737E-005</text:p>
          </table:table-cell>
          <table:table-cell table:formula="of:=[.$A$7]*[.C43]^4*5+[.$A$6]*[.C43]^3*4+[.$A$5]*[.C43]^2*3+[.$A$4]*[.C43]*2+[.$A$3]" office:value-type="float" office:value="0.00687718882239997" calcext:value-type="float">
            <text:p>0.0068771888</text:p>
          </table:table-cell>
          <table:table-cell table:formula="of:=[.$A$13]*[.C43]^4*5+[.$A$12]*[.C43]^3*4+[.$A$11]*[.C43]^2*3+[.$A$10]*[.C43]*2+[.$A$9]" office:value-type="float" office:value="-0.00678124698399979" calcext:value-type="float">
            <text:p>-0.006781247</text:p>
          </table:table-cell>
        </table:table-row>
        <table:table-row table:style-name="ro1">
          <table:table-cell table:number-columns-repeated="2"/>
          <table:table-cell office:value-type="float" office:value="0.43" calcext:value-type="float">
            <text:p>0.43</text:p>
          </table:table-cell>
          <table:table-cell table:formula="of:=[.$A$7]*[.C44]^5+[.$A$6]*[.C44]^4+[.$A$5]*[.C44]^3+[.$A$4]*[.C44]^2+[.$A$3]*[.C44]+[.$A$2]" office:value-type="float" office:value="-0.0020839537145776" calcext:value-type="float">
            <text:p>-0.0020839537</text:p>
          </table:table-cell>
          <table:table-cell table:formula="of:=[.$A$13]*[.C44]^5+[.$A$12]*[.C44]^4+[.$A$11]*[.C44]^3+[.$A$10]*[.C44]^2+[.$A$9]*[.C44]+[.$A$8]" office:value-type="float" office:value="-0.000147537596225347" calcext:value-type="float">
            <text:p>-0.0001475376</text:p>
          </table:table-cell>
          <table:table-cell table:formula="of:=[.$A$7]*[.C44]^4*5+[.$A$6]*[.C44]^3*4+[.$A$5]*[.C44]^2*3+[.$A$4]*[.C44]*2+[.$A$3]" office:value-type="float" office:value="0.00649293079239996" calcext:value-type="float">
            <text:p>0.0064929308</text:p>
          </table:table-cell>
          <table:table-cell table:formula="of:=[.$A$13]*[.C44]^4*5+[.$A$12]*[.C44]^3*4+[.$A$11]*[.C44]^2*3+[.$A$10]*[.C44]*2+[.$A$9]" office:value-type="float" office:value="-0.00620453833650009" calcext:value-type="float">
            <text:p>-0.0062045383</text:p>
          </table:table-cell>
        </table:table-row>
        <table:table-row table:style-name="ro1">
          <table:table-cell table:number-columns-repeated="2"/>
          <table:table-cell office:value-type="float" office:value="0.44" calcext:value-type="float">
            <text:p>0.44</text:p>
          </table:table-cell>
          <table:table-cell table:formula="of:=[.$A$7]*[.C45]^5+[.$A$6]*[.C45]^4+[.$A$5]*[.C45]^3+[.$A$4]*[.C45]^2+[.$A$3]*[.C45]+[.$A$2]" office:value-type="float" office:value="-0.00202086668535681" calcext:value-type="float">
            <text:p>-0.0020208667</text:p>
          </table:table-cell>
          <table:table-cell table:formula="of:=[.$A$13]*[.C45]^5+[.$A$12]*[.C45]^4+[.$A$11]*[.C45]^3+[.$A$10]*[.C45]^2+[.$A$9]*[.C45]+[.$A$8]" office:value-type="float" office:value="-0.000207425686918474" calcext:value-type="float">
            <text:p>-0.0002074257</text:p>
          </table:table-cell>
          <table:table-cell table:formula="of:=[.$A$7]*[.C45]^4*5+[.$A$6]*[.C45]^3*4+[.$A$5]*[.C45]^2*3+[.$A$4]*[.C45]*2+[.$A$3]" office:value-type="float" office:value="0.00612751997439999" calcext:value-type="float">
            <text:p>0.00612752</text:p>
          </table:table-cell>
          <table:table-cell table:formula="of:=[.$A$13]*[.C45]^4*5+[.$A$12]*[.C45]^3*4+[.$A$11]*[.C45]^2*3+[.$A$10]*[.C45]*2+[.$A$9]" office:value-type="float" office:value="-0.00580182246399991" calcext:value-type="float">
            <text:p>-0.0058018225</text:p>
          </table:table-cell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table:formula="of:=[.$A$7]*[.C46]^5+[.$A$6]*[.C46]^4+[.$A$5]*[.C46]^3+[.$A$4]*[.C46]^2+[.$A$3]*[.C46]+[.$A$2]" office:value-type="float" office:value="-0.00196134419000001" calcext:value-type="float">
            <text:p>-0.0019613442</text:p>
          </table:table-cell>
          <table:table-cell table:formula="of:=[.$A$13]*[.C46]^5+[.$A$12]*[.C46]^4+[.$A$11]*[.C46]^3+[.$A$10]*[.C46]^2+[.$A$9]*[.C46]+[.$A$8]" office:value-type="float" office:value="-0.000264139380771296" calcext:value-type="float">
            <text:p>-0.0002641394</text:p>
          </table:table-cell>
          <table:table-cell table:formula="of:=[.$A$7]*[.C46]^4*5+[.$A$6]*[.C46]^3*4+[.$A$5]*[.C46]^2*3+[.$A$4]*[.C46]*2+[.$A$3]" office:value-type="float" office:value="0.00577985124999998" calcext:value-type="float">
            <text:p>0.0057798512</text:p>
          </table:table-cell>
          <table:table-cell table:formula="of:=[.$A$13]*[.C46]^4*5+[.$A$12]*[.C46]^3*4+[.$A$11]*[.C46]^2*3+[.$A$10]*[.C46]*2+[.$A$9]" office:value-type="float" office:value="-0.00556857531249982" calcext:value-type="float">
            <text:p>-0.0055685753</text:p>
          </table:table-cell>
        </table:table-row>
        <table:table-row table:style-name="ro1">
          <table:table-cell table:number-columns-repeated="2"/>
          <table:table-cell office:value-type="float" office:value="0.46" calcext:value-type="float">
            <text:p>0.46</text:p>
          </table:table-cell>
          <table:table-cell table:formula="of:=[.$A$7]*[.C47]^5+[.$A$6]*[.C47]^4+[.$A$5]*[.C47]^3+[.$A$4]*[.C47]^2+[.$A$3]*[.C47]+[.$A$2]" office:value-type="float" office:value="-0.0019052137623232" calcext:value-type="float">
            <text:p>-0.0019052138</text:p>
          </table:table-cell>
          <table:table-cell table:formula="of:=[.$A$13]*[.C47]^5+[.$A$12]*[.C47]^4+[.$A$11]*[.C47]^3+[.$A$10]*[.C47]^2+[.$A$9]*[.C47]+[.$A$8]" office:value-type="float" office:value="-0.000319334262374345" calcext:value-type="float">
            <text:p>-0.0003193343</text:p>
          </table:table-cell>
          <table:table-cell table:formula="of:=[.$A$7]*[.C47]^4*5+[.$A$6]*[.C47]^3*4+[.$A$5]*[.C47]^2*3+[.$A$4]*[.C47]*2+[.$A$3]" office:value-type="float" office:value="0.00544895650239995" calcext:value-type="float">
            <text:p>0.0054489565</text:p>
          </table:table-cell>
          <table:table-cell table:formula="of:=[.$A$13]*[.C47]^4*5+[.$A$12]*[.C47]^3*4+[.$A$11]*[.C47]^2*3+[.$A$10]*[.C47]*2+[.$A$9]" office:value-type="float" office:value="-0.00549631706399983" calcext:value-type="float">
            <text:p>-0.0054963171</text:p>
          </table:table-cell>
        </table:table-row>
        <table:table-row table:style-name="ro1">
          <table:table-cell table:number-columns-repeated="2"/>
          <table:table-cell office:value-type="float" office:value="0.47" calcext:value-type="float">
            <text:p>0.47</text:p>
          </table:table-cell>
          <table:table-cell table:formula="of:=[.$A$7]*[.C48]^5+[.$A$6]*[.C48]^4+[.$A$5]*[.C48]^3+[.$A$4]*[.C48]^2+[.$A$3]*[.C48]+[.$A$2]" office:value-type="float" office:value="-0.00185231193230241" calcext:value-type="float">
            <text:p>-0.0018523119</text:p>
          </table:table-cell>
          <table:table-cell table:formula="of:=[.$A$13]*[.C48]^5+[.$A$12]*[.C48]^4+[.$A$11]*[.C48]^3+[.$A$10]*[.C48]^2+[.$A$9]*[.C48]+[.$A$8]" office:value-type="float" office:value="-0.000374561339317372" calcext:value-type="float">
            <text:p>-0.0003745613</text:p>
          </table:table-cell>
          <table:table-cell table:formula="of:=[.$A$7]*[.C48]^4*5+[.$A$6]*[.C48]^3*4+[.$A$5]*[.C48]^2*3+[.$A$4]*[.C48]*2+[.$A$3]" office:value-type="float" office:value="0.0051340046164" calcext:value-type="float">
            <text:p>0.0051340046</text:p>
          </table:table-cell>
          <table:table-cell table:formula="of:=[.$A$13]*[.C48]^4*5+[.$A$12]*[.C48]^3*4+[.$A$11]*[.C48]^2*3+[.$A$10]*[.C48]*2+[.$A$9]" office:value-type="float" office:value="-0.00557261213650001" calcext:value-type="float">
            <text:p>-0.0055726121</text:p>
          </table:table-cell>
        </table:table-row>
        <table:table-row table:style-name="ro1">
          <table:table-cell table:number-columns-repeated="2"/>
          <table:table-cell office:value-type="float" office:value="0.48" calcext:value-type="float">
            <text:p>0.48</text:p>
          </table:table-cell>
          <table:table-cell table:formula="of:=[.$A$7]*[.C49]^5+[.$A$6]*[.C49]^4+[.$A$5]*[.C49]^3+[.$A$4]*[.C49]^2+[.$A$3]*[.C49]+[.$A$2]" office:value-type="float" office:value="-0.00180248285605761" calcext:value-type="float">
            <text:p>-0.0018024829</text:p>
          </table:table-cell>
          <table:table-cell table:formula="of:=[.$A$13]*[.C49]^5+[.$A$12]*[.C49]^4+[.$A$11]*[.C49]^3+[.$A$10]*[.C49]^2+[.$A$9]*[.C49]+[.$A$8]" office:value-type="float" office:value="-0.000431227484550486" calcext:value-type="float">
            <text:p>-0.0004312275</text:p>
          </table:table-cell>
          <table:table-cell table:formula="of:=[.$A$7]*[.C49]^4*5+[.$A$6]*[.C49]^3*4+[.$A$5]*[.C49]^2*3+[.$A$4]*[.C49]*2+[.$A$3]" office:value-type="float" office:value="0.00483430147839999" calcext:value-type="float">
            <text:p>0.0048343015</text:p>
          </table:table-cell>
          <table:table-cell table:formula="of:=[.$A$13]*[.C49]^4*5+[.$A$12]*[.C49]^3*4+[.$A$11]*[.C49]^2*3+[.$A$10]*[.C49]*2+[.$A$9]" office:value-type="float" office:value="-0.00578106918399918" calcext:value-type="float">
            <text:p>-0.0057810692</text:p>
          </table:table-cell>
        </table:table-row>
        <table:table-row table:style-name="ro1">
          <table:table-cell table:number-columns-repeated="2"/>
          <table:table-cell office:value-type="float" office:value="0.49" calcext:value-type="float">
            <text:p>0.49</text:p>
          </table:table-cell>
          <table:table-cell table:formula="of:=[.$A$7]*[.C50]^5+[.$A$6]*[.C50]^4+[.$A$5]*[.C50]^3+[.$A$4]*[.C50]^2+[.$A$3]*[.C50]+[.$A$2]" office:value-type="float" office:value="-0.0017555769458368" calcext:value-type="float">
            <text:p>-0.0017555769</text:p>
          </table:table-cell>
          <table:table-cell table:formula="of:=[.$A$13]*[.C50]^5+[.$A$12]*[.C50]^4+[.$A$11]*[.C50]^3+[.$A$10]*[.C50]^2+[.$A$9]*[.C50]+[.$A$8]" office:value-type="float" office:value="-0.000490555878743273" calcext:value-type="float">
            <text:p>-0.0004905559</text:p>
          </table:table-cell>
          <table:table-cell table:formula="of:=[.$A$7]*[.C50]^4*5+[.$A$6]*[.C50]^3*4+[.$A$5]*[.C50]^2*3+[.$A$4]*[.C50]*2+[.$A$3]" office:value-type="float" office:value="0.00454928997639999" calcext:value-type="float">
            <text:p>0.00454929</text:p>
          </table:table-cell>
          <table:table-cell table:formula="of:=[.$A$13]*[.C50]^4*5+[.$A$12]*[.C50]^3*4+[.$A$11]*[.C50]^2*3+[.$A$10]*[.C50]*2+[.$A$9]" office:value-type="float" office:value="-0.00610134109650046" calcext:value-type="float">
            <text:p>-0.0061013411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formula="of:=[.$A$7]*[.C51]^5+[.$A$6]*[.C51]^4+[.$A$5]*[.C51]^3+[.$A$4]*[.C51]^2+[.$A$3]*[.C51]+[.$A$2]" office:value-type="float" office:value="-0.0017114495" calcext:value-type="float">
            <text:p>-0.0017114495</text:p>
          </table:table-cell>
          <table:table-cell table:formula="of:=[.$A$13]*[.C51]^5+[.$A$12]*[.C51]^4+[.$A$11]*[.C51]^3+[.$A$10]*[.C51]^2+[.$A$9]*[.C51]+[.$A$8]" office:value-type="float" office:value="-0.000553546452646405" calcext:value-type="float">
            <text:p>-0.0005535465</text:p>
          </table:table-cell>
          <table:table-cell table:formula="of:=[.$A$7]*[.C51]^4*5+[.$A$6]*[.C51]^3*4+[.$A$5]*[.C51]^2*3+[.$A$4]*[.C51]*2+[.$A$3]" office:value-type="float" office:value="0.00427854999999998" calcext:value-type="float">
            <text:p>0.00427855</text:p>
          </table:table-cell>
          <table:table-cell table:formula="of:=[.$A$13]*[.C51]^4*5+[.$A$12]*[.C51]^3*4+[.$A$11]*[.C51]^2*3+[.$A$10]*[.C51]*2+[.$A$9]" office:value-type="float" office:value="-0.00650912500000039" calcext:value-type="float">
            <text:p>-0.006509125</text:p>
          </table:table-cell>
        </table:table-row>
        <table:table-row table:style-name="ro1">
          <table:table-cell table:number-columns-repeated="2"/>
          <table:table-cell office:value-type="float" office:value="0.51" calcext:value-type="float">
            <text:p>0.51</text:p>
          </table:table-cell>
          <table:table-cell table:formula="of:=[.$A$7]*[.C52]^5+[.$A$6]*[.C52]^4+[.$A$5]*[.C52]^3+[.$A$4]*[.C52]^2+[.$A$3]*[.C52]+[.$A$2]" office:value-type="float" office:value="-0.00166995933300319" calcext:value-type="float">
            <text:p>-0.0016699593</text:p>
          </table:table-cell>
          <table:table-cell table:formula="of:=[.$A$13]*[.C52]^5+[.$A$12]*[.C52]^4+[.$A$11]*[.C52]^3+[.$A$10]*[.C52]^2+[.$A$9]*[.C52]+[.$A$8]" office:value-type="float" office:value="-0.000620936329449286" calcext:value-type="float">
            <text:p>-0.0006209363</text:p>
          </table:table-cell>
          <table:table-cell table:formula="of:=[.$A$7]*[.C52]^4*5+[.$A$6]*[.C52]^3*4+[.$A$5]*[.C52]^2*3+[.$A$4]*[.C52]*2+[.$A$3]" office:value-type="float" office:value="0.00402179844039995" calcext:value-type="float">
            <text:p>0.0040217984</text:p>
          </table:table-cell>
          <table:table-cell table:formula="of:=[.$A$13]*[.C52]^4*5+[.$A$12]*[.C52]^3*4+[.$A$11]*[.C52]^2*3+[.$A$10]*[.C52]*2+[.$A$9]" office:value-type="float" office:value="-0.00697616225649961" calcext:value-type="float">
            <text:p>-0.0069761623</text:p>
          </table:table-cell>
        </table:table-row>
        <table:table-row table:style-name="ro1">
          <table:table-cell table:number-columns-repeated="2"/>
          <table:table-cell office:value-type="float" office:value="0.52" calcext:value-type="float">
            <text:p>0.52</text:p>
          </table:table-cell>
          <table:table-cell table:formula="of:=[.$A$7]*[.C53]^5+[.$A$6]*[.C53]^4+[.$A$5]*[.C53]^3+[.$A$4]*[.C53]^2+[.$A$3]*[.C53]+[.$A$2]" office:value-type="float" office:value="-0.00163096740538241" calcext:value-type="float">
            <text:p>-0.0016309674</text:p>
          </table:table-cell>
          <table:table-cell table:formula="of:=[.$A$13]*[.C53]^5+[.$A$12]*[.C53]^4+[.$A$11]*[.C53]^3+[.$A$10]*[.C53]^2+[.$A$9]*[.C53]+[.$A$8]" office:value-type="float" office:value="-0.000693160267142497" calcext:value-type="float">
            <text:p>-0.0006931603</text:p>
          </table:table-cell>
          <table:table-cell table:formula="of:=[.$A$7]*[.C53]^4*5+[.$A$6]*[.C53]^3*4+[.$A$5]*[.C53]^2*3+[.$A$4]*[.C53]*2+[.$A$3]" office:value-type="float" office:value="0.00377888919039994" calcext:value-type="float">
            <text:p>0.0037788892</text:p>
          </table:table-cell>
          <table:table-cell table:formula="of:=[.$A$13]*[.C53]^4*5+[.$A$12]*[.C53]^3*4+[.$A$11]*[.C53]^2*3+[.$A$10]*[.C53]*2+[.$A$9]" office:value-type="float" office:value="-0.0074702384639988" calcext:value-type="float">
            <text:p>-0.0074702385</text:p>
          </table:table-cell>
        </table:table-row>
        <table:table-row table:style-name="ro1">
          <table:table-cell table:number-columns-repeated="2"/>
          <table:table-cell office:value-type="float" office:value="0.53" calcext:value-type="float">
            <text:p>0.53</text:p>
          </table:table-cell>
          <table:table-cell table:formula="of:=[.$A$7]*[.C54]^5+[.$A$6]*[.C54]^4+[.$A$5]*[.C54]^3+[.$A$4]*[.C54]^2+[.$A$3]*[.C54]+[.$A$2]" office:value-type="float" office:value="-0.00159433545373761" calcext:value-type="float">
            <text:p>-0.0015943355</text:p>
          </table:table-cell>
          <table:table-cell table:formula="of:=[.$A$13]*[.C54]^5+[.$A$12]*[.C54]^4+[.$A$11]*[.C54]^3+[.$A$10]*[.C54]^2+[.$A$9]*[.C54]+[.$A$8]" office:value-type="float" office:value="-0.00077031110087555" calcext:value-type="float">
            <text:p>-0.0007703111</text:p>
          </table:table-cell>
          <table:table-cell table:formula="of:=[.$A$7]*[.C54]^4*5+[.$A$6]*[.C54]^3*4+[.$A$5]*[.C54]^2*3+[.$A$4]*[.C54]*2+[.$A$3]" office:value-type="float" office:value="0.00354981314440005" calcext:value-type="float">
            <text:p>0.0035498131</text:p>
          </table:table-cell>
          <table:table-cell table:formula="of:=[.$A$13]*[.C54]^4*5+[.$A$12]*[.C54]^3*4+[.$A$11]*[.C54]^2*3+[.$A$10]*[.C54]*2+[.$A$9]" office:value-type="float" office:value="-0.00795518345649965" calcext:value-type="float">
            <text:p>-0.0079551835</text:p>
          </table:table-cell>
        </table:table-row>
        <table:table-row table:style-name="ro1">
          <table:table-cell table:number-columns-repeated="2"/>
          <table:table-cell office:value-type="float" office:value="0.54" calcext:value-type="float">
            <text:p>0.54</text:p>
          </table:table-cell>
          <table:table-cell table:formula="of:=[.$A$7]*[.C55]^5+[.$A$6]*[.C55]^4+[.$A$5]*[.C55]^3+[.$A$4]*[.C55]^2+[.$A$3]*[.C55]+[.$A$2]" office:value-type="float" office:value="-0.0015599246207168" calcext:value-type="float">
            <text:p>-0.0015599246</text:p>
          </table:table-cell>
          <table:table-cell table:formula="of:=[.$A$13]*[.C55]^5+[.$A$12]*[.C55]^4+[.$A$11]*[.C55]^3+[.$A$10]*[.C55]^2+[.$A$9]*[.C55]+[.$A$8]" office:value-type="float" office:value="-0.000852100185318335" calcext:value-type="float">
            <text:p>-0.0008521002</text:p>
          </table:table-cell>
          <table:table-cell table:formula="of:=[.$A$7]*[.C55]^4*5+[.$A$6]*[.C55]^3*4+[.$A$5]*[.C55]^2*3+[.$A$4]*[.C55]*2+[.$A$3]" office:value-type="float" office:value="0.0033346981984" calcext:value-type="float">
            <text:p>0.0033346982</text:p>
          </table:table-cell>
          <table:table-cell table:formula="of:=[.$A$13]*[.C55]^4*5+[.$A$12]*[.C55]^3*4+[.$A$11]*[.C55]^2*3+[.$A$10]*[.C55]*2+[.$A$9]" office:value-type="float" office:value="-0.00839087130399946" calcext:value-type="float">
            <text:p>-0.0083908713</text:p>
          </table:table-cell>
        </table:table-row>
        <table:table-row table:style-name="ro1">
          <table:table-cell table:number-columns-repeated="2"/>
          <table:table-cell office:value-type="float" office:value="0.55" calcext:value-type="float">
            <text:p>0.55</text:p>
          </table:table-cell>
          <table:table-cell table:formula="of:=[.$A$7]*[.C56]^5+[.$A$6]*[.C56]^4+[.$A$5]*[.C56]^3+[.$A$4]*[.C56]^2+[.$A$3]*[.C56]+[.$A$2]" office:value-type="float" office:value="-0.001527594085" calcext:value-type="float">
            <text:p>-0.0015275941</text:p>
          </table:table-cell>
          <table:table-cell table:formula="of:=[.$A$13]*[.C56]^5+[.$A$12]*[.C56]^4+[.$A$11]*[.C56]^3+[.$A$10]*[.C56]^2+[.$A$9]*[.C56]+[.$A$8]" office:value-type="float" office:value="-0.000937817837021317" calcext:value-type="float">
            <text:p>-0.0009378178</text:p>
          </table:table-cell>
          <table:table-cell table:formula="of:=[.$A$7]*[.C56]^4*5+[.$A$6]*[.C56]^3*4+[.$A$5]*[.C56]^2*3+[.$A$4]*[.C56]*2+[.$A$3]" office:value-type="float" office:value="0.00313380924999991" calcext:value-type="float">
            <text:p>0.0031338092</text:p>
          </table:table-cell>
          <table:table-cell table:formula="of:=[.$A$13]*[.C56]^4*5+[.$A$12]*[.C56]^3*4+[.$A$11]*[.C56]^2*3+[.$A$10]*[.C56]*2+[.$A$9]" office:value-type="float" office:value="-0.00873322031249962" calcext:value-type="float">
            <text:p>-0.0087332203</text:p>
          </table:table-cell>
        </table:table-row>
        <table:table-row table:style-name="ro1">
          <table:table-cell table:number-columns-repeated="2"/>
          <table:table-cell office:value-type="float" office:value="0.56" calcext:value-type="float">
            <text:p>0.56</text:p>
          </table:table-cell>
          <table:table-cell table:formula="of:=[.$A$7]*[.C57]^5+[.$A$6]*[.C57]^4+[.$A$5]*[.C57]^3+[.$A$4]*[.C57]^2+[.$A$3]*[.C57]+[.$A$2]" office:value-type="float" office:value="-0.0014971996912832" calcext:value-type="float">
            <text:p>-0.0014971997</text:p>
          </table:table-cell>
          <table:table-cell table:formula="of:=[.$A$13]*[.C57]^5+[.$A$12]*[.C57]^4+[.$A$11]*[.C57]^3+[.$A$10]*[.C57]^2+[.$A$9]*[.C57]+[.$A$8]" office:value-type="float" office:value="-0.00102629377677429" calcext:value-type="float">
            <text:p>-0.0010262938</text:p>
          </table:table-cell>
          <table:table-cell table:formula="of:=[.$A$7]*[.C57]^4*5+[.$A$6]*[.C57]^3*4+[.$A$5]*[.C57]^2*3+[.$A$4]*[.C57]*2+[.$A$3]" office:value-type="float" office:value="0.00294754819839994" calcext:value-type="float">
            <text:p>0.0029475482</text:p>
          </table:table-cell>
          <table:table-cell table:formula="of:=[.$A$13]*[.C57]^4*5+[.$A$12]*[.C57]^3*4+[.$A$11]*[.C57]^2*3+[.$A$10]*[.C57]*2+[.$A$9]" office:value-type="float" office:value="-0.00893419302400028" calcext:value-type="float">
            <text:p>-0.008934193</text:p>
          </table:table-cell>
        </table:table-row>
        <table:table-row table:style-name="ro1">
          <table:table-cell table:number-columns-repeated="2"/>
          <table:table-cell office:value-type="float" office:value="0.57" calcext:value-type="float">
            <text:p>0.57</text:p>
          </table:table-cell>
          <table:table-cell table:formula="of:=[.$A$7]*[.C58]^5+[.$A$6]*[.C58]^4+[.$A$5]*[.C58]^3+[.$A$4]*[.C58]^2+[.$A$3]*[.C58]+[.$A$2]" office:value-type="float" office:value="-0.00146859258026241" calcext:value-type="float">
            <text:p>-0.0014685926</text:p>
          </table:table-cell>
          <table:table-cell table:formula="of:=[.$A$13]*[.C58]^5+[.$A$12]*[.C58]^4+[.$A$11]*[.C58]^3+[.$A$10]*[.C58]^2+[.$A$9]*[.C58]+[.$A$8]" office:value-type="float" office:value="-0.0011158575719673" calcext:value-type="float">
            <text:p>-0.0011158576</text:p>
          </table:table-cell>
          <table:table-cell table:formula="of:=[.$A$7]*[.C58]^4*5+[.$A$6]*[.C58]^3*4+[.$A$5]*[.C58]^2*3+[.$A$4]*[.C58]*2+[.$A$3]" office:value-type="float" office:value="0.00277645394439997" calcext:value-type="float">
            <text:p>0.0027764539</text:p>
          </table:table-cell>
          <table:table-cell table:formula="of:=[.$A$13]*[.C58]^4*5+[.$A$12]*[.C58]^3*4+[.$A$11]*[.C58]^2*3+[.$A$10]*[.C58]*2+[.$A$9]" office:value-type="float" office:value="-0.00894179621649943" calcext:value-type="float">
            <text:p>-0.0089417962</text:p>
          </table:table-cell>
        </table:table-row>
        <table:table-row table:style-name="ro1">
          <table:table-cell table:number-columns-repeated="2"/>
          <table:table-cell office:value-type="float" office:value="0.58" calcext:value-type="float">
            <text:p>0.58</text:p>
          </table:table-cell>
          <table:table-cell table:formula="of:=[.$A$7]*[.C59]^5+[.$A$6]*[.C59]^4+[.$A$5]*[.C59]^3+[.$A$4]*[.C59]^2+[.$A$3]*[.C59]+[.$A$2]" office:value-type="float" office:value="-0.00144161781861762" calcext:value-type="float">
            <text:p>-0.0014416178</text:p>
          </table:table-cell>
          <table:table-cell table:formula="of:=[.$A$13]*[.C59]^5+[.$A$12]*[.C59]^4+[.$A$11]*[.C59]^3+[.$A$10]*[.C59]^2+[.$A$9]*[.C59]+[.$A$8]" office:value-type="float" office:value="-0.00120429907895033" calcext:value-type="float">
            <text:p>-0.0012042991</text:p>
          </table:table-cell>
          <table:table-cell table:formula="of:=[.$A$7]*[.C59]^4*5+[.$A$6]*[.C59]^3*4+[.$A$5]*[.C59]^2*3+[.$A$4]*[.C59]*2+[.$A$3]" office:value-type="float" office:value="0.00262120239039999" calcext:value-type="float">
            <text:p>0.0026212024</text:p>
          </table:table-cell>
          <table:table-cell table:formula="of:=[.$A$13]*[.C59]^4*5+[.$A$12]*[.C59]^3*4+[.$A$11]*[.C59]^2*3+[.$A$10]*[.C59]*2+[.$A$9]" office:value-type="float" office:value="-0.0087000809039996" calcext:value-type="float">
            <text:p>-0.0087000809</text:p>
          </table:table-cell>
        </table:table-row>
        <table:table-row table:style-name="ro1">
          <table:table-cell table:number-columns-repeated="2"/>
          <table:table-cell office:value-type="float" office:value="0.59" calcext:value-type="float">
            <text:p>0.59</text:p>
          </table:table-cell>
          <table:table-cell table:formula="of:=[.$A$7]*[.C60]^5+[.$A$6]*[.C60]^4+[.$A$5]*[.C60]^3+[.$A$4]*[.C60]^2+[.$A$3]*[.C60]+[.$A$2]" office:value-type="float" office:value="-0.00141611302899679" calcext:value-type="float">
            <text:p>-0.001416113</text:p>
          </table:table-cell>
          <table:table-cell table:formula="of:=[.$A$13]*[.C60]^5+[.$A$12]*[.C60]^4+[.$A$11]*[.C60]^3+[.$A$10]*[.C60]^2+[.$A$9]*[.C60]+[.$A$8]" office:value-type="float" office:value="-0.0012888288853933" calcext:value-type="float">
            <text:p>-0.0012888289</text:p>
          </table:table-cell>
          <table:table-cell table:formula="of:=[.$A$7]*[.C60]^4*5+[.$A$6]*[.C60]^3*4+[.$A$5]*[.C60]^2*3+[.$A$4]*[.C60]*2+[.$A$3]" office:value-type="float" office:value="0.00248260644039995" calcext:value-type="float">
            <text:p>0.0024826064</text:p>
          </table:table-cell>
          <table:table-cell table:formula="of:=[.$A$13]*[.C60]^4*5+[.$A$12]*[.C60]^3*4+[.$A$11]*[.C60]^2*3+[.$A$10]*[.C60]*2+[.$A$9]" office:value-type="float" office:value="-0.00814914233650027" calcext:value-type="float">
            <text:p>-0.0081491423</text:p>
          </table:table-cell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formula="of:=[.$A$7]*[.C61]^5+[.$A$6]*[.C61]^4+[.$A$5]*[.C61]^3+[.$A$4]*[.C61]^2+[.$A$3]*[.C61]+[.$A$2]" office:value-type="float" office:value="-0.00139190702" calcext:value-type="float">
            <text:p>-0.001391907</text:p>
          </table:table-cell>
          <table:table-cell table:formula="of:=[.$A$13]*[.C61]^5+[.$A$12]*[.C61]^4+[.$A$11]*[.C61]^3+[.$A$10]*[.C61]^2+[.$A$9]*[.C61]+[.$A$8]" office:value-type="float" office:value="-0.00136603875264621" calcext:value-type="float">
            <text:p>-0.0013660388</text:p>
          </table:table-cell>
          <table:table-cell table:formula="of:=[.$A$7]*[.C61]^4*5+[.$A$6]*[.C61]^3*4+[.$A$5]*[.C61]^2*3+[.$A$4]*[.C61]*2+[.$A$3]" office:value-type="float" office:value="0.00236161599999991" calcext:value-type="float">
            <text:p>0.002361616</text:p>
          </table:table-cell>
          <table:table-cell table:formula="of:=[.$A$13]*[.C61]^4*5+[.$A$12]*[.C61]^3*4+[.$A$11]*[.C61]^2*3+[.$A$10]*[.C61]*2+[.$A$9]" office:value-type="float" office:value="-0.0072251199999997" calcext:value-type="float">
            <text:p>-0.00722512</text:p>
          </table:table-cell>
        </table:table-row>
        <table:table-row table:style-name="ro1">
          <table:table-cell table:number-columns-repeated="2"/>
          <table:table-cell office:value-type="float" office:value="0.61" calcext:value-type="float">
            <text:p>0.61</text:p>
          </table:table-cell>
          <table:table-cell table:formula="of:=[.$A$7]*[.C62]^5+[.$A$6]*[.C62]^4+[.$A$5]*[.C62]^3+[.$A$4]*[.C62]^2+[.$A$3]*[.C62]+[.$A$2]" office:value-type="float" office:value="-0.00136881841616319" calcext:value-type="float">
            <text:p>-0.0013688184</text:p>
          </table:table-cell>
          <table:table-cell table:formula="of:=[.$A$13]*[.C62]^5+[.$A$12]*[.C62]^4+[.$A$11]*[.C62]^3+[.$A$10]*[.C62]^2+[.$A$9]*[.C62]+[.$A$8]" office:value-type="float" office:value="-0.00143186205809942" calcext:value-type="float">
            <text:p>-0.0014318621</text:p>
          </table:table-cell>
          <table:table-cell table:formula="of:=[.$A$7]*[.C62]^4*5+[.$A$6]*[.C62]^3*4+[.$A$5]*[.C62]^2*3+[.$A$4]*[.C62]*2+[.$A$3]" office:value-type="float" office:value="0.00225931797639987" calcext:value-type="float">
            <text:p>0.002259318</text:p>
          </table:table-cell>
          <table:table-cell table:formula="of:=[.$A$13]*[.C62]^4*5+[.$A$12]*[.C62]^3*4+[.$A$11]*[.C62]^2*3+[.$A$10]*[.C62]*2+[.$A$9]" office:value-type="float" office:value="-0.0058601976165002" calcext:value-type="float">
            <text:p>-0.0058601976</text:p>
          </table:table-cell>
        </table:table-row>
        <table:table-row table:style-name="ro1">
          <table:table-cell table:number-columns-repeated="2"/>
          <table:table-cell office:value-type="float" office:value="0.62" calcext:value-type="float">
            <text:p>0.62</text:p>
          </table:table-cell>
          <table:table-cell table:formula="of:=[.$A$7]*[.C63]^5+[.$A$6]*[.C63]^4+[.$A$5]*[.C63]^3+[.$A$4]*[.C63]^2+[.$A$3]*[.C63]+[.$A$2]" office:value-type="float" office:value="-0.00134665428794242" calcext:value-type="float">
            <text:p>-0.0013466543</text:p>
          </table:table-cell>
          <table:table-cell table:formula="of:=[.$A$13]*[.C63]^5+[.$A$12]*[.C63]^4+[.$A$11]*[.C63]^3+[.$A$10]*[.C63]^2+[.$A$9]*[.C63]+[.$A$8]" office:value-type="float" office:value="-0.00148153423754232" calcext:value-type="float">
            <text:p>-0.0014815342</text:p>
          </table:table-cell>
          <table:table-cell table:formula="of:=[.$A$7]*[.C63]^4*5+[.$A$6]*[.C63]^3*4+[.$A$5]*[.C63]^2*3+[.$A$4]*[.C63]*2+[.$A$3]" office:value-type="float" office:value="0.00217693627839997" calcext:value-type="float">
            <text:p>0.0021769363</text:p>
          </table:table-cell>
          <table:table-cell table:formula="of:=[.$A$13]*[.C63]^4*5+[.$A$12]*[.C63]^3*4+[.$A$11]*[.C63]^2*3+[.$A$10]*[.C63]*2+[.$A$9]" office:value-type="float" office:value="-0.00398260314399973" calcext:value-type="float">
            <text:p>-0.0039826031</text:p>
          </table:table-cell>
        </table:table-row>
        <table:table-row table:style-name="ro1">
          <table:table-cell table:number-columns-repeated="2"/>
          <table:table-cell office:value-type="float" office:value="0.63" calcext:value-type="float">
            <text:p>0.63</text:p>
          </table:table-cell>
          <table:table-cell table:formula="of:=[.$A$7]*[.C64]^5+[.$A$6]*[.C64]^4+[.$A$5]*[.C64]^3+[.$A$4]*[.C64]^2+[.$A$3]*[.C64]+[.$A$2]" office:value-type="float" office:value="-0.0013252087816976" calcext:value-type="float">
            <text:p>-0.0013252088</text:p>
          </table:table-cell>
          <table:table-cell table:formula="of:=[.$A$13]*[.C64]^5+[.$A$12]*[.C64]^4+[.$A$11]*[.C64]^3+[.$A$10]*[.C64]^2+[.$A$9]*[.C64]+[.$A$8]" office:value-type="float" office:value="-0.00150955322752555" calcext:value-type="float">
            <text:p>-0.0015095532</text:p>
          </table:table-cell>
          <table:table-cell table:formula="of:=[.$A$7]*[.C64]^4*5+[.$A$6]*[.C64]^3*4+[.$A$5]*[.C64]^2*3+[.$A$4]*[.C64]*2+[.$A$3]" office:value-type="float" office:value="0.0021158318164" calcext:value-type="float">
            <text:p>0.0021158318</text:p>
          </table:table-cell>
          <table:table-cell table:formula="of:=[.$A$13]*[.C64]^4*5+[.$A$12]*[.C64]^3*4+[.$A$11]*[.C64]^2*3+[.$A$10]*[.C64]*2+[.$A$9]" office:value-type="float" office:value="-0.00151660877649989" calcext:value-type="float">
            <text:p>-0.0015166088</text:p>
          </table:table-cell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table:formula="of:=[.$A$7]*[.C65]^5+[.$A$6]*[.C65]^4+[.$A$5]*[.C65]^3+[.$A$4]*[.C65]^2+[.$A$3]*[.C65]+[.$A$2]" office:value-type="float" office:value="-0.00130426174967679" calcext:value-type="float">
            <text:p>-0.0013042617</text:p>
          </table:table-cell>
          <table:table-cell table:formula="of:=[.$A$13]*[.C65]^5+[.$A$12]*[.C65]^4+[.$A$11]*[.C65]^3+[.$A$10]*[.C65]^2+[.$A$9]*[.C65]+[.$A$8]" office:value-type="float" office:value="-0.00150963990771815" calcext:value-type="float">
            <text:p>-0.0015096399</text:p>
          </table:table-cell>
          <table:table-cell table:formula="of:=[.$A$7]*[.C65]^4*5+[.$A$6]*[.C65]^3*4+[.$A$5]*[.C65]^2*3+[.$A$4]*[.C65]*2+[.$A$3]" office:value-type="float" office:value="0.00207750250239998" calcext:value-type="float">
            <text:p>0.0020775025</text:p>
          </table:table-cell>
          <table:table-cell table:formula="of:=[.$A$13]*[.C65]^4*5+[.$A$12]*[.C65]^3*4+[.$A$11]*[.C65]^2*3+[.$A$10]*[.C65]*2+[.$A$9]" office:value-type="float" office:value="0.0016174690560003" calcext:value-type="float">
            <text:p>0.0016174691</text:p>
          </table:table-cell>
        </table:table-row>
        <table:table-row table:style-name="ro1">
          <table:table-cell table:number-columns-repeated="2"/>
          <table:table-cell office:value-type="float" office:value="0.65" calcext:value-type="float">
            <text:p>0.65</text:p>
          </table:table-cell>
          <table:table-cell table:formula="of:=[.$A$7]*[.C66]^5+[.$A$6]*[.C66]^4+[.$A$5]*[.C66]^3+[.$A$4]*[.C66]^2+[.$A$3]*[.C66]+[.$A$2]" office:value-type="float" office:value="-0.00128357738000003" calcext:value-type="float">
            <text:p>-0.0012835774</text:p>
          </table:table-cell>
          <table:table-cell table:formula="of:=[.$A$13]*[.C66]^5+[.$A$12]*[.C66]^4+[.$A$11]*[.C66]^3+[.$A$10]*[.C66]^2+[.$A$9]*[.C66]+[.$A$8]" office:value-type="float" office:value="-0.00147469854327162" calcext:value-type="float">
            <text:p>-0.0014746985</text:p>
          </table:table-cell>
          <table:table-cell table:formula="of:=[.$A$7]*[.C66]^4*5+[.$A$6]*[.C66]^3*4+[.$A$5]*[.C66]^2*3+[.$A$4]*[.C66]*2+[.$A$3]" office:value-type="float" office:value="0.00206358325000001" calcext:value-type="float">
            <text:p>0.0020635833</text:p>
          </table:table-cell>
          <table:table-cell table:formula="of:=[.$A$13]*[.C66]^4*5+[.$A$12]*[.C66]^3*4+[.$A$11]*[.C66]^2*3+[.$A$10]*[.C66]*2+[.$A$9]" office:value-type="float" office:value="0.00550326968750131" calcext:value-type="float">
            <text:p>0.0055032697</text:p>
          </table:table-cell>
        </table:table-row>
        <table:table-row table:style-name="ro1">
          <table:table-cell table:number-columns-repeated="2"/>
          <table:table-cell office:value-type="float" office:value="0.66" calcext:value-type="float">
            <text:p>0.66</text:p>
          </table:table-cell>
          <table:table-cell table:formula="of:=[.$A$7]*[.C67]^5+[.$A$6]*[.C67]^4+[.$A$5]*[.C67]^3+[.$A$4]*[.C67]^2+[.$A$3]*[.C67]+[.$A$2]" office:value-type="float" office:value="-0.00126290282664321" calcext:value-type="float">
            <text:p>-0.0012629028</text:p>
          </table:table-cell>
          <table:table-cell table:formula="of:=[.$A$13]*[.C67]^5+[.$A$12]*[.C67]^4+[.$A$11]*[.C67]^3+[.$A$10]*[.C67]^2+[.$A$9]*[.C67]+[.$A$8]" office:value-type="float" office:value="-0.00139677722717413" calcext:value-type="float">
            <text:p>-0.0013967772</text:p>
          </table:table-cell>
          <table:table-cell table:formula="of:=[.$A$7]*[.C67]^4*5+[.$A$6]*[.C67]^3*4+[.$A$5]*[.C67]^2*3+[.$A$4]*[.C67]*2+[.$A$3]" office:value-type="float" office:value="0.00207584597440004" calcext:value-type="float">
            <text:p>0.002075846</text:p>
          </table:table-cell>
          <table:table-cell table:formula="of:=[.$A$13]*[.C67]^4*5+[.$A$12]*[.C67]^3*4+[.$A$11]*[.C67]^2*3+[.$A$10]*[.C67]*2+[.$A$9]" office:value-type="float" office:value="0.0102283882160013" calcext:value-type="float">
            <text:p>0.0102283882</text:p>
          </table:table-cell>
        </table:table-row>
        <table:table-row table:style-name="ro1">
          <table:table-cell table:number-columns-repeated="2"/>
          <table:table-cell office:value-type="float" office:value="0.67" calcext:value-type="float">
            <text:p>0.67</text:p>
          </table:table-cell>
          <table:table-cell table:formula="of:=[.$A$7]*[.C68]^5+[.$A$6]*[.C68]^4+[.$A$5]*[.C68]^3+[.$A$4]*[.C68]^2+[.$A$3]*[.C68]+[.$A$2]" office:value-type="float" office:value="-0.00124196683942241" calcext:value-type="float">
            <text:p>-0.0012419668</text:p>
          </table:table-cell>
          <table:table-cell table:formula="of:=[.$A$13]*[.C68]^5+[.$A$12]*[.C68]^4+[.$A$11]*[.C68]^3+[.$A$10]*[.C68]^2+[.$A$9]*[.C68]+[.$A$8]" office:value-type="float" office:value="-0.00126702832261743" calcext:value-type="float">
            <text:p>-0.0012670283</text:p>
          </table:table-cell>
          <table:table-cell table:formula="of:=[.$A$7]*[.C68]^4*5+[.$A$6]*[.C68]^3*4+[.$A$5]*[.C68]^2*3+[.$A$4]*[.C68]*2+[.$A$3]" office:value-type="float" office:value="0.00211619959240002" calcext:value-type="float">
            <text:p>0.0021161996</text:p>
          </table:table-cell>
          <table:table-cell table:formula="of:=[.$A$13]*[.C68]^4*5+[.$A$12]*[.C68]^3*4+[.$A$11]*[.C68]^2*3+[.$A$10]*[.C68]*2+[.$A$9]" office:value-type="float" office:value="0.0158843755035006" calcext:value-type="float">
            <text:p>0.0158843755</text:p>
          </table:table-cell>
        </table:table-row>
        <table:table-row table:style-name="ro1">
          <table:table-cell table:number-columns-repeated="2"/>
          <table:table-cell office:value-type="float" office:value="0.68" calcext:value-type="float">
            <text:p>0.68</text:p>
          </table:table-cell>
          <table:table-cell table:formula="of:=[.$A$7]*[.C69]^5+[.$A$6]*[.C69]^4+[.$A$5]*[.C69]^3+[.$A$4]*[.C69]^2+[.$A$3]*[.C69]+[.$A$2]" office:value-type="float" office:value="-0.00122047839397763" calcext:value-type="float">
            <text:p>-0.0012204784</text:p>
          </table:table-cell>
          <table:table-cell table:formula="of:=[.$A$13]*[.C69]^5+[.$A$12]*[.C69]^4+[.$A$11]*[.C69]^3+[.$A$10]*[.C69]^2+[.$A$9]*[.C69]+[.$A$8]" office:value-type="float" office:value="-0.0010756689053506" calcext:value-type="float">
            <text:p>-0.0010756689</text:p>
          </table:table-cell>
          <table:table-cell table:formula="of:=[.$A$7]*[.C69]^4*5+[.$A$6]*[.C69]^3*4+[.$A$5]*[.C69]^2*3+[.$A$4]*[.C69]*2+[.$A$3]" office:value-type="float" office:value="0.00218669002239998" calcext:value-type="float">
            <text:p>0.00218669</text:p>
          </table:table-cell>
          <table:table-cell table:formula="of:=[.$A$13]*[.C69]^4*5+[.$A$12]*[.C69]^3*4+[.$A$11]*[.C69]^2*3+[.$A$10]*[.C69]*2+[.$A$9]" office:value-type="float" office:value="0.0225667381760007" calcext:value-type="float">
            <text:p>0.022566738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/GenerateWalkPattern 0 0 0.08 0.31 -0.014 -0.015 1 2 1.csv</text:p>
          </table:table-cell>
          <table:table-cell table:number-columns-repeated="6"/>
        </table:table-row>
      </table:table>
      <table:table table:name="統合_2" table:style-name="ta1">
        <table:shapes>
          <draw:frame draw:z-index="0" draw:style-name="gr1" draw:text-style-name="P1" svg:width="31.668cm" svg:height="14.905cm" svg:x="12.177cm" svg:y="1.872cm">
            <draw:object draw:notify-on-update-of-ranges="統合_2.E1:統合_2.E391 統合_2.F1:統合_2.F391 統合_2.I1:統合_2.I391 統合_2.J1:統合_2.J391 統合_2.L1:統合_2.L391 統合_2.M1:統合_2.M39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7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0.00000314234303501" calcext:value-type="float">
            <text:p>3.14234303501E-006</text:p>
          </table:table-cell>
          <table:table-cell office:value-type="float" office:value="-0.0000314911841079" calcext:value-type="float">
            <text:p>-3.14911841079E-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1]" office:value-type="float" office:value="0.00000314234303501" calcext:value-type="float">
            <text:p>3.14234303501E-006</text:p>
          </table:table-cell>
          <table:table-cell table:formula="of:=[.B1]" office:value-type="float" office:value="-0.0000314911841079" calcext:value-type="float">
            <text:p>-3.14911841079E-0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0462703" calcext:value-type="float">
            <text:p>4.62703E-007</text:p>
          </table:table-cell>
          <table:table-cell office:value-type="float" office:value="-0.00000444284" calcext:value-type="float">
            <text:p>-4.44284E-006</text:p>
          </table:table-cell>
          <table:table-cell office:value-type="string" calcext:value-type="string">
            <text:p>正解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927242703232" calcext:value-type="float">
            <text:p>9.27242703232E-006</text:p>
          </table:table-cell>
          <table:table-cell office:value-type="float" office:value="-0.0000916405899328" calcext:value-type="float">
            <text:p>-9.16405899328E-005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A2]" office:value-type="float" office:value="0.00000927242703232" calcext:value-type="float">
            <text:p>9.27242703232E-006</text:p>
          </table:table-cell>
          <table:table-cell table:formula="of:=[.B2]" office:value-type="float" office:value="-0.0000916405899328" calcext:value-type="float">
            <text:p>-9.16405899328E-005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0000335172" calcext:value-type="float">
            <text:p>3.35172E-006</text:p>
          </table:table-cell>
          <table:table-cell office:value-type="float" office:value="-0.0000321832" calcext:value-type="float">
            <text:p>-3.21832E-005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900148649143" calcext:value-type="float">
            <text:p>1.900148649143E-005</text:p>
          </table:table-cell>
          <table:table-cell office:value-type="float" office:value="-0.0001835938490797" calcext:value-type="float">
            <text:p>-0.0001835938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A3]" office:value-type="float" office:value="0.00001900148649143" calcext:value-type="float">
            <text:p>1.900148649143E-005</text:p>
          </table:table-cell>
          <table:table-cell table:formula="of:=[.B3]" office:value-type="float" office:value="-0.0001835938490797" calcext:value-type="float">
            <text:p>-0.000183593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0000955498" calcext:value-type="float">
            <text:p>0.000009555</text:p>
          </table:table-cell>
          <table:table-cell office:value-type="float" office:value="-0.000091748" calcext:value-type="float">
            <text:p>-0.00009174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3220203662624" calcext:value-type="float">
            <text:p>0.000032202</text:p>
          </table:table-cell>
          <table:table-cell office:value-type="float" office:value="-0.0003061524235296" calcext:value-type="float">
            <text:p>-0.0003061524</text:p>
          </table:table-cell>
          <table:table-cell/>
          <table:table-cell office:value-type="float" office:value="0.03" calcext:value-type="float">
            <text:p>0.03</text:p>
          </table:table-cell>
          <table:table-cell table:formula="of:=[.A4]" office:value-type="float" office:value="0.00003220203662624" calcext:value-type="float">
            <text:p>0.000032202</text:p>
          </table:table-cell>
          <table:table-cell table:formula="of:=[.B4]" office:value-type="float" office:value="-0.0003061524235296" calcext:value-type="float">
            <text:p>-0.0003061524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000191168" calcext:value-type="float">
            <text:p>1.91168E-005</text:p>
          </table:table-cell>
          <table:table-cell office:value-type="float" office:value="-0.000183117" calcext:value-type="float">
            <text:p>-0.000183117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4876065840625" calcext:value-type="float">
            <text:p>4.876065840625E-005</text:p>
          </table:table-cell>
          <table:table-cell office:value-type="float" office:value="-0.0004582539521875" calcext:value-type="float">
            <text:p>-0.000458254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[.A5]" office:value-type="float" office:value="0.00004876065840625" calcext:value-type="float">
            <text:p>4.876065840625E-005</text:p>
          </table:table-cell>
          <table:table-cell table:formula="of:=[.B5]" office:value-type="float" office:value="-0.0004582539521875" calcext:value-type="float">
            <text:p>-0.000458254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000321453" calcext:value-type="float">
            <text:p>3.21453E-005</text:p>
          </table:table-cell>
          <table:table-cell office:value-type="float" office:value="-0.000305426" calcext:value-type="float">
            <text:p>-0.000305426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857829459776" calcext:value-type="float">
            <text:p>6.857829459776E-005</text:p>
          </table:table-cell>
          <table:table-cell office:value-type="float" office:value="-0.0006389743074304" calcext:value-type="float">
            <text:p>-0.0006389743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[.A6]" office:value-type="float" office:value="0.00006857829459776" calcext:value-type="float">
            <text:p>6.857829459776E-005</text:p>
          </table:table-cell>
          <table:table-cell table:formula="of:=[.B6]" office:value-type="float" office:value="-0.0006389743074304" calcext:value-type="float">
            <text:p>-0.0006389743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000486228" calcext:value-type="float">
            <text:p>4.86228E-005</text:p>
          </table:table-cell>
          <table:table-cell office:value-type="float" office:value="-0.000457648" calcext:value-type="float">
            <text:p>-0.00045764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9157054580507" calcext:value-type="float">
            <text:p>9.157054580507E-005</text:p>
          </table:table-cell>
          <table:table-cell office:value-type="float" office:value="-0.0008475296516553" calcext:value-type="float">
            <text:p>-0.0008475297</text:p>
          </table:table-cell>
          <table:table-cell/>
          <table:table-cell office:value-type="float" office:value="0.06" calcext:value-type="float">
            <text:p>0.06</text:p>
          </table:table-cell>
          <table:table-cell table:formula="of:=[.A7]" office:value-type="float" office:value="0.00009157054580507" calcext:value-type="float">
            <text:p>9.157054580507E-005</text:p>
          </table:table-cell>
          <table:table-cell table:formula="of:=[.B7]" office:value-type="float" office:value="-0.0008475296516553" calcext:value-type="float">
            <text:p>-0.000847529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000684327" calcext:value-type="float">
            <text:p>6.84327E-005</text:p>
          </table:table-cell>
          <table:table-cell office:value-type="float" office:value="-0.000638691" calcext:value-type="float">
            <text:p>-0.00063869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1766796651168" calcext:value-type="float">
            <text:p>0.000117668</text:p>
          </table:table-cell>
          <table:table-cell office:value-type="float" office:value="-0.0010832784938272" calcext:value-type="float">
            <text:p>-0.0010832785</text:p>
          </table:table-cell>
          <table:table-cell/>
          <table:table-cell office:value-type="float" office:value="0.07" calcext:value-type="float">
            <text:p>0.07</text:p>
          </table:table-cell>
          <table:table-cell table:formula="of:=[.A8]" office:value-type="float" office:value="0.00011766796651168" calcext:value-type="float">
            <text:p>0.000117668</text:p>
          </table:table-cell>
          <table:table-cell table:formula="of:=[.B8]" office:value-type="float" office:value="-0.0010832784938272" calcext:value-type="float">
            <text:p>-0.0010832785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000914568" calcext:value-type="float">
            <text:p>9.14568E-005</text:p>
          </table:table-cell>
          <table:table-cell office:value-type="float" office:value="-0.00084761" calcext:value-type="float">
            <text:p>-0.0008476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4681636112149" calcext:value-type="float">
            <text:p>0.0001468164</text:p>
          </table:table-cell>
          <table:table-cell office:value-type="float" office:value="-0.0013457237460271" calcext:value-type="float">
            <text:p>-0.0013457237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[.A9]" office:value-type="float" office:value="0.00014681636112149" calcext:value-type="float">
            <text:p>0.0001468164</text:p>
          </table:table-cell>
          <table:table-cell table:formula="of:=[.B9]" office:value-type="float" office:value="-0.0013457237460271" calcext:value-type="float">
            <text:p>-0.0013457237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00117602" calcext:value-type="float">
            <text:p>0.000117602</text:p>
          </table:table-cell>
          <table:table-cell office:value-type="float" office:value="-0.00108366" calcext:value-type="float">
            <text:p>-0.00108366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7897708" calcext:value-type="float">
            <text:p>0.0001789771</text:p>
          </table:table-cell>
          <table:table-cell office:value-type="float" office:value="-0.00163451478" calcext:value-type="float">
            <text:p>-0.0016345148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A10]" office:value-type="float" office:value="0.00017897708" calcext:value-type="float">
            <text:p>0.0001789771</text:p>
          </table:table-cell>
          <table:table-cell table:formula="of:=[.B10]" office:value-type="float" office:value="-0.00163451478" calcext:value-type="float">
            <text:p>-0.001634514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001468" calcext:value-type="float">
            <text:p>0.0001468</text:p>
          </table:table-cell>
          <table:table-cell office:value-type="float" office:value="-0.0013463" calcext:value-type="float">
            <text:p>-0.0013463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1412731551551" calcext:value-type="float">
            <text:p>0.0002141273</text:p>
          </table:table-cell>
          <table:table-cell office:value-type="float" office:value="-0.0019494494837029" calcext:value-type="float">
            <text:p>-0.0019494495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A11]" office:value-type="float" office:value="0.00021412731551551" calcext:value-type="float">
            <text:p>0.0002141273</text:p>
          </table:table-cell>
          <table:table-cell table:formula="of:=[.B11]" office:value-type="float" office:value="-0.0019494494837029" calcext:value-type="float">
            <text:p>-0.001949449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00179002" calcext:value-type="float">
            <text:p>0.000179002</text:p>
          </table:table-cell>
          <table:table-cell office:value-type="float" office:value="-0.00163516" calcext:value-type="float">
            <text:p>-0.00163516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5226039808032" calcext:value-type="float">
            <text:p>0.0002522604</text:p>
          </table:table-cell>
          <table:table-cell office:value-type="float" office:value="-0.0022904763178528" calcext:value-type="float">
            <text:p>-0.0022904763</text:p>
          </table:table-cell>
          <table:table-cell/>
          <table:table-cell office:value-type="float" office:value="0.11" calcext:value-type="float">
            <text:p>0.11</text:p>
          </table:table-cell>
          <table:table-cell table:formula="of:=[.A12]" office:value-type="float" office:value="0.00025226039808032" calcext:value-type="float">
            <text:p>0.0002522604</text:p>
          </table:table-cell>
          <table:table-cell table:formula="of:=[.B12]" office:value-type="float" office:value="-0.0022904763178528" calcext:value-type="float">
            <text:p>-0.0022904763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000214182" calcext:value-type="float">
            <text:p>0.000214182</text:p>
          </table:table-cell>
          <table:table-cell office:value-type="float" office:value="-0.00195004" calcext:value-type="float">
            <text:p>-0.00195004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9338609219193" calcext:value-type="float">
            <text:p>0.0002933861</text:p>
          </table:table-cell>
          <table:table-cell office:value-type="float" office:value="-0.0026576963724747" calcext:value-type="float">
            <text:p>-0.0026576964</text:p>
          </table:table-cell>
          <table:table-cell/>
          <table:table-cell office:value-type="float" office:value="0.12" calcext:value-type="float">
            <text:p>0.12</text:p>
          </table:table-cell>
          <table:table-cell table:formula="of:=[.A13]" office:value-type="float" office:value="0.00029338609219193" calcext:value-type="float">
            <text:p>0.0002933861</text:p>
          </table:table-cell>
          <table:table-cell table:formula="of:=[.B13]" office:value-type="float" office:value="-0.0026576963724747" calcext:value-type="float">
            <text:p>-0.0026576964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000252331" calcext:value-type="float">
            <text:p>0.000252331</text:p>
          </table:table-cell>
          <table:table-cell office:value-type="float" office:value="-0.0022909" calcext:value-type="float">
            <text:p>-0.0022909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3753089247424" calcext:value-type="float">
            <text:p>0.0003375309</text:p>
          </table:table-cell>
          <table:table-cell office:value-type="float" office:value="-0.0030513654234496" calcext:value-type="float">
            <text:p>-0.0030513654</text:p>
          </table:table-cell>
          <table:table-cell/>
          <table:table-cell office:value-type="float" office:value="0.13" calcext:value-type="float">
            <text:p>0.13</text:p>
          </table:table-cell>
          <table:table-cell table:formula="of:=[.A14]" office:value-type="float" office:value="0.00033753089247424" calcext:value-type="float">
            <text:p>0.0003375309</text:p>
          </table:table-cell>
          <table:table-cell table:formula="of:=[.B14]" office:value-type="float" office:value="-0.0030513654234496" calcext:value-type="float">
            <text:p>-0.0030513654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000293458" calcext:value-type="float">
            <text:p>0.000293458</text:p>
          </table:table-cell>
          <table:table-cell office:value-type="float" office:value="-0.0026579" calcext:value-type="float">
            <text:p>-0.0026579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8473831971875" calcext:value-type="float">
            <text:p>0.0003847383</text:p>
          </table:table-cell>
          <table:table-cell office:value-type="float" office:value="-0.0034718959890625" calcext:value-type="float">
            <text:p>-0.003471896</text:p>
          </table:table-cell>
          <table:table-cell/>
          <table:table-cell office:value-type="float" office:value="0.14" calcext:value-type="float">
            <text:p>0.14</text:p>
          </table:table-cell>
          <table:table-cell table:formula="of:=[.A15]" office:value-type="float" office:value="0.00038473831971875" calcext:value-type="float">
            <text:p>0.0003847383</text:p>
          </table:table-cell>
          <table:table-cell table:formula="of:=[.B15]" office:value-type="float" office:value="-0.0034718959890625" calcext:value-type="float">
            <text:p>-0.003471896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0.000337594" calcext:value-type="float">
            <text:p>0.000337594</text:p>
          </table:table-cell>
          <table:table-cell office:value-type="float" office:value="-0.00305131" calcext:value-type="float">
            <text:p>-0.0030513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3506921692576" calcext:value-type="float">
            <text:p>0.0004350692</text:p>
          </table:table-cell>
          <table:table-cell office:value-type="float" office:value="-0.0039198593865504" calcext:value-type="float">
            <text:p>-0.0039198594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[.A16]" office:value-type="float" office:value="0.00043506921692576" calcext:value-type="float">
            <text:p>0.0004350692</text:p>
          </table:table-cell>
          <table:table-cell table:formula="of:=[.B16]" office:value-type="float" office:value="-0.0039198593865504" calcext:value-type="float">
            <text:p>-0.0039198594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000384785" calcext:value-type="float">
            <text:p>0.000384785</text:p>
          </table:table-cell>
          <table:table-cell office:value-type="float" office:value="-0.0034716" calcext:value-type="float">
            <text:p>-0.0034716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8860204534557" calcext:value-type="float">
            <text:p>0.000488602</text:p>
          </table:table-cell>
          <table:table-cell office:value-type="float" office:value="-0.0043959877886503" calcext:value-type="float">
            <text:p>-0.0043959878</text:p>
          </table:table-cell>
          <table:table-cell/>
          <table:table-cell office:value-type="float" office:value="0.16" calcext:value-type="float">
            <text:p>0.16</text:p>
          </table:table-cell>
          <table:table-cell table:formula="of:=[.A17]" office:value-type="float" office:value="0.00048860204534557" calcext:value-type="float">
            <text:p>0.000488602</text:p>
          </table:table-cell>
          <table:table-cell table:formula="of:=[.B17]" office:value-type="float" office:value="-0.0043959877886503" calcext:value-type="float">
            <text:p>-0.0043959878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0.000435094" calcext:value-type="float">
            <text:p>0.000435094</text:p>
          </table:table-cell>
          <table:table-cell office:value-type="float" office:value="-0.00391936" calcext:value-type="float">
            <text:p>-0.00391936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4543318051968" calcext:value-type="float">
            <text:p>0.0005454332</text:p>
          </table:table-cell>
          <table:table-cell office:value-type="float" office:value="-0.0049011762801472" calcext:value-type="float">
            <text:p>-0.0049011763</text:p>
          </table:table-cell>
          <table:table-cell/>
          <table:table-cell office:value-type="float" office:value="0.17" calcext:value-type="float">
            <text:p>0.17</text:p>
          </table:table-cell>
          <table:table-cell table:formula="of:=[.A18]" office:value-type="float" office:value="0.00054543318051968" calcext:value-type="float">
            <text:p>0.0005454332</text:p>
          </table:table-cell>
          <table:table-cell table:formula="of:=[.B18]" office:value-type="float" office:value="-0.0049011762801472" calcext:value-type="float">
            <text:p>-0.0049011763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0.000488604" calcext:value-type="float">
            <text:p>0.000488604</text:p>
          </table:table-cell>
          <table:table-cell office:value-type="float" office:value="-0.00439536" calcext:value-type="float">
            <text:p>-0.00439536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60567720832199" calcext:value-type="float">
            <text:p>0.0006056772</text:p>
          </table:table-cell>
          <table:table-cell office:value-type="float" office:value="-0.0054364849144221" calcext:value-type="float">
            <text:p>-0.0054364849</text:p>
          </table:table-cell>
          <table:table-cell/>
          <table:table-cell office:value-type="float" office:value="0.18" calcext:value-type="float">
            <text:p>0.18</text:p>
          </table:table-cell>
          <table:table-cell table:formula="of:=[.A19]" office:value-type="float" office:value="0.00060567720832199" calcext:value-type="float">
            <text:p>0.0006056772</text:p>
          </table:table-cell>
          <table:table-cell table:formula="of:=[.B19]" office:value-type="float" office:value="-0.0054364849144221" calcext:value-type="float">
            <text:p>-0.0054364849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00545415" calcext:value-type="float">
            <text:p>0.000545415</text:p>
          </table:table-cell>
          <table:table-cell office:value-type="float" office:value="-0.00490051" calcext:value-type="float">
            <text:p>-0.0049005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669467221" calcext:value-type="float">
            <text:p>0.0006694672</text:p>
          </table:table-cell>
          <table:table-cell office:value-type="float" office:value="-0.00600314077" calcext:value-type="float">
            <text:p>-0.0060031408</text:p>
          </table:table-cell>
          <table:table-cell/>
          <table:table-cell office:value-type="float" office:value="0.19" calcext:value-type="float">
            <text:p>0.19</text:p>
          </table:table-cell>
          <table:table-cell table:formula="of:=[.A20]" office:value-type="float" office:value="0.000669467221" calcext:value-type="float">
            <text:p>0.0006694672</text:p>
          </table:table-cell>
          <table:table-cell table:formula="of:=[.B20]" office:value-type="float" office:value="-0.00600314077" calcext:value-type="float">
            <text:p>-0.0060031408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0.000605644" calcext:value-type="float">
            <text:p>0.000605644</text:p>
          </table:table-cell>
          <table:table-cell office:value-type="float" office:value="-0.00543588" calcext:value-type="float">
            <text:p>-0.0054358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73695511321601" calcext:value-type="float">
            <text:p>0.0007369551</text:p>
          </table:table-cell>
          <table:table-cell office:value-type="float" office:value="-0.0066025400070979" calcext:value-type="float">
            <text:p>-0.00660254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A21]" office:value-type="float" office:value="0.00073695511321601" calcext:value-type="float">
            <text:p>0.0007369551</text:p>
          </table:table-cell>
          <table:table-cell table:formula="of:=[.B21]" office:value-type="float" office:value="-0.0066025400070979" calcext:value-type="float">
            <text:p>-0.0066025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00669425" calcext:value-type="float">
            <text:p>0.000669425</text:p>
          </table:table-cell>
          <table:table-cell office:value-type="float" office:value="-0.0060027" calcext:value-type="float">
            <text:p>-0.0060027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0831187808832" calcext:value-type="float">
            <text:p>0.0008083119</text:p>
          </table:table-cell>
          <table:table-cell office:value-type="float" office:value="-0.0072362499241728" calcext:value-type="float">
            <text:p>-0.0072362499</text:p>
          </table:table-cell>
          <table:table-cell/>
          <table:table-cell office:value-type="float" office:value="0.21" calcext:value-type="float">
            <text:p>0.21</text:p>
          </table:table-cell>
          <table:table-cell table:formula="of:=[.A22]" office:value-type="float" office:value="0.00080831187808832" calcext:value-type="float">
            <text:p>0.0008083119</text:p>
          </table:table-cell>
          <table:table-cell table:formula="of:=[.B22]" office:value-type="float" office:value="-0.0072362499241728" calcext:value-type="float">
            <text:p>-0.0072362499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0.000736911" calcext:value-type="float">
            <text:p>0.000736911</text:p>
          </table:table-cell>
          <table:table-cell office:value-type="float" office:value="-0.00660233" calcext:value-type="float">
            <text:p>-0.00660233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8372790323243" calcext:value-type="float">
            <text:p>0.0008837279</text:p>
          </table:table-cell>
          <table:table-cell office:value-type="float" office:value="-0.0079060110144697" calcext:value-type="float">
            <text:p>-0.007906011</text:p>
          </table:table-cell>
          <table:table-cell/>
          <table:table-cell office:value-type="float" office:value="0.22" calcext:value-type="float">
            <text:p>0.22</text:p>
          </table:table-cell>
          <table:table-cell table:formula="of:=[.A23]" office:value-type="float" office:value="0.00088372790323243" calcext:value-type="float">
            <text:p>0.0008837279</text:p>
          </table:table-cell>
          <table:table-cell table:formula="of:=[.B23]" office:value-type="float" office:value="-0.0079060110144697" calcext:value-type="float">
            <text:p>-0.007906011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0.000808273" calcext:value-type="float">
            <text:p>0.000808273</text:p>
          </table:table-cell>
          <table:table-cell office:value-type="float" office:value="-0.00723633" calcext:value-type="float">
            <text:p>-0.00723633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96341326680224" calcext:value-type="float">
            <text:p>0.0009634133</text:p>
          </table:table-cell>
          <table:table-cell office:value-type="float" office:value="-0.0086137390225696" calcext:value-type="float">
            <text:p>-0.008613739</text:p>
          </table:table-cell>
          <table:table-cell/>
          <table:table-cell office:value-type="float" office:value="0.23" calcext:value-type="float">
            <text:p>0.23</text:p>
          </table:table-cell>
          <table:table-cell table:formula="of:=[.A24]" office:value-type="float" office:value="0.00096341326680224" calcext:value-type="float">
            <text:p>0.0009634133</text:p>
          </table:table-cell>
          <table:table-cell table:formula="of:=[.B24]" office:value-type="float" office:value="-0.0086137390225696" calcext:value-type="float">
            <text:p>-0.008613739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float" office:value="0.0008837" calcext:value-type="float">
            <text:p>0.0008837</text:p>
          </table:table-cell>
          <table:table-cell office:value-type="float" office:value="-0.00790639" calcext:value-type="float">
            <text:p>-0.00790639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04759803353125" calcext:value-type="float">
            <text:p>0.001047598</text:p>
          </table:table-cell>
          <table:table-cell office:value-type="float" office:value="-0.0093615270009375" calcext:value-type="float">
            <text:p>-0.009361527</text:p>
          </table:table-cell>
          <table:table-cell/>
          <table:table-cell office:value-type="float" office:value="0.24" calcext:value-type="float">
            <text:p>0.24</text:p>
          </table:table-cell>
          <table:table-cell table:formula="of:=[.A25]" office:value-type="float" office:value="0.00104759803353125" calcext:value-type="float">
            <text:p>0.001047598</text:p>
          </table:table-cell>
          <table:table-cell table:formula="of:=[.B25]" office:value-type="float" office:value="-0.0093615270009375" calcext:value-type="float">
            <text:p>-0.009361527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0009634" calcext:value-type="float">
            <text:p>0.0009634</text:p>
          </table:table-cell>
          <table:table-cell office:value-type="float" office:value="-0.00861438" calcext:value-type="float">
            <text:p>-0.0086143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13653255077376" calcext:value-type="float">
            <text:p>0.0011365326</text:p>
          </table:table-cell>
          <table:table-cell office:value-type="float" office:value="-0.0101516473664704" calcext:value-type="float">
            <text:p>-0.0101516474</text:p>
          </table:table-cell>
          <table:table-cell/>
          <table:table-cell office:value-type="float" office:value="0.25" calcext:value-type="float">
            <text:p>0.25</text:p>
          </table:table-cell>
          <table:table-cell table:formula="of:=[.A26]" office:value-type="float" office:value="0.00113653255077376" calcext:value-type="float">
            <text:p>0.0011365326</text:p>
          </table:table-cell>
          <table:table-cell table:formula="of:=[.B26]" office:value-type="float" office:value="-0.0101516473664704" calcext:value-type="float">
            <text:p>-0.0101516474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0010476" calcext:value-type="float">
            <text:p>0.0010476</text:p>
          </table:table-cell>
          <table:table-cell office:value-type="float" office:value="-0.00936235" calcext:value-type="float">
            <text:p>-0.00936235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23048774454607" calcext:value-type="float">
            <text:p>0.0012304877</text:p>
          </table:table-cell>
          <table:table-cell office:value-type="float" office:value="-0.0109865539570453" calcext:value-type="float">
            <text:p>-0.010986554</text:p>
          </table:table-cell>
          <table:table-cell/>
          <table:table-cell office:value-type="float" office:value="0.26" calcext:value-type="float">
            <text:p>0.26</text:p>
          </table:table-cell>
          <table:table-cell table:formula="of:=[.A27]" office:value-type="float" office:value="0.00123048774454607" calcext:value-type="float">
            <text:p>0.0012304877</text:p>
          </table:table-cell>
          <table:table-cell table:formula="of:=[.B27]" office:value-type="float" office:value="-0.0109865539570453" calcext:value-type="float">
            <text:p>-0.010986554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00113655" calcext:value-type="float">
            <text:p>0.00113655</text:p>
          </table:table-cell>
          <table:table-cell office:value-type="float" office:value="-0.0101525" calcext:value-type="float">
            <text:p>-0.0101525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32975541556768" calcext:value-type="float">
            <text:p>0.0013297554</text:p>
          </table:table-cell>
          <table:table-cell office:value-type="float" office:value="-0.0118688840880672" calcext:value-type="float">
            <text:p>-0.0118688841</text:p>
          </table:table-cell>
          <table:table-cell/>
          <table:table-cell office:value-type="float" office:value="0.27" calcext:value-type="float">
            <text:p>0.27</text:p>
          </table:table-cell>
          <table:table-cell table:formula="of:=[.A28]" office:value-type="float" office:value="0.00132975541556768" calcext:value-type="float">
            <text:p>0.0013297554</text:p>
          </table:table-cell>
          <table:table-cell table:formula="of:=[.B28]" office:value-type="float" office:value="-0.0118688840880672" calcext:value-type="float">
            <text:p>-0.0118688841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00123051" calcext:value-type="float">
            <text:p>0.00123051</text:p>
          </table:table-cell>
          <table:table-cell office:value-type="float" office:value="-0.0109873" calcext:value-type="float">
            <text:p>-0.0109873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3464853530249" calcext:value-type="float">
            <text:p>0.0014346485</text:p>
          </table:table-cell>
          <table:table-cell office:value-type="float" office:value="-0.0128014606090171" calcext:value-type="float">
            <text:p>-0.0128014606</text:p>
          </table:table-cell>
          <table:table-cell/>
          <table:table-cell office:value-type="float" office:value="0.28" calcext:value-type="float">
            <text:p>0.28</text:p>
          </table:table-cell>
          <table:table-cell table:formula="of:=[.A29]" office:value-type="float" office:value="0.00143464853530249" calcext:value-type="float">
            <text:p>0.0014346485</text:p>
          </table:table-cell>
          <table:table-cell table:formula="of:=[.B29]" office:value-type="float" office:value="-0.0128014606090171" calcext:value-type="float">
            <text:p>-0.0128014606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00132978" calcext:value-type="float">
            <text:p>0.00132978</text:p>
          </table:table-cell>
          <table:table-cell office:value-type="float" office:value="-0.0118691" calcext:value-type="float">
            <text:p>-0.011869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45501542" calcext:value-type="float">
            <text:p>0.0015455015</text:p>
          </table:table-cell>
          <table:table-cell office:value-type="float" office:value="-0.01378729396" calcext:value-type="float">
            <text:p>-0.013787294</text:p>
          </table:table-cell>
          <table:table-cell/>
          <table:table-cell office:value-type="float" office:value="0.29" calcext:value-type="float">
            <text:p>0.29</text:p>
          </table:table-cell>
          <table:table-cell table:formula="of:=[.A30]" office:value-type="float" office:value="0.001545501542" calcext:value-type="float">
            <text:p>0.0015455015</text:p>
          </table:table-cell>
          <table:table-cell table:formula="of:=[.B30]" office:value-type="float" office:value="-0.01378729396" calcext:value-type="float">
            <text:p>-0.013787294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0.00143467" calcext:value-type="float">
            <text:p>0.00143467</text:p>
          </table:table-cell>
          <table:table-cell office:value-type="float" office:value="-0.012801" calcext:value-type="float">
            <text:p>-0.01280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6267063673651" calcext:value-type="float">
            <text:p>0.0016626706</text:p>
          </table:table-cell>
          <table:table-cell office:value-type="float" office:value="-0.0148295842282929" calcext:value-type="float">
            <text:p>-0.0148295842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A31]" office:value-type="float" office:value="0.00166267063673651" calcext:value-type="float">
            <text:p>0.0016626706</text:p>
          </table:table-cell>
          <table:table-cell table:formula="of:=[.B31]" office:value-type="float" office:value="-0.0148295842282929" calcext:value-type="float">
            <text:p>-0.014829584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00154551" calcext:value-type="float">
            <text:p>0.00154551</text:p>
          </table:table-cell>
          <table:table-cell office:value-type="float" office:value="-0.0137858" calcext:value-type="float">
            <text:p>-0.013785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78653407945632" calcext:value-type="float">
            <text:p>0.0017865341</text:p>
          </table:table-cell>
          <table:table-cell office:value-type="float" office:value="-0.0159317232048928" calcext:value-type="float">
            <text:p>-0.0159317232</text:p>
          </table:table-cell>
          <table:table-cell/>
          <table:table-cell office:value-type="float" office:value="0.31" calcext:value-type="float">
            <text:p>0.31</text:p>
          </table:table-cell>
          <table:table-cell table:formula="of:=[.A32]" office:value-type="float" office:value="0.00178653407945632" calcext:value-type="float">
            <text:p>0.0017865341</text:p>
          </table:table-cell>
          <table:table-cell table:formula="of:=[.B32]" office:value-type="float" office:value="-0.0159317232048928" calcext:value-type="float">
            <text:p>-0.0159317232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0.00166267" calcext:value-type="float">
            <text:p>0.00166267</text:p>
          </table:table-cell>
          <table:table-cell office:value-type="float" office:value="-0.0148279" calcext:value-type="float">
            <text:p>-0.0148279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1749248501293" calcext:value-type="float">
            <text:p>0.0019174925</text:p>
          </table:table-cell>
          <table:table-cell office:value-type="float" office:value="-0.0170972964410647" calcext:value-type="float">
            <text:p>-0.0170972964</text:p>
          </table:table-cell>
          <table:table-cell/>
          <table:table-cell office:value-type="float" office:value="0.32" calcext:value-type="float">
            <text:p>0.32</text:p>
          </table:table-cell>
          <table:table-cell table:formula="of:=[.A33]" office:value-type="float" office:value="0.00191749248501293" calcext:value-type="float">
            <text:p>0.0019174925</text:p>
          </table:table-cell>
          <table:table-cell table:formula="of:=[.B33]" office:value-type="float" office:value="-0.0170972964410647" calcext:value-type="float">
            <text:p>-0.0170972964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00178652" calcext:value-type="float">
            <text:p>0.00178652</text:p>
          </table:table-cell>
          <table:table-cell office:value-type="float" office:value="-0.0159325" calcext:value-type="float">
            <text:p>-0.0159325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05596911921024" calcext:value-type="float">
            <text:p>0.0020559691</text:p>
          </table:table-cell>
          <table:table-cell office:value-type="float" office:value="-0.0183300853048896" calcext:value-type="float">
            <text:p>-0.0183300853</text:p>
          </table:table-cell>
          <table:table-cell/>
          <table:table-cell office:value-type="float" office:value="0.33" calcext:value-type="float">
            <text:p>0.33</text:p>
          </table:table-cell>
          <table:table-cell table:formula="of:=[.A34]" office:value-type="float" office:value="0.00205596911921024" calcext:value-type="float">
            <text:p>0.0020559691</text:p>
          </table:table-cell>
          <table:table-cell table:formula="of:=[.B34]" office:value-type="float" office:value="-0.0183300853048896" calcext:value-type="float">
            <text:p>-0.0183300853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00191748" calcext:value-type="float">
            <text:p>0.00191748</text:p>
          </table:table-cell>
          <table:table-cell office:value-type="float" office:value="-0.0170981" calcext:value-type="float">
            <text:p>-0.017098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217004684283054" calcext:value-type="float">
            <text:p>0.0021700468</text:p>
          </table:table-cell>
          <table:table-cell table:style-name="Default" office:value-type="float" office:value="-0.019380312379461" calcext:value-type="float">
            <text:p>-0.0193803124</text:p>
          </table:table-cell>
          <table:table-cell office:value-type="float" office:value="2" calcext:value-type="float">
            <text:p>2</text:p>
          </table:table-cell>
          <table:table-cell office:value-type="float" office:value="0.34" calcext:value-type="float">
            <text:p>0.34</text:p>
          </table:table-cell>
          <table:table-cell table:formula="of:=[.A35]" office:value-type="float" office:value="0.00217004684283054" calcext:value-type="float">
            <text:p>0.0021700468</text:p>
          </table:table-cell>
          <table:table-cell table:formula="of:=[.B35]" office:value-type="float" office:value="-0.019380312379461" calcext:value-type="float">
            <text:p>-0.0193803124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00205599" calcext:value-type="float">
            <text:p>0.00205599</text:p>
          </table:table-cell>
          <table:table-cell office:value-type="float" office:value="-0.018286" calcext:value-type="float">
            <text:p>-0.018286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229625356624384" calcext:value-type="float">
            <text:p>0.0022962536</text:p>
          </table:table-cell>
          <table:table-cell table:style-name="Default" office:value-type="float" office:value="-0.0203328675284544" calcext:value-type="float">
            <text:p>-0.0203328675</text:p>
          </table:table-cell>
          <table:table-cell/>
          <table:table-cell office:value-type="float" office:value="0.35" calcext:value-type="float">
            <text:p>0.35</text:p>
          </table:table-cell>
          <table:table-cell table:formula="of:=[.A36]" office:value-type="float" office:value="0.00229625356624384" calcext:value-type="float">
            <text:p>0.0022962536</text:p>
          </table:table-cell>
          <table:table-cell table:formula="of:=[.B36]" office:value-type="float" office:value="-0.0203328675284544" calcext:value-type="float">
            <text:p>-0.0203328675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00220252" calcext:value-type="float">
            <text:p>0.00220252</text:p>
          </table:table-cell>
          <table:table-cell office:value-type="float" office:value="-0.0194083" calcext:value-type="float">
            <text:p>-0.01940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243497590628114" calcext:value-type="float">
            <text:p>0.0024349759</text:p>
          </table:table-cell>
          <table:table-cell table:style-name="Default" office:value-type="float" office:value="-0.0211897841731998" calcext:value-type="float">
            <text:p>-0.0211897842</text:p>
          </table:table-cell>
          <table:table-cell/>
          <table:table-cell office:value-type="float" office:value="0.36" calcext:value-type="float">
            <text:p>0.36</text:p>
          </table:table-cell>
          <table:table-cell table:formula="of:=[.A37]" office:value-type="float" office:value="0.00243497590628114" calcext:value-type="float">
            <text:p>0.0024349759</text:p>
          </table:table-cell>
          <table:table-cell table:formula="of:=[.B37]" office:value-type="float" office:value="-0.0211897841731998" calcext:value-type="float">
            <text:p>-0.0211897842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0.00235757" calcext:value-type="float">
            <text:p>0.00235757</text:p>
          </table:table-cell>
          <table:table-cell office:value-type="float" office:value="-0.0204262" calcext:value-type="float">
            <text:p>-0.02042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258662103682944" calcext:value-type="float">
            <text:p>0.002586621</text:p>
          </table:table-cell>
          <table:table-cell table:style-name="Default" office:value-type="float" office:value="-0.0219529301754432" calcext:value-type="float">
            <text:p>-0.0219529302</text:p>
          </table:table-cell>
          <table:table-cell/>
          <table:table-cell office:value-type="float" office:value="0.37" calcext:value-type="float">
            <text:p>0.37</text:p>
          </table:table-cell>
          <table:table-cell table:formula="of:=[.A38]" office:value-type="float" office:value="0.00258662103682944" calcext:value-type="float">
            <text:p>0.002586621</text:p>
          </table:table-cell>
          <table:table-cell table:formula="of:=[.B38]" office:value-type="float" office:value="-0.0219529301754432" calcext:value-type="float">
            <text:p>-0.0219529302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0.00252174" calcext:value-type="float">
            <text:p>0.00252174</text:p>
          </table:table-cell>
          <table:table-cell office:value-type="float" office:value="-0.0213377" calcext:value-type="float">
            <text:p>-0.02133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275162190514774" calcext:value-type="float">
            <text:p>0.0027516219</text:p>
          </table:table-cell>
          <table:table-cell table:style-name="Default" office:value-type="float" office:value="-0.0226239966655146" calcext:value-type="float">
            <text:p>-0.0226239967</text:p>
          </table:table-cell>
          <table:table-cell/>
          <table:table-cell office:value-type="float" office:value="0.38" calcext:value-type="float">
            <text:p>0.38</text:p>
          </table:table-cell>
          <table:table-cell table:formula="of:=[.A39]" office:value-type="float" office:value="0.00275162190514774" calcext:value-type="float">
            <text:p>0.0027516219</text:p>
          </table:table-cell>
          <table:table-cell table:formula="of:=[.B39]" office:value-type="float" office:value="-0.0226239966655146" calcext:value-type="float">
            <text:p>-0.0226239967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00269591" calcext:value-type="float">
            <text:p>0.00269591</text:p>
          </table:table-cell>
          <table:table-cell office:value-type="float" office:value="-0.0221466" calcext:value-type="float">
            <text:p>-0.02214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293044244818304" calcext:value-type="float">
            <text:p>0.0029304424</text:p>
          </table:table-cell>
          <table:table-cell table:style-name="Default" office:value-type="float" office:value="-0.023204486870496" calcext:value-type="float">
            <text:p>-0.0232044869</text:p>
          </table:table-cell>
          <table:table-cell/>
          <table:table-cell office:value-type="float" office:value="0.39" calcext:value-type="float">
            <text:p>0.39</text:p>
          </table:table-cell>
          <table:table-cell table:formula="of:=[.A40]" office:value-type="float" office:value="0.00293044244818304" calcext:value-type="float">
            <text:p>0.0029304424</text:p>
          </table:table-cell>
          <table:table-cell table:formula="of:=[.B40]" office:value-type="float" office:value="-0.023204486870496" calcext:value-type="float">
            <text:p>-0.0232044869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00288082" calcext:value-type="float">
            <text:p>0.00288082</text:p>
          </table:table-cell>
          <table:table-cell office:value-type="float" office:value="-0.0228562" calcext:value-type="float">
            <text:p>-0.02285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312358280888634" calcext:value-type="float">
            <text:p>0.0031235828</text:p>
          </table:table-cell>
          <table:table-cell table:style-name="Default" office:value-type="float" office:value="-0.0236957049423894" calcext:value-type="float">
            <text:p>-0.0236957049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[.A41]" office:value-type="float" office:value="0.00312358280888634" calcext:value-type="float">
            <text:p>0.0031235828</text:p>
          </table:table-cell>
          <table:table-cell table:formula="of:=[.B41]" office:value-type="float" office:value="-0.0236957049423894" calcext:value-type="float">
            <text:p>-0.023695704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00307711" calcext:value-type="float">
            <text:p>0.00307711</text:p>
          </table:table-cell>
          <table:table-cell office:value-type="float" office:value="-0.023469" calcext:value-type="float">
            <text:p>-0.0234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333158455252864" calcext:value-type="float">
            <text:p>0.0033315846</text:p>
          </table:table-cell>
          <table:table-cell table:style-name="Default" office:value-type="float" office:value="-0.0240987447862848" calcext:value-type="float">
            <text:p>-0.0240987448</text:p>
          </table:table-cell>
          <table:table-cell/>
          <table:table-cell office:value-type="float" office:value="0.41" calcext:value-type="float">
            <text:p>0.41</text:p>
          </table:table-cell>
          <table:table-cell table:formula="of:=[.A42]" office:value-type="float" office:value="0.00333158455252864" calcext:value-type="float">
            <text:p>0.0033315846</text:p>
          </table:table-cell>
          <table:table-cell table:formula="of:=[.B42]" office:value-type="float" office:value="-0.0240987447862848" calcext:value-type="float">
            <text:p>-0.0240987448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0.00328542" calcext:value-type="float">
            <text:p>0.00328542</text:p>
          </table:table-cell>
          <table:table-cell office:value-type="float" office:value="-0.0239871" calcext:value-type="float">
            <text:p>-0.02398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355503588301694" calcext:value-type="float">
            <text:p>0.0035550359</text:p>
          </table:table-cell>
          <table:table-cell table:style-name="Default" office:value-type="float" office:value="-0.0244144788885282" calcext:value-type="float">
            <text:p>-0.0244144789</text:p>
          </table:table-cell>
          <table:table-cell/>
          <table:table-cell office:value-type="float" office:value="0.42" calcext:value-type="float">
            <text:p>0.42</text:p>
          </table:table-cell>
          <table:table-cell table:formula="of:=[.A43]" office:value-type="float" office:value="0.00355503588301694" calcext:value-type="float">
            <text:p>0.0035550359</text:p>
          </table:table-cell>
          <table:table-cell table:formula="of:=[.B43]" office:value-type="float" office:value="-0.0244144788885282" calcext:value-type="float">
            <text:p>-0.0244144789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0.00350648" calcext:value-type="float">
            <text:p>0.00350648</text:p>
          </table:table-cell>
          <table:table-cell office:value-type="float" office:value="-0.0244124" calcext:value-type="float">
            <text:p>-0.0244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379457685921024" calcext:value-type="float">
            <text:p>0.0037945769</text:p>
          </table:table-cell>
          <table:table-cell table:style-name="Default" office:value-type="float" office:value="-0.0246435471448896" calcext:value-type="float">
            <text:p>-0.0246435471</text:p>
          </table:table-cell>
          <table:table-cell/>
          <table:table-cell office:value-type="float" office:value="0.43" calcext:value-type="float">
            <text:p>0.43</text:p>
          </table:table-cell>
          <table:table-cell table:formula="of:=[.A44]" office:value-type="float" office:value="0.00379457685921024" calcext:value-type="float">
            <text:p>0.0037945769</text:p>
          </table:table-cell>
          <table:table-cell table:formula="of:=[.B44]" office:value-type="float" office:value="-0.0246435471448896" calcext:value-type="float">
            <text:p>-0.0246435471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0.00374103" calcext:value-type="float">
            <text:p>0.00374103</text:p>
          </table:table-cell>
          <table:table-cell office:value-type="float" office:value="-0.0247461" calcext:value-type="float">
            <text:p>-0.02474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405090461123554" calcext:value-type="float">
            <text:p>0.0040509046</text:p>
          </table:table-cell>
          <table:table-cell table:style-name="Default" office:value-type="float" office:value="-0.024786345688731" calcext:value-type="float">
            <text:p>-0.0247863457</text:p>
          </table:table-cell>
          <table:table-cell/>
          <table:table-cell office:value-type="float" office:value="0.44" calcext:value-type="float">
            <text:p>0.44</text:p>
          </table:table-cell>
          <table:table-cell table:formula="of:=[.A45]" office:value-type="float" office:value="0.00405090461123554" calcext:value-type="float">
            <text:p>0.0040509046</text:p>
          </table:table-cell>
          <table:table-cell table:formula="of:=[.B45]" office:value-type="float" office:value="-0.024786345688731" calcext:value-type="float">
            <text:p>-0.0247863457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0.00398988" calcext:value-type="float">
            <text:p>0.00398988</text:p>
          </table:table-cell>
          <table:table-cell office:value-type="float" office:value="-0.0249896" calcext:value-type="float">
            <text:p>-0.02498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432477855680384" calcext:value-type="float">
            <text:p>0.0043247786</text:p>
          </table:table-cell>
          <table:table-cell table:style-name="Default" office:value-type="float" office:value="-0.0248430157191744" calcext:value-type="float">
            <text:p>-0.0248430157</text:p>
          </table:table-cell>
          <table:table-cell/>
          <table:table-cell office:value-type="float" office:value="0.45" calcext:value-type="float">
            <text:p>0.45</text:p>
          </table:table-cell>
          <table:table-cell table:formula="of:=[.A46]" office:value-type="float" office:value="0.00432477855680384" calcext:value-type="float">
            <text:p>0.0043247786</text:p>
          </table:table-cell>
          <table:table-cell table:formula="of:=[.B46]" office:value-type="float" office:value="-0.0248430157191744" calcext:value-type="float">
            <text:p>-0.0248430157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00425389" calcext:value-type="float">
            <text:p>0.00425389</text:p>
          </table:table-cell>
          <table:table-cell office:value-type="float" office:value="-0.0251435" calcext:value-type="float">
            <text:p>-0.02514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461702561752614" calcext:value-type="float">
            <text:p>0.0046170256</text:p>
          </table:table-cell>
          <table:table-cell table:style-name="Default" office:value-type="float" office:value="-0.0248134323292698" calcext:value-type="float">
            <text:p>-0.0248134323</text:p>
          </table:table-cell>
          <table:table-cell/>
          <table:table-cell office:value-type="float" office:value="0.46" calcext:value-type="float">
            <text:p>0.46</text:p>
          </table:table-cell>
          <table:table-cell table:formula="of:=[.A47]" office:value-type="float" office:value="0.00461702561752614" calcext:value-type="float">
            <text:p>0.0046170256</text:p>
          </table:table-cell>
          <table:table-cell table:formula="of:=[.B47]" office:value-type="float" office:value="-0.0248134323292698" calcext:value-type="float">
            <text:p>-0.0248134323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0.00453399" calcext:value-type="float">
            <text:p>0.00453399</text:p>
          </table:table-cell>
          <table:table-cell office:value-type="float" office:value="-0.0252083" calcext:value-type="float">
            <text:p>-0.02520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492854543522944" calcext:value-type="float">
            <text:p>0.0049285454</text:p>
          </table:table-cell>
          <table:table-cell table:style-name="Default" office:value-type="float" office:value="-0.0246971933341632" calcext:value-type="float">
            <text:p>-0.0246971933</text:p>
          </table:table-cell>
          <table:table-cell/>
          <table:table-cell office:value-type="float" office:value="0.47" calcext:value-type="float">
            <text:p>0.47</text:p>
          </table:table-cell>
          <table:table-cell table:formula="of:=[.A48]" office:value-type="float" office:value="0.00492854543522944" calcext:value-type="float">
            <text:p>0.0049285454</text:p>
          </table:table-cell>
          <table:table-cell table:formula="of:=[.B48]" office:value-type="float" office:value="-0.0246971933341632" calcext:value-type="float">
            <text:p>-0.0246971933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00483117" calcext:value-type="float">
            <text:p>0.00483117</text:p>
          </table:table-cell>
          <table:table-cell office:value-type="float" office:value="-0.0251842" calcext:value-type="float">
            <text:p>-0.02518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526031558827274" calcext:value-type="float">
            <text:p>0.0052603156</text:p>
          </table:table-cell>
          <table:table-cell table:style-name="Default" office:value-type="float" office:value="-0.0244936080992646" calcext:value-type="float">
            <text:p>-0.0244936081</text:p>
          </table:table-cell>
          <table:table-cell/>
          <table:table-cell office:value-type="float" office:value="0.48" calcext:value-type="float">
            <text:p>0.48</text:p>
          </table:table-cell>
          <table:table-cell table:formula="of:=[.A49]" office:value-type="float" office:value="0.00526031558827274" calcext:value-type="float">
            <text:p>0.0052603156</text:p>
          </table:table-cell>
          <table:table-cell table:formula="of:=[.B49]" office:value-type="float" office:value="-0.0244936080992646" calcext:value-type="float">
            <text:p>-0.0244936081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00514645" calcext:value-type="float">
            <text:p>0.00514645</text:p>
          </table:table-cell>
          <table:table-cell office:value-type="float" office:value="-0.0250711" calcext:value-type="float">
            <text:p>-0.02507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561339680786304" calcext:value-type="float">
            <text:p>0.0056133968</text:p>
          </table:table-cell>
          <table:table-cell table:style-name="Default" office:value-type="float" office:value="-0.024201686368416" calcext:value-type="float">
            <text:p>-0.0242016864</text:p>
          </table:table-cell>
          <table:table-cell/>
          <table:table-cell office:value-type="float" office:value="0.49" calcext:value-type="float">
            <text:p>0.49</text:p>
          </table:table-cell>
          <table:table-cell table:formula="of:=[.A50]" office:value-type="float" office:value="0.00561339680786304" calcext:value-type="float">
            <text:p>0.0056133968</text:p>
          </table:table-cell>
          <table:table-cell table:formula="of:=[.B50]" office:value-type="float" office:value="-0.024201686368416" calcext:value-type="float">
            <text:p>-0.0242016864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0.00548097" calcext:value-type="float">
            <text:p>0.00548097</text:p>
          </table:table-cell>
          <table:table-cell office:value-type="float" office:value="-0.0248684" calcext:value-type="float">
            <text:p>-0.02486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598893819437134" calcext:value-type="float">
            <text:p>0.0059889382</text:p>
          </table:table-cell>
          <table:table-cell table:style-name="Default" office:value-type="float" office:value="-0.0238201270920594" calcext:value-type="float">
            <text:p>-0.023820127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A51]" office:value-type="float" office:value="0.00598893819437134" calcext:value-type="float">
            <text:p>0.0059889382</text:p>
          </table:table-cell>
          <table:table-cell table:formula="of:=[.B51]" office:value-type="float" office:value="-0.0238201270920594" calcext:value-type="float">
            <text:p>-0.023820127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0583591" calcext:value-type="float">
            <text:p>0.00583591</text:p>
          </table:table-cell>
          <table:table-cell office:value-type="float" office:value="-0.0245754" calcext:value-type="float">
            <text:p>-0.02457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638818243364864" calcext:value-type="float">
            <text:p>0.0063881824</text:p>
          </table:table-cell>
          <table:table-cell table:style-name="Default" office:value-type="float" office:value="-0.0233473072554048" calcext:value-type="float">
            <text:p>-0.0233473073</text:p>
          </table:table-cell>
          <table:table-cell/>
          <table:table-cell office:value-type="float" office:value="0.51" calcext:value-type="float">
            <text:p>0.51</text:p>
          </table:table-cell>
          <table:table-cell table:formula="of:=[.A52]" office:value-type="float" office:value="0.00638818243364864" calcext:value-type="float">
            <text:p>0.0063881824</text:p>
          </table:table-cell>
          <table:table-cell table:formula="of:=[.B52]" office:value-type="float" office:value="-0.0233473072554048" calcext:value-type="float">
            <text:p>-0.0233473073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0.00621252" calcext:value-type="float">
            <text:p>0.00621252</text:p>
          </table:table-cell>
          <table:table-cell office:value-type="float" office:value="-0.0241908" calcext:value-type="float">
            <text:p>-0.02419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681247101334194" calcext:value-type="float">
            <text:p>0.006812471</text:p>
          </table:table-cell>
          <table:table-cell table:style-name="Default" office:value-type="float" office:value="-0.0227812707065982" calcext:value-type="float">
            <text:p>-0.0227812707</text:p>
          </table:table-cell>
          <table:table-cell/>
          <table:table-cell office:value-type="float" office:value="0.52" calcext:value-type="float">
            <text:p>0.52</text:p>
          </table:table-cell>
          <table:table-cell table:formula="of:=[.A53]" office:value-type="float" office:value="0.00681247101334194" calcext:value-type="float">
            <text:p>0.006812471</text:p>
          </table:table-cell>
          <table:table-cell table:formula="of:=[.B53]" office:value-type="float" office:value="-0.0227812707065982" calcext:value-type="float">
            <text:p>-0.0227812707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0.00661215" calcext:value-type="float">
            <text:p>0.00661215</text:p>
          </table:table-cell>
          <table:table-cell office:value-type="float" office:value="-0.0237134" calcext:value-type="float">
            <text:p>-0.02371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726324943921024" calcext:value-type="float">
            <text:p>0.0072632494</text:p>
          </table:table-cell>
          <table:table-cell table:style-name="Default" office:value-type="float" office:value="-0.0221197169848896" calcext:value-type="float">
            <text:p>-0.022119717</text:p>
          </table:table-cell>
          <table:table-cell/>
          <table:table-cell office:value-type="float" office:value="0.53" calcext:value-type="float">
            <text:p>0.53</text:p>
          </table:table-cell>
          <table:table-cell table:formula="of:=[.A54]" office:value-type="float" office:value="0.00726324943921024" calcext:value-type="float">
            <text:p>0.0072632494</text:p>
          </table:table-cell>
          <table:table-cell table:formula="of:=[.B54]" office:value-type="float" office:value="-0.0221197169848896" calcext:value-type="float">
            <text:p>-0.022119717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00703624" calcext:value-type="float">
            <text:p>0.00703624</text:p>
          </table:table-cell>
          <table:table-cell office:value-type="float" office:value="-0.0231412" calcext:value-type="float">
            <text:p>-0.02314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774207245144054" calcext:value-type="float">
            <text:p>0.0077420725</text:p>
          </table:table-cell>
          <table:table-cell table:style-name="Default" office:value-type="float" office:value="-0.021359990148801" calcext:value-type="float">
            <text:p>-0.0213599901</text:p>
          </table:table-cell>
          <table:table-cell/>
          <table:table-cell office:value-type="float" office:value="0.54" calcext:value-type="float">
            <text:p>0.54</text:p>
          </table:table-cell>
          <table:table-cell table:formula="of:=[.A55]" office:value-type="float" office:value="0.00774207245144054" calcext:value-type="float">
            <text:p>0.0077420725</text:p>
          </table:table-cell>
          <table:table-cell table:formula="of:=[.B55]" office:value-type="float" office:value="-0.021359990148801" calcext:value-type="float">
            <text:p>-0.0213599901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00748629" calcext:value-type="float">
            <text:p>0.00748629</text:p>
          </table:table-cell>
          <table:table-cell office:value-type="float" office:value="-0.0224722" calcext:value-type="float">
            <text:p>-0.02247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825060924096384" calcext:value-type="float">
            <text:p>0.0082506092</text:p>
          </table:table-cell>
          <table:table-cell table:style-name="Default" office:value-type="float" office:value="-0.0204990676042944" calcext:value-type="float">
            <text:p>-0.0204990676</text:p>
          </table:table-cell>
          <table:table-cell/>
          <table:table-cell office:value-type="float" office:value="0.55" calcext:value-type="float">
            <text:p>0.55</text:p>
          </table:table-cell>
          <table:table-cell table:formula="of:=[.A56]" office:value-type="float" office:value="0.00825060924096384" calcext:value-type="float">
            <text:p>0.0082506092</text:p>
          </table:table-cell>
          <table:table-cell table:formula="of:=[.B56]" office:value-type="float" office:value="-0.0204990676042944" calcext:value-type="float">
            <text:p>-0.0204990676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00796392" calcext:value-type="float">
            <text:p>0.00796392</text:p>
          </table:table-cell>
          <table:table-cell office:value-type="float" office:value="-0.0217038" calcext:value-type="float">
            <text:p>-0.02170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879064866577114" calcext:value-type="float">
            <text:p>0.0087906487</text:p>
          </table:table-cell>
          <table:table-cell table:style-name="Default" office:value-type="float" office:value="-0.0195335489329398" calcext:value-type="float">
            <text:p>-0.0195335489</text:p>
          </table:table-cell>
          <table:table-cell/>
          <table:table-cell office:value-type="float" office:value="0.56" calcext:value-type="float">
            <text:p>0.56</text:p>
          </table:table-cell>
          <table:table-cell table:formula="of:=[.A57]" office:value-type="float" office:value="0.00879064866577114" calcext:value-type="float">
            <text:p>0.0087906487</text:p>
          </table:table-cell>
          <table:table-cell table:formula="of:=[.B57]" office:value-type="float" office:value="-0.0195335489329398" calcext:value-type="float">
            <text:p>-0.0195335489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0.00847085" calcext:value-type="float">
            <text:p>0.00847085</text:p>
          </table:table-cell>
          <table:table-cell office:value-type="float" office:value="-0.0208332" calcext:value-type="float">
            <text:p>-0.02083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936410446722944" calcext:value-type="float">
            <text:p>0.0093641045</text:p>
          </table:table-cell>
          <table:table-cell table:style-name="Default" office:value-type="float" office:value="-0.0184596447200832" calcext:value-type="float">
            <text:p>-0.0184596447</text:p>
          </table:table-cell>
          <table:table-cell/>
          <table:table-cell office:value-type="float" office:value="0.57" calcext:value-type="float">
            <text:p>0.57</text:p>
          </table:table-cell>
          <table:table-cell table:formula="of:=[.A58]" office:value-type="float" office:value="0.00936410446722944" calcext:value-type="float">
            <text:p>0.0093641045</text:p>
          </table:table-cell>
          <table:table-cell table:formula="of:=[.B58]" office:value-type="float" office:value="-0.0184596447200832" calcext:value-type="float">
            <text:p>-0.0184596447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0.00900891" calcext:value-type="float">
            <text:p>0.00900891</text:p>
          </table:table-cell>
          <table:table-cell office:value-type="float" office:value="-0.0198573" calcext:value-type="float">
            <text:p>-0.01985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997302048639774" calcext:value-type="float">
            <text:p>0.0099730205</text:p>
          </table:table-cell>
          <table:table-cell table:style-name="Default" office:value-type="float" office:value="-0.0172731653830146" calcext:value-type="float">
            <text:p>-0.0172731654</text:p>
          </table:table-cell>
          <table:table-cell/>
          <table:table-cell office:value-type="float" office:value="0.58" calcext:value-type="float">
            <text:p>0.58</text:p>
          </table:table-cell>
          <table:table-cell table:formula="of:=[.A59]" office:value-type="float" office:value="0.00997302048639774" calcext:value-type="float">
            <text:p>0.0099730205</text:p>
          </table:table-cell>
          <table:table-cell table:formula="of:=[.B59]" office:value-type="float" office:value="-0.0172731653830146" calcext:value-type="float">
            <text:p>-0.0172731654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0.00958003" calcext:value-type="float">
            <text:p>0.00958003</text:p>
          </table:table-cell>
          <table:table-cell office:value-type="float" office:value="-0.0187723" calcext:value-type="float">
            <text:p>-0.01877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10619575880343" calcext:value-type="float">
            <text:p>0.0106195759</text:p>
          </table:table-cell>
          <table:table-cell table:style-name="Default" office:value-type="float" office:value="-0.015969509999136" calcext:value-type="float">
            <text:p>-0.01596951</text:p>
          </table:table-cell>
          <table:table-cell/>
          <table:table-cell office:value-type="float" office:value="0.59" calcext:value-type="float">
            <text:p>0.59</text:p>
          </table:table-cell>
          <table:table-cell table:formula="of:=[.A60]" office:value-type="float" office:value="0.010619575880343" calcext:value-type="float">
            <text:p>0.0106195759</text:p>
          </table:table-cell>
          <table:table-cell table:formula="of:=[.B60]" office:value-type="float" office:value="-0.015969509999136" calcext:value-type="float">
            <text:p>-0.01596951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0.0101863" calcext:value-type="float">
            <text:p>0.0101863</text:p>
          </table:table-cell>
          <table:table-cell office:value-type="float" office:value="-0.0175744" calcext:value-type="float">
            <text:p>-0.01757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113060903384563" calcext:value-type="float">
            <text:p>0.0113060903</text:p>
          </table:table-cell>
          <table:table-cell table:style-name="Default" office:value-type="float" office:value="-0.0145436551341294" calcext:value-type="float">
            <text:p>-0.0145436551</text:p>
          </table:table-cell>
          <table:table-cell/>
          <table:table-cell office:value-type="float" office:value="0.6" calcext:value-type="float">
            <text:p>0.6</text:p>
          </table:table-cell>
          <table:table-cell table:formula="of:=[.A61]" office:value-type="float" office:value="0.0113060903384563" calcext:value-type="float">
            <text:p>0.0113060903</text:p>
          </table:table-cell>
          <table:table-cell table:formula="of:=[.B61]" office:value-type="float" office:value="-0.0145436551341294" calcext:value-type="float">
            <text:p>-0.014543655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0108298" calcext:value-type="float">
            <text:p>0.0108298</text:p>
          </table:table-cell>
          <table:table-cell office:value-type="float" office:value="-0.0162591" calcext:value-type="float">
            <text:p>-0.01625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120350292987686" calcext:value-type="float">
            <text:p>0.0120350293</text:p>
          </table:table-cell>
          <table:table-cell table:style-name="Default" office:value-type="float" office:value="-0.0129901436701248" calcext:value-type="float">
            <text:p>-0.0129901437</text:p>
          </table:table-cell>
          <table:table-cell/>
          <table:table-cell office:value-type="float" office:value="0.61" calcext:value-type="float">
            <text:p>0.61</text:p>
          </table:table-cell>
          <table:table-cell table:formula="of:=[.A62]" office:value-type="float" office:value="0.0120350292987686" calcext:value-type="float">
            <text:p>0.0120350293</text:p>
          </table:table-cell>
          <table:table-cell table:formula="of:=[.B62]" office:value-type="float" office:value="-0.0129901436701248" calcext:value-type="float">
            <text:p>-0.0129901437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011513" calcext:value-type="float">
            <text:p>0.011513</text:p>
          </table:table-cell>
          <table:table-cell office:value-type="float" office:value="-0.0148216" calcext:value-type="float">
            <text:p>-0.01482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128090091642669" calcext:value-type="float">
            <text:p>0.0128090092</text:p>
          </table:table-cell>
          <table:table-cell table:style-name="Default" office:value-type="float" office:value="-0.0113030736338682" calcext:value-type="float">
            <text:p>-0.0113030736</text:p>
          </table:table-cell>
          <table:table-cell/>
          <table:table-cell office:value-type="float" office:value="0.62" calcext:value-type="float">
            <text:p>0.62</text:p>
          </table:table-cell>
          <table:table-cell table:formula="of:=[.A63]" office:value-type="float" office:value="0.0128090091642669" calcext:value-type="float">
            <text:p>0.0128090092</text:p>
          </table:table-cell>
          <table:table-cell table:formula="of:=[.B63]" office:value-type="float" office:value="-0.0113030736338682" calcext:value-type="float">
            <text:p>-0.0113030736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0.0122383" calcext:value-type="float">
            <text:p>0.0122383</text:p>
          </table:table-cell>
          <table:table-cell office:value-type="float" office:value="-0.0132567" calcext:value-type="float">
            <text:p>-0.01325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136308025192102" calcext:value-type="float">
            <text:p>0.0136308025</text:p>
          </table:table-cell>
          <table:table-cell table:style-name="Default" office:value-type="float" office:value="-0.00947608702488961" calcext:value-type="float">
            <text:p>-0.009476087</text:p>
          </table:table-cell>
          <table:table-cell/>
          <table:table-cell office:value-type="float" office:value="0.63" calcext:value-type="float">
            <text:p>0.63</text:p>
          </table:table-cell>
          <table:table-cell table:formula="of:=[.A64]" office:value-type="float" office:value="0.0136308025192102" calcext:value-type="float">
            <text:p>0.0136308025</text:p>
          </table:table-cell>
          <table:table-cell table:formula="of:=[.B64]" office:value-type="float" office:value="-0.00947608702488961" calcext:value-type="float">
            <text:p>-0.009476087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0130082" calcext:value-type="float">
            <text:p>0.0130082</text:p>
          </table:table-cell>
          <table:table-cell office:value-type="float" office:value="-0.0115588" calcext:value-type="float">
            <text:p>-0.01155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145033433454455" calcext:value-type="float">
            <text:p>0.0145033433</text:p>
          </table:table-cell>
          <table:table-cell table:style-name="Default" office:value-type="float" office:value="-0.007502358643671" calcext:value-type="float">
            <text:p>-0.0075023586</text:p>
          </table:table-cell>
          <table:table-cell/>
          <table:table-cell office:value-type="float" office:value="0.64" calcext:value-type="float">
            <text:p>0.64</text:p>
          </table:table-cell>
          <table:table-cell table:formula="of:=[.A65]" office:value-type="float" office:value="0.0145033433454455" calcext:value-type="float">
            <text:p>0.0145033433</text:p>
          </table:table-cell>
          <table:table-cell table:formula="of:=[.B65]" office:value-type="float" office:value="-0.007502358643671" calcext:value-type="float">
            <text:p>-0.0075023586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0138258" calcext:value-type="float">
            <text:p>0.0138258</text:p>
          </table:table-cell>
          <table:table-cell office:value-type="float" office:value="-0.00972129" calcext:value-type="float">
            <text:p>-0.009721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154297322387238" calcext:value-type="float">
            <text:p>0.0154297322</text:p>
          </table:table-cell>
          <table:table-cell table:style-name="Default" office:value-type="float" office:value="-0.0053745849198144" calcext:value-type="float">
            <text:p>-0.0053745849</text:p>
          </table:table-cell>
          <table:table-cell/>
          <table:table-cell office:value-type="float" office:value="0.65" calcext:value-type="float">
            <text:p>0.65</text:p>
          </table:table-cell>
          <table:table-cell table:formula="of:=[.A66]" office:value-type="float" office:value="0.0154297322387238" calcext:value-type="float">
            <text:p>0.0154297322</text:p>
          </table:table-cell>
          <table:table-cell table:formula="of:=[.B66]" office:value-type="float" office:value="-0.0053745849198144" calcext:value-type="float">
            <text:p>-0.0053745849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0146944" calcext:value-type="float">
            <text:p>0.0146944</text:p>
          </table:table-cell>
          <table:table-cell office:value-type="float" office:value="-0.00773557" calcext:value-type="float">
            <text:p>-0.007735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164132416250161" calcext:value-type="float">
            <text:p>0.0164132416</text:p>
          </table:table-cell>
          <table:table-cell table:style-name="Default" office:value-type="float" office:value="-0.00308497274020979" calcext:value-type="float">
            <text:p>-0.0030849727</text:p>
          </table:table-cell>
          <table:table-cell/>
          <table:table-cell office:value-type="float" office:value="0.66" calcext:value-type="float">
            <text:p>0.66</text:p>
          </table:table-cell>
          <table:table-cell table:formula="of:=[.A67]" office:value-type="float" office:value="0.0164132416250161" calcext:value-type="float">
            <text:p>0.0164132416</text:p>
          </table:table-cell>
          <table:table-cell table:formula="of:=[.B67]" office:value-type="float" office:value="-0.00308497274020979" calcext:value-type="float">
            <text:p>-0.0030849727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0.0156185" calcext:value-type="float">
            <text:p>0.0156185</text:p>
          </table:table-cell>
          <table:table-cell office:value-type="float" office:value="-0.00559063" calcext:value-type="float">
            <text:p>-0.005590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174573209768294" calcext:value-type="float">
            <text:p>0.017457321</text:p>
          </table:table-cell>
          <table:table-cell table:style-name="Default" office:value-type="float" office:value="-0.000625228277203189" calcext:value-type="float">
            <text:p>-0.0006252283</text:p>
          </table:table-cell>
          <table:table-cell/>
          <table:table-cell office:value-type="float" office:value="0.67" calcext:value-type="float">
            <text:p>0.67</text:p>
          </table:table-cell>
          <table:table-cell table:formula="of:=[.A68]" office:value-type="float" office:value="0.0174573209768294" calcext:value-type="float">
            <text:p>0.017457321</text:p>
          </table:table-cell>
          <table:table-cell table:formula="of:=[.B68]" office:value-type="float" office:value="-0.000625228277203189" calcext:value-type="float">
            <text:p>-0.0006252283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0165981" calcext:value-type="float">
            <text:p>0.0165981</text:p>
          </table:table-cell>
          <table:table-cell office:value-type="float" office:value="-0.00328921" calcext:value-type="float">
            <text:p>-0.003289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115996870119792" calcext:value-type="float">
            <text:p>-0.011599687</text:p>
          </table:table-cell>
          <table:table-cell office:value-type="float" office:value="0.00152737297464771" calcext:value-type="float">
            <text:p>0.001527373</text:p>
          </table:table-cell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0.68</text:p>
          </table:table-cell>
          <table:table-cell table:formula="of:=[.A69]+0.03" office:value-type="float" office:value="0.0184003129880208" calcext:value-type="float">
            <text:p>0.018400313</text:p>
          </table:table-cell>
          <table:table-cell table:formula="of:=[.B69]" office:value-type="float" office:value="0.00152737297464771" calcext:value-type="float">
            <text:p>0.001527373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0.0176113" calcext:value-type="float">
            <text:p>0.0176113</text:p>
          </table:table-cell>
          <table:table-cell office:value-type="float" office:value="-0.000908011" calcext:value-type="float">
            <text:p>-0.0009080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106896950126144" calcext:value-type="float">
            <text:p>-0.010689695</text:p>
          </table:table-cell>
          <table:table-cell office:value-type="float" office:value="0.00351868968282561" calcext:value-type="float">
            <text:p>0.0035186897</text:p>
          </table:table-cell>
          <table:table-cell/>
          <table:table-cell office:value-type="float" office:value="0.69" calcext:value-type="float">
            <text:p>0.69</text:p>
          </table:table-cell>
          <table:table-cell table:formula="of:=[.A70]+0.03" office:value-type="float" office:value="0.0193103049873856" calcext:value-type="float">
            <text:p>0.019310305</text:p>
          </table:table-cell>
          <table:table-cell table:formula="of:=[.B70]" office:value-type="float" office:value="0.00351868968282561" calcext:value-type="float">
            <text:p>0.0035186897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0.0186066" calcext:value-type="float">
            <text:p>0.0186066</text:p>
          </table:table-cell>
          <table:table-cell office:value-type="float" office:value="0.0013777" calcext:value-type="float">
            <text:p>0.0013777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0098099892334056" calcext:value-type="float">
            <text:p>-0.0098099892</text:p>
          </table:table-cell>
          <table:table-cell office:value-type="float" office:value="0.00535418101316551" calcext:value-type="float">
            <text:p>0.005354181</text:p>
          </table:table-cell>
          <table:table-cell/>
          <table:table-cell office:value-type="float" office:value="0.7" calcext:value-type="float">
            <text:p>0.7</text:p>
          </table:table-cell>
          <table:table-cell table:formula="of:=[.A71]+0.03" office:value-type="float" office:value="0.0201900107665944" calcext:value-type="float">
            <text:p>0.0201900108</text:p>
          </table:table-cell>
          <table:table-cell table:formula="of:=[.B71]" office:value-type="float" office:value="0.00535418101316551" calcext:value-type="float">
            <text:p>0.00535418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0195621" calcext:value-type="float">
            <text:p>0.0195621</text:p>
          </table:table-cell>
          <table:table-cell office:value-type="float" office:value="0.00349109" calcext:value-type="float">
            <text:p>0.0034910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0089579391681408" calcext:value-type="float">
            <text:p>-0.0089579392</text:p>
          </table:table-cell>
          <table:table-cell office:value-type="float" office:value="0.00703899317651841" calcext:value-type="float">
            <text:p>0.0070389932</text:p>
          </table:table-cell>
          <table:table-cell/>
          <table:table-cell office:value-type="float" office:value="0.71" calcext:value-type="float">
            <text:p>0.71</text:p>
          </table:table-cell>
          <table:table-cell table:formula="of:=[.A72]+0.03" office:value-type="float" office:value="0.0210420608318592" calcext:value-type="float">
            <text:p>0.0210420608</text:p>
          </table:table-cell>
          <table:table-cell table:formula="of:=[.B72]" office:value-type="float" office:value="0.00703899317651841" calcext:value-type="float">
            <text:p>0.0070389932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020478" calcext:value-type="float">
            <text:p>0.020478</text:p>
          </table:table-cell>
          <table:table-cell office:value-type="float" office:value="0.00542906" calcext:value-type="float">
            <text:p>0.00542906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00813098951" calcext:value-type="float">
            <text:p>-0.0081309895</text:p>
          </table:table-cell>
          <table:table-cell office:value-type="float" office:value="0.00857795200685931" calcext:value-type="float">
            <text:p>0.008577952</text:p>
          </table:table-cell>
          <table:table-cell/>
          <table:table-cell office:value-type="float" office:value="0.72" calcext:value-type="float">
            <text:p>0.72</text:p>
          </table:table-cell>
          <table:table-cell table:formula="of:=[.A73]+0.03" office:value-type="float" office:value="0.02186901049" calcext:value-type="float">
            <text:p>0.0218690105</text:p>
          </table:table-cell>
          <table:table-cell table:formula="of:=[.B73]" office:value-type="float" office:value="0.00857795200685931" calcext:value-type="float">
            <text:p>0.008577952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0213589" calcext:value-type="float">
            <text:p>0.0213589</text:p>
          </table:table-cell>
          <table:table-cell office:value-type="float" office:value="0.00720139" calcext:value-type="float">
            <text:p>0.00720139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0073266520886592" calcext:value-type="float">
            <text:p>-0.0073266521</text:p>
          </table:table-cell>
          <table:table-cell office:value-type="float" office:value="0.00997555553939521" calcext:value-type="float">
            <text:p>0.0099755555</text:p>
          </table:table-cell>
          <table:table-cell/>
          <table:table-cell office:value-type="float" office:value="0.73" calcext:value-type="float">
            <text:p>0.73</text:p>
          </table:table-cell>
          <table:table-cell table:formula="of:=[.A74]+0.03" office:value-type="float" office:value="0.0226733479113408" calcext:value-type="float">
            <text:p>0.0226733479</text:p>
          </table:table-cell>
          <table:table-cell table:formula="of:=[.B74]" office:value-type="float" office:value="0.00997555553939521" calcext:value-type="float">
            <text:p>0.009975555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0222087" calcext:value-type="float">
            <text:p>0.0222087</text:p>
          </table:table-cell>
          <table:table-cell office:value-type="float" office:value="0.00881606" calcext:value-type="float">
            <text:p>0.00881606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0065424978073944" calcext:value-type="float">
            <text:p>-0.0065424978</text:p>
          </table:table-cell>
          <table:table-cell office:value-type="float" office:value="0.0112359665886731" calcext:value-type="float">
            <text:p>0.0112359666</text:p>
          </table:table-cell>
          <table:table-cell/>
          <table:table-cell office:value-type="float" office:value="0.74" calcext:value-type="float">
            <text:p>0.74</text:p>
          </table:table-cell>
          <table:table-cell table:formula="of:=[.A75]+0.03" office:value-type="float" office:value="0.0234575021926056" calcext:value-type="float">
            <text:p>0.0234575022</text:p>
          </table:table-cell>
          <table:table-cell table:formula="of:=[.B75]" office:value-type="float" office:value="0.0112359665886731" calcext:value-type="float">
            <text:p>0.0112359666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0.0230305" calcext:value-type="float">
            <text:p>0.0230305</text:p>
          </table:table-cell>
          <table:table-cell office:value-type="float" office:value="0.0102793" calcext:value-type="float">
            <text:p>0.0102793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0057761485801856" calcext:value-type="float">
            <text:p>-0.0057761486</text:p>
          </table:table-cell>
          <table:table-cell office:value-type="float" office:value="0.012363005326688" calcext:value-type="float">
            <text:p>0.0123630053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[.A76]+0.03" office:value-type="float" office:value="0.0242238514198144" calcext:value-type="float">
            <text:p>0.0242238514</text:p>
          </table:table-cell>
          <table:table-cell table:formula="of:=[.B76]" office:value-type="float" office:value="0.012363005326688" calcext:value-type="float">
            <text:p>0.0123630053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0238272" calcext:value-type="float">
            <text:p>0.0238272</text:p>
          </table:table-cell>
          <table:table-cell office:value-type="float" office:value="0.0115963" calcext:value-type="float">
            <text:p>0.0115963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0050252692688208" calcext:value-type="float">
            <text:p>-0.0050252693</text:p>
          </table:table-cell>
          <table:table-cell office:value-type="float" office:value="0.0133601418609909" calcext:value-type="float">
            <text:p>0.0133601419</text:p>
          </table:table-cell>
          <table:table-cell/>
          <table:table-cell office:value-type="float" office:value="0.76" calcext:value-type="float">
            <text:p>0.76</text:p>
          </table:table-cell>
          <table:table-cell table:formula="of:=[.A77]+0.03" office:value-type="float" office:value="0.0249747307311792" calcext:value-type="float">
            <text:p>0.0249747307</text:p>
          </table:table-cell>
          <table:table-cell table:formula="of:=[.B77]" office:value-type="float" office:value="0.0133601418609909" calcext:value-type="float">
            <text:p>0.0133601419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0246017" calcext:value-type="float">
            <text:p>0.0246017</text:p>
          </table:table-cell>
          <table:table-cell office:value-type="float" office:value="0.0127722" calcext:value-type="float">
            <text:p>0.0127722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00428755962" calcext:value-type="float">
            <text:p>-0.0042875596</text:p>
          </table:table-cell>
          <table:table-cell office:value-type="float" office:value="0.0142304888127968" calcext:value-type="float">
            <text:p>0.0142304888</text:p>
          </table:table-cell>
          <table:table-cell/>
          <table:table-cell office:value-type="float" office:value="0.77" calcext:value-type="float">
            <text:p>0.77</text:p>
          </table:table-cell>
          <table:table-cell table:formula="of:=[.A78]+0.03" office:value-type="float" office:value="0.02571244038" calcext:value-type="float">
            <text:p>0.0257124404</text:p>
          </table:table-cell>
          <table:table-cell table:formula="of:=[.B78]" office:value-type="float" office:value="0.0142304888127968" calcext:value-type="float">
            <text:p>0.0142304888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0253569" calcext:value-type="float">
            <text:p>0.0253569</text:p>
          </table:table-cell>
          <table:table-cell office:value-type="float" office:value="0.0138112" calcext:value-type="float">
            <text:p>0.0138112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0035607462024392" calcext:value-type="float">
            <text:p>-0.0035607462</text:p>
          </table:table-cell>
          <table:table-cell office:value-type="float" office:value="0.0149767938950927" calcext:value-type="float">
            <text:p>0.0149767939</text:p>
          </table:table-cell>
          <table:table-cell/>
          <table:table-cell office:value-type="float" office:value="0.78" calcext:value-type="float">
            <text:p>0.78</text:p>
          </table:table-cell>
          <table:table-cell table:formula="of:=[.A79]+0.03" office:value-type="float" office:value="0.0264392537975608" calcext:value-type="float">
            <text:p>0.0264392538</text:p>
          </table:table-cell>
          <table:table-cell table:formula="of:=[.B79]" office:value-type="float" office:value="0.0149767938950927" calcext:value-type="float">
            <text:p>0.0149767939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0260954" calcext:value-type="float">
            <text:p>0.0260954</text:p>
          </table:table-cell>
          <table:table-cell office:value-type="float" office:value="0.0147171" calcext:value-type="float">
            <text:p>0.014717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0028425743439744" calcext:value-type="float">
            <text:p>-0.0028425743</text:p>
          </table:table-cell>
          <table:table-cell office:value-type="float" office:value="0.0156014324907456" calcext:value-type="float">
            <text:p>0.0156014325</text:p>
          </table:table-cell>
          <table:table-cell/>
          <table:table-cell office:value-type="float" office:value="0.79" calcext:value-type="float">
            <text:p>0.79</text:p>
          </table:table-cell>
          <table:table-cell table:formula="of:=[.A80]+0.03" office:value-type="float" office:value="0.0271574256560256" calcext:value-type="float">
            <text:p>0.0271574257</text:p>
          </table:table-cell>
          <table:table-cell table:formula="of:=[.B80]" office:value-type="float" office:value="0.0156014324907456" calcext:value-type="float">
            <text:p>0.0156014325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0268199" calcext:value-type="float">
            <text:p>0.0268199</text:p>
          </table:table-cell>
          <table:table-cell office:value-type="float" office:value="0.0154935" calcext:value-type="float">
            <text:p>0.015493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0021308000686656" calcext:value-type="float">
            <text:p>-0.0021308001</text:p>
          </table:table-cell>
          <table:table-cell office:value-type="float" office:value="0.0161064002306105" calcext:value-type="float">
            <text:p>0.0161064002</text:p>
          </table:table-cell>
          <table:table-cell/>
          <table:table-cell office:value-type="float" office:value="0.8" calcext:value-type="float">
            <text:p>0.8</text:p>
          </table:table-cell>
          <table:table-cell table:formula="of:=[.A81]+0.03" office:value-type="float" office:value="0.0278691999313344" calcext:value-type="float">
            <text:p>0.0278691999</text:p>
          </table:table-cell>
          <table:table-cell table:formula="of:=[.B81]" office:value-type="float" office:value="0.0161064002306105" calcext:value-type="float">
            <text:p>0.016106400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0275331" calcext:value-type="float">
            <text:p>0.0275331</text:p>
          </table:table-cell>
          <table:table-cell office:value-type="float" office:value="0.0161431" calcext:value-type="float">
            <text:p>0.016143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0014231820339008" calcext:value-type="float">
            <text:p>-0.001423182</text:p>
          </table:table-cell>
          <table:table-cell office:value-type="float" office:value="0.0164933055716384" calcext:value-type="float">
            <text:p>0.0164933056</text:p>
          </table:table-cell>
          <table:table-cell/>
          <table:table-cell office:value-type="float" office:value="0.81" calcext:value-type="float">
            <text:p>0.81</text:p>
          </table:table-cell>
          <table:table-cell table:formula="of:=[.A82]+0.03" office:value-type="float" office:value="0.0285768179660992" calcext:value-type="float">
            <text:p>0.028576818</text:p>
          </table:table-cell>
          <table:table-cell table:formula="of:=[.B82]" office:value-type="float" office:value="0.0164933055716384" calcext:value-type="float">
            <text:p>0.0164933056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0282374" calcext:value-type="float">
            <text:p>0.0282374</text:p>
          </table:table-cell>
          <table:table-cell office:value-type="float" office:value="0.0166684" calcext:value-type="float">
            <text:p>0.0166684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0007174734675" calcext:value-type="float">
            <text:p>-0.0007174735</text:p>
          </table:table-cell>
          <table:table-cell office:value-type="float" office:value="0.0167633623749843" calcext:value-type="float">
            <text:p>0.0167633624</text:p>
          </table:table-cell>
          <table:table-cell/>
          <table:table-cell office:value-type="float" office:value="0.82" calcext:value-type="float">
            <text:p>0.82</text:p>
          </table:table-cell>
          <table:table-cell table:formula="of:=[.A83]+0.03" office:value-type="float" office:value="0.0292825265325" calcext:value-type="float">
            <text:p>0.0292825265</text:p>
          </table:table-cell>
          <table:table-cell table:formula="of:=[.B83]" office:value-type="float" office:value="0.0167633623749843" calcext:value-type="float">
            <text:p>0.0167633624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0289356" calcext:value-type="float">
            <text:p>0.0289356</text:p>
          </table:table-cell>
          <table:table-cell office:value-type="float" office:value="0.0170713" calcext:value-type="float">
            <text:p>0.0170713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0000114141048192015" calcext:value-type="float">
            <text:p>-1.14141048192015E-005</text:p>
          </table:table-cell>
          <table:table-cell office:value-type="float" office:value="0.0169173824841152" calcext:value-type="float">
            <text:p>0.0169173825</text:p>
          </table:table-cell>
          <table:table-cell/>
          <table:table-cell office:value-type="float" office:value="0.83" calcext:value-type="float">
            <text:p>0.83</text:p>
          </table:table-cell>
          <table:table-cell table:formula="of:=[.A84]+0.03" office:value-type="float" office:value="0.0299885858951808" calcext:value-type="float">
            <text:p>0.0299885859</text:p>
          </table:table-cell>
          <table:table-cell table:formula="of:=[.B84]" office:value-type="float" office:value="0.0169173824841152" calcext:value-type="float">
            <text:p>0.0169173825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02963" calcext:value-type="float">
            <text:p>0.02963</text:p>
          </table:table-cell>
          <table:table-cell office:value-type="float" office:value="0.0173535" calcext:value-type="float">
            <text:p>0.017353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00697277874145601" calcext:value-type="float">
            <text:p>0.0006972779</text:p>
          </table:table-cell>
          <table:table-cell office:value-type="float" office:value="0.0169557683029181" calcext:value-type="float">
            <text:p>0.0169557683</text:p>
          </table:table-cell>
          <table:table-cell/>
          <table:table-cell office:value-type="float" office:value="0.84" calcext:value-type="float">
            <text:p>0.84</text:p>
          </table:table-cell>
          <table:table-cell table:formula="of:=[.A85]+0.03" office:value-type="float" office:value="0.0306972778741456" calcext:value-type="float">
            <text:p>0.0306972779</text:p>
          </table:table-cell>
          <table:table-cell table:formula="of:=[.B85]" office:value-type="float" office:value="0.0169557683029181" calcext:value-type="float">
            <text:p>0.0169557683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0303233" calcext:value-type="float">
            <text:p>0.0303233</text:p>
          </table:table-cell>
          <table:table-cell office:value-type="float" office:value="0.017516" calcext:value-type="float">
            <text:p>0.017516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014109139076544" calcext:value-type="float">
            <text:p>0.0014109139</text:p>
          </table:table-cell>
          <table:table-cell office:value-type="float" office:value="0.016878505373808" calcext:value-type="float">
            <text:p>0.0168785054</text:p>
          </table:table-cell>
          <table:table-cell/>
          <table:table-cell office:value-type="float" office:value="0.85" calcext:value-type="float">
            <text:p>0.85</text:p>
          </table:table-cell>
          <table:table-cell table:formula="of:=[.A86]+0.03" office:value-type="float" office:value="0.0314109139076544" calcext:value-type="float">
            <text:p>0.0314109139</text:p>
          </table:table-cell>
          <table:table-cell table:formula="of:=[.B86]" office:value-type="float" office:value="0.016878505373808" calcext:value-type="float">
            <text:p>0.0168785054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310179" calcext:value-type="float">
            <text:p>0.0310179</text:p>
          </table:table-cell>
          <table:table-cell office:value-type="float" office:value="0.0175594" calcext:value-type="float">
            <text:p>0.0175594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021318431151192" calcext:value-type="float">
            <text:p>0.0021318431</text:p>
          </table:table-cell>
          <table:table-cell office:value-type="float" office:value="0.0166851549558359" calcext:value-type="float">
            <text:p>0.016685155</text:p>
          </table:table-cell>
          <table:table-cell/>
          <table:table-cell office:value-type="float" office:value="0.86" calcext:value-type="float">
            <text:p>0.86</text:p>
          </table:table-cell>
          <table:table-cell table:formula="of:=[.A87]+0.03" office:value-type="float" office:value="0.0321318431151192" calcext:value-type="float">
            <text:p>0.0321318431</text:p>
          </table:table-cell>
          <table:table-cell table:formula="of:=[.B87]" office:value-type="float" office:value="0.0166851549558359" calcext:value-type="float">
            <text:p>0.016685155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0317163" calcext:value-type="float">
            <text:p>0.0317163</text:p>
          </table:table-cell>
          <table:table-cell office:value-type="float" office:value="0.017484" calcext:value-type="float">
            <text:p>0.017484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0286246036" calcext:value-type="float">
            <text:p>0.0028624604</text:p>
          </table:table-cell>
          <table:table-cell office:value-type="float" office:value="0.0163748466027968" calcext:value-type="float">
            <text:p>0.0163748466</text:p>
          </table:table-cell>
          <table:table-cell/>
          <table:table-cell office:value-type="float" office:value="0.87" calcext:value-type="float">
            <text:p>0.87</text:p>
          </table:table-cell>
          <table:table-cell table:formula="of:=[.A88]+0.03" office:value-type="float" office:value="0.03286246036" calcext:value-type="float">
            <text:p>0.0328624604</text:p>
          </table:table-cell>
          <table:table-cell table:formula="of:=[.B88]" office:value-type="float" office:value="0.0163748466027968" calcext:value-type="float">
            <text:p>0.0163748466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0324211" calcext:value-type="float">
            <text:p>0.0324211</text:p>
          </table:table-cell>
          <table:table-cell office:value-type="float" office:value="0.0172895" calcext:value-type="float">
            <text:p>0.017289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036052143127008" calcext:value-type="float">
            <text:p>0.0036052143</text:p>
          </table:table-cell>
          <table:table-cell office:value-type="float" office:value="0.0159462707413377" calcext:value-type="float">
            <text:p>0.0159462707</text:p>
          </table:table-cell>
          <table:table-cell/>
          <table:table-cell office:value-type="float" office:value="0.88" calcext:value-type="float">
            <text:p>0.88</text:p>
          </table:table-cell>
          <table:table-cell table:formula="of:=[.A89]+0.03" office:value-type="float" office:value="0.0336052143127008" calcext:value-type="float">
            <text:p>0.0336052143</text:p>
          </table:table-cell>
          <table:table-cell table:formula="of:=[.B89]" office:value-type="float" office:value="0.0159462707413377" calcext:value-type="float">
            <text:p>0.0159462707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0331348" calcext:value-type="float">
            <text:p>0.0331348</text:p>
          </table:table-cell>
          <table:table-cell office:value-type="float" office:value="0.0169754" calcext:value-type="float">
            <text:p>0.0169754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043626155134656" calcext:value-type="float">
            <text:p>0.0043626155</text:p>
          </table:table-cell>
          <table:table-cell office:value-type="float" office:value="0.0153976712490656" calcext:value-type="float">
            <text:p>0.0153976712</text:p>
          </table:table-cell>
          <table:table-cell/>
          <table:table-cell office:value-type="float" office:value="0.89" calcext:value-type="float">
            <text:p>0.89</text:p>
          </table:table-cell>
          <table:table-cell table:formula="of:=[.A90]+0.03" office:value-type="float" office:value="0.0343626155134656" calcext:value-type="float">
            <text:p>0.0343626155</text:p>
          </table:table-cell>
          <table:table-cell table:formula="of:=[.B90]" office:value-type="float" office:value="0.0153976712490656" calcext:value-type="float">
            <text:p>0.0153976712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0338601" calcext:value-type="float">
            <text:p>0.0338601</text:p>
          </table:table-cell>
          <table:table-cell office:value-type="float" office:value="0.0165411" calcext:value-type="float">
            <text:p>0.016541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051372444352744" calcext:value-type="float">
            <text:p>0.0051372444</text:p>
          </table:table-cell>
          <table:table-cell office:value-type="float" office:value="0.0147268380326555" calcext:value-type="float">
            <text:p>0.014726838</text:p>
          </table:table-cell>
          <table:table-cell/>
          <table:table-cell office:value-type="float" office:value="0.9" calcext:value-type="float">
            <text:p>0.9</text:p>
          </table:table-cell>
          <table:table-cell table:formula="of:=[.A91]+0.03" office:value-type="float" office:value="0.0351372444352744" calcext:value-type="float">
            <text:p>0.0351372444</text:p>
          </table:table-cell>
          <table:table-cell table:formula="of:=[.B91]" office:value-type="float" office:value="0.0147268380326555" calcext:value-type="float">
            <text:p>0.01472683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345995" calcext:value-type="float">
            <text:p>0.0345995</text:p>
          </table:table-cell>
          <table:table-cell office:value-type="float" office:value="0.0159853" calcext:value-type="float">
            <text:p>0.0159853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059317595467392" calcext:value-type="float">
            <text:p>0.0059317595</text:p>
          </table:table-cell>
          <table:table-cell office:value-type="float" office:value="0.0139310996059584" calcext:value-type="float">
            <text:p>0.0139310996</text:p>
          </table:table-cell>
          <table:table-cell/>
          <table:table-cell office:value-type="float" office:value="0.91" calcext:value-type="float">
            <text:p>0.91</text:p>
          </table:table-cell>
          <table:table-cell table:formula="of:=[.A92]+0.03" office:value-type="float" office:value="0.0359317595467392" calcext:value-type="float">
            <text:p>0.0359317595</text:p>
          </table:table-cell>
          <table:table-cell table:formula="of:=[.B92]" office:value-type="float" office:value="0.0139310996059584" calcext:value-type="float">
            <text:p>0.0139310996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0353557" calcext:value-type="float">
            <text:p>0.0353557</text:p>
          </table:table-cell>
          <table:table-cell office:value-type="float" office:value="0.015306" calcext:value-type="float">
            <text:p>0.015306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06748905375" calcext:value-type="float">
            <text:p>0.0067489054</text:p>
          </table:table-cell>
          <table:table-cell office:value-type="float" office:value="0.0130073156681093" calcext:value-type="float">
            <text:p>0.0130073157</text:p>
          </table:table-cell>
          <table:table-cell/>
          <table:table-cell office:value-type="float" office:value="0.92" calcext:value-type="float">
            <text:p>0.92</text:p>
          </table:table-cell>
          <table:table-cell table:formula="of:=[.A93]+0.03" office:value-type="float" office:value="0.036748905375" calcext:value-type="float">
            <text:p>0.0367489054</text:p>
          </table:table-cell>
          <table:table-cell table:formula="of:=[.B93]" office:value-type="float" office:value="0.0130073156681093" calcext:value-type="float">
            <text:p>0.0130073157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0361315" calcext:value-type="float">
            <text:p>0.0361315</text:p>
          </table:table-cell>
          <table:table-cell office:value-type="float" office:value="0.0145006" calcext:value-type="float">
            <text:p>0.0145006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075915205686208" calcext:value-type="float">
            <text:p>0.0075915206</text:p>
          </table:table-cell>
          <table:table-cell office:value-type="float" office:value="0.0119518696816352" calcext:value-type="float">
            <text:p>0.0119518697</text:p>
          </table:table-cell>
          <table:table-cell/>
          <table:table-cell office:value-type="float" office:value="0.93" calcext:value-type="float">
            <text:p>0.93</text:p>
          </table:table-cell>
          <table:table-cell table:formula="of:=[.A94]+0.03" office:value-type="float" office:value="0.0375915205686208" calcext:value-type="float">
            <text:p>0.0375915206</text:p>
          </table:table-cell>
          <table:table-cell table:formula="of:=[.B94]" office:value-type="float" office:value="0.0119518696816352" calcext:value-type="float">
            <text:p>0.0119518697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0369297" calcext:value-type="float">
            <text:p>0.0369297</text:p>
          </table:table-cell>
          <table:table-cell office:value-type="float" office:value="0.0135663" calcext:value-type="float">
            <text:p>0.0135663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084625459604856" calcext:value-type="float">
            <text:p>0.008462546</text:p>
          </table:table-cell>
          <table:table-cell office:value-type="float" office:value="0.0107606614505631" calcext:value-type="float">
            <text:p>0.0107606615</text:p>
          </table:table-cell>
          <table:table-cell/>
          <table:table-cell office:value-type="float" office:value="0.94" calcext:value-type="float">
            <text:p>0.94</text:p>
          </table:table-cell>
          <table:table-cell table:formula="of:=[.A95]+0.03" office:value-type="float" office:value="0.0384625459604856" calcext:value-type="float">
            <text:p>0.038462546</text:p>
          </table:table-cell>
          <table:table-cell table:formula="of:=[.B95]" office:value-type="float" office:value="0.0107606614505631" calcext:value-type="float">
            <text:p>0.0107606615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0377532" calcext:value-type="float">
            <text:p>0.0377532</text:p>
          </table:table-cell>
          <table:table-cell office:value-type="float" office:value="0.0124996" calcext:value-type="float">
            <text:p>0.0124996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093650326306944" calcext:value-type="float">
            <text:p>0.0093650326</text:p>
          </table:table-cell>
          <table:table-cell office:value-type="float" office:value="0.009429099698528" calcext:value-type="float">
            <text:p>0.0094290997</text:p>
          </table:table-cell>
          <table:table-cell/>
          <table:table-cell office:value-type="float" office:value="0.95" calcext:value-type="float">
            <text:p>0.95</text:p>
          </table:table-cell>
          <table:table-cell table:formula="of:=[.A96]+0.03" office:value-type="float" office:value="0.0393650326306944" calcext:value-type="float">
            <text:p>0.0393650326</text:p>
          </table:table-cell>
          <table:table-cell table:formula="of:=[.B96]" office:value-type="float" office:value="0.009429099698528" calcext:value-type="float">
            <text:p>0.0094290997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038605" calcext:value-type="float">
            <text:p>0.038605</text:p>
          </table:table-cell>
          <table:table-cell office:value-type="float" office:value="0.0112967" calcext:value-type="float">
            <text:p>0.0112967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103021499694592" calcext:value-type="float">
            <text:p>0.01030215</text:p>
          </table:table-cell>
          <table:table-cell office:value-type="float" office:value="0.00795209464688092" calcext:value-type="float">
            <text:p>0.0079520946</text:p>
          </table:table-cell>
          <table:table-cell/>
          <table:table-cell office:value-type="float" office:value="0.96" calcext:value-type="float">
            <text:p>0.96</text:p>
          </table:table-cell>
          <table:table-cell table:formula="of:=[.A97]+0.03" office:value-type="float" office:value="0.0403021499694592" calcext:value-type="float">
            <text:p>0.04030215</text:p>
          </table:table-cell>
          <table:table-cell table:formula="of:=[.B97]" office:value-type="float" office:value="0.00795209464688092" calcext:value-type="float">
            <text:p>0.0079520946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0394881" calcext:value-type="float">
            <text:p>0.0394881</text:p>
          </table:table-cell>
          <table:table-cell office:value-type="float" office:value="0.00995312" calcext:value-type="float">
            <text:p>0.00995312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1127719374" calcext:value-type="float">
            <text:p>0.0112771937</text:p>
          </table:table-cell>
          <table:table-cell office:value-type="float" office:value="0.00632405059279682" calcext:value-type="float">
            <text:p>0.0063240506</text:p>
          </table:table-cell>
          <table:table-cell/>
          <table:table-cell office:value-type="float" office:value="0.97" calcext:value-type="float">
            <text:p>0.97</text:p>
          </table:table-cell>
          <table:table-cell table:formula="of:=[.A98]+0.03" office:value-type="float" office:value="0.04127719374" calcext:value-type="float">
            <text:p>0.0412771937</text:p>
          </table:table-cell>
          <table:table-cell table:formula="of:=[.B98]" office:value-type="float" office:value="0.00632405059279682" calcext:value-type="float">
            <text:p>0.0063240506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0404058" calcext:value-type="float">
            <text:p>0.0404058</text:p>
          </table:table-cell>
          <table:table-cell office:value-type="float" office:value="0.00846415" calcext:value-type="float">
            <text:p>0.0084641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122935941414408" calcext:value-type="float">
            <text:p>0.0122935941</text:p>
          </table:table-cell>
          <table:table-cell office:value-type="float" office:value="0.0045388584873827" calcext:value-type="float">
            <text:p>0.0045388585</text:p>
          </table:table-cell>
          <table:table-cell/>
          <table:table-cell office:value-type="float" office:value="0.98" calcext:value-type="float">
            <text:p>0.98</text:p>
          </table:table-cell>
          <table:table-cell table:formula="of:=[.A99]+0.03" office:value-type="float" office:value="0.0422935941414408" calcext:value-type="float">
            <text:p>0.0422935941</text:p>
          </table:table-cell>
          <table:table-cell table:formula="of:=[.B99]" office:value-type="float" office:value="0.0045388584873827" calcext:value-type="float">
            <text:p>0.0045388585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0413614" calcext:value-type="float">
            <text:p>0.0413614</text:p>
          </table:table-cell>
          <table:table-cell office:value-type="float" office:value="0.00682405" calcext:value-type="float">
            <text:p>0.0068240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133549238717056" calcext:value-type="float">
            <text:p>0.0133549239</text:p>
          </table:table-cell>
          <table:table-cell office:value-type="float" office:value="0.00258988851378562" calcext:value-type="float">
            <text:p>0.0025898885</text:p>
          </table:table-cell>
          <table:table-cell/>
          <table:table-cell office:value-type="float" office:value="0.99" calcext:value-type="float">
            <text:p>0.99</text:p>
          </table:table-cell>
          <table:table-cell table:formula="of:=[.A100]+0.03" office:value-type="float" office:value="0.0433549238717056" calcext:value-type="float">
            <text:p>0.0433549239</text:p>
          </table:table-cell>
          <table:table-cell table:formula="of:=[.B100]" office:value-type="float" office:value="0.00258988851378562" calcext:value-type="float">
            <text:p>0.0025898885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0423591" calcext:value-type="float">
            <text:p>0.0423591</text:p>
          </table:table-cell>
          <table:table-cell office:value-type="float" office:value="0.00502487" calcext:value-type="float">
            <text:p>0.00502487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144649061904144" calcext:value-type="float">
            <text:p>0.0144649062</text:p>
          </table:table-cell>
          <table:table-cell office:value-type="float" office:value="0.00046998266530051" calcext:value-type="float">
            <text:p>0.000469982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101]+0.03" office:value-type="float" office:value="0.0444649061904144" calcext:value-type="float">
            <text:p>0.0444649062</text:p>
          </table:table-cell>
          <table:table-cell table:formula="of:=[.B101]" office:value-type="float" office:value="0.00046998266530051" calcext:value-type="float">
            <text:p>0.00046998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34036" calcext:value-type="float">
            <text:p>0.0434036</text:p>
          </table:table-cell>
          <table:table-cell office:value-type="float" office:value="0.00305632" calcext:value-type="float">
            <text:p>0.00305632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156274229817792" calcext:value-type="float">
            <text:p>0.015627423</text:p>
          </table:table-cell>
          <table:table-cell office:value-type="float" office:value="-0.00182855267652159" calcext:value-type="float">
            <text:p>-0.0018285527</text:p>
          </table:table-cell>
          <table:table-cell/>
          <table:table-cell office:value-type="float" office:value="1.01" calcext:value-type="float">
            <text:p>1.01</text:p>
          </table:table-cell>
          <table:table-cell table:formula="of:=[.A102]+0.03" office:value-type="float" office:value="0.0456274229817792" calcext:value-type="float">
            <text:p>0.045627423</text:p>
          </table:table-cell>
          <table:table-cell table:formula="of:=[.B102]" office:value-type="float" office:value="-0.00182855267652159" calcext:value-type="float">
            <text:p>-0.0018285527</text:p>
          </table:table-cell>
          <table:table-cell/>
          <table:table-cell office:value-type="float" office:value="1.01" calcext:value-type="float">
            <text:p>1.01</text:p>
          </table:table-cell>
          <table:table-cell office:value-type="float" office:value="0.0444954" calcext:value-type="float">
            <text:p>0.0444954</text:p>
          </table:table-cell>
          <table:table-cell office:value-type="float" office:value="0.000921776" calcext:value-type="float">
            <text:p>0.000921776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Default" office:value-type="float" office:value="-0.0133390966657858" calcext:value-type="float">
            <text:p>-0.0133390967</text:p>
          </table:table-cell>
          <table:table-cell table:style-name="Default" office:value-type="float" office:value="-0.00379486773176999" calcext:value-type="float">
            <text:p>-0.0037948677</text:p>
          </table:table-cell>
          <table:table-cell office:value-type="float" office:value="4" calcext:value-type="float">
            <text:p>4</text:p>
          </table:table-cell>
          <table:table-cell office:value-type="float" office:value="1.02" calcext:value-type="float">
            <text:p>1.02</text:p>
          </table:table-cell>
          <table:table-cell table:formula="of:=[.A103]+0.06" office:value-type="float" office:value="0.0466609033342142" calcext:value-type="float">
            <text:p>0.0466609033</text:p>
          </table:table-cell>
          <table:table-cell table:formula="of:=[.B103]" office:value-type="float" office:value="-0.00379486773176999" calcext:value-type="float">
            <text:p>-0.0037948677</text:p>
          </table:table-cell>
          <table:table-cell/>
          <table:table-cell office:value-type="float" office:value="1.02" calcext:value-type="float">
            <text:p>1.02</text:p>
          </table:table-cell>
          <table:table-cell office:value-type="float" office:value="0.0456131" calcext:value-type="float">
            <text:p>0.0456131</text:p>
          </table:table-cell>
          <table:table-cell office:value-type="float" office:value="-0.00130141" calcext:value-type="float">
            <text:p>-0.0013014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Default" office:value-type="float" office:value="-0.0123452307208256" calcext:value-type="float">
            <text:p>-0.0123452307</text:p>
          </table:table-cell>
          <table:table-cell table:style-name="Default" office:value-type="float" office:value="-0.00561049739167039" calcext:value-type="float">
            <text:p>-0.0056104974</text:p>
          </table:table-cell>
          <table:table-cell/>
          <table:table-cell office:value-type="float" office:value="1.03" calcext:value-type="float">
            <text:p>1.03</text:p>
          </table:table-cell>
          <table:table-cell table:formula="of:=[.A104]+0.06" office:value-type="float" office:value="0.0476547692791744" calcext:value-type="float">
            <text:p>0.0476547693</text:p>
          </table:table-cell>
          <table:table-cell table:formula="of:=[.B104]" office:value-type="float" office:value="-0.00561049739167039" calcext:value-type="float">
            <text:p>-0.0056104974</text:p>
          </table:table-cell>
          <table:table-cell/>
          <table:table-cell office:value-type="float" office:value="1.03" calcext:value-type="float">
            <text:p>1.03</text:p>
          </table:table-cell>
          <table:table-cell office:value-type="float" office:value="0.0467055" calcext:value-type="float">
            <text:p>0.0467055</text:p>
          </table:table-cell>
          <table:table-cell office:value-type="float" office:value="-0.00343738" calcext:value-type="float">
            <text:p>-0.00343738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-0.0113879909087094" calcext:value-type="float">
            <text:p>-0.0113879909</text:p>
          </table:table-cell>
          <table:table-cell table:style-name="Default" office:value-type="float" office:value="-0.00728046228228279" calcext:value-type="float">
            <text:p>-0.0072804623</text:p>
          </table:table-cell>
          <table:table-cell/>
          <table:table-cell office:value-type="float" office:value="1.04" calcext:value-type="float">
            <text:p>1.04</text:p>
          </table:table-cell>
          <table:table-cell table:formula="of:=[.A105]+0.06" office:value-type="float" office:value="0.0486120090912906" calcext:value-type="float">
            <text:p>0.0486120091</text:p>
          </table:table-cell>
          <table:table-cell table:formula="of:=[.B105]" office:value-type="float" office:value="-0.00728046228228279" calcext:value-type="float">
            <text:p>-0.0072804623</text:p>
          </table:table-cell>
          <table:table-cell/>
          <table:table-cell office:value-type="float" office:value="1.04" calcext:value-type="float">
            <text:p>1.04</text:p>
          </table:table-cell>
          <table:table-cell office:value-type="float" office:value="0.047751" calcext:value-type="float">
            <text:p>0.047751</text:p>
          </table:table-cell>
          <table:table-cell office:value-type="float" office:value="-0.00540877" calcext:value-type="float">
            <text:p>-0.0054087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-0.0104644880612992" calcext:value-type="float">
            <text:p>-0.0104644881</text:p>
          </table:table-cell>
          <table:table-cell table:style-name="Default" office:value-type="float" office:value="-0.00880946335648319" calcext:value-type="float">
            <text:p>-0.0088094634</text:p>
          </table:table-cell>
          <table:table-cell/>
          <table:table-cell office:value-type="float" office:value="1.05" calcext:value-type="float">
            <text:p>1.05</text:p>
          </table:table-cell>
          <table:table-cell table:formula="of:=[.A106]+0.06" office:value-type="float" office:value="0.0495355119387008" calcext:value-type="float">
            <text:p>0.0495355119</text:p>
          </table:table-cell>
          <table:table-cell table:formula="of:=[.B106]" office:value-type="float" office:value="-0.00880946335648319" calcext:value-type="float">
            <text:p>-0.0088094634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.0487503" calcext:value-type="float">
            <text:p>0.0487503</text:p>
          </table:table-cell>
          <table:table-cell office:value-type="float" office:value="-0.00721217" calcext:value-type="float">
            <text:p>-0.0072121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-0.009571924030625" calcext:value-type="float">
            <text:p>-0.009571924</text:p>
          </table:table-cell>
          <table:table-cell table:style-name="Default" office:value-type="float" office:value="-0.0102018758277716" calcext:value-type="float">
            <text:p>-0.0102018758</text:p>
          </table:table-cell>
          <table:table-cell/>
          <table:table-cell office:value-type="float" office:value="1.06" calcext:value-type="float">
            <text:p>1.06</text:p>
          </table:table-cell>
          <table:table-cell table:formula="of:=[.A107]+0.06" office:value-type="float" office:value="0.050428075969375" calcext:value-type="float">
            <text:p>0.050428076</text:p>
          </table:table-cell>
          <table:table-cell table:formula="of:=[.B107]" office:value-type="float" office:value="-0.0102018758277716" calcext:value-type="float">
            <text:p>-0.0102018758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0.0497082" calcext:value-type="float">
            <text:p>0.0497082</text:p>
          </table:table-cell>
          <table:table-cell office:value-type="float" office:value="-0.00885787" calcext:value-type="float">
            <text:p>-0.0088578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-0.0087075836207808" calcext:value-type="float">
            <text:p>-0.0087075836</text:p>
          </table:table-cell>
          <table:table-cell table:style-name="Default" office:value-type="float" office:value="-0.01146174310408" calcext:value-type="float">
            <text:p>-0.0114617431</text:p>
          </table:table-cell>
          <table:table-cell/>
          <table:table-cell office:value-type="float" office:value="1.07" calcext:value-type="float">
            <text:p>1.07</text:p>
          </table:table-cell>
          <table:table-cell table:formula="of:=[.A108]+0.06" office:value-type="float" office:value="0.0512924163792192" calcext:value-type="float">
            <text:p>0.0512924164</text:p>
          </table:table-cell>
          <table:table-cell table:formula="of:=[.B108]" office:value-type="float" office:value="-0.01146174310408" calcext:value-type="float">
            <text:p>-0.0114617431</text:p>
          </table:table-cell>
          <table:table-cell/>
          <table:table-cell office:value-type="float" office:value="1.07" calcext:value-type="float">
            <text:p>1.07</text:p>
          </table:table-cell>
          <table:table-cell office:value-type="float" office:value="0.0506286" calcext:value-type="float">
            <text:p>0.0506286</text:p>
          </table:table-cell>
          <table:table-cell office:value-type="float" office:value="-0.0103538" calcext:value-type="float">
            <text:p>-0.0103538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-0.0078688265198206" calcext:value-type="float">
            <text:p>-0.0078688265</text:p>
          </table:table-cell>
          <table:table-cell table:style-name="Default" office:value-type="float" office:value="-0.0125927707215804" calcext:value-type="float">
            <text:p>-0.0125927707</text:p>
          </table:table-cell>
          <table:table-cell/>
          <table:table-cell office:value-type="float" office:value="1.08" calcext:value-type="float">
            <text:p>1.08</text:p>
          </table:table-cell>
          <table:table-cell table:formula="of:=[.A109]+0.06" office:value-type="float" office:value="0.0521311734801794" calcext:value-type="float">
            <text:p>0.0521311735</text:p>
          </table:table-cell>
          <table:table-cell table:formula="of:=[.B109]" office:value-type="float" office:value="-0.0125927707215804" calcext:value-type="float">
            <text:p>-0.0125927707</text:p>
          </table:table-cell>
          <table:table-cell/>
          <table:table-cell office:value-type="float" office:value="1.08" calcext:value-type="float">
            <text:p>1.08</text:p>
          </table:table-cell>
          <table:table-cell office:value-type="float" office:value="0.051515" calcext:value-type="float">
            <text:p>0.051515</text:p>
          </table:table-cell>
          <table:table-cell office:value-type="float" office:value="-0.0117057" calcext:value-type="float">
            <text:p>-0.011705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-0.0070530792316544" calcext:value-type="float">
            <text:p>-0.0070530792</text:p>
          </table:table-cell>
          <table:table-cell table:style-name="Default" office:value-type="float" office:value="-0.0135983202784928" calcext:value-type="float">
            <text:p>-0.0135983203</text:p>
          </table:table-cell>
          <table:table-cell/>
          <table:table-cell office:value-type="float" office:value="1.09" calcext:value-type="float">
            <text:p>1.09</text:p>
          </table:table-cell>
          <table:table-cell table:formula="of:=[.A110]+0.06" office:value-type="float" office:value="0.0529469207683456" calcext:value-type="float">
            <text:p>0.0529469208</text:p>
          </table:table-cell>
          <table:table-cell table:formula="of:=[.B110]" office:value-type="float" office:value="-0.0135983202784928" calcext:value-type="float">
            <text:p>-0.0135983203</text:p>
          </table:table-cell>
          <table:table-cell/>
          <table:table-cell office:value-type="float" office:value="1.09" calcext:value-type="float">
            <text:p>1.09</text:p>
          </table:table-cell>
          <table:table-cell office:value-type="float" office:value="0.0523706" calcext:value-type="float">
            <text:p>0.0523706</text:p>
          </table:table-cell>
          <table:table-cell office:value-type="float" office:value="-0.0129185" calcext:value-type="float">
            <text:p>-0.0129185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-0.0062578270079442" calcext:value-type="float">
            <text:p>-0.006257827</text:p>
          </table:table-cell>
          <table:table-cell table:style-name="Default" office:value-type="float" office:value="-0.0144814033688932" calcext:value-type="float">
            <text:p>-0.0144814034</text:p>
          </table:table-cell>
          <table:table-cell/>
          <table:table-cell office:value-type="float" office:value="1.1" calcext:value-type="float">
            <text:p>1.1</text:p>
          </table:table-cell>
          <table:table-cell table:formula="of:=[.A111]+0.06" office:value-type="float" office:value="0.0537421729920558" calcext:value-type="float">
            <text:p>0.053742173</text:p>
          </table:table-cell>
          <table:table-cell table:formula="of:=[.B111]" office:value-type="float" office:value="-0.0144814033688932" calcext:value-type="float">
            <text:p>-0.0144814034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0531986" calcext:value-type="float">
            <text:p>0.0531986</text:p>
          </table:table-cell>
          <table:table-cell office:value-type="float" office:value="-0.0139964" calcext:value-type="float">
            <text:p>-0.0139964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-0.00548060578" calcext:value-type="float">
            <text:p>-0.0054806058</text:p>
          </table:table-cell>
          <table:table-cell table:style-name="Default" office:value-type="float" office:value="-0.0152446755165216" calcext:value-type="float">
            <text:p>-0.0152446755</text:p>
          </table:table-cell>
          <table:table-cell/>
          <table:table-cell office:value-type="float" office:value="1.11" calcext:value-type="float">
            <text:p>1.11</text:p>
          </table:table-cell>
          <table:table-cell table:formula="of:=[.A112]+0.06" office:value-type="float" office:value="0.05451939422" calcext:value-type="float">
            <text:p>0.0545193942</text:p>
          </table:table-cell>
          <table:table-cell table:formula="of:=[.B112]" office:value-type="float" office:value="-0.0152446755165216" calcext:value-type="float">
            <text:p>-0.0152446755</text:p>
          </table:table-cell>
          <table:table-cell/>
          <table:table-cell office:value-type="float" office:value="1.11" calcext:value-type="float">
            <text:p>1.11</text:p>
          </table:table-cell>
          <table:table-cell office:value-type="float" office:value="0.0540018" calcext:value-type="float">
            <text:p>0.0540018</text:p>
          </table:table-cell>
          <table:table-cell office:value-type="float" office:value="-0.0149435" calcext:value-type="float">
            <text:p>-0.0149435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-0.0047189940906758" calcext:value-type="float">
            <text:p>-0.0047189941</text:p>
          </table:table-cell>
          <table:table-cell table:style-name="Default" office:value-type="float" office:value="-0.01589043010859" calcext:value-type="float">
            <text:p>-0.0158904301</text:p>
          </table:table-cell>
          <table:table-cell/>
          <table:table-cell office:value-type="float" office:value="1.12" calcext:value-type="float">
            <text:p>1.12</text:p>
          </table:table-cell>
          <table:table-cell table:formula="of:=[.A113]+0.06" office:value-type="float" office:value="0.0552810059093242" calcext:value-type="float">
            <text:p>0.0552810059</text:p>
          </table:table-cell>
          <table:table-cell table:formula="of:=[.B113]" office:value-type="float" office:value="-0.01589043010859" calcext:value-type="float">
            <text:p>-0.0158904301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float" office:value="0.0547833" calcext:value-type="float">
            <text:p>0.0547833</text:p>
          </table:table-cell>
          <table:table-cell office:value-type="float" office:value="-0.015763" calcext:value-type="float">
            <text:p>-0.01576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-0.0039706050262656" calcext:value-type="float">
            <text:p>-0.003970605</text:p>
          </table:table-cell>
          <table:table-cell table:style-name="Default" office:value-type="float" office:value="-0.0164205923295904" calcext:value-type="float">
            <text:p>-0.0164205923</text:p>
          </table:table-cell>
          <table:table-cell/>
          <table:table-cell office:value-type="float" office:value="1.13" calcext:value-type="float">
            <text:p>1.13</text:p>
          </table:table-cell>
          <table:table-cell table:formula="of:=[.A114]+0.06" office:value-type="float" office:value="0.0560293949737344" calcext:value-type="float">
            <text:p>0.056029395</text:p>
          </table:table-cell>
          <table:table-cell table:formula="of:=[.B114]" office:value-type="float" office:value="-0.0164205923295904" calcext:value-type="float">
            <text:p>-0.0164205923</text:p>
          </table:table-cell>
          <table:table-cell/>
          <table:table-cell office:value-type="float" office:value="1.13" calcext:value-type="float">
            <text:p>1.13</text:p>
          </table:table-cell>
          <table:table-cell office:value-type="float" office:value="0.0555459" calcext:value-type="float">
            <text:p>0.0555459</text:p>
          </table:table-cell>
          <table:table-cell office:value-type="float" office:value="-0.0164581" calcext:value-type="float">
            <text:p>-0.016458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-0.0032330781483994" calcext:value-type="float">
            <text:p>-0.0032330781</text:p>
          </table:table-cell>
          <table:table-cell table:style-name="Default" office:value-type="float" office:value="-0.0168367130951028" calcext:value-type="float">
            <text:p>-0.0168367131</text:p>
          </table:table-cell>
          <table:table-cell/>
          <table:table-cell office:value-type="float" office:value="1.14" calcext:value-type="float">
            <text:p>1.14</text:p>
          </table:table-cell>
          <table:table-cell table:formula="of:=[.A115]+0.06" office:value-type="float" office:value="0.0567669218516006" calcext:value-type="float">
            <text:p>0.0567669219</text:p>
          </table:table-cell>
          <table:table-cell table:formula="of:=[.B115]" office:value-type="float" office:value="-0.0168367130951028" calcext:value-type="float">
            <text:p>-0.0168367131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0.0562923" calcext:value-type="float">
            <text:p>0.0562923</text:p>
          </table:table-cell>
          <table:table-cell office:value-type="float" office:value="-0.0170312" calcext:value-type="float">
            <text:p>-0.0170312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-0.0025040714259392" calcext:value-type="float">
            <text:p>-0.0025040714</text:p>
          </table:table-cell>
          <table:table-cell table:style-name="Default" office:value-type="float" office:value="-0.0171399629856032" calcext:value-type="float">
            <text:p>-0.017139963</text:p>
          </table:table-cell>
          <table:table-cell/>
          <table:table-cell office:value-type="float" office:value="1.15" calcext:value-type="float">
            <text:p>1.15</text:p>
          </table:table-cell>
          <table:table-cell table:formula="of:=[.A116]+0.06" office:value-type="float" office:value="0.0574959285740608" calcext:value-type="float">
            <text:p>0.0574959286</text:p>
          </table:table-cell>
          <table:table-cell table:formula="of:=[.B116]" office:value-type="float" office:value="-0.0171399629856032" calcext:value-type="float">
            <text:p>-0.017139963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0.0570252" calcext:value-type="float">
            <text:p>0.0570252</text:p>
          </table:table-cell>
          <table:table-cell office:value-type="float" office:value="-0.0174845" calcext:value-type="float">
            <text:p>-0.0174845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-0.001781253166875" calcext:value-type="float">
            <text:p>-0.0017812532</text:p>
          </table:table-cell>
          <table:table-cell table:style-name="Default" office:value-type="float" office:value="-0.0173311261802716" calcext:value-type="float">
            <text:p>-0.0173311262</text:p>
          </table:table-cell>
          <table:table-cell/>
          <table:table-cell office:value-type="float" office:value="1.16" calcext:value-type="float">
            <text:p>1.16</text:p>
          </table:table-cell>
          <table:table-cell table:formula="of:=[.A117]+0.06" office:value-type="float" office:value="0.058218746833125" calcext:value-type="float">
            <text:p>0.0582187468</text:p>
          </table:table-cell>
          <table:table-cell table:formula="of:=[.B117]" office:value-type="float" office:value="-0.0173311261802716" calcext:value-type="float">
            <text:p>-0.0173311262</text:p>
          </table:table-cell>
          <table:table-cell/>
          <table:table-cell office:value-type="float" office:value="1.16" calcext:value-type="float">
            <text:p>1.16</text:p>
          </table:table-cell>
          <table:table-cell office:value-type="float" office:value="0.0577474" calcext:value-type="float">
            <text:p>0.0577474</text:p>
          </table:table-cell>
          <table:table-cell office:value-type="float" office:value="-0.0178195" calcext:value-type="float">
            <text:p>-0.0178195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-0.0010622939502208" calcext:value-type="float">
            <text:p>-0.001062294</text:p>
          </table:table-cell>
          <table:table-cell table:style-name="Default" office:value-type="float" office:value="-0.0174105943908" calcext:value-type="float">
            <text:p>-0.0174105944</text:p>
          </table:table-cell>
          <table:table-cell/>
          <table:table-cell office:value-type="float" office:value="1.17" calcext:value-type="float">
            <text:p>1.17</text:p>
          </table:table-cell>
          <table:table-cell table:formula="of:=[.A118]+0.06" office:value-type="float" office:value="0.0589377060497792" calcext:value-type="float">
            <text:p>0.058937706</text:p>
          </table:table-cell>
          <table:table-cell table:formula="of:=[.B118]" office:value-type="float" office:value="-0.0174105943908" calcext:value-type="float">
            <text:p>-0.0174105944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0.0584614" calcext:value-type="float">
            <text:p>0.0584614</text:p>
          </table:table-cell>
          <table:table-cell office:value-type="float" office:value="-0.0180375" calcext:value-type="float">
            <text:p>-0.0180375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-0.0003448585579106" calcext:value-type="float">
            <text:p>-0.0003448586</text:p>
          </table:table-cell>
          <table:table-cell table:style-name="Default" office:value-type="float" office:value="-0.0173783607952004" calcext:value-type="float">
            <text:p>-0.0173783608</text:p>
          </table:table-cell>
          <table:table-cell/>
          <table:table-cell office:value-type="float" office:value="1.18" calcext:value-type="float">
            <text:p>1.18</text:p>
          </table:table-cell>
          <table:table-cell table:formula="of:=[.A119]+0.06" office:value-type="float" office:value="0.0596551414420894" calcext:value-type="float">
            <text:p>0.0596551414</text:p>
          </table:table-cell>
          <table:table-cell table:formula="of:=[.B119]" office:value-type="float" office:value="-0.0173783607952004" calcext:value-type="float">
            <text:p>-0.0173783608</text:p>
          </table:table-cell>
          <table:table-cell/>
          <table:table-cell office:value-type="float" office:value="1.18" calcext:value-type="float">
            <text:p>1.18</text:p>
          </table:table-cell>
          <table:table-cell office:value-type="float" office:value="0.0591698" calcext:value-type="float">
            <text:p>0.0591698</text:p>
          </table:table-cell>
          <table:table-cell office:value-type="float" office:value="-0.0181393" calcext:value-type="float">
            <text:p>-0.018139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0373402093305599" calcext:value-type="float">
            <text:p>0.0003734021</text:p>
          </table:table-cell>
          <table:table-cell table:style-name="Default" office:value-type="float" office:value="-0.0172340139716128" calcext:value-type="float">
            <text:p>-0.017234014</text:p>
          </table:table-cell>
          <table:table-cell/>
          <table:table-cell office:value-type="float" office:value="1.19" calcext:value-type="float">
            <text:p>1.19</text:p>
          </table:table-cell>
          <table:table-cell table:formula="of:=[.A120]+0.06" office:value-type="float" office:value="0.0603734020933056" calcext:value-type="float">
            <text:p>0.0603734021</text:p>
          </table:table-cell>
          <table:table-cell table:formula="of:=[.B120]" office:value-type="float" office:value="-0.0172340139716128" calcext:value-type="float">
            <text:p>-0.017234014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0.0598753" calcext:value-type="float">
            <text:p>0.0598753</text:p>
          </table:table-cell>
          <table:table-cell office:value-type="float" office:value="-0.0181253" calcext:value-type="float">
            <text:p>-0.018125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10948590199658" calcext:value-type="float">
            <text:p>0.001094859</text:p>
          </table:table-cell>
          <table:table-cell table:style-name="Default" office:value-type="float" office:value="-0.0169767318321132" calcext:value-type="float">
            <text:p>-0.0169767318</text:p>
          </table:table-cell>
          <table:table-cell/>
          <table:table-cell office:value-type="float" office:value="1.2" calcext:value-type="float">
            <text:p>1.2</text:p>
          </table:table-cell>
          <table:table-cell table:formula="of:=[.A121]+0.06" office:value-type="float" office:value="0.0610948590199658" calcext:value-type="float">
            <text:p>0.061094859</text:p>
          </table:table-cell>
          <table:table-cell table:formula="of:=[.B121]" office:value-type="float" office:value="-0.0169767318321132" calcext:value-type="float">
            <text:p>-0.0169767318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605803" calcext:value-type="float">
            <text:p>0.0605803</text:p>
          </table:table-cell>
          <table:table-cell office:value-type="float" office:value="-0.0179953" calcext:value-type="float">
            <text:p>-0.017995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182191324" calcext:value-type="float">
            <text:p>0.0018219132</text:p>
          </table:table-cell>
          <table:table-cell table:style-name="Default" office:value-type="float" office:value="-0.0166052755565216" calcext:value-type="float">
            <text:p>-0.0166052756</text:p>
          </table:table-cell>
          <table:table-cell/>
          <table:table-cell office:value-type="float" office:value="1.21" calcext:value-type="float">
            <text:p>1.21</text:p>
          </table:table-cell>
          <table:table-cell table:formula="of:=[.A122]+0.06" office:value-type="float" office:value="0.06182191324" calcext:value-type="float">
            <text:p>0.0618219132</text:p>
          </table:table-cell>
          <table:table-cell table:formula="of:=[.B122]" office:value-type="float" office:value="-0.0166052755565216" calcext:value-type="float">
            <text:p>-0.0166052756</text:p>
          </table:table-cell>
          <table:table-cell/>
          <table:table-cell office:value-type="float" office:value="1.21" calcext:value-type="float">
            <text:p>1.21</text:p>
          </table:table-cell>
          <table:table-cell office:value-type="float" office:value="0.0612875" calcext:value-type="float">
            <text:p>0.0612875</text:p>
          </table:table-cell>
          <table:table-cell office:value-type="float" office:value="-0.017749" calcext:value-type="float">
            <text:p>-0.01774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25570038408342" calcext:value-type="float">
            <text:p>0.0025570038</text:p>
          </table:table-cell>
          <table:table-cell table:style-name="Default" office:value-type="float" office:value="-0.01611798352621" calcext:value-type="float">
            <text:p>-0.0161179835</text:p>
          </table:table-cell>
          <table:table-cell/>
          <table:table-cell office:value-type="float" office:value="1.22" calcext:value-type="float">
            <text:p>1.22</text:p>
          </table:table-cell>
          <table:table-cell table:formula="of:=[.A123]+0.06" office:value-type="float" office:value="0.0625570038408342" calcext:value-type="float">
            <text:p>0.0625570038</text:p>
          </table:table-cell>
          <table:table-cell table:formula="of:=[.B123]" office:value-type="float" office:value="-0.01611798352621" calcext:value-type="float">
            <text:p>-0.0161179835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0.0619993" calcext:value-type="float">
            <text:p>0.0619993</text:p>
          </table:table-cell>
          <table:table-cell office:value-type="float" office:value="-0.0173853" calcext:value-type="float">
            <text:p>-0.017385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33026160474944" calcext:value-type="float">
            <text:p>0.003302616</text:p>
          </table:table-cell>
          <table:table-cell table:style-name="Default" office:value-type="float" office:value="-0.0155127652579104" calcext:value-type="float">
            <text:p>-0.0155127653</text:p>
          </table:table-cell>
          <table:table-cell/>
          <table:table-cell office:value-type="float" office:value="1.23" calcext:value-type="float">
            <text:p>1.23</text:p>
          </table:table-cell>
          <table:table-cell table:formula="of:=[.A124]+0.06" office:value-type="float" office:value="0.0633026160474944" calcext:value-type="float">
            <text:p>0.063302616</text:p>
          </table:table-cell>
          <table:table-cell table:formula="of:=[.B124]" office:value-type="float" office:value="-0.0155127652579104" calcext:value-type="float">
            <text:p>-0.0155127653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0.0627185" calcext:value-type="float">
            <text:p>0.0627185</text:p>
          </table:table-cell>
          <table:table-cell office:value-type="float" office:value="-0.0169031" calcext:value-type="float">
            <text:p>-0.016903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40612892907106" calcext:value-type="float">
            <text:p>0.0040612893</text:p>
          </table:table-cell>
          <table:table-cell table:style-name="Default" office:value-type="float" office:value="-0.0147870953375228" calcext:value-type="float">
            <text:p>-0.0147870953</text:p>
          </table:table-cell>
          <table:table-cell/>
          <table:table-cell office:value-type="float" office:value="1.24" calcext:value-type="float">
            <text:p>1.24</text:p>
          </table:table-cell>
          <table:table-cell table:formula="of:=[.A125]+0.06" office:value-type="float" office:value="0.0640612892907106" calcext:value-type="float">
            <text:p>0.0640612893</text:p>
          </table:table-cell>
          <table:table-cell table:formula="of:=[.B125]" office:value-type="float" office:value="-0.0147870953375228" calcext:value-type="float">
            <text:p>-0.0147870953</text:p>
          </table:table-cell>
          <table:table-cell/>
          <table:table-cell office:value-type="float" office:value="1.24" calcext:value-type="float">
            <text:p>1.24</text:p>
          </table:table-cell>
          <table:table-cell office:value-type="float" office:value="0.0634475" calcext:value-type="float">
            <text:p>0.0634475</text:p>
          </table:table-cell>
          <table:table-cell office:value-type="float" office:value="-0.0163006" calcext:value-type="float">
            <text:p>-0.0163006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48356252750208" calcext:value-type="float">
            <text:p>0.0048356253</text:p>
          </table:table-cell>
          <table:table-cell table:style-name="Default" office:value-type="float" office:value="-0.0139380073539232" calcext:value-type="float">
            <text:p>-0.0139380074</text:p>
          </table:table-cell>
          <table:table-cell/>
          <table:table-cell office:value-type="float" office:value="1.25" calcext:value-type="float">
            <text:p>1.25</text:p>
          </table:table-cell>
          <table:table-cell table:formula="of:=[.A126]+0.06" office:value-type="float" office:value="0.0648356252750208" calcext:value-type="float">
            <text:p>0.0648356253</text:p>
          </table:table-cell>
          <table:table-cell table:formula="of:=[.B126]" office:value-type="float" office:value="-0.0139380073539232" calcext:value-type="float">
            <text:p>-0.0139380074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0641892" calcext:value-type="float">
            <text:p>0.0641892</text:p>
          </table:table-cell>
          <table:table-cell office:value-type="float" office:value="-0.0155754" calcext:value-type="float">
            <text:p>-0.0155754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5628296046875" calcext:value-type="float">
            <text:p>0.005628296</text:p>
          </table:table-cell>
          <table:table-cell table:style-name="Default" office:value-type="float" office:value="-0.0129620878327716" calcext:value-type="float">
            <text:p>-0.0129620878</text:p>
          </table:table-cell>
          <table:table-cell/>
          <table:table-cell office:value-type="float" office:value="1.26" calcext:value-type="float">
            <text:p>1.26</text:p>
          </table:table-cell>
          <table:table-cell table:formula="of:=[.A127]+0.06" office:value-type="float" office:value="0.065628296046875" calcext:value-type="float">
            <text:p>0.065628296</text:p>
          </table:table-cell>
          <table:table-cell table:formula="of:=[.B127]" office:value-type="float" office:value="-0.0129620878327716" calcext:value-type="float">
            <text:p>-0.0129620878</text:p>
          </table:table-cell>
          <table:table-cell/>
          <table:table-cell office:value-type="float" office:value="1.26" calcext:value-type="float">
            <text:p>1.26</text:p>
          </table:table-cell>
          <table:table-cell office:value-type="float" office:value="0.0649461" calcext:value-type="float">
            <text:p>0.0649461</text:p>
          </table:table-cell>
          <table:table-cell office:value-type="float" office:value="-0.0147251" calcext:value-type="float">
            <text:p>-0.014725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64420520627392" calcext:value-type="float">
            <text:p>0.0064420521</text:p>
          </table:table-cell>
          <table:table-cell table:style-name="Default" office:value-type="float" office:value="-0.01185547017032" calcext:value-type="float">
            <text:p>-0.0118554702</text:p>
          </table:table-cell>
          <table:table-cell/>
          <table:table-cell office:value-type="float" office:value="1.26999999999999" calcext:value-type="float">
            <text:p>1.27</text:p>
          </table:table-cell>
          <table:table-cell table:formula="of:=[.A128]+0.06" office:value-type="float" office:value="0.0664420520627392" calcext:value-type="float">
            <text:p>0.0664420521</text:p>
          </table:table-cell>
          <table:table-cell table:formula="of:=[.B128]" office:value-type="float" office:value="-0.01185547017032" calcext:value-type="float">
            <text:p>-0.0118554702</text:p>
          </table:table-cell>
          <table:table-cell/>
          <table:table-cell office:value-type="float" office:value="1.27" calcext:value-type="float">
            <text:p>1.27</text:p>
          </table:table-cell>
          <table:table-cell office:value-type="float" office:value="0.0657209" calcext:value-type="float">
            <text:p>0.0657209</text:p>
          </table:table-cell>
          <table:table-cell office:value-type="float" office:value="-0.0137465" calcext:value-type="float">
            <text:p>-0.0137465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72797302571994" calcext:value-type="float">
            <text:p>0.0072797303</text:p>
          </table:table-cell>
          <table:table-cell table:style-name="Default" office:value-type="float" office:value="-0.0106138285672204" calcext:value-type="float">
            <text:p>-0.0106138286</text:p>
          </table:table-cell>
          <table:table-cell/>
          <table:table-cell office:value-type="float" office:value="1.27999999999999" calcext:value-type="float">
            <text:p>1.28</text:p>
          </table:table-cell>
          <table:table-cell table:formula="of:=[.A129]+0.06" office:value-type="float" office:value="0.0672797302571994" calcext:value-type="float">
            <text:p>0.0672797303</text:p>
          </table:table-cell>
          <table:table-cell table:formula="of:=[.B129]" office:value-type="float" office:value="-0.0106138285672204" calcext:value-type="float">
            <text:p>-0.0106138286</text:p>
          </table:table-cell>
          <table:table-cell/>
          <table:table-cell office:value-type="float" office:value="1.28" calcext:value-type="float">
            <text:p>1.28</text:p>
          </table:table-cell>
          <table:table-cell office:value-type="float" office:value="0.0665167" calcext:value-type="float">
            <text:p>0.0665167</text:p>
          </table:table-cell>
          <table:table-cell office:value-type="float" office:value="-0.012636" calcext:value-type="float">
            <text:p>-0.012636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81442621110656" calcext:value-type="float">
            <text:p>0.0081442621</text:p>
          </table:table-cell>
          <table:table-cell table:style-name="Default" office:value-type="float" office:value="-0.00923237196233279" calcext:value-type="float">
            <text:p>-0.009232372</text:p>
          </table:table-cell>
          <table:table-cell/>
          <table:table-cell office:value-type="float" office:value="1.28999999999999" calcext:value-type="float">
            <text:p>1.29</text:p>
          </table:table-cell>
          <table:table-cell table:formula="of:=[.A130]+0.06" office:value-type="float" office:value="0.0681442621110656" calcext:value-type="float">
            <text:p>0.0681442621</text:p>
          </table:table-cell>
          <table:table-cell table:formula="of:=[.B130]" office:value-type="float" office:value="-0.00923237196233279" calcext:value-type="float">
            <text:p>-0.009232372</text:p>
          </table:table-cell>
          <table:table-cell/>
          <table:table-cell office:value-type="float" office:value="1.29" calcext:value-type="float">
            <text:p>1.29</text:p>
          </table:table-cell>
          <table:table-cell office:value-type="float" office:value="0.0673361" calcext:value-type="float">
            <text:p>0.0673361</text:p>
          </table:table-cell>
          <table:table-cell office:value-type="float" office:value="-0.0113897" calcext:value-type="float">
            <text:p>-0.011389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90386817194758" calcext:value-type="float">
            <text:p>0.0090386817</text:p>
          </table:table-cell>
          <table:table-cell table:style-name="Default" office:value-type="float" office:value="-0.00770583796653318" calcext:value-type="float">
            <text:p>-0.007705838</text:p>
          </table:table-cell>
          <table:table-cell/>
          <table:table-cell office:value-type="float" office:value="1.29999999999999" calcext:value-type="float">
            <text:p>1.3</text:p>
          </table:table-cell>
          <table:table-cell table:formula="of:=[.A131]+0.06" office:value-type="float" office:value="0.0690386817194758" calcext:value-type="float">
            <text:p>0.0690386817</text:p>
          </table:table-cell>
          <table:table-cell table:formula="of:=[.B131]" office:value-type="float" office:value="-0.00770583796653318" calcext:value-type="float">
            <text:p>-0.007705838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0681822" calcext:value-type="float">
            <text:p>0.0681822</text:p>
          </table:table-cell>
          <table:table-cell office:value-type="float" office:value="-0.0100029" calcext:value-type="float">
            <text:p>-0.010002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0996613385999999" calcext:value-type="float">
            <text:p>0.0099661339</text:p>
          </table:table-cell>
          <table:table-cell table:style-name="Default" office:value-type="float" office:value="-0.00602848679652158" calcext:value-type="float">
            <text:p>-0.0060284868</text:p>
          </table:table-cell>
          <table:table-cell/>
          <table:table-cell office:value-type="float" office:value="1.30999999999999" calcext:value-type="float">
            <text:p>1.31</text:p>
          </table:table-cell>
          <table:table-cell table:formula="of:=[.A132]+0.06" office:value-type="float" office:value="0.06996613386" calcext:value-type="float">
            <text:p>0.0699661339</text:p>
          </table:table-cell>
          <table:table-cell table:formula="of:=[.B132]" office:value-type="float" office:value="-0.00602848679652158" calcext:value-type="float">
            <text:p>-0.0060284868</text:p>
          </table:table-cell>
          <table:table-cell/>
          <table:table-cell office:value-type="float" office:value="1.31" calcext:value-type="float">
            <text:p>1.31</text:p>
          </table:table-cell>
          <table:table-cell office:value-type="float" office:value="0.0690581" calcext:value-type="float">
            <text:p>0.0690581</text:p>
          </table:table-cell>
          <table:table-cell office:value-type="float" office:value="-0.00847083" calcext:value-type="float">
            <text:p>-0.0084708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109298820607442" calcext:value-type="float">
            <text:p>0.0109298821</text:p>
          </table:table-cell>
          <table:table-cell table:style-name="Default" office:value-type="float" office:value="-0.00419409520862998" calcext:value-type="float">
            <text:p>-0.0041940952</text:p>
          </table:table-cell>
          <table:table-cell/>
          <table:table-cell office:value-type="float" office:value="1.31999999999999" calcext:value-type="float">
            <text:p>1.32</text:p>
          </table:table-cell>
          <table:table-cell table:formula="of:=[.A133]+0.06" office:value-type="float" office:value="0.0709298820607442" calcext:value-type="float">
            <text:p>0.0709298821</text:p>
          </table:table-cell>
          <table:table-cell table:formula="of:=[.B133]" office:value-type="float" office:value="-0.00419409520862998" calcext:value-type="float">
            <text:p>-0.0041940952</text:p>
          </table:table-cell>
          <table:table-cell/>
          <table:table-cell office:value-type="float" office:value="1.32" calcext:value-type="float">
            <text:p>1.32</text:p>
          </table:table-cell>
          <table:table-cell office:value-type="float" office:value="0.0699669" calcext:value-type="float">
            <text:p>0.0699669</text:p>
          </table:table-cell>
          <table:table-cell office:value-type="float" office:value="-0.00678752" calcext:value-type="float">
            <text:p>-0.00678752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119333166684544" calcext:value-type="float">
            <text:p>0.0119333167</text:p>
          </table:table-cell>
          <table:table-cell table:style-name="Default" office:value-type="float" office:value="-0.00219595043263039" calcext:value-type="float">
            <text:p>-0.0021959504</text:p>
          </table:table-cell>
          <table:table-cell/>
          <table:table-cell office:value-type="float" office:value="1.32999999999999" calcext:value-type="float">
            <text:p>1.33</text:p>
          </table:table-cell>
          <table:table-cell table:formula="of:=[.A134]+0.06" office:value-type="float" office:value="0.0719333166684544" calcext:value-type="float">
            <text:p>0.0719333167</text:p>
          </table:table-cell>
          <table:table-cell table:formula="of:=[.B134]" office:value-type="float" office:value="-0.00219595043263039" calcext:value-type="float">
            <text:p>-0.0021959504</text:p>
          </table:table-cell>
          <table:table-cell/>
          <table:table-cell office:value-type="float" office:value="1.33" calcext:value-type="float">
            <text:p>1.33</text:p>
          </table:table-cell>
          <table:table-cell office:value-type="float" office:value="0.0709127" calcext:value-type="float">
            <text:p>0.0709127</text:p>
          </table:table-cell>
          <table:table-cell office:value-type="float" office:value="-0.00494489" calcext:value-type="float">
            <text:p>-0.0049448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129799629166206" calcext:value-type="float">
            <text:p>0.0129799629</text:p>
          </table:table-cell>
          <table:table-cell table:style-name="Default" office:value-type="float" office:value="-0.0000268441055427879" calcext:value-type="float">
            <text:p>-2.68441055427879E-005</text:p>
          </table:table-cell>
          <table:table-cell/>
          <table:table-cell office:value-type="float" office:value="1.33999999999999" calcext:value-type="float">
            <text:p>1.34</text:p>
          </table:table-cell>
          <table:table-cell table:formula="of:=[.A135]+0.06" office:value-type="float" office:value="0.0729799629166206" calcext:value-type="float">
            <text:p>0.0729799629</text:p>
          </table:table-cell>
          <table:table-cell table:formula="of:=[.B135]" office:value-type="float" office:value="-0.0000268441055427879" calcext:value-type="float">
            <text:p>-2.68441055427879E-005</text:p>
          </table:table-cell>
          <table:table-cell/>
          <table:table-cell office:value-type="float" office:value="1.34" calcext:value-type="float">
            <text:p>1.34</text:p>
          </table:table-cell>
          <table:table-cell office:value-type="float" office:value="0.0718999" calcext:value-type="float">
            <text:p>0.0718999</text:p>
          </table:table-cell>
          <table:table-cell office:value-type="float" office:value="-0.00293251" calcext:value-type="float">
            <text:p>-0.0029325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style-name="Default" office:value-type="float" office:value="0.0140734889935808" calcext:value-type="float">
            <text:p>0.014073489</text:p>
          </table:table-cell>
          <table:table-cell table:style-name="Default" office:value-type="float" office:value="0.00232093379455683" calcext:value-type="float">
            <text:p>0.0023209338</text:p>
          </table:table-cell>
          <table:table-cell/>
          <table:table-cell office:value-type="float" office:value="1.34999999999999" calcext:value-type="float">
            <text:p>1.35</text:p>
          </table:table-cell>
          <table:table-cell table:formula="of:=[.A136]+0.06" office:value-type="float" office:value="0.0740734889935808" calcext:value-type="float">
            <text:p>0.074073489</text:p>
          </table:table-cell>
          <table:table-cell table:formula="of:=[.B136]" office:value-type="float" office:value="0.00232093379455683" calcext:value-type="float">
            <text:p>0.0023209338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0.0729291" calcext:value-type="float">
            <text:p>0.0729291</text:p>
          </table:table-cell>
          <table:table-cell office:value-type="float" office:value="-0.000753592" calcext:value-type="float">
            <text:p>-0.000753592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148896763396022" calcext:value-type="float">
            <text:p>-0.0148896763</text:p>
          </table:table-cell>
          <table:table-cell office:value-type="float" office:value="0.00440273130497603" calcext:value-type="float">
            <text:p>0.0044027313</text:p>
          </table:table-cell>
          <table:table-cell office:value-type="float" office:value="5" calcext:value-type="float">
            <text:p>5</text:p>
          </table:table-cell>
          <table:table-cell office:value-type="float" office:value="1.35999999999999" calcext:value-type="float">
            <text:p>1.36</text:p>
          </table:table-cell>
          <table:table-cell table:formula="of:=[.A137]+0.09" office:value-type="float" office:value="0.0751103236603978" calcext:value-type="float">
            <text:p>0.0751103237</text:p>
          </table:table-cell>
          <table:table-cell table:formula="of:=[.B137]" office:value-type="float" office:value="0.00440273130497603" calcext:value-type="float">
            <text:p>0.0044027313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0.0739783" calcext:value-type="float">
            <text:p>0.0739783</text:p>
          </table:table-cell>
          <table:table-cell office:value-type="float" office:value="0.00151466" calcext:value-type="float">
            <text:p>0.00151466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138832863213504" calcext:value-type="float">
            <text:p>-0.0138832863</text:p>
          </table:table-cell>
          <table:table-cell office:value-type="float" office:value="0.00634823056317123" calcext:value-type="float">
            <text:p>0.0063482306</text:p>
          </table:table-cell>
          <table:table-cell/>
          <table:table-cell office:value-type="float" office:value="1.36999999999999" calcext:value-type="float">
            <text:p>1.37</text:p>
          </table:table-cell>
          <table:table-cell table:formula="of:=[.A138]+0.09" office:value-type="float" office:value="0.0761167136786496" calcext:value-type="float">
            <text:p>0.0761167137</text:p>
          </table:table-cell>
          <table:table-cell table:formula="of:=[.B138]" office:value-type="float" office:value="0.00634823056317123" calcext:value-type="float">
            <text:p>0.0063482306</text:p>
          </table:table-cell>
          <table:table-cell/>
          <table:table-cell office:value-type="float" office:value="1.37" calcext:value-type="float">
            <text:p>1.37</text:p>
          </table:table-cell>
          <table:table-cell office:value-type="float" office:value="0.0749962" calcext:value-type="float">
            <text:p>0.0749962</text:p>
          </table:table-cell>
          <table:table-cell office:value-type="float" office:value="0.00369656" calcext:value-type="float">
            <text:p>0.00369656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0129051746138946" calcext:value-type="float">
            <text:p>-0.0129051746</text:p>
          </table:table-cell>
          <table:table-cell office:value-type="float" office:value="0.00816220509882243" calcext:value-type="float">
            <text:p>0.0081622051</text:p>
          </table:table-cell>
          <table:table-cell/>
          <table:table-cell office:value-type="float" office:value="1.37999999999999" calcext:value-type="float">
            <text:p>1.38</text:p>
          </table:table-cell>
          <table:table-cell table:formula="of:=[.A139]+0.09" office:value-type="float" office:value="0.0770948253861054" calcext:value-type="float">
            <text:p>0.0770948254</text:p>
          </table:table-cell>
          <table:table-cell table:formula="of:=[.B139]" office:value-type="float" office:value="0.00816220509882243" calcext:value-type="float">
            <text:p>0.0081622051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0.0759655" calcext:value-type="float">
            <text:p>0.0759655</text:p>
          </table:table-cell>
          <table:table-cell office:value-type="float" office:value="0.00572448" calcext:value-type="float">
            <text:p>0.0057244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0119532134764928" calcext:value-type="float">
            <text:p>-0.0119532135</text:p>
          </table:table-cell>
          <table:table-cell office:value-type="float" office:value="0.00984917648941763" calcext:value-type="float">
            <text:p>0.0098491765</text:p>
          </table:table-cell>
          <table:table-cell/>
          <table:table-cell office:value-type="float" office:value="1.38999999999999" calcext:value-type="float">
            <text:p>1.39</text:p>
          </table:table-cell>
          <table:table-cell table:formula="of:=[.A140]+0.09" office:value-type="float" office:value="0.0780467865235072" calcext:value-type="float">
            <text:p>0.0780467865</text:p>
          </table:table-cell>
          <table:table-cell table:formula="of:=[.B140]" office:value-type="float" office:value="0.00984917648941763" calcext:value-type="float">
            <text:p>0.0098491765</text:p>
          </table:table-cell>
          <table:table-cell/>
          <table:table-cell office:value-type="float" office:value="1.39" calcext:value-type="float">
            <text:p>1.39</text:p>
          </table:table-cell>
          <table:table-cell office:value-type="float" office:value="0.0769009" calcext:value-type="float">
            <text:p>0.0769009</text:p>
          </table:table-cell>
          <table:table-cell office:value-type="float" office:value="0.00762209" calcext:value-type="float">
            <text:p>0.0076220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011025307456875" calcext:value-type="float">
            <text:p>-0.0110253075</text:p>
          </table:table-cell>
          <table:table-cell office:value-type="float" office:value="0.0114134103545568" calcext:value-type="float">
            <text:p>0.0114134104</text:p>
          </table:table-cell>
          <table:table-cell/>
          <table:table-cell office:value-type="float" office:value="1.39999999999999" calcext:value-type="float">
            <text:p>1.4</text:p>
          </table:table-cell>
          <table:table-cell table:formula="of:=[.A141]+0.09" office:value-type="float" office:value="0.078974692543125" calcext:value-type="float">
            <text:p>0.0789746925</text:p>
          </table:table-cell>
          <table:table-cell table:formula="of:=[.B141]" office:value-type="float" office:value="0.0114134103545568" calcext:value-type="float">
            <text:p>0.0114134104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077809" calcext:value-type="float">
            <text:p>0.077809</text:p>
          </table:table-cell>
          <table:table-cell office:value-type="float" office:value="0.00939716" calcext:value-type="float">
            <text:p>0.00939716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0101193870891072" calcext:value-type="float">
            <text:p>-0.0101193871</text:p>
          </table:table-cell>
          <table:table-cell office:value-type="float" office:value="0.012858912350256" calcext:value-type="float">
            <text:p>0.0128589124</text:p>
          </table:table-cell>
          <table:table-cell/>
          <table:table-cell office:value-type="float" office:value="1.40999999999999" calcext:value-type="float">
            <text:p>1.41</text:p>
          </table:table-cell>
          <table:table-cell table:formula="of:=[.A142]+0.09" office:value-type="float" office:value="0.0798806129108928" calcext:value-type="float">
            <text:p>0.0798806129</text:p>
          </table:table-cell>
          <table:table-cell table:formula="of:=[.B142]" office:value-type="float" office:value="0.012858912350256" calcext:value-type="float">
            <text:p>0.0128589124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0.078691" calcext:value-type="float">
            <text:p>0.078691</text:p>
          </table:table-cell>
          <table:table-cell office:value-type="float" office:value="0.0110503" calcext:value-type="float">
            <text:p>0.0110503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0092334025914554" calcext:value-type="float">
            <text:p>-0.0092334026</text:p>
          </table:table-cell>
          <table:table-cell office:value-type="float" office:value="0.0141894241632512" calcext:value-type="float">
            <text:p>0.0141894242</text:p>
          </table:table-cell>
          <table:table-cell/>
          <table:table-cell office:value-type="float" office:value="1.41999999999999" calcext:value-type="float">
            <text:p>1.42</text:p>
          </table:table-cell>
          <table:table-cell table:formula="of:=[.A143]+0.09" office:value-type="float" office:value="0.0807665974085446" calcext:value-type="float">
            <text:p>0.0807665974</text:p>
          </table:table-cell>
          <table:table-cell table:formula="of:=[.B143]" office:value-type="float" office:value="0.0141894241632512" calcext:value-type="float">
            <text:p>0.0141894242</text:p>
          </table:table-cell>
          <table:table-cell/>
          <table:table-cell office:value-type="float" office:value="1.42" calcext:value-type="float">
            <text:p>1.42</text:p>
          </table:table-cell>
          <table:table-cell office:value-type="float" office:value="0.0795489" calcext:value-type="float">
            <text:p>0.0795489</text:p>
          </table:table-cell>
          <table:table-cell office:value-type="float" office:value="0.0125838" calcext:value-type="float">
            <text:p>0.012583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0083653175642496" calcext:value-type="float">
            <text:p>-0.0083653176</text:p>
          </table:table-cell>
          <table:table-cell office:value-type="float" office:value="0.0154084195053024" calcext:value-type="float">
            <text:p>0.0154084195</text:p>
          </table:table-cell>
          <table:table-cell/>
          <table:table-cell office:value-type="float" office:value="1.42999999999999" calcext:value-type="float">
            <text:p>1.43</text:p>
          </table:table-cell>
          <table:table-cell table:formula="of:=[.A144]+0.09" office:value-type="float" office:value="0.0816346824357504" calcext:value-type="float">
            <text:p>0.0816346824</text:p>
          </table:table-cell>
          <table:table-cell table:formula="of:=[.B144]" office:value-type="float" office:value="0.0154084195053024" calcext:value-type="float">
            <text:p>0.0154084195</text:p>
          </table:table-cell>
          <table:table-cell/>
          <table:table-cell office:value-type="float" office:value="1.43" calcext:value-type="float">
            <text:p>1.43</text:p>
          </table:table-cell>
          <table:table-cell office:value-type="float" office:value="0.08038482" calcext:value-type="float">
            <text:p>0.08038482</text:p>
          </table:table-cell>
          <table:table-cell office:value-type="float" office:value="0.0140015" calcext:value-type="float">
            <text:p>0.014001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0075131026877478" calcext:value-type="float">
            <text:p>-0.0075131027</text:p>
          </table:table-cell>
          <table:table-cell office:value-type="float" office:value="0.0165191001074976" calcext:value-type="float">
            <text:p>0.0165191001</text:p>
          </table:table-cell>
          <table:table-cell/>
          <table:table-cell office:value-type="float" office:value="1.43999999999999" calcext:value-type="float">
            <text:p>1.44</text:p>
          </table:table-cell>
          <table:table-cell table:formula="of:=[.A145]+0.09" office:value-type="float" office:value="0.0824868973122522" calcext:value-type="float">
            <text:p>0.0824868973</text:p>
          </table:table-cell>
          <table:table-cell table:formula="of:=[.B145]" office:value-type="float" office:value="0.0165191001074976" calcext:value-type="float">
            <text:p>0.0165191001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0.08120095" calcext:value-type="float">
            <text:p>0.08120095</text:p>
          </table:table-cell>
          <table:table-cell office:value-type="float" office:value="0.0153075" calcext:value-type="float">
            <text:p>0.015307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00667472942" calcext:value-type="float">
            <text:p>-0.0066747294</text:p>
          </table:table-cell>
          <table:table-cell office:value-type="float" office:value="0.0175243917145568" calcext:value-type="float">
            <text:p>0.0175243917</text:p>
          </table:table-cell>
          <table:table-cell/>
          <table:table-cell office:value-type="float" office:value="1.44999999999999" calcext:value-type="float">
            <text:p>1.45</text:p>
          </table:table-cell>
          <table:table-cell table:formula="of:=[.A146]+0.09" office:value-type="float" office:value="0.08332527058" calcext:value-type="float">
            <text:p>0.0833252706</text:p>
          </table:table-cell>
          <table:table-cell table:formula="of:=[.B146]" office:value-type="float" office:value="0.0175243917145568" calcext:value-type="float">
            <text:p>0.0175243917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0.08199936" calcext:value-type="float">
            <text:p>0.08199936</text:p>
          </table:table-cell>
          <table:table-cell office:value-type="float" office:value="0.0165053" calcext:value-type="float">
            <text:p>0.0165053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0058481636947122" calcext:value-type="float">
            <text:p>-0.0058481637</text:p>
          </table:table-cell>
          <table:table-cell office:value-type="float" office:value="0.018426940079136" calcext:value-type="float">
            <text:p>0.0184269401</text:p>
          </table:table-cell>
          <table:table-cell/>
          <table:table-cell office:value-type="float" office:value="1.45999999999999" calcext:value-type="float">
            <text:p>1.46</text:p>
          </table:table-cell>
          <table:table-cell table:formula="of:=[.A147]+0.09" office:value-type="float" office:value="0.0841518363052878" calcext:value-type="float">
            <text:p>0.0841518363</text:p>
          </table:table-cell>
          <table:table-cell table:formula="of:=[.B147]" office:value-type="float" office:value="0.018426940079136" calcext:value-type="float">
            <text:p>0.0184269401</text:p>
          </table:table-cell>
          <table:table-cell/>
          <table:table-cell office:value-type="float" office:value="1.46" calcext:value-type="float">
            <text:p>1.46</text:p>
          </table:table-cell>
          <table:table-cell office:value-type="float" office:value="0.0827821" calcext:value-type="float">
            <text:p>0.0827821</text:p>
          </table:table-cell>
          <table:table-cell office:value-type="float" office:value="0.0175984" calcext:value-type="float">
            <text:p>0.0175984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0050313596191104" calcext:value-type="float">
            <text:p>-0.0050313596</text:p>
          </table:table-cell>
          <table:table-cell office:value-type="float" office:value="0.0192291069561312" calcext:value-type="float">
            <text:p>0.019229107</text:p>
          </table:table-cell>
          <table:table-cell/>
          <table:table-cell office:value-type="float" office:value="1.46999999999999" calcext:value-type="float">
            <text:p>1.47</text:p>
          </table:table-cell>
          <table:table-cell table:formula="of:=[.A148]+0.09" office:value-type="float" office:value="0.0849686403808896" calcext:value-type="float">
            <text:p>0.0849686404</text:p>
          </table:table-cell>
          <table:table-cell table:formula="of:=[.B148]" office:value-type="float" office:value="0.0192291069561312" calcext:value-type="float">
            <text:p>0.019229107</text:p>
          </table:table-cell>
          <table:table-cell/>
          <table:table-cell office:value-type="float" office:value="1.47" calcext:value-type="float">
            <text:p>1.47</text:p>
          </table:table-cell>
          <table:table-cell office:value-type="float" office:value="0.08355125" calcext:value-type="float">
            <text:p>0.08355125</text:p>
          </table:table-cell>
          <table:table-cell office:value-type="float" office:value="0.0185896" calcext:value-type="float">
            <text:p>0.0185896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0042222531718046" calcext:value-type="float">
            <text:p>-0.0042222532</text:p>
          </table:table-cell>
          <table:table-cell office:value-type="float" office:value="0.0199329660969824" calcext:value-type="float">
            <text:p>0.0199329661</text:p>
          </table:table-cell>
          <table:table-cell/>
          <table:table-cell office:value-type="float" office:value="1.47999999999999" calcext:value-type="float">
            <text:p>1.48</text:p>
          </table:table-cell>
          <table:table-cell table:formula="of:=[.A149]+0.09" office:value-type="float" office:value="0.0857777468281954" calcext:value-type="float">
            <text:p>0.0857777468</text:p>
          </table:table-cell>
          <table:table-cell table:formula="of:=[.B149]" office:value-type="float" office:value="0.0199329660969824" calcext:value-type="float">
            <text:p>0.0199329661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float" office:value="0.08430885" calcext:value-type="float">
            <text:p>0.08430885</text:p>
          </table:table-cell>
          <table:table-cell office:value-type="float" office:value="0.0194817" calcext:value-type="float">
            <text:p>0.0194817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0034187559006528" calcext:value-type="float">
            <text:p>-0.0034187559</text:p>
          </table:table-cell>
          <table:table-cell office:value-type="float" office:value="0.0205402992439776" calcext:value-type="float">
            <text:p>0.0205402992</text:p>
          </table:table-cell>
          <table:table-cell/>
          <table:table-cell office:value-type="float" office:value="1.48999999999999" calcext:value-type="float">
            <text:p>1.49</text:p>
          </table:table-cell>
          <table:table-cell table:formula="of:=[.A150]+0.09" office:value-type="float" office:value="0.0865812440993472" calcext:value-type="float">
            <text:p>0.0865812441</text:p>
          </table:table-cell>
          <table:table-cell table:formula="of:=[.B150]" office:value-type="float" office:value="0.0205402992439776" calcext:value-type="float">
            <text:p>0.0205402992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0.08505696" calcext:value-type="float">
            <text:p>0.08505696</text:p>
          </table:table-cell>
          <table:table-cell office:value-type="float" office:value="0.0202769" calcext:value-type="float">
            <text:p>0.020276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002618748620625" calcext:value-type="float">
            <text:p>-0.0026187486</text:p>
          </table:table-cell>
          <table:table-cell office:value-type="float" office:value="0.0210525921245568" calcext:value-type="float">
            <text:p>0.0210525921</text:p>
          </table:table-cell>
          <table:table-cell/>
          <table:table-cell office:value-type="float" office:value="1.49999999999999" calcext:value-type="float">
            <text:p>1.5</text:p>
          </table:table-cell>
          <table:table-cell table:formula="of:=[.A151]+0.09" office:value-type="float" office:value="0.087381251379375" calcext:value-type="float">
            <text:p>0.0873812514</text:p>
          </table:table-cell>
          <table:table-cell table:formula="of:=[.B151]" office:value-type="float" office:value="0.0210525921245568" calcext:value-type="float">
            <text:p>0.021052592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08579766" calcext:value-type="float">
            <text:p>0.08579766</text:p>
          </table:table-cell>
          <table:table-cell office:value-type="float" office:value="0.0209775" calcext:value-type="float">
            <text:p>0.020977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0018200751116672" calcext:value-type="float">
            <text:p>-0.0018200751</text:p>
          </table:table-cell>
          <table:table-cell office:value-type="float" office:value="0.021471030445616" calcext:value-type="float">
            <text:p>0.0214710304</text:p>
          </table:table-cell>
          <table:table-cell/>
          <table:table-cell office:value-type="float" office:value="1.50999999999999" calcext:value-type="float">
            <text:p>1.51</text:p>
          </table:table-cell>
          <table:table-cell table:formula="of:=[.A152]+0.09" office:value-type="float" office:value="0.0881799248883328" calcext:value-type="float">
            <text:p>0.0881799249</text:p>
          </table:table-cell>
          <table:table-cell table:formula="of:=[.B152]" office:value-type="float" office:value="0.021471030445616" calcext:value-type="float">
            <text:p>0.0214710304</text:p>
          </table:table-cell>
          <table:table-cell/>
          <table:table-cell office:value-type="float" office:value="1.51" calcext:value-type="float">
            <text:p>1.51</text:p>
          </table:table-cell>
          <table:table-cell office:value-type="float" office:value="0.08653301" calcext:value-type="float">
            <text:p>0.08653301</text:p>
          </table:table-cell>
          <table:table-cell office:value-type="float" office:value="0.0215851" calcext:value-type="float">
            <text:p>0.0215851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0010205358165654" calcext:value-type="float">
            <text:p>-0.0010205358</text:p>
          </table:table-cell>
          <table:table-cell office:value-type="float" office:value="0.0217964958878112" calcext:value-type="float">
            <text:p>0.0217964959</text:p>
          </table:table-cell>
          <table:table-cell/>
          <table:table-cell office:value-type="float" office:value="1.51999999999999" calcext:value-type="float">
            <text:p>1.52</text:p>
          </table:table-cell>
          <table:table-cell table:formula="of:=[.A153]+0.09" office:value-type="float" office:value="0.0889794641834346" calcext:value-type="float">
            <text:p>0.0889794642</text:p>
          </table:table-cell>
          <table:table-cell table:formula="of:=[.B153]" office:value-type="float" office:value="0.0217964958878112" calcext:value-type="float">
            <text:p>0.0217964959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0.08726511" calcext:value-type="float">
            <text:p>0.08726511</text:p>
          </table:table-cell>
          <table:table-cell office:value-type="float" office:value="0.0221012" calcext:value-type="float">
            <text:p>0.0221012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000217881538809601" calcext:value-type="float">
            <text:p>-0.0002178815</text:p>
          </table:table-cell>
          <table:table-cell office:value-type="float" office:value="0.0220295620998624" calcext:value-type="float">
            <text:p>0.0220295621</text:p>
          </table:table-cell>
          <table:table-cell/>
          <table:table-cell office:value-type="float" office:value="1.52999999999999" calcext:value-type="float">
            <text:p>1.53</text:p>
          </table:table-cell>
          <table:table-cell table:formula="of:=[.A154]+0.09" office:value-type="float" office:value="0.0897821184611904" calcext:value-type="float">
            <text:p>0.0897821185</text:p>
          </table:table-cell>
          <table:table-cell table:formula="of:=[.B154]" office:value-type="float" office:value="0.0220295620998624" calcext:value-type="float">
            <text:p>0.0220295621</text:p>
          </table:table-cell>
          <table:table-cell/>
          <table:table-cell office:value-type="float" office:value="1.53" calcext:value-type="float">
            <text:p>1.53</text:p>
          </table:table-cell>
          <table:table-cell office:value-type="float" office:value="0.08799607" calcext:value-type="float">
            <text:p>0.08799607</text:p>
          </table:table-cell>
          <table:table-cell office:value-type="float" office:value="0.022527" calcext:value-type="float">
            <text:p>0.022527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00590192859542198" calcext:value-type="float">
            <text:p>0.0005901929</text:p>
          </table:table-cell>
          <table:table-cell office:value-type="float" office:value="0.0221704906928576" calcext:value-type="float">
            <text:p>0.0221704907</text:p>
          </table:table-cell>
          <table:table-cell/>
          <table:table-cell office:value-type="float" office:value="1.53999999999999" calcext:value-type="float">
            <text:p>1.54</text:p>
          </table:table-cell>
          <table:table-cell table:formula="of:=[.A155]+0.09" office:value-type="float" office:value="0.0905901928595422" calcext:value-type="float">
            <text:p>0.0905901929</text:p>
          </table:table-cell>
          <table:table-cell table:formula="of:=[.B155]" office:value-type="float" office:value="0.0221704906928576" calcext:value-type="float">
            <text:p>0.0221704907</text:p>
          </table:table-cell>
          <table:table-cell/>
          <table:table-cell office:value-type="float" office:value="1.54" calcext:value-type="float">
            <text:p>1.54</text:p>
          </table:table-cell>
          <table:table-cell office:value-type="float" office:value="0.08872804" calcext:value-type="float">
            <text:p>0.08872804</text:p>
          </table:table-cell>
          <table:table-cell office:value-type="float" office:value="0.0228634" calcext:value-type="float">
            <text:p>0.0228634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0140605476" calcext:value-type="float">
            <text:p>0.0014060548</text:p>
          </table:table-cell>
          <table:table-cell office:value-type="float" office:value="0.0222192272345568" calcext:value-type="float">
            <text:p>0.0222192272</text:p>
          </table:table-cell>
          <table:table-cell/>
          <table:table-cell office:value-type="float" office:value="1.54999999999999" calcext:value-type="float">
            <text:p>1.55</text:p>
          </table:table-cell>
          <table:table-cell table:formula="of:=[.A156]+0.09" office:value-type="float" office:value="0.09140605476" calcext:value-type="float">
            <text:p>0.0914060548</text:p>
          </table:table-cell>
          <table:table-cell table:formula="of:=[.B156]" office:value-type="float" office:value="0.0222192272345568" calcext:value-type="float">
            <text:p>0.0222192272</text:p>
          </table:table-cell>
          <table:table-cell/>
          <table:table-cell office:value-type="float" office:value="1.55" calcext:value-type="float">
            <text:p>1.55</text:p>
          </table:table-cell>
          <table:table-cell office:value-type="float" office:value="0.089463187" calcext:value-type="float">
            <text:p>0.089463187</text:p>
          </table:table-cell>
          <table:table-cell office:value-type="float" office:value="0.0231109" calcext:value-type="float">
            <text:p>0.023110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022321400897778" calcext:value-type="float">
            <text:p>0.0022321401</text:p>
          </table:table-cell>
          <table:table-cell office:value-type="float" office:value="0.022175397243696" calcext:value-type="float">
            <text:p>0.0221753972</text:p>
          </table:table-cell>
          <table:table-cell/>
          <table:table-cell office:value-type="float" office:value="1.55999999999999" calcext:value-type="float">
            <text:p>1.56</text:p>
          </table:table-cell>
          <table:table-cell table:formula="of:=[.A157]+0.09" office:value-type="float" office:value="0.0922321400897778" calcext:value-type="float">
            <text:p>0.0922321401</text:p>
          </table:table-cell>
          <table:table-cell table:formula="of:=[.B157]" office:value-type="float" office:value="0.022175397243696" calcext:value-type="float">
            <text:p>0.0221753972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0.090203733" calcext:value-type="float">
            <text:p>0.090203733</text:p>
          </table:table-cell>
          <table:table-cell office:value-type="float" office:value="0.02327" calcext:value-type="float">
            <text:p>0.02327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030709596239296" calcext:value-type="float">
            <text:p>0.0030709596</text:p>
          </table:table-cell>
          <table:table-cell office:value-type="float" office:value="0.0220383021842912" calcext:value-type="float">
            <text:p>0.0220383022</text:p>
          </table:table-cell>
          <table:table-cell/>
          <table:table-cell office:value-type="float" office:value="1.56999999999999" calcext:value-type="float">
            <text:p>1.57</text:p>
          </table:table-cell>
          <table:table-cell table:formula="of:=[.A158]+0.09" office:value-type="float" office:value="0.0930709596239296" calcext:value-type="float">
            <text:p>0.0930709596</text:p>
          </table:table-cell>
          <table:table-cell table:formula="of:=[.B158]" office:value-type="float" office:value="0.0220383021842912" calcext:value-type="float">
            <text:p>0.0220383022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float" office:value="0.09095194" calcext:value-type="float">
            <text:p>0.09095194</text:p>
          </table:table-cell>
          <table:table-cell office:value-type="float" office:value="0.0233407" calcext:value-type="float">
            <text:p>0.0233407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039251052874854" calcext:value-type="float">
            <text:p>0.0039251053</text:p>
          </table:table-cell>
          <table:table-cell office:value-type="float" office:value="0.0218069154599424" calcext:value-type="float">
            <text:p>0.0218069155</text:p>
          </table:table-cell>
          <table:table-cell/>
          <table:table-cell office:value-type="float" office:value="1.57999999999999" calcext:value-type="float">
            <text:p>1.58</text:p>
          </table:table-cell>
          <table:table-cell table:formula="of:=[.A159]+0.09" office:value-type="float" office:value="0.0939251052874854" calcext:value-type="float">
            <text:p>0.0939251053</text:p>
          </table:table-cell>
          <table:table-cell table:formula="of:=[.B159]" office:value-type="float" office:value="0.0218069154599424" calcext:value-type="float">
            <text:p>0.0218069155</text:p>
          </table:table-cell>
          <table:table-cell/>
          <table:table-cell office:value-type="float" office:value="1.58" calcext:value-type="float">
            <text:p>1.58</text:p>
          </table:table-cell>
          <table:table-cell office:value-type="float" office:value="0.09171012" calcext:value-type="float">
            <text:p>0.09171012</text:p>
          </table:table-cell>
          <table:table-cell office:value-type="float" office:value="0.0233226" calcext:value-type="float">
            <text:p>0.0233226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047972564575872" calcext:value-type="float">
            <text:p>0.0047972565</text:p>
          </table:table-cell>
          <table:table-cell office:value-type="float" office:value="0.0214798784081376" calcext:value-type="float">
            <text:p>0.0214798784</text:p>
          </table:table-cell>
          <table:table-cell/>
          <table:table-cell office:value-type="float" office:value="1.58999999999999" calcext:value-type="float">
            <text:p>1.59</text:p>
          </table:table-cell>
          <table:table-cell table:formula="of:=[.A160]+0.09" office:value-type="float" office:value="0.0947972564575872" calcext:value-type="float">
            <text:p>0.0947972565</text:p>
          </table:table-cell>
          <table:table-cell table:formula="of:=[.B160]" office:value-type="float" office:value="0.0214798784081376" calcext:value-type="float">
            <text:p>0.0214798784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0.09248066" calcext:value-type="float">
            <text:p>0.09248066</text:p>
          </table:table-cell>
          <table:table-cell office:value-type="float" office:value="0.0232153" calcext:value-type="float">
            <text:p>0.0232153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05690186265625" calcext:value-type="float">
            <text:p>0.0056901863</text:p>
          </table:table-cell>
          <table:table-cell office:value-type="float" office:value="0.0210554962945568" calcext:value-type="float">
            <text:p>0.0210554963</text:p>
          </table:table-cell>
          <table:table-cell/>
          <table:table-cell office:value-type="float" office:value="1.59999999999999" calcext:value-type="float">
            <text:p>1.6</text:p>
          </table:table-cell>
          <table:table-cell table:formula="of:=[.A161]+0.09" office:value-type="float" office:value="0.095690186265625" calcext:value-type="float">
            <text:p>0.0956901863</text:p>
          </table:table-cell>
          <table:table-cell table:formula="of:=[.B161]" office:value-type="float" office:value="0.0210554962945568" calcext:value-type="float">
            <text:p>0.021055496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093266" calcext:value-type="float">
            <text:p>0.093266</text:p>
          </table:table-cell>
          <table:table-cell office:value-type="float" office:value="0.0230179" calcext:value-type="float">
            <text:p>0.023017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066067678993728" calcext:value-type="float">
            <text:p>0.0066067679</text:p>
          </table:table-cell>
          <table:table-cell office:value-type="float" office:value="0.020531734307376" calcext:value-type="float">
            <text:p>0.0205317343</text:p>
          </table:table-cell>
          <table:table-cell/>
          <table:table-cell office:value-type="float" office:value="1.60999999999999" calcext:value-type="float">
            <text:p>1.61</text:p>
          </table:table-cell>
          <table:table-cell table:formula="of:=[.A162]+0.09" office:value-type="float" office:value="0.0966067678993728" calcext:value-type="float">
            <text:p>0.0966067679</text:p>
          </table:table-cell>
          <table:table-cell table:formula="of:=[.B162]" office:value-type="float" office:value="0.020531734307376" calcext:value-type="float">
            <text:p>0.0205317343</text:p>
          </table:table-cell>
          <table:table-cell/>
          <table:table-cell office:value-type="float" office:value="1.61" calcext:value-type="float">
            <text:p>1.61</text:p>
          </table:table-cell>
          <table:table-cell office:value-type="float" office:value="0.09406865" calcext:value-type="float">
            <text:p>0.09406865</text:p>
          </table:table-cell>
          <table:table-cell office:value-type="float" office:value="0.0227292" calcext:value-type="float">
            <text:p>0.0227292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075499809051246" calcext:value-type="float">
            <text:p>0.0075499809</text:p>
          </table:table-cell>
          <table:table-cell office:value-type="float" office:value="0.0199062135515712" calcext:value-type="float">
            <text:p>0.0199062136</text:p>
          </table:table-cell>
          <table:table-cell/>
          <table:table-cell office:value-type="float" office:value="1.61999999999999" calcext:value-type="float">
            <text:p>1.62</text:p>
          </table:table-cell>
          <table:table-cell table:formula="of:=[.A163]+0.09" office:value-type="float" office:value="0.0975499809051246" calcext:value-type="float">
            <text:p>0.0975499809</text:p>
          </table:table-cell>
          <table:table-cell table:formula="of:=[.B163]" office:value-type="float" office:value="0.0199062135515712" calcext:value-type="float">
            <text:p>0.0199062136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0.09489121" calcext:value-type="float">
            <text:p>0.09489121</text:p>
          </table:table-cell>
          <table:table-cell office:value-type="float" office:value="0.0223478" calcext:value-type="float">
            <text:p>0.022347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085229174898304" calcext:value-type="float">
            <text:p>0.0085229175</text:p>
          </table:table-cell>
          <table:table-cell office:value-type="float" office:value="0.0191762070432224" calcext:value-type="float">
            <text:p>0.019176207</text:p>
          </table:table-cell>
          <table:table-cell/>
          <table:table-cell office:value-type="float" office:value="1.62999999999999" calcext:value-type="float">
            <text:p>1.63</text:p>
          </table:table-cell>
          <table:table-cell table:formula="of:=[.A164]+0.09" office:value-type="float" office:value="0.0985229174898304" calcext:value-type="float">
            <text:p>0.0985229175</text:p>
          </table:table-cell>
          <table:table-cell table:formula="of:=[.B164]" office:value-type="float" office:value="0.0191762070432224" calcext:value-type="float">
            <text:p>0.019176207</text:p>
          </table:table-cell>
          <table:table-cell/>
          <table:table-cell office:value-type="float" office:value="1.63" calcext:value-type="float">
            <text:p>1.63</text:p>
          </table:table-cell>
          <table:table-cell office:value-type="float" office:value="0.09573639" calcext:value-type="float">
            <text:p>0.09573639</text:p>
          </table:table-cell>
          <table:table-cell office:value-type="float" office:value="0.0218719" calcext:value-type="float">
            <text:p>0.021871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095287888232322" calcext:value-type="float">
            <text:p>0.0095287888</text:p>
          </table:table-cell>
          <table:table-cell office:value-type="float" office:value="0.0183386357038176" calcext:value-type="float">
            <text:p>0.0183386357</text:p>
          </table:table-cell>
          <table:table-cell/>
          <table:table-cell office:value-type="float" office:value="1.63999999999999" calcext:value-type="float">
            <text:p>1.64</text:p>
          </table:table-cell>
          <table:table-cell table:formula="of:=[.A165]+0.09" office:value-type="float" office:value="0.0995287888232322" calcext:value-type="float">
            <text:p>0.0995287888</text:p>
          </table:table-cell>
          <table:table-cell table:formula="of:=[.B165]" office:value-type="float" office:value="0.0183386357038176" calcext:value-type="float">
            <text:p>0.0183386357</text:p>
          </table:table-cell>
          <table:table-cell/>
          <table:table-cell office:value-type="float" office:value="1.64" calcext:value-type="float">
            <text:p>1.64</text:p>
          </table:table-cell>
          <table:table-cell office:value-type="float" office:value="0.09660697" calcext:value-type="float">
            <text:p>0.09660697</text:p>
          </table:table-cell>
          <table:table-cell office:value-type="float" office:value="0.0212995" calcext:value-type="float">
            <text:p>0.021299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1057093134" calcext:value-type="float">
            <text:p>0.0105709313</text:p>
          </table:table-cell>
          <table:table-cell office:value-type="float" office:value="0.0173900643545568" calcext:value-type="float">
            <text:p>0.0173900644</text:p>
          </table:table-cell>
          <table:table-cell/>
          <table:table-cell office:value-type="float" office:value="1.64999999999999" calcext:value-type="float">
            <text:p>1.65</text:p>
          </table:table-cell>
          <table:table-cell table:formula="of:=[.A166]+0.09" office:value-type="float" office:value="0.10057093134" calcext:value-type="float">
            <text:p>0.1005709313</text:p>
          </table:table-cell>
          <table:table-cell table:formula="of:=[.B166]" office:value-type="float" office:value="0.0173900643545568" calcext:value-type="float">
            <text:p>0.0173900644</text:p>
          </table:table-cell>
          <table:table-cell/>
          <table:table-cell office:value-type="float" office:value="1.65" calcext:value-type="float">
            <text:p>1.65</text:p>
          </table:table-cell>
          <table:table-cell office:value-type="float" office:value="0.09750584" calcext:value-type="float">
            <text:p>0.09750584</text:p>
          </table:table-cell>
          <table:table-cell office:value-type="float" office:value="0.0206281" calcext:value-type="float">
            <text:p>0.0206281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116528130418678" calcext:value-type="float">
            <text:p>0.011652813</text:p>
          </table:table-cell>
          <table:table-cell office:value-type="float" office:value="0.016326697710656" calcext:value-type="float">
            <text:p>0.0163266977</text:p>
          </table:table-cell>
          <table:table-cell/>
          <table:table-cell office:value-type="float" office:value="1.65999999999999" calcext:value-type="float">
            <text:p>1.66</text:p>
          </table:table-cell>
          <table:table-cell table:formula="of:=[.A167]+0.09" office:value-type="float" office:value="0.101652813041868" calcext:value-type="float">
            <text:p>0.101652813</text:p>
          </table:table-cell>
          <table:table-cell table:formula="of:=[.B167]" office:value-type="float" office:value="0.016326697710656" calcext:value-type="float">
            <text:p>0.0163266977</text:p>
          </table:table-cell>
          <table:table-cell/>
          <table:table-cell office:value-type="float" office:value="1.66" calcext:value-type="float">
            <text:p>1.66</text:p>
          </table:table-cell>
          <table:table-cell office:value-type="float" office:value="0.09843603" calcext:value-type="float">
            <text:p>0.09843603</text:p>
          </table:table-cell>
          <table:table-cell office:value-type="float" office:value="0.019855" calcext:value-type="float">
            <text:p>0.01985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127780397997696" calcext:value-type="float">
            <text:p>0.0127780398</text:p>
          </table:table-cell>
          <table:table-cell office:value-type="float" office:value="0.0151443763756512" calcext:value-type="float">
            <text:p>0.0151443764</text:p>
          </table:table-cell>
          <table:table-cell/>
          <table:table-cell office:value-type="float" office:value="1.66999999999999" calcext:value-type="float">
            <text:p>1.67</text:p>
          </table:table-cell>
          <table:table-cell table:formula="of:=[.A168]+0.09" office:value-type="float" office:value="0.10277803979977" calcext:value-type="float">
            <text:p>0.1027780398</text:p>
          </table:table-cell>
          <table:table-cell table:formula="of:=[.B168]" office:value-type="float" office:value="0.0151443763756512" calcext:value-type="float">
            <text:p>0.0151443764</text:p>
          </table:table-cell>
          <table:table-cell/>
          <table:table-cell office:value-type="float" office:value="1.67" calcext:value-type="float">
            <text:p>1.67</text:p>
          </table:table-cell>
          <table:table-cell office:value-type="float" office:value="0.09940065" calcext:value-type="float">
            <text:p>0.09940065</text:p>
          </table:table-cell>
          <table:table-cell office:value-type="float" office:value="0.0189771" calcext:value-type="float">
            <text:p>0.0189771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139503616559754" calcext:value-type="float">
            <text:p>0.0139503617</text:p>
          </table:table-cell>
          <table:table-cell office:value-type="float" office:value="0.0138385728357024" calcext:value-type="float">
            <text:p>0.0138385728</text:p>
          </table:table-cell>
          <table:table-cell/>
          <table:table-cell office:value-type="float" office:value="1.67999999999999" calcext:value-type="float">
            <text:p>1.68</text:p>
          </table:table-cell>
          <table:table-cell table:formula="of:=[.A169]+0.09" office:value-type="float" office:value="0.103950361655975" calcext:value-type="float">
            <text:p>0.1039503617</text:p>
          </table:table-cell>
          <table:table-cell table:formula="of:=[.B169]" office:value-type="float" office:value="0.0138385728357024" calcext:value-type="float">
            <text:p>0.0138385728</text:p>
          </table:table-cell>
          <table:table-cell/>
          <table:table-cell office:value-type="float" office:value="1.68" calcext:value-type="float">
            <text:p>1.68</text:p>
          </table:table-cell>
          <table:table-cell office:value-type="float" office:value="0.1004031" calcext:value-type="float">
            <text:p>0.1004031</text:p>
          </table:table-cell>
          <table:table-cell office:value-type="float" office:value="0.0179907" calcext:value-type="float">
            <text:p>0.0179907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151736791262272" calcext:value-type="float">
            <text:p>0.0151736791</text:p>
          </table:table-cell>
          <table:table-cell office:value-type="float" office:value="0.0124043874538976" calcext:value-type="float">
            <text:p>0.0124043875</text:p>
          </table:table-cell>
          <table:table-cell/>
          <table:table-cell office:value-type="float" office:value="1.68999999999999" calcext:value-type="float">
            <text:p>1.69</text:p>
          </table:table-cell>
          <table:table-cell table:formula="of:=[.A170]+0.09" office:value-type="float" office:value="0.105173679126227" calcext:value-type="float">
            <text:p>0.1051736791</text:p>
          </table:table-cell>
          <table:table-cell table:formula="of:=[.B170]" office:value-type="float" office:value="0.0124043874538976" calcext:value-type="float">
            <text:p>0.0124043875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0.1014473" calcext:value-type="float">
            <text:p>0.1014473</text:p>
          </table:table-cell>
          <table:table-cell office:value-type="float" office:value="0.0168906" calcext:value-type="float">
            <text:p>0.0168906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Default" office:value-type="float" office:value="-0.013611586159949" calcext:value-type="float">
            <text:p>-0.0136115862</text:p>
          </table:table-cell>
          <table:table-cell table:style-name="Default" office:value-type="float" office:value="-0.0138982634128761" calcext:value-type="float">
            <text:p>-0.0138982634</text:p>
          </table:table-cell>
          <table:table-cell office:value-type="float" office:value="6" calcext:value-type="float">
            <text:p>6</text:p>
          </table:table-cell>
          <table:table-cell office:value-type="float" office:value="1.69999999999999" calcext:value-type="float">
            <text:p>1.7</text:p>
          </table:table-cell>
          <table:table-cell table:formula="of:=[.A171]+0.12" office:value-type="float" office:value="0.106388413840051" calcext:value-type="float">
            <text:p>0.1063884138</text:p>
          </table:table-cell>
          <table:table-cell table:formula="of:=[.B171]+0.025" office:value-type="float" office:value="0.0111017365871239" calcext:value-type="float">
            <text:p>0.011101736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025382" calcext:value-type="float">
            <text:p>0.1025382</text:p>
          </table:table-cell>
          <table:table-cell office:value-type="float" office:value="0.0156696" calcext:value-type="float">
            <text:p>0.0156696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Default" office:value-type="float" office:value="-0.012458837026368" calcext:value-type="float">
            <text:p>-0.012458837</text:p>
          </table:table-cell>
          <table:table-cell table:style-name="Default" office:value-type="float" office:value="-0.0150599300460608" calcext:value-type="float">
            <text:p>-0.01505993</text:p>
          </table:table-cell>
          <table:table-cell/>
          <table:table-cell office:value-type="float" office:value="1.70999999999999" calcext:value-type="float">
            <text:p>1.71</text:p>
          </table:table-cell>
          <table:table-cell table:formula="of:=[.A172]+0.12" office:value-type="float" office:value="0.107541162973632" calcext:value-type="float">
            <text:p>0.107541163</text:p>
          </table:table-cell>
          <table:table-cell table:formula="of:=[.B172]+0.025" office:value-type="float" office:value="0.0099400699539392" calcext:value-type="float">
            <text:p>0.00994007</text:p>
          </table:table-cell>
          <table:table-cell/>
          <table:table-cell office:value-type="float" office:value="1.71" calcext:value-type="float">
            <text:p>1.71</text:p>
          </table:table-cell>
          <table:table-cell office:value-type="float" office:value="0.1036761" calcext:value-type="float">
            <text:p>0.1036761</text:p>
          </table:table-cell>
          <table:table-cell office:value-type="float" office:value="0.014331" calcext:value-type="float">
            <text:p>0.014331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Default" office:value-type="float" office:value="-0.011362998202607" calcext:value-type="float">
            <text:p>-0.0113629982</text:p>
          </table:table-cell>
          <table:table-cell table:style-name="Default" office:value-type="float" office:value="-0.0160847828905115" calcext:value-type="float">
            <text:p>-0.0160847829</text:p>
          </table:table-cell>
          <table:table-cell/>
          <table:table-cell office:value-type="float" office:value="1.71999999999999" calcext:value-type="float">
            <text:p>1.72</text:p>
          </table:table-cell>
          <table:table-cell table:formula="of:=[.A173]+0.12" office:value-type="float" office:value="0.108637001797393" calcext:value-type="float">
            <text:p>0.1086370018</text:p>
          </table:table-cell>
          <table:table-cell table:formula="of:=[.B173]+0.025" office:value-type="float" office:value="0.0089152171094885" calcext:value-type="float">
            <text:p>0.0089152171</text:p>
          </table:table-cell>
          <table:table-cell/>
          <table:table-cell office:value-type="float" office:value="1.72" calcext:value-type="float">
            <text:p>1.72</text:p>
          </table:table-cell>
          <table:table-cell office:value-type="float" office:value="0.1048397" calcext:value-type="float">
            <text:p>0.1048397</text:p>
          </table:table-cell>
          <table:table-cell office:value-type="float" office:value="0.0129335" calcext:value-type="float">
            <text:p>0.0129335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table:style-name="Default" office:value-type="float" office:value="-0.010319226255776" calcext:value-type="float">
            <text:p>-0.0103192263</text:p>
          </table:table-cell>
          <table:table-cell table:style-name="Default" office:value-type="float" office:value="-0.0169766758919712" calcext:value-type="float">
            <text:p>-0.0169766759</text:p>
          </table:table-cell>
          <table:table-cell/>
          <table:table-cell office:value-type="float" office:value="1.72999999999999" calcext:value-type="float">
            <text:p>1.73</text:p>
          </table:table-cell>
          <table:table-cell table:formula="of:=[.A174]+0.12" office:value-type="float" office:value="0.109680773744224" calcext:value-type="float">
            <text:p>0.1096807737</text:p>
          </table:table-cell>
          <table:table-cell table:formula="of:=[.B174]+0.025" office:value-type="float" office:value="0.0080233241080288" calcext:value-type="float">
            <text:p>0.0080233241</text:p>
          </table:table-cell>
          <table:table-cell/>
          <table:table-cell office:value-type="float" office:value="1.73" calcext:value-type="float">
            <text:p>1.73</text:p>
          </table:table-cell>
          <table:table-cell office:value-type="float" office:value="0.1059778" calcext:value-type="float">
            <text:p>0.1059778</text:p>
          </table:table-cell>
          <table:table-cell office:value-type="float" office:value="0.0116099" calcext:value-type="float">
            <text:p>0.0116099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table:style-name="Default" office:value-type="float" office:value="-0.009322895990625" calcext:value-type="float">
            <text:p>-0.009322896</text:p>
          </table:table-cell>
          <table:table-cell table:style-name="Default" office:value-type="float" office:value="-0.0177391352139149" calcext:value-type="float">
            <text:p>-0.0177391352</text:p>
          </table:table-cell>
          <table:table-cell/>
          <table:table-cell office:value-type="float" office:value="1.73999999999999" calcext:value-type="float">
            <text:p>1.74</text:p>
          </table:table-cell>
          <table:table-cell table:formula="of:=[.A175]+0.12" office:value-type="float" office:value="0.110677104009375" calcext:value-type="float">
            <text:p>0.110677104</text:p>
          </table:table-cell>
          <table:table-cell table:formula="of:=[.B175]+0.025" office:value-type="float" office:value="0.0072608647860851" calcext:value-type="float">
            <text:p>0.0072608648</text:p>
          </table:table-cell>
          <table:table-cell/>
          <table:table-cell office:value-type="float" office:value="1.74" calcext:value-type="float">
            <text:p>1.74</text:p>
          </table:table-cell>
          <table:table-cell office:value-type="float" office:value="0.1070689" calcext:value-type="float">
            <text:p>0.1070689</text:p>
          </table:table-cell>
          <table:table-cell office:value-type="float" office:value="0.0104189" calcext:value-type="float">
            <text:p>0.0104189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table:style-name="Default" office:value-type="float" office:value="-0.008369586823424" calcext:value-type="float">
            <text:p>-0.0083695868</text:p>
          </table:table-cell>
          <table:table-cell table:style-name="Default" office:value-type="float" office:value="-0.0183753479543936" calcext:value-type="float">
            <text:p>-0.018375348</text:p>
          </table:table-cell>
          <table:table-cell/>
          <table:table-cell office:value-type="float" office:value="1.74999999999999" calcext:value-type="float">
            <text:p>1.75</text:p>
          </table:table-cell>
          <table:table-cell table:formula="of:=[.A176]+0.12" office:value-type="float" office:value="0.111630413176576" calcext:value-type="float">
            <text:p>0.1116304132</text:p>
          </table:table-cell>
          <table:table-cell table:formula="of:=[.B176]+0.025" office:value-type="float" office:value="0.0066246520456064" calcext:value-type="float">
            <text:p>0.006624652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0.1081135" calcext:value-type="float">
            <text:p>0.1081135</text:p>
          </table:table-cell>
          <table:table-cell office:value-type="float" office:value="0.00936425" calcext:value-type="float">
            <text:p>0.00936425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table:style-name="Default" office:value-type="float" office:value="-0.007455069155843" calcext:value-type="float">
            <text:p>-0.0074550692</text:p>
          </table:table-cell>
          <table:table-cell table:style-name="Default" office:value-type="float" office:value="-0.0188881508628783" calcext:value-type="float">
            <text:p>-0.0188881509</text:p>
          </table:table-cell>
          <table:table-cell/>
          <table:table-cell office:value-type="float" office:value="1.75999999999999" calcext:value-type="float">
            <text:p>1.76</text:p>
          </table:table-cell>
          <table:table-cell table:formula="of:=[.A177]+0.12" office:value-type="float" office:value="0.112544930844157" calcext:value-type="float">
            <text:p>0.1125449308</text:p>
          </table:table-cell>
          <table:table-cell table:formula="of:=[.B177]+0.025" office:value-type="float" office:value="0.0061118491371217" calcext:value-type="float">
            <text:p>0.0061118491</text:p>
          </table:table-cell>
          <table:table-cell/>
          <table:table-cell office:value-type="float" office:value="1.76" calcext:value-type="float">
            <text:p>1.76</text:p>
          </table:table-cell>
          <table:table-cell office:value-type="float" office:value="0.1091168" calcext:value-type="float">
            <text:p>0.1091168</text:p>
          </table:table-cell>
          <table:table-cell office:value-type="float" office:value="0.00844045" calcext:value-type="float">
            <text:p>0.00844045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table:style-name="Default" office:value-type="float" office:value="-0.006575290748832" calcext:value-type="float">
            <text:p>-0.0065752907</text:p>
          </table:table-cell>
          <table:table-cell table:style-name="Default" office:value-type="float" office:value="-0.019280019057104" calcext:value-type="float">
            <text:p>-0.0192800191</text:p>
          </table:table-cell>
          <table:table-cell/>
          <table:table-cell office:value-type="float" office:value="1.76999999999999" calcext:value-type="float">
            <text:p>1.77</text:p>
          </table:table-cell>
          <table:table-cell table:formula="of:=[.A178]+0.12" office:value-type="float" office:value="0.113424709251168" calcext:value-type="float">
            <text:p>0.1134247093</text:p>
          </table:table-cell>
          <table:table-cell table:formula="of:=[.B178]+0.025" office:value-type="float" office:value="0.005719980942896" calcext:value-type="float">
            <text:p>0.0057199809</text:p>
          </table:table-cell>
          <table:table-cell/>
          <table:table-cell office:value-type="float" office:value="1.77" calcext:value-type="float">
            <text:p>1.77</text:p>
          </table:table-cell>
          <table:table-cell office:value-type="float" office:value="0.1100828" calcext:value-type="float">
            <text:p>0.1100828</text:p>
          </table:table-cell>
          <table:table-cell office:value-type="float" office:value="0.00764305" calcext:value-type="float">
            <text:p>0.00764305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table:style-name="Default" office:value-type="float" office:value="-0.005726363096501" calcext:value-type="float">
            <text:p>-0.0057263631</text:p>
          </table:table-cell>
          <table:table-cell table:style-name="Default" office:value-type="float" office:value="-0.0195530547399137" calcext:value-type="float">
            <text:p>-0.0195530547</text:p>
          </table:table-cell>
          <table:table-cell/>
          <table:table-cell office:value-type="float" office:value="1.77999999999999" calcext:value-type="float">
            <text:p>1.78</text:p>
          </table:table-cell>
          <table:table-cell table:formula="of:=[.A179]+0.12" office:value-type="float" office:value="0.114273636903499" calcext:value-type="float">
            <text:p>0.1142736369</text:p>
          </table:table-cell>
          <table:table-cell table:formula="of:=[.B179]+0.025" office:value-type="float" office:value="0.0054469452600863" calcext:value-type="float">
            <text:p>0.0054469453</text:p>
          </table:table-cell>
          <table:table-cell/>
          <table:table-cell office:value-type="float" office:value="1.78" calcext:value-type="float">
            <text:p>1.78</text:p>
          </table:table-cell>
          <table:table-cell office:value-type="float" office:value="0.1110152" calcext:value-type="float">
            <text:p>0.1110152</text:p>
          </table:table-cell>
          <table:table-cell office:value-type="float" office:value="0.00696875" calcext:value-type="float">
            <text:p>0.00696875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table:style-name="Default" office:value-type="float" office:value="-0.0049045478" calcext:value-type="float">
            <text:p>-0.0049045478</text:p>
          </table:table-cell>
          <table:table-cell table:style-name="Default" office:value-type="float" office:value="-0.0197089759161024" calcext:value-type="float">
            <text:p>-0.0197089759</text:p>
          </table:table-cell>
          <table:table-cell/>
          <table:table-cell office:value-type="float" office:value="1.78999999999999" calcext:value-type="float">
            <text:p>1.79</text:p>
          </table:table-cell>
          <table:table-cell table:formula="of:=[.A180]+0.12" office:value-type="float" office:value="0.1150954522" calcext:value-type="float">
            <text:p>0.1150954522</text:p>
          </table:table-cell>
          <table:table-cell table:formula="of:=[.B180]+0.025" office:value-type="float" office:value="0.0052910240838976" calcext:value-type="float">
            <text:p>0.0052910241</text:p>
          </table:table-cell>
          <table:table-cell/>
          <table:table-cell office:value-type="float" office:value="1.79" calcext:value-type="float">
            <text:p>1.79</text:p>
          </table:table-cell>
          <table:table-cell office:value-type="float" office:value="0.111917" calcext:value-type="float">
            <text:p>0.111917</text:p>
          </table:table-cell>
          <table:table-cell office:value-type="float" office:value="0.00641487" calcext:value-type="float">
            <text:p>0.00641487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table:style-name="Default" office:value-type="float" office:value="-0.004106242941399" calcext:value-type="float">
            <text:p>-0.0041062429</text:p>
          </table:table-cell>
          <table:table-cell table:style-name="Default" office:value-type="float" office:value="-0.0197491051092611" calcext:value-type="float">
            <text:p>-0.0197491051</text:p>
          </table:table-cell>
          <table:table-cell/>
          <table:table-cell office:value-type="float" office:value="1.79999999999999" calcext:value-type="float">
            <text:p>1.8</text:p>
          </table:table-cell>
          <table:table-cell table:formula="of:=[.A181]+0.12" office:value-type="float" office:value="0.115893757058601" calcext:value-type="float">
            <text:p>0.1158937571</text:p>
          </table:table-cell>
          <table:table-cell table:formula="of:=[.B181]+0.025" office:value-type="float" office:value="0.0052508948907389" calcext:value-type="float">
            <text:p>0.005250894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1127915" calcext:value-type="float">
            <text:p>0.1127915</text:p>
          </table:table-cell>
          <table:table-cell office:value-type="float" office:value="0.00597917" calcext:value-type="float">
            <text:p>0.00597917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table:style-name="Default" office:value-type="float" office:value="-0.003327969457568" calcext:value-type="float">
            <text:p>-0.0033279695</text:p>
          </table:table-cell>
          <table:table-cell table:style-name="Default" office:value-type="float" office:value="-0.0196743580786208" calcext:value-type="float">
            <text:p>-0.0196743581</text:p>
          </table:table-cell>
          <table:table-cell/>
          <table:table-cell office:value-type="float" office:value="1.80999999999999" calcext:value-type="float">
            <text:p>1.81</text:p>
          </table:table-cell>
          <table:table-cell table:formula="of:=[.A182]+0.12" office:value-type="float" office:value="0.116672030542432" calcext:value-type="float">
            <text:p>0.1166720305</text:p>
          </table:table-cell>
          <table:table-cell table:formula="of:=[.B182]+0.025" office:value-type="float" office:value="0.0053256419213792" calcext:value-type="float">
            <text:p>0.0053256419</text:p>
          </table:table-cell>
          <table:table-cell/>
          <table:table-cell office:value-type="float" office:value="1.81" calcext:value-type="float">
            <text:p>1.81</text:p>
          </table:table-cell>
          <table:table-cell office:value-type="float" office:value="0.1136417" calcext:value-type="float">
            <text:p>0.1136417</text:p>
          </table:table-cell>
          <table:table-cell office:value-type="float" office:value="0.00565983" calcext:value-type="float">
            <text:p>0.00565983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table:style-name="Default" office:value-type="float" office:value="-0.002566357514057" calcext:value-type="float">
            <text:p>-0.0025663575</text:p>
          </table:table-cell>
          <table:table-cell table:style-name="Default" office:value-type="float" office:value="-0.0194852325358965" calcext:value-type="float">
            <text:p>-0.0194852325</text:p>
          </table:table-cell>
          <table:table-cell/>
          <table:table-cell office:value-type="float" office:value="1.81999999999999" calcext:value-type="float">
            <text:p>1.82</text:p>
          </table:table-cell>
          <table:table-cell table:formula="of:=[.A183]+0.12" office:value-type="float" office:value="0.117433642485943" calcext:value-type="float">
            <text:p>0.1174336425</text:p>
          </table:table-cell>
          <table:table-cell table:formula="of:=[.B183]+0.025" office:value-type="float" office:value="0.0055147674641035" calcext:value-type="float">
            <text:p>0.0055147675</text:p>
          </table:table-cell>
          <table:table-cell/>
          <table:table-cell office:value-type="float" office:value="1.82" calcext:value-type="float">
            <text:p>1.82</text:p>
          </table:table-cell>
          <table:table-cell office:value-type="float" office:value="0.1144706" calcext:value-type="float">
            <text:p>0.1144706</text:p>
          </table:table-cell>
          <table:table-cell office:value-type="float" office:value="0.00545548" calcext:value-type="float">
            <text:p>0.00545548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table:style-name="Default" office:value-type="float" office:value="-0.001818132878976" calcext:value-type="float">
            <text:p>-0.0018181329</text:p>
          </table:table-cell>
          <table:table-cell table:style-name="Default" office:value-type="float" office:value="-0.0191817968621312" calcext:value-type="float">
            <text:p>-0.0191817969</text:p>
          </table:table-cell>
          <table:table-cell/>
          <table:table-cell office:value-type="float" office:value="1.82999999999999" calcext:value-type="float">
            <text:p>1.83</text:p>
          </table:table-cell>
          <table:table-cell table:formula="of:=[.A184]+0.12" office:value-type="float" office:value="0.118181867121024" calcext:value-type="float">
            <text:p>0.1181818671</text:p>
          </table:table-cell>
          <table:table-cell table:formula="of:=[.B184]+0.025" office:value-type="float" office:value="0.0058182031378688" calcext:value-type="float">
            <text:p>0.0058182031</text:p>
          </table:table-cell>
          <table:table-cell/>
          <table:table-cell office:value-type="float" office:value="1.83" calcext:value-type="float">
            <text:p>1.83</text:p>
          </table:table-cell>
          <table:table-cell office:value-type="float" office:value="0.115281" calcext:value-type="float">
            <text:p>0.115281</text:p>
          </table:table-cell>
          <table:table-cell office:value-type="float" office:value="0.00536516" calcext:value-type="float">
            <text:p>0.00536516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table:style-name="Default" office:value-type="float" office:value="-0.001080103296875" calcext:value-type="float">
            <text:p>-0.0010801033</text:p>
          </table:table-cell>
          <table:table-cell table:style-name="Default" office:value-type="float" office:value="-0.0187636788245399" calcext:value-type="float">
            <text:p>-0.0187636788</text:p>
          </table:table-cell>
          <table:table-cell/>
          <table:table-cell office:value-type="float" office:value="1.83999999999999" calcext:value-type="float">
            <text:p>1.84</text:p>
          </table:table-cell>
          <table:table-cell table:formula="of:=[.A185]+0.12" office:value-type="float" office:value="0.118919896703125" calcext:value-type="float">
            <text:p>0.1189198967</text:p>
          </table:table-cell>
          <table:table-cell table:formula="of:=[.B185]+0.025" office:value-type="float" office:value="0.0062363211754601" calcext:value-type="float">
            <text:p>0.0062363212</text:p>
          </table:table-cell>
          <table:table-cell/>
          <table:table-cell office:value-type="float" office:value="1.84" calcext:value-type="float">
            <text:p>1.84</text:p>
          </table:table-cell>
          <table:table-cell office:value-type="float" office:value="0.1160759" calcext:value-type="float">
            <text:p>0.1160759</text:p>
          </table:table-cell>
          <table:table-cell office:value-type="float" office:value="0.00538836" calcext:value-type="float">
            <text:p>0.00538836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table:style-name="Default" office:value-type="float" office:value="-0.000349144862624001" calcext:value-type="float">
            <text:p>-0.0003491449</text:p>
          </table:table-cell>
          <table:table-cell table:style-name="Default" office:value-type="float" office:value="-0.0182300542933536" calcext:value-type="float">
            <text:p>-0.0182300543</text:p>
          </table:table-cell>
          <table:table-cell/>
          <table:table-cell office:value-type="float" office:value="1.84999999999999" calcext:value-type="float">
            <text:p>1.85</text:p>
          </table:table-cell>
          <table:table-cell table:formula="of:=[.A186]+0.12" office:value-type="float" office:value="0.119650855137376" calcext:value-type="float">
            <text:p>0.1196508551</text:p>
          </table:table-cell>
          <table:table-cell table:formula="of:=[.B186]+0.025" office:value-type="float" office:value="0.0067699457066464" calcext:value-type="float">
            <text:p>0.0067699457</text:p>
          </table:table-cell>
          <table:table-cell/>
          <table:table-cell office:value-type="float" office:value="1.85" calcext:value-type="float">
            <text:p>1.85</text:p>
          </table:table-cell>
          <table:table-cell office:value-type="float" office:value="0.1168581" calcext:value-type="float">
            <text:p>0.1168581</text:p>
          </table:table-cell>
          <table:table-cell office:value-type="float" office:value="0.00552499" calcext:value-type="float">
            <text:p>0.00552499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table:style-name="Default" office:value-type="float" office:value="0.000377811604707" calcext:value-type="float">
            <text:p>0.0003778116</text:p>
          </table:table-cell>
          <table:table-cell table:style-name="Default" office:value-type="float" office:value="-0.0175796359586633" calcext:value-type="float">
            <text:p>-0.017579636</text:p>
          </table:table-cell>
          <table:table-cell/>
          <table:table-cell office:value-type="float" office:value="1.85999999999999" calcext:value-type="float">
            <text:p>1.86</text:p>
          </table:table-cell>
          <table:table-cell table:formula="of:=[.A187]+0.12" office:value-type="float" office:value="0.120377811604707" calcext:value-type="float">
            <text:p>0.1203778116</text:p>
          </table:table-cell>
          <table:table-cell table:formula="of:=[.B187]+0.025" office:value-type="float" office:value="0.0074203640413367" calcext:value-type="float">
            <text:p>0.007420364</text:p>
          </table:table-cell>
          <table:table-cell/>
          <table:table-cell office:value-type="float" office:value="1.86" calcext:value-type="float">
            <text:p>1.86</text:p>
          </table:table-cell>
          <table:table-cell office:value-type="float" office:value="0.1176302" calcext:value-type="float">
            <text:p>0.1176302</text:p>
          </table:table-cell>
          <table:table-cell office:value-type="float" office:value="0.00577536" calcext:value-type="float">
            <text:p>0.00577536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table:style-name="Default" office:value-type="float" office:value="0.001103794187968" calcext:value-type="float">
            <text:p>0.0011037942</text:p>
          </table:table-cell>
          <table:table-cell table:style-name="Default" office:value-type="float" office:value="-0.016810662047264" calcext:value-type="float">
            <text:p>-0.016810662</text:p>
          </table:table-cell>
          <table:table-cell/>
          <table:table-cell office:value-type="float" office:value="1.86999999999999" calcext:value-type="float">
            <text:p>1.87</text:p>
          </table:table-cell>
          <table:table-cell table:formula="of:=[.A188]+0.12" office:value-type="float" office:value="0.121103794187968" calcext:value-type="float">
            <text:p>0.1211037942</text:p>
          </table:table-cell>
          <table:table-cell table:formula="of:=[.B188]+0.025" office:value-type="float" office:value="0.008189337952736" calcext:value-type="float">
            <text:p>0.008189338</text:p>
          </table:table-cell>
          <table:table-cell/>
          <table:table-cell office:value-type="float" office:value="1.87" calcext:value-type="float">
            <text:p>1.87</text:p>
          </table:table-cell>
          <table:table-cell office:value-type="float" office:value="0.1183951" calcext:value-type="float">
            <text:p>0.1183951</text:p>
          </table:table-cell>
          <table:table-cell office:value-type="float" office:value="0.00614022" calcext:value-type="float">
            <text:p>0.00614022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table:style-name="Default" office:value-type="float" office:value="0.001831803498049" calcext:value-type="float">
            <text:p>0.0018318035</text:p>
          </table:table-cell>
          <table:table-cell table:style-name="Default" office:value-type="float" office:value="-0.0159208850394987" calcext:value-type="float">
            <text:p>-0.015920885</text:p>
          </table:table-cell>
          <table:table-cell/>
          <table:table-cell office:value-type="float" office:value="1.87999999999999" calcext:value-type="float">
            <text:p>1.88</text:p>
          </table:table-cell>
          <table:table-cell table:formula="of:=[.A189]+0.12" office:value-type="float" office:value="0.121831803498049" calcext:value-type="float">
            <text:p>0.1218318035</text:p>
          </table:table-cell>
          <table:table-cell table:formula="of:=[.B189]+0.025" office:value-type="float" office:value="0.0090791149605013" calcext:value-type="float">
            <text:p>0.009079115</text:p>
          </table:table-cell>
          <table:table-cell/>
          <table:table-cell office:value-type="float" office:value="1.88" calcext:value-type="float">
            <text:p>1.88</text:p>
          </table:table-cell>
          <table:table-cell office:value-type="float" office:value="0.1191553" calcext:value-type="float">
            <text:p>0.1191553</text:p>
          </table:table-cell>
          <table:table-cell office:value-type="float" office:value="0.00662076" calcext:value-type="float">
            <text:p>0.00662076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table:style-name="Default" office:value-type="float" office:value="0.0025648263" calcext:value-type="float">
            <text:p>0.0025648263</text:p>
          </table:table-cell>
          <table:table-cell table:style-name="Default" office:value-type="float" office:value="-0.0149075603861024" calcext:value-type="float">
            <text:p>-0.0149075604</text:p>
          </table:table-cell>
          <table:table-cell/>
          <table:table-cell office:value-type="float" office:value="1.88999999999999" calcext:value-type="float">
            <text:p>1.89</text:p>
          </table:table-cell>
          <table:table-cell table:formula="of:=[.A190]+0.12" office:value-type="float" office:value="0.1225648263" calcext:value-type="float">
            <text:p>0.1225648263</text:p>
          </table:table-cell>
          <table:table-cell table:formula="of:=[.B190]+0.025" office:value-type="float" office:value="0.0100924396138976" calcext:value-type="float">
            <text:p>0.0100924396</text:p>
          </table:table-cell>
          <table:table-cell/>
          <table:table-cell office:value-type="float" office:value="1.89" calcext:value-type="float">
            <text:p>1.89</text:p>
          </table:table-cell>
          <table:table-cell office:value-type="float" office:value="0.1199137" calcext:value-type="float">
            <text:p>0.1199137</text:p>
          </table:table-cell>
          <table:table-cell office:value-type="float" office:value="0.00721858" calcext:value-type="float">
            <text:p>0.00721858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table:style-name="Default" office:value-type="float" office:value="0.003305849139151" calcext:value-type="float">
            <text:p>0.0033058491</text:p>
          </table:table-cell>
          <table:table-cell table:style-name="Default" office:value-type="float" office:value="-0.0137674352250461" calcext:value-type="float">
            <text:p>-0.0137674352</text:p>
          </table:table-cell>
          <table:table-cell/>
          <table:table-cell office:value-type="float" office:value="1.89999999999999" calcext:value-type="float">
            <text:p>1.9</text:p>
          </table:table-cell>
          <table:table-cell table:formula="of:=[.A191]+0.12" office:value-type="float" office:value="0.123305849139151" calcext:value-type="float">
            <text:p>0.1233058491</text:p>
          </table:table-cell>
          <table:table-cell table:formula="of:=[.B191]+0.025" office:value-type="float" office:value="0.0112325647749539" calcext:value-type="float">
            <text:p>0.011232564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.1206728" calcext:value-type="float">
            <text:p>0.1206728</text:p>
          </table:table-cell>
          <table:table-cell office:value-type="float" office:value="0.00793572" calcext:value-type="float">
            <text:p>0.00793572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table:style-name="Default" office:value-type="float" office:value="0.004057871967232" calcext:value-type="float">
            <text:p>0.004057872</text:p>
          </table:table-cell>
          <table:table-cell table:style-name="Default" office:value-type="float" office:value="-0.0124967370983808" calcext:value-type="float">
            <text:p>-0.0124967371</text:p>
          </table:table-cell>
          <table:table-cell/>
          <table:table-cell office:value-type="float" office:value="1.90999999999999" calcext:value-type="float">
            <text:p>1.91</text:p>
          </table:table-cell>
          <table:table-cell table:formula="of:=[.A192]+0.12" office:value-type="float" office:value="0.124057871967232" calcext:value-type="float">
            <text:p>0.124057872</text:p>
          </table:table-cell>
          <table:table-cell table:formula="of:=[.B192]+0.025" office:value-type="float" office:value="0.0125032629016192" calcext:value-type="float">
            <text:p>0.0125032629</text:p>
          </table:table-cell>
          <table:table-cell/>
          <table:table-cell office:value-type="float" office:value="1.91" calcext:value-type="float">
            <text:p>1.91</text:p>
          </table:table-cell>
          <table:table-cell office:value-type="float" office:value="0.1214355" calcext:value-type="float">
            <text:p>0.1214355</text:p>
          </table:table-cell>
          <table:table-cell office:value-type="float" office:value="0.00877467" calcext:value-type="float">
            <text:p>0.00877467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table:style-name="Default" office:value-type="float" office:value="0.004823921768493" calcext:value-type="float">
            <text:p>0.0048239218</text:p>
          </table:table-cell>
          <table:table-cell table:style-name="Default" office:value-type="float" office:value="-0.0110911626690815" calcext:value-type="float">
            <text:p>-0.0110911627</text:p>
          </table:table-cell>
          <table:table-cell/>
          <table:table-cell office:value-type="float" office:value="1.91999999999999" calcext:value-type="float">
            <text:p>1.92</text:p>
          </table:table-cell>
          <table:table-cell table:formula="of:=[.A193]+0.12" office:value-type="float" office:value="0.124823921768493" calcext:value-type="float">
            <text:p>0.1248239218</text:p>
          </table:table-cell>
          <table:table-cell table:formula="of:=[.B193]+0.025" office:value-type="float" office:value="0.0139088373309185" calcext:value-type="float">
            <text:p>0.0139088373</text:p>
          </table:table-cell>
          <table:table-cell/>
          <table:table-cell office:value-type="float" office:value="1.92" calcext:value-type="float">
            <text:p>1.92</text:p>
          </table:table-cell>
          <table:table-cell office:value-type="float" office:value="0.1222044" calcext:value-type="float">
            <text:p>0.1222044</text:p>
          </table:table-cell>
          <table:table-cell office:value-type="float" office:value="0.00973824" calcext:value-type="float">
            <text:p>0.00973824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table:style-name="Default" office:value-type="float" office:value="0.00560706618582399" calcext:value-type="float">
            <text:p>0.0056070662</text:p>
          </table:table-cell>
          <table:table-cell table:style-name="Default" office:value-type="float" office:value="-0.00954586643789118" calcext:value-type="float">
            <text:p>-0.0095458664</text:p>
          </table:table-cell>
          <table:table-cell/>
          <table:table-cell office:value-type="float" office:value="1.92999999999999" calcext:value-type="float">
            <text:p>1.93</text:p>
          </table:table-cell>
          <table:table-cell table:formula="of:=[.A194]+0.12" office:value-type="float" office:value="0.125607066185824" calcext:value-type="float">
            <text:p>0.1256070662</text:p>
          </table:table-cell>
          <table:table-cell table:formula="of:=[.B194]+0.025" office:value-type="float" office:value="0.0154541335621088" calcext:value-type="float">
            <text:p>0.0154541336</text:p>
          </table:table-cell>
          <table:table-cell/>
          <table:table-cell office:value-type="float" office:value="1.93" calcext:value-type="float">
            <text:p>1.93</text:p>
          </table:table-cell>
          <table:table-cell office:value-type="float" office:value="0.1229822" calcext:value-type="float">
            <text:p>0.1229822</text:p>
          </table:table-cell>
          <table:table-cell office:value-type="float" office:value="0.0108293" calcext:value-type="float">
            <text:p>0.0108293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table:style-name="Default" office:value-type="float" office:value="0.006410427146875" calcext:value-type="float">
            <text:p>0.0064104271</text:p>
          </table:table-cell>
          <table:table-cell table:style-name="Default" office:value-type="float" office:value="-0.00785544946016488" calcext:value-type="float">
            <text:p>-0.0078554495</text:p>
          </table:table-cell>
          <table:table-cell/>
          <table:table-cell office:value-type="float" office:value="1.93999999999999" calcext:value-type="float">
            <text:p>1.94</text:p>
          </table:table-cell>
          <table:table-cell table:formula="of:=[.A195]+0.12" office:value-type="float" office:value="0.126410427146875" calcext:value-type="float">
            <text:p>0.1264104271</text:p>
          </table:table-cell>
          <table:table-cell table:formula="of:=[.B195]+0.025" office:value-type="float" office:value="0.0171445505398351" calcext:value-type="float">
            <text:p>0.0171445505</text:p>
          </table:table-cell>
          <table:table-cell/>
          <table:table-cell office:value-type="float" office:value="1.94" calcext:value-type="float">
            <text:p>1.94</text:p>
          </table:table-cell>
          <table:table-cell office:value-type="float" office:value="0.1237717" calcext:value-type="float">
            <text:p>0.1237717</text:p>
          </table:table-cell>
          <table:table-cell office:value-type="float" office:value="0.0120515" calcext:value-type="float">
            <text:p>0.0120515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table:style-name="Default" office:value-type="float" office:value="0.007237194490176" calcext:value-type="float">
            <text:p>0.0072371945</text:p>
          </table:table-cell>
          <table:table-cell table:style-name="Default" office:value-type="float" office:value="-0.00601394806271357" calcext:value-type="float">
            <text:p>-0.0060139481</text:p>
          </table:table-cell>
          <table:table-cell/>
          <table:table-cell office:value-type="float" office:value="1.94999999999999" calcext:value-type="float">
            <text:p>1.95</text:p>
          </table:table-cell>
          <table:table-cell table:formula="of:=[.A196]+0.12" office:value-type="float" office:value="0.127237194490176" calcext:value-type="float">
            <text:p>0.1272371945</text:p>
          </table:table-cell>
          <table:table-cell table:formula="of:=[.B196]+0.025" office:value-type="float" office:value="0.0189860519372864" calcext:value-type="float">
            <text:p>0.0189860519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0.1245758" calcext:value-type="float">
            <text:p>0.1245758</text:p>
          </table:table-cell>
          <table:table-cell office:value-type="float" office:value="0.0134093" calcext:value-type="float">
            <text:p>0.0134093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table:style-name="Default" office:value-type="float" office:value="0.008090639591257" calcext:value-type="float">
            <text:p>0.0080906396</text:p>
          </table:table-cell>
          <table:table-cell table:style-name="Default" office:value-type="float" office:value="-0.00401482256064827" calcext:value-type="float">
            <text:p>-0.0040148226</text:p>
          </table:table-cell>
          <table:table-cell/>
          <table:table-cell office:value-type="float" office:value="1.95999999999999" calcext:value-type="float">
            <text:p>1.96</text:p>
          </table:table-cell>
          <table:table-cell table:formula="of:=[.A197]+0.12" office:value-type="float" office:value="0.128090639591257" calcext:value-type="float">
            <text:p>0.1280906396</text:p>
          </table:table-cell>
          <table:table-cell table:formula="of:=[.B197]+0.025" office:value-type="float" office:value="0.0209851774393517" calcext:value-type="float">
            <text:p>0.0209851774</text:p>
          </table:table-cell>
          <table:table-cell/>
          <table:table-cell office:value-type="float" office:value="1.96" calcext:value-type="float">
            <text:p>1.96</text:p>
          </table:table-cell>
          <table:table-cell office:value-type="float" office:value="0.1253973" calcext:value-type="float">
            <text:p>0.1253973</text:p>
          </table:table-cell>
          <table:table-cell office:value-type="float" office:value="0.0149074" calcext:value-type="float">
            <text:p>0.0149074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table:style-name="Default" office:value-type="float" office:value="0.00897412898876801" calcext:value-type="float">
            <text:p>0.008974129</text:p>
          </table:table-cell>
          <table:table-cell table:style-name="Default" office:value-type="float" office:value="-0.00185094597422397" calcext:value-type="float">
            <text:p>-0.001850946</text:p>
          </table:table-cell>
          <table:table-cell/>
          <table:table-cell office:value-type="float" office:value="1.96999999999999" calcext:value-type="float">
            <text:p>1.97</text:p>
          </table:table-cell>
          <table:table-cell table:formula="of:=[.A198]+0.12" office:value-type="float" office:value="0.128974128988768" calcext:value-type="float">
            <text:p>0.128974129</text:p>
          </table:table-cell>
          <table:table-cell table:formula="of:=[.B198]+0.025" office:value-type="float" office:value="0.023149054025776" calcext:value-type="float">
            <text:p>0.023149054</text:p>
          </table:table-cell>
          <table:table-cell/>
          <table:table-cell office:value-type="float" office:value="1.97" calcext:value-type="float">
            <text:p>1.97</text:p>
          </table:table-cell>
          <table:table-cell office:value-type="float" office:value="0.1262391" calcext:value-type="float">
            <text:p>0.1262391</text:p>
          </table:table-cell>
          <table:table-cell office:value-type="float" office:value="0.0165514" calcext:value-type="float">
            <text:p>0.0165514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table:style-name="Default" office:value-type="float" office:value="0.00989113801059899" calcext:value-type="float">
            <text:p>0.009891138</text:p>
          </table:table-cell>
          <table:table-cell table:style-name="Default" office:value-type="float" office:value="0.000485407254316322" calcext:value-type="float">
            <text:p>0.0004854073</text:p>
          </table:table-cell>
          <table:table-cell/>
          <table:table-cell office:value-type="float" office:value="1.97999999999999" calcext:value-type="float">
            <text:p>1.98</text:p>
          </table:table-cell>
          <table:table-cell table:formula="of:=[.A199]+0.12" office:value-type="float" office:value="0.129891138010599" calcext:value-type="float">
            <text:p>0.129891138</text:p>
          </table:table-cell>
          <table:table-cell table:formula="of:=[.B199]+0.025" office:value-type="float" office:value="0.0254854072543163" calcext:value-type="float">
            <text:p>0.0254854073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0.1271043" calcext:value-type="float">
            <text:p>0.1271043</text:p>
          </table:table-cell>
          <table:table-cell office:value-type="float" office:value="0.0183472" calcext:value-type="float">
            <text:p>0.0183472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table:style-name="Default" office:value-type="float" office:value="0.0108452644" calcext:value-type="float">
            <text:p>0.0108452644</text:p>
          </table:table-cell>
          <table:table-cell table:style-name="Default" office:value-type="float" office:value="0.00300257254389763" calcext:value-type="float">
            <text:p>0.0030025725</text:p>
          </table:table-cell>
          <table:table-cell/>
          <table:table-cell office:value-type="float" office:value="1.98999999999999" calcext:value-type="float">
            <text:p>1.99</text:p>
          </table:table-cell>
          <table:table-cell table:formula="of:=[.A200]+0.12" office:value-type="float" office:value="0.1308452644" calcext:value-type="float">
            <text:p>0.1308452644</text:p>
          </table:table-cell>
          <table:table-cell table:formula="of:=[.B200]+0.025" office:value-type="float" office:value="0.0280025725438976" calcext:value-type="float">
            <text:p>0.0280025725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0.127996" calcext:value-type="float">
            <text:p>0.127996</text:p>
          </table:table-cell>
          <table:table-cell office:value-type="float" office:value="0.0203012" calcext:value-type="float">
            <text:p>0.0203012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table:style-name="Default" office:value-type="float" office:value="0.011840241941701" calcext:value-type="float">
            <text:p>0.0118402419</text:p>
          </table:table-cell>
          <table:table-cell table:style-name="Default" office:value-type="float" office:value="0.00570950645776893" calcext:value-type="float">
            <text:p>0.0057095065</text:p>
          </table:table-cell>
          <table:table-cell/>
          <table:table-cell office:value-type="float" office:value="1.99999999999999" calcext:value-type="float">
            <text:p>2</text:p>
          </table:table-cell>
          <table:table-cell table:formula="of:=[.A201]+0.12" office:value-type="float" office:value="0.131840241941701" calcext:value-type="float">
            <text:p>0.1318402419</text:p>
          </table:table-cell>
          <table:table-cell table:formula="of:=[.B201]+0.025" office:value-type="float" office:value="0.0307095064577689" calcext:value-type="float">
            <text:p>0.03070950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289174" calcext:value-type="float">
            <text:p>0.1289174</text:p>
          </table:table-cell>
          <table:table-cell office:value-type="float" office:value="0.0224205" calcext:value-type="float">
            <text:p>0.0224205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table:style-name="Default" office:value-type="float" office:value="0.012879954088032" calcext:value-type="float">
            <text:p>0.0128799541</text:p>
          </table:table-cell>
          <table:table-cell table:style-name="Default" office:value-type="float" office:value="0.00861579798665922" calcext:value-type="float">
            <text:p>0.008615798</text:p>
          </table:table-cell>
          <table:table-cell/>
          <table:table-cell office:value-type="float" office:value="2.00999999999999" calcext:value-type="float">
            <text:p>2.01</text:p>
          </table:table-cell>
          <table:table-cell table:formula="of:=[.A202]+0.12" office:value-type="float" office:value="0.132879954088032" calcext:value-type="float">
            <text:p>0.1328799541</text:p>
          </table:table-cell>
          <table:table-cell table:formula="of:=[.B202]+0.025" office:value-type="float" office:value="0.0336157979866592" calcext:value-type="float">
            <text:p>0.033615798</text:p>
          </table:table-cell>
          <table:table-cell/>
          <table:table-cell office:value-type="float" office:value="2.01" calcext:value-type="float">
            <text:p>2.01</text:p>
          </table:table-cell>
          <table:table-cell office:value-type="float" office:value="0.1298718" calcext:value-type="float">
            <text:p>0.1298718</text:p>
          </table:table-cell>
          <table:table-cell office:value-type="float" office:value="0.0247127" calcext:value-type="float">
            <text:p>0.0247127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table:style-name="Default" office:value-type="float" office:value="0.013968447585043" calcext:value-type="float">
            <text:p>0.0139684476</text:p>
          </table:table-cell>
          <table:table-cell table:style-name="Default" office:value-type="float" office:value="0.0117316798319335" calcext:value-type="float">
            <text:p>0.0117316798</text:p>
          </table:table-cell>
          <table:table-cell/>
          <table:table-cell office:value-type="float" office:value="2.01999999999999" calcext:value-type="float">
            <text:p>2.02</text:p>
          </table:table-cell>
          <table:table-cell table:formula="of:=[.A203]+0.12" office:value-type="float" office:value="0.133968447585043" calcext:value-type="float">
            <text:p>0.1339684476</text:p>
          </table:table-cell>
          <table:table-cell table:formula="of:=[.B203]+0.025" office:value-type="float" office:value="0.0367316798319335" calcext:value-type="float">
            <text:p>0.0367316798</text:p>
          </table:table-cell>
          <table:table-cell/>
          <table:table-cell office:value-type="float" office:value="2.02" calcext:value-type="float">
            <text:p>2.02</text:p>
          </table:table-cell>
          <table:table-cell office:value-type="float" office:value="0.1308626" calcext:value-type="float">
            <text:p>0.1308626</text:p>
          </table:table-cell>
          <table:table-cell office:value-type="float" office:value="0.0271864" calcext:value-type="float">
            <text:p>0.0271864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table:style-name="Default" office:value-type="float" office:value="0.015109946098624" calcext:value-type="float">
            <text:p>0.0151099461</text:p>
          </table:table-cell>
          <table:table-cell table:style-name="Default" office:value-type="float" office:value="0.0150680396887488" calcext:value-type="float">
            <text:p>0.0150680397</text:p>
          </table:table-cell>
          <table:table-cell/>
          <table:table-cell office:value-type="float" office:value="2.02999999999999" calcext:value-type="float">
            <text:p>2.03</text:p>
          </table:table-cell>
          <table:table-cell table:formula="of:=[.A204]+0.12" office:value-type="float" office:value="0.135109946098624" calcext:value-type="float">
            <text:p>0.1351099461</text:p>
          </table:table-cell>
          <table:table-cell table:formula="of:=[.B204]+0.025" office:value-type="float" office:value="0.0400680396887488" calcext:value-type="float">
            <text:p>0.0400680397</text:p>
          </table:table-cell>
          <table:table-cell/>
          <table:table-cell office:value-type="float" office:value="2.03" calcext:value-type="float">
            <text:p>2.03</text:p>
          </table:table-cell>
          <table:table-cell office:value-type="float" office:value="0.1318941" calcext:value-type="float">
            <text:p>0.1318941</text:p>
          </table:table-cell>
          <table:table-cell office:value-type="float" office:value="0.0298531" calcext:value-type="float">
            <text:p>0.0298531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-0.0137696341337389" calcext:value-type="float">
            <text:p>-0.0137696341</text:p>
          </table:table-cell>
          <table:table-cell office:value-type="float" office:value="-0.00675639545299716" calcext:value-type="float">
            <text:p>-0.0067563955</text:p>
          </table:table-cell>
          <table:table-cell office:value-type="float" office:value="7" calcext:value-type="float">
            <text:p>7</text:p>
          </table:table-cell>
          <table:table-cell office:value-type="float" office:value="2.03999999999999" calcext:value-type="float">
            <text:p>2.04</text:p>
          </table:table-cell>
          <table:table-cell table:formula="of:=[.A205]+0.15" office:value-type="float" office:value="0.136230365866261" calcext:value-type="float">
            <text:p>0.1362303659</text:p>
          </table:table-cell>
          <table:table-cell table:formula="of:=[.B205]+0.05" office:value-type="float" office:value="0.0432436045470028" calcext:value-type="float">
            <text:p>0.0432436045</text:p>
          </table:table-cell>
          <table:table-cell/>
          <table:table-cell office:value-type="float" office:value="2.04" calcext:value-type="float">
            <text:p>2.04</text:p>
          </table:table-cell>
          <table:table-cell office:value-type="float" office:value="0.1329711" calcext:value-type="float">
            <text:p>0.1329711</text:p>
          </table:table-cell>
          <table:table-cell office:value-type="float" office:value="0.0327271" calcext:value-type="float">
            <text:p>0.0327271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-0.0127055182200288" calcext:value-type="float">
            <text:p>-0.0127055182</text:p>
          </table:table-cell>
          <table:table-cell office:value-type="float" office:value="-0.00381123579112316" calcext:value-type="float">
            <text:p>-0.0038112358</text:p>
          </table:table-cell>
          <table:table-cell/>
          <table:table-cell office:value-type="float" office:value="2.04999999999999" calcext:value-type="float">
            <text:p>2.05</text:p>
          </table:table-cell>
          <table:table-cell table:formula="of:=[.A206]+0.15" office:value-type="float" office:value="0.137294481779971" calcext:value-type="float">
            <text:p>0.1372944818</text:p>
          </table:table-cell>
          <table:table-cell table:formula="of:=[.B206]+0.05" office:value-type="float" office:value="0.0461887642088768" calcext:value-type="float">
            <text:p>0.0461887642</text:p>
          </table:table-cell>
          <table:table-cell/>
          <table:table-cell office:value-type="float" office:value="2.05" calcext:value-type="float">
            <text:p>2.05</text:p>
          </table:table-cell>
          <table:table-cell office:value-type="float" office:value="0.1340944" calcext:value-type="float">
            <text:p>0.1340944</text:p>
          </table:table-cell>
          <table:table-cell office:value-type="float" office:value="0.0358057" calcext:value-type="float">
            <text:p>0.0358057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-0.0116933338593407" calcext:value-type="float">
            <text:p>-0.0116933339</text:p>
          </table:table-cell>
          <table:table-cell office:value-type="float" office:value="-0.00108451534352916" calcext:value-type="float">
            <text:p>-0.0010845153</text:p>
          </table:table-cell>
          <table:table-cell/>
          <table:table-cell office:value-type="float" office:value="2.05999999999999" calcext:value-type="float">
            <text:p>2.06</text:p>
          </table:table-cell>
          <table:table-cell table:formula="of:=[.A207]+0.15" office:value-type="float" office:value="0.138306666140659" calcext:value-type="float">
            <text:p>0.1383066661</text:p>
          </table:table-cell>
          <table:table-cell table:formula="of:=[.B207]+0.05" office:value-type="float" office:value="0.0489154846564709" calcext:value-type="float">
            <text:p>0.0489154847</text:p>
          </table:table-cell>
          <table:table-cell/>
          <table:table-cell office:value-type="float" office:value="2.06" calcext:value-type="float">
            <text:p>2.06</text:p>
          </table:table-cell>
          <table:table-cell office:value-type="float" office:value="0.1352423" calcext:value-type="float">
            <text:p>0.1352423</text:p>
          </table:table-cell>
          <table:table-cell office:value-type="float" office:value="0.0389936" calcext:value-type="float">
            <text:p>0.0389936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107289033149056" calcext:value-type="float">
            <text:p>-0.0107289033</text:p>
          </table:table-cell>
          <table:table-cell office:value-type="float" office:value="0.00143504634884484" calcext:value-type="float">
            <text:p>0.0014350463</text:p>
          </table:table-cell>
          <table:table-cell/>
          <table:table-cell office:value-type="float" office:value="2.06999999999999" calcext:value-type="float">
            <text:p>2.07</text:p>
          </table:table-cell>
          <table:table-cell table:formula="of:=[.A208]+0.15" office:value-type="float" office:value="0.139271096685094" calcext:value-type="float">
            <text:p>0.1392710967</text:p>
          </table:table-cell>
          <table:table-cell table:formula="of:=[.B208]+0.05" office:value-type="float" office:value="0.0514350463488448" calcext:value-type="float">
            <text:p>0.0514350463</text:p>
          </table:table-cell>
          <table:table-cell/>
          <table:table-cell office:value-type="float" office:value="2.07" calcext:value-type="float">
            <text:p>2.07</text:p>
          </table:table-cell>
          <table:table-cell office:value-type="float" office:value="0.136364" calcext:value-type="float">
            <text:p>0.136364</text:p>
          </table:table-cell>
          <table:table-cell office:value-type="float" office:value="0.0420725" calcext:value-type="float">
            <text:p>0.0420725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98082322604385" calcext:value-type="float">
            <text:p>-0.0098082323</text:p>
          </table:table-cell>
          <table:table-cell office:value-type="float" office:value="0.00375805673249884" calcext:value-type="float">
            <text:p>0.0037580567</text:p>
          </table:table-cell>
          <table:table-cell/>
          <table:table-cell office:value-type="float" office:value="2.07999999999999" calcext:value-type="float">
            <text:p>2.08</text:p>
          </table:table-cell>
          <table:table-cell table:formula="of:=[.A209]+0.15" office:value-type="float" office:value="0.140191767739561" calcext:value-type="float">
            <text:p>0.1401917677</text:p>
          </table:table-cell>
          <table:table-cell table:formula="of:=[.B209]+0.05" office:value-type="float" office:value="0.0537580567324988" calcext:value-type="float">
            <text:p>0.0537580567</text:p>
          </table:table-cell>
          <table:table-cell/>
          <table:table-cell office:value-type="float" office:value="2.08" calcext:value-type="float">
            <text:p>2.08</text:p>
          </table:table-cell>
          <table:table-cell office:value-type="float" office:value="0.1374379" calcext:value-type="float">
            <text:p>0.1374379</text:p>
          </table:table-cell>
          <table:table-cell office:value-type="float" office:value="0.0449471" calcext:value-type="float">
            <text:p>0.0449471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89274986264864" calcext:value-type="float">
            <text:p>-0.0089274986</text:p>
          </table:table-cell>
          <table:table-cell office:value-type="float" office:value="0.00589446275185284" calcext:value-type="float">
            <text:p>0.0058944628</text:p>
          </table:table-cell>
          <table:table-cell/>
          <table:table-cell office:value-type="float" office:value="2.08999999999999" calcext:value-type="float">
            <text:p>2.09</text:p>
          </table:table-cell>
          <table:table-cell table:formula="of:=[.A210]+0.15" office:value-type="float" office:value="0.141072501373514" calcext:value-type="float">
            <text:p>0.1410725014</text:p>
          </table:table-cell>
          <table:table-cell table:formula="of:=[.B210]+0.05" office:value-type="float" office:value="0.0558944627518528" calcext:value-type="float">
            <text:p>0.0558944628</text:p>
          </table:table-cell>
          <table:table-cell/>
          <table:table-cell office:value-type="float" office:value="2.09" calcext:value-type="float">
            <text:p>2.09</text:p>
          </table:table-cell>
          <table:table-cell office:value-type="float" office:value="0.1384648" calcext:value-type="float">
            <text:p>0.1384648</text:p>
          </table:table-cell>
          <table:table-cell office:value-type="float" office:value="0.0476146" calcext:value-type="float">
            <text:p>0.0476146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80830414467763" calcext:value-type="float">
            <text:p>-0.0080830414</text:p>
          </table:table-cell>
          <table:table-cell office:value-type="float" office:value="0.00785356335972684" calcext:value-type="float">
            <text:p>0.0078535634</text:p>
          </table:table-cell>
          <table:table-cell/>
          <table:table-cell office:value-type="float" office:value="2.09999999999999" calcext:value-type="float">
            <text:p>2.1</text:p>
          </table:table-cell>
          <table:table-cell table:formula="of:=[.A211]+0.15" office:value-type="float" office:value="0.141916958553224" calcext:value-type="float">
            <text:p>0.1419169586</text:p>
          </table:table-cell>
          <table:table-cell table:formula="of:=[.B211]+0.05" office:value-type="float" office:value="0.0578535633597268" calcext:value-type="float">
            <text:p>0.057853563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1394494" calcext:value-type="float">
            <text:p>0.1394494</text:p>
          </table:table-cell>
          <table:table-cell office:value-type="float" office:value="0.0500894" calcext:value-type="float">
            <text:p>0.0500894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72713497045632" calcext:value-type="float">
            <text:p>-0.0072713497</text:p>
          </table:table-cell>
          <table:table-cell office:value-type="float" office:value="0.00964402202782084" calcext:value-type="float">
            <text:p>0.009644022</text:p>
          </table:table-cell>
          <table:table-cell/>
          <table:table-cell office:value-type="float" office:value="2.10999999999999" calcext:value-type="float">
            <text:p>2.11</text:p>
          </table:table-cell>
          <table:table-cell table:formula="of:=[.A212]+0.15" office:value-type="float" office:value="0.142728650295437" calcext:value-type="float">
            <text:p>0.1427286503</text:p>
          </table:table-cell>
          <table:table-cell table:formula="of:=[.B212]+0.05" office:value-type="float" office:value="0.0596440220278208" calcext:value-type="float">
            <text:p>0.059644022</text:p>
          </table:table-cell>
          <table:table-cell/>
          <table:table-cell office:value-type="float" office:value="2.11" calcext:value-type="float">
            <text:p>2.11</text:p>
          </table:table-cell>
          <table:table-cell office:value-type="float" office:value="0.140396" calcext:value-type="float">
            <text:p>0.140396</text:p>
          </table:table-cell>
          <table:table-cell office:value-type="float" office:value="0.0523829" calcext:value-type="float">
            <text:p>0.0523829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64890511789781" calcext:value-type="float">
            <text:p>-0.0064890512</text:p>
          </table:table-cell>
          <table:table-cell office:value-type="float" office:value="0.0112738792571948" calcext:value-type="float">
            <text:p>0.0112738793</text:p>
          </table:table-cell>
          <table:table-cell/>
          <table:table-cell office:value-type="float" office:value="2.11999999999999" calcext:value-type="float">
            <text:p>2.12</text:p>
          </table:table-cell>
          <table:table-cell table:formula="of:=[.A213]+0.15" office:value-type="float" office:value="0.143510948821022" calcext:value-type="float">
            <text:p>0.1435109488</text:p>
          </table:table-cell>
          <table:table-cell table:formula="of:=[.B213]+0.05" office:value-type="float" office:value="0.0612738792571948" calcext:value-type="float">
            <text:p>0.0612738793</text:p>
          </table:table-cell>
          <table:table-cell/>
          <table:table-cell office:value-type="float" office:value="2.12" calcext:value-type="float">
            <text:p>2.12</text:p>
          </table:table-cell>
          <table:table-cell office:value-type="float" office:value="0.1413079" calcext:value-type="float">
            <text:p>0.1413079</text:p>
          </table:table-cell>
          <table:table-cell office:value-type="float" office:value="0.0545038" calcext:value-type="float">
            <text:p>0.0545038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5732901291376" calcext:value-type="float">
            <text:p>-0.0057329013</text:p>
          </table:table-cell>
          <table:table-cell office:value-type="float" office:value="0.0127505650887488" calcext:value-type="float">
            <text:p>0.0127505651</text:p>
          </table:table-cell>
          <table:table-cell/>
          <table:table-cell office:value-type="float" office:value="2.12999999999999" calcext:value-type="float">
            <text:p>2.13</text:p>
          </table:table-cell>
          <table:table-cell table:formula="of:=[.A214]+0.15" office:value-type="float" office:value="0.144267098708624" calcext:value-type="float">
            <text:p>0.1442670987</text:p>
          </table:table-cell>
          <table:table-cell table:formula="of:=[.B214]+0.05" office:value-type="float" office:value="0.0627505650887488" calcext:value-type="float">
            <text:p>0.0627505651</text:p>
          </table:table-cell>
          <table:table-cell/>
          <table:table-cell office:value-type="float" office:value="2.13" calcext:value-type="float">
            <text:p>2.13</text:p>
          </table:table-cell>
          <table:table-cell office:value-type="float" office:value="0.1421886" calcext:value-type="float">
            <text:p>0.1421886</text:p>
          </table:table-cell>
          <table:table-cell office:value-type="float" office:value="0.0564597" calcext:value-type="float">
            <text:p>0.0564597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49997719516839" calcext:value-type="float">
            <text:p>-0.004999772</text:p>
          </table:table-cell>
          <table:table-cell office:value-type="float" office:value="0.0140809116137028" calcext:value-type="float">
            <text:p>0.0140809116</text:p>
          </table:table-cell>
          <table:table-cell/>
          <table:table-cell office:value-type="float" office:value="2.13999999999999" calcext:value-type="float">
            <text:p>2.14</text:p>
          </table:table-cell>
          <table:table-cell table:formula="of:=[.A215]+0.15" office:value-type="float" office:value="0.145000228048316" calcext:value-type="float">
            <text:p>0.145000228</text:p>
          </table:table-cell>
          <table:table-cell table:formula="of:=[.B215]+0.05" office:value-type="float" office:value="0.0640809116137028" calcext:value-type="float">
            <text:p>0.0640809116</text:p>
          </table:table-cell>
          <table:table-cell/>
          <table:table-cell office:value-type="float" office:value="2.14" calcext:value-type="float">
            <text:p>2.14</text:p>
          </table:table-cell>
          <table:table-cell office:value-type="float" office:value="0.1430411" calcext:value-type="float">
            <text:p>0.1430411</text:p>
          </table:table-cell>
          <table:table-cell office:value-type="float" office:value="0.0582575" calcext:value-type="float">
            <text:p>0.0582575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42866404047488" calcext:value-type="float">
            <text:p>-0.0042866404</text:p>
          </table:table-cell>
          <table:table-cell office:value-type="float" office:value="0.0152711654840768" calcext:value-type="float">
            <text:p>0.0152711655</text:p>
          </table:table-cell>
          <table:table-cell/>
          <table:table-cell office:value-type="float" office:value="2.14999999999999" calcext:value-type="float">
            <text:p>2.15</text:p>
          </table:table-cell>
          <table:table-cell table:formula="of:=[.A216]+0.15" office:value-type="float" office:value="0.145713359595251" calcext:value-type="float">
            <text:p>0.1457133596</text:p>
          </table:table-cell>
          <table:table-cell table:formula="of:=[.B216]+0.05" office:value-type="float" office:value="0.0652711654840768" calcext:value-type="float">
            <text:p>0.0652711655</text:p>
          </table:table-cell>
          <table:table-cell/>
          <table:table-cell office:value-type="float" office:value="2.15" calcext:value-type="float">
            <text:p>2.15</text:p>
          </table:table-cell>
          <table:table-cell office:value-type="float" office:value="0.1438686" calcext:value-type="float">
            <text:p>0.1438686</text:p>
          </table:table-cell>
          <table:table-cell office:value-type="float" office:value="0.0599039" calcext:value-type="float">
            <text:p>0.0599039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35905780766857" calcext:value-type="float">
            <text:p>-0.0035905781</text:p>
          </table:table-cell>
          <table:table-cell office:value-type="float" office:value="0.0163270004231708" calcext:value-type="float">
            <text:p>0.0163270004</text:p>
          </table:table-cell>
          <table:table-cell/>
          <table:table-cell office:value-type="float" office:value="2.15999999999999" calcext:value-type="float">
            <text:p>2.16</text:p>
          </table:table-cell>
          <table:table-cell table:formula="of:=[.A217]+0.15" office:value-type="float" office:value="0.146409421923314" calcext:value-type="float">
            <text:p>0.1464094219</text:p>
          </table:table-cell>
          <table:table-cell table:formula="of:=[.B217]+0.05" office:value-type="float" office:value="0.0663270004231708" calcext:value-type="float">
            <text:p>0.0663270004</text:p>
          </table:table-cell>
          <table:table-cell/>
          <table:table-cell office:value-type="float" office:value="2.16" calcext:value-type="float">
            <text:p>2.16</text:p>
          </table:table-cell>
          <table:table-cell office:value-type="float" office:value="0.1446741" calcext:value-type="float">
            <text:p>0.1446741</text:p>
          </table:table-cell>
          <table:table-cell office:value-type="float" office:value="0.0614048" calcext:value-type="float">
            <text:p>0.0614048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29087394212256" calcext:value-type="float">
            <text:p>-0.0029087394</text:p>
          </table:table-cell>
          <table:table-cell office:value-type="float" office:value="0.0172535297360448" calcext:value-type="float">
            <text:p>0.0172535297</text:p>
          </table:table-cell>
          <table:table-cell/>
          <table:table-cell office:value-type="float" office:value="2.16999999999999" calcext:value-type="float">
            <text:p>2.17</text:p>
          </table:table-cell>
          <table:table-cell table:formula="of:=[.A218]+0.15" office:value-type="float" office:value="0.147091260578774" calcext:value-type="float">
            <text:p>0.1470912606</text:p>
          </table:table-cell>
          <table:table-cell table:formula="of:=[.B218]+0.05" office:value-type="float" office:value="0.0672535297360448" calcext:value-type="float">
            <text:p>0.0672535297</text:p>
          </table:table-cell>
          <table:table-cell/>
          <table:table-cell office:value-type="float" office:value="2.17" calcext:value-type="float">
            <text:p>2.17</text:p>
          </table:table-cell>
          <table:table-cell office:value-type="float" office:value="0.1454604" calcext:value-type="float">
            <text:p>0.1454604</text:p>
          </table:table-cell>
          <table:table-cell office:value-type="float" office:value="0.0627656" calcext:value-type="float">
            <text:p>0.0627656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22383507660635" calcext:value-type="float">
            <text:p>-0.0022383508</text:p>
          </table:table-cell>
          <table:table-cell office:value-type="float" office:value="0.0180553188199988" calcext:value-type="float">
            <text:p>0.0180553188</text:p>
          </table:table-cell>
          <table:table-cell/>
          <table:table-cell office:value-type="float" office:value="2.17999999999999" calcext:value-type="float">
            <text:p>2.18</text:p>
          </table:table-cell>
          <table:table-cell table:formula="of:=[.A219]+0.15" office:value-type="float" office:value="0.147761649233936" calcext:value-type="float">
            <text:p>0.1477616492</text:p>
          </table:table-cell>
          <table:table-cell table:formula="of:=[.B219]+0.05" office:value-type="float" office:value="0.0680553188199988" calcext:value-type="float">
            <text:p>0.0680553188</text:p>
          </table:table-cell>
          <table:table-cell/>
          <table:table-cell office:value-type="float" office:value="2.18" calcext:value-type="float">
            <text:p>2.18</text:p>
          </table:table-cell>
          <table:table-cell office:value-type="float" office:value="0.1462304" calcext:value-type="float">
            <text:p>0.1462304</text:p>
          </table:table-cell>
          <table:table-cell office:value-type="float" office:value="0.0639913" calcext:value-type="float">
            <text:p>0.0639913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15766991592064" calcext:value-type="float">
            <text:p>-0.0015766992</text:p>
          </table:table-cell>
          <table:table-cell office:value-type="float" office:value="0.0187363976750528" calcext:value-type="float">
            <text:p>0.0187363977</text:p>
          </table:table-cell>
          <table:table-cell/>
          <table:table-cell office:value-type="float" office:value="2.18999999999999" calcext:value-type="float">
            <text:p>2.19</text:p>
          </table:table-cell>
          <table:table-cell table:formula="of:=[.A220]+0.15" office:value-type="float" office:value="0.148423300840794" calcext:value-type="float">
            <text:p>0.1484233008</text:p>
          </table:table-cell>
          <table:table-cell table:formula="of:=[.B220]+0.05" office:value-type="float" office:value="0.0687363976750528" calcext:value-type="float">
            <text:p>0.0687363977</text:p>
          </table:table-cell>
          <table:table-cell/>
          <table:table-cell office:value-type="float" office:value="2.19" calcext:value-type="float">
            <text:p>2.19</text:p>
          </table:table-cell>
          <table:table-cell office:value-type="float" office:value="0.1469869" calcext:value-type="float">
            <text:p>0.1469869</text:p>
          </table:table-cell>
          <table:table-cell office:value-type="float" office:value="0.0650862" calcext:value-type="float">
            <text:p>0.0650862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0921121215321301" calcext:value-type="float">
            <text:p>-0.0009211212</text:p>
          </table:table-cell>
          <table:table-cell office:value-type="float" office:value="0.0193002734144268" calcext:value-type="float">
            <text:p>0.0193002734</text:p>
          </table:table-cell>
          <table:table-cell/>
          <table:table-cell office:value-type="float" office:value="2.19999999999999" calcext:value-type="float">
            <text:p>2.2</text:p>
          </table:table-cell>
          <table:table-cell table:formula="of:=[.A221]+0.15" office:value-type="float" office:value="0.149078878784679" calcext:value-type="float">
            <text:p>0.1490788788</text:p>
          </table:table-cell>
          <table:table-cell table:formula="of:=[.B221]+0.05" office:value-type="float" office:value="0.0693002734144268" calcext:value-type="float">
            <text:p>0.069300273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1477327" calcext:value-type="float">
            <text:p>0.1477327</text:p>
          </table:table-cell>
          <table:table-cell office:value-type="float" office:value="0.0660545" calcext:value-type="float">
            <text:p>0.0660545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0268991962083203" calcext:value-type="float">
            <text:p>-0.000268992</text:p>
          </table:table-cell>
          <table:table-cell office:value-type="float" office:value="0.0197499427750208" calcext:value-type="float">
            <text:p>0.0197499428</text:p>
          </table:table-cell>
          <table:table-cell/>
          <table:table-cell office:value-type="float" office:value="2.20999999999999" calcext:value-type="float">
            <text:p>2.21</text:p>
          </table:table-cell>
          <table:table-cell table:formula="of:=[.A222]+0.15" office:value-type="float" office:value="0.149731008037917" calcext:value-type="float">
            <text:p>0.149731008</text:p>
          </table:table-cell>
          <table:table-cell table:formula="of:=[.B222]+0.05" office:value-type="float" office:value="0.0697499427750208" calcext:value-type="float">
            <text:p>0.0697499428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0.1484703" calcext:value-type="float">
            <text:p>0.1484703</text:p>
          </table:table-cell>
          <table:table-cell office:value-type="float" office:value="0.0668995" calcext:value-type="float">
            <text:p>0.0668995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0382286313476898" calcext:value-type="float">
            <text:p>0.0003822863</text:p>
          </table:table-cell>
          <table:table-cell office:value-type="float" office:value="0.0200879046278948" calcext:value-type="float">
            <text:p>0.0200879046</text:p>
          </table:table-cell>
          <table:table-cell/>
          <table:table-cell office:value-type="float" office:value="2.21999999999999" calcext:value-type="float">
            <text:p>2.22</text:p>
          </table:table-cell>
          <table:table-cell table:formula="of:=[.A223]+0.15" office:value-type="float" office:value="0.150382286313477" calcext:value-type="float">
            <text:p>0.1503822863</text:p>
          </table:table-cell>
          <table:table-cell table:formula="of:=[.B223]+0.05" office:value-type="float" office:value="0.0700879046278948" calcext:value-type="float">
            <text:p>0.0700879046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float" office:value="0.1492026" calcext:value-type="float">
            <text:p>0.1492026</text:p>
          </table:table-cell>
          <table:table-cell office:value-type="float" office:value="0.0676244" calcext:value-type="float">
            <text:p>0.0676244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1035295218624" calcext:value-type="float">
            <text:p>0.0010352952</text:p>
          </table:table-cell>
          <table:table-cell office:value-type="float" office:value="0.0203161724887488" calcext:value-type="float">
            <text:p>0.0203161725</text:p>
          </table:table-cell>
          <table:table-cell/>
          <table:table-cell office:value-type="float" office:value="2.22999999999999" calcext:value-type="float">
            <text:p>2.23</text:p>
          </table:table-cell>
          <table:table-cell table:formula="of:=[.A224]+0.15" office:value-type="float" office:value="0.151035295218624" calcext:value-type="float">
            <text:p>0.1510352952</text:p>
          </table:table-cell>
          <table:table-cell table:formula="of:=[.B224]+0.05" office:value-type="float" office:value="0.0703161724887488" calcext:value-type="float">
            <text:p>0.0703161725</text:p>
          </table:table-cell>
          <table:table-cell/>
          <table:table-cell office:value-type="float" office:value="2.23" calcext:value-type="float">
            <text:p>2.23</text:p>
          </table:table-cell>
          <table:table-cell office:value-type="float" office:value="0.1499322" calcext:value-type="float">
            <text:p>0.1499322</text:p>
          </table:table-cell>
          <table:table-cell office:value-type="float" office:value="0.0682317" calcext:value-type="float">
            <text:p>0.0682317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16926114085711" calcext:value-type="float">
            <text:p>0.0016926114</text:p>
          </table:table-cell>
          <table:table-cell office:value-type="float" office:value="0.0204362870284028" calcext:value-type="float">
            <text:p>0.020436287</text:p>
          </table:table-cell>
          <table:table-cell/>
          <table:table-cell office:value-type="float" office:value="2.24" calcext:value-type="float">
            <text:p>2.24</text:p>
          </table:table-cell>
          <table:table-cell table:formula="of:=[.A225]+0.15" office:value-type="float" office:value="0.151692611408571" calcext:value-type="float">
            <text:p>0.1516926114</text:p>
          </table:table-cell>
          <table:table-cell table:formula="of:=[.B225]+0.05" office:value-type="float" office:value="0.0704362870284028" calcext:value-type="float">
            <text:p>0.070436287</text:p>
          </table:table-cell>
          <table:table-cell/>
          <table:table-cell office:value-type="float" office:value="2.24" calcext:value-type="float">
            <text:p>2.24</text:p>
          </table:table-cell>
          <table:table-cell office:value-type="float" office:value="0.1506616" calcext:value-type="float">
            <text:p>0.1506616</text:p>
          </table:table-cell>
          <table:table-cell office:value-type="float" office:value="0.0687237" calcext:value-type="float">
            <text:p>0.0687237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23568177401312" calcext:value-type="float">
            <text:p>0.0023568177</text:p>
          </table:table-cell>
          <table:table-cell office:value-type="float" office:value="0.0204493285832768" calcext:value-type="float">
            <text:p>0.0204493286</text:p>
          </table:table-cell>
          <table:table-cell/>
          <table:table-cell office:value-type="float" office:value="2.25" calcext:value-type="float">
            <text:p>2.25</text:p>
          </table:table-cell>
          <table:table-cell table:formula="of:=[.A226]+0.15" office:value-type="float" office:value="0.152356817740131" calcext:value-type="float">
            <text:p>0.1523568177</text:p>
          </table:table-cell>
          <table:table-cell table:formula="of:=[.B226]+0.05" office:value-type="float" office:value="0.0704493285832768" calcext:value-type="float">
            <text:p>0.0704493286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0.1513936" calcext:value-type="float">
            <text:p>0.1513936</text:p>
          </table:table-cell>
          <table:table-cell office:value-type="float" office:value="0.0691021" calcext:value-type="float">
            <text:p>0.0691021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30305144253693" calcext:value-type="float">
            <text:p>0.0030305144</text:p>
          </table:table-cell>
          <table:table-cell office:value-type="float" office:value="0.0203559296658708" calcext:value-type="float">
            <text:p>0.0203559297</text:p>
          </table:table-cell>
          <table:table-cell/>
          <table:table-cell office:value-type="float" office:value="2.26" calcext:value-type="float">
            <text:p>2.26</text:p>
          </table:table-cell>
          <table:table-cell table:formula="of:=[.A227]+0.15" office:value-type="float" office:value="0.153030514425369" calcext:value-type="float">
            <text:p>0.1530305144</text:p>
          </table:table-cell>
          <table:table-cell table:formula="of:=[.B227]+0.05" office:value-type="float" office:value="0.0703559296658708" calcext:value-type="float">
            <text:p>0.0703559297</text:p>
          </table:table-cell>
          <table:table-cell/>
          <table:table-cell office:value-type="float" office:value="2.26" calcext:value-type="float">
            <text:p>2.26</text:p>
          </table:table-cell>
          <table:table-cell office:value-type="float" office:value="0.1521308" calcext:value-type="float">
            <text:p>0.1521308</text:p>
          </table:table-cell>
          <table:table-cell office:value-type="float" office:value="0.0693683" calcext:value-type="float">
            <text:p>0.0693683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37163301852544" calcext:value-type="float">
            <text:p>0.0037163302</text:p>
          </table:table-cell>
          <table:table-cell office:value-type="float" office:value="0.0201562874752448" calcext:value-type="float">
            <text:p>0.0201562875</text:p>
          </table:table-cell>
          <table:table-cell/>
          <table:table-cell office:value-type="float" office:value="2.27" calcext:value-type="float">
            <text:p>2.27</text:p>
          </table:table-cell>
          <table:table-cell table:formula="of:=[.A228]+0.15" office:value-type="float" office:value="0.153716330185254" calcext:value-type="float">
            <text:p>0.1537163302</text:p>
          </table:table-cell>
          <table:table-cell table:formula="of:=[.B228]+0.05" office:value-type="float" office:value="0.0701562874752448" calcext:value-type="float">
            <text:p>0.0701562875</text:p>
          </table:table-cell>
          <table:table-cell/>
          <table:table-cell office:value-type="float" office:value="2.27" calcext:value-type="float">
            <text:p>2.27</text:p>
          </table:table-cell>
          <table:table-cell office:value-type="float" office:value="0.1528759" calcext:value-type="float">
            <text:p>0.1528759</text:p>
          </table:table-cell>
          <table:table-cell office:value-type="float" office:value="0.0695232" calcext:value-type="float">
            <text:p>0.0695232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44169334033115" calcext:value-type="float">
            <text:p>0.0044169334</text:p>
          </table:table-cell>
          <table:table-cell office:value-type="float" office:value="0.0198501764074988" calcext:value-type="float">
            <text:p>0.0198501764</text:p>
          </table:table-cell>
          <table:table-cell/>
          <table:table-cell office:value-type="float" office:value="2.28" calcext:value-type="float">
            <text:p>2.28</text:p>
          </table:table-cell>
          <table:table-cell table:formula="of:=[.A229]+0.15" office:value-type="float" office:value="0.154416933403311" calcext:value-type="float">
            <text:p>0.1544169334</text:p>
          </table:table-cell>
          <table:table-cell table:formula="of:=[.B229]+0.05" office:value-type="float" office:value="0.0698501764074988" calcext:value-type="float">
            <text:p>0.0698501764</text:p>
          </table:table-cell>
          <table:table-cell/>
          <table:table-cell office:value-type="float" office:value="2.28" calcext:value-type="float">
            <text:p>2.28</text:p>
          </table:table-cell>
          <table:table-cell office:value-type="float" office:value="0.1536316" calcext:value-type="float">
            <text:p>0.1536316</text:p>
          </table:table-cell>
          <table:table-cell office:value-type="float" office:value="0.0695675" calcext:value-type="float">
            <text:p>0.0695675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51350432792736" calcext:value-type="float">
            <text:p>0.0051350433</text:p>
          </table:table-cell>
          <table:table-cell office:value-type="float" office:value="0.0194369605662528" calcext:value-type="float">
            <text:p>0.0194369606</text:p>
          </table:table-cell>
          <table:table-cell/>
          <table:table-cell office:value-type="float" office:value="2.29" calcext:value-type="float">
            <text:p>2.29</text:p>
          </table:table-cell>
          <table:table-cell table:formula="of:=[.A230]+0.15" office:value-type="float" office:value="0.155135043279274" calcext:value-type="float">
            <text:p>0.1551350433</text:p>
          </table:table-cell>
          <table:table-cell table:formula="of:=[.B230]+0.05" office:value-type="float" office:value="0.0694369605662528" calcext:value-type="float">
            <text:p>0.0694369606</text:p>
          </table:table-cell>
          <table:table-cell/>
          <table:table-cell office:value-type="float" office:value="2.29" calcext:value-type="float">
            <text:p>2.29</text:p>
          </table:table-cell>
          <table:table-cell office:value-type="float" office:value="0.1544005" calcext:value-type="float">
            <text:p>0.1544005</text:p>
          </table:table-cell>
          <table:table-cell office:value-type="float" office:value="0.0695012" calcext:value-type="float">
            <text:p>0.0695012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58734409827337" calcext:value-type="float">
            <text:p>0.005873441</text:p>
          </table:table-cell>
          <table:table-cell office:value-type="float" office:value="0.0189156062731268" calcext:value-type="float">
            <text:p>0.0189156063</text:p>
          </table:table-cell>
          <table:table-cell/>
          <table:table-cell office:value-type="float" office:value="2.3" calcext:value-type="float">
            <text:p>2.3</text:p>
          </table:table-cell>
          <table:table-cell table:formula="of:=[.A231]+0.15" office:value-type="float" office:value="0.155873440982734" calcext:value-type="float">
            <text:p>0.155873441</text:p>
          </table:table-cell>
          <table:table-cell table:formula="of:=[.B231]+0.05" office:value-type="float" office:value="0.0689156062731268" calcext:value-type="float">
            <text:p>0.0689156063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1551856" calcext:value-type="float">
            <text:p>0.1551856</text:p>
          </table:table-cell>
          <table:table-cell office:value-type="float" office:value="0.0693241" calcext:value-type="float">
            <text:p>0.0693241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66349808067968" calcext:value-type="float">
            <text:p>0.0066349808</text:p>
          </table:table-cell>
          <table:table-cell office:value-type="float" office:value="0.0182846945782208" calcext:value-type="float">
            <text:p>0.0182846946</text:p>
          </table:table-cell>
          <table:table-cell/>
          <table:table-cell office:value-type="float" office:value="2.31" calcext:value-type="float">
            <text:p>2.31</text:p>
          </table:table-cell>
          <table:table-cell table:formula="of:=[.A232]+0.15" office:value-type="float" office:value="0.156634980806797" calcext:value-type="float">
            <text:p>0.1566349808</text:p>
          </table:table-cell>
          <table:table-cell table:formula="of:=[.B232]+0.05" office:value-type="float" office:value="0.0682846945782208" calcext:value-type="float">
            <text:p>0.0682846946</text:p>
          </table:table-cell>
          <table:table-cell/>
          <table:table-cell office:value-type="float" office:value="2.31" calcext:value-type="float">
            <text:p>2.31</text:p>
          </table:table-cell>
          <table:table-cell office:value-type="float" office:value="0.1559897" calcext:value-type="float">
            <text:p>0.1559897</text:p>
          </table:table-cell>
          <table:table-cell office:value-type="float" office:value="0.0690355" calcext:value-type="float">
            <text:p>0.0690355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74226013217319" calcext:value-type="float">
            <text:p>0.0074226013</text:p>
          </table:table-cell>
          <table:table-cell office:value-type="float" office:value="0.0175424337705948" calcext:value-type="float">
            <text:p>0.0175424338</text:p>
          </table:table-cell>
          <table:table-cell/>
          <table:table-cell office:value-type="float" office:value="2.32" calcext:value-type="float">
            <text:p>2.32</text:p>
          </table:table-cell>
          <table:table-cell table:formula="of:=[.A233]+0.15" office:value-type="float" office:value="0.157422601321732" calcext:value-type="float">
            <text:p>0.1574226013</text:p>
          </table:table-cell>
          <table:table-cell table:formula="of:=[.B233]+0.05" office:value-type="float" office:value="0.0675424337705948" calcext:value-type="float">
            <text:p>0.0675424338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0.1568156" calcext:value-type="float">
            <text:p>0.1568156</text:p>
          </table:table-cell>
          <table:table-cell office:value-type="float" office:value="0.0686345" calcext:value-type="float">
            <text:p>0.0686345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8239336528624" calcext:value-type="float">
            <text:p>0.0082393365</text:p>
          </table:table-cell>
          <table:table-cell office:value-type="float" office:value="0.0166866718887488" calcext:value-type="float">
            <text:p>0.0166866719</text:p>
          </table:table-cell>
          <table:table-cell/>
          <table:table-cell office:value-type="float" office:value="2.33" calcext:value-type="float">
            <text:p>2.33</text:p>
          </table:table-cell>
          <table:table-cell table:formula="of:=[.A234]+0.15" office:value-type="float" office:value="0.158239336528624" calcext:value-type="float">
            <text:p>0.1582393365</text:p>
          </table:table-cell>
          <table:table-cell table:formula="of:=[.B234]+0.05" office:value-type="float" office:value="0.0666866718887488" calcext:value-type="float">
            <text:p>0.0666866719</text:p>
          </table:table-cell>
          <table:table-cell/>
          <table:table-cell office:value-type="float" office:value="2.33" calcext:value-type="float">
            <text:p>2.33</text:p>
          </table:table-cell>
          <table:table-cell office:value-type="float" office:value="0.1576664" calcext:value-type="float">
            <text:p>0.1576664</text:p>
          </table:table-cell>
          <table:table-cell office:value-type="float" office:value="0.0681195" calcext:value-type="float">
            <text:p>0.0681195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90883270130261" calcext:value-type="float">
            <text:p>0.009088327</text:p>
          </table:table-cell>
          <table:table-cell office:value-type="float" office:value="0.0157149092311028" calcext:value-type="float">
            <text:p>0.0157149092</text:p>
          </table:table-cell>
          <table:table-cell/>
          <table:table-cell office:value-type="float" office:value="2.34" calcext:value-type="float">
            <text:p>2.34</text:p>
          </table:table-cell>
          <table:table-cell table:formula="of:=[.A235]+0.15" office:value-type="float" office:value="0.159088327013026" calcext:value-type="float">
            <text:p>0.159088327</text:p>
          </table:table-cell>
          <table:table-cell table:formula="of:=[.B235]+0.05" office:value-type="float" office:value="0.0657149092311028" calcext:value-type="float">
            <text:p>0.0657149092</text:p>
          </table:table-cell>
          <table:table-cell/>
          <table:table-cell office:value-type="float" office:value="2.34" calcext:value-type="float">
            <text:p>2.34</text:p>
          </table:table-cell>
          <table:table-cell office:value-type="float" office:value="0.1585451" calcext:value-type="float">
            <text:p>0.1585451</text:p>
          </table:table-cell>
          <table:table-cell office:value-type="float" office:value="0.0674886" calcext:value-type="float">
            <text:p>0.0674886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099728310986112" calcext:value-type="float">
            <text:p>0.0099728311</text:p>
          </table:table-cell>
          <table:table-cell office:value-type="float" office:value="0.0146243108664769" calcext:value-type="float">
            <text:p>0.0146243109</text:p>
          </table:table-cell>
          <table:table-cell/>
          <table:table-cell office:value-type="float" office:value="2.35" calcext:value-type="float">
            <text:p>2.35</text:p>
          </table:table-cell>
          <table:table-cell table:formula="of:=[.A236]+0.15" office:value-type="float" office:value="0.159972831098611" calcext:value-type="float">
            <text:p>0.1599728311</text:p>
          </table:table-cell>
          <table:table-cell table:formula="of:=[.B236]+0.05" office:value-type="float" office:value="0.0646243108664769" calcext:value-type="float">
            <text:p>0.0646243109</text:p>
          </table:table-cell>
          <table:table-cell/>
          <table:table-cell office:value-type="float" office:value="2.35" calcext:value-type="float">
            <text:p>2.35</text:p>
          </table:table-cell>
          <table:table-cell office:value-type="float" office:value="0.159455" calcext:value-type="float">
            <text:p>0.159455</text:p>
          </table:table-cell>
          <table:table-cell office:value-type="float" office:value="0.0667397" calcext:value-type="float">
            <text:p>0.0667397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108962360008243" calcext:value-type="float">
            <text:p>0.010896236</text:p>
          </table:table-cell>
          <table:table-cell office:value-type="float" office:value="0.0134117191445708" calcext:value-type="float">
            <text:p>0.0134117191</text:p>
          </table:table-cell>
          <table:table-cell/>
          <table:table-cell office:value-type="float" office:value="2.36" calcext:value-type="float">
            <text:p>2.36</text:p>
          </table:table-cell>
          <table:table-cell table:formula="of:=[.A237]+0.15" office:value-type="float" office:value="0.160896236000824" calcext:value-type="float">
            <text:p>0.160896236</text:p>
          </table:table-cell>
          <table:table-cell table:formula="of:=[.B237]+0.05" office:value-type="float" office:value="0.0634117191445708" calcext:value-type="float">
            <text:p>0.0634117191</text:p>
          </table:table-cell>
          <table:table-cell/>
          <table:table-cell office:value-type="float" office:value="2.36" calcext:value-type="float">
            <text:p>2.36</text:p>
          </table:table-cell>
          <table:table-cell office:value-type="float" office:value="0.1603994" calcext:value-type="float">
            <text:p>0.1603994</text:p>
          </table:table-cell>
          <table:table-cell office:value-type="float" office:value="0.0658697" calcext:value-type="float">
            <text:p>0.0658697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118620689805344" calcext:value-type="float">
            <text:p>0.011862069</text:p>
          </table:table-cell>
          <table:table-cell office:value-type="float" office:value="0.0120736662064448" calcext:value-type="float">
            <text:p>0.0120736662</text:p>
          </table:table-cell>
          <table:table-cell/>
          <table:table-cell office:value-type="float" office:value="2.37" calcext:value-type="float">
            <text:p>2.37</text:p>
          </table:table-cell>
          <table:table-cell table:formula="of:=[.A238]+0.15" office:value-type="float" office:value="0.161862068980534" calcext:value-type="float">
            <text:p>0.161862069</text:p>
          </table:table-cell>
          <table:table-cell table:formula="of:=[.B238]+0.05" office:value-type="float" office:value="0.0620736662064448" calcext:value-type="float">
            <text:p>0.0620736662</text:p>
          </table:table-cell>
          <table:table-cell/>
          <table:table-cell office:value-type="float" office:value="2.37" calcext:value-type="float">
            <text:p>2.37</text:p>
          </table:table-cell>
          <table:table-cell office:value-type="float" office:value="0.1613823" calcext:value-type="float">
            <text:p>0.1613823</text:p>
          </table:table-cell>
          <table:table-cell office:value-type="float" office:value="0.0648741" calcext:value-type="float">
            <text:p>0.0648741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ce8" office:value-type="float" office:value="-0.0172015793579279" calcext:value-type="float">
            <text:p>-0.0172015794</text:p>
          </table:table-cell>
          <table:table-cell table:style-name="ce8" office:value-type="float" office:value="-0.014143622372454" calcext:value-type="float">
            <text:p>-0.0141436224</text:p>
          </table:table-cell>
          <table:table-cell office:value-type="float" office:value="8" calcext:value-type="float">
            <text:p>8</text:p>
          </table:table-cell>
          <table:table-cell office:value-type="float" office:value="2.38" calcext:value-type="float">
            <text:p>2.38</text:p>
          </table:table-cell>
          <table:table-cell table:formula="of:=[.A239]+0.18" office:value-type="float" office:value="0.162798420642072" calcext:value-type="float">
            <text:p>0.1627984206</text:p>
          </table:table-cell>
          <table:table-cell table:formula="of:=[.B239]+0.075" office:value-type="float" office:value="0.060856377627546" calcext:value-type="float">
            <text:p>0.0608563776</text:p>
          </table:table-cell>
          <table:table-cell/>
          <table:table-cell office:value-type="float" office:value="2.38" calcext:value-type="float">
            <text:p>2.38</text:p>
          </table:table-cell>
          <table:table-cell office:value-type="float" office:value="0.1624084" calcext:value-type="float">
            <text:p>0.1624084</text:p>
          </table:table-cell>
          <table:table-cell office:value-type="float" office:value="0.0637464" calcext:value-type="float">
            <text:p>0.0637464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ce8" office:value-type="float" office:value="-0.0162971905217792" calcext:value-type="float">
            <text:p>-0.0162971905</text:p>
          </table:table-cell>
          <table:table-cell table:style-name="ce8" office:value-type="float" office:value="-0.0152390107023168" calcext:value-type="float">
            <text:p>-0.0152390107</text:p>
          </table:table-cell>
          <table:table-cell/>
          <table:table-cell office:value-type="float" office:value="2.39" calcext:value-type="float">
            <text:p>2.39</text:p>
          </table:table-cell>
          <table:table-cell table:formula="of:=[.A240]+0.18" office:value-type="float" office:value="0.163702809478221" calcext:value-type="float">
            <text:p>0.1637028095</text:p>
          </table:table-cell>
          <table:table-cell table:formula="of:=[.B240]+0.075" office:value-type="float" office:value="0.0597609892976832" calcext:value-type="float">
            <text:p>0.0597609893</text:p>
          </table:table-cell>
          <table:table-cell/>
          <table:table-cell office:value-type="float" office:value="2.39" calcext:value-type="float">
            <text:p>2.39</text:p>
          </table:table-cell>
          <table:table-cell office:value-type="float" office:value="0.1634784" calcext:value-type="float">
            <text:p>0.1634784</text:p>
          </table:table-cell>
          <table:table-cell office:value-type="float" office:value="0.0624904" calcext:value-type="float">
            <text:p>0.0624904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ce8" office:value-type="float" office:value="-0.0154229948979445" calcext:value-type="float">
            <text:p>-0.0154229949</text:p>
          </table:table-cell>
          <table:table-cell table:style-name="ce8" office:value-type="float" office:value="-0.0162156431399636" calcext:value-type="float">
            <text:p>-0.0162156431</text:p>
          </table:table-cell>
          <table:table-cell/>
          <table:table-cell office:value-type="float" office:value="2.4" calcext:value-type="float">
            <text:p>2.4</text:p>
          </table:table-cell>
          <table:table-cell table:formula="of:=[.A241]+0.18" office:value-type="float" office:value="0.164577005102055" calcext:value-type="float">
            <text:p>0.1645770051</text:p>
          </table:table-cell>
          <table:table-cell table:formula="of:=[.B241]+0.075" office:value-type="float" office:value="0.0587843568600364" calcext:value-type="float">
            <text:p>0.0587843569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1645705" calcext:value-type="float">
            <text:p>0.1645705</text:p>
          </table:table-cell>
          <table:table-cell office:value-type="float" office:value="0.0611653" calcext:value-type="float">
            <text:p>0.0611653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style-name="ce8" office:value-type="float" office:value="-0.0145772562058208" calcext:value-type="float">
            <text:p>-0.0145772562</text:p>
          </table:table-cell>
          <table:table-cell table:style-name="ce8" office:value-type="float" office:value="-0.0170764028739264" calcext:value-type="float">
            <text:p>-0.0170764029</text:p>
          </table:table-cell>
          <table:table-cell/>
          <table:table-cell office:value-type="float" office:value="2.41" calcext:value-type="float">
            <text:p>2.41</text:p>
          </table:table-cell>
          <table:table-cell table:formula="of:=[.A242]+0.18" office:value-type="float" office:value="0.165422743794179" calcext:value-type="float">
            <text:p>0.1654227438</text:p>
          </table:table-cell>
          <table:table-cell table:formula="of:=[.B242]+0.075" office:value-type="float" office:value="0.0579235971260736" calcext:value-type="float">
            <text:p>0.0579235971</text:p>
          </table:table-cell>
          <table:table-cell/>
          <table:table-cell office:value-type="float" office:value="2.41" calcext:value-type="float">
            <text:p>2.41</text:p>
          </table:table-cell>
          <table:table-cell office:value-type="float" office:value="0.1656335" calcext:value-type="float">
            <text:p>0.1656335</text:p>
          </table:table-cell>
          <table:table-cell office:value-type="float" office:value="0.0599044" calcext:value-type="float">
            <text:p>0.0599044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style-name="ce8" office:value-type="float" office:value="-0.0137582678891531" calcext:value-type="float">
            <text:p>-0.0137582679</text:p>
          </table:table-cell>
          <table:table-cell table:style-name="ce8" office:value-type="float" office:value="-0.0178239013523052" calcext:value-type="float">
            <text:p>-0.0178239014</text:p>
          </table:table-cell>
          <table:table-cell/>
          <table:table-cell office:value-type="float" office:value="2.42" calcext:value-type="float">
            <text:p>2.42</text:p>
          </table:table-cell>
          <table:table-cell table:formula="of:=[.A243]+0.18" office:value-type="float" office:value="0.166241732110847" calcext:value-type="float">
            <text:p>0.1662417321</text:p>
          </table:table-cell>
          <table:table-cell table:formula="of:=[.B243]+0.075" office:value-type="float" office:value="0.0571760986476948" calcext:value-type="float">
            <text:p>0.0571760986</text:p>
          </table:table-cell>
          <table:table-cell/>
          <table:table-cell office:value-type="float" office:value="2.42" calcext:value-type="float">
            <text:p>2.42</text:p>
          </table:table-cell>
          <table:table-cell office:value-type="float" office:value="0.1666458" calcext:value-type="float">
            <text:p>0.1666458</text:p>
          </table:table-cell>
          <table:table-cell office:value-type="float" office:value="0.0587668" calcext:value-type="float">
            <text:p>0.0587668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style-name="ce8" office:value-type="float" office:value="-0.0129643495079104" calcext:value-type="float">
            <text:p>-0.0129643495</text:p>
          </table:table-cell>
          <table:table-cell table:style-name="ce8" office:value-type="float" office:value="-0.018460467710624" calcext:value-type="float">
            <text:p>-0.0184604677</text:p>
          </table:table-cell>
          <table:table-cell/>
          <table:table-cell office:value-type="float" office:value="2.43" calcext:value-type="float">
            <text:p>2.43</text:p>
          </table:table-cell>
          <table:table-cell table:formula="of:=[.A244]+0.18" office:value-type="float" office:value="0.16703565049209" calcext:value-type="float">
            <text:p>0.1670356505</text:p>
          </table:table-cell>
          <table:table-cell table:formula="of:=[.B244]+0.075" office:value-type="float" office:value="0.056539532289376" calcext:value-type="float">
            <text:p>0.0565395323</text:p>
          </table:table-cell>
          <table:table-cell/>
          <table:table-cell office:value-type="float" office:value="2.43" calcext:value-type="float">
            <text:p>2.43</text:p>
          </table:table-cell>
          <table:table-cell office:value-type="float" office:value="0.1676078" calcext:value-type="float">
            <text:p>0.1676078</text:p>
          </table:table-cell>
          <table:table-cell office:value-type="float" office:value="0.0577564" calcext:value-type="float">
            <text:p>0.0577564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style-name="ce8" office:value-type="float" office:value="-0.0121938431301617" calcext:value-type="float">
            <text:p>-0.0121938431</text:p>
          </table:table-cell>
          <table:table-cell table:style-name="ce8" office:value-type="float" office:value="-0.0189881381996868" calcext:value-type="float">
            <text:p>-0.0189881382</text:p>
          </table:table-cell>
          <table:table-cell/>
          <table:table-cell office:value-type="float" office:value="2.44" calcext:value-type="float">
            <text:p>2.44</text:p>
          </table:table-cell>
          <table:table-cell table:formula="of:=[.A245]+0.18" office:value-type="float" office:value="0.167806156869838" calcext:value-type="float">
            <text:p>0.1678061569</text:p>
          </table:table-cell>
          <table:table-cell table:formula="of:=[.B245]+0.075" office:value-type="float" office:value="0.0560118618003132" calcext:value-type="float">
            <text:p>0.0560118618</text:p>
          </table:table-cell>
          <table:table-cell/>
          <table:table-cell office:value-type="float" office:value="2.44" calcext:value-type="float">
            <text:p>2.44</text:p>
          </table:table-cell>
          <table:table-cell office:value-type="float" office:value="0.1685241" calcext:value-type="float">
            <text:p>0.1685241</text:p>
          </table:table-cell>
          <table:table-cell office:value-type="float" office:value="0.0568667" calcext:value-type="float">
            <text:p>0.0568667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style-name="ce8" office:value-type="float" office:value="-0.011445109723952" calcext:value-type="float">
            <text:p>-0.0114451097</text:p>
          </table:table-cell>
          <table:table-cell table:style-name="ce8" office:value-type="float" office:value="-0.0194086456134336" calcext:value-type="float">
            <text:p>-0.0194086456</text:p>
          </table:table-cell>
          <table:table-cell/>
          <table:table-cell office:value-type="float" office:value="2.45" calcext:value-type="float">
            <text:p>2.45</text:p>
          </table:table-cell>
          <table:table-cell table:formula="of:=[.A246]+0.18" office:value-type="float" office:value="0.168554890276048" calcext:value-type="float">
            <text:p>0.1685548903</text:p>
          </table:table-cell>
          <table:table-cell table:formula="of:=[.B246]+0.075" office:value-type="float" office:value="0.0555913543865664" calcext:value-type="float">
            <text:p>0.0555913544</text:p>
          </table:table-cell>
          <table:table-cell/>
          <table:table-cell office:value-type="float" office:value="2.45" calcext:value-type="float">
            <text:p>2.45</text:p>
          </table:table-cell>
          <table:table-cell office:value-type="float" office:value="0.1693988" calcext:value-type="float">
            <text:p>0.1693988</text:p>
          </table:table-cell>
          <table:table-cell office:value-type="float" office:value="0.0560929" calcext:value-type="float">
            <text:p>0.0560929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style-name="ce8" office:value-type="float" office:value="-0.0107165255491783" calcext:value-type="float">
            <text:p>-0.0107165255</text:p>
          </table:table-cell>
          <table:table-cell table:style-name="ce8" office:value-type="float" office:value="-0.0197234087167964" calcext:value-type="float">
            <text:p>-0.0197234087</text:p>
          </table:table-cell>
          <table:table-cell/>
          <table:table-cell office:value-type="float" office:value="2.46" calcext:value-type="float">
            <text:p>2.46</text:p>
          </table:table-cell>
          <table:table-cell table:formula="of:=[.A247]+0.18" office:value-type="float" office:value="0.169283474450822" calcext:value-type="float">
            <text:p>0.1692834745</text:p>
          </table:table-cell>
          <table:table-cell table:formula="of:=[.B247]+0.075" office:value-type="float" office:value="0.0552765912832036" calcext:value-type="float">
            <text:p>0.0552765913</text:p>
          </table:table-cell>
          <table:table-cell/>
          <table:table-cell office:value-type="float" office:value="2.46" calcext:value-type="float">
            <text:p>2.46</text:p>
          </table:table-cell>
          <table:table-cell office:value-type="float" office:value="0.170235" calcext:value-type="float">
            <text:p>0.170235</text:p>
          </table:table-cell>
          <table:table-cell office:value-type="float" office:value="0.0554321" calcext:value-type="float">
            <text:p>0.0554321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style-name="ce8" office:value-type="float" office:value="-0.0100064785494656" calcext:value-type="float">
            <text:p>-0.0100064785</text:p>
          </table:table-cell>
          <table:table-cell table:style-name="ce8" office:value-type="float" office:value="-0.0199335216735552" calcext:value-type="float">
            <text:p>-0.0199335217</text:p>
          </table:table-cell>
          <table:table-cell/>
          <table:table-cell office:value-type="float" office:value="2.47" calcext:value-type="float">
            <text:p>2.47</text:p>
          </table:table-cell>
          <table:table-cell table:formula="of:=[.A248]+0.18" office:value-type="float" office:value="0.169993521450534" calcext:value-type="float">
            <text:p>0.1699935215</text:p>
          </table:table-cell>
          <table:table-cell table:formula="of:=[.B248]+0.075" office:value-type="float" office:value="0.0550664783264448" calcext:value-type="float">
            <text:p>0.0550664783</text:p>
          </table:table-cell>
          <table:table-cell/>
          <table:table-cell office:value-type="float" office:value="2.47" calcext:value-type="float">
            <text:p>2.47</text:p>
          </table:table-cell>
          <table:table-cell office:value-type="float" office:value="0.1710358" calcext:value-type="float">
            <text:p>0.1710358</text:p>
          </table:table-cell>
          <table:table-cell office:value-type="float" office:value="0.054882" calcext:value-type="float">
            <text:p>0.054882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style-name="ce8" office:value-type="float" office:value="-0.00931336474404291" calcext:value-type="float">
            <text:p>-0.0093133647</text:p>
          </table:table-cell>
          <table:table-cell table:style-name="ce8" office:value-type="float" office:value="-0.020039743474194" calcext:value-type="float">
            <text:p>-0.0200397435</text:p>
          </table:table-cell>
          <table:table-cell/>
          <table:table-cell office:value-type="float" office:value="2.48" calcext:value-type="float">
            <text:p>2.48</text:p>
          </table:table-cell>
          <table:table-cell table:formula="of:=[.A249]+0.18" office:value-type="float" office:value="0.170686635255957" calcext:value-type="float">
            <text:p>0.1706866353</text:p>
          </table:table-cell>
          <table:table-cell table:formula="of:=[.B249]+0.075" office:value-type="float" office:value="0.054960256525806" calcext:value-type="float">
            <text:p>0.0549602565</text:p>
          </table:table-cell>
          <table:table-cell/>
          <table:table-cell office:value-type="float" office:value="2.48" calcext:value-type="float">
            <text:p>2.48</text:p>
          </table:table-cell>
          <table:table-cell office:value-type="float" office:value="0.171804" calcext:value-type="float">
            <text:p>0.171804</text:p>
          </table:table-cell>
          <table:table-cell office:value-type="float" office:value="0.0544404" calcext:value-type="float">
            <text:p>0.0544404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style-name="ce8" office:value-type="float" office:value="-0.00863558461961921" calcext:value-type="float">
            <text:p>-0.0086355846</text:p>
          </table:table-cell>
          <table:table-cell table:style-name="ce8" office:value-type="float" office:value="-0.0200424873637568" calcext:value-type="float">
            <text:p>-0.0200424874</text:p>
          </table:table-cell>
          <table:table-cell/>
          <table:table-cell office:value-type="float" office:value="2.49" calcext:value-type="float">
            <text:p>2.49</text:p>
          </table:table-cell>
          <table:table-cell table:formula="of:=[.A250]+0.18" office:value-type="float" office:value="0.171364415380381" calcext:value-type="float">
            <text:p>0.1713644154</text:p>
          </table:table-cell>
          <table:table-cell table:formula="of:=[.B250]+0.075" office:value-type="float" office:value="0.0549575126362432" calcext:value-type="float">
            <text:p>0.0549575126</text:p>
          </table:table-cell>
          <table:table-cell/>
          <table:table-cell office:value-type="float" office:value="2.49" calcext:value-type="float">
            <text:p>2.49</text:p>
          </table:table-cell>
          <table:table-cell office:value-type="float" office:value="0.1725425" calcext:value-type="float">
            <text:p>0.1725425</text:p>
          </table:table-cell>
          <table:table-cell office:value-type="float" office:value="0.0541059" calcext:value-type="float">
            <text:p>0.0541059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style-name="ce8" office:value-type="float" office:value="-0.00797153952225951" calcext:value-type="float">
            <text:p>-0.0079715395</text:p>
          </table:table-cell>
          <table:table-cell table:style-name="ce8" office:value-type="float" office:value="-0.0199418102697036" calcext:value-type="float">
            <text:p>-0.0199418103</text:p>
          </table:table-cell>
          <table:table-cell/>
          <table:table-cell office:value-type="float" office:value="2.5" calcext:value-type="float">
            <text:p>2.5</text:p>
          </table:table-cell>
          <table:table-cell table:formula="of:=[.A251]+0.18" office:value-type="float" office:value="0.17202846047774" calcext:value-type="float">
            <text:p>0.1720284605</text:p>
          </table:table-cell>
          <table:table-cell table:formula="of:=[.B251]+0.075" office:value-type="float" office:value="0.0550581897302964" calcext:value-type="float">
            <text:p>0.055058189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1732539" calcext:value-type="float">
            <text:p>0.1732539</text:p>
          </table:table-cell>
          <table:table-cell office:value-type="float" office:value="0.0538773" calcext:value-type="float">
            <text:p>0.0538773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style-name="ce8" office:value-type="float" office:value="-0.00731962804926081" calcext:value-type="float">
            <text:p>-0.007319628</text:p>
          </table:table-cell>
          <table:table-cell table:style-name="ce8" office:value-type="float" office:value="-0.0197374022297664" calcext:value-type="float">
            <text:p>-0.0197374022</text:p>
          </table:table-cell>
          <table:table-cell/>
          <table:table-cell office:value-type="float" office:value="2.51" calcext:value-type="float">
            <text:p>2.51</text:p>
          </table:table-cell>
          <table:table-cell table:formula="of:=[.A252]+0.18" office:value-type="float" office:value="0.172680371950739" calcext:value-type="float">
            <text:p>0.172680372</text:p>
          </table:table-cell>
          <table:table-cell table:formula="of:=[.B252]+0.075" office:value-type="float" office:value="0.0552625977702336" calcext:value-type="float">
            <text:p>0.0552625978</text:p>
          </table:table-cell>
          <table:table-cell/>
          <table:table-cell office:value-type="float" office:value="2.51" calcext:value-type="float">
            <text:p>2.51</text:p>
          </table:table-cell>
          <table:table-cell office:value-type="float" office:value="0.1739408" calcext:value-type="float">
            <text:p>0.1739408</text:p>
          </table:table-cell>
          <table:table-cell office:value-type="float" office:value="0.0537536" calcext:value-type="float">
            <text:p>0.0537536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style-name="ce8" office:value-type="float" office:value="-0.00667824244102811" calcext:value-type="float">
            <text:p>-0.0066782424</text:p>
          </table:table-cell>
          <table:table-cell table:style-name="ce8" office:value-type="float" office:value="-0.0194285758198052" calcext:value-type="float">
            <text:p>-0.0194285758</text:p>
          </table:table-cell>
          <table:table-cell/>
          <table:table-cell office:value-type="float" office:value="2.52" calcext:value-type="float">
            <text:p>2.52</text:p>
          </table:table-cell>
          <table:table-cell table:formula="of:=[.A253]+0.18" office:value-type="float" office:value="0.173321757558972" calcext:value-type="float">
            <text:p>0.1733217576</text:p>
          </table:table-cell>
          <table:table-cell table:formula="of:=[.B253]+0.075" office:value-type="float" office:value="0.0555714241801948" calcext:value-type="float">
            <text:p>0.0555714242</text:p>
          </table:table-cell>
          <table:table-cell/>
          <table:table-cell office:value-type="float" office:value="2.52" calcext:value-type="float">
            <text:p>2.52</text:p>
          </table:table-cell>
          <table:table-cell office:value-type="float" office:value="0.1746057" calcext:value-type="float">
            <text:p>0.1746057</text:p>
          </table:table-cell>
          <table:table-cell office:value-type="float" office:value="0.0537344" calcext:value-type="float">
            <text:p>0.0537344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style-name="ce8" office:value-type="float" office:value="-0.00604576497295041" calcext:value-type="float">
            <text:p>-0.006045765</text:p>
          </table:table-cell>
          <table:table-cell table:style-name="ce8" office:value-type="float" office:value="-0.019014255581664" calcext:value-type="float">
            <text:p>-0.0190142556</text:p>
          </table:table-cell>
          <table:table-cell/>
          <table:table-cell office:value-type="float" office:value="2.53" calcext:value-type="float">
            <text:p>2.53</text:p>
          </table:table-cell>
          <table:table-cell table:formula="of:=[.A254]+0.18" office:value-type="float" office:value="0.17395423502705" calcext:value-type="float">
            <text:p>0.173954235</text:p>
          </table:table-cell>
          <table:table-cell table:formula="of:=[.B254]+0.075" office:value-type="float" office:value="0.055985744418336" calcext:value-type="float">
            <text:p>0.0559857444</text:p>
          </table:table-cell>
          <table:table-cell/>
          <table:table-cell office:value-type="float" office:value="2.53" calcext:value-type="float">
            <text:p>2.53</text:p>
          </table:table-cell>
          <table:table-cell office:value-type="float" office:value="0.1752511" calcext:value-type="float">
            <text:p>0.1752511</text:p>
          </table:table-cell>
          <table:table-cell office:value-type="float" office:value="0.0538198" calcext:value-type="float">
            <text:p>0.0538198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style-name="ce8" office:value-type="float" office:value="-0.00542056434727671" calcext:value-type="float">
            <text:p>-0.0054205643</text:p>
          </table:table-cell>
          <table:table-cell table:style-name="ce8" office:value-type="float" office:value="-0.0184929674510268" calcext:value-type="float">
            <text:p>-0.0184929675</text:p>
          </table:table-cell>
          <table:table-cell/>
          <table:table-cell office:value-type="float" office:value="2.54" calcext:value-type="float">
            <text:p>2.54</text:p>
          </table:table-cell>
          <table:table-cell table:formula="of:=[.A255]+0.18" office:value-type="float" office:value="0.174579435652723" calcext:value-type="float">
            <text:p>0.1745794357</text:p>
          </table:table-cell>
          <table:table-cell table:formula="of:=[.B255]+0.075" office:value-type="float" office:value="0.0565070325489732" calcext:value-type="float">
            <text:p>0.0565070325</text:p>
          </table:table-cell>
          <table:table-cell/>
          <table:table-cell office:value-type="float" office:value="2.54" calcext:value-type="float">
            <text:p>2.54</text:p>
          </table:table-cell>
          <table:table-cell office:value-type="float" office:value="0.1758792" calcext:value-type="float">
            <text:p>0.1758792</text:p>
          </table:table-cell>
          <table:table-cell office:value-type="float" office:value="0.0540099" calcext:value-type="float">
            <text:p>0.0540099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style-name="ce8" office:value-type="float" office:value="-0.00480099208499201" calcext:value-type="float">
            <text:p>-0.0048009921</text:p>
          </table:table-cell>
          <table:table-cell table:style-name="ce8" office:value-type="float" office:value="-0.0178628281852736" calcext:value-type="float">
            <text:p>-0.0178628282</text:p>
          </table:table-cell>
          <table:table-cell/>
          <table:table-cell office:value-type="float" office:value="2.55" calcext:value-type="float">
            <text:p>2.55</text:p>
          </table:table-cell>
          <table:table-cell table:formula="of:=[.A256]+0.18" office:value-type="float" office:value="0.175199007915008" calcext:value-type="float">
            <text:p>0.1751990079</text:p>
          </table:table-cell>
          <table:table-cell table:formula="of:=[.B256]+0.075" office:value-type="float" office:value="0.0571371718147264" calcext:value-type="float">
            <text:p>0.0571371718</text:p>
          </table:table-cell>
          <table:table-cell/>
          <table:table-cell office:value-type="float" office:value="2.55" calcext:value-type="float">
            <text:p>2.55</text:p>
          </table:table-cell>
          <table:table-cell office:value-type="float" office:value="0.1764923" calcext:value-type="float">
            <text:p>0.1764923</text:p>
          </table:table-cell>
          <table:table-cell office:value-type="float" office:value="0.0543055" calcext:value-type="float">
            <text:p>0.0543055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style-name="ce8" office:value-type="float" office:value="-0.00418537891769331" calcext:value-type="float">
            <text:p>-0.0041853789</text:p>
          </table:table-cell>
          <table:table-cell table:style-name="ce8" office:value-type="float" office:value="-0.0171215347913364" calcext:value-type="float">
            <text:p>-0.0171215348</text:p>
          </table:table-cell>
          <table:table-cell/>
          <table:table-cell office:value-type="float" office:value="2.56" calcext:value-type="float">
            <text:p>2.56</text:p>
          </table:table-cell>
          <table:table-cell table:formula="of:=[.A257]+0.18" office:value-type="float" office:value="0.175814621082307" calcext:value-type="float">
            <text:p>0.1758146211</text:p>
          </table:table-cell>
          <table:table-cell table:formula="of:=[.B257]+0.075" office:value-type="float" office:value="0.0578784652086636" calcext:value-type="float">
            <text:p>0.0578784652</text:p>
          </table:table-cell>
          <table:table-cell/>
          <table:table-cell office:value-type="float" office:value="2.56" calcext:value-type="float">
            <text:p>2.56</text:p>
          </table:table-cell>
          <table:table-cell office:value-type="float" office:value="0.1770928" calcext:value-type="float">
            <text:p>0.1770928</text:p>
          </table:table-cell>
          <table:table-cell office:value-type="float" office:value="0.0547077" calcext:value-type="float">
            <text:p>0.0547077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style-name="ce8" office:value-type="float" office:value="-0.00357203117946561" calcext:value-type="float">
            <text:p>-0.0035720312</text:p>
          </table:table-cell>
          <table:table-cell table:style-name="ce8" office:value-type="float" office:value="-0.0162663539535552" calcext:value-type="float">
            <text:p>-0.016266354</text:p>
          </table:table-cell>
          <table:table-cell/>
          <table:table-cell office:value-type="float" office:value="2.57" calcext:value-type="float">
            <text:p>2.57</text:p>
          </table:table-cell>
          <table:table-cell table:formula="of:=[.A258]+0.18" office:value-type="float" office:value="0.176427968820534" calcext:value-type="float">
            <text:p>0.1764279688</text:p>
          </table:table-cell>
          <table:table-cell table:formula="of:=[.B258]+0.075" office:value-type="float" office:value="0.0587336460464448" calcext:value-type="float">
            <text:p>0.058733646</text:p>
          </table:table-cell>
          <table:table-cell/>
          <table:table-cell office:value-type="float" office:value="2.57" calcext:value-type="float">
            <text:p>2.57</text:p>
          </table:table-cell>
          <table:table-cell office:value-type="float" office:value="0.1776827" calcext:value-type="float">
            <text:p>0.1776827</text:p>
          </table:table-cell>
          <table:table-cell office:value-type="float" office:value="0.0552179" calcext:value-type="float">
            <text:p>0.0552179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style-name="ce8" office:value-type="float" office:value="-0.00295922719875791" calcext:value-type="float">
            <text:p>-0.0029592272</text:p>
          </table:table-cell>
          <table:table-cell table:style-name="ce8" office:value-type="float" office:value="-0.015294111461534" calcext:value-type="float">
            <text:p>-0.0152941115</text:p>
          </table:table-cell>
          <table:table-cell/>
          <table:table-cell office:value-type="float" office:value="2.58" calcext:value-type="float">
            <text:p>2.58</text:p>
          </table:table-cell>
          <table:table-cell table:formula="of:=[.A259]+0.18" office:value-type="float" office:value="0.177040772801242" calcext:value-type="float">
            <text:p>0.1770407728</text:p>
          </table:table-cell>
          <table:table-cell table:formula="of:=[.B259]+0.075" office:value-type="float" office:value="0.059705888538466" calcext:value-type="float">
            <text:p>0.0597058885</text:p>
          </table:table-cell>
          <table:table-cell/>
          <table:table-cell office:value-type="float" office:value="2.58" calcext:value-type="float">
            <text:p>2.58</text:p>
          </table:table-cell>
          <table:table-cell office:value-type="float" office:value="0.1782642" calcext:value-type="float">
            <text:p>0.1782642</text:p>
          </table:table-cell>
          <table:table-cell office:value-type="float" office:value="0.055838" calcext:value-type="float">
            <text:p>0.055838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style-name="ce8" office:value-type="float" office:value="-0.00234521369025921" calcext:value-type="float">
            <text:p>-0.0023452137</text:p>
          </table:table-cell>
          <table:table-cell table:style-name="ce8" office:value-type="float" office:value="-0.0142011816379968" calcext:value-type="float">
            <text:p>-0.0142011816</text:p>
          </table:table-cell>
          <table:table-cell/>
          <table:table-cell office:value-type="float" office:value="2.59000000000001" calcext:value-type="float">
            <text:p>2.59</text:p>
          </table:table-cell>
          <table:table-cell table:formula="of:=[.A260]+0.18" office:value-type="float" office:value="0.177654786309741" calcext:value-type="float">
            <text:p>0.1776547863</text:p>
          </table:table-cell>
          <table:table-cell table:formula="of:=[.B260]+0.075" office:value-type="float" office:value="0.0607988183620032" calcext:value-type="float">
            <text:p>0.0607988184</text:p>
          </table:table-cell>
          <table:table-cell/>
          <table:table-cell office:value-type="float" office:value="2.59000000000001" calcext:value-type="float">
            <text:p>2.59</text:p>
          </table:table-cell>
          <table:table-cell office:value-type="float" office:value="0.1788394" calcext:value-type="float">
            <text:p>0.1788394</text:p>
          </table:table-cell>
          <table:table-cell office:value-type="float" office:value="0.0565702" calcext:value-type="float">
            <text:p>0.0565702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style-name="ce8" office:value-type="float" office:value="-0.00172820214677451" calcext:value-type="float">
            <text:p>-0.0017282021</text:p>
          </table:table-cell>
          <table:table-cell table:style-name="ce8" office:value-type="float" office:value="-0.0129834767666436" calcext:value-type="float">
            <text:p>-0.0129834768</text:p>
          </table:table-cell>
          <table:table-cell/>
          <table:table-cell office:value-type="float" office:value="2.60000000000001" calcext:value-type="float">
            <text:p>2.6</text:p>
          </table:table-cell>
          <table:table-cell table:formula="of:=[.A261]+0.18" office:value-type="float" office:value="0.178271797853225" calcext:value-type="float">
            <text:p>0.1782717979</text:p>
          </table:table-cell>
          <table:table-cell table:formula="of:=[.B261]+0.075" office:value-type="float" office:value="0.0620165232333564" calcext:value-type="float">
            <text:p>0.0620165232</text:p>
          </table:table-cell>
          <table:table-cell/>
          <table:table-cell office:value-type="float" office:value="2.60000000000001" calcext:value-type="float">
            <text:p>2.6</text:p>
          </table:table-cell>
          <table:table-cell office:value-type="float" office:value="0.1794104" calcext:value-type="float">
            <text:p>0.1794104</text:p>
          </table:table-cell>
          <table:table-cell office:value-type="float" office:value="0.0574172" calcext:value-type="float">
            <text:p>0.0574172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style-name="ce8" office:value-type="float" office:value="-0.00110636523110081" calcext:value-type="float">
            <text:p>-0.0011063652</text:p>
          </table:table-cell>
          <table:table-cell table:style-name="ce8" office:value-type="float" office:value="-0.0116364365200064" calcext:value-type="float">
            <text:p>-0.0116364365</text:p>
          </table:table-cell>
          <table:table-cell/>
          <table:table-cell office:value-type="float" office:value="2.61000000000001" calcext:value-type="float">
            <text:p>2.61</text:p>
          </table:table-cell>
          <table:table-cell table:formula="of:=[.A262]+0.18" office:value-type="float" office:value="0.178893634768899" calcext:value-type="float">
            <text:p>0.1788936348</text:p>
          </table:table-cell>
          <table:table-cell table:formula="of:=[.B262]+0.075" office:value-type="float" office:value="0.0633635634799936" calcext:value-type="float">
            <text:p>0.0633635635</text:p>
          </table:table-cell>
          <table:table-cell/>
          <table:table-cell office:value-type="float" office:value="2.61000000000001" calcext:value-type="float">
            <text:p>2.61</text:p>
          </table:table-cell>
          <table:table-cell office:value-type="float" office:value="0.1799793" calcext:value-type="float">
            <text:p>0.1799793</text:p>
          </table:table-cell>
          <table:table-cell office:value-type="float" office:value="0.0583821" calcext:value-type="float">
            <text:p>0.0583821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style-name="ce8" office:value-type="float" office:value="-0.000477833167903109" calcext:value-type="float">
            <text:p>-0.0004778332</text:p>
          </table:table-cell>
          <table:table-cell table:style-name="ce8" office:value-type="float" office:value="-0.0101550173873052" calcext:value-type="float">
            <text:p>-0.0101550174</text:p>
          </table:table-cell>
          <table:table-cell/>
          <table:table-cell office:value-type="float" office:value="2.62000000000001" calcext:value-type="float">
            <text:p>2.62</text:p>
          </table:table-cell>
          <table:table-cell table:formula="of:=[.A263]+0.18" office:value-type="float" office:value="0.179522166832097" calcext:value-type="float">
            <text:p>0.1795221668</text:p>
          </table:table-cell>
          <table:table-cell table:formula="of:=[.B263]+0.075" office:value-type="float" office:value="0.0648449826126948" calcext:value-type="float">
            <text:p>0.0648449826</text:p>
          </table:table-cell>
          <table:table-cell/>
          <table:table-cell office:value-type="float" office:value="2.62000000000001" calcext:value-type="float">
            <text:p>2.62</text:p>
          </table:table-cell>
          <table:table-cell office:value-type="float" office:value="0.1805482" calcext:value-type="float">
            <text:p>0.1805482</text:p>
          </table:table-cell>
          <table:table-cell office:value-type="float" office:value="0.0594684" calcext:value-type="float">
            <text:p>0.0594684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style-name="ce8" office:value-type="float" office:value="0.000159309864409592" calcext:value-type="float">
            <text:p>0.0001593099</text:p>
          </table:table-cell>
          <table:table-cell table:style-name="ce8" office:value-type="float" office:value="-0.008533682102304" calcext:value-type="float">
            <text:p>-0.0085336821</text:p>
          </table:table-cell>
          <table:table-cell/>
          <table:table-cell office:value-type="float" office:value="2.63000000000001" calcext:value-type="float">
            <text:p>2.63</text:p>
          </table:table-cell>
          <table:table-cell table:formula="of:=[.A264]+0.18" office:value-type="float" office:value="0.18015930986441" calcext:value-type="float">
            <text:p>0.1801593099</text:p>
          </table:table-cell>
          <table:table-cell table:formula="of:=[.B264]+0.075" office:value-type="float" office:value="0.066466317897696" calcext:value-type="float">
            <text:p>0.0664663179</text:p>
          </table:table-cell>
          <table:table-cell/>
          <table:table-cell office:value-type="float" office:value="2.63000000000001" calcext:value-type="float">
            <text:p>2.63</text:p>
          </table:table-cell>
          <table:table-cell office:value-type="float" office:value="0.181119" calcext:value-type="float">
            <text:p>0.181119</text:p>
          </table:table-cell>
          <table:table-cell office:value-type="float" office:value="0.06068" calcext:value-type="float">
            <text:p>0.06068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style-name="ce8" office:value-type="float" office:value="0.000807029341808294" calcext:value-type="float">
            <text:p>0.0008070293</text:p>
          </table:table-cell>
          <table:table-cell table:style-name="ce8" office:value-type="float" office:value="-0.0067663890711668" calcext:value-type="float">
            <text:p>-0.0067663891</text:p>
          </table:table-cell>
          <table:table-cell/>
          <table:table-cell office:value-type="float" office:value="2.64000000000001" calcext:value-type="float">
            <text:p>2.64</text:p>
          </table:table-cell>
          <table:table-cell table:formula="of:=[.A265]+0.18" office:value-type="float" office:value="0.180807029341808" calcext:value-type="float">
            <text:p>0.1808070293</text:p>
          </table:table-cell>
          <table:table-cell table:formula="of:=[.B265]+0.075" office:value-type="float" office:value="0.0682336109288332" calcext:value-type="float">
            <text:p>0.0682336109</text:p>
          </table:table-cell>
          <table:table-cell/>
          <table:table-cell office:value-type="float" office:value="2.64000000000001" calcext:value-type="float">
            <text:p>2.64</text:p>
          </table:table-cell>
          <table:table-cell office:value-type="float" office:value="0.181694" calcext:value-type="float">
            <text:p>0.181694</text:p>
          </table:table-cell>
          <table:table-cell office:value-type="float" office:value="0.0620214" calcext:value-type="float">
            <text:p>0.0620214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style-name="ce8" office:value-type="float" office:value="0.001467344002768" calcext:value-type="float">
            <text:p>0.001467344</text:p>
          </table:table-cell>
          <table:table-cell table:style-name="ce8" office:value-type="float" office:value="-0.0048465818003136" calcext:value-type="float">
            <text:p>-0.0048465818</text:p>
          </table:table-cell>
          <table:table-cell/>
          <table:table-cell office:value-type="float" office:value="2.65000000000001" calcext:value-type="float">
            <text:p>2.65</text:p>
          </table:table-cell>
          <table:table-cell table:formula="of:=[.A266]+0.18" office:value-type="float" office:value="0.181467344002768" calcext:value-type="float">
            <text:p>0.181467344</text:p>
          </table:table-cell>
          <table:table-cell table:formula="of:=[.B266]+0.075" office:value-type="float" office:value="0.0701534181996864" calcext:value-type="float">
            <text:p>0.0701534182</text:p>
          </table:table-cell>
          <table:table-cell/>
          <table:table-cell office:value-type="float" office:value="2.65000000000001" calcext:value-type="float">
            <text:p>2.65</text:p>
          </table:table-cell>
          <table:table-cell office:value-type="float" office:value="0.1822752" calcext:value-type="float">
            <text:p>0.1822752</text:p>
          </table:table-cell>
          <table:table-cell office:value-type="float" office:value="0.0634975" calcext:value-type="float">
            <text:p>0.0634975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style-name="ce8" office:value-type="float" office:value="0.00214232945639169" calcext:value-type="float">
            <text:p>0.0021423295</text:p>
          </table:table-cell>
          <table:table-cell table:style-name="ce8" office:value-type="float" office:value="-0.0027671783242764" calcext:value-type="float">
            <text:p>-0.0027671783</text:p>
          </table:table-cell>
          <table:table-cell/>
          <table:table-cell office:value-type="float" office:value="2.66000000000001" calcext:value-type="float">
            <text:p>2.66</text:p>
          </table:table-cell>
          <table:table-cell table:formula="of:=[.A267]+0.18" office:value-type="float" office:value="0.182142329456392" calcext:value-type="float">
            <text:p>0.1821423295</text:p>
          </table:table-cell>
          <table:table-cell table:formula="of:=[.B267]+0.075" office:value-type="float" office:value="0.0722328216757236" calcext:value-type="float">
            <text:p>0.0722328217</text:p>
          </table:table-cell>
          <table:table-cell/>
          <table:table-cell office:value-type="float" office:value="2.66000000000001" calcext:value-type="float">
            <text:p>2.66</text:p>
          </table:table-cell>
          <table:table-cell office:value-type="float" office:value="0.1828646" calcext:value-type="float">
            <text:p>0.1828646</text:p>
          </table:table-cell>
          <table:table-cell office:value-type="float" office:value="0.0651135" calcext:value-type="float">
            <text:p>0.0651135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style-name="ce8" office:value-type="float" office:value="0.0028341217905344" calcext:value-type="float">
            <text:p>0.0028341218</text:p>
          </table:table-cell>
          <table:table-cell table:style-name="ce8" office:value-type="float" office:value="-0.000520560633555194" calcext:value-type="float">
            <text:p>-0.0005205606</text:p>
          </table:table-cell>
          <table:table-cell/>
          <table:table-cell office:value-type="float" office:value="2.67000000000001" calcext:value-type="float">
            <text:p>2.67</text:p>
          </table:table-cell>
          <table:table-cell table:formula="of:=[.A268]+0.18" office:value-type="float" office:value="0.182834121790534" calcext:value-type="float">
            <text:p>0.1828341218</text:p>
          </table:table-cell>
          <table:table-cell table:formula="of:=[.B268]+0.075" office:value-type="float" office:value="0.0744794393664448" calcext:value-type="float">
            <text:p>0.0744794394</text:p>
          </table:table-cell>
          <table:table-cell/>
          <table:table-cell office:value-type="float" office:value="2.67000000000001" calcext:value-type="float">
            <text:p>2.67</text:p>
          </table:table-cell>
          <table:table-cell office:value-type="float" office:value="0.1834645" calcext:value-type="float">
            <text:p>0.1834645</text:p>
          </table:table-cell>
          <table:table-cell office:value-type="float" office:value="0.0668755" calcext:value-type="float">
            <text:p>0.0668755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style-name="ce8" office:value-type="float" office:value="0.00354492117992709" calcext:value-type="float">
            <text:p>0.0035449212</text:p>
          </table:table-cell>
          <table:table-cell table:style-name="ce8" office:value-type="float" office:value="0.001901435897526" calcext:value-type="float">
            <text:p>0.0019014359</text:p>
          </table:table-cell>
          <table:table-cell/>
          <table:table-cell office:value-type="float" office:value="2.68000000000001" calcext:value-type="float">
            <text:p>2.68</text:p>
          </table:table-cell>
          <table:table-cell table:formula="of:=[.A269]+0.18" office:value-type="float" office:value="0.183544921179927" calcext:value-type="float">
            <text:p>0.1835449212</text:p>
          </table:table-cell>
          <table:table-cell table:formula="of:=[.B269]+0.075" office:value-type="float" office:value="0.076901435897526" calcext:value-type="float">
            <text:p>0.0769014359</text:p>
          </table:table-cell>
          <table:table-cell/>
          <table:table-cell office:value-type="float" office:value="2.68000000000001" calcext:value-type="float">
            <text:p>2.68</text:p>
          </table:table-cell>
          <table:table-cell office:value-type="float" office:value="0.1840769" calcext:value-type="float">
            <text:p>0.1840769</text:p>
          </table:table-cell>
          <table:table-cell office:value-type="float" office:value="0.0687897" calcext:value-type="float">
            <text:p>0.0687897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style-name="ce8" office:value-type="float" office:value="0.00427699549430079" calcext:value-type="float">
            <text:p>0.0042769955</text:p>
          </table:table-cell>
          <table:table-cell table:style-name="ce8" office:value-type="float" office:value="0.00450753308296319" calcext:value-type="float">
            <text:p>0.0045075331</text:p>
          </table:table-cell>
          <table:table-cell/>
          <table:table-cell office:value-type="float" office:value="2.69000000000001" calcext:value-type="float">
            <text:p>2.69</text:p>
          </table:table-cell>
          <table:table-cell table:formula="of:=[.A270]+0.18" office:value-type="float" office:value="0.184276995494301" calcext:value-type="float">
            <text:p>0.1842769955</text:p>
          </table:table-cell>
          <table:table-cell table:formula="of:=[.B270]+0.075" office:value-type="float" office:value="0.0795075330829632" calcext:value-type="float">
            <text:p>0.0795075331</text:p>
          </table:table-cell>
          <table:table-cell/>
          <table:table-cell office:value-type="float" office:value="2.69000000000001" calcext:value-type="float">
            <text:p>2.69</text:p>
          </table:table-cell>
          <table:table-cell office:value-type="float" office:value="0.1847043" calcext:value-type="float">
            <text:p>0.1847043</text:p>
          </table:table-cell>
          <table:table-cell office:value-type="float" office:value="0.070863" calcext:value-type="float">
            <text:p>0.070863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style-name="ce8" office:value-type="float" office:value="0.0050326839065105" calcext:value-type="float">
            <text:p>0.0050326839</text:p>
          </table:table-cell>
          <table:table-cell table:style-name="ce8" office:value-type="float" office:value="0.0073070204972164" calcext:value-type="float">
            <text:p>0.0073070205</text:p>
          </table:table-cell>
          <table:table-cell/>
          <table:table-cell office:value-type="float" office:value="2.70000000000001" calcext:value-type="float">
            <text:p>2.7</text:p>
          </table:table-cell>
          <table:table-cell table:formula="of:=[.A271]+0.18" office:value-type="float" office:value="0.18503268390651" calcext:value-type="float">
            <text:p>0.1850326839</text:p>
          </table:table-cell>
          <table:table-cell table:formula="of:=[.B271]+0.075" office:value-type="float" office:value="0.0823070204972164" calcext:value-type="float">
            <text:p>0.0823070205</text:p>
          </table:table-cell>
          <table:table-cell/>
          <table:table-cell office:value-type="float" office:value="2.70000000000001" calcext:value-type="float">
            <text:p>2.7</text:p>
          </table:table-cell>
          <table:table-cell office:value-type="float" office:value="0.1853487" calcext:value-type="float">
            <text:p>0.1853487</text:p>
          </table:table-cell>
          <table:table-cell office:value-type="float" office:value="0.0731034" calcext:value-type="float">
            <text:p>0.0731034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style-name="ce8" office:value-type="float" office:value="0.0058144005006592" calcext:value-type="float">
            <text:p>0.0058144005</text:p>
          </table:table-cell>
          <table:table-cell table:style-name="ce8" office:value-type="float" office:value="0.0103097660473536" calcext:value-type="float">
            <text:p>0.010309766</text:p>
          </table:table-cell>
          <table:table-cell/>
          <table:table-cell office:value-type="float" office:value="2.71000000000001" calcext:value-type="float">
            <text:p>2.71</text:p>
          </table:table-cell>
          <table:table-cell table:formula="of:=[.A272]+0.18" office:value-type="float" office:value="0.185814400500659" calcext:value-type="float">
            <text:p>0.1858144005</text:p>
          </table:table-cell>
          <table:table-cell table:formula="of:=[.B272]+0.075" office:value-type="float" office:value="0.0853097660473536" calcext:value-type="float">
            <text:p>0.085309766</text:p>
          </table:table-cell>
          <table:table-cell/>
          <table:table-cell office:value-type="float" office:value="2.71000000000001" calcext:value-type="float">
            <text:p>2.71</text:p>
          </table:table-cell>
          <table:table-cell office:value-type="float" office:value="0.1860131" calcext:value-type="float">
            <text:p>0.1860131</text:p>
          </table:table-cell>
          <table:table-cell office:value-type="float" office:value="0.0755214" calcext:value-type="float">
            <text:p>0.0755214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-0.0134548629332032" calcext:value-type="float">
            <text:p>-0.0134548629</text:p>
          </table:table-cell>
          <table:table-cell office:value-type="float" office:value="-0.0114815382761994" calcext:value-type="float">
            <text:p>-0.0114815383</text:p>
          </table:table-cell>
          <table:table-cell office:value-type="float" office:value="9" calcext:value-type="float">
            <text:p>9</text:p>
          </table:table-cell>
          <table:table-cell office:value-type="float" office:value="2.72000000000001" calcext:value-type="float">
            <text:p>2.72</text:p>
          </table:table-cell>
          <table:table-cell table:formula="of:=[.A273]+0.2" office:value-type="float" office:value="0.186545137066797" calcext:value-type="float">
            <text:p>0.1865451371</text:p>
          </table:table-cell>
          <table:table-cell table:formula="of:=[.B273]+0.1" office:value-type="float" office:value="0.0885184617238006" calcext:value-type="float">
            <text:p>0.0885184617</text:p>
          </table:table-cell>
          <table:table-cell/>
          <table:table-cell office:value-type="float" office:value="2.72000000000001" calcext:value-type="float">
            <text:p>2.72</text:p>
          </table:table-cell>
          <table:table-cell office:value-type="float" office:value="0.1867005" calcext:value-type="float">
            <text:p>0.1867005</text:p>
          </table:table-cell>
          <table:table-cell office:value-type="float" office:value="0.0781305" calcext:value-type="float">
            <text:p>0.0781305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-0.0127630578405824" calcext:value-type="float">
            <text:p>-0.0127630578</text:p>
          </table:table-cell>
          <table:table-cell office:value-type="float" office:value="-0.00866087113514239" calcext:value-type="float">
            <text:p>-0.0086608711</text:p>
          </table:table-cell>
          <table:table-cell/>
          <table:table-cell office:value-type="float" office:value="2.73000000000001" calcext:value-type="float">
            <text:p>2.73</text:p>
          </table:table-cell>
          <table:table-cell table:formula="of:=[.A274]+0.2" office:value-type="float" office:value="0.187236942159418" calcext:value-type="float">
            <text:p>0.1872369422</text:p>
          </table:table-cell>
          <table:table-cell table:formula="of:=[.B274]+0.1" office:value-type="float" office:value="0.0913391288648576" calcext:value-type="float">
            <text:p>0.0913391289</text:p>
          </table:table-cell>
          <table:table-cell/>
          <table:table-cell office:value-type="float" office:value="2.73000000000001" calcext:value-type="float">
            <text:p>2.73</text:p>
          </table:table-cell>
          <table:table-cell office:value-type="float" office:value="0.1874114" calcext:value-type="float">
            <text:p>0.1874114</text:p>
          </table:table-cell>
          <table:table-cell office:value-type="float" office:value="0.080927" calcext:value-type="float">
            <text:p>0.080927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-0.0121083288859376" calcext:value-type="float">
            <text:p>-0.0121083289</text:p>
          </table:table-cell>
          <table:table-cell office:value-type="float" office:value="-0.00619696339762539" calcext:value-type="float">
            <text:p>-0.0061969634</text:p>
          </table:table-cell>
          <table:table-cell/>
          <table:table-cell office:value-type="float" office:value="2.74000000000001" calcext:value-type="float">
            <text:p>2.74</text:p>
          </table:table-cell>
          <table:table-cell table:formula="of:=[.A275]+0.2" office:value-type="float" office:value="0.187891671114062" calcext:value-type="float">
            <text:p>0.1878916711</text:p>
          </table:table-cell>
          <table:table-cell table:formula="of:=[.B275]+0.1" office:value-type="float" office:value="0.0938030366023746" calcext:value-type="float">
            <text:p>0.0938030366</text:p>
          </table:table-cell>
          <table:table-cell/>
          <table:table-cell office:value-type="float" office:value="2.74000000000001" calcext:value-type="float">
            <text:p>2.74</text:p>
          </table:table-cell>
          <table:table-cell office:value-type="float" office:value="0.1881313" calcext:value-type="float">
            <text:p>0.1881313</text:p>
          </table:table-cell>
          <table:table-cell office:value-type="float" office:value="0.0838147" calcext:value-type="float">
            <text:p>0.083814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-0.0114888886399168" calcext:value-type="float">
            <text:p>-0.0114888886</text:p>
          </table:table-cell>
          <table:table-cell office:value-type="float" office:value="-0.00406014233331839" calcext:value-type="float">
            <text:p>-0.0040601423</text:p>
          </table:table-cell>
          <table:table-cell/>
          <table:table-cell office:value-type="float" office:value="2.75000000000001" calcext:value-type="float">
            <text:p>2.75</text:p>
          </table:table-cell>
          <table:table-cell table:formula="of:=[.A276]+0.2" office:value-type="float" office:value="0.188511111360083" calcext:value-type="float">
            <text:p>0.1885111114</text:p>
          </table:table-cell>
          <table:table-cell table:formula="of:=[.B276]+0.1" office:value-type="float" office:value="0.0959398576666816" calcext:value-type="float">
            <text:p>0.0959398577</text:p>
          </table:table-cell>
          <table:table-cell/>
          <table:table-cell office:value-type="float" office:value="2.75000000000001" calcext:value-type="float">
            <text:p>2.75</text:p>
          </table:table-cell>
          <table:table-cell office:value-type="float" office:value="0.188826" calcext:value-type="float">
            <text:p>0.188826</text:p>
          </table:table-cell>
          <table:table-cell office:value-type="float" office:value="0.0865742" calcext:value-type="float">
            <text:p>0.086574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-0.01090301621" calcext:value-type="float">
            <text:p>-0.0109030162</text:p>
          </table:table-cell>
          <table:table-cell office:value-type="float" office:value="-0.00222229205577139" calcext:value-type="float">
            <text:p>-0.0022222921</text:p>
          </table:table-cell>
          <table:table-cell/>
          <table:table-cell office:value-type="float" office:value="2.76000000000001" calcext:value-type="float">
            <text:p>2.76</text:p>
          </table:table-cell>
          <table:table-cell table:formula="of:=[.A277]+0.2" office:value-type="float" office:value="0.18909698379" calcext:value-type="float">
            <text:p>0.1890969838</text:p>
          </table:table-cell>
          <table:table-cell table:formula="of:=[.B277]+0.1" office:value-type="float" office:value="0.0977777079442286" calcext:value-type="float">
            <text:p>0.0977777079</text:p>
          </table:table-cell>
          <table:table-cell/>
          <table:table-cell office:value-type="float" office:value="2.76000000000001" calcext:value-type="float">
            <text:p>2.76</text:p>
          </table:table-cell>
          <table:table-cell office:value-type="float" office:value="0.1894811" calcext:value-type="float">
            <text:p>0.1894811</text:p>
          </table:table-cell>
          <table:table-cell office:value-type="float" office:value="0.089109" calcext:value-type="float">
            <text:p>0.08910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-0.0103490558704832" calcext:value-type="float">
            <text:p>-0.0103490559</text:p>
          </table:table-cell>
          <table:table-cell office:value-type="float" office:value="-0.000656813964774395" calcext:value-type="float">
            <text:p>-0.000656814</text:p>
          </table:table-cell>
          <table:table-cell/>
          <table:table-cell office:value-type="float" office:value="2.77000000000001" calcext:value-type="float">
            <text:p>2.77</text:p>
          </table:table-cell>
          <table:table-cell table:formula="of:=[.A278]+0.2" office:value-type="float" office:value="0.189650944129517" calcext:value-type="float">
            <text:p>0.1896509441</text:p>
          </table:table-cell>
          <table:table-cell table:formula="of:=[.B278]+0.1" office:value-type="float" office:value="0.0993431860352256" calcext:value-type="float">
            <text:p>0.099343186</text:p>
          </table:table-cell>
          <table:table-cell/>
          <table:table-cell office:value-type="float" office:value="2.77000000000001" calcext:value-type="float">
            <text:p>2.77</text:p>
          </table:table-cell>
          <table:table-cell office:value-type="float" office:value="0.190097" calcext:value-type="float">
            <text:p>0.190097</text:p>
          </table:table-cell>
          <table:table-cell office:value-type="float" office:value="0.0914152" calcext:value-type="float">
            <text:p>0.091415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-0.0098254156924624" calcext:value-type="float">
            <text:p>-0.0098254157</text:p>
          </table:table-cell>
          <table:table-cell office:value-type="float" office:value="0.000661412811282607" calcext:value-type="float">
            <text:p>0.0006614128</text:p>
          </table:table-cell>
          <table:table-cell/>
          <table:table-cell office:value-type="float" office:value="2.78000000000001" calcext:value-type="float">
            <text:p>2.78</text:p>
          </table:table-cell>
          <table:table-cell table:formula="of:=[.A279]+0.2" office:value-type="float" office:value="0.190174584307538" calcext:value-type="float">
            <text:p>0.1901745843</text:p>
          </table:table-cell>
          <table:table-cell table:formula="of:=[.B279]+0.1" office:value-type="float" office:value="0.100661412811283" calcext:value-type="float">
            <text:p>0.1006614128</text:p>
          </table:table-cell>
          <table:table-cell/>
          <table:table-cell office:value-type="float" office:value="2.78000000000001" calcext:value-type="float">
            <text:p>2.78</text:p>
          </table:table-cell>
          <table:table-cell office:value-type="float" office:value="0.190676" calcext:value-type="float">
            <text:p>0.190676</text:p>
          </table:table-cell>
          <table:table-cell office:value-type="float" office:value="0.0935058" calcext:value-type="float">
            <text:p>0.093505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-0.0093305661738176" calcext:value-type="float">
            <text:p>-0.0093305662</text:p>
          </table:table-cell>
          <table:table-cell office:value-type="float" office:value="0.00175607097304961" calcext:value-type="float">
            <text:p>0.001756071</text:p>
          </table:table-cell>
          <table:table-cell/>
          <table:table-cell office:value-type="float" office:value="2.79000000000001" calcext:value-type="float">
            <text:p>2.79</text:p>
          </table:table-cell>
          <table:table-cell table:formula="of:=[.A280]+0.2" office:value-type="float" office:value="0.190669433826182" calcext:value-type="float">
            <text:p>0.1906694338</text:p>
          </table:table-cell>
          <table:table-cell table:formula="of:=[.B280]+0.1" office:value-type="float" office:value="0.10175607097305" calcext:value-type="float">
            <text:p>0.101756071</text:p>
          </table:table-cell>
          <table:table-cell/>
          <table:table-cell office:value-type="float" office:value="2.79000000000001" calcext:value-type="float">
            <text:p>2.79</text:p>
          </table:table-cell>
          <table:table-cell office:value-type="float" office:value="0.191221" calcext:value-type="float">
            <text:p>0.191221</text:p>
          </table:table-cell>
          <table:table-cell office:value-type="float" office:value="0.0953909" calcext:value-type="float">
            <text:p>0.095390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-0.0088630388691968" calcext:value-type="float">
            <text:p>-0.0088630389</text:p>
          </table:table-cell>
          <table:table-cell office:value-type="float" office:value="0.00264944460785661" calcext:value-type="float">
            <text:p>0.0026494446</text:p>
          </table:table-cell>
          <table:table-cell/>
          <table:table-cell office:value-type="float" office:value="2.80000000000001" calcext:value-type="float">
            <text:p>2.8</text:p>
          </table:table-cell>
          <table:table-cell table:formula="of:=[.A281]+0.2" office:value-type="float" office:value="0.191136961130803" calcext:value-type="float">
            <text:p>0.1911369611</text:p>
          </table:table-cell>
          <table:table-cell table:formula="of:=[.B281]+0.1" office:value-type="float" office:value="0.102649444607857" calcext:value-type="float">
            <text:p>0.1026494446</text:p>
          </table:table-cell>
          <table:table-cell/>
          <table:table-cell office:value-type="float" office:value="2.80000000000001" calcext:value-type="float">
            <text:p>2.8</text:p>
          </table:table-cell>
          <table:table-cell office:value-type="float" office:value="0.191735" calcext:value-type="float">
            <text:p>0.191735</text:p>
          </table:table-cell>
          <table:table-cell office:value-type="float" office:value="0.0970776" calcext:value-type="float">
            <text:p>0.097077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-0.00842142502" calcext:value-type="float">
            <text:p>-0.008421425</text:p>
          </table:table-cell>
          <table:table-cell office:value-type="float" office:value="0.00336245874735361" calcext:value-type="float">
            <text:p>0.0033624587</text:p>
          </table:table-cell>
          <table:table-cell/>
          <table:table-cell office:value-type="float" office:value="2.81000000000001" calcext:value-type="float">
            <text:p>2.81</text:p>
          </table:table-cell>
          <table:table-cell table:formula="of:=[.A282]+0.2" office:value-type="float" office:value="0.19157857498" calcext:value-type="float">
            <text:p>0.191578575</text:p>
          </table:table-cell>
          <table:table-cell table:formula="of:=[.B282]+0.1" office:value-type="float" office:value="0.103362458747354" calcext:value-type="float">
            <text:p>0.1033624587</text:p>
          </table:table-cell>
          <table:table-cell/>
          <table:table-cell office:value-type="float" office:value="2.81000000000001" calcext:value-type="float">
            <text:p>2.81</text:p>
          </table:table-cell>
          <table:table-cell office:value-type="float" office:value="0.192218" calcext:value-type="float">
            <text:p>0.192218</text:p>
          </table:table-cell>
          <table:table-cell office:value-type="float" office:value="0.098572" calcext:value-type="float">
            <text:p>0.09857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-0.0080043741843632" calcext:value-type="float">
            <text:p>-0.0080043742</text:p>
          </table:table-cell>
          <table:table-cell office:value-type="float" office:value="0.0039147189251506" calcext:value-type="float">
            <text:p>0.0039147189</text:p>
          </table:table-cell>
          <table:table-cell/>
          <table:table-cell office:value-type="float" office:value="2.82000000000001" calcext:value-type="float">
            <text:p>2.82</text:p>
          </table:table-cell>
          <table:table-cell table:formula="of:=[.A283]+0.2" office:value-type="float" office:value="0.191995625815637" calcext:value-type="float">
            <text:p>0.1919956258</text:p>
          </table:table-cell>
          <table:table-cell table:formula="of:=[.B283]+0.1" office:value-type="float" office:value="0.103914718925151" calcext:value-type="float">
            <text:p>0.1039147189</text:p>
          </table:table-cell>
          <table:table-cell/>
          <table:table-cell office:value-type="float" office:value="2.82000000000001" calcext:value-type="float">
            <text:p>2.82</text:p>
          </table:table-cell>
          <table:table-cell office:value-type="float" office:value="0.192673" calcext:value-type="float">
            <text:p>0.192673</text:p>
          </table:table-cell>
          <table:table-cell office:value-type="float" office:value="0.0998795" calcext:value-type="float">
            <text:p>0.099879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-0.0076105928671424" calcext:value-type="float">
            <text:p>-0.0076105929</text:p>
          </table:table-cell>
          <table:table-cell office:value-type="float" office:value="0.0043245507344576" calcext:value-type="float">
            <text:p>0.0043245507</text:p>
          </table:table-cell>
          <table:table-cell/>
          <table:table-cell office:value-type="float" office:value="2.83000000000001" calcext:value-type="float">
            <text:p>2.83</text:p>
          </table:table-cell>
          <table:table-cell table:formula="of:=[.A284]+0.2" office:value-type="float" office:value="0.192389407132858" calcext:value-type="float">
            <text:p>0.1923894071</text:p>
          </table:table-cell>
          <table:table-cell table:formula="of:=[.B284]+0.1" office:value-type="float" office:value="0.104324550734458" calcext:value-type="float">
            <text:p>0.1043245507</text:p>
          </table:table-cell>
          <table:table-cell/>
          <table:table-cell office:value-type="float" office:value="2.83000000000001" calcext:value-type="float">
            <text:p>2.83</text:p>
          </table:table-cell>
          <table:table-cell office:value-type="float" office:value="0.193102" calcext:value-type="float">
            <text:p>0.193102</text:p>
          </table:table-cell>
          <table:table-cell office:value-type="float" office:value="0.101005" calcext:value-type="float">
            <text:p>0.10100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-0.0072388431498976" calcext:value-type="float">
            <text:p>-0.0072388431</text:p>
          </table:table-cell>
          <table:table-cell office:value-type="float" office:value="0.0046090393857246" calcext:value-type="float">
            <text:p>0.0046090394</text:p>
          </table:table-cell>
          <table:table-cell/>
          <table:table-cell office:value-type="float" office:value="2.84000000000001" calcext:value-type="float">
            <text:p>2.84</text:p>
          </table:table-cell>
          <table:table-cell table:formula="of:=[.A285]+0.2" office:value-type="float" office:value="0.192761156850102" calcext:value-type="float">
            <text:p>0.1927611569</text:p>
          </table:table-cell>
          <table:table-cell table:formula="of:=[.B285]+0.1" office:value-type="float" office:value="0.104609039385725" calcext:value-type="float">
            <text:p>0.1046090394</text:p>
          </table:table-cell>
          <table:table-cell/>
          <table:table-cell office:value-type="float" office:value="2.84000000000001" calcext:value-type="float">
            <text:p>2.84</text:p>
          </table:table-cell>
          <table:table-cell office:value-type="float" office:value="0.193505" calcext:value-type="float">
            <text:p>0.193505</text:p>
          </table:table-cell>
          <table:table-cell office:value-type="float" office:value="0.101952" calcext:value-type="float">
            <text:p>0.10195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-0.0068879413208768" calcext:value-type="float">
            <text:p>-0.0068879413</text:p>
          </table:table-cell>
          <table:table-cell office:value-type="float" office:value="0.00478406926428161" calcext:value-type="float">
            <text:p>0.0047840693</text:p>
          </table:table-cell>
          <table:table-cell/>
          <table:table-cell office:value-type="float" office:value="2.85000000000001" calcext:value-type="float">
            <text:p>2.85</text:p>
          </table:table-cell>
          <table:table-cell table:formula="of:=[.A286]+0.2" office:value-type="float" office:value="0.193112058679123" calcext:value-type="float">
            <text:p>0.1931120587</text:p>
          </table:table-cell>
          <table:table-cell table:formula="of:=[.B286]+0.1" office:value-type="float" office:value="0.104784069264282" calcext:value-type="float">
            <text:p>0.1047840693</text:p>
          </table:table-cell>
          <table:table-cell/>
          <table:table-cell office:value-type="float" office:value="2.85000000000001" calcext:value-type="float">
            <text:p>2.85</text:p>
          </table:table-cell>
          <table:table-cell office:value-type="float" office:value="0.193885" calcext:value-type="float">
            <text:p>0.193885</text:p>
          </table:table-cell>
          <table:table-cell office:value-type="float" office:value="0.102725" calcext:value-type="float">
            <text:p>0.10272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-0.006556756505" calcext:value-type="float">
            <text:p>-0.0065567565</text:p>
          </table:table-cell>
          <table:table-cell office:value-type="float" office:value="0.0048643634879786" calcext:value-type="float">
            <text:p>0.0048643635</text:p>
          </table:table-cell>
          <table:table-cell/>
          <table:table-cell office:value-type="float" office:value="2.86000000000001" calcext:value-type="float">
            <text:p>2.86</text:p>
          </table:table-cell>
          <table:table-cell table:formula="of:=[.A287]+0.2" office:value-type="float" office:value="0.193443243495" calcext:value-type="float">
            <text:p>0.1934432435</text:p>
          </table:table-cell>
          <table:table-cell table:formula="of:=[.B287]+0.1" office:value-type="float" office:value="0.104864363487979" calcext:value-type="float">
            <text:p>0.1048643635</text:p>
          </table:table-cell>
          <table:table-cell/>
          <table:table-cell office:value-type="float" office:value="2.86000000000001" calcext:value-type="float">
            <text:p>2.86</text:p>
          </table:table-cell>
          <table:table-cell office:value-type="float" office:value="0.194243" calcext:value-type="float">
            <text:p>0.194243</text:p>
          </table:table-cell>
          <table:table-cell office:value-type="float" office:value="0.103325" calcext:value-type="float">
            <text:p>0.10332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-0.0062442092938432" calcext:value-type="float">
            <text:p>-0.0062442093</text:p>
          </table:table-cell>
          <table:table-cell office:value-type="float" office:value="0.00486352346482561" calcext:value-type="float">
            <text:p>0.0048635235</text:p>
          </table:table-cell>
          <table:table-cell/>
          <table:table-cell office:value-type="float" office:value="2.87000000000001" calcext:value-type="float">
            <text:p>2.87</text:p>
          </table:table-cell>
          <table:table-cell table:formula="of:=[.A288]+0.2" office:value-type="float" office:value="0.193755790706157" calcext:value-type="float">
            <text:p>0.1937557907</text:p>
          </table:table-cell>
          <table:table-cell table:formula="of:=[.B288]+0.1" office:value-type="float" office:value="0.104863523464826" calcext:value-type="float">
            <text:p>0.1048635235</text:p>
          </table:table-cell>
          <table:table-cell/>
          <table:table-cell office:value-type="float" office:value="2.87000000000001" calcext:value-type="float">
            <text:p>2.87</text:p>
          </table:table-cell>
          <table:table-cell office:value-type="float" office:value="0.19458" calcext:value-type="float">
            <text:p>0.19458</text:p>
          </table:table-cell>
          <table:table-cell office:value-type="float" office:value="0.103756" calcext:value-type="float">
            <text:p>0.10375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-0.0059492703756224" calcext:value-type="float">
            <text:p>-0.0059492704</text:p>
          </table:table-cell>
          <table:table-cell office:value-type="float" office:value="0.0047940684506326" calcext:value-type="float">
            <text:p>0.0047940685</text:p>
          </table:table-cell>
          <table:table-cell/>
          <table:table-cell office:value-type="float" office:value="2.88000000000001" calcext:value-type="float">
            <text:p>2.88</text:p>
          </table:table-cell>
          <table:table-cell table:formula="of:=[.A289]+0.2" office:value-type="float" office:value="0.194050729624378" calcext:value-type="float">
            <text:p>0.1940507296</text:p>
          </table:table-cell>
          <table:table-cell table:formula="of:=[.B289]+0.1" office:value-type="float" office:value="0.104794068450633" calcext:value-type="float">
            <text:p>0.1047940685</text:p>
          </table:table-cell>
          <table:table-cell/>
          <table:table-cell office:value-type="float" office:value="2.88000000000001" calcext:value-type="float">
            <text:p>2.88</text:p>
          </table:table-cell>
          <table:table-cell office:value-type="float" office:value="0.194897" calcext:value-type="float">
            <text:p>0.194897</text:p>
          </table:table-cell>
          <table:table-cell office:value-type="float" office:value="0.104018" calcext:value-type="float">
            <text:p>0.10401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-0.0056709591651776" calcext:value-type="float">
            <text:p>-0.0056709592</text:p>
          </table:table-cell>
          <table:table-cell office:value-type="float" office:value="0.00466747510664961" calcext:value-type="float">
            <text:p>0.0046674751</text:p>
          </table:table-cell>
          <table:table-cell/>
          <table:table-cell office:value-type="float" office:value="2.89000000000001" calcext:value-type="float">
            <text:p>2.89</text:p>
          </table:table-cell>
          <table:table-cell table:formula="of:=[.A290]+0.2" office:value-type="float" office:value="0.194329040834822" calcext:value-type="float">
            <text:p>0.1943290408</text:p>
          </table:table-cell>
          <table:table-cell table:formula="of:=[.B290]+0.1" office:value-type="float" office:value="0.10466747510665" calcext:value-type="float">
            <text:p>0.1046674751</text:p>
          </table:table-cell>
          <table:table-cell/>
          <table:table-cell office:value-type="float" office:value="2.89000000000001" calcext:value-type="float">
            <text:p>2.89</text:p>
          </table:table-cell>
          <table:table-cell office:value-type="float" office:value="0.195195" calcext:value-type="float">
            <text:p>0.195195</text:p>
          </table:table-cell>
          <table:table-cell office:value-type="float" office:value="0.10411" calcext:value-type="float">
            <text:p>0.1041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-0.0054083424339568" calcext:value-type="float">
            <text:p>-0.0054083424</text:p>
          </table:table-cell>
          <table:table-cell office:value-type="float" office:value="0.00449421705720662" calcext:value-type="float">
            <text:p>0.0044942171</text:p>
          </table:table-cell>
          <table:table-cell/>
          <table:table-cell office:value-type="float" office:value="2.90000000000001" calcext:value-type="float">
            <text:p>2.9</text:p>
          </table:table-cell>
          <table:table-cell table:formula="of:=[.A291]+0.2" office:value-type="float" office:value="0.194591657566043" calcext:value-type="float">
            <text:p>0.1945916576</text:p>
          </table:table-cell>
          <table:table-cell table:formula="of:=[.B291]+0.1" office:value-type="float" office:value="0.104494217057207" calcext:value-type="float">
            <text:p>0.1044942171</text:p>
          </table:table-cell>
          <table:table-cell/>
          <table:table-cell office:value-type="float" office:value="2.90000000000001" calcext:value-type="float">
            <text:p>2.9</text:p>
          </table:table-cell>
          <table:table-cell office:value-type="float" office:value="0.195476" calcext:value-type="float">
            <text:p>0.195476</text:p>
          </table:table-cell>
          <table:table-cell office:value-type="float" office:value="0.104037" calcext:value-type="float">
            <text:p>0.10403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-0.00516053294" calcext:value-type="float">
            <text:p>-0.0051605329</text:p>
          </table:table-cell>
          <table:table-cell office:value-type="float" office:value="0.00428380444735361" calcext:value-type="float">
            <text:p>0.0042838044</text:p>
          </table:table-cell>
          <table:table-cell/>
          <table:table-cell office:value-type="float" office:value="2.91000000000001" calcext:value-type="float">
            <text:p>2.91</text:p>
          </table:table-cell>
          <table:table-cell table:formula="of:=[.A292]+0.2" office:value-type="float" office:value="0.19483946706" calcext:value-type="float">
            <text:p>0.1948394671</text:p>
          </table:table-cell>
          <table:table-cell table:formula="of:=[.B292]+0.1" office:value-type="float" office:value="0.104283804447354" calcext:value-type="float">
            <text:p>0.1042838044</text:p>
          </table:table-cell>
          <table:table-cell/>
          <table:table-cell office:value-type="float" office:value="2.91000000000001" calcext:value-type="float">
            <text:p>2.91</text:p>
          </table:table-cell>
          <table:table-cell office:value-type="float" office:value="0.195741" calcext:value-type="float">
            <text:p>0.195741</text:p>
          </table:table-cell>
          <table:table-cell office:value-type="float" office:value="0.103842" calcext:value-type="float">
            <text:p>0.10384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49266880579232" calcext:value-type="float">
            <text:p>-0.0049266881</text:p>
          </table:table-cell>
          <table:table-cell office:value-type="float" office:value="0.00404482350050062" calcext:value-type="float">
            <text:p>0.0040448235</text:p>
          </table:table-cell>
          <table:table-cell/>
          <table:table-cell office:value-type="float" office:value="2.92000000000001" calcext:value-type="float">
            <text:p>2.92</text:p>
          </table:table-cell>
          <table:table-cell table:formula="of:=[.A293]+0.2" office:value-type="float" office:value="0.195073311942077" calcext:value-type="float">
            <text:p>0.1950733119</text:p>
          </table:table-cell>
          <table:table-cell table:formula="of:=[.B293]+0.1" office:value-type="float" office:value="0.104044823500501" calcext:value-type="float">
            <text:p>0.1040448235</text:p>
          </table:table-cell>
          <table:table-cell/>
          <table:table-cell office:value-type="float" office:value="2.92000000000001" calcext:value-type="float">
            <text:p>2.92</text:p>
          </table:table-cell>
          <table:table-cell office:value-type="float" office:value="0.19599" calcext:value-type="float">
            <text:p>0.19599</text:p>
          </table:table-cell>
          <table:table-cell office:value-type="float" office:value="0.103616" calcext:value-type="float">
            <text:p>0.10361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47060084089024" calcext:value-type="float">
            <text:p>-0.0047060084</text:p>
          </table:table-cell>
          <table:table-cell office:value-type="float" office:value="0.0037849760760576" calcext:value-type="float">
            <text:p>0.0037849761</text:p>
          </table:table-cell>
          <table:table-cell/>
          <table:table-cell office:value-type="float" office:value="2.93000000000001" calcext:value-type="float">
            <text:p>2.93</text:p>
          </table:table-cell>
          <table:table-cell table:formula="of:=[.A294]+0.2" office:value-type="float" office:value="0.195293991591098" calcext:value-type="float">
            <text:p>0.1952939916</text:p>
          </table:table-cell>
          <table:table-cell table:formula="of:=[.B294]+0.1" office:value-type="float" office:value="0.103784976076058" calcext:value-type="float">
            <text:p>0.1037849761</text:p>
          </table:table-cell>
          <table:table-cell/>
          <table:table-cell office:value-type="float" office:value="2.93000000000001" calcext:value-type="float">
            <text:p>2.93</text:p>
          </table:table-cell>
          <table:table-cell office:value-type="float" office:value="0.196225" calcext:value-type="float">
            <text:p>0.196225</text:p>
          </table:table-cell>
          <table:table-cell office:value-type="float" office:value="0.103401" calcext:value-type="float">
            <text:p>0.10340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44977364906576" calcext:value-type="float">
            <text:p>-0.0044977365</text:p>
          </table:table-cell>
          <table:table-cell office:value-type="float" office:value="0.00351111922707461" calcext:value-type="float">
            <text:p>0.0035111192</text:p>
          </table:table-cell>
          <table:table-cell/>
          <table:table-cell office:value-type="float" office:value="2.94000000000001" calcext:value-type="float">
            <text:p>2.94</text:p>
          </table:table-cell>
          <table:table-cell table:formula="of:=[.A295]+0.2" office:value-type="float" office:value="0.195502263509342" calcext:value-type="float">
            <text:p>0.1955022635</text:p>
          </table:table-cell>
          <table:table-cell table:formula="of:=[.B295]+0.1" office:value-type="float" office:value="0.103511119227075" calcext:value-type="float">
            <text:p>0.1035111192</text:p>
          </table:table-cell>
          <table:table-cell/>
          <table:table-cell office:value-type="float" office:value="2.94000000000001" calcext:value-type="float">
            <text:p>2.94</text:p>
          </table:table-cell>
          <table:table-cell office:value-type="float" office:value="0.196445" calcext:value-type="float">
            <text:p>0.196445</text:p>
          </table:table-cell>
          <table:table-cell office:value-type="float" office:value="0.103201" calcext:value-type="float">
            <text:p>0.10320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43011553074368" calcext:value-type="float">
            <text:p>-0.0043011553</text:p>
          </table:table-cell>
          <table:table-cell office:value-type="float" office:value="0.00322930475788159" calcext:value-type="float">
            <text:p>0.0032293048</text:p>
          </table:table-cell>
          <table:table-cell/>
          <table:table-cell office:value-type="float" office:value="2.95000000000001" calcext:value-type="float">
            <text:p>2.95</text:p>
          </table:table-cell>
          <table:table-cell table:formula="of:=[.A296]+0.2" office:value-type="float" office:value="0.195698844692563" calcext:value-type="float">
            <text:p>0.1956988447</text:p>
          </table:table-cell>
          <table:table-cell table:formula="of:=[.B296]+0.1" office:value-type="float" office:value="0.103229304757882" calcext:value-type="float">
            <text:p>0.1032293048</text:p>
          </table:table-cell>
          <table:table-cell/>
          <table:table-cell office:value-type="float" office:value="2.95000000000001" calcext:value-type="float">
            <text:p>2.95</text:p>
          </table:table-cell>
          <table:table-cell office:value-type="float" office:value="0.196653" calcext:value-type="float">
            <text:p>0.196653</text:p>
          </table:table-cell>
          <table:table-cell office:value-type="float" office:value="0.103013" calcext:value-type="float">
            <text:p>0.10301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4115587" calcext:value-type="float">
            <text:p>-0.004115587</text:p>
          </table:table-cell>
          <table:table-cell office:value-type="float" office:value="0.00294481878172861" calcext:value-type="float">
            <text:p>0.0029448188</text:p>
          </table:table-cell>
          <table:table-cell/>
          <table:table-cell office:value-type="float" office:value="2.96000000000001" calcext:value-type="float">
            <text:p>2.96</text:p>
          </table:table-cell>
          <table:table-cell table:formula="of:=[.A297]+0.2" office:value-type="float" office:value="0.195884413" calcext:value-type="float">
            <text:p>0.195884413</text:p>
          </table:table-cell>
          <table:table-cell table:formula="of:=[.B297]+0.1" office:value-type="float" office:value="0.102944818781729" calcext:value-type="float">
            <text:p>0.1029448188</text:p>
          </table:table-cell>
          <table:table-cell/>
          <table:table-cell office:value-type="float" office:value="2.96000000000001" calcext:value-type="float">
            <text:p>2.96</text:p>
          </table:table-cell>
          <table:table-cell office:value-type="float" office:value="0.196849" calcext:value-type="float">
            <text:p>0.196849</text:p>
          </table:table-cell>
          <table:table-cell office:value-type="float" office:value="0.102837" calcext:value-type="float">
            <text:p>0.10283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39403914756032" calcext:value-type="float">
            <text:p>-0.0039403915</text:p>
          </table:table-cell>
          <table:table-cell office:value-type="float" office:value="0.00266222127842559" calcext:value-type="float">
            <text:p>0.0026622213</text:p>
          </table:table-cell>
          <table:table-cell/>
          <table:table-cell office:value-type="float" office:value="2.97000000000001" calcext:value-type="float">
            <text:p>2.97</text:p>
          </table:table-cell>
          <table:table-cell table:formula="of:=[.A298]+0.2" office:value-type="float" office:value="0.196059608524397" calcext:value-type="float">
            <text:p>0.1960596085</text:p>
          </table:table-cell>
          <table:table-cell table:formula="of:=[.B298]+0.1" office:value-type="float" office:value="0.102662221278426" calcext:value-type="float">
            <text:p>0.1026622213</text:p>
          </table:table-cell>
          <table:table-cell/>
          <table:table-cell office:value-type="float" office:value="2.97000000000001" calcext:value-type="float">
            <text:p>2.97</text:p>
          </table:table-cell>
          <table:table-cell office:value-type="float" office:value="0.197033" calcext:value-type="float">
            <text:p>0.197033</text:p>
          </table:table-cell>
          <table:table-cell office:value-type="float" office:value="0.102671" calcext:value-type="float">
            <text:p>0.10267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37749650379824" calcext:value-type="float">
            <text:p>-0.003774965</text:p>
          </table:table-cell>
          <table:table-cell office:value-type="float" office:value="0.00238538565198262" calcext:value-type="float">
            <text:p>0.0023853857</text:p>
          </table:table-cell>
          <table:table-cell/>
          <table:table-cell office:value-type="float" office:value="2.98000000000001" calcext:value-type="float">
            <text:p>2.98</text:p>
          </table:table-cell>
          <table:table-cell table:formula="of:=[.A299]+0.2" office:value-type="float" office:value="0.196225034962018" calcext:value-type="float">
            <text:p>0.196225035</text:p>
          </table:table-cell>
          <table:table-cell table:formula="of:=[.B299]+0.1" office:value-type="float" office:value="0.102385385651983" calcext:value-type="float">
            <text:p>0.1023853857</text:p>
          </table:table-cell>
          <table:table-cell/>
          <table:table-cell office:value-type="float" office:value="2.98000000000001" calcext:value-type="float">
            <text:p>2.98</text:p>
          </table:table-cell>
          <table:table-cell office:value-type="float" office:value="0.197207" calcext:value-type="float">
            <text:p>0.197207</text:p>
          </table:table-cell>
          <table:table-cell office:value-type="float" office:value="0.102515" calcext:value-type="float">
            <text:p>0.10251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36187390173376" calcext:value-type="float">
            <text:p>-0.003618739</text:p>
          </table:table-cell>
          <table:table-cell office:value-type="float" office:value="0.00211753828824962" calcext:value-type="float">
            <text:p>0.0021175383</text:p>
          </table:table-cell>
          <table:table-cell/>
          <table:table-cell office:value-type="float" office:value="2.99000000000001" calcext:value-type="float">
            <text:p>2.99</text:p>
          </table:table-cell>
          <table:table-cell table:formula="of:=[.A300]+0.2" office:value-type="float" office:value="0.196381260982662" calcext:value-type="float">
            <text:p>0.196381261</text:p>
          </table:table-cell>
          <table:table-cell table:formula="of:=[.B300]+0.1" office:value-type="float" office:value="0.10211753828825" calcext:value-type="float">
            <text:p>0.1021175383</text:p>
          </table:table-cell>
          <table:table-cell/>
          <table:table-cell office:value-type="float" office:value="2.99000000000001" calcext:value-type="float">
            <text:p>2.99</text:p>
          </table:table-cell>
          <table:table-cell office:value-type="float" office:value="0.19737" calcext:value-type="float">
            <text:p>0.19737</text:p>
          </table:table-cell>
          <table:table-cell office:value-type="float" office:value="0.102368" calcext:value-type="float">
            <text:p>0.10236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347117840031681" calcext:value-type="float">
            <text:p>-0.0034711784</text:p>
          </table:table-cell>
          <table:table-cell office:value-type="float" office:value="0.00186129811255661" calcext:value-type="float">
            <text:p>0.0018612981</text:p>
          </table:table-cell>
          <table:table-cell/>
          <table:table-cell office:value-type="float" office:value="3.00000000000001" calcext:value-type="float">
            <text:p>3</text:p>
          </table:table-cell>
          <table:table-cell table:formula="of:=[.A301]+0.2" office:value-type="float" office:value="0.196528821599683" calcext:value-type="float">
            <text:p>0.1965288216</text:p>
          </table:table-cell>
          <table:table-cell table:formula="of:=[.B301]+0.1" office:value-type="float" office:value="0.101861298112557" calcext:value-type="float">
            <text:p>0.1018612981</text:p>
          </table:table-cell>
          <table:table-cell/>
          <table:table-cell office:value-type="float" office:value="3.00000000000001" calcext:value-type="float">
            <text:p>3</text:p>
          </table:table-cell>
          <table:table-cell office:value-type="float" office:value="0.197524" calcext:value-type="float">
            <text:p>0.197524</text:p>
          </table:table-cell>
          <table:table-cell office:value-type="float" office:value="0.102229" calcext:value-type="float">
            <text:p>0.10222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333178046" calcext:value-type="float">
            <text:p>-0.0033317805</text:p>
          </table:table-cell>
          <table:table-cell office:value-type="float" office:value="0.00161871614735363" calcext:value-type="float">
            <text:p>0.0016187161</text:p>
          </table:table-cell>
          <table:table-cell/>
          <table:table-cell office:value-type="float" office:value="3.01000000000001" calcext:value-type="float">
            <text:p>3.01</text:p>
          </table:table-cell>
          <table:table-cell table:formula="of:=[.A302]+0.2" office:value-type="float" office:value="0.19666821954" calcext:value-type="float">
            <text:p>0.1966682195</text:p>
          </table:table-cell>
          <table:table-cell table:formula="of:=[.B302]+0.1" office:value-type="float" office:value="0.101618716147354" calcext:value-type="float">
            <text:p>0.1016187161</text:p>
          </table:table-cell>
          <table:table-cell/>
          <table:table-cell office:value-type="float" office:value="3.01000000000001" calcext:value-type="float">
            <text:p>3.01</text:p>
          </table:table-cell>
          <table:table-cell office:value-type="float" office:value="0.197669" calcext:value-type="float">
            <text:p>0.197669</text:p>
          </table:table-cell>
          <table:table-cell office:value-type="float" office:value="0.102099" calcext:value-type="float">
            <text:p>0.10209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320007338588321" calcext:value-type="float">
            <text:p>-0.0032000734</text:p>
          </table:table-cell>
          <table:table-cell office:value-type="float" office:value="0.00139131506985061" calcext:value-type="float">
            <text:p>0.0013913151</text:p>
          </table:table-cell>
          <table:table-cell/>
          <table:table-cell office:value-type="float" office:value="3.02000000000002" calcext:value-type="float">
            <text:p>3.02</text:p>
          </table:table-cell>
          <table:table-cell table:formula="of:=[.A303]+0.2" office:value-type="float" office:value="0.196799926614117" calcext:value-type="float">
            <text:p>0.1967999266</text:p>
          </table:table-cell>
          <table:table-cell table:formula="of:=[.B303]+0.1" office:value-type="float" office:value="0.101391315069851" calcext:value-type="float">
            <text:p>0.1013913151</text:p>
          </table:table-cell>
          <table:table-cell/>
          <table:table-cell office:value-type="float" office:value="3.02000000000002" calcext:value-type="float">
            <text:p>3.02</text:p>
          </table:table-cell>
          <table:table-cell office:value-type="float" office:value="0.197805" calcext:value-type="float">
            <text:p>0.197805</text:p>
          </table:table-cell>
          <table:table-cell office:value-type="float" office:value="0.101976" calcext:value-type="float">
            <text:p>0.10197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30756149138624" calcext:value-type="float">
            <text:p>-0.0030756149</text:p>
          </table:table-cell>
          <table:table-cell office:value-type="float" office:value="0.00118012876965764" calcext:value-type="float">
            <text:p>0.0011801288</text:p>
          </table:table-cell>
          <table:table-cell/>
          <table:table-cell office:value-type="float" office:value="3.03000000000002" calcext:value-type="float">
            <text:p>3.03</text:p>
          </table:table-cell>
          <table:table-cell table:formula="of:=[.A304]+0.2" office:value-type="float" office:value="0.196924385086138" calcext:value-type="float">
            <text:p>0.1969243851</text:p>
          </table:table-cell>
          <table:table-cell table:formula="of:=[.B304]+0.1" office:value-type="float" office:value="0.101180128769658" calcext:value-type="float">
            <text:p>0.1011801288</text:p>
          </table:table-cell>
          <table:table-cell/>
          <table:table-cell office:value-type="float" office:value="3.03000000000002" calcext:value-type="float">
            <text:p>3.03</text:p>
          </table:table-cell>
          <table:table-cell office:value-type="float" office:value="0.197934" calcext:value-type="float">
            <text:p>0.197934</text:p>
          </table:table-cell>
          <table:table-cell office:value-type="float" office:value="0.101861" calcext:value-type="float">
            <text:p>0.10186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29579909562176" calcext:value-type="float">
            <text:p>-0.002957991</text:p>
          </table:table-cell>
          <table:table-cell office:value-type="float" office:value="0.000985741906424625" calcext:value-type="float">
            <text:p>0.0009857419</text:p>
          </table:table-cell>
          <table:table-cell/>
          <table:table-cell office:value-type="float" office:value="3.04000000000002" calcext:value-type="float">
            <text:p>3.04</text:p>
          </table:table-cell>
          <table:table-cell table:formula="of:=[.A305]+0.2" office:value-type="float" office:value="0.197042009043782" calcext:value-type="float">
            <text:p>0.197042009</text:p>
          </table:table-cell>
          <table:table-cell table:formula="of:=[.B305]+0.1" office:value-type="float" office:value="0.100985741906425" calcext:value-type="float">
            <text:p>0.1009857419</text:p>
          </table:table-cell>
          <table:table-cell/>
          <table:table-cell office:value-type="float" office:value="3.04000000000002" calcext:value-type="float">
            <text:p>3.04</text:p>
          </table:table-cell>
          <table:table-cell office:value-type="float" office:value="0.198055" calcext:value-type="float">
            <text:p>0.198055</text:p>
          </table:table-cell>
          <table:table-cell office:value-type="float" office:value="0.101752" calcext:value-type="float">
            <text:p>0.10175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284681423159681" calcext:value-type="float">
            <text:p>-0.0028468142</text:p>
          </table:table-cell>
          <table:table-cell office:value-type="float" office:value="0.00080832946748156" calcext:value-type="float">
            <text:p>0.0008083295</text:p>
          </table:table-cell>
          <table:table-cell/>
          <table:table-cell office:value-type="float" office:value="3.05000000000002" calcext:value-type="float">
            <text:p>3.05</text:p>
          </table:table-cell>
          <table:table-cell table:formula="of:=[.A306]+0.2" office:value-type="float" office:value="0.197153185768403" calcext:value-type="float">
            <text:p>0.1971531858</text:p>
          </table:table-cell>
          <table:table-cell table:formula="of:=[.B306]+0.1" office:value-type="float" office:value="0.100808329467482" calcext:value-type="float">
            <text:p>0.1008083295</text:p>
          </table:table-cell>
          <table:table-cell/>
          <table:table-cell office:value-type="float" office:value="3.05000000000002" calcext:value-type="float">
            <text:p>3.05</text:p>
          </table:table-cell>
          <table:table-cell office:value-type="float" office:value="0.198168" calcext:value-type="float">
            <text:p>0.198168</text:p>
          </table:table-cell>
          <table:table-cell office:value-type="float" office:value="0.101649" calcext:value-type="float">
            <text:p>0.10164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2741722895" calcext:value-type="float">
            <text:p>-0.0027417229</text:p>
          </table:table-cell>
          <table:table-cell office:value-type="float" office:value="0.000647696325478616" calcext:value-type="float">
            <text:p>0.0006476963</text:p>
          </table:table-cell>
          <table:table-cell/>
          <table:table-cell office:value-type="float" office:value="3.06000000000002" calcext:value-type="float">
            <text:p>3.06</text:p>
          </table:table-cell>
          <table:table-cell table:formula="of:=[.A307]+0.2" office:value-type="float" office:value="0.197258277105" calcext:value-type="float">
            <text:p>0.1972582771</text:p>
          </table:table-cell>
          <table:table-cell table:formula="of:=[.B307]+0.1" office:value-type="float" office:value="0.100647696325479" calcext:value-type="float">
            <text:p>0.1006476963</text:p>
          </table:table-cell>
          <table:table-cell/>
          <table:table-cell office:value-type="float" office:value="3.06000000000002" calcext:value-type="float">
            <text:p>3.06</text:p>
          </table:table-cell>
          <table:table-cell office:value-type="float" office:value="0.198275" calcext:value-type="float">
            <text:p>0.198275</text:p>
          </table:table-cell>
          <table:table-cell office:value-type="float" office:value="0.101553" calcext:value-type="float">
            <text:p>0.10155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26423791677632" calcext:value-type="float">
            <text:p>-0.0026423792</text:p>
          </table:table-cell>
          <table:table-cell office:value-type="float" office:value="0.000503316796025648" calcext:value-type="float">
            <text:p>0.0005033168</text:p>
          </table:table-cell>
          <table:table-cell/>
          <table:table-cell office:value-type="float" office:value="3.07000000000002" calcext:value-type="float">
            <text:p>3.07</text:p>
          </table:table-cell>
          <table:table-cell table:formula="of:=[.A308]+0.2" office:value-type="float" office:value="0.197357620832237" calcext:value-type="float">
            <text:p>0.1973576208</text:p>
          </table:table-cell>
          <table:table-cell table:formula="of:=[.B308]+0.1" office:value-type="float" office:value="0.100503316796026" calcext:value-type="float">
            <text:p>0.1005033168</text:p>
          </table:table-cell>
          <table:table-cell/>
          <table:table-cell office:value-type="float" office:value="3.07000000000002" calcext:value-type="float">
            <text:p>3.07</text:p>
          </table:table-cell>
          <table:table-cell office:value-type="float" office:value="0.198376" calcext:value-type="float">
            <text:p>0.198376</text:p>
          </table:table-cell>
          <table:table-cell office:value-type="float" office:value="0.101462" calcext:value-type="float">
            <text:p>0.10146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25484679675424" calcext:value-type="float">
            <text:p>-0.002548468</text:p>
          </table:table-cell>
          <table:table-cell office:value-type="float" office:value="0.000374374195332604" calcext:value-type="float">
            <text:p>0.0003743742</text:p>
          </table:table-cell>
          <table:table-cell/>
          <table:table-cell office:value-type="float" office:value="3.08000000000002" calcext:value-type="float">
            <text:p>3.08</text:p>
          </table:table-cell>
          <table:table-cell table:formula="of:=[.A309]+0.2" office:value-type="float" office:value="0.197451532032458" calcext:value-type="float">
            <text:p>0.197451532</text:p>
          </table:table-cell>
          <table:table-cell table:formula="of:=[.B309]+0.1" office:value-type="float" office:value="0.100374374195333" calcext:value-type="float">
            <text:p>0.1003743742</text:p>
          </table:table-cell>
          <table:table-cell/>
          <table:table-cell office:value-type="float" office:value="3.08000000000002" calcext:value-type="float">
            <text:p>3.08</text:p>
          </table:table-cell>
          <table:table-cell office:value-type="float" office:value="0.198471" calcext:value-type="float">
            <text:p>0.198471</text:p>
          </table:table-cell>
          <table:table-cell office:value-type="float" office:value="0.101376" calcext:value-type="float">
            <text:p>0.10137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245969553829761" calcext:value-type="float">
            <text:p>-0.0024596955</text:p>
          </table:table-cell>
          <table:table-cell office:value-type="float" office:value="0.000259800397849601" calcext:value-type="float">
            <text:p>0.0002598004</text:p>
          </table:table-cell>
          <table:table-cell/>
          <table:table-cell office:value-type="float" office:value="3.09000000000002" calcext:value-type="float">
            <text:p>3.09</text:p>
          </table:table-cell>
          <table:table-cell table:formula="of:=[.A310]+0.2" office:value-type="float" office:value="0.197540304461702" calcext:value-type="float">
            <text:p>0.1975403045</text:p>
          </table:table-cell>
          <table:table-cell table:formula="of:=[.B310]+0.1" office:value-type="float" office:value="0.10025980039785" calcext:value-type="float">
            <text:p>0.1002598004</text:p>
          </table:table-cell>
          <table:table-cell/>
          <table:table-cell office:value-type="float" office:value="3.09000000000002" calcext:value-type="float">
            <text:p>3.09</text:p>
          </table:table-cell>
          <table:table-cell office:value-type="float" office:value="0.198561" calcext:value-type="float">
            <text:p>0.198561</text:p>
          </table:table-cell>
          <table:table-cell office:value-type="float" office:value="0.101296" calcext:value-type="float">
            <text:p>0.10129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23757880802768" calcext:value-type="float">
            <text:p>-0.0023757881</text:p>
          </table:table-cell>
          <table:table-cell office:value-type="float" office:value="0.00015831539390666" calcext:value-type="float">
            <text:p>0.0001583154</text:p>
          </table:table-cell>
          <table:table-cell/>
          <table:table-cell office:value-type="float" office:value="3.10000000000002" calcext:value-type="float">
            <text:p>3.1</text:p>
          </table:table-cell>
          <table:table-cell table:formula="of:=[.A311]+0.2" office:value-type="float" office:value="0.197624211919723" calcext:value-type="float">
            <text:p>0.1976242119</text:p>
          </table:table-cell>
          <table:table-cell table:formula="of:=[.B311]+0.1" office:value-type="float" office:value="0.100158315393907" calcext:value-type="float">
            <text:p>0.1001583154</text:p>
          </table:table-cell>
          <table:table-cell/>
          <table:table-cell office:value-type="float" office:value="3.10000000000002" calcext:value-type="float">
            <text:p>3.1</text:p>
          </table:table-cell>
          <table:table-cell office:value-type="float" office:value="0.198645" calcext:value-type="float">
            <text:p>0.198645</text:p>
          </table:table-cell>
          <table:table-cell office:value-type="float" office:value="0.10122" calcext:value-type="float">
            <text:p>0.1012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229649038" calcext:value-type="float">
            <text:p>-0.0022964904</text:p>
          </table:table-cell>
          <table:table-cell office:value-type="float" office:value="0.0000684668473536314" calcext:value-type="float">
            <text:p>6.84668473536314E-005</text:p>
          </table:table-cell>
          <table:table-cell/>
          <table:table-cell office:value-type="float" office:value="3.11000000000002" calcext:value-type="float">
            <text:p>3.11</text:p>
          </table:table-cell>
          <table:table-cell table:formula="of:=[.A312]+0.2" office:value-type="float" office:value="0.19770350962" calcext:value-type="float">
            <text:p>0.1977035096</text:p>
          </table:table-cell>
          <table:table-cell table:formula="of:=[.B312]+0.1" office:value-type="float" office:value="0.100068466847354" calcext:value-type="float">
            <text:p>0.1000684668</text:p>
          </table:table-cell>
          <table:table-cell/>
          <table:table-cell office:value-type="float" office:value="3.11000000000002" calcext:value-type="float">
            <text:p>3.11</text:p>
          </table:table-cell>
          <table:table-cell office:value-type="float" office:value="0.198724" calcext:value-type="float">
            <text:p>0.198724</text:p>
          </table:table-cell>
          <table:table-cell office:value-type="float" office:value="0.101149" calcext:value-type="float">
            <text:p>0.10114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222156444024321" calcext:value-type="float">
            <text:p>-0.0022215644</text:p>
          </table:table-cell>
          <table:table-cell office:value-type="float" office:value="-0.0000113303467994159" calcext:value-type="float">
            <text:p>-1.13303467994159E-005</text:p>
          </table:table-cell>
          <table:table-cell/>
          <table:table-cell office:value-type="float" office:value="3.12000000000002" calcext:value-type="float">
            <text:p>3.12</text:p>
          </table:table-cell>
          <table:table-cell table:formula="of:=[.A313]+0.2" office:value-type="float" office:value="0.197778435559757" calcext:value-type="float">
            <text:p>0.1977784356</text:p>
          </table:table-cell>
          <table:table-cell table:formula="of:=[.B313]+0.1" office:value-type="float" office:value="0.0999886696532006" calcext:value-type="float">
            <text:p>0.0999886697</text:p>
          </table:table-cell>
          <table:table-cell/>
          <table:table-cell office:value-type="float" office:value="3.12000000000002" calcext:value-type="float">
            <text:p>3.12</text:p>
          </table:table-cell>
          <table:table-cell office:value-type="float" office:value="0.198799" calcext:value-type="float">
            <text:p>0.198799</text:p>
          </table:table-cell>
          <table:table-cell office:value-type="float" office:value="0.101082" calcext:value-type="float">
            <text:p>0.10108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21507881100224" calcext:value-type="float">
            <text:p>-0.0021507881</text:p>
          </table:table-cell>
          <table:table-cell office:value-type="float" office:value="-0.0000827545047423391" calcext:value-type="float">
            <text:p>-8.27545047423391E-005</text:p>
          </table:table-cell>
          <table:table-cell/>
          <table:table-cell office:value-type="float" office:value="3.13000000000002" calcext:value-type="float">
            <text:p>3.13</text:p>
          </table:table-cell>
          <table:table-cell table:formula="of:=[.A314]+0.2" office:value-type="float" office:value="0.197849211889978" calcext:value-type="float">
            <text:p>0.1978492119</text:p>
          </table:table-cell>
          <table:table-cell table:formula="of:=[.B314]+0.1" office:value-type="float" office:value="0.0999172454952577" calcext:value-type="float">
            <text:p>0.0999172455</text:p>
          </table:table-cell>
          <table:table-cell/>
          <table:table-cell office:value-type="float" office:value="3.13000000000002" calcext:value-type="float">
            <text:p>3.13</text:p>
          </table:table-cell>
          <table:table-cell office:value-type="float" office:value="0.198869" calcext:value-type="float">
            <text:p>0.198869</text:p>
          </table:table-cell>
          <table:table-cell office:value-type="float" office:value="0.101018" calcext:value-type="float">
            <text:p>0.10101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20839537145776" calcext:value-type="float">
            <text:p>-0.0020839537</text:p>
          </table:table-cell>
          <table:table-cell office:value-type="float" office:value="-0.000147537596225312" calcext:value-type="float">
            <text:p>-0.0001475376</text:p>
          </table:table-cell>
          <table:table-cell/>
          <table:table-cell office:value-type="float" office:value="3.14000000000002" calcext:value-type="float">
            <text:p>3.14</text:p>
          </table:table-cell>
          <table:table-cell table:formula="of:=[.A315]+0.2" office:value-type="float" office:value="0.197916046285422" calcext:value-type="float">
            <text:p>0.1979160463</text:p>
          </table:table-cell>
          <table:table-cell table:formula="of:=[.B315]+0.1" office:value-type="float" office:value="0.0998524624037747" calcext:value-type="float">
            <text:p>0.0998524624</text:p>
          </table:table-cell>
          <table:table-cell/>
          <table:table-cell office:value-type="float" office:value="3.14000000000002" calcext:value-type="float">
            <text:p>3.14</text:p>
          </table:table-cell>
          <table:table-cell office:value-type="float" office:value="0.198935" calcext:value-type="float">
            <text:p>0.198935</text:p>
          </table:table-cell>
          <table:table-cell office:value-type="float" office:value="0.100959" calcext:value-type="float">
            <text:p>0.10095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202086668535681" calcext:value-type="float">
            <text:p>-0.0020208667</text:p>
          </table:table-cell>
          <table:table-cell office:value-type="float" office:value="-0.000207425686918412" calcext:value-type="float">
            <text:p>-0.0002074257</text:p>
          </table:table-cell>
          <table:table-cell/>
          <table:table-cell office:value-type="float" office:value="3.15000000000002" calcext:value-type="float">
            <text:p>3.15</text:p>
          </table:table-cell>
          <table:table-cell table:formula="of:=[.A316]+0.2" office:value-type="float" office:value="0.197979133314643" calcext:value-type="float">
            <text:p>0.1979791333</text:p>
          </table:table-cell>
          <table:table-cell table:formula="of:=[.B316]+0.1" office:value-type="float" office:value="0.0997925743130816" calcext:value-type="float">
            <text:p>0.0997925743</text:p>
          </table:table-cell>
          <table:table-cell/>
          <table:table-cell office:value-type="float" office:value="3.15000000000002" calcext:value-type="float">
            <text:p>3.15</text:p>
          </table:table-cell>
          <table:table-cell office:value-type="float" office:value="0.198997" calcext:value-type="float">
            <text:p>0.198997</text:p>
          </table:table-cell>
          <table:table-cell office:value-type="float" office:value="0.100903" calcext:value-type="float">
            <text:p>0.10090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196134419" calcext:value-type="float">
            <text:p>-0.0019613442</text:p>
          </table:table-cell>
          <table:table-cell office:value-type="float" office:value="-0.000264139380771373" calcext:value-type="float">
            <text:p>-0.0002641394</text:p>
          </table:table-cell>
          <table:table-cell/>
          <table:table-cell office:value-type="float" office:value="3.16000000000002" calcext:value-type="float">
            <text:p>3.16</text:p>
          </table:table-cell>
          <table:table-cell table:formula="of:=[.A317]+0.2" office:value-type="float" office:value="0.19803865581" calcext:value-type="float">
            <text:p>0.1980386558</text:p>
          </table:table-cell>
          <table:table-cell table:formula="of:=[.B317]+0.1" office:value-type="float" office:value="0.0997358606192286" calcext:value-type="float">
            <text:p>0.0997358606</text:p>
          </table:table-cell>
          <table:table-cell/>
          <table:table-cell office:value-type="float" office:value="3.16000000000002" calcext:value-type="float">
            <text:p>3.16</text:p>
          </table:table-cell>
          <table:table-cell office:value-type="float" office:value="0.199056" calcext:value-type="float">
            <text:p>0.199056</text:p>
          </table:table-cell>
          <table:table-cell office:value-type="float" office:value="0.10085" calcext:value-type="float">
            <text:p>0.1008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190521376232321" calcext:value-type="float">
            <text:p>-0.0019052138</text:p>
          </table:table-cell>
          <table:table-cell office:value-type="float" office:value="-0.000319334262374394" calcext:value-type="float">
            <text:p>-0.0003193343</text:p>
          </table:table-cell>
          <table:table-cell/>
          <table:table-cell office:value-type="float" office:value="3.17000000000002" calcext:value-type="float">
            <text:p>3.17</text:p>
          </table:table-cell>
          <table:table-cell table:formula="of:=[.A318]+0.2" office:value-type="float" office:value="0.198094786237677" calcext:value-type="float">
            <text:p>0.1980947862</text:p>
          </table:table-cell>
          <table:table-cell table:formula="of:=[.B318]+0.1" office:value-type="float" office:value="0.0996806657376256" calcext:value-type="float">
            <text:p>0.0996806657</text:p>
          </table:table-cell>
          <table:table-cell/>
          <table:table-cell office:value-type="float" office:value="3.17000000000002" calcext:value-type="float">
            <text:p>3.17</text:p>
          </table:table-cell>
          <table:table-cell office:value-type="float" office:value="0.199111" calcext:value-type="float">
            <text:p>0.199111</text:p>
          </table:table-cell>
          <table:table-cell office:value-type="float" office:value="0.1008" calcext:value-type="float">
            <text:p>0.100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18523119323024" calcext:value-type="float">
            <text:p>-0.0018523119</text:p>
          </table:table-cell>
          <table:table-cell office:value-type="float" office:value="-0.000374561339317337" calcext:value-type="float">
            <text:p>-0.0003745613</text:p>
          </table:table-cell>
          <table:table-cell/>
          <table:table-cell office:value-type="float" office:value="3.18000000000002" calcext:value-type="float">
            <text:p>3.18</text:p>
          </table:table-cell>
          <table:table-cell table:formula="of:=[.A319]+0.2" office:value-type="float" office:value="0.198147688067698" calcext:value-type="float">
            <text:p>0.1981476881</text:p>
          </table:table-cell>
          <table:table-cell table:formula="of:=[.B319]+0.1" office:value-type="float" office:value="0.0996254386606827" calcext:value-type="float">
            <text:p>0.0996254387</text:p>
          </table:table-cell>
          <table:table-cell/>
          <table:table-cell office:value-type="float" office:value="3.18000000000002" calcext:value-type="float">
            <text:p>3.18</text:p>
          </table:table-cell>
          <table:table-cell office:value-type="float" office:value="0.199163" calcext:value-type="float">
            <text:p>0.199163</text:p>
          </table:table-cell>
          <table:table-cell office:value-type="float" office:value="0.100753" calcext:value-type="float">
            <text:p>0.10075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18024828560576" calcext:value-type="float">
            <text:p>-0.0018024829</text:p>
          </table:table-cell>
          <table:table-cell office:value-type="float" office:value="-0.000431227484550312" calcext:value-type="float">
            <text:p>-0.0004312275</text:p>
          </table:table-cell>
          <table:table-cell/>
          <table:table-cell office:value-type="float" office:value="3.19000000000002" calcext:value-type="float">
            <text:p>3.19</text:p>
          </table:table-cell>
          <table:table-cell table:formula="of:=[.A320]+0.2" office:value-type="float" office:value="0.198197517143942" calcext:value-type="float">
            <text:p>0.1981975171</text:p>
          </table:table-cell>
          <table:table-cell table:formula="of:=[.B320]+0.1" office:value-type="float" office:value="0.0995687725154497" calcext:value-type="float">
            <text:p>0.0995687725</text:p>
          </table:table-cell>
          <table:table-cell/>
          <table:table-cell office:value-type="float" office:value="3.19000000000002" calcext:value-type="float">
            <text:p>3.19</text:p>
          </table:table-cell>
          <table:table-cell office:value-type="float" office:value="0.199212" calcext:value-type="float">
            <text:p>0.199212</text:p>
          </table:table-cell>
          <table:table-cell office:value-type="float" office:value="0.100709" calcext:value-type="float">
            <text:p>0.10070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17555769458368" calcext:value-type="float">
            <text:p>-0.0017555769</text:p>
          </table:table-cell>
          <table:table-cell office:value-type="float" office:value="-0.000490555878743377" calcext:value-type="float">
            <text:p>-0.0004905559</text:p>
          </table:table-cell>
          <table:table-cell/>
          <table:table-cell office:value-type="float" office:value="3.20000000000002" calcext:value-type="float">
            <text:p>3.2</text:p>
          </table:table-cell>
          <table:table-cell table:formula="of:=[.A321]+0.2" office:value-type="float" office:value="0.198244423054163" calcext:value-type="float">
            <text:p>0.1982444231</text:p>
          </table:table-cell>
          <table:table-cell table:formula="of:=[.B321]+0.1" office:value-type="float" office:value="0.0995094441212566" calcext:value-type="float">
            <text:p>0.0995094441</text:p>
          </table:table-cell>
          <table:table-cell/>
          <table:table-cell office:value-type="float" office:value="3.20000000000002" calcext:value-type="float">
            <text:p>3.2</text:p>
          </table:table-cell>
          <table:table-cell office:value-type="float" office:value="0.199258" calcext:value-type="float">
            <text:p>0.199258</text:p>
          </table:table-cell>
          <table:table-cell office:value-type="float" office:value="0.100668" calcext:value-type="float">
            <text:p>0.10066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171144950000001" calcext:value-type="float">
            <text:p>-0.0017114495</text:p>
          </table:table-cell>
          <table:table-cell office:value-type="float" office:value="-0.000553546452646426" calcext:value-type="float">
            <text:p>-0.0005535465</text:p>
          </table:table-cell>
          <table:table-cell/>
          <table:table-cell office:value-type="float" office:value="3.21000000000002" calcext:value-type="float">
            <text:p>3.21</text:p>
          </table:table-cell>
          <table:table-cell table:formula="of:=[.A322]+0.2" office:value-type="float" office:value="0.1982885505" calcext:value-type="float">
            <text:p>0.1982885505</text:p>
          </table:table-cell>
          <table:table-cell table:formula="of:=[.B322]+0.1" office:value-type="float" office:value="0.0994464535473536" calcext:value-type="float">
            <text:p>0.0994464535</text:p>
          </table:table-cell>
          <table:table-cell/>
          <table:table-cell office:value-type="float" office:value="3.21000000000002" calcext:value-type="float">
            <text:p>3.21</text:p>
          </table:table-cell>
          <table:table-cell office:value-type="float" office:value="0.199302" calcext:value-type="float">
            <text:p>0.199302</text:p>
          </table:table-cell>
          <table:table-cell office:value-type="float" office:value="0.100629" calcext:value-type="float">
            <text:p>0.10062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16699593330032" calcext:value-type="float">
            <text:p>-0.0016699593</text:p>
          </table:table-cell>
          <table:table-cell office:value-type="float" office:value="-0.000620936329449363" calcext:value-type="float">
            <text:p>-0.0006209363</text:p>
          </table:table-cell>
          <table:table-cell/>
          <table:table-cell office:value-type="float" office:value="3.22000000000002" calcext:value-type="float">
            <text:p>3.22</text:p>
          </table:table-cell>
          <table:table-cell table:formula="of:=[.A323]+0.2" office:value-type="float" office:value="0.198330040666997" calcext:value-type="float">
            <text:p>0.1983300407</text:p>
          </table:table-cell>
          <table:table-cell table:formula="of:=[.B323]+0.1" office:value-type="float" office:value="0.0993790636705506" calcext:value-type="float">
            <text:p>0.0993790637</text:p>
          </table:table-cell>
          <table:table-cell/>
          <table:table-cell office:value-type="float" office:value="3.22000000000002" calcext:value-type="float">
            <text:p>3.22</text:p>
          </table:table-cell>
          <table:table-cell office:value-type="float" office:value="0.199343" calcext:value-type="float">
            <text:p>0.199343</text:p>
          </table:table-cell>
          <table:table-cell office:value-type="float" office:value="0.100592" calcext:value-type="float">
            <text:p>0.10059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16309674053824" calcext:value-type="float">
            <text:p>-0.0016309674</text:p>
          </table:table-cell>
          <table:table-cell office:value-type="float" office:value="-0.000693160267142324" calcext:value-type="float">
            <text:p>-0.0006931603</text:p>
          </table:table-cell>
          <table:table-cell/>
          <table:table-cell office:value-type="float" office:value="3.23000000000002" calcext:value-type="float">
            <text:p>3.23</text:p>
          </table:table-cell>
          <table:table-cell table:formula="of:=[.A324]+0.2" office:value-type="float" office:value="0.198369032594618" calcext:value-type="float">
            <text:p>0.1983690326</text:p>
          </table:table-cell>
          <table:table-cell table:formula="of:=[.B324]+0.1" office:value-type="float" office:value="0.0993068397328577" calcext:value-type="float">
            <text:p>0.0993068397</text:p>
          </table:table-cell>
          <table:table-cell/>
          <table:table-cell office:value-type="float" office:value="3.23000000000002" calcext:value-type="float">
            <text:p>3.23</text:p>
          </table:table-cell>
          <table:table-cell office:value-type="float" office:value="0.199381" calcext:value-type="float">
            <text:p>0.199381</text:p>
          </table:table-cell>
          <table:table-cell office:value-type="float" office:value="0.100557" calcext:value-type="float">
            <text:p>0.10055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159433545373761" calcext:value-type="float">
            <text:p>-0.0015943355</text:p>
          </table:table-cell>
          <table:table-cell office:value-type="float" office:value="-0.000770311100875404" calcext:value-type="float">
            <text:p>-0.0007703111</text:p>
          </table:table-cell>
          <table:table-cell/>
          <table:table-cell office:value-type="float" office:value="3.24000000000002" calcext:value-type="float">
            <text:p>3.24</text:p>
          </table:table-cell>
          <table:table-cell table:formula="of:=[.A325]+0.2" office:value-type="float" office:value="0.198405664546262" calcext:value-type="float">
            <text:p>0.1984056645</text:p>
          </table:table-cell>
          <table:table-cell table:formula="of:=[.B325]+0.1" office:value-type="float" office:value="0.0992296888991246" calcext:value-type="float">
            <text:p>0.0992296889</text:p>
          </table:table-cell>
          <table:table-cell/>
          <table:table-cell office:value-type="float" office:value="3.24000000000002" calcext:value-type="float">
            <text:p>3.24</text:p>
          </table:table-cell>
          <table:table-cell office:value-type="float" office:value="0.199417" calcext:value-type="float">
            <text:p>0.199417</text:p>
          </table:table-cell>
          <table:table-cell office:value-type="float" office:value="0.100525" calcext:value-type="float">
            <text:p>0.10052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155992462071681" calcext:value-type="float">
            <text:p>-0.0015599246</text:p>
          </table:table-cell>
          <table:table-cell office:value-type="float" office:value="-0.000852100185318411" calcext:value-type="float">
            <text:p>-0.0008521002</text:p>
          </table:table-cell>
          <table:table-cell/>
          <table:table-cell office:value-type="float" office:value="3.25000000000002" calcext:value-type="float">
            <text:p>3.25</text:p>
          </table:table-cell>
          <table:table-cell table:formula="of:=[.A326]+0.2" office:value-type="float" office:value="0.198440075379283" calcext:value-type="float">
            <text:p>0.1984400754</text:p>
          </table:table-cell>
          <table:table-cell table:formula="of:=[.B326]+0.1" office:value-type="float" office:value="0.0991478998146816" calcext:value-type="float">
            <text:p>0.0991478998</text:p>
          </table:table-cell>
          <table:table-cell/>
          <table:table-cell office:value-type="float" office:value="3.25000000000002" calcext:value-type="float">
            <text:p>3.25</text:p>
          </table:table-cell>
          <table:table-cell office:value-type="float" office:value="0.199451" calcext:value-type="float">
            <text:p>0.199451</text:p>
          </table:table-cell>
          <table:table-cell office:value-type="float" office:value="0.100494" calcext:value-type="float">
            <text:p>0.10049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1527594085" calcext:value-type="float">
            <text:p>-0.0015275941</text:p>
          </table:table-cell>
          <table:table-cell office:value-type="float" office:value="-0.000937817837021227" calcext:value-type="float">
            <text:p>-0.0009378178</text:p>
          </table:table-cell>
          <table:table-cell/>
          <table:table-cell office:value-type="float" office:value="3.26000000000002" calcext:value-type="float">
            <text:p>3.26</text:p>
          </table:table-cell>
          <table:table-cell table:formula="of:=[.A327]+0.2" office:value-type="float" office:value="0.198472405915" calcext:value-type="float">
            <text:p>0.1984724059</text:p>
          </table:table-cell>
          <table:table-cell table:formula="of:=[.B327]+0.1" office:value-type="float" office:value="0.0990621821629788" calcext:value-type="float">
            <text:p>0.0990621822</text:p>
          </table:table-cell>
          <table:table-cell/>
          <table:table-cell office:value-type="float" office:value="3.26000000000002" calcext:value-type="float">
            <text:p>3.26</text:p>
          </table:table-cell>
          <table:table-cell office:value-type="float" office:value="0.199483" calcext:value-type="float">
            <text:p>0.199483</text:p>
          </table:table-cell>
          <table:table-cell office:value-type="float" office:value="0.100465" calcext:value-type="float">
            <text:p>0.10046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14971996912832" calcext:value-type="float">
            <text:p>-0.0014971997</text:p>
          </table:table-cell>
          <table:table-cell office:value-type="float" office:value="-0.00102629377677431" calcext:value-type="float">
            <text:p>-0.0010262938</text:p>
          </table:table-cell>
          <table:table-cell/>
          <table:table-cell office:value-type="float" office:value="3.27000000000002" calcext:value-type="float">
            <text:p>3.27</text:p>
          </table:table-cell>
          <table:table-cell table:formula="of:=[.A328]+0.2" office:value-type="float" office:value="0.198502800308717" calcext:value-type="float">
            <text:p>0.1985028003</text:p>
          </table:table-cell>
          <table:table-cell table:formula="of:=[.B328]+0.1" office:value-type="float" office:value="0.0989737062232257" calcext:value-type="float">
            <text:p>0.0989737062</text:p>
          </table:table-cell>
          <table:table-cell/>
          <table:table-cell office:value-type="float" office:value="3.27000000000002" calcext:value-type="float">
            <text:p>3.27</text:p>
          </table:table-cell>
          <table:table-cell office:value-type="float" office:value="0.199514" calcext:value-type="float">
            <text:p>0.199514</text:p>
          </table:table-cell>
          <table:table-cell office:value-type="float" office:value="0.100438" calcext:value-type="float">
            <text:p>0.10043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146859258026241" calcext:value-type="float">
            <text:p>-0.0014685926</text:p>
          </table:table-cell>
          <table:table-cell office:value-type="float" office:value="-0.00111585757196735" calcext:value-type="float">
            <text:p>-0.0011158576</text:p>
          </table:table-cell>
          <table:table-cell/>
          <table:table-cell office:value-type="float" office:value="3.28000000000002" calcext:value-type="float">
            <text:p>3.28</text:p>
          </table:table-cell>
          <table:table-cell table:formula="of:=[.A329]+0.2" office:value-type="float" office:value="0.198531407419738" calcext:value-type="float">
            <text:p>0.1985314074</text:p>
          </table:table-cell>
          <table:table-cell table:formula="of:=[.B329]+0.1" office:value-type="float" office:value="0.0988841424280327" calcext:value-type="float">
            <text:p>0.0988841424</text:p>
          </table:table-cell>
          <table:table-cell/>
          <table:table-cell office:value-type="float" office:value="3.28000000000002" calcext:value-type="float">
            <text:p>3.28</text:p>
          </table:table-cell>
          <table:table-cell office:value-type="float" office:value="0.199542" calcext:value-type="float">
            <text:p>0.199542</text:p>
          </table:table-cell>
          <table:table-cell office:value-type="float" office:value="0.100412" calcext:value-type="float">
            <text:p>0.10041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144161781861762" calcext:value-type="float">
            <text:p>-0.0014416178</text:p>
          </table:table-cell>
          <table:table-cell office:value-type="float" office:value="-0.00120429907895066" calcext:value-type="float">
            <text:p>-0.0012042991</text:p>
          </table:table-cell>
          <table:table-cell/>
          <table:table-cell office:value-type="float" office:value="3.29000000000002" calcext:value-type="float">
            <text:p>3.29</text:p>
          </table:table-cell>
          <table:table-cell table:formula="of:=[.A330]+0.2" office:value-type="float" office:value="0.198558382181382" calcext:value-type="float">
            <text:p>0.1985583822</text:p>
          </table:table-cell>
          <table:table-cell table:formula="of:=[.B330]+0.1" office:value-type="float" office:value="0.0987957009210493" calcext:value-type="float">
            <text:p>0.0987957009</text:p>
          </table:table-cell>
          <table:table-cell/>
          <table:table-cell office:value-type="float" office:value="3.29000000000002" calcext:value-type="float">
            <text:p>3.29</text:p>
          </table:table-cell>
          <table:table-cell office:value-type="float" office:value="0.199569" calcext:value-type="float">
            <text:p>0.199569</text:p>
          </table:table-cell>
          <table:table-cell office:value-type="float" office:value="0.100388" calcext:value-type="float">
            <text:p>0.10038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141611302899682" calcext:value-type="float">
            <text:p>-0.001416113</text:p>
          </table:table-cell>
          <table:table-cell office:value-type="float" office:value="-0.00128882888539341" calcext:value-type="float">
            <text:p>-0.0012888289</text:p>
          </table:table-cell>
          <table:table-cell/>
          <table:table-cell office:value-type="float" office:value="3.30000000000002" calcext:value-type="float">
            <text:p>3.3</text:p>
          </table:table-cell>
          <table:table-cell table:formula="of:=[.A331]+0.2" office:value-type="float" office:value="0.198583886971003" calcext:value-type="float">
            <text:p>0.198583887</text:p>
          </table:table-cell>
          <table:table-cell table:formula="of:=[.B331]+0.1" office:value-type="float" office:value="0.0987111711146066" calcext:value-type="float">
            <text:p>0.0987111711</text:p>
          </table:table-cell>
          <table:table-cell/>
          <table:table-cell office:value-type="float" office:value="3.30000000000002" calcext:value-type="float">
            <text:p>3.3</text:p>
          </table:table-cell>
          <table:table-cell office:value-type="float" office:value="0.199594" calcext:value-type="float">
            <text:p>0.199594</text:p>
          </table:table-cell>
          <table:table-cell office:value-type="float" office:value="0.100365" calcext:value-type="float">
            <text:p>0.10036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139190702000001" calcext:value-type="float">
            <text:p>-0.001391907</text:p>
          </table:table-cell>
          <table:table-cell office:value-type="float" office:value="-0.00136603875264648" calcext:value-type="float">
            <text:p>-0.0013660388</text:p>
          </table:table-cell>
          <table:table-cell/>
          <table:table-cell office:value-type="float" office:value="3.31000000000002" calcext:value-type="float">
            <text:p>3.31</text:p>
          </table:table-cell>
          <table:table-cell table:formula="of:=[.A332]+0.2" office:value-type="float" office:value="0.19860809298" calcext:value-type="float">
            <text:p>0.198608093</text:p>
          </table:table-cell>
          <table:table-cell table:formula="of:=[.B332]+0.1" office:value-type="float" office:value="0.0986339612473535" calcext:value-type="float">
            <text:p>0.0986339612</text:p>
          </table:table-cell>
          <table:table-cell/>
          <table:table-cell office:value-type="float" office:value="3.31000000000002" calcext:value-type="float">
            <text:p>3.31</text:p>
          </table:table-cell>
          <table:table-cell office:value-type="float" office:value="0.199618" calcext:value-type="float">
            <text:p>0.199618</text:p>
          </table:table-cell>
          <table:table-cell office:value-type="float" office:value="0.100344" calcext:value-type="float">
            <text:p>0.10034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136881841616321" calcext:value-type="float">
            <text:p>-0.0013688184</text:p>
          </table:table-cell>
          <table:table-cell office:value-type="float" office:value="-0.00143186205809941" calcext:value-type="float">
            <text:p>-0.0014318621</text:p>
          </table:table-cell>
          <table:table-cell/>
          <table:table-cell office:value-type="float" office:value="3.32000000000002" calcext:value-type="float">
            <text:p>3.32</text:p>
          </table:table-cell>
          <table:table-cell table:formula="of:=[.A333]+0.2" office:value-type="float" office:value="0.198631181583837" calcext:value-type="float">
            <text:p>0.1986311816</text:p>
          </table:table-cell>
          <table:table-cell table:formula="of:=[.B333]+0.1" office:value-type="float" office:value="0.0985681379419006" calcext:value-type="float">
            <text:p>0.0985681379</text:p>
          </table:table-cell>
          <table:table-cell/>
          <table:table-cell office:value-type="float" office:value="3.32000000000002" calcext:value-type="float">
            <text:p>3.32</text:p>
          </table:table-cell>
          <table:table-cell office:value-type="float" office:value="0.19964" calcext:value-type="float">
            <text:p>0.19964</text:p>
          </table:table-cell>
          <table:table-cell office:value-type="float" office:value="0.100324" calcext:value-type="float">
            <text:p>0.10032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134665428794241" calcext:value-type="float">
            <text:p>-0.0013466543</text:p>
          </table:table-cell>
          <table:table-cell office:value-type="float" office:value="-0.00148153423754243" calcext:value-type="float">
            <text:p>-0.0014815342</text:p>
          </table:table-cell>
          <table:table-cell/>
          <table:table-cell office:value-type="float" office:value="3.33000000000002" calcext:value-type="float">
            <text:p>3.33</text:p>
          </table:table-cell>
          <table:table-cell table:formula="of:=[.A334]+0.2" office:value-type="float" office:value="0.198653345712058" calcext:value-type="float">
            <text:p>0.1986533457</text:p>
          </table:table-cell>
          <table:table-cell table:formula="of:=[.B334]+0.1" office:value-type="float" office:value="0.0985184657624576" calcext:value-type="float">
            <text:p>0.0985184658</text:p>
          </table:table-cell>
          <table:table-cell/>
          <table:table-cell office:value-type="float" office:value="3.33000000000002" calcext:value-type="float">
            <text:p>3.33</text:p>
          </table:table-cell>
          <table:table-cell office:value-type="float" office:value="0.199661" calcext:value-type="float">
            <text:p>0.199661</text:p>
          </table:table-cell>
          <table:table-cell office:value-type="float" office:value="0.100305" calcext:value-type="float">
            <text:p>0.10030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132520878169761" calcext:value-type="float">
            <text:p>-0.0013252088</text:p>
          </table:table-cell>
          <table:table-cell office:value-type="float" office:value="-0.0015095532275254" calcext:value-type="float">
            <text:p>-0.0015095532</text:p>
          </table:table-cell>
          <table:table-cell/>
          <table:table-cell office:value-type="float" office:value="3.34000000000002" calcext:value-type="float">
            <text:p>3.34</text:p>
          </table:table-cell>
          <table:table-cell table:formula="of:=[.A335]+0.2" office:value-type="float" office:value="0.198674791218302" calcext:value-type="float">
            <text:p>0.1986747912</text:p>
          </table:table-cell>
          <table:table-cell table:formula="of:=[.B335]+0.1" office:value-type="float" office:value="0.0984904467724746" calcext:value-type="float">
            <text:p>0.0984904468</text:p>
          </table:table-cell>
          <table:table-cell/>
          <table:table-cell office:value-type="float" office:value="3.34000000000002" calcext:value-type="float">
            <text:p>3.34</text:p>
          </table:table-cell>
          <table:table-cell office:value-type="float" office:value="0.199681" calcext:value-type="float">
            <text:p>0.199681</text:p>
          </table:table-cell>
          <table:table-cell office:value-type="float" office:value="0.100287" calcext:value-type="float">
            <text:p>0.10028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130426174967681" calcext:value-type="float">
            <text:p>-0.0013042617</text:p>
          </table:table-cell>
          <table:table-cell office:value-type="float" office:value="-0.00150963990771826" calcext:value-type="float">
            <text:p>-0.0015096399</text:p>
          </table:table-cell>
          <table:table-cell/>
          <table:table-cell office:value-type="float" office:value="3.35000000000002" calcext:value-type="float">
            <text:p>3.35</text:p>
          </table:table-cell>
          <table:table-cell table:formula="of:=[.A336]+0.2" office:value-type="float" office:value="0.198695738250323" calcext:value-type="float">
            <text:p>0.1986957383</text:p>
          </table:table-cell>
          <table:table-cell table:formula="of:=[.B336]+0.1" office:value-type="float" office:value="0.0984903600922818" calcext:value-type="float">
            <text:p>0.0984903601</text:p>
          </table:table-cell>
          <table:table-cell/>
          <table:table-cell office:value-type="float" office:value="3.35000000000002" calcext:value-type="float">
            <text:p>3.35</text:p>
          </table:table-cell>
          <table:table-cell office:value-type="float" office:value="0.1997" calcext:value-type="float">
            <text:p>0.1997</text:p>
          </table:table-cell>
          <table:table-cell office:value-type="float" office:value="0.10027" calcext:value-type="float">
            <text:p>0.1002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128357738000001" calcext:value-type="float">
            <text:p>-0.0012835774</text:p>
          </table:table-cell>
          <table:table-cell office:value-type="float" office:value="-0.00147469854327139" calcext:value-type="float">
            <text:p>-0.0014746985</text:p>
          </table:table-cell>
          <table:table-cell/>
          <table:table-cell office:value-type="float" office:value="3.36000000000002" calcext:value-type="float">
            <text:p>3.36</text:p>
          </table:table-cell>
          <table:table-cell table:formula="of:=[.A337]+0.2" office:value-type="float" office:value="0.19871642262" calcext:value-type="float">
            <text:p>0.1987164226</text:p>
          </table:table-cell>
          <table:table-cell table:formula="of:=[.B337]+0.1" office:value-type="float" office:value="0.0985253014567286" calcext:value-type="float">
            <text:p>0.0985253015</text:p>
          </table:table-cell>
          <table:table-cell/>
          <table:table-cell office:value-type="float" office:value="3.36000000000002" calcext:value-type="float">
            <text:p>3.36</text:p>
          </table:table-cell>
          <table:table-cell office:value-type="float" office:value="0.199717" calcext:value-type="float">
            <text:p>0.199717</text:p>
          </table:table-cell>
          <table:table-cell office:value-type="float" office:value="0.100255" calcext:value-type="float">
            <text:p>0.10025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126290282664321" calcext:value-type="float">
            <text:p>-0.0012629028</text:p>
          </table:table-cell>
          <table:table-cell office:value-type="float" office:value="-0.00139677722717445" calcext:value-type="float">
            <text:p>-0.0013967772</text:p>
          </table:table-cell>
          <table:table-cell/>
          <table:table-cell office:value-type="float" office:value="3.37000000000002" calcext:value-type="float">
            <text:p>3.37</text:p>
          </table:table-cell>
          <table:table-cell table:formula="of:=[.A338]+0.2" office:value-type="float" office:value="0.198737097173357" calcext:value-type="float">
            <text:p>0.1987370972</text:p>
          </table:table-cell>
          <table:table-cell table:formula="of:=[.B338]+0.1" office:value-type="float" office:value="0.0986032227728256" calcext:value-type="float">
            <text:p>0.0986032228</text:p>
          </table:table-cell>
          <table:table-cell/>
          <table:table-cell office:value-type="float" office:value="3.37000000000002" calcext:value-type="float">
            <text:p>3.37</text:p>
          </table:table-cell>
          <table:table-cell office:value-type="float" office:value="0.199734" calcext:value-type="float">
            <text:p>0.199734</text:p>
          </table:table-cell>
          <table:table-cell office:value-type="float" office:value="0.10024" calcext:value-type="float">
            <text:p>0.1002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124196683942242" calcext:value-type="float">
            <text:p>-0.0012419668</text:p>
          </table:table-cell>
          <table:table-cell office:value-type="float" office:value="-0.00126702832261743" calcext:value-type="float">
            <text:p>-0.0012670283</text:p>
          </table:table-cell>
          <table:table-cell/>
          <table:table-cell office:value-type="float" office:value="3.38000000000002" calcext:value-type="float">
            <text:p>3.38</text:p>
          </table:table-cell>
          <table:table-cell table:formula="of:=[.A339]+0.2" office:value-type="float" office:value="0.198758033160578" calcext:value-type="float">
            <text:p>0.1987580332</text:p>
          </table:table-cell>
          <table:table-cell table:formula="of:=[.B339]+0.1" office:value-type="float" office:value="0.0987329716773826" calcext:value-type="float">
            <text:p>0.0987329717</text:p>
          </table:table-cell>
          <table:table-cell/>
          <table:table-cell office:value-type="float" office:value="3.38000000000002" calcext:value-type="float">
            <text:p>3.38</text:p>
          </table:table-cell>
          <table:table-cell office:value-type="float" office:value="0.199749" calcext:value-type="float">
            <text:p>0.199749</text:p>
          </table:table-cell>
          <table:table-cell office:value-type="float" office:value="0.100226" calcext:value-type="float">
            <text:p>0.10022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0.00122047839397761" calcext:value-type="float">
            <text:p>-0.0012204784</text:p>
          </table:table-cell>
          <table:table-cell office:value-type="float" office:value="-0.00107566890535037" calcext:value-type="float">
            <text:p>-0.0010756689</text:p>
          </table:table-cell>
          <table:table-cell/>
          <table:table-cell office:value-type="float" office:value="3.39000000000002" calcext:value-type="float">
            <text:p>3.39</text:p>
          </table:table-cell>
          <table:table-cell table:formula="of:=[.A340]+0.2" office:value-type="float" office:value="0.198779521606022" calcext:value-type="float">
            <text:p>0.1987795216</text:p>
          </table:table-cell>
          <table:table-cell table:formula="of:=[.B340]+0.1" office:value-type="float" office:value="0.0989243310946496" calcext:value-type="float">
            <text:p>0.0989243311</text:p>
          </table:table-cell>
          <table:table-cell/>
          <table:table-cell office:value-type="float" office:value="3.39000000000002" calcext:value-type="float">
            <text:p>3.39</text:p>
          </table:table-cell>
          <table:table-cell office:value-type="float" office:value="0.199764" calcext:value-type="float">
            <text:p>0.199764</text:p>
          </table:table-cell>
          <table:table-cell office:value-type="float" office:value="0.100212" calcext:value-type="float">
            <text:p>0.10021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40000000000002" calcext:value-type="float">
            <text:p>3.4</text:p>
          </table:table-cell>
          <table:table-cell office:value-type="float" office:value="0.199778" calcext:value-type="float">
            <text:p>0.199778</text:p>
          </table:table-cell>
          <table:table-cell office:value-type="float" office:value="0.1002" calcext:value-type="float">
            <text:p>0.100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41000000000002" calcext:value-type="float">
            <text:p>3.41</text:p>
          </table:table-cell>
          <table:table-cell office:value-type="float" office:value="0.199791" calcext:value-type="float">
            <text:p>0.199791</text:p>
          </table:table-cell>
          <table:table-cell office:value-type="float" office:value="0.100188" calcext:value-type="float">
            <text:p>0.10018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42000000000002" calcext:value-type="float">
            <text:p>3.42</text:p>
          </table:table-cell>
          <table:table-cell office:value-type="float" office:value="0.199803" calcext:value-type="float">
            <text:p>0.199803</text:p>
          </table:table-cell>
          <table:table-cell office:value-type="float" office:value="0.100177" calcext:value-type="float">
            <text:p>0.10017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43000000000002" calcext:value-type="float">
            <text:p>3.43</text:p>
          </table:table-cell>
          <table:table-cell office:value-type="float" office:value="0.199815" calcext:value-type="float">
            <text:p>0.199815</text:p>
          </table:table-cell>
          <table:table-cell office:value-type="float" office:value="0.100167" calcext:value-type="float">
            <text:p>0.10016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44000000000002" calcext:value-type="float">
            <text:p>3.44</text:p>
          </table:table-cell>
          <table:table-cell office:value-type="float" office:value="0.199825" calcext:value-type="float">
            <text:p>0.199825</text:p>
          </table:table-cell>
          <table:table-cell office:value-type="float" office:value="0.100157" calcext:value-type="float">
            <text:p>0.10015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45000000000002" calcext:value-type="float">
            <text:p>3.45</text:p>
          </table:table-cell>
          <table:table-cell office:value-type="float" office:value="0.199836" calcext:value-type="float">
            <text:p>0.199836</text:p>
          </table:table-cell>
          <table:table-cell office:value-type="float" office:value="0.100148" calcext:value-type="float">
            <text:p>0.10014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46000000000003" calcext:value-type="float">
            <text:p>3.46</text:p>
          </table:table-cell>
          <table:table-cell office:value-type="float" office:value="0.199845" calcext:value-type="float">
            <text:p>0.199845</text:p>
          </table:table-cell>
          <table:table-cell office:value-type="float" office:value="0.100139" calcext:value-type="float">
            <text:p>0.10013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47000000000003" calcext:value-type="float">
            <text:p>3.47</text:p>
          </table:table-cell>
          <table:table-cell office:value-type="float" office:value="0.199854" calcext:value-type="float">
            <text:p>0.199854</text:p>
          </table:table-cell>
          <table:table-cell office:value-type="float" office:value="0.100131" calcext:value-type="float">
            <text:p>0.10013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48000000000003" calcext:value-type="float">
            <text:p>3.48</text:p>
          </table:table-cell>
          <table:table-cell office:value-type="float" office:value="0.199863" calcext:value-type="float">
            <text:p>0.199863</text:p>
          </table:table-cell>
          <table:table-cell office:value-type="float" office:value="0.100123" calcext:value-type="float">
            <text:p>0.10012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49000000000003" calcext:value-type="float">
            <text:p>3.49</text:p>
          </table:table-cell>
          <table:table-cell office:value-type="float" office:value="0.199871" calcext:value-type="float">
            <text:p>0.199871</text:p>
          </table:table-cell>
          <table:table-cell office:value-type="float" office:value="0.100116" calcext:value-type="float">
            <text:p>0.10011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50000000000003" calcext:value-type="float">
            <text:p>3.5</text:p>
          </table:table-cell>
          <table:table-cell office:value-type="float" office:value="0.199878" calcext:value-type="float">
            <text:p>0.199878</text:p>
          </table:table-cell>
          <table:table-cell office:value-type="float" office:value="0.100109" calcext:value-type="float">
            <text:p>0.10010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51000000000003" calcext:value-type="float">
            <text:p>3.51</text:p>
          </table:table-cell>
          <table:table-cell office:value-type="float" office:value="0.199886" calcext:value-type="float">
            <text:p>0.199886</text:p>
          </table:table-cell>
          <table:table-cell office:value-type="float" office:value="0.100103" calcext:value-type="float">
            <text:p>0.10010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52000000000003" calcext:value-type="float">
            <text:p>3.52</text:p>
          </table:table-cell>
          <table:table-cell office:value-type="float" office:value="0.199892" calcext:value-type="float">
            <text:p>0.199892</text:p>
          </table:table-cell>
          <table:table-cell office:value-type="float" office:value="0.100097" calcext:value-type="float">
            <text:p>0.10009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53000000000003" calcext:value-type="float">
            <text:p>3.53</text:p>
          </table:table-cell>
          <table:table-cell office:value-type="float" office:value="0.199899" calcext:value-type="float">
            <text:p>0.199899</text:p>
          </table:table-cell>
          <table:table-cell office:value-type="float" office:value="0.100091" calcext:value-type="float">
            <text:p>0.10009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54000000000003" calcext:value-type="float">
            <text:p>3.54</text:p>
          </table:table-cell>
          <table:table-cell office:value-type="float" office:value="0.199904" calcext:value-type="float">
            <text:p>0.199904</text:p>
          </table:table-cell>
          <table:table-cell office:value-type="float" office:value="0.100086" calcext:value-type="float">
            <text:p>0.10008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55000000000003" calcext:value-type="float">
            <text:p>3.55</text:p>
          </table:table-cell>
          <table:table-cell office:value-type="float" office:value="0.19991" calcext:value-type="float">
            <text:p>0.19991</text:p>
          </table:table-cell>
          <table:table-cell office:value-type="float" office:value="0.100081" calcext:value-type="float">
            <text:p>0.10008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56000000000003" calcext:value-type="float">
            <text:p>3.56</text:p>
          </table:table-cell>
          <table:table-cell office:value-type="float" office:value="0.199915" calcext:value-type="float">
            <text:p>0.199915</text:p>
          </table:table-cell>
          <table:table-cell office:value-type="float" office:value="0.100076" calcext:value-type="float">
            <text:p>0.10007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57000000000003" calcext:value-type="float">
            <text:p>3.57</text:p>
          </table:table-cell>
          <table:table-cell office:value-type="float" office:value="0.19992" calcext:value-type="float">
            <text:p>0.19992</text:p>
          </table:table-cell>
          <table:table-cell office:value-type="float" office:value="0.100072" calcext:value-type="float">
            <text:p>0.10007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58000000000003" calcext:value-type="float">
            <text:p>3.58</text:p>
          </table:table-cell>
          <table:table-cell office:value-type="float" office:value="0.199925" calcext:value-type="float">
            <text:p>0.199925</text:p>
          </table:table-cell>
          <table:table-cell office:value-type="float" office:value="0.100068" calcext:value-type="float">
            <text:p>0.10006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59000000000003" calcext:value-type="float">
            <text:p>3.59</text:p>
          </table:table-cell>
          <table:table-cell office:value-type="float" office:value="0.199929" calcext:value-type="float">
            <text:p>0.199929</text:p>
          </table:table-cell>
          <table:table-cell office:value-type="float" office:value="0.100064" calcext:value-type="float">
            <text:p>0.10006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60000000000003" calcext:value-type="float">
            <text:p>3.6</text:p>
          </table:table-cell>
          <table:table-cell office:value-type="float" office:value="0.199933" calcext:value-type="float">
            <text:p>0.199933</text:p>
          </table:table-cell>
          <table:table-cell office:value-type="float" office:value="0.10006" calcext:value-type="float">
            <text:p>0.1000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61000000000003" calcext:value-type="float">
            <text:p>3.61</text:p>
          </table:table-cell>
          <table:table-cell office:value-type="float" office:value="0.199937" calcext:value-type="float">
            <text:p>0.199937</text:p>
          </table:table-cell>
          <table:table-cell office:value-type="float" office:value="0.100056" calcext:value-type="float">
            <text:p>0.10005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62000000000003" calcext:value-type="float">
            <text:p>3.62</text:p>
          </table:table-cell>
          <table:table-cell office:value-type="float" office:value="0.199941" calcext:value-type="float">
            <text:p>0.199941</text:p>
          </table:table-cell>
          <table:table-cell office:value-type="float" office:value="0.100053" calcext:value-type="float">
            <text:p>0.10005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63000000000003" calcext:value-type="float">
            <text:p>3.63</text:p>
          </table:table-cell>
          <table:table-cell office:value-type="float" office:value="0.199944" calcext:value-type="float">
            <text:p>0.199944</text:p>
          </table:table-cell>
          <table:table-cell office:value-type="float" office:value="0.10005" calcext:value-type="float">
            <text:p>0.1000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64000000000003" calcext:value-type="float">
            <text:p>3.64</text:p>
          </table:table-cell>
          <table:table-cell office:value-type="float" office:value="0.199948" calcext:value-type="float">
            <text:p>0.199948</text:p>
          </table:table-cell>
          <table:table-cell office:value-type="float" office:value="0.100047" calcext:value-type="float">
            <text:p>0.10004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65000000000003" calcext:value-type="float">
            <text:p>3.65</text:p>
          </table:table-cell>
          <table:table-cell office:value-type="float" office:value="0.199951" calcext:value-type="float">
            <text:p>0.199951</text:p>
          </table:table-cell>
          <table:table-cell office:value-type="float" office:value="0.100044" calcext:value-type="float">
            <text:p>0.10004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66000000000003" calcext:value-type="float">
            <text:p>3.66</text:p>
          </table:table-cell>
          <table:table-cell office:value-type="float" office:value="0.199954" calcext:value-type="float">
            <text:p>0.199954</text:p>
          </table:table-cell>
          <table:table-cell office:value-type="float" office:value="0.100042" calcext:value-type="float">
            <text:p>0.10004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67000000000003" calcext:value-type="float">
            <text:p>3.67</text:p>
          </table:table-cell>
          <table:table-cell office:value-type="float" office:value="0.199956" calcext:value-type="float">
            <text:p>0.199956</text:p>
          </table:table-cell>
          <table:table-cell office:value-type="float" office:value="0.100039" calcext:value-type="float">
            <text:p>0.10003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68000000000003" calcext:value-type="float">
            <text:p>3.68</text:p>
          </table:table-cell>
          <table:table-cell office:value-type="float" office:value="0.199959" calcext:value-type="float">
            <text:p>0.199959</text:p>
          </table:table-cell>
          <table:table-cell office:value-type="float" office:value="0.100037" calcext:value-type="float">
            <text:p>0.10003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69000000000003" calcext:value-type="float">
            <text:p>3.69</text:p>
          </table:table-cell>
          <table:table-cell office:value-type="float" office:value="0.199961" calcext:value-type="float">
            <text:p>0.199961</text:p>
          </table:table-cell>
          <table:table-cell office:value-type="float" office:value="0.100035" calcext:value-type="float">
            <text:p>0.10003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70000000000003" calcext:value-type="float">
            <text:p>3.7</text:p>
          </table:table-cell>
          <table:table-cell office:value-type="float" office:value="0.199964" calcext:value-type="float">
            <text:p>0.199964</text:p>
          </table:table-cell>
          <table:table-cell office:value-type="float" office:value="0.100033" calcext:value-type="float">
            <text:p>0.10003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71000000000003" calcext:value-type="float">
            <text:p>3.71</text:p>
          </table:table-cell>
          <table:table-cell office:value-type="float" office:value="0.199966" calcext:value-type="float">
            <text:p>0.199966</text:p>
          </table:table-cell>
          <table:table-cell office:value-type="float" office:value="0.100031" calcext:value-type="float">
            <text:p>0.10003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72000000000003" calcext:value-type="float">
            <text:p>3.72</text:p>
          </table:table-cell>
          <table:table-cell office:value-type="float" office:value="0.199968" calcext:value-type="float">
            <text:p>0.199968</text:p>
          </table:table-cell>
          <table:table-cell office:value-type="float" office:value="0.100029" calcext:value-type="float">
            <text:p>0.10002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73000000000003" calcext:value-type="float">
            <text:p>3.73</text:p>
          </table:table-cell>
          <table:table-cell office:value-type="float" office:value="0.19997" calcext:value-type="float">
            <text:p>0.19997</text:p>
          </table:table-cell>
          <table:table-cell office:value-type="float" office:value="0.100027" calcext:value-type="float">
            <text:p>0.10002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74000000000003" calcext:value-type="float">
            <text:p>3.74</text:p>
          </table:table-cell>
          <table:table-cell office:value-type="float" office:value="0.199971" calcext:value-type="float">
            <text:p>0.199971</text:p>
          </table:table-cell>
          <table:table-cell office:value-type="float" office:value="0.100026" calcext:value-type="float">
            <text:p>0.10002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75000000000003" calcext:value-type="float">
            <text:p>3.75</text:p>
          </table:table-cell>
          <table:table-cell office:value-type="float" office:value="0.199973" calcext:value-type="float">
            <text:p>0.199973</text:p>
          </table:table-cell>
          <table:table-cell office:value-type="float" office:value="0.100024" calcext:value-type="float">
            <text:p>0.10002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76000000000003" calcext:value-type="float">
            <text:p>3.76</text:p>
          </table:table-cell>
          <table:table-cell office:value-type="float" office:value="0.199975" calcext:value-type="float">
            <text:p>0.199975</text:p>
          </table:table-cell>
          <table:table-cell office:value-type="float" office:value="0.100023" calcext:value-type="float">
            <text:p>0.10002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77000000000003" calcext:value-type="float">
            <text:p>3.77</text:p>
          </table:table-cell>
          <table:table-cell office:value-type="float" office:value="0.199976" calcext:value-type="float">
            <text:p>0.199976</text:p>
          </table:table-cell>
          <table:table-cell office:value-type="float" office:value="0.100022" calcext:value-type="float">
            <text:p>0.10002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78000000000003" calcext:value-type="float">
            <text:p>3.78</text:p>
          </table:table-cell>
          <table:table-cell office:value-type="float" office:value="0.199977" calcext:value-type="float">
            <text:p>0.199977</text:p>
          </table:table-cell>
          <table:table-cell office:value-type="float" office:value="0.10002" calcext:value-type="float">
            <text:p>0.1000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79000000000003" calcext:value-type="float">
            <text:p>3.79</text:p>
          </table:table-cell>
          <table:table-cell office:value-type="float" office:value="0.199979" calcext:value-type="float">
            <text:p>0.199979</text:p>
          </table:table-cell>
          <table:table-cell office:value-type="float" office:value="0.100019" calcext:value-type="float">
            <text:p>0.10001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80000000000003" calcext:value-type="float">
            <text:p>3.8</text:p>
          </table:table-cell>
          <table:table-cell office:value-type="float" office:value="0.19998" calcext:value-type="float">
            <text:p>0.19998</text:p>
          </table:table-cell>
          <table:table-cell office:value-type="float" office:value="0.100018" calcext:value-type="float">
            <text:p>0.10001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81000000000003" calcext:value-type="float">
            <text:p>3.81</text:p>
          </table:table-cell>
          <table:table-cell office:value-type="float" office:value="0.199981" calcext:value-type="float">
            <text:p>0.199981</text:p>
          </table:table-cell>
          <table:table-cell office:value-type="float" office:value="0.100017" calcext:value-type="float">
            <text:p>0.10001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82000000000003" calcext:value-type="float">
            <text:p>3.82</text:p>
          </table:table-cell>
          <table:table-cell office:value-type="float" office:value="0.199982" calcext:value-type="float">
            <text:p>0.199982</text:p>
          </table:table-cell>
          <table:table-cell office:value-type="float" office:value="0.100016" calcext:value-type="float">
            <text:p>0.10001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83000000000003" calcext:value-type="float">
            <text:p>3.83</text:p>
          </table:table-cell>
          <table:table-cell office:value-type="float" office:value="0.199983" calcext:value-type="float">
            <text:p>0.199983</text:p>
          </table:table-cell>
          <table:table-cell office:value-type="float" office:value="0.100015" calcext:value-type="float">
            <text:p>0.10001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84000000000003" calcext:value-type="float">
            <text:p>3.84</text:p>
          </table:table-cell>
          <table:table-cell office:value-type="float" office:value="0.199984" calcext:value-type="float">
            <text:p>0.199984</text:p>
          </table:table-cell>
          <table:table-cell office:value-type="float" office:value="0.100014" calcext:value-type="float">
            <text:p>0.10001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85000000000003" calcext:value-type="float">
            <text:p>3.85</text:p>
          </table:table-cell>
          <table:table-cell office:value-type="float" office:value="0.199985" calcext:value-type="float">
            <text:p>0.199985</text:p>
          </table:table-cell>
          <table:table-cell office:value-type="float" office:value="0.100013" calcext:value-type="float">
            <text:p>0.10001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86000000000003" calcext:value-type="float">
            <text:p>3.86</text:p>
          </table:table-cell>
          <table:table-cell office:value-type="float" office:value="0.199986" calcext:value-type="float">
            <text:p>0.199986</text:p>
          </table:table-cell>
          <table:table-cell office:value-type="float" office:value="0.100013" calcext:value-type="float">
            <text:p>0.10001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87000000000003" calcext:value-type="float">
            <text:p>3.87</text:p>
          </table:table-cell>
          <table:table-cell office:value-type="float" office:value="0.199987" calcext:value-type="float">
            <text:p>0.199987</text:p>
          </table:table-cell>
          <table:table-cell office:value-type="float" office:value="0.100012" calcext:value-type="float">
            <text:p>0.10001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88000000000003" calcext:value-type="float">
            <text:p>3.88</text:p>
          </table:table-cell>
          <table:table-cell office:value-type="float" office:value="0.199988" calcext:value-type="float">
            <text:p>0.199988</text:p>
          </table:table-cell>
          <table:table-cell office:value-type="float" office:value="0.100011" calcext:value-type="float">
            <text:p>0.10001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3.89000000000004" calcext:value-type="float">
            <text:p>3.89</text:p>
          </table:table-cell>
          <table:table-cell office:value-type="float" office:value="0.199988" calcext:value-type="float">
            <text:p>0.199988</text:p>
          </table:table-cell>
          <table:table-cell office:value-type="float" office:value="0.10001" calcext:value-type="float">
            <text:p>0.1000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</table:table>
      <table:table table:name="予見制御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0462703" calcext:value-type="float">
            <text:p>4.62703E-007</text:p>
          </table:table-cell>
          <table:table-cell office:value-type="float" office:value="-0.00000444284" calcext:value-type="float">
            <text:p>-4.44284E-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000335172" calcext:value-type="float">
            <text:p>3.35172E-006</text:p>
          </table:table-cell>
          <table:table-cell office:value-type="float" office:value="-0.0000321832" calcext:value-type="float">
            <text:p>-3.21832E-0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000955498" calcext:value-type="float">
            <text:p>0.000009555</text:p>
          </table:table-cell>
          <table:table-cell office:value-type="float" office:value="-0.000091748" calcext:value-type="float">
            <text:p>-0.0000917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000191168" calcext:value-type="float">
            <text:p>1.91168E-005</text:p>
          </table:table-cell>
          <table:table-cell office:value-type="float" office:value="-0.000183117" calcext:value-type="float">
            <text:p>-0.0001831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00321453" calcext:value-type="float">
            <text:p>3.21453E-005</text:p>
          </table:table-cell>
          <table:table-cell office:value-type="float" office:value="-0.000305426" calcext:value-type="float">
            <text:p>-0.0003054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00486228" calcext:value-type="float">
            <text:p>4.86228E-005</text:p>
          </table:table-cell>
          <table:table-cell office:value-type="float" office:value="-0.000457648" calcext:value-type="float">
            <text:p>-0.000457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00684327" calcext:value-type="float">
            <text:p>6.84327E-005</text:p>
          </table:table-cell>
          <table:table-cell office:value-type="float" office:value="-0.000638691" calcext:value-type="float">
            <text:p>-0.0006386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00914568" calcext:value-type="float">
            <text:p>9.14568E-005</text:p>
          </table:table-cell>
          <table:table-cell office:value-type="float" office:value="-0.00084761" calcext:value-type="float">
            <text:p>-0.000847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00117602" calcext:value-type="float">
            <text:p>0.000117602</text:p>
          </table:table-cell>
          <table:table-cell office:value-type="float" office:value="-0.00108366" calcext:value-type="float">
            <text:p>-0.001083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01468" calcext:value-type="float">
            <text:p>0.0001468</text:p>
          </table:table-cell>
          <table:table-cell office:value-type="float" office:value="-0.0013463" calcext:value-type="float">
            <text:p>-0.00134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179002" calcext:value-type="float">
            <text:p>0.000179002</text:p>
          </table:table-cell>
          <table:table-cell office:value-type="float" office:value="-0.00163516" calcext:value-type="float">
            <text:p>-0.001635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0214182" calcext:value-type="float">
            <text:p>0.000214182</text:p>
          </table:table-cell>
          <table:table-cell office:value-type="float" office:value="-0.00195004" calcext:value-type="float">
            <text:p>-0.00195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0252331" calcext:value-type="float">
            <text:p>0.000252331</text:p>
          </table:table-cell>
          <table:table-cell office:value-type="float" office:value="-0.0022909" calcext:value-type="float">
            <text:p>-0.0022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0293458" calcext:value-type="float">
            <text:p>0.000293458</text:p>
          </table:table-cell>
          <table:table-cell office:value-type="float" office:value="-0.0026579" calcext:value-type="float">
            <text:p>-0.00265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0337594" calcext:value-type="float">
            <text:p>0.000337594</text:p>
          </table:table-cell>
          <table:table-cell office:value-type="float" office:value="-0.00305131" calcext:value-type="float">
            <text:p>-0.003051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384785" calcext:value-type="float">
            <text:p>0.000384785</text:p>
          </table:table-cell>
          <table:table-cell office:value-type="float" office:value="-0.0034716" calcext:value-type="float">
            <text:p>-0.00347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0435094" calcext:value-type="float">
            <text:p>0.000435094</text:p>
          </table:table-cell>
          <table:table-cell office:value-type="float" office:value="-0.00391936" calcext:value-type="float">
            <text:p>-0.003919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0488604" calcext:value-type="float">
            <text:p>0.000488604</text:p>
          </table:table-cell>
          <table:table-cell office:value-type="float" office:value="-0.00439536" calcext:value-type="float">
            <text:p>-0.004395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0545415" calcext:value-type="float">
            <text:p>0.000545415</text:p>
          </table:table-cell>
          <table:table-cell office:value-type="float" office:value="-0.00490051" calcext:value-type="float">
            <text:p>-0.004900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0605644" calcext:value-type="float">
            <text:p>0.000605644</text:p>
          </table:table-cell>
          <table:table-cell office:value-type="float" office:value="-0.00543588" calcext:value-type="float">
            <text:p>-0.005435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669425" calcext:value-type="float">
            <text:p>0.000669425</text:p>
          </table:table-cell>
          <table:table-cell office:value-type="float" office:value="-0.0060027" calcext:value-type="float">
            <text:p>-0.00600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0736911" calcext:value-type="float">
            <text:p>0.000736911</text:p>
          </table:table-cell>
          <table:table-cell office:value-type="float" office:value="-0.00660233" calcext:value-type="float">
            <text:p>-0.006602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0808273" calcext:value-type="float">
            <text:p>0.000808273</text:p>
          </table:table-cell>
          <table:table-cell office:value-type="float" office:value="-0.00723633" calcext:value-type="float">
            <text:p>-0.007236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08837" calcext:value-type="float">
            <text:p>0.0008837</text:p>
          </table:table-cell>
          <table:table-cell office:value-type="float" office:value="-0.00790639" calcext:value-type="float">
            <text:p>-0.007906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09634" calcext:value-type="float">
            <text:p>0.0009634</text:p>
          </table:table-cell>
          <table:table-cell office:value-type="float" office:value="-0.00861438" calcext:value-type="float">
            <text:p>-0.008614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0476" calcext:value-type="float">
            <text:p>0.0010476</text:p>
          </table:table-cell>
          <table:table-cell office:value-type="float" office:value="-0.00936235" calcext:value-type="float">
            <text:p>-0.009362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113655" calcext:value-type="float">
            <text:p>0.00113655</text:p>
          </table:table-cell>
          <table:table-cell office:value-type="float" office:value="-0.0101525" calcext:value-type="float">
            <text:p>-0.01015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123051" calcext:value-type="float">
            <text:p>0.00123051</text:p>
          </table:table-cell>
          <table:table-cell office:value-type="float" office:value="-0.0109873" calcext:value-type="float">
            <text:p>-0.01098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132978" calcext:value-type="float">
            <text:p>0.00132978</text:p>
          </table:table-cell>
          <table:table-cell office:value-type="float" office:value="-0.0118691" calcext:value-type="float">
            <text:p>-0.01186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143467" calcext:value-type="float">
            <text:p>0.00143467</text:p>
          </table:table-cell>
          <table:table-cell office:value-type="float" office:value="-0.012801" calcext:value-type="float">
            <text:p>-0.0128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154551" calcext:value-type="float">
            <text:p>0.00154551</text:p>
          </table:table-cell>
          <table:table-cell office:value-type="float" office:value="-0.0137858" calcext:value-type="float">
            <text:p>-0.01378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166267" calcext:value-type="float">
            <text:p>0.00166267</text:p>
          </table:table-cell>
          <table:table-cell office:value-type="float" office:value="-0.0148279" calcext:value-type="float">
            <text:p>-0.01482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178652" calcext:value-type="float">
            <text:p>0.00178652</text:p>
          </table:table-cell>
          <table:table-cell office:value-type="float" office:value="-0.0159325" calcext:value-type="float">
            <text:p>-0.01593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191748" calcext:value-type="float">
            <text:p>0.00191748</text:p>
          </table:table-cell>
          <table:table-cell office:value-type="float" office:value="-0.0170981" calcext:value-type="float">
            <text:p>-0.01709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205599" calcext:value-type="float">
            <text:p>0.00205599</text:p>
          </table:table-cell>
          <table:table-cell office:value-type="float" office:value="-0.018286" calcext:value-type="float">
            <text:p>-0.0182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220252" calcext:value-type="float">
            <text:p>0.00220252</text:p>
          </table:table-cell>
          <table:table-cell office:value-type="float" office:value="-0.0194083" calcext:value-type="float">
            <text:p>-0.0194083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235757" calcext:value-type="float">
            <text:p>0.00235757</text:p>
          </table:table-cell>
          <table:table-cell office:value-type="float" office:value="-0.0204262" calcext:value-type="float">
            <text:p>-0.0204262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0252174" calcext:value-type="float">
            <text:p>0.00252174</text:p>
          </table:table-cell>
          <table:table-cell office:value-type="float" office:value="-0.0213377" calcext:value-type="float">
            <text:p>-0.0213377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0269591" calcext:value-type="float">
            <text:p>0.00269591</text:p>
          </table:table-cell>
          <table:table-cell office:value-type="float" office:value="-0.0221466" calcext:value-type="float">
            <text:p>-0.0221466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0288082" calcext:value-type="float">
            <text:p>0.00288082</text:p>
          </table:table-cell>
          <table:table-cell office:value-type="float" office:value="-0.0228562" calcext:value-type="float">
            <text:p>-0.0228562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307711" calcext:value-type="float">
            <text:p>0.00307711</text:p>
          </table:table-cell>
          <table:table-cell office:value-type="float" office:value="-0.023469" calcext:value-type="float">
            <text:p>-0.023469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328542" calcext:value-type="float">
            <text:p>0.00328542</text:p>
          </table:table-cell>
          <table:table-cell office:value-type="float" office:value="-0.0239871" calcext:value-type="float">
            <text:p>-0.023987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0350648" calcext:value-type="float">
            <text:p>0.00350648</text:p>
          </table:table-cell>
          <table:table-cell office:value-type="float" office:value="-0.0244124" calcext:value-type="float">
            <text:p>-0.0244124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0374103" calcext:value-type="float">
            <text:p>0.00374103</text:p>
          </table:table-cell>
          <table:table-cell office:value-type="float" office:value="-0.0247461" calcext:value-type="float">
            <text:p>-0.024746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0398988" calcext:value-type="float">
            <text:p>0.00398988</text:p>
          </table:table-cell>
          <table:table-cell office:value-type="float" office:value="-0.0249896" calcext:value-type="float">
            <text:p>-0.0249896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425389" calcext:value-type="float">
            <text:p>0.00425389</text:p>
          </table:table-cell>
          <table:table-cell office:value-type="float" office:value="-0.0251435" calcext:value-type="float">
            <text:p>-0.025143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0453399" calcext:value-type="float">
            <text:p>0.00453399</text:p>
          </table:table-cell>
          <table:table-cell office:value-type="float" office:value="-0.0252083" calcext:value-type="float">
            <text:p>-0.0252083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00483117" calcext:value-type="float">
            <text:p>0.00483117</text:p>
          </table:table-cell>
          <table:table-cell office:value-type="float" office:value="-0.0251842" calcext:value-type="float">
            <text:p>-0.0251842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0514645" calcext:value-type="float">
            <text:p>0.00514645</text:p>
          </table:table-cell>
          <table:table-cell office:value-type="float" office:value="-0.0250711" calcext:value-type="float">
            <text:p>-0.025071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0548097" calcext:value-type="float">
            <text:p>0.00548097</text:p>
          </table:table-cell>
          <table:table-cell office:value-type="float" office:value="-0.0248684" calcext:value-type="float">
            <text:p>-0.0248684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583591" calcext:value-type="float">
            <text:p>0.00583591</text:p>
          </table:table-cell>
          <table:table-cell office:value-type="float" office:value="-0.0245754" calcext:value-type="float">
            <text:p>-0.0245754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00621252" calcext:value-type="float">
            <text:p>0.00621252</text:p>
          </table:table-cell>
          <table:table-cell office:value-type="float" office:value="-0.0241908" calcext:value-type="float">
            <text:p>-0.0241908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0661215" calcext:value-type="float">
            <text:p>0.00661215</text:p>
          </table:table-cell>
          <table:table-cell office:value-type="float" office:value="-0.0237134" calcext:value-type="float">
            <text:p>-0.0237134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00703624" calcext:value-type="float">
            <text:p>0.00703624</text:p>
          </table:table-cell>
          <table:table-cell office:value-type="float" office:value="-0.0231412" calcext:value-type="float">
            <text:p>-0.0231412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0748629" calcext:value-type="float">
            <text:p>0.00748629</text:p>
          </table:table-cell>
          <table:table-cell office:value-type="float" office:value="-0.0224722" calcext:value-type="float">
            <text:p>-0.0224722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796392" calcext:value-type="float">
            <text:p>0.00796392</text:p>
          </table:table-cell>
          <table:table-cell office:value-type="float" office:value="-0.0217038" calcext:value-type="float">
            <text:p>-0.0217038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0847085" calcext:value-type="float">
            <text:p>0.00847085</text:p>
          </table:table-cell>
          <table:table-cell office:value-type="float" office:value="-0.0208332" calcext:value-type="float">
            <text:p>-0.0208332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0900891" calcext:value-type="float">
            <text:p>0.00900891</text:p>
          </table:table-cell>
          <table:table-cell office:value-type="float" office:value="-0.0198573" calcext:value-type="float">
            <text:p>-0.0198573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0958003" calcext:value-type="float">
            <text:p>0.00958003</text:p>
          </table:table-cell>
          <table:table-cell office:value-type="float" office:value="-0.0187723" calcext:value-type="float">
            <text:p>-0.0187723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101863" calcext:value-type="float">
            <text:p>0.0101863</text:p>
          </table:table-cell>
          <table:table-cell office:value-type="float" office:value="-0.0175744" calcext:value-type="float">
            <text:p>-0.0175744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108298" calcext:value-type="float">
            <text:p>0.0108298</text:p>
          </table:table-cell>
          <table:table-cell office:value-type="float" office:value="-0.0162591" calcext:value-type="float">
            <text:p>-0.016259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011513" calcext:value-type="float">
            <text:p>0.011513</text:p>
          </table:table-cell>
          <table:table-cell office:value-type="float" office:value="-0.0148216" calcext:value-type="float">
            <text:p>-0.0148216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0122383" calcext:value-type="float">
            <text:p>0.0122383</text:p>
          </table:table-cell>
          <table:table-cell office:value-type="float" office:value="-0.0132567" calcext:value-type="float">
            <text:p>-0.0132567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0130082" calcext:value-type="float">
            <text:p>0.0130082</text:p>
          </table:table-cell>
          <table:table-cell office:value-type="float" office:value="-0.0115588" calcext:value-type="float">
            <text:p>-0.0115588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0138258" calcext:value-type="float">
            <text:p>0.0138258</text:p>
          </table:table-cell>
          <table:table-cell office:value-type="float" office:value="-0.00972129" calcext:value-type="float">
            <text:p>-0.00972129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146944" calcext:value-type="float">
            <text:p>0.0146944</text:p>
          </table:table-cell>
          <table:table-cell office:value-type="float" office:value="-0.00773557" calcext:value-type="float">
            <text:p>-0.00773557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0156185" calcext:value-type="float">
            <text:p>0.0156185</text:p>
          </table:table-cell>
          <table:table-cell office:value-type="float" office:value="-0.00559063" calcext:value-type="float">
            <text:p>-0.00559063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0165981" calcext:value-type="float">
            <text:p>0.0165981</text:p>
          </table:table-cell>
          <table:table-cell office:value-type="float" office:value="-0.00328921" calcext:value-type="float">
            <text:p>-0.0032892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0176113" calcext:value-type="float">
            <text:p>0.0176113</text:p>
          </table:table-cell>
          <table:table-cell office:value-type="float" office:value="-0.000908011" calcext:value-type="float">
            <text:p>-0.00090801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0186066" calcext:value-type="float">
            <text:p>0.0186066</text:p>
          </table:table-cell>
          <table:table-cell office:value-type="float" office:value="0.0013777" calcext:value-type="float">
            <text:p>0.0013777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195621" calcext:value-type="float">
            <text:p>0.0195621</text:p>
          </table:table-cell>
          <table:table-cell office:value-type="float" office:value="0.00349109" calcext:value-type="float">
            <text:p>0.00349109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020478" calcext:value-type="float">
            <text:p>0.020478</text:p>
          </table:table-cell>
          <table:table-cell office:value-type="float" office:value="0.00542906" calcext:value-type="float">
            <text:p>0.00542906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0213589" calcext:value-type="float">
            <text:p>0.0213589</text:p>
          </table:table-cell>
          <table:table-cell office:value-type="float" office:value="0.00720139" calcext:value-type="float">
            <text:p>0.00720139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0222087" calcext:value-type="float">
            <text:p>0.0222087</text:p>
          </table:table-cell>
          <table:table-cell office:value-type="float" office:value="0.00881606" calcext:value-type="float">
            <text:p>0.00881606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0230305" calcext:value-type="float">
            <text:p>0.0230305</text:p>
          </table:table-cell>
          <table:table-cell office:value-type="float" office:value="0.0102793" calcext:value-type="float">
            <text:p>0.0102793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238272" calcext:value-type="float">
            <text:p>0.0238272</text:p>
          </table:table-cell>
          <table:table-cell office:value-type="float" office:value="0.0115963" calcext:value-type="float">
            <text:p>0.0115963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0246017" calcext:value-type="float">
            <text:p>0.0246017</text:p>
          </table:table-cell>
          <table:table-cell office:value-type="float" office:value="0.0127722" calcext:value-type="float">
            <text:p>0.012772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0253569" calcext:value-type="float">
            <text:p>0.0253569</text:p>
          </table:table-cell>
          <table:table-cell office:value-type="float" office:value="0.0138112" calcext:value-type="float">
            <text:p>0.013811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0260954" calcext:value-type="float">
            <text:p>0.0260954</text:p>
          </table:table-cell>
          <table:table-cell office:value-type="float" office:value="0.0147171" calcext:value-type="float">
            <text:p>0.0147171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0268199" calcext:value-type="float">
            <text:p>0.0268199</text:p>
          </table:table-cell>
          <table:table-cell office:value-type="float" office:value="0.0154935" calcext:value-type="float">
            <text:p>0.0154935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275331" calcext:value-type="float">
            <text:p>0.0275331</text:p>
          </table:table-cell>
          <table:table-cell office:value-type="float" office:value="0.0161431" calcext:value-type="float">
            <text:p>0.0161431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0282374" calcext:value-type="float">
            <text:p>0.0282374</text:p>
          </table:table-cell>
          <table:table-cell office:value-type="float" office:value="0.0166684" calcext:value-type="float">
            <text:p>0.0166684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0289356" calcext:value-type="float">
            <text:p>0.0289356</text:p>
          </table:table-cell>
          <table:table-cell office:value-type="float" office:value="0.0170713" calcext:value-type="float">
            <text:p>0.0170713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02963" calcext:value-type="float">
            <text:p>0.02963</text:p>
          </table:table-cell>
          <table:table-cell office:value-type="float" office:value="0.0173535" calcext:value-type="float">
            <text:p>0.0173535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0303233" calcext:value-type="float">
            <text:p>0.0303233</text:p>
          </table:table-cell>
          <table:table-cell office:value-type="float" office:value="0.017516" calcext:value-type="float">
            <text:p>0.017516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310179" calcext:value-type="float">
            <text:p>0.0310179</text:p>
          </table:table-cell>
          <table:table-cell office:value-type="float" office:value="0.0175594" calcext:value-type="float">
            <text:p>0.0175594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0317163" calcext:value-type="float">
            <text:p>0.0317163</text:p>
          </table:table-cell>
          <table:table-cell office:value-type="float" office:value="0.017484" calcext:value-type="float">
            <text:p>0.017484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0324211" calcext:value-type="float">
            <text:p>0.0324211</text:p>
          </table:table-cell>
          <table:table-cell office:value-type="float" office:value="0.0172895" calcext:value-type="float">
            <text:p>0.0172895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0331348" calcext:value-type="float">
            <text:p>0.0331348</text:p>
          </table:table-cell>
          <table:table-cell office:value-type="float" office:value="0.0169754" calcext:value-type="float">
            <text:p>0.0169754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0338601" calcext:value-type="float">
            <text:p>0.0338601</text:p>
          </table:table-cell>
          <table:table-cell office:value-type="float" office:value="0.0165411" calcext:value-type="float">
            <text:p>0.0165411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345995" calcext:value-type="float">
            <text:p>0.0345995</text:p>
          </table:table-cell>
          <table:table-cell office:value-type="float" office:value="0.0159853" calcext:value-type="float">
            <text:p>0.0159853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0353557" calcext:value-type="float">
            <text:p>0.0353557</text:p>
          </table:table-cell>
          <table:table-cell office:value-type="float" office:value="0.015306" calcext:value-type="float">
            <text:p>0.015306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0361315" calcext:value-type="float">
            <text:p>0.0361315</text:p>
          </table:table-cell>
          <table:table-cell office:value-type="float" office:value="0.0145006" calcext:value-type="float">
            <text:p>0.0145006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0369297" calcext:value-type="float">
            <text:p>0.0369297</text:p>
          </table:table-cell>
          <table:table-cell office:value-type="float" office:value="0.0135663" calcext:value-type="float">
            <text:p>0.0135663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0377532" calcext:value-type="float">
            <text:p>0.0377532</text:p>
          </table:table-cell>
          <table:table-cell office:value-type="float" office:value="0.0124996" calcext:value-type="float">
            <text:p>0.0124996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038605" calcext:value-type="float">
            <text:p>0.038605</text:p>
          </table:table-cell>
          <table:table-cell office:value-type="float" office:value="0.0112967" calcext:value-type="float">
            <text:p>0.0112967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0394881" calcext:value-type="float">
            <text:p>0.0394881</text:p>
          </table:table-cell>
          <table:table-cell office:value-type="float" office:value="0.00995312" calcext:value-type="float">
            <text:p>0.0099531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0404058" calcext:value-type="float">
            <text:p>0.0404058</text:p>
          </table:table-cell>
          <table:table-cell office:value-type="float" office:value="0.00846415" calcext:value-type="float">
            <text:p>0.00846415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0413614" calcext:value-type="float">
            <text:p>0.0413614</text:p>
          </table:table-cell>
          <table:table-cell office:value-type="float" office:value="0.00682405" calcext:value-type="float">
            <text:p>0.00682405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0423591" calcext:value-type="float">
            <text:p>0.0423591</text:p>
          </table:table-cell>
          <table:table-cell office:value-type="float" office:value="0.00502487" calcext:value-type="float">
            <text:p>0.00502487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34036" calcext:value-type="float">
            <text:p>0.0434036</text:p>
          </table:table-cell>
          <table:table-cell office:value-type="float" office:value="0.00305632" calcext:value-type="float">
            <text:p>0.0030563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0444954" calcext:value-type="float">
            <text:p>0.0444954</text:p>
          </table:table-cell>
          <table:table-cell office:value-type="float" office:value="0.000921776" calcext:value-type="float">
            <text:p>0.000921776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0456131" calcext:value-type="float">
            <text:p>0.0456131</text:p>
          </table:table-cell>
          <table:table-cell office:value-type="float" office:value="-0.00130141" calcext:value-type="float">
            <text:p>-0.00130141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0467055" calcext:value-type="float">
            <text:p>0.0467055</text:p>
          </table:table-cell>
          <table:table-cell office:value-type="float" office:value="-0.00343738" calcext:value-type="float">
            <text:p>-0.00343738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0.047751" calcext:value-type="float">
            <text:p>0.047751</text:p>
          </table:table-cell>
          <table:table-cell office:value-type="float" office:value="-0.00540877" calcext:value-type="float">
            <text:p>-0.00540877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0487503" calcext:value-type="float">
            <text:p>0.0487503</text:p>
          </table:table-cell>
          <table:table-cell office:value-type="float" office:value="-0.00721217" calcext:value-type="float">
            <text:p>-0.00721217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0497082" calcext:value-type="float">
            <text:p>0.0497082</text:p>
          </table:table-cell>
          <table:table-cell office:value-type="float" office:value="-0.00885787" calcext:value-type="float">
            <text:p>-0.00885787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0.0506286" calcext:value-type="float">
            <text:p>0.0506286</text:p>
          </table:table-cell>
          <table:table-cell office:value-type="float" office:value="-0.0103538" calcext:value-type="float">
            <text:p>-0.0103538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051515" calcext:value-type="float">
            <text:p>0.051515</text:p>
          </table:table-cell>
          <table:table-cell office:value-type="float" office:value="-0.0117057" calcext:value-type="float">
            <text:p>-0.0117057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0.0523706" calcext:value-type="float">
            <text:p>0.0523706</text:p>
          </table:table-cell>
          <table:table-cell office:value-type="float" office:value="-0.0129185" calcext:value-type="float">
            <text:p>-0.0129185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531986" calcext:value-type="float">
            <text:p>0.0531986</text:p>
          </table:table-cell>
          <table:table-cell office:value-type="float" office:value="-0.0139964" calcext:value-type="float">
            <text:p>-0.0139964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0540018" calcext:value-type="float">
            <text:p>0.0540018</text:p>
          </table:table-cell>
          <table:table-cell office:value-type="float" office:value="-0.0149435" calcext:value-type="float">
            <text:p>-0.0149435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.0547833" calcext:value-type="float">
            <text:p>0.0547833</text:p>
          </table:table-cell>
          <table:table-cell office:value-type="float" office:value="-0.015763" calcext:value-type="float">
            <text:p>-0.015763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0.0555459" calcext:value-type="float">
            <text:p>0.0555459</text:p>
          </table:table-cell>
          <table:table-cell office:value-type="float" office:value="-0.0164581" calcext:value-type="float">
            <text:p>-0.0164581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.0562923" calcext:value-type="float">
            <text:p>0.0562923</text:p>
          </table:table-cell>
          <table:table-cell office:value-type="float" office:value="-0.0170312" calcext:value-type="float">
            <text:p>-0.0170312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0570252" calcext:value-type="float">
            <text:p>0.0570252</text:p>
          </table:table-cell>
          <table:table-cell office:value-type="float" office:value="-0.0174845" calcext:value-type="float">
            <text:p>-0.0174845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0577474" calcext:value-type="float">
            <text:p>0.0577474</text:p>
          </table:table-cell>
          <table:table-cell office:value-type="float" office:value="-0.0178195" calcext:value-type="float">
            <text:p>-0.0178195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0584614" calcext:value-type="float">
            <text:p>0.0584614</text:p>
          </table:table-cell>
          <table:table-cell office:value-type="float" office:value="-0.0180375" calcext:value-type="float">
            <text:p>-0.0180375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0.0591698" calcext:value-type="float">
            <text:p>0.0591698</text:p>
          </table:table-cell>
          <table:table-cell office:value-type="float" office:value="-0.0181393" calcext:value-type="float">
            <text:p>-0.0181393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0.0598753" calcext:value-type="float">
            <text:p>0.0598753</text:p>
          </table:table-cell>
          <table:table-cell office:value-type="float" office:value="-0.0181253" calcext:value-type="float">
            <text:p>-0.0181253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605803" calcext:value-type="float">
            <text:p>0.0605803</text:p>
          </table:table-cell>
          <table:table-cell office:value-type="float" office:value="-0.0179953" calcext:value-type="float">
            <text:p>-0.0179953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0.0612875" calcext:value-type="float">
            <text:p>0.0612875</text:p>
          </table:table-cell>
          <table:table-cell office:value-type="float" office:value="-0.017749" calcext:value-type="float">
            <text:p>-0.017749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0619993" calcext:value-type="float">
            <text:p>0.0619993</text:p>
          </table:table-cell>
          <table:table-cell office:value-type="float" office:value="-0.0173853" calcext:value-type="float">
            <text:p>-0.0173853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0.0627185" calcext:value-type="float">
            <text:p>0.0627185</text:p>
          </table:table-cell>
          <table:table-cell office:value-type="float" office:value="-0.0169031" calcext:value-type="float">
            <text:p>-0.0169031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.0634475" calcext:value-type="float">
            <text:p>0.0634475</text:p>
          </table:table-cell>
          <table:table-cell office:value-type="float" office:value="-0.0163006" calcext:value-type="float">
            <text:p>-0.0163006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641892" calcext:value-type="float">
            <text:p>0.0641892</text:p>
          </table:table-cell>
          <table:table-cell office:value-type="float" office:value="-0.0155754" calcext:value-type="float">
            <text:p>-0.0155754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0649461" calcext:value-type="float">
            <text:p>0.0649461</text:p>
          </table:table-cell>
          <table:table-cell office:value-type="float" office:value="-0.0147251" calcext:value-type="float">
            <text:p>-0.0147251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0.0657209" calcext:value-type="float">
            <text:p>0.0657209</text:p>
          </table:table-cell>
          <table:table-cell office:value-type="float" office:value="-0.0137465" calcext:value-type="float">
            <text:p>-0.0137465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0.0665167" calcext:value-type="float">
            <text:p>0.0665167</text:p>
          </table:table-cell>
          <table:table-cell office:value-type="float" office:value="-0.012636" calcext:value-type="float">
            <text:p>-0.012636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0.0673361" calcext:value-type="float">
            <text:p>0.0673361</text:p>
          </table:table-cell>
          <table:table-cell office:value-type="float" office:value="-0.0113897" calcext:value-type="float">
            <text:p>-0.0113897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681822" calcext:value-type="float">
            <text:p>0.0681822</text:p>
          </table:table-cell>
          <table:table-cell office:value-type="float" office:value="-0.0100029" calcext:value-type="float">
            <text:p>-0.0100029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0.0690581" calcext:value-type="float">
            <text:p>0.0690581</text:p>
          </table:table-cell>
          <table:table-cell office:value-type="float" office:value="-0.00847083" calcext:value-type="float">
            <text:p>-0.00847083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0699669" calcext:value-type="float">
            <text:p>0.0699669</text:p>
          </table:table-cell>
          <table:table-cell office:value-type="float" office:value="-0.00678752" calcext:value-type="float">
            <text:p>-0.00678752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0.0709127" calcext:value-type="float">
            <text:p>0.0709127</text:p>
          </table:table-cell>
          <table:table-cell office:value-type="float" office:value="-0.00494489" calcext:value-type="float">
            <text:p>-0.00494489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0.0718999" calcext:value-type="float">
            <text:p>0.0718999</text:p>
          </table:table-cell>
          <table:table-cell office:value-type="float" office:value="-0.00293251" calcext:value-type="float">
            <text:p>-0.00293251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0729291" calcext:value-type="float">
            <text:p>0.0729291</text:p>
          </table:table-cell>
          <table:table-cell office:value-type="float" office:value="-0.000753592" calcext:value-type="float">
            <text:p>-0.000753592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0739783" calcext:value-type="float">
            <text:p>0.0739783</text:p>
          </table:table-cell>
          <table:table-cell office:value-type="float" office:value="0.00151466" calcext:value-type="float">
            <text:p>0.00151466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0749962" calcext:value-type="float">
            <text:p>0.0749962</text:p>
          </table:table-cell>
          <table:table-cell office:value-type="float" office:value="0.00369656" calcext:value-type="float">
            <text:p>0.00369656</text:p>
          </table:table-cell>
          <table:table-cell table:formula="of:=[.G138]+0.09" office:value-type="float" office:value="0.09" calcext:value-type="float">
            <text:p>0.09</text:p>
          </table:table-cell>
          <table:table-cell table:formula="of:=[.H138]"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table:formula="of:=0.09+[.E139]" office:value-type="float" office:value="0.14" calcext:value-type="float">
            <text:p>0.14</text:p>
          </table:table-cell>
          <table:table-cell office:value-type="float" office:value="0.00572448" calcext:value-type="float">
            <text:p>0.00572448</text:p>
          </table:table-cell>
          <table:table-cell table:formula="of:=[.G139]+0.09" office:value-type="float" office:value="0.09" calcext:value-type="float">
            <text:p>0.09</text:p>
          </table:table-cell>
          <table:table-cell table:formula="of:=[.H139]"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table:formula="of:=0.09+[.E140]" office:value-type="float" office:value="0.14" calcext:value-type="float">
            <text:p>0.14</text:p>
          </table:table-cell>
          <table:table-cell office:value-type="float" office:value="0.00762209" calcext:value-type="float">
            <text:p>0.00762209</text:p>
          </table:table-cell>
          <table:table-cell table:formula="of:=[.G140]+0.09" office:value-type="float" office:value="0.09" calcext:value-type="float">
            <text:p>0.09</text:p>
          </table:table-cell>
          <table:table-cell table:formula="of:=[.H140]"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0.09+[.E141]" office:value-type="float" office:value="0.14" calcext:value-type="float">
            <text:p>0.14</text:p>
          </table:table-cell>
          <table:table-cell office:value-type="float" office:value="0.00939716" calcext:value-type="float">
            <text:p>0.00939716</text:p>
          </table:table-cell>
          <table:table-cell table:formula="of:=[.G141]+0.09" office:value-type="float" office:value="0.09" calcext:value-type="float">
            <text:p>0.09</text:p>
          </table:table-cell>
          <table:table-cell table:formula="of:=[.H141]"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table:formula="of:=0.09+[.E142]" office:value-type="float" office:value="0.14" calcext:value-type="float">
            <text:p>0.14</text:p>
          </table:table-cell>
          <table:table-cell office:value-type="float" office:value="0.0110503" calcext:value-type="float">
            <text:p>0.0110503</text:p>
          </table:table-cell>
          <table:table-cell table:formula="of:=[.G142]+0.09" office:value-type="float" office:value="0.09" calcext:value-type="float">
            <text:p>0.09</text:p>
          </table:table-cell>
          <table:table-cell table:formula="of:=[.H142]"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table:formula="of:=0.09+[.E143]" office:value-type="float" office:value="0.14" calcext:value-type="float">
            <text:p>0.14</text:p>
          </table:table-cell>
          <table:table-cell office:value-type="float" office:value="0.0125838" calcext:value-type="float">
            <text:p>0.0125838</text:p>
          </table:table-cell>
          <table:table-cell table:formula="of:=[.G143]+0.09" office:value-type="float" office:value="0.09" calcext:value-type="float">
            <text:p>0.09</text:p>
          </table:table-cell>
          <table:table-cell table:formula="of:=[.H143]"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table:formula="of:=0.09+[.E144]" office:value-type="float" office:value="0.14" calcext:value-type="float">
            <text:p>0.14</text:p>
          </table:table-cell>
          <table:table-cell office:value-type="float" office:value="0.0140015" calcext:value-type="float">
            <text:p>0.0140015</text:p>
          </table:table-cell>
          <table:table-cell table:formula="of:=[.G144]+0.09" office:value-type="float" office:value="0.09" calcext:value-type="float">
            <text:p>0.09</text:p>
          </table:table-cell>
          <table:table-cell table:formula="of:=[.H144]"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table:formula="of:=0.09+[.E145]" office:value-type="float" office:value="0.14" calcext:value-type="float">
            <text:p>0.14</text:p>
          </table:table-cell>
          <table:table-cell office:value-type="float" office:value="0.0153075" calcext:value-type="float">
            <text:p>0.0153075</text:p>
          </table:table-cell>
          <table:table-cell table:formula="of:=[.G145]+0.09" office:value-type="float" office:value="0.09" calcext:value-type="float">
            <text:p>0.09</text:p>
          </table:table-cell>
          <table:table-cell table:formula="of:=[.H145]"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table:formula="of:=0.09+[.E146]" office:value-type="float" office:value="0.14" calcext:value-type="float">
            <text:p>0.14</text:p>
          </table:table-cell>
          <table:table-cell office:value-type="float" office:value="0.0165053" calcext:value-type="float">
            <text:p>0.0165053</text:p>
          </table:table-cell>
          <table:table-cell table:formula="of:=[.G146]+0.09" office:value-type="float" office:value="0.09" calcext:value-type="float">
            <text:p>0.09</text:p>
          </table:table-cell>
          <table:table-cell table:formula="of:=[.H146]"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table:formula="of:=0.09+[.E147]" office:value-type="float" office:value="0.14" calcext:value-type="float">
            <text:p>0.14</text:p>
          </table:table-cell>
          <table:table-cell office:value-type="float" office:value="0.0175984" calcext:value-type="float">
            <text:p>0.0175984</text:p>
          </table:table-cell>
          <table:table-cell table:formula="of:=[.G147]+0.09" office:value-type="float" office:value="0.09" calcext:value-type="float">
            <text:p>0.09</text:p>
          </table:table-cell>
          <table:table-cell table:formula="of:=[.H147]"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table:formula="of:=0.09+[.E148]" office:value-type="float" office:value="0.14" calcext:value-type="float">
            <text:p>0.14</text:p>
          </table:table-cell>
          <table:table-cell office:value-type="float" office:value="0.0185896" calcext:value-type="float">
            <text:p>0.0185896</text:p>
          </table:table-cell>
          <table:table-cell table:formula="of:=[.G148]+0.09" office:value-type="float" office:value="0.09" calcext:value-type="float">
            <text:p>0.09</text:p>
          </table:table-cell>
          <table:table-cell table:formula="of:=[.H148]"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table:formula="of:=0.09+[.E149]" office:value-type="float" office:value="0.14" calcext:value-type="float">
            <text:p>0.14</text:p>
          </table:table-cell>
          <table:table-cell office:value-type="float" office:value="0.0194817" calcext:value-type="float">
            <text:p>0.0194817</text:p>
          </table:table-cell>
          <table:table-cell table:formula="of:=[.G149]+0.09" office:value-type="float" office:value="0.09" calcext:value-type="float">
            <text:p>0.09</text:p>
          </table:table-cell>
          <table:table-cell table:formula="of:=[.H149]"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table:formula="of:=0.09+[.E150]" office:value-type="float" office:value="0.14" calcext:value-type="float">
            <text:p>0.14</text:p>
          </table:table-cell>
          <table:table-cell office:value-type="float" office:value="0.0202769" calcext:value-type="float">
            <text:p>0.0202769</text:p>
          </table:table-cell>
          <table:table-cell table:formula="of:=[.G150]+0.09" office:value-type="float" office:value="0.09" calcext:value-type="float">
            <text:p>0.09</text:p>
          </table:table-cell>
          <table:table-cell table:formula="of:=[.H150]"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0.09+[.E151]" office:value-type="float" office:value="0.14" calcext:value-type="float">
            <text:p>0.14</text:p>
          </table:table-cell>
          <table:table-cell office:value-type="float" office:value="0.0209775" calcext:value-type="float">
            <text:p>0.0209775</text:p>
          </table:table-cell>
          <table:table-cell table:formula="of:=[.G151]+0.09" office:value-type="float" office:value="0.09" calcext:value-type="float">
            <text:p>0.09</text:p>
          </table:table-cell>
          <table:table-cell table:formula="of:=[.H151]"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table:formula="of:=0.09+[.E152]" office:value-type="float" office:value="0.14" calcext:value-type="float">
            <text:p>0.14</text:p>
          </table:table-cell>
          <table:table-cell office:value-type="float" office:value="0.0215851" calcext:value-type="float">
            <text:p>0.0215851</text:p>
          </table:table-cell>
          <table:table-cell table:formula="of:=[.G152]+0.09" office:value-type="float" office:value="0.09" calcext:value-type="float">
            <text:p>0.09</text:p>
          </table:table-cell>
          <table:table-cell table:formula="of:=[.H152]"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table:formula="of:=0.09+[.E153]" office:value-type="float" office:value="0.14" calcext:value-type="float">
            <text:p>0.14</text:p>
          </table:table-cell>
          <table:table-cell office:value-type="float" office:value="0.0221012" calcext:value-type="float">
            <text:p>0.0221012</text:p>
          </table:table-cell>
          <table:table-cell table:formula="of:=[.G153]+0.09" office:value-type="float" office:value="0.09" calcext:value-type="float">
            <text:p>0.09</text:p>
          </table:table-cell>
          <table:table-cell table:formula="of:=[.H153]"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table:formula="of:=0.09+[.E154]" office:value-type="float" office:value="0.14" calcext:value-type="float">
            <text:p>0.14</text:p>
          </table:table-cell>
          <table:table-cell office:value-type="float" office:value="0.022527" calcext:value-type="float">
            <text:p>0.022527</text:p>
          </table:table-cell>
          <table:table-cell table:formula="of:=[.G154]+0.09" office:value-type="float" office:value="0.09" calcext:value-type="float">
            <text:p>0.09</text:p>
          </table:table-cell>
          <table:table-cell table:formula="of:=[.H154]"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table:formula="of:=0.09+[.E155]" office:value-type="float" office:value="0.14" calcext:value-type="float">
            <text:p>0.14</text:p>
          </table:table-cell>
          <table:table-cell office:value-type="float" office:value="0.0228634" calcext:value-type="float">
            <text:p>0.0228634</text:p>
          </table:table-cell>
          <table:table-cell table:formula="of:=[.G155]+0.09" office:value-type="float" office:value="0.09" calcext:value-type="float">
            <text:p>0.09</text:p>
          </table:table-cell>
          <table:table-cell table:formula="of:=[.H155]"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table:formula="of:=0.09+[.E156]" office:value-type="float" office:value="0.14" calcext:value-type="float">
            <text:p>0.14</text:p>
          </table:table-cell>
          <table:table-cell office:value-type="float" office:value="0.0231109" calcext:value-type="float">
            <text:p>0.0231109</text:p>
          </table:table-cell>
          <table:table-cell table:formula="of:=[.G156]+0.09" office:value-type="float" office:value="0.09" calcext:value-type="float">
            <text:p>0.09</text:p>
          </table:table-cell>
          <table:table-cell table:formula="of:=[.H156]"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table:formula="of:=0.09+[.E157]" office:value-type="float" office:value="0.14" calcext:value-type="float">
            <text:p>0.14</text:p>
          </table:table-cell>
          <table:table-cell office:value-type="float" office:value="0.02327" calcext:value-type="float">
            <text:p>0.02327</text:p>
          </table:table-cell>
          <table:table-cell table:formula="of:=[.G157]+0.09" office:value-type="float" office:value="0.09" calcext:value-type="float">
            <text:p>0.09</text:p>
          </table:table-cell>
          <table:table-cell table:formula="of:=[.H157]"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table:formula="of:=0.09+[.E158]" office:value-type="float" office:value="0.14" calcext:value-type="float">
            <text:p>0.14</text:p>
          </table:table-cell>
          <table:table-cell office:value-type="float" office:value="0.0233407" calcext:value-type="float">
            <text:p>0.0233407</text:p>
          </table:table-cell>
          <table:table-cell table:formula="of:=[.G158]+0.09" office:value-type="float" office:value="0.09" calcext:value-type="float">
            <text:p>0.09</text:p>
          </table:table-cell>
          <table:table-cell table:formula="of:=[.H158]"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table:formula="of:=0.09+[.E159]" office:value-type="float" office:value="0.14" calcext:value-type="float">
            <text:p>0.14</text:p>
          </table:table-cell>
          <table:table-cell office:value-type="float" office:value="0.0233226" calcext:value-type="float">
            <text:p>0.0233226</text:p>
          </table:table-cell>
          <table:table-cell table:formula="of:=[.G159]+0.09" office:value-type="float" office:value="0.09" calcext:value-type="float">
            <text:p>0.09</text:p>
          </table:table-cell>
          <table:table-cell table:formula="of:=[.H159]"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table:formula="of:=0.09+[.E160]" office:value-type="float" office:value="0.14" calcext:value-type="float">
            <text:p>0.14</text:p>
          </table:table-cell>
          <table:table-cell office:value-type="float" office:value="0.0232153" calcext:value-type="float">
            <text:p>0.0232153</text:p>
          </table:table-cell>
          <table:table-cell table:formula="of:=[.G160]+0.09" office:value-type="float" office:value="0.09" calcext:value-type="float">
            <text:p>0.09</text:p>
          </table:table-cell>
          <table:table-cell table:formula="of:=[.H160]"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0.09+[.E161]" office:value-type="float" office:value="0.14" calcext:value-type="float">
            <text:p>0.14</text:p>
          </table:table-cell>
          <table:table-cell office:value-type="float" office:value="0.0230179" calcext:value-type="float">
            <text:p>0.0230179</text:p>
          </table:table-cell>
          <table:table-cell table:formula="of:=[.G161]+0.09" office:value-type="float" office:value="0.09" calcext:value-type="float">
            <text:p>0.09</text:p>
          </table:table-cell>
          <table:table-cell table:formula="of:=[.H161]"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table:formula="of:=0.09+[.E162]" office:value-type="float" office:value="0.14" calcext:value-type="float">
            <text:p>0.14</text:p>
          </table:table-cell>
          <table:table-cell office:value-type="float" office:value="0.0227292" calcext:value-type="float">
            <text:p>0.0227292</text:p>
          </table:table-cell>
          <table:table-cell table:formula="of:=[.G162]+0.09" office:value-type="float" office:value="0.09" calcext:value-type="float">
            <text:p>0.09</text:p>
          </table:table-cell>
          <table:table-cell table:formula="of:=[.H162]"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table:formula="of:=0.09+[.E163]" office:value-type="float" office:value="0.14" calcext:value-type="float">
            <text:p>0.14</text:p>
          </table:table-cell>
          <table:table-cell office:value-type="float" office:value="0.0223478" calcext:value-type="float">
            <text:p>0.0223478</text:p>
          </table:table-cell>
          <table:table-cell table:formula="of:=[.G163]+0.09" office:value-type="float" office:value="0.09" calcext:value-type="float">
            <text:p>0.09</text:p>
          </table:table-cell>
          <table:table-cell table:formula="of:=[.H163]"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table:formula="of:=0.09+[.E164]" office:value-type="float" office:value="0.14" calcext:value-type="float">
            <text:p>0.14</text:p>
          </table:table-cell>
          <table:table-cell office:value-type="float" office:value="0.0218719" calcext:value-type="float">
            <text:p>0.0218719</text:p>
          </table:table-cell>
          <table:table-cell table:formula="of:=[.G164]+0.09" office:value-type="float" office:value="0.09" calcext:value-type="float">
            <text:p>0.09</text:p>
          </table:table-cell>
          <table:table-cell table:formula="of:=[.H164]"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table:formula="of:=0.09+[.E165]" office:value-type="float" office:value="0.14" calcext:value-type="float">
            <text:p>0.14</text:p>
          </table:table-cell>
          <table:table-cell office:value-type="float" office:value="0.0212995" calcext:value-type="float">
            <text:p>0.0212995</text:p>
          </table:table-cell>
          <table:table-cell table:formula="of:=[.G165]+0.09" office:value-type="float" office:value="0.09" calcext:value-type="float">
            <text:p>0.09</text:p>
          </table:table-cell>
          <table:table-cell table:formula="of:=[.H165]"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table:formula="of:=0.09+[.E166]" office:value-type="float" office:value="0.14" calcext:value-type="float">
            <text:p>0.14</text:p>
          </table:table-cell>
          <table:table-cell office:value-type="float" office:value="0.0206281" calcext:value-type="float">
            <text:p>0.0206281</text:p>
          </table:table-cell>
          <table:table-cell table:formula="of:=[.G166]+0.09" office:value-type="float" office:value="0.09" calcext:value-type="float">
            <text:p>0.09</text:p>
          </table:table-cell>
          <table:table-cell table:formula="of:=[.H166]"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table:formula="of:=0.09+[.E167]" office:value-type="float" office:value="0.14" calcext:value-type="float">
            <text:p>0.14</text:p>
          </table:table-cell>
          <table:table-cell office:value-type="float" office:value="0.019855" calcext:value-type="float">
            <text:p>0.019855</text:p>
          </table:table-cell>
          <table:table-cell table:formula="of:=[.G167]+0.09" office:value-type="float" office:value="0.09" calcext:value-type="float">
            <text:p>0.09</text:p>
          </table:table-cell>
          <table:table-cell table:formula="of:=[.H167]"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table:formula="of:=0.09+[.E168]" office:value-type="float" office:value="0.14" calcext:value-type="float">
            <text:p>0.14</text:p>
          </table:table-cell>
          <table:table-cell office:value-type="float" office:value="0.0189771" calcext:value-type="float">
            <text:p>0.0189771</text:p>
          </table:table-cell>
          <table:table-cell table:formula="of:=[.G168]+0.09" office:value-type="float" office:value="0.09" calcext:value-type="float">
            <text:p>0.09</text:p>
          </table:table-cell>
          <table:table-cell table:formula="of:=[.H168]"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table:formula="of:=0.09+[.E169]" office:value-type="float" office:value="0.14" calcext:value-type="float">
            <text:p>0.14</text:p>
          </table:table-cell>
          <table:table-cell office:value-type="float" office:value="0.0179907" calcext:value-type="float">
            <text:p>0.0179907</text:p>
          </table:table-cell>
          <table:table-cell table:formula="of:=[.G169]+0.09" office:value-type="float" office:value="0.09" calcext:value-type="float">
            <text:p>0.09</text:p>
          </table:table-cell>
          <table:table-cell table:formula="of:=[.H169]"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table:formula="of:=0.09+[.E170]" office:value-type="float" office:value="0.14" calcext:value-type="float">
            <text:p>0.14</text:p>
          </table:table-cell>
          <table:table-cell office:value-type="float" office:value="0.0168906" calcext:value-type="float">
            <text:p>0.0168906</text:p>
          </table:table-cell>
          <table:table-cell table:formula="of:=[.G170]+0.09" office:value-type="float" office:value="0.09" calcext:value-type="float">
            <text:p>0.09</text:p>
          </table:table-cell>
          <table:table-cell table:formula="of:=[.H170]"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0.09+[.E171]" office:value-type="float" office:value="0.14" calcext:value-type="float">
            <text:p>0.14</text:p>
          </table:table-cell>
          <table:table-cell office:value-type="float" office:value="0.0156696" calcext:value-type="float">
            <text:p>0.0156696</text:p>
          </table:table-cell>
          <table:table-cell table:formula="of:=[.G171]+0.09" office:value-type="float" office:value="0.09" calcext:value-type="float">
            <text:p>0.09</text:p>
          </table:table-cell>
          <table:table-cell table:formula="of:=[.H171]"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table:formula="of:=0.09+[.E172]" office:value-type="float" office:value="0.14" calcext:value-type="float">
            <text:p>0.14</text:p>
          </table:table-cell>
          <table:table-cell office:value-type="float" office:value="0.014331" calcext:value-type="float">
            <text:p>0.014331</text:p>
          </table:table-cell>
          <table:table-cell table:formula="of:=[.G172]+0.09" office:value-type="float" office:value="0.09" calcext:value-type="float">
            <text:p>0.09</text:p>
          </table:table-cell>
          <table:table-cell table:formula="of:=[.H172]"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table:formula="of:=0.09+[.E173]" office:value-type="float" office:value="0.065" calcext:value-type="float">
            <text:p>0.065</text:p>
          </table:table-cell>
          <table:table-cell office:value-type="float" office:value="0.0129335" calcext:value-type="float">
            <text:p>0.0129335</text:p>
          </table:table-cell>
          <table:table-cell table:formula="of:=[.G173]+0.09" office:value-type="float" office:value="0.12" calcext:value-type="float">
            <text:p>0.12</text:p>
          </table:table-cell>
          <table:table-cell table:formula="of:=[.H173]" office:value-type="float" office:value="-0.025" calcext:value-type="float">
            <text:p>-0.0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table:formula="of:=0.09+[.E174]" office:value-type="float" office:value="0.065" calcext:value-type="float">
            <text:p>0.065</text:p>
          </table:table-cell>
          <table:table-cell office:value-type="float" office:value="0.0116099" calcext:value-type="float">
            <text:p>0.0116099</text:p>
          </table:table-cell>
          <table:table-cell table:formula="of:=[.G174]+0.09" office:value-type="float" office:value="0.12" calcext:value-type="float">
            <text:p>0.12</text:p>
          </table:table-cell>
          <table:table-cell table:formula="of:=[.H174]" office:value-type="float" office:value="-0.025" calcext:value-type="float">
            <text:p>-0.0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table:formula="of:=0.09+[.E175]" office:value-type="float" office:value="0.065" calcext:value-type="float">
            <text:p>0.065</text:p>
          </table:table-cell>
          <table:table-cell office:value-type="float" office:value="0.0104189" calcext:value-type="float">
            <text:p>0.0104189</text:p>
          </table:table-cell>
          <table:table-cell table:formula="of:=[.G175]+0.09" office:value-type="float" office:value="0.12" calcext:value-type="float">
            <text:p>0.12</text:p>
          </table:table-cell>
          <table:table-cell table:formula="of:=[.H175]" office:value-type="float" office:value="-0.025" calcext:value-type="float">
            <text:p>-0.0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table:formula="of:=0.09+[.E176]" office:value-type="float" office:value="0.065" calcext:value-type="float">
            <text:p>0.065</text:p>
          </table:table-cell>
          <table:table-cell office:value-type="float" office:value="0.00936425" calcext:value-type="float">
            <text:p>0.00936425</text:p>
          </table:table-cell>
          <table:table-cell table:formula="of:=[.G176]+0.09" office:value-type="float" office:value="0.12" calcext:value-type="float">
            <text:p>0.12</text:p>
          </table:table-cell>
          <table:table-cell table:formula="of:=[.H176]" office:value-type="float" office:value="-0.025" calcext:value-type="float">
            <text:p>-0.0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table:formula="of:=0.09+[.E177]" office:value-type="float" office:value="0.065" calcext:value-type="float">
            <text:p>0.065</text:p>
          </table:table-cell>
          <table:table-cell office:value-type="float" office:value="0.00844045" calcext:value-type="float">
            <text:p>0.00844045</text:p>
          </table:table-cell>
          <table:table-cell table:formula="of:=[.G177]+0.09" office:value-type="float" office:value="0.12" calcext:value-type="float">
            <text:p>0.12</text:p>
          </table:table-cell>
          <table:table-cell table:formula="of:=[.H177]" office:value-type="float" office:value="-0.025" calcext:value-type="float">
            <text:p>-0.0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table:formula="of:=0.09+[.E178]" office:value-type="float" office:value="0.065" calcext:value-type="float">
            <text:p>0.065</text:p>
          </table:table-cell>
          <table:table-cell office:value-type="float" office:value="0.00764305" calcext:value-type="float">
            <text:p>0.00764305</text:p>
          </table:table-cell>
          <table:table-cell table:formula="of:=[.G178]+0.09" office:value-type="float" office:value="0.12" calcext:value-type="float">
            <text:p>0.12</text:p>
          </table:table-cell>
          <table:table-cell table:formula="of:=[.H178]" office:value-type="float" office:value="-0.025" calcext:value-type="float">
            <text:p>-0.0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table:formula="of:=0.09+[.E179]" office:value-type="float" office:value="0.065" calcext:value-type="float">
            <text:p>0.065</text:p>
          </table:table-cell>
          <table:table-cell office:value-type="float" office:value="0.00696875" calcext:value-type="float">
            <text:p>0.00696875</text:p>
          </table:table-cell>
          <table:table-cell table:formula="of:=[.G179]+0.09" office:value-type="float" office:value="0.12" calcext:value-type="float">
            <text:p>0.12</text:p>
          </table:table-cell>
          <table:table-cell table:formula="of:=[.H179]" office:value-type="float" office:value="-0.025" calcext:value-type="float">
            <text:p>-0.0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table:formula="of:=0.09+[.E180]" office:value-type="float" office:value="0.065" calcext:value-type="float">
            <text:p>0.065</text:p>
          </table:table-cell>
          <table:table-cell office:value-type="float" office:value="0.00641487" calcext:value-type="float">
            <text:p>0.00641487</text:p>
          </table:table-cell>
          <table:table-cell table:formula="of:=[.G180]+0.09" office:value-type="float" office:value="0.12" calcext:value-type="float">
            <text:p>0.12</text:p>
          </table:table-cell>
          <table:table-cell table:formula="of:=[.H180]" office:value-type="float" office:value="-0.025" calcext:value-type="float">
            <text:p>-0.0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0.09+[.E181]" office:value-type="float" office:value="0.065" calcext:value-type="float">
            <text:p>0.065</text:p>
          </table:table-cell>
          <table:table-cell office:value-type="float" office:value="0.00597917" calcext:value-type="float">
            <text:p>0.00597917</text:p>
          </table:table-cell>
          <table:table-cell table:formula="of:=[.G181]+0.09" office:value-type="float" office:value="0.12" calcext:value-type="float">
            <text:p>0.12</text:p>
          </table:table-cell>
          <table:table-cell table:formula="of:=[.H181]" office:value-type="float" office:value="-0.025" calcext:value-type="float">
            <text:p>-0.0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table:formula="of:=0.09+[.E182]" office:value-type="float" office:value="0.065" calcext:value-type="float">
            <text:p>0.065</text:p>
          </table:table-cell>
          <table:table-cell office:value-type="float" office:value="0.00565983" calcext:value-type="float">
            <text:p>0.00565983</text:p>
          </table:table-cell>
          <table:table-cell table:formula="of:=[.G182]+0.09" office:value-type="float" office:value="0.12" calcext:value-type="float">
            <text:p>0.12</text:p>
          </table:table-cell>
          <table:table-cell table:formula="of:=[.H182]" office:value-type="float" office:value="-0.025" calcext:value-type="float">
            <text:p>-0.0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table:formula="of:=0.09+[.E183]" office:value-type="float" office:value="0.065" calcext:value-type="float">
            <text:p>0.065</text:p>
          </table:table-cell>
          <table:table-cell office:value-type="float" office:value="0.00545548" calcext:value-type="float">
            <text:p>0.00545548</text:p>
          </table:table-cell>
          <table:table-cell table:formula="of:=[.G183]+0.09" office:value-type="float" office:value="0.12" calcext:value-type="float">
            <text:p>0.12</text:p>
          </table:table-cell>
          <table:table-cell table:formula="of:=[.H183]" office:value-type="float" office:value="-0.025" calcext:value-type="float">
            <text:p>-0.0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table:formula="of:=0.09+[.E184]" office:value-type="float" office:value="0.065" calcext:value-type="float">
            <text:p>0.065</text:p>
          </table:table-cell>
          <table:table-cell office:value-type="float" office:value="0.00536516" calcext:value-type="float">
            <text:p>0.00536516</text:p>
          </table:table-cell>
          <table:table-cell table:formula="of:=[.G184]+0.09" office:value-type="float" office:value="0.12" calcext:value-type="float">
            <text:p>0.12</text:p>
          </table:table-cell>
          <table:table-cell table:formula="of:=[.H184]" office:value-type="float" office:value="-0.025" calcext:value-type="float">
            <text:p>-0.0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table:formula="of:=0.09+[.E185]" office:value-type="float" office:value="0.065" calcext:value-type="float">
            <text:p>0.065</text:p>
          </table:table-cell>
          <table:table-cell office:value-type="float" office:value="0.00538836" calcext:value-type="float">
            <text:p>0.00538836</text:p>
          </table:table-cell>
          <table:table-cell table:formula="of:=[.G185]+0.09" office:value-type="float" office:value="0.12" calcext:value-type="float">
            <text:p>0.12</text:p>
          </table:table-cell>
          <table:table-cell table:formula="of:=[.H185]" office:value-type="float" office:value="-0.025" calcext:value-type="float">
            <text:p>-0.0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table:formula="of:=0.09+[.E186]" office:value-type="float" office:value="0.065" calcext:value-type="float">
            <text:p>0.065</text:p>
          </table:table-cell>
          <table:table-cell office:value-type="float" office:value="0.00552499" calcext:value-type="float">
            <text:p>0.00552499</text:p>
          </table:table-cell>
          <table:table-cell table:formula="of:=[.G186]+0.09" office:value-type="float" office:value="0.12" calcext:value-type="float">
            <text:p>0.12</text:p>
          </table:table-cell>
          <table:table-cell table:formula="of:=[.H186]" office:value-type="float" office:value="-0.025" calcext:value-type="float">
            <text:p>-0.0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table:formula="of:=0.09+[.E187]" office:value-type="float" office:value="0.065" calcext:value-type="float">
            <text:p>0.065</text:p>
          </table:table-cell>
          <table:table-cell office:value-type="float" office:value="0.00577536" calcext:value-type="float">
            <text:p>0.00577536</text:p>
          </table:table-cell>
          <table:table-cell table:formula="of:=[.G187]+0.09" office:value-type="float" office:value="0.12" calcext:value-type="float">
            <text:p>0.12</text:p>
          </table:table-cell>
          <table:table-cell table:formula="of:=[.H187]" office:value-type="float" office:value="-0.025" calcext:value-type="float">
            <text:p>-0.0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table:formula="of:=0.09+[.E188]" office:value-type="float" office:value="0.065" calcext:value-type="float">
            <text:p>0.065</text:p>
          </table:table-cell>
          <table:table-cell office:value-type="float" office:value="0.00614022" calcext:value-type="float">
            <text:p>0.00614022</text:p>
          </table:table-cell>
          <table:table-cell table:formula="of:=[.G188]+0.09" office:value-type="float" office:value="0.12" calcext:value-type="float">
            <text:p>0.12</text:p>
          </table:table-cell>
          <table:table-cell table:formula="of:=[.H188]" office:value-type="float" office:value="-0.025" calcext:value-type="float">
            <text:p>-0.0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table:formula="of:=0.09+[.E189]" office:value-type="float" office:value="0.065" calcext:value-type="float">
            <text:p>0.065</text:p>
          </table:table-cell>
          <table:table-cell office:value-type="float" office:value="0.00662076" calcext:value-type="float">
            <text:p>0.00662076</text:p>
          </table:table-cell>
          <table:table-cell table:formula="of:=[.G189]+0.09" office:value-type="float" office:value="0.12" calcext:value-type="float">
            <text:p>0.12</text:p>
          </table:table-cell>
          <table:table-cell table:formula="of:=[.H189]" office:value-type="float" office:value="-0.025" calcext:value-type="float">
            <text:p>-0.0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table:formula="of:=0.09+[.E190]" office:value-type="float" office:value="0.065" calcext:value-type="float">
            <text:p>0.065</text:p>
          </table:table-cell>
          <table:table-cell office:value-type="float" office:value="0.00721858" calcext:value-type="float">
            <text:p>0.00721858</text:p>
          </table:table-cell>
          <table:table-cell table:formula="of:=[.G190]+0.09" office:value-type="float" office:value="0.12" calcext:value-type="float">
            <text:p>0.12</text:p>
          </table:table-cell>
          <table:table-cell table:formula="of:=[.H190]" office:value-type="float" office:value="-0.025" calcext:value-type="float">
            <text:p>-0.0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0.09+[.E191]" office:value-type="float" office:value="0.065" calcext:value-type="float">
            <text:p>0.065</text:p>
          </table:table-cell>
          <table:table-cell office:value-type="float" office:value="0.00793572" calcext:value-type="float">
            <text:p>0.00793572</text:p>
          </table:table-cell>
          <table:table-cell table:formula="of:=[.G191]+0.09" office:value-type="float" office:value="0.12" calcext:value-type="float">
            <text:p>0.12</text:p>
          </table:table-cell>
          <table:table-cell table:formula="of:=[.H191]" office:value-type="float" office:value="-0.025" calcext:value-type="float">
            <text:p>-0.0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table:formula="of:=0.09+[.E192]" office:value-type="float" office:value="0.065" calcext:value-type="float">
            <text:p>0.065</text:p>
          </table:table-cell>
          <table:table-cell office:value-type="float" office:value="0.00877467" calcext:value-type="float">
            <text:p>0.00877467</text:p>
          </table:table-cell>
          <table:table-cell table:formula="of:=[.G192]+0.09" office:value-type="float" office:value="0.12" calcext:value-type="float">
            <text:p>0.12</text:p>
          </table:table-cell>
          <table:table-cell table:formula="of:=[.H192]" office:value-type="float" office:value="-0.025" calcext:value-type="float">
            <text:p>-0.0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table:formula="of:=0.09+[.E193]" office:value-type="float" office:value="0.065" calcext:value-type="float">
            <text:p>0.065</text:p>
          </table:table-cell>
          <table:table-cell office:value-type="float" office:value="0.00973824" calcext:value-type="float">
            <text:p>0.00973824</text:p>
          </table:table-cell>
          <table:table-cell table:formula="of:=[.G193]+0.09" office:value-type="float" office:value="0.12" calcext:value-type="float">
            <text:p>0.12</text:p>
          </table:table-cell>
          <table:table-cell table:formula="of:=[.H193]" office:value-type="float" office:value="-0.025" calcext:value-type="float">
            <text:p>-0.0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table:formula="of:=0.09+[.E194]" office:value-type="float" office:value="0.065" calcext:value-type="float">
            <text:p>0.065</text:p>
          </table:table-cell>
          <table:table-cell office:value-type="float" office:value="0.0108293" calcext:value-type="float">
            <text:p>0.0108293</text:p>
          </table:table-cell>
          <table:table-cell table:formula="of:=[.G194]+0.09" office:value-type="float" office:value="0.12" calcext:value-type="float">
            <text:p>0.12</text:p>
          </table:table-cell>
          <table:table-cell table:formula="of:=[.H194]" office:value-type="float" office:value="-0.025" calcext:value-type="float">
            <text:p>-0.0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table:formula="of:=0.09+[.E195]" office:value-type="float" office:value="0.065" calcext:value-type="float">
            <text:p>0.065</text:p>
          </table:table-cell>
          <table:table-cell office:value-type="float" office:value="0.0120515" calcext:value-type="float">
            <text:p>0.0120515</text:p>
          </table:table-cell>
          <table:table-cell table:formula="of:=[.G195]+0.09" office:value-type="float" office:value="0.12" calcext:value-type="float">
            <text:p>0.12</text:p>
          </table:table-cell>
          <table:table-cell table:formula="of:=[.H195]" office:value-type="float" office:value="-0.025" calcext:value-type="float">
            <text:p>-0.0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table:formula="of:=0.09+[.E196]" office:value-type="float" office:value="0.065" calcext:value-type="float">
            <text:p>0.065</text:p>
          </table:table-cell>
          <table:table-cell office:value-type="float" office:value="0.0134093" calcext:value-type="float">
            <text:p>0.0134093</text:p>
          </table:table-cell>
          <table:table-cell table:formula="of:=[.G196]+0.09" office:value-type="float" office:value="0.12" calcext:value-type="float">
            <text:p>0.12</text:p>
          </table:table-cell>
          <table:table-cell table:formula="of:=[.H196]" office:value-type="float" office:value="-0.025" calcext:value-type="float">
            <text:p>-0.0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table:formula="of:=0.09+[.E197]" office:value-type="float" office:value="0.065" calcext:value-type="float">
            <text:p>0.065</text:p>
          </table:table-cell>
          <table:table-cell office:value-type="float" office:value="0.0149074" calcext:value-type="float">
            <text:p>0.0149074</text:p>
          </table:table-cell>
          <table:table-cell table:formula="of:=[.G197]+0.09" office:value-type="float" office:value="0.12" calcext:value-type="float">
            <text:p>0.12</text:p>
          </table:table-cell>
          <table:table-cell table:formula="of:=[.H197]" office:value-type="float" office:value="-0.025" calcext:value-type="float">
            <text:p>-0.0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table:formula="of:=0.09+[.E198]" office:value-type="float" office:value="0.065" calcext:value-type="float">
            <text:p>0.065</text:p>
          </table:table-cell>
          <table:table-cell office:value-type="float" office:value="0.0165514" calcext:value-type="float">
            <text:p>0.0165514</text:p>
          </table:table-cell>
          <table:table-cell table:formula="of:=[.G198]+0.09" office:value-type="float" office:value="0.12" calcext:value-type="float">
            <text:p>0.12</text:p>
          </table:table-cell>
          <table:table-cell table:formula="of:=[.H198]" office:value-type="float" office:value="-0.025" calcext:value-type="float">
            <text:p>-0.0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table:formula="of:=0.09+[.E199]" office:value-type="float" office:value="0.065" calcext:value-type="float">
            <text:p>0.065</text:p>
          </table:table-cell>
          <table:table-cell office:value-type="float" office:value="0.0183472" calcext:value-type="float">
            <text:p>0.0183472</text:p>
          </table:table-cell>
          <table:table-cell table:formula="of:=[.G199]+0.09" office:value-type="float" office:value="0.12" calcext:value-type="float">
            <text:p>0.12</text:p>
          </table:table-cell>
          <table:table-cell table:formula="of:=[.H199]" office:value-type="float" office:value="-0.025" calcext:value-type="float">
            <text:p>-0.0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table:formula="of:=0.09+[.E200]" office:value-type="float" office:value="0.065" calcext:value-type="float">
            <text:p>0.065</text:p>
          </table:table-cell>
          <table:table-cell office:value-type="float" office:value="0.0203012" calcext:value-type="float">
            <text:p>0.0203012</text:p>
          </table:table-cell>
          <table:table-cell table:formula="of:=[.G200]+0.09" office:value-type="float" office:value="0.12" calcext:value-type="float">
            <text:p>0.12</text:p>
          </table:table-cell>
          <table:table-cell table:formula="of:=[.H200]" office:value-type="float" office:value="-0.025" calcext:value-type="float">
            <text:p>-0.0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0.09+[.E201]" office:value-type="float" office:value="0.065" calcext:value-type="float">
            <text:p>0.065</text:p>
          </table:table-cell>
          <table:table-cell office:value-type="float" office:value="0.0224205" calcext:value-type="float">
            <text:p>0.0224205</text:p>
          </table:table-cell>
          <table:table-cell table:formula="of:=[.G201]+0.09" office:value-type="float" office:value="0.12" calcext:value-type="float">
            <text:p>0.12</text:p>
          </table:table-cell>
          <table:table-cell table:formula="of:=[.H201]" office:value-type="float" office:value="-0.025" calcext:value-type="float">
            <text:p>-0.0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table:formula="of:=0.09+[.E202]" office:value-type="float" office:value="0.065" calcext:value-type="float">
            <text:p>0.065</text:p>
          </table:table-cell>
          <table:table-cell office:value-type="float" office:value="0.0247127" calcext:value-type="float">
            <text:p>0.0247127</text:p>
          </table:table-cell>
          <table:table-cell table:formula="of:=[.G202]+0.09" office:value-type="float" office:value="0.12" calcext:value-type="float">
            <text:p>0.12</text:p>
          </table:table-cell>
          <table:table-cell table:formula="of:=[.H202]" office:value-type="float" office:value="-0.025" calcext:value-type="float">
            <text:p>-0.0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table:formula="of:=0.09+[.E203]" office:value-type="float" office:value="0.065" calcext:value-type="float">
            <text:p>0.065</text:p>
          </table:table-cell>
          <table:table-cell office:value-type="float" office:value="0.0271864" calcext:value-type="float">
            <text:p>0.0271864</text:p>
          </table:table-cell>
          <table:table-cell table:formula="of:=[.G203]+0.09" office:value-type="float" office:value="0.12" calcext:value-type="float">
            <text:p>0.12</text:p>
          </table:table-cell>
          <table:table-cell table:formula="of:=[.H203]" office:value-type="float" office:value="-0.025" calcext:value-type="float">
            <text:p>-0.0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table:formula="of:=0.09+[.E204]" office:value-type="float" office:value="0.065" calcext:value-type="float">
            <text:p>0.065</text:p>
          </table:table-cell>
          <table:table-cell office:value-type="float" office:value="0.0298531" calcext:value-type="float">
            <text:p>0.0298531</text:p>
          </table:table-cell>
          <table:table-cell table:formula="of:=[.G204]+0.09" office:value-type="float" office:value="0.12" calcext:value-type="float">
            <text:p>0.12</text:p>
          </table:table-cell>
          <table:table-cell table:formula="of:=[.H204]" office:value-type="float" office:value="-0.025" calcext:value-type="float">
            <text:p>-0.0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table:formula="of:=0.09+[.E205]" office:value-type="float" office:value="0.065" calcext:value-type="float">
            <text:p>0.065</text:p>
          </table:table-cell>
          <table:table-cell office:value-type="float" office:value="0.0327271" calcext:value-type="float">
            <text:p>0.0327271</text:p>
          </table:table-cell>
          <table:table-cell table:formula="of:=[.G205]+0.09" office:value-type="float" office:value="0.12" calcext:value-type="float">
            <text:p>0.12</text:p>
          </table:table-cell>
          <table:table-cell table:formula="of:=[.H205]" office:value-type="float" office:value="-0.025" calcext:value-type="float">
            <text:p>-0.0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table:formula="of:=0.09+[.E206]" office:value-type="float" office:value="0.065" calcext:value-type="float">
            <text:p>0.065</text:p>
          </table:table-cell>
          <table:table-cell office:value-type="float" office:value="0.0358057" calcext:value-type="float">
            <text:p>0.0358057</text:p>
          </table:table-cell>
          <table:table-cell table:formula="of:=[.G206]+0.09" office:value-type="float" office:value="0.12" calcext:value-type="float">
            <text:p>0.12</text:p>
          </table:table-cell>
          <table:table-cell table:formula="of:=[.H206]" office:value-type="float" office:value="-0.025" calcext:value-type="float">
            <text:p>-0.0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table:formula="of:=0.09+[.E207]" office:value-type="float" office:value="0.19" calcext:value-type="float">
            <text:p>0.19</text:p>
          </table:table-cell>
          <table:table-cell office:value-type="float" office:value="0.0389936" calcext:value-type="float">
            <text:p>0.0389936</text:p>
          </table:table-cell>
          <table:table-cell table:formula="of:=[.G207]+0.09" office:value-type="float" office:value="0.15" calcext:value-type="float">
            <text:p>0.15</text:p>
          </table:table-cell>
          <table:table-cell table:formula="of:=[.H207]"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table:formula="of:=0.09+[.E208]" office:value-type="float" office:value="0.19" calcext:value-type="float">
            <text:p>0.19</text:p>
          </table:table-cell>
          <table:table-cell office:value-type="float" office:value="0.0420725" calcext:value-type="float">
            <text:p>0.0420725</text:p>
          </table:table-cell>
          <table:table-cell table:formula="of:=[.G208]+0.09" office:value-type="float" office:value="0.15" calcext:value-type="float">
            <text:p>0.15</text:p>
          </table:table-cell>
          <table:table-cell table:formula="of:=[.H208]"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table:formula="of:=0.09+[.E209]" office:value-type="float" office:value="0.19" calcext:value-type="float">
            <text:p>0.19</text:p>
          </table:table-cell>
          <table:table-cell office:value-type="float" office:value="0.0449471" calcext:value-type="float">
            <text:p>0.0449471</text:p>
          </table:table-cell>
          <table:table-cell table:formula="of:=[.G209]+0.09" office:value-type="float" office:value="0.15" calcext:value-type="float">
            <text:p>0.15</text:p>
          </table:table-cell>
          <table:table-cell table:formula="of:=[.H209]"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table:formula="of:=0.09+[.E210]" office:value-type="float" office:value="0.19" calcext:value-type="float">
            <text:p>0.19</text:p>
          </table:table-cell>
          <table:table-cell office:value-type="float" office:value="0.0476146" calcext:value-type="float">
            <text:p>0.0476146</text:p>
          </table:table-cell>
          <table:table-cell table:formula="of:=[.G210]+0.09" office:value-type="float" office:value="0.15" calcext:value-type="float">
            <text:p>0.15</text:p>
          </table:table-cell>
          <table:table-cell table:formula="of:=[.H210]"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0.09+[.E211]" office:value-type="float" office:value="0.19" calcext:value-type="float">
            <text:p>0.19</text:p>
          </table:table-cell>
          <table:table-cell office:value-type="float" office:value="0.0500894" calcext:value-type="float">
            <text:p>0.0500894</text:p>
          </table:table-cell>
          <table:table-cell table:formula="of:=[.G211]+0.09" office:value-type="float" office:value="0.15" calcext:value-type="float">
            <text:p>0.15</text:p>
          </table:table-cell>
          <table:table-cell table:formula="of:=[.H211]"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table:formula="of:=0.09+[.E212]" office:value-type="float" office:value="0.19" calcext:value-type="float">
            <text:p>0.19</text:p>
          </table:table-cell>
          <table:table-cell office:value-type="float" office:value="0.0523829" calcext:value-type="float">
            <text:p>0.0523829</text:p>
          </table:table-cell>
          <table:table-cell table:formula="of:=[.G212]+0.09" office:value-type="float" office:value="0.15" calcext:value-type="float">
            <text:p>0.15</text:p>
          </table:table-cell>
          <table:table-cell table:formula="of:=[.H212]"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table:formula="of:=0.09+[.E213]" office:value-type="float" office:value="0.19" calcext:value-type="float">
            <text:p>0.19</text:p>
          </table:table-cell>
          <table:table-cell office:value-type="float" office:value="0.0545038" calcext:value-type="float">
            <text:p>0.0545038</text:p>
          </table:table-cell>
          <table:table-cell table:formula="of:=[.G213]+0.09" office:value-type="float" office:value="0.15" calcext:value-type="float">
            <text:p>0.15</text:p>
          </table:table-cell>
          <table:table-cell table:formula="of:=[.H213]"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table:formula="of:=0.09+[.E214]" office:value-type="float" office:value="0.19" calcext:value-type="float">
            <text:p>0.19</text:p>
          </table:table-cell>
          <table:table-cell office:value-type="float" office:value="0.0564597" calcext:value-type="float">
            <text:p>0.0564597</text:p>
          </table:table-cell>
          <table:table-cell table:formula="of:=[.G214]+0.09" office:value-type="float" office:value="0.15" calcext:value-type="float">
            <text:p>0.15</text:p>
          </table:table-cell>
          <table:table-cell table:formula="of:=[.H214]"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table:formula="of:=0.09+[.E215]" office:value-type="float" office:value="0.19" calcext:value-type="float">
            <text:p>0.19</text:p>
          </table:table-cell>
          <table:table-cell office:value-type="float" office:value="0.0582575" calcext:value-type="float">
            <text:p>0.0582575</text:p>
          </table:table-cell>
          <table:table-cell table:formula="of:=[.G215]+0.09" office:value-type="float" office:value="0.15" calcext:value-type="float">
            <text:p>0.15</text:p>
          </table:table-cell>
          <table:table-cell table:formula="of:=[.H215]"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table:formula="of:=0.09+[.E216]" office:value-type="float" office:value="0.19" calcext:value-type="float">
            <text:p>0.19</text:p>
          </table:table-cell>
          <table:table-cell office:value-type="float" office:value="0.0599039" calcext:value-type="float">
            <text:p>0.0599039</text:p>
          </table:table-cell>
          <table:table-cell table:formula="of:=[.G216]+0.09" office:value-type="float" office:value="0.15" calcext:value-type="float">
            <text:p>0.15</text:p>
          </table:table-cell>
          <table:table-cell table:formula="of:=[.H216]"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table:formula="of:=0.09+[.E217]" office:value-type="float" office:value="0.19" calcext:value-type="float">
            <text:p>0.19</text:p>
          </table:table-cell>
          <table:table-cell office:value-type="float" office:value="0.0614048" calcext:value-type="float">
            <text:p>0.0614048</text:p>
          </table:table-cell>
          <table:table-cell table:formula="of:=[.G217]+0.09" office:value-type="float" office:value="0.15" calcext:value-type="float">
            <text:p>0.15</text:p>
          </table:table-cell>
          <table:table-cell table:formula="of:=[.H217]"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table:formula="of:=0.09+[.E218]" office:value-type="float" office:value="0.19" calcext:value-type="float">
            <text:p>0.19</text:p>
          </table:table-cell>
          <table:table-cell office:value-type="float" office:value="0.0627656" calcext:value-type="float">
            <text:p>0.0627656</text:p>
          </table:table-cell>
          <table:table-cell table:formula="of:=[.G218]+0.09" office:value-type="float" office:value="0.15" calcext:value-type="float">
            <text:p>0.15</text:p>
          </table:table-cell>
          <table:table-cell table:formula="of:=[.H218]"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table:formula="of:=0.09+[.E219]" office:value-type="float" office:value="0.19" calcext:value-type="float">
            <text:p>0.19</text:p>
          </table:table-cell>
          <table:table-cell office:value-type="float" office:value="0.0639913" calcext:value-type="float">
            <text:p>0.0639913</text:p>
          </table:table-cell>
          <table:table-cell table:formula="of:=[.G219]+0.09" office:value-type="float" office:value="0.15" calcext:value-type="float">
            <text:p>0.15</text:p>
          </table:table-cell>
          <table:table-cell table:formula="of:=[.H219]"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table:formula="of:=0.09+[.E220]" office:value-type="float" office:value="0.19" calcext:value-type="float">
            <text:p>0.19</text:p>
          </table:table-cell>
          <table:table-cell office:value-type="float" office:value="0.0650862" calcext:value-type="float">
            <text:p>0.0650862</text:p>
          </table:table-cell>
          <table:table-cell table:formula="of:=[.G220]+0.09" office:value-type="float" office:value="0.15" calcext:value-type="float">
            <text:p>0.15</text:p>
          </table:table-cell>
          <table:table-cell table:formula="of:=[.H220]"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0.09+[.E221]" office:value-type="float" office:value="0.19" calcext:value-type="float">
            <text:p>0.19</text:p>
          </table:table-cell>
          <table:table-cell office:value-type="float" office:value="0.0660545" calcext:value-type="float">
            <text:p>0.0660545</text:p>
          </table:table-cell>
          <table:table-cell table:formula="of:=[.G221]+0.09" office:value-type="float" office:value="0.15" calcext:value-type="float">
            <text:p>0.15</text:p>
          </table:table-cell>
          <table:table-cell table:formula="of:=[.H221]"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table:formula="of:=0.09+[.E222]" office:value-type="float" office:value="0.19" calcext:value-type="float">
            <text:p>0.19</text:p>
          </table:table-cell>
          <table:table-cell office:value-type="float" office:value="0.0668995" calcext:value-type="float">
            <text:p>0.0668995</text:p>
          </table:table-cell>
          <table:table-cell table:formula="of:=[.G222]+0.09" office:value-type="float" office:value="0.15" calcext:value-type="float">
            <text:p>0.15</text:p>
          </table:table-cell>
          <table:table-cell table:formula="of:=[.H222]"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table:formula="of:=0.09+[.E223]" office:value-type="float" office:value="0.19" calcext:value-type="float">
            <text:p>0.19</text:p>
          </table:table-cell>
          <table:table-cell office:value-type="float" office:value="0.0676244" calcext:value-type="float">
            <text:p>0.0676244</text:p>
          </table:table-cell>
          <table:table-cell table:formula="of:=[.G223]+0.09" office:value-type="float" office:value="0.15" calcext:value-type="float">
            <text:p>0.15</text:p>
          </table:table-cell>
          <table:table-cell table:formula="of:=[.H223]"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table:formula="of:=0.09+[.E224]" office:value-type="float" office:value="0.19" calcext:value-type="float">
            <text:p>0.19</text:p>
          </table:table-cell>
          <table:table-cell office:value-type="float" office:value="0.0682317" calcext:value-type="float">
            <text:p>0.0682317</text:p>
          </table:table-cell>
          <table:table-cell table:formula="of:=[.G224]+0.09" office:value-type="float" office:value="0.15" calcext:value-type="float">
            <text:p>0.15</text:p>
          </table:table-cell>
          <table:table-cell table:formula="of:=[.H224]"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table:formula="of:=0.09+[.E225]" office:value-type="float" office:value="0.19" calcext:value-type="float">
            <text:p>0.19</text:p>
          </table:table-cell>
          <table:table-cell office:value-type="float" office:value="0.0687237" calcext:value-type="float">
            <text:p>0.0687237</text:p>
          </table:table-cell>
          <table:table-cell table:formula="of:=[.G225]+0.09" office:value-type="float" office:value="0.15" calcext:value-type="float">
            <text:p>0.15</text:p>
          </table:table-cell>
          <table:table-cell table:formula="of:=[.H225]"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table:formula="of:=0.09+[.E226]" office:value-type="float" office:value="0.19" calcext:value-type="float">
            <text:p>0.19</text:p>
          </table:table-cell>
          <table:table-cell office:value-type="float" office:value="0.0691021" calcext:value-type="float">
            <text:p>0.0691021</text:p>
          </table:table-cell>
          <table:table-cell table:formula="of:=[.G226]+0.09" office:value-type="float" office:value="0.15" calcext:value-type="float">
            <text:p>0.15</text:p>
          </table:table-cell>
          <table:table-cell table:formula="of:=[.H226]"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table:formula="of:=0.09+[.E227]" office:value-type="float" office:value="0.19" calcext:value-type="float">
            <text:p>0.19</text:p>
          </table:table-cell>
          <table:table-cell office:value-type="float" office:value="0.0693683" calcext:value-type="float">
            <text:p>0.0693683</text:p>
          </table:table-cell>
          <table:table-cell table:formula="of:=[.G227]+0.09" office:value-type="float" office:value="0.15" calcext:value-type="float">
            <text:p>0.15</text:p>
          </table:table-cell>
          <table:table-cell table:formula="of:=[.H227]"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table:formula="of:=0.09+[.E228]" office:value-type="float" office:value="0.19" calcext:value-type="float">
            <text:p>0.19</text:p>
          </table:table-cell>
          <table:table-cell office:value-type="float" office:value="0.0695232" calcext:value-type="float">
            <text:p>0.0695232</text:p>
          </table:table-cell>
          <table:table-cell table:formula="of:=[.G228]+0.09" office:value-type="float" office:value="0.15" calcext:value-type="float">
            <text:p>0.15</text:p>
          </table:table-cell>
          <table:table-cell table:formula="of:=[.H228]"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table:formula="of:=0.09+[.E229]" office:value-type="float" office:value="0.19" calcext:value-type="float">
            <text:p>0.19</text:p>
          </table:table-cell>
          <table:table-cell office:value-type="float" office:value="0.0695675" calcext:value-type="float">
            <text:p>0.0695675</text:p>
          </table:table-cell>
          <table:table-cell table:formula="of:=[.G229]+0.09" office:value-type="float" office:value="0.15" calcext:value-type="float">
            <text:p>0.15</text:p>
          </table:table-cell>
          <table:table-cell table:formula="of:=[.H229]"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table:formula="of:=0.09+[.E230]" office:value-type="float" office:value="0.19" calcext:value-type="float">
            <text:p>0.19</text:p>
          </table:table-cell>
          <table:table-cell office:value-type="float" office:value="0.0695012" calcext:value-type="float">
            <text:p>0.0695012</text:p>
          </table:table-cell>
          <table:table-cell table:formula="of:=[.G230]+0.09" office:value-type="float" office:value="0.15" calcext:value-type="float">
            <text:p>0.15</text:p>
          </table:table-cell>
          <table:table-cell table:formula="of:=[.H230]"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0.09+[.E231]" office:value-type="float" office:value="0.19" calcext:value-type="float">
            <text:p>0.19</text:p>
          </table:table-cell>
          <table:table-cell office:value-type="float" office:value="0.0693241" calcext:value-type="float">
            <text:p>0.0693241</text:p>
          </table:table-cell>
          <table:table-cell table:formula="of:=[.G231]+0.09" office:value-type="float" office:value="0.15" calcext:value-type="float">
            <text:p>0.15</text:p>
          </table:table-cell>
          <table:table-cell table:formula="of:=[.H231]"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table:formula="of:=0.09+[.E232]" office:value-type="float" office:value="0.19" calcext:value-type="float">
            <text:p>0.19</text:p>
          </table:table-cell>
          <table:table-cell office:value-type="float" office:value="0.0690355" calcext:value-type="float">
            <text:p>0.0690355</text:p>
          </table:table-cell>
          <table:table-cell table:formula="of:=[.G232]+0.09" office:value-type="float" office:value="0.15" calcext:value-type="float">
            <text:p>0.15</text:p>
          </table:table-cell>
          <table:table-cell table:formula="of:=[.H232]"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table:formula="of:=0.09+[.E233]" office:value-type="float" office:value="0.19" calcext:value-type="float">
            <text:p>0.19</text:p>
          </table:table-cell>
          <table:table-cell office:value-type="float" office:value="0.0686345" calcext:value-type="float">
            <text:p>0.0686345</text:p>
          </table:table-cell>
          <table:table-cell table:formula="of:=[.G233]+0.09" office:value-type="float" office:value="0.15" calcext:value-type="float">
            <text:p>0.15</text:p>
          </table:table-cell>
          <table:table-cell table:formula="of:=[.H233]"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table:formula="of:=0.09+[.E234]" office:value-type="float" office:value="0.19" calcext:value-type="float">
            <text:p>0.19</text:p>
          </table:table-cell>
          <table:table-cell office:value-type="float" office:value="0.0681195" calcext:value-type="float">
            <text:p>0.0681195</text:p>
          </table:table-cell>
          <table:table-cell table:formula="of:=[.G234]+0.09" office:value-type="float" office:value="0.15" calcext:value-type="float">
            <text:p>0.15</text:p>
          </table:table-cell>
          <table:table-cell table:formula="of:=[.H234]"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table:formula="of:=0.09+[.E235]" office:value-type="float" office:value="0.19" calcext:value-type="float">
            <text:p>0.19</text:p>
          </table:table-cell>
          <table:table-cell office:value-type="float" office:value="0.0674886" calcext:value-type="float">
            <text:p>0.0674886</text:p>
          </table:table-cell>
          <table:table-cell table:formula="of:=[.G235]+0.09" office:value-type="float" office:value="0.15" calcext:value-type="float">
            <text:p>0.15</text:p>
          </table:table-cell>
          <table:table-cell table:formula="of:=[.H235]"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table:formula="of:=0.09+[.E236]" office:value-type="float" office:value="0.19" calcext:value-type="float">
            <text:p>0.19</text:p>
          </table:table-cell>
          <table:table-cell office:value-type="float" office:value="0.0667397" calcext:value-type="float">
            <text:p>0.0667397</text:p>
          </table:table-cell>
          <table:table-cell table:formula="of:=[.G236]+0.09" office:value-type="float" office:value="0.15" calcext:value-type="float">
            <text:p>0.15</text:p>
          </table:table-cell>
          <table:table-cell table:formula="of:=[.H236]"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table:formula="of:=0.09+[.E237]" office:value-type="float" office:value="0.19" calcext:value-type="float">
            <text:p>0.19</text:p>
          </table:table-cell>
          <table:table-cell office:value-type="float" office:value="0.0658697" calcext:value-type="float">
            <text:p>0.0658697</text:p>
          </table:table-cell>
          <table:table-cell table:formula="of:=[.G237]+0.09" office:value-type="float" office:value="0.15" calcext:value-type="float">
            <text:p>0.15</text:p>
          </table:table-cell>
          <table:table-cell table:formula="of:=[.H237]"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table:formula="of:=0.09+[.E238]" office:value-type="float" office:value="0.19" calcext:value-type="float">
            <text:p>0.19</text:p>
          </table:table-cell>
          <table:table-cell office:value-type="float" office:value="0.0648741" calcext:value-type="float">
            <text:p>0.0648741</text:p>
          </table:table-cell>
          <table:table-cell table:formula="of:=[.G238]+0.09" office:value-type="float" office:value="0.15" calcext:value-type="float">
            <text:p>0.15</text:p>
          </table:table-cell>
          <table:table-cell table:formula="of:=[.H238]"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table:formula="of:=0.09+[.E239]" office:value-type="float" office:value="0.19" calcext:value-type="float">
            <text:p>0.19</text:p>
          </table:table-cell>
          <table:table-cell office:value-type="float" office:value="0.0637464" calcext:value-type="float">
            <text:p>0.0637464</text:p>
          </table:table-cell>
          <table:table-cell table:formula="of:=[.G239]+0.09" office:value-type="float" office:value="0.15" calcext:value-type="float">
            <text:p>0.15</text:p>
          </table:table-cell>
          <table:table-cell table:formula="of:=[.H239]"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table:formula="of:=0.09+[.E240]" office:value-type="float" office:value="0.19" calcext:value-type="float">
            <text:p>0.19</text:p>
          </table:table-cell>
          <table:table-cell office:value-type="float" office:value="0.0624904" calcext:value-type="float">
            <text:p>0.0624904</text:p>
          </table:table-cell>
          <table:table-cell table:formula="of:=[.G240]+0.09" office:value-type="float" office:value="0.15" calcext:value-type="float">
            <text:p>0.15</text:p>
          </table:table-cell>
          <table:table-cell table:formula="of:=[.H240]"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0.09+[.E241]" office:value-type="float" office:value="0.115" calcext:value-type="float">
            <text:p>0.115</text:p>
          </table:table-cell>
          <table:table-cell office:value-type="float" office:value="0.0611653" calcext:value-type="float">
            <text:p>0.0611653</text:p>
          </table:table-cell>
          <table:table-cell table:formula="of:=[.G241]+0.09" office:value-type="float" office:value="0.18" calcext:value-type="float">
            <text:p>0.18</text:p>
          </table:table-cell>
          <table:table-cell table:formula="of:=[.H241]" office:value-type="float" office:value="0.025" calcext:value-type="float">
            <text:p>0.0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table:formula="of:=0.09+[.E242]" office:value-type="float" office:value="0.115" calcext:value-type="float">
            <text:p>0.115</text:p>
          </table:table-cell>
          <table:table-cell office:value-type="float" office:value="0.0599044" calcext:value-type="float">
            <text:p>0.0599044</text:p>
          </table:table-cell>
          <table:table-cell table:formula="of:=[.G242]+0.09" office:value-type="float" office:value="0.18" calcext:value-type="float">
            <text:p>0.18</text:p>
          </table:table-cell>
          <table:table-cell table:formula="of:=[.H242]" office:value-type="float" office:value="0.025" calcext:value-type="float">
            <text:p>0.0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table:formula="of:=0.09+[.E243]" office:value-type="float" office:value="0.115" calcext:value-type="float">
            <text:p>0.115</text:p>
          </table:table-cell>
          <table:table-cell office:value-type="float" office:value="0.0587668" calcext:value-type="float">
            <text:p>0.0587668</text:p>
          </table:table-cell>
          <table:table-cell table:formula="of:=[.G243]+0.09" office:value-type="float" office:value="0.18" calcext:value-type="float">
            <text:p>0.18</text:p>
          </table:table-cell>
          <table:table-cell table:formula="of:=[.H243]" office:value-type="float" office:value="0.025" calcext:value-type="float">
            <text:p>0.0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table:formula="of:=0.09+[.E244]" office:value-type="float" office:value="0.115" calcext:value-type="float">
            <text:p>0.115</text:p>
          </table:table-cell>
          <table:table-cell office:value-type="float" office:value="0.0577564" calcext:value-type="float">
            <text:p>0.0577564</text:p>
          </table:table-cell>
          <table:table-cell table:formula="of:=[.G244]+0.09" office:value-type="float" office:value="0.18" calcext:value-type="float">
            <text:p>0.18</text:p>
          </table:table-cell>
          <table:table-cell table:formula="of:=[.H244]" office:value-type="float" office:value="0.025" calcext:value-type="float">
            <text:p>0.0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table:formula="of:=0.09+[.E245]" office:value-type="float" office:value="0.115" calcext:value-type="float">
            <text:p>0.115</text:p>
          </table:table-cell>
          <table:table-cell office:value-type="float" office:value="0.0568667" calcext:value-type="float">
            <text:p>0.0568667</text:p>
          </table:table-cell>
          <table:table-cell table:formula="of:=[.G245]+0.09" office:value-type="float" office:value="0.18" calcext:value-type="float">
            <text:p>0.18</text:p>
          </table:table-cell>
          <table:table-cell table:formula="of:=[.H245]" office:value-type="float" office:value="0.025" calcext:value-type="float">
            <text:p>0.0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table:formula="of:=0.09+[.E246]" office:value-type="float" office:value="0.115" calcext:value-type="float">
            <text:p>0.115</text:p>
          </table:table-cell>
          <table:table-cell office:value-type="float" office:value="0.0560929" calcext:value-type="float">
            <text:p>0.0560929</text:p>
          </table:table-cell>
          <table:table-cell table:formula="of:=[.G246]+0.09" office:value-type="float" office:value="0.18" calcext:value-type="float">
            <text:p>0.18</text:p>
          </table:table-cell>
          <table:table-cell table:formula="of:=[.H246]" office:value-type="float" office:value="0.025" calcext:value-type="float">
            <text:p>0.0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table:formula="of:=0.09+[.E247]" office:value-type="float" office:value="0.115" calcext:value-type="float">
            <text:p>0.115</text:p>
          </table:table-cell>
          <table:table-cell office:value-type="float" office:value="0.0554321" calcext:value-type="float">
            <text:p>0.0554321</text:p>
          </table:table-cell>
          <table:table-cell table:formula="of:=[.G247]+0.09" office:value-type="float" office:value="0.18" calcext:value-type="float">
            <text:p>0.18</text:p>
          </table:table-cell>
          <table:table-cell table:formula="of:=[.H247]" office:value-type="float" office:value="0.025" calcext:value-type="float">
            <text:p>0.0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table:formula="of:=0.09+[.E248]" office:value-type="float" office:value="0.115" calcext:value-type="float">
            <text:p>0.115</text:p>
          </table:table-cell>
          <table:table-cell office:value-type="float" office:value="0.054882" calcext:value-type="float">
            <text:p>0.054882</text:p>
          </table:table-cell>
          <table:table-cell table:formula="of:=[.G248]+0.09" office:value-type="float" office:value="0.18" calcext:value-type="float">
            <text:p>0.18</text:p>
          </table:table-cell>
          <table:table-cell table:formula="of:=[.H248]" office:value-type="float" office:value="0.025" calcext:value-type="float">
            <text:p>0.0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table:formula="of:=0.09+[.E249]" office:value-type="float" office:value="0.115" calcext:value-type="float">
            <text:p>0.115</text:p>
          </table:table-cell>
          <table:table-cell office:value-type="float" office:value="0.0544404" calcext:value-type="float">
            <text:p>0.0544404</text:p>
          </table:table-cell>
          <table:table-cell table:formula="of:=[.G249]+0.09" office:value-type="float" office:value="0.18" calcext:value-type="float">
            <text:p>0.18</text:p>
          </table:table-cell>
          <table:table-cell table:formula="of:=[.H249]" office:value-type="float" office:value="0.025" calcext:value-type="float">
            <text:p>0.0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table:formula="of:=0.09+[.E250]" office:value-type="float" office:value="0.115" calcext:value-type="float">
            <text:p>0.115</text:p>
          </table:table-cell>
          <table:table-cell office:value-type="float" office:value="0.0541059" calcext:value-type="float">
            <text:p>0.0541059</text:p>
          </table:table-cell>
          <table:table-cell table:formula="of:=[.G250]+0.09" office:value-type="float" office:value="0.18" calcext:value-type="float">
            <text:p>0.18</text:p>
          </table:table-cell>
          <table:table-cell table:formula="of:=[.H250]" office:value-type="float" office:value="0.025" calcext:value-type="float">
            <text:p>0.0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0.09+[.E251]" office:value-type="float" office:value="0.115" calcext:value-type="float">
            <text:p>0.115</text:p>
          </table:table-cell>
          <table:table-cell office:value-type="float" office:value="0.0538773" calcext:value-type="float">
            <text:p>0.0538773</text:p>
          </table:table-cell>
          <table:table-cell table:formula="of:=[.G251]+0.09" office:value-type="float" office:value="0.18" calcext:value-type="float">
            <text:p>0.18</text:p>
          </table:table-cell>
          <table:table-cell table:formula="of:=[.H251]" office:value-type="float" office:value="0.025" calcext:value-type="float">
            <text:p>0.0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table:formula="of:=0.09+[.E252]" office:value-type="float" office:value="0.115" calcext:value-type="float">
            <text:p>0.115</text:p>
          </table:table-cell>
          <table:table-cell office:value-type="float" office:value="0.0537536" calcext:value-type="float">
            <text:p>0.0537536</text:p>
          </table:table-cell>
          <table:table-cell table:formula="of:=[.G252]+0.09" office:value-type="float" office:value="0.18" calcext:value-type="float">
            <text:p>0.18</text:p>
          </table:table-cell>
          <table:table-cell table:formula="of:=[.H252]" office:value-type="float" office:value="0.025" calcext:value-type="float">
            <text:p>0.0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table:formula="of:=0.09+[.E253]" office:value-type="float" office:value="0.115" calcext:value-type="float">
            <text:p>0.115</text:p>
          </table:table-cell>
          <table:table-cell office:value-type="float" office:value="0.0537344" calcext:value-type="float">
            <text:p>0.0537344</text:p>
          </table:table-cell>
          <table:table-cell table:formula="of:=[.G253]+0.09" office:value-type="float" office:value="0.18" calcext:value-type="float">
            <text:p>0.18</text:p>
          </table:table-cell>
          <table:table-cell table:formula="of:=[.H253]" office:value-type="float" office:value="0.025" calcext:value-type="float">
            <text:p>0.0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table:formula="of:=0.09+[.E254]" office:value-type="float" office:value="0.115" calcext:value-type="float">
            <text:p>0.115</text:p>
          </table:table-cell>
          <table:table-cell office:value-type="float" office:value="0.0538198" calcext:value-type="float">
            <text:p>0.0538198</text:p>
          </table:table-cell>
          <table:table-cell table:formula="of:=[.G254]+0.09" office:value-type="float" office:value="0.18" calcext:value-type="float">
            <text:p>0.18</text:p>
          </table:table-cell>
          <table:table-cell table:formula="of:=[.H254]" office:value-type="float" office:value="0.025" calcext:value-type="float">
            <text:p>0.0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table:formula="of:=0.09+[.E255]" office:value-type="float" office:value="0.115" calcext:value-type="float">
            <text:p>0.115</text:p>
          </table:table-cell>
          <table:table-cell office:value-type="float" office:value="0.0540099" calcext:value-type="float">
            <text:p>0.0540099</text:p>
          </table:table-cell>
          <table:table-cell table:formula="of:=[.G255]+0.09" office:value-type="float" office:value="0.18" calcext:value-type="float">
            <text:p>0.18</text:p>
          </table:table-cell>
          <table:table-cell table:formula="of:=[.H255]" office:value-type="float" office:value="0.025" calcext:value-type="float">
            <text:p>0.0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table:formula="of:=0.09+[.E256]" office:value-type="float" office:value="0.115" calcext:value-type="float">
            <text:p>0.115</text:p>
          </table:table-cell>
          <table:table-cell office:value-type="float" office:value="0.0543055" calcext:value-type="float">
            <text:p>0.0543055</text:p>
          </table:table-cell>
          <table:table-cell table:formula="of:=[.G256]+0.09" office:value-type="float" office:value="0.18" calcext:value-type="float">
            <text:p>0.18</text:p>
          </table:table-cell>
          <table:table-cell table:formula="of:=[.H256]" office:value-type="float" office:value="0.025" calcext:value-type="float">
            <text:p>0.0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table:formula="of:=0.09+[.E257]" office:value-type="float" office:value="0.115" calcext:value-type="float">
            <text:p>0.115</text:p>
          </table:table-cell>
          <table:table-cell office:value-type="float" office:value="0.0547077" calcext:value-type="float">
            <text:p>0.0547077</text:p>
          </table:table-cell>
          <table:table-cell table:formula="of:=[.G257]+0.09" office:value-type="float" office:value="0.18" calcext:value-type="float">
            <text:p>0.18</text:p>
          </table:table-cell>
          <table:table-cell table:formula="of:=[.H257]" office:value-type="float" office:value="0.025" calcext:value-type="float">
            <text:p>0.0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table:formula="of:=0.09+[.E258]" office:value-type="float" office:value="0.115" calcext:value-type="float">
            <text:p>0.115</text:p>
          </table:table-cell>
          <table:table-cell office:value-type="float" office:value="0.0552179" calcext:value-type="float">
            <text:p>0.0552179</text:p>
          </table:table-cell>
          <table:table-cell table:formula="of:=[.G258]+0.09" office:value-type="float" office:value="0.18" calcext:value-type="float">
            <text:p>0.18</text:p>
          </table:table-cell>
          <table:table-cell table:formula="of:=[.H258]" office:value-type="float" office:value="0.025" calcext:value-type="float">
            <text:p>0.0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table:formula="of:=0.09+[.E259]" office:value-type="float" office:value="0.115" calcext:value-type="float">
            <text:p>0.115</text:p>
          </table:table-cell>
          <table:table-cell office:value-type="float" office:value="0.055838" calcext:value-type="float">
            <text:p>0.055838</text:p>
          </table:table-cell>
          <table:table-cell table:formula="of:=[.G259]+0.09" office:value-type="float" office:value="0.18" calcext:value-type="float">
            <text:p>0.18</text:p>
          </table:table-cell>
          <table:table-cell table:formula="of:=[.H259]" office:value-type="float" office:value="0.025" calcext:value-type="float">
            <text:p>0.0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table:formula="of:=0.09+[.E260]" office:value-type="float" office:value="0.115" calcext:value-type="float">
            <text:p>0.115</text:p>
          </table:table-cell>
          <table:table-cell office:value-type="float" office:value="0.0565702" calcext:value-type="float">
            <text:p>0.0565702</text:p>
          </table:table-cell>
          <table:table-cell table:formula="of:=[.G260]+0.09" office:value-type="float" office:value="0.18" calcext:value-type="float">
            <text:p>0.18</text:p>
          </table:table-cell>
          <table:table-cell table:formula="of:=[.H260]" office:value-type="float" office:value="0.025" calcext:value-type="float">
            <text:p>0.0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0.09+[.E261]" office:value-type="float" office:value="0.115" calcext:value-type="float">
            <text:p>0.115</text:p>
          </table:table-cell>
          <table:table-cell office:value-type="float" office:value="0.0574172" calcext:value-type="float">
            <text:p>0.0574172</text:p>
          </table:table-cell>
          <table:table-cell table:formula="of:=[.G261]+0.09" office:value-type="float" office:value="0.18" calcext:value-type="float">
            <text:p>0.18</text:p>
          </table:table-cell>
          <table:table-cell table:formula="of:=[.H261]" office:value-type="float" office:value="0.025" calcext:value-type="float">
            <text:p>0.0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table:formula="of:=0.09+[.E262]" office:value-type="float" office:value="0.115" calcext:value-type="float">
            <text:p>0.115</text:p>
          </table:table-cell>
          <table:table-cell office:value-type="float" office:value="0.0583821" calcext:value-type="float">
            <text:p>0.0583821</text:p>
          </table:table-cell>
          <table:table-cell table:formula="of:=[.G262]+0.09" office:value-type="float" office:value="0.18" calcext:value-type="float">
            <text:p>0.18</text:p>
          </table:table-cell>
          <table:table-cell table:formula="of:=[.H262]" office:value-type="float" office:value="0.025" calcext:value-type="float">
            <text:p>0.0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table:formula="of:=0.09+[.E263]" office:value-type="float" office:value="0.115" calcext:value-type="float">
            <text:p>0.115</text:p>
          </table:table-cell>
          <table:table-cell office:value-type="float" office:value="0.0594684" calcext:value-type="float">
            <text:p>0.0594684</text:p>
          </table:table-cell>
          <table:table-cell table:formula="of:=[.G263]+0.09" office:value-type="float" office:value="0.18" calcext:value-type="float">
            <text:p>0.18</text:p>
          </table:table-cell>
          <table:table-cell table:formula="of:=[.H263]" office:value-type="float" office:value="0.025" calcext:value-type="float">
            <text:p>0.0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table:formula="of:=0.09+[.E264]" office:value-type="float" office:value="0.115" calcext:value-type="float">
            <text:p>0.115</text:p>
          </table:table-cell>
          <table:table-cell office:value-type="float" office:value="0.06068" calcext:value-type="float">
            <text:p>0.06068</text:p>
          </table:table-cell>
          <table:table-cell table:formula="of:=[.G264]+0.09" office:value-type="float" office:value="0.18" calcext:value-type="float">
            <text:p>0.18</text:p>
          </table:table-cell>
          <table:table-cell table:formula="of:=[.H264]" office:value-type="float" office:value="0.025" calcext:value-type="float">
            <text:p>0.0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table:formula="of:=0.09+[.E265]" office:value-type="float" office:value="0.115" calcext:value-type="float">
            <text:p>0.115</text:p>
          </table:table-cell>
          <table:table-cell office:value-type="float" office:value="0.0620214" calcext:value-type="float">
            <text:p>0.0620214</text:p>
          </table:table-cell>
          <table:table-cell table:formula="of:=[.G265]+0.09" office:value-type="float" office:value="0.18" calcext:value-type="float">
            <text:p>0.18</text:p>
          </table:table-cell>
          <table:table-cell table:formula="of:=[.H265]" office:value-type="float" office:value="0.025" calcext:value-type="float">
            <text:p>0.0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table:formula="of:=0.09+[.E266]" office:value-type="float" office:value="0.115" calcext:value-type="float">
            <text:p>0.115</text:p>
          </table:table-cell>
          <table:table-cell office:value-type="float" office:value="0.0634975" calcext:value-type="float">
            <text:p>0.0634975</text:p>
          </table:table-cell>
          <table:table-cell table:formula="of:=[.G266]+0.09" office:value-type="float" office:value="0.18" calcext:value-type="float">
            <text:p>0.18</text:p>
          </table:table-cell>
          <table:table-cell table:formula="of:=[.H266]" office:value-type="float" office:value="0.025" calcext:value-type="float">
            <text:p>0.0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table:formula="of:=0.09+[.E267]" office:value-type="float" office:value="0.115" calcext:value-type="float">
            <text:p>0.115</text:p>
          </table:table-cell>
          <table:table-cell office:value-type="float" office:value="0.0651135" calcext:value-type="float">
            <text:p>0.0651135</text:p>
          </table:table-cell>
          <table:table-cell table:formula="of:=[.G267]+0.09" office:value-type="float" office:value="0.18" calcext:value-type="float">
            <text:p>0.18</text:p>
          </table:table-cell>
          <table:table-cell table:formula="of:=[.H267]" office:value-type="float" office:value="0.025" calcext:value-type="float">
            <text:p>0.0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table:formula="of:=0.09+[.E268]" office:value-type="float" office:value="0.115" calcext:value-type="float">
            <text:p>0.115</text:p>
          </table:table-cell>
          <table:table-cell office:value-type="float" office:value="0.0668755" calcext:value-type="float">
            <text:p>0.0668755</text:p>
          </table:table-cell>
          <table:table-cell table:formula="of:=[.G268]+0.09" office:value-type="float" office:value="0.18" calcext:value-type="float">
            <text:p>0.18</text:p>
          </table:table-cell>
          <table:table-cell table:formula="of:=[.H268]" office:value-type="float" office:value="0.025" calcext:value-type="float">
            <text:p>0.0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table:formula="of:=0.09+[.E269]" office:value-type="float" office:value="0.115" calcext:value-type="float">
            <text:p>0.115</text:p>
          </table:table-cell>
          <table:table-cell office:value-type="float" office:value="0.0687897" calcext:value-type="float">
            <text:p>0.0687897</text:p>
          </table:table-cell>
          <table:table-cell table:formula="of:=[.G269]+0.09" office:value-type="float" office:value="0.18" calcext:value-type="float">
            <text:p>0.18</text:p>
          </table:table-cell>
          <table:table-cell table:formula="of:=[.H269]" office:value-type="float" office:value="0.025" calcext:value-type="float">
            <text:p>0.0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.69" calcext:value-type="float">
            <text:p>2.69</text:p>
          </table:table-cell>
          <table:table-cell table:formula="of:=0.09+[.E270]" office:value-type="float" office:value="0.115" calcext:value-type="float">
            <text:p>0.115</text:p>
          </table:table-cell>
          <table:table-cell office:value-type="float" office:value="0.070863" calcext:value-type="float">
            <text:p>0.070863</text:p>
          </table:table-cell>
          <table:table-cell table:formula="of:=[.G270]+0.09" office:value-type="float" office:value="0.18" calcext:value-type="float">
            <text:p>0.18</text:p>
          </table:table-cell>
          <table:table-cell table:formula="of:=[.H270]" office:value-type="float" office:value="0.025" calcext:value-type="float">
            <text:p>0.0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0.09+[.E271]" office:value-type="float" office:value="0.115" calcext:value-type="float">
            <text:p>0.115</text:p>
          </table:table-cell>
          <table:table-cell office:value-type="float" office:value="0.0731034" calcext:value-type="float">
            <text:p>0.0731034</text:p>
          </table:table-cell>
          <table:table-cell table:formula="of:=[.G271]+0.09" office:value-type="float" office:value="0.18" calcext:value-type="float">
            <text:p>0.18</text:p>
          </table:table-cell>
          <table:table-cell table:formula="of:=[.H271]" office:value-type="float" office:value="0.025" calcext:value-type="float">
            <text:p>0.0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table:formula="of:=0.09+[.E272]" office:value-type="float" office:value="0.115" calcext:value-type="float">
            <text:p>0.115</text:p>
          </table:table-cell>
          <table:table-cell office:value-type="float" office:value="0.0755214" calcext:value-type="float">
            <text:p>0.0755214</text:p>
          </table:table-cell>
          <table:table-cell table:formula="of:=[.G272]+0.09" office:value-type="float" office:value="0.18" calcext:value-type="float">
            <text:p>0.18</text:p>
          </table:table-cell>
          <table:table-cell table:formula="of:=[.H272]" office:value-type="float" office:value="0.025" calcext:value-type="float">
            <text:p>0.0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table:formula="of:=0.09+[.E273]" office:value-type="float" office:value="0.115" calcext:value-type="float">
            <text:p>0.115</text:p>
          </table:table-cell>
          <table:table-cell office:value-type="float" office:value="0.0781305" calcext:value-type="float">
            <text:p>0.0781305</text:p>
          </table:table-cell>
          <table:table-cell table:formula="of:=[.G273]+0.09" office:value-type="float" office:value="0.18" calcext:value-type="float">
            <text:p>0.18</text:p>
          </table:table-cell>
          <table:table-cell table:formula="of:=[.H273]" office:value-type="float" office:value="0.025" calcext:value-type="float">
            <text:p>0.0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table:formula="of:=0.09+[.E274]" office:value-type="float" office:value="0.115" calcext:value-type="float">
            <text:p>0.115</text:p>
          </table:table-cell>
          <table:table-cell office:value-type="float" office:value="0.080927" calcext:value-type="float">
            <text:p>0.080927</text:p>
          </table:table-cell>
          <table:table-cell table:formula="of:=[.G274]+0.09" office:value-type="float" office:value="0.18" calcext:value-type="float">
            <text:p>0.18</text:p>
          </table:table-cell>
          <table:table-cell table:formula="of:=[.H274]" office:value-type="float" office:value="0.025" calcext:value-type="float">
            <text:p>0.02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table:formula="of:=0.09+[.E275]" office:value-type="float" office:value="0.24" calcext:value-type="float">
            <text:p>0.24</text:p>
          </table:table-cell>
          <table:table-cell office:value-type="float" office:value="0.0838147" calcext:value-type="float">
            <text:p>0.0838147</text:p>
          </table:table-cell>
          <table:table-cell table:formula="of:=[.G275]+0.09" office:value-type="float" office:value="0.2" calcext:value-type="float">
            <text:p>0.2</text:p>
          </table:table-cell>
          <table:table-cell table:formula="of:=[.H275]" office:value-type="float" office:value="0.15" calcext:value-type="float">
            <text:p>0.15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table:formula="of:=0.09+[.E276]" office:value-type="float" office:value="0.24" calcext:value-type="float">
            <text:p>0.24</text:p>
          </table:table-cell>
          <table:table-cell office:value-type="float" office:value="0.0865742" calcext:value-type="float">
            <text:p>0.0865742</text:p>
          </table:table-cell>
          <table:table-cell table:formula="of:=[.G276]+0.09" office:value-type="float" office:value="0.2" calcext:value-type="float">
            <text:p>0.2</text:p>
          </table:table-cell>
          <table:table-cell table:formula="of:=[.H276]" office:value-type="float" office:value="0.15" calcext:value-type="float">
            <text:p>0.15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table:formula="of:=0.09+[.E277]" office:value-type="float" office:value="0.24" calcext:value-type="float">
            <text:p>0.24</text:p>
          </table:table-cell>
          <table:table-cell office:value-type="float" office:value="0.089109" calcext:value-type="float">
            <text:p>0.089109</text:p>
          </table:table-cell>
          <table:table-cell table:formula="of:=[.G277]+0.09" office:value-type="float" office:value="0.2" calcext:value-type="float">
            <text:p>0.2</text:p>
          </table:table-cell>
          <table:table-cell table:formula="of:=[.H277]" office:value-type="float" office:value="0.15" calcext:value-type="float">
            <text:p>0.15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table:formula="of:=0.09+[.E278]" office:value-type="float" office:value="0.24" calcext:value-type="float">
            <text:p>0.24</text:p>
          </table:table-cell>
          <table:table-cell office:value-type="float" office:value="0.0914152" calcext:value-type="float">
            <text:p>0.0914152</text:p>
          </table:table-cell>
          <table:table-cell table:formula="of:=[.G278]+0.09" office:value-type="float" office:value="0.2" calcext:value-type="float">
            <text:p>0.2</text:p>
          </table:table-cell>
          <table:table-cell table:formula="of:=[.H278]" office:value-type="float" office:value="0.15" calcext:value-type="float">
            <text:p>0.15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table:formula="of:=0.09+[.E279]" office:value-type="float" office:value="0.24" calcext:value-type="float">
            <text:p>0.24</text:p>
          </table:table-cell>
          <table:table-cell office:value-type="float" office:value="0.0935058" calcext:value-type="float">
            <text:p>0.0935058</text:p>
          </table:table-cell>
          <table:table-cell table:formula="of:=[.G279]+0.09" office:value-type="float" office:value="0.2" calcext:value-type="float">
            <text:p>0.2</text:p>
          </table:table-cell>
          <table:table-cell table:formula="of:=[.H279]" office:value-type="float" office:value="0.15" calcext:value-type="float">
            <text:p>0.15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table:formula="of:=0.09+[.E280]" office:value-type="float" office:value="0.24" calcext:value-type="float">
            <text:p>0.24</text:p>
          </table:table-cell>
          <table:table-cell office:value-type="float" office:value="0.0953909" calcext:value-type="float">
            <text:p>0.0953909</text:p>
          </table:table-cell>
          <table:table-cell table:formula="of:=[.G280]+0.09" office:value-type="float" office:value="0.2" calcext:value-type="float">
            <text:p>0.2</text:p>
          </table:table-cell>
          <table:table-cell table:formula="of:=[.H280]" office:value-type="float" office:value="0.15" calcext:value-type="float">
            <text:p>0.15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0.09+[.E281]" office:value-type="float" office:value="0.24" calcext:value-type="float">
            <text:p>0.24</text:p>
          </table:table-cell>
          <table:table-cell office:value-type="float" office:value="0.0970776" calcext:value-type="float">
            <text:p>0.0970776</text:p>
          </table:table-cell>
          <table:table-cell table:formula="of:=[.G281]+0.09" office:value-type="float" office:value="0.2" calcext:value-type="float">
            <text:p>0.2</text:p>
          </table:table-cell>
          <table:table-cell table:formula="of:=[.H281]" office:value-type="float" office:value="0.15" calcext:value-type="float">
            <text:p>0.15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table:formula="of:=0.09+[.E282]" office:value-type="float" office:value="0.24" calcext:value-type="float">
            <text:p>0.24</text:p>
          </table:table-cell>
          <table:table-cell office:value-type="float" office:value="0.098572" calcext:value-type="float">
            <text:p>0.098572</text:p>
          </table:table-cell>
          <table:table-cell table:formula="of:=[.G282]+0.09" office:value-type="float" office:value="0.2" calcext:value-type="float">
            <text:p>0.2</text:p>
          </table:table-cell>
          <table:table-cell table:formula="of:=[.H282]" office:value-type="float" office:value="0.15" calcext:value-type="float">
            <text:p>0.15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table:formula="of:=0.09+[.E283]" office:value-type="float" office:value="0.24" calcext:value-type="float">
            <text:p>0.24</text:p>
          </table:table-cell>
          <table:table-cell office:value-type="float" office:value="0.0998795" calcext:value-type="float">
            <text:p>0.0998795</text:p>
          </table:table-cell>
          <table:table-cell table:formula="of:=[.G283]+0.09" office:value-type="float" office:value="0.2" calcext:value-type="float">
            <text:p>0.2</text:p>
          </table:table-cell>
          <table:table-cell table:formula="of:=[.H283]" office:value-type="float" office:value="0.15" calcext:value-type="float">
            <text:p>0.15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table:formula="of:=0.09+[.E284]" office:value-type="float" office:value="0.24" calcext:value-type="float">
            <text:p>0.24</text:p>
          </table:table-cell>
          <table:table-cell office:value-type="float" office:value="0.101005" calcext:value-type="float">
            <text:p>0.101005</text:p>
          </table:table-cell>
          <table:table-cell table:formula="of:=[.G284]+0.09" office:value-type="float" office:value="0.2" calcext:value-type="float">
            <text:p>0.2</text:p>
          </table:table-cell>
          <table:table-cell table:formula="of:=[.H284]" office:value-type="float" office:value="0.15" calcext:value-type="float">
            <text:p>0.15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table:formula="of:=0.09+[.E285]" office:value-type="float" office:value="0.24" calcext:value-type="float">
            <text:p>0.24</text:p>
          </table:table-cell>
          <table:table-cell office:value-type="float" office:value="0.101952" calcext:value-type="float">
            <text:p>0.101952</text:p>
          </table:table-cell>
          <table:table-cell table:formula="of:=[.G285]+0.09" office:value-type="float" office:value="0.2" calcext:value-type="float">
            <text:p>0.2</text:p>
          </table:table-cell>
          <table:table-cell table:formula="of:=[.H285]" office:value-type="float" office:value="0.15" calcext:value-type="float">
            <text:p>0.15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table:formula="of:=0.09+[.E286]" office:value-type="float" office:value="0.24" calcext:value-type="float">
            <text:p>0.24</text:p>
          </table:table-cell>
          <table:table-cell office:value-type="float" office:value="0.102725" calcext:value-type="float">
            <text:p>0.102725</text:p>
          </table:table-cell>
          <table:table-cell table:formula="of:=[.G286]+0.09" office:value-type="float" office:value="0.2" calcext:value-type="float">
            <text:p>0.2</text:p>
          </table:table-cell>
          <table:table-cell table:formula="of:=[.H286]" office:value-type="float" office:value="0.15" calcext:value-type="float">
            <text:p>0.15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table:formula="of:=0.09+[.E287]" office:value-type="float" office:value="0.24" calcext:value-type="float">
            <text:p>0.24</text:p>
          </table:table-cell>
          <table:table-cell office:value-type="float" office:value="0.103325" calcext:value-type="float">
            <text:p>0.103325</text:p>
          </table:table-cell>
          <table:table-cell table:formula="of:=[.G287]+0.09" office:value-type="float" office:value="0.2" calcext:value-type="float">
            <text:p>0.2</text:p>
          </table:table-cell>
          <table:table-cell table:formula="of:=[.H287]" office:value-type="float" office:value="0.15" calcext:value-type="float">
            <text:p>0.15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table:formula="of:=0.09+[.E288]" office:value-type="float" office:value="0.24" calcext:value-type="float">
            <text:p>0.24</text:p>
          </table:table-cell>
          <table:table-cell office:value-type="float" office:value="0.103756" calcext:value-type="float">
            <text:p>0.103756</text:p>
          </table:table-cell>
          <table:table-cell table:formula="of:=[.G288]+0.09" office:value-type="float" office:value="0.2" calcext:value-type="float">
            <text:p>0.2</text:p>
          </table:table-cell>
          <table:table-cell table:formula="of:=[.H288]" office:value-type="float" office:value="0.15" calcext:value-type="float">
            <text:p>0.15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table:formula="of:=0.09+[.E289]" office:value-type="float" office:value="0.24" calcext:value-type="float">
            <text:p>0.24</text:p>
          </table:table-cell>
          <table:table-cell office:value-type="float" office:value="0.104018" calcext:value-type="float">
            <text:p>0.104018</text:p>
          </table:table-cell>
          <table:table-cell table:formula="of:=[.G289]+0.09" office:value-type="float" office:value="0.2" calcext:value-type="float">
            <text:p>0.2</text:p>
          </table:table-cell>
          <table:table-cell table:formula="of:=[.H289]" office:value-type="float" office:value="0.15" calcext:value-type="float">
            <text:p>0.15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table:formula="of:=0.09+[.E290]" office:value-type="float" office:value="0.24" calcext:value-type="float">
            <text:p>0.24</text:p>
          </table:table-cell>
          <table:table-cell office:value-type="float" office:value="0.10411" calcext:value-type="float">
            <text:p>0.10411</text:p>
          </table:table-cell>
          <table:table-cell table:formula="of:=[.G290]+0.09" office:value-type="float" office:value="0.2" calcext:value-type="float">
            <text:p>0.2</text:p>
          </table:table-cell>
          <table:table-cell table:formula="of:=[.H290]" office:value-type="float" office:value="0.15" calcext:value-type="float">
            <text:p>0.15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0.09+[.E291]" office:value-type="float" office:value="0.24" calcext:value-type="float">
            <text:p>0.24</text:p>
          </table:table-cell>
          <table:table-cell office:value-type="float" office:value="0.104037" calcext:value-type="float">
            <text:p>0.104037</text:p>
          </table:table-cell>
          <table:table-cell table:formula="of:=[.G291]+0.09" office:value-type="float" office:value="0.2" calcext:value-type="float">
            <text:p>0.2</text:p>
          </table:table-cell>
          <table:table-cell table:formula="of:=[.H291]" office:value-type="float" office:value="0.15" calcext:value-type="float">
            <text:p>0.15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table:formula="of:=0.09+[.E292]" office:value-type="float" office:value="0.19" calcext:value-type="float">
            <text:p>0.19</text:p>
          </table:table-cell>
          <table:table-cell office:value-type="float" office:value="0.103842" calcext:value-type="float">
            <text:p>0.103842</text:p>
          </table:table-cell>
          <table:table-cell table:formula="of:=[.G292]+0.09" office:value-type="float" office:value="0.2" calcext:value-type="float">
            <text:p>0.2</text:p>
          </table:table-cell>
          <table:table-cell table:formula="of:=[.H292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table:formula="of:=0.09+[.E293]" office:value-type="float" office:value="0.19" calcext:value-type="float">
            <text:p>0.19</text:p>
          </table:table-cell>
          <table:table-cell office:value-type="float" office:value="0.103616" calcext:value-type="float">
            <text:p>0.103616</text:p>
          </table:table-cell>
          <table:table-cell table:formula="of:=[.G293]+0.09" office:value-type="float" office:value="0.2" calcext:value-type="float">
            <text:p>0.2</text:p>
          </table:table-cell>
          <table:table-cell table:formula="of:=[.H293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table:formula="of:=0.09+[.E294]" office:value-type="float" office:value="0.19" calcext:value-type="float">
            <text:p>0.19</text:p>
          </table:table-cell>
          <table:table-cell office:value-type="float" office:value="0.103401" calcext:value-type="float">
            <text:p>0.103401</text:p>
          </table:table-cell>
          <table:table-cell table:formula="of:=[.G294]+0.09" office:value-type="float" office:value="0.2" calcext:value-type="float">
            <text:p>0.2</text:p>
          </table:table-cell>
          <table:table-cell table:formula="of:=[.H294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table:formula="of:=0.09+[.E295]" office:value-type="float" office:value="0.19" calcext:value-type="float">
            <text:p>0.19</text:p>
          </table:table-cell>
          <table:table-cell office:value-type="float" office:value="0.103201" calcext:value-type="float">
            <text:p>0.103201</text:p>
          </table:table-cell>
          <table:table-cell table:formula="of:=[.G295]+0.09" office:value-type="float" office:value="0.2" calcext:value-type="float">
            <text:p>0.2</text:p>
          </table:table-cell>
          <table:table-cell table:formula="of:=[.H295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table:formula="of:=0.09+[.E296]" office:value-type="float" office:value="0.19" calcext:value-type="float">
            <text:p>0.19</text:p>
          </table:table-cell>
          <table:table-cell office:value-type="float" office:value="0.103013" calcext:value-type="float">
            <text:p>0.103013</text:p>
          </table:table-cell>
          <table:table-cell table:formula="of:=[.G296]+0.09" office:value-type="float" office:value="0.2" calcext:value-type="float">
            <text:p>0.2</text:p>
          </table:table-cell>
          <table:table-cell table:formula="of:=[.H296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table:formula="of:=0.09+[.E297]" office:value-type="float" office:value="0.19" calcext:value-type="float">
            <text:p>0.19</text:p>
          </table:table-cell>
          <table:table-cell office:value-type="float" office:value="0.102837" calcext:value-type="float">
            <text:p>0.102837</text:p>
          </table:table-cell>
          <table:table-cell table:formula="of:=[.G297]+0.09" office:value-type="float" office:value="0.2" calcext:value-type="float">
            <text:p>0.2</text:p>
          </table:table-cell>
          <table:table-cell table:formula="of:=[.H297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table:formula="of:=0.09+[.E298]" office:value-type="float" office:value="0.19" calcext:value-type="float">
            <text:p>0.19</text:p>
          </table:table-cell>
          <table:table-cell office:value-type="float" office:value="0.102671" calcext:value-type="float">
            <text:p>0.102671</text:p>
          </table:table-cell>
          <table:table-cell table:formula="of:=[.G298]+0.09" office:value-type="float" office:value="0.2" calcext:value-type="float">
            <text:p>0.2</text:p>
          </table:table-cell>
          <table:table-cell table:formula="of:=[.H298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table:formula="of:=0.09+[.E299]" office:value-type="float" office:value="0.19" calcext:value-type="float">
            <text:p>0.19</text:p>
          </table:table-cell>
          <table:table-cell office:value-type="float" office:value="0.102515" calcext:value-type="float">
            <text:p>0.102515</text:p>
          </table:table-cell>
          <table:table-cell table:formula="of:=[.G299]+0.09" office:value-type="float" office:value="0.2" calcext:value-type="float">
            <text:p>0.2</text:p>
          </table:table-cell>
          <table:table-cell table:formula="of:=[.H299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table:formula="of:=0.09+[.E300]" office:value-type="float" office:value="0.19" calcext:value-type="float">
            <text:p>0.19</text:p>
          </table:table-cell>
          <table:table-cell office:value-type="float" office:value="0.102368" calcext:value-type="float">
            <text:p>0.102368</text:p>
          </table:table-cell>
          <table:table-cell table:formula="of:=[.G300]+0.09" office:value-type="float" office:value="0.2" calcext:value-type="float">
            <text:p>0.2</text:p>
          </table:table-cell>
          <table:table-cell table:formula="of:=[.H300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0.09+[.E301]" office:value-type="float" office:value="0.19" calcext:value-type="float">
            <text:p>0.19</text:p>
          </table:table-cell>
          <table:table-cell office:value-type="float" office:value="0.102229" calcext:value-type="float">
            <text:p>0.102229</text:p>
          </table:table-cell>
          <table:table-cell table:formula="of:=[.G301]+0.09" office:value-type="float" office:value="0.2" calcext:value-type="float">
            <text:p>0.2</text:p>
          </table:table-cell>
          <table:table-cell table:formula="of:=[.H301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table:formula="of:=0.09+[.E302]" office:value-type="float" office:value="0.19" calcext:value-type="float">
            <text:p>0.19</text:p>
          </table:table-cell>
          <table:table-cell office:value-type="float" office:value="0.102099" calcext:value-type="float">
            <text:p>0.102099</text:p>
          </table:table-cell>
          <table:table-cell table:formula="of:=[.G302]+0.09" office:value-type="float" office:value="0.2" calcext:value-type="float">
            <text:p>0.2</text:p>
          </table:table-cell>
          <table:table-cell table:formula="of:=[.H302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table:formula="of:=0.09+[.E303]" office:value-type="float" office:value="0.19" calcext:value-type="float">
            <text:p>0.19</text:p>
          </table:table-cell>
          <table:table-cell office:value-type="float" office:value="0.101976" calcext:value-type="float">
            <text:p>0.101976</text:p>
          </table:table-cell>
          <table:table-cell table:formula="of:=[.G303]+0.09" office:value-type="float" office:value="0.2" calcext:value-type="float">
            <text:p>0.2</text:p>
          </table:table-cell>
          <table:table-cell table:formula="of:=[.H303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table:formula="of:=0.09+[.E304]" office:value-type="float" office:value="0.19" calcext:value-type="float">
            <text:p>0.19</text:p>
          </table:table-cell>
          <table:table-cell office:value-type="float" office:value="0.101861" calcext:value-type="float">
            <text:p>0.101861</text:p>
          </table:table-cell>
          <table:table-cell table:formula="of:=[.G304]+0.09" office:value-type="float" office:value="0.2" calcext:value-type="float">
            <text:p>0.2</text:p>
          </table:table-cell>
          <table:table-cell table:formula="of:=[.H304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table:formula="of:=0.09+[.E305]" office:value-type="float" office:value="0.19" calcext:value-type="float">
            <text:p>0.19</text:p>
          </table:table-cell>
          <table:table-cell office:value-type="float" office:value="0.101752" calcext:value-type="float">
            <text:p>0.101752</text:p>
          </table:table-cell>
          <table:table-cell table:formula="of:=[.G305]+0.09" office:value-type="float" office:value="0.2" calcext:value-type="float">
            <text:p>0.2</text:p>
          </table:table-cell>
          <table:table-cell table:formula="of:=[.H305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table:formula="of:=0.09+[.E306]" office:value-type="float" office:value="0.19" calcext:value-type="float">
            <text:p>0.19</text:p>
          </table:table-cell>
          <table:table-cell office:value-type="float" office:value="0.101649" calcext:value-type="float">
            <text:p>0.101649</text:p>
          </table:table-cell>
          <table:table-cell table:formula="of:=[.G306]+0.09" office:value-type="float" office:value="0.2" calcext:value-type="float">
            <text:p>0.2</text:p>
          </table:table-cell>
          <table:table-cell table:formula="of:=[.H306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table:formula="of:=0.09+[.E307]" office:value-type="float" office:value="0.19" calcext:value-type="float">
            <text:p>0.19</text:p>
          </table:table-cell>
          <table:table-cell office:value-type="float" office:value="0.101553" calcext:value-type="float">
            <text:p>0.101553</text:p>
          </table:table-cell>
          <table:table-cell table:formula="of:=[.G307]+0.09" office:value-type="float" office:value="0.2" calcext:value-type="float">
            <text:p>0.2</text:p>
          </table:table-cell>
          <table:table-cell table:formula="of:=[.H307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table:formula="of:=0.09+[.E308]" office:value-type="float" office:value="0.19" calcext:value-type="float">
            <text:p>0.19</text:p>
          </table:table-cell>
          <table:table-cell office:value-type="float" office:value="0.101462" calcext:value-type="float">
            <text:p>0.101462</text:p>
          </table:table-cell>
          <table:table-cell table:formula="of:=[.G308]+0.09" office:value-type="float" office:value="0.2" calcext:value-type="float">
            <text:p>0.2</text:p>
          </table:table-cell>
          <table:table-cell table:formula="of:=[.H308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table:formula="of:=0.09+[.E309]" office:value-type="float" office:value="0.19" calcext:value-type="float">
            <text:p>0.19</text:p>
          </table:table-cell>
          <table:table-cell office:value-type="float" office:value="0.101376" calcext:value-type="float">
            <text:p>0.101376</text:p>
          </table:table-cell>
          <table:table-cell table:formula="of:=[.G309]+0.09" office:value-type="float" office:value="0.2" calcext:value-type="float">
            <text:p>0.2</text:p>
          </table:table-cell>
          <table:table-cell table:formula="of:=[.H309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table:formula="of:=0.09+[.E310]" office:value-type="float" office:value="0.19" calcext:value-type="float">
            <text:p>0.19</text:p>
          </table:table-cell>
          <table:table-cell office:value-type="float" office:value="0.101296" calcext:value-type="float">
            <text:p>0.101296</text:p>
          </table:table-cell>
          <table:table-cell table:formula="of:=[.G310]+0.09" office:value-type="float" office:value="0.2" calcext:value-type="float">
            <text:p>0.2</text:p>
          </table:table-cell>
          <table:table-cell table:formula="of:=[.H310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0.09+[.E311]" office:value-type="float" office:value="0.19" calcext:value-type="float">
            <text:p>0.19</text:p>
          </table:table-cell>
          <table:table-cell office:value-type="float" office:value="0.10122" calcext:value-type="float">
            <text:p>0.10122</text:p>
          </table:table-cell>
          <table:table-cell table:formula="of:=[.G311]+0.09" office:value-type="float" office:value="0.2" calcext:value-type="float">
            <text:p>0.2</text:p>
          </table:table-cell>
          <table:table-cell table:formula="of:=[.H311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table:formula="of:=0.09+[.E312]" office:value-type="float" office:value="0.19" calcext:value-type="float">
            <text:p>0.19</text:p>
          </table:table-cell>
          <table:table-cell office:value-type="float" office:value="0.101149" calcext:value-type="float">
            <text:p>0.101149</text:p>
          </table:table-cell>
          <table:table-cell table:formula="of:=[.G312]+0.09" office:value-type="float" office:value="0.2" calcext:value-type="float">
            <text:p>0.2</text:p>
          </table:table-cell>
          <table:table-cell table:formula="of:=[.H312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table:formula="of:=0.09+[.E313]" office:value-type="float" office:value="0.19" calcext:value-type="float">
            <text:p>0.19</text:p>
          </table:table-cell>
          <table:table-cell office:value-type="float" office:value="0.101082" calcext:value-type="float">
            <text:p>0.101082</text:p>
          </table:table-cell>
          <table:table-cell table:formula="of:=[.G313]+0.09" office:value-type="float" office:value="0.2" calcext:value-type="float">
            <text:p>0.2</text:p>
          </table:table-cell>
          <table:table-cell table:formula="of:=[.H313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table:formula="of:=0.09+[.E314]" office:value-type="float" office:value="0.19" calcext:value-type="float">
            <text:p>0.19</text:p>
          </table:table-cell>
          <table:table-cell office:value-type="float" office:value="0.101018" calcext:value-type="float">
            <text:p>0.101018</text:p>
          </table:table-cell>
          <table:table-cell table:formula="of:=[.G314]+0.09" office:value-type="float" office:value="0.2" calcext:value-type="float">
            <text:p>0.2</text:p>
          </table:table-cell>
          <table:table-cell table:formula="of:=[.H314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table:formula="of:=0.09+[.E315]" office:value-type="float" office:value="0.19" calcext:value-type="float">
            <text:p>0.19</text:p>
          </table:table-cell>
          <table:table-cell office:value-type="float" office:value="0.100959" calcext:value-type="float">
            <text:p>0.100959</text:p>
          </table:table-cell>
          <table:table-cell table:formula="of:=[.G315]+0.09" office:value-type="float" office:value="0.2" calcext:value-type="float">
            <text:p>0.2</text:p>
          </table:table-cell>
          <table:table-cell table:formula="of:=[.H315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table:formula="of:=0.09+[.E316]" office:value-type="float" office:value="0.19" calcext:value-type="float">
            <text:p>0.19</text:p>
          </table:table-cell>
          <table:table-cell office:value-type="float" office:value="0.100903" calcext:value-type="float">
            <text:p>0.100903</text:p>
          </table:table-cell>
          <table:table-cell table:formula="of:=[.G316]+0.09" office:value-type="float" office:value="0.2" calcext:value-type="float">
            <text:p>0.2</text:p>
          </table:table-cell>
          <table:table-cell table:formula="of:=[.H316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table:formula="of:=0.09+[.E317]" office:value-type="float" office:value="0.19" calcext:value-type="float">
            <text:p>0.19</text:p>
          </table:table-cell>
          <table:table-cell office:value-type="float" office:value="0.10085" calcext:value-type="float">
            <text:p>0.10085</text:p>
          </table:table-cell>
          <table:table-cell table:formula="of:=[.G317]+0.09" office:value-type="float" office:value="0.2" calcext:value-type="float">
            <text:p>0.2</text:p>
          </table:table-cell>
          <table:table-cell table:formula="of:=[.H317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table:formula="of:=0.09+[.E318]" office:value-type="float" office:value="0.19" calcext:value-type="float">
            <text:p>0.19</text:p>
          </table:table-cell>
          <table:table-cell office:value-type="float" office:value="0.1008" calcext:value-type="float">
            <text:p>0.1008</text:p>
          </table:table-cell>
          <table:table-cell table:formula="of:=[.G318]+0.09" office:value-type="float" office:value="0.2" calcext:value-type="float">
            <text:p>0.2</text:p>
          </table:table-cell>
          <table:table-cell table:formula="of:=[.H318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table:formula="of:=0.09+[.E319]" office:value-type="float" office:value="0.19" calcext:value-type="float">
            <text:p>0.19</text:p>
          </table:table-cell>
          <table:table-cell office:value-type="float" office:value="0.100753" calcext:value-type="float">
            <text:p>0.100753</text:p>
          </table:table-cell>
          <table:table-cell table:formula="of:=[.G319]+0.09" office:value-type="float" office:value="0.2" calcext:value-type="float">
            <text:p>0.2</text:p>
          </table:table-cell>
          <table:table-cell table:formula="of:=[.H319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table:formula="of:=0.09+[.E320]" office:value-type="float" office:value="0.19" calcext:value-type="float">
            <text:p>0.19</text:p>
          </table:table-cell>
          <table:table-cell office:value-type="float" office:value="0.100709" calcext:value-type="float">
            <text:p>0.100709</text:p>
          </table:table-cell>
          <table:table-cell table:formula="of:=[.G320]+0.09" office:value-type="float" office:value="0.2" calcext:value-type="float">
            <text:p>0.2</text:p>
          </table:table-cell>
          <table:table-cell table:formula="of:=[.H320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0.09+[.E321]" office:value-type="float" office:value="0.19" calcext:value-type="float">
            <text:p>0.19</text:p>
          </table:table-cell>
          <table:table-cell office:value-type="float" office:value="0.100668" calcext:value-type="float">
            <text:p>0.100668</text:p>
          </table:table-cell>
          <table:table-cell table:formula="of:=[.G321]+0.09" office:value-type="float" office:value="0.2" calcext:value-type="float">
            <text:p>0.2</text:p>
          </table:table-cell>
          <table:table-cell table:formula="of:=[.H321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table:formula="of:=0.09+[.E322]" office:value-type="float" office:value="0.19" calcext:value-type="float">
            <text:p>0.19</text:p>
          </table:table-cell>
          <table:table-cell office:value-type="float" office:value="0.100629" calcext:value-type="float">
            <text:p>0.100629</text:p>
          </table:table-cell>
          <table:table-cell table:formula="of:=[.G322]+0.09" office:value-type="float" office:value="0.2" calcext:value-type="float">
            <text:p>0.2</text:p>
          </table:table-cell>
          <table:table-cell table:formula="of:=[.H322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table:formula="of:=0.09+[.E323]" office:value-type="float" office:value="0.19" calcext:value-type="float">
            <text:p>0.19</text:p>
          </table:table-cell>
          <table:table-cell office:value-type="float" office:value="0.100592" calcext:value-type="float">
            <text:p>0.100592</text:p>
          </table:table-cell>
          <table:table-cell table:formula="of:=[.G323]+0.09" office:value-type="float" office:value="0.2" calcext:value-type="float">
            <text:p>0.2</text:p>
          </table:table-cell>
          <table:table-cell table:formula="of:=[.H323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table:formula="of:=0.09+[.E324]" office:value-type="float" office:value="0.19" calcext:value-type="float">
            <text:p>0.19</text:p>
          </table:table-cell>
          <table:table-cell office:value-type="float" office:value="0.100557" calcext:value-type="float">
            <text:p>0.100557</text:p>
          </table:table-cell>
          <table:table-cell table:formula="of:=[.G324]+0.09" office:value-type="float" office:value="0.2" calcext:value-type="float">
            <text:p>0.2</text:p>
          </table:table-cell>
          <table:table-cell table:formula="of:=[.H324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table:formula="of:=0.09+[.E325]" office:value-type="float" office:value="0.19" calcext:value-type="float">
            <text:p>0.19</text:p>
          </table:table-cell>
          <table:table-cell office:value-type="float" office:value="0.100525" calcext:value-type="float">
            <text:p>0.100525</text:p>
          </table:table-cell>
          <table:table-cell table:formula="of:=[.G325]+0.09" office:value-type="float" office:value="0.2" calcext:value-type="float">
            <text:p>0.2</text:p>
          </table:table-cell>
          <table:table-cell table:formula="of:=[.H325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table:formula="of:=0.09+[.E326]" office:value-type="float" office:value="0.19" calcext:value-type="float">
            <text:p>0.19</text:p>
          </table:table-cell>
          <table:table-cell office:value-type="float" office:value="0.100494" calcext:value-type="float">
            <text:p>0.100494</text:p>
          </table:table-cell>
          <table:table-cell table:formula="of:=[.G326]+0.09" office:value-type="float" office:value="0.2" calcext:value-type="float">
            <text:p>0.2</text:p>
          </table:table-cell>
          <table:table-cell table:formula="of:=[.H326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table:formula="of:=0.09+[.E327]" office:value-type="float" office:value="0.19" calcext:value-type="float">
            <text:p>0.19</text:p>
          </table:table-cell>
          <table:table-cell office:value-type="float" office:value="0.100465" calcext:value-type="float">
            <text:p>0.100465</text:p>
          </table:table-cell>
          <table:table-cell table:formula="of:=[.G327]+0.09" office:value-type="float" office:value="0.2" calcext:value-type="float">
            <text:p>0.2</text:p>
          </table:table-cell>
          <table:table-cell table:formula="of:=[.H327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table:formula="of:=0.09+[.E328]" office:value-type="float" office:value="0.19" calcext:value-type="float">
            <text:p>0.19</text:p>
          </table:table-cell>
          <table:table-cell office:value-type="float" office:value="0.100438" calcext:value-type="float">
            <text:p>0.100438</text:p>
          </table:table-cell>
          <table:table-cell table:formula="of:=[.G328]+0.09" office:value-type="float" office:value="0.2" calcext:value-type="float">
            <text:p>0.2</text:p>
          </table:table-cell>
          <table:table-cell table:formula="of:=[.H328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table:formula="of:=0.09+[.E329]" office:value-type="float" office:value="0.19" calcext:value-type="float">
            <text:p>0.19</text:p>
          </table:table-cell>
          <table:table-cell office:value-type="float" office:value="0.100412" calcext:value-type="float">
            <text:p>0.100412</text:p>
          </table:table-cell>
          <table:table-cell table:formula="of:=[.G329]+0.09" office:value-type="float" office:value="0.2" calcext:value-type="float">
            <text:p>0.2</text:p>
          </table:table-cell>
          <table:table-cell table:formula="of:=[.H329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table:formula="of:=0.09+[.E330]" office:value-type="float" office:value="0.19" calcext:value-type="float">
            <text:p>0.19</text:p>
          </table:table-cell>
          <table:table-cell office:value-type="float" office:value="0.100388" calcext:value-type="float">
            <text:p>0.100388</text:p>
          </table:table-cell>
          <table:table-cell table:formula="of:=[.G330]+0.09" office:value-type="float" office:value="0.2" calcext:value-type="float">
            <text:p>0.2</text:p>
          </table:table-cell>
          <table:table-cell table:formula="of:=[.H330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0.09+[.E331]" office:value-type="float" office:value="0.19" calcext:value-type="float">
            <text:p>0.19</text:p>
          </table:table-cell>
          <table:table-cell office:value-type="float" office:value="0.100365" calcext:value-type="float">
            <text:p>0.100365</text:p>
          </table:table-cell>
          <table:table-cell table:formula="of:=[.G331]+0.09" office:value-type="float" office:value="0.2" calcext:value-type="float">
            <text:p>0.2</text:p>
          </table:table-cell>
          <table:table-cell table:formula="of:=[.H331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table:formula="of:=0.09+[.E332]" office:value-type="float" office:value="0.19" calcext:value-type="float">
            <text:p>0.19</text:p>
          </table:table-cell>
          <table:table-cell office:value-type="float" office:value="0.100344" calcext:value-type="float">
            <text:p>0.100344</text:p>
          </table:table-cell>
          <table:table-cell table:formula="of:=[.G332]+0.09" office:value-type="float" office:value="0.2" calcext:value-type="float">
            <text:p>0.2</text:p>
          </table:table-cell>
          <table:table-cell table:formula="of:=[.H332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table:formula="of:=0.09+[.E333]" office:value-type="float" office:value="0.19" calcext:value-type="float">
            <text:p>0.19</text:p>
          </table:table-cell>
          <table:table-cell office:value-type="float" office:value="0.100324" calcext:value-type="float">
            <text:p>0.100324</text:p>
          </table:table-cell>
          <table:table-cell table:formula="of:=[.G333]+0.09" office:value-type="float" office:value="0.2" calcext:value-type="float">
            <text:p>0.2</text:p>
          </table:table-cell>
          <table:table-cell table:formula="of:=[.H333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table:formula="of:=0.09+[.E334]" office:value-type="float" office:value="0.19" calcext:value-type="float">
            <text:p>0.19</text:p>
          </table:table-cell>
          <table:table-cell office:value-type="float" office:value="0.100305" calcext:value-type="float">
            <text:p>0.100305</text:p>
          </table:table-cell>
          <table:table-cell table:formula="of:=[.G334]+0.09" office:value-type="float" office:value="0.2" calcext:value-type="float">
            <text:p>0.2</text:p>
          </table:table-cell>
          <table:table-cell table:formula="of:=[.H334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table:formula="of:=0.09+[.E335]" office:value-type="float" office:value="0.19" calcext:value-type="float">
            <text:p>0.19</text:p>
          </table:table-cell>
          <table:table-cell office:value-type="float" office:value="0.100287" calcext:value-type="float">
            <text:p>0.100287</text:p>
          </table:table-cell>
          <table:table-cell table:formula="of:=[.G335]+0.09" office:value-type="float" office:value="0.2" calcext:value-type="float">
            <text:p>0.2</text:p>
          </table:table-cell>
          <table:table-cell table:formula="of:=[.H335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table:formula="of:=0.09+[.E336]" office:value-type="float" office:value="0.19" calcext:value-type="float">
            <text:p>0.19</text:p>
          </table:table-cell>
          <table:table-cell office:value-type="float" office:value="0.10027" calcext:value-type="float">
            <text:p>0.10027</text:p>
          </table:table-cell>
          <table:table-cell table:formula="of:=[.G336]+0.09" office:value-type="float" office:value="0.2" calcext:value-type="float">
            <text:p>0.2</text:p>
          </table:table-cell>
          <table:table-cell table:formula="of:=[.H336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table:formula="of:=0.09+[.E337]" office:value-type="float" office:value="0.19" calcext:value-type="float">
            <text:p>0.19</text:p>
          </table:table-cell>
          <table:table-cell office:value-type="float" office:value="0.100255" calcext:value-type="float">
            <text:p>0.100255</text:p>
          </table:table-cell>
          <table:table-cell table:formula="of:=[.G337]+0.09" office:value-type="float" office:value="0.2" calcext:value-type="float">
            <text:p>0.2</text:p>
          </table:table-cell>
          <table:table-cell table:formula="of:=[.H337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table:formula="of:=0.09+[.E338]" office:value-type="float" office:value="0.19" calcext:value-type="float">
            <text:p>0.19</text:p>
          </table:table-cell>
          <table:table-cell office:value-type="float" office:value="0.10024" calcext:value-type="float">
            <text:p>0.10024</text:p>
          </table:table-cell>
          <table:table-cell table:formula="of:=[.G338]+0.09" office:value-type="float" office:value="0.2" calcext:value-type="float">
            <text:p>0.2</text:p>
          </table:table-cell>
          <table:table-cell table:formula="of:=[.H338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table:formula="of:=0.09+[.E339]" office:value-type="float" office:value="0.19" calcext:value-type="float">
            <text:p>0.19</text:p>
          </table:table-cell>
          <table:table-cell office:value-type="float" office:value="0.100226" calcext:value-type="float">
            <text:p>0.100226</text:p>
          </table:table-cell>
          <table:table-cell table:formula="of:=[.G339]+0.09" office:value-type="float" office:value="0.2" calcext:value-type="float">
            <text:p>0.2</text:p>
          </table:table-cell>
          <table:table-cell table:formula="of:=[.H339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table:formula="of:=0.09+[.E340]" office:value-type="float" office:value="0.19" calcext:value-type="float">
            <text:p>0.19</text:p>
          </table:table-cell>
          <table:table-cell office:value-type="float" office:value="0.100212" calcext:value-type="float">
            <text:p>0.100212</text:p>
          </table:table-cell>
          <table:table-cell table:formula="of:=[.G340]+0.09" office:value-type="float" office:value="0.2" calcext:value-type="float">
            <text:p>0.2</text:p>
          </table:table-cell>
          <table:table-cell table:formula="of:=[.H340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0.09+[.E341]" office:value-type="float" office:value="0.19" calcext:value-type="float">
            <text:p>0.19</text:p>
          </table:table-cell>
          <table:table-cell office:value-type="float" office:value="0.1002" calcext:value-type="float">
            <text:p>0.1002</text:p>
          </table:table-cell>
          <table:table-cell table:formula="of:=[.G341]+0.09" office:value-type="float" office:value="0.2" calcext:value-type="float">
            <text:p>0.2</text:p>
          </table:table-cell>
          <table:table-cell table:formula="of:=[.H341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table:formula="of:=0.09+[.E342]" office:value-type="float" office:value="0.19" calcext:value-type="float">
            <text:p>0.19</text:p>
          </table:table-cell>
          <table:table-cell office:value-type="float" office:value="0.100188" calcext:value-type="float">
            <text:p>0.100188</text:p>
          </table:table-cell>
          <table:table-cell table:formula="of:=[.G342]+0.09" office:value-type="float" office:value="0.2" calcext:value-type="float">
            <text:p>0.2</text:p>
          </table:table-cell>
          <table:table-cell table:formula="of:=[.H342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table:formula="of:=0.09+[.E343]" office:value-type="float" office:value="0.19" calcext:value-type="float">
            <text:p>0.19</text:p>
          </table:table-cell>
          <table:table-cell office:value-type="float" office:value="0.100177" calcext:value-type="float">
            <text:p>0.100177</text:p>
          </table:table-cell>
          <table:table-cell table:formula="of:=[.G343]+0.09" office:value-type="float" office:value="0.2" calcext:value-type="float">
            <text:p>0.2</text:p>
          </table:table-cell>
          <table:table-cell table:formula="of:=[.H343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table:formula="of:=0.09+[.E344]" office:value-type="float" office:value="0.19" calcext:value-type="float">
            <text:p>0.19</text:p>
          </table:table-cell>
          <table:table-cell office:value-type="float" office:value="0.100167" calcext:value-type="float">
            <text:p>0.100167</text:p>
          </table:table-cell>
          <table:table-cell table:formula="of:=[.G344]+0.09" office:value-type="float" office:value="0.2" calcext:value-type="float">
            <text:p>0.2</text:p>
          </table:table-cell>
          <table:table-cell table:formula="of:=[.H344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table:formula="of:=0.09+[.E345]" office:value-type="float" office:value="0.19" calcext:value-type="float">
            <text:p>0.19</text:p>
          </table:table-cell>
          <table:table-cell office:value-type="float" office:value="0.100157" calcext:value-type="float">
            <text:p>0.100157</text:p>
          </table:table-cell>
          <table:table-cell table:formula="of:=[.G345]+0.09" office:value-type="float" office:value="0.2" calcext:value-type="float">
            <text:p>0.2</text:p>
          </table:table-cell>
          <table:table-cell table:formula="of:=[.H345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table:formula="of:=0.09+[.E346]" office:value-type="float" office:value="0.19" calcext:value-type="float">
            <text:p>0.19</text:p>
          </table:table-cell>
          <table:table-cell office:value-type="float" office:value="0.100148" calcext:value-type="float">
            <text:p>0.100148</text:p>
          </table:table-cell>
          <table:table-cell table:formula="of:=[.G346]+0.09" office:value-type="float" office:value="0.2" calcext:value-type="float">
            <text:p>0.2</text:p>
          </table:table-cell>
          <table:table-cell table:formula="of:=[.H346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table:formula="of:=0.09+[.E347]" office:value-type="float" office:value="0.19" calcext:value-type="float">
            <text:p>0.19</text:p>
          </table:table-cell>
          <table:table-cell office:value-type="float" office:value="0.100139" calcext:value-type="float">
            <text:p>0.100139</text:p>
          </table:table-cell>
          <table:table-cell table:formula="of:=[.G347]+0.09" office:value-type="float" office:value="0.2" calcext:value-type="float">
            <text:p>0.2</text:p>
          </table:table-cell>
          <table:table-cell table:formula="of:=[.H347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table:formula="of:=0.09+[.E348]" office:value-type="float" office:value="0.19" calcext:value-type="float">
            <text:p>0.19</text:p>
          </table:table-cell>
          <table:table-cell office:value-type="float" office:value="0.100131" calcext:value-type="float">
            <text:p>0.100131</text:p>
          </table:table-cell>
          <table:table-cell table:formula="of:=[.G348]+0.09" office:value-type="float" office:value="0.2" calcext:value-type="float">
            <text:p>0.2</text:p>
          </table:table-cell>
          <table:table-cell table:formula="of:=[.H348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table:formula="of:=0.09+[.E349]" office:value-type="float" office:value="0.19" calcext:value-type="float">
            <text:p>0.19</text:p>
          </table:table-cell>
          <table:table-cell office:value-type="float" office:value="0.100123" calcext:value-type="float">
            <text:p>0.100123</text:p>
          </table:table-cell>
          <table:table-cell table:formula="of:=[.G349]+0.09" office:value-type="float" office:value="0.2" calcext:value-type="float">
            <text:p>0.2</text:p>
          </table:table-cell>
          <table:table-cell table:formula="of:=[.H349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table:formula="of:=0.09+[.E350]" office:value-type="float" office:value="0.19" calcext:value-type="float">
            <text:p>0.19</text:p>
          </table:table-cell>
          <table:table-cell office:value-type="float" office:value="0.100116" calcext:value-type="float">
            <text:p>0.100116</text:p>
          </table:table-cell>
          <table:table-cell table:formula="of:=[.G350]+0.09" office:value-type="float" office:value="0.2" calcext:value-type="float">
            <text:p>0.2</text:p>
          </table:table-cell>
          <table:table-cell table:formula="of:=[.H350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0.09+[.E351]" office:value-type="float" office:value="0.19" calcext:value-type="float">
            <text:p>0.19</text:p>
          </table:table-cell>
          <table:table-cell office:value-type="float" office:value="0.100109" calcext:value-type="float">
            <text:p>0.100109</text:p>
          </table:table-cell>
          <table:table-cell table:formula="of:=[.G351]+0.09" office:value-type="float" office:value="0.2" calcext:value-type="float">
            <text:p>0.2</text:p>
          </table:table-cell>
          <table:table-cell table:formula="of:=[.H351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table:formula="of:=0.09+[.E352]" office:value-type="float" office:value="0.19" calcext:value-type="float">
            <text:p>0.19</text:p>
          </table:table-cell>
          <table:table-cell office:value-type="float" office:value="0.100103" calcext:value-type="float">
            <text:p>0.100103</text:p>
          </table:table-cell>
          <table:table-cell table:formula="of:=[.G352]+0.09" office:value-type="float" office:value="0.2" calcext:value-type="float">
            <text:p>0.2</text:p>
          </table:table-cell>
          <table:table-cell table:formula="of:=[.H352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table:formula="of:=0.09+[.E353]" office:value-type="float" office:value="0.19" calcext:value-type="float">
            <text:p>0.19</text:p>
          </table:table-cell>
          <table:table-cell office:value-type="float" office:value="0.100097" calcext:value-type="float">
            <text:p>0.100097</text:p>
          </table:table-cell>
          <table:table-cell table:formula="of:=[.G353]+0.09" office:value-type="float" office:value="0.2" calcext:value-type="float">
            <text:p>0.2</text:p>
          </table:table-cell>
          <table:table-cell table:formula="of:=[.H353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table:formula="of:=0.09+[.E354]" office:value-type="float" office:value="0.19" calcext:value-type="float">
            <text:p>0.19</text:p>
          </table:table-cell>
          <table:table-cell office:value-type="float" office:value="0.100091" calcext:value-type="float">
            <text:p>0.100091</text:p>
          </table:table-cell>
          <table:table-cell table:formula="of:=[.G354]+0.09" office:value-type="float" office:value="0.2" calcext:value-type="float">
            <text:p>0.2</text:p>
          </table:table-cell>
          <table:table-cell table:formula="of:=[.H354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table:formula="of:=0.09+[.E355]" office:value-type="float" office:value="0.19" calcext:value-type="float">
            <text:p>0.19</text:p>
          </table:table-cell>
          <table:table-cell office:value-type="float" office:value="0.100086" calcext:value-type="float">
            <text:p>0.100086</text:p>
          </table:table-cell>
          <table:table-cell table:formula="of:=[.G355]+0.09" office:value-type="float" office:value="0.2" calcext:value-type="float">
            <text:p>0.2</text:p>
          </table:table-cell>
          <table:table-cell table:formula="of:=[.H355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table:formula="of:=0.09+[.E356]" office:value-type="float" office:value="0.19" calcext:value-type="float">
            <text:p>0.19</text:p>
          </table:table-cell>
          <table:table-cell office:value-type="float" office:value="0.100081" calcext:value-type="float">
            <text:p>0.100081</text:p>
          </table:table-cell>
          <table:table-cell table:formula="of:=[.G356]+0.09" office:value-type="float" office:value="0.2" calcext:value-type="float">
            <text:p>0.2</text:p>
          </table:table-cell>
          <table:table-cell table:formula="of:=[.H356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table:formula="of:=0.09+[.E357]" office:value-type="float" office:value="0.19" calcext:value-type="float">
            <text:p>0.19</text:p>
          </table:table-cell>
          <table:table-cell office:value-type="float" office:value="0.100076" calcext:value-type="float">
            <text:p>0.100076</text:p>
          </table:table-cell>
          <table:table-cell table:formula="of:=[.G357]+0.09" office:value-type="float" office:value="0.2" calcext:value-type="float">
            <text:p>0.2</text:p>
          </table:table-cell>
          <table:table-cell table:formula="of:=[.H357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table:formula="of:=0.09+[.E358]" office:value-type="float" office:value="0.19" calcext:value-type="float">
            <text:p>0.19</text:p>
          </table:table-cell>
          <table:table-cell office:value-type="float" office:value="0.100072" calcext:value-type="float">
            <text:p>0.100072</text:p>
          </table:table-cell>
          <table:table-cell table:formula="of:=[.G358]+0.09" office:value-type="float" office:value="0.2" calcext:value-type="float">
            <text:p>0.2</text:p>
          </table:table-cell>
          <table:table-cell table:formula="of:=[.H358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table:formula="of:=0.09+[.E359]" office:value-type="float" office:value="0.19" calcext:value-type="float">
            <text:p>0.19</text:p>
          </table:table-cell>
          <table:table-cell office:value-type="float" office:value="0.100068" calcext:value-type="float">
            <text:p>0.100068</text:p>
          </table:table-cell>
          <table:table-cell table:formula="of:=[.G359]+0.09" office:value-type="float" office:value="0.2" calcext:value-type="float">
            <text:p>0.2</text:p>
          </table:table-cell>
          <table:table-cell table:formula="of:=[.H359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table:formula="of:=0.09+[.E360]" office:value-type="float" office:value="0.19" calcext:value-type="float">
            <text:p>0.19</text:p>
          </table:table-cell>
          <table:table-cell office:value-type="float" office:value="0.100064" calcext:value-type="float">
            <text:p>0.100064</text:p>
          </table:table-cell>
          <table:table-cell table:formula="of:=[.G360]+0.09" office:value-type="float" office:value="0.2" calcext:value-type="float">
            <text:p>0.2</text:p>
          </table:table-cell>
          <table:table-cell table:formula="of:=[.H360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0.09+[.E361]" office:value-type="float" office:value="0.19" calcext:value-type="float">
            <text:p>0.19</text:p>
          </table:table-cell>
          <table:table-cell office:value-type="float" office:value="0.10006" calcext:value-type="float">
            <text:p>0.10006</text:p>
          </table:table-cell>
          <table:table-cell table:formula="of:=[.G361]+0.09" office:value-type="float" office:value="0.2" calcext:value-type="float">
            <text:p>0.2</text:p>
          </table:table-cell>
          <table:table-cell table:formula="of:=[.H361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table:formula="of:=0.09+[.E362]" office:value-type="float" office:value="0.19" calcext:value-type="float">
            <text:p>0.19</text:p>
          </table:table-cell>
          <table:table-cell office:value-type="float" office:value="0.100056" calcext:value-type="float">
            <text:p>0.100056</text:p>
          </table:table-cell>
          <table:table-cell table:formula="of:=[.G362]+0.09" office:value-type="float" office:value="0.2" calcext:value-type="float">
            <text:p>0.2</text:p>
          </table:table-cell>
          <table:table-cell table:formula="of:=[.H362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table:formula="of:=0.09+[.E363]" office:value-type="float" office:value="0.19" calcext:value-type="float">
            <text:p>0.19</text:p>
          </table:table-cell>
          <table:table-cell office:value-type="float" office:value="0.100053" calcext:value-type="float">
            <text:p>0.100053</text:p>
          </table:table-cell>
          <table:table-cell table:formula="of:=[.G363]+0.09" office:value-type="float" office:value="0.2" calcext:value-type="float">
            <text:p>0.2</text:p>
          </table:table-cell>
          <table:table-cell table:formula="of:=[.H363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table:formula="of:=0.09+[.E364]" office:value-type="float" office:value="0.19" calcext:value-type="float">
            <text:p>0.19</text:p>
          </table:table-cell>
          <table:table-cell office:value-type="float" office:value="0.10005" calcext:value-type="float">
            <text:p>0.10005</text:p>
          </table:table-cell>
          <table:table-cell table:formula="of:=[.G364]+0.09" office:value-type="float" office:value="0.2" calcext:value-type="float">
            <text:p>0.2</text:p>
          </table:table-cell>
          <table:table-cell table:formula="of:=[.H364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table:formula="of:=0.09+[.E365]" office:value-type="float" office:value="0.19" calcext:value-type="float">
            <text:p>0.19</text:p>
          </table:table-cell>
          <table:table-cell office:value-type="float" office:value="0.100047" calcext:value-type="float">
            <text:p>0.100047</text:p>
          </table:table-cell>
          <table:table-cell table:formula="of:=[.G365]+0.09" office:value-type="float" office:value="0.2" calcext:value-type="float">
            <text:p>0.2</text:p>
          </table:table-cell>
          <table:table-cell table:formula="of:=[.H365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table:formula="of:=0.09+[.E366]" office:value-type="float" office:value="0.19" calcext:value-type="float">
            <text:p>0.19</text:p>
          </table:table-cell>
          <table:table-cell office:value-type="float" office:value="0.100044" calcext:value-type="float">
            <text:p>0.100044</text:p>
          </table:table-cell>
          <table:table-cell table:formula="of:=[.G366]+0.09" office:value-type="float" office:value="0.2" calcext:value-type="float">
            <text:p>0.2</text:p>
          </table:table-cell>
          <table:table-cell table:formula="of:=[.H366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table:formula="of:=0.09+[.E367]" office:value-type="float" office:value="0.19" calcext:value-type="float">
            <text:p>0.19</text:p>
          </table:table-cell>
          <table:table-cell office:value-type="float" office:value="0.100042" calcext:value-type="float">
            <text:p>0.100042</text:p>
          </table:table-cell>
          <table:table-cell table:formula="of:=[.G367]+0.09" office:value-type="float" office:value="0.2" calcext:value-type="float">
            <text:p>0.2</text:p>
          </table:table-cell>
          <table:table-cell table:formula="of:=[.H367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table:formula="of:=0.09+[.E368]" office:value-type="float" office:value="0.19" calcext:value-type="float">
            <text:p>0.19</text:p>
          </table:table-cell>
          <table:table-cell office:value-type="float" office:value="0.100039" calcext:value-type="float">
            <text:p>0.100039</text:p>
          </table:table-cell>
          <table:table-cell table:formula="of:=[.G368]+0.09" office:value-type="float" office:value="0.2" calcext:value-type="float">
            <text:p>0.2</text:p>
          </table:table-cell>
          <table:table-cell table:formula="of:=[.H368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table:formula="of:=0.09+[.E369]" office:value-type="float" office:value="0.19" calcext:value-type="float">
            <text:p>0.19</text:p>
          </table:table-cell>
          <table:table-cell office:value-type="float" office:value="0.100037" calcext:value-type="float">
            <text:p>0.100037</text:p>
          </table:table-cell>
          <table:table-cell table:formula="of:=[.G369]+0.09" office:value-type="float" office:value="0.2" calcext:value-type="float">
            <text:p>0.2</text:p>
          </table:table-cell>
          <table:table-cell table:formula="of:=[.H369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table:formula="of:=0.09+[.E370]" office:value-type="float" office:value="0.19" calcext:value-type="float">
            <text:p>0.19</text:p>
          </table:table-cell>
          <table:table-cell office:value-type="float" office:value="0.100035" calcext:value-type="float">
            <text:p>0.100035</text:p>
          </table:table-cell>
          <table:table-cell table:formula="of:=[.G370]+0.09" office:value-type="float" office:value="0.2" calcext:value-type="float">
            <text:p>0.2</text:p>
          </table:table-cell>
          <table:table-cell table:formula="of:=[.H370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0.09+[.E371]" office:value-type="float" office:value="0.19" calcext:value-type="float">
            <text:p>0.19</text:p>
          </table:table-cell>
          <table:table-cell office:value-type="float" office:value="0.100033" calcext:value-type="float">
            <text:p>0.100033</text:p>
          </table:table-cell>
          <table:table-cell table:formula="of:=[.G371]+0.09" office:value-type="float" office:value="0.2" calcext:value-type="float">
            <text:p>0.2</text:p>
          </table:table-cell>
          <table:table-cell table:formula="of:=[.H371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table:formula="of:=0.09+[.E372]" office:value-type="float" office:value="0.19" calcext:value-type="float">
            <text:p>0.19</text:p>
          </table:table-cell>
          <table:table-cell office:value-type="float" office:value="0.100031" calcext:value-type="float">
            <text:p>0.100031</text:p>
          </table:table-cell>
          <table:table-cell table:formula="of:=[.G372]+0.09" office:value-type="float" office:value="0.2" calcext:value-type="float">
            <text:p>0.2</text:p>
          </table:table-cell>
          <table:table-cell table:formula="of:=[.H372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table:formula="of:=0.09+[.E373]" office:value-type="float" office:value="0.19" calcext:value-type="float">
            <text:p>0.19</text:p>
          </table:table-cell>
          <table:table-cell office:value-type="float" office:value="0.100029" calcext:value-type="float">
            <text:p>0.100029</text:p>
          </table:table-cell>
          <table:table-cell table:formula="of:=[.G373]+0.09" office:value-type="float" office:value="0.2" calcext:value-type="float">
            <text:p>0.2</text:p>
          </table:table-cell>
          <table:table-cell table:formula="of:=[.H373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table:formula="of:=0.09+[.E374]" office:value-type="float" office:value="0.19" calcext:value-type="float">
            <text:p>0.19</text:p>
          </table:table-cell>
          <table:table-cell office:value-type="float" office:value="0.100027" calcext:value-type="float">
            <text:p>0.100027</text:p>
          </table:table-cell>
          <table:table-cell table:formula="of:=[.G374]+0.09" office:value-type="float" office:value="0.2" calcext:value-type="float">
            <text:p>0.2</text:p>
          </table:table-cell>
          <table:table-cell table:formula="of:=[.H374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table:formula="of:=0.09+[.E375]" office:value-type="float" office:value="0.19" calcext:value-type="float">
            <text:p>0.19</text:p>
          </table:table-cell>
          <table:table-cell office:value-type="float" office:value="0.100026" calcext:value-type="float">
            <text:p>0.100026</text:p>
          </table:table-cell>
          <table:table-cell table:formula="of:=[.G375]+0.09" office:value-type="float" office:value="0.2" calcext:value-type="float">
            <text:p>0.2</text:p>
          </table:table-cell>
          <table:table-cell table:formula="of:=[.H375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table:formula="of:=0.09+[.E376]" office:value-type="float" office:value="0.19" calcext:value-type="float">
            <text:p>0.19</text:p>
          </table:table-cell>
          <table:table-cell office:value-type="float" office:value="0.100024" calcext:value-type="float">
            <text:p>0.100024</text:p>
          </table:table-cell>
          <table:table-cell table:formula="of:=[.G376]+0.09" office:value-type="float" office:value="0.2" calcext:value-type="float">
            <text:p>0.2</text:p>
          </table:table-cell>
          <table:table-cell table:formula="of:=[.H376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table:formula="of:=0.09+[.E377]" office:value-type="float" office:value="0.19" calcext:value-type="float">
            <text:p>0.19</text:p>
          </table:table-cell>
          <table:table-cell office:value-type="float" office:value="0.100023" calcext:value-type="float">
            <text:p>0.100023</text:p>
          </table:table-cell>
          <table:table-cell table:formula="of:=[.G377]+0.09" office:value-type="float" office:value="0.2" calcext:value-type="float">
            <text:p>0.2</text:p>
          </table:table-cell>
          <table:table-cell table:formula="of:=[.H377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table:formula="of:=0.09+[.E378]" office:value-type="float" office:value="0.19" calcext:value-type="float">
            <text:p>0.19</text:p>
          </table:table-cell>
          <table:table-cell office:value-type="float" office:value="0.100022" calcext:value-type="float">
            <text:p>0.100022</text:p>
          </table:table-cell>
          <table:table-cell table:formula="of:=[.G378]+0.09" office:value-type="float" office:value="0.2" calcext:value-type="float">
            <text:p>0.2</text:p>
          </table:table-cell>
          <table:table-cell table:formula="of:=[.H378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table:formula="of:=0.09+[.E379]" office:value-type="float" office:value="0.19" calcext:value-type="float">
            <text:p>0.19</text:p>
          </table:table-cell>
          <table:table-cell office:value-type="float" office:value="0.10002" calcext:value-type="float">
            <text:p>0.10002</text:p>
          </table:table-cell>
          <table:table-cell table:formula="of:=[.G379]+0.09" office:value-type="float" office:value="0.2" calcext:value-type="float">
            <text:p>0.2</text:p>
          </table:table-cell>
          <table:table-cell table:formula="of:=[.H379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table:formula="of:=0.09+[.E380]" office:value-type="float" office:value="0.19" calcext:value-type="float">
            <text:p>0.19</text:p>
          </table:table-cell>
          <table:table-cell office:value-type="float" office:value="0.100019" calcext:value-type="float">
            <text:p>0.100019</text:p>
          </table:table-cell>
          <table:table-cell table:formula="of:=[.G380]+0.09" office:value-type="float" office:value="0.2" calcext:value-type="float">
            <text:p>0.2</text:p>
          </table:table-cell>
          <table:table-cell table:formula="of:=[.H380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0.09+[.E381]" office:value-type="float" office:value="0.19" calcext:value-type="float">
            <text:p>0.19</text:p>
          </table:table-cell>
          <table:table-cell office:value-type="float" office:value="0.100018" calcext:value-type="float">
            <text:p>0.100018</text:p>
          </table:table-cell>
          <table:table-cell table:formula="of:=[.G381]+0.09" office:value-type="float" office:value="0.2" calcext:value-type="float">
            <text:p>0.2</text:p>
          </table:table-cell>
          <table:table-cell table:formula="of:=[.H381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table:formula="of:=0.09+[.E382]" office:value-type="float" office:value="0.19" calcext:value-type="float">
            <text:p>0.19</text:p>
          </table:table-cell>
          <table:table-cell office:value-type="float" office:value="0.100017" calcext:value-type="float">
            <text:p>0.100017</text:p>
          </table:table-cell>
          <table:table-cell table:formula="of:=[.G382]+0.09" office:value-type="float" office:value="0.2" calcext:value-type="float">
            <text:p>0.2</text:p>
          </table:table-cell>
          <table:table-cell table:formula="of:=[.H382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table:formula="of:=0.09+[.E383]" office:value-type="float" office:value="0.19" calcext:value-type="float">
            <text:p>0.19</text:p>
          </table:table-cell>
          <table:table-cell office:value-type="float" office:value="0.100016" calcext:value-type="float">
            <text:p>0.100016</text:p>
          </table:table-cell>
          <table:table-cell table:formula="of:=[.G383]+0.09" office:value-type="float" office:value="0.2" calcext:value-type="float">
            <text:p>0.2</text:p>
          </table:table-cell>
          <table:table-cell table:formula="of:=[.H383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table:formula="of:=0.09+[.E384]" office:value-type="float" office:value="0.19" calcext:value-type="float">
            <text:p>0.19</text:p>
          </table:table-cell>
          <table:table-cell office:value-type="float" office:value="0.100015" calcext:value-type="float">
            <text:p>0.100015</text:p>
          </table:table-cell>
          <table:table-cell table:formula="of:=[.G384]+0.09" office:value-type="float" office:value="0.2" calcext:value-type="float">
            <text:p>0.2</text:p>
          </table:table-cell>
          <table:table-cell table:formula="of:=[.H384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table:formula="of:=0.09+[.E385]" office:value-type="float" office:value="0.19" calcext:value-type="float">
            <text:p>0.19</text:p>
          </table:table-cell>
          <table:table-cell office:value-type="float" office:value="0.100014" calcext:value-type="float">
            <text:p>0.100014</text:p>
          </table:table-cell>
          <table:table-cell table:formula="of:=[.G385]+0.09" office:value-type="float" office:value="0.2" calcext:value-type="float">
            <text:p>0.2</text:p>
          </table:table-cell>
          <table:table-cell table:formula="of:=[.H385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table:formula="of:=0.09+[.E386]" office:value-type="float" office:value="0.19" calcext:value-type="float">
            <text:p>0.19</text:p>
          </table:table-cell>
          <table:table-cell office:value-type="float" office:value="0.100013" calcext:value-type="float">
            <text:p>0.100013</text:p>
          </table:table-cell>
          <table:table-cell table:formula="of:=[.G386]+0.09" office:value-type="float" office:value="0.2" calcext:value-type="float">
            <text:p>0.2</text:p>
          </table:table-cell>
          <table:table-cell table:formula="of:=[.H386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table:formula="of:=0.09+[.E387]" office:value-type="float" office:value="0.19" calcext:value-type="float">
            <text:p>0.19</text:p>
          </table:table-cell>
          <table:table-cell office:value-type="float" office:value="0.100013" calcext:value-type="float">
            <text:p>0.100013</text:p>
          </table:table-cell>
          <table:table-cell table:formula="of:=[.G387]+0.09" office:value-type="float" office:value="0.2" calcext:value-type="float">
            <text:p>0.2</text:p>
          </table:table-cell>
          <table:table-cell table:formula="of:=[.H387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table:formula="of:=0.09+[.E388]" office:value-type="float" office:value="0.19" calcext:value-type="float">
            <text:p>0.19</text:p>
          </table:table-cell>
          <table:table-cell office:value-type="float" office:value="0.100012" calcext:value-type="float">
            <text:p>0.100012</text:p>
          </table:table-cell>
          <table:table-cell table:formula="of:=[.G388]+0.09" office:value-type="float" office:value="0.2" calcext:value-type="float">
            <text:p>0.2</text:p>
          </table:table-cell>
          <table:table-cell table:formula="of:=[.H388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table:formula="of:=0.09+[.E389]" office:value-type="float" office:value="0.19" calcext:value-type="float">
            <text:p>0.19</text:p>
          </table:table-cell>
          <table:table-cell office:value-type="float" office:value="0.100011" calcext:value-type="float">
            <text:p>0.100011</text:p>
          </table:table-cell>
          <table:table-cell table:formula="of:=[.G389]+0.09" office:value-type="float" office:value="0.2" calcext:value-type="float">
            <text:p>0.2</text:p>
          </table:table-cell>
          <table:table-cell table:formula="of:=[.H389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table:formula="of:=0.09+[.E390]" office:value-type="float" office:value="0.19" calcext:value-type="float">
            <text:p>0.19</text:p>
          </table:table-cell>
          <table:table-cell office:value-type="float" office:value="0.10001" calcext:value-type="float">
            <text:p>0.10001</text:p>
          </table:table-cell>
          <table:table-cell table:formula="of:=[.G390]+0.09" office:value-type="float" office:value="0.2" calcext:value-type="float">
            <text:p>0.2</text:p>
          </table:table-cell>
          <table:table-cell table:formula="of:=[.H390]" office:value-type="float" office:value="0.1" calcext:value-type="float">
            <text:p>0.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00/00/00</text:date>, <text:time style:data-style-name="N2" text:time-value="17:18:50.96700066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02:38:02.256616499</meta:creation-date>
    <dc:date>2016-10-23T17:50:34.408961573</dc:date>
    <meta:editing-duration>PT8H39M15S</meta:editing-duration>
    <meta:editing-cycles>84</meta:editing-cycles>
    <meta:generator>LibreOffice/4.2.8.2$Linux_x86 LibreOffice_project/420m0$Build-2</meta:generator>
    <meta:document-statistic meta:table-count="15" meta:cell-count="125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669cm" svg:height="14.906cm" xlink:href=".." xlink:type="simple" chart:class="chart:scatter" chart:style-name="ch1">
        <chart:legend chart:legend-position="end" svg:x="29.509cm" svg:y="6.656cm" style:legend-expansion="high" chart:style-name="ch2"/>
        <chart:plot-area chart:style-name="ch3" table:cell-range-address="統合.E1:統合.F238 統合.J1:統合.J238 統合.M1:統合.M238" svg:x="0.633cm" svg:y="0.298cm" svg:width="28.244cm" svg:height="14.31cm">
          <chartooo:coordinate-region svg:x="4.668cm" svg:y="0.498cm" svg:width="23.877cm" svg:height="13.9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統合.F1:統合.F238" chart:class="chart:scatter">
            <chart:domain table:cell-range-address="統合.E1:統合.E238"/>
            <chart:data-point chart:repeated="238"/>
          </chart:series>
          <chart:series chart:style-name="ch7" chart:values-cell-range-address="統合.J1:統合.J238" chart:class="chart:scatter">
            <chart:domain table:cell-range-address="統合.I1:統合.I238"/>
            <chart:data-point chart:repeated="238"/>
          </chart:series>
          <chart:series chart:style-name="ch8" chart:values-cell-range-address="統合.M1:統合.M238" chart:class="chart:scatter">
            <chart:domain table:cell-range-address="統合.L1:統合.L238"/>
            <chart:data-point chart:repeated="2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L</text:p>
              </table:table-cell>
              <table:table-cell office:value-type="string">
                <text:p>列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314234303501">
                <text:p>0.00000314234303501</text:p>
                <draw:g>
                  <svg:desc>統合.E1:統合.E238</svg:desc>
                </draw:g>
              </table:table-cell>
              <table:table-cell office:value-type="float" office:value="-0.0000314911841079">
                <text:p>-0.0000314911841079</text:p>
                <draw:g>
                  <svg:desc>統合.F1:統合.F238</svg:desc>
                </draw:g>
              </table:table-cell>
              <table:table-cell office:value-type="float" office:value="0.000000462703">
                <text:p>0.000000462703</text:p>
                <draw:g>
                  <svg:desc>統合.I1:統合.I238</svg:desc>
                </draw:g>
              </table:table-cell>
              <table:table-cell office:value-type="float" office:value="-0.00000444284">
                <text:p>-0.00000444284</text:p>
                <draw:g>
                  <svg:desc>統合.J1:統合.J238</svg:desc>
                </draw:g>
              </table:table-cell>
              <table:table-cell office:value-type="float" office:value="0">
                <text:p>0</text:p>
                <draw:g>
                  <svg:desc>統合.L1:統合.L238</svg:desc>
                </draw:g>
              </table:table-cell>
              <table:table-cell office:value-type="float" office:value="0">
                <text:p>0</text:p>
                <draw:g>
                  <svg:desc>統合.M1:統合.M2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927242703232">
                <text:p>0.00000927242703232</text:p>
              </table:table-cell>
              <table:table-cell office:value-type="float" office:value="-0.0000916405899328">
                <text:p>-0.0000916405899328</text:p>
              </table:table-cell>
              <table:table-cell office:value-type="float" office:value="0.00000335172">
                <text:p>0.00000335172</text:p>
              </table:table-cell>
              <table:table-cell office:value-type="float" office:value="-0.0000321832">
                <text:p>-0.0000321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900148649143">
                <text:p>0.00001900148649143</text:p>
              </table:table-cell>
              <table:table-cell office:value-type="float" office:value="-0.0001835938490797">
                <text:p>-0.0001835938490797</text:p>
              </table:table-cell>
              <table:table-cell office:value-type="float" office:value="0.00000955498">
                <text:p>0.00000955498</text:p>
              </table:table-cell>
              <table:table-cell office:value-type="float" office:value="-0.000091748">
                <text:p>-0.0000917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3220203662624">
                <text:p>0.00003220203662624</text:p>
              </table:table-cell>
              <table:table-cell office:value-type="float" office:value="-0.0003061524235296">
                <text:p>-0.0003061524235296</text:p>
              </table:table-cell>
              <table:table-cell office:value-type="float" office:value="0.0000191168">
                <text:p>0.0000191168</text:p>
              </table:table-cell>
              <table:table-cell office:value-type="float" office:value="-0.000183117">
                <text:p>-0.000183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4876065840625">
                <text:p>0.00004876065840625</text:p>
              </table:table-cell>
              <table:table-cell office:value-type="float" office:value="-0.0004582539521875">
                <text:p>-0.0004582539521875</text:p>
              </table:table-cell>
              <table:table-cell office:value-type="float" office:value="0.0000321453">
                <text:p>0.0000321453</text:p>
              </table:table-cell>
              <table:table-cell office:value-type="float" office:value="-0.000305426">
                <text:p>-0.000305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6857829459776">
                <text:p>0.00006857829459776</text:p>
              </table:table-cell>
              <table:table-cell office:value-type="float" office:value="-0.0006389743074304">
                <text:p>-0.0006389743074304</text:p>
              </table:table-cell>
              <table:table-cell office:value-type="float" office:value="0.0000486228">
                <text:p>0.0000486228</text:p>
              </table:table-cell>
              <table:table-cell office:value-type="float" office:value="-0.000457648">
                <text:p>-0.000457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9157054580507">
                <text:p>0.00009157054580507</text:p>
              </table:table-cell>
              <table:table-cell office:value-type="float" office:value="-0.0008475296516553">
                <text:p>-0.0008475296516553</text:p>
              </table:table-cell>
              <table:table-cell office:value-type="float" office:value="0.0000684327">
                <text:p>0.0000684327</text:p>
              </table:table-cell>
              <table:table-cell office:value-type="float" office:value="-0.000638691">
                <text:p>-0.0006386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1766796651168">
                <text:p>0.00011766796651168</text:p>
              </table:table-cell>
              <table:table-cell office:value-type="float" office:value="-0.0010832784938272">
                <text:p>-0.0010832784938272</text:p>
              </table:table-cell>
              <table:table-cell office:value-type="float" office:value="0.0000914568">
                <text:p>0.0000914568</text:p>
              </table:table-cell>
              <table:table-cell office:value-type="float" office:value="-0.00084761">
                <text:p>-0.000847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4681636112149">
                <text:p>0.00014681636112149</text:p>
              </table:table-cell>
              <table:table-cell office:value-type="float" office:value="-0.0013457237460271">
                <text:p>-0.0013457237460271</text:p>
              </table:table-cell>
              <table:table-cell office:value-type="float" office:value="0.000117602">
                <text:p>0.000117602</text:p>
              </table:table-cell>
              <table:table-cell office:value-type="float" office:value="-0.00108366">
                <text:p>-0.00108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7897708">
                <text:p>0.00017897708</text:p>
              </table:table-cell>
              <table:table-cell office:value-type="float" office:value="-0.00163451478">
                <text:p>-0.00163451478</text:p>
              </table:table-cell>
              <table:table-cell office:value-type="float" office:value="0.0001468">
                <text:p>0.0001468</text:p>
              </table:table-cell>
              <table:table-cell office:value-type="float" office:value="-0.0013463">
                <text:p>-0.0013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21412731551551">
                <text:p>0.00021412731551551</text:p>
              </table:table-cell>
              <table:table-cell office:value-type="float" office:value="-0.0019494494837029">
                <text:p>-0.0019494494837029</text:p>
              </table:table-cell>
              <table:table-cell office:value-type="float" office:value="0.000179002">
                <text:p>0.000179002</text:p>
              </table:table-cell>
              <table:table-cell office:value-type="float" office:value="-0.00163516">
                <text:p>-0.00163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25226039808032">
                <text:p>0.00025226039808032</text:p>
              </table:table-cell>
              <table:table-cell office:value-type="float" office:value="-0.0022904763178528">
                <text:p>-0.0022904763178528</text:p>
              </table:table-cell>
              <table:table-cell office:value-type="float" office:value="0.000214182">
                <text:p>0.000214182</text:p>
              </table:table-cell>
              <table:table-cell office:value-type="float" office:value="-0.00195004">
                <text:p>-0.00195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29338609219193">
                <text:p>0.00029338609219193</text:p>
              </table:table-cell>
              <table:table-cell office:value-type="float" office:value="-0.0026576963724747">
                <text:p>-0.0026576963724747</text:p>
              </table:table-cell>
              <table:table-cell office:value-type="float" office:value="0.000252331">
                <text:p>0.000252331</text:p>
              </table:table-cell>
              <table:table-cell office:value-type="float" office:value="-0.0022909">
                <text:p>-0.00229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33753089247424">
                <text:p>0.00033753089247424</text:p>
              </table:table-cell>
              <table:table-cell office:value-type="float" office:value="-0.0030513654234496">
                <text:p>-0.0030513654234496</text:p>
              </table:table-cell>
              <table:table-cell office:value-type="float" office:value="0.000293458">
                <text:p>0.000293458</text:p>
              </table:table-cell>
              <table:table-cell office:value-type="float" office:value="-0.0026579">
                <text:p>-0.0026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38473831971875">
                <text:p>0.00038473831971875</text:p>
              </table:table-cell>
              <table:table-cell office:value-type="float" office:value="-0.0034718959890625">
                <text:p>-0.0034718959890625</text:p>
              </table:table-cell>
              <table:table-cell office:value-type="float" office:value="0.000337594">
                <text:p>0.000337594</text:p>
              </table:table-cell>
              <table:table-cell office:value-type="float" office:value="-0.00305131">
                <text:p>-0.00305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43506921692576">
                <text:p>0.00043506921692576</text:p>
              </table:table-cell>
              <table:table-cell office:value-type="float" office:value="-0.0039198593865504">
                <text:p>-0.0039198593865504</text:p>
              </table:table-cell>
              <table:table-cell office:value-type="float" office:value="0.000384785">
                <text:p>0.000384785</text:p>
              </table:table-cell>
              <table:table-cell office:value-type="float" office:value="-0.0034716">
                <text:p>-0.0034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48860204534557">
                <text:p>0.00048860204534557</text:p>
              </table:table-cell>
              <table:table-cell office:value-type="float" office:value="-0.0043959877886503">
                <text:p>-0.0043959877886503</text:p>
              </table:table-cell>
              <table:table-cell office:value-type="float" office:value="0.000435094">
                <text:p>0.000435094</text:p>
              </table:table-cell>
              <table:table-cell office:value-type="float" office:value="-0.00391936">
                <text:p>-0.00391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54543318051968">
                <text:p>0.00054543318051968</text:p>
              </table:table-cell>
              <table:table-cell office:value-type="float" office:value="-0.0049011762801472">
                <text:p>-0.0049011762801472</text:p>
              </table:table-cell>
              <table:table-cell office:value-type="float" office:value="0.000488604">
                <text:p>0.000488604</text:p>
              </table:table-cell>
              <table:table-cell office:value-type="float" office:value="-0.00439536">
                <text:p>-0.00439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60567720832199">
                <text:p>0.00060567720832199</text:p>
              </table:table-cell>
              <table:table-cell office:value-type="float" office:value="-0.0054364849144221">
                <text:p>-0.0054364849144221</text:p>
              </table:table-cell>
              <table:table-cell office:value-type="float" office:value="0.000545415">
                <text:p>0.000545415</text:p>
              </table:table-cell>
              <table:table-cell office:value-type="float" office:value="-0.00490051">
                <text:p>-0.004900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669467221">
                <text:p>0.000669467221</text:p>
              </table:table-cell>
              <table:table-cell office:value-type="float" office:value="-0.00600314077">
                <text:p>-0.00600314077</text:p>
              </table:table-cell>
              <table:table-cell office:value-type="float" office:value="0.000605644">
                <text:p>0.000605644</text:p>
              </table:table-cell>
              <table:table-cell office:value-type="float" office:value="-0.00543588">
                <text:p>-0.00543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73695511321601">
                <text:p>0.00073695511321601</text:p>
              </table:table-cell>
              <table:table-cell office:value-type="float" office:value="-0.0066025400070979">
                <text:p>-0.0066025400070979</text:p>
              </table:table-cell>
              <table:table-cell office:value-type="float" office:value="0.000669425">
                <text:p>0.000669425</text:p>
              </table:table-cell>
              <table:table-cell office:value-type="float" office:value="-0.0060027">
                <text:p>-0.0060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80831187808832">
                <text:p>0.00080831187808832</text:p>
              </table:table-cell>
              <table:table-cell office:value-type="float" office:value="-0.0072362499241728">
                <text:p>-0.0072362499241728</text:p>
              </table:table-cell>
              <table:table-cell office:value-type="float" office:value="0.000736911">
                <text:p>0.000736911</text:p>
              </table:table-cell>
              <table:table-cell office:value-type="float" office:value="-0.00660233">
                <text:p>-0.00660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88372790323243">
                <text:p>0.00088372790323243</text:p>
              </table:table-cell>
              <table:table-cell office:value-type="float" office:value="-0.0079060110144697">
                <text:p>-0.0079060110144697</text:p>
              </table:table-cell>
              <table:table-cell office:value-type="float" office:value="0.000808273">
                <text:p>0.000808273</text:p>
              </table:table-cell>
              <table:table-cell office:value-type="float" office:value="-0.00723633">
                <text:p>-0.00723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96341326680224">
                <text:p>0.00096341326680224</text:p>
              </table:table-cell>
              <table:table-cell office:value-type="float" office:value="-0.0086137390225696">
                <text:p>-0.0086137390225696</text:p>
              </table:table-cell>
              <table:table-cell office:value-type="float" office:value="0.0008837">
                <text:p>0.0008837</text:p>
              </table:table-cell>
              <table:table-cell office:value-type="float" office:value="-0.00790639">
                <text:p>-0.007906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04759803353125">
                <text:p>0.00104759803353125</text:p>
              </table:table-cell>
              <table:table-cell office:value-type="float" office:value="-0.0093615270009375">
                <text:p>-0.0093615270009375</text:p>
              </table:table-cell>
              <table:table-cell office:value-type="float" office:value="0.0009634">
                <text:p>0.0009634</text:p>
              </table:table-cell>
              <table:table-cell office:value-type="float" office:value="-0.00861438">
                <text:p>-0.00861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13653255077376">
                <text:p>0.00113653255077376</text:p>
              </table:table-cell>
              <table:table-cell office:value-type="float" office:value="-0.0101516473664704">
                <text:p>-0.0101516473664704</text:p>
              </table:table-cell>
              <table:table-cell office:value-type="float" office:value="0.0010476">
                <text:p>0.0010476</text:p>
              </table:table-cell>
              <table:table-cell office:value-type="float" office:value="-0.00936235">
                <text:p>-0.00936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23048774454607">
                <text:p>0.00123048774454607</text:p>
              </table:table-cell>
              <table:table-cell office:value-type="float" office:value="-0.0109865539570453">
                <text:p>-0.0109865539570453</text:p>
              </table:table-cell>
              <table:table-cell office:value-type="float" office:value="0.00113655">
                <text:p>0.00113655</text:p>
              </table:table-cell>
              <table:table-cell office:value-type="float" office:value="-0.0101525">
                <text:p>-0.0101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32975541556768">
                <text:p>0.00132975541556768</text:p>
              </table:table-cell>
              <table:table-cell office:value-type="float" office:value="-0.0118688840880672">
                <text:p>-0.0118688840880672</text:p>
              </table:table-cell>
              <table:table-cell office:value-type="float" office:value="0.00123051">
                <text:p>0.00123051</text:p>
              </table:table-cell>
              <table:table-cell office:value-type="float" office:value="-0.0109873">
                <text:p>-0.0109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43464853530249">
                <text:p>0.00143464853530249</text:p>
              </table:table-cell>
              <table:table-cell office:value-type="float" office:value="-0.0128014606090171">
                <text:p>-0.0128014606090171</text:p>
              </table:table-cell>
              <table:table-cell office:value-type="float" office:value="0.00132978">
                <text:p>0.00132978</text:p>
              </table:table-cell>
              <table:table-cell office:value-type="float" office:value="-0.0118691">
                <text:p>-0.01186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545501542">
                <text:p>0.001545501542</text:p>
              </table:table-cell>
              <table:table-cell office:value-type="float" office:value="-0.01378729396">
                <text:p>-0.01378729396</text:p>
              </table:table-cell>
              <table:table-cell office:value-type="float" office:value="0.00143467">
                <text:p>0.00143467</text:p>
              </table:table-cell>
              <table:table-cell office:value-type="float" office:value="-0.012801">
                <text:p>-0.012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66267063673651">
                <text:p>0.00166267063673651</text:p>
              </table:table-cell>
              <table:table-cell office:value-type="float" office:value="-0.0148295842282929">
                <text:p>-0.0148295842282929</text:p>
              </table:table-cell>
              <table:table-cell office:value-type="float" office:value="0.00154551">
                <text:p>0.00154551</text:p>
              </table:table-cell>
              <table:table-cell office:value-type="float" office:value="-0.0137858">
                <text:p>-0.01378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78653407945632">
                <text:p>0.00178653407945632</text:p>
              </table:table-cell>
              <table:table-cell office:value-type="float" office:value="-0.0159317232048928">
                <text:p>-0.0159317232048928</text:p>
              </table:table-cell>
              <table:table-cell office:value-type="float" office:value="0.00166267">
                <text:p>0.00166267</text:p>
              </table:table-cell>
              <table:table-cell office:value-type="float" office:value="-0.0148279">
                <text:p>-0.0148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91749248501293">
                <text:p>0.00191749248501293</text:p>
              </table:table-cell>
              <table:table-cell office:value-type="float" office:value="-0.0170972964410647">
                <text:p>-0.0170972964410647</text:p>
              </table:table-cell>
              <table:table-cell office:value-type="float" office:value="0.00178652">
                <text:p>0.00178652</text:p>
              </table:table-cell>
              <table:table-cell office:value-type="float" office:value="-0.0159325">
                <text:p>-0.0159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05596911921024">
                <text:p>0.00205596911921024</text:p>
              </table:table-cell>
              <table:table-cell office:value-type="float" office:value="-0.0183300853048896">
                <text:p>-0.0183300853048896</text:p>
              </table:table-cell>
              <table:table-cell office:value-type="float" office:value="0.00191748">
                <text:p>0.00191748</text:p>
              </table:table-cell>
              <table:table-cell office:value-type="float" office:value="-0.0170981">
                <text:p>-0.0170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17004684283054">
                <text:p>0.00217004684283054</text:p>
              </table:table-cell>
              <table:table-cell office:value-type="float" office:value="-0.019380312379461">
                <text:p>-0.019380312379461</text:p>
              </table:table-cell>
              <table:table-cell office:value-type="float" office:value="0.00205599">
                <text:p>0.00205599</text:p>
              </table:table-cell>
              <table:table-cell office:value-type="float" office:value="-0.018286">
                <text:p>-0.018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29625356624384">
                <text:p>0.00229625356624384</text:p>
              </table:table-cell>
              <table:table-cell office:value-type="float" office:value="-0.0203328675284544">
                <text:p>-0.0203328675284544</text:p>
              </table:table-cell>
              <table:table-cell office:value-type="float" office:value="0.00220252">
                <text:p>0.00220252</text:p>
              </table:table-cell>
              <table:table-cell office:value-type="float" office:value="-0.0194083">
                <text:p>-0.0194083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43497590628114">
                <text:p>0.00243497590628114</text:p>
              </table:table-cell>
              <table:table-cell office:value-type="float" office:value="-0.0211897841731998">
                <text:p>-0.0211897841731998</text:p>
              </table:table-cell>
              <table:table-cell office:value-type="float" office:value="0.00235757">
                <text:p>0.00235757</text:p>
              </table:table-cell>
              <table:table-cell office:value-type="float" office:value="-0.0204262">
                <text:p>-0.0204262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58662103682944">
                <text:p>0.00258662103682944</text:p>
              </table:table-cell>
              <table:table-cell office:value-type="float" office:value="-0.0219529301754432">
                <text:p>-0.0219529301754432</text:p>
              </table:table-cell>
              <table:table-cell office:value-type="float" office:value="0.00252174">
                <text:p>0.00252174</text:p>
              </table:table-cell>
              <table:table-cell office:value-type="float" office:value="-0.0213377">
                <text:p>-0.0213377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75162190514774">
                <text:p>0.00275162190514774</text:p>
              </table:table-cell>
              <table:table-cell office:value-type="float" office:value="-0.0226239966655146">
                <text:p>-0.0226239966655146</text:p>
              </table:table-cell>
              <table:table-cell office:value-type="float" office:value="0.00269591">
                <text:p>0.00269591</text:p>
              </table:table-cell>
              <table:table-cell office:value-type="float" office:value="-0.0221466">
                <text:p>-0.0221466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93044244818304">
                <text:p>0.00293044244818304</text:p>
              </table:table-cell>
              <table:table-cell office:value-type="float" office:value="-0.023204486870496">
                <text:p>-0.023204486870496</text:p>
              </table:table-cell>
              <table:table-cell office:value-type="float" office:value="0.00288082">
                <text:p>0.00288082</text:p>
              </table:table-cell>
              <table:table-cell office:value-type="float" office:value="-0.0228562">
                <text:p>-0.0228562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12358280888634">
                <text:p>0.00312358280888634</text:p>
              </table:table-cell>
              <table:table-cell office:value-type="float" office:value="-0.0236957049423894">
                <text:p>-0.0236957049423894</text:p>
              </table:table-cell>
              <table:table-cell office:value-type="float" office:value="0.00307711">
                <text:p>0.00307711</text:p>
              </table:table-cell>
              <table:table-cell office:value-type="float" office:value="-0.023469">
                <text:p>-0.023469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33158455252864">
                <text:p>0.00333158455252864</text:p>
              </table:table-cell>
              <table:table-cell office:value-type="float" office:value="-0.0240987447862848">
                <text:p>-0.0240987447862848</text:p>
              </table:table-cell>
              <table:table-cell office:value-type="float" office:value="0.00328542">
                <text:p>0.00328542</text:p>
              </table:table-cell>
              <table:table-cell office:value-type="float" office:value="-0.0239871">
                <text:p>-0.0239871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355503588301694">
                <text:p>0.00355503588301694</text:p>
              </table:table-cell>
              <table:table-cell office:value-type="float" office:value="-0.0244144788885282">
                <text:p>-0.0244144788885282</text:p>
              </table:table-cell>
              <table:table-cell office:value-type="float" office:value="0.00350648">
                <text:p>0.00350648</text:p>
              </table:table-cell>
              <table:table-cell office:value-type="float" office:value="-0.0244124">
                <text:p>-0.0244124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379457685921024">
                <text:p>0.00379457685921024</text:p>
              </table:table-cell>
              <table:table-cell office:value-type="float" office:value="-0.0246435471448896">
                <text:p>-0.0246435471448896</text:p>
              </table:table-cell>
              <table:table-cell office:value-type="float" office:value="0.00374103">
                <text:p>0.00374103</text:p>
              </table:table-cell>
              <table:table-cell office:value-type="float" office:value="-0.0247461">
                <text:p>-0.0247461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405090461123554">
                <text:p>0.00405090461123554</text:p>
              </table:table-cell>
              <table:table-cell office:value-type="float" office:value="-0.024786345688731">
                <text:p>-0.024786345688731</text:p>
              </table:table-cell>
              <table:table-cell office:value-type="float" office:value="0.00398988">
                <text:p>0.00398988</text:p>
              </table:table-cell>
              <table:table-cell office:value-type="float" office:value="-0.0249896">
                <text:p>-0.0249896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432477855680384">
                <text:p>0.00432477855680384</text:p>
              </table:table-cell>
              <table:table-cell office:value-type="float" office:value="-0.0248430157191744">
                <text:p>-0.0248430157191744</text:p>
              </table:table-cell>
              <table:table-cell office:value-type="float" office:value="0.00425389">
                <text:p>0.00425389</text:p>
              </table:table-cell>
              <table:table-cell office:value-type="float" office:value="-0.0251435">
                <text:p>-0.025143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461702561752614">
                <text:p>0.00461702561752614</text:p>
              </table:table-cell>
              <table:table-cell office:value-type="float" office:value="-0.0248134323292698">
                <text:p>-0.0248134323292698</text:p>
              </table:table-cell>
              <table:table-cell office:value-type="float" office:value="0.00453399">
                <text:p>0.00453399</text:p>
              </table:table-cell>
              <table:table-cell office:value-type="float" office:value="-0.0252083">
                <text:p>-0.0252083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492854543522944">
                <text:p>0.00492854543522944</text:p>
              </table:table-cell>
              <table:table-cell office:value-type="float" office:value="-0.0246971933341632">
                <text:p>-0.0246971933341632</text:p>
              </table:table-cell>
              <table:table-cell office:value-type="float" office:value="0.00483117">
                <text:p>0.00483117</text:p>
              </table:table-cell>
              <table:table-cell office:value-type="float" office:value="-0.0251842">
                <text:p>-0.0251842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526031558827274">
                <text:p>0.00526031558827274</text:p>
              </table:table-cell>
              <table:table-cell office:value-type="float" office:value="-0.0244936080992646">
                <text:p>-0.0244936080992646</text:p>
              </table:table-cell>
              <table:table-cell office:value-type="float" office:value="0.00514645">
                <text:p>0.00514645</text:p>
              </table:table-cell>
              <table:table-cell office:value-type="float" office:value="-0.0250711">
                <text:p>-0.0250711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561339680786304">
                <text:p>0.00561339680786304</text:p>
              </table:table-cell>
              <table:table-cell office:value-type="float" office:value="-0.024201686368416">
                <text:p>-0.024201686368416</text:p>
              </table:table-cell>
              <table:table-cell office:value-type="float" office:value="0.00548097">
                <text:p>0.00548097</text:p>
              </table:table-cell>
              <table:table-cell office:value-type="float" office:value="-0.0248684">
                <text:p>-0.0248684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598893819437134">
                <text:p>0.00598893819437134</text:p>
              </table:table-cell>
              <table:table-cell office:value-type="float" office:value="-0.0238201270920594">
                <text:p>-0.0238201270920594</text:p>
              </table:table-cell>
              <table:table-cell office:value-type="float" office:value="0.00583591">
                <text:p>0.00583591</text:p>
              </table:table-cell>
              <table:table-cell office:value-type="float" office:value="-0.0245754">
                <text:p>-0.0245754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638818243364864">
                <text:p>0.00638818243364864</text:p>
              </table:table-cell>
              <table:table-cell office:value-type="float" office:value="-0.0233473072554048">
                <text:p>-0.0233473072554048</text:p>
              </table:table-cell>
              <table:table-cell office:value-type="float" office:value="0.00621252">
                <text:p>0.00621252</text:p>
              </table:table-cell>
              <table:table-cell office:value-type="float" office:value="-0.0241908">
                <text:p>-0.0241908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681247101334194">
                <text:p>0.00681247101334194</text:p>
              </table:table-cell>
              <table:table-cell office:value-type="float" office:value="-0.0227812707065982">
                <text:p>-0.0227812707065982</text:p>
              </table:table-cell>
              <table:table-cell office:value-type="float" office:value="0.00661215">
                <text:p>0.00661215</text:p>
              </table:table-cell>
              <table:table-cell office:value-type="float" office:value="-0.0237134">
                <text:p>-0.0237134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726324943921024">
                <text:p>0.00726324943921024</text:p>
              </table:table-cell>
              <table:table-cell office:value-type="float" office:value="-0.0221197169848896">
                <text:p>-0.0221197169848896</text:p>
              </table:table-cell>
              <table:table-cell office:value-type="float" office:value="0.00703624">
                <text:p>0.00703624</text:p>
              </table:table-cell>
              <table:table-cell office:value-type="float" office:value="-0.0231412">
                <text:p>-0.0231412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774207245144054">
                <text:p>0.00774207245144054</text:p>
              </table:table-cell>
              <table:table-cell office:value-type="float" office:value="-0.021359990148801">
                <text:p>-0.021359990148801</text:p>
              </table:table-cell>
              <table:table-cell office:value-type="float" office:value="0.00748629">
                <text:p>0.00748629</text:p>
              </table:table-cell>
              <table:table-cell office:value-type="float" office:value="-0.0224722">
                <text:p>-0.0224722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825060924096384">
                <text:p>0.00825060924096384</text:p>
              </table:table-cell>
              <table:table-cell office:value-type="float" office:value="-0.0204990676042944">
                <text:p>-0.0204990676042944</text:p>
              </table:table-cell>
              <table:table-cell office:value-type="float" office:value="0.00796392">
                <text:p>0.00796392</text:p>
              </table:table-cell>
              <table:table-cell office:value-type="float" office:value="-0.0217038">
                <text:p>-0.0217038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879064866577114">
                <text:p>0.00879064866577114</text:p>
              </table:table-cell>
              <table:table-cell office:value-type="float" office:value="-0.0195335489329398">
                <text:p>-0.0195335489329398</text:p>
              </table:table-cell>
              <table:table-cell office:value-type="float" office:value="0.00847085">
                <text:p>0.00847085</text:p>
              </table:table-cell>
              <table:table-cell office:value-type="float" office:value="-0.0208332">
                <text:p>-0.0208332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936410446722944">
                <text:p>0.00936410446722944</text:p>
              </table:table-cell>
              <table:table-cell office:value-type="float" office:value="-0.0184596447200832">
                <text:p>-0.0184596447200832</text:p>
              </table:table-cell>
              <table:table-cell office:value-type="float" office:value="0.00900891">
                <text:p>0.00900891</text:p>
              </table:table-cell>
              <table:table-cell office:value-type="float" office:value="-0.0198573">
                <text:p>-0.0198573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997302048639774">
                <text:p>0.00997302048639774</text:p>
              </table:table-cell>
              <table:table-cell office:value-type="float" office:value="-0.0172731653830146">
                <text:p>-0.0172731653830146</text:p>
              </table:table-cell>
              <table:table-cell office:value-type="float" office:value="0.00958003">
                <text:p>0.00958003</text:p>
              </table:table-cell>
              <table:table-cell office:value-type="float" office:value="-0.0187723">
                <text:p>-0.0187723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0619575880343">
                <text:p>0.010619575880343</text:p>
              </table:table-cell>
              <table:table-cell office:value-type="float" office:value="-0.015969509999136">
                <text:p>-0.015969509999136</text:p>
              </table:table-cell>
              <table:table-cell office:value-type="float" office:value="0.0101863">
                <text:p>0.0101863</text:p>
              </table:table-cell>
              <table:table-cell office:value-type="float" office:value="-0.0175744">
                <text:p>-0.0175744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13060903384563">
                <text:p>0.0113060903384563</text:p>
              </table:table-cell>
              <table:table-cell office:value-type="float" office:value="-0.0145436551341294">
                <text:p>-0.0145436551341294</text:p>
              </table:table-cell>
              <table:table-cell office:value-type="float" office:value="0.0108298">
                <text:p>0.0108298</text:p>
              </table:table-cell>
              <table:table-cell office:value-type="float" office:value="-0.0162591">
                <text:p>-0.0162591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20350292987686">
                <text:p>0.0120350292987686</text:p>
              </table:table-cell>
              <table:table-cell office:value-type="float" office:value="-0.0129901436701248">
                <text:p>-0.0129901436701248</text:p>
              </table:table-cell>
              <table:table-cell office:value-type="float" office:value="0.011513">
                <text:p>0.011513</text:p>
              </table:table-cell>
              <table:table-cell office:value-type="float" office:value="-0.0148216">
                <text:p>-0.0148216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28090091642669">
                <text:p>0.0128090091642669</text:p>
              </table:table-cell>
              <table:table-cell office:value-type="float" office:value="-0.0113030736338682">
                <text:p>-0.0113030736338682</text:p>
              </table:table-cell>
              <table:table-cell office:value-type="float" office:value="0.0122383">
                <text:p>0.0122383</text:p>
              </table:table-cell>
              <table:table-cell office:value-type="float" office:value="-0.0132567">
                <text:p>-0.0132567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36308025192102">
                <text:p>0.0136308025192102</text:p>
              </table:table-cell>
              <table:table-cell office:value-type="float" office:value="-0.00947608702488961">
                <text:p>-0.00947608702488961</text:p>
              </table:table-cell>
              <table:table-cell office:value-type="float" office:value="0.0130082">
                <text:p>0.0130082</text:p>
              </table:table-cell>
              <table:table-cell office:value-type="float" office:value="-0.0115588">
                <text:p>-0.0115588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45033433454455">
                <text:p>0.0145033433454455</text:p>
              </table:table-cell>
              <table:table-cell office:value-type="float" office:value="-0.007502358643671">
                <text:p>-0.007502358643671</text:p>
              </table:table-cell>
              <table:table-cell office:value-type="float" office:value="0.0138258">
                <text:p>0.0138258</text:p>
              </table:table-cell>
              <table:table-cell office:value-type="float" office:value="-0.00972129">
                <text:p>-0.00972129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54297322387238">
                <text:p>0.0154297322387238</text:p>
              </table:table-cell>
              <table:table-cell office:value-type="float" office:value="-0.0053745849198144">
                <text:p>-0.0053745849198144</text:p>
              </table:table-cell>
              <table:table-cell office:value-type="float" office:value="0.0146944">
                <text:p>0.0146944</text:p>
              </table:table-cell>
              <table:table-cell office:value-type="float" office:value="-0.00773557">
                <text:p>-0.00773557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64132416250161">
                <text:p>0.0164132416250161</text:p>
              </table:table-cell>
              <table:table-cell office:value-type="float" office:value="-0.00308497274020979">
                <text:p>-0.00308497274020979</text:p>
              </table:table-cell>
              <table:table-cell office:value-type="float" office:value="0.0156185">
                <text:p>0.0156185</text:p>
              </table:table-cell>
              <table:table-cell office:value-type="float" office:value="-0.00559063">
                <text:p>-0.00559063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74573209768294">
                <text:p>0.0174573209768294</text:p>
              </table:table-cell>
              <table:table-cell office:value-type="float" office:value="-0.000625228277203189">
                <text:p>-0.000625228277203189</text:p>
              </table:table-cell>
              <table:table-cell office:value-type="float" office:value="0.0165981">
                <text:p>0.0165981</text:p>
              </table:table-cell>
              <table:table-cell office:value-type="float" office:value="-0.00328921">
                <text:p>-0.00328921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84003129880208">
                <text:p>0.0184003129880208</text:p>
              </table:table-cell>
              <table:table-cell office:value-type="float" office:value="0.00152737297464771">
                <text:p>0.00152737297464771</text:p>
              </table:table-cell>
              <table:table-cell office:value-type="float" office:value="0.0176113">
                <text:p>0.0176113</text:p>
              </table:table-cell>
              <table:table-cell office:value-type="float" office:value="-0.000908011">
                <text:p>-0.000908011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93103049873856">
                <text:p>0.0193103049873856</text:p>
              </table:table-cell>
              <table:table-cell office:value-type="float" office:value="0.00351868968282561">
                <text:p>0.00351868968282561</text:p>
              </table:table-cell>
              <table:table-cell office:value-type="float" office:value="0.0186066">
                <text:p>0.0186066</text:p>
              </table:table-cell>
              <table:table-cell office:value-type="float" office:value="0.0013777">
                <text:p>0.0013777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01900107665944">
                <text:p>0.0201900107665944</text:p>
              </table:table-cell>
              <table:table-cell office:value-type="float" office:value="0.00535418101316551">
                <text:p>0.00535418101316551</text:p>
              </table:table-cell>
              <table:table-cell office:value-type="float" office:value="0.0195621">
                <text:p>0.0195621</text:p>
              </table:table-cell>
              <table:table-cell office:value-type="float" office:value="0.00349109">
                <text:p>0.00349109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10420608318592">
                <text:p>0.0210420608318592</text:p>
              </table:table-cell>
              <table:table-cell office:value-type="float" office:value="0.00703899317651841">
                <text:p>0.00703899317651841</text:p>
              </table:table-cell>
              <table:table-cell office:value-type="float" office:value="0.020478">
                <text:p>0.020478</text:p>
              </table:table-cell>
              <table:table-cell office:value-type="float" office:value="0.00542906">
                <text:p>0.00542906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186901049">
                <text:p>0.02186901049</text:p>
              </table:table-cell>
              <table:table-cell office:value-type="float" office:value="0.00857795200685931">
                <text:p>0.00857795200685931</text:p>
              </table:table-cell>
              <table:table-cell office:value-type="float" office:value="0.0213589">
                <text:p>0.0213589</text:p>
              </table:table-cell>
              <table:table-cell office:value-type="float" office:value="0.00720139">
                <text:p>0.00720139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26733479113408">
                <text:p>0.0226733479113408</text:p>
              </table:table-cell>
              <table:table-cell office:value-type="float" office:value="0.00997555553939521">
                <text:p>0.00997555553939521</text:p>
              </table:table-cell>
              <table:table-cell office:value-type="float" office:value="0.0222087">
                <text:p>0.0222087</text:p>
              </table:table-cell>
              <table:table-cell office:value-type="float" office:value="0.00881606">
                <text:p>0.00881606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34575021926056">
                <text:p>0.0234575021926056</text:p>
              </table:table-cell>
              <table:table-cell office:value-type="float" office:value="0.0112359665886731">
                <text:p>0.0112359665886731</text:p>
              </table:table-cell>
              <table:table-cell office:value-type="float" office:value="0.0230305">
                <text:p>0.0230305</text:p>
              </table:table-cell>
              <table:table-cell office:value-type="float" office:value="0.0102793">
                <text:p>0.0102793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42238514198144">
                <text:p>0.0242238514198144</text:p>
              </table:table-cell>
              <table:table-cell office:value-type="float" office:value="0.012363005326688">
                <text:p>0.012363005326688</text:p>
              </table:table-cell>
              <table:table-cell office:value-type="float" office:value="0.0238272">
                <text:p>0.0238272</text:p>
              </table:table-cell>
              <table:table-cell office:value-type="float" office:value="0.0115963">
                <text:p>0.0115963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49747307311792">
                <text:p>0.0249747307311792</text:p>
              </table:table-cell>
              <table:table-cell office:value-type="float" office:value="0.0133601418609909">
                <text:p>0.0133601418609909</text:p>
              </table:table-cell>
              <table:table-cell office:value-type="float" office:value="0.0246017">
                <text:p>0.0246017</text:p>
              </table:table-cell>
              <table:table-cell office:value-type="float" office:value="0.0127722">
                <text:p>0.0127722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571244038">
                <text:p>0.02571244038</text:p>
              </table:table-cell>
              <table:table-cell office:value-type="float" office:value="0.0142304888127968">
                <text:p>0.0142304888127968</text:p>
              </table:table-cell>
              <table:table-cell office:value-type="float" office:value="0.0253569">
                <text:p>0.0253569</text:p>
              </table:table-cell>
              <table:table-cell office:value-type="float" office:value="0.0138112">
                <text:p>0.0138112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64392537975608">
                <text:p>0.0264392537975608</text:p>
              </table:table-cell>
              <table:table-cell office:value-type="float" office:value="0.0149767938950927">
                <text:p>0.0149767938950927</text:p>
              </table:table-cell>
              <table:table-cell office:value-type="float" office:value="0.0260954">
                <text:p>0.0260954</text:p>
              </table:table-cell>
              <table:table-cell office:value-type="float" office:value="0.0147171">
                <text:p>0.0147171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71574256560256">
                <text:p>0.0271574256560256</text:p>
              </table:table-cell>
              <table:table-cell office:value-type="float" office:value="0.0156014324907456">
                <text:p>0.0156014324907456</text:p>
              </table:table-cell>
              <table:table-cell office:value-type="float" office:value="0.0268199">
                <text:p>0.0268199</text:p>
              </table:table-cell>
              <table:table-cell office:value-type="float" office:value="0.0154935">
                <text:p>0.0154935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78691999313344">
                <text:p>0.0278691999313344</text:p>
              </table:table-cell>
              <table:table-cell office:value-type="float" office:value="0.0161064002306105">
                <text:p>0.0161064002306105</text:p>
              </table:table-cell>
              <table:table-cell office:value-type="float" office:value="0.0275331">
                <text:p>0.0275331</text:p>
              </table:table-cell>
              <table:table-cell office:value-type="float" office:value="0.0161431">
                <text:p>0.0161431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85768179660992">
                <text:p>0.0285768179660992</text:p>
              </table:table-cell>
              <table:table-cell office:value-type="float" office:value="0.0164933055716384">
                <text:p>0.0164933055716384</text:p>
              </table:table-cell>
              <table:table-cell office:value-type="float" office:value="0.0282374">
                <text:p>0.0282374</text:p>
              </table:table-cell>
              <table:table-cell office:value-type="float" office:value="0.0166684">
                <text:p>0.0166684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92825265325">
                <text:p>0.0292825265325</text:p>
              </table:table-cell>
              <table:table-cell office:value-type="float" office:value="0.0167633623749843">
                <text:p>0.0167633623749843</text:p>
              </table:table-cell>
              <table:table-cell office:value-type="float" office:value="0.0289356">
                <text:p>0.0289356</text:p>
              </table:table-cell>
              <table:table-cell office:value-type="float" office:value="0.0170713">
                <text:p>0.0170713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99885858951808">
                <text:p>0.0299885858951808</text:p>
              </table:table-cell>
              <table:table-cell office:value-type="float" office:value="0.0169173824841152">
                <text:p>0.0169173824841152</text:p>
              </table:table-cell>
              <table:table-cell office:value-type="float" office:value="0.02963">
                <text:p>0.02963</text:p>
              </table:table-cell>
              <table:table-cell office:value-type="float" office:value="0.0173535">
                <text:p>0.0173535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06972778741456">
                <text:p>0.0306972778741456</text:p>
              </table:table-cell>
              <table:table-cell office:value-type="float" office:value="0.0169557683029181">
                <text:p>0.0169557683029181</text:p>
              </table:table-cell>
              <table:table-cell office:value-type="float" office:value="0.0303233">
                <text:p>0.0303233</text:p>
              </table:table-cell>
              <table:table-cell office:value-type="float" office:value="0.017516">
                <text:p>0.017516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14109139076544">
                <text:p>0.0314109139076544</text:p>
              </table:table-cell>
              <table:table-cell office:value-type="float" office:value="0.016878505373808">
                <text:p>0.016878505373808</text:p>
              </table:table-cell>
              <table:table-cell office:value-type="float" office:value="0.0310179">
                <text:p>0.0310179</text:p>
              </table:table-cell>
              <table:table-cell office:value-type="float" office:value="0.0175594">
                <text:p>0.0175594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21318431151192">
                <text:p>0.0321318431151192</text:p>
              </table:table-cell>
              <table:table-cell office:value-type="float" office:value="0.0166851549558359">
                <text:p>0.0166851549558359</text:p>
              </table:table-cell>
              <table:table-cell office:value-type="float" office:value="0.0317163">
                <text:p>0.0317163</text:p>
              </table:table-cell>
              <table:table-cell office:value-type="float" office:value="0.017484">
                <text:p>0.017484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286246036">
                <text:p>0.03286246036</text:p>
              </table:table-cell>
              <table:table-cell office:value-type="float" office:value="0.0163748466027968">
                <text:p>0.0163748466027968</text:p>
              </table:table-cell>
              <table:table-cell office:value-type="float" office:value="0.0324211">
                <text:p>0.0324211</text:p>
              </table:table-cell>
              <table:table-cell office:value-type="float" office:value="0.0172895">
                <text:p>0.0172895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36052143127008">
                <text:p>0.0336052143127008</text:p>
              </table:table-cell>
              <table:table-cell office:value-type="float" office:value="0.0159462707413377">
                <text:p>0.0159462707413377</text:p>
              </table:table-cell>
              <table:table-cell office:value-type="float" office:value="0.0331348">
                <text:p>0.0331348</text:p>
              </table:table-cell>
              <table:table-cell office:value-type="float" office:value="0.0169754">
                <text:p>0.0169754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43626155134656">
                <text:p>0.0343626155134656</text:p>
              </table:table-cell>
              <table:table-cell office:value-type="float" office:value="0.0153976712490656">
                <text:p>0.0153976712490656</text:p>
              </table:table-cell>
              <table:table-cell office:value-type="float" office:value="0.0338601">
                <text:p>0.0338601</text:p>
              </table:table-cell>
              <table:table-cell office:value-type="float" office:value="0.0165411">
                <text:p>0.0165411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51372444352744">
                <text:p>0.0351372444352744</text:p>
              </table:table-cell>
              <table:table-cell office:value-type="float" office:value="0.0147268380326555">
                <text:p>0.0147268380326555</text:p>
              </table:table-cell>
              <table:table-cell office:value-type="float" office:value="0.0345995">
                <text:p>0.0345995</text:p>
              </table:table-cell>
              <table:table-cell office:value-type="float" office:value="0.0159853">
                <text:p>0.0159853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59317595467392">
                <text:p>0.0359317595467392</text:p>
              </table:table-cell>
              <table:table-cell office:value-type="float" office:value="0.0139310996059584">
                <text:p>0.0139310996059584</text:p>
              </table:table-cell>
              <table:table-cell office:value-type="float" office:value="0.0353557">
                <text:p>0.0353557</text:p>
              </table:table-cell>
              <table:table-cell office:value-type="float" office:value="0.015306">
                <text:p>0.015306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6748905375">
                <text:p>0.036748905375</text:p>
              </table:table-cell>
              <table:table-cell office:value-type="float" office:value="0.0130073156681093">
                <text:p>0.0130073156681093</text:p>
              </table:table-cell>
              <table:table-cell office:value-type="float" office:value="0.0361315">
                <text:p>0.0361315</text:p>
              </table:table-cell>
              <table:table-cell office:value-type="float" office:value="0.0145006">
                <text:p>0.0145006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75915205686208">
                <text:p>0.0375915205686208</text:p>
              </table:table-cell>
              <table:table-cell office:value-type="float" office:value="0.0119518696816352">
                <text:p>0.0119518696816352</text:p>
              </table:table-cell>
              <table:table-cell office:value-type="float" office:value="0.0369297">
                <text:p>0.0369297</text:p>
              </table:table-cell>
              <table:table-cell office:value-type="float" office:value="0.0135663">
                <text:p>0.0135663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84625459604856">
                <text:p>0.0384625459604856</text:p>
              </table:table-cell>
              <table:table-cell office:value-type="float" office:value="0.0107606614505631">
                <text:p>0.0107606614505631</text:p>
              </table:table-cell>
              <table:table-cell office:value-type="float" office:value="0.0377532">
                <text:p>0.0377532</text:p>
              </table:table-cell>
              <table:table-cell office:value-type="float" office:value="0.0124996">
                <text:p>0.0124996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93650326306944">
                <text:p>0.0393650326306944</text:p>
              </table:table-cell>
              <table:table-cell office:value-type="float" office:value="0.009429099698528">
                <text:p>0.009429099698528</text:p>
              </table:table-cell>
              <table:table-cell office:value-type="float" office:value="0.038605">
                <text:p>0.038605</text:p>
              </table:table-cell>
              <table:table-cell office:value-type="float" office:value="0.0112967">
                <text:p>0.0112967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03021499694592">
                <text:p>0.0403021499694592</text:p>
              </table:table-cell>
              <table:table-cell office:value-type="float" office:value="0.00795209464688092">
                <text:p>0.00795209464688092</text:p>
              </table:table-cell>
              <table:table-cell office:value-type="float" office:value="0.0394881">
                <text:p>0.0394881</text:p>
              </table:table-cell>
              <table:table-cell office:value-type="float" office:value="0.00995312">
                <text:p>0.00995312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127719374">
                <text:p>0.04127719374</text:p>
              </table:table-cell>
              <table:table-cell office:value-type="float" office:value="0.00632405059279682">
                <text:p>0.00632405059279682</text:p>
              </table:table-cell>
              <table:table-cell office:value-type="float" office:value="0.0404058">
                <text:p>0.0404058</text:p>
              </table:table-cell>
              <table:table-cell office:value-type="float" office:value="0.00846415">
                <text:p>0.00846415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22935941414408">
                <text:p>0.0422935941414408</text:p>
              </table:table-cell>
              <table:table-cell office:value-type="float" office:value="0.0045388584873827">
                <text:p>0.0045388584873827</text:p>
              </table:table-cell>
              <table:table-cell office:value-type="float" office:value="0.0413614">
                <text:p>0.0413614</text:p>
              </table:table-cell>
              <table:table-cell office:value-type="float" office:value="0.00682405">
                <text:p>0.00682405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33549238717056">
                <text:p>0.0433549238717056</text:p>
              </table:table-cell>
              <table:table-cell office:value-type="float" office:value="0.00258988851378562">
                <text:p>0.00258988851378562</text:p>
              </table:table-cell>
              <table:table-cell office:value-type="float" office:value="0.0423591">
                <text:p>0.0423591</text:p>
              </table:table-cell>
              <table:table-cell office:value-type="float" office:value="0.00502487">
                <text:p>0.00502487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44649061904144">
                <text:p>0.0444649061904144</text:p>
              </table:table-cell>
              <table:table-cell office:value-type="float" office:value="0.00046998266530051">
                <text:p>0.00046998266530051</text:p>
              </table:table-cell>
              <table:table-cell office:value-type="float" office:value="0.0434036">
                <text:p>0.0434036</text:p>
              </table:table-cell>
              <table:table-cell office:value-type="float" office:value="0.00305632">
                <text:p>0.00305632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56274229817792">
                <text:p>0.0456274229817792</text:p>
              </table:table-cell>
              <table:table-cell office:value-type="float" office:value="-0.00182855267652159">
                <text:p>-0.00182855267652159</text:p>
              </table:table-cell>
              <table:table-cell office:value-type="float" office:value="0.0444954">
                <text:p>0.0444954</text:p>
              </table:table-cell>
              <table:table-cell office:value-type="float" office:value="0.000921776">
                <text:p>0.000921776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66609033342142">
                <text:p>0.0466609033342142</text:p>
              </table:table-cell>
              <table:table-cell office:value-type="float" office:value="-0.00379486773176999">
                <text:p>-0.00379486773176999</text:p>
              </table:table-cell>
              <table:table-cell office:value-type="float" office:value="0.0456131">
                <text:p>0.0456131</text:p>
              </table:table-cell>
              <table:table-cell office:value-type="float" office:value="-0.00130141">
                <text:p>-0.00130141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76547692791744">
                <text:p>0.0476547692791744</text:p>
              </table:table-cell>
              <table:table-cell office:value-type="float" office:value="-0.00561049739167039">
                <text:p>-0.00561049739167039</text:p>
              </table:table-cell>
              <table:table-cell office:value-type="float" office:value="0.0467055">
                <text:p>0.0467055</text:p>
              </table:table-cell>
              <table:table-cell office:value-type="float" office:value="-0.00343738">
                <text:p>-0.00343738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86120090912906">
                <text:p>0.0486120090912906</text:p>
              </table:table-cell>
              <table:table-cell office:value-type="float" office:value="-0.00728046228228279">
                <text:p>-0.00728046228228279</text:p>
              </table:table-cell>
              <table:table-cell office:value-type="float" office:value="0.047751">
                <text:p>0.047751</text:p>
              </table:table-cell>
              <table:table-cell office:value-type="float" office:value="-0.00540877">
                <text:p>-0.00540877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495355119387008">
                <text:p>0.0495355119387008</text:p>
              </table:table-cell>
              <table:table-cell office:value-type="float" office:value="-0.00880946335648319">
                <text:p>-0.00880946335648319</text:p>
              </table:table-cell>
              <table:table-cell office:value-type="float" office:value="0.0487503">
                <text:p>0.0487503</text:p>
              </table:table-cell>
              <table:table-cell office:value-type="float" office:value="-0.00721217">
                <text:p>-0.00721217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0428075969375">
                <text:p>0.050428075969375</text:p>
              </table:table-cell>
              <table:table-cell office:value-type="float" office:value="-0.0102018758277716">
                <text:p>-0.0102018758277716</text:p>
              </table:table-cell>
              <table:table-cell office:value-type="float" office:value="0.0497082">
                <text:p>0.0497082</text:p>
              </table:table-cell>
              <table:table-cell office:value-type="float" office:value="-0.00885787">
                <text:p>-0.00885787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512924163792192">
                <text:p>0.0512924163792192</text:p>
              </table:table-cell>
              <table:table-cell office:value-type="float" office:value="-0.01146174310408">
                <text:p>-0.01146174310408</text:p>
              </table:table-cell>
              <table:table-cell office:value-type="float" office:value="0.0506286">
                <text:p>0.0506286</text:p>
              </table:table-cell>
              <table:table-cell office:value-type="float" office:value="-0.0103538">
                <text:p>-0.0103538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21311734801794">
                <text:p>0.0521311734801794</text:p>
              </table:table-cell>
              <table:table-cell office:value-type="float" office:value="-0.0125927707215804">
                <text:p>-0.0125927707215804</text:p>
              </table:table-cell>
              <table:table-cell office:value-type="float" office:value="0.051515">
                <text:p>0.051515</text:p>
              </table:table-cell>
              <table:table-cell office:value-type="float" office:value="-0.0117057">
                <text:p>-0.0117057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29469207683456">
                <text:p>0.0529469207683456</text:p>
              </table:table-cell>
              <table:table-cell office:value-type="float" office:value="-0.0135983202784928">
                <text:p>-0.0135983202784928</text:p>
              </table:table-cell>
              <table:table-cell office:value-type="float" office:value="0.0523706">
                <text:p>0.0523706</text:p>
              </table:table-cell>
              <table:table-cell office:value-type="float" office:value="-0.0129185">
                <text:p>-0.0129185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537421729920558">
                <text:p>0.0537421729920558</text:p>
              </table:table-cell>
              <table:table-cell office:value-type="float" office:value="-0.0144814033688932">
                <text:p>-0.0144814033688932</text:p>
              </table:table-cell>
              <table:table-cell office:value-type="float" office:value="0.0531986">
                <text:p>0.0531986</text:p>
              </table:table-cell>
              <table:table-cell office:value-type="float" office:value="-0.0139964">
                <text:p>-0.0139964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5451939422">
                <text:p>0.05451939422</text:p>
              </table:table-cell>
              <table:table-cell office:value-type="float" office:value="-0.0152446755165216">
                <text:p>-0.0152446755165216</text:p>
              </table:table-cell>
              <table:table-cell office:value-type="float" office:value="0.0540018">
                <text:p>0.0540018</text:p>
              </table:table-cell>
              <table:table-cell office:value-type="float" office:value="-0.0149435">
                <text:p>-0.0149435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552810059093242">
                <text:p>0.0552810059093242</text:p>
              </table:table-cell>
              <table:table-cell office:value-type="float" office:value="-0.01589043010859">
                <text:p>-0.01589043010859</text:p>
              </table:table-cell>
              <table:table-cell office:value-type="float" office:value="0.0547833">
                <text:p>0.0547833</text:p>
              </table:table-cell>
              <table:table-cell office:value-type="float" office:value="-0.015763">
                <text:p>-0.015763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560293949737344">
                <text:p>0.0560293949737344</text:p>
              </table:table-cell>
              <table:table-cell office:value-type="float" office:value="-0.0164205923295904">
                <text:p>-0.0164205923295904</text:p>
              </table:table-cell>
              <table:table-cell office:value-type="float" office:value="0.0555459">
                <text:p>0.0555459</text:p>
              </table:table-cell>
              <table:table-cell office:value-type="float" office:value="-0.0164581">
                <text:p>-0.0164581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567669218516006">
                <text:p>0.0567669218516006</text:p>
              </table:table-cell>
              <table:table-cell office:value-type="float" office:value="-0.0168367130951028">
                <text:p>-0.0168367130951028</text:p>
              </table:table-cell>
              <table:table-cell office:value-type="float" office:value="0.0562923">
                <text:p>0.0562923</text:p>
              </table:table-cell>
              <table:table-cell office:value-type="float" office:value="-0.0170312">
                <text:p>-0.0170312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574959285740608">
                <text:p>0.0574959285740608</text:p>
              </table:table-cell>
              <table:table-cell office:value-type="float" office:value="-0.0171399629856032">
                <text:p>-0.0171399629856032</text:p>
              </table:table-cell>
              <table:table-cell office:value-type="float" office:value="0.0570252">
                <text:p>0.0570252</text:p>
              </table:table-cell>
              <table:table-cell office:value-type="float" office:value="-0.0174845">
                <text:p>-0.0174845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58218746833125">
                <text:p>0.058218746833125</text:p>
              </table:table-cell>
              <table:table-cell office:value-type="float" office:value="-0.0173311261802716">
                <text:p>-0.0173311261802716</text:p>
              </table:table-cell>
              <table:table-cell office:value-type="float" office:value="0.0577474">
                <text:p>0.0577474</text:p>
              </table:table-cell>
              <table:table-cell office:value-type="float" office:value="-0.0178195">
                <text:p>-0.0178195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589377060497792">
                <text:p>0.0589377060497792</text:p>
              </table:table-cell>
              <table:table-cell office:value-type="float" office:value="-0.0174105943908">
                <text:p>-0.0174105943908</text:p>
              </table:table-cell>
              <table:table-cell office:value-type="float" office:value="0.0584614">
                <text:p>0.0584614</text:p>
              </table:table-cell>
              <table:table-cell office:value-type="float" office:value="-0.0180375">
                <text:p>-0.0180375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596551414420894">
                <text:p>0.0596551414420894</text:p>
              </table:table-cell>
              <table:table-cell office:value-type="float" office:value="-0.0173783607952004">
                <text:p>-0.0173783607952004</text:p>
              </table:table-cell>
              <table:table-cell office:value-type="float" office:value="0.0591698">
                <text:p>0.0591698</text:p>
              </table:table-cell>
              <table:table-cell office:value-type="float" office:value="-0.0181393">
                <text:p>-0.0181393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03734020933056">
                <text:p>0.0603734020933056</text:p>
              </table:table-cell>
              <table:table-cell office:value-type="float" office:value="-0.0172340139716128">
                <text:p>-0.0172340139716128</text:p>
              </table:table-cell>
              <table:table-cell office:value-type="float" office:value="0.0598753">
                <text:p>0.0598753</text:p>
              </table:table-cell>
              <table:table-cell office:value-type="float" office:value="-0.0181253">
                <text:p>-0.0181253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10948590199658">
                <text:p>0.0610948590199658</text:p>
              </table:table-cell>
              <table:table-cell office:value-type="float" office:value="-0.0169767318321132">
                <text:p>-0.0169767318321132</text:p>
              </table:table-cell>
              <table:table-cell office:value-type="float" office:value="0.0605803">
                <text:p>0.0605803</text:p>
              </table:table-cell>
              <table:table-cell office:value-type="float" office:value="-0.0179953">
                <text:p>-0.0179953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6182191324">
                <text:p>0.06182191324</text:p>
              </table:table-cell>
              <table:table-cell office:value-type="float" office:value="-0.0166052755565216">
                <text:p>-0.0166052755565216</text:p>
              </table:table-cell>
              <table:table-cell office:value-type="float" office:value="0.0612875">
                <text:p>0.0612875</text:p>
              </table:table-cell>
              <table:table-cell office:value-type="float" office:value="-0.017749">
                <text:p>-0.017749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625570038408342">
                <text:p>0.0625570038408342</text:p>
              </table:table-cell>
              <table:table-cell office:value-type="float" office:value="-0.01611798352621">
                <text:p>-0.01611798352621</text:p>
              </table:table-cell>
              <table:table-cell office:value-type="float" office:value="0.0619993">
                <text:p>0.0619993</text:p>
              </table:table-cell>
              <table:table-cell office:value-type="float" office:value="-0.0173853">
                <text:p>-0.0173853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633026160474944">
                <text:p>0.0633026160474944</text:p>
              </table:table-cell>
              <table:table-cell office:value-type="float" office:value="-0.0155127652579104">
                <text:p>-0.0155127652579104</text:p>
              </table:table-cell>
              <table:table-cell office:value-type="float" office:value="0.0627185">
                <text:p>0.0627185</text:p>
              </table:table-cell>
              <table:table-cell office:value-type="float" office:value="-0.0169031">
                <text:p>-0.0169031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640612892907106">
                <text:p>0.0640612892907106</text:p>
              </table:table-cell>
              <table:table-cell office:value-type="float" office:value="-0.0147870953375228">
                <text:p>-0.0147870953375228</text:p>
              </table:table-cell>
              <table:table-cell office:value-type="float" office:value="0.0634475">
                <text:p>0.0634475</text:p>
              </table:table-cell>
              <table:table-cell office:value-type="float" office:value="-0.0163006">
                <text:p>-0.0163006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648356252750208">
                <text:p>0.0648356252750208</text:p>
              </table:table-cell>
              <table:table-cell office:value-type="float" office:value="-0.0139380073539232">
                <text:p>-0.0139380073539232</text:p>
              </table:table-cell>
              <table:table-cell office:value-type="float" office:value="0.0641892">
                <text:p>0.0641892</text:p>
              </table:table-cell>
              <table:table-cell office:value-type="float" office:value="-0.0155754">
                <text:p>-0.0155754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65628296046875">
                <text:p>0.065628296046875</text:p>
              </table:table-cell>
              <table:table-cell office:value-type="float" office:value="-0.0129620878327716">
                <text:p>-0.0129620878327716</text:p>
              </table:table-cell>
              <table:table-cell office:value-type="float" office:value="0.0649461">
                <text:p>0.0649461</text:p>
              </table:table-cell>
              <table:table-cell office:value-type="float" office:value="-0.0147251">
                <text:p>-0.0147251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664420520627392">
                <text:p>0.0664420520627392</text:p>
              </table:table-cell>
              <table:table-cell office:value-type="float" office:value="-0.01185547017032">
                <text:p>-0.01185547017032</text:p>
              </table:table-cell>
              <table:table-cell office:value-type="float" office:value="0.0657209">
                <text:p>0.0657209</text:p>
              </table:table-cell>
              <table:table-cell office:value-type="float" office:value="-0.0137465">
                <text:p>-0.0137465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672797302571994">
                <text:p>0.0672797302571994</text:p>
              </table:table-cell>
              <table:table-cell office:value-type="float" office:value="-0.0106138285672204">
                <text:p>-0.0106138285672204</text:p>
              </table:table-cell>
              <table:table-cell office:value-type="float" office:value="0.0665167">
                <text:p>0.0665167</text:p>
              </table:table-cell>
              <table:table-cell office:value-type="float" office:value="-0.012636">
                <text:p>-0.012636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681442621110656">
                <text:p>0.0681442621110656</text:p>
              </table:table-cell>
              <table:table-cell office:value-type="float" office:value="-0.00923237196233279">
                <text:p>-0.00923237196233279</text:p>
              </table:table-cell>
              <table:table-cell office:value-type="float" office:value="0.0673361">
                <text:p>0.0673361</text:p>
              </table:table-cell>
              <table:table-cell office:value-type="float" office:value="-0.0113897">
                <text:p>-0.0113897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690386817194758">
                <text:p>0.0690386817194758</text:p>
              </table:table-cell>
              <table:table-cell office:value-type="float" office:value="-0.00770583796653318">
                <text:p>-0.00770583796653318</text:p>
              </table:table-cell>
              <table:table-cell office:value-type="float" office:value="0.0681822">
                <text:p>0.0681822</text:p>
              </table:table-cell>
              <table:table-cell office:value-type="float" office:value="-0.0100029">
                <text:p>-0.0100029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6996613386">
                <text:p>0.06996613386</text:p>
              </table:table-cell>
              <table:table-cell office:value-type="float" office:value="-0.00602848679652158">
                <text:p>-0.00602848679652158</text:p>
              </table:table-cell>
              <table:table-cell office:value-type="float" office:value="0.0690581">
                <text:p>0.0690581</text:p>
              </table:table-cell>
              <table:table-cell office:value-type="float" office:value="-0.00847083">
                <text:p>-0.00847083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709298820607442">
                <text:p>0.0709298820607442</text:p>
              </table:table-cell>
              <table:table-cell office:value-type="float" office:value="-0.00419409520862998">
                <text:p>-0.00419409520862998</text:p>
              </table:table-cell>
              <table:table-cell office:value-type="float" office:value="0.0699669">
                <text:p>0.0699669</text:p>
              </table:table-cell>
              <table:table-cell office:value-type="float" office:value="-0.00678752">
                <text:p>-0.00678752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719333166684544">
                <text:p>0.0719333166684544</text:p>
              </table:table-cell>
              <table:table-cell office:value-type="float" office:value="-0.00219595043263039">
                <text:p>-0.00219595043263039</text:p>
              </table:table-cell>
              <table:table-cell office:value-type="float" office:value="0.0709127">
                <text:p>0.0709127</text:p>
              </table:table-cell>
              <table:table-cell office:value-type="float" office:value="-0.00494489">
                <text:p>-0.00494489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729799629166206">
                <text:p>0.0729799629166206</text:p>
              </table:table-cell>
              <table:table-cell office:value-type="float" office:value="-0.0000268441055427879">
                <text:p>-0.0000268441055427879</text:p>
              </table:table-cell>
              <table:table-cell office:value-type="float" office:value="0.0718999">
                <text:p>0.0718999</text:p>
              </table:table-cell>
              <table:table-cell office:value-type="float" office:value="-0.00293251">
                <text:p>-0.00293251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740734889935808">
                <text:p>0.0740734889935808</text:p>
              </table:table-cell>
              <table:table-cell office:value-type="float" office:value="0.00232093379455683">
                <text:p>0.00232093379455683</text:p>
              </table:table-cell>
              <table:table-cell office:value-type="float" office:value="0.0729291">
                <text:p>0.0729291</text:p>
              </table:table-cell>
              <table:table-cell office:value-type="float" office:value="-0.000753592">
                <text:p>-0.000753592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750923813184973">
                <text:p>0.0750923813184973</text:p>
              </table:table-cell>
              <table:table-cell office:value-type="float" office:value="0.00438325160869803">
                <text:p>0.00438325160869803</text:p>
              </table:table-cell>
              <table:table-cell office:value-type="float" office:value="0.0739783">
                <text:p>0.0739783</text:p>
              </table:table-cell>
              <table:table-cell office:value-type="float" office:value="0.00151466">
                <text:p>0.00151466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760599375469536">
                <text:p>0.0760599375469536</text:p>
              </table:table-cell>
              <table:table-cell office:value-type="float" office:value="0.00629044118467523">
                <text:p>0.00629044118467523</text:p>
              </table:table-cell>
              <table:table-cell office:value-type="float" office:value="0.0749962">
                <text:p>0.0749962</text:p>
              </table:table-cell>
              <table:table-cell office:value-type="float" office:value="0.00369656">
                <text:p>0.00369656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769792055866239">
                <text:p>0.0769792055866239</text:p>
              </table:table-cell>
              <table:table-cell office:value-type="float" office:value="0.00804814865406843">
                <text:p>0.00804814865406843</text:p>
              </table:table-cell>
              <table:table-cell office:value-type="float" office:value="0.0759611">
                <text:p>0.0759611</text:p>
              </table:table-cell>
              <table:table-cell office:value-type="float" office:value="0.00571489">
                <text:p>0.00571489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778531030951552">
                <text:p>0.0778531030951552</text:p>
              </table:table-cell>
              <table:table-cell office:value-type="float" office:value="0.00966167295994563">
                <text:p>0.00966167295994563</text:p>
              </table:table-cell>
              <table:table-cell office:value-type="float" office:value="0.0768732">
                <text:p>0.0768732</text:p>
              </table:table-cell>
              <table:table-cell office:value-type="float" office:value="0.00756641">
                <text:p>0.00756641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786844230290625">
                <text:p>0.0786844230290625</text:p>
              </table:table-cell>
              <table:table-cell office:value-type="float" office:value="0.0111359619858068">
                <text:p>0.0111359619858068</text:p>
              </table:table-cell>
              <table:table-cell office:value-type="float" office:value="0.0777369">
                <text:p>0.0777369</text:p>
              </table:table-cell>
              <table:table-cell office:value-type="float" office:value="0.00926159">
                <text:p>0.00926159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794758391862048">
                <text:p>0.0794758391862048</text:p>
              </table:table-cell>
              <table:table-cell office:value-type="float" office:value="0.012475608684528">
                <text:p>0.012475608684528</text:p>
              </table:table-cell>
              <table:table-cell office:value-type="float" office:value="0.078556">
                <text:p>0.078556</text:p>
              </table:table-cell>
              <table:table-cell office:value-type="float" office:value="0.0108086">
                <text:p>0.0108086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802299117482611">
                <text:p>0.0802299117482611</text:p>
              </table:table-cell>
              <table:table-cell office:value-type="float" office:value="0.0136848472073052">
                <text:p>0.0136848472073052</text:p>
              </table:table-cell>
              <table:table-cell office:value-type="float" office:value="0.0793336">
                <text:p>0.0793336</text:p>
              </table:table-cell>
              <table:table-cell office:value-type="float" office:value="0.0122132">
                <text:p>0.0122132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809490928232064">
                <text:p>0.0809490928232064</text:p>
              </table:table-cell>
              <table:table-cell office:value-type="float" office:value="0.0147675490325984">
                <text:p>0.0147675490325984</text:p>
              </table:table-cell>
              <table:table-cell office:value-type="float" office:value="0.0800724">
                <text:p>0.0800724</text:p>
              </table:table-cell>
              <table:table-cell office:value-type="float" office:value="0.0134806">
                <text:p>0.0134806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816357319877877">
                <text:p>0.0816357319877877</text:p>
              </table:table-cell>
              <table:table-cell office:value-type="float" office:value="0.0157272190950756">
                <text:p>0.0157272190950756</text:p>
              </table:table-cell>
              <table:table-cell office:value-type="float" office:value="0.0807752">
                <text:p>0.0807752</text:p>
              </table:table-cell>
              <table:table-cell office:value-type="float" office:value="0.0146152">
                <text:p>0.0146152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8229208183">
                <text:p>0.08229208183</text:p>
              </table:table-cell>
              <table:table-cell office:value-type="float" office:value="0.0165669919145568">
                <text:p>0.0165669919145568</text:p>
              </table:table-cell>
              <table:table-cell office:value-type="float" office:value="0.0814444">
                <text:p>0.0814444</text:p>
              </table:table-cell>
              <table:table-cell office:value-type="float" office:value="0.0156213">
                <text:p>0.0156213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829203034915623">
                <text:p>0.0829203034915623</text:p>
              </table:table-cell>
              <table:table-cell office:value-type="float" office:value="0.017289627724958">
                <text:p>0.017289627724958</text:p>
              </table:table-cell>
              <table:table-cell office:value-type="float" office:value="0.0820825">
                <text:p>0.0820825</text:p>
              </table:table-cell>
              <table:table-cell office:value-type="float" office:value="0.0165024">
                <text:p>0.0165024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835224722103936">
                <text:p>0.0835224722103936</text:p>
              </table:table-cell>
              <table:table-cell office:value-type="float" office:value="0.0178975086032352">
                <text:p>0.0178975086032352</text:p>
              </table:table-cell>
              <table:table-cell office:value-type="float" office:value="0.0826919">
                <text:p>0.0826919</text:p>
              </table:table-cell>
              <table:table-cell office:value-type="float" office:value="0.0172617">
                <text:p>0.0172617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841005828630889">
                <text:p>0.0841005828630889</text:p>
              </table:table-cell>
              <table:table-cell office:value-type="float" office:value="0.0183926345983284">
                <text:p>0.0183926345983284</text:p>
              </table:table-cell>
              <table:table-cell office:value-type="float" office:value="0.0832747">
                <text:p>0.0832747</text:p>
              </table:table-cell>
              <table:table-cell office:value-type="float" office:value="0.0179021">
                <text:p>0.0179021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846565555073952">
                <text:p>0.0846565555073952</text:p>
              </table:table-cell>
              <table:table-cell office:value-type="float" office:value="0.0187766198601056">
                <text:p>0.0187766198601056</text:p>
              </table:table-cell>
              <table:table-cell office:value-type="float" office:value="0.0838331">
                <text:p>0.0838331</text:p>
              </table:table-cell>
              <table:table-cell office:value-type="float" office:value="0.0184257">
                <text:p>0.0184257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851922409246875">
                <text:p>0.0851922409246875</text:p>
              </table:table-cell>
              <table:table-cell office:value-type="float" office:value="0.0190506887683068">
                <text:p>0.0190506887683068</text:p>
              </table:table-cell>
              <table:table-cell office:value-type="float" office:value="0.0843691">
                <text:p>0.0843691</text:p>
              </table:table-cell>
              <table:table-cell office:value-type="float" office:value="0.0188346">
                <text:p>0.0188346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857094261624448">
                <text:p>0.0857094261624448</text:p>
              </table:table-cell>
              <table:table-cell office:value-type="float" office:value="0.019215672061488">
                <text:p>0.019215672061488</text:p>
              </table:table-cell>
              <table:table-cell office:value-type="float" office:value="0.0848846">
                <text:p>0.0848846</text:p>
              </table:table-cell>
              <table:table-cell office:value-type="float" office:value="0.0191303">
                <text:p>0.0191303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862098400767261">
                <text:p>0.0862098400767261</text:p>
              </table:table-cell>
              <table:table-cell office:value-type="float" office:value="0.0192720029659652">
                <text:p>0.0192720029659652</text:p>
              </table:table-cell>
              <table:table-cell office:value-type="float" office:value="0.0853815">
                <text:p>0.0853815</text:p>
              </table:table-cell>
              <table:table-cell office:value-type="float" office:value="0.0193137">
                <text:p>0.0193137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866951588746464">
                <text:p>0.0866951588746464</text:p>
              </table:table-cell>
              <table:table-cell office:value-type="float" office:value="0.0192197133247584">
                <text:p>0.0192197133247584</text:p>
              </table:table-cell>
              <table:table-cell office:value-type="float" office:value="0.0858616">
                <text:p>0.0858616</text:p>
              </table:table-cell>
              <table:table-cell office:value-type="float" office:value="0.0193855">
                <text:p>0.0193855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71670116568527">
                <text:p>0.0871670116568527</text:p>
              </table:table-cell>
              <table:table-cell office:value-type="float" office:value="0.0190584297265356">
                <text:p>0.0190584297265356</text:p>
              </table:table-cell>
              <table:table-cell office:value-type="float" office:value="0.0863267">
                <text:p>0.0863267</text:p>
              </table:table-cell>
              <table:table-cell office:value-type="float" office:value="0.0193461">
                <text:p>0.0193461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8762698596">
                <text:p>0.08762698596</text:p>
              </table:table-cell>
              <table:table-cell office:value-type="float" office:value="0.0187873696345568">
                <text:p>0.0187873696345568</text:p>
              </table:table-cell>
              <table:table-cell office:value-type="float" office:value="0.0867785">
                <text:p>0.0867785</text:p>
              </table:table-cell>
              <table:table-cell office:value-type="float" office:value="0.0191953">
                <text:p>0.0191953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880766332992273">
                <text:p>0.0880766332992273</text:p>
              </table:table-cell>
              <table:table-cell office:value-type="float" office:value="0.018405337515618">
                <text:p>0.018405337515618</text:p>
              </table:table-cell>
              <table:table-cell office:value-type="float" office:value="0.0872186">
                <text:p>0.0872186</text:p>
              </table:table-cell>
              <table:table-cell office:value-type="float" office:value="0.0189324">
                <text:p>0.0189324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885174747106336">
                <text:p>0.0885174747106336</text:p>
              </table:table-cell>
              <table:table-cell office:value-type="float" office:value="0.0179107209689952">
                <text:p>0.0179107209689952</text:p>
              </table:table-cell>
              <table:table-cell office:value-type="float" office:value="0.0876485">
                <text:p>0.0876485</text:p>
              </table:table-cell>
              <table:table-cell office:value-type="float" office:value="0.0185566">
                <text:p>0.0185566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889510062937539">
                <text:p>0.0889510062937539</text:p>
              </table:table-cell>
              <table:table-cell office:value-type="float" office:value="0.0173014868553884">
                <text:p>0.0173014868553884</text:p>
              </table:table-cell>
              <table:table-cell office:value-type="float" office:value="0.0880699">
                <text:p>0.0880699</text:p>
              </table:table-cell>
              <table:table-cell office:value-type="float" office:value="0.0180665">
                <text:p>0.0180665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893787047540352">
                <text:p>0.0893787047540352</text:p>
              </table:table-cell>
              <table:table-cell office:value-type="float" office:value="0.0165751774258656">
                <text:p>0.0165751774258656</text:p>
              </table:table-cell>
              <table:table-cell office:value-type="float" office:value="0.0884843">
                <text:p>0.0884843</text:p>
              </table:table-cell>
              <table:table-cell office:value-type="float" office:value="0.0174602">
                <text:p>0.0174602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898020329453125">
                <text:p>0.0898020329453125</text:p>
              </table:table-cell>
              <table:table-cell office:value-type="float" office:value="0.0157289064508068">
                <text:p>0.0157289064508068</text:p>
              </table:table-cell>
              <table:table-cell office:value-type="float" office:value="0.0888932">
                <text:p>0.0888932</text:p>
              </table:table-cell>
              <table:table-cell office:value-type="float" office:value="0.0167356">
                <text:p>0.0167356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902224454122848">
                <text:p>0.0902224454122848</text:p>
              </table:table-cell>
              <table:table-cell office:value-type="float" office:value="0.014759355348848">
                <text:p>0.014759355348848</text:p>
              </table:table-cell>
              <table:table-cell office:value-type="float" office:value="0.0892981">
                <text:p>0.0892981</text:p>
              </table:table-cell>
              <table:table-cell office:value-type="float" office:value="0.0158901">
                <text:p>0.0158901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906413939329911">
                <text:p>0.0906413939329911</text:p>
              </table:table-cell>
              <table:table-cell office:value-type="float" office:value="0.0136627693158252">
                <text:p>0.0136627693158252</text:p>
              </table:table-cell>
              <table:table-cell office:value-type="float" office:value="0.0897005">
                <text:p>0.0897005</text:p>
              </table:table-cell>
              <table:table-cell office:value-type="float" office:value="0.0149206">
                <text:p>0.0149206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910603330612864">
                <text:p>0.0910603330612864</text:p>
              </table:table-cell>
              <table:table-cell office:value-type="float" office:value="0.0124349534537184">
                <text:p>0.0124349534537184</text:p>
              </table:table-cell>
              <table:table-cell office:value-type="float" office:value="0.0901018">
                <text:p>0.0901018</text:p>
              </table:table-cell>
              <table:table-cell office:value-type="float" office:value="0.0138234">
                <text:p>0.0138234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914807256693177">
                <text:p>0.0914807256693177</text:p>
              </table:table-cell>
              <table:table-cell office:value-type="float" office:value="0.0110712688995956">
                <text:p>0.0110712688995956</text:p>
              </table:table-cell>
              <table:table-cell office:value-type="float" office:value="0.0905034">
                <text:p>0.0905034</text:p>
              </table:table-cell>
              <table:table-cell office:value-type="float" office:value="0.0125948">
                <text:p>0.0125948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9190404849">
                <text:p>0.09190404849</text:p>
              </table:table-cell>
              <table:table-cell office:value-type="float" office:value="0.00956662895455683">
                <text:p>0.00956662895455683</text:p>
              </table:table-cell>
              <table:table-cell office:value-type="float" office:value="0.0909069">
                <text:p>0.0909069</text:p>
              </table:table-cell>
              <table:table-cell office:value-type="float" office:value="0.0112302">
                <text:p>0.0112302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923317976594923">
                <text:p>0.0923317976594923</text:p>
              </table:table-cell>
              <table:table-cell office:value-type="float" office:value="0.00791549521267802">
                <text:p>0.00791549521267802</text:p>
              </table:table-cell>
              <table:table-cell office:value-type="float" office:value="0.0913137">
                <text:p>0.0913137</text:p>
              </table:table-cell>
              <table:table-cell office:value-type="float" office:value="0.00972452">
                <text:p>0.00972452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927654942596736">
                <text:p>0.0927654942596736</text:p>
              </table:table-cell>
              <table:table-cell office:value-type="float" office:value="0.00611187368995523">
                <text:p>0.00611187368995523</text:p>
              </table:table-cell>
              <table:table-cell office:value-type="float" office:value="0.0917255">
                <text:p>0.0917255</text:p>
              </table:table-cell>
              <table:table-cell office:value-type="float" office:value="0.00807018">
                <text:p>0.00807018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932066898606189">
                <text:p>0.0932066898606189</text:p>
              </table:table-cell>
              <table:table-cell office:value-type="float" office:value="0.00414931095324844">
                <text:p>0.00414931095324844</text:p>
              </table:table-cell>
              <table:table-cell office:value-type="float" office:value="0.0921442">
                <text:p>0.0921442</text:p>
              </table:table-cell>
              <table:table-cell office:value-type="float" office:value="0.00625746">
                <text:p>0.00625746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936569720630752">
                <text:p>0.0936569720630752</text:p>
              </table:table-cell>
              <table:table-cell office:value-type="float" office:value="0.00202089024922562">
                <text:p>0.00202089024922562</text:p>
              </table:table-cell>
              <table:table-cell office:value-type="float" office:value="0.0925702">
                <text:p>0.0925702</text:p>
              </table:table-cell>
              <table:table-cell office:value-type="float" office:value="0.00429033">
                <text:p>0.00429033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941052459417842">
                <text:p>0.0941052459417842</text:p>
              </table:table-cell>
              <table:table-cell office:value-type="float" office:value="-0.000374158745489383">
                <text:p>-0.000374158745489383</text:p>
              </table:table-cell>
              <table:table-cell office:value-type="float" office:value="0.0929966">
                <text:p>0.0929966</text:p>
              </table:table-cell>
              <table:table-cell office:value-type="float" office:value="0.00224673">
                <text:p>0.00224673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945220067977344">
                <text:p>0.0945220067977344</text:p>
              </table:table-cell>
              <table:table-cell office:value-type="float" office:value="-0.00243215678805438">
                <text:p>-0.00243215678805438</text:p>
              </table:table-cell>
              <table:table-cell office:value-type="float" office:value="0.0934065">
                <text:p>0.0934065</text:p>
              </table:table-cell>
              <table:table-cell office:value-type="float" office:value="0.00030318">
                <text:p>0.00030318</text:p>
              </table:table-cell>
              <table:table-cell office:value-type="float" office:value="0.1">
                <text:p>0.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949090768280406">
                <text:p>0.0949090768280406</text:p>
              </table:table-cell>
              <table:table-cell office:value-type="float" office:value="-0.00418162314131938">
                <text:p>-0.00418162314131938</text:p>
              </table:table-cell>
              <table:table-cell office:value-type="float" office:value="0.0937929">
                <text:p>0.0937929</text:p>
              </table:table-cell>
              <table:table-cell office:value-type="float" office:value="-0.00146224">
                <text:p>-0.00146224</text:p>
              </table:table-cell>
              <table:table-cell office:value-type="float" office:value="0.1">
                <text:p>0.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952682024057408">
                <text:p>0.0952682024057408</text:p>
              </table:table-cell>
              <table:table-cell office:value-type="float" office:value="-0.00564959040613438">
                <text:p>-0.00564959040613438</text:p>
              </table:table-cell>
              <table:table-cell office:value-type="float" office:value="0.0941562">
                <text:p>0.0941562</text:p>
              </table:table-cell>
              <table:table-cell office:value-type="float" office:value="-0.00304537">
                <text:p>-0.00304537</text:p>
              </table:table-cell>
              <table:table-cell office:value-type="float" office:value="0.1">
                <text:p>0.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95601055775625">
                <text:p>0.095601055775625</text:p>
              </table:table-cell>
              <table:table-cell office:value-type="float" office:value="-0.00686164173514938">
                <text:p>-0.00686164173514938</text:p>
              </table:table-cell>
              <table:table-cell office:value-type="float" office:value="0.094498">
                <text:p>0.094498</text:p>
              </table:table-cell>
              <table:table-cell office:value-type="float" office:value="-0.0044557">
                <text:p>-0.0044557</text:p>
              </table:table-cell>
              <table:table-cell office:value-type="float" office:value="0.1">
                <text:p>0.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959092367131392">
                <text:p>0.0959092367131392</text:p>
              </table:table-cell>
              <table:table-cell office:value-type="float" office:value="-0.00784194804661438">
                <text:p>-0.00784194804661438</text:p>
              </table:table-cell>
              <table:table-cell office:value-type="float" office:value="0.0948199">
                <text:p>0.0948199</text:p>
              </table:table-cell>
              <table:table-cell office:value-type="float" office:value="-0.00570032">
                <text:p>-0.00570032</text:p>
              </table:table-cell>
              <table:table-cell office:value-type="float" office:value="0.1">
                <text:p>0.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961942741832894">
                <text:p>0.0961942741832894</text:p>
              </table:table-cell>
              <table:table-cell office:value-type="float" office:value="-0.00861330523817938">
                <text:p>-0.00861330523817938</text:p>
              </table:table-cell>
              <table:table-cell office:value-type="float" office:value="0.0951229">
                <text:p>0.0951229</text:p>
              </table:table-cell>
              <table:table-cell office:value-type="float" office:value="-0.00678403">
                <text:p>-0.00678403</text:p>
              </table:table-cell>
              <table:table-cell office:value-type="float" office:value="0.1">
                <text:p>0.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964576279995456">
                <text:p>0.0964576279995456</text:p>
              </table:table-cell>
              <table:table-cell office:value-type="float" office:value="-0.00919717140069438">
                <text:p>-0.00919717140069438</text:p>
              </table:table-cell>
              <table:table-cell office:value-type="float" office:value="0.0954082">
                <text:p>0.0954082</text:p>
              </table:table-cell>
              <table:table-cell office:value-type="float" office:value="-0.0077107">
                <text:p>-0.0077107</text:p>
              </table:table-cell>
              <table:table-cell office:value-type="float" office:value="0.1">
                <text:p>0.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967006904827458">
                <text:p>0.0967006904827458</text:p>
              </table:table-cell>
              <table:table-cell office:value-type="float" office:value="-0.00961370403200938">
                <text:p>-0.00961370403200938</text:p>
              </table:table-cell>
              <table:table-cell office:value-type="float" office:value="0.0956768">
                <text:p>0.0956768</text:p>
              </table:table-cell>
              <table:table-cell office:value-type="float" office:value="-0.00848364">
                <text:p>-0.00848364</text:p>
              </table:table-cell>
              <table:table-cell office:value-type="float" office:value="0.1">
                <text:p>0.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9692478812">
                <text:p>0.09692478812</text:p>
              </table:table-cell>
              <table:table-cell office:value-type="float" office:value="-0.00988179725077438">
                <text:p>-0.00988179725077438</text:p>
              </table:table-cell>
              <table:table-cell office:value-type="float" office:value="0.0959297">
                <text:p>0.0959297</text:p>
              </table:table-cell>
              <table:table-cell office:value-type="float" office:value="-0.00910566">
                <text:p>-0.00910566</text:p>
              </table:table-cell>
              <table:table-cell office:value-type="float" office:value="0.1">
                <text:p>0.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971311832235942">
                <text:p>0.0971311832235942</text:p>
              </table:table-cell>
              <table:table-cell office:value-type="float" office:value="-0.0100191190102394">
                <text:p>-0.0100191190102394</text:p>
              </table:table-cell>
              <table:table-cell office:value-type="float" office:value="0.0961678">
                <text:p>0.0961678</text:p>
              </table:table-cell>
              <table:table-cell office:value-type="float" office:value="-0.00957901">
                <text:p>-0.00957901</text:p>
              </table:table-cell>
              <table:table-cell office:value-type="float" office:value="0.1">
                <text:p>0.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973210755898944">
                <text:p>0.0973210755898944</text:p>
              </table:table-cell>
              <table:table-cell office:value-type="float" office:value="-0.0100421483120544">
                <text:p>-0.0100421483120544</text:p>
              </table:table-cell>
              <table:table-cell office:value-type="float" office:value="0.0963919">
                <text:p>0.0963919</text:p>
              </table:table-cell>
              <table:table-cell office:value-type="float" office:value="-0.00990544">
                <text:p>-0.00990544</text:p>
              </table:table-cell>
              <table:table-cell office:value-type="float" office:value="0.1">
                <text:p>0.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974956041582506">
                <text:p>0.0974956041582506</text:p>
              </table:table-cell>
              <table:table-cell office:value-type="float" office:value="-0.00996621242006937">
                <text:p>-0.00996621242006937</text:p>
              </table:table-cell>
              <table:table-cell office:value-type="float" office:value="0.096603">
                <text:p>0.096603</text:p>
              </table:table-cell>
              <table:table-cell office:value-type="float" office:value="-0.0100862">
                <text:p>-0.0100862</text:p>
              </table:table-cell>
              <table:table-cell office:value-type="float" office:value="0.1">
                <text:p>0.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976558486699008">
                <text:p>0.0976558486699008</text:p>
              </table:table-cell>
              <table:table-cell office:value-type="float" office:value="-0.00980552407413437">
                <text:p>-0.00980552407413437</text:p>
              </table:table-cell>
              <table:table-cell office:value-type="float" office:value="0.0968017">
                <text:p>0.0968017</text:p>
              </table:table-cell>
              <table:table-cell office:value-type="float" office:value="-0.0101217">
                <text:p>-0.0101217</text:p>
              </table:table-cell>
              <table:table-cell office:value-type="float" office:value="0.1">
                <text:p>0.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97802831326875">
                <text:p>0.097802831326875</text:p>
              </table:table-cell>
              <table:table-cell office:value-type="float" office:value="-0.00957321870389938">
                <text:p>-0.00957321870389938</text:p>
              </table:table-cell>
              <table:table-cell office:value-type="float" office:value="0.0969888">
                <text:p>0.0969888</text:p>
              </table:table-cell>
              <table:table-cell office:value-type="float" office:value="-0.0100111">
                <text:p>-0.0100111</text:p>
              </table:table-cell>
              <table:table-cell office:value-type="float" office:value="0.1">
                <text:p>0.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979375184508992">
                <text:p>0.0979375184508992</text:p>
              </table:table-cell>
              <table:table-cell office:value-type="float" office:value="-0.00928139164261437">
                <text:p>-0.00928139164261437</text:p>
              </table:table-cell>
              <table:table-cell office:value-type="float" office:value="0.0971649">
                <text:p>0.0971649</text:p>
              </table:table-cell>
              <table:table-cell office:value-type="float" office:value="-0.00975227">
                <text:p>-0.00975227</text:p>
              </table:table-cell>
              <table:table-cell office:value-type="float" office:value="0.1">
                <text:p>0.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980608221422994">
                <text:p>0.0980608221422994</text:p>
              </table:table-cell>
              <table:table-cell office:value-type="float" office:value="-0.00894113534092936">
                <text:p>-0.00894113534092936</text:p>
              </table:table-cell>
              <table:table-cell office:value-type="float" office:value="0.0973307">
                <text:p>0.0973307</text:p>
              </table:table-cell>
              <table:table-cell office:value-type="float" office:value="-0.00934939">
                <text:p>-0.00934939</text:p>
              </table:table-cell>
              <table:table-cell office:value-type="float" office:value="0.1">
                <text:p>0.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981736019389056">
                <text:p>0.0981736019389056</text:p>
              </table:table-cell>
              <table:table-cell office:value-type="float" office:value="-0.00856257658069437">
                <text:p>-0.00856257658069437</text:p>
              </table:table-cell>
              <table:table-cell office:value-type="float" office:value="0.0974869">
                <text:p>0.0974869</text:p>
              </table:table-cell>
              <table:table-cell office:value-type="float" office:value="-0.0088436">
                <text:p>-0.0088436</text:p>
              </table:table-cell>
              <table:table-cell office:value-type="float" office:value="0.1">
                <text:p>0.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982766664749558">
                <text:p>0.0982766664749558</text:p>
              </table:table-cell>
              <table:table-cell office:value-type="float" office:value="-0.00815491368875938">
                <text:p>-0.00815491368875938</text:p>
              </table:table-cell>
              <table:table-cell office:value-type="float" office:value="0.0976339">
                <text:p>0.0976339</text:p>
              </table:table-cell>
              <table:table-cell office:value-type="float" office:value="-0.00832502">
                <text:p>-0.0083250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9837077514">
                <text:p>0.09837077514</text:p>
              </table:table-cell>
              <table:table-cell office:value-type="float" office:value="-0.00772645375077436">
                <text:p>-0.00772645375077436</text:p>
              </table:table-cell>
              <table:table-cell office:value-type="float" office:value="0.0977723">
                <text:p>0.0977723</text:p>
              </table:table-cell>
              <table:table-cell office:value-type="float" office:value="-0.00783434">
                <text:p>-0.0078343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984566397378042">
                <text:p>0.0984566397378042</text:p>
              </table:table-cell>
              <table:table-cell office:value-type="float" office:value="-0.00728464982498936">
                <text:p>-0.00728464982498936</text:p>
              </table:table-cell>
              <table:table-cell office:value-type="float" office:value="0.0979026">
                <text:p>0.0979026</text:p>
              </table:table-cell>
              <table:table-cell office:value-type="float" office:value="-0.00737507">
                <text:p>-0.00737507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985349261452544">
                <text:p>0.0985349261452544</text:p>
              </table:table-cell>
              <table:table-cell office:value-type="float" office:value="-0.00683613815605436">
                <text:p>-0.00683613815605436</text:p>
              </table:table-cell>
              <table:table-cell office:value-type="float" office:value="0.0980253">
                <text:p>0.0980253</text:p>
              </table:table-cell>
              <table:table-cell office:value-type="float" office:value="-0.00694367">
                <text:p>-0.00694367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986062559712606">
                <text:p>0.0986062559712606</text:p>
              </table:table-cell>
              <table:table-cell office:value-type="float" office:value="-0.00638677538881936">
                <text:p>-0.00638677538881936</text:p>
              </table:table-cell>
              <table:table-cell office:value-type="float" office:value="0.0981408">
                <text:p>0.0981408</text:p>
              </table:table-cell>
              <table:table-cell office:value-type="float" office:value="-0.00653758">
                <text:p>-0.00653758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986712082156608">
                <text:p>0.0986712082156608</text:p>
              </table:table-cell>
              <table:table-cell office:value-type="float" office:value="-0.00594167578213436">
                <text:p>-0.00594167578213436</text:p>
              </table:table-cell>
              <table:table-cell office:value-type="float" office:value="0.0982496">
                <text:p>0.0982496</text:p>
              </table:table-cell>
              <table:table-cell office:value-type="float" office:value="-0.00615519">
                <text:p>-0.00615519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98730320928125">
                <text:p>0.098730320928125</text:p>
              </table:table-cell>
              <table:table-cell office:value-type="float" office:value="-0.00550524842264936">
                <text:p>-0.00550524842264936</text:p>
              </table:table-cell>
              <table:table-cell office:value-type="float" office:value="0.098352">
                <text:p>0.098352</text:p>
              </table:table-cell>
              <table:table-cell office:value-type="float" office:value="-0.00579514">
                <text:p>-0.0057951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987840928670592">
                <text:p>0.0987840928670592</text:p>
              </table:table-cell>
              <table:table-cell office:value-type="float" office:value="-0.00508123443861435">
                <text:p>-0.00508123443861435</text:p>
              </table:table-cell>
              <table:table-cell office:value-type="float" office:value="0.0984484">
                <text:p>0.0984484</text:p>
              </table:table-cell>
              <table:table-cell office:value-type="float" office:value="-0.00545615">
                <text:p>-0.0054561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988329851585094">
                <text:p>0.0988329851585094</text:p>
              </table:table-cell>
              <table:table-cell office:value-type="float" office:value="-0.00467274421367935">
                <text:p>-0.00467274421367935</text:p>
              </table:table-cell>
              <table:table-cell office:value-type="float" office:value="0.0985391">
                <text:p>0.0985391</text:p>
              </table:table-cell>
              <table:table-cell office:value-type="float" office:value="-0.00513699">
                <text:p>-0.00513699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988774229550656">
                <text:p>0.0988774229550656</text:p>
              </table:table-cell>
              <table:table-cell office:value-type="float" office:value="-0.00428229460069434">
                <text:p>-0.00428229460069434</text:p>
              </table:table-cell>
              <table:table-cell office:value-type="float" office:value="0.0986246">
                <text:p>0.0986246</text:p>
              </table:table-cell>
              <table:table-cell office:value-type="float" office:value="-0.0048365">
                <text:p>-0.004836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989177970947658">
                <text:p>0.0989177970947658</text:p>
              </table:table-cell>
              <table:table-cell office:value-type="float" office:value="-0.00391184613550933">
                <text:p>-0.00391184613550933</text:p>
              </table:table-cell>
              <table:table-cell office:value-type="float" office:value="0.0987051">
                <text:p>0.0987051</text:p>
              </table:table-cell>
              <table:table-cell office:value-type="float" office:value="-0.00455359">
                <text:p>-0.00455359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9895446576">
                <text:p>0.09895446576</text:p>
              </table:table-cell>
              <table:table-cell office:value-type="float" office:value="-0.00356284025077435">
                <text:p>-0.00356284025077435</text:p>
              </table:table-cell>
              <table:table-cell office:value-type="float" office:value="0.0987808">
                <text:p>0.0987808</text:p>
              </table:table-cell>
              <table:table-cell office:value-type="float" office:value="-0.00428723">
                <text:p>-0.0042872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989877561364142">
                <text:p>0.0989877561364142</text:p>
              </table:table-cell>
              <table:table-cell office:value-type="float" office:value="-0.00323623648973933">
                <text:p>-0.00323623648973933</text:p>
              </table:table-cell>
              <table:table-cell office:value-type="float" office:value="0.0988521">
                <text:p>0.0988521</text:p>
              </table:table-cell>
              <table:table-cell office:value-type="float" office:value="-0.00403645">
                <text:p>-0.0040364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990179660718144">
                <text:p>0.0990179660718144</text:p>
              </table:table-cell>
              <table:table-cell office:value-type="float" office:value="-0.00293254972005435">
                <text:p>-0.00293254972005435</text:p>
              </table:table-cell>
              <table:table-cell office:value-type="float" office:value="0.0989193">
                <text:p>0.0989193</text:p>
              </table:table-cell>
              <table:table-cell office:value-type="float" office:value="-0.00380034">
                <text:p>-0.0038003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990453657350706">
                <text:p>0.0990453657350706</text:p>
              </table:table-cell>
              <table:table-cell office:value-type="float" office:value="-0.00265188734756932">
                <text:p>-0.00265188734756932</text:p>
              </table:table-cell>
              <table:table-cell office:value-type="float" office:value="0.0989825">
                <text:p>0.0989825</text:p>
              </table:table-cell>
              <table:table-cell office:value-type="float" office:value="-0.00357803">
                <text:p>-0.0035780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990701992750208">
                <text:p>0.0990701992750208</text:p>
              </table:table-cell>
              <table:table-cell office:value-type="float" office:value="-0.00239398653013431">
                <text:p>-0.00239398653013431</text:p>
              </table:table-cell>
              <table:table-cell office:value-type="float" office:value="0.099042">
                <text:p>0.099042</text:p>
              </table:table-cell>
              <table:table-cell office:value-type="float" office:value="-0.00336874">
                <text:p>-0.0033687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99092686479375">
                <text:p>0.099092686479375</text:p>
              </table:table-cell>
              <table:table-cell office:value-type="float" office:value="-0.00215825139139934">
                <text:p>-0.00215825139139934</text:p>
              </table:table-cell>
              <table:table-cell office:value-type="float" office:value="0.099098">
                <text:p>0.099098</text:p>
              </table:table-cell>
              <table:table-cell office:value-type="float" office:value="-0.00317168">
                <text:p>-0.00317168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991130244336192">
                <text:p>0.0991130244336192</text:p>
              </table:table-cell>
              <table:table-cell office:value-type="float" office:value="-0.00194379023461434">
                <text:p>-0.00194379023461434</text:p>
              </table:table-cell>
              <table:table-cell office:value-type="float" office:value="0.0991508">
                <text:p>0.0991508</text:p>
              </table:table-cell>
              <table:table-cell office:value-type="float" office:value="-0.00298615">
                <text:p>-0.0029861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991313891799194">
                <text:p>0.0991313891799194</text:p>
              </table:table-cell>
              <table:table-cell office:value-type="float" office:value="-0.00174945275642929">
                <text:p>-0.00174945275642929</text:p>
              </table:table-cell>
              <table:table-cell office:value-type="float" office:value="0.0992005">
                <text:p>0.0992005</text:p>
              </table:table-cell>
              <table:table-cell office:value-type="float" office:value="-0.00281148">
                <text:p>-0.00281148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991479373760256">
                <text:p>0.0991479373760256</text:p>
              </table:table-cell>
              <table:table-cell office:value-type="float" office:value="-0.00157386726069435">
                <text:p>-0.00157386726069435</text:p>
              </table:table-cell>
              <table:table-cell office:value-type="float" office:value="0.0992472">
                <text:p>0.0992472</text:p>
              </table:table-cell>
              <table:table-cell office:value-type="float" office:value="-0.00264702">
                <text:p>-0.0026470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991628079541758">
                <text:p>0.0991628079541758</text:p>
              </table:table-cell>
              <table:table-cell office:value-type="float" office:value="-0.00141547787225931">
                <text:p>-0.00141547787225931</text:p>
              </table:table-cell>
              <table:table-cell office:value-type="float" office:value="0.0992913">
                <text:p>0.0992913</text:p>
              </table:table-cell>
              <table:table-cell office:value-type="float" office:value="-0.00249218">
                <text:p>-0.00249218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9917612378">
                <text:p>0.09917612378</text:p>
              </table:table-cell>
              <table:table-cell office:value-type="float" office:value="-0.00127258175077429">
                <text:p>-0.00127258175077429</text:p>
              </table:table-cell>
              <table:table-cell office:value-type="float" office:value="0.0993327">
                <text:p>0.0993327</text:p>
              </table:table-cell>
              <table:table-cell office:value-type="float" office:value="-0.0023464">
                <text:p>-0.002346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991879933114242">
                <text:p>0.0991879933114242</text:p>
              </table:table-cell>
              <table:table-cell office:value-type="float" office:value="-0.00114336630448931">
                <text:p>-0.00114336630448931</text:p>
              </table:table-cell>
              <table:table-cell office:value-type="float" office:value="0.0993718">
                <text:p>0.0993718</text:p>
              </table:table-cell>
              <table:table-cell office:value-type="float" office:value="-0.00220915">
                <text:p>-0.0022091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991985122575744">
                <text:p>0.0991985122575744</text:p>
              </table:table-cell>
              <table:table-cell office:value-type="float" office:value="-0.00102594640405427">
                <text:p>-0.00102594640405427</text:p>
              </table:table-cell>
              <table:table-cell office:value-type="float" office:value="0.0994085">
                <text:p>0.0994085</text:p>
              </table:table-cell>
              <table:table-cell office:value-type="float" office:value="-0.00207992">
                <text:p>-0.0020799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992077652376806">
                <text:p>0.0992077652376806</text:p>
              </table:table-cell>
              <table:table-cell office:value-type="float" office:value="-0.000918401596319333">
                <text:p>-0.000918401596319333</text:p>
              </table:table-cell>
              <table:table-cell office:value-type="float" office:value="0.0994431">
                <text:p>0.0994431</text:p>
              </table:table-cell>
              <table:table-cell office:value-type="float" office:value="-0.00195825">
                <text:p>-0.0019582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992158274399808">
                <text:p>0.0992158274399808</text:p>
              </table:table-cell>
              <table:table-cell office:value-type="float" office:value="-0.000818813318134236">
                <text:p>-0.000818813318134236</text:p>
              </table:table-cell>
              <table:table-cell office:value-type="float" office:value="0.0994757">
                <text:p>0.0994757</text:p>
              </table:table-cell>
              <table:table-cell office:value-type="float" office:value="-0.00184371">
                <text:p>-0.0018437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99222766280625">
                <text:p>0.099222766280625</text:p>
              </table:table-cell>
              <table:table-cell office:value-type="float" office:value="-0.00072530211014931">
                <text:p>-0.00072530211014931</text:p>
              </table:table-cell>
              <table:table-cell office:value-type="float" office:value="0.0995064">
                <text:p>0.0995064</text:p>
              </table:table-cell>
              <table:table-cell office:value-type="float" office:value="-0.00173586">
                <text:p>-0.00173586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992286430625792">
                <text:p>0.0992286430625792</text:p>
              </table:table-cell>
              <table:table-cell office:value-type="float" office:value="-0.000636064830614257">
                <text:p>-0.000636064830614257</text:p>
              </table:table-cell>
              <table:table-cell office:value-type="float" office:value="0.0995352">
                <text:p>0.0995352</text:p>
              </table:table-cell>
              <table:table-cell office:value-type="float" office:value="-0.00163432">
                <text:p>-0.0016343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992335146345294">
                <text:p>0.0992335146345294</text:p>
              </table:table-cell>
              <table:table-cell office:value-type="float" office:value="-0.000549411869179235">
                <text:p>-0.000549411869179235</text:p>
              </table:table-cell>
              <table:table-cell office:value-type="float" office:value="0.0995624">
                <text:p>0.0995624</text:p>
              </table:table-cell>
              <table:table-cell office:value-type="float" office:value="-0.00153872">
                <text:p>-0.0015387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992374350497856">
                <text:p>0.0992374350497856</text:p>
              </table:table-cell>
              <table:table-cell office:value-type="float" office:value="-0.000463804360694244">
                <text:p>-0.000463804360694244</text:p>
              </table:table-cell>
              <table:table-cell office:value-type="float" office:value="0.099588">
                <text:p>0.099588</text:p>
              </table:table-cell>
              <table:table-cell office:value-type="float" office:value="-0.00144871">
                <text:p>-0.0014487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992404572251858">
                <text:p>0.0992404572251858</text:p>
              </table:table-cell>
              <table:table-cell office:value-type="float" office:value="-0.000377891399009227">
                <text:p>-0.000377891399009227</text:p>
              </table:table-cell>
              <table:table-cell office:value-type="float" office:value="0.0996121">
                <text:p>0.0996121</text:p>
              </table:table-cell>
              <table:table-cell office:value-type="float" office:value="-0.00136397">
                <text:p>-0.00136397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992426346">
                <text:p>0.0992426346</text:p>
              </table:table-cell>
              <table:table-cell office:value-type="float" office:value="-0.000290547250774285">
                <text:p>-0.000290547250774285</text:p>
              </table:table-cell>
              <table:table-cell office:value-type="float" office:value="0.0996348">
                <text:p>0.0996348</text:p>
              </table:table-cell>
              <table:table-cell office:value-type="float" office:value="-0.00128418">
                <text:p>-0.00128418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992440227948342">
                <text:p>0.0992440227948342</text:p>
              </table:table-cell>
              <table:table-cell office:value-type="float" office:value="-0.000200908569239371">
                <text:p>-0.000200908569239371</text:p>
              </table:table-cell>
              <table:table-cell office:value-type="float" office:value="0.0996562">
                <text:p>0.0996562</text:p>
              </table:table-cell>
              <table:table-cell office:value-type="float" office:value="-0.00120906">
                <text:p>-0.00120906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992446812705344">
                <text:p>0.0992446812705344</text:p>
              </table:table-cell>
              <table:table-cell office:value-type="float" office:value="-0.000108411608054214">
                <text:p>-0.000108411608054214</text:p>
              </table:table-cell>
              <table:table-cell office:value-type="float" office:value="0.0996763">
                <text:p>0.0996763</text:p>
              </table:table-cell>
              <table:table-cell office:value-type="float" office:value="-0.00113834">
                <text:p>-0.0011383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992446749870906">
                <text:p>0.0992446749870906</text:p>
              </table:table-cell>
              <table:table-cell office:value-type="float" office:value="-0.0000128294350692434">
                <text:p>-0.0000128294350692434</text:p>
              </table:table-cell>
              <table:table-cell office:value-type="float" office:value="0.0996952">
                <text:p>0.0996952</text:p>
              </table:table-cell>
              <table:table-cell office:value-type="float" office:value="-0.00107175">
                <text:p>-0.0010717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992440760625408">
                <text:p>0.0992440760625408</text:p>
              </table:table-cell>
              <table:table-cell office:value-type="float" office:value="0.0000856908538657622">
                <text:p>0.0000856908538657622</text:p>
              </table:table-cell>
              <table:table-cell office:value-type="float" office:value="0.0997131">
                <text:p>0.0997131</text:p>
              </table:table-cell>
              <table:table-cell office:value-type="float" office:value="-0.00100905">
                <text:p>-0.0010090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99242965431875">
                <text:p>0.099242965431875</text:p>
              </table:table-cell>
              <table:table-cell office:value-type="float" office:value="0.000186590921100634">
                <text:p>0.000186590921100634</text:p>
              </table:table-cell>
              <table:table-cell office:value-type="float" office:value="0.0997298">
                <text:p>0.0997298</text:p>
              </table:table-cell>
              <table:table-cell office:value-type="float" office:value="-0.000950029">
                <text:p>-0.000950029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992414345059392">
                <text:p>0.0992414345059392</text:p>
              </table:table-cell>
              <table:table-cell office:value-type="float" office:value="0.000288863973385879">
                <text:p>0.000288863973385879</text:p>
              </table:table-cell>
              <table:table-cell office:value-type="float" office:value="0.0997456">
                <text:p>0.0997456</text:p>
              </table:table-cell>
              <table:table-cell office:value-type="float" office:value="-0.000894457">
                <text:p>-0.000894457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992395868303394">
                <text:p>0.0992395868303394</text:p>
              </table:table-cell>
              <table:table-cell office:value-type="float" office:value="0.000391017548070839">
                <text:p>0.000391017548070839</text:p>
              </table:table-cell>
              <table:table-cell office:value-type="float" office:value="0.0997605">
                <text:p>0.0997605</text:p>
              </table:table-cell>
              <table:table-cell office:value-type="float" office:value="-0.000842135">
                <text:p>-0.00084213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992375397443456">
                <text:p>0.0992375397443456</text:p>
              </table:table-cell>
              <table:table-cell office:value-type="float" office:value="0.000491036299305865">
                <text:p>0.000491036299305865</text:p>
              </table:table-cell>
              <table:table-cell office:value-type="float" office:value="0.0997745">
                <text:p>0.0997745</text:p>
              </table:table-cell>
              <table:table-cell office:value-type="float" office:value="-0.000792873">
                <text:p>-0.00079287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992354260397958">
                <text:p>0.0992354260397958</text:p>
              </table:table-cell>
              <table:table-cell office:value-type="float" office:value="0.000586344784240807">
                <text:p>0.000586344784240807</text:p>
              </table:table-cell>
              <table:table-cell office:value-type="float" office:value="0.0997877">
                <text:p>0.0997877</text:p>
              </table:table-cell>
              <table:table-cell office:value-type="float" office:value="-0.000746493">
                <text:p>-0.00074649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9923339562">
                <text:p>0.09923339562</text:p>
              </table:table-cell>
              <table:table-cell office:value-type="float" office:value="0.000673770249225915">
                <text:p>0.000673770249225915</text:p>
              </table:table-cell>
              <table:table-cell office:value-type="float" office:value="0.0998001">
                <text:p>0.0998001</text:p>
              </table:table-cell>
              <table:table-cell office:value-type="float" office:value="-0.000702827">
                <text:p>-0.000702827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992316171586442">
                <text:p>0.0992316171586442</text:p>
              </table:table-cell>
              <table:table-cell office:value-type="float" office:value="0.00074950541601055">
                <text:p>0.00074950541601055</text:p>
              </table:table-cell>
              <table:table-cell office:value-type="float" office:value="0.0998118">
                <text:p>0.0998118</text:p>
              </table:table-cell>
              <table:table-cell office:value-type="float" office:value="-0.000661714">
                <text:p>-0.00066171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992302797586944">
                <text:p>0.0992302797586944</text:p>
              </table:table-cell>
              <table:table-cell office:value-type="float" office:value="0.000809071267945917">
                <text:p>0.000809071267945917</text:p>
              </table:table-cell>
              <table:table-cell office:value-type="float" office:value="0.0998228">
                <text:p>0.0998228</text:p>
              </table:table-cell>
              <table:table-cell office:value-type="float" office:value="-0.000623006">
                <text:p>-0.000623006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992295946113006">
                <text:p>0.0992295946113006</text:p>
              </table:table-cell>
              <table:table-cell office:value-type="float" office:value="0.000847279836181054">
                <text:p>0.000847279836181054</text:p>
              </table:table-cell>
              <table:table-cell office:value-type="float" office:value="0.0998332">
                <text:p>0.0998332</text:p>
              </table:table-cell>
              <table:table-cell office:value-type="float" office:value="-0.000586563">
                <text:p>-0.00058656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992297966547008">
                <text:p>0.0992297966547008</text:p>
              </table:table-cell>
              <table:table-cell office:value-type="float" office:value="0.00085819698586579">
                <text:p>0.00085819698586579</text:p>
              </table:table-cell>
              <table:table-cell office:value-type="float" office:value="0.099843">
                <text:p>0.099843</text:p>
              </table:table-cell>
              <table:table-cell office:value-type="float" office:value="-0.000552251">
                <text:p>-0.00055225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99231146233125">
                <text:p>0.099231146233125</text:p>
              </table:table-cell>
              <table:table-cell office:value-type="float" office:value="0.000835105202350923">
                <text:p>0.000835105202350923</text:p>
              </table:table-cell>
              <table:table-cell office:value-type="float" office:value="0.0998521">
                <text:p>0.0998521</text:p>
              </table:table-cell>
              <table:table-cell office:value-type="float" office:value="-0.000519947">
                <text:p>-0.000519947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992339307556992">
                <text:p>0.0992339307556992</text:p>
              </table:table-cell>
              <table:table-cell office:value-type="float" office:value="0.000770466377385849">
                <text:p>0.000770466377385849</text:p>
              </table:table-cell>
              <table:table-cell office:value-type="float" office:value="0.0998608">
                <text:p>0.0998608</text:p>
              </table:table-cell>
              <table:table-cell office:value-type="float" office:value="-0.000489532">
                <text:p>-0.00048953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992384663553494">
                <text:p>0.0992384663553494</text:p>
              </table:table-cell>
              <table:table-cell office:value-type="float" office:value="0.000655884595320962">
                <text:p>0.000655884595320962</text:p>
              </table:table-cell>
              <table:table-cell office:value-type="float" office:value="0.0998689">
                <text:p>0.0998689</text:p>
              </table:table-cell>
              <table:table-cell office:value-type="float" office:value="-0.000460896">
                <text:p>-0.000460896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992450995477056">
                <text:p>0.0992450995477056</text:p>
              </table:table-cell>
              <table:table-cell office:value-type="float" office:value="0.000482068919306168">
                <text:p>0.000482068919306168</text:p>
              </table:table-cell>
              <table:table-cell office:value-type="float" office:value="0.0998766">
                <text:p>0.0998766</text:p>
              </table:table-cell>
              <table:table-cell office:value-type="float" office:value="-0.000433935">
                <text:p>-0.00043393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669cm" svg:height="14.906cm" xlink:href=".." xlink:type="simple" chart:class="chart:scatter" chart:style-name="ch1">
        <chart:legend chart:legend-position="end" svg:x="29.509cm" svg:y="6.656cm" style:legend-expansion="high" chart:style-name="ch2"/>
        <chart:plot-area chart:style-name="ch3" table:cell-range-address="統合_2.E1:統合_2.F391 統合_2.J1:統合_2.J391 統合_2.M1:統合_2.M391" svg:x="0.633cm" svg:y="0.298cm" svg:width="28.244cm" svg:height="14.31cm">
          <chartooo:coordinate-region svg:x="1.651cm" svg:y="0.497cm" svg:width="26.894cm" svg:height="13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統合_2.F1:統合_2.F391" chart:class="chart:scatter">
            <chart:domain table:cell-range-address="統合_2.E1:統合_2.E391"/>
            <chart:data-point chart:repeated="391"/>
          </chart:series>
          <chart:series chart:style-name="ch7" chart:values-cell-range-address="統合_2.J1:統合_2.J391" chart:class="chart:scatter">
            <chart:domain table:cell-range-address="統合_2.I1:統合_2.I391"/>
            <chart:data-point chart:repeated="391"/>
          </chart:series>
          <chart:series chart:style-name="ch8" chart:values-cell-range-address="統合_2.M1:統合_2.M391" chart:class="chart:scatter">
            <chart:domain table:cell-range-address="統合_2.L1:統合_2.L391"/>
            <chart:data-point chart:repeated="39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L</text:p>
              </table:table-cell>
              <table:table-cell office:value-type="string">
                <text:p>列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314234303501">
                <text:p>0.00000314234303501</text:p>
                <draw:g>
                  <svg:desc>統合_2.E1:統合_2.E391</svg:desc>
                </draw:g>
              </table:table-cell>
              <table:table-cell office:value-type="float" office:value="-0.0000314911841079">
                <text:p>-0.0000314911841079</text:p>
                <draw:g>
                  <svg:desc>統合_2.F1:統合_2.F391</svg:desc>
                </draw:g>
              </table:table-cell>
              <table:table-cell office:value-type="float" office:value="0.000000462703">
                <text:p>0.000000462703</text:p>
                <draw:g>
                  <svg:desc>統合_2.I1:統合_2.I391</svg:desc>
                </draw:g>
              </table:table-cell>
              <table:table-cell office:value-type="float" office:value="-0.00000444284">
                <text:p>-0.00000444284</text:p>
                <draw:g>
                  <svg:desc>統合_2.J1:統合_2.J391</svg:desc>
                </draw:g>
              </table:table-cell>
              <table:table-cell office:value-type="float" office:value="0">
                <text:p>0</text:p>
                <draw:g>
                  <svg:desc>統合_2.L1:統合_2.L391</svg:desc>
                </draw:g>
              </table:table-cell>
              <table:table-cell office:value-type="float" office:value="0">
                <text:p>0</text:p>
                <draw:g>
                  <svg:desc>統合_2.M1:統合_2.M3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927242703232">
                <text:p>0.00000927242703232</text:p>
              </table:table-cell>
              <table:table-cell office:value-type="float" office:value="-0.0000916405899328">
                <text:p>-0.0000916405899328</text:p>
              </table:table-cell>
              <table:table-cell office:value-type="float" office:value="0.00000335172">
                <text:p>0.00000335172</text:p>
              </table:table-cell>
              <table:table-cell office:value-type="float" office:value="-0.0000321832">
                <text:p>-0.0000321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900148649143">
                <text:p>0.00001900148649143</text:p>
              </table:table-cell>
              <table:table-cell office:value-type="float" office:value="-0.0001835938490797">
                <text:p>-0.0001835938490797</text:p>
              </table:table-cell>
              <table:table-cell office:value-type="float" office:value="0.00000955498">
                <text:p>0.00000955498</text:p>
              </table:table-cell>
              <table:table-cell office:value-type="float" office:value="-0.000091748">
                <text:p>-0.0000917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3220203662624">
                <text:p>0.00003220203662624</text:p>
              </table:table-cell>
              <table:table-cell office:value-type="float" office:value="-0.0003061524235296">
                <text:p>-0.0003061524235296</text:p>
              </table:table-cell>
              <table:table-cell office:value-type="float" office:value="0.0000191168">
                <text:p>0.0000191168</text:p>
              </table:table-cell>
              <table:table-cell office:value-type="float" office:value="-0.000183117">
                <text:p>-0.000183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4876065840625">
                <text:p>0.00004876065840625</text:p>
              </table:table-cell>
              <table:table-cell office:value-type="float" office:value="-0.0004582539521875">
                <text:p>-0.0004582539521875</text:p>
              </table:table-cell>
              <table:table-cell office:value-type="float" office:value="0.0000321453">
                <text:p>0.0000321453</text:p>
              </table:table-cell>
              <table:table-cell office:value-type="float" office:value="-0.000305426">
                <text:p>-0.000305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6857829459776">
                <text:p>0.00006857829459776</text:p>
              </table:table-cell>
              <table:table-cell office:value-type="float" office:value="-0.0006389743074304">
                <text:p>-0.0006389743074304</text:p>
              </table:table-cell>
              <table:table-cell office:value-type="float" office:value="0.0000486228">
                <text:p>0.0000486228</text:p>
              </table:table-cell>
              <table:table-cell office:value-type="float" office:value="-0.000457648">
                <text:p>-0.000457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9157054580507">
                <text:p>0.00009157054580507</text:p>
              </table:table-cell>
              <table:table-cell office:value-type="float" office:value="-0.0008475296516553">
                <text:p>-0.0008475296516553</text:p>
              </table:table-cell>
              <table:table-cell office:value-type="float" office:value="0.0000684327">
                <text:p>0.0000684327</text:p>
              </table:table-cell>
              <table:table-cell office:value-type="float" office:value="-0.000638691">
                <text:p>-0.0006386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1766796651168">
                <text:p>0.00011766796651168</text:p>
              </table:table-cell>
              <table:table-cell office:value-type="float" office:value="-0.0010832784938272">
                <text:p>-0.0010832784938272</text:p>
              </table:table-cell>
              <table:table-cell office:value-type="float" office:value="0.0000914568">
                <text:p>0.0000914568</text:p>
              </table:table-cell>
              <table:table-cell office:value-type="float" office:value="-0.00084761">
                <text:p>-0.000847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4681636112149">
                <text:p>0.00014681636112149</text:p>
              </table:table-cell>
              <table:table-cell office:value-type="float" office:value="-0.0013457237460271">
                <text:p>-0.0013457237460271</text:p>
              </table:table-cell>
              <table:table-cell office:value-type="float" office:value="0.000117602">
                <text:p>0.000117602</text:p>
              </table:table-cell>
              <table:table-cell office:value-type="float" office:value="-0.00108366">
                <text:p>-0.00108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7897708">
                <text:p>0.00017897708</text:p>
              </table:table-cell>
              <table:table-cell office:value-type="float" office:value="-0.00163451478">
                <text:p>-0.00163451478</text:p>
              </table:table-cell>
              <table:table-cell office:value-type="float" office:value="0.0001468">
                <text:p>0.0001468</text:p>
              </table:table-cell>
              <table:table-cell office:value-type="float" office:value="-0.0013463">
                <text:p>-0.0013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21412731551551">
                <text:p>0.00021412731551551</text:p>
              </table:table-cell>
              <table:table-cell office:value-type="float" office:value="-0.0019494494837029">
                <text:p>-0.0019494494837029</text:p>
              </table:table-cell>
              <table:table-cell office:value-type="float" office:value="0.000179002">
                <text:p>0.000179002</text:p>
              </table:table-cell>
              <table:table-cell office:value-type="float" office:value="-0.00163516">
                <text:p>-0.00163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25226039808032">
                <text:p>0.00025226039808032</text:p>
              </table:table-cell>
              <table:table-cell office:value-type="float" office:value="-0.0022904763178528">
                <text:p>-0.0022904763178528</text:p>
              </table:table-cell>
              <table:table-cell office:value-type="float" office:value="0.000214182">
                <text:p>0.000214182</text:p>
              </table:table-cell>
              <table:table-cell office:value-type="float" office:value="-0.00195004">
                <text:p>-0.00195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29338609219193">
                <text:p>0.00029338609219193</text:p>
              </table:table-cell>
              <table:table-cell office:value-type="float" office:value="-0.0026576963724747">
                <text:p>-0.0026576963724747</text:p>
              </table:table-cell>
              <table:table-cell office:value-type="float" office:value="0.000252331">
                <text:p>0.000252331</text:p>
              </table:table-cell>
              <table:table-cell office:value-type="float" office:value="-0.0022909">
                <text:p>-0.00229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33753089247424">
                <text:p>0.00033753089247424</text:p>
              </table:table-cell>
              <table:table-cell office:value-type="float" office:value="-0.0030513654234496">
                <text:p>-0.0030513654234496</text:p>
              </table:table-cell>
              <table:table-cell office:value-type="float" office:value="0.000293458">
                <text:p>0.000293458</text:p>
              </table:table-cell>
              <table:table-cell office:value-type="float" office:value="-0.0026579">
                <text:p>-0.0026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38473831971875">
                <text:p>0.00038473831971875</text:p>
              </table:table-cell>
              <table:table-cell office:value-type="float" office:value="-0.0034718959890625">
                <text:p>-0.0034718959890625</text:p>
              </table:table-cell>
              <table:table-cell office:value-type="float" office:value="0.000337594">
                <text:p>0.000337594</text:p>
              </table:table-cell>
              <table:table-cell office:value-type="float" office:value="-0.00305131">
                <text:p>-0.00305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43506921692576">
                <text:p>0.00043506921692576</text:p>
              </table:table-cell>
              <table:table-cell office:value-type="float" office:value="-0.0039198593865504">
                <text:p>-0.0039198593865504</text:p>
              </table:table-cell>
              <table:table-cell office:value-type="float" office:value="0.000384785">
                <text:p>0.000384785</text:p>
              </table:table-cell>
              <table:table-cell office:value-type="float" office:value="-0.0034716">
                <text:p>-0.0034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48860204534557">
                <text:p>0.00048860204534557</text:p>
              </table:table-cell>
              <table:table-cell office:value-type="float" office:value="-0.0043959877886503">
                <text:p>-0.0043959877886503</text:p>
              </table:table-cell>
              <table:table-cell office:value-type="float" office:value="0.000435094">
                <text:p>0.000435094</text:p>
              </table:table-cell>
              <table:table-cell office:value-type="float" office:value="-0.00391936">
                <text:p>-0.00391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54543318051968">
                <text:p>0.00054543318051968</text:p>
              </table:table-cell>
              <table:table-cell office:value-type="float" office:value="-0.0049011762801472">
                <text:p>-0.0049011762801472</text:p>
              </table:table-cell>
              <table:table-cell office:value-type="float" office:value="0.000488604">
                <text:p>0.000488604</text:p>
              </table:table-cell>
              <table:table-cell office:value-type="float" office:value="-0.00439536">
                <text:p>-0.00439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60567720832199">
                <text:p>0.00060567720832199</text:p>
              </table:table-cell>
              <table:table-cell office:value-type="float" office:value="-0.0054364849144221">
                <text:p>-0.0054364849144221</text:p>
              </table:table-cell>
              <table:table-cell office:value-type="float" office:value="0.000545415">
                <text:p>0.000545415</text:p>
              </table:table-cell>
              <table:table-cell office:value-type="float" office:value="-0.00490051">
                <text:p>-0.004900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669467221">
                <text:p>0.000669467221</text:p>
              </table:table-cell>
              <table:table-cell office:value-type="float" office:value="-0.00600314077">
                <text:p>-0.00600314077</text:p>
              </table:table-cell>
              <table:table-cell office:value-type="float" office:value="0.000605644">
                <text:p>0.000605644</text:p>
              </table:table-cell>
              <table:table-cell office:value-type="float" office:value="-0.00543588">
                <text:p>-0.00543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73695511321601">
                <text:p>0.00073695511321601</text:p>
              </table:table-cell>
              <table:table-cell office:value-type="float" office:value="-0.0066025400070979">
                <text:p>-0.0066025400070979</text:p>
              </table:table-cell>
              <table:table-cell office:value-type="float" office:value="0.000669425">
                <text:p>0.000669425</text:p>
              </table:table-cell>
              <table:table-cell office:value-type="float" office:value="-0.0060027">
                <text:p>-0.0060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80831187808832">
                <text:p>0.00080831187808832</text:p>
              </table:table-cell>
              <table:table-cell office:value-type="float" office:value="-0.0072362499241728">
                <text:p>-0.0072362499241728</text:p>
              </table:table-cell>
              <table:table-cell office:value-type="float" office:value="0.000736911">
                <text:p>0.000736911</text:p>
              </table:table-cell>
              <table:table-cell office:value-type="float" office:value="-0.00660233">
                <text:p>-0.00660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88372790323243">
                <text:p>0.00088372790323243</text:p>
              </table:table-cell>
              <table:table-cell office:value-type="float" office:value="-0.0079060110144697">
                <text:p>-0.0079060110144697</text:p>
              </table:table-cell>
              <table:table-cell office:value-type="float" office:value="0.000808273">
                <text:p>0.000808273</text:p>
              </table:table-cell>
              <table:table-cell office:value-type="float" office:value="-0.00723633">
                <text:p>-0.00723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96341326680224">
                <text:p>0.00096341326680224</text:p>
              </table:table-cell>
              <table:table-cell office:value-type="float" office:value="-0.0086137390225696">
                <text:p>-0.0086137390225696</text:p>
              </table:table-cell>
              <table:table-cell office:value-type="float" office:value="0.0008837">
                <text:p>0.0008837</text:p>
              </table:table-cell>
              <table:table-cell office:value-type="float" office:value="-0.00790639">
                <text:p>-0.007906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04759803353125">
                <text:p>0.00104759803353125</text:p>
              </table:table-cell>
              <table:table-cell office:value-type="float" office:value="-0.0093615270009375">
                <text:p>-0.0093615270009375</text:p>
              </table:table-cell>
              <table:table-cell office:value-type="float" office:value="0.0009634">
                <text:p>0.0009634</text:p>
              </table:table-cell>
              <table:table-cell office:value-type="float" office:value="-0.00861438">
                <text:p>-0.00861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13653255077376">
                <text:p>0.00113653255077376</text:p>
              </table:table-cell>
              <table:table-cell office:value-type="float" office:value="-0.0101516473664704">
                <text:p>-0.0101516473664704</text:p>
              </table:table-cell>
              <table:table-cell office:value-type="float" office:value="0.0010476">
                <text:p>0.0010476</text:p>
              </table:table-cell>
              <table:table-cell office:value-type="float" office:value="-0.00936235">
                <text:p>-0.00936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23048774454607">
                <text:p>0.00123048774454607</text:p>
              </table:table-cell>
              <table:table-cell office:value-type="float" office:value="-0.0109865539570453">
                <text:p>-0.0109865539570453</text:p>
              </table:table-cell>
              <table:table-cell office:value-type="float" office:value="0.00113655">
                <text:p>0.00113655</text:p>
              </table:table-cell>
              <table:table-cell office:value-type="float" office:value="-0.0101525">
                <text:p>-0.0101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32975541556768">
                <text:p>0.00132975541556768</text:p>
              </table:table-cell>
              <table:table-cell office:value-type="float" office:value="-0.0118688840880672">
                <text:p>-0.0118688840880672</text:p>
              </table:table-cell>
              <table:table-cell office:value-type="float" office:value="0.00123051">
                <text:p>0.00123051</text:p>
              </table:table-cell>
              <table:table-cell office:value-type="float" office:value="-0.0109873">
                <text:p>-0.0109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43464853530249">
                <text:p>0.00143464853530249</text:p>
              </table:table-cell>
              <table:table-cell office:value-type="float" office:value="-0.0128014606090171">
                <text:p>-0.0128014606090171</text:p>
              </table:table-cell>
              <table:table-cell office:value-type="float" office:value="0.00132978">
                <text:p>0.00132978</text:p>
              </table:table-cell>
              <table:table-cell office:value-type="float" office:value="-0.0118691">
                <text:p>-0.01186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545501542">
                <text:p>0.001545501542</text:p>
              </table:table-cell>
              <table:table-cell office:value-type="float" office:value="-0.01378729396">
                <text:p>-0.01378729396</text:p>
              </table:table-cell>
              <table:table-cell office:value-type="float" office:value="0.00143467">
                <text:p>0.00143467</text:p>
              </table:table-cell>
              <table:table-cell office:value-type="float" office:value="-0.012801">
                <text:p>-0.012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66267063673651">
                <text:p>0.00166267063673651</text:p>
              </table:table-cell>
              <table:table-cell office:value-type="float" office:value="-0.0148295842282929">
                <text:p>-0.0148295842282929</text:p>
              </table:table-cell>
              <table:table-cell office:value-type="float" office:value="0.00154551">
                <text:p>0.00154551</text:p>
              </table:table-cell>
              <table:table-cell office:value-type="float" office:value="-0.0137858">
                <text:p>-0.01378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78653407945632">
                <text:p>0.00178653407945632</text:p>
              </table:table-cell>
              <table:table-cell office:value-type="float" office:value="-0.0159317232048928">
                <text:p>-0.0159317232048928</text:p>
              </table:table-cell>
              <table:table-cell office:value-type="float" office:value="0.00166267">
                <text:p>0.00166267</text:p>
              </table:table-cell>
              <table:table-cell office:value-type="float" office:value="-0.0148279">
                <text:p>-0.0148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91749248501293">
                <text:p>0.00191749248501293</text:p>
              </table:table-cell>
              <table:table-cell office:value-type="float" office:value="-0.0170972964410647">
                <text:p>-0.0170972964410647</text:p>
              </table:table-cell>
              <table:table-cell office:value-type="float" office:value="0.00178652">
                <text:p>0.00178652</text:p>
              </table:table-cell>
              <table:table-cell office:value-type="float" office:value="-0.0159325">
                <text:p>-0.0159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05596911921024">
                <text:p>0.00205596911921024</text:p>
              </table:table-cell>
              <table:table-cell office:value-type="float" office:value="-0.0183300853048896">
                <text:p>-0.0183300853048896</text:p>
              </table:table-cell>
              <table:table-cell office:value-type="float" office:value="0.00191748">
                <text:p>0.00191748</text:p>
              </table:table-cell>
              <table:table-cell office:value-type="float" office:value="-0.0170981">
                <text:p>-0.0170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17004684283054">
                <text:p>0.00217004684283054</text:p>
              </table:table-cell>
              <table:table-cell office:value-type="float" office:value="-0.019380312379461">
                <text:p>-0.019380312379461</text:p>
              </table:table-cell>
              <table:table-cell office:value-type="float" office:value="0.00205599">
                <text:p>0.00205599</text:p>
              </table:table-cell>
              <table:table-cell office:value-type="float" office:value="-0.018286">
                <text:p>-0.018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29625356624384">
                <text:p>0.00229625356624384</text:p>
              </table:table-cell>
              <table:table-cell office:value-type="float" office:value="-0.0203328675284544">
                <text:p>-0.0203328675284544</text:p>
              </table:table-cell>
              <table:table-cell office:value-type="float" office:value="0.00220252">
                <text:p>0.00220252</text:p>
              </table:table-cell>
              <table:table-cell office:value-type="float" office:value="-0.0194083">
                <text:p>-0.0194083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43497590628114">
                <text:p>0.00243497590628114</text:p>
              </table:table-cell>
              <table:table-cell office:value-type="float" office:value="-0.0211897841731998">
                <text:p>-0.0211897841731998</text:p>
              </table:table-cell>
              <table:table-cell office:value-type="float" office:value="0.00235757">
                <text:p>0.00235757</text:p>
              </table:table-cell>
              <table:table-cell office:value-type="float" office:value="-0.0204262">
                <text:p>-0.0204262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58662103682944">
                <text:p>0.00258662103682944</text:p>
              </table:table-cell>
              <table:table-cell office:value-type="float" office:value="-0.0219529301754432">
                <text:p>-0.0219529301754432</text:p>
              </table:table-cell>
              <table:table-cell office:value-type="float" office:value="0.00252174">
                <text:p>0.00252174</text:p>
              </table:table-cell>
              <table:table-cell office:value-type="float" office:value="-0.0213377">
                <text:p>-0.0213377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75162190514774">
                <text:p>0.00275162190514774</text:p>
              </table:table-cell>
              <table:table-cell office:value-type="float" office:value="-0.0226239966655146">
                <text:p>-0.0226239966655146</text:p>
              </table:table-cell>
              <table:table-cell office:value-type="float" office:value="0.00269591">
                <text:p>0.00269591</text:p>
              </table:table-cell>
              <table:table-cell office:value-type="float" office:value="-0.0221466">
                <text:p>-0.0221466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93044244818304">
                <text:p>0.00293044244818304</text:p>
              </table:table-cell>
              <table:table-cell office:value-type="float" office:value="-0.023204486870496">
                <text:p>-0.023204486870496</text:p>
              </table:table-cell>
              <table:table-cell office:value-type="float" office:value="0.00288082">
                <text:p>0.00288082</text:p>
              </table:table-cell>
              <table:table-cell office:value-type="float" office:value="-0.0228562">
                <text:p>-0.0228562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12358280888634">
                <text:p>0.00312358280888634</text:p>
              </table:table-cell>
              <table:table-cell office:value-type="float" office:value="-0.0236957049423894">
                <text:p>-0.0236957049423894</text:p>
              </table:table-cell>
              <table:table-cell office:value-type="float" office:value="0.00307711">
                <text:p>0.00307711</text:p>
              </table:table-cell>
              <table:table-cell office:value-type="float" office:value="-0.023469">
                <text:p>-0.023469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33158455252864">
                <text:p>0.00333158455252864</text:p>
              </table:table-cell>
              <table:table-cell office:value-type="float" office:value="-0.0240987447862848">
                <text:p>-0.0240987447862848</text:p>
              </table:table-cell>
              <table:table-cell office:value-type="float" office:value="0.00328542">
                <text:p>0.00328542</text:p>
              </table:table-cell>
              <table:table-cell office:value-type="float" office:value="-0.0239871">
                <text:p>-0.0239871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355503588301694">
                <text:p>0.00355503588301694</text:p>
              </table:table-cell>
              <table:table-cell office:value-type="float" office:value="-0.0244144788885282">
                <text:p>-0.0244144788885282</text:p>
              </table:table-cell>
              <table:table-cell office:value-type="float" office:value="0.00350648">
                <text:p>0.00350648</text:p>
              </table:table-cell>
              <table:table-cell office:value-type="float" office:value="-0.0244124">
                <text:p>-0.0244124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379457685921024">
                <text:p>0.00379457685921024</text:p>
              </table:table-cell>
              <table:table-cell office:value-type="float" office:value="-0.0246435471448896">
                <text:p>-0.0246435471448896</text:p>
              </table:table-cell>
              <table:table-cell office:value-type="float" office:value="0.00374103">
                <text:p>0.00374103</text:p>
              </table:table-cell>
              <table:table-cell office:value-type="float" office:value="-0.0247461">
                <text:p>-0.0247461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405090461123554">
                <text:p>0.00405090461123554</text:p>
              </table:table-cell>
              <table:table-cell office:value-type="float" office:value="-0.024786345688731">
                <text:p>-0.024786345688731</text:p>
              </table:table-cell>
              <table:table-cell office:value-type="float" office:value="0.00398988">
                <text:p>0.00398988</text:p>
              </table:table-cell>
              <table:table-cell office:value-type="float" office:value="-0.0249896">
                <text:p>-0.0249896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432477855680384">
                <text:p>0.00432477855680384</text:p>
              </table:table-cell>
              <table:table-cell office:value-type="float" office:value="-0.0248430157191744">
                <text:p>-0.0248430157191744</text:p>
              </table:table-cell>
              <table:table-cell office:value-type="float" office:value="0.00425389">
                <text:p>0.00425389</text:p>
              </table:table-cell>
              <table:table-cell office:value-type="float" office:value="-0.0251435">
                <text:p>-0.025143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461702561752614">
                <text:p>0.00461702561752614</text:p>
              </table:table-cell>
              <table:table-cell office:value-type="float" office:value="-0.0248134323292698">
                <text:p>-0.0248134323292698</text:p>
              </table:table-cell>
              <table:table-cell office:value-type="float" office:value="0.00453399">
                <text:p>0.00453399</text:p>
              </table:table-cell>
              <table:table-cell office:value-type="float" office:value="-0.0252083">
                <text:p>-0.0252083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492854543522944">
                <text:p>0.00492854543522944</text:p>
              </table:table-cell>
              <table:table-cell office:value-type="float" office:value="-0.0246971933341632">
                <text:p>-0.0246971933341632</text:p>
              </table:table-cell>
              <table:table-cell office:value-type="float" office:value="0.00483117">
                <text:p>0.00483117</text:p>
              </table:table-cell>
              <table:table-cell office:value-type="float" office:value="-0.0251842">
                <text:p>-0.0251842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526031558827274">
                <text:p>0.00526031558827274</text:p>
              </table:table-cell>
              <table:table-cell office:value-type="float" office:value="-0.0244936080992646">
                <text:p>-0.0244936080992646</text:p>
              </table:table-cell>
              <table:table-cell office:value-type="float" office:value="0.00514645">
                <text:p>0.00514645</text:p>
              </table:table-cell>
              <table:table-cell office:value-type="float" office:value="-0.0250711">
                <text:p>-0.0250711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561339680786304">
                <text:p>0.00561339680786304</text:p>
              </table:table-cell>
              <table:table-cell office:value-type="float" office:value="-0.024201686368416">
                <text:p>-0.024201686368416</text:p>
              </table:table-cell>
              <table:table-cell office:value-type="float" office:value="0.00548097">
                <text:p>0.00548097</text:p>
              </table:table-cell>
              <table:table-cell office:value-type="float" office:value="-0.0248684">
                <text:p>-0.0248684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598893819437134">
                <text:p>0.00598893819437134</text:p>
              </table:table-cell>
              <table:table-cell office:value-type="float" office:value="-0.0238201270920594">
                <text:p>-0.0238201270920594</text:p>
              </table:table-cell>
              <table:table-cell office:value-type="float" office:value="0.00583591">
                <text:p>0.00583591</text:p>
              </table:table-cell>
              <table:table-cell office:value-type="float" office:value="-0.0245754">
                <text:p>-0.0245754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638818243364864">
                <text:p>0.00638818243364864</text:p>
              </table:table-cell>
              <table:table-cell office:value-type="float" office:value="-0.0233473072554048">
                <text:p>-0.0233473072554048</text:p>
              </table:table-cell>
              <table:table-cell office:value-type="float" office:value="0.00621252">
                <text:p>0.00621252</text:p>
              </table:table-cell>
              <table:table-cell office:value-type="float" office:value="-0.0241908">
                <text:p>-0.0241908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681247101334194">
                <text:p>0.00681247101334194</text:p>
              </table:table-cell>
              <table:table-cell office:value-type="float" office:value="-0.0227812707065982">
                <text:p>-0.0227812707065982</text:p>
              </table:table-cell>
              <table:table-cell office:value-type="float" office:value="0.00661215">
                <text:p>0.00661215</text:p>
              </table:table-cell>
              <table:table-cell office:value-type="float" office:value="-0.0237134">
                <text:p>-0.0237134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726324943921024">
                <text:p>0.00726324943921024</text:p>
              </table:table-cell>
              <table:table-cell office:value-type="float" office:value="-0.0221197169848896">
                <text:p>-0.0221197169848896</text:p>
              </table:table-cell>
              <table:table-cell office:value-type="float" office:value="0.00703624">
                <text:p>0.00703624</text:p>
              </table:table-cell>
              <table:table-cell office:value-type="float" office:value="-0.0231412">
                <text:p>-0.0231412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774207245144054">
                <text:p>0.00774207245144054</text:p>
              </table:table-cell>
              <table:table-cell office:value-type="float" office:value="-0.021359990148801">
                <text:p>-0.021359990148801</text:p>
              </table:table-cell>
              <table:table-cell office:value-type="float" office:value="0.00748629">
                <text:p>0.00748629</text:p>
              </table:table-cell>
              <table:table-cell office:value-type="float" office:value="-0.0224722">
                <text:p>-0.0224722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825060924096384">
                <text:p>0.00825060924096384</text:p>
              </table:table-cell>
              <table:table-cell office:value-type="float" office:value="-0.0204990676042944">
                <text:p>-0.0204990676042944</text:p>
              </table:table-cell>
              <table:table-cell office:value-type="float" office:value="0.00796392">
                <text:p>0.00796392</text:p>
              </table:table-cell>
              <table:table-cell office:value-type="float" office:value="-0.0217038">
                <text:p>-0.0217038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879064866577114">
                <text:p>0.00879064866577114</text:p>
              </table:table-cell>
              <table:table-cell office:value-type="float" office:value="-0.0195335489329398">
                <text:p>-0.0195335489329398</text:p>
              </table:table-cell>
              <table:table-cell office:value-type="float" office:value="0.00847085">
                <text:p>0.00847085</text:p>
              </table:table-cell>
              <table:table-cell office:value-type="float" office:value="-0.0208332">
                <text:p>-0.0208332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936410446722944">
                <text:p>0.00936410446722944</text:p>
              </table:table-cell>
              <table:table-cell office:value-type="float" office:value="-0.0184596447200832">
                <text:p>-0.0184596447200832</text:p>
              </table:table-cell>
              <table:table-cell office:value-type="float" office:value="0.00900891">
                <text:p>0.00900891</text:p>
              </table:table-cell>
              <table:table-cell office:value-type="float" office:value="-0.0198573">
                <text:p>-0.0198573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997302048639774">
                <text:p>0.00997302048639774</text:p>
              </table:table-cell>
              <table:table-cell office:value-type="float" office:value="-0.0172731653830146">
                <text:p>-0.0172731653830146</text:p>
              </table:table-cell>
              <table:table-cell office:value-type="float" office:value="0.00958003">
                <text:p>0.00958003</text:p>
              </table:table-cell>
              <table:table-cell office:value-type="float" office:value="-0.0187723">
                <text:p>-0.0187723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0619575880343">
                <text:p>0.010619575880343</text:p>
              </table:table-cell>
              <table:table-cell office:value-type="float" office:value="-0.015969509999136">
                <text:p>-0.015969509999136</text:p>
              </table:table-cell>
              <table:table-cell office:value-type="float" office:value="0.0101863">
                <text:p>0.0101863</text:p>
              </table:table-cell>
              <table:table-cell office:value-type="float" office:value="-0.0175744">
                <text:p>-0.0175744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13060903384563">
                <text:p>0.0113060903384563</text:p>
              </table:table-cell>
              <table:table-cell office:value-type="float" office:value="-0.0145436551341294">
                <text:p>-0.0145436551341294</text:p>
              </table:table-cell>
              <table:table-cell office:value-type="float" office:value="0.0108298">
                <text:p>0.0108298</text:p>
              </table:table-cell>
              <table:table-cell office:value-type="float" office:value="-0.0162591">
                <text:p>-0.0162591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20350292987686">
                <text:p>0.0120350292987686</text:p>
              </table:table-cell>
              <table:table-cell office:value-type="float" office:value="-0.0129901436701248">
                <text:p>-0.0129901436701248</text:p>
              </table:table-cell>
              <table:table-cell office:value-type="float" office:value="0.011513">
                <text:p>0.011513</text:p>
              </table:table-cell>
              <table:table-cell office:value-type="float" office:value="-0.0148216">
                <text:p>-0.0148216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28090091642669">
                <text:p>0.0128090091642669</text:p>
              </table:table-cell>
              <table:table-cell office:value-type="float" office:value="-0.0113030736338682">
                <text:p>-0.0113030736338682</text:p>
              </table:table-cell>
              <table:table-cell office:value-type="float" office:value="0.0122383">
                <text:p>0.0122383</text:p>
              </table:table-cell>
              <table:table-cell office:value-type="float" office:value="-0.0132567">
                <text:p>-0.0132567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36308025192102">
                <text:p>0.0136308025192102</text:p>
              </table:table-cell>
              <table:table-cell office:value-type="float" office:value="-0.00947608702488961">
                <text:p>-0.00947608702488961</text:p>
              </table:table-cell>
              <table:table-cell office:value-type="float" office:value="0.0130082">
                <text:p>0.0130082</text:p>
              </table:table-cell>
              <table:table-cell office:value-type="float" office:value="-0.0115588">
                <text:p>-0.0115588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45033433454455">
                <text:p>0.0145033433454455</text:p>
              </table:table-cell>
              <table:table-cell office:value-type="float" office:value="-0.007502358643671">
                <text:p>-0.007502358643671</text:p>
              </table:table-cell>
              <table:table-cell office:value-type="float" office:value="0.0138258">
                <text:p>0.0138258</text:p>
              </table:table-cell>
              <table:table-cell office:value-type="float" office:value="-0.00972129">
                <text:p>-0.00972129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54297322387238">
                <text:p>0.0154297322387238</text:p>
              </table:table-cell>
              <table:table-cell office:value-type="float" office:value="-0.0053745849198144">
                <text:p>-0.0053745849198144</text:p>
              </table:table-cell>
              <table:table-cell office:value-type="float" office:value="0.0146944">
                <text:p>0.0146944</text:p>
              </table:table-cell>
              <table:table-cell office:value-type="float" office:value="-0.00773557">
                <text:p>-0.00773557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64132416250161">
                <text:p>0.0164132416250161</text:p>
              </table:table-cell>
              <table:table-cell office:value-type="float" office:value="-0.00308497274020979">
                <text:p>-0.00308497274020979</text:p>
              </table:table-cell>
              <table:table-cell office:value-type="float" office:value="0.0156185">
                <text:p>0.0156185</text:p>
              </table:table-cell>
              <table:table-cell office:value-type="float" office:value="-0.00559063">
                <text:p>-0.00559063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74573209768294">
                <text:p>0.0174573209768294</text:p>
              </table:table-cell>
              <table:table-cell office:value-type="float" office:value="-0.000625228277203189">
                <text:p>-0.000625228277203189</text:p>
              </table:table-cell>
              <table:table-cell office:value-type="float" office:value="0.0165981">
                <text:p>0.0165981</text:p>
              </table:table-cell>
              <table:table-cell office:value-type="float" office:value="-0.00328921">
                <text:p>-0.00328921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84003129880208">
                <text:p>0.0184003129880208</text:p>
              </table:table-cell>
              <table:table-cell office:value-type="float" office:value="0.00152737297464771">
                <text:p>0.00152737297464771</text:p>
              </table:table-cell>
              <table:table-cell office:value-type="float" office:value="0.0176113">
                <text:p>0.0176113</text:p>
              </table:table-cell>
              <table:table-cell office:value-type="float" office:value="-0.000908011">
                <text:p>-0.000908011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93103049873856">
                <text:p>0.0193103049873856</text:p>
              </table:table-cell>
              <table:table-cell office:value-type="float" office:value="0.00351868968282561">
                <text:p>0.00351868968282561</text:p>
              </table:table-cell>
              <table:table-cell office:value-type="float" office:value="0.0186066">
                <text:p>0.0186066</text:p>
              </table:table-cell>
              <table:table-cell office:value-type="float" office:value="0.0013777">
                <text:p>0.0013777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01900107665944">
                <text:p>0.0201900107665944</text:p>
              </table:table-cell>
              <table:table-cell office:value-type="float" office:value="0.00535418101316551">
                <text:p>0.00535418101316551</text:p>
              </table:table-cell>
              <table:table-cell office:value-type="float" office:value="0.0195621">
                <text:p>0.0195621</text:p>
              </table:table-cell>
              <table:table-cell office:value-type="float" office:value="0.00349109">
                <text:p>0.00349109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10420608318592">
                <text:p>0.0210420608318592</text:p>
              </table:table-cell>
              <table:table-cell office:value-type="float" office:value="0.00703899317651841">
                <text:p>0.00703899317651841</text:p>
              </table:table-cell>
              <table:table-cell office:value-type="float" office:value="0.020478">
                <text:p>0.020478</text:p>
              </table:table-cell>
              <table:table-cell office:value-type="float" office:value="0.00542906">
                <text:p>0.00542906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186901049">
                <text:p>0.02186901049</text:p>
              </table:table-cell>
              <table:table-cell office:value-type="float" office:value="0.00857795200685931">
                <text:p>0.00857795200685931</text:p>
              </table:table-cell>
              <table:table-cell office:value-type="float" office:value="0.0213589">
                <text:p>0.0213589</text:p>
              </table:table-cell>
              <table:table-cell office:value-type="float" office:value="0.00720139">
                <text:p>0.00720139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26733479113408">
                <text:p>0.0226733479113408</text:p>
              </table:table-cell>
              <table:table-cell office:value-type="float" office:value="0.00997555553939521">
                <text:p>0.00997555553939521</text:p>
              </table:table-cell>
              <table:table-cell office:value-type="float" office:value="0.0222087">
                <text:p>0.0222087</text:p>
              </table:table-cell>
              <table:table-cell office:value-type="float" office:value="0.00881606">
                <text:p>0.00881606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34575021926056">
                <text:p>0.0234575021926056</text:p>
              </table:table-cell>
              <table:table-cell office:value-type="float" office:value="0.0112359665886731">
                <text:p>0.0112359665886731</text:p>
              </table:table-cell>
              <table:table-cell office:value-type="float" office:value="0.0230305">
                <text:p>0.0230305</text:p>
              </table:table-cell>
              <table:table-cell office:value-type="float" office:value="0.0102793">
                <text:p>0.0102793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42238514198144">
                <text:p>0.0242238514198144</text:p>
              </table:table-cell>
              <table:table-cell office:value-type="float" office:value="0.012363005326688">
                <text:p>0.012363005326688</text:p>
              </table:table-cell>
              <table:table-cell office:value-type="float" office:value="0.0238272">
                <text:p>0.0238272</text:p>
              </table:table-cell>
              <table:table-cell office:value-type="float" office:value="0.0115963">
                <text:p>0.0115963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49747307311792">
                <text:p>0.0249747307311792</text:p>
              </table:table-cell>
              <table:table-cell office:value-type="float" office:value="0.0133601418609909">
                <text:p>0.0133601418609909</text:p>
              </table:table-cell>
              <table:table-cell office:value-type="float" office:value="0.0246017">
                <text:p>0.0246017</text:p>
              </table:table-cell>
              <table:table-cell office:value-type="float" office:value="0.0127722">
                <text:p>0.0127722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571244038">
                <text:p>0.02571244038</text:p>
              </table:table-cell>
              <table:table-cell office:value-type="float" office:value="0.0142304888127968">
                <text:p>0.0142304888127968</text:p>
              </table:table-cell>
              <table:table-cell office:value-type="float" office:value="0.0253569">
                <text:p>0.0253569</text:p>
              </table:table-cell>
              <table:table-cell office:value-type="float" office:value="0.0138112">
                <text:p>0.0138112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64392537975608">
                <text:p>0.0264392537975608</text:p>
              </table:table-cell>
              <table:table-cell office:value-type="float" office:value="0.0149767938950927">
                <text:p>0.0149767938950927</text:p>
              </table:table-cell>
              <table:table-cell office:value-type="float" office:value="0.0260954">
                <text:p>0.0260954</text:p>
              </table:table-cell>
              <table:table-cell office:value-type="float" office:value="0.0147171">
                <text:p>0.0147171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71574256560256">
                <text:p>0.0271574256560256</text:p>
              </table:table-cell>
              <table:table-cell office:value-type="float" office:value="0.0156014324907456">
                <text:p>0.0156014324907456</text:p>
              </table:table-cell>
              <table:table-cell office:value-type="float" office:value="0.0268199">
                <text:p>0.0268199</text:p>
              </table:table-cell>
              <table:table-cell office:value-type="float" office:value="0.0154935">
                <text:p>0.0154935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78691999313344">
                <text:p>0.0278691999313344</text:p>
              </table:table-cell>
              <table:table-cell office:value-type="float" office:value="0.0161064002306105">
                <text:p>0.0161064002306105</text:p>
              </table:table-cell>
              <table:table-cell office:value-type="float" office:value="0.0275331">
                <text:p>0.0275331</text:p>
              </table:table-cell>
              <table:table-cell office:value-type="float" office:value="0.0161431">
                <text:p>0.0161431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85768179660992">
                <text:p>0.0285768179660992</text:p>
              </table:table-cell>
              <table:table-cell office:value-type="float" office:value="0.0164933055716384">
                <text:p>0.0164933055716384</text:p>
              </table:table-cell>
              <table:table-cell office:value-type="float" office:value="0.0282374">
                <text:p>0.0282374</text:p>
              </table:table-cell>
              <table:table-cell office:value-type="float" office:value="0.0166684">
                <text:p>0.0166684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92825265325">
                <text:p>0.0292825265325</text:p>
              </table:table-cell>
              <table:table-cell office:value-type="float" office:value="0.0167633623749843">
                <text:p>0.0167633623749843</text:p>
              </table:table-cell>
              <table:table-cell office:value-type="float" office:value="0.0289356">
                <text:p>0.0289356</text:p>
              </table:table-cell>
              <table:table-cell office:value-type="float" office:value="0.0170713">
                <text:p>0.0170713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99885858951808">
                <text:p>0.0299885858951808</text:p>
              </table:table-cell>
              <table:table-cell office:value-type="float" office:value="0.0169173824841152">
                <text:p>0.0169173824841152</text:p>
              </table:table-cell>
              <table:table-cell office:value-type="float" office:value="0.02963">
                <text:p>0.02963</text:p>
              </table:table-cell>
              <table:table-cell office:value-type="float" office:value="0.0173535">
                <text:p>0.0173535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06972778741456">
                <text:p>0.0306972778741456</text:p>
              </table:table-cell>
              <table:table-cell office:value-type="float" office:value="0.0169557683029181">
                <text:p>0.0169557683029181</text:p>
              </table:table-cell>
              <table:table-cell office:value-type="float" office:value="0.0303233">
                <text:p>0.0303233</text:p>
              </table:table-cell>
              <table:table-cell office:value-type="float" office:value="0.017516">
                <text:p>0.017516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14109139076544">
                <text:p>0.0314109139076544</text:p>
              </table:table-cell>
              <table:table-cell office:value-type="float" office:value="0.016878505373808">
                <text:p>0.016878505373808</text:p>
              </table:table-cell>
              <table:table-cell office:value-type="float" office:value="0.0310179">
                <text:p>0.0310179</text:p>
              </table:table-cell>
              <table:table-cell office:value-type="float" office:value="0.0175594">
                <text:p>0.0175594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21318431151192">
                <text:p>0.0321318431151192</text:p>
              </table:table-cell>
              <table:table-cell office:value-type="float" office:value="0.0166851549558359">
                <text:p>0.0166851549558359</text:p>
              </table:table-cell>
              <table:table-cell office:value-type="float" office:value="0.0317163">
                <text:p>0.0317163</text:p>
              </table:table-cell>
              <table:table-cell office:value-type="float" office:value="0.017484">
                <text:p>0.017484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286246036">
                <text:p>0.03286246036</text:p>
              </table:table-cell>
              <table:table-cell office:value-type="float" office:value="0.0163748466027968">
                <text:p>0.0163748466027968</text:p>
              </table:table-cell>
              <table:table-cell office:value-type="float" office:value="0.0324211">
                <text:p>0.0324211</text:p>
              </table:table-cell>
              <table:table-cell office:value-type="float" office:value="0.0172895">
                <text:p>0.0172895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36052143127008">
                <text:p>0.0336052143127008</text:p>
              </table:table-cell>
              <table:table-cell office:value-type="float" office:value="0.0159462707413377">
                <text:p>0.0159462707413377</text:p>
              </table:table-cell>
              <table:table-cell office:value-type="float" office:value="0.0331348">
                <text:p>0.0331348</text:p>
              </table:table-cell>
              <table:table-cell office:value-type="float" office:value="0.0169754">
                <text:p>0.0169754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43626155134656">
                <text:p>0.0343626155134656</text:p>
              </table:table-cell>
              <table:table-cell office:value-type="float" office:value="0.0153976712490656">
                <text:p>0.0153976712490656</text:p>
              </table:table-cell>
              <table:table-cell office:value-type="float" office:value="0.0338601">
                <text:p>0.0338601</text:p>
              </table:table-cell>
              <table:table-cell office:value-type="float" office:value="0.0165411">
                <text:p>0.0165411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51372444352744">
                <text:p>0.0351372444352744</text:p>
              </table:table-cell>
              <table:table-cell office:value-type="float" office:value="0.0147268380326555">
                <text:p>0.0147268380326555</text:p>
              </table:table-cell>
              <table:table-cell office:value-type="float" office:value="0.0345995">
                <text:p>0.0345995</text:p>
              </table:table-cell>
              <table:table-cell office:value-type="float" office:value="0.0159853">
                <text:p>0.0159853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59317595467392">
                <text:p>0.0359317595467392</text:p>
              </table:table-cell>
              <table:table-cell office:value-type="float" office:value="0.0139310996059584">
                <text:p>0.0139310996059584</text:p>
              </table:table-cell>
              <table:table-cell office:value-type="float" office:value="0.0353557">
                <text:p>0.0353557</text:p>
              </table:table-cell>
              <table:table-cell office:value-type="float" office:value="0.015306">
                <text:p>0.015306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6748905375">
                <text:p>0.036748905375</text:p>
              </table:table-cell>
              <table:table-cell office:value-type="float" office:value="0.0130073156681093">
                <text:p>0.0130073156681093</text:p>
              </table:table-cell>
              <table:table-cell office:value-type="float" office:value="0.0361315">
                <text:p>0.0361315</text:p>
              </table:table-cell>
              <table:table-cell office:value-type="float" office:value="0.0145006">
                <text:p>0.0145006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75915205686208">
                <text:p>0.0375915205686208</text:p>
              </table:table-cell>
              <table:table-cell office:value-type="float" office:value="0.0119518696816352">
                <text:p>0.0119518696816352</text:p>
              </table:table-cell>
              <table:table-cell office:value-type="float" office:value="0.0369297">
                <text:p>0.0369297</text:p>
              </table:table-cell>
              <table:table-cell office:value-type="float" office:value="0.0135663">
                <text:p>0.0135663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84625459604856">
                <text:p>0.0384625459604856</text:p>
              </table:table-cell>
              <table:table-cell office:value-type="float" office:value="0.0107606614505631">
                <text:p>0.0107606614505631</text:p>
              </table:table-cell>
              <table:table-cell office:value-type="float" office:value="0.0377532">
                <text:p>0.0377532</text:p>
              </table:table-cell>
              <table:table-cell office:value-type="float" office:value="0.0124996">
                <text:p>0.0124996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93650326306944">
                <text:p>0.0393650326306944</text:p>
              </table:table-cell>
              <table:table-cell office:value-type="float" office:value="0.009429099698528">
                <text:p>0.009429099698528</text:p>
              </table:table-cell>
              <table:table-cell office:value-type="float" office:value="0.038605">
                <text:p>0.038605</text:p>
              </table:table-cell>
              <table:table-cell office:value-type="float" office:value="0.0112967">
                <text:p>0.0112967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03021499694592">
                <text:p>0.0403021499694592</text:p>
              </table:table-cell>
              <table:table-cell office:value-type="float" office:value="0.00795209464688092">
                <text:p>0.00795209464688092</text:p>
              </table:table-cell>
              <table:table-cell office:value-type="float" office:value="0.0394881">
                <text:p>0.0394881</text:p>
              </table:table-cell>
              <table:table-cell office:value-type="float" office:value="0.00995312">
                <text:p>0.00995312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127719374">
                <text:p>0.04127719374</text:p>
              </table:table-cell>
              <table:table-cell office:value-type="float" office:value="0.00632405059279682">
                <text:p>0.00632405059279682</text:p>
              </table:table-cell>
              <table:table-cell office:value-type="float" office:value="0.0404058">
                <text:p>0.0404058</text:p>
              </table:table-cell>
              <table:table-cell office:value-type="float" office:value="0.00846415">
                <text:p>0.00846415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22935941414408">
                <text:p>0.0422935941414408</text:p>
              </table:table-cell>
              <table:table-cell office:value-type="float" office:value="0.0045388584873827">
                <text:p>0.0045388584873827</text:p>
              </table:table-cell>
              <table:table-cell office:value-type="float" office:value="0.0413614">
                <text:p>0.0413614</text:p>
              </table:table-cell>
              <table:table-cell office:value-type="float" office:value="0.00682405">
                <text:p>0.00682405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33549238717056">
                <text:p>0.0433549238717056</text:p>
              </table:table-cell>
              <table:table-cell office:value-type="float" office:value="0.00258988851378562">
                <text:p>0.00258988851378562</text:p>
              </table:table-cell>
              <table:table-cell office:value-type="float" office:value="0.0423591">
                <text:p>0.0423591</text:p>
              </table:table-cell>
              <table:table-cell office:value-type="float" office:value="0.00502487">
                <text:p>0.00502487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44649061904144">
                <text:p>0.0444649061904144</text:p>
              </table:table-cell>
              <table:table-cell office:value-type="float" office:value="0.00046998266530051">
                <text:p>0.00046998266530051</text:p>
              </table:table-cell>
              <table:table-cell office:value-type="float" office:value="0.0434036">
                <text:p>0.0434036</text:p>
              </table:table-cell>
              <table:table-cell office:value-type="float" office:value="0.00305632">
                <text:p>0.00305632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56274229817792">
                <text:p>0.0456274229817792</text:p>
              </table:table-cell>
              <table:table-cell office:value-type="float" office:value="-0.00182855267652159">
                <text:p>-0.00182855267652159</text:p>
              </table:table-cell>
              <table:table-cell office:value-type="float" office:value="0.0444954">
                <text:p>0.0444954</text:p>
              </table:table-cell>
              <table:table-cell office:value-type="float" office:value="0.000921776">
                <text:p>0.000921776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66609033342142">
                <text:p>0.0466609033342142</text:p>
              </table:table-cell>
              <table:table-cell office:value-type="float" office:value="-0.00379486773176999">
                <text:p>-0.00379486773176999</text:p>
              </table:table-cell>
              <table:table-cell office:value-type="float" office:value="0.0456131">
                <text:p>0.0456131</text:p>
              </table:table-cell>
              <table:table-cell office:value-type="float" office:value="-0.00130141">
                <text:p>-0.00130141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76547692791744">
                <text:p>0.0476547692791744</text:p>
              </table:table-cell>
              <table:table-cell office:value-type="float" office:value="-0.00561049739167039">
                <text:p>-0.00561049739167039</text:p>
              </table:table-cell>
              <table:table-cell office:value-type="float" office:value="0.0467055">
                <text:p>0.0467055</text:p>
              </table:table-cell>
              <table:table-cell office:value-type="float" office:value="-0.00343738">
                <text:p>-0.00343738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86120090912906">
                <text:p>0.0486120090912906</text:p>
              </table:table-cell>
              <table:table-cell office:value-type="float" office:value="-0.00728046228228279">
                <text:p>-0.00728046228228279</text:p>
              </table:table-cell>
              <table:table-cell office:value-type="float" office:value="0.047751">
                <text:p>0.047751</text:p>
              </table:table-cell>
              <table:table-cell office:value-type="float" office:value="-0.00540877">
                <text:p>-0.00540877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495355119387008">
                <text:p>0.0495355119387008</text:p>
              </table:table-cell>
              <table:table-cell office:value-type="float" office:value="-0.00880946335648319">
                <text:p>-0.00880946335648319</text:p>
              </table:table-cell>
              <table:table-cell office:value-type="float" office:value="0.0487503">
                <text:p>0.0487503</text:p>
              </table:table-cell>
              <table:table-cell office:value-type="float" office:value="-0.00721217">
                <text:p>-0.00721217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0428075969375">
                <text:p>0.050428075969375</text:p>
              </table:table-cell>
              <table:table-cell office:value-type="float" office:value="-0.0102018758277716">
                <text:p>-0.0102018758277716</text:p>
              </table:table-cell>
              <table:table-cell office:value-type="float" office:value="0.0497082">
                <text:p>0.0497082</text:p>
              </table:table-cell>
              <table:table-cell office:value-type="float" office:value="-0.00885787">
                <text:p>-0.00885787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512924163792192">
                <text:p>0.0512924163792192</text:p>
              </table:table-cell>
              <table:table-cell office:value-type="float" office:value="-0.01146174310408">
                <text:p>-0.01146174310408</text:p>
              </table:table-cell>
              <table:table-cell office:value-type="float" office:value="0.0506286">
                <text:p>0.0506286</text:p>
              </table:table-cell>
              <table:table-cell office:value-type="float" office:value="-0.0103538">
                <text:p>-0.0103538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21311734801794">
                <text:p>0.0521311734801794</text:p>
              </table:table-cell>
              <table:table-cell office:value-type="float" office:value="-0.0125927707215804">
                <text:p>-0.0125927707215804</text:p>
              </table:table-cell>
              <table:table-cell office:value-type="float" office:value="0.051515">
                <text:p>0.051515</text:p>
              </table:table-cell>
              <table:table-cell office:value-type="float" office:value="-0.0117057">
                <text:p>-0.0117057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29469207683456">
                <text:p>0.0529469207683456</text:p>
              </table:table-cell>
              <table:table-cell office:value-type="float" office:value="-0.0135983202784928">
                <text:p>-0.0135983202784928</text:p>
              </table:table-cell>
              <table:table-cell office:value-type="float" office:value="0.0523706">
                <text:p>0.0523706</text:p>
              </table:table-cell>
              <table:table-cell office:value-type="float" office:value="-0.0129185">
                <text:p>-0.0129185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537421729920558">
                <text:p>0.0537421729920558</text:p>
              </table:table-cell>
              <table:table-cell office:value-type="float" office:value="-0.0144814033688932">
                <text:p>-0.0144814033688932</text:p>
              </table:table-cell>
              <table:table-cell office:value-type="float" office:value="0.0531986">
                <text:p>0.0531986</text:p>
              </table:table-cell>
              <table:table-cell office:value-type="float" office:value="-0.0139964">
                <text:p>-0.0139964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5451939422">
                <text:p>0.05451939422</text:p>
              </table:table-cell>
              <table:table-cell office:value-type="float" office:value="-0.0152446755165216">
                <text:p>-0.0152446755165216</text:p>
              </table:table-cell>
              <table:table-cell office:value-type="float" office:value="0.0540018">
                <text:p>0.0540018</text:p>
              </table:table-cell>
              <table:table-cell office:value-type="float" office:value="-0.0149435">
                <text:p>-0.0149435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552810059093242">
                <text:p>0.0552810059093242</text:p>
              </table:table-cell>
              <table:table-cell office:value-type="float" office:value="-0.01589043010859">
                <text:p>-0.01589043010859</text:p>
              </table:table-cell>
              <table:table-cell office:value-type="float" office:value="0.0547833">
                <text:p>0.0547833</text:p>
              </table:table-cell>
              <table:table-cell office:value-type="float" office:value="-0.015763">
                <text:p>-0.015763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560293949737344">
                <text:p>0.0560293949737344</text:p>
              </table:table-cell>
              <table:table-cell office:value-type="float" office:value="-0.0164205923295904">
                <text:p>-0.0164205923295904</text:p>
              </table:table-cell>
              <table:table-cell office:value-type="float" office:value="0.0555459">
                <text:p>0.0555459</text:p>
              </table:table-cell>
              <table:table-cell office:value-type="float" office:value="-0.0164581">
                <text:p>-0.0164581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567669218516006">
                <text:p>0.0567669218516006</text:p>
              </table:table-cell>
              <table:table-cell office:value-type="float" office:value="-0.0168367130951028">
                <text:p>-0.0168367130951028</text:p>
              </table:table-cell>
              <table:table-cell office:value-type="float" office:value="0.0562923">
                <text:p>0.0562923</text:p>
              </table:table-cell>
              <table:table-cell office:value-type="float" office:value="-0.0170312">
                <text:p>-0.0170312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574959285740608">
                <text:p>0.0574959285740608</text:p>
              </table:table-cell>
              <table:table-cell office:value-type="float" office:value="-0.0171399629856032">
                <text:p>-0.0171399629856032</text:p>
              </table:table-cell>
              <table:table-cell office:value-type="float" office:value="0.0570252">
                <text:p>0.0570252</text:p>
              </table:table-cell>
              <table:table-cell office:value-type="float" office:value="-0.0174845">
                <text:p>-0.0174845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58218746833125">
                <text:p>0.058218746833125</text:p>
              </table:table-cell>
              <table:table-cell office:value-type="float" office:value="-0.0173311261802716">
                <text:p>-0.0173311261802716</text:p>
              </table:table-cell>
              <table:table-cell office:value-type="float" office:value="0.0577474">
                <text:p>0.0577474</text:p>
              </table:table-cell>
              <table:table-cell office:value-type="float" office:value="-0.0178195">
                <text:p>-0.0178195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589377060497792">
                <text:p>0.0589377060497792</text:p>
              </table:table-cell>
              <table:table-cell office:value-type="float" office:value="-0.0174105943908">
                <text:p>-0.0174105943908</text:p>
              </table:table-cell>
              <table:table-cell office:value-type="float" office:value="0.0584614">
                <text:p>0.0584614</text:p>
              </table:table-cell>
              <table:table-cell office:value-type="float" office:value="-0.0180375">
                <text:p>-0.0180375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596551414420894">
                <text:p>0.0596551414420894</text:p>
              </table:table-cell>
              <table:table-cell office:value-type="float" office:value="-0.0173783607952004">
                <text:p>-0.0173783607952004</text:p>
              </table:table-cell>
              <table:table-cell office:value-type="float" office:value="0.0591698">
                <text:p>0.0591698</text:p>
              </table:table-cell>
              <table:table-cell office:value-type="float" office:value="-0.0181393">
                <text:p>-0.0181393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03734020933056">
                <text:p>0.0603734020933056</text:p>
              </table:table-cell>
              <table:table-cell office:value-type="float" office:value="-0.0172340139716128">
                <text:p>-0.0172340139716128</text:p>
              </table:table-cell>
              <table:table-cell office:value-type="float" office:value="0.0598753">
                <text:p>0.0598753</text:p>
              </table:table-cell>
              <table:table-cell office:value-type="float" office:value="-0.0181253">
                <text:p>-0.0181253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10948590199658">
                <text:p>0.0610948590199658</text:p>
              </table:table-cell>
              <table:table-cell office:value-type="float" office:value="-0.0169767318321132">
                <text:p>-0.0169767318321132</text:p>
              </table:table-cell>
              <table:table-cell office:value-type="float" office:value="0.0605803">
                <text:p>0.0605803</text:p>
              </table:table-cell>
              <table:table-cell office:value-type="float" office:value="-0.0179953">
                <text:p>-0.0179953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6182191324">
                <text:p>0.06182191324</text:p>
              </table:table-cell>
              <table:table-cell office:value-type="float" office:value="-0.0166052755565216">
                <text:p>-0.0166052755565216</text:p>
              </table:table-cell>
              <table:table-cell office:value-type="float" office:value="0.0612875">
                <text:p>0.0612875</text:p>
              </table:table-cell>
              <table:table-cell office:value-type="float" office:value="-0.017749">
                <text:p>-0.017749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625570038408342">
                <text:p>0.0625570038408342</text:p>
              </table:table-cell>
              <table:table-cell office:value-type="float" office:value="-0.01611798352621">
                <text:p>-0.01611798352621</text:p>
              </table:table-cell>
              <table:table-cell office:value-type="float" office:value="0.0619993">
                <text:p>0.0619993</text:p>
              </table:table-cell>
              <table:table-cell office:value-type="float" office:value="-0.0173853">
                <text:p>-0.0173853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633026160474944">
                <text:p>0.0633026160474944</text:p>
              </table:table-cell>
              <table:table-cell office:value-type="float" office:value="-0.0155127652579104">
                <text:p>-0.0155127652579104</text:p>
              </table:table-cell>
              <table:table-cell office:value-type="float" office:value="0.0627185">
                <text:p>0.0627185</text:p>
              </table:table-cell>
              <table:table-cell office:value-type="float" office:value="-0.0169031">
                <text:p>-0.0169031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640612892907106">
                <text:p>0.0640612892907106</text:p>
              </table:table-cell>
              <table:table-cell office:value-type="float" office:value="-0.0147870953375228">
                <text:p>-0.0147870953375228</text:p>
              </table:table-cell>
              <table:table-cell office:value-type="float" office:value="0.0634475">
                <text:p>0.0634475</text:p>
              </table:table-cell>
              <table:table-cell office:value-type="float" office:value="-0.0163006">
                <text:p>-0.0163006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648356252750208">
                <text:p>0.0648356252750208</text:p>
              </table:table-cell>
              <table:table-cell office:value-type="float" office:value="-0.0139380073539232">
                <text:p>-0.0139380073539232</text:p>
              </table:table-cell>
              <table:table-cell office:value-type="float" office:value="0.0641892">
                <text:p>0.0641892</text:p>
              </table:table-cell>
              <table:table-cell office:value-type="float" office:value="-0.0155754">
                <text:p>-0.0155754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65628296046875">
                <text:p>0.065628296046875</text:p>
              </table:table-cell>
              <table:table-cell office:value-type="float" office:value="-0.0129620878327716">
                <text:p>-0.0129620878327716</text:p>
              </table:table-cell>
              <table:table-cell office:value-type="float" office:value="0.0649461">
                <text:p>0.0649461</text:p>
              </table:table-cell>
              <table:table-cell office:value-type="float" office:value="-0.0147251">
                <text:p>-0.0147251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664420520627392">
                <text:p>0.0664420520627392</text:p>
              </table:table-cell>
              <table:table-cell office:value-type="float" office:value="-0.01185547017032">
                <text:p>-0.01185547017032</text:p>
              </table:table-cell>
              <table:table-cell office:value-type="float" office:value="0.0657209">
                <text:p>0.0657209</text:p>
              </table:table-cell>
              <table:table-cell office:value-type="float" office:value="-0.0137465">
                <text:p>-0.0137465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672797302571994">
                <text:p>0.0672797302571994</text:p>
              </table:table-cell>
              <table:table-cell office:value-type="float" office:value="-0.0106138285672204">
                <text:p>-0.0106138285672204</text:p>
              </table:table-cell>
              <table:table-cell office:value-type="float" office:value="0.0665167">
                <text:p>0.0665167</text:p>
              </table:table-cell>
              <table:table-cell office:value-type="float" office:value="-0.012636">
                <text:p>-0.012636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681442621110656">
                <text:p>0.0681442621110656</text:p>
              </table:table-cell>
              <table:table-cell office:value-type="float" office:value="-0.00923237196233279">
                <text:p>-0.00923237196233279</text:p>
              </table:table-cell>
              <table:table-cell office:value-type="float" office:value="0.0673361">
                <text:p>0.0673361</text:p>
              </table:table-cell>
              <table:table-cell office:value-type="float" office:value="-0.0113897">
                <text:p>-0.0113897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690386817194758">
                <text:p>0.0690386817194758</text:p>
              </table:table-cell>
              <table:table-cell office:value-type="float" office:value="-0.00770583796653318">
                <text:p>-0.00770583796653318</text:p>
              </table:table-cell>
              <table:table-cell office:value-type="float" office:value="0.0681822">
                <text:p>0.0681822</text:p>
              </table:table-cell>
              <table:table-cell office:value-type="float" office:value="-0.0100029">
                <text:p>-0.0100029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6996613386">
                <text:p>0.06996613386</text:p>
              </table:table-cell>
              <table:table-cell office:value-type="float" office:value="-0.00602848679652158">
                <text:p>-0.00602848679652158</text:p>
              </table:table-cell>
              <table:table-cell office:value-type="float" office:value="0.0690581">
                <text:p>0.0690581</text:p>
              </table:table-cell>
              <table:table-cell office:value-type="float" office:value="-0.00847083">
                <text:p>-0.00847083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709298820607442">
                <text:p>0.0709298820607442</text:p>
              </table:table-cell>
              <table:table-cell office:value-type="float" office:value="-0.00419409520862998">
                <text:p>-0.00419409520862998</text:p>
              </table:table-cell>
              <table:table-cell office:value-type="float" office:value="0.0699669">
                <text:p>0.0699669</text:p>
              </table:table-cell>
              <table:table-cell office:value-type="float" office:value="-0.00678752">
                <text:p>-0.00678752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719333166684544">
                <text:p>0.0719333166684544</text:p>
              </table:table-cell>
              <table:table-cell office:value-type="float" office:value="-0.00219595043263039">
                <text:p>-0.00219595043263039</text:p>
              </table:table-cell>
              <table:table-cell office:value-type="float" office:value="0.0709127">
                <text:p>0.0709127</text:p>
              </table:table-cell>
              <table:table-cell office:value-type="float" office:value="-0.00494489">
                <text:p>-0.00494489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729799629166206">
                <text:p>0.0729799629166206</text:p>
              </table:table-cell>
              <table:table-cell office:value-type="float" office:value="-0.0000268441055427879">
                <text:p>-0.0000268441055427879</text:p>
              </table:table-cell>
              <table:table-cell office:value-type="float" office:value="0.0718999">
                <text:p>0.0718999</text:p>
              </table:table-cell>
              <table:table-cell office:value-type="float" office:value="-0.00293251">
                <text:p>-0.00293251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740734889935808">
                <text:p>0.0740734889935808</text:p>
              </table:table-cell>
              <table:table-cell office:value-type="float" office:value="0.00232093379455683">
                <text:p>0.00232093379455683</text:p>
              </table:table-cell>
              <table:table-cell office:value-type="float" office:value="0.0729291">
                <text:p>0.0729291</text:p>
              </table:table-cell>
              <table:table-cell office:value-type="float" office:value="-0.000753592">
                <text:p>-0.000753592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751103236603978">
                <text:p>0.0751103236603978</text:p>
              </table:table-cell>
              <table:table-cell office:value-type="float" office:value="0.00440273130497603">
                <text:p>0.00440273130497603</text:p>
              </table:table-cell>
              <table:table-cell office:value-type="float" office:value="0.0739783">
                <text:p>0.0739783</text:p>
              </table:table-cell>
              <table:table-cell office:value-type="float" office:value="0.00151466">
                <text:p>0.00151466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761167136786496">
                <text:p>0.0761167136786496</text:p>
              </table:table-cell>
              <table:table-cell office:value-type="float" office:value="0.00634823056317123">
                <text:p>0.00634823056317123</text:p>
              </table:table-cell>
              <table:table-cell office:value-type="float" office:value="0.0749962">
                <text:p>0.0749962</text:p>
              </table:table-cell>
              <table:table-cell office:value-type="float" office:value="0.00369656">
                <text:p>0.00369656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770948253861054">
                <text:p>0.0770948253861054</text:p>
              </table:table-cell>
              <table:table-cell office:value-type="float" office:value="0.00816220509882243">
                <text:p>0.00816220509882243</text:p>
              </table:table-cell>
              <table:table-cell office:value-type="float" office:value="0.0759655">
                <text:p>0.0759655</text:p>
              </table:table-cell>
              <table:table-cell office:value-type="float" office:value="0.00572448">
                <text:p>0.00572448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780467865235072">
                <text:p>0.0780467865235072</text:p>
              </table:table-cell>
              <table:table-cell office:value-type="float" office:value="0.00984917648941763">
                <text:p>0.00984917648941763</text:p>
              </table:table-cell>
              <table:table-cell office:value-type="float" office:value="0.0769009">
                <text:p>0.0769009</text:p>
              </table:table-cell>
              <table:table-cell office:value-type="float" office:value="0.00762209">
                <text:p>0.00762209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78974692543125">
                <text:p>0.078974692543125</text:p>
              </table:table-cell>
              <table:table-cell office:value-type="float" office:value="0.0114134103545568">
                <text:p>0.0114134103545568</text:p>
              </table:table-cell>
              <table:table-cell office:value-type="float" office:value="0.077809">
                <text:p>0.077809</text:p>
              </table:table-cell>
              <table:table-cell office:value-type="float" office:value="0.00939716">
                <text:p>0.00939716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798806129108928">
                <text:p>0.0798806129108928</text:p>
              </table:table-cell>
              <table:table-cell office:value-type="float" office:value="0.012858912350256">
                <text:p>0.012858912350256</text:p>
              </table:table-cell>
              <table:table-cell office:value-type="float" office:value="0.078691">
                <text:p>0.078691</text:p>
              </table:table-cell>
              <table:table-cell office:value-type="float" office:value="0.0110503">
                <text:p>0.0110503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807665974085446">
                <text:p>0.0807665974085446</text:p>
              </table:table-cell>
              <table:table-cell office:value-type="float" office:value="0.0141894241632512">
                <text:p>0.0141894241632512</text:p>
              </table:table-cell>
              <table:table-cell office:value-type="float" office:value="0.0795489">
                <text:p>0.0795489</text:p>
              </table:table-cell>
              <table:table-cell office:value-type="float" office:value="0.0125838">
                <text:p>0.0125838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816346824357504">
                <text:p>0.0816346824357504</text:p>
              </table:table-cell>
              <table:table-cell office:value-type="float" office:value="0.0154084195053024">
                <text:p>0.0154084195053024</text:p>
              </table:table-cell>
              <table:table-cell office:value-type="float" office:value="0.08038482">
                <text:p>0.08038482</text:p>
              </table:table-cell>
              <table:table-cell office:value-type="float" office:value="0.0140015">
                <text:p>0.0140015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824868973122522">
                <text:p>0.0824868973122522</text:p>
              </table:table-cell>
              <table:table-cell office:value-type="float" office:value="0.0165191001074976">
                <text:p>0.0165191001074976</text:p>
              </table:table-cell>
              <table:table-cell office:value-type="float" office:value="0.08120095">
                <text:p>0.08120095</text:p>
              </table:table-cell>
              <table:table-cell office:value-type="float" office:value="0.0153075">
                <text:p>0.0153075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8332527058">
                <text:p>0.08332527058</text:p>
              </table:table-cell>
              <table:table-cell office:value-type="float" office:value="0.0175243917145568">
                <text:p>0.0175243917145568</text:p>
              </table:table-cell>
              <table:table-cell office:value-type="float" office:value="0.08199936">
                <text:p>0.08199936</text:p>
              </table:table-cell>
              <table:table-cell office:value-type="float" office:value="0.0165053">
                <text:p>0.0165053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841518363052878">
                <text:p>0.0841518363052878</text:p>
              </table:table-cell>
              <table:table-cell office:value-type="float" office:value="0.018426940079136">
                <text:p>0.018426940079136</text:p>
              </table:table-cell>
              <table:table-cell office:value-type="float" office:value="0.0827821">
                <text:p>0.0827821</text:p>
              </table:table-cell>
              <table:table-cell office:value-type="float" office:value="0.0175984">
                <text:p>0.0175984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849686403808896">
                <text:p>0.0849686403808896</text:p>
              </table:table-cell>
              <table:table-cell office:value-type="float" office:value="0.0192291069561312">
                <text:p>0.0192291069561312</text:p>
              </table:table-cell>
              <table:table-cell office:value-type="float" office:value="0.08355125">
                <text:p>0.08355125</text:p>
              </table:table-cell>
              <table:table-cell office:value-type="float" office:value="0.0185896">
                <text:p>0.0185896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857777468281954">
                <text:p>0.0857777468281954</text:p>
              </table:table-cell>
              <table:table-cell office:value-type="float" office:value="0.0199329660969824">
                <text:p>0.0199329660969824</text:p>
              </table:table-cell>
              <table:table-cell office:value-type="float" office:value="0.08430885">
                <text:p>0.08430885</text:p>
              </table:table-cell>
              <table:table-cell office:value-type="float" office:value="0.0194817">
                <text:p>0.0194817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865812440993472">
                <text:p>0.0865812440993472</text:p>
              </table:table-cell>
              <table:table-cell office:value-type="float" office:value="0.0205402992439776">
                <text:p>0.0205402992439776</text:p>
              </table:table-cell>
              <table:table-cell office:value-type="float" office:value="0.08505696">
                <text:p>0.08505696</text:p>
              </table:table-cell>
              <table:table-cell office:value-type="float" office:value="0.0202769">
                <text:p>0.0202769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87381251379375">
                <text:p>0.087381251379375</text:p>
              </table:table-cell>
              <table:table-cell office:value-type="float" office:value="0.0210525921245568">
                <text:p>0.0210525921245568</text:p>
              </table:table-cell>
              <table:table-cell office:value-type="float" office:value="0.08579766">
                <text:p>0.08579766</text:p>
              </table:table-cell>
              <table:table-cell office:value-type="float" office:value="0.0209775">
                <text:p>0.0209775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881799248883328">
                <text:p>0.0881799248883328</text:p>
              </table:table-cell>
              <table:table-cell office:value-type="float" office:value="0.021471030445616">
                <text:p>0.021471030445616</text:p>
              </table:table-cell>
              <table:table-cell office:value-type="float" office:value="0.08653301">
                <text:p>0.08653301</text:p>
              </table:table-cell>
              <table:table-cell office:value-type="float" office:value="0.0215851">
                <text:p>0.0215851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889794641834346">
                <text:p>0.0889794641834346</text:p>
              </table:table-cell>
              <table:table-cell office:value-type="float" office:value="0.0217964958878112">
                <text:p>0.0217964958878112</text:p>
              </table:table-cell>
              <table:table-cell office:value-type="float" office:value="0.08726511">
                <text:p>0.08726511</text:p>
              </table:table-cell>
              <table:table-cell office:value-type="float" office:value="0.0221012">
                <text:p>0.0221012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897821184611904">
                <text:p>0.0897821184611904</text:p>
              </table:table-cell>
              <table:table-cell office:value-type="float" office:value="0.0220295620998624">
                <text:p>0.0220295620998624</text:p>
              </table:table-cell>
              <table:table-cell office:value-type="float" office:value="0.08799607">
                <text:p>0.08799607</text:p>
              </table:table-cell>
              <table:table-cell office:value-type="float" office:value="0.022527">
                <text:p>0.022527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905901928595422">
                <text:p>0.0905901928595422</text:p>
              </table:table-cell>
              <table:table-cell office:value-type="float" office:value="0.0221704906928576">
                <text:p>0.0221704906928576</text:p>
              </table:table-cell>
              <table:table-cell office:value-type="float" office:value="0.08872804">
                <text:p>0.08872804</text:p>
              </table:table-cell>
              <table:table-cell office:value-type="float" office:value="0.0228634">
                <text:p>0.0228634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9140605476">
                <text:p>0.09140605476</text:p>
              </table:table-cell>
              <table:table-cell office:value-type="float" office:value="0.0222192272345568">
                <text:p>0.0222192272345568</text:p>
              </table:table-cell>
              <table:table-cell office:value-type="float" office:value="0.089463187">
                <text:p>0.089463187</text:p>
              </table:table-cell>
              <table:table-cell office:value-type="float" office:value="0.0231109">
                <text:p>0.0231109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922321400897778">
                <text:p>0.0922321400897778</text:p>
              </table:table-cell>
              <table:table-cell office:value-type="float" office:value="0.022175397243696">
                <text:p>0.022175397243696</text:p>
              </table:table-cell>
              <table:table-cell office:value-type="float" office:value="0.090203733">
                <text:p>0.090203733</text:p>
              </table:table-cell>
              <table:table-cell office:value-type="float" office:value="0.02327">
                <text:p>0.02327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930709596239296">
                <text:p>0.0930709596239296</text:p>
              </table:table-cell>
              <table:table-cell office:value-type="float" office:value="0.0220383021842912">
                <text:p>0.0220383021842912</text:p>
              </table:table-cell>
              <table:table-cell office:value-type="float" office:value="0.09095194">
                <text:p>0.09095194</text:p>
              </table:table-cell>
              <table:table-cell office:value-type="float" office:value="0.0233407">
                <text:p>0.0233407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939251052874854">
                <text:p>0.0939251052874854</text:p>
              </table:table-cell>
              <table:table-cell office:value-type="float" office:value="0.0218069154599424">
                <text:p>0.0218069154599424</text:p>
              </table:table-cell>
              <table:table-cell office:value-type="float" office:value="0.09171012">
                <text:p>0.09171012</text:p>
              </table:table-cell>
              <table:table-cell office:value-type="float" office:value="0.0233226">
                <text:p>0.0233226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947972564575872">
                <text:p>0.0947972564575872</text:p>
              </table:table-cell>
              <table:table-cell office:value-type="float" office:value="0.0214798784081376">
                <text:p>0.0214798784081376</text:p>
              </table:table-cell>
              <table:table-cell office:value-type="float" office:value="0.09248066">
                <text:p>0.09248066</text:p>
              </table:table-cell>
              <table:table-cell office:value-type="float" office:value="0.0232153">
                <text:p>0.0232153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95690186265625">
                <text:p>0.095690186265625</text:p>
              </table:table-cell>
              <table:table-cell office:value-type="float" office:value="0.0210554962945568">
                <text:p>0.0210554962945568</text:p>
              </table:table-cell>
              <table:table-cell office:value-type="float" office:value="0.093266">
                <text:p>0.093266</text:p>
              </table:table-cell>
              <table:table-cell office:value-type="float" office:value="0.0230179">
                <text:p>0.0230179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966067678993728">
                <text:p>0.0966067678993728</text:p>
              </table:table-cell>
              <table:table-cell office:value-type="float" office:value="0.020531734307376">
                <text:p>0.020531734307376</text:p>
              </table:table-cell>
              <table:table-cell office:value-type="float" office:value="0.09406865">
                <text:p>0.09406865</text:p>
              </table:table-cell>
              <table:table-cell office:value-type="float" office:value="0.0227292">
                <text:p>0.0227292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975499809051246">
                <text:p>0.0975499809051246</text:p>
              </table:table-cell>
              <table:table-cell office:value-type="float" office:value="0.0199062135515712">
                <text:p>0.0199062135515712</text:p>
              </table:table-cell>
              <table:table-cell office:value-type="float" office:value="0.09489121">
                <text:p>0.09489121</text:p>
              </table:table-cell>
              <table:table-cell office:value-type="float" office:value="0.0223478">
                <text:p>0.0223478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985229174898304">
                <text:p>0.0985229174898304</text:p>
              </table:table-cell>
              <table:table-cell office:value-type="float" office:value="0.0191762070432224">
                <text:p>0.0191762070432224</text:p>
              </table:table-cell>
              <table:table-cell office:value-type="float" office:value="0.09573639">
                <text:p>0.09573639</text:p>
              </table:table-cell>
              <table:table-cell office:value-type="float" office:value="0.0218719">
                <text:p>0.0218719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995287888232322">
                <text:p>0.0995287888232322</text:p>
              </table:table-cell>
              <table:table-cell office:value-type="float" office:value="0.0183386357038176">
                <text:p>0.0183386357038176</text:p>
              </table:table-cell>
              <table:table-cell office:value-type="float" office:value="0.09660697">
                <text:p>0.09660697</text:p>
              </table:table-cell>
              <table:table-cell office:value-type="float" office:value="0.0212995">
                <text:p>0.0212995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0057093134">
                <text:p>0.10057093134</text:p>
              </table:table-cell>
              <table:table-cell office:value-type="float" office:value="0.0173900643545568">
                <text:p>0.0173900643545568</text:p>
              </table:table-cell>
              <table:table-cell office:value-type="float" office:value="0.09750584">
                <text:p>0.09750584</text:p>
              </table:table-cell>
              <table:table-cell office:value-type="float" office:value="0.0206281">
                <text:p>0.0206281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01652813041868">
                <text:p>0.101652813041868</text:p>
              </table:table-cell>
              <table:table-cell office:value-type="float" office:value="0.016326697710656">
                <text:p>0.016326697710656</text:p>
              </table:table-cell>
              <table:table-cell office:value-type="float" office:value="0.09843603">
                <text:p>0.09843603</text:p>
              </table:table-cell>
              <table:table-cell office:value-type="float" office:value="0.019855">
                <text:p>0.019855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0277803979977">
                <text:p>0.10277803979977</text:p>
              </table:table-cell>
              <table:table-cell office:value-type="float" office:value="0.0151443763756512">
                <text:p>0.0151443763756512</text:p>
              </table:table-cell>
              <table:table-cell office:value-type="float" office:value="0.09940065">
                <text:p>0.09940065</text:p>
              </table:table-cell>
              <table:table-cell office:value-type="float" office:value="0.0189771">
                <text:p>0.0189771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03950361655975">
                <text:p>0.103950361655975</text:p>
              </table:table-cell>
              <table:table-cell office:value-type="float" office:value="0.0138385728357024">
                <text:p>0.0138385728357024</text:p>
              </table:table-cell>
              <table:table-cell office:value-type="float" office:value="0.1004031">
                <text:p>0.1004031</text:p>
              </table:table-cell>
              <table:table-cell office:value-type="float" office:value="0.0179907">
                <text:p>0.0179907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05173679126227">
                <text:p>0.105173679126227</text:p>
              </table:table-cell>
              <table:table-cell office:value-type="float" office:value="0.0124043874538976">
                <text:p>0.0124043874538976</text:p>
              </table:table-cell>
              <table:table-cell office:value-type="float" office:value="0.1014473">
                <text:p>0.1014473</text:p>
              </table:table-cell>
              <table:table-cell office:value-type="float" office:value="0.0168906">
                <text:p>0.0168906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06388413840051">
                <text:p>0.106388413840051</text:p>
              </table:table-cell>
              <table:table-cell office:value-type="float" office:value="0.0111017365871239">
                <text:p>0.0111017365871239</text:p>
              </table:table-cell>
              <table:table-cell office:value-type="float" office:value="0.1025382">
                <text:p>0.1025382</text:p>
              </table:table-cell>
              <table:table-cell office:value-type="float" office:value="0.0156696">
                <text:p>0.0156696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07541162973632">
                <text:p>0.107541162973632</text:p>
              </table:table-cell>
              <table:table-cell office:value-type="float" office:value="0.0099400699539392">
                <text:p>0.0099400699539392</text:p>
              </table:table-cell>
              <table:table-cell office:value-type="float" office:value="0.1036761">
                <text:p>0.1036761</text:p>
              </table:table-cell>
              <table:table-cell office:value-type="float" office:value="0.014331">
                <text:p>0.014331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08637001797393">
                <text:p>0.108637001797393</text:p>
              </table:table-cell>
              <table:table-cell office:value-type="float" office:value="0.0089152171094885">
                <text:p>0.0089152171094885</text:p>
              </table:table-cell>
              <table:table-cell office:value-type="float" office:value="0.1048397">
                <text:p>0.1048397</text:p>
              </table:table-cell>
              <table:table-cell office:value-type="float" office:value="0.0129335">
                <text:p>0.0129335</text:p>
              </table:table-cell>
              <table:table-cell office:value-type="float" office:value="0.12">
                <text:p>0.1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09680773744224">
                <text:p>0.109680773744224</text:p>
              </table:table-cell>
              <table:table-cell office:value-type="float" office:value="0.0080233241080288">
                <text:p>0.0080233241080288</text:p>
              </table:table-cell>
              <table:table-cell office:value-type="float" office:value="0.1059778">
                <text:p>0.1059778</text:p>
              </table:table-cell>
              <table:table-cell office:value-type="float" office:value="0.0116099">
                <text:p>0.0116099</text:p>
              </table:table-cell>
              <table:table-cell office:value-type="float" office:value="0.12">
                <text:p>0.1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10677104009375">
                <text:p>0.110677104009375</text:p>
              </table:table-cell>
              <table:table-cell office:value-type="float" office:value="0.0072608647860851">
                <text:p>0.0072608647860851</text:p>
              </table:table-cell>
              <table:table-cell office:value-type="float" office:value="0.1070689">
                <text:p>0.1070689</text:p>
              </table:table-cell>
              <table:table-cell office:value-type="float" office:value="0.0104189">
                <text:p>0.0104189</text:p>
              </table:table-cell>
              <table:table-cell office:value-type="float" office:value="0.12">
                <text:p>0.1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11630413176576">
                <text:p>0.111630413176576</text:p>
              </table:table-cell>
              <table:table-cell office:value-type="float" office:value="0.0066246520456064">
                <text:p>0.0066246520456064</text:p>
              </table:table-cell>
              <table:table-cell office:value-type="float" office:value="0.1081135">
                <text:p>0.1081135</text:p>
              </table:table-cell>
              <table:table-cell office:value-type="float" office:value="0.00936425">
                <text:p>0.00936425</text:p>
              </table:table-cell>
              <table:table-cell office:value-type="float" office:value="0.12">
                <text:p>0.1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12544930844157">
                <text:p>0.112544930844157</text:p>
              </table:table-cell>
              <table:table-cell office:value-type="float" office:value="0.0061118491371217">
                <text:p>0.0061118491371217</text:p>
              </table:table-cell>
              <table:table-cell office:value-type="float" office:value="0.1091168">
                <text:p>0.1091168</text:p>
              </table:table-cell>
              <table:table-cell office:value-type="float" office:value="0.00844045">
                <text:p>0.00844045</text:p>
              </table:table-cell>
              <table:table-cell office:value-type="float" office:value="0.12">
                <text:p>0.1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13424709251168">
                <text:p>0.113424709251168</text:p>
              </table:table-cell>
              <table:table-cell office:value-type="float" office:value="0.005719980942896">
                <text:p>0.005719980942896</text:p>
              </table:table-cell>
              <table:table-cell office:value-type="float" office:value="0.1100828">
                <text:p>0.1100828</text:p>
              </table:table-cell>
              <table:table-cell office:value-type="float" office:value="0.00764305">
                <text:p>0.00764305</text:p>
              </table:table-cell>
              <table:table-cell office:value-type="float" office:value="0.12">
                <text:p>0.1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14273636903499">
                <text:p>0.114273636903499</text:p>
              </table:table-cell>
              <table:table-cell office:value-type="float" office:value="0.0054469452600863">
                <text:p>0.0054469452600863</text:p>
              </table:table-cell>
              <table:table-cell office:value-type="float" office:value="0.1110152">
                <text:p>0.1110152</text:p>
              </table:table-cell>
              <table:table-cell office:value-type="float" office:value="0.00696875">
                <text:p>0.00696875</text:p>
              </table:table-cell>
              <table:table-cell office:value-type="float" office:value="0.12">
                <text:p>0.1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150954522">
                <text:p>0.1150954522</text:p>
              </table:table-cell>
              <table:table-cell office:value-type="float" office:value="0.0052910240838976">
                <text:p>0.0052910240838976</text:p>
              </table:table-cell>
              <table:table-cell office:value-type="float" office:value="0.111917">
                <text:p>0.111917</text:p>
              </table:table-cell>
              <table:table-cell office:value-type="float" office:value="0.00641487">
                <text:p>0.00641487</text:p>
              </table:table-cell>
              <table:table-cell office:value-type="float" office:value="0.12">
                <text:p>0.1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15893757058601">
                <text:p>0.115893757058601</text:p>
              </table:table-cell>
              <table:table-cell office:value-type="float" office:value="0.0052508948907389">
                <text:p>0.0052508948907389</text:p>
              </table:table-cell>
              <table:table-cell office:value-type="float" office:value="0.1127915">
                <text:p>0.1127915</text:p>
              </table:table-cell>
              <table:table-cell office:value-type="float" office:value="0.00597917">
                <text:p>0.00597917</text:p>
              </table:table-cell>
              <table:table-cell office:value-type="float" office:value="0.12">
                <text:p>0.1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16672030542432">
                <text:p>0.116672030542432</text:p>
              </table:table-cell>
              <table:table-cell office:value-type="float" office:value="0.0053256419213792">
                <text:p>0.0053256419213792</text:p>
              </table:table-cell>
              <table:table-cell office:value-type="float" office:value="0.1136417">
                <text:p>0.1136417</text:p>
              </table:table-cell>
              <table:table-cell office:value-type="float" office:value="0.00565983">
                <text:p>0.00565983</text:p>
              </table:table-cell>
              <table:table-cell office:value-type="float" office:value="0.12">
                <text:p>0.1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17433642485943">
                <text:p>0.117433642485943</text:p>
              </table:table-cell>
              <table:table-cell office:value-type="float" office:value="0.0055147674641035">
                <text:p>0.0055147674641035</text:p>
              </table:table-cell>
              <table:table-cell office:value-type="float" office:value="0.1144706">
                <text:p>0.1144706</text:p>
              </table:table-cell>
              <table:table-cell office:value-type="float" office:value="0.00545548">
                <text:p>0.00545548</text:p>
              </table:table-cell>
              <table:table-cell office:value-type="float" office:value="0.12">
                <text:p>0.1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18181867121024">
                <text:p>0.118181867121024</text:p>
              </table:table-cell>
              <table:table-cell office:value-type="float" office:value="0.0058182031378688">
                <text:p>0.0058182031378688</text:p>
              </table:table-cell>
              <table:table-cell office:value-type="float" office:value="0.115281">
                <text:p>0.115281</text:p>
              </table:table-cell>
              <table:table-cell office:value-type="float" office:value="0.00536516">
                <text:p>0.00536516</text:p>
              </table:table-cell>
              <table:table-cell office:value-type="float" office:value="0.12">
                <text:p>0.1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18919896703125">
                <text:p>0.118919896703125</text:p>
              </table:table-cell>
              <table:table-cell office:value-type="float" office:value="0.0062363211754601">
                <text:p>0.0062363211754601</text:p>
              </table:table-cell>
              <table:table-cell office:value-type="float" office:value="0.1160759">
                <text:p>0.1160759</text:p>
              </table:table-cell>
              <table:table-cell office:value-type="float" office:value="0.00538836">
                <text:p>0.00538836</text:p>
              </table:table-cell>
              <table:table-cell office:value-type="float" office:value="0.12">
                <text:p>0.1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19650855137376">
                <text:p>0.119650855137376</text:p>
              </table:table-cell>
              <table:table-cell office:value-type="float" office:value="0.0067699457066464">
                <text:p>0.0067699457066464</text:p>
              </table:table-cell>
              <table:table-cell office:value-type="float" office:value="0.1168581">
                <text:p>0.1168581</text:p>
              </table:table-cell>
              <table:table-cell office:value-type="float" office:value="0.00552499">
                <text:p>0.00552499</text:p>
              </table:table-cell>
              <table:table-cell office:value-type="float" office:value="0.12">
                <text:p>0.1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20377811604707">
                <text:p>0.120377811604707</text:p>
              </table:table-cell>
              <table:table-cell office:value-type="float" office:value="0.0074203640413367">
                <text:p>0.0074203640413367</text:p>
              </table:table-cell>
              <table:table-cell office:value-type="float" office:value="0.1176302">
                <text:p>0.1176302</text:p>
              </table:table-cell>
              <table:table-cell office:value-type="float" office:value="0.00577536">
                <text:p>0.00577536</text:p>
              </table:table-cell>
              <table:table-cell office:value-type="float" office:value="0.12">
                <text:p>0.1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21103794187968">
                <text:p>0.121103794187968</text:p>
              </table:table-cell>
              <table:table-cell office:value-type="float" office:value="0.008189337952736">
                <text:p>0.008189337952736</text:p>
              </table:table-cell>
              <table:table-cell office:value-type="float" office:value="0.1183951">
                <text:p>0.1183951</text:p>
              </table:table-cell>
              <table:table-cell office:value-type="float" office:value="0.00614022">
                <text:p>0.00614022</text:p>
              </table:table-cell>
              <table:table-cell office:value-type="float" office:value="0.12">
                <text:p>0.1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21831803498049">
                <text:p>0.121831803498049</text:p>
              </table:table-cell>
              <table:table-cell office:value-type="float" office:value="0.0090791149605013">
                <text:p>0.0090791149605013</text:p>
              </table:table-cell>
              <table:table-cell office:value-type="float" office:value="0.1191553">
                <text:p>0.1191553</text:p>
              </table:table-cell>
              <table:table-cell office:value-type="float" office:value="0.00662076">
                <text:p>0.00662076</text:p>
              </table:table-cell>
              <table:table-cell office:value-type="float" office:value="0.12">
                <text:p>0.1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225648263">
                <text:p>0.1225648263</text:p>
              </table:table-cell>
              <table:table-cell office:value-type="float" office:value="0.0100924396138976">
                <text:p>0.0100924396138976</text:p>
              </table:table-cell>
              <table:table-cell office:value-type="float" office:value="0.1199137">
                <text:p>0.1199137</text:p>
              </table:table-cell>
              <table:table-cell office:value-type="float" office:value="0.00721858">
                <text:p>0.00721858</text:p>
              </table:table-cell>
              <table:table-cell office:value-type="float" office:value="0.12">
                <text:p>0.1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23305849139151">
                <text:p>0.123305849139151</text:p>
              </table:table-cell>
              <table:table-cell office:value-type="float" office:value="0.0112325647749539">
                <text:p>0.0112325647749539</text:p>
              </table:table-cell>
              <table:table-cell office:value-type="float" office:value="0.1206728">
                <text:p>0.1206728</text:p>
              </table:table-cell>
              <table:table-cell office:value-type="float" office:value="0.00793572">
                <text:p>0.00793572</text:p>
              </table:table-cell>
              <table:table-cell office:value-type="float" office:value="0.12">
                <text:p>0.1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24057871967232">
                <text:p>0.124057871967232</text:p>
              </table:table-cell>
              <table:table-cell office:value-type="float" office:value="0.0125032629016192">
                <text:p>0.0125032629016192</text:p>
              </table:table-cell>
              <table:table-cell office:value-type="float" office:value="0.1214355">
                <text:p>0.1214355</text:p>
              </table:table-cell>
              <table:table-cell office:value-type="float" office:value="0.00877467">
                <text:p>0.00877467</text:p>
              </table:table-cell>
              <table:table-cell office:value-type="float" office:value="0.12">
                <text:p>0.1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24823921768493">
                <text:p>0.124823921768493</text:p>
              </table:table-cell>
              <table:table-cell office:value-type="float" office:value="0.0139088373309185">
                <text:p>0.0139088373309185</text:p>
              </table:table-cell>
              <table:table-cell office:value-type="float" office:value="0.1222044">
                <text:p>0.1222044</text:p>
              </table:table-cell>
              <table:table-cell office:value-type="float" office:value="0.00973824">
                <text:p>0.00973824</text:p>
              </table:table-cell>
              <table:table-cell office:value-type="float" office:value="0.12">
                <text:p>0.1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25607066185824">
                <text:p>0.125607066185824</text:p>
              </table:table-cell>
              <table:table-cell office:value-type="float" office:value="0.0154541335621088">
                <text:p>0.0154541335621088</text:p>
              </table:table-cell>
              <table:table-cell office:value-type="float" office:value="0.1229822">
                <text:p>0.1229822</text:p>
              </table:table-cell>
              <table:table-cell office:value-type="float" office:value="0.0108293">
                <text:p>0.0108293</text:p>
              </table:table-cell>
              <table:table-cell office:value-type="float" office:value="0.12">
                <text:p>0.1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26410427146875">
                <text:p>0.126410427146875</text:p>
              </table:table-cell>
              <table:table-cell office:value-type="float" office:value="0.0171445505398351">
                <text:p>0.0171445505398351</text:p>
              </table:table-cell>
              <table:table-cell office:value-type="float" office:value="0.1237717">
                <text:p>0.1237717</text:p>
              </table:table-cell>
              <table:table-cell office:value-type="float" office:value="0.0120515">
                <text:p>0.0120515</text:p>
              </table:table-cell>
              <table:table-cell office:value-type="float" office:value="0.12">
                <text:p>0.1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27237194490176">
                <text:p>0.127237194490176</text:p>
              </table:table-cell>
              <table:table-cell office:value-type="float" office:value="0.0189860519372864">
                <text:p>0.0189860519372864</text:p>
              </table:table-cell>
              <table:table-cell office:value-type="float" office:value="0.1245758">
                <text:p>0.1245758</text:p>
              </table:table-cell>
              <table:table-cell office:value-type="float" office:value="0.0134093">
                <text:p>0.0134093</text:p>
              </table:table-cell>
              <table:table-cell office:value-type="float" office:value="0.12">
                <text:p>0.1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28090639591257">
                <text:p>0.128090639591257</text:p>
              </table:table-cell>
              <table:table-cell office:value-type="float" office:value="0.0209851774393517">
                <text:p>0.0209851774393517</text:p>
              </table:table-cell>
              <table:table-cell office:value-type="float" office:value="0.1253973">
                <text:p>0.1253973</text:p>
              </table:table-cell>
              <table:table-cell office:value-type="float" office:value="0.0149074">
                <text:p>0.0149074</text:p>
              </table:table-cell>
              <table:table-cell office:value-type="float" office:value="0.12">
                <text:p>0.1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28974128988768">
                <text:p>0.128974128988768</text:p>
              </table:table-cell>
              <table:table-cell office:value-type="float" office:value="0.023149054025776">
                <text:p>0.023149054025776</text:p>
              </table:table-cell>
              <table:table-cell office:value-type="float" office:value="0.1262391">
                <text:p>0.1262391</text:p>
              </table:table-cell>
              <table:table-cell office:value-type="float" office:value="0.0165514">
                <text:p>0.0165514</text:p>
              </table:table-cell>
              <table:table-cell office:value-type="float" office:value="0.12">
                <text:p>0.1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29891138010599">
                <text:p>0.129891138010599</text:p>
              </table:table-cell>
              <table:table-cell office:value-type="float" office:value="0.0254854072543163">
                <text:p>0.0254854072543163</text:p>
              </table:table-cell>
              <table:table-cell office:value-type="float" office:value="0.1271043">
                <text:p>0.1271043</text:p>
              </table:table-cell>
              <table:table-cell office:value-type="float" office:value="0.0183472">
                <text:p>0.0183472</text:p>
              </table:table-cell>
              <table:table-cell office:value-type="float" office:value="0.12">
                <text:p>0.1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308452644">
                <text:p>0.1308452644</text:p>
              </table:table-cell>
              <table:table-cell office:value-type="float" office:value="0.0280025725438976">
                <text:p>0.0280025725438976</text:p>
              </table:table-cell>
              <table:table-cell office:value-type="float" office:value="0.127996">
                <text:p>0.127996</text:p>
              </table:table-cell>
              <table:table-cell office:value-type="float" office:value="0.0203012">
                <text:p>0.0203012</text:p>
              </table:table-cell>
              <table:table-cell office:value-type="float" office:value="0.12">
                <text:p>0.1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31840241941701">
                <text:p>0.131840241941701</text:p>
              </table:table-cell>
              <table:table-cell office:value-type="float" office:value="0.0307095064577689">
                <text:p>0.0307095064577689</text:p>
              </table:table-cell>
              <table:table-cell office:value-type="float" office:value="0.1289174">
                <text:p>0.1289174</text:p>
              </table:table-cell>
              <table:table-cell office:value-type="float" office:value="0.0224205">
                <text:p>0.0224205</text:p>
              </table:table-cell>
              <table:table-cell office:value-type="float" office:value="0.12">
                <text:p>0.1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32879954088032">
                <text:p>0.132879954088032</text:p>
              </table:table-cell>
              <table:table-cell office:value-type="float" office:value="0.0336157979866592">
                <text:p>0.0336157979866592</text:p>
              </table:table-cell>
              <table:table-cell office:value-type="float" office:value="0.1298718">
                <text:p>0.1298718</text:p>
              </table:table-cell>
              <table:table-cell office:value-type="float" office:value="0.0247127">
                <text:p>0.0247127</text:p>
              </table:table-cell>
              <table:table-cell office:value-type="float" office:value="0.12">
                <text:p>0.1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33968447585043">
                <text:p>0.133968447585043</text:p>
              </table:table-cell>
              <table:table-cell office:value-type="float" office:value="0.0367316798319335">
                <text:p>0.0367316798319335</text:p>
              </table:table-cell>
              <table:table-cell office:value-type="float" office:value="0.1308626">
                <text:p>0.1308626</text:p>
              </table:table-cell>
              <table:table-cell office:value-type="float" office:value="0.0271864">
                <text:p>0.0271864</text:p>
              </table:table-cell>
              <table:table-cell office:value-type="float" office:value="0.12">
                <text:p>0.1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35109946098624">
                <text:p>0.135109946098624</text:p>
              </table:table-cell>
              <table:table-cell office:value-type="float" office:value="0.0400680396887488">
                <text:p>0.0400680396887488</text:p>
              </table:table-cell>
              <table:table-cell office:value-type="float" office:value="0.1318941">
                <text:p>0.1318941</text:p>
              </table:table-cell>
              <table:table-cell office:value-type="float" office:value="0.0298531">
                <text:p>0.0298531</text:p>
              </table:table-cell>
              <table:table-cell office:value-type="float" office:value="0.12">
                <text:p>0.1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36230365866261">
                <text:p>0.136230365866261</text:p>
              </table:table-cell>
              <table:table-cell office:value-type="float" office:value="0.0432436045470028">
                <text:p>0.0432436045470028</text:p>
              </table:table-cell>
              <table:table-cell office:value-type="float" office:value="0.1329711">
                <text:p>0.1329711</text:p>
              </table:table-cell>
              <table:table-cell office:value-type="float" office:value="0.0327271">
                <text:p>0.0327271</text:p>
              </table:table-cell>
              <table:table-cell office:value-type="float" office:value="0.12">
                <text:p>0.1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37294481779971">
                <text:p>0.137294481779971</text:p>
              </table:table-cell>
              <table:table-cell office:value-type="float" office:value="0.0461887642088768">
                <text:p>0.0461887642088768</text:p>
              </table:table-cell>
              <table:table-cell office:value-type="float" office:value="0.1340944">
                <text:p>0.1340944</text:p>
              </table:table-cell>
              <table:table-cell office:value-type="float" office:value="0.0358057">
                <text:p>0.0358057</text:p>
              </table:table-cell>
              <table:table-cell office:value-type="float" office:value="0.12">
                <text:p>0.1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38306666140659">
                <text:p>0.138306666140659</text:p>
              </table:table-cell>
              <table:table-cell office:value-type="float" office:value="0.0489154846564709">
                <text:p>0.0489154846564709</text:p>
              </table:table-cell>
              <table:table-cell office:value-type="float" office:value="0.1352423">
                <text:p>0.1352423</text:p>
              </table:table-cell>
              <table:table-cell office:value-type="float" office:value="0.0389936">
                <text:p>0.0389936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39271096685094">
                <text:p>0.139271096685094</text:p>
              </table:table-cell>
              <table:table-cell office:value-type="float" office:value="0.0514350463488448">
                <text:p>0.0514350463488448</text:p>
              </table:table-cell>
              <table:table-cell office:value-type="float" office:value="0.136364">
                <text:p>0.136364</text:p>
              </table:table-cell>
              <table:table-cell office:value-type="float" office:value="0.0420725">
                <text:p>0.0420725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40191767739561">
                <text:p>0.140191767739561</text:p>
              </table:table-cell>
              <table:table-cell office:value-type="float" office:value="0.0537580567324988">
                <text:p>0.0537580567324988</text:p>
              </table:table-cell>
              <table:table-cell office:value-type="float" office:value="0.1374379">
                <text:p>0.1374379</text:p>
              </table:table-cell>
              <table:table-cell office:value-type="float" office:value="0.0449471">
                <text:p>0.0449471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41072501373514">
                <text:p>0.141072501373514</text:p>
              </table:table-cell>
              <table:table-cell office:value-type="float" office:value="0.0558944627518528">
                <text:p>0.0558944627518528</text:p>
              </table:table-cell>
              <table:table-cell office:value-type="float" office:value="0.1384648">
                <text:p>0.1384648</text:p>
              </table:table-cell>
              <table:table-cell office:value-type="float" office:value="0.0476146">
                <text:p>0.0476146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41916958553224">
                <text:p>0.141916958553224</text:p>
              </table:table-cell>
              <table:table-cell office:value-type="float" office:value="0.0578535633597268">
                <text:p>0.0578535633597268</text:p>
              </table:table-cell>
              <table:table-cell office:value-type="float" office:value="0.1394494">
                <text:p>0.1394494</text:p>
              </table:table-cell>
              <table:table-cell office:value-type="float" office:value="0.0500894">
                <text:p>0.0500894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42728650295437">
                <text:p>0.142728650295437</text:p>
              </table:table-cell>
              <table:table-cell office:value-type="float" office:value="0.0596440220278208">
                <text:p>0.0596440220278208</text:p>
              </table:table-cell>
              <table:table-cell office:value-type="float" office:value="0.140396">
                <text:p>0.140396</text:p>
              </table:table-cell>
              <table:table-cell office:value-type="float" office:value="0.0523829">
                <text:p>0.0523829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43510948821022">
                <text:p>0.143510948821022</text:p>
              </table:table-cell>
              <table:table-cell office:value-type="float" office:value="0.0612738792571948">
                <text:p>0.0612738792571948</text:p>
              </table:table-cell>
              <table:table-cell office:value-type="float" office:value="0.1413079">
                <text:p>0.1413079</text:p>
              </table:table-cell>
              <table:table-cell office:value-type="float" office:value="0.0545038">
                <text:p>0.0545038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44267098708624">
                <text:p>0.144267098708624</text:p>
              </table:table-cell>
              <table:table-cell office:value-type="float" office:value="0.0627505650887488">
                <text:p>0.0627505650887488</text:p>
              </table:table-cell>
              <table:table-cell office:value-type="float" office:value="0.1421886">
                <text:p>0.1421886</text:p>
              </table:table-cell>
              <table:table-cell office:value-type="float" office:value="0.0564597">
                <text:p>0.0564597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45000228048316">
                <text:p>0.145000228048316</text:p>
              </table:table-cell>
              <table:table-cell office:value-type="float" office:value="0.0640809116137028">
                <text:p>0.0640809116137028</text:p>
              </table:table-cell>
              <table:table-cell office:value-type="float" office:value="0.1430411">
                <text:p>0.1430411</text:p>
              </table:table-cell>
              <table:table-cell office:value-type="float" office:value="0.0582575">
                <text:p>0.0582575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45713359595251">
                <text:p>0.145713359595251</text:p>
              </table:table-cell>
              <table:table-cell office:value-type="float" office:value="0.0652711654840768">
                <text:p>0.0652711654840768</text:p>
              </table:table-cell>
              <table:table-cell office:value-type="float" office:value="0.1438686">
                <text:p>0.1438686</text:p>
              </table:table-cell>
              <table:table-cell office:value-type="float" office:value="0.0599039">
                <text:p>0.0599039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46409421923314">
                <text:p>0.146409421923314</text:p>
              </table:table-cell>
              <table:table-cell office:value-type="float" office:value="0.0663270004231708">
                <text:p>0.0663270004231708</text:p>
              </table:table-cell>
              <table:table-cell office:value-type="float" office:value="0.1446741">
                <text:p>0.1446741</text:p>
              </table:table-cell>
              <table:table-cell office:value-type="float" office:value="0.0614048">
                <text:p>0.0614048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47091260578774">
                <text:p>0.147091260578774</text:p>
              </table:table-cell>
              <table:table-cell office:value-type="float" office:value="0.0672535297360448">
                <text:p>0.0672535297360448</text:p>
              </table:table-cell>
              <table:table-cell office:value-type="float" office:value="0.1454604">
                <text:p>0.1454604</text:p>
              </table:table-cell>
              <table:table-cell office:value-type="float" office:value="0.0627656">
                <text:p>0.0627656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47761649233936">
                <text:p>0.147761649233936</text:p>
              </table:table-cell>
              <table:table-cell office:value-type="float" office:value="0.0680553188199988">
                <text:p>0.0680553188199988</text:p>
              </table:table-cell>
              <table:table-cell office:value-type="float" office:value="0.1462304">
                <text:p>0.1462304</text:p>
              </table:table-cell>
              <table:table-cell office:value-type="float" office:value="0.0639913">
                <text:p>0.0639913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48423300840794">
                <text:p>0.148423300840794</text:p>
              </table:table-cell>
              <table:table-cell office:value-type="float" office:value="0.0687363976750528">
                <text:p>0.0687363976750528</text:p>
              </table:table-cell>
              <table:table-cell office:value-type="float" office:value="0.1469869">
                <text:p>0.1469869</text:p>
              </table:table-cell>
              <table:table-cell office:value-type="float" office:value="0.0650862">
                <text:p>0.0650862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49078878784679">
                <text:p>0.149078878784679</text:p>
              </table:table-cell>
              <table:table-cell office:value-type="float" office:value="0.0693002734144268">
                <text:p>0.0693002734144268</text:p>
              </table:table-cell>
              <table:table-cell office:value-type="float" office:value="0.1477327">
                <text:p>0.1477327</text:p>
              </table:table-cell>
              <table:table-cell office:value-type="float" office:value="0.0660545">
                <text:p>0.0660545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49731008037917">
                <text:p>0.149731008037917</text:p>
              </table:table-cell>
              <table:table-cell office:value-type="float" office:value="0.0697499427750208">
                <text:p>0.0697499427750208</text:p>
              </table:table-cell>
              <table:table-cell office:value-type="float" office:value="0.1484703">
                <text:p>0.1484703</text:p>
              </table:table-cell>
              <table:table-cell office:value-type="float" office:value="0.0668995">
                <text:p>0.0668995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50382286313477">
                <text:p>0.150382286313477</text:p>
              </table:table-cell>
              <table:table-cell office:value-type="float" office:value="0.0700879046278948">
                <text:p>0.0700879046278948</text:p>
              </table:table-cell>
              <table:table-cell office:value-type="float" office:value="0.1492026">
                <text:p>0.1492026</text:p>
              </table:table-cell>
              <table:table-cell office:value-type="float" office:value="0.0676244">
                <text:p>0.0676244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51035295218624">
                <text:p>0.151035295218624</text:p>
              </table:table-cell>
              <table:table-cell office:value-type="float" office:value="0.0703161724887488">
                <text:p>0.0703161724887488</text:p>
              </table:table-cell>
              <table:table-cell office:value-type="float" office:value="0.1499322">
                <text:p>0.1499322</text:p>
              </table:table-cell>
              <table:table-cell office:value-type="float" office:value="0.0682317">
                <text:p>0.0682317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51692611408571">
                <text:p>0.151692611408571</text:p>
              </table:table-cell>
              <table:table-cell office:value-type="float" office:value="0.0704362870284028">
                <text:p>0.0704362870284028</text:p>
              </table:table-cell>
              <table:table-cell office:value-type="float" office:value="0.1506616">
                <text:p>0.1506616</text:p>
              </table:table-cell>
              <table:table-cell office:value-type="float" office:value="0.0687237">
                <text:p>0.0687237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52356817740131">
                <text:p>0.152356817740131</text:p>
              </table:table-cell>
              <table:table-cell office:value-type="float" office:value="0.0704493285832768">
                <text:p>0.0704493285832768</text:p>
              </table:table-cell>
              <table:table-cell office:value-type="float" office:value="0.1513936">
                <text:p>0.1513936</text:p>
              </table:table-cell>
              <table:table-cell office:value-type="float" office:value="0.0691021">
                <text:p>0.0691021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53030514425369">
                <text:p>0.153030514425369</text:p>
              </table:table-cell>
              <table:table-cell office:value-type="float" office:value="0.0703559296658708">
                <text:p>0.0703559296658708</text:p>
              </table:table-cell>
              <table:table-cell office:value-type="float" office:value="0.1521308">
                <text:p>0.1521308</text:p>
              </table:table-cell>
              <table:table-cell office:value-type="float" office:value="0.0693683">
                <text:p>0.0693683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53716330185254">
                <text:p>0.153716330185254</text:p>
              </table:table-cell>
              <table:table-cell office:value-type="float" office:value="0.0701562874752448">
                <text:p>0.0701562874752448</text:p>
              </table:table-cell>
              <table:table-cell office:value-type="float" office:value="0.1528759">
                <text:p>0.1528759</text:p>
              </table:table-cell>
              <table:table-cell office:value-type="float" office:value="0.0695232">
                <text:p>0.0695232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54416933403311">
                <text:p>0.154416933403311</text:p>
              </table:table-cell>
              <table:table-cell office:value-type="float" office:value="0.0698501764074988">
                <text:p>0.0698501764074988</text:p>
              </table:table-cell>
              <table:table-cell office:value-type="float" office:value="0.1536316">
                <text:p>0.1536316</text:p>
              </table:table-cell>
              <table:table-cell office:value-type="float" office:value="0.0695675">
                <text:p>0.0695675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55135043279274">
                <text:p>0.155135043279274</text:p>
              </table:table-cell>
              <table:table-cell office:value-type="float" office:value="0.0694369605662528">
                <text:p>0.0694369605662528</text:p>
              </table:table-cell>
              <table:table-cell office:value-type="float" office:value="0.1544005">
                <text:p>0.1544005</text:p>
              </table:table-cell>
              <table:table-cell office:value-type="float" office:value="0.0695012">
                <text:p>0.0695012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55873440982734">
                <text:p>0.155873440982734</text:p>
              </table:table-cell>
              <table:table-cell office:value-type="float" office:value="0.0689156062731268">
                <text:p>0.0689156062731268</text:p>
              </table:table-cell>
              <table:table-cell office:value-type="float" office:value="0.1551856">
                <text:p>0.1551856</text:p>
              </table:table-cell>
              <table:table-cell office:value-type="float" office:value="0.0693241">
                <text:p>0.0693241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56634980806797">
                <text:p>0.156634980806797</text:p>
              </table:table-cell>
              <table:table-cell office:value-type="float" office:value="0.0682846945782208">
                <text:p>0.0682846945782208</text:p>
              </table:table-cell>
              <table:table-cell office:value-type="float" office:value="0.1559897">
                <text:p>0.1559897</text:p>
              </table:table-cell>
              <table:table-cell office:value-type="float" office:value="0.0690355">
                <text:p>0.0690355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57422601321732">
                <text:p>0.157422601321732</text:p>
              </table:table-cell>
              <table:table-cell office:value-type="float" office:value="0.0675424337705948">
                <text:p>0.0675424337705948</text:p>
              </table:table-cell>
              <table:table-cell office:value-type="float" office:value="0.1568156">
                <text:p>0.1568156</text:p>
              </table:table-cell>
              <table:table-cell office:value-type="float" office:value="0.0686345">
                <text:p>0.0686345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58239336528624">
                <text:p>0.158239336528624</text:p>
              </table:table-cell>
              <table:table-cell office:value-type="float" office:value="0.0666866718887488">
                <text:p>0.0666866718887488</text:p>
              </table:table-cell>
              <table:table-cell office:value-type="float" office:value="0.1576664">
                <text:p>0.1576664</text:p>
              </table:table-cell>
              <table:table-cell office:value-type="float" office:value="0.0681195">
                <text:p>0.0681195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59088327013026">
                <text:p>0.159088327013026</text:p>
              </table:table-cell>
              <table:table-cell office:value-type="float" office:value="0.0657149092311028">
                <text:p>0.0657149092311028</text:p>
              </table:table-cell>
              <table:table-cell office:value-type="float" office:value="0.1585451">
                <text:p>0.1585451</text:p>
              </table:table-cell>
              <table:table-cell office:value-type="float" office:value="0.0674886">
                <text:p>0.0674886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59972831098611">
                <text:p>0.159972831098611</text:p>
              </table:table-cell>
              <table:table-cell office:value-type="float" office:value="0.0646243108664769">
                <text:p>0.0646243108664769</text:p>
              </table:table-cell>
              <table:table-cell office:value-type="float" office:value="0.159455">
                <text:p>0.159455</text:p>
              </table:table-cell>
              <table:table-cell office:value-type="float" office:value="0.0667397">
                <text:p>0.0667397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60896236000824">
                <text:p>0.160896236000824</text:p>
              </table:table-cell>
              <table:table-cell office:value-type="float" office:value="0.0634117191445708">
                <text:p>0.0634117191445708</text:p>
              </table:table-cell>
              <table:table-cell office:value-type="float" office:value="0.1603994">
                <text:p>0.1603994</text:p>
              </table:table-cell>
              <table:table-cell office:value-type="float" office:value="0.0658697">
                <text:p>0.0658697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61862068980534">
                <text:p>0.161862068980534</text:p>
              </table:table-cell>
              <table:table-cell office:value-type="float" office:value="0.0620736662064448">
                <text:p>0.0620736662064448</text:p>
              </table:table-cell>
              <table:table-cell office:value-type="float" office:value="0.1613823">
                <text:p>0.1613823</text:p>
              </table:table-cell>
              <table:table-cell office:value-type="float" office:value="0.0648741">
                <text:p>0.0648741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62798420642072">
                <text:p>0.162798420642072</text:p>
              </table:table-cell>
              <table:table-cell office:value-type="float" office:value="0.060856377627546">
                <text:p>0.060856377627546</text:p>
              </table:table-cell>
              <table:table-cell office:value-type="float" office:value="0.1624084">
                <text:p>0.1624084</text:p>
              </table:table-cell>
              <table:table-cell office:value-type="float" office:value="0.0637464">
                <text:p>0.0637464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63702809478221">
                <text:p>0.163702809478221</text:p>
              </table:table-cell>
              <table:table-cell office:value-type="float" office:value="0.0597609892976832">
                <text:p>0.0597609892976832</text:p>
              </table:table-cell>
              <table:table-cell office:value-type="float" office:value="0.1634784">
                <text:p>0.1634784</text:p>
              </table:table-cell>
              <table:table-cell office:value-type="float" office:value="0.0624904">
                <text:p>0.0624904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64577005102055">
                <text:p>0.164577005102055</text:p>
              </table:table-cell>
              <table:table-cell office:value-type="float" office:value="0.0587843568600364">
                <text:p>0.0587843568600364</text:p>
              </table:table-cell>
              <table:table-cell office:value-type="float" office:value="0.1645705">
                <text:p>0.1645705</text:p>
              </table:table-cell>
              <table:table-cell office:value-type="float" office:value="0.0611653">
                <text:p>0.0611653</text:p>
              </table:table-cell>
              <table:table-cell office:value-type="float" office:value="0.18">
                <text:p>0.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65422743794179">
                <text:p>0.165422743794179</text:p>
              </table:table-cell>
              <table:table-cell office:value-type="float" office:value="0.0579235971260736">
                <text:p>0.0579235971260736</text:p>
              </table:table-cell>
              <table:table-cell office:value-type="float" office:value="0.1656335">
                <text:p>0.1656335</text:p>
              </table:table-cell>
              <table:table-cell office:value-type="float" office:value="0.0599044">
                <text:p>0.0599044</text:p>
              </table:table-cell>
              <table:table-cell office:value-type="float" office:value="0.18">
                <text:p>0.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66241732110847">
                <text:p>0.166241732110847</text:p>
              </table:table-cell>
              <table:table-cell office:value-type="float" office:value="0.0571760986476948">
                <text:p>0.0571760986476948</text:p>
              </table:table-cell>
              <table:table-cell office:value-type="float" office:value="0.1666458">
                <text:p>0.1666458</text:p>
              </table:table-cell>
              <table:table-cell office:value-type="float" office:value="0.0587668">
                <text:p>0.0587668</text:p>
              </table:table-cell>
              <table:table-cell office:value-type="float" office:value="0.18">
                <text:p>0.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6703565049209">
                <text:p>0.16703565049209</text:p>
              </table:table-cell>
              <table:table-cell office:value-type="float" office:value="0.056539532289376">
                <text:p>0.056539532289376</text:p>
              </table:table-cell>
              <table:table-cell office:value-type="float" office:value="0.1676078">
                <text:p>0.1676078</text:p>
              </table:table-cell>
              <table:table-cell office:value-type="float" office:value="0.0577564">
                <text:p>0.0577564</text:p>
              </table:table-cell>
              <table:table-cell office:value-type="float" office:value="0.18">
                <text:p>0.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67806156869838">
                <text:p>0.167806156869838</text:p>
              </table:table-cell>
              <table:table-cell office:value-type="float" office:value="0.0560118618003132">
                <text:p>0.0560118618003132</text:p>
              </table:table-cell>
              <table:table-cell office:value-type="float" office:value="0.1685241">
                <text:p>0.1685241</text:p>
              </table:table-cell>
              <table:table-cell office:value-type="float" office:value="0.0568667">
                <text:p>0.0568667</text:p>
              </table:table-cell>
              <table:table-cell office:value-type="float" office:value="0.18">
                <text:p>0.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68554890276048">
                <text:p>0.168554890276048</text:p>
              </table:table-cell>
              <table:table-cell office:value-type="float" office:value="0.0555913543865664">
                <text:p>0.0555913543865664</text:p>
              </table:table-cell>
              <table:table-cell office:value-type="float" office:value="0.1693988">
                <text:p>0.1693988</text:p>
              </table:table-cell>
              <table:table-cell office:value-type="float" office:value="0.0560929">
                <text:p>0.0560929</text:p>
              </table:table-cell>
              <table:table-cell office:value-type="float" office:value="0.18">
                <text:p>0.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69283474450822">
                <text:p>0.169283474450822</text:p>
              </table:table-cell>
              <table:table-cell office:value-type="float" office:value="0.0552765912832036">
                <text:p>0.0552765912832036</text:p>
              </table:table-cell>
              <table:table-cell office:value-type="float" office:value="0.170235">
                <text:p>0.170235</text:p>
              </table:table-cell>
              <table:table-cell office:value-type="float" office:value="0.0554321">
                <text:p>0.0554321</text:p>
              </table:table-cell>
              <table:table-cell office:value-type="float" office:value="0.18">
                <text:p>0.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69993521450534">
                <text:p>0.169993521450534</text:p>
              </table:table-cell>
              <table:table-cell office:value-type="float" office:value="0.0550664783264448">
                <text:p>0.0550664783264448</text:p>
              </table:table-cell>
              <table:table-cell office:value-type="float" office:value="0.1710358">
                <text:p>0.1710358</text:p>
              </table:table-cell>
              <table:table-cell office:value-type="float" office:value="0.054882">
                <text:p>0.054882</text:p>
              </table:table-cell>
              <table:table-cell office:value-type="float" office:value="0.18">
                <text:p>0.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70686635255957">
                <text:p>0.170686635255957</text:p>
              </table:table-cell>
              <table:table-cell office:value-type="float" office:value="0.054960256525806">
                <text:p>0.054960256525806</text:p>
              </table:table-cell>
              <table:table-cell office:value-type="float" office:value="0.171804">
                <text:p>0.171804</text:p>
              </table:table-cell>
              <table:table-cell office:value-type="float" office:value="0.0544404">
                <text:p>0.0544404</text:p>
              </table:table-cell>
              <table:table-cell office:value-type="float" office:value="0.18">
                <text:p>0.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71364415380381">
                <text:p>0.171364415380381</text:p>
              </table:table-cell>
              <table:table-cell office:value-type="float" office:value="0.0549575126362432">
                <text:p>0.0549575126362432</text:p>
              </table:table-cell>
              <table:table-cell office:value-type="float" office:value="0.1725425">
                <text:p>0.1725425</text:p>
              </table:table-cell>
              <table:table-cell office:value-type="float" office:value="0.0541059">
                <text:p>0.0541059</text:p>
              </table:table-cell>
              <table:table-cell office:value-type="float" office:value="0.18">
                <text:p>0.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7202846047774">
                <text:p>0.17202846047774</text:p>
              </table:table-cell>
              <table:table-cell office:value-type="float" office:value="0.0550581897302964">
                <text:p>0.0550581897302964</text:p>
              </table:table-cell>
              <table:table-cell office:value-type="float" office:value="0.1732539">
                <text:p>0.1732539</text:p>
              </table:table-cell>
              <table:table-cell office:value-type="float" office:value="0.0538773">
                <text:p>0.0538773</text:p>
              </table:table-cell>
              <table:table-cell office:value-type="float" office:value="0.18">
                <text:p>0.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72680371950739">
                <text:p>0.172680371950739</text:p>
              </table:table-cell>
              <table:table-cell office:value-type="float" office:value="0.0552625977702336">
                <text:p>0.0552625977702336</text:p>
              </table:table-cell>
              <table:table-cell office:value-type="float" office:value="0.1739408">
                <text:p>0.1739408</text:p>
              </table:table-cell>
              <table:table-cell office:value-type="float" office:value="0.0537536">
                <text:p>0.0537536</text:p>
              </table:table-cell>
              <table:table-cell office:value-type="float" office:value="0.18">
                <text:p>0.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73321757558972">
                <text:p>0.173321757558972</text:p>
              </table:table-cell>
              <table:table-cell office:value-type="float" office:value="0.0555714241801948">
                <text:p>0.0555714241801948</text:p>
              </table:table-cell>
              <table:table-cell office:value-type="float" office:value="0.1746057">
                <text:p>0.1746057</text:p>
              </table:table-cell>
              <table:table-cell office:value-type="float" office:value="0.0537344">
                <text:p>0.0537344</text:p>
              </table:table-cell>
              <table:table-cell office:value-type="float" office:value="0.18">
                <text:p>0.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7395423502705">
                <text:p>0.17395423502705</text:p>
              </table:table-cell>
              <table:table-cell office:value-type="float" office:value="0.055985744418336">
                <text:p>0.055985744418336</text:p>
              </table:table-cell>
              <table:table-cell office:value-type="float" office:value="0.1752511">
                <text:p>0.1752511</text:p>
              </table:table-cell>
              <table:table-cell office:value-type="float" office:value="0.0538198">
                <text:p>0.0538198</text:p>
              </table:table-cell>
              <table:table-cell office:value-type="float" office:value="0.18">
                <text:p>0.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74579435652723">
                <text:p>0.174579435652723</text:p>
              </table:table-cell>
              <table:table-cell office:value-type="float" office:value="0.0565070325489732">
                <text:p>0.0565070325489732</text:p>
              </table:table-cell>
              <table:table-cell office:value-type="float" office:value="0.1758792">
                <text:p>0.1758792</text:p>
              </table:table-cell>
              <table:table-cell office:value-type="float" office:value="0.0540099">
                <text:p>0.0540099</text:p>
              </table:table-cell>
              <table:table-cell office:value-type="float" office:value="0.18">
                <text:p>0.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75199007915008">
                <text:p>0.175199007915008</text:p>
              </table:table-cell>
              <table:table-cell office:value-type="float" office:value="0.0571371718147264">
                <text:p>0.0571371718147264</text:p>
              </table:table-cell>
              <table:table-cell office:value-type="float" office:value="0.1764923">
                <text:p>0.1764923</text:p>
              </table:table-cell>
              <table:table-cell office:value-type="float" office:value="0.0543055">
                <text:p>0.0543055</text:p>
              </table:table-cell>
              <table:table-cell office:value-type="float" office:value="0.18">
                <text:p>0.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75814621082307">
                <text:p>0.175814621082307</text:p>
              </table:table-cell>
              <table:table-cell office:value-type="float" office:value="0.0578784652086636">
                <text:p>0.0578784652086636</text:p>
              </table:table-cell>
              <table:table-cell office:value-type="float" office:value="0.1770928">
                <text:p>0.1770928</text:p>
              </table:table-cell>
              <table:table-cell office:value-type="float" office:value="0.0547077">
                <text:p>0.0547077</text:p>
              </table:table-cell>
              <table:table-cell office:value-type="float" office:value="0.18">
                <text:p>0.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76427968820534">
                <text:p>0.176427968820534</text:p>
              </table:table-cell>
              <table:table-cell office:value-type="float" office:value="0.0587336460464448">
                <text:p>0.0587336460464448</text:p>
              </table:table-cell>
              <table:table-cell office:value-type="float" office:value="0.1776827">
                <text:p>0.1776827</text:p>
              </table:table-cell>
              <table:table-cell office:value-type="float" office:value="0.0552179">
                <text:p>0.0552179</text:p>
              </table:table-cell>
              <table:table-cell office:value-type="float" office:value="0.18">
                <text:p>0.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77040772801242">
                <text:p>0.177040772801242</text:p>
              </table:table-cell>
              <table:table-cell office:value-type="float" office:value="0.059705888538466">
                <text:p>0.059705888538466</text:p>
              </table:table-cell>
              <table:table-cell office:value-type="float" office:value="0.1782642">
                <text:p>0.1782642</text:p>
              </table:table-cell>
              <table:table-cell office:value-type="float" office:value="0.055838">
                <text:p>0.055838</text:p>
              </table:table-cell>
              <table:table-cell office:value-type="float" office:value="0.18">
                <text:p>0.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77654786309741">
                <text:p>0.177654786309741</text:p>
              </table:table-cell>
              <table:table-cell office:value-type="float" office:value="0.0607988183620032">
                <text:p>0.0607988183620032</text:p>
              </table:table-cell>
              <table:table-cell office:value-type="float" office:value="0.1788394">
                <text:p>0.1788394</text:p>
              </table:table-cell>
              <table:table-cell office:value-type="float" office:value="0.0565702">
                <text:p>0.0565702</text:p>
              </table:table-cell>
              <table:table-cell office:value-type="float" office:value="0.18">
                <text:p>0.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78271797853225">
                <text:p>0.178271797853225</text:p>
              </table:table-cell>
              <table:table-cell office:value-type="float" office:value="0.0620165232333564">
                <text:p>0.0620165232333564</text:p>
              </table:table-cell>
              <table:table-cell office:value-type="float" office:value="0.1794104">
                <text:p>0.1794104</text:p>
              </table:table-cell>
              <table:table-cell office:value-type="float" office:value="0.0574172">
                <text:p>0.0574172</text:p>
              </table:table-cell>
              <table:table-cell office:value-type="float" office:value="0.18">
                <text:p>0.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78893634768899">
                <text:p>0.178893634768899</text:p>
              </table:table-cell>
              <table:table-cell office:value-type="float" office:value="0.0633635634799936">
                <text:p>0.0633635634799936</text:p>
              </table:table-cell>
              <table:table-cell office:value-type="float" office:value="0.1799793">
                <text:p>0.1799793</text:p>
              </table:table-cell>
              <table:table-cell office:value-type="float" office:value="0.0583821">
                <text:p>0.0583821</text:p>
              </table:table-cell>
              <table:table-cell office:value-type="float" office:value="0.18">
                <text:p>0.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79522166832097">
                <text:p>0.179522166832097</text:p>
              </table:table-cell>
              <table:table-cell office:value-type="float" office:value="0.0648449826126948">
                <text:p>0.0648449826126948</text:p>
              </table:table-cell>
              <table:table-cell office:value-type="float" office:value="0.1805482">
                <text:p>0.1805482</text:p>
              </table:table-cell>
              <table:table-cell office:value-type="float" office:value="0.0594684">
                <text:p>0.0594684</text:p>
              </table:table-cell>
              <table:table-cell office:value-type="float" office:value="0.18">
                <text:p>0.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8015930986441">
                <text:p>0.18015930986441</text:p>
              </table:table-cell>
              <table:table-cell office:value-type="float" office:value="0.066466317897696">
                <text:p>0.066466317897696</text:p>
              </table:table-cell>
              <table:table-cell office:value-type="float" office:value="0.181119">
                <text:p>0.181119</text:p>
              </table:table-cell>
              <table:table-cell office:value-type="float" office:value="0.06068">
                <text:p>0.06068</text:p>
              </table:table-cell>
              <table:table-cell office:value-type="float" office:value="0.18">
                <text:p>0.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80807029341808">
                <text:p>0.180807029341808</text:p>
              </table:table-cell>
              <table:table-cell office:value-type="float" office:value="0.0682336109288332">
                <text:p>0.0682336109288332</text:p>
              </table:table-cell>
              <table:table-cell office:value-type="float" office:value="0.181694">
                <text:p>0.181694</text:p>
              </table:table-cell>
              <table:table-cell office:value-type="float" office:value="0.0620214">
                <text:p>0.0620214</text:p>
              </table:table-cell>
              <table:table-cell office:value-type="float" office:value="0.18">
                <text:p>0.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81467344002768">
                <text:p>0.181467344002768</text:p>
              </table:table-cell>
              <table:table-cell office:value-type="float" office:value="0.0701534181996864">
                <text:p>0.0701534181996864</text:p>
              </table:table-cell>
              <table:table-cell office:value-type="float" office:value="0.1822752">
                <text:p>0.1822752</text:p>
              </table:table-cell>
              <table:table-cell office:value-type="float" office:value="0.0634975">
                <text:p>0.0634975</text:p>
              </table:table-cell>
              <table:table-cell office:value-type="float" office:value="0.18">
                <text:p>0.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82142329456392">
                <text:p>0.182142329456392</text:p>
              </table:table-cell>
              <table:table-cell office:value-type="float" office:value="0.0722328216757236">
                <text:p>0.0722328216757236</text:p>
              </table:table-cell>
              <table:table-cell office:value-type="float" office:value="0.1828646">
                <text:p>0.1828646</text:p>
              </table:table-cell>
              <table:table-cell office:value-type="float" office:value="0.0651135">
                <text:p>0.0651135</text:p>
              </table:table-cell>
              <table:table-cell office:value-type="float" office:value="0.18">
                <text:p>0.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82834121790534">
                <text:p>0.182834121790534</text:p>
              </table:table-cell>
              <table:table-cell office:value-type="float" office:value="0.0744794393664448">
                <text:p>0.0744794393664448</text:p>
              </table:table-cell>
              <table:table-cell office:value-type="float" office:value="0.1834645">
                <text:p>0.1834645</text:p>
              </table:table-cell>
              <table:table-cell office:value-type="float" office:value="0.0668755">
                <text:p>0.0668755</text:p>
              </table:table-cell>
              <table:table-cell office:value-type="float" office:value="0.18">
                <text:p>0.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83544921179927">
                <text:p>0.183544921179927</text:p>
              </table:table-cell>
              <table:table-cell office:value-type="float" office:value="0.076901435897526">
                <text:p>0.076901435897526</text:p>
              </table:table-cell>
              <table:table-cell office:value-type="float" office:value="0.1840769">
                <text:p>0.1840769</text:p>
              </table:table-cell>
              <table:table-cell office:value-type="float" office:value="0.0687897">
                <text:p>0.0687897</text:p>
              </table:table-cell>
              <table:table-cell office:value-type="float" office:value="0.18">
                <text:p>0.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84276995494301">
                <text:p>0.184276995494301</text:p>
              </table:table-cell>
              <table:table-cell office:value-type="float" office:value="0.0795075330829632">
                <text:p>0.0795075330829632</text:p>
              </table:table-cell>
              <table:table-cell office:value-type="float" office:value="0.1847043">
                <text:p>0.1847043</text:p>
              </table:table-cell>
              <table:table-cell office:value-type="float" office:value="0.070863">
                <text:p>0.070863</text:p>
              </table:table-cell>
              <table:table-cell office:value-type="float" office:value="0.18">
                <text:p>0.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8503268390651">
                <text:p>0.18503268390651</text:p>
              </table:table-cell>
              <table:table-cell office:value-type="float" office:value="0.0823070204972164">
                <text:p>0.0823070204972164</text:p>
              </table:table-cell>
              <table:table-cell office:value-type="float" office:value="0.1853487">
                <text:p>0.1853487</text:p>
              </table:table-cell>
              <table:table-cell office:value-type="float" office:value="0.0731034">
                <text:p>0.0731034</text:p>
              </table:table-cell>
              <table:table-cell office:value-type="float" office:value="0.18">
                <text:p>0.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85814400500659">
                <text:p>0.185814400500659</text:p>
              </table:table-cell>
              <table:table-cell office:value-type="float" office:value="0.0853097660473536">
                <text:p>0.0853097660473536</text:p>
              </table:table-cell>
              <table:table-cell office:value-type="float" office:value="0.1860131">
                <text:p>0.1860131</text:p>
              </table:table-cell>
              <table:table-cell office:value-type="float" office:value="0.0755214">
                <text:p>0.0755214</text:p>
              </table:table-cell>
              <table:table-cell office:value-type="float" office:value="0.18">
                <text:p>0.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86545137066797">
                <text:p>0.186545137066797</text:p>
              </table:table-cell>
              <table:table-cell office:value-type="float" office:value="0.0885184617238006">
                <text:p>0.0885184617238006</text:p>
              </table:table-cell>
              <table:table-cell office:value-type="float" office:value="0.1867005">
                <text:p>0.1867005</text:p>
              </table:table-cell>
              <table:table-cell office:value-type="float" office:value="0.0781305">
                <text:p>0.0781305</text:p>
              </table:table-cell>
              <table:table-cell office:value-type="float" office:value="0.18">
                <text:p>0.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87236942159418">
                <text:p>0.187236942159418</text:p>
              </table:table-cell>
              <table:table-cell office:value-type="float" office:value="0.0913391288648576">
                <text:p>0.0913391288648576</text:p>
              </table:table-cell>
              <table:table-cell office:value-type="float" office:value="0.1874114">
                <text:p>0.1874114</text:p>
              </table:table-cell>
              <table:table-cell office:value-type="float" office:value="0.080927">
                <text:p>0.080927</text:p>
              </table:table-cell>
              <table:table-cell office:value-type="float" office:value="0.18">
                <text:p>0.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87891671114062">
                <text:p>0.187891671114062</text:p>
              </table:table-cell>
              <table:table-cell office:value-type="float" office:value="0.0938030366023746">
                <text:p>0.0938030366023746</text:p>
              </table:table-cell>
              <table:table-cell office:value-type="float" office:value="0.1881313">
                <text:p>0.1881313</text:p>
              </table:table-cell>
              <table:table-cell office:value-type="float" office:value="0.0838147">
                <text:p>0.0838147</text:p>
              </table:table-cell>
              <table:table-cell office:value-type="float" office:value="0.2">
                <text:p>0.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88511111360083">
                <text:p>0.188511111360083</text:p>
              </table:table-cell>
              <table:table-cell office:value-type="float" office:value="0.0959398576666816">
                <text:p>0.0959398576666816</text:p>
              </table:table-cell>
              <table:table-cell office:value-type="float" office:value="0.188826">
                <text:p>0.188826</text:p>
              </table:table-cell>
              <table:table-cell office:value-type="float" office:value="0.0865742">
                <text:p>0.0865742</text:p>
              </table:table-cell>
              <table:table-cell office:value-type="float" office:value="0.2">
                <text:p>0.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8909698379">
                <text:p>0.18909698379</text:p>
              </table:table-cell>
              <table:table-cell office:value-type="float" office:value="0.0977777079442286">
                <text:p>0.0977777079442286</text:p>
              </table:table-cell>
              <table:table-cell office:value-type="float" office:value="0.1894811">
                <text:p>0.1894811</text:p>
              </table:table-cell>
              <table:table-cell office:value-type="float" office:value="0.089109">
                <text:p>0.089109</text:p>
              </table:table-cell>
              <table:table-cell office:value-type="float" office:value="0.2">
                <text:p>0.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89650944129517">
                <text:p>0.189650944129517</text:p>
              </table:table-cell>
              <table:table-cell office:value-type="float" office:value="0.0993431860352256">
                <text:p>0.0993431860352256</text:p>
              </table:table-cell>
              <table:table-cell office:value-type="float" office:value="0.190097">
                <text:p>0.190097</text:p>
              </table:table-cell>
              <table:table-cell office:value-type="float" office:value="0.0914152">
                <text:p>0.0914152</text:p>
              </table:table-cell>
              <table:table-cell office:value-type="float" office:value="0.2">
                <text:p>0.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90174584307538">
                <text:p>0.190174584307538</text:p>
              </table:table-cell>
              <table:table-cell office:value-type="float" office:value="0.100661412811283">
                <text:p>0.100661412811283</text:p>
              </table:table-cell>
              <table:table-cell office:value-type="float" office:value="0.190676">
                <text:p>0.190676</text:p>
              </table:table-cell>
              <table:table-cell office:value-type="float" office:value="0.0935058">
                <text:p>0.0935058</text:p>
              </table:table-cell>
              <table:table-cell office:value-type="float" office:value="0.2">
                <text:p>0.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90669433826182">
                <text:p>0.190669433826182</text:p>
              </table:table-cell>
              <table:table-cell office:value-type="float" office:value="0.10175607097305">
                <text:p>0.10175607097305</text:p>
              </table:table-cell>
              <table:table-cell office:value-type="float" office:value="0.191221">
                <text:p>0.191221</text:p>
              </table:table-cell>
              <table:table-cell office:value-type="float" office:value="0.0953909">
                <text:p>0.0953909</text:p>
              </table:table-cell>
              <table:table-cell office:value-type="float" office:value="0.2">
                <text:p>0.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91136961130803">
                <text:p>0.191136961130803</text:p>
              </table:table-cell>
              <table:table-cell office:value-type="float" office:value="0.102649444607857">
                <text:p>0.102649444607857</text:p>
              </table:table-cell>
              <table:table-cell office:value-type="float" office:value="0.191735">
                <text:p>0.191735</text:p>
              </table:table-cell>
              <table:table-cell office:value-type="float" office:value="0.0970776">
                <text:p>0.0970776</text:p>
              </table:table-cell>
              <table:table-cell office:value-type="float" office:value="0.2">
                <text:p>0.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9157857498">
                <text:p>0.19157857498</text:p>
              </table:table-cell>
              <table:table-cell office:value-type="float" office:value="0.103362458747354">
                <text:p>0.103362458747354</text:p>
              </table:table-cell>
              <table:table-cell office:value-type="float" office:value="0.192218">
                <text:p>0.192218</text:p>
              </table:table-cell>
              <table:table-cell office:value-type="float" office:value="0.098572">
                <text:p>0.098572</text:p>
              </table:table-cell>
              <table:table-cell office:value-type="float" office:value="0.2">
                <text:p>0.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91995625815637">
                <text:p>0.191995625815637</text:p>
              </table:table-cell>
              <table:table-cell office:value-type="float" office:value="0.103914718925151">
                <text:p>0.103914718925151</text:p>
              </table:table-cell>
              <table:table-cell office:value-type="float" office:value="0.192673">
                <text:p>0.192673</text:p>
              </table:table-cell>
              <table:table-cell office:value-type="float" office:value="0.0998795">
                <text:p>0.0998795</text:p>
              </table:table-cell>
              <table:table-cell office:value-type="float" office:value="0.2">
                <text:p>0.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92389407132858">
                <text:p>0.192389407132858</text:p>
              </table:table-cell>
              <table:table-cell office:value-type="float" office:value="0.104324550734458">
                <text:p>0.104324550734458</text:p>
              </table:table-cell>
              <table:table-cell office:value-type="float" office:value="0.193102">
                <text:p>0.193102</text:p>
              </table:table-cell>
              <table:table-cell office:value-type="float" office:value="0.101005">
                <text:p>0.101005</text:p>
              </table:table-cell>
              <table:table-cell office:value-type="float" office:value="0.2">
                <text:p>0.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92761156850102">
                <text:p>0.192761156850102</text:p>
              </table:table-cell>
              <table:table-cell office:value-type="float" office:value="0.104609039385725">
                <text:p>0.104609039385725</text:p>
              </table:table-cell>
              <table:table-cell office:value-type="float" office:value="0.193505">
                <text:p>0.193505</text:p>
              </table:table-cell>
              <table:table-cell office:value-type="float" office:value="0.101952">
                <text:p>0.101952</text:p>
              </table:table-cell>
              <table:table-cell office:value-type="float" office:value="0.2">
                <text:p>0.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93112058679123">
                <text:p>0.193112058679123</text:p>
              </table:table-cell>
              <table:table-cell office:value-type="float" office:value="0.104784069264282">
                <text:p>0.104784069264282</text:p>
              </table:table-cell>
              <table:table-cell office:value-type="float" office:value="0.193885">
                <text:p>0.193885</text:p>
              </table:table-cell>
              <table:table-cell office:value-type="float" office:value="0.102725">
                <text:p>0.102725</text:p>
              </table:table-cell>
              <table:table-cell office:value-type="float" office:value="0.2">
                <text:p>0.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93443243495">
                <text:p>0.193443243495</text:p>
              </table:table-cell>
              <table:table-cell office:value-type="float" office:value="0.104864363487979">
                <text:p>0.104864363487979</text:p>
              </table:table-cell>
              <table:table-cell office:value-type="float" office:value="0.194243">
                <text:p>0.194243</text:p>
              </table:table-cell>
              <table:table-cell office:value-type="float" office:value="0.103325">
                <text:p>0.103325</text:p>
              </table:table-cell>
              <table:table-cell office:value-type="float" office:value="0.2">
                <text:p>0.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93755790706157">
                <text:p>0.193755790706157</text:p>
              </table:table-cell>
              <table:table-cell office:value-type="float" office:value="0.104863523464826">
                <text:p>0.104863523464826</text:p>
              </table:table-cell>
              <table:table-cell office:value-type="float" office:value="0.19458">
                <text:p>0.19458</text:p>
              </table:table-cell>
              <table:table-cell office:value-type="float" office:value="0.103756">
                <text:p>0.103756</text:p>
              </table:table-cell>
              <table:table-cell office:value-type="float" office:value="0.2">
                <text:p>0.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94050729624378">
                <text:p>0.194050729624378</text:p>
              </table:table-cell>
              <table:table-cell office:value-type="float" office:value="0.104794068450633">
                <text:p>0.104794068450633</text:p>
              </table:table-cell>
              <table:table-cell office:value-type="float" office:value="0.194897">
                <text:p>0.194897</text:p>
              </table:table-cell>
              <table:table-cell office:value-type="float" office:value="0.104018">
                <text:p>0.104018</text:p>
              </table:table-cell>
              <table:table-cell office:value-type="float" office:value="0.2">
                <text:p>0.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94329040834822">
                <text:p>0.194329040834822</text:p>
              </table:table-cell>
              <table:table-cell office:value-type="float" office:value="0.10466747510665">
                <text:p>0.10466747510665</text:p>
              </table:table-cell>
              <table:table-cell office:value-type="float" office:value="0.195195">
                <text:p>0.195195</text:p>
              </table:table-cell>
              <table:table-cell office:value-type="float" office:value="0.10411">
                <text:p>0.10411</text:p>
              </table:table-cell>
              <table:table-cell office:value-type="float" office:value="0.2">
                <text:p>0.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94591657566043">
                <text:p>0.194591657566043</text:p>
              </table:table-cell>
              <table:table-cell office:value-type="float" office:value="0.104494217057207">
                <text:p>0.104494217057207</text:p>
              </table:table-cell>
              <table:table-cell office:value-type="float" office:value="0.195476">
                <text:p>0.195476</text:p>
              </table:table-cell>
              <table:table-cell office:value-type="float" office:value="0.104037">
                <text:p>0.104037</text:p>
              </table:table-cell>
              <table:table-cell office:value-type="float" office:value="0.2">
                <text:p>0.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9483946706">
                <text:p>0.19483946706</text:p>
              </table:table-cell>
              <table:table-cell office:value-type="float" office:value="0.104283804447354">
                <text:p>0.104283804447354</text:p>
              </table:table-cell>
              <table:table-cell office:value-type="float" office:value="0.195741">
                <text:p>0.195741</text:p>
              </table:table-cell>
              <table:table-cell office:value-type="float" office:value="0.103842">
                <text:p>0.10384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95073311942077">
                <text:p>0.195073311942077</text:p>
              </table:table-cell>
              <table:table-cell office:value-type="float" office:value="0.104044823500501">
                <text:p>0.104044823500501</text:p>
              </table:table-cell>
              <table:table-cell office:value-type="float" office:value="0.19599">
                <text:p>0.19599</text:p>
              </table:table-cell>
              <table:table-cell office:value-type="float" office:value="0.103616">
                <text:p>0.103616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95293991591098">
                <text:p>0.195293991591098</text:p>
              </table:table-cell>
              <table:table-cell office:value-type="float" office:value="0.103784976076058">
                <text:p>0.103784976076058</text:p>
              </table:table-cell>
              <table:table-cell office:value-type="float" office:value="0.196225">
                <text:p>0.196225</text:p>
              </table:table-cell>
              <table:table-cell office:value-type="float" office:value="0.103401">
                <text:p>0.103401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95502263509342">
                <text:p>0.195502263509342</text:p>
              </table:table-cell>
              <table:table-cell office:value-type="float" office:value="0.103511119227075">
                <text:p>0.103511119227075</text:p>
              </table:table-cell>
              <table:table-cell office:value-type="float" office:value="0.196445">
                <text:p>0.196445</text:p>
              </table:table-cell>
              <table:table-cell office:value-type="float" office:value="0.103201">
                <text:p>0.103201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95698844692563">
                <text:p>0.195698844692563</text:p>
              </table:table-cell>
              <table:table-cell office:value-type="float" office:value="0.103229304757882">
                <text:p>0.103229304757882</text:p>
              </table:table-cell>
              <table:table-cell office:value-type="float" office:value="0.196653">
                <text:p>0.196653</text:p>
              </table:table-cell>
              <table:table-cell office:value-type="float" office:value="0.103013">
                <text:p>0.103013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95884413">
                <text:p>0.195884413</text:p>
              </table:table-cell>
              <table:table-cell office:value-type="float" office:value="0.102944818781729">
                <text:p>0.102944818781729</text:p>
              </table:table-cell>
              <table:table-cell office:value-type="float" office:value="0.196849">
                <text:p>0.196849</text:p>
              </table:table-cell>
              <table:table-cell office:value-type="float" office:value="0.102837">
                <text:p>0.102837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96059608524397">
                <text:p>0.196059608524397</text:p>
              </table:table-cell>
              <table:table-cell office:value-type="float" office:value="0.102662221278426">
                <text:p>0.102662221278426</text:p>
              </table:table-cell>
              <table:table-cell office:value-type="float" office:value="0.197033">
                <text:p>0.197033</text:p>
              </table:table-cell>
              <table:table-cell office:value-type="float" office:value="0.102671">
                <text:p>0.102671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96225034962018">
                <text:p>0.196225034962018</text:p>
              </table:table-cell>
              <table:table-cell office:value-type="float" office:value="0.102385385651983">
                <text:p>0.102385385651983</text:p>
              </table:table-cell>
              <table:table-cell office:value-type="float" office:value="0.197207">
                <text:p>0.197207</text:p>
              </table:table-cell>
              <table:table-cell office:value-type="float" office:value="0.102515">
                <text:p>0.102515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96381260982662">
                <text:p>0.196381260982662</text:p>
              </table:table-cell>
              <table:table-cell office:value-type="float" office:value="0.10211753828825">
                <text:p>0.10211753828825</text:p>
              </table:table-cell>
              <table:table-cell office:value-type="float" office:value="0.19737">
                <text:p>0.19737</text:p>
              </table:table-cell>
              <table:table-cell office:value-type="float" office:value="0.102368">
                <text:p>0.102368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96528821599683">
                <text:p>0.196528821599683</text:p>
              </table:table-cell>
              <table:table-cell office:value-type="float" office:value="0.101861298112557">
                <text:p>0.101861298112557</text:p>
              </table:table-cell>
              <table:table-cell office:value-type="float" office:value="0.197524">
                <text:p>0.197524</text:p>
              </table:table-cell>
              <table:table-cell office:value-type="float" office:value="0.102229">
                <text:p>0.102229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9666821954">
                <text:p>0.19666821954</text:p>
              </table:table-cell>
              <table:table-cell office:value-type="float" office:value="0.101618716147354">
                <text:p>0.101618716147354</text:p>
              </table:table-cell>
              <table:table-cell office:value-type="float" office:value="0.197669">
                <text:p>0.197669</text:p>
              </table:table-cell>
              <table:table-cell office:value-type="float" office:value="0.102099">
                <text:p>0.102099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96799926614117">
                <text:p>0.196799926614117</text:p>
              </table:table-cell>
              <table:table-cell office:value-type="float" office:value="0.101391315069851">
                <text:p>0.101391315069851</text:p>
              </table:table-cell>
              <table:table-cell office:value-type="float" office:value="0.197805">
                <text:p>0.197805</text:p>
              </table:table-cell>
              <table:table-cell office:value-type="float" office:value="0.101976">
                <text:p>0.101976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96924385086138">
                <text:p>0.196924385086138</text:p>
              </table:table-cell>
              <table:table-cell office:value-type="float" office:value="0.101180128769658">
                <text:p>0.101180128769658</text:p>
              </table:table-cell>
              <table:table-cell office:value-type="float" office:value="0.197934">
                <text:p>0.197934</text:p>
              </table:table-cell>
              <table:table-cell office:value-type="float" office:value="0.101861">
                <text:p>0.101861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97042009043782">
                <text:p>0.197042009043782</text:p>
              </table:table-cell>
              <table:table-cell office:value-type="float" office:value="0.100985741906425">
                <text:p>0.100985741906425</text:p>
              </table:table-cell>
              <table:table-cell office:value-type="float" office:value="0.198055">
                <text:p>0.198055</text:p>
              </table:table-cell>
              <table:table-cell office:value-type="float" office:value="0.101752">
                <text:p>0.10175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97153185768403">
                <text:p>0.197153185768403</text:p>
              </table:table-cell>
              <table:table-cell office:value-type="float" office:value="0.100808329467482">
                <text:p>0.100808329467482</text:p>
              </table:table-cell>
              <table:table-cell office:value-type="float" office:value="0.198168">
                <text:p>0.198168</text:p>
              </table:table-cell>
              <table:table-cell office:value-type="float" office:value="0.101649">
                <text:p>0.101649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97258277105">
                <text:p>0.197258277105</text:p>
              </table:table-cell>
              <table:table-cell office:value-type="float" office:value="0.100647696325479">
                <text:p>0.100647696325479</text:p>
              </table:table-cell>
              <table:table-cell office:value-type="float" office:value="0.198275">
                <text:p>0.198275</text:p>
              </table:table-cell>
              <table:table-cell office:value-type="float" office:value="0.101553">
                <text:p>0.101553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97357620832237">
                <text:p>0.197357620832237</text:p>
              </table:table-cell>
              <table:table-cell office:value-type="float" office:value="0.100503316796026">
                <text:p>0.100503316796026</text:p>
              </table:table-cell>
              <table:table-cell office:value-type="float" office:value="0.198376">
                <text:p>0.198376</text:p>
              </table:table-cell>
              <table:table-cell office:value-type="float" office:value="0.101462">
                <text:p>0.10146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97451532032458">
                <text:p>0.197451532032458</text:p>
              </table:table-cell>
              <table:table-cell office:value-type="float" office:value="0.100374374195333">
                <text:p>0.100374374195333</text:p>
              </table:table-cell>
              <table:table-cell office:value-type="float" office:value="0.198471">
                <text:p>0.198471</text:p>
              </table:table-cell>
              <table:table-cell office:value-type="float" office:value="0.101376">
                <text:p>0.101376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97540304461702">
                <text:p>0.197540304461702</text:p>
              </table:table-cell>
              <table:table-cell office:value-type="float" office:value="0.10025980039785">
                <text:p>0.10025980039785</text:p>
              </table:table-cell>
              <table:table-cell office:value-type="float" office:value="0.198561">
                <text:p>0.198561</text:p>
              </table:table-cell>
              <table:table-cell office:value-type="float" office:value="0.101296">
                <text:p>0.101296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97624211919723">
                <text:p>0.197624211919723</text:p>
              </table:table-cell>
              <table:table-cell office:value-type="float" office:value="0.100158315393907">
                <text:p>0.100158315393907</text:p>
              </table:table-cell>
              <table:table-cell office:value-type="float" office:value="0.198645">
                <text:p>0.198645</text:p>
              </table:table-cell>
              <table:table-cell office:value-type="float" office:value="0.10122">
                <text:p>0.1012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9770350962">
                <text:p>0.19770350962</text:p>
              </table:table-cell>
              <table:table-cell office:value-type="float" office:value="0.100068466847354">
                <text:p>0.100068466847354</text:p>
              </table:table-cell>
              <table:table-cell office:value-type="float" office:value="0.198724">
                <text:p>0.198724</text:p>
              </table:table-cell>
              <table:table-cell office:value-type="float" office:value="0.101149">
                <text:p>0.101149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97778435559757">
                <text:p>0.197778435559757</text:p>
              </table:table-cell>
              <table:table-cell office:value-type="float" office:value="0.0999886696532006">
                <text:p>0.0999886696532006</text:p>
              </table:table-cell>
              <table:table-cell office:value-type="float" office:value="0.198799">
                <text:p>0.198799</text:p>
              </table:table-cell>
              <table:table-cell office:value-type="float" office:value="0.101082">
                <text:p>0.10108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97849211889978">
                <text:p>0.197849211889978</text:p>
              </table:table-cell>
              <table:table-cell office:value-type="float" office:value="0.0999172454952577">
                <text:p>0.0999172454952577</text:p>
              </table:table-cell>
              <table:table-cell office:value-type="float" office:value="0.198869">
                <text:p>0.198869</text:p>
              </table:table-cell>
              <table:table-cell office:value-type="float" office:value="0.101018">
                <text:p>0.101018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97916046285422">
                <text:p>0.197916046285422</text:p>
              </table:table-cell>
              <table:table-cell office:value-type="float" office:value="0.0998524624037747">
                <text:p>0.0998524624037747</text:p>
              </table:table-cell>
              <table:table-cell office:value-type="float" office:value="0.198935">
                <text:p>0.198935</text:p>
              </table:table-cell>
              <table:table-cell office:value-type="float" office:value="0.100959">
                <text:p>0.100959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97979133314643">
                <text:p>0.197979133314643</text:p>
              </table:table-cell>
              <table:table-cell office:value-type="float" office:value="0.0997925743130816">
                <text:p>0.0997925743130816</text:p>
              </table:table-cell>
              <table:table-cell office:value-type="float" office:value="0.198997">
                <text:p>0.198997</text:p>
              </table:table-cell>
              <table:table-cell office:value-type="float" office:value="0.100903">
                <text:p>0.100903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9803865581">
                <text:p>0.19803865581</text:p>
              </table:table-cell>
              <table:table-cell office:value-type="float" office:value="0.0997358606192286">
                <text:p>0.0997358606192286</text:p>
              </table:table-cell>
              <table:table-cell office:value-type="float" office:value="0.199056">
                <text:p>0.199056</text:p>
              </table:table-cell>
              <table:table-cell office:value-type="float" office:value="0.10085">
                <text:p>0.10085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98094786237677">
                <text:p>0.198094786237677</text:p>
              </table:table-cell>
              <table:table-cell office:value-type="float" office:value="0.0996806657376256">
                <text:p>0.0996806657376256</text:p>
              </table:table-cell>
              <table:table-cell office:value-type="float" office:value="0.199111">
                <text:p>0.199111</text:p>
              </table:table-cell>
              <table:table-cell office:value-type="float" office:value="0.1008">
                <text:p>0.1008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98147688067698">
                <text:p>0.198147688067698</text:p>
              </table:table-cell>
              <table:table-cell office:value-type="float" office:value="0.0996254386606827">
                <text:p>0.0996254386606827</text:p>
              </table:table-cell>
              <table:table-cell office:value-type="float" office:value="0.199163">
                <text:p>0.199163</text:p>
              </table:table-cell>
              <table:table-cell office:value-type="float" office:value="0.100753">
                <text:p>0.100753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98197517143942">
                <text:p>0.198197517143942</text:p>
              </table:table-cell>
              <table:table-cell office:value-type="float" office:value="0.0995687725154497">
                <text:p>0.0995687725154497</text:p>
              </table:table-cell>
              <table:table-cell office:value-type="float" office:value="0.199212">
                <text:p>0.199212</text:p>
              </table:table-cell>
              <table:table-cell office:value-type="float" office:value="0.100709">
                <text:p>0.100709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98244423054163">
                <text:p>0.198244423054163</text:p>
              </table:table-cell>
              <table:table-cell office:value-type="float" office:value="0.0995094441212566">
                <text:p>0.0995094441212566</text:p>
              </table:table-cell>
              <table:table-cell office:value-type="float" office:value="0.199258">
                <text:p>0.199258</text:p>
              </table:table-cell>
              <table:table-cell office:value-type="float" office:value="0.100668">
                <text:p>0.100668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982885505">
                <text:p>0.1982885505</text:p>
              </table:table-cell>
              <table:table-cell office:value-type="float" office:value="0.0994464535473536">
                <text:p>0.0994464535473536</text:p>
              </table:table-cell>
              <table:table-cell office:value-type="float" office:value="0.199302">
                <text:p>0.199302</text:p>
              </table:table-cell>
              <table:table-cell office:value-type="float" office:value="0.100629">
                <text:p>0.100629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98330040666997">
                <text:p>0.198330040666997</text:p>
              </table:table-cell>
              <table:table-cell office:value-type="float" office:value="0.0993790636705506">
                <text:p>0.0993790636705506</text:p>
              </table:table-cell>
              <table:table-cell office:value-type="float" office:value="0.199343">
                <text:p>0.199343</text:p>
              </table:table-cell>
              <table:table-cell office:value-type="float" office:value="0.100592">
                <text:p>0.10059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98369032594618">
                <text:p>0.198369032594618</text:p>
              </table:table-cell>
              <table:table-cell office:value-type="float" office:value="0.0993068397328577">
                <text:p>0.0993068397328577</text:p>
              </table:table-cell>
              <table:table-cell office:value-type="float" office:value="0.199381">
                <text:p>0.199381</text:p>
              </table:table-cell>
              <table:table-cell office:value-type="float" office:value="0.100557">
                <text:p>0.100557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98405664546262">
                <text:p>0.198405664546262</text:p>
              </table:table-cell>
              <table:table-cell office:value-type="float" office:value="0.0992296888991246">
                <text:p>0.0992296888991246</text:p>
              </table:table-cell>
              <table:table-cell office:value-type="float" office:value="0.199417">
                <text:p>0.199417</text:p>
              </table:table-cell>
              <table:table-cell office:value-type="float" office:value="0.100525">
                <text:p>0.100525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98440075379283">
                <text:p>0.198440075379283</text:p>
              </table:table-cell>
              <table:table-cell office:value-type="float" office:value="0.0991478998146816">
                <text:p>0.0991478998146816</text:p>
              </table:table-cell>
              <table:table-cell office:value-type="float" office:value="0.199451">
                <text:p>0.199451</text:p>
              </table:table-cell>
              <table:table-cell office:value-type="float" office:value="0.100494">
                <text:p>0.100494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98472405915">
                <text:p>0.198472405915</text:p>
              </table:table-cell>
              <table:table-cell office:value-type="float" office:value="0.0990621821629788">
                <text:p>0.0990621821629788</text:p>
              </table:table-cell>
              <table:table-cell office:value-type="float" office:value="0.199483">
                <text:p>0.199483</text:p>
              </table:table-cell>
              <table:table-cell office:value-type="float" office:value="0.100465">
                <text:p>0.100465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98502800308717">
                <text:p>0.198502800308717</text:p>
              </table:table-cell>
              <table:table-cell office:value-type="float" office:value="0.0989737062232257">
                <text:p>0.0989737062232257</text:p>
              </table:table-cell>
              <table:table-cell office:value-type="float" office:value="0.199514">
                <text:p>0.199514</text:p>
              </table:table-cell>
              <table:table-cell office:value-type="float" office:value="0.100438">
                <text:p>0.100438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98531407419738">
                <text:p>0.198531407419738</text:p>
              </table:table-cell>
              <table:table-cell office:value-type="float" office:value="0.0988841424280327">
                <text:p>0.0988841424280327</text:p>
              </table:table-cell>
              <table:table-cell office:value-type="float" office:value="0.199542">
                <text:p>0.199542</text:p>
              </table:table-cell>
              <table:table-cell office:value-type="float" office:value="0.100412">
                <text:p>0.10041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98558382181382">
                <text:p>0.198558382181382</text:p>
              </table:table-cell>
              <table:table-cell office:value-type="float" office:value="0.0987957009210493">
                <text:p>0.0987957009210493</text:p>
              </table:table-cell>
              <table:table-cell office:value-type="float" office:value="0.199569">
                <text:p>0.199569</text:p>
              </table:table-cell>
              <table:table-cell office:value-type="float" office:value="0.100388">
                <text:p>0.100388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98583886971003">
                <text:p>0.198583886971003</text:p>
              </table:table-cell>
              <table:table-cell office:value-type="float" office:value="0.0987111711146066">
                <text:p>0.0987111711146066</text:p>
              </table:table-cell>
              <table:table-cell office:value-type="float" office:value="0.199594">
                <text:p>0.199594</text:p>
              </table:table-cell>
              <table:table-cell office:value-type="float" office:value="0.100365">
                <text:p>0.100365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9860809298">
                <text:p>0.19860809298</text:p>
              </table:table-cell>
              <table:table-cell office:value-type="float" office:value="0.0986339612473535">
                <text:p>0.0986339612473535</text:p>
              </table:table-cell>
              <table:table-cell office:value-type="float" office:value="0.199618">
                <text:p>0.199618</text:p>
              </table:table-cell>
              <table:table-cell office:value-type="float" office:value="0.100344">
                <text:p>0.100344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98631181583837">
                <text:p>0.198631181583837</text:p>
              </table:table-cell>
              <table:table-cell office:value-type="float" office:value="0.0985681379419006">
                <text:p>0.0985681379419006</text:p>
              </table:table-cell>
              <table:table-cell office:value-type="float" office:value="0.19964">
                <text:p>0.19964</text:p>
              </table:table-cell>
              <table:table-cell office:value-type="float" office:value="0.100324">
                <text:p>0.100324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98653345712058">
                <text:p>0.198653345712058</text:p>
              </table:table-cell>
              <table:table-cell office:value-type="float" office:value="0.0985184657624576">
                <text:p>0.0985184657624576</text:p>
              </table:table-cell>
              <table:table-cell office:value-type="float" office:value="0.199661">
                <text:p>0.199661</text:p>
              </table:table-cell>
              <table:table-cell office:value-type="float" office:value="0.100305">
                <text:p>0.100305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98674791218302">
                <text:p>0.198674791218302</text:p>
              </table:table-cell>
              <table:table-cell office:value-type="float" office:value="0.0984904467724746">
                <text:p>0.0984904467724746</text:p>
              </table:table-cell>
              <table:table-cell office:value-type="float" office:value="0.199681">
                <text:p>0.199681</text:p>
              </table:table-cell>
              <table:table-cell office:value-type="float" office:value="0.100287">
                <text:p>0.100287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98695738250323">
                <text:p>0.198695738250323</text:p>
              </table:table-cell>
              <table:table-cell office:value-type="float" office:value="0.0984903600922818">
                <text:p>0.0984903600922818</text:p>
              </table:table-cell>
              <table:table-cell office:value-type="float" office:value="0.1997">
                <text:p>0.1997</text:p>
              </table:table-cell>
              <table:table-cell office:value-type="float" office:value="0.10027">
                <text:p>0.10027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9871642262">
                <text:p>0.19871642262</text:p>
              </table:table-cell>
              <table:table-cell office:value-type="float" office:value="0.0985253014567286">
                <text:p>0.0985253014567286</text:p>
              </table:table-cell>
              <table:table-cell office:value-type="float" office:value="0.199717">
                <text:p>0.199717</text:p>
              </table:table-cell>
              <table:table-cell office:value-type="float" office:value="0.100255">
                <text:p>0.100255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98737097173357">
                <text:p>0.198737097173357</text:p>
              </table:table-cell>
              <table:table-cell office:value-type="float" office:value="0.0986032227728256">
                <text:p>0.0986032227728256</text:p>
              </table:table-cell>
              <table:table-cell office:value-type="float" office:value="0.199734">
                <text:p>0.199734</text:p>
              </table:table-cell>
              <table:table-cell office:value-type="float" office:value="0.10024">
                <text:p>0.10024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98758033160578">
                <text:p>0.198758033160578</text:p>
              </table:table-cell>
              <table:table-cell office:value-type="float" office:value="0.0987329716773826">
                <text:p>0.0987329716773826</text:p>
              </table:table-cell>
              <table:table-cell office:value-type="float" office:value="0.199749">
                <text:p>0.199749</text:p>
              </table:table-cell>
              <table:table-cell office:value-type="float" office:value="0.100226">
                <text:p>0.100226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98779521606022">
                <text:p>0.198779521606022</text:p>
              </table:table-cell>
              <table:table-cell office:value-type="float" office:value="0.0989243310946496">
                <text:p>0.0989243310946496</text:p>
              </table:table-cell>
              <table:table-cell office:value-type="float" office:value="0.199764">
                <text:p>0.199764</text:p>
              </table:table-cell>
              <table:table-cell office:value-type="float" office:value="0.100212">
                <text:p>0.10021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778">
                <text:p>0.199778</text:p>
              </table:table-cell>
              <table:table-cell office:value-type="float" office:value="0.1002">
                <text:p>0.100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791">
                <text:p>0.199791</text:p>
              </table:table-cell>
              <table:table-cell office:value-type="float" office:value="0.100188">
                <text:p>0.100188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803">
                <text:p>0.199803</text:p>
              </table:table-cell>
              <table:table-cell office:value-type="float" office:value="0.100177">
                <text:p>0.100177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815">
                <text:p>0.199815</text:p>
              </table:table-cell>
              <table:table-cell office:value-type="float" office:value="0.100167">
                <text:p>0.100167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825">
                <text:p>0.199825</text:p>
              </table:table-cell>
              <table:table-cell office:value-type="float" office:value="0.100157">
                <text:p>0.100157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836">
                <text:p>0.199836</text:p>
              </table:table-cell>
              <table:table-cell office:value-type="float" office:value="0.100148">
                <text:p>0.100148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845">
                <text:p>0.199845</text:p>
              </table:table-cell>
              <table:table-cell office:value-type="float" office:value="0.100139">
                <text:p>0.100139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854">
                <text:p>0.199854</text:p>
              </table:table-cell>
              <table:table-cell office:value-type="float" office:value="0.100131">
                <text:p>0.100131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863">
                <text:p>0.199863</text:p>
              </table:table-cell>
              <table:table-cell office:value-type="float" office:value="0.100123">
                <text:p>0.100123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871">
                <text:p>0.199871</text:p>
              </table:table-cell>
              <table:table-cell office:value-type="float" office:value="0.100116">
                <text:p>0.100116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878">
                <text:p>0.199878</text:p>
              </table:table-cell>
              <table:table-cell office:value-type="float" office:value="0.100109">
                <text:p>0.100109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886">
                <text:p>0.199886</text:p>
              </table:table-cell>
              <table:table-cell office:value-type="float" office:value="0.100103">
                <text:p>0.100103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892">
                <text:p>0.199892</text:p>
              </table:table-cell>
              <table:table-cell office:value-type="float" office:value="0.100097">
                <text:p>0.100097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899">
                <text:p>0.199899</text:p>
              </table:table-cell>
              <table:table-cell office:value-type="float" office:value="0.100091">
                <text:p>0.100091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04">
                <text:p>0.199904</text:p>
              </table:table-cell>
              <table:table-cell office:value-type="float" office:value="0.100086">
                <text:p>0.100086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1">
                <text:p>0.19991</text:p>
              </table:table-cell>
              <table:table-cell office:value-type="float" office:value="0.100081">
                <text:p>0.100081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15">
                <text:p>0.199915</text:p>
              </table:table-cell>
              <table:table-cell office:value-type="float" office:value="0.100076">
                <text:p>0.100076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2">
                <text:p>0.19992</text:p>
              </table:table-cell>
              <table:table-cell office:value-type="float" office:value="0.100072">
                <text:p>0.10007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25">
                <text:p>0.199925</text:p>
              </table:table-cell>
              <table:table-cell office:value-type="float" office:value="0.100068">
                <text:p>0.100068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29">
                <text:p>0.199929</text:p>
              </table:table-cell>
              <table:table-cell office:value-type="float" office:value="0.100064">
                <text:p>0.100064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33">
                <text:p>0.199933</text:p>
              </table:table-cell>
              <table:table-cell office:value-type="float" office:value="0.10006">
                <text:p>0.10006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37">
                <text:p>0.199937</text:p>
              </table:table-cell>
              <table:table-cell office:value-type="float" office:value="0.100056">
                <text:p>0.100056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41">
                <text:p>0.199941</text:p>
              </table:table-cell>
              <table:table-cell office:value-type="float" office:value="0.100053">
                <text:p>0.100053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44">
                <text:p>0.199944</text:p>
              </table:table-cell>
              <table:table-cell office:value-type="float" office:value="0.10005">
                <text:p>0.10005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48">
                <text:p>0.199948</text:p>
              </table:table-cell>
              <table:table-cell office:value-type="float" office:value="0.100047">
                <text:p>0.100047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51">
                <text:p>0.199951</text:p>
              </table:table-cell>
              <table:table-cell office:value-type="float" office:value="0.100044">
                <text:p>0.100044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54">
                <text:p>0.199954</text:p>
              </table:table-cell>
              <table:table-cell office:value-type="float" office:value="0.100042">
                <text:p>0.10004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56">
                <text:p>0.199956</text:p>
              </table:table-cell>
              <table:table-cell office:value-type="float" office:value="0.100039">
                <text:p>0.100039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59">
                <text:p>0.199959</text:p>
              </table:table-cell>
              <table:table-cell office:value-type="float" office:value="0.100037">
                <text:p>0.100037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61">
                <text:p>0.199961</text:p>
              </table:table-cell>
              <table:table-cell office:value-type="float" office:value="0.100035">
                <text:p>0.100035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64">
                <text:p>0.199964</text:p>
              </table:table-cell>
              <table:table-cell office:value-type="float" office:value="0.100033">
                <text:p>0.100033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66">
                <text:p>0.199966</text:p>
              </table:table-cell>
              <table:table-cell office:value-type="float" office:value="0.100031">
                <text:p>0.100031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68">
                <text:p>0.199968</text:p>
              </table:table-cell>
              <table:table-cell office:value-type="float" office:value="0.100029">
                <text:p>0.100029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7">
                <text:p>0.19997</text:p>
              </table:table-cell>
              <table:table-cell office:value-type="float" office:value="0.100027">
                <text:p>0.100027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71">
                <text:p>0.199971</text:p>
              </table:table-cell>
              <table:table-cell office:value-type="float" office:value="0.100026">
                <text:p>0.100026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73">
                <text:p>0.199973</text:p>
              </table:table-cell>
              <table:table-cell office:value-type="float" office:value="0.100024">
                <text:p>0.100024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75">
                <text:p>0.199975</text:p>
              </table:table-cell>
              <table:table-cell office:value-type="float" office:value="0.100023">
                <text:p>0.100023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76">
                <text:p>0.199976</text:p>
              </table:table-cell>
              <table:table-cell office:value-type="float" office:value="0.100022">
                <text:p>0.10002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77">
                <text:p>0.199977</text:p>
              </table:table-cell>
              <table:table-cell office:value-type="float" office:value="0.10002">
                <text:p>0.1000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79">
                <text:p>0.199979</text:p>
              </table:table-cell>
              <table:table-cell office:value-type="float" office:value="0.100019">
                <text:p>0.100019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8">
                <text:p>0.19998</text:p>
              </table:table-cell>
              <table:table-cell office:value-type="float" office:value="0.100018">
                <text:p>0.100018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81">
                <text:p>0.199981</text:p>
              </table:table-cell>
              <table:table-cell office:value-type="float" office:value="0.100017">
                <text:p>0.100017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82">
                <text:p>0.199982</text:p>
              </table:table-cell>
              <table:table-cell office:value-type="float" office:value="0.100016">
                <text:p>0.100016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83">
                <text:p>0.199983</text:p>
              </table:table-cell>
              <table:table-cell office:value-type="float" office:value="0.100015">
                <text:p>0.100015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84">
                <text:p>0.199984</text:p>
              </table:table-cell>
              <table:table-cell office:value-type="float" office:value="0.100014">
                <text:p>0.100014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85">
                <text:p>0.199985</text:p>
              </table:table-cell>
              <table:table-cell office:value-type="float" office:value="0.100013">
                <text:p>0.100013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86">
                <text:p>0.199986</text:p>
              </table:table-cell>
              <table:table-cell office:value-type="float" office:value="0.100013">
                <text:p>0.100013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87">
                <text:p>0.199987</text:p>
              </table:table-cell>
              <table:table-cell office:value-type="float" office:value="0.100012">
                <text:p>0.10001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88">
                <text:p>0.199988</text:p>
              </table:table-cell>
              <table:table-cell office:value-type="float" office:value="0.100011">
                <text:p>0.100011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88">
                <text:p>0.199988</text:p>
              </table:table-cell>
              <table:table-cell office:value-type="float" office:value="0.10001">
                <text:p>0.10001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